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1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884cm"/>
    </style:style>
    <style:style style:name="co7" style:family="table-column">
      <style:table-column-properties fo:break-before="auto" style:column-width="3.399cm"/>
    </style:style>
    <style:style style:name="co8" style:family="table-column">
      <style:table-column-properties fo:break-before="auto" style:column-width="3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0000ff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007f00"/>
    </style:style>
    <style:style style:name="ce21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0066"/>
    </style:style>
    <style:style style:name="ce9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8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float" office:value="124.30466" calcext:value-type="float">
            <text:p>124.30466</text:p>
          </table:table-cell>
          <table:table-cell office:value-type="string" calcext:value-type="string">
            <text:p>Original Min</text:p>
          </table:table-cell>
          <table:table-cell table:formula="of:=MIN([.A$1:.A$1048576])" office:value-type="float" office:value="108.58483" calcext:value-type="float">
            <text:p>108.58483</text:p>
          </table:table-cell>
          <table:table-cell/>
          <table:table-cell table:formula="of:=[.$C$4] + ([.$C$5] - [.$C$4]) * (([.A1] - [.$C$1]) / ([.$C$2] - [.$C$1]))" office:value-type="float" office:value="-0.499741721639042" calcext:value-type="float">
            <text:p>-0.4997417216390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table:style-name="ce7" table:formula="of:= SQRT( SUM([.K$1:.K$1048576]) ) / COUNT([.K$1:.K$1048576])" office:value-type="float" office:value="0.0405945038280128" calcext:value-type="float">
            <text:p>0.04059450382801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9" table:formula="of:=RAND()" office:value-type="float" office:value="0.467220278977998" calcext:value-type="float">
            <text:p>0.467220278977998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RAND()" office:value-type="float" office:value="0.864869530003347" calcext:value-type="float">
            <text:p>0.864869530003347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.65499" calcext:value-type="float">
            <text:p>123.65499</text:p>
          </table:table-cell>
          <table:table-cell office:value-type="string" calcext:value-type="string">
            <text:p>Original Max</text:p>
          </table:table-cell>
          <table:table-cell table:formula="of:=MAX([.A$1:.A$1048576])" office:value-type="float" office:value="60972.4912822272" calcext:value-type="float">
            <text:p>60972.4912822272</text:p>
          </table:table-cell>
          <table:table-cell/>
          <table:table-cell table:formula="of:=[.$C$4] + ([.$C$5] - [.$C$4]) * (([.A2] - [.$C$1]) / ([.$C$2] - [.$C$1]))" office:value-type="float" office:value="-0.499752395781368" calcext:value-type="float">
            <text:p>-0.499752395781368</text:p>
          </table:table-cell>
          <table:table-cell/>
          <table:table-cell table:style-name="ce15" office:value-type="float" office:value="-0.499741721639042" calcext:value-type="float">
            <text:p>-0.499741721639042</text:p>
          </table:table-cell>
          <table:table-cell table:style-name="ce17" table:formula="of:=TANH( [.G1]*[.Q1] + [.G2]*[.Q2] + [.G3]*[.Q3] + [.G4]*[.Q4] + [.G5]*[.Q5] + [.G6]*[.Q6] + [.G7]*[.Q7] + [.G8]*[.Q8] + [.G9]*[.Q9] + [.G10]*[.Q10] + [.G11]*[.Q11] + [.G12]*[.Q12] + [.G13]*[.Q13] + [.G14]*[.Q14] + [.G15]*[.Q15] + [.G16]*[.Q16] + [.G17]*[.Q17] + [.G18]*[.Q18] + [.G19]*[.Q19] + [.G20]*[.Q20] + [.G21]*[.Q21] )" office:value-type="float" office:value="-0.999836276161887" calcext:value-type="float">
            <text:p>-0.999836276161887</text:p>
          </table:table-cell>
          <table:table-cell table:style-name="ce19" table:formula="of:=TANH( [.H1]*[.S1] + [.H2]*[.S2] + [.H3]*[.S3] + [.H4]*[.S4] + [.H5]*[.S5] + [.H6]*[.S6] + [.H7]*[.S7] + [.H8]*[.S8] + [.H9]*[.S9] + [.H10]*[.S10] + [.H11]*[.S11] + [.H12]*[.S12] + [.H13]*[.S13] + [.H14]*[.S14] + [.H15]*[.S15] + [.H16]*[.S16] + [.H17]*[.S17] + [.H18]*[.S18] + [.H19]*[.S19] + [.H20]*[.S20] + [.H21]*[.S21] + [.H22]*[.S22] + [.H23]*[.S23] + [.H24]*[.S24] )" office:value-type="float" office:value="-0.99999999937436" calcext:value-type="float">
            <text:p>-0.99999999937436</text:p>
          </table:table-cell>
          <table:table-cell table:style-name="ce20" office:value-type="float" office:value="-0.499149676663613" calcext:value-type="float">
            <text:p>-0.499149676663613</text:p>
          </table:table-cell>
          <table:table-cell table:style-name="ce21" table:formula="of:= ([.J2]-[.I2]) * ([.J2]-[.I2])" office:value-type="float" office:value="0.25085104575946" calcext:value-type="float">
            <text:p>0.25085104575946</text:p>
          </table:table-cell>
          <table:table-cell table:number-columns-repeated="3"/>
          <table:table-cell table:style-name="ce8" office:value-type="float" office:value="124.30466" calcext:value-type="float">
            <text:p>124.30466</text:p>
          </table:table-cell>
          <table:table-cell table:style-name="ce2" table:formula="of:=[.$C$4] + ([.$C$5] - [.$C$4]) * (([.O2] - [.$C$1]) / ([.$C$2] - [.$C$1]))" office:value-type="float" office:value="-0.499741721639042" calcext:value-type="float">
            <text:p>-0.499741721639042</text:p>
          </table:table-cell>
          <table:table-cell table:style-name="ce9" table:formula="of:=RAND()" office:value-type="float" office:value="0.470468357813044" calcext:value-type="float">
            <text:p>0.470468357813044</text:p>
          </table:table-cell>
          <table:table-cell table:style-name="ce3" table:formula="of:=TANH( [.$P$1]*[.Q1] + [.$P$2]*[.Q2] + [.$P$3]*[.Q3] + [.$P$4]*[.Q4] + [.$P$5]*[.Q5] + [.$P$6]*[.Q6] + [.$P$7]*[.Q7] + [.$P$8]*[.Q8] + [.$P$9]*[.Q9] + [.$P$10]*[.Q10] + [.$P$11]*[.Q11] + [.$P$12]*[.Q12] + [.$P$13]*[.Q13] + [.$P$14]*[.Q14] + [.$P$15]*[.Q15] + [.$P$16]*[.Q16] + [.$P$17]*[.Q17] + [.$P$18]*[.Q18] + [.$P$19]*[.Q19] + [.$P$20]*[.Q20] + [.$P$21]+[.Q21])" office:value-type="float" office:value="-0.99943979799318" calcext:value-type="float">
            <text:p>-0.99943979799318</text:p>
          </table:table-cell>
          <table:table-cell table:style-name="ce9" table:formula="of:=RAND()" office:value-type="float" office:value="0.0460358373541674" calcext:value-type="float">
            <text:p>0.046035837354168</text:p>
          </table:table-cell>
          <table:table-cell table:style-name="ce4" table:formula="of:=TANH( [.$R$1]*[.S1] + [.$R$2]*[.S2] + [.$R$3]*[.S3] + [.$R$4]*[.S4] + [.$R$5]*[.S5] + [.$R$6]*[.S6] + [.$R$7]*[.S7] + [.$R$8]*[.S8] + [.$R$9]*[.S9] + [.$R$10]*[.S10] + [.$R$11]*[.S11] + [.$R$12]*[.S12] + [.$R$13]*[.S13] + [.$R$14]*[.S14] + [.$R$15]*[.S15] + [.$R$16]*[.S16] + [.$R$17]*[.S17] + [.$R$18]*[.S18] + [.$R$19]*[.S19] + [.$R$20]*[.S20] + [.$R$21]*[.S21] + [.$R$22]*[.S22] + [.$R$23]*[.S23] + [.$R$24]*[.S24])" office:value-type="float" office:value="-0.999999999372512" calcext:value-type="float">
            <text:p>-0.999999999372512</text:p>
          </table:table-cell>
          <table:table-cell table:style-name="ce10" table:formula="of:=[.$C$1] + ([.$C$2] - [.$C$1]) * (([.T2] - [.$C$4]) / ([.$C$5] - [.$C$4]))" office:value-type="float" office:value="-30323.3683579222" calcext:value-type="float">
            <text:p>-30323.3683579222</text:p>
          </table:table-cell>
        </table:table-row>
        <table:table-row table:style-name="ro1">
          <table:table-cell office:value-type="float" office:value="125.455" calcext:value-type="float">
            <text:p>125.455</text:p>
          </table:table-cell>
          <table:table-cell table:number-columns-repeated="3"/>
          <table:table-cell table:formula="of:=[.$C$4] + ([.$C$5] - [.$C$4]) * (([.A3] - [.$C$1]) / ([.$C$2] - [.$C$1]))" office:value-type="float" office:value="-0.499722821439119" calcext:value-type="float">
            <text:p>-0.499722821439119</text:p>
          </table:table-cell>
          <table:table-cell/>
          <table:table-cell table:style-name="ce15" office:value-type="float" office:value="-0.499752395781368" calcext:value-type="float">
            <text:p>-0.499752395781368</text:p>
          </table:table-cell>
          <table:table-cell table:style-name="ce17" table:formula="of:=TANH( [.G1]*[.Q22] + [.G2]*[.Q23] + [.G3]*[.Q24] + [.G4]*[.Q25] + [.G5]*[.Q26] + [.G6]*[.Q27] + [.G7]*[.Q28] + [.G8]*[.Q29] + [.G9]*[.Q30] + [.G10]*[.Q31] + [.G11]*[.Q32] + [.G12]*[.Q33] + [.G13]*[.Q34] + [.G14]*[.Q35] + [.G15]*[.Q36] + [.G16]*[.Q37] + [.G17]*[.Q38] + [.G18]*[.Q39] + [.G19]*[.Q40] + [.G20]*[.Q41] + [.G21]*[.Q42] )" office:value-type="float" office:value="-0.99857472980946" calcext:value-type="float">
            <text:p>-0.99857472980946</text:p>
          </table:table-cell>
          <table:table-cell table:style-name="ce19" table:formula="of:=TANH( [.H1]*[.S25] + [.H2]*[.S26] + [.H3]*[.S27] + [.H4]*[.S28] + [.H5]*[.S29] + [.H6]*[.S30] + [.H7]*[.S31] + [.H8]*[.S32] + [.H9]*[.S33] + [.H10]*[.S34] + [.H11]*[.S35] + [.H12]*[.S36] + [.H13]*[.S37] + [.H14]*[.S38] + [.H15]*[.S39] + [.H16]*[.S40] + [.H17]*[.S41] + [.H18]*[.S42] + [.H19]*[.S43] + [.H20]*[.S44] + [.H21]*[.S45] + [.H22]*[.S46] + [.H23]*[.S47] + [.H24]*[.S48] )" office:value-type="float" office:value="-0.99999999608242" calcext:value-type="float">
            <text:p>-0.99999999608242</text:p>
          </table:table-cell>
          <table:table-cell table:style-name="ce20" office:value-type="float" office:value="-0.499084347961731" calcext:value-type="float">
            <text:p>-0.499084347961731</text:p>
          </table:table-cell>
          <table:table-cell table:style-name="ce21" table:formula="of:= ([.J3]-[.I3]) * ([.J3]-[.I3])" office:value-type="float" office:value="0.25091648653217" calcext:value-type="float">
            <text:p>0.25091648653217</text:p>
          </table:table-cell>
          <table:table-cell table:number-columns-repeated="3"/>
          <table:table-cell table:style-name="ce8" office:value-type="float" office:value="123.65499" calcext:value-type="float">
            <text:p>123.65499</text:p>
          </table:table-cell>
          <table:table-cell table:style-name="ce2" table:formula="of:=[.$C$4] + ([.$C$5] - [.$C$4]) * (([.O3] - [.$C$1]) / ([.$C$2] - [.$C$1]))" office:value-type="float" office:value="-0.499752395781368" calcext:value-type="float">
            <text:p>-0.499752395781368</text:p>
          </table:table-cell>
          <table:table-cell table:style-name="ce9" table:formula="of:=RAND()" office:value-type="float" office:value="0.469978089261006" calcext:value-type="float">
            <text:p>0.469978089261006</text:p>
          </table:table-cell>
          <table:table-cell table:style-name="ce3" table:formula="of:=TANH( [.$P$1]*[.Q22] + [.$P$2]*[.Q23] + [.$P$3]*[.Q24] + [.$P$4]*[.Q25] + [.$P$5]*[.Q26] + [.$P$6]*[.Q27] + [.$P$7]*[.Q28] + [.$P$8]*[.Q29] + [.$P$9]*[.Q30] + [.$P$10]*[.Q31] + [.$P$11]*[.Q32] + [.$P$12]*[.Q33] + [.$P$13]*[.Q34] + [.$P$14]*[.Q35] + [.$P$15]*[.Q36] + [.$P$16]*[.Q37] + [.$P$17]*[.Q38] + [.$P$18]*[.Q39] + [.$P$19]*[.Q40] + [.$P$20]*[.Q41] + [.$P$21]+[.Q42])" office:value-type="float" office:value="-0.997517125655914" calcext:value-type="float">
            <text:p>-0.997517125655914</text:p>
          </table:table-cell>
          <table:table-cell table:style-name="ce9" table:formula="of:=RAND()" office:value-type="float" office:value="0.859696793328356" calcext:value-type="float">
            <text:p>0.859696793328356</text:p>
          </table:table-cell>
          <table:table-cell table:style-name="ce4" table:formula="of:=TANH( [.$R$1]*[.S25] + [.$R$2]*[.S26] + [.$R$3]*[.S27] + [.$R$4]*[.S28] + [.$R$5]*[.S29] + [.$R$6]*[.S30] + [.$R$7]*[.S31] + [.$R$8]*[.S32] + [.$R$9]*[.S33] + [.$R$10]*[.S34] + [.$R$11]*[.S35] + [.$R$12]*[.S36] + [.$R$13]*[.S37] + [.$R$14]*[.S38] + [.$R$15]*[.S39] + [.$R$16]*[.S40] + [.$R$17]*[.S41] + [.$R$18]*[.S42] + [.$R$19]*[.S43] + [.$R$20]*[.S44] + [.$R$21]*[.S45] + [.$R$22]*[.S46] + [.$R$23]*[.S47] + [.$R$24]*[.S48])" office:value-type="float" office:value="-0.999999996080757" calcext:value-type="float">
            <text:p>-0.999999996080757</text:p>
          </table:table-cell>
          <table:table-cell table:style-name="ce10" table:formula="of:=[.$C$1] + ([.$C$2] - [.$C$1]) * (([.T3] - [.$C$4]) / ([.$C$5] - [.$C$4]))" office:value-type="float" office:value="-30323.3681575732" calcext:value-type="float">
            <text:p>-30323.3681575732</text:p>
          </table:table-cell>
        </table:table-row>
        <table:table-row table:style-name="ro1">
          <table:table-cell office:value-type="float" office:value="108.58483" calcext:value-type="float">
            <text:p>108.58483</text:p>
          </table:table-cell>
          <table:table-cell office:value-type="string" calcext:value-type="string">
            <text:p>Normalized Min</text:p>
          </table:table-cell>
          <table:table-cell office:value-type="float" office:value="-0.5" calcext:value-type="float">
            <text:p>-0.5</text:p>
          </table:table-cell>
          <table:table-cell table:style-name="ce11"/>
          <table:table-cell table:formula="of:=[.$C$4] + ([.$C$5] - [.$C$4]) * (([.A4] - [.$C$1]) / ([.$C$2] - [.$C$1]))" office:value-type="float" office:value="-0.5" calcext:value-type="float">
            <text:p>-0.5</text:p>
          </table:table-cell>
          <table:table-cell/>
          <table:table-cell table:style-name="ce15" office:value-type="float" office:value="-0.499722821439119" calcext:value-type="float">
            <text:p>-0.499722821439119</text:p>
          </table:table-cell>
          <table:table-cell table:style-name="ce17" table:formula="of:=TANH( [.G1]*[.Q43] + [.G2]*[.Q44] + [.G3]*[.Q45] + [.G4]*[.Q46] + [.G5]*[.Q47] + [.G6]*[.Q48] + [.G7]*[.Q49] + [.G8]*[.Q50] + [.G9]*[.Q51] + [.G10]*[.Q52] + [.G11]*[.Q53] + [.G12]*[.Q54] + [.G13]*[.Q55] + [.G14]*[.Q56] + [.G15]*[.Q57] + [.G16]*[.Q58] + [.G17]*[.Q59] + [.G18]*[.Q60] + [.G19]*[.Q61] + [.G20]*[.Q62] + [.G21]*[.Q63] )" office:value-type="float" office:value="-0.999798908380076" calcext:value-type="float">
            <text:p>-0.999798908380076</text:p>
          </table:table-cell>
          <table:table-cell table:style-name="ce19" table:formula="of:=TANH( [.H1]*[.S49] + [.H2]*[.S50] + [.H3]*[.S51] + [.H4]*[.S52] + [.H5]*[.S53] + [.H6]*[.S54] + [.H7]*[.S55] + [.H8]*[.S56] + [.H9]*[.S57] + [.H10]*[.S58] + [.H11]*[.S59] + [.H12]*[.S60] + [.H13]*[.S61] + [.H14]*[.S62] + [.H15]*[.S63] + [.H16]*[.S64] + [.H17]*[.S65] + [.H18]*[.S66] + [.H19]*[.S67] + [.H20]*[.S68] + [.H21]*[.S69] + [.H22]*[.S70] + [.H23]*[.S71] + [.H24]*[.S72] )" office:value-type="float" office:value="-0.999999972600287" calcext:value-type="float">
            <text:p>-0.999999972600287</text:p>
          </table:table-cell>
          <table:table-cell table:style-name="ce20" office:value-type="float" office:value="-0.498865526318883" calcext:value-type="float">
            <text:p>-0.498865526318883</text:p>
          </table:table-cell>
          <table:table-cell table:style-name="ce21" table:formula="of:= ([.J4]-[.I4]) * ([.J4]-[.I4])" office:value-type="float" office:value="0.251135733249769" calcext:value-type="float">
            <text:p>0.251135733249769</text:p>
          </table:table-cell>
          <table:table-cell table:number-columns-repeated="3"/>
          <table:table-cell table:style-name="ce8" office:value-type="float" office:value="125.455" calcext:value-type="float">
            <text:p>125.455</text:p>
          </table:table-cell>
          <table:table-cell table:style-name="ce2" table:formula="of:=[.$C$4] + ([.$C$5] - [.$C$4]) * (([.O4] - [.$C$1]) / ([.$C$2] - [.$C$1]))" office:value-type="float" office:value="-0.499722821439119" calcext:value-type="float">
            <text:p>-0.499722821439119</text:p>
          </table:table-cell>
          <table:table-cell table:style-name="ce9" table:formula="of:=RAND()" office:value-type="float" office:value="0.183369819522733" calcext:value-type="float">
            <text:p>0.183369819522733</text:p>
          </table:table-cell>
          <table:table-cell table:style-name="ce3" table:formula="of:=TANH( [.$P$1]*[.Q43] + [.$P$2]*[.Q44] + [.$P$3]*[.Q45] + [.$P$4]*[.Q46] + [.$P$5]*[.Q47] + [.$P$6]*[.Q48] + [.$P$7]*[.Q49] + [.$P$8]*[.Q50] + [.$P$9]*[.Q51] + [.$P$10]*[.Q52] + [.$P$11]*[.Q53] + [.$P$12]*[.Q54] + [.$P$13]*[.Q55] + [.$P$14]*[.Q56] + [.$P$15]*[.Q57] + [.$P$16]*[.Q58] + [.$P$17]*[.Q59] + [.$P$18]*[.Q60] + [.$P$19]*[.Q61] + [.$P$20]*[.Q62] + [.$P$21]+[.Q63])" office:value-type="float" office:value="-0.99963700193649" calcext:value-type="float">
            <text:p>-0.99963700193649</text:p>
          </table:table-cell>
          <table:table-cell table:style-name="ce9" table:formula="of:=RAND()" office:value-type="float" office:value="0.506414257635884" calcext:value-type="float">
            <text:p>0.506414257635884</text:p>
          </table:table-cell>
          <table:table-cell table:style-name="ce4" table:formula="of:=TANH( [.$R$1]*[.S49] + [.$R$2]*[.S50] + [.$R$3]*[.S51] + [.$R$4]*[.S52] + [.$R$5]*[.S53] + [.$R$6]*[.S54] + [.$R$7]*[.S55] + [.$R$8]*[.S56] + [.$R$9]*[.S57] + [.$R$10]*[.S58] + [.$R$11]*[.S59] + [.$R$12]*[.S60] + [.$R$13]*[.S61] + [.$R$14]*[.S62] + [.$R$15]*[.S63] + [.$R$16]*[.S64] + [.$R$17]*[.S65] + [.$R$18]*[.S66] + [.$R$19]*[.S67] + [.$R$20]*[.S68] + [.$R$21]*[.S69] + [.$R$22]*[.S70] + [.$R$23]*[.S71] + [.$R$24]*[.S72])" office:value-type="float" office:value="-0.999999972600157" calcext:value-type="float">
            <text:p>-0.999999972600157</text:p>
          </table:table-cell>
          <table:table-cell table:style-name="ce10" table:formula="of:=[.$C$1] + ([.$C$2] - [.$C$1]) * (([.T4] - [.$C$4]) / ([.$C$5] - [.$C$4]))" office:value-type="float" office:value="-30323.3667284521" calcext:value-type="float">
            <text:p>-30323.3667284521</text:p>
          </table:table-cell>
        </table:table-row>
        <table:table-row table:style-name="ro1">
          <table:table-cell office:value-type="float" office:value="118.67466" calcext:value-type="float">
            <text:p>118.67466</text:p>
          </table:table-cell>
          <table:table-cell office:value-type="string" calcext:value-type="string">
            <text:p>Normalized Max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C$4] + ([.$C$5] - [.$C$4]) * (([.A5] - [.$C$1]) / ([.$C$2] - [.$C$1]))" office:value-type="float" office:value="-0.499834223095622" calcext:value-type="float">
            <text:p>-0.499834223095622</text:p>
          </table:table-cell>
          <table:table-cell/>
          <table:table-cell table:style-name="ce15" office:value-type="float" office:value="-0.5" calcext:value-type="float">
            <text:p>-0.5</text:p>
          </table:table-cell>
          <table:table-cell table:style-name="ce17" table:formula="of:=TANH( [.G1]*[.Q64] + [.G2]*[.Q65] + [.G3]*[.Q66] + [.G4]*[.Q67] + [.G5]*[.Q68] + [.G6]*[.Q69] + [.G7]*[.Q70] + [.G8]*[.Q71] + [.G9]*[.Q72] + [.G10]*[.Q73] + [.G11]*[.Q74] + [.G12]*[.Q75] + [.G13]*[.Q76] + [.G14]*[.Q77] + [.G15]*[.Q78] + [.G16]*[.Q79] + [.G17]*[.Q80] + [.G18]*[.Q81] + [.G19]*[.Q82] + [.G20]*[.Q83] + [.G21]*[.Q84] )" office:value-type="float" office:value="-0.999758462335979" calcext:value-type="float">
            <text:p>-0.999758462335979</text:p>
          </table:table-cell>
          <table:table-cell table:number-columns-repeated="6"/>
          <table:table-cell table:style-name="ce8" office:value-type="float" office:value="108.58483" calcext:value-type="float">
            <text:p>108.58483</text:p>
          </table:table-cell>
          <table:table-cell table:style-name="ce2" table:formula="of:=[.$C$4] + ([.$C$5] - [.$C$4]) * (([.O5] - [.$C$1]) / ([.$C$2] - [.$C$1]))" office:value-type="float" office:value="-0.5" calcext:value-type="float">
            <text:p>-0.5</text:p>
          </table:table-cell>
          <table:table-cell table:style-name="ce9" table:formula="of:=RAND()" office:value-type="float" office:value="0.315214001821301" calcext:value-type="float">
            <text:p>0.315214001821301</text:p>
          </table:table-cell>
          <table:table-cell table:style-name="ce3" table:formula="of:=TANH( [.$P$1]*[.Q64] + [.$P$2]*[.Q65] + [.$P$3]*[.Q66] + [.$P$4]*[.Q67] + [.$P$5]*[.Q68] + [.$P$6]*[.Q69] + [.$P$7]*[.Q70] + [.$P$8]*[.Q71] + [.$P$9]*[.Q72] + [.$P$10]*[.Q73] + [.$P$11]*[.Q74] + [.$P$12]*[.Q75] + [.$P$13]*[.Q76] + [.$P$14]*[.Q77] + [.$P$15]*[.Q78] + [.$P$16]*[.Q79] + [.$P$17]*[.Q80] + [.$P$18]*[.Q81] + [.$P$19]*[.Q82] + [.$P$20]*[.Q83] + [.$P$21]+[.Q84])" office:value-type="float" office:value="-0.99983117117227" calcext:value-type="float">
            <text:p>-0.99983117117227</text:p>
          </table:table-cell>
          <table:table-cell table:style-name="ce9" table:formula="of:=RAND()" office:value-type="float" office:value="0.628843511649276" calcext:value-type="float">
            <text:p>0.628843511649276</text:p>
          </table:table-cell>
          <table:table-cell table:number-columns-repeated="2"/>
        </table:table-row>
        <table:table-row table:style-name="ro1">
          <table:table-cell office:value-type="float" office:value="121.33866" calcext:value-type="float">
            <text:p>121.33866</text:p>
          </table:table-cell>
          <table:table-cell table:number-columns-repeated="3"/>
          <table:table-cell table:formula="of:=[.$C$4] + ([.$C$5] - [.$C$4]) * (([.A6] - [.$C$1]) / ([.$C$2] - [.$C$1]))" office:value-type="float" office:value="-0.49979045331226" calcext:value-type="float">
            <text:p>-0.49979045331226</text:p>
          </table:table-cell>
          <table:table-cell/>
          <table:table-cell table:style-name="ce15" office:value-type="float" office:value="-0.499834223095622" calcext:value-type="float">
            <text:p>-0.499834223095622</text:p>
          </table:table-cell>
          <table:table-cell table:style-name="ce17" table:formula="of:=TANH( [.G1]*[.Q85] + [.G2]*[.Q86] + [.G3]*[.Q87] + [.G4]*[.Q88] + [.G5]*[.Q89] + [.G6]*[.Q90] + [.G7]*[.Q91] + [.G8]*[.Q92] + [.G9]*[.Q93] + [.G10]*[.Q94] + [.G11]*[.Q95] + [.G12]*[.Q96] + [.G13]*[.Q97] + [.G14]*[.Q98] + [.G15]*[.Q99] + [.G16]*[.Q100] + [.G17]*[.Q101] + [.G18]*[.Q102] + [.G19]*[.Q103] + [.G20]*[.Q104] + [.G21]*[.Q105] )" office:value-type="float" office:value="-0.99845944644963" calcext:value-type="float">
            <text:p>-0.99845944644963</text:p>
          </table:table-cell>
          <table:table-cell table:number-columns-repeated="6"/>
          <table:table-cell table:style-name="ce8" office:value-type="float" office:value="118.67466" calcext:value-type="float">
            <text:p>118.67466</text:p>
          </table:table-cell>
          <table:table-cell table:style-name="ce2" table:formula="of:=[.$C$4] + ([.$C$5] - [.$C$4]) * (([.O6] - [.$C$1]) / ([.$C$2] - [.$C$1]))" office:value-type="float" office:value="-0.499834223095622" calcext:value-type="float">
            <text:p>-0.499834223095622</text:p>
          </table:table-cell>
          <table:table-cell table:style-name="ce9" table:formula="of:=RAND()" office:value-type="float" office:value="0.595961693468277" calcext:value-type="float">
            <text:p>0.595961693468277</text:p>
          </table:table-cell>
          <table:table-cell table:style-name="ce3" table:formula="of:=TANH( [.$P$1]*[.Q85] + [.$P$2]*[.Q86] + [.$P$3]*[.Q87] + [.$P$4]*[.Q88] + [.$P$5]*[.Q89] + [.$P$6]*[.Q90] + [.$P$7]*[.Q91] + [.$P$8]*[.Q92] + [.$P$9]*[.Q93] + [.$P$10]*[.Q94] + [.$P$11]*[.Q95] + [.$P$12]*[.Q96] + [.$P$13]*[.Q97] + [.$P$14]*[.Q98] + [.$P$15]*[.Q99] + [.$P$16]*[.Q100] + [.$P$17]*[.Q101] + [.$P$18]*[.Q102] + [.$P$19]*[.Q103] + [.$P$20]*[.Q104] + [.$P$21]+[.Q105])" office:value-type="float" office:value="-0.999247720050836" calcext:value-type="float">
            <text:p>-0.999247720050836</text:p>
          </table:table-cell>
          <table:table-cell table:style-name="ce9" table:formula="of:=RAND()" office:value-type="float" office:value="0.942902983680072" calcext:value-type="float">
            <text:p>0.942902983680072</text:p>
          </table:table-cell>
          <table:table-cell table:number-columns-repeated="2"/>
        </table:table-row>
        <table:table-row table:style-name="ro1">
          <table:table-cell office:value-type="float" office:value="120.65533" calcext:value-type="float">
            <text:p>120.65533</text:p>
          </table:table-cell>
          <table:table-cell office:value-type="string" calcext:value-type="string">
            <text:p>Input Siz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C$4] + ([.$C$5] - [.$C$4]) * (([.A7] - [.$C$1]) / ([.$C$2] - [.$C$1]))" office:value-type="float" office:value="-0.499801680491714" calcext:value-type="float">
            <text:p>-0.499801680491714</text:p>
          </table:table-cell>
          <table:table-cell/>
          <table:table-cell table:style-name="ce15" office:value-type="float" office:value="-0.49979045331226" calcext:value-type="float">
            <text:p>-0.49979045331226</text:p>
          </table:table-cell>
          <table:table-cell table:style-name="ce17" table:formula="of:=TANH( [.G1]*[.Q106] + [.G2]*[.Q107] + [.G3]*[.Q108] + [.G4]*[.Q109] + [.G5]*[.Q110] + [.G6]*[.Q111] + [.G7]*[.Q112] + [.G8]*[.Q113] + [.G9]*[.Q114] + [.G10]*[.Q115] + [.G11]*[.Q116] + [.G12]*[.Q117] + [.G13]*[.Q118] + [.G14]*[.Q119] + [.G15]*[.Q120] + [.G16]*[.Q121] + [.G17]*[.Q122] + [.G18]*[.Q123] + [.G19]*[.Q124] + [.G20]*[.Q125] + [.G21]*[.Q126] )" office:value-type="float" office:value="-0.999590704871746" calcext:value-type="float">
            <text:p>-0.999590704871746</text:p>
          </table:table-cell>
          <table:table-cell table:number-columns-repeated="6"/>
          <table:table-cell table:style-name="ce8" office:value-type="float" office:value="121.33866" calcext:value-type="float">
            <text:p>121.33866</text:p>
          </table:table-cell>
          <table:table-cell table:style-name="ce2" table:formula="of:=[.$C$4] + ([.$C$5] - [.$C$4]) * (([.O7] - [.$C$1]) / ([.$C$2] - [.$C$1]))" office:value-type="float" office:value="-0.49979045331226" calcext:value-type="float">
            <text:p>-0.49979045331226</text:p>
          </table:table-cell>
          <table:table-cell table:style-name="ce9" table:formula="of:=RAND()" office:value-type="float" office:value="0.0122563519418814" calcext:value-type="float">
            <text:p>0.012256351941882</text:p>
          </table:table-cell>
          <table:table-cell table:style-name="ce3" table:formula="of:=TANH( [.$P$1]*[.Q106] + [.$P$2]*[.Q107] + [.$P$3]*[.Q108] + [.$P$4]*[.Q109] + [.$P$5]*[.Q110] + [.$P$6]*[.Q111] + [.$P$7]*[.Q112] + [.$P$8]*[.Q113] + [.$P$9]*[.Q114] + [.$P$10]*[.Q115] + [.$P$11]*[.Q116] + [.$P$12]*[.Q117] + [.$P$13]*[.Q118] + [.$P$14]*[.Q119] + [.$P$15]*[.Q120] + [.$P$16]*[.Q121] + [.$P$17]*[.Q122] + [.$P$18]*[.Q123] + [.$P$19]*[.Q124] + [.$P$20]*[.Q125] + [.$P$21]+[.Q126])" office:value-type="float" office:value="-0.999505820374203" calcext:value-type="float">
            <text:p>-0.999505820374203</text:p>
          </table:table-cell>
          <table:table-cell table:style-name="ce9" table:formula="of:=RAND()" office:value-type="float" office:value="0.126146921930773" calcext:value-type="float">
            <text:p>0.126146921930773</text:p>
          </table:table-cell>
          <table:table-cell table:number-columns-repeated="2"/>
        </table:table-row>
        <table:table-row table:style-name="ro1">
          <table:table-cell office:value-type="float" office:value="121.795" calcext:value-type="float">
            <text:p>121.795</text:p>
          </table:table-cell>
          <table:table-cell office:value-type="string" calcext:value-type="string">
            <text:p>Hidden Size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$C$4] + ([.$C$5] - [.$C$4]) * (([.A8] - [.$C$1]) / ([.$C$2] - [.$C$1]))" office:value-type="float" office:value="-0.499782955600946" calcext:value-type="float">
            <text:p>-0.499782955600946</text:p>
          </table:table-cell>
          <table:table-cell/>
          <table:table-cell table:style-name="ce15" office:value-type="float" office:value="-0.499801680491714" calcext:value-type="float">
            <text:p>-0.499801680491714</text:p>
          </table:table-cell>
          <table:table-cell table:style-name="ce17" table:formula="of:=TANH( [.G1]*[.Q127] + [.G2]*[.Q128] + [.G3]*[.Q129] + [.G4]*[.Q130] + [.G5]*[.Q131] + [.G6]*[.Q132] + [.G7]*[.Q133] + [.G8]*[.Q134] + [.G9]*[.Q135] + [.G10]*[.Q136] + [.G11]*[.Q137] + [.G12]*[.Q138] + [.G13]*[.Q139] + [.G14]*[.Q140] + [.G15]*[.Q141] + [.G16]*[.Q142] + [.G17]*[.Q143] + [.G18]*[.Q144] + [.G19]*[.Q145] + [.G20]*[.Q146] + [.G21]*[.Q147] )" office:value-type="float" office:value="-0.999848792256819" calcext:value-type="float">
            <text:p>-0.999848792256819</text:p>
          </table:table-cell>
          <table:table-cell table:number-columns-repeated="6"/>
          <table:table-cell table:style-name="ce8" office:value-type="float" office:value="120.65533" calcext:value-type="float">
            <text:p>120.65533</text:p>
          </table:table-cell>
          <table:table-cell table:style-name="ce2" table:formula="of:=[.$C$4] + ([.$C$5] - [.$C$4]) * (([.O8] - [.$C$1]) / ([.$C$2] - [.$C$1]))" office:value-type="float" office:value="-0.499801680491714" calcext:value-type="float">
            <text:p>-0.499801680491714</text:p>
          </table:table-cell>
          <table:table-cell table:style-name="ce9" table:formula="of:=RAND()" office:value-type="float" office:value="0.103677511835753" calcext:value-type="float">
            <text:p>0.103677511835753</text:p>
          </table:table-cell>
          <table:table-cell table:style-name="ce3" table:formula="of:=TANH( [.$P$1]*[.Q127] + [.$P$2]*[.Q128] + [.$P$3]*[.Q129] + [.$P$4]*[.Q130] + [.$P$5]*[.Q131] + [.$P$6]*[.Q132] + [.$P$7]*[.Q133] + [.$P$8]*[.Q134] + [.$P$9]*[.Q135] + [.$P$10]*[.Q136] + [.$P$11]*[.Q137] + [.$P$12]*[.Q138] + [.$P$13]*[.Q139] + [.$P$14]*[.Q140] + [.$P$15]*[.Q141] + [.$P$16]*[.Q142] + [.$P$17]*[.Q143] + [.$P$18]*[.Q144] + [.$P$19]*[.Q145] + [.$P$20]*[.Q146] + [.$P$21]+[.Q147])" office:value-type="float" office:value="-0.999533189379491" calcext:value-type="float">
            <text:p>-0.999533189379491</text:p>
          </table:table-cell>
          <table:table-cell table:style-name="ce9" table:formula="of:=RAND()" office:value-type="float" office:value="0.663789237887495" calcext:value-type="float">
            <text:p>0.663789237887495</text:p>
          </table:table-cell>
          <table:table-cell table:number-columns-repeated="2"/>
        </table:table-row>
        <table:table-row table:style-name="ro1">
          <table:table-cell office:value-type="float" office:value="123.033" calcext:value-type="float">
            <text:p>123.033</text:p>
          </table:table-cell>
          <table:table-cell office:value-type="string" calcext:value-type="string">
            <text:p>Output Size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C$4] + ([.$C$5] - [.$C$4]) * (([.A9] - [.$C$1]) / ([.$C$2] - [.$C$1]))" office:value-type="float" office:value="-0.499762615138558" calcext:value-type="float">
            <text:p>-0.499762615138558</text:p>
          </table:table-cell>
          <table:table-cell/>
          <table:table-cell table:style-name="ce15" office:value-type="float" office:value="-0.499782955600946" calcext:value-type="float">
            <text:p>-0.499782955600946</text:p>
          </table:table-cell>
          <table:table-cell table:style-name="ce17" table:formula="of:=TANH( [.G1]*[.Q148] + [.G2]*[.Q149] + [.G3]*[.Q150] + [.G4]*[.Q151] + [.G5]*[.Q152] + [.G6]*[.Q153] + [.G7]*[.Q154] + [.G8]*[.Q155] + [.G9]*[.Q156] + [.G10]*[.Q157] + [.G11]*[.Q158] + [.G12]*[.Q159] + [.G13]*[.Q160] + [.G14]*[.Q161] + [.G15]*[.Q162] + [.G16]*[.Q163] + [.G17]*[.Q164] + [.G18]*[.Q165] + [.G19]*[.Q166] + [.G20]*[.Q167] + [.G21]*[.Q168] )" office:value-type="float" office:value="-0.999487722443578" calcext:value-type="float">
            <text:p>-0.999487722443578</text:p>
          </table:table-cell>
          <table:table-cell table:number-columns-repeated="6"/>
          <table:table-cell table:style-name="ce8" office:value-type="float" office:value="121.795" calcext:value-type="float">
            <text:p>121.795</text:p>
          </table:table-cell>
          <table:table-cell table:style-name="ce2" table:formula="of:=[.$C$4] + ([.$C$5] - [.$C$4]) * (([.O9] - [.$C$1]) / ([.$C$2] - [.$C$1]))" office:value-type="float" office:value="-0.499782955600946" calcext:value-type="float">
            <text:p>-0.499782955600946</text:p>
          </table:table-cell>
          <table:table-cell table:style-name="ce9" table:formula="of:=RAND()" office:value-type="float" office:value="0.849377389776672" calcext:value-type="float">
            <text:p>0.849377389776672</text:p>
          </table:table-cell>
          <table:table-cell table:style-name="ce3" table:formula="of:=TANH( [.$P$1]*[.Q148] + [.$P$2]*[.Q149] + [.$P$3]*[.Q150] + [.$P$4]*[.Q151] + [.$P$5]*[.Q152] + [.$P$6]*[.Q153] + [.$P$7]*[.Q154] + [.$P$8]*[.Q155] + [.$P$9]*[.Q156] + [.$P$10]*[.Q157] + [.$P$11]*[.Q158] + [.$P$12]*[.Q159] + [.$P$13]*[.Q160] + [.$P$14]*[.Q161] + [.$P$15]*[.Q162] + [.$P$16]*[.Q163] + [.$P$17]*[.Q164] + [.$P$18]*[.Q165] + [.$P$19]*[.Q166] + [.$P$20]*[.Q167] + [.$P$21]+[.Q168])" office:value-type="float" office:value="-0.998657592908588" calcext:value-type="float">
            <text:p>-0.998657592908588</text:p>
          </table:table-cell>
          <table:table-cell table:style-name="ce9" table:formula="of:=RAND()" office:value-type="float" office:value="0.869969185500928" calcext:value-type="float">
            <text:p>0.869969185500928</text:p>
          </table:table-cell>
          <table:table-cell table:number-columns-repeated="2"/>
        </table:table-row>
        <table:table-row table:style-name="ro1">
          <table:table-cell office:value-type="float" office:value="124.049" calcext:value-type="float">
            <text:p>124.049</text:p>
          </table:table-cell>
          <table:table-cell table:number-columns-repeated="3"/>
          <table:table-cell table:formula="of:=[.$C$4] + ([.$C$5] - [.$C$4]) * (([.A10] - [.$C$1]) / ([.$C$2] - [.$C$1]))" office:value-type="float" office:value="-0.499745922158116" calcext:value-type="float">
            <text:p>-0.499745922158116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1]*[.Q169] + [.G2]*[.Q170] + [.G3]*[.Q171] + [.G4]*[.Q172] + [.G5]*[.Q173] + [.G6]*[.Q174] + [.G7]*[.Q175] + [.G8]*[.Q176] + [.G9]*[.Q177] + [.G10]*[.Q178] + [.G11]*[.Q179] + [.G12]*[.Q180] + [.G13]*[.Q181] + [.G14]*[.Q182] + [.G15]*[.Q183] + [.G16]*[.Q184] + [.G17]*[.Q185] + [.G18]*[.Q186] + [.G19]*[.Q187] + [.G20]*[.Q188] + [.G21]*[.Q189] )" office:value-type="float" office:value="-0.999897033510515" calcext:value-type="float">
            <text:p>-0.999897033510515</text:p>
          </table:table-cell>
          <table:table-cell table:number-columns-repeated="6"/>
          <table:table-cell table:style-name="ce8" office:value-type="float" office:value="123.033" calcext:value-type="float">
            <text:p>123.033</text:p>
          </table:table-cell>
          <table:table-cell table:style-name="ce2" table:formula="of:=[.$C$4] + ([.$C$5] - [.$C$4]) * (([.O10] - [.$C$1]) / ([.$C$2] - [.$C$1]))" office:value-type="float" office:value="-0.499762615138558" calcext:value-type="float">
            <text:p>-0.499762615138558</text:p>
          </table:table-cell>
          <table:table-cell table:style-name="ce9" table:formula="of:=RAND()" office:value-type="float" office:value="0.376797969746542" calcext:value-type="float">
            <text:p>0.376797969746542</text:p>
          </table:table-cell>
          <table:table-cell table:style-name="ce3" table:formula="of:=TANH( [.$P$1]*[.Q169] + [.$P$2]*[.Q170] + [.$P$3]*[.Q171] + [.$P$4]*[.Q172] + [.$P$5]*[.Q173] + [.$P$6]*[.Q174] + [.$P$7]*[.Q175] + [.$P$8]*[.Q176] + [.$P$9]*[.Q177] + [.$P$10]*[.Q178] + [.$P$11]*[.Q179] + [.$P$12]*[.Q180] + [.$P$13]*[.Q181] + [.$P$14]*[.Q182] + [.$P$15]*[.Q183] + [.$P$16]*[.Q184] + [.$P$17]*[.Q185] + [.$P$18]*[.Q186] + [.$P$19]*[.Q187] + [.$P$20]*[.Q188] + [.$P$21]+[.Q189])" office:value-type="float" office:value="-0.999890729486128" calcext:value-type="float">
            <text:p>-0.999890729486128</text:p>
          </table:table-cell>
          <table:table-cell table:style-name="ce9" table:formula="of:=RAND()" office:value-type="float" office:value="0.183846158509364" calcext:value-type="float">
            <text:p>0.183846158509364</text:p>
          </table:table-cell>
          <table:table-cell table:number-columns-repeated="2"/>
        </table:table-row>
        <table:table-row table:style-name="ro1">
          <table:table-cell office:value-type="float" office:value="125.96116" calcext:value-type="float">
            <text:p>125.96116</text:p>
          </table:table-cell>
          <table:table-cell office:value-type="string" calcext:value-type="string">
            <text:p>Total Values</text:p>
          </table:table-cell>
          <table:table-cell table:formula="of:=COUNT([.A$1:.A$1048576])" office:value-type="float" office:value="2727" calcext:value-type="float">
            <text:p>2727</text:p>
          </table:table-cell>
          <table:table-cell/>
          <table:table-cell table:formula="of:=[.$C$4] + ([.$C$5] - [.$C$4]) * (([.A11] - [.$C$1]) / ([.$C$2] - [.$C$1]))" office:value-type="float" office:value="-0.499714505180281" calcext:value-type="float">
            <text:p>-0.499714505180281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1]*[.Q190] + [.G2]*[.Q191] + [.G3]*[.Q192] + [.G4]*[.Q193] + [.G5]*[.Q194] + [.G6]*[.Q195] + [.G7]*[.Q196] + [.G8]*[.Q197] + [.G9]*[.Q198] + [.G10]*[.Q199] + [.G11]*[.Q200] + [.G12]*[.Q201] + [.G13]*[.Q202] + [.G14]*[.Q203] + [.G15]*[.Q204] + [.G16]*[.Q205] + [.G17]*[.Q206] + [.G18]*[.Q207] + [.G19]*[.Q208] + [.G20]*[.Q209] + [.G21]*[.Q210] )" office:value-type="float" office:value="-0.999815623519164" calcext:value-type="float">
            <text:p>-0.999815623519164</text:p>
          </table:table-cell>
          <table:table-cell table:number-columns-repeated="6"/>
          <table:table-cell table:style-name="ce8" office:value-type="float" office:value="124.049" calcext:value-type="float">
            <text:p>124.049</text:p>
          </table:table-cell>
          <table:table-cell table:style-name="ce2" table:formula="of:=[.$C$4] + ([.$C$5] - [.$C$4]) * (([.O11] - [.$C$1]) / ([.$C$2] - [.$C$1]))" office:value-type="float" office:value="-0.499745922158116" calcext:value-type="float">
            <text:p>-0.499745922158116</text:p>
          </table:table-cell>
          <table:table-cell table:style-name="ce9" table:formula="of:=RAND()" office:value-type="float" office:value="0.479523215953353" calcext:value-type="float">
            <text:p>0.479523215953353</text:p>
          </table:table-cell>
          <table:table-cell table:style-name="ce3" table:formula="of:=TANH( [.$P$1]*[.Q190] + [.$P$2]*[.Q191] + [.$P$3]*[.Q192] + [.$P$4]*[.Q193] + [.$P$5]*[.Q194] + [.$P$6]*[.Q195] + [.$P$7]*[.Q196] + [.$P$8]*[.Q197] + [.$P$9]*[.Q198] + [.$P$10]*[.Q199] + [.$P$11]*[.Q200] + [.$P$12]*[.Q201] + [.$P$13]*[.Q202] + [.$P$14]*[.Q203] + [.$P$15]*[.Q204] + [.$P$16]*[.Q205] + [.$P$17]*[.Q206] + [.$P$18]*[.Q207] + [.$P$19]*[.Q208] + [.$P$20]*[.Q209] + [.$P$21]+[.Q210])" office:value-type="float" office:value="-0.999804960412593" calcext:value-type="float">
            <text:p>-0.999804960412593</text:p>
          </table:table-cell>
          <table:table-cell table:style-name="ce9" table:formula="of:=RAND()" office:value-type="float" office:value="0.538409140780153" calcext:value-type="float">
            <text:p>0.538409140780153</text:p>
          </table:table-cell>
          <table:table-cell table:number-columns-repeated="2"/>
        </table:table-row>
        <table:table-row table:style-name="ro1">
          <table:table-cell office:value-type="float" office:value="125.27966" calcext:value-type="float">
            <text:p>125.27966</text:p>
          </table:table-cell>
          <table:table-cell office:value-type="string" calcext:value-type="string">
            <text:p>Progress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$C$4] + ([.$C$5] - [.$C$4]) * (([.A12] - [.$C$1]) / ([.$C$2] - [.$C$1]))" office:value-type="float" office:value="-0.499725702292653" calcext:value-type="float">
            <text:p>-0.499725702292653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1]*[.Q211] + [.G2]*[.Q212] + [.G3]*[.Q213] + [.G4]*[.Q214] + [.G5]*[.Q215] + [.G6]*[.Q216] + [.G7]*[.Q217] + [.G8]*[.Q218] + [.G9]*[.Q219] + [.G10]*[.Q220] + [.G11]*[.Q221] + [.G12]*[.Q222] + [.G13]*[.Q223] + [.G14]*[.Q224] + [.G15]*[.Q225] + [.G16]*[.Q226] + [.G17]*[.Q227] + [.G18]*[.Q228] + [.G19]*[.Q229] + [.G20]*[.Q230] + [.G21]*[.Q231] )" office:value-type="float" office:value="-0.998278080761285" calcext:value-type="float">
            <text:p>-0.998278080761285</text:p>
          </table:table-cell>
          <table:table-cell table:number-columns-repeated="6"/>
          <table:table-cell table:style-name="ce8" office:value-type="float" office:value="125.96116" calcext:value-type="float">
            <text:p>125.96116</text:p>
          </table:table-cell>
          <table:table-cell table:style-name="ce2" table:formula="of:=[.$C$4] + ([.$C$5] - [.$C$4]) * (([.O12] - [.$C$1]) / ([.$C$2] - [.$C$1]))" office:value-type="float" office:value="-0.499714505180281" calcext:value-type="float">
            <text:p>-0.499714505180281</text:p>
          </table:table-cell>
          <table:table-cell table:style-name="ce9" table:formula="of:=RAND()" office:value-type="float" office:value="0.52414817488615" calcext:value-type="float">
            <text:p>0.52414817488615</text:p>
          </table:table-cell>
          <table:table-cell table:style-name="ce3" table:formula="of:=TANH( [.$P$1]*[.Q211] + [.$P$2]*[.Q212] + [.$P$3]*[.Q213] + [.$P$4]*[.Q214] + [.$P$5]*[.Q215] + [.$P$6]*[.Q216] + [.$P$7]*[.Q217] + [.$P$8]*[.Q218] + [.$P$9]*[.Q219] + [.$P$10]*[.Q220] + [.$P$11]*[.Q221] + [.$P$12]*[.Q222] + [.$P$13]*[.Q223] + [.$P$14]*[.Q224] + [.$P$15]*[.Q225] + [.$P$16]*[.Q226] + [.$P$17]*[.Q227] + [.$P$18]*[.Q228] + [.$P$19]*[.Q229] + [.$P$20]*[.Q230] + [.$P$21]+[.Q231])" office:value-type="float" office:value="-0.998750363972654" calcext:value-type="float">
            <text:p>-0.998750363972654</text:p>
          </table:table-cell>
          <table:table-cell table:style-name="ce9" table:formula="of:=RAND()" office:value-type="float" office:value="0.427377949639429" calcext:value-type="float">
            <text:p>0.427377949639429</text:p>
          </table:table-cell>
          <table:table-cell table:number-columns-repeated="2"/>
        </table:table-row>
        <table:table-row table:style-name="ro1">
          <table:table-cell office:value-type="float" office:value="125.9275" calcext:value-type="float">
            <text:p>125.9275</text:p>
          </table:table-cell>
          <table:table-cell table:number-columns-repeated="3"/>
          <table:table-cell table:formula="of:=[.$C$4] + ([.$C$5] - [.$C$4]) * (([.A13] - [.$C$1]) / ([.$C$2] - [.$C$1]))" office:value-type="float" office:value="-0.499715058217408" calcext:value-type="float">
            <text:p>-0.499715058217408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1]*[.Q232] + [.G2]*[.Q233] + [.G3]*[.Q234] + [.G4]*[.Q235] + [.G5]*[.Q236] + [.G6]*[.Q237] + [.G7]*[.Q238] + [.G8]*[.Q239] + [.G9]*[.Q240] + [.G10]*[.Q241] + [.G11]*[.Q242] + [.G12]*[.Q243] + [.G13]*[.Q244] + [.G14]*[.Q245] + [.G15]*[.Q246] + [.G16]*[.Q247] + [.G17]*[.Q248] + [.G18]*[.Q249] + [.G19]*[.Q250] + [.G20]*[.Q251] + [.G21]*[.Q252] )" office:value-type="float" office:value="-0.99995659645274" calcext:value-type="float">
            <text:p>-0.99995659645274</text:p>
          </table:table-cell>
          <table:table-cell table:number-columns-repeated="6"/>
          <table:table-cell table:style-name="ce8" office:value-type="float" office:value="125.27966" calcext:value-type="float">
            <text:p>125.27966</text:p>
          </table:table-cell>
          <table:table-cell table:style-name="ce2" table:formula="of:=[.$C$4] + ([.$C$5] - [.$C$4]) * (([.O13] - [.$C$1]) / ([.$C$2] - [.$C$1]))" office:value-type="float" office:value="-0.499725702292653" calcext:value-type="float">
            <text:p>-0.499725702292653</text:p>
          </table:table-cell>
          <table:table-cell table:style-name="ce9" table:formula="of:=RAND()" office:value-type="float" office:value="0.446593838472171" calcext:value-type="float">
            <text:p>0.446593838472171</text:p>
          </table:table-cell>
          <table:table-cell table:style-name="ce3" table:formula="of:=TANH( [.$P$1]*[.Q232] + [.$P$2]*[.Q233] + [.$P$3]*[.Q234] + [.$P$4]*[.Q235] + [.$P$5]*[.Q236] + [.$P$6]*[.Q237] + [.$P$7]*[.Q238] + [.$P$8]*[.Q239] + [.$P$9]*[.Q240] + [.$P$10]*[.Q241] + [.$P$11]*[.Q242] + [.$P$12]*[.Q243] + [.$P$13]*[.Q244] + [.$P$14]*[.Q245] + [.$P$15]*[.Q246] + [.$P$16]*[.Q247] + [.$P$17]*[.Q248] + [.$P$18]*[.Q249] + [.$P$19]*[.Q250] + [.$P$20]*[.Q251] + [.$P$21]+[.Q252])" office:value-type="float" office:value="-0.999686041458589" calcext:value-type="float">
            <text:p>-0.999686041458589</text:p>
          </table:table-cell>
          <table:table-cell table:style-name="ce9" table:formula="of:=RAND()" office:value-type="float" office:value="0.921017324257775" calcext:value-type="float">
            <text:p>0.921017324257775</text:p>
          </table:table-cell>
          <table:table-cell table:number-columns-repeated="2"/>
        </table:table-row>
        <table:table-row table:style-name="ro1">
          <table:table-cell office:value-type="float" office:value="126.38333" calcext:value-type="float">
            <text:p>126.38333</text:p>
          </table:table-cell>
          <table:table-cell table:number-columns-repeated="3"/>
          <table:table-cell table:formula="of:=[.$C$4] + ([.$C$5] - [.$C$4]) * (([.A14] - [.$C$1]) / ([.$C$2] - [.$C$1]))" office:value-type="float" office:value="-0.499707568885445" calcext:value-type="float">
            <text:p>-0.499707568885445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1]*[.Q253] + [.G2]*[.Q254] + [.G3]*[.Q255] + [.G4]*[.Q256] + [.G5]*[.Q257] + [.G6]*[.Q258] + [.G7]*[.Q259] + [.G8]*[.Q260] + [.G9]*[.Q261] + [.G10]*[.Q262] + [.G11]*[.Q263] + [.G12]*[.Q264] + [.G13]*[.Q265] + [.G14]*[.Q266] + [.G15]*[.Q267] + [.G16]*[.Q268] + [.G17]*[.Q269] + [.G18]*[.Q270] + [.G19]*[.Q271] + [.G20]*[.Q272] + [.G21]*[.Q273] )" office:value-type="float" office:value="-0.999989490547508" calcext:value-type="float">
            <text:p>-0.999989490547508</text:p>
          </table:table-cell>
          <table:table-cell table:number-columns-repeated="6"/>
          <table:table-cell table:style-name="ce8" office:value-type="float" office:value="125.9275" calcext:value-type="float">
            <text:p>125.9275</text:p>
          </table:table-cell>
          <table:table-cell table:style-name="ce2" table:formula="of:=[.$C$4] + ([.$C$5] - [.$C$4]) * (([.O14] - [.$C$1]) / ([.$C$2] - [.$C$1]))" office:value-type="float" office:value="-0.499715058217408" calcext:value-type="float">
            <text:p>-0.499715058217408</text:p>
          </table:table-cell>
          <table:table-cell table:style-name="ce9" table:formula="of:=RAND()" office:value-type="float" office:value="0.982038248795683" calcext:value-type="float">
            <text:p>0.982038248795683</text:p>
          </table:table-cell>
          <table:table-cell table:style-name="ce3" table:formula="of:=TANH( [.$P$1]*[.Q253] + [.$P$2]*[.Q254] + [.$P$3]*[.Q255] + [.$P$4]*[.Q256] + [.$P$5]*[.Q257] + [.$P$6]*[.Q258] + [.$P$7]*[.Q259] + [.$P$8]*[.Q260] + [.$P$9]*[.Q261] + [.$P$10]*[.Q262] + [.$P$11]*[.Q263] + [.$P$12]*[.Q264] + [.$P$13]*[.Q265] + [.$P$14]*[.Q266] + [.$P$15]*[.Q267] + [.$P$16]*[.Q268] + [.$P$17]*[.Q269] + [.$P$18]*[.Q270] + [.$P$19]*[.Q271] + [.$P$20]*[.Q272] + [.$P$21]+[.Q273])" office:value-type="float" office:value="-0.999988218339448" calcext:value-type="float">
            <text:p>-0.999988218339448</text:p>
          </table:table-cell>
          <table:table-cell table:style-name="ce9" table:formula="of:=RAND()" office:value-type="float" office:value="0.186794147030265" calcext:value-type="float">
            <text:p>0.186794147030265</text:p>
          </table:table-cell>
          <table:table-cell table:number-columns-repeated="2"/>
        </table:table-row>
        <table:table-row table:style-name="ro1">
          <table:table-cell office:value-type="float" office:value="135.24199" calcext:value-type="float">
            <text:p>135.24199</text:p>
          </table:table-cell>
          <table:table-cell table:number-columns-repeated="3"/>
          <table:table-cell table:formula="of:=[.$C$4] + ([.$C$5] - [.$C$4]) * (([.A15] - [.$C$1]) / ([.$C$2] - [.$C$1]))" office:value-type="float" office:value="-0.49956202022588" calcext:value-type="float">
            <text:p>-0.49956202022588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1]*[.Q274] + [.G2]*[.Q275] + [.G3]*[.Q276] + [.G4]*[.Q277] + [.G5]*[.Q278] + [.G6]*[.Q279] + [.G7]*[.Q280] + [.G8]*[.Q281] + [.G9]*[.Q282] + [.G10]*[.Q283] + [.G11]*[.Q284] + [.G12]*[.Q285] + [.G13]*[.Q286] + [.G14]*[.Q287] + [.G15]*[.Q288] + [.G16]*[.Q289] + [.G17]*[.Q290] + [.G18]*[.Q291] + [.G19]*[.Q292] + [.G20]*[.Q293] + [.G21]*[.Q294] )" office:value-type="float" office:value="-0.999953101067977" calcext:value-type="float">
            <text:p>-0.999953101067977</text:p>
          </table:table-cell>
          <table:table-cell table:number-columns-repeated="6"/>
          <table:table-cell table:style-name="ce8" office:value-type="float" office:value="126.38333" calcext:value-type="float">
            <text:p>126.38333</text:p>
          </table:table-cell>
          <table:table-cell table:style-name="ce2" table:formula="of:=[.$C$4] + ([.$C$5] - [.$C$4]) * (([.O15] - [.$C$1]) / ([.$C$2] - [.$C$1]))" office:value-type="float" office:value="-0.499707568885445" calcext:value-type="float">
            <text:p>-0.499707568885445</text:p>
          </table:table-cell>
          <table:table-cell table:style-name="ce9" table:formula="of:=RAND()" office:value-type="float" office:value="0.982767911896069" calcext:value-type="float">
            <text:p>0.982767911896069</text:p>
          </table:table-cell>
          <table:table-cell table:style-name="ce3" table:formula="of:=TANH( [.$P$1]*[.Q274] + [.$P$2]*[.Q275] + [.$P$3]*[.Q276] + [.$P$4]*[.Q277] + [.$P$5]*[.Q278] + [.$P$6]*[.Q279] + [.$P$7]*[.Q280] + [.$P$8]*[.Q281] + [.$P$9]*[.Q282] + [.$P$10]*[.Q283] + [.$P$11]*[.Q284] + [.$P$12]*[.Q285] + [.$P$13]*[.Q286] + [.$P$14]*[.Q287] + [.$P$15]*[.Q288] + [.$P$16]*[.Q289] + [.$P$17]*[.Q290] + [.$P$18]*[.Q291] + [.$P$19]*[.Q292] + [.$P$20]*[.Q293] + [.$P$21]+[.Q294])" office:value-type="float" office:value="-0.999666812470691" calcext:value-type="float">
            <text:p>-0.999666812470691</text:p>
          </table:table-cell>
          <table:table-cell table:style-name="ce9" table:formula="of:=RAND()" office:value-type="float" office:value="0.215382663009315" calcext:value-type="float">
            <text:p>0.215382663009315</text:p>
          </table:table-cell>
          <table:table-cell table:number-columns-repeated="2"/>
        </table:table-row>
        <table:table-row table:style-name="ro1">
          <table:table-cell office:value-type="float" office:value="133.20333" calcext:value-type="float">
            <text:p>133.20333</text:p>
          </table:table-cell>
          <table:table-cell table:number-columns-repeated="3"/>
          <table:table-cell table:formula="of:=[.$C$4] + ([.$C$5] - [.$C$4]) * (([.A16] - [.$C$1]) / ([.$C$2] - [.$C$1]))" office:value-type="float" office:value="-0.499595515611222" calcext:value-type="float">
            <text:p>-0.499595515611222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1]*[.Q295] + [.G2]*[.Q296] + [.G3]*[.Q297] + [.G4]*[.Q298] + [.G5]*[.Q299] + [.G6]*[.Q300] + [.G7]*[.Q301] + [.G8]*[.Q302] + [.G9]*[.Q303] + [.G10]*[.Q304] + [.G11]*[.Q305] + [.G12]*[.Q306] + [.G13]*[.Q307] + [.G14]*[.Q308] + [.G15]*[.Q309] + [.G16]*[.Q310] + [.G17]*[.Q311] + [.G18]*[.Q312] + [.G19]*[.Q313] + [.G20]*[.Q314] + [.G21]*[.Q315] )" office:value-type="float" office:value="-0.999718296955005" calcext:value-type="float">
            <text:p>-0.999718296955005</text:p>
          </table:table-cell>
          <table:table-cell table:number-columns-repeated="6"/>
          <table:table-cell table:style-name="ce8" office:value-type="float" office:value="135.24199" calcext:value-type="float">
            <text:p>135.24199</text:p>
          </table:table-cell>
          <table:table-cell table:style-name="ce2" table:formula="of:=[.$C$4] + ([.$C$5] - [.$C$4]) * (([.O16] - [.$C$1]) / ([.$C$2] - [.$C$1]))" office:value-type="float" office:value="-0.49956202022588" calcext:value-type="float">
            <text:p>-0.49956202022588</text:p>
          </table:table-cell>
          <table:table-cell table:style-name="ce9" table:formula="of:=RAND()" office:value-type="float" office:value="0.393548886810517" calcext:value-type="float">
            <text:p>0.393548886810517</text:p>
          </table:table-cell>
          <table:table-cell table:style-name="ce3" table:formula="of:=TANH( [.$P$1]*[.Q295] + [.$P$2]*[.Q296] + [.$P$3]*[.Q297] + [.$P$4]*[.Q298] + [.$P$5]*[.Q299] + [.$P$6]*[.Q300] + [.$P$7]*[.Q301] + [.$P$8]*[.Q302] + [.$P$9]*[.Q303] + [.$P$10]*[.Q304] + [.$P$11]*[.Q305] + [.$P$12]*[.Q306] + [.$P$13]*[.Q307] + [.$P$14]*[.Q308] + [.$P$15]*[.Q309] + [.$P$16]*[.Q310] + [.$P$17]*[.Q311] + [.$P$18]*[.Q312] + [.$P$19]*[.Q313] + [.$P$20]*[.Q314] + [.$P$21]+[.Q315])" office:value-type="float" office:value="-0.999626668376634" calcext:value-type="float">
            <text:p>-0.999626668376634</text:p>
          </table:table-cell>
          <table:table-cell table:style-name="ce9" table:formula="of:=RAND()" office:value-type="float" office:value="0.913306016425261" calcext:value-type="float">
            <text:p>0.913306016425261</text:p>
          </table:table-cell>
          <table:table-cell table:number-columns-repeated="2"/>
        </table:table-row>
        <table:table-row table:style-name="ro1">
          <table:table-cell office:value-type="float" office:value="142.76333" calcext:value-type="float">
            <text:p>142.76333</text:p>
          </table:table-cell>
          <table:table-cell table:number-columns-repeated="3"/>
          <table:table-cell table:formula="of:=[.$C$4] + ([.$C$5] - [.$C$4]) * (([.A17] - [.$C$1]) / ([.$C$2] - [.$C$1]))" office:value-type="float" office:value="-0.499438443866122" calcext:value-type="float">
            <text:p>-0.499438443866122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1]*[.Q316] + [.G2]*[.Q317] + [.G3]*[.Q318] + [.G4]*[.Q319] + [.G5]*[.Q320] + [.G6]*[.Q321] + [.G7]*[.Q322] + [.G8]*[.Q323] + [.G9]*[.Q324] + [.G10]*[.Q325] + [.G11]*[.Q326] + [.G12]*[.Q327] + [.G13]*[.Q328] + [.G14]*[.Q329] + [.G15]*[.Q330] + [.G16]*[.Q331] + [.G17]*[.Q332] + [.G18]*[.Q333] + [.G19]*[.Q334] + [.G20]*[.Q335] + [.G21]*[.Q336] )" office:value-type="float" office:value="-0.997614010453217" calcext:value-type="float">
            <text:p>-0.997614010453217</text:p>
          </table:table-cell>
          <table:table-cell table:number-columns-repeated="6"/>
          <table:table-cell table:style-name="ce8" office:value-type="float" office:value="133.20333" calcext:value-type="float">
            <text:p>133.20333</text:p>
          </table:table-cell>
          <table:table-cell table:style-name="ce2" table:formula="of:=[.$C$4] + ([.$C$5] - [.$C$4]) * (([.O17] - [.$C$1]) / ([.$C$2] - [.$C$1]))" office:value-type="float" office:value="-0.499595515611222" calcext:value-type="float">
            <text:p>-0.499595515611222</text:p>
          </table:table-cell>
          <table:table-cell table:style-name="ce9" table:formula="of:=RAND()" office:value-type="float" office:value="0.341643640929517" calcext:value-type="float">
            <text:p>0.341643640929517</text:p>
          </table:table-cell>
          <table:table-cell table:style-name="ce3" table:formula="of:=TANH( [.$P$1]*[.Q316] + [.$P$2]*[.Q317] + [.$P$3]*[.Q318] + [.$P$4]*[.Q319] + [.$P$5]*[.Q320] + [.$P$6]*[.Q321] + [.$P$7]*[.Q322] + [.$P$8]*[.Q323] + [.$P$9]*[.Q324] + [.$P$10]*[.Q325] + [.$P$11]*[.Q326] + [.$P$12]*[.Q327] + [.$P$13]*[.Q328] + [.$P$14]*[.Q329] + [.$P$15]*[.Q330] + [.$P$16]*[.Q331] + [.$P$17]*[.Q332] + [.$P$18]*[.Q333] + [.$P$19]*[.Q334] + [.$P$20]*[.Q335] + [.$P$21]+[.Q336])" office:value-type="float" office:value="-0.999023086661631" calcext:value-type="float">
            <text:p>-0.999023086661631</text:p>
          </table:table-cell>
          <table:table-cell table:style-name="ce9" table:formula="of:=RAND()" office:value-type="float" office:value="0.0991441571436376" calcext:value-type="float">
            <text:p>0.099144157143638</text:p>
          </table:table-cell>
          <table:table-cell table:number-columns-repeated="2"/>
        </table:table-row>
        <table:table-row table:style-name="ro1">
          <table:table-cell office:value-type="float" office:value="137.92333" calcext:value-type="float">
            <text:p>137.92333</text:p>
          </table:table-cell>
          <table:table-cell table:number-columns-repeated="3"/>
          <table:table-cell table:formula="of:=[.$C$4] + ([.$C$5] - [.$C$4]) * (([.A18] - [.$C$1]) / ([.$C$2] - [.$C$1]))" office:value-type="float" office:value="-0.499517965544604" calcext:value-type="float">
            <text:p>-0.499517965544604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1]*[.Q337] + [.G2]*[.Q338] + [.G3]*[.Q339] + [.G4]*[.Q340] + [.G5]*[.Q341] + [.G6]*[.Q342] + [.G7]*[.Q343] + [.G8]*[.Q344] + [.G9]*[.Q345] + [.G10]*[.Q346] + [.G11]*[.Q347] + [.G12]*[.Q348] + [.G13]*[.Q349] + [.G14]*[.Q350] + [.G15]*[.Q351] + [.G16]*[.Q352] + [.G17]*[.Q353] + [.G18]*[.Q354] + [.G19]*[.Q355] + [.G20]*[.Q356] + [.G21]*[.Q357] )" office:value-type="float" office:value="-0.999554301610081" calcext:value-type="float">
            <text:p>-0.999554301610081</text:p>
          </table:table-cell>
          <table:table-cell table:number-columns-repeated="6"/>
          <table:table-cell table:style-name="ce8" office:value-type="float" office:value="142.76333" calcext:value-type="float">
            <text:p>142.76333</text:p>
          </table:table-cell>
          <table:table-cell table:style-name="ce2" table:formula="of:=[.$C$4] + ([.$C$5] - [.$C$4]) * (([.O18] - [.$C$1]) / ([.$C$2] - [.$C$1]))" office:value-type="float" office:value="-0.499438443866122" calcext:value-type="float">
            <text:p>-0.499438443866122</text:p>
          </table:table-cell>
          <table:table-cell table:style-name="ce9" table:formula="of:=RAND()" office:value-type="float" office:value="0.673809752047289" calcext:value-type="float">
            <text:p>0.673809752047289</text:p>
          </table:table-cell>
          <table:table-cell table:style-name="ce3" table:formula="of:=TANH( [.$P$1]*[.Q337] + [.$P$2]*[.Q338] + [.$P$3]*[.Q339] + [.$P$4]*[.Q340] + [.$P$5]*[.Q341] + [.$P$6]*[.Q342] + [.$P$7]*[.Q343] + [.$P$8]*[.Q344] + [.$P$9]*[.Q345] + [.$P$10]*[.Q346] + [.$P$11]*[.Q347] + [.$P$12]*[.Q348] + [.$P$13]*[.Q349] + [.$P$14]*[.Q350] + [.$P$15]*[.Q351] + [.$P$16]*[.Q352] + [.$P$17]*[.Q353] + [.$P$18]*[.Q354] + [.$P$19]*[.Q355] + [.$P$20]*[.Q356] + [.$P$21]+[.Q357])" office:value-type="float" office:value="-0.999270314688169" calcext:value-type="float">
            <text:p>-0.999270314688169</text:p>
          </table:table-cell>
          <table:table-cell table:style-name="ce9" table:formula="of:=RAND()" office:value-type="float" office:value="0.598268931903971" calcext:value-type="float">
            <text:p>0.598268931903971</text:p>
          </table:table-cell>
          <table:table-cell table:number-columns-repeated="2"/>
        </table:table-row>
        <table:table-row table:style-name="ro1">
          <table:table-cell office:value-type="float" office:value="142.95166" calcext:value-type="float">
            <text:p>142.95166</text:p>
          </table:table-cell>
          <table:table-cell table:number-columns-repeated="3"/>
          <table:table-cell table:formula="of:=[.$C$4] + ([.$C$5] - [.$C$4]) * (([.A19] - [.$C$1]) / ([.$C$2] - [.$C$1]))" office:value-type="float" office:value="-0.499435349585604" calcext:value-type="float">
            <text:p>-0.499435349585604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1]*[.Q358] + [.G2]*[.Q359] + [.G3]*[.Q360] + [.G4]*[.Q361] + [.G5]*[.Q362] + [.G6]*[.Q363] + [.G7]*[.Q364] + [.G8]*[.Q365] + [.G9]*[.Q366] + [.G10]*[.Q367] + [.G11]*[.Q368] + [.G12]*[.Q369] + [.G13]*[.Q370] + [.G14]*[.Q371] + [.G15]*[.Q372] + [.G16]*[.Q373] + [.G17]*[.Q374] + [.G18]*[.Q375] + [.G19]*[.Q376] + [.G20]*[.Q377] + [.G21]*[.Q378] )" office:value-type="float" office:value="-0.998935664919803" calcext:value-type="float">
            <text:p>-0.998935664919803</text:p>
          </table:table-cell>
          <table:table-cell table:number-columns-repeated="6"/>
          <table:table-cell table:style-name="ce8" office:value-type="float" office:value="137.92333" calcext:value-type="float">
            <text:p>137.92333</text:p>
          </table:table-cell>
          <table:table-cell table:style-name="ce2" table:formula="of:=[.$C$4] + ([.$C$5] - [.$C$4]) * (([.O19] - [.$C$1]) / ([.$C$2] - [.$C$1]))" office:value-type="float" office:value="-0.499517965544604" calcext:value-type="float">
            <text:p>-0.499517965544604</text:p>
          </table:table-cell>
          <table:table-cell table:style-name="ce9" table:formula="of:=RAND()" office:value-type="float" office:value="0.410148319854591" calcext:value-type="float">
            <text:p>0.410148319854591</text:p>
          </table:table-cell>
          <table:table-cell table:style-name="ce3" table:formula="of:=TANH( [.$P$1]*[.Q358] + [.$P$2]*[.Q359] + [.$P$3]*[.Q360] + [.$P$4]*[.Q361] + [.$P$5]*[.Q362] + [.$P$6]*[.Q363] + [.$P$7]*[.Q364] + [.$P$8]*[.Q365] + [.$P$9]*[.Q366] + [.$P$10]*[.Q367] + [.$P$11]*[.Q368] + [.$P$12]*[.Q369] + [.$P$13]*[.Q370] + [.$P$14]*[.Q371] + [.$P$15]*[.Q372] + [.$P$16]*[.Q373] + [.$P$17]*[.Q374] + [.$P$18]*[.Q375] + [.$P$19]*[.Q376] + [.$P$20]*[.Q377] + [.$P$21]+[.Q378])" office:value-type="float" office:value="-0.999236929482442" calcext:value-type="float">
            <text:p>-0.999236929482442</text:p>
          </table:table-cell>
          <table:table-cell table:style-name="ce9" table:formula="of:=RAND()" office:value-type="float" office:value="0.841024377368499" calcext:value-type="float">
            <text:p>0.841024377368499</text:p>
          </table:table-cell>
          <table:table-cell table:number-columns-repeated="2"/>
        </table:table-row>
        <table:table-row table:style-name="ro1">
          <table:table-cell office:value-type="float" office:value="152.55183" calcext:value-type="float">
            <text:p>152.55183</text:p>
          </table:table-cell>
          <table:table-cell table:number-columns-repeated="3"/>
          <table:table-cell table:formula="of:=[.$C$4] + ([.$C$5] - [.$C$4]) * (([.A20] - [.$C$1]) / ([.$C$2] - [.$C$1]))" office:value-type="float" office:value="-0.499277617843434" calcext:value-type="float">
            <text:p>-0.499277617843434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1]*[.Q379] + [.G2]*[.Q380] + [.G3]*[.Q381] + [.G4]*[.Q382] + [.G5]*[.Q383] + [.G6]*[.Q384] + [.G7]*[.Q385] + [.G8]*[.Q386] + [.G9]*[.Q387] + [.G10]*[.Q388] + [.G11]*[.Q389] + [.G12]*[.Q390] + [.G13]*[.Q391] + [.G14]*[.Q392] + [.G15]*[.Q393] + [.G16]*[.Q394] + [.G17]*[.Q395] + [.G18]*[.Q396] + [.G19]*[.Q397] + [.G20]*[.Q398] + [.G21]*[.Q399] )" office:value-type="float" office:value="-0.999731496801613" calcext:value-type="float">
            <text:p>-0.999731496801613</text:p>
          </table:table-cell>
          <table:table-cell table:number-columns-repeated="6"/>
          <table:table-cell table:style-name="ce8" office:value-type="float" office:value="142.95166" calcext:value-type="float">
            <text:p>142.95166</text:p>
          </table:table-cell>
          <table:table-cell table:style-name="ce2" table:formula="of:=[.$C$4] + ([.$C$5] - [.$C$4]) * (([.O20] - [.$C$1]) / ([.$C$2] - [.$C$1]))" office:value-type="float" office:value="-0.499435349585604" calcext:value-type="float">
            <text:p>-0.499435349585604</text:p>
          </table:table-cell>
          <table:table-cell table:style-name="ce9" table:formula="of:=RAND()" office:value-type="float" office:value="0.997462456008136" calcext:value-type="float">
            <text:p>0.997462456008136</text:p>
          </table:table-cell>
          <table:table-cell table:style-name="ce3" table:formula="of:=TANH( [.$P$1]*[.Q379] + [.$P$2]*[.Q380] + [.$P$3]*[.Q381] + [.$P$4]*[.Q382] + [.$P$5]*[.Q383] + [.$P$6]*[.Q384] + [.$P$7]*[.Q385] + [.$P$8]*[.Q386] + [.$P$9]*[.Q387] + [.$P$10]*[.Q388] + [.$P$11]*[.Q389] + [.$P$12]*[.Q390] + [.$P$13]*[.Q391] + [.$P$14]*[.Q392] + [.$P$15]*[.Q393] + [.$P$16]*[.Q394] + [.$P$17]*[.Q395] + [.$P$18]*[.Q396] + [.$P$19]*[.Q397] + [.$P$20]*[.Q398] + [.$P$21]+[.Q399])" office:value-type="float" office:value="-0.999686746583849" calcext:value-type="float">
            <text:p>-0.999686746583849</text:p>
          </table:table-cell>
          <table:table-cell table:style-name="ce9" table:formula="of:=RAND()" office:value-type="float" office:value="0.206367861443057" calcext:value-type="float">
            <text:p>0.206367861443057</text:p>
          </table:table-cell>
          <table:table-cell table:number-columns-repeated="2"/>
        </table:table-row>
        <table:table-row table:style-name="ro1">
          <table:table-cell office:value-type="float" office:value="160.33883" calcext:value-type="float">
            <text:p>160.33883</text:p>
          </table:table-cell>
          <table:table-cell table:number-columns-repeated="3"/>
          <table:table-cell table:formula="of:=[.$C$4] + ([.$C$5] - [.$C$4]) * (([.A21] - [.$C$1]) / ([.$C$2] - [.$C$1]))" office:value-type="float" office:value="-0.499149676663613" calcext:value-type="float">
            <text:p>-0.499149676663613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1]*[.Q400] + [.G2]*[.Q401] + [.G3]*[.Q402] + [.G4]*[.Q403] + [.G5]*[.Q404] + [.G6]*[.Q405] + [.G7]*[.Q406] + [.G8]*[.Q407] + [.G9]*[.Q408] + [.G10]*[.Q409] + [.G11]*[.Q410] + [.G12]*[.Q411] + [.G13]*[.Q412] + [.G14]*[.Q413] + [.G15]*[.Q414] + [.G16]*[.Q415] + [.G17]*[.Q416] + [.G18]*[.Q417] + [.G19]*[.Q418] + [.G20]*[.Q419] + [.G21]*[.Q420] )" office:value-type="float" office:value="-0.999745725028862" calcext:value-type="float">
            <text:p>-0.999745725028862</text:p>
          </table:table-cell>
          <table:table-cell table:number-columns-repeated="6"/>
          <table:table-cell table:style-name="ce8" office:value-type="float" office:value="152.55183" calcext:value-type="float">
            <text:p>152.55183</text:p>
          </table:table-cell>
          <table:table-cell table:style-name="ce2" table:formula="of:=[.$C$4] + ([.$C$5] - [.$C$4]) * (([.O21] - [.$C$1]) / ([.$C$2] - [.$C$1]))" office:value-type="float" office:value="-0.499277617843434" calcext:value-type="float">
            <text:p>-0.499277617843434</text:p>
          </table:table-cell>
          <table:table-cell table:style-name="ce9" table:formula="of:=RAND()" office:value-type="float" office:value="0.743314591899396" calcext:value-type="float">
            <text:p>0.743314591899396</text:p>
          </table:table-cell>
          <table:table-cell table:style-name="ce3" table:formula="of:=TANH( [.$P$1]*[.Q400] + [.$P$2]*[.Q401] + [.$P$3]*[.Q402] + [.$P$4]*[.Q403] + [.$P$5]*[.Q404] + [.$P$6]*[.Q405] + [.$P$7]*[.Q406] + [.$P$8]*[.Q407] + [.$P$9]*[.Q408] + [.$P$10]*[.Q409] + [.$P$11]*[.Q410] + [.$P$12]*[.Q411] + [.$P$13]*[.Q412] + [.$P$14]*[.Q413] + [.$P$15]*[.Q414] + [.$P$16]*[.Q415] + [.$P$17]*[.Q416] + [.$P$18]*[.Q417] + [.$P$19]*[.Q418] + [.$P$20]*[.Q419] + [.$P$21]+[.Q420])" office:value-type="float" office:value="-0.999211344909695" calcext:value-type="float">
            <text:p>-0.999211344909695</text:p>
          </table:table-cell>
          <table:table-cell table:style-name="ce9" table:formula="of:=RAND()" office:value-type="float" office:value="0.353485899884706" calcext:value-type="float">
            <text:p>0.353485899884706</text:p>
          </table:table-cell>
          <table:table-cell table:number-columns-repeated="2"/>
        </table:table-row>
        <table:table-row table:style-name="ro1">
          <table:table-cell office:value-type="float" office:value="164.31499" calcext:value-type="float">
            <text:p>164.31499</text:p>
          </table:table-cell>
          <table:table-cell table:number-columns-repeated="3"/>
          <table:table-cell table:formula="of:=[.$C$4] + ([.$C$5] - [.$C$4]) * (([.A22] - [.$C$1]) / ([.$C$2] - [.$C$1]))" office:value-type="float" office:value="-0.499084347961731" calcext:value-type="float">
            <text:p>-0.499084347961731</text:p>
          </table:table-cell>
          <table:table-cell table:number-columns-repeated="2"/>
          <table:table-cell table:style-name="ce17" table:formula="of:=TANH( [.G1]*[.Q421] + [.G2]*[.Q422] + [.G3]*[.Q423] + [.G4]*[.Q424] + [.G5]*[.Q425] + [.G6]*[.Q426] + [.G7]*[.Q427] + [.G8]*[.Q428] + [.G9]*[.Q429] + [.G10]*[.Q430] + [.G11]*[.Q431] + [.G12]*[.Q432] + [.G13]*[.Q433] + [.G14]*[.Q434] + [.G15]*[.Q435] + [.G16]*[.Q436] + [.G17]*[.Q437] + [.G18]*[.Q438] + [.G19]*[.Q439] + [.G20]*[.Q440] + [.G21]*[.Q441] )" office:value-type="float" office:value="-0.999617597989896" calcext:value-type="float">
            <text:p>-0.999617597989896</text:p>
          </table:table-cell>
          <table:table-cell table:number-columns-repeated="8"/>
          <table:table-cell table:style-name="ce9" table:formula="of:=RAND()" office:value-type="float" office:value="0.480998185817065" calcext:value-type="float">
            <text:p>0.480998185817065</text:p>
          </table:table-cell>
          <table:table-cell table:style-name="ce3" table:formula="of:=TANH( [.$P$1]*[.Q421] + [.$P$2]*[.Q422] + [.$P$3]*[.Q423] + [.$P$4]*[.Q424] + [.$P$5]*[.Q425] + [.$P$6]*[.Q426] + [.$P$7]*[.Q427] + [.$P$8]*[.Q428] + [.$P$9]*[.Q429] + [.$P$10]*[.Q430] + [.$P$11]*[.Q431] + [.$P$12]*[.Q432] + [.$P$13]*[.Q433] + [.$P$14]*[.Q434] + [.$P$15]*[.Q435] + [.$P$16]*[.Q436] + [.$P$17]*[.Q437] + [.$P$18]*[.Q438] + [.$P$19]*[.Q439] + [.$P$20]*[.Q440] + [.$P$21]+[.Q441])" office:value-type="float" office:value="-0.999420155360476" calcext:value-type="float">
            <text:p>-0.999420155360476</text:p>
          </table:table-cell>
          <table:table-cell table:style-name="ce9" table:formula="of:=RAND()" office:value-type="float" office:value="0.734772553034325" calcext:value-type="float">
            <text:p>0.734772553034325</text:p>
          </table:table-cell>
          <table:table-cell table:number-columns-repeated="2"/>
        </table:table-row>
        <table:table-row table:style-name="ro1">
          <table:table-cell office:value-type="float" office:value="177.63333" calcext:value-type="float">
            <text:p>177.63333</text:p>
          </table:table-cell>
          <table:table-cell table:number-columns-repeated="3"/>
          <table:table-cell table:formula="of:=[.$C$4] + ([.$C$5] - [.$C$4]) * (([.A23] - [.$C$1]) / ([.$C$2] - [.$C$1]))" office:value-type="float" office:value="-0.498865526318883" calcext:value-type="float">
            <text:p>-0.498865526318883</text:p>
          </table:table-cell>
          <table:table-cell table:number-columns-repeated="2"/>
          <table:table-cell table:style-name="ce17" table:formula="of:=TANH( [.G1]*[.Q442] + [.G2]*[.Q443] + [.G3]*[.Q444] + [.G4]*[.Q445] + [.G5]*[.Q446] + [.G6]*[.Q447] + [.G7]*[.Q448] + [.G8]*[.Q449] + [.G9]*[.Q450] + [.G10]*[.Q451] + [.G11]*[.Q452] + [.G12]*[.Q453] + [.G13]*[.Q454] + [.G14]*[.Q455] + [.G15]*[.Q456] + [.G16]*[.Q457] + [.G17]*[.Q458] + [.G18]*[.Q459] + [.G19]*[.Q460] + [.G20]*[.Q461] + [.G21]*[.Q462] )" office:value-type="float" office:value="-0.999370421124749" calcext:value-type="float">
            <text:p>-0.999370421124749</text:p>
          </table:table-cell>
          <table:table-cell table:number-columns-repeated="8"/>
          <table:table-cell table:style-name="ce9" table:formula="of:=RAND()" office:value-type="float" office:value="0.116590625094322" calcext:value-type="float">
            <text:p>0.116590625094322</text:p>
          </table:table-cell>
          <table:table-cell table:style-name="ce3" table:formula="of:=TANH( [.$P$1]*[.Q442] + [.$P$2]*[.Q443] + [.$P$3]*[.Q444] + [.$P$4]*[.Q445] + [.$P$5]*[.Q446] + [.$P$6]*[.Q447] + [.$P$7]*[.Q448] + [.$P$8]*[.Q449] + [.$P$9]*[.Q450] + [.$P$10]*[.Q451] + [.$P$11]*[.Q452] + [.$P$12]*[.Q453] + [.$P$13]*[.Q454] + [.$P$14]*[.Q455] + [.$P$15]*[.Q456] + [.$P$16]*[.Q457] + [.$P$17]*[.Q458] + [.$P$18]*[.Q459] + [.$P$19]*[.Q460] + [.$P$20]*[.Q461] + [.$P$21]+[.Q462])" office:value-type="float" office:value="-0.999659536870003" calcext:value-type="float">
            <text:p>-0.999659536870003</text:p>
          </table:table-cell>
          <table:table-cell table:style-name="ce9" table:formula="of:=RAND()" office:value-type="float" office:value="0.684672508666992" calcext:value-type="float">
            <text:p>0.684672508666992</text:p>
          </table:table-cell>
          <table:table-cell table:number-columns-repeated="2"/>
        </table:table-row>
        <table:table-row table:style-name="ro1">
          <table:table-cell office:value-type="float" office:value="188.29716" calcext:value-type="float">
            <text:p>188.29716</text:p>
          </table:table-cell>
          <table:table-cell table:number-columns-repeated="3"/>
          <table:table-cell table:formula="of:=[.$C$4] + ([.$C$5] - [.$C$4]) * (([.A24] - [.$C$1]) / ([.$C$2] - [.$C$1]))" office:value-type="float" office:value="-0.49869031853776" calcext:value-type="float">
            <text:p>-0.49869031853776</text:p>
          </table:table-cell>
          <table:table-cell table:number-columns-repeated="2"/>
          <table:table-cell table:style-name="ce17" table:formula="of:=TANH( [.G1]*[.Q463] + [.G2]*[.Q464] + [.G3]*[.Q465] + [.G4]*[.Q466] + [.G5]*[.Q467] + [.G6]*[.Q468] + [.G7]*[.Q469] + [.G8]*[.Q470] + [.G9]*[.Q471] + [.G10]*[.Q472] + [.G11]*[.Q473] + [.G12]*[.Q474] + [.G13]*[.Q475] + [.G14]*[.Q476] + [.G15]*[.Q477] + [.G16]*[.Q478] + [.G17]*[.Q479] + [.G18]*[.Q480] + [.G19]*[.Q481] + [.G20]*[.Q482] + [.G21]*[.Q483] )" office:value-type="float" office:value="-0.999616325752363" calcext:value-type="float">
            <text:p>-0.999616325752363</text:p>
          </table:table-cell>
          <table:table-cell table:number-columns-repeated="8"/>
          <table:table-cell table:style-name="ce9" table:formula="of:=RAND()" office:value-type="float" office:value="0.479925036682949" calcext:value-type="float">
            <text:p>0.479925036682949</text:p>
          </table:table-cell>
          <table:table-cell table:style-name="ce3" table:formula="of:=TANH( [.$P$1]*[.Q463] + [.$P$2]*[.Q464] + [.$P$3]*[.Q465] + [.$P$4]*[.Q466] + [.$P$5]*[.Q467] + [.$P$6]*[.Q468] + [.$P$7]*[.Q469] + [.$P$8]*[.Q470] + [.$P$9]*[.Q471] + [.$P$10]*[.Q472] + [.$P$11]*[.Q473] + [.$P$12]*[.Q474] + [.$P$13]*[.Q475] + [.$P$14]*[.Q476] + [.$P$15]*[.Q477] + [.$P$16]*[.Q478] + [.$P$17]*[.Q479] + [.$P$18]*[.Q480] + [.$P$19]*[.Q481] + [.$P$20]*[.Q482] + [.$P$21]+[.Q483])" office:value-type="float" office:value="-0.998903789515565" calcext:value-type="float">
            <text:p>-0.998903789515565</text:p>
          </table:table-cell>
          <table:table-cell table:style-name="ce9" table:formula="of:=RAND()" office:value-type="float" office:value="0.266956234482882" calcext:value-type="float">
            <text:p>0.266956234482882</text:p>
          </table:table-cell>
          <table:table-cell table:number-columns-repeated="2"/>
        </table:table-row>
        <table:table-row table:style-name="ro1">
          <table:table-cell office:value-type="float" office:value="200.70166" calcext:value-type="float">
            <text:p>200.70166</text:p>
          </table:table-cell>
          <table:table-cell table:number-columns-repeated="3"/>
          <table:table-cell table:formula="of:=[.$C$4] + ([.$C$5] - [.$C$4]) * (([.A25] - [.$C$1]) / ([.$C$2] - [.$C$1]))" office:value-type="float" office:value="-0.498486511376454" calcext:value-type="float">
            <text:p>-0.498486511376454</text:p>
          </table:table-cell>
          <table:table-cell table:number-columns-repeated="11"/>
          <table:table-cell table:style-name="ce9" table:formula="of:=RAND()" office:value-type="float" office:value="0.40078958459981" calcext:value-type="float">
            <text:p>0.40078958459981</text:p>
          </table:table-cell>
          <table:table-cell/>
          <table:table-cell table:style-name="ce9" table:formula="of:=RAND()" office:value-type="float" office:value="0.529474639905611" calcext:value-type="float">
            <text:p>0.529474639905611</text:p>
          </table:table-cell>
          <table:table-cell table:number-columns-repeated="2"/>
        </table:table-row>
        <table:table-row table:style-name="ro1">
          <table:table-cell office:value-type="float" office:value="180.355" calcext:value-type="float">
            <text:p>180.355</text:p>
          </table:table-cell>
          <table:table-cell table:number-columns-repeated="3"/>
          <table:table-cell table:formula="of:=[.$C$4] + ([.$C$5] - [.$C$4]) * (([.A26] - [.$C$1]) / ([.$C$2] - [.$C$1]))" office:value-type="float" office:value="-0.49882080901172" calcext:value-type="float">
            <text:p>-0.4988208090117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631473019428524" calcext:value-type="float">
            <text:p>0.631473019428524</text:p>
          </table:table-cell>
          <table:table-cell/>
          <table:table-cell table:style-name="ce9" table:formula="of:=RAND()" office:value-type="float" office:value="0.348718403216264" calcext:value-type="float">
            <text:p>0.348718403216264</text:p>
          </table:table-cell>
          <table:table-cell table:number-columns-repeated="2"/>
        </table:table-row>
        <table:table-row table:style-name="ro1">
          <table:table-cell office:value-type="float" office:value="175.03166" calcext:value-type="float">
            <text:p>175.03166</text:p>
          </table:table-cell>
          <table:table-cell table:number-columns-repeated="3"/>
          <table:table-cell table:formula="of:=[.$C$4] + ([.$C$5] - [.$C$4]) * (([.A27] - [.$C$1]) / ([.$C$2] - [.$C$1]))" office:value-type="float" office:value="-0.498908272014184" calcext:value-type="float">
            <text:p>-0.498908272014184</text:p>
          </table:table-cell>
          <table:table-cell/>
          <table:table-cell table:style-name="ce15" office:value-type="float" office:value="-0.499752395781368" calcext:value-type="float">
            <text:p>-0.499752395781368</text:p>
          </table:table-cell>
          <table:table-cell table:style-name="ce17" table:formula="of:=TANH( [.G26]*[.Q1] + [.G27]*[.Q2] + [.G28]*[.Q3] + [.G29]*[.Q4] + [.G30]*[.Q5] + [.G31]*[.Q6] + [.G32]*[.Q7] + [.G33]*[.Q8] + [.G34]*[.Q9] + [.G35]*[.Q10] + [.G36]*[.Q11] + [.G37]*[.Q12] + [.G38]*[.Q13] + [.G39]*[.Q14] + [.G40]*[.Q15] + [.G41]*[.Q16] + [.G42]*[.Q17] + [.G43]*[.Q18] + [.G44]*[.Q19] + [.G45]*[.Q20] + [.G46]*[.Q21] )" office:value-type="float" office:value="-0.999836112591815" calcext:value-type="float">
            <text:p>-0.999836112591815</text:p>
          </table:table-cell>
          <table:table-cell table:style-name="ce19" table:formula="of:=TANH( [.H26]*[.S1] + [.H27]*[.S2] + [.H28]*[.S3] + [.H29]*[.S4] + [.H30]*[.S5] + [.H31]*[.S6] + [.H32]*[.S7] + [.H33]*[.S8] + [.H34]*[.S9] + [.H35]*[.S10] + [.H36]*[.S11] + [.H37]*[.S12] + [.H38]*[.S13] + [.H39]*[.S14] + [.H40]*[.S15] + [.H41]*[.S16] + [.H42]*[.S17] + [.H43]*[.S18] + [.H44]*[.S19] + [.H45]*[.S20] + [.H46]*[.S21] + [.H47]*[.S22] + [.H48]*[.S23] + [.H49]*[.S24] )" office:value-type="float" office:value="-0.999999999374356" calcext:value-type="float">
            <text:p>-0.999999999374356</text:p>
          </table:table-cell>
          <table:table-cell table:style-name="ce20" office:value-type="float" office:value="-0.499084347961731" calcext:value-type="float">
            <text:p>-0.499084347961731</text:p>
          </table:table-cell>
          <table:table-cell table:style-name="ce21" table:formula="of:= ([.J27]-[.I27]) * ([.J27]-[.I27])" office:value-type="float" office:value="0.250916489830134" calcext:value-type="float">
            <text:p>0.250916489830134</text:p>
          </table:table-cell>
          <table:table-cell table:number-columns-repeated="5"/>
          <table:table-cell table:style-name="ce9" table:formula="of:=RAND()" office:value-type="float" office:value="0.675641729190979" calcext:value-type="float">
            <text:p>0.675641729190979</text:p>
          </table:table-cell>
          <table:table-cell/>
          <table:table-cell table:style-name="ce9" table:formula="of:=RAND()" office:value-type="float" office:value="0.666424654371205" calcext:value-type="float">
            <text:p>0.666424654371205</text:p>
          </table:table-cell>
          <table:table-cell table:number-columns-repeated="2"/>
        </table:table-row>
        <table:table-row table:style-name="ro1">
          <table:table-cell office:value-type="float" office:value="177.6965" calcext:value-type="float">
            <text:p>177.6965</text:p>
          </table:table-cell>
          <table:table-cell table:number-columns-repeated="3"/>
          <table:table-cell table:formula="of:=[.$C$4] + ([.$C$5] - [.$C$4]) * (([.A28] - [.$C$1]) / ([.$C$2] - [.$C$1]))" office:value-type="float" office:value="-0.498864488429538" calcext:value-type="float">
            <text:p>-0.498864488429538</text:p>
          </table:table-cell>
          <table:table-cell/>
          <table:table-cell table:style-name="ce15" office:value-type="float" office:value="-0.499722821439119" calcext:value-type="float">
            <text:p>-0.499722821439119</text:p>
          </table:table-cell>
          <table:table-cell table:style-name="ce17" table:formula="of:=TANH( [.G26]*[.Q22] + [.G27]*[.Q23] + [.G28]*[.Q24] + [.G29]*[.Q25] + [.G30]*[.Q26] + [.G31]*[.Q27] + [.G32]*[.Q28] + [.G33]*[.Q29] + [.G34]*[.Q30] + [.G35]*[.Q31] + [.G36]*[.Q32] + [.G37]*[.Q33] + [.G38]*[.Q34] + [.G39]*[.Q35] + [.G40]*[.Q36] + [.G41]*[.Q37] + [.G42]*[.Q38] + [.G43]*[.Q39] + [.G44]*[.Q40] + [.G45]*[.Q41] + [.G46]*[.Q42] )" office:value-type="float" office:value="-0.998573797834221" calcext:value-type="float">
            <text:p>-0.998573797834221</text:p>
          </table:table-cell>
          <table:table-cell table:style-name="ce19" table:formula="of:=TANH( [.H26]*[.S25] + [.H27]*[.S26] + [.H28]*[.S27] + [.H29]*[.S28] + [.H30]*[.S29] + [.H31]*[.S30] + [.H32]*[.S31] + [.H33]*[.S32] + [.H34]*[.S33] + [.H35]*[.S34] + [.H36]*[.S35] + [.H37]*[.S36] + [.H38]*[.S37] + [.H39]*[.S38] + [.H40]*[.S39] + [.H41]*[.S40] + [.H42]*[.S41] + [.H43]*[.S42] + [.H44]*[.S43] + [.H45]*[.S44] + [.H46]*[.S45] + [.H47]*[.S46] + [.H48]*[.S47] + [.H49]*[.S48] )" office:value-type="float" office:value="-0.99999999608239" calcext:value-type="float">
            <text:p>-0.99999999608239</text:p>
          </table:table-cell>
          <table:table-cell table:style-name="ce20" office:value-type="float" office:value="-0.498865526318883" calcext:value-type="float">
            <text:p>-0.498865526318883</text:p>
          </table:table-cell>
          <table:table-cell table:style-name="ce21" table:formula="of:= ([.J28]-[.I28]) * ([.J28]-[.I28])" office:value-type="float" office:value="0.251135756785151" calcext:value-type="float">
            <text:p>0.251135756785151</text:p>
          </table:table-cell>
          <table:table-cell table:number-columns-repeated="5"/>
          <table:table-cell table:style-name="ce9" table:formula="of:=RAND()" office:value-type="float" office:value="0.518209817036936" calcext:value-type="float">
            <text:p>0.518209817036936</text:p>
          </table:table-cell>
          <table:table-cell/>
          <table:table-cell table:style-name="ce9" table:formula="of:=RAND()" office:value-type="float" office:value="0.893594924701675" calcext:value-type="float">
            <text:p>0.893594924701675</text:p>
          </table:table-cell>
          <table:table-cell table:number-columns-repeated="2"/>
        </table:table-row>
        <table:table-row table:style-name="ro1">
          <table:table-cell office:value-type="float" office:value="187.15983" calcext:value-type="float">
            <text:p>187.15983</text:p>
          </table:table-cell>
          <table:table-cell table:number-columns-repeated="3"/>
          <table:table-cell table:formula="of:=[.$C$4] + ([.$C$5] - [.$C$4]) * (([.A29] - [.$C$1]) / ([.$C$2] - [.$C$1]))" office:value-type="float" office:value="-0.498709004982096" calcext:value-type="float">
            <text:p>-0.498709004982096</text:p>
          </table:table-cell>
          <table:table-cell/>
          <table:table-cell table:style-name="ce15" office:value-type="float" office:value="-0.5" calcext:value-type="float">
            <text:p>-0.5</text:p>
          </table:table-cell>
          <table:table-cell table:style-name="ce17" table:formula="of:=TANH( [.G26]*[.Q43] + [.G27]*[.Q44] + [.G28]*[.Q45] + [.G29]*[.Q46] + [.G30]*[.Q47] + [.G31]*[.Q48] + [.G32]*[.Q49] + [.G33]*[.Q50] + [.G34]*[.Q51] + [.G35]*[.Q52] + [.G36]*[.Q53] + [.G37]*[.Q54] + [.G38]*[.Q55] + [.G39]*[.Q56] + [.G40]*[.Q57] + [.G41]*[.Q58] + [.G42]*[.Q59] + [.G43]*[.Q60] + [.G44]*[.Q61] + [.G45]*[.Q62] + [.G46]*[.Q63] )" office:value-type="float" office:value="-0.999798852283293" calcext:value-type="float">
            <text:p>-0.999798852283293</text:p>
          </table:table-cell>
          <table:table-cell table:style-name="ce19" table:formula="of:=TANH( [.H26]*[.S49] + [.H27]*[.S50] + [.H28]*[.S51] + [.H29]*[.S52] + [.H30]*[.S53] + [.H31]*[.S54] + [.H32]*[.S55] + [.H33]*[.S56] + [.H34]*[.S57] + [.H35]*[.S58] + [.H36]*[.S59] + [.H37]*[.S60] + [.H38]*[.S61] + [.H39]*[.S62] + [.H40]*[.S63] + [.H41]*[.S64] + [.H42]*[.S65] + [.H43]*[.S66] + [.H44]*[.S67] + [.H45]*[.S68] + [.H46]*[.S69] + [.H47]*[.S70] + [.H48]*[.S71] + [.H49]*[.S72] )" office:value-type="float" office:value="-0.999999972600128" calcext:value-type="float">
            <text:p>-0.999999972600128</text:p>
          </table:table-cell>
          <table:table-cell table:style-name="ce20" office:value-type="float" office:value="-0.49869031853776" calcext:value-type="float">
            <text:p>-0.49869031853776</text:p>
          </table:table-cell>
          <table:table-cell table:style-name="ce21" table:formula="of:= ([.J29]-[.I29]) * ([.J29]-[.I29])" office:value-type="float" office:value="0.251311369256132" calcext:value-type="float">
            <text:p>0.251311369256132</text:p>
          </table:table-cell>
          <table:table-cell table:number-columns-repeated="5"/>
          <table:table-cell table:style-name="ce9" table:formula="of:=RAND()" office:value-type="float" office:value="0.00689758000281794" calcext:value-type="float">
            <text:p>0.006897580002818</text:p>
          </table:table-cell>
          <table:table-cell/>
          <table:table-cell table:style-name="ce9" table:formula="of:=RAND()" office:value-type="float" office:value="0.621410517090343" calcext:value-type="float">
            <text:p>0.621410517090343</text:p>
          </table:table-cell>
          <table:table-cell table:number-columns-repeated="2"/>
        </table:table-row>
        <table:table-row table:style-name="ro1">
          <table:table-cell office:value-type="float" office:value="192.75666" calcext:value-type="float">
            <text:p>192.75666</text:p>
          </table:table-cell>
          <table:table-cell table:number-columns-repeated="3"/>
          <table:table-cell table:formula="of:=[.$C$4] + ([.$C$5] - [.$C$4]) * (([.A30] - [.$C$1]) / ([.$C$2] - [.$C$1]))" office:value-type="float" office:value="-0.498617048511895" calcext:value-type="float">
            <text:p>-0.498617048511895</text:p>
          </table:table-cell>
          <table:table-cell/>
          <table:table-cell table:style-name="ce15" office:value-type="float" office:value="-0.499834223095622" calcext:value-type="float">
            <text:p>-0.499834223095622</text:p>
          </table:table-cell>
          <table:table-cell table:style-name="ce17" table:formula="of:=TANH( [.G26]*[.Q64] + [.G27]*[.Q65] + [.G28]*[.Q66] + [.G29]*[.Q67] + [.G30]*[.Q68] + [.G31]*[.Q69] + [.G32]*[.Q70] + [.G33]*[.Q71] + [.G34]*[.Q72] + [.G35]*[.Q73] + [.G36]*[.Q74] + [.G37]*[.Q75] + [.G38]*[.Q76] + [.G39]*[.Q77] + [.G40]*[.Q78] + [.G41]*[.Q79] + [.G42]*[.Q80] + [.G43]*[.Q81] + [.G44]*[.Q82] + [.G45]*[.Q83] + [.G46]*[.Q84] )" office:value-type="float" office:value="-0.999758365446624" calcext:value-type="float">
            <text:p>-0.999758365446624</text:p>
          </table:table-cell>
          <table:table-cell table:number-columns-repeated="8"/>
          <table:table-cell table:style-name="ce9" table:formula="of:=RAND()" office:value-type="float" office:value="0.48238222759769" calcext:value-type="float">
            <text:p>0.48238222759769</text:p>
          </table:table-cell>
          <table:table-cell/>
          <table:table-cell table:style-name="ce9" table:formula="of:=RAND()" office:value-type="float" office:value="0.0416932967318978" calcext:value-type="float">
            <text:p>0.041693296731898</text:p>
          </table:table-cell>
          <table:table-cell table:number-columns-repeated="2"/>
        </table:table-row>
        <table:table-row table:style-name="ro1">
          <table:table-cell office:value-type="float" office:value="197.4" calcext:value-type="float">
            <text:p>197.4</text:p>
          </table:table-cell>
          <table:table-cell table:number-columns-repeated="3"/>
          <table:table-cell table:formula="of:=[.$C$4] + ([.$C$5] - [.$C$4]) * (([.A31] - [.$C$1]) / ([.$C$2] - [.$C$1]))" office:value-type="float" office:value="-0.498540757976655" calcext:value-type="float">
            <text:p>-0.498540757976655</text:p>
          </table:table-cell>
          <table:table-cell/>
          <table:table-cell table:style-name="ce15" office:value-type="float" office:value="-0.49979045331226" calcext:value-type="float">
            <text:p>-0.49979045331226</text:p>
          </table:table-cell>
          <table:table-cell table:style-name="ce17" table:formula="of:=TANH( [.G26]*[.Q85] + [.G27]*[.Q86] + [.G28]*[.Q87] + [.G29]*[.Q88] + [.G30]*[.Q89] + [.G31]*[.Q90] + [.G32]*[.Q91] + [.G33]*[.Q92] + [.G34]*[.Q93] + [.G35]*[.Q94] + [.G36]*[.Q95] + [.G37]*[.Q96] + [.G38]*[.Q97] + [.G39]*[.Q98] + [.G40]*[.Q99] + [.G41]*[.Q100] + [.G42]*[.Q101] + [.G43]*[.Q102] + [.G44]*[.Q103] + [.G45]*[.Q104] + [.G46]*[.Q105] )" office:value-type="float" office:value="-0.998459566078166" calcext:value-type="float">
            <text:p>-0.998459566078166</text:p>
          </table:table-cell>
          <table:table-cell table:number-columns-repeated="8"/>
          <table:table-cell table:style-name="ce9" table:formula="of:=RAND()" office:value-type="float" office:value="0.399067522549003" calcext:value-type="float">
            <text:p>0.399067522549003</text:p>
          </table:table-cell>
          <table:table-cell/>
          <table:table-cell table:style-name="ce9" table:formula="of:=RAND()" office:value-type="float" office:value="0.343496143777944" calcext:value-type="float">
            <text:p>0.343496143777944</text:p>
          </table:table-cell>
          <table:table-cell table:number-columns-repeated="2"/>
        </table:table-row>
        <table:table-row table:style-name="ro1">
          <table:table-cell office:value-type="float" office:value="196.02499" calcext:value-type="float">
            <text:p>196.02499</text:p>
          </table:table-cell>
          <table:table-cell table:number-columns-repeated="3"/>
          <table:table-cell table:formula="of:=[.$C$4] + ([.$C$5] - [.$C$4]) * (([.A32] - [.$C$1]) / ([.$C$2] - [.$C$1]))" office:value-type="float" office:value="-0.498563349526889" calcext:value-type="float">
            <text:p>-0.498563349526889</text:p>
          </table:table-cell>
          <table:table-cell/>
          <table:table-cell table:style-name="ce15" office:value-type="float" office:value="-0.499801680491714" calcext:value-type="float">
            <text:p>-0.499801680491714</text:p>
          </table:table-cell>
          <table:table-cell table:style-name="ce17" table:formula="of:=TANH( [.G26]*[.Q106] + [.G27]*[.Q107] + [.G28]*[.Q108] + [.G29]*[.Q109] + [.G30]*[.Q110] + [.G31]*[.Q111] + [.G32]*[.Q112] + [.G33]*[.Q113] + [.G34]*[.Q114] + [.G35]*[.Q115] + [.G36]*[.Q116] + [.G37]*[.Q117] + [.G38]*[.Q118] + [.G39]*[.Q119] + [.G40]*[.Q120] + [.G41]*[.Q121] + [.G42]*[.Q122] + [.G43]*[.Q123] + [.G44]*[.Q124] + [.G45]*[.Q125] + [.G46]*[.Q126] )" office:value-type="float" office:value="-0.999590478325315" calcext:value-type="float">
            <text:p>-0.999590478325315</text:p>
          </table:table-cell>
          <table:table-cell table:number-columns-repeated="8"/>
          <table:table-cell table:style-name="ce9" table:formula="of:=RAND()" office:value-type="float" office:value="0.0740156930792926" calcext:value-type="float">
            <text:p>0.074015693079293</text:p>
          </table:table-cell>
          <table:table-cell/>
          <table:table-cell table:style-name="ce9" table:formula="of:=RAND()" office:value-type="float" office:value="0.174447953682148" calcext:value-type="float">
            <text:p>0.174447953682148</text:p>
          </table:table-cell>
          <table:table-cell table:number-columns-repeated="2"/>
        </table:table-row>
        <table:table-row table:style-name="ro1">
          <table:table-cell office:value-type="float" office:value="198.04883" calcext:value-type="float">
            <text:p>198.04883</text:p>
          </table:table-cell>
          <table:table-cell table:number-columns-repeated="3"/>
          <table:table-cell table:formula="of:=[.$C$4] + ([.$C$5] - [.$C$4]) * (([.A33] - [.$C$1]) / ([.$C$2] - [.$C$1]))" office:value-type="float" office:value="-0.498530097635612" calcext:value-type="float">
            <text:p>-0.498530097635612</text:p>
          </table:table-cell>
          <table:table-cell/>
          <table:table-cell table:style-name="ce15" office:value-type="float" office:value="-0.499782955600946" calcext:value-type="float">
            <text:p>-0.499782955600946</text:p>
          </table:table-cell>
          <table:table-cell table:style-name="ce17" table:formula="of:=TANH( [.G26]*[.Q127] + [.G27]*[.Q128] + [.G28]*[.Q129] + [.G29]*[.Q130] + [.G30]*[.Q131] + [.G31]*[.Q132] + [.G32]*[.Q133] + [.G33]*[.Q134] + [.G34]*[.Q135] + [.G35]*[.Q136] + [.G36]*[.Q137] + [.G37]*[.Q138] + [.G38]*[.Q139] + [.G39]*[.Q140] + [.G40]*[.Q141] + [.G41]*[.Q142] + [.G42]*[.Q143] + [.G43]*[.Q144] + [.G44]*[.Q145] + [.G45]*[.Q146] + [.G46]*[.Q147] )" office:value-type="float" office:value="-0.99984872829586" calcext:value-type="float">
            <text:p>-0.99984872829586</text:p>
          </table:table-cell>
          <table:table-cell table:number-columns-repeated="8"/>
          <table:table-cell table:style-name="ce9" table:formula="of:=RAND()" office:value-type="float" office:value="0.329050361535373" calcext:value-type="float">
            <text:p>0.329050361535373</text:p>
          </table:table-cell>
          <table:table-cell/>
          <table:table-cell table:style-name="ce9" table:formula="of:=RAND()" office:value-type="float" office:value="0.735513307086455" calcext:value-type="float">
            <text:p>0.735513307086455</text:p>
          </table:table-cell>
          <table:table-cell table:number-columns-repeated="2"/>
        </table:table-row>
        <table:table-row table:style-name="ro1">
          <table:table-cell office:value-type="float" office:value="198.93233" calcext:value-type="float">
            <text:p>198.93233</text:p>
          </table:table-cell>
          <table:table-cell table:number-columns-repeated="3"/>
          <table:table-cell table:formula="of:=[.$C$4] + ([.$C$5] - [.$C$4]) * (([.A34] - [.$C$1]) / ([.$C$2] - [.$C$1]))" office:value-type="float" office:value="-0.49851558164327" calcext:value-type="float">
            <text:p>-0.49851558164327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26]*[.Q148] + [.G27]*[.Q149] + [.G28]*[.Q150] + [.G29]*[.Q151] + [.G30]*[.Q152] + [.G31]*[.Q153] + [.G32]*[.Q154] + [.G33]*[.Q155] + [.G34]*[.Q156] + [.G35]*[.Q157] + [.G36]*[.Q158] + [.G37]*[.Q159] + [.G38]*[.Q160] + [.G39]*[.Q161] + [.G40]*[.Q162] + [.G41]*[.Q163] + [.G42]*[.Q164] + [.G43]*[.Q165] + [.G44]*[.Q166] + [.G45]*[.Q167] + [.G46]*[.Q168] )" office:value-type="float" office:value="-0.999487189638715" calcext:value-type="float">
            <text:p>-0.999487189638715</text:p>
          </table:table-cell>
          <table:table-cell table:number-columns-repeated="8"/>
          <table:table-cell table:style-name="ce9" table:formula="of:=RAND()" office:value-type="float" office:value="0.631473710081826" calcext:value-type="float">
            <text:p>0.631473710081826</text:p>
          </table:table-cell>
          <table:table-cell/>
          <table:table-cell table:style-name="ce9" table:formula="of:=RAND()" office:value-type="float" office:value="0.950990131454165" calcext:value-type="float">
            <text:p>0.950990131454165</text:p>
          </table:table-cell>
          <table:table-cell table:number-columns-repeated="2"/>
        </table:table-row>
        <table:table-row table:style-name="ro1">
          <table:table-cell office:value-type="float" office:value="200.543" calcext:value-type="float">
            <text:p>200.543</text:p>
          </table:table-cell>
          <table:table-cell table:number-columns-repeated="3"/>
          <table:table-cell table:formula="of:=[.$C$4] + ([.$C$5] - [.$C$4]) * (([.A35] - [.$C$1]) / ([.$C$2] - [.$C$1]))" office:value-type="float" office:value="-0.498489118175939" calcext:value-type="float">
            <text:p>-0.498489118175939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26]*[.Q169] + [.G27]*[.Q170] + [.G28]*[.Q171] + [.G29]*[.Q172] + [.G30]*[.Q173] + [.G31]*[.Q174] + [.G32]*[.Q175] + [.G33]*[.Q176] + [.G34]*[.Q177] + [.G35]*[.Q178] + [.G36]*[.Q179] + [.G37]*[.Q180] + [.G38]*[.Q181] + [.G39]*[.Q182] + [.G40]*[.Q183] + [.G41]*[.Q184] + [.G42]*[.Q185] + [.G43]*[.Q186] + [.G44]*[.Q187] + [.G45]*[.Q188] + [.G46]*[.Q189] )" office:value-type="float" office:value="-0.999896979741086" calcext:value-type="float">
            <text:p>-0.999896979741086</text:p>
          </table:table-cell>
          <table:table-cell table:number-columns-repeated="8"/>
          <table:table-cell table:style-name="ce9" table:formula="of:=RAND()" office:value-type="float" office:value="0.386175904598592" calcext:value-type="float">
            <text:p>0.386175904598592</text:p>
          </table:table-cell>
          <table:table-cell/>
          <table:table-cell table:style-name="ce9" table:formula="of:=RAND()" office:value-type="float" office:value="0.0184136685781661" calcext:value-type="float">
            <text:p>0.018413668578166</text:p>
          </table:table-cell>
          <table:table-cell table:number-columns-repeated="2"/>
        </table:table-row>
        <table:table-row table:style-name="ro1">
          <table:table-cell office:value-type="float" office:value="210.3075" calcext:value-type="float">
            <text:p>210.3075</text:p>
          </table:table-cell>
          <table:table-cell table:number-columns-repeated="3"/>
          <table:table-cell table:formula="of:=[.$C$4] + ([.$C$5] - [.$C$4]) * (([.A36] - [.$C$1]) / ([.$C$2] - [.$C$1]))" office:value-type="float" office:value="-0.498328686475623" calcext:value-type="float">
            <text:p>-0.498328686475623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26]*[.Q190] + [.G27]*[.Q191] + [.G28]*[.Q192] + [.G29]*[.Q193] + [.G30]*[.Q194] + [.G31]*[.Q195] + [.G32]*[.Q196] + [.G33]*[.Q197] + [.G34]*[.Q198] + [.G35]*[.Q199] + [.G36]*[.Q200] + [.G37]*[.Q201] + [.G38]*[.Q202] + [.G39]*[.Q203] + [.G40]*[.Q204] + [.G41]*[.Q205] + [.G42]*[.Q206] + [.G43]*[.Q207] + [.G44]*[.Q208] + [.G45]*[.Q209] + [.G46]*[.Q210] )" office:value-type="float" office:value="-0.999815535371423" calcext:value-type="float">
            <text:p>-0.999815535371423</text:p>
          </table:table-cell>
          <table:table-cell table:number-columns-repeated="8"/>
          <table:table-cell table:style-name="ce9" table:formula="of:=RAND()" office:value-type="float" office:value="0.0887987972959041" calcext:value-type="float">
            <text:p>0.088798797295904</text:p>
          </table:table-cell>
          <table:table-cell/>
          <table:table-cell table:style-name="ce9" table:formula="of:=RAND()" office:value-type="float" office:value="0.697139319213983" calcext:value-type="float">
            <text:p>0.697139319213983</text:p>
          </table:table-cell>
          <table:table-cell table:number-columns-repeated="2"/>
        </table:table-row>
        <table:table-row table:style-name="ro1">
          <table:table-cell office:value-type="float" office:value="225.02" calcext:value-type="float">
            <text:p>225.02</text:p>
          </table:table-cell>
          <table:table-cell table:number-columns-repeated="3"/>
          <table:table-cell table:formula="of:=[.$C$4] + ([.$C$5] - [.$C$4]) * (([.A37] - [.$C$1]) / ([.$C$2] - [.$C$1]))" office:value-type="float" office:value="-0.49808695864615" calcext:value-type="float">
            <text:p>-0.49808695864615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26]*[.Q211] + [.G27]*[.Q212] + [.G28]*[.Q213] + [.G29]*[.Q214] + [.G30]*[.Q215] + [.G31]*[.Q216] + [.G32]*[.Q217] + [.G33]*[.Q218] + [.G34]*[.Q219] + [.G35]*[.Q220] + [.G36]*[.Q221] + [.G37]*[.Q222] + [.G38]*[.Q223] + [.G39]*[.Q224] + [.G40]*[.Q225] + [.G41]*[.Q226] + [.G42]*[.Q227] + [.G43]*[.Q228] + [.G44]*[.Q229] + [.G45]*[.Q230] + [.G46]*[.Q231] )" office:value-type="float" office:value="-0.998276777856087" calcext:value-type="float">
            <text:p>-0.998276777856087</text:p>
          </table:table-cell>
          <table:table-cell table:number-columns-repeated="8"/>
          <table:table-cell table:style-name="ce9" table:formula="of:=RAND()" office:value-type="float" office:value="0.28309695581542" calcext:value-type="float">
            <text:p>0.28309695581542</text:p>
          </table:table-cell>
          <table:table-cell/>
          <table:table-cell table:style-name="ce9" table:formula="of:=RAND()" office:value-type="float" office:value="0.0384338036492706" calcext:value-type="float">
            <text:p>0.038433803649271</text:p>
          </table:table-cell>
          <table:table-cell table:number-columns-repeated="2"/>
        </table:table-row>
        <table:table-row table:style-name="ro1">
          <table:table-cell office:value-type="float" office:value="248.25333" calcext:value-type="float">
            <text:p>248.25333</text:p>
          </table:table-cell>
          <table:table-cell table:number-columns-repeated="3"/>
          <table:table-cell table:formula="of:=[.$C$4] + ([.$C$5] - [.$C$4]) * (([.A38] - [.$C$1]) / ([.$C$2] - [.$C$1]))" office:value-type="float" office:value="-0.497705232737409" calcext:value-type="float">
            <text:p>-0.497705232737409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26]*[.Q232] + [.G27]*[.Q233] + [.G28]*[.Q234] + [.G29]*[.Q235] + [.G30]*[.Q236] + [.G31]*[.Q237] + [.G32]*[.Q238] + [.G33]*[.Q239] + [.G34]*[.Q240] + [.G35]*[.Q241] + [.G36]*[.Q242] + [.G37]*[.Q243] + [.G38]*[.Q244] + [.G39]*[.Q245] + [.G40]*[.Q246] + [.G41]*[.Q247] + [.G42]*[.Q248] + [.G43]*[.Q249] + [.G44]*[.Q250] + [.G45]*[.Q251] + [.G46]*[.Q252] )" office:value-type="float" office:value="-0.999956574835326" calcext:value-type="float">
            <text:p>-0.999956574835326</text:p>
          </table:table-cell>
          <table:table-cell table:number-columns-repeated="8"/>
          <table:table-cell table:style-name="ce9" table:formula="of:=RAND()" office:value-type="float" office:value="0.805443614371717" calcext:value-type="float">
            <text:p>0.805443614371717</text:p>
          </table:table-cell>
          <table:table-cell/>
          <table:table-cell table:style-name="ce9" table:formula="of:=RAND()" office:value-type="float" office:value="0.24275837921051" calcext:value-type="float">
            <text:p>0.24275837921051</text:p>
          </table:table-cell>
          <table:table-cell table:number-columns-repeated="2"/>
        </table:table-row>
        <table:table-row table:style-name="ro1">
          <table:table-cell office:value-type="float" office:value="262.32666" calcext:value-type="float">
            <text:p>262.32666</text:p>
          </table:table-cell>
          <table:table-cell table:number-columns-repeated="3"/>
          <table:table-cell table:formula="of:=[.$C$4] + ([.$C$5] - [.$C$4]) * (([.A39] - [.$C$1]) / ([.$C$2] - [.$C$1]))" office:value-type="float" office:value="-0.497474006534223" calcext:value-type="float">
            <text:p>-0.497474006534223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26]*[.Q253] + [.G27]*[.Q254] + [.G28]*[.Q255] + [.G29]*[.Q256] + [.G30]*[.Q257] + [.G31]*[.Q258] + [.G32]*[.Q259] + [.G33]*[.Q260] + [.G34]*[.Q261] + [.G35]*[.Q262] + [.G36]*[.Q263] + [.G37]*[.Q264] + [.G38]*[.Q265] + [.G39]*[.Q266] + [.G40]*[.Q267] + [.G41]*[.Q268] + [.G42]*[.Q269] + [.G43]*[.Q270] + [.G44]*[.Q271] + [.G45]*[.Q272] + [.G46]*[.Q273] )" office:value-type="float" office:value="-0.999989478915181" calcext:value-type="float">
            <text:p>-0.999989478915181</text:p>
          </table:table-cell>
          <table:table-cell table:number-columns-repeated="8"/>
          <table:table-cell table:style-name="ce9" table:formula="of:=RAND()" office:value-type="float" office:value="0.575949552599114" calcext:value-type="float">
            <text:p>0.575949552599114</text:p>
          </table:table-cell>
          <table:table-cell/>
          <table:table-cell table:style-name="ce9" table:formula="of:=RAND()" office:value-type="float" office:value="0.0707347236363234" calcext:value-type="float">
            <text:p>0.070734723636323</text:p>
          </table:table-cell>
          <table:table-cell table:number-columns-repeated="2"/>
        </table:table-row>
        <table:table-row table:style-name="ro1">
          <table:table-cell office:value-type="float" office:value="294.48699" calcext:value-type="float">
            <text:p>294.48699</text:p>
          </table:table-cell>
          <table:table-cell table:number-columns-repeated="3"/>
          <table:table-cell table:formula="of:=[.$C$4] + ([.$C$5] - [.$C$4]) * (([.A40] - [.$C$1]) / ([.$C$2] - [.$C$1]))" office:value-type="float" office:value="-0.496945609132961" calcext:value-type="float">
            <text:p>-0.496945609132961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26]*[.Q274] + [.G27]*[.Q275] + [.G28]*[.Q276] + [.G29]*[.Q277] + [.G30]*[.Q278] + [.G31]*[.Q279] + [.G32]*[.Q280] + [.G33]*[.Q281] + [.G34]*[.Q282] + [.G35]*[.Q283] + [.G36]*[.Q284] + [.G37]*[.Q285] + [.G38]*[.Q286] + [.G39]*[.Q287] + [.G40]*[.Q288] + [.G41]*[.Q289] + [.G42]*[.Q290] + [.G43]*[.Q291] + [.G44]*[.Q292] + [.G45]*[.Q293] + [.G46]*[.Q294] )" office:value-type="float" office:value="-0.999953073529486" calcext:value-type="float">
            <text:p>-0.999953073529486</text:p>
          </table:table-cell>
          <table:table-cell table:number-columns-repeated="8"/>
          <table:table-cell table:style-name="ce9" table:formula="of:=RAND()" office:value-type="float" office:value="0.0838875483073506" calcext:value-type="float">
            <text:p>0.083887548307351</text:p>
          </table:table-cell>
          <table:table-cell/>
          <table:table-cell table:style-name="ce9" table:formula="of:=RAND()" office:value-type="float" office:value="0.950386718212801" calcext:value-type="float">
            <text:p>0.950386718212801</text:p>
          </table:table-cell>
          <table:table-cell table:number-columns-repeated="2"/>
        </table:table-row>
        <table:table-row table:style-name="ro1">
          <table:table-cell office:value-type="float" office:value="331.10325" calcext:value-type="float">
            <text:p>331.10325</text:p>
          </table:table-cell>
          <table:table-cell table:number-columns-repeated="3"/>
          <table:table-cell table:formula="of:=[.$C$4] + ([.$C$5] - [.$C$4]) * (([.A41] - [.$C$1]) / ([.$C$2] - [.$C$1]))" office:value-type="float" office:value="-0.496344000361287" calcext:value-type="float">
            <text:p>-0.496344000361287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26]*[.Q295] + [.G27]*[.Q296] + [.G28]*[.Q297] + [.G29]*[.Q298] + [.G30]*[.Q299] + [.G31]*[.Q300] + [.G32]*[.Q301] + [.G33]*[.Q302] + [.G34]*[.Q303] + [.G35]*[.Q304] + [.G36]*[.Q305] + [.G37]*[.Q306] + [.G38]*[.Q307] + [.G39]*[.Q308] + [.G40]*[.Q309] + [.G41]*[.Q310] + [.G42]*[.Q311] + [.G43]*[.Q312] + [.G44]*[.Q313] + [.G45]*[.Q314] + [.G46]*[.Q315] )" office:value-type="float" office:value="-0.999718087787663" calcext:value-type="float">
            <text:p>-0.999718087787663</text:p>
          </table:table-cell>
          <table:table-cell table:number-columns-repeated="8"/>
          <table:table-cell table:style-name="ce9" table:formula="of:=RAND()" office:value-type="float" office:value="0.726061804547387" calcext:value-type="float">
            <text:p>0.726061804547387</text:p>
          </table:table-cell>
          <table:table-cell/>
          <table:table-cell table:style-name="ce9" table:formula="of:=RAND()" office:value-type="float" office:value="0.944218664027243" calcext:value-type="float">
            <text:p>0.944218664027243</text:p>
          </table:table-cell>
          <table:table-cell table:number-columns-repeated="2"/>
        </table:table-row>
        <table:table-row table:style-name="ro1">
          <table:table-cell office:value-type="float" office:value="285.8875" calcext:value-type="float">
            <text:p>285.8875</text:p>
          </table:table-cell>
          <table:table-cell table:number-columns-repeated="3"/>
          <table:table-cell table:formula="of:=[.$C$4] + ([.$C$5] - [.$C$4]) * (([.A42] - [.$C$1]) / ([.$C$2] - [.$C$1]))" office:value-type="float" office:value="-0.497086899603804" calcext:value-type="float">
            <text:p>-0.497086899603804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26]*[.Q316] + [.G27]*[.Q317] + [.G28]*[.Q318] + [.G29]*[.Q319] + [.G30]*[.Q320] + [.G31]*[.Q321] + [.G32]*[.Q322] + [.G33]*[.Q323] + [.G34]*[.Q324] + [.G35]*[.Q325] + [.G36]*[.Q326] + [.G37]*[.Q327] + [.G38]*[.Q328] + [.G39]*[.Q329] + [.G40]*[.Q330] + [.G41]*[.Q331] + [.G42]*[.Q332] + [.G43]*[.Q333] + [.G44]*[.Q334] + [.G45]*[.Q335] + [.G46]*[.Q336] )" office:value-type="float" office:value="-0.99761344798637" calcext:value-type="float">
            <text:p>-0.99761344798637</text:p>
          </table:table-cell>
          <table:table-cell table:number-columns-repeated="8"/>
          <table:table-cell table:style-name="ce9" table:formula="of:=RAND()" office:value-type="float" office:value="0.518296288844515" calcext:value-type="float">
            <text:p>0.518296288844515</text:p>
          </table:table-cell>
          <table:table-cell/>
          <table:table-cell table:style-name="ce9" table:formula="of:=RAND()" office:value-type="float" office:value="0.812164214238723" calcext:value-type="float">
            <text:p>0.812164214238723</text:p>
          </table:table-cell>
          <table:table-cell table:number-columns-repeated="2"/>
        </table:table-row>
        <table:table-row table:style-name="ro1">
          <table:table-cell office:value-type="float" office:value="304.97974" calcext:value-type="float">
            <text:p>304.97974</text:p>
          </table:table-cell>
          <table:table-cell table:number-columns-repeated="3"/>
          <table:table-cell table:formula="of:=[.$C$4] + ([.$C$5] - [.$C$4]) * (([.A43] - [.$C$1]) / ([.$C$2] - [.$C$1]))" office:value-type="float" office:value="-0.496773212213151" calcext:value-type="float">
            <text:p>-0.496773212213151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26]*[.Q337] + [.G27]*[.Q338] + [.G28]*[.Q339] + [.G29]*[.Q340] + [.G30]*[.Q341] + [.G31]*[.Q342] + [.G32]*[.Q343] + [.G33]*[.Q344] + [.G34]*[.Q345] + [.G35]*[.Q346] + [.G36]*[.Q347] + [.G37]*[.Q348] + [.G38]*[.Q349] + [.G39]*[.Q350] + [.G40]*[.Q351] + [.G41]*[.Q352] + [.G42]*[.Q353] + [.G43]*[.Q354] + [.G44]*[.Q355] + [.G45]*[.Q356] + [.G46]*[.Q357] )" office:value-type="float" office:value="-0.999554127573245" calcext:value-type="float">
            <text:p>-0.999554127573245</text:p>
          </table:table-cell>
          <table:table-cell table:number-columns-repeated="8"/>
          <table:table-cell table:style-name="ce9" table:formula="of:=RAND()" office:value-type="float" office:value="0.613395565951398" calcext:value-type="float">
            <text:p>0.613395565951398</text:p>
          </table:table-cell>
          <table:table-cell/>
          <table:table-cell table:style-name="ce9" table:formula="of:=RAND()" office:value-type="float" office:value="0.295045777153876" calcext:value-type="float">
            <text:p>0.295045777153876</text:p>
          </table:table-cell>
          <table:table-cell table:number-columns-repeated="2"/>
        </table:table-row>
        <table:table-row table:style-name="ro1">
          <table:table-cell office:value-type="float" office:value="338.137" calcext:value-type="float">
            <text:p>338.137</text:p>
          </table:table-cell>
          <table:table-cell table:number-columns-repeated="3"/>
          <table:table-cell table:formula="of:=[.$C$4] + ([.$C$5] - [.$C$4]) * (([.A44] - [.$C$1]) / ([.$C$2] - [.$C$1]))" office:value-type="float" office:value="-0.496228435153432" calcext:value-type="float">
            <text:p>-0.496228435153432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26]*[.Q358] + [.G27]*[.Q359] + [.G28]*[.Q360] + [.G29]*[.Q361] + [.G30]*[.Q362] + [.G31]*[.Q363] + [.G32]*[.Q364] + [.G33]*[.Q365] + [.G34]*[.Q366] + [.G35]*[.Q367] + [.G36]*[.Q368] + [.G37]*[.Q369] + [.G38]*[.Q370] + [.G39]*[.Q371] + [.G40]*[.Q372] + [.G41]*[.Q373] + [.G42]*[.Q374] + [.G43]*[.Q375] + [.G44]*[.Q376] + [.G45]*[.Q377] + [.G46]*[.Q378] )" office:value-type="float" office:value="-0.998934891423439" calcext:value-type="float">
            <text:p>-0.998934891423439</text:p>
          </table:table-cell>
          <table:table-cell table:number-columns-repeated="8"/>
          <table:table-cell table:style-name="ce9" table:formula="of:=RAND()" office:value-type="float" office:value="0.707659054149062" calcext:value-type="float">
            <text:p>0.707659054149062</text:p>
          </table:table-cell>
          <table:table-cell/>
          <table:table-cell table:style-name="ce9" table:formula="of:=RAND()" office:value-type="float" office:value="0.265328046196895" calcext:value-type="float">
            <text:p>0.265328046196895</text:p>
          </table:table-cell>
          <table:table-cell table:number-columns-repeated="2"/>
        </table:table-row>
        <table:table-row table:style-name="ro1">
          <table:table-cell office:value-type="float" office:value="357.48" calcext:value-type="float">
            <text:p>357.48</text:p>
          </table:table-cell>
          <table:table-cell table:number-columns-repeated="3"/>
          <table:table-cell table:formula="of:=[.$C$4] + ([.$C$5] - [.$C$4]) * (([.A45] - [.$C$1]) / ([.$C$2] - [.$C$1]))" office:value-type="float" office:value="-0.495910627751188" calcext:value-type="float">
            <text:p>-0.495910627751188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26]*[.Q379] + [.G27]*[.Q380] + [.G28]*[.Q381] + [.G29]*[.Q382] + [.G30]*[.Q383] + [.G31]*[.Q384] + [.G32]*[.Q385] + [.G33]*[.Q386] + [.G34]*[.Q387] + [.G35]*[.Q388] + [.G36]*[.Q389] + [.G37]*[.Q390] + [.G38]*[.Q391] + [.G39]*[.Q392] + [.G40]*[.Q393] + [.G41]*[.Q394] + [.G42]*[.Q395] + [.G43]*[.Q396] + [.G44]*[.Q397] + [.G45]*[.Q398] + [.G46]*[.Q399] )" office:value-type="float" office:value="-0.999731262472618" calcext:value-type="float">
            <text:p>-0.999731262472618</text:p>
          </table:table-cell>
          <table:table-cell table:number-columns-repeated="8"/>
          <table:table-cell table:style-name="ce9" table:formula="of:=RAND()" office:value-type="float" office:value="0.0889994400221429" calcext:value-type="float">
            <text:p>0.088999440022143</text:p>
          </table:table-cell>
          <table:table-cell/>
          <table:table-cell table:style-name="ce9" table:formula="of:=RAND()" office:value-type="float" office:value="0.111952793218322" calcext:value-type="float">
            <text:p>0.111952793218322</text:p>
          </table:table-cell>
          <table:table-cell table:number-columns-repeated="2"/>
        </table:table-row>
        <table:table-row table:style-name="ro1">
          <table:table-cell office:value-type="float" office:value="402.954" calcext:value-type="float">
            <text:p>402.954</text:p>
          </table:table-cell>
          <table:table-cell table:number-columns-repeated="3"/>
          <table:table-cell table:formula="of:=[.$C$4] + ([.$C$5] - [.$C$4]) * (([.A46] - [.$C$1]) / ([.$C$2] - [.$C$1]))" office:value-type="float" office:value="-0.495163485435641" calcext:value-type="float">
            <text:p>-0.495163485435641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26]*[.Q400] + [.G27]*[.Q401] + [.G28]*[.Q402] + [.G29]*[.Q403] + [.G30]*[.Q404] + [.G31]*[.Q405] + [.G32]*[.Q406] + [.G33]*[.Q407] + [.G34]*[.Q408] + [.G35]*[.Q409] + [.G36]*[.Q410] + [.G37]*[.Q411] + [.G38]*[.Q412] + [.G39]*[.Q413] + [.G40]*[.Q414] + [.G41]*[.Q415] + [.G42]*[.Q416] + [.G43]*[.Q417] + [.G44]*[.Q418] + [.G45]*[.Q419] + [.G46]*[.Q420] )" office:value-type="float" office:value="-0.99974567274191" calcext:value-type="float">
            <text:p>-0.99974567274191</text:p>
          </table:table-cell>
          <table:table-cell table:number-columns-repeated="8"/>
          <table:table-cell table:style-name="ce9" table:formula="of:=RAND()" office:value-type="float" office:value="0.940594613859244" calcext:value-type="float">
            <text:p>0.940594613859244</text:p>
          </table:table-cell>
          <table:table-cell/>
          <table:table-cell table:style-name="ce9" table:formula="of:=RAND()" office:value-type="float" office:value="0.194661806162743" calcext:value-type="float">
            <text:p>0.194661806162743</text:p>
          </table:table-cell>
          <table:table-cell table:number-columns-repeated="2"/>
        </table:table-row>
        <table:table-row table:style-name="ro1">
          <table:table-cell office:value-type="float" office:value="409.10375" calcext:value-type="float">
            <text:p>409.10375</text:p>
          </table:table-cell>
          <table:table-cell table:number-columns-repeated="3"/>
          <table:table-cell table:formula="of:=[.$C$4] + ([.$C$5] - [.$C$4]) * (([.A47] - [.$C$1]) / ([.$C$2] - [.$C$1]))" office:value-type="float" office:value="-0.495062444435178" calcext:value-type="float">
            <text:p>-0.495062444435178</text:p>
          </table:table-cell>
          <table:table-cell table:number-columns-repeated="2"/>
          <table:table-cell table:style-name="ce17" table:formula="of:=TANH( [.G26]*[.Q421] + [.G27]*[.Q422] + [.G28]*[.Q423] + [.G29]*[.Q424] + [.G30]*[.Q425] + [.G31]*[.Q426] + [.G32]*[.Q427] + [.G33]*[.Q428] + [.G34]*[.Q429] + [.G35]*[.Q430] + [.G36]*[.Q431] + [.G37]*[.Q432] + [.G38]*[.Q433] + [.G39]*[.Q434] + [.G40]*[.Q435] + [.G41]*[.Q436] + [.G42]*[.Q437] + [.G43]*[.Q438] + [.G44]*[.Q439] + [.G45]*[.Q440] + [.G46]*[.Q441] )" office:value-type="float" office:value="-0.999617441132074" calcext:value-type="float">
            <text:p>-0.999617441132074</text:p>
          </table:table-cell>
          <table:table-cell table:number-columns-repeated="8"/>
          <table:table-cell table:style-name="ce9" table:formula="of:=RAND()" office:value-type="float" office:value="0.243056416451705" calcext:value-type="float">
            <text:p>0.243056416451705</text:p>
          </table:table-cell>
          <table:table-cell/>
          <table:table-cell table:style-name="ce9" table:formula="of:=RAND()" office:value-type="float" office:value="0.922805683505372" calcext:value-type="float">
            <text:p>0.922805683505372</text:p>
          </table:table-cell>
          <table:table-cell table:number-columns-repeated="2"/>
        </table:table-row>
        <table:table-row table:style-name="ro1">
          <table:table-cell office:value-type="float" office:value="420.21649" calcext:value-type="float">
            <text:p>420.21649</text:p>
          </table:table-cell>
          <table:table-cell table:number-columns-repeated="3"/>
          <table:table-cell table:formula="of:=[.$C$4] + ([.$C$5] - [.$C$4]) * (([.A48] - [.$C$1]) / ([.$C$2] - [.$C$1]))" office:value-type="float" office:value="-0.494879861018375" calcext:value-type="float">
            <text:p>-0.494879861018375</text:p>
          </table:table-cell>
          <table:table-cell table:number-columns-repeated="2"/>
          <table:table-cell table:style-name="ce17" table:formula="of:=TANH( [.G26]*[.Q442] + [.G27]*[.Q443] + [.G28]*[.Q444] + [.G29]*[.Q445] + [.G30]*[.Q446] + [.G31]*[.Q447] + [.G32]*[.Q448] + [.G33]*[.Q449] + [.G34]*[.Q450] + [.G35]*[.Q451] + [.G36]*[.Q452] + [.G37]*[.Q453] + [.G38]*[.Q454] + [.G39]*[.Q455] + [.G40]*[.Q456] + [.G41]*[.Q457] + [.G42]*[.Q458] + [.G43]*[.Q459] + [.G44]*[.Q460] + [.G45]*[.Q461] + [.G46]*[.Q462] )" office:value-type="float" office:value="-0.999370034990171" calcext:value-type="float">
            <text:p>-0.999370034990171</text:p>
          </table:table-cell>
          <table:table-cell table:number-columns-repeated="8"/>
          <table:table-cell table:style-name="ce9" table:formula="of:=RAND()" office:value-type="float" office:value="0.639402885175224" calcext:value-type="float">
            <text:p>0.639402885175224</text:p>
          </table:table-cell>
          <table:table-cell/>
          <table:table-cell table:style-name="ce9" table:formula="of:=RAND()" office:value-type="float" office:value="0.221902058098044" calcext:value-type="float">
            <text:p>0.221902058098044</text:p>
          </table:table-cell>
          <table:table-cell table:number-columns-repeated="2"/>
        </table:table-row>
        <table:table-row table:style-name="ro1">
          <table:table-cell office:value-type="float" office:value="437.29725" calcext:value-type="float">
            <text:p>437.29725</text:p>
          </table:table-cell>
          <table:table-cell table:number-columns-repeated="3"/>
          <table:table-cell table:formula="of:=[.$C$4] + ([.$C$5] - [.$C$4]) * (([.A49] - [.$C$1]) / ([.$C$2] - [.$C$1]))" office:value-type="float" office:value="-0.494599222442976" calcext:value-type="float">
            <text:p>-0.494599222442976</text:p>
          </table:table-cell>
          <table:table-cell table:number-columns-repeated="2"/>
          <table:table-cell table:style-name="ce17" table:formula="of:=TANH( [.G26]*[.Q463] + [.G27]*[.Q464] + [.G28]*[.Q465] + [.G29]*[.Q466] + [.G30]*[.Q467] + [.G31]*[.Q468] + [.G32]*[.Q469] + [.G33]*[.Q470] + [.G34]*[.Q471] + [.G35]*[.Q472] + [.G36]*[.Q473] + [.G37]*[.Q474] + [.G38]*[.Q475] + [.G39]*[.Q476] + [.G40]*[.Q477] + [.G41]*[.Q478] + [.G42]*[.Q479] + [.G43]*[.Q480] + [.G44]*[.Q481] + [.G45]*[.Q482] + [.G46]*[.Q483] )" office:value-type="float" office:value="-0.999616050625737" calcext:value-type="float">
            <text:p>-0.999616050625737</text:p>
          </table:table-cell>
          <table:table-cell table:number-columns-repeated="8"/>
          <table:table-cell table:style-name="ce9" table:formula="of:=RAND()" office:value-type="float" office:value="0.685161269556337" calcext:value-type="float">
            <text:p>0.685161269556337</text:p>
          </table:table-cell>
          <table:table-cell/>
          <table:table-cell table:style-name="ce9" table:formula="of:=RAND()" office:value-type="float" office:value="0.595939836497281" calcext:value-type="float">
            <text:p>0.595939836497281</text:p>
          </table:table-cell>
          <table:table-cell table:number-columns-repeated="2"/>
        </table:table-row>
        <table:table-row table:style-name="ro1">
          <table:table-cell office:value-type="float" office:value="510.6025" calcext:value-type="float">
            <text:p>510.6025</text:p>
          </table:table-cell>
          <table:table-cell table:number-columns-repeated="3"/>
          <table:table-cell table:formula="of:=[.$C$4] + ([.$C$5] - [.$C$4]) * (([.A50] - [.$C$1]) / ([.$C$2] - [.$C$1]))" office:value-type="float" office:value="-0.493394809938538" calcext:value-type="float">
            <text:p>-0.493394809938538</text:p>
          </table:table-cell>
          <table:table-cell table:number-columns-repeated="11"/>
          <table:table-cell table:style-name="ce9" table:formula="of:=RAND()" office:value-type="float" office:value="0.971035562955978" calcext:value-type="float">
            <text:p>0.971035562955978</text:p>
          </table:table-cell>
          <table:table-cell/>
          <table:table-cell table:style-name="ce9" table:formula="of:=RAND()" office:value-type="float" office:value="0.880618071132516" calcext:value-type="float">
            <text:p>0.880618071132516</text:p>
          </table:table-cell>
          <table:table-cell table:number-columns-repeated="2"/>
        </table:table-row>
        <table:table-row table:style-name="ro1">
          <table:table-cell office:value-type="float" office:value="693.65" calcext:value-type="float">
            <text:p>693.65</text:p>
          </table:table-cell>
          <table:table-cell table:number-columns-repeated="3"/>
          <table:table-cell table:formula="of:=[.$C$4] + ([.$C$5] - [.$C$4]) * (([.A51] - [.$C$1]) / ([.$C$2] - [.$C$1]))" office:value-type="float" office:value="-0.49038732141751" calcext:value-type="float">
            <text:p>-0.4903873214175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994092193715922" calcext:value-type="float">
            <text:p>0.994092193715922</text:p>
          </table:table-cell>
          <table:table-cell/>
          <table:table-cell table:style-name="ce9" table:formula="of:=RAND()" office:value-type="float" office:value="0.0550312577450186" calcext:value-type="float">
            <text:p>0.055031257745019</text:p>
          </table:table-cell>
          <table:table-cell table:number-columns-repeated="2"/>
        </table:table-row>
        <table:table-row table:style-name="ro1">
          <table:table-cell office:value-type="float" office:value="531.54249" calcext:value-type="float">
            <text:p>531.54249</text:p>
          </table:table-cell>
          <table:table-cell table:number-columns-repeated="3"/>
          <table:table-cell table:formula="of:=[.$C$4] + ([.$C$5] - [.$C$4]) * (([.A52] - [.$C$1]) / ([.$C$2] - [.$C$1]))" office:value-type="float" office:value="-0.493050763832716" calcext:value-type="float">
            <text:p>-0.493050763832716</text:p>
          </table:table-cell>
          <table:table-cell/>
          <table:table-cell table:style-name="ce15" office:value-type="float" office:value="-0.499722821439119" calcext:value-type="float">
            <text:p>-0.499722821439119</text:p>
          </table:table-cell>
          <table:table-cell table:style-name="ce17" table:formula="of:=TANH( [.G51]*[.Q1] + [.G52]*[.Q2] + [.G53]*[.Q3] + [.G54]*[.Q4] + [.G55]*[.Q5] + [.G56]*[.Q6] + [.G57]*[.Q7] + [.G58]*[.Q8] + [.G59]*[.Q9] + [.G60]*[.Q10] + [.G61]*[.Q11] + [.G62]*[.Q12] + [.G63]*[.Q13] + [.G64]*[.Q14] + [.G65]*[.Q15] + [.G66]*[.Q16] + [.G67]*[.Q17] + [.G68]*[.Q18] + [.G69]*[.Q19] + [.G70]*[.Q20] + [.G71]*[.Q21] )" office:value-type="float" office:value="-0.999835983322865" calcext:value-type="float">
            <text:p>-0.999835983322865</text:p>
          </table:table-cell>
          <table:table-cell table:style-name="ce19" table:formula="of:=TANH( [.H51]*[.S1] + [.H52]*[.S2] + [.H53]*[.S3] + [.H54]*[.S4] + [.H55]*[.S5] + [.H56]*[.S6] + [.H57]*[.S7] + [.H58]*[.S8] + [.H59]*[.S9] + [.H60]*[.S10] + [.H61]*[.S11] + [.H62]*[.S12] + [.H63]*[.S13] + [.H64]*[.S14] + [.H65]*[.S15] + [.H66]*[.S16] + [.H67]*[.S17] + [.H68]*[.S18] + [.H69]*[.S19] + [.H70]*[.S20] + [.H71]*[.S21] + [.H72]*[.S22] + [.H73]*[.S23] + [.H74]*[.S24] )" office:value-type="float" office:value="-0.999999999374352" calcext:value-type="float">
            <text:p>-0.999999999374352</text:p>
          </table:table-cell>
          <table:table-cell table:style-name="ce20" office:value-type="float" office:value="-0.498865526318883" calcext:value-type="float">
            <text:p>-0.498865526318883</text:p>
          </table:table-cell>
          <table:table-cell table:style-name="ce21" table:formula="of:= ([.J52]-[.I52]) * ([.J52]-[.I52])" office:value-type="float" office:value="0.251135760084582" calcext:value-type="float">
            <text:p>0.251135760084582</text:p>
          </table:table-cell>
          <table:table-cell table:number-columns-repeated="5"/>
          <table:table-cell table:style-name="ce9" table:formula="of:=RAND()" office:value-type="float" office:value="0.571143323385989" calcext:value-type="float">
            <text:p>0.571143323385989</text:p>
          </table:table-cell>
          <table:table-cell/>
          <table:table-cell table:style-name="ce9" table:formula="of:=RAND()" office:value-type="float" office:value="0.458318630065379" calcext:value-type="float">
            <text:p>0.458318630065379</text:p>
          </table:table-cell>
          <table:table-cell table:number-columns-repeated="2"/>
        </table:table-row>
        <table:table-row table:style-name="ro1">
          <table:table-cell office:value-type="float" office:value="574.71599" calcext:value-type="float">
            <text:p>574.71599</text:p>
          </table:table-cell>
          <table:table-cell table:number-columns-repeated="3"/>
          <table:table-cell table:formula="of:=[.$C$4] + ([.$C$5] - [.$C$4]) * (([.A53] - [.$C$1]) / ([.$C$2] - [.$C$1]))" office:value-type="float" office:value="-0.492341418959595" calcext:value-type="float">
            <text:p>-0.492341418959595</text:p>
          </table:table-cell>
          <table:table-cell/>
          <table:table-cell table:style-name="ce15" office:value-type="float" office:value="-0.5" calcext:value-type="float">
            <text:p>-0.5</text:p>
          </table:table-cell>
          <table:table-cell table:style-name="ce17" table:formula="of:=TANH( [.G51]*[.Q22] + [.G52]*[.Q23] + [.G53]*[.Q24] + [.G54]*[.Q25] + [.G55]*[.Q26] + [.G56]*[.Q27] + [.G57]*[.Q28] + [.G58]*[.Q29] + [.G59]*[.Q30] + [.G60]*[.Q31] + [.G61]*[.Q32] + [.G62]*[.Q33] + [.G63]*[.Q34] + [.G64]*[.Q35] + [.G65]*[.Q36] + [.G66]*[.Q37] + [.G67]*[.Q38] + [.G68]*[.Q39] + [.G69]*[.Q40] + [.G70]*[.Q41] + [.G71]*[.Q42] )" office:value-type="float" office:value="-0.998573182101753" calcext:value-type="float">
            <text:p>-0.998573182101753</text:p>
          </table:table-cell>
          <table:table-cell table:style-name="ce19" table:formula="of:=TANH( [.H51]*[.S25] + [.H52]*[.S26] + [.H53]*[.S27] + [.H54]*[.S28] + [.H55]*[.S29] + [.H56]*[.S30] + [.H57]*[.S31] + [.H58]*[.S32] + [.H59]*[.S33] + [.H60]*[.S34] + [.H61]*[.S35] + [.H62]*[.S36] + [.H63]*[.S37] + [.H64]*[.S38] + [.H65]*[.S39] + [.H66]*[.S40] + [.H67]*[.S41] + [.H68]*[.S42] + [.H69]*[.S43] + [.H70]*[.S44] + [.H71]*[.S45] + [.H72]*[.S46] + [.H73]*[.S47] + [.H74]*[.S48] )" office:value-type="float" office:value="-0.999999996082358" calcext:value-type="float">
            <text:p>-0.999999996082358</text:p>
          </table:table-cell>
          <table:table-cell table:style-name="ce20" office:value-type="float" office:value="-0.49869031853776" calcext:value-type="float">
            <text:p>-0.49869031853776</text:p>
          </table:table-cell>
          <table:table-cell table:style-name="ce21" table:formula="of:= ([.J53]-[.I53]) * ([.J53]-[.I53])" office:value-type="float" office:value="0.251311392799869" calcext:value-type="float">
            <text:p>0.251311392799869</text:p>
          </table:table-cell>
          <table:table-cell table:number-columns-repeated="5"/>
          <table:table-cell table:style-name="ce9" table:formula="of:=RAND()" office:value-type="float" office:value="0.0360306838940019" calcext:value-type="float">
            <text:p>0.036030683894002</text:p>
          </table:table-cell>
          <table:table-cell/>
          <table:table-cell table:style-name="ce9" table:formula="of:=RAND()" office:value-type="float" office:value="0.497152637534469" calcext:value-type="float">
            <text:p>0.497152637534469</text:p>
          </table:table-cell>
          <table:table-cell table:number-columns-repeated="2"/>
        </table:table-row>
        <table:table-row table:style-name="ro1">
          <table:table-cell office:value-type="float" office:value="681.33" calcext:value-type="float">
            <text:p>681.33</text:p>
          </table:table-cell>
          <table:table-cell table:number-columns-repeated="3"/>
          <table:table-cell table:formula="of:=[.$C$4] + ([.$C$5] - [.$C$4]) * (([.A54] - [.$C$1]) / ([.$C$2] - [.$C$1]))" office:value-type="float" office:value="-0.490589740235462" calcext:value-type="float">
            <text:p>-0.490589740235462</text:p>
          </table:table-cell>
          <table:table-cell/>
          <table:table-cell table:style-name="ce15" office:value-type="float" office:value="-0.499834223095622" calcext:value-type="float">
            <text:p>-0.499834223095622</text:p>
          </table:table-cell>
          <table:table-cell table:style-name="ce17" table:formula="of:=TANH( [.G51]*[.Q43] + [.G52]*[.Q44] + [.G53]*[.Q45] + [.G54]*[.Q46] + [.G55]*[.Q47] + [.G56]*[.Q48] + [.G57]*[.Q49] + [.G58]*[.Q50] + [.G59]*[.Q51] + [.G60]*[.Q52] + [.G61]*[.Q53] + [.G62]*[.Q54] + [.G63]*[.Q55] + [.G64]*[.Q56] + [.G65]*[.Q57] + [.G66]*[.Q58] + [.G67]*[.Q59] + [.G68]*[.Q60] + [.G69]*[.Q61] + [.G70]*[.Q62] + [.G71]*[.Q63] )" office:value-type="float" office:value="-0.999798624823101" calcext:value-type="float">
            <text:p>-0.999798624823101</text:p>
          </table:table-cell>
          <table:table-cell table:style-name="ce19" table:formula="of:=TANH( [.H51]*[.S49] + [.H52]*[.S50] + [.H53]*[.S51] + [.H54]*[.S52] + [.H55]*[.S53] + [.H56]*[.S54] + [.H57]*[.S55] + [.H58]*[.S56] + [.H59]*[.S57] + [.H60]*[.S58] + [.H61]*[.S59] + [.H62]*[.S60] + [.H63]*[.S61] + [.H64]*[.S62] + [.H65]*[.S63] + [.H66]*[.S64] + [.H67]*[.S65] + [.H68]*[.S66] + [.H69]*[.S67] + [.H70]*[.S68] + [.H71]*[.S69] + [.H72]*[.S70] + [.H73]*[.S71] + [.H74]*[.S72] )" office:value-type="float" office:value="-0.999999972599966" calcext:value-type="float">
            <text:p>-0.999999972599966</text:p>
          </table:table-cell>
          <table:table-cell table:style-name="ce20" office:value-type="float" office:value="-0.498486511376454" calcext:value-type="float">
            <text:p>-0.498486511376454</text:p>
          </table:table-cell>
          <table:table-cell table:style-name="ce21" table:formula="of:= ([.J54]-[.I54]) * ([.J54]-[.I54])" office:value-type="float" office:value="0.251515751788387" calcext:value-type="float">
            <text:p>0.251515751788387</text:p>
          </table:table-cell>
          <table:table-cell table:number-columns-repeated="5"/>
          <table:table-cell table:style-name="ce9" table:formula="of:=RAND()" office:value-type="float" office:value="0.783416303011617" calcext:value-type="float">
            <text:p>0.783416303011617</text:p>
          </table:table-cell>
          <table:table-cell/>
          <table:table-cell table:style-name="ce9" table:formula="of:=RAND()" office:value-type="float" office:value="0.164541341530612" calcext:value-type="float">
            <text:p>0.164541341530612</text:p>
          </table:table-cell>
          <table:table-cell table:number-columns-repeated="2"/>
        </table:table-row>
        <table:table-row table:style-name="ro1">
          <table:table-cell office:value-type="float" office:value="774.18" calcext:value-type="float">
            <text:p>774.18</text:p>
          </table:table-cell>
          <table:table-cell table:number-columns-repeated="3"/>
          <table:table-cell table:formula="of:=[.$C$4] + ([.$C$5] - [.$C$4]) * (([.A55] - [.$C$1]) / ([.$C$2] - [.$C$1]))" office:value-type="float" office:value="-0.489064205556335" calcext:value-type="float">
            <text:p>-0.489064205556335</text:p>
          </table:table-cell>
          <table:table-cell/>
          <table:table-cell table:style-name="ce15" office:value-type="float" office:value="-0.49979045331226" calcext:value-type="float">
            <text:p>-0.49979045331226</text:p>
          </table:table-cell>
          <table:table-cell table:style-name="ce17" table:formula="of:=TANH( [.G51]*[.Q64] + [.G52]*[.Q65] + [.G53]*[.Q66] + [.G54]*[.Q67] + [.G55]*[.Q68] + [.G56]*[.Q69] + [.G57]*[.Q70] + [.G58]*[.Q71] + [.G59]*[.Q72] + [.G60]*[.Q73] + [.G61]*[.Q74] + [.G62]*[.Q75] + [.G63]*[.Q76] + [.G64]*[.Q77] + [.G65]*[.Q78] + [.G66]*[.Q79] + [.G67]*[.Q80] + [.G68]*[.Q81] + [.G69]*[.Q82] + [.G70]*[.Q83] + [.G71]*[.Q84] )" office:value-type="float" office:value="-0.999758171772735" calcext:value-type="float">
            <text:p>-0.999758171772735</text:p>
          </table:table-cell>
          <table:table-cell table:number-columns-repeated="8"/>
          <table:table-cell table:style-name="ce9" table:formula="of:=RAND()" office:value-type="float" office:value="0.141479457627395" calcext:value-type="float">
            <text:p>0.141479457627395</text:p>
          </table:table-cell>
          <table:table-cell/>
          <table:table-cell table:style-name="ce9" table:formula="of:=RAND()" office:value-type="float" office:value="0.305449513009062" calcext:value-type="float">
            <text:p>0.305449513009062</text:p>
          </table:table-cell>
          <table:table-cell table:number-columns-repeated="2"/>
        </table:table-row>
        <table:table-row table:style-name="ro1">
          <table:table-cell office:value-type="float" office:value="746.19374" calcext:value-type="float">
            <text:p>746.19374</text:p>
          </table:table-cell>
          <table:table-cell table:number-columns-repeated="3"/>
          <table:table-cell table:formula="of:=[.$C$4] + ([.$C$5] - [.$C$4]) * (([.A56] - [.$C$1]) / ([.$C$2] - [.$C$1]))" office:value-type="float" office:value="-0.48952402257485" calcext:value-type="float">
            <text:p>-0.48952402257485</text:p>
          </table:table-cell>
          <table:table-cell/>
          <table:table-cell table:style-name="ce15" office:value-type="float" office:value="-0.499801680491714" calcext:value-type="float">
            <text:p>-0.499801680491714</text:p>
          </table:table-cell>
          <table:table-cell table:style-name="ce17" table:formula="of:=TANH( [.G51]*[.Q85] + [.G52]*[.Q86] + [.G53]*[.Q87] + [.G54]*[.Q88] + [.G55]*[.Q89] + [.G56]*[.Q90] + [.G57]*[.Q91] + [.G58]*[.Q92] + [.G59]*[.Q93] + [.G60]*[.Q94] + [.G61]*[.Q95] + [.G62]*[.Q96] + [.G63]*[.Q97] + [.G64]*[.Q98] + [.G65]*[.Q99] + [.G66]*[.Q100] + [.G67]*[.Q101] + [.G68]*[.Q102] + [.G69]*[.Q103] + [.G70]*[.Q104] + [.G71]*[.Q105] )" office:value-type="float" office:value="-0.998459064369116" calcext:value-type="float">
            <text:p>-0.998459064369116</text:p>
          </table:table-cell>
          <table:table-cell table:number-columns-repeated="8"/>
          <table:table-cell table:style-name="ce9" table:formula="of:=RAND()" office:value-type="float" office:value="0.297358424527705" calcext:value-type="float">
            <text:p>0.297358424527705</text:p>
          </table:table-cell>
          <table:table-cell/>
          <table:table-cell table:style-name="ce9" table:formula="of:=RAND()" office:value-type="float" office:value="0.0138247064087006" calcext:value-type="float">
            <text:p>0.013824706408701</text:p>
          </table:table-cell>
          <table:table-cell table:number-columns-repeated="2"/>
        </table:table-row>
        <table:table-row table:style-name="ro1">
          <table:table-cell office:value-type="float" office:value="768.8475" calcext:value-type="float">
            <text:p>768.8475</text:p>
          </table:table-cell>
          <table:table-cell table:number-columns-repeated="3"/>
          <table:table-cell table:formula="of:=[.$C$4] + ([.$C$5] - [.$C$4]) * (([.A57] - [.$C$1]) / ([.$C$2] - [.$C$1]))" office:value-type="float" office:value="-0.489151819058505" calcext:value-type="float">
            <text:p>-0.489151819058505</text:p>
          </table:table-cell>
          <table:table-cell/>
          <table:table-cell table:style-name="ce15" office:value-type="float" office:value="-0.499782955600946" calcext:value-type="float">
            <text:p>-0.499782955600946</text:p>
          </table:table-cell>
          <table:table-cell table:style-name="ce17" table:formula="of:=TANH( [.G51]*[.Q106] + [.G52]*[.Q107] + [.G53]*[.Q108] + [.G54]*[.Q109] + [.G55]*[.Q110] + [.G56]*[.Q111] + [.G57]*[.Q112] + [.G58]*[.Q113] + [.G59]*[.Q114] + [.G60]*[.Q115] + [.G61]*[.Q116] + [.G62]*[.Q117] + [.G63]*[.Q118] + [.G64]*[.Q119] + [.G65]*[.Q120] + [.G66]*[.Q121] + [.G67]*[.Q122] + [.G68]*[.Q123] + [.G69]*[.Q124] + [.G70]*[.Q125] + [.G71]*[.Q126] )" office:value-type="float" office:value="-0.999590196813203" calcext:value-type="float">
            <text:p>-0.999590196813203</text:p>
          </table:table-cell>
          <table:table-cell table:number-columns-repeated="8"/>
          <table:table-cell table:style-name="ce9" table:formula="of:=RAND()" office:value-type="float" office:value="0.596065220048052" calcext:value-type="float">
            <text:p>0.596065220048052</text:p>
          </table:table-cell>
          <table:table-cell/>
          <table:table-cell table:style-name="ce9" table:formula="of:=RAND()" office:value-type="float" office:value="0.218892667905428" calcext:value-type="float">
            <text:p>0.218892667905428</text:p>
          </table:table-cell>
          <table:table-cell table:number-columns-repeated="2"/>
        </table:table-row>
        <table:table-row table:style-name="ro1">
          <table:table-cell office:value-type="float" office:value="789.36475" calcext:value-type="float">
            <text:p>789.36475</text:p>
          </table:table-cell>
          <table:table-cell table:number-columns-repeated="3"/>
          <table:table-cell table:formula="of:=[.$C$4] + ([.$C$5] - [.$C$4]) * (([.A58] - [.$C$1]) / ([.$C$2] - [.$C$1]))" office:value-type="float" office:value="-0.488814718612675" calcext:value-type="float">
            <text:p>-0.488814718612675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51]*[.Q127] + [.G52]*[.Q128] + [.G53]*[.Q129] + [.G54]*[.Q130] + [.G55]*[.Q131] + [.G56]*[.Q132] + [.G57]*[.Q133] + [.G58]*[.Q134] + [.G59]*[.Q135] + [.G60]*[.Q136] + [.G61]*[.Q137] + [.G62]*[.Q138] + [.G63]*[.Q139] + [.G64]*[.Q140] + [.G65]*[.Q141] + [.G66]*[.Q142] + [.G67]*[.Q143] + [.G68]*[.Q144] + [.G69]*[.Q145] + [.G70]*[.Q146] + [.G71]*[.Q147] )" office:value-type="float" office:value="-0.999848653692432" calcext:value-type="float">
            <text:p>-0.999848653692432</text:p>
          </table:table-cell>
          <table:table-cell table:number-columns-repeated="8"/>
          <table:table-cell table:style-name="ce9" table:formula="of:=RAND()" office:value-type="float" office:value="0.637148029579596" calcext:value-type="float">
            <text:p>0.637148029579596</text:p>
          </table:table-cell>
          <table:table-cell/>
          <table:table-cell table:style-name="ce9" table:formula="of:=RAND()" office:value-type="float" office:value="0.29005876658281" calcext:value-type="float">
            <text:p>0.29005876658281</text:p>
          </table:table-cell>
          <table:table-cell table:number-columns-repeated="2"/>
        </table:table-row>
        <table:table-row table:style-name="ro1">
          <table:table-cell office:value-type="float" office:value="893.1815" calcext:value-type="float">
            <text:p>893.1815</text:p>
          </table:table-cell>
          <table:table-cell table:number-columns-repeated="3"/>
          <table:table-cell table:formula="of:=[.$C$4] + ([.$C$5] - [.$C$4]) * (([.A59] - [.$C$1]) / ([.$C$2] - [.$C$1]))" office:value-type="float" office:value="-0.487108999146878" calcext:value-type="float">
            <text:p>-0.487108999146878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51]*[.Q148] + [.G52]*[.Q149] + [.G53]*[.Q150] + [.G54]*[.Q151] + [.G55]*[.Q152] + [.G56]*[.Q153] + [.G57]*[.Q154] + [.G58]*[.Q155] + [.G59]*[.Q156] + [.G60]*[.Q157] + [.G61]*[.Q158] + [.G62]*[.Q159] + [.G63]*[.Q160] + [.G64]*[.Q161] + [.G65]*[.Q162] + [.G66]*[.Q163] + [.G67]*[.Q164] + [.G68]*[.Q165] + [.G69]*[.Q166] + [.G70]*[.Q167] + [.G71]*[.Q168] )" office:value-type="float" office:value="-0.999487039286118" calcext:value-type="float">
            <text:p>-0.999487039286118</text:p>
          </table:table-cell>
          <table:table-cell table:number-columns-repeated="8"/>
          <table:table-cell table:style-name="ce9" table:formula="of:=RAND()" office:value-type="float" office:value="0.203301529492876" calcext:value-type="float">
            <text:p>0.203301529492876</text:p>
          </table:table-cell>
          <table:table-cell/>
          <table:table-cell table:style-name="ce9" table:formula="of:=RAND()" office:value-type="float" office:value="0.705125429077349" calcext:value-type="float">
            <text:p>0.705125429077349</text:p>
          </table:table-cell>
          <table:table-cell table:number-columns-repeated="2"/>
        </table:table-row>
        <table:table-row table:style-name="ro1">
          <table:table-cell office:value-type="float" office:value="934.355" calcext:value-type="float">
            <text:p>934.355</text:p>
          </table:table-cell>
          <table:table-cell table:number-columns-repeated="3"/>
          <table:table-cell table:formula="of:=[.$C$4] + ([.$C$5] - [.$C$4]) * (([.A60] - [.$C$1]) / ([.$C$2] - [.$C$1]))" office:value-type="float" office:value="-0.486432514471476" calcext:value-type="float">
            <text:p>-0.486432514471476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51]*[.Q169] + [.G52]*[.Q170] + [.G53]*[.Q171] + [.G54]*[.Q172] + [.G55]*[.Q173] + [.G56]*[.Q174] + [.G57]*[.Q175] + [.G58]*[.Q176] + [.G59]*[.Q177] + [.G60]*[.Q178] + [.G61]*[.Q179] + [.G62]*[.Q180] + [.G63]*[.Q181] + [.G64]*[.Q182] + [.G65]*[.Q183] + [.G66]*[.Q184] + [.G67]*[.Q185] + [.G68]*[.Q186] + [.G69]*[.Q187] + [.G70]*[.Q188] + [.G71]*[.Q189] )" office:value-type="float" office:value="-0.999896885049487" calcext:value-type="float">
            <text:p>-0.999896885049487</text:p>
          </table:table-cell>
          <table:table-cell table:number-columns-repeated="8"/>
          <table:table-cell table:style-name="ce9" table:formula="of:=RAND()" office:value-type="float" office:value="0.116076179559831" calcext:value-type="float">
            <text:p>0.116076179559831</text:p>
          </table:table-cell>
          <table:table-cell/>
          <table:table-cell table:style-name="ce9" table:formula="of:=RAND()" office:value-type="float" office:value="0.896694869767599" calcext:value-type="float">
            <text:p>0.896694869767599</text:p>
          </table:table-cell>
          <table:table-cell table:number-columns-repeated="2"/>
        </table:table-row>
        <table:table-row table:style-name="ro1">
          <table:table-cell office:value-type="float" office:value="1068.363" calcext:value-type="float">
            <text:p>1068.363</text:p>
          </table:table-cell>
          <table:table-cell table:number-columns-repeated="3"/>
          <table:table-cell table:formula="of:=[.$C$4] + ([.$C$5] - [.$C$4]) * (([.A61] - [.$C$1]) / ([.$C$2] - [.$C$1]))" office:value-type="float" office:value="-0.484230749783481" calcext:value-type="float">
            <text:p>-0.484230749783481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51]*[.Q190] + [.G52]*[.Q191] + [.G53]*[.Q192] + [.G54]*[.Q193] + [.G55]*[.Q194] + [.G56]*[.Q195] + [.G57]*[.Q196] + [.G58]*[.Q197] + [.G59]*[.Q198] + [.G60]*[.Q199] + [.G61]*[.Q200] + [.G62]*[.Q201] + [.G63]*[.Q202] + [.G64]*[.Q203] + [.G65]*[.Q204] + [.G66]*[.Q205] + [.G67]*[.Q206] + [.G68]*[.Q207] + [.G69]*[.Q208] + [.G70]*[.Q209] + [.G71]*[.Q210] )" office:value-type="float" office:value="-0.999815412257873" calcext:value-type="float">
            <text:p>-0.999815412257873</text:p>
          </table:table-cell>
          <table:table-cell table:number-columns-repeated="8"/>
          <table:table-cell table:style-name="ce9" table:formula="of:=RAND()" office:value-type="float" office:value="0.712963739260489" calcext:value-type="float">
            <text:p>0.712963739260489</text:p>
          </table:table-cell>
          <table:table-cell/>
          <table:table-cell table:style-name="ce9" table:formula="of:=RAND()" office:value-type="float" office:value="0.0696535474128617" calcext:value-type="float">
            <text:p>0.069653547412862</text:p>
          </table:table-cell>
          <table:table-cell table:number-columns-repeated="2"/>
        </table:table-row>
        <table:table-row table:style-name="ro1">
          <table:table-cell office:value-type="float" office:value="1154.92593" calcext:value-type="float">
            <text:p>1154.92593</text:p>
          </table:table-cell>
          <table:table-cell table:number-columns-repeated="3"/>
          <table:table-cell table:formula="of:=[.$C$4] + ([.$C$5] - [.$C$4]) * (([.A62] - [.$C$1]) / ([.$C$2] - [.$C$1]))" office:value-type="float" office:value="-0.482808512285992" calcext:value-type="float">
            <text:p>-0.482808512285992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51]*[.Q211] + [.G52]*[.Q212] + [.G53]*[.Q213] + [.G54]*[.Q214] + [.G55]*[.Q215] + [.G56]*[.Q216] + [.G57]*[.Q217] + [.G58]*[.Q218] + [.G59]*[.Q219] + [.G60]*[.Q220] + [.G61]*[.Q221] + [.G62]*[.Q222] + [.G63]*[.Q223] + [.G64]*[.Q224] + [.G65]*[.Q225] + [.G66]*[.Q226] + [.G67]*[.Q227] + [.G68]*[.Q228] + [.G69]*[.Q229] + [.G70]*[.Q230] + [.G71]*[.Q231] )" office:value-type="float" office:value="-0.998276269760777" calcext:value-type="float">
            <text:p>-0.998276269760777</text:p>
          </table:table-cell>
          <table:table-cell table:number-columns-repeated="8"/>
          <table:table-cell table:style-name="ce9" table:formula="of:=RAND()" office:value-type="float" office:value="0.54308912350611" calcext:value-type="float">
            <text:p>0.54308912350611</text:p>
          </table:table-cell>
          <table:table-cell/>
          <table:table-cell table:style-name="ce9" table:formula="of:=RAND()" office:value-type="float" office:value="0.135830482605655" calcext:value-type="float">
            <text:p>0.135830482605655</text:p>
          </table:table-cell>
          <table:table-cell table:number-columns-repeated="2"/>
        </table:table-row>
        <table:table-row table:style-name="ro1">
          <table:table-cell office:value-type="float" office:value="1099.51926" calcext:value-type="float">
            <text:p>1099.51926</text:p>
          </table:table-cell>
          <table:table-cell table:number-columns-repeated="3"/>
          <table:table-cell table:formula="of:=[.$C$4] + ([.$C$5] - [.$C$4]) * (([.A63] - [.$C$1]) / ([.$C$2] - [.$C$1]))" office:value-type="float" office:value="-0.483718849351581" calcext:value-type="float">
            <text:p>-0.483718849351581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51]*[.Q232] + [.G52]*[.Q233] + [.G53]*[.Q234] + [.G54]*[.Q235] + [.G55]*[.Q236] + [.G56]*[.Q237] + [.G57]*[.Q238] + [.G58]*[.Q239] + [.G59]*[.Q240] + [.G60]*[.Q241] + [.G61]*[.Q242] + [.G62]*[.Q243] + [.G63]*[.Q244] + [.G64]*[.Q245] + [.G65]*[.Q246] + [.G66]*[.Q247] + [.G67]*[.Q248] + [.G68]*[.Q249] + [.G69]*[.Q250] + [.G70]*[.Q251] + [.G71]*[.Q252] )" office:value-type="float" office:value="-0.99995653431234" calcext:value-type="float">
            <text:p>-0.99995653431234</text:p>
          </table:table-cell>
          <table:table-cell table:number-columns-repeated="8"/>
          <table:table-cell table:style-name="ce9" table:formula="of:=RAND()" office:value-type="float" office:value="0.530012939650851" calcext:value-type="float">
            <text:p>0.530012939650851</text:p>
          </table:table-cell>
          <table:table-cell/>
          <table:table-cell table:style-name="ce9" table:formula="of:=RAND()" office:value-type="float" office:value="0.918013603731846" calcext:value-type="float">
            <text:p>0.918013603731846</text:p>
          </table:table-cell>
          <table:table-cell table:number-columns-repeated="2"/>
        </table:table-row>
        <table:table-row table:style-name="ro1">
          <table:table-cell office:value-type="float" office:value="1019.78966" calcext:value-type="float">
            <text:p>1019.78966</text:p>
          </table:table-cell>
          <table:table-cell table:number-columns-repeated="3"/>
          <table:table-cell table:formula="of:=[.$C$4] + ([.$C$5] - [.$C$4]) * (([.A64] - [.$C$1]) / ([.$C$2] - [.$C$1]))" office:value-type="float" office:value="-0.485028814561628" calcext:value-type="float">
            <text:p>-0.485028814561628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51]*[.Q253] + [.G52]*[.Q254] + [.G53]*[.Q255] + [.G54]*[.Q256] + [.G55]*[.Q257] + [.G56]*[.Q258] + [.G57]*[.Q259] + [.G58]*[.Q260] + [.G59]*[.Q261] + [.G60]*[.Q262] + [.G61]*[.Q263] + [.G62]*[.Q264] + [.G63]*[.Q265] + [.G64]*[.Q266] + [.G65]*[.Q267] + [.G66]*[.Q268] + [.G67]*[.Q269] + [.G68]*[.Q270] + [.G69]*[.Q271] + [.G70]*[.Q272] + [.G71]*[.Q273] )" office:value-type="float" office:value="-0.999989471523473" calcext:value-type="float">
            <text:p>-0.999989471523473</text:p>
          </table:table-cell>
          <table:table-cell table:number-columns-repeated="8"/>
          <table:table-cell table:style-name="ce9" table:formula="of:=RAND()" office:value-type="float" office:value="0.113981791412932" calcext:value-type="float">
            <text:p>0.113981791412932</text:p>
          </table:table-cell>
          <table:table-cell/>
          <table:table-cell table:style-name="ce9" table:formula="of:=RAND()" office:value-type="float" office:value="0.299155394965643" calcext:value-type="float">
            <text:p>0.299155394965643</text:p>
          </table:table-cell>
          <table:table-cell table:number-columns-repeated="2"/>
        </table:table-row>
        <table:table-row table:style-name="ro1">
          <table:table-cell office:value-type="float" office:value="1028.845" calcext:value-type="float">
            <text:p>1028.845</text:p>
          </table:table-cell>
          <table:table-cell table:number-columns-repeated="3"/>
          <table:table-cell table:formula="of:=[.$C$4] + ([.$C$5] - [.$C$4]) * (([.A65] - [.$C$1]) / ([.$C$2] - [.$C$1]))" office:value-type="float" office:value="-0.48488003443022" calcext:value-type="float">
            <text:p>-0.48488003443022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51]*[.Q274] + [.G52]*[.Q275] + [.G53]*[.Q276] + [.G54]*[.Q277] + [.G55]*[.Q278] + [.G56]*[.Q279] + [.G57]*[.Q280] + [.G58]*[.Q281] + [.G59]*[.Q282] + [.G60]*[.Q283] + [.G61]*[.Q284] + [.G62]*[.Q285] + [.G63]*[.Q286] + [.G64]*[.Q287] + [.G65]*[.Q288] + [.G66]*[.Q289] + [.G67]*[.Q290] + [.G68]*[.Q291] + [.G69]*[.Q292] + [.G70]*[.Q293] + [.G71]*[.Q294] )" office:value-type="float" office:value="-0.999953041565768" calcext:value-type="float">
            <text:p>-0.999953041565768</text:p>
          </table:table-cell>
          <table:table-cell table:number-columns-repeated="8"/>
          <table:table-cell table:style-name="ce9" table:formula="of:=RAND()" office:value-type="float" office:value="0.331858145813673" calcext:value-type="float">
            <text:p>0.331858145813673</text:p>
          </table:table-cell>
          <table:table-cell/>
          <table:table-cell table:style-name="ce9" table:formula="of:=RAND()" office:value-type="float" office:value="0.569605134412594" calcext:value-type="float">
            <text:p>0.569605134412594</text:p>
          </table:table-cell>
          <table:table-cell table:number-columns-repeated="2"/>
        </table:table-row>
        <table:table-row table:style-name="ro1">
          <table:table-cell office:value-type="float" office:value="1071.2848" calcext:value-type="float">
            <text:p>1071.2848</text:p>
          </table:table-cell>
          <table:table-cell table:number-columns-repeated="3"/>
          <table:table-cell table:formula="of:=[.$C$4] + ([.$C$5] - [.$C$4]) * (([.A66] - [.$C$1]) / ([.$C$2] - [.$C$1]))" office:value-type="float" office:value="-0.484182744320632" calcext:value-type="float">
            <text:p>-0.484182744320632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51]*[.Q295] + [.G52]*[.Q296] + [.G53]*[.Q297] + [.G54]*[.Q298] + [.G55]*[.Q299] + [.G56]*[.Q300] + [.G57]*[.Q301] + [.G58]*[.Q302] + [.G59]*[.Q303] + [.G60]*[.Q304] + [.G61]*[.Q305] + [.G62]*[.Q306] + [.G63]*[.Q307] + [.G64]*[.Q308] + [.G65]*[.Q309] + [.G66]*[.Q310] + [.G67]*[.Q311] + [.G68]*[.Q312] + [.G69]*[.Q313] + [.G70]*[.Q314] + [.G71]*[.Q315] )" office:value-type="float" office:value="-0.999717820250039" calcext:value-type="float">
            <text:p>-0.999717820250039</text:p>
          </table:table-cell>
          <table:table-cell table:number-columns-repeated="8"/>
          <table:table-cell table:style-name="ce9" table:formula="of:=RAND()" office:value-type="float" office:value="0.332586028880986" calcext:value-type="float">
            <text:p>0.332586028880986</text:p>
          </table:table-cell>
          <table:table-cell/>
          <table:table-cell table:style-name="ce9" table:formula="of:=RAND()" office:value-type="float" office:value="0.749266686476304" calcext:value-type="float">
            <text:p>0.749266686476304</text:p>
          </table:table-cell>
          <table:table-cell table:number-columns-repeated="2"/>
        </table:table-row>
        <table:table-row table:style-name="ro1">
          <table:table-cell office:value-type="float" office:value="1139.33083" calcext:value-type="float">
            <text:p>1139.33083</text:p>
          </table:table-cell>
          <table:table-cell table:number-columns-repeated="3"/>
          <table:table-cell table:formula="of:=[.$C$4] + ([.$C$5] - [.$C$4]) * (([.A67] - [.$C$1]) / ([.$C$2] - [.$C$1]))" office:value-type="float" office:value="-0.483064741320719" calcext:value-type="float">
            <text:p>-0.483064741320719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51]*[.Q316] + [.G52]*[.Q317] + [.G53]*[.Q318] + [.G54]*[.Q319] + [.G55]*[.Q320] + [.G56]*[.Q321] + [.G57]*[.Q322] + [.G58]*[.Q323] + [.G59]*[.Q324] + [.G60]*[.Q325] + [.G61]*[.Q326] + [.G62]*[.Q327] + [.G63]*[.Q328] + [.G64]*[.Q329] + [.G65]*[.Q330] + [.G66]*[.Q331] + [.G67]*[.Q332] + [.G68]*[.Q333] + [.G69]*[.Q334] + [.G70]*[.Q335] + [.G71]*[.Q336] )" office:value-type="float" office:value="-0.997611720068166" calcext:value-type="float">
            <text:p>-0.997611720068166</text:p>
          </table:table-cell>
          <table:table-cell table:number-columns-repeated="8"/>
          <table:table-cell table:style-name="ce9" table:formula="of:=RAND()" office:value-type="float" office:value="0.958796131706209" calcext:value-type="float">
            <text:p>0.958796131706209</text:p>
          </table:table-cell>
          <table:table-cell/>
          <table:table-cell table:style-name="ce9" table:formula="of:=RAND()" office:value-type="float" office:value="0.108688586434521" calcext:value-type="float">
            <text:p>0.108688586434521</text:p>
          </table:table-cell>
          <table:table-cell table:number-columns-repeated="2"/>
        </table:table-row>
        <table:table-row table:style-name="ro1">
          <table:table-cell office:value-type="float" office:value="1004.61633" calcext:value-type="float">
            <text:p>1004.61633</text:p>
          </table:table-cell>
          <table:table-cell table:number-columns-repeated="3"/>
          <table:table-cell table:formula="of:=[.$C$4] + ([.$C$5] - [.$C$4]) * (([.A68] - [.$C$1]) / ([.$C$2] - [.$C$1]))" office:value-type="float" office:value="-0.48527811387356" calcext:value-type="float">
            <text:p>-0.48527811387356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51]*[.Q337] + [.G52]*[.Q338] + [.G53]*[.Q339] + [.G54]*[.Q340] + [.G55]*[.Q341] + [.G56]*[.Q342] + [.G57]*[.Q343] + [.G58]*[.Q344] + [.G59]*[.Q345] + [.G60]*[.Q346] + [.G61]*[.Q347] + [.G62]*[.Q348] + [.G63]*[.Q349] + [.G64]*[.Q350] + [.G65]*[.Q351] + [.G66]*[.Q352] + [.G67]*[.Q353] + [.G68]*[.Q354] + [.G69]*[.Q355] + [.G70]*[.Q356] + [.G71]*[.Q357] )" office:value-type="float" office:value="-0.99955377427796" calcext:value-type="float">
            <text:p>-0.99955377427796</text:p>
          </table:table-cell>
          <table:table-cell table:number-columns-repeated="8"/>
          <table:table-cell table:style-name="ce9" table:formula="of:=RAND()" office:value-type="float" office:value="0.851336665538907" calcext:value-type="float">
            <text:p>0.851336665538907</text:p>
          </table:table-cell>
          <table:table-cell/>
          <table:table-cell table:style-name="ce9" table:formula="of:=RAND()" office:value-type="float" office:value="0.00686840162252177" calcext:value-type="float">
            <text:p>0.006868401622522</text:p>
          </table:table-cell>
          <table:table-cell table:number-columns-repeated="2"/>
        </table:table-row>
        <table:table-row table:style-name="ro1">
          <table:table-cell office:value-type="float" office:value="759.43041" calcext:value-type="float">
            <text:p>759.43041</text:p>
          </table:table-cell>
          <table:table-cell table:number-columns-repeated="3"/>
          <table:table-cell table:formula="of:=[.$C$4] + ([.$C$5] - [.$C$4]) * (([.A69] - [.$C$1]) / ([.$C$2] - [.$C$1]))" office:value-type="float" office:value="-0.489306542778176" calcext:value-type="float">
            <text:p>-0.489306542778176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51]*[.Q358] + [.G52]*[.Q359] + [.G53]*[.Q360] + [.G54]*[.Q361] + [.G55]*[.Q362] + [.G56]*[.Q363] + [.G57]*[.Q364] + [.G58]*[.Q365] + [.G59]*[.Q366] + [.G60]*[.Q367] + [.G61]*[.Q368] + [.G62]*[.Q369] + [.G63]*[.Q370] + [.G64]*[.Q371] + [.G65]*[.Q372] + [.G66]*[.Q373] + [.G67]*[.Q374] + [.G68]*[.Q375] + [.G69]*[.Q376] + [.G70]*[.Q377] + [.G71]*[.Q378] )" office:value-type="float" office:value="-0.998934600599111" calcext:value-type="float">
            <text:p>-0.998934600599111</text:p>
          </table:table-cell>
          <table:table-cell table:number-columns-repeated="8"/>
          <table:table-cell table:style-name="ce9" table:formula="of:=RAND()" office:value-type="float" office:value="0.32524860328655" calcext:value-type="float">
            <text:p>0.32524860328655</text:p>
          </table:table-cell>
          <table:table-cell/>
          <table:table-cell table:style-name="ce9" table:formula="of:=RAND()" office:value-type="float" office:value="0.35588585348011" calcext:value-type="float">
            <text:p>0.35588585348011</text:p>
          </table:table-cell>
          <table:table-cell table:number-columns-repeated="2"/>
        </table:table-row>
        <table:table-row table:style-name="ro1">
          <table:table-cell office:value-type="float" office:value="689.81" calcext:value-type="float">
            <text:p>689.81</text:p>
          </table:table-cell>
          <table:table-cell table:number-columns-repeated="3"/>
          <table:table-cell table:formula="of:=[.$C$4] + ([.$C$5] - [.$C$4]) * (([.A70] - [.$C$1]) / ([.$C$2] - [.$C$1]))" office:value-type="float" office:value="-0.490450412997131" calcext:value-type="float">
            <text:p>-0.490450412997131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51]*[.Q379] + [.G52]*[.Q380] + [.G53]*[.Q381] + [.G54]*[.Q382] + [.G55]*[.Q383] + [.G56]*[.Q384] + [.G57]*[.Q385] + [.G58]*[.Q386] + [.G59]*[.Q387] + [.G60]*[.Q388] + [.G61]*[.Q389] + [.G62]*[.Q390] + [.G63]*[.Q391] + [.G64]*[.Q392] + [.G65]*[.Q393] + [.G66]*[.Q394] + [.G67]*[.Q395] + [.G68]*[.Q396] + [.G69]*[.Q397] + [.G70]*[.Q398] + [.G71]*[.Q399] )" office:value-type="float" office:value="-0.999731109273301" calcext:value-type="float">
            <text:p>-0.999731109273301</text:p>
          </table:table-cell>
          <table:table-cell table:number-columns-repeated="8"/>
          <table:table-cell table:style-name="ce9" table:formula="of:=RAND()" office:value-type="float" office:value="0.550687628565654" calcext:value-type="float">
            <text:p>0.550687628565654</text:p>
          </table:table-cell>
          <table:table-cell/>
          <table:table-cell table:style-name="ce9" table:formula="of:=RAND()" office:value-type="float" office:value="0.74030187640835" calcext:value-type="float">
            <text:p>0.74030187640835</text:p>
          </table:table-cell>
          <table:table-cell table:number-columns-repeated="2"/>
        </table:table-row>
        <table:table-row table:style-name="ro1">
          <table:table-cell office:value-type="float" office:value="841.83966" calcext:value-type="float">
            <text:p>841.83966</text:p>
          </table:table-cell>
          <table:table-cell table:number-columns-repeated="3"/>
          <table:table-cell table:formula="of:=[.$C$4] + ([.$C$5] - [.$C$4]) * (([.A71] - [.$C$1]) / ([.$C$2] - [.$C$1]))" office:value-type="float" office:value="-0.487952550653719" calcext:value-type="float">
            <text:p>-0.487952550653719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51]*[.Q400] + [.G52]*[.Q401] + [.G53]*[.Q402] + [.G54]*[.Q403] + [.G55]*[.Q404] + [.G56]*[.Q405] + [.G57]*[.Q406] + [.G58]*[.Q407] + [.G59]*[.Q408] + [.G60]*[.Q409] + [.G61]*[.Q410] + [.G62]*[.Q411] + [.G63]*[.Q412] + [.G64]*[.Q413] + [.G65]*[.Q414] + [.G66]*[.Q415] + [.G67]*[.Q416] + [.G68]*[.Q417] + [.G69]*[.Q418] + [.G70]*[.Q419] + [.G71]*[.Q420] )" office:value-type="float" office:value="-0.999745498900861" calcext:value-type="float">
            <text:p>-0.999745498900861</text:p>
          </table:table-cell>
          <table:table-cell table:number-columns-repeated="8"/>
          <table:table-cell table:style-name="ce9" table:formula="of:=RAND()" office:value-type="float" office:value="0.605920736262097" calcext:value-type="float">
            <text:p>0.605920736262097</text:p>
          </table:table-cell>
          <table:table-cell/>
          <table:table-cell table:style-name="ce9" table:formula="of:=RAND()" office:value-type="float" office:value="0.998988510188305" calcext:value-type="float">
            <text:p>0.998988510188305</text:p>
          </table:table-cell>
          <table:table-cell table:number-columns-repeated="2"/>
        </table:table-row>
        <table:table-row table:style-name="ro1">
          <table:table-cell office:value-type="float" office:value="916.77599" calcext:value-type="float">
            <text:p>916.77599</text:p>
          </table:table-cell>
          <table:table-cell table:number-columns-repeated="3"/>
          <table:table-cell table:formula="of:=[.$C$4] + ([.$C$5] - [.$C$4]) * (([.A72] - [.$C$1]) / ([.$C$2] - [.$C$1]))" office:value-type="float" office:value="-0.486721339343633" calcext:value-type="float">
            <text:p>-0.486721339343633</text:p>
          </table:table-cell>
          <table:table-cell table:number-columns-repeated="2"/>
          <table:table-cell table:style-name="ce17" table:formula="of:=TANH( [.G51]*[.Q421] + [.G52]*[.Q422] + [.G53]*[.Q423] + [.G54]*[.Q424] + [.G55]*[.Q425] + [.G56]*[.Q426] + [.G57]*[.Q427] + [.G58]*[.Q428] + [.G59]*[.Q429] + [.G60]*[.Q430] + [.G61]*[.Q431] + [.G62]*[.Q432] + [.G63]*[.Q433] + [.G64]*[.Q434] + [.G65]*[.Q435] + [.G66]*[.Q436] + [.G67]*[.Q437] + [.G68]*[.Q438] + [.G69]*[.Q439] + [.G70]*[.Q440] + [.G71]*[.Q441] )" office:value-type="float" office:value="-0.999617399267314" calcext:value-type="float">
            <text:p>-0.999617399267314</text:p>
          </table:table-cell>
          <table:table-cell table:number-columns-repeated="8"/>
          <table:table-cell table:style-name="ce9" table:formula="of:=RAND()" office:value-type="float" office:value="0.924408008376724" calcext:value-type="float">
            <text:p>0.924408008376724</text:p>
          </table:table-cell>
          <table:table-cell/>
          <table:table-cell table:style-name="ce9" table:formula="of:=RAND()" office:value-type="float" office:value="0.216573534302383" calcext:value-type="float">
            <text:p>0.216573534302383</text:p>
          </table:table-cell>
          <table:table-cell table:number-columns-repeated="2"/>
        </table:table-row>
        <table:table-row table:style-name="ro1">
          <table:table-cell office:value-type="float" office:value="967.42866" calcext:value-type="float">
            <text:p>967.42866</text:p>
          </table:table-cell>
          <table:table-cell table:number-columns-repeated="3"/>
          <table:table-cell table:formula="of:=[.$C$4] + ([.$C$5] - [.$C$4]) * (([.A73] - [.$C$1]) / ([.$C$2] - [.$C$1]))" office:value-type="float" office:value="-0.485889110968023" calcext:value-type="float">
            <text:p>-0.485889110968023</text:p>
          </table:table-cell>
          <table:table-cell table:number-columns-repeated="2"/>
          <table:table-cell table:style-name="ce17" table:formula="of:=TANH( [.G51]*[.Q442] + [.G52]*[.Q443] + [.G53]*[.Q444] + [.G54]*[.Q445] + [.G55]*[.Q446] + [.G56]*[.Q447] + [.G57]*[.Q448] + [.G58]*[.Q449] + [.G59]*[.Q450] + [.G60]*[.Q451] + [.G61]*[.Q452] + [.G62]*[.Q453] + [.G63]*[.Q454] + [.G64]*[.Q455] + [.G65]*[.Q456] + [.G66]*[.Q457] + [.G67]*[.Q458] + [.G68]*[.Q459] + [.G69]*[.Q460] + [.G70]*[.Q461] + [.G71]*[.Q462] )" office:value-type="float" office:value="-0.9993697275938" calcext:value-type="float">
            <text:p>-0.9993697275938</text:p>
          </table:table-cell>
          <table:table-cell table:number-columns-repeated="8"/>
          <table:table-cell table:style-name="ce9" table:formula="of:=RAND()" office:value-type="float" office:value="0.117296552223691" calcext:value-type="float">
            <text:p>0.117296552223691</text:p>
          </table:table-cell>
          <table:table-cell table:number-columns-repeated="4"/>
        </table:table-row>
        <table:table-row table:style-name="ro1">
          <table:table-cell office:value-type="float" office:value="866.29003" calcext:value-type="float">
            <text:p>866.29003</text:p>
          </table:table-cell>
          <table:table-cell table:number-columns-repeated="3"/>
          <table:table-cell table:formula="of:=[.$C$4] + ([.$C$5] - [.$C$4]) * (([.A74] - [.$C$1]) / ([.$C$2] - [.$C$1]))" office:value-type="float" office:value="-0.487550828657462" calcext:value-type="float">
            <text:p>-0.487550828657462</text:p>
          </table:table-cell>
          <table:table-cell table:number-columns-repeated="2"/>
          <table:table-cell table:style-name="ce17" table:formula="of:=TANH( [.G51]*[.Q463] + [.G52]*[.Q464] + [.G53]*[.Q465] + [.G54]*[.Q466] + [.G55]*[.Q467] + [.G56]*[.Q468] + [.G57]*[.Q469] + [.G58]*[.Q470] + [.G59]*[.Q471] + [.G60]*[.Q472] + [.G61]*[.Q473] + [.G62]*[.Q474] + [.G63]*[.Q475] + [.G64]*[.Q476] + [.G65]*[.Q477] + [.G66]*[.Q478] + [.G67]*[.Q479] + [.G68]*[.Q480] + [.G69]*[.Q481] + [.G70]*[.Q482] + [.G71]*[.Q483] )" office:value-type="float" office:value="-0.999615859425466" calcext:value-type="float">
            <text:p>-0.999615859425466</text:p>
          </table:table-cell>
          <table:table-cell table:number-columns-repeated="8"/>
          <table:table-cell table:style-name="ce9" table:formula="of:=RAND()" office:value-type="float" office:value="0.110578970297703" calcext:value-type="float">
            <text:p>0.110578970297703</text:p>
          </table:table-cell>
          <table:table-cell table:number-columns-repeated="4"/>
        </table:table-row>
        <table:table-row table:style-name="ro1">
          <table:table-cell office:value-type="float" office:value="911.23204" calcext:value-type="float">
            <text:p>911.23204</text:p>
          </table:table-cell>
          <table:table-cell table:number-columns-repeated="3"/>
          <table:table-cell table:formula="of:=[.$C$4] + ([.$C$5] - [.$C$4]) * (([.A75] - [.$C$1]) / ([.$C$2] - [.$C$1]))" office:value-type="float" office:value="-0.486812426990206" calcext:value-type="float">
            <text:p>-0.486812426990206</text:p>
          </table:table-cell>
          <table:table-cell table:number-columns-repeated="11"/>
          <table:table-cell table:style-name="ce9" table:formula="of:=RAND()" office:value-type="float" office:value="0.244023355801546" calcext:value-type="float">
            <text:p>0.244023355801546</text:p>
          </table:table-cell>
          <table:table-cell table:number-columns-repeated="4"/>
        </table:table-row>
        <table:table-row table:style-name="ro1">
          <table:table-cell office:value-type="float" office:value="889.81946" calcext:value-type="float">
            <text:p>889.81946</text:p>
          </table:table-cell>
          <table:table-cell table:number-columns-repeated="3"/>
          <table:table-cell table:formula="of:=[.$C$4] + ([.$C$5] - [.$C$4]) * (([.A76] - [.$C$1]) / ([.$C$2] - [.$C$1]))" office:value-type="float" office:value="-0.487164237796448" calcext:value-type="float">
            <text:p>-0.48716423779644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0676451755801107" calcext:value-type="float">
            <text:p>0.067645175580111</text:p>
          </table:table-cell>
          <table:table-cell table:number-columns-repeated="4"/>
        </table:table-row>
        <table:table-row table:style-name="ro1">
          <table:table-cell office:value-type="float" office:value="848.9975" calcext:value-type="float">
            <text:p>848.9975</text:p>
          </table:table-cell>
          <table:table-cell table:number-columns-repeated="3"/>
          <table:table-cell table:formula="of:=[.$C$4] + ([.$C$5] - [.$C$4]) * (([.A77] - [.$C$1]) / ([.$C$2] - [.$C$1]))" office:value-type="float" office:value="-0.487834946634897" calcext:value-type="float">
            <text:p>-0.487834946634897</text:p>
          </table:table-cell>
          <table:table-cell/>
          <table:table-cell table:style-name="ce15" office:value-type="float" office:value="-0.5" calcext:value-type="float">
            <text:p>-0.5</text:p>
          </table:table-cell>
          <table:table-cell table:style-name="ce17" table:formula="of:=TANH( [.G76]*[.Q1] + [.G77]*[.Q2] + [.G78]*[.Q3] + [.G79]*[.Q4] + [.G80]*[.Q5] + [.G81]*[.Q6] + [.G82]*[.Q7] + [.G83]*[.Q8] + [.G84]*[.Q9] + [.G85]*[.Q10] + [.G86]*[.Q11] + [.G87]*[.Q12] + [.G88]*[.Q13] + [.G89]*[.Q14] + [.G90]*[.Q15] + [.G91]*[.Q16] + [.G92]*[.Q17] + [.G93]*[.Q18] + [.G94]*[.Q19] + [.G95]*[.Q20] + [.G96]*[.Q21] )" office:value-type="float" office:value="-0.999835797367807" calcext:value-type="float">
            <text:p>-0.999835797367807</text:p>
          </table:table-cell>
          <table:table-cell table:style-name="ce19" table:formula="of:=TANH( [.H76]*[.S1] + [.H77]*[.S2] + [.H78]*[.S3] + [.H79]*[.S4] + [.H80]*[.S5] + [.H81]*[.S6] + [.H82]*[.S7] + [.H83]*[.S8] + [.H84]*[.S9] + [.H85]*[.S10] + [.H86]*[.S11] + [.H87]*[.S12] + [.H88]*[.S13] + [.H89]*[.S14] + [.H90]*[.S15] + [.H91]*[.S16] + [.H92]*[.S17] + [.H93]*[.S18] + [.H94]*[.S19] + [.H95]*[.S20] + [.H96]*[.S21] + [.H97]*[.S22] + [.H98]*[.S23] + [.H99]*[.S24] )" office:value-type="float" office:value="-0.999999999374346" calcext:value-type="float">
            <text:p>-0.999999999374346</text:p>
          </table:table-cell>
          <table:table-cell table:style-name="ce20" office:value-type="float" office:value="-0.49869031853776" calcext:value-type="float">
            <text:p>-0.49869031853776</text:p>
          </table:table-cell>
          <table:table-cell table:style-name="ce21" table:formula="of:= ([.J77]-[.I77]) * ([.J77]-[.I77])" office:value-type="float" office:value="0.251311396100479" calcext:value-type="float">
            <text:p>0.251311396100479</text:p>
          </table:table-cell>
          <table:table-cell table:number-columns-repeated="5"/>
          <table:table-cell table:style-name="ce9" table:formula="of:=RAND()" office:value-type="float" office:value="0.953070167702556" calcext:value-type="float">
            <text:p>0.953070167702556</text:p>
          </table:table-cell>
          <table:table-cell table:number-columns-repeated="4"/>
        </table:table-row>
        <table:table-row table:style-name="ro1">
          <table:table-cell office:value-type="float" office:value="868.95316" calcext:value-type="float">
            <text:p>868.95316</text:p>
          </table:table-cell>
          <table:table-cell table:number-columns-repeated="3"/>
          <table:table-cell table:formula="of:=[.$C$4] + ([.$C$5] - [.$C$4]) * (([.A78] - [.$C$1]) / ([.$C$2] - [.$C$1]))" office:value-type="float" office:value="-0.487507073168285" calcext:value-type="float">
            <text:p>-0.487507073168285</text:p>
          </table:table-cell>
          <table:table-cell/>
          <table:table-cell table:style-name="ce15" office:value-type="float" office:value="-0.499834223095622" calcext:value-type="float">
            <text:p>-0.499834223095622</text:p>
          </table:table-cell>
          <table:table-cell table:style-name="ce17" table:formula="of:=TANH( [.G76]*[.Q22] + [.G77]*[.Q23] + [.G78]*[.Q24] + [.G79]*[.Q25] + [.G80]*[.Q26] + [.G81]*[.Q27] + [.G82]*[.Q28] + [.G83]*[.Q29] + [.G84]*[.Q30] + [.G85]*[.Q31] + [.G86]*[.Q32] + [.G87]*[.Q33] + [.G88]*[.Q34] + [.G89]*[.Q35] + [.G90]*[.Q36] + [.G91]*[.Q37] + [.G92]*[.Q38] + [.G93]*[.Q39] + [.G94]*[.Q40] + [.G95]*[.Q41] + [.G96]*[.Q42] )" office:value-type="float" office:value="-0.998571771799846" calcext:value-type="float">
            <text:p>-0.998571771799846</text:p>
          </table:table-cell>
          <table:table-cell table:style-name="ce19" table:formula="of:=TANH( [.H76]*[.S25] + [.H77]*[.S26] + [.H78]*[.S27] + [.H79]*[.S28] + [.H80]*[.S29] + [.H81]*[.S30] + [.H82]*[.S31] + [.H83]*[.S32] + [.H84]*[.S33] + [.H85]*[.S34] + [.H86]*[.S35] + [.H87]*[.S36] + [.H88]*[.S37] + [.H89]*[.S38] + [.H90]*[.S39] + [.H91]*[.S40] + [.H92]*[.S41] + [.H93]*[.S42] + [.H94]*[.S43] + [.H95]*[.S44] + [.H96]*[.S45] + [.H97]*[.S46] + [.H98]*[.S47] + [.H99]*[.S48] )" office:value-type="float" office:value="-0.999999996082319" calcext:value-type="float">
            <text:p>-0.999999996082319</text:p>
          </table:table-cell>
          <table:table-cell table:style-name="ce20" office:value-type="float" office:value="-0.498486511376454" calcext:value-type="float">
            <text:p>-0.498486511376454</text:p>
          </table:table-cell>
          <table:table-cell table:style-name="ce21" table:formula="of:= ([.J78]-[.I78]) * ([.J78]-[.I78])" office:value-type="float" office:value="0.25151577534182" calcext:value-type="float">
            <text:p>0.25151577534182</text:p>
          </table:table-cell>
          <table:table-cell table:number-columns-repeated="5"/>
          <table:table-cell table:style-name="ce9" table:formula="of:=RAND()" office:value-type="float" office:value="0.676010125255252" calcext:value-type="float">
            <text:p>0.676010125255252</text:p>
          </table:table-cell>
          <table:table-cell table:number-columns-repeated="4"/>
        </table:table-row>
        <table:table-row table:style-name="ro1">
          <table:table-cell office:value-type="float" office:value="653.80483" calcext:value-type="float">
            <text:p>653.80483</text:p>
          </table:table-cell>
          <table:table-cell table:number-columns-repeated="3"/>
          <table:table-cell table:formula="of:=[.$C$4] + ([.$C$5] - [.$C$4]) * (([.A79] - [.$C$1]) / ([.$C$2] - [.$C$1]))" office:value-type="float" office:value="-0.491041981499693" calcext:value-type="float">
            <text:p>-0.491041981499693</text:p>
          </table:table-cell>
          <table:table-cell/>
          <table:table-cell table:style-name="ce15" office:value-type="float" office:value="-0.49979045331226" calcext:value-type="float">
            <text:p>-0.49979045331226</text:p>
          </table:table-cell>
          <table:table-cell table:style-name="ce17" table:formula="of:=TANH( [.G76]*[.Q43] + [.G77]*[.Q44] + [.G78]*[.Q45] + [.G79]*[.Q46] + [.G80]*[.Q47] + [.G81]*[.Q48] + [.G82]*[.Q49] + [.G83]*[.Q50] + [.G84]*[.Q51] + [.G85]*[.Q52] + [.G86]*[.Q53] + [.G87]*[.Q54] + [.G88]*[.Q55] + [.G89]*[.Q56] + [.G90]*[.Q57] + [.G91]*[.Q58] + [.G92]*[.Q59] + [.G93]*[.Q60] + [.G94]*[.Q61] + [.G95]*[.Q62] + [.G96]*[.Q63] )" office:value-type="float" office:value="-0.999798519437612" calcext:value-type="float">
            <text:p>-0.999798519437612</text:p>
          </table:table-cell>
          <table:table-cell table:style-name="ce19" table:formula="of:=TANH( [.H76]*[.S49] + [.H77]*[.S50] + [.H78]*[.S51] + [.H79]*[.S52] + [.H80]*[.S53] + [.H81]*[.S54] + [.H82]*[.S55] + [.H83]*[.S56] + [.H84]*[.S57] + [.H85]*[.S58] + [.H86]*[.S59] + [.H87]*[.S60] + [.H88]*[.S61] + [.H89]*[.S62] + [.H90]*[.S63] + [.H91]*[.S64] + [.H92]*[.S65] + [.H93]*[.S66] + [.H94]*[.S67] + [.H95]*[.S68] + [.H96]*[.S69] + [.H97]*[.S70] + [.H98]*[.S71] + [.H99]*[.S72] )" office:value-type="float" office:value="-0.999999972599769" calcext:value-type="float">
            <text:p>-0.999999972599769</text:p>
          </table:table-cell>
          <table:table-cell table:style-name="ce20" office:value-type="float" office:value="-0.49882080901172" calcext:value-type="float">
            <text:p>-0.49882080901172</text:p>
          </table:table-cell>
          <table:table-cell table:style-name="ce21" table:formula="of:= ([.J79]-[.I79]) * ([.J79]-[.I79])" office:value-type="float" office:value="0.251180554014817" calcext:value-type="float">
            <text:p>0.251180554014817</text:p>
          </table:table-cell>
          <table:table-cell table:number-columns-repeated="5"/>
          <table:table-cell table:style-name="ce9" table:formula="of:=RAND()" office:value-type="float" office:value="0.0959374454099782" calcext:value-type="float">
            <text:p>0.095937445409978</text:p>
          </table:table-cell>
          <table:table-cell table:number-columns-repeated="4"/>
        </table:table-row>
        <table:table-row table:style-name="ro1">
          <table:table-cell office:value-type="float" office:value="654.06266" calcext:value-type="float">
            <text:p>654.06266</text:p>
          </table:table-cell>
          <table:table-cell table:number-columns-repeated="3"/>
          <table:table-cell table:formula="of:=[.$C$4] + ([.$C$5] - [.$C$4]) * (([.A80] - [.$C$1]) / ([.$C$2] - [.$C$1]))" office:value-type="float" office:value="-0.491037745327304" calcext:value-type="float">
            <text:p>-0.491037745327304</text:p>
          </table:table-cell>
          <table:table-cell/>
          <table:table-cell table:style-name="ce15" office:value-type="float" office:value="-0.499801680491714" calcext:value-type="float">
            <text:p>-0.499801680491714</text:p>
          </table:table-cell>
          <table:table-cell table:style-name="ce17" table:formula="of:=TANH( [.G76]*[.Q64] + [.G77]*[.Q65] + [.G78]*[.Q66] + [.G79]*[.Q67] + [.G80]*[.Q68] + [.G81]*[.Q69] + [.G82]*[.Q70] + [.G83]*[.Q71] + [.G84]*[.Q72] + [.G85]*[.Q73] + [.G86]*[.Q74] + [.G87]*[.Q75] + [.G88]*[.Q76] + [.G89]*[.Q77] + [.G90]*[.Q78] + [.G91]*[.Q79] + [.G92]*[.Q80] + [.G93]*[.Q81] + [.G94]*[.Q82] + [.G95]*[.Q83] + [.G96]*[.Q84] )" office:value-type="float" office:value="-0.999757980737169" calcext:value-type="float">
            <text:p>-0.999757980737169</text:p>
          </table:table-cell>
          <table:table-cell table:number-columns-repeated="8"/>
          <table:table-cell table:style-name="ce9" table:formula="of:=RAND()" office:value-type="float" office:value="0.68905501864249" calcext:value-type="float">
            <text:p>0.68905501864249</text:p>
          </table:table-cell>
          <table:table-cell table:number-columns-repeated="4"/>
        </table:table-row>
        <table:table-row table:style-name="ro1">
          <table:table-cell office:value-type="float" office:value="553.69166" calcext:value-type="float">
            <text:p>553.69166</text:p>
          </table:table-cell>
          <table:table-cell table:number-columns-repeated="3"/>
          <table:table-cell table:formula="of:=[.$C$4] + ([.$C$5] - [.$C$4]) * (([.A81] - [.$C$1]) / ([.$C$2] - [.$C$1]))" office:value-type="float" office:value="-0.492686850779955" calcext:value-type="float">
            <text:p>-0.492686850779955</text:p>
          </table:table-cell>
          <table:table-cell/>
          <table:table-cell table:style-name="ce15" office:value-type="float" office:value="-0.499782955600946" calcext:value-type="float">
            <text:p>-0.499782955600946</text:p>
          </table:table-cell>
          <table:table-cell table:style-name="ce17" table:formula="of:=TANH( [.G76]*[.Q85] + [.G77]*[.Q86] + [.G78]*[.Q87] + [.G79]*[.Q88] + [.G80]*[.Q89] + [.G81]*[.Q90] + [.G82]*[.Q91] + [.G83]*[.Q92] + [.G84]*[.Q93] + [.G85]*[.Q94] + [.G86]*[.Q95] + [.G87]*[.Q96] + [.G88]*[.Q97] + [.G89]*[.Q98] + [.G90]*[.Q99] + [.G91]*[.Q100] + [.G92]*[.Q101] + [.G93]*[.Q102] + [.G94]*[.Q103] + [.G95]*[.Q104] + [.G96]*[.Q105] )" office:value-type="float" office:value="-0.998458173451886" calcext:value-type="float">
            <text:p>-0.998458173451886</text:p>
          </table:table-cell>
          <table:table-cell table:number-columns-repeated="8"/>
          <table:table-cell table:style-name="ce9" table:formula="of:=RAND()" office:value-type="float" office:value="0.413964165062389" calcext:value-type="float">
            <text:p>0.413964165062389</text:p>
          </table:table-cell>
          <table:table-cell table:number-columns-repeated="4"/>
        </table:table-row>
        <table:table-row table:style-name="ro1">
          <table:table-cell office:value-type="float" office:value="693.05883" calcext:value-type="float">
            <text:p>693.05883</text:p>
          </table:table-cell>
          <table:table-cell table:number-columns-repeated="3"/>
          <table:table-cell table:formula="of:=[.$C$4] + ([.$C$5] - [.$C$4]) * (([.A82] - [.$C$1]) / ([.$C$2] - [.$C$1]))" office:value-type="float" office:value="-0.490397034399053" calcext:value-type="float">
            <text:p>-0.490397034399053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76]*[.Q106] + [.G77]*[.Q107] + [.G78]*[.Q108] + [.G79]*[.Q109] + [.G80]*[.Q110] + [.G81]*[.Q111] + [.G82]*[.Q112] + [.G83]*[.Q113] + [.G84]*[.Q114] + [.G85]*[.Q115] + [.G86]*[.Q116] + [.G87]*[.Q117] + [.G88]*[.Q118] + [.G89]*[.Q119] + [.G90]*[.Q120] + [.G91]*[.Q121] + [.G92]*[.Q122] + [.G93]*[.Q123] + [.G94]*[.Q124] + [.G95]*[.Q125] + [.G96]*[.Q126] )" office:value-type="float" office:value="-0.99959019014844" calcext:value-type="float">
            <text:p>-0.99959019014844</text:p>
          </table:table-cell>
          <table:table-cell table:number-columns-repeated="8"/>
          <table:table-cell table:style-name="ce9" table:formula="of:=RAND()" office:value-type="float" office:value="0.70202698490587" calcext:value-type="float">
            <text:p>0.70202698490587</text:p>
          </table:table-cell>
          <table:table-cell table:number-columns-repeated="4"/>
        </table:table-row>
        <table:table-row table:style-name="ro1">
          <table:table-cell office:value-type="float" office:value="649.38965" calcext:value-type="float">
            <text:p>649.38965</text:p>
          </table:table-cell>
          <table:table-cell table:number-columns-repeated="3"/>
          <table:table-cell table:formula="of:=[.$C$4] + ([.$C$5] - [.$C$4]) * (([.A83] - [.$C$1]) / ([.$C$2] - [.$C$1]))" office:value-type="float" office:value="-0.491114523343577" calcext:value-type="float">
            <text:p>-0.491114523343577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76]*[.Q127] + [.G77]*[.Q128] + [.G78]*[.Q129] + [.G79]*[.Q130] + [.G80]*[.Q131] + [.G81]*[.Q132] + [.G82]*[.Q133] + [.G83]*[.Q134] + [.G84]*[.Q135] + [.G85]*[.Q136] + [.G86]*[.Q137] + [.G87]*[.Q138] + [.G88]*[.Q139] + [.G89]*[.Q140] + [.G90]*[.Q141] + [.G91]*[.Q142] + [.G92]*[.Q143] + [.G93]*[.Q144] + [.G94]*[.Q145] + [.G95]*[.Q146] + [.G96]*[.Q147] )" office:value-type="float" office:value="-0.999848465728966" calcext:value-type="float">
            <text:p>-0.999848465728966</text:p>
          </table:table-cell>
          <table:table-cell table:number-columns-repeated="8"/>
          <table:table-cell table:style-name="ce9" table:formula="of:=RAND()" office:value-type="float" office:value="0.0907316768889658" calcext:value-type="float">
            <text:p>0.090731676888966</text:p>
          </table:table-cell>
          <table:table-cell table:number-columns-repeated="4"/>
        </table:table-row>
        <table:table-row table:style-name="ro1">
          <table:table-cell office:value-type="float" office:value="595.95883" calcext:value-type="float">
            <text:p>595.95883</text:p>
          </table:table-cell>
          <table:table-cell table:number-columns-repeated="3"/>
          <table:table-cell table:formula="of:=[.$C$4] + ([.$C$5] - [.$C$4]) * (([.A84] - [.$C$1]) / ([.$C$2] - [.$C$1]))" office:value-type="float" office:value="-0.491992396998334" calcext:value-type="float">
            <text:p>-0.491992396998334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76]*[.Q148] + [.G77]*[.Q149] + [.G78]*[.Q150] + [.G79]*[.Q151] + [.G80]*[.Q152] + [.G81]*[.Q153] + [.G82]*[.Q154] + [.G83]*[.Q155] + [.G84]*[.Q156] + [.G85]*[.Q157] + [.G86]*[.Q158] + [.G87]*[.Q159] + [.G88]*[.Q160] + [.G89]*[.Q161] + [.G90]*[.Q162] + [.G91]*[.Q163] + [.G92]*[.Q164] + [.G93]*[.Q165] + [.G94]*[.Q166] + [.G95]*[.Q167] + [.G96]*[.Q168] )" office:value-type="float" office:value="-0.999486638275811" calcext:value-type="float">
            <text:p>-0.999486638275811</text:p>
          </table:table-cell>
          <table:table-cell table:number-columns-repeated="8"/>
          <table:table-cell table:style-name="ce9" table:formula="of:=RAND()" office:value-type="float" office:value="0.213562451102885" calcext:value-type="float">
            <text:p>0.213562451102885</text:p>
          </table:table-cell>
          <table:table-cell table:number-columns-repeated="4"/>
        </table:table-row>
        <table:table-row table:style-name="ro1">
          <table:table-cell office:value-type="float" office:value="647.68316" calcext:value-type="float">
            <text:p>647.68316</text:p>
          </table:table-cell>
          <table:table-cell table:number-columns-repeated="3"/>
          <table:table-cell table:formula="of:=[.$C$4] + ([.$C$5] - [.$C$4]) * (([.A85] - [.$C$1]) / ([.$C$2] - [.$C$1]))" office:value-type="float" office:value="-0.49114256114298" calcext:value-type="float">
            <text:p>-0.49114256114298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76]*[.Q169] + [.G77]*[.Q170] + [.G78]*[.Q171] + [.G79]*[.Q172] + [.G80]*[.Q173] + [.G81]*[.Q174] + [.G82]*[.Q175] + [.G83]*[.Q176] + [.G84]*[.Q177] + [.G85]*[.Q178] + [.G86]*[.Q179] + [.G87]*[.Q180] + [.G88]*[.Q181] + [.G89]*[.Q182] + [.G90]*[.Q183] + [.G91]*[.Q184] + [.G92]*[.Q185] + [.G93]*[.Q186] + [.G94]*[.Q187] + [.G95]*[.Q188] + [.G96]*[.Q189] )" office:value-type="float" office:value="-0.999896775442209" calcext:value-type="float">
            <text:p>-0.999896775442209</text:p>
          </table:table-cell>
          <table:table-cell table:number-columns-repeated="8"/>
          <table:table-cell table:style-name="ce9" table:formula="of:=RAND()" office:value-type="float" office:value="0.0321381546966427" calcext:value-type="float">
            <text:p>0.032138154696643</text:p>
          </table:table-cell>
          <table:table-cell table:number-columns-repeated="4"/>
        </table:table-row>
        <table:table-row table:style-name="ro1">
          <table:table-cell office:value-type="float" office:value="671.58116" calcext:value-type="float">
            <text:p>671.58116</text:p>
          </table:table-cell>
          <table:table-cell table:number-columns-repeated="3"/>
          <table:table-cell table:formula="of:=[.$C$4] + ([.$C$5] - [.$C$4]) * (([.A86] - [.$C$1]) / ([.$C$2] - [.$C$1]))" office:value-type="float" office:value="-0.49074991464043" calcext:value-type="float">
            <text:p>-0.49074991464043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76]*[.Q190] + [.G77]*[.Q191] + [.G78]*[.Q192] + [.G79]*[.Q193] + [.G80]*[.Q194] + [.G81]*[.Q195] + [.G82]*[.Q196] + [.G83]*[.Q197] + [.G84]*[.Q198] + [.G85]*[.Q199] + [.G86]*[.Q200] + [.G87]*[.Q201] + [.G88]*[.Q202] + [.G89]*[.Q203] + [.G90]*[.Q204] + [.G91]*[.Q205] + [.G92]*[.Q206] + [.G93]*[.Q207] + [.G94]*[.Q208] + [.G95]*[.Q209] + [.G96]*[.Q210] )" office:value-type="float" office:value="-0.999815268448125" calcext:value-type="float">
            <text:p>-0.999815268448125</text:p>
          </table:table-cell>
          <table:table-cell table:number-columns-repeated="8"/>
          <table:table-cell table:style-name="ce9" table:formula="of:=RAND()" office:value-type="float" office:value="0.244532217620523" calcext:value-type="float">
            <text:p>0.244532217620523</text:p>
          </table:table-cell>
          <table:table-cell table:number-columns-repeated="4"/>
        </table:table-row>
        <table:table-row table:style-name="ro1">
          <table:table-cell office:value-type="float" office:value="659.84333" calcext:value-type="float">
            <text:p>659.84333</text:p>
          </table:table-cell>
          <table:table-cell table:number-columns-repeated="3"/>
          <table:table-cell table:formula="of:=[.$C$4] + ([.$C$5] - [.$C$4]) * (([.A87] - [.$C$1]) / ([.$C$2] - [.$C$1]))" office:value-type="float" office:value="-0.490942768347729" calcext:value-type="float">
            <text:p>-0.490942768347729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76]*[.Q211] + [.G77]*[.Q212] + [.G78]*[.Q213] + [.G79]*[.Q214] + [.G80]*[.Q215] + [.G81]*[.Q216] + [.G82]*[.Q217] + [.G83]*[.Q218] + [.G84]*[.Q219] + [.G85]*[.Q220] + [.G86]*[.Q221] + [.G87]*[.Q222] + [.G88]*[.Q223] + [.G89]*[.Q224] + [.G90]*[.Q225] + [.G91]*[.Q226] + [.G92]*[.Q227] + [.G93]*[.Q228] + [.G94]*[.Q229] + [.G95]*[.Q230] + [.G96]*[.Q231] )" office:value-type="float" office:value="-0.998275201906207" calcext:value-type="float">
            <text:p>-0.998275201906207</text:p>
          </table:table-cell>
          <table:table-cell table:number-columns-repeated="8"/>
          <table:table-cell table:style-name="ce9" table:formula="of:=RAND()" office:value-type="float" office:value="0.641624233142816" calcext:value-type="float">
            <text:p>0.641624233142816</text:p>
          </table:table-cell>
          <table:table-cell table:number-columns-repeated="4"/>
        </table:table-row>
        <table:table-row table:style-name="ro1">
          <table:table-cell office:value-type="float" office:value="702.00083" calcext:value-type="float">
            <text:p>702.00083</text:p>
          </table:table-cell>
          <table:table-cell table:number-columns-repeated="3"/>
          <table:table-cell table:formula="of:=[.$C$4] + ([.$C$5] - [.$C$4]) * (([.A88] - [.$C$1]) / ([.$C$2] - [.$C$1]))" office:value-type="float" office:value="-0.490250116455049" calcext:value-type="float">
            <text:p>-0.490250116455049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76]*[.Q232] + [.G77]*[.Q233] + [.G78]*[.Q234] + [.G79]*[.Q235] + [.G80]*[.Q236] + [.G81]*[.Q237] + [.G82]*[.Q238] + [.G83]*[.Q239] + [.G84]*[.Q240] + [.G85]*[.Q241] + [.G86]*[.Q242] + [.G87]*[.Q243] + [.G88]*[.Q244] + [.G89]*[.Q245] + [.G90]*[.Q246] + [.G91]*[.Q247] + [.G92]*[.Q248] + [.G93]*[.Q249] + [.G94]*[.Q250] + [.G95]*[.Q251] + [.G96]*[.Q252] )" office:value-type="float" office:value="-0.999956485757868" calcext:value-type="float">
            <text:p>-0.999956485757868</text:p>
          </table:table-cell>
          <table:table-cell table:number-columns-repeated="8"/>
          <table:table-cell table:style-name="ce9" table:formula="of:=RAND()" office:value-type="float" office:value="0.86878396155756" calcext:value-type="float">
            <text:p>0.86878396155756</text:p>
          </table:table-cell>
          <table:table-cell table:number-columns-repeated="4"/>
        </table:table-row>
        <table:table-row table:style-name="ro1">
          <table:table-cell office:value-type="float" office:value="758.01016" calcext:value-type="float">
            <text:p>758.01016</text:p>
          </table:table-cell>
          <table:table-cell table:number-columns-repeated="3"/>
          <table:table-cell table:formula="of:=[.$C$4] + ([.$C$5] - [.$C$4]) * (([.A89] - [.$C$1]) / ([.$C$2] - [.$C$1]))" office:value-type="float" office:value="-0.489329877626081" calcext:value-type="float">
            <text:p>-0.489329877626081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76]*[.Q253] + [.G77]*[.Q254] + [.G78]*[.Q255] + [.G79]*[.Q256] + [.G80]*[.Q257] + [.G81]*[.Q258] + [.G82]*[.Q259] + [.G83]*[.Q260] + [.G84]*[.Q261] + [.G85]*[.Q262] + [.G86]*[.Q263] + [.G87]*[.Q264] + [.G88]*[.Q265] + [.G89]*[.Q266] + [.G90]*[.Q267] + [.G91]*[.Q268] + [.G92]*[.Q269] + [.G93]*[.Q270] + [.G94]*[.Q271] + [.G95]*[.Q272] + [.G96]*[.Q273] )" office:value-type="float" office:value="-0.9999894647749" calcext:value-type="float">
            <text:p>-0.9999894647749</text:p>
          </table:table-cell>
          <table:table-cell table:number-columns-repeated="8"/>
          <table:table-cell table:style-name="ce9" table:formula="of:=RAND()" office:value-type="float" office:value="0.0967432061466783" calcext:value-type="float">
            <text:p>0.096743206146678</text:p>
          </table:table-cell>
          <table:table-cell table:number-columns-repeated="4"/>
        </table:table-row>
        <table:table-row table:style-name="ro1">
          <table:table-cell office:value-type="float" office:value="734.01166" calcext:value-type="float">
            <text:p>734.01166</text:p>
          </table:table-cell>
          <table:table-cell table:number-columns-repeated="3"/>
          <table:table-cell table:formula="of:=[.$C$4] + ([.$C$5] - [.$C$4]) * (([.A90] - [.$C$1]) / ([.$C$2] - [.$C$1]))" office:value-type="float" office:value="-0.489724175353567" calcext:value-type="float">
            <text:p>-0.489724175353567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76]*[.Q274] + [.G77]*[.Q275] + [.G78]*[.Q276] + [.G79]*[.Q277] + [.G80]*[.Q278] + [.G81]*[.Q279] + [.G82]*[.Q280] + [.G83]*[.Q281] + [.G84]*[.Q282] + [.G85]*[.Q283] + [.G86]*[.Q284] + [.G87]*[.Q285] + [.G88]*[.Q286] + [.G89]*[.Q287] + [.G90]*[.Q288] + [.G91]*[.Q289] + [.G92]*[.Q290] + [.G93]*[.Q291] + [.G94]*[.Q292] + [.G95]*[.Q293] + [.G96]*[.Q294] )" office:value-type="float" office:value="-0.999952983121214" calcext:value-type="float">
            <text:p>-0.999952983121214</text:p>
          </table:table-cell>
          <table:table-cell table:number-columns-repeated="8"/>
          <table:table-cell table:style-name="ce9" table:formula="of:=RAND()" office:value-type="float" office:value="0.577936299456532" calcext:value-type="float">
            <text:p>0.577936299456532</text:p>
          </table:table-cell>
          <table:table-cell table:number-columns-repeated="4"/>
        </table:table-row>
        <table:table-row table:style-name="ro1">
          <table:table-cell office:value-type="float" office:value="717.92623" calcext:value-type="float">
            <text:p>717.92623</text:p>
          </table:table-cell>
          <table:table-cell table:number-columns-repeated="3"/>
          <table:table-cell table:formula="of:=[.$C$4] + ([.$C$5] - [.$C$4]) * (([.A91] - [.$C$1]) / ([.$C$2] - [.$C$1]))" office:value-type="float" office:value="-0.489988460558668" calcext:value-type="float">
            <text:p>-0.489988460558668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76]*[.Q295] + [.G77]*[.Q296] + [.G78]*[.Q297] + [.G79]*[.Q298] + [.G80]*[.Q299] + [.G81]*[.Q300] + [.G82]*[.Q301] + [.G83]*[.Q302] + [.G84]*[.Q303] + [.G85]*[.Q304] + [.G86]*[.Q305] + [.G87]*[.Q306] + [.G88]*[.Q307] + [.G89]*[.Q308] + [.G90]*[.Q309] + [.G91]*[.Q310] + [.G92]*[.Q311] + [.G93]*[.Q312] + [.G94]*[.Q313] + [.G95]*[.Q314] + [.G96]*[.Q315] )" office:value-type="float" office:value="-0.999717681876725" calcext:value-type="float">
            <text:p>-0.999717681876725</text:p>
          </table:table-cell>
          <table:table-cell table:number-columns-repeated="8"/>
          <table:table-cell table:style-name="ce9" table:formula="of:=RAND()" office:value-type="float" office:value="0.762201317264794" calcext:value-type="float">
            <text:p>0.762201317264794</text:p>
          </table:table-cell>
          <table:table-cell table:number-columns-repeated="4"/>
        </table:table-row>
        <table:table-row table:style-name="ro1">
          <table:table-cell office:value-type="float" office:value="752.82022" calcext:value-type="float">
            <text:p>752.82022</text:p>
          </table:table-cell>
          <table:table-cell table:number-columns-repeated="3"/>
          <table:table-cell table:formula="of:=[.$C$4] + ([.$C$5] - [.$C$4]) * (([.A92] - [.$C$1]) / ([.$C$2] - [.$C$1]))" office:value-type="float" office:value="-0.489415148853357" calcext:value-type="float">
            <text:p>-0.489415148853357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76]*[.Q316] + [.G77]*[.Q317] + [.G78]*[.Q318] + [.G79]*[.Q319] + [.G80]*[.Q320] + [.G81]*[.Q321] + [.G82]*[.Q322] + [.G83]*[.Q323] + [.G84]*[.Q324] + [.G85]*[.Q325] + [.G86]*[.Q326] + [.G87]*[.Q327] + [.G88]*[.Q328] + [.G89]*[.Q329] + [.G90]*[.Q330] + [.G91]*[.Q331] + [.G92]*[.Q332] + [.G93]*[.Q333] + [.G94]*[.Q334] + [.G95]*[.Q335] + [.G96]*[.Q336] )" office:value-type="float" office:value="-0.997610245154448" calcext:value-type="float">
            <text:p>-0.997610245154448</text:p>
          </table:table-cell>
          <table:table-cell table:number-columns-repeated="8"/>
          <table:table-cell table:style-name="ce9" table:formula="of:=RAND()" office:value-type="float" office:value="0.670981592312281" calcext:value-type="float">
            <text:p>0.670981592312281</text:p>
          </table:table-cell>
          <table:table-cell table:number-columns-repeated="4"/>
        </table:table-row>
        <table:table-row table:style-name="ro1">
          <table:table-cell office:value-type="float" office:value="744.17249" calcext:value-type="float">
            <text:p>744.17249</text:p>
          </table:table-cell>
          <table:table-cell table:number-columns-repeated="3"/>
          <table:table-cell table:formula="of:=[.$C$4] + ([.$C$5] - [.$C$4]) * (([.A93] - [.$C$1]) / ([.$C$2] - [.$C$1]))" office:value-type="float" office:value="-0.48955723191217" calcext:value-type="float">
            <text:p>-0.48955723191217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76]*[.Q337] + [.G77]*[.Q338] + [.G78]*[.Q339] + [.G79]*[.Q340] + [.G80]*[.Q341] + [.G81]*[.Q342] + [.G82]*[.Q343] + [.G83]*[.Q344] + [.G84]*[.Q345] + [.G85]*[.Q346] + [.G86]*[.Q347] + [.G87]*[.Q348] + [.G88]*[.Q349] + [.G89]*[.Q350] + [.G90]*[.Q351] + [.G91]*[.Q352] + [.G92]*[.Q353] + [.G93]*[.Q354] + [.G94]*[.Q355] + [.G95]*[.Q356] + [.G96]*[.Q357] )" office:value-type="float" office:value="-0.999553544110675" calcext:value-type="float">
            <text:p>-0.999553544110675</text:p>
          </table:table-cell>
          <table:table-cell table:number-columns-repeated="8"/>
          <table:table-cell table:style-name="ce9" table:formula="of:=RAND()" office:value-type="float" office:value="0.276095130845587" calcext:value-type="float">
            <text:p>0.276095130845587</text:p>
          </table:table-cell>
          <table:table-cell table:number-columns-repeated="4"/>
        </table:table-row>
        <table:table-row table:style-name="ro1">
          <table:table-cell office:value-type="float" office:value="768.40783" calcext:value-type="float">
            <text:p>768.40783</text:p>
          </table:table-cell>
          <table:table-cell table:number-columns-repeated="3"/>
          <table:table-cell table:formula="of:=[.$C$4] + ([.$C$5] - [.$C$4]) * (([.A94] - [.$C$1]) / ([.$C$2] - [.$C$1]))" office:value-type="float" office:value="-0.48915904288007" calcext:value-type="float">
            <text:p>-0.48915904288007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76]*[.Q358] + [.G77]*[.Q359] + [.G78]*[.Q360] + [.G79]*[.Q361] + [.G80]*[.Q362] + [.G81]*[.Q363] + [.G82]*[.Q364] + [.G83]*[.Q365] + [.G84]*[.Q366] + [.G85]*[.Q367] + [.G86]*[.Q368] + [.G87]*[.Q369] + [.G88]*[.Q370] + [.G89]*[.Q371] + [.G90]*[.Q372] + [.G91]*[.Q373] + [.G92]*[.Q374] + [.G93]*[.Q375] + [.G94]*[.Q376] + [.G95]*[.Q377] + [.G96]*[.Q378] )" office:value-type="float" office:value="-0.998933744379977" calcext:value-type="float">
            <text:p>-0.998933744379977</text:p>
          </table:table-cell>
          <table:table-cell table:number-columns-repeated="8"/>
          <table:table-cell table:style-name="ce9" table:formula="of:=RAND()" office:value-type="float" office:value="0.848279522909085" calcext:value-type="float">
            <text:p>0.848279522909085</text:p>
          </table:table-cell>
          <table:table-cell table:number-columns-repeated="4"/>
        </table:table-row>
        <table:table-row table:style-name="ro1">
          <table:table-cell office:value-type="float" office:value="769.09849" calcext:value-type="float">
            <text:p>769.09849</text:p>
          </table:table-cell>
          <table:table-cell table:number-columns-repeated="3"/>
          <table:table-cell table:formula="of:=[.$C$4] + ([.$C$5] - [.$C$4]) * (([.A95] - [.$C$1]) / ([.$C$2] - [.$C$1]))" office:value-type="float" office:value="-0.489147695267992" calcext:value-type="float">
            <text:p>-0.489147695267992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76]*[.Q379] + [.G77]*[.Q380] + [.G78]*[.Q381] + [.G79]*[.Q382] + [.G80]*[.Q383] + [.G81]*[.Q384] + [.G82]*[.Q385] + [.G83]*[.Q386] + [.G84]*[.Q387] + [.G85]*[.Q388] + [.G86]*[.Q389] + [.G87]*[.Q390] + [.G88]*[.Q391] + [.G89]*[.Q392] + [.G90]*[.Q393] + [.G91]*[.Q394] + [.G92]*[.Q395] + [.G93]*[.Q396] + [.G94]*[.Q397] + [.G95]*[.Q398] + [.G96]*[.Q399] )" office:value-type="float" office:value="-0.99973088194759" calcext:value-type="float">
            <text:p>-0.99973088194759</text:p>
          </table:table-cell>
          <table:table-cell table:number-columns-repeated="8"/>
          <table:table-cell table:style-name="ce9" table:formula="of:=RAND()" office:value-type="float" office:value="0.232278507417415" calcext:value-type="float">
            <text:p>0.232278507417415</text:p>
          </table:table-cell>
          <table:table-cell table:number-columns-repeated="4"/>
        </table:table-row>
        <table:table-row table:style-name="ro1">
          <table:table-cell office:value-type="float" office:value="804.02719" calcext:value-type="float">
            <text:p>804.02719</text:p>
          </table:table-cell>
          <table:table-cell table:number-columns-repeated="3"/>
          <table:table-cell table:formula="of:=[.$C$4] + ([.$C$5] - [.$C$4]) * (([.A96] - [.$C$1]) / ([.$C$2] - [.$C$1]))" office:value-type="float" office:value="-0.48857381327395" calcext:value-type="float">
            <text:p>-0.48857381327395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76]*[.Q400] + [.G77]*[.Q401] + [.G78]*[.Q402] + [.G79]*[.Q403] + [.G80]*[.Q404] + [.G81]*[.Q405] + [.G82]*[.Q406] + [.G83]*[.Q407] + [.G84]*[.Q408] + [.G85]*[.Q409] + [.G86]*[.Q410] + [.G87]*[.Q411] + [.G88]*[.Q412] + [.G89]*[.Q413] + [.G90]*[.Q414] + [.G91]*[.Q415] + [.G92]*[.Q416] + [.G93]*[.Q417] + [.G94]*[.Q418] + [.G95]*[.Q419] + [.G96]*[.Q420] )" office:value-type="float" office:value="-0.999745304042538" calcext:value-type="float">
            <text:p>-0.999745304042538</text:p>
          </table:table-cell>
          <table:table-cell table:number-columns-repeated="8"/>
          <table:table-cell table:style-name="ce9" table:formula="of:=RAND()" office:value-type="float" office:value="0.171342624044985" calcext:value-type="float">
            <text:p>0.171342624044985</text:p>
          </table:table-cell>
          <table:table-cell table:number-columns-repeated="4"/>
        </table:table-row>
        <table:table-row table:style-name="ro1">
          <table:table-cell office:value-type="float" office:value="813.31748" calcext:value-type="float">
            <text:p>813.31748</text:p>
          </table:table-cell>
          <table:table-cell table:number-columns-repeated="3"/>
          <table:table-cell table:formula="of:=[.$C$4] + ([.$C$5] - [.$C$4]) * (([.A97] - [.$C$1]) / ([.$C$2] - [.$C$1]))" office:value-type="float" office:value="-0.488421172890814" calcext:value-type="float">
            <text:p>-0.488421172890814</text:p>
          </table:table-cell>
          <table:table-cell table:number-columns-repeated="2"/>
          <table:table-cell table:style-name="ce17" table:formula="of:=TANH( [.G76]*[.Q421] + [.G77]*[.Q422] + [.G78]*[.Q423] + [.G79]*[.Q424] + [.G80]*[.Q425] + [.G81]*[.Q426] + [.G82]*[.Q427] + [.G83]*[.Q428] + [.G84]*[.Q429] + [.G85]*[.Q430] + [.G86]*[.Q431] + [.G87]*[.Q432] + [.G88]*[.Q433] + [.G89]*[.Q434] + [.G90]*[.Q435] + [.G91]*[.Q436] + [.G92]*[.Q437] + [.G93]*[.Q438] + [.G94]*[.Q439] + [.G95]*[.Q440] + [.G96]*[.Q441] )" office:value-type="float" office:value="-0.999617090249658" calcext:value-type="float">
            <text:p>-0.999617090249658</text:p>
          </table:table-cell>
          <table:table-cell table:number-columns-repeated="8"/>
          <table:table-cell table:style-name="ce9" table:formula="of:=RAND()" office:value-type="float" office:value="0.0465272031181565" calcext:value-type="float">
            <text:p>0.046527203118157</text:p>
          </table:table-cell>
          <table:table-cell table:number-columns-repeated="4"/>
        </table:table-row>
        <table:table-row table:style-name="ro1">
          <table:table-cell office:value-type="float" office:value="871.11583" calcext:value-type="float">
            <text:p>871.11583</text:p>
          </table:table-cell>
          <table:table-cell table:number-columns-repeated="3"/>
          <table:table-cell table:formula="of:=[.$C$4] + ([.$C$5] - [.$C$4]) * (([.A98] - [.$C$1]) / ([.$C$2] - [.$C$1]))" office:value-type="float" office:value="-0.487471540286384" calcext:value-type="float">
            <text:p>-0.487471540286384</text:p>
          </table:table-cell>
          <table:table-cell table:number-columns-repeated="2"/>
          <table:table-cell table:style-name="ce17" table:formula="of:=TANH( [.G76]*[.Q442] + [.G77]*[.Q443] + [.G78]*[.Q444] + [.G79]*[.Q445] + [.G80]*[.Q446] + [.G81]*[.Q447] + [.G82]*[.Q448] + [.G83]*[.Q449] + [.G84]*[.Q450] + [.G85]*[.Q451] + [.G86]*[.Q452] + [.G87]*[.Q453] + [.G88]*[.Q454] + [.G89]*[.Q455] + [.G90]*[.Q456] + [.G91]*[.Q457] + [.G92]*[.Q458] + [.G93]*[.Q459] + [.G94]*[.Q460] + [.G95]*[.Q461] + [.G96]*[.Q462] )" office:value-type="float" office:value="-0.999369442170705" calcext:value-type="float">
            <text:p>-0.999369442170705</text:p>
          </table:table-cell>
          <table:table-cell table:number-columns-repeated="8"/>
          <table:table-cell table:style-name="ce9" table:formula="of:=RAND()" office:value-type="float" office:value="0.201043382157556" calcext:value-type="float">
            <text:p>0.201043382157556</text:p>
          </table:table-cell>
          <table:table-cell table:number-columns-repeated="4"/>
        </table:table-row>
        <table:table-row table:style-name="ro1">
          <table:table-cell office:value-type="float" office:value="970.65083" calcext:value-type="float">
            <text:p>970.65083</text:p>
          </table:table-cell>
          <table:table-cell table:number-columns-repeated="3"/>
          <table:table-cell table:formula="of:=[.$C$4] + ([.$C$5] - [.$C$4]) * (([.A99] - [.$C$1]) / ([.$C$2] - [.$C$1]))" office:value-type="float" office:value="-0.48583617039638" calcext:value-type="float">
            <text:p>-0.48583617039638</text:p>
          </table:table-cell>
          <table:table-cell table:number-columns-repeated="2"/>
          <table:table-cell table:style-name="ce17" table:formula="of:=TANH( [.G76]*[.Q463] + [.G77]*[.Q464] + [.G78]*[.Q465] + [.G79]*[.Q466] + [.G80]*[.Q467] + [.G81]*[.Q468] + [.G82]*[.Q469] + [.G83]*[.Q470] + [.G84]*[.Q471] + [.G85]*[.Q472] + [.G86]*[.Q473] + [.G87]*[.Q474] + [.G88]*[.Q475] + [.G89]*[.Q476] + [.G90]*[.Q477] + [.G91]*[.Q478] + [.G92]*[.Q479] + [.G93]*[.Q480] + [.G94]*[.Q481] + [.G95]*[.Q482] + [.G96]*[.Q483] )" office:value-type="float" office:value="-0.99961539818601" calcext:value-type="float">
            <text:p>-0.99961539818601</text:p>
          </table:table-cell>
          <table:table-cell table:number-columns-repeated="8"/>
          <table:table-cell table:style-name="ce9" table:formula="of:=RAND()" office:value-type="float" office:value="0.567021349366621" calcext:value-type="float">
            <text:p>0.567021349366621</text:p>
          </table:table-cell>
          <table:table-cell table:number-columns-repeated="4"/>
        </table:table-row>
        <table:table-row table:style-name="ro1">
          <table:table-cell office:value-type="float" office:value="962.46447" calcext:value-type="float">
            <text:p>962.46447</text:p>
          </table:table-cell>
          <table:table-cell table:number-columns-repeated="3"/>
          <table:table-cell table:formula="of:=[.$C$4] + ([.$C$5] - [.$C$4]) * (([.A100] - [.$C$1]) / ([.$C$2] - [.$C$1]))" office:value-type="float" office:value="-0.485970673100482" calcext:value-type="float">
            <text:p>-0.485970673100482</text:p>
          </table:table-cell>
          <table:table-cell table:number-columns-repeated="11"/>
          <table:table-cell table:style-name="ce9" table:formula="of:=RAND()" office:value-type="float" office:value="0.26251326500671" calcext:value-type="float">
            <text:p>0.26251326500671</text:p>
          </table:table-cell>
          <table:table-cell table:number-columns-repeated="4"/>
        </table:table-row>
        <table:table-row table:style-name="ro1">
          <table:table-cell office:value-type="float" office:value="855.75933" calcext:value-type="float">
            <text:p>855.75933</text:p>
          </table:table-cell>
          <table:table-cell table:number-columns-repeated="3"/>
          <table:table-cell table:formula="of:=[.$C$4] + ([.$C$5] - [.$C$4]) * (([.A101] - [.$C$1]) / ([.$C$2] - [.$C$1]))" office:value-type="float" office:value="-0.487723849099524" calcext:value-type="float">
            <text:p>-0.48772384909952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0371192133646236" calcext:value-type="float">
            <text:p>0.037119213364624</text:p>
          </table:table-cell>
          <table:table-cell table:number-columns-repeated="4"/>
        </table:table-row>
        <table:table-row table:style-name="ro1">
          <table:table-cell office:value-type="float" office:value="860.84166" calcext:value-type="float">
            <text:p>860.84166</text:p>
          </table:table-cell>
          <table:table-cell table:number-columns-repeated="3"/>
          <table:table-cell table:formula="of:=[.$C$4] + ([.$C$5] - [.$C$4]) * (([.A102] - [.$C$1]) / ([.$C$2] - [.$C$1]))" office:value-type="float" office:value="-0.487640345915186" calcext:value-type="float">
            <text:p>-0.487640345915186</text:p>
          </table:table-cell>
          <table:table-cell/>
          <table:table-cell table:style-name="ce15" office:value-type="float" office:value="-0.499834223095622" calcext:value-type="float">
            <text:p>-0.499834223095622</text:p>
          </table:table-cell>
          <table:table-cell table:style-name="ce17" table:formula="of:=TANH( [.G101]*[.Q1] + [.G102]*[.Q2] + [.G103]*[.Q3] + [.G104]*[.Q4] + [.G105]*[.Q5] + [.G106]*[.Q6] + [.G107]*[.Q7] + [.G108]*[.Q8] + [.G109]*[.Q9] + [.G110]*[.Q10] + [.G111]*[.Q11] + [.G112]*[.Q12] + [.G113]*[.Q13] + [.G114]*[.Q14] + [.G115]*[.Q15] + [.G116]*[.Q16] + [.G117]*[.Q17] + [.G118]*[.Q18] + [.G119]*[.Q19] + [.G120]*[.Q20] + [.G121]*[.Q21] )" office:value-type="float" office:value="-0.999835533988946" calcext:value-type="float">
            <text:p>-0.999835533988946</text:p>
          </table:table-cell>
          <table:table-cell table:style-name="ce19" table:formula="of:=TANH( [.H101]*[.S1] + [.H102]*[.S2] + [.H103]*[.S3] + [.H104]*[.S4] + [.H105]*[.S5] + [.H106]*[.S6] + [.H107]*[.S7] + [.H108]*[.S8] + [.H109]*[.S9] + [.H110]*[.S10] + [.H111]*[.S11] + [.H112]*[.S12] + [.H113]*[.S13] + [.H114]*[.S14] + [.H115]*[.S15] + [.H116]*[.S16] + [.H117]*[.S17] + [.H118]*[.S18] + [.H119]*[.S19] + [.H120]*[.S20] + [.H121]*[.S21] + [.H122]*[.S22] + [.H123]*[.S23] + [.H124]*[.S24] )" office:value-type="float" office:value="-0.999999999374337" calcext:value-type="float">
            <text:p>-0.999999999374337</text:p>
          </table:table-cell>
          <table:table-cell table:style-name="ce20" office:value-type="float" office:value="-0.498486511376454" calcext:value-type="float">
            <text:p>-0.498486511376454</text:p>
          </table:table-cell>
          <table:table-cell table:style-name="ce21" table:formula="of:= ([.J102]-[.I102]) * ([.J102]-[.I102])" office:value-type="float" office:value="0.251515778643802" calcext:value-type="float">
            <text:p>0.251515778643802</text:p>
          </table:table-cell>
          <table:table-cell table:number-columns-repeated="5"/>
          <table:table-cell table:style-name="ce9" table:formula="of:=RAND()" office:value-type="float" office:value="0.247678525666895" calcext:value-type="float">
            <text:p>0.247678525666895</text:p>
          </table:table-cell>
          <table:table-cell table:number-columns-repeated="4"/>
        </table:table-row>
        <table:table-row table:style-name="ro1">
          <table:table-cell office:value-type="float" office:value="847.5325" calcext:value-type="float">
            <text:p>847.5325</text:p>
          </table:table-cell>
          <table:table-cell table:number-columns-repeated="3"/>
          <table:table-cell table:formula="of:=[.$C$4] + ([.$C$5] - [.$C$4]) * (([.A103] - [.$C$1]) / ([.$C$2] - [.$C$1]))" office:value-type="float" office:value="-0.487859016729726" calcext:value-type="float">
            <text:p>-0.487859016729726</text:p>
          </table:table-cell>
          <table:table-cell/>
          <table:table-cell table:style-name="ce15" office:value-type="float" office:value="-0.49979045331226" calcext:value-type="float">
            <text:p>-0.49979045331226</text:p>
          </table:table-cell>
          <table:table-cell table:style-name="ce17" table:formula="of:=TANH( [.G101]*[.Q22] + [.G102]*[.Q23] + [.G103]*[.Q24] + [.G104]*[.Q25] + [.G105]*[.Q26] + [.G106]*[.Q27] + [.G107]*[.Q28] + [.G108]*[.Q29] + [.G109]*[.Q30] + [.G110]*[.Q31] + [.G111]*[.Q32] + [.G112]*[.Q33] + [.G113]*[.Q34] + [.G114]*[.Q35] + [.G115]*[.Q36] + [.G116]*[.Q37] + [.G117]*[.Q38] + [.G118]*[.Q39] + [.G119]*[.Q40] + [.G120]*[.Q41] + [.G121]*[.Q42] )" office:value-type="float" office:value="-0.998569974401418" calcext:value-type="float">
            <text:p>-0.998569974401418</text:p>
          </table:table-cell>
          <table:table-cell table:style-name="ce19" table:formula="of:=TANH( [.H101]*[.S25] + [.H102]*[.S26] + [.H103]*[.S27] + [.H104]*[.S28] + [.H105]*[.S29] + [.H106]*[.S30] + [.H107]*[.S31] + [.H108]*[.S32] + [.H109]*[.S33] + [.H110]*[.S34] + [.H111]*[.S35] + [.H112]*[.S36] + [.H113]*[.S37] + [.H114]*[.S38] + [.H115]*[.S39] + [.H116]*[.S40] + [.H117]*[.S41] + [.H118]*[.S42] + [.H119]*[.S43] + [.H120]*[.S44] + [.H121]*[.S45] + [.H122]*[.S46] + [.H123]*[.S47] + [.H124]*[.S48] )" office:value-type="float" office:value="-0.999999996082256" calcext:value-type="float">
            <text:p>-0.999999996082256</text:p>
          </table:table-cell>
          <table:table-cell table:style-name="ce20" office:value-type="float" office:value="-0.49882080901172" calcext:value-type="float">
            <text:p>-0.49882080901172</text:p>
          </table:table-cell>
          <table:table-cell table:style-name="ce21" table:formula="of:= ([.J103]-[.I103]) * ([.J103]-[.I103])" office:value-type="float" office:value="0.251180577552684" calcext:value-type="float">
            <text:p>0.251180577552684</text:p>
          </table:table-cell>
          <table:table-cell table:number-columns-repeated="5"/>
          <table:table-cell table:style-name="ce9" table:formula="of:=RAND()" office:value-type="float" office:value="0.269688501843306" calcext:value-type="float">
            <text:p>0.269688501843306</text:p>
          </table:table-cell>
          <table:table-cell table:number-columns-repeated="4"/>
        </table:table-row>
        <table:table-row table:style-name="ro1">
          <table:table-cell office:value-type="float" office:value="892.26115" calcext:value-type="float">
            <text:p>892.26115</text:p>
          </table:table-cell>
          <table:table-cell table:number-columns-repeated="3"/>
          <table:table-cell table:formula="of:=[.$C$4] + ([.$C$5] - [.$C$4]) * (([.A104] - [.$C$1]) / ([.$C$2] - [.$C$1]))" office:value-type="float" office:value="-0.487124120588364" calcext:value-type="float">
            <text:p>-0.487124120588364</text:p>
          </table:table-cell>
          <table:table-cell/>
          <table:table-cell table:style-name="ce15" office:value-type="float" office:value="-0.499801680491714" calcext:value-type="float">
            <text:p>-0.499801680491714</text:p>
          </table:table-cell>
          <table:table-cell table:style-name="ce17" table:formula="of:=TANH( [.G101]*[.Q43] + [.G102]*[.Q44] + [.G103]*[.Q45] + [.G104]*[.Q46] + [.G105]*[.Q47] + [.G106]*[.Q48] + [.G107]*[.Q49] + [.G108]*[.Q50] + [.G109]*[.Q51] + [.G110]*[.Q52] + [.G111]*[.Q53] + [.G112]*[.Q54] + [.G113]*[.Q55] + [.G114]*[.Q56] + [.G115]*[.Q57] + [.G116]*[.Q58] + [.G117]*[.Q59] + [.G118]*[.Q60] + [.G119]*[.Q61] + [.G120]*[.Q62] + [.G121]*[.Q63] )" office:value-type="float" office:value="-0.99979826471286" calcext:value-type="float">
            <text:p>-0.99979826471286</text:p>
          </table:table-cell>
          <table:table-cell table:style-name="ce19" table:formula="of:=TANH( [.H101]*[.S49] + [.H102]*[.S50] + [.H103]*[.S51] + [.H104]*[.S52] + [.H105]*[.S53] + [.H106]*[.S54] + [.H107]*[.S55] + [.H108]*[.S56] + [.H109]*[.S57] + [.H110]*[.S58] + [.H111]*[.S59] + [.H112]*[.S60] + [.H113]*[.S61] + [.H114]*[.S62] + [.H115]*[.S63] + [.H116]*[.S64] + [.H117]*[.S65] + [.H118]*[.S66] + [.H119]*[.S67] + [.H120]*[.S68] + [.H121]*[.S69] + [.H122]*[.S70] + [.H123]*[.S71] + [.H124]*[.S72] )" office:value-type="float" office:value="-0.999999972599435" calcext:value-type="float">
            <text:p>-0.999999972599435</text:p>
          </table:table-cell>
          <table:table-cell table:style-name="ce20" office:value-type="float" office:value="-0.498908272014184" calcext:value-type="float">
            <text:p>-0.498908272014184</text:p>
          </table:table-cell>
          <table:table-cell table:style-name="ce21" table:formula="of:= ([.J104]-[.I104]) * ([.J104]-[.I104])" office:value-type="float" office:value="0.251092892395419" calcext:value-type="float">
            <text:p>0.251092892395419</text:p>
          </table:table-cell>
          <table:table-cell table:number-columns-repeated="5"/>
          <table:table-cell table:style-name="ce9" table:formula="of:=RAND()" office:value-type="float" office:value="0.120022676984718" calcext:value-type="float">
            <text:p>0.120022676984718</text:p>
          </table:table-cell>
          <table:table-cell table:number-columns-repeated="4"/>
        </table:table-row>
        <table:table-row table:style-name="ro1">
          <table:table-cell office:value-type="float" office:value="916.69666" calcext:value-type="float">
            <text:p>916.69666</text:p>
          </table:table-cell>
          <table:table-cell table:number-columns-repeated="3"/>
          <table:table-cell table:formula="of:=[.$C$4] + ([.$C$5] - [.$C$4]) * (([.A105] - [.$C$1]) / ([.$C$2] - [.$C$1]))" office:value-type="float" office:value="-0.486722642743375" calcext:value-type="float">
            <text:p>-0.486722642743375</text:p>
          </table:table-cell>
          <table:table-cell/>
          <table:table-cell table:style-name="ce15" office:value-type="float" office:value="-0.499782955600946" calcext:value-type="float">
            <text:p>-0.499782955600946</text:p>
          </table:table-cell>
          <table:table-cell table:style-name="ce17" table:formula="of:=TANH( [.G101]*[.Q64] + [.G102]*[.Q65] + [.G103]*[.Q66] + [.G104]*[.Q67] + [.G105]*[.Q68] + [.G106]*[.Q69] + [.G107]*[.Q70] + [.G108]*[.Q71] + [.G109]*[.Q72] + [.G110]*[.Q73] + [.G111]*[.Q74] + [.G112]*[.Q75] + [.G113]*[.Q76] + [.G114]*[.Q77] + [.G115]*[.Q78] + [.G116]*[.Q79] + [.G117]*[.Q80] + [.G118]*[.Q81] + [.G119]*[.Q82] + [.G120]*[.Q83] + [.G121]*[.Q84] )" office:value-type="float" office:value="-0.999757737065047" calcext:value-type="float">
            <text:p>-0.999757737065047</text:p>
          </table:table-cell>
          <table:table-cell table:number-columns-repeated="8"/>
          <table:table-cell table:style-name="ce9" table:formula="of:=RAND()" office:value-type="float" office:value="0.093835964021565" calcext:value-type="float">
            <text:p>0.093835964021565</text:p>
          </table:table-cell>
          <table:table-cell table:number-columns-repeated="4"/>
        </table:table-row>
        <table:table-row table:style-name="ro1">
          <table:table-cell office:value-type="float" office:value="873.27168" calcext:value-type="float">
            <text:p>873.27168</text:p>
          </table:table-cell>
          <table:table-cell table:number-columns-repeated="3"/>
          <table:table-cell table:formula="of:=[.$C$4] + ([.$C$5] - [.$C$4]) * (([.A106] - [.$C$1]) / ([.$C$2] - [.$C$1]))" office:value-type="float" office:value="-0.487436119457758" calcext:value-type="float">
            <text:p>-0.487436119457758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101]*[.Q85] + [.G102]*[.Q86] + [.G103]*[.Q87] + [.G104]*[.Q88] + [.G105]*[.Q89] + [.G106]*[.Q90] + [.G107]*[.Q91] + [.G108]*[.Q92] + [.G109]*[.Q93] + [.G110]*[.Q94] + [.G111]*[.Q95] + [.G112]*[.Q96] + [.G113]*[.Q97] + [.G114]*[.Q98] + [.G115]*[.Q99] + [.G116]*[.Q100] + [.G117]*[.Q101] + [.G118]*[.Q102] + [.G119]*[.Q103] + [.G120]*[.Q104] + [.G121]*[.Q105] )" office:value-type="float" office:value="-0.998457423480782" calcext:value-type="float">
            <text:p>-0.998457423480782</text:p>
          </table:table-cell>
          <table:table-cell table:number-columns-repeated="8"/>
          <table:table-cell table:style-name="ce9" table:formula="of:=RAND()" office:value-type="float" office:value="0.165653833673737" calcext:value-type="float">
            <text:p>0.165653833673737</text:p>
          </table:table-cell>
          <table:table-cell table:number-columns-repeated="4"/>
        </table:table-row>
        <table:table-row table:style-name="ro1">
          <table:table-cell office:value-type="float" office:value="863.69888" calcext:value-type="float">
            <text:p>863.69888</text:p>
          </table:table-cell>
          <table:table-cell table:number-columns-repeated="3"/>
          <table:table-cell table:formula="of:=[.$C$4] + ([.$C$5] - [.$C$4]) * (([.A107] - [.$C$1]) / ([.$C$2] - [.$C$1]))" office:value-type="float" office:value="-0.487593401508122" calcext:value-type="float">
            <text:p>-0.487593401508122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101]*[.Q106] + [.G102]*[.Q107] + [.G103]*[.Q108] + [.G104]*[.Q109] + [.G105]*[.Q110] + [.G106]*[.Q111] + [.G107]*[.Q112] + [.G108]*[.Q113] + [.G109]*[.Q114] + [.G110]*[.Q115] + [.G111]*[.Q116] + [.G112]*[.Q117] + [.G113]*[.Q118] + [.G114]*[.Q119] + [.G115]*[.Q120] + [.G116]*[.Q121] + [.G117]*[.Q122] + [.G118]*[.Q123] + [.G119]*[.Q124] + [.G120]*[.Q125] + [.G121]*[.Q126] )" office:value-type="float" office:value="-0.999589677806319" calcext:value-type="float">
            <text:p>-0.999589677806319</text:p>
          </table:table-cell>
          <table:table-cell table:number-columns-repeated="8"/>
          <table:table-cell table:style-name="ce9" table:formula="of:=RAND()" office:value-type="float" office:value="0.801253831615329" calcext:value-type="float">
            <text:p>0.801253831615329</text:p>
          </table:table-cell>
          <table:table-cell table:number-columns-repeated="4"/>
        </table:table-row>
        <table:table-row table:style-name="ro1">
          <table:table-cell office:value-type="float" office:value="853.25666" calcext:value-type="float">
            <text:p>853.25666</text:p>
          </table:table-cell>
          <table:table-cell table:number-columns-repeated="3"/>
          <table:table-cell table:formula="of:=[.$C$4] + ([.$C$5] - [.$C$4]) * (([.A108] - [.$C$1]) / ([.$C$2] - [.$C$1]))" office:value-type="float" office:value="-0.487764968215037" calcext:value-type="float">
            <text:p>-0.487764968215037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101]*[.Q127] + [.G102]*[.Q128] + [.G103]*[.Q129] + [.G104]*[.Q130] + [.G105]*[.Q131] + [.G106]*[.Q132] + [.G107]*[.Q133] + [.G108]*[.Q134] + [.G109]*[.Q135] + [.G110]*[.Q136] + [.G111]*[.Q137] + [.G112]*[.Q138] + [.G113]*[.Q139] + [.G114]*[.Q140] + [.G115]*[.Q141] + [.G116]*[.Q142] + [.G117]*[.Q143] + [.G118]*[.Q144] + [.G119]*[.Q145] + [.G120]*[.Q146] + [.G121]*[.Q147] )" office:value-type="float" office:value="-0.999848274630564" calcext:value-type="float">
            <text:p>-0.999848274630564</text:p>
          </table:table-cell>
          <table:table-cell table:number-columns-repeated="8"/>
          <table:table-cell table:style-name="ce9" table:formula="of:=RAND()" office:value-type="float" office:value="0.152778884112792" calcext:value-type="float">
            <text:p>0.152778884112792</text:p>
          </table:table-cell>
          <table:table-cell table:number-columns-repeated="4"/>
        </table:table-row>
        <table:table-row table:style-name="ro1">
          <table:table-cell office:value-type="float" office:value="874.07416" calcext:value-type="float">
            <text:p>874.07416</text:p>
          </table:table-cell>
          <table:table-cell table:number-columns-repeated="3"/>
          <table:table-cell table:formula="of:=[.$C$4] + ([.$C$5] - [.$C$4]) * (([.A109] - [.$C$1]) / ([.$C$2] - [.$C$1]))" office:value-type="float" office:value="-0.487422934632025" calcext:value-type="float">
            <text:p>-0.487422934632025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101]*[.Q148] + [.G102]*[.Q149] + [.G103]*[.Q150] + [.G104]*[.Q151] + [.G105]*[.Q152] + [.G106]*[.Q153] + [.G107]*[.Q154] + [.G108]*[.Q155] + [.G109]*[.Q156] + [.G110]*[.Q157] + [.G111]*[.Q158] + [.G112]*[.Q159] + [.G113]*[.Q160] + [.G114]*[.Q161] + [.G115]*[.Q162] + [.G116]*[.Q163] + [.G117]*[.Q164] + [.G118]*[.Q165] + [.G119]*[.Q166] + [.G120]*[.Q167] + [.G121]*[.Q168] )" office:value-type="float" office:value="-0.999486039957654" calcext:value-type="float">
            <text:p>-0.999486039957654</text:p>
          </table:table-cell>
          <table:table-cell table:number-columns-repeated="8"/>
          <table:table-cell table:style-name="ce9" table:formula="of:=RAND()" office:value-type="float" office:value="0.413676826858837" calcext:value-type="float">
            <text:p>0.413676826858837</text:p>
          </table:table-cell>
          <table:table-cell table:number-columns-repeated="4"/>
        </table:table-row>
        <table:table-row table:style-name="ro1">
          <table:table-cell office:value-type="float" office:value="842.19173" calcext:value-type="float">
            <text:p>842.19173</text:p>
          </table:table-cell>
          <table:table-cell table:number-columns-repeated="3"/>
          <table:table-cell table:formula="of:=[.$C$4] + ([.$C$5] - [.$C$4]) * (([.A110] - [.$C$1]) / ([.$C$2] - [.$C$1]))" office:value-type="float" office:value="-0.487946766108813" calcext:value-type="float">
            <text:p>-0.487946766108813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101]*[.Q169] + [.G102]*[.Q170] + [.G103]*[.Q171] + [.G104]*[.Q172] + [.G105]*[.Q173] + [.G106]*[.Q174] + [.G107]*[.Q175] + [.G108]*[.Q176] + [.G109]*[.Q177] + [.G110]*[.Q178] + [.G111]*[.Q179] + [.G112]*[.Q180] + [.G113]*[.Q181] + [.G114]*[.Q182] + [.G115]*[.Q183] + [.G116]*[.Q184] + [.G117]*[.Q185] + [.G118]*[.Q186] + [.G119]*[.Q187] + [.G120]*[.Q188] + [.G121]*[.Q189] )" office:value-type="float" office:value="-0.999896632863768" calcext:value-type="float">
            <text:p>-0.999896632863768</text:p>
          </table:table-cell>
          <table:table-cell table:number-columns-repeated="8"/>
          <table:table-cell table:style-name="ce9" table:formula="of:=RAND()" office:value-type="float" office:value="0.880259078833699" calcext:value-type="float">
            <text:p>0.880259078833699</text:p>
          </table:table-cell>
          <table:table-cell table:number-columns-repeated="4"/>
        </table:table-row>
        <table:table-row table:style-name="ro1">
          <table:table-cell office:value-type="float" office:value="834.86666" calcext:value-type="float">
            <text:p>834.86666</text:p>
          </table:table-cell>
          <table:table-cell table:number-columns-repeated="3"/>
          <table:table-cell table:formula="of:=[.$C$4] + ([.$C$5] - [.$C$4]) * (([.A111] - [.$C$1]) / ([.$C$2] - [.$C$1]))" office:value-type="float" office:value="-0.488067117733068" calcext:value-type="float">
            <text:p>-0.488067117733068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101]*[.Q190] + [.G102]*[.Q191] + [.G103]*[.Q192] + [.G104]*[.Q193] + [.G105]*[.Q194] + [.G106]*[.Q195] + [.G107]*[.Q196] + [.G108]*[.Q197] + [.G109]*[.Q198] + [.G110]*[.Q199] + [.G111]*[.Q200] + [.G112]*[.Q201] + [.G113]*[.Q202] + [.G114]*[.Q203] + [.G115]*[.Q204] + [.G116]*[.Q205] + [.G117]*[.Q206] + [.G118]*[.Q207] + [.G119]*[.Q208] + [.G120]*[.Q209] + [.G121]*[.Q210] )" office:value-type="float" office:value="-0.999815049029826" calcext:value-type="float">
            <text:p>-0.999815049029826</text:p>
          </table:table-cell>
          <table:table-cell table:number-columns-repeated="8"/>
          <table:table-cell table:style-name="ce9" table:formula="of:=RAND()" office:value-type="float" office:value="0.0944005405937167" calcext:value-type="float">
            <text:p>0.094400540593717</text:p>
          </table:table-cell>
          <table:table-cell table:number-columns-repeated="4"/>
        </table:table-row>
        <table:table-row table:style-name="ro1">
          <table:table-cell office:value-type="float" office:value="838.42916" calcext:value-type="float">
            <text:p>838.42916</text:p>
          </table:table-cell>
          <table:table-cell table:number-columns-repeated="3"/>
          <table:table-cell table:formula="of:=[.$C$4] + ([.$C$5] - [.$C$4]) * (([.A112] - [.$C$1]) / ([.$C$2] - [.$C$1]))" office:value-type="float" office:value="-0.48800858550588" calcext:value-type="float">
            <text:p>-0.48800858550588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101]*[.Q211] + [.G102]*[.Q212] + [.G103]*[.Q213] + [.G104]*[.Q214] + [.G105]*[.Q215] + [.G106]*[.Q216] + [.G107]*[.Q217] + [.G108]*[.Q218] + [.G109]*[.Q219] + [.G110]*[.Q220] + [.G111]*[.Q221] + [.G112]*[.Q222] + [.G113]*[.Q223] + [.G114]*[.Q224] + [.G115]*[.Q225] + [.G116]*[.Q226] + [.G117]*[.Q227] + [.G118]*[.Q228] + [.G119]*[.Q229] + [.G120]*[.Q230] + [.G121]*[.Q231] )" office:value-type="float" office:value="-0.998273117808694" calcext:value-type="float">
            <text:p>-0.998273117808694</text:p>
          </table:table-cell>
          <table:table-cell table:number-columns-repeated="8"/>
          <table:table-cell table:style-name="ce9" table:formula="of:=RAND()" office:value-type="float" office:value="0.184145624098508" calcext:value-type="float">
            <text:p>0.184145624098508</text:p>
          </table:table-cell>
          <table:table-cell table:number-columns-repeated="4"/>
        </table:table-row>
        <table:table-row table:style-name="ro1">
          <table:table-cell office:value-type="float" office:value="881.87583" calcext:value-type="float">
            <text:p>881.87583</text:p>
          </table:table-cell>
          <table:table-cell table:number-columns-repeated="3"/>
          <table:table-cell table:formula="of:=[.$C$4] + ([.$C$5] - [.$C$4]) * (([.A113] - [.$C$1]) / ([.$C$2] - [.$C$1]))" office:value-type="float" office:value="-0.487294752422654" calcext:value-type="float">
            <text:p>-0.487294752422654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101]*[.Q232] + [.G102]*[.Q233] + [.G103]*[.Q234] + [.G104]*[.Q235] + [.G105]*[.Q236] + [.G106]*[.Q237] + [.G107]*[.Q238] + [.G108]*[.Q239] + [.G109]*[.Q240] + [.G110]*[.Q241] + [.G111]*[.Q242] + [.G112]*[.Q243] + [.G113]*[.Q244] + [.G114]*[.Q245] + [.G115]*[.Q246] + [.G116]*[.Q247] + [.G117]*[.Q248] + [.G118]*[.Q249] + [.G119]*[.Q250] + [.G120]*[.Q251] + [.G121]*[.Q252] )" office:value-type="float" office:value="-0.999956419534262" calcext:value-type="float">
            <text:p>-0.999956419534262</text:p>
          </table:table-cell>
          <table:table-cell table:number-columns-repeated="8"/>
          <table:table-cell table:style-name="ce9" table:formula="of:=RAND()" office:value-type="float" office:value="0.159020406464494" calcext:value-type="float">
            <text:p>0.159020406464494</text:p>
          </table:table-cell>
          <table:table-cell table:number-columns-repeated="4"/>
        </table:table-row>
        <table:table-row table:style-name="ro1">
          <table:table-cell office:value-type="float" office:value="873.28916" calcext:value-type="float">
            <text:p>873.28916</text:p>
          </table:table-cell>
          <table:table-cell table:number-columns-repeated="3"/>
          <table:table-cell table:formula="of:=[.$C$4] + ([.$C$5] - [.$C$4]) * (([.A114] - [.$C$1]) / ([.$C$2] - [.$C$1]))" office:value-type="float" office:value="-0.487435832259629" calcext:value-type="float">
            <text:p>-0.487435832259629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101]*[.Q253] + [.G102]*[.Q254] + [.G103]*[.Q255] + [.G104]*[.Q256] + [.G105]*[.Q257] + [.G106]*[.Q258] + [.G107]*[.Q259] + [.G108]*[.Q260] + [.G109]*[.Q261] + [.G110]*[.Q262] + [.G111]*[.Q263] + [.G112]*[.Q264] + [.G113]*[.Q265] + [.G114]*[.Q266] + [.G115]*[.Q267] + [.G116]*[.Q268] + [.G117]*[.Q269] + [.G118]*[.Q270] + [.G119]*[.Q271] + [.G120]*[.Q272] + [.G121]*[.Q273] )" office:value-type="float" office:value="-0.999989447612442" calcext:value-type="float">
            <text:p>-0.999989447612442</text:p>
          </table:table-cell>
          <table:table-cell table:number-columns-repeated="8"/>
          <table:table-cell table:style-name="ce9" table:formula="of:=RAND()" office:value-type="float" office:value="0.828924138083633" calcext:value-type="float">
            <text:p>0.828924138083633</text:p>
          </table:table-cell>
          <table:table-cell table:number-columns-repeated="4"/>
        </table:table-row>
        <table:table-row table:style-name="ro1">
          <table:table-cell office:value-type="float" office:value="874.13266" calcext:value-type="float">
            <text:p>874.13266</text:p>
          </table:table-cell>
          <table:table-cell table:number-columns-repeated="3"/>
          <table:table-cell table:formula="of:=[.$C$4] + ([.$C$5] - [.$C$4]) * (([.A115] - [.$C$1]) / ([.$C$2] - [.$C$1]))" office:value-type="float" office:value="-0.487421973471241" calcext:value-type="float">
            <text:p>-0.487421973471241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101]*[.Q274] + [.G102]*[.Q275] + [.G103]*[.Q276] + [.G104]*[.Q277] + [.G105]*[.Q278] + [.G106]*[.Q279] + [.G107]*[.Q280] + [.G108]*[.Q281] + [.G109]*[.Q282] + [.G110]*[.Q283] + [.G111]*[.Q284] + [.G112]*[.Q285] + [.G113]*[.Q286] + [.G114]*[.Q287] + [.G115]*[.Q288] + [.G116]*[.Q289] + [.G117]*[.Q290] + [.G118]*[.Q291] + [.G119]*[.Q292] + [.G120]*[.Q293] + [.G121]*[.Q294] )" office:value-type="float" office:value="-0.999952916542766" calcext:value-type="float">
            <text:p>-0.999952916542766</text:p>
          </table:table-cell>
          <table:table-cell table:number-columns-repeated="8"/>
          <table:table-cell table:style-name="ce9" table:formula="of:=RAND()" office:value-type="float" office:value="0.637391381653536" calcext:value-type="float">
            <text:p>0.637391381653536</text:p>
          </table:table-cell>
          <table:table-cell table:number-columns-repeated="4"/>
        </table:table-row>
        <table:table-row table:style-name="ro1">
          <table:table-cell office:value-type="float" office:value="864.56116" calcext:value-type="float">
            <text:p>864.56116</text:p>
          </table:table-cell>
          <table:table-cell table:number-columns-repeated="3"/>
          <table:table-cell table:formula="of:=[.$C$4] + ([.$C$5] - [.$C$4]) * (([.A116] - [.$C$1]) / ([.$C$2] - [.$C$1]))" office:value-type="float" office:value="-0.487579234162477" calcext:value-type="float">
            <text:p>-0.487579234162477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101]*[.Q295] + [.G102]*[.Q296] + [.G103]*[.Q297] + [.G104]*[.Q298] + [.G105]*[.Q299] + [.G106]*[.Q300] + [.G107]*[.Q301] + [.G108]*[.Q302] + [.G109]*[.Q303] + [.G110]*[.Q304] + [.G111]*[.Q305] + [.G112]*[.Q306] + [.G113]*[.Q307] + [.G114]*[.Q308] + [.G115]*[.Q309] + [.G116]*[.Q310] + [.G117]*[.Q311] + [.G118]*[.Q312] + [.G119]*[.Q313] + [.G120]*[.Q314] + [.G121]*[.Q315] )" office:value-type="float" office:value="-0.999717325477652" calcext:value-type="float">
            <text:p>-0.999717325477652</text:p>
          </table:table-cell>
          <table:table-cell table:number-columns-repeated="8"/>
          <table:table-cell table:style-name="ce9" table:formula="of:=RAND()" office:value-type="float" office:value="0.893205370399404" calcext:value-type="float">
            <text:p>0.893205370399404</text:p>
          </table:table-cell>
          <table:table-cell table:number-columns-repeated="4"/>
        </table:table-row>
        <table:table-row table:style-name="ro1">
          <table:table-cell office:value-type="float" office:value="838.14997" calcext:value-type="float">
            <text:p>838.14997</text:p>
          </table:table-cell>
          <table:table-cell table:number-columns-repeated="3"/>
          <table:table-cell table:formula="of:=[.$C$4] + ([.$C$5] - [.$C$4]) * (([.A117] - [.$C$1]) / ([.$C$2] - [.$C$1]))" office:value-type="float" office:value="-0.488013172625181" calcext:value-type="float">
            <text:p>-0.488013172625181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101]*[.Q316] + [.G102]*[.Q317] + [.G103]*[.Q318] + [.G104]*[.Q319] + [.G105]*[.Q320] + [.G106]*[.Q321] + [.G107]*[.Q322] + [.G108]*[.Q323] + [.G109]*[.Q324] + [.G110]*[.Q325] + [.G111]*[.Q326] + [.G112]*[.Q327] + [.G113]*[.Q328] + [.G114]*[.Q329] + [.G115]*[.Q330] + [.G116]*[.Q331] + [.G117]*[.Q332] + [.G118]*[.Q333] + [.G119]*[.Q334] + [.G120]*[.Q335] + [.G121]*[.Q336] )" office:value-type="float" office:value="-0.997608005283965" calcext:value-type="float">
            <text:p>-0.997608005283965</text:p>
          </table:table-cell>
          <table:table-cell table:number-columns-repeated="8"/>
          <table:table-cell table:style-name="ce9" table:formula="of:=RAND()" office:value-type="float" office:value="0.662865069879403" calcext:value-type="float">
            <text:p>0.662865069879403</text:p>
          </table:table-cell>
          <table:table-cell table:number-columns-repeated="4"/>
        </table:table-row>
        <table:table-row table:style-name="ro1">
          <table:table-cell office:value-type="float" office:value="834.57416" calcext:value-type="float">
            <text:p>834.57416</text:p>
          </table:table-cell>
          <table:table-cell table:number-columns-repeated="3"/>
          <table:table-cell table:formula="of:=[.$C$4] + ([.$C$5] - [.$C$4]) * (([.A118] - [.$C$1]) / ([.$C$2] - [.$C$1]))" office:value-type="float" office:value="-0.488071923536984" calcext:value-type="float">
            <text:p>-0.488071923536984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101]*[.Q337] + [.G102]*[.Q338] + [.G103]*[.Q339] + [.G104]*[.Q340] + [.G105]*[.Q341] + [.G106]*[.Q342] + [.G107]*[.Q343] + [.G108]*[.Q344] + [.G109]*[.Q345] + [.G110]*[.Q346] + [.G111]*[.Q347] + [.G112]*[.Q348] + [.G113]*[.Q349] + [.G114]*[.Q350] + [.G115]*[.Q351] + [.G116]*[.Q352] + [.G117]*[.Q353] + [.G118]*[.Q354] + [.G119]*[.Q355] + [.G120]*[.Q356] + [.G121]*[.Q357] )" office:value-type="float" office:value="-0.999553046198315" calcext:value-type="float">
            <text:p>-0.999553046198315</text:p>
          </table:table-cell>
          <table:table-cell table:number-columns-repeated="8"/>
          <table:table-cell table:style-name="ce9" table:formula="of:=RAND()" office:value-type="float" office:value="0.0934171568303005" calcext:value-type="float">
            <text:p>0.093417156830301</text:p>
          </table:table-cell>
          <table:table-cell table:number-columns-repeated="4"/>
        </table:table-row>
        <table:table-row table:style-name="ro1">
          <table:table-cell office:value-type="float" office:value="858.12641" calcext:value-type="float">
            <text:p>858.12641</text:p>
          </table:table-cell>
          <table:table-cell table:number-columns-repeated="3"/>
          <table:table-cell table:formula="of:=[.$C$4] + ([.$C$5] - [.$C$4]) * (([.A119] - [.$C$1]) / ([.$C$2] - [.$C$1]))" office:value-type="float" office:value="-0.487684957741115" calcext:value-type="float">
            <text:p>-0.487684957741115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101]*[.Q358] + [.G102]*[.Q359] + [.G103]*[.Q360] + [.G104]*[.Q361] + [.G105]*[.Q362] + [.G106]*[.Q363] + [.G107]*[.Q364] + [.G108]*[.Q365] + [.G109]*[.Q366] + [.G110]*[.Q367] + [.G111]*[.Q368] + [.G112]*[.Q369] + [.G113]*[.Q370] + [.G114]*[.Q371] + [.G115]*[.Q372] + [.G116]*[.Q373] + [.G117]*[.Q374] + [.G118]*[.Q375] + [.G119]*[.Q376] + [.G120]*[.Q377] + [.G121]*[.Q378] )" office:value-type="float" office:value="-0.998932453423501" calcext:value-type="float">
            <text:p>-0.998932453423501</text:p>
          </table:table-cell>
          <table:table-cell table:number-columns-repeated="8"/>
          <table:table-cell table:style-name="ce9" table:formula="of:=RAND()" office:value-type="float" office:value="0.838752869555579" calcext:value-type="float">
            <text:p>0.838752869555579</text:p>
          </table:table-cell>
          <table:table-cell table:number-columns-repeated="4"/>
        </table:table-row>
        <table:table-row table:style-name="ro1">
          <table:table-cell office:value-type="float" office:value="887.08337" calcext:value-type="float">
            <text:p>887.08337</text:p>
          </table:table-cell>
          <table:table-cell table:number-columns-repeated="3"/>
          <table:table-cell table:formula="of:=[.$C$4] + ([.$C$5] - [.$C$4]) * (([.A120] - [.$C$1]) / ([.$C$2] - [.$C$1]))" office:value-type="float" office:value="-0.487209192025637" calcext:value-type="float">
            <text:p>-0.487209192025637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101]*[.Q379] + [.G102]*[.Q380] + [.G103]*[.Q381] + [.G104]*[.Q382] + [.G105]*[.Q383] + [.G106]*[.Q384] + [.G107]*[.Q385] + [.G108]*[.Q386] + [.G109]*[.Q387] + [.G110]*[.Q388] + [.G111]*[.Q389] + [.G112]*[.Q390] + [.G113]*[.Q391] + [.G114]*[.Q392] + [.G115]*[.Q393] + [.G116]*[.Q394] + [.G117]*[.Q395] + [.G118]*[.Q396] + [.G119]*[.Q397] + [.G120]*[.Q398] + [.G121]*[.Q399] )" office:value-type="float" office:value="-0.999730568038244" calcext:value-type="float">
            <text:p>-0.999730568038244</text:p>
          </table:table-cell>
          <table:table-cell table:number-columns-repeated="8"/>
          <table:table-cell table:style-name="ce9" table:formula="of:=RAND()" office:value-type="float" office:value="0.319836145961422" calcext:value-type="float">
            <text:p>0.319836145961422</text:p>
          </table:table-cell>
          <table:table-cell table:number-columns-repeated="4"/>
        </table:table-row>
        <table:table-row table:style-name="ro1">
          <table:table-cell office:value-type="float" office:value="830.53133" calcext:value-type="float">
            <text:p>830.53133</text:p>
          </table:table-cell>
          <table:table-cell table:number-columns-repeated="3"/>
          <table:table-cell table:formula="of:=[.$C$4] + ([.$C$5] - [.$C$4]) * (([.A121] - [.$C$1]) / ([.$C$2] - [.$C$1]))" office:value-type="float" office:value="-0.488138347633557" calcext:value-type="float">
            <text:p>-0.488138347633557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101]*[.Q400] + [.G102]*[.Q401] + [.G103]*[.Q402] + [.G104]*[.Q403] + [.G105]*[.Q404] + [.G106]*[.Q405] + [.G107]*[.Q406] + [.G108]*[.Q407] + [.G109]*[.Q408] + [.G110]*[.Q409] + [.G111]*[.Q410] + [.G112]*[.Q411] + [.G113]*[.Q412] + [.G114]*[.Q413] + [.G115]*[.Q414] + [.G116]*[.Q415] + [.G117]*[.Q416] + [.G118]*[.Q417] + [.G119]*[.Q418] + [.G120]*[.Q419] + [.G121]*[.Q420] )" office:value-type="float" office:value="-0.999744983929921" calcext:value-type="float">
            <text:p>-0.999744983929921</text:p>
          </table:table-cell>
          <table:table-cell table:number-columns-repeated="8"/>
          <table:table-cell table:style-name="ce9" table:formula="of:=RAND()" office:value-type="float" office:value="0.592005959741378" calcext:value-type="float">
            <text:p>0.592005959741378</text:p>
          </table:table-cell>
          <table:table-cell table:number-columns-repeated="4"/>
        </table:table-row>
        <table:table-row table:style-name="ro1">
          <table:table-cell office:value-type="float" office:value="832.89496" calcext:value-type="float">
            <text:p>832.89496</text:p>
          </table:table-cell>
          <table:table-cell table:number-columns-repeated="3"/>
          <table:table-cell table:formula="of:=[.$C$4] + ([.$C$5] - [.$C$4]) * (([.A122] - [.$C$1]) / ([.$C$2] - [.$C$1]))" office:value-type="float" office:value="-0.48809951295899" calcext:value-type="float">
            <text:p>-0.48809951295899</text:p>
          </table:table-cell>
          <table:table-cell table:number-columns-repeated="2"/>
          <table:table-cell table:style-name="ce17" table:formula="of:=TANH( [.G101]*[.Q421] + [.G102]*[.Q422] + [.G103]*[.Q423] + [.G104]*[.Q424] + [.G105]*[.Q425] + [.G106]*[.Q426] + [.G107]*[.Q427] + [.G108]*[.Q428] + [.G109]*[.Q429] + [.G110]*[.Q430] + [.G111]*[.Q431] + [.G112]*[.Q432] + [.G113]*[.Q433] + [.G114]*[.Q434] + [.G115]*[.Q435] + [.G116]*[.Q436] + [.G117]*[.Q437] + [.G118]*[.Q438] + [.G119]*[.Q439] + [.G120]*[.Q440] + [.G121]*[.Q441] )" office:value-type="float" office:value="-0.999616749523178" calcext:value-type="float">
            <text:p>-0.999616749523178</text:p>
          </table:table-cell>
          <table:table-cell table:number-columns-repeated="8"/>
          <table:table-cell table:style-name="ce9" table:formula="of:=RAND()" office:value-type="float" office:value="0.587595214449944" calcext:value-type="float">
            <text:p>0.587595214449944</text:p>
          </table:table-cell>
          <table:table-cell table:number-columns-repeated="4"/>
        </table:table-row>
        <table:table-row table:style-name="ro1">
          <table:table-cell office:value-type="float" office:value="832.87399" calcext:value-type="float">
            <text:p>832.87399</text:p>
          </table:table-cell>
          <table:table-cell table:number-columns-repeated="3"/>
          <table:table-cell table:formula="of:=[.$C$4] + ([.$C$5] - [.$C$4]) * (([.A123] - [.$C$1]) / ([.$C$2] - [.$C$1]))" office:value-type="float" office:value="-0.488099857498163" calcext:value-type="float">
            <text:p>-0.488099857498163</text:p>
          </table:table-cell>
          <table:table-cell table:number-columns-repeated="2"/>
          <table:table-cell table:style-name="ce17" table:formula="of:=TANH( [.G101]*[.Q442] + [.G102]*[.Q443] + [.G103]*[.Q444] + [.G104]*[.Q445] + [.G105]*[.Q446] + [.G106]*[.Q447] + [.G107]*[.Q448] + [.G108]*[.Q449] + [.G109]*[.Q450] + [.G110]*[.Q451] + [.G111]*[.Q452] + [.G112]*[.Q453] + [.G113]*[.Q454] + [.G114]*[.Q455] + [.G115]*[.Q456] + [.G116]*[.Q457] + [.G117]*[.Q458] + [.G118]*[.Q459] + [.G119]*[.Q460] + [.G120]*[.Q461] + [.G121]*[.Q462] )" office:value-type="float" office:value="-0.999368828883139" calcext:value-type="float">
            <text:p>-0.999368828883139</text:p>
          </table:table-cell>
          <table:table-cell table:number-columns-repeated="8"/>
          <table:table-cell table:style-name="ce9" table:formula="of:=RAND()" office:value-type="float" office:value="0.100547488304816" calcext:value-type="float">
            <text:p>0.100547488304816</text:p>
          </table:table-cell>
          <table:table-cell table:number-columns-repeated="4"/>
        </table:table-row>
        <table:table-row table:style-name="ro1">
          <table:table-cell office:value-type="float" office:value="841.48914" calcext:value-type="float">
            <text:p>841.48914</text:p>
          </table:table-cell>
          <table:table-cell table:number-columns-repeated="3"/>
          <table:table-cell table:formula="of:=[.$C$4] + ([.$C$5] - [.$C$4]) * (([.A124] - [.$C$1]) / ([.$C$2] - [.$C$1]))" office:value-type="float" office:value="-0.487958309731971" calcext:value-type="float">
            <text:p>-0.487958309731971</text:p>
          </table:table-cell>
          <table:table-cell table:number-columns-repeated="2"/>
          <table:table-cell table:style-name="ce17" table:formula="of:=TANH( [.G101]*[.Q463] + [.G102]*[.Q464] + [.G103]*[.Q465] + [.G104]*[.Q466] + [.G105]*[.Q467] + [.G106]*[.Q468] + [.G107]*[.Q469] + [.G108]*[.Q470] + [.G109]*[.Q471] + [.G110]*[.Q472] + [.G111]*[.Q473] + [.G112]*[.Q474] + [.G113]*[.Q475] + [.G114]*[.Q476] + [.G115]*[.Q477] + [.G116]*[.Q478] + [.G117]*[.Q479] + [.G118]*[.Q480] + [.G119]*[.Q481] + [.G120]*[.Q482] + [.G121]*[.Q483] )" office:value-type="float" office:value="-0.999614910945985" calcext:value-type="float">
            <text:p>-0.999614910945985</text:p>
          </table:table-cell>
          <table:table-cell table:number-columns-repeated="8"/>
          <table:table-cell table:style-name="ce9" table:formula="of:=RAND()" office:value-type="float" office:value="0.0437165475772956" calcext:value-type="float">
            <text:p>0.043716547577296</text:p>
          </table:table-cell>
          <table:table-cell table:number-columns-repeated="4"/>
        </table:table-row>
        <table:table-row table:style-name="ro1">
          <table:table-cell office:value-type="float" office:value="847.36383" calcext:value-type="float">
            <text:p>847.36383</text:p>
          </table:table-cell>
          <table:table-cell table:number-columns-repeated="3"/>
          <table:table-cell table:formula="of:=[.$C$4] + ([.$C$5] - [.$C$4]) * (([.A125] - [.$C$1]) / ([.$C$2] - [.$C$1]))" office:value-type="float" office:value="-0.487861787994501" calcext:value-type="float">
            <text:p>-0.487861787994501</text:p>
          </table:table-cell>
          <table:table-cell table:number-columns-repeated="11"/>
          <table:table-cell table:style-name="ce9" table:formula="of:=RAND()" office:value-type="float" office:value="0.150646919656945" calcext:value-type="float">
            <text:p>0.150646919656945</text:p>
          </table:table-cell>
          <table:table-cell table:number-columns-repeated="4"/>
        </table:table-row>
        <table:table-row table:style-name="ro1">
          <table:table-cell office:value-type="float" office:value="854.7225" calcext:value-type="float">
            <text:p>854.7225</text:p>
          </table:table-cell>
          <table:table-cell table:number-columns-repeated="3"/>
          <table:table-cell table:formula="of:=[.$C$4] + ([.$C$5] - [.$C$4]) * (([.A126] - [.$C$1]) / ([.$C$2] - [.$C$1]))" office:value-type="float" office:value="-0.487740884318925" calcext:value-type="float">
            <text:p>-0.48774088431892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395877407448555" calcext:value-type="float">
            <text:p>0.395877407448555</text:p>
          </table:table-cell>
          <table:table-cell table:number-columns-repeated="4"/>
        </table:table-row>
        <table:table-row table:style-name="ro1">
          <table:table-cell office:value-type="float" office:value="856.03366" calcext:value-type="float">
            <text:p>856.03366</text:p>
          </table:table-cell>
          <table:table-cell table:number-columns-repeated="3"/>
          <table:table-cell table:formula="of:=[.$C$4] + ([.$C$5] - [.$C$4]) * (([.A127] - [.$C$1]) / ([.$C$2] - [.$C$1]))" office:value-type="float" office:value="-0.487719341830504" calcext:value-type="float">
            <text:p>-0.487719341830504</text:p>
          </table:table-cell>
          <table:table-cell/>
          <table:table-cell table:style-name="ce15" office:value-type="float" office:value="-0.49979045331226" calcext:value-type="float">
            <text:p>-0.49979045331226</text:p>
          </table:table-cell>
          <table:table-cell table:style-name="ce17" table:formula="of:=TANH( [.G126]*[.Q1] + [.G127]*[.Q2] + [.G128]*[.Q3] + [.G129]*[.Q4] + [.G130]*[.Q5] + [.G131]*[.Q6] + [.G132]*[.Q7] + [.G133]*[.Q8] + [.G134]*[.Q9] + [.G135]*[.Q10] + [.G136]*[.Q11] + [.G137]*[.Q12] + [.G138]*[.Q13] + [.G139]*[.Q14] + [.G140]*[.Q15] + [.G141]*[.Q16] + [.G142]*[.Q17] + [.G143]*[.Q18] + [.G144]*[.Q19] + [.G145]*[.Q20] + [.G146]*[.Q21] )" office:value-type="float" office:value="-0.99983529124591" calcext:value-type="float">
            <text:p>-0.99983529124591</text:p>
          </table:table-cell>
          <table:table-cell table:style-name="ce19" table:formula="of:=TANH( [.H126]*[.S1] + [.H127]*[.S2] + [.H128]*[.S3] + [.H129]*[.S4] + [.H130]*[.S5] + [.H131]*[.S6] + [.H132]*[.S7] + [.H133]*[.S8] + [.H134]*[.S9] + [.H135]*[.S10] + [.H136]*[.S11] + [.H137]*[.S12] + [.H138]*[.S13] + [.H139]*[.S14] + [.H140]*[.S15] + [.H141]*[.S16] + [.H142]*[.S17] + [.H143]*[.S18] + [.H144]*[.S19] + [.H145]*[.S20] + [.H146]*[.S21] + [.H147]*[.S22] + [.H148]*[.S23] + [.H149]*[.S24] )" office:value-type="float" office:value="-0.999999999374327" calcext:value-type="float">
            <text:p>-0.999999999374327</text:p>
          </table:table-cell>
          <table:table-cell table:style-name="ce20" office:value-type="float" office:value="-0.49882080901172" calcext:value-type="float">
            <text:p>-0.49882080901172</text:p>
          </table:table-cell>
          <table:table-cell table:style-name="ce21" table:formula="of:= ([.J127]-[.I127]) * ([.J127]-[.I127])" office:value-type="float" office:value="0.251180580852519" calcext:value-type="float">
            <text:p>0.251180580852519</text:p>
          </table:table-cell>
          <table:table-cell table:number-columns-repeated="5"/>
          <table:table-cell table:style-name="ce9" table:formula="of:=RAND()" office:value-type="float" office:value="0.584358132771028" calcext:value-type="float">
            <text:p>0.584358132771028</text:p>
          </table:table-cell>
          <table:table-cell table:number-columns-repeated="4"/>
        </table:table-row>
        <table:table-row table:style-name="ro1">
          <table:table-cell office:value-type="float" office:value="847.70697" calcext:value-type="float">
            <text:p>847.70697</text:p>
          </table:table-cell>
          <table:table-cell table:number-columns-repeated="3"/>
          <table:table-cell table:formula="of:=[.$C$4] + ([.$C$5] - [.$C$4]) * (([.A128] - [.$C$1]) / ([.$C$2] - [.$C$1]))" office:value-type="float" office:value="-0.487856150170378" calcext:value-type="float">
            <text:p>-0.487856150170378</text:p>
          </table:table-cell>
          <table:table-cell/>
          <table:table-cell table:style-name="ce15" office:value-type="float" office:value="-0.499801680491714" calcext:value-type="float">
            <text:p>-0.499801680491714</text:p>
          </table:table-cell>
          <table:table-cell table:style-name="ce17" table:formula="of:=TANH( [.G126]*[.Q22] + [.G127]*[.Q23] + [.G128]*[.Q24] + [.G129]*[.Q25] + [.G130]*[.Q26] + [.G131]*[.Q27] + [.G132]*[.Q28] + [.G133]*[.Q29] + [.G134]*[.Q30] + [.G135]*[.Q31] + [.G136]*[.Q32] + [.G137]*[.Q33] + [.G138]*[.Q34] + [.G139]*[.Q35] + [.G140]*[.Q36] + [.G141]*[.Q37] + [.G142]*[.Q38] + [.G143]*[.Q39] + [.G144]*[.Q40] + [.G145]*[.Q41] + [.G146]*[.Q42] )" office:value-type="float" office:value="-0.998568350809865" calcext:value-type="float">
            <text:p>-0.998568350809865</text:p>
          </table:table-cell>
          <table:table-cell table:style-name="ce19" table:formula="of:=TANH( [.H126]*[.S25] + [.H127]*[.S26] + [.H128]*[.S27] + [.H129]*[.S28] + [.H130]*[.S29] + [.H131]*[.S30] + [.H132]*[.S31] + [.H133]*[.S32] + [.H134]*[.S33] + [.H135]*[.S34] + [.H136]*[.S35] + [.H137]*[.S36] + [.H138]*[.S37] + [.H139]*[.S38] + [.H140]*[.S39] + [.H141]*[.S40] + [.H142]*[.S41] + [.H143]*[.S42] + [.H144]*[.S43] + [.H145]*[.S44] + [.H146]*[.S45] + [.H147]*[.S46] + [.H148]*[.S47] + [.H149]*[.S48] )" office:value-type="float" office:value="-0.999999996082189" calcext:value-type="float">
            <text:p>-0.999999996082189</text:p>
          </table:table-cell>
          <table:table-cell table:style-name="ce20" office:value-type="float" office:value="-0.498908272014184" calcext:value-type="float">
            <text:p>-0.498908272014184</text:p>
          </table:table-cell>
          <table:table-cell table:style-name="ce21" table:formula="of:= ([.J128]-[.I128]) * ([.J128]-[.I128])" office:value-type="float" office:value="0.251092915929446" calcext:value-type="float">
            <text:p>0.251092915929446</text:p>
          </table:table-cell>
          <table:table-cell table:number-columns-repeated="5"/>
          <table:table-cell table:style-name="ce9" table:formula="of:=RAND()" office:value-type="float" office:value="0.606496223104824" calcext:value-type="float">
            <text:p>0.606496223104824</text:p>
          </table:table-cell>
          <table:table-cell table:number-columns-repeated="4"/>
        </table:table-row>
        <table:table-row table:style-name="ro1">
          <table:table-cell office:value-type="float" office:value="844.28836" calcext:value-type="float">
            <text:p>844.28836</text:p>
          </table:table-cell>
          <table:table-cell table:number-columns-repeated="3"/>
          <table:table-cell table:formula="of:=[.$C$4] + ([.$C$5] - [.$C$4]) * (([.A129] - [.$C$1]) / ([.$C$2] - [.$C$1]))" office:value-type="float" office:value="-0.487912318270641" calcext:value-type="float">
            <text:p>-0.487912318270641</text:p>
          </table:table-cell>
          <table:table-cell/>
          <table:table-cell table:style-name="ce15" office:value-type="float" office:value="-0.499782955600946" calcext:value-type="float">
            <text:p>-0.499782955600946</text:p>
          </table:table-cell>
          <table:table-cell table:style-name="ce17" table:formula="of:=TANH( [.G126]*[.Q43] + [.G127]*[.Q44] + [.G128]*[.Q45] + [.G129]*[.Q46] + [.G130]*[.Q47] + [.G131]*[.Q48] + [.G132]*[.Q49] + [.G133]*[.Q50] + [.G134]*[.Q51] + [.G135]*[.Q52] + [.G136]*[.Q53] + [.G137]*[.Q54] + [.G138]*[.Q55] + [.G139]*[.Q56] + [.G140]*[.Q57] + [.G141]*[.Q58] + [.G142]*[.Q59] + [.G143]*[.Q60] + [.G144]*[.Q61] + [.G145]*[.Q62] + [.G146]*[.Q63] )" office:value-type="float" office:value="-0.999798018947823" calcext:value-type="float">
            <text:p>-0.999798018947823</text:p>
          </table:table-cell>
          <table:table-cell table:style-name="ce19" table:formula="of:=TANH( [.H126]*[.S49] + [.H127]*[.S50] + [.H128]*[.S51] + [.H129]*[.S52] + [.H130]*[.S53] + [.H131]*[.S54] + [.H132]*[.S55] + [.H133]*[.S56] + [.H134]*[.S57] + [.H135]*[.S58] + [.H136]*[.S59] + [.H137]*[.S60] + [.H138]*[.S61] + [.H139]*[.S62] + [.H140]*[.S63] + [.H141]*[.S64] + [.H142]*[.S65] + [.H143]*[.S66] + [.H144]*[.S67] + [.H145]*[.S68] + [.H146]*[.S69] + [.H147]*[.S70] + [.H148]*[.S71] + [.H149]*[.S72] )" office:value-type="float" office:value="-0.999999972599082" calcext:value-type="float">
            <text:p>-0.999999972599082</text:p>
          </table:table-cell>
          <table:table-cell table:style-name="ce20" office:value-type="float" office:value="-0.498864488429538" calcext:value-type="float">
            <text:p>-0.498864488429538</text:p>
          </table:table-cell>
          <table:table-cell table:style-name="ce21" table:formula="of:= ([.J129]-[.I129]) * ([.J129]-[.I129])" office:value-type="float" office:value="0.251136773493842" calcext:value-type="float">
            <text:p>0.251136773493842</text:p>
          </table:table-cell>
          <table:table-cell table:number-columns-repeated="5"/>
          <table:table-cell table:style-name="ce9" table:formula="of:=RAND()" office:value-type="float" office:value="0.819231475797832" calcext:value-type="float">
            <text:p>0.819231475797832</text:p>
          </table:table-cell>
          <table:table-cell table:number-columns-repeated="4"/>
        </table:table-row>
        <table:table-row table:style-name="ro1">
          <table:table-cell office:value-type="float" office:value="802.75333" calcext:value-type="float">
            <text:p>802.75333</text:p>
          </table:table-cell>
          <table:table-cell table:number-columns-repeated="3"/>
          <table:table-cell table:formula="of:=[.$C$4] + ([.$C$5] - [.$C$4]) * (([.A130] - [.$C$1]) / ([.$C$2] - [.$C$1]))" office:value-type="float" office:value="-0.488594742919683" calcext:value-type="float">
            <text:p>-0.488594742919683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126]*[.Q64] + [.G127]*[.Q65] + [.G128]*[.Q66] + [.G129]*[.Q67] + [.G130]*[.Q68] + [.G131]*[.Q69] + [.G132]*[.Q70] + [.G133]*[.Q71] + [.G134]*[.Q72] + [.G135]*[.Q73] + [.G136]*[.Q74] + [.G137]*[.Q75] + [.G138]*[.Q76] + [.G139]*[.Q77] + [.G140]*[.Q78] + [.G141]*[.Q79] + [.G142]*[.Q80] + [.G143]*[.Q81] + [.G144]*[.Q82] + [.G145]*[.Q83] + [.G146]*[.Q84] )" office:value-type="float" office:value="-0.999757536070105" calcext:value-type="float">
            <text:p>-0.999757536070105</text:p>
          </table:table-cell>
          <table:table-cell table:number-columns-repeated="8"/>
          <table:table-cell table:style-name="ce9" table:formula="of:=RAND()" office:value-type="float" office:value="0.568969102007606" calcext:value-type="float">
            <text:p>0.568969102007606</text:p>
          </table:table-cell>
          <table:table-cell table:number-columns-repeated="4"/>
        </table:table-row>
        <table:table-row table:style-name="ro1">
          <table:table-cell office:value-type="float" office:value="748.43559" calcext:value-type="float">
            <text:p>748.43559</text:p>
          </table:table-cell>
          <table:table-cell table:number-columns-repeated="3"/>
          <table:table-cell table:formula="of:=[.$C$4] + ([.$C$5] - [.$C$4]) * (([.A131] - [.$C$1]) / ([.$C$2] - [.$C$1]))" office:value-type="float" office:value="-0.489487188757721" calcext:value-type="float">
            <text:p>-0.489487188757721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126]*[.Q85] + [.G127]*[.Q86] + [.G128]*[.Q87] + [.G129]*[.Q88] + [.G130]*[.Q89] + [.G131]*[.Q90] + [.G132]*[.Q91] + [.G133]*[.Q92] + [.G134]*[.Q93] + [.G135]*[.Q94] + [.G136]*[.Q95] + [.G137]*[.Q96] + [.G138]*[.Q97] + [.G139]*[.Q98] + [.G140]*[.Q99] + [.G141]*[.Q100] + [.G142]*[.Q101] + [.G143]*[.Q102] + [.G144]*[.Q103] + [.G145]*[.Q104] + [.G146]*[.Q105] )" office:value-type="float" office:value="-0.998456545117649" calcext:value-type="float">
            <text:p>-0.998456545117649</text:p>
          </table:table-cell>
          <table:table-cell table:number-columns-repeated="8"/>
          <table:table-cell table:style-name="ce9" table:formula="of:=RAND()" office:value-type="float" office:value="0.45769598924081" calcext:value-type="float">
            <text:p>0.45769598924081</text:p>
          </table:table-cell>
          <table:table-cell table:number-columns-repeated="4"/>
        </table:table-row>
        <table:table-row table:style-name="ro1">
          <table:table-cell office:value-type="float" office:value="692.66914" calcext:value-type="float">
            <text:p>692.66914</text:p>
          </table:table-cell>
          <table:table-cell table:number-columns-repeated="3"/>
          <table:table-cell table:formula="of:=[.$C$4] + ([.$C$5] - [.$C$4]) * (([.A132] - [.$C$1]) / ([.$C$2] - [.$C$1]))" office:value-type="float" office:value="-0.490403437044278" calcext:value-type="float">
            <text:p>-0.490403437044278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126]*[.Q106] + [.G127]*[.Q107] + [.G128]*[.Q108] + [.G129]*[.Q109] + [.G130]*[.Q110] + [.G131]*[.Q111] + [.G132]*[.Q112] + [.G133]*[.Q113] + [.G134]*[.Q114] + [.G135]*[.Q115] + [.G136]*[.Q116] + [.G137]*[.Q117] + [.G138]*[.Q118] + [.G139]*[.Q119] + [.G140]*[.Q120] + [.G141]*[.Q121] + [.G142]*[.Q122] + [.G143]*[.Q123] + [.G144]*[.Q124] + [.G145]*[.Q125] + [.G146]*[.Q126] )" office:value-type="float" office:value="-0.999589306659528" calcext:value-type="float">
            <text:p>-0.999589306659528</text:p>
          </table:table-cell>
          <table:table-cell table:number-columns-repeated="8"/>
          <table:table-cell table:style-name="ce9" table:formula="of:=RAND()" office:value-type="float" office:value="0.832918633196428" calcext:value-type="float">
            <text:p>0.832918633196428</text:p>
          </table:table-cell>
          <table:table-cell table:number-columns-repeated="4"/>
        </table:table-row>
        <table:table-row table:style-name="ro1">
          <table:table-cell office:value-type="float" office:value="668.86463" calcext:value-type="float">
            <text:p>668.86463</text:p>
          </table:table-cell>
          <table:table-cell table:number-columns-repeated="3"/>
          <table:table-cell table:formula="of:=[.$C$4] + ([.$C$5] - [.$C$4]) * (([.A133] - [.$C$1]) / ([.$C$2] - [.$C$1]))" office:value-type="float" office:value="-0.490794547496885" calcext:value-type="float">
            <text:p>-0.490794547496885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126]*[.Q127] + [.G127]*[.Q128] + [.G128]*[.Q129] + [.G129]*[.Q130] + [.G130]*[.Q131] + [.G131]*[.Q132] + [.G132]*[.Q133] + [.G133]*[.Q134] + [.G134]*[.Q135] + [.G135]*[.Q136] + [.G136]*[.Q137] + [.G137]*[.Q138] + [.G138]*[.Q139] + [.G139]*[.Q140] + [.G140]*[.Q141] + [.G141]*[.Q142] + [.G142]*[.Q143] + [.G143]*[.Q144] + [.G144]*[.Q145] + [.G145]*[.Q146] + [.G146]*[.Q147] )" office:value-type="float" office:value="-0.999848064997429" calcext:value-type="float">
            <text:p>-0.999848064997429</text:p>
          </table:table-cell>
          <table:table-cell table:number-columns-repeated="8"/>
          <table:table-cell table:style-name="ce9" table:formula="of:=RAND()" office:value-type="float" office:value="0.212437747918089" calcext:value-type="float">
            <text:p>0.212437747918089</text:p>
          </table:table-cell>
          <table:table-cell table:number-columns-repeated="4"/>
        </table:table-row>
        <table:table-row table:style-name="ro1">
          <table:table-cell office:value-type="float" office:value="700.44843" calcext:value-type="float">
            <text:p>700.44843</text:p>
          </table:table-cell>
          <table:table-cell table:number-columns-repeated="3"/>
          <table:table-cell table:formula="of:=[.$C$4] + ([.$C$5] - [.$C$4]) * (([.A134] - [.$C$1]) / ([.$C$2] - [.$C$1]))" office:value-type="float" office:value="-0.490275622540519" calcext:value-type="float">
            <text:p>-0.490275622540519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126]*[.Q148] + [.G127]*[.Q149] + [.G128]*[.Q150] + [.G129]*[.Q151] + [.G130]*[.Q152] + [.G131]*[.Q153] + [.G132]*[.Q154] + [.G133]*[.Q155] + [.G134]*[.Q156] + [.G135]*[.Q157] + [.G136]*[.Q158] + [.G137]*[.Q159] + [.G138]*[.Q160] + [.G139]*[.Q161] + [.G140]*[.Q162] + [.G141]*[.Q163] + [.G142]*[.Q164] + [.G143]*[.Q165] + [.G144]*[.Q166] + [.G145]*[.Q167] + [.G146]*[.Q168] )" office:value-type="float" office:value="-0.999485256098311" calcext:value-type="float">
            <text:p>-0.999485256098311</text:p>
          </table:table-cell>
          <table:table-cell table:number-columns-repeated="8"/>
          <table:table-cell table:style-name="ce9" table:formula="of:=RAND()" office:value-type="float" office:value="0.213904416043969" calcext:value-type="float">
            <text:p>0.213904416043969</text:p>
          </table:table-cell>
          <table:table-cell table:number-columns-repeated="4"/>
        </table:table-row>
        <table:table-row table:style-name="ro1">
          <table:table-cell office:value-type="float" office:value="694.3125" calcext:value-type="float">
            <text:p>694.3125</text:p>
          </table:table-cell>
          <table:table-cell table:number-columns-repeated="3"/>
          <table:table-cell table:formula="of:=[.$C$4] + ([.$C$5] - [.$C$4]) * (([.A135] - [.$C$1]) / ([.$C$2] - [.$C$1]))" office:value-type="float" office:value="-0.490376436477015" calcext:value-type="float">
            <text:p>-0.490376436477015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126]*[.Q169] + [.G127]*[.Q170] + [.G128]*[.Q171] + [.G129]*[.Q172] + [.G130]*[.Q173] + [.G131]*[.Q174] + [.G132]*[.Q175] + [.G133]*[.Q176] + [.G134]*[.Q177] + [.G135]*[.Q178] + [.G136]*[.Q179] + [.G137]*[.Q180] + [.G138]*[.Q181] + [.G139]*[.Q182] + [.G140]*[.Q183] + [.G141]*[.Q184] + [.G142]*[.Q185] + [.G143]*[.Q186] + [.G144]*[.Q187] + [.G145]*[.Q188] + [.G146]*[.Q189] )" office:value-type="float" office:value="-0.999896488545784" calcext:value-type="float">
            <text:p>-0.999896488545784</text:p>
          </table:table-cell>
          <table:table-cell table:number-columns-repeated="8"/>
          <table:table-cell table:style-name="ce9" table:formula="of:=RAND()" office:value-type="float" office:value="0.890085068228764" calcext:value-type="float">
            <text:p>0.890085068228764</text:p>
          </table:table-cell>
          <table:table-cell table:number-columns-repeated="4"/>
        </table:table-row>
        <table:table-row table:style-name="ro1">
          <table:table-cell office:value-type="float" office:value="665.7975" calcext:value-type="float">
            <text:p>665.7975</text:p>
          </table:table-cell>
          <table:table-cell table:number-columns-repeated="3"/>
          <table:table-cell table:formula="of:=[.$C$4] + ([.$C$5] - [.$C$4]) * (([.A136] - [.$C$1]) / ([.$C$2] - [.$C$1]))" office:value-type="float" office:value="-0.490844940746001" calcext:value-type="float">
            <text:p>-0.490844940746001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126]*[.Q190] + [.G127]*[.Q191] + [.G128]*[.Q192] + [.G129]*[.Q193] + [.G130]*[.Q194] + [.G131]*[.Q195] + [.G132]*[.Q196] + [.G133]*[.Q197] + [.G134]*[.Q198] + [.G135]*[.Q199] + [.G136]*[.Q200] + [.G137]*[.Q201] + [.G138]*[.Q202] + [.G139]*[.Q203] + [.G140]*[.Q204] + [.G141]*[.Q205] + [.G142]*[.Q206] + [.G143]*[.Q207] + [.G144]*[.Q208] + [.G145]*[.Q209] + [.G146]*[.Q210] )" office:value-type="float" office:value="-0.999814879268628" calcext:value-type="float">
            <text:p>-0.999814879268628</text:p>
          </table:table-cell>
          <table:table-cell table:number-columns-repeated="8"/>
          <table:table-cell table:style-name="ce9" table:formula="of:=RAND()" office:value-type="float" office:value="0.00676567608741202" calcext:value-type="float">
            <text:p>0.006765676087412</text:p>
          </table:table-cell>
          <table:table-cell table:number-columns-repeated="4"/>
        </table:table-row>
        <table:table-row table:style-name="ro1">
          <table:table-cell office:value-type="float" office:value="645.615" calcext:value-type="float">
            <text:p>645.615</text:p>
          </table:table-cell>
          <table:table-cell table:number-columns-repeated="3"/>
          <table:table-cell table:formula="of:=[.$C$4] + ([.$C$5] - [.$C$4]) * (([.A137] - [.$C$1]) / ([.$C$2] - [.$C$1]))" office:value-type="float" office:value="-0.491176541216238" calcext:value-type="float">
            <text:p>-0.491176541216238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126]*[.Q211] + [.G127]*[.Q212] + [.G128]*[.Q213] + [.G129]*[.Q214] + [.G130]*[.Q215] + [.G131]*[.Q216] + [.G132]*[.Q217] + [.G133]*[.Q218] + [.G134]*[.Q219] + [.G135]*[.Q220] + [.G136]*[.Q221] + [.G137]*[.Q222] + [.G138]*[.Q223] + [.G139]*[.Q224] + [.G140]*[.Q225] + [.G141]*[.Q226] + [.G142]*[.Q227] + [.G143]*[.Q228] + [.G144]*[.Q229] + [.G145]*[.Q230] + [.G146]*[.Q231] )" office:value-type="float" office:value="-0.998271008509122" calcext:value-type="float">
            <text:p>-0.998271008509122</text:p>
          </table:table-cell>
          <table:table-cell table:number-columns-repeated="8"/>
          <table:table-cell table:style-name="ce9" table:formula="of:=RAND()" office:value-type="float" office:value="0.706761296432377" calcext:value-type="float">
            <text:p>0.706761296432377</text:p>
          </table:table-cell>
          <table:table-cell table:number-columns-repeated="4"/>
        </table:table-row>
        <table:table-row table:style-name="ro1">
          <table:table-cell office:value-type="float" office:value="578.4125" calcext:value-type="float">
            <text:p>578.4125</text:p>
          </table:table-cell>
          <table:table-cell table:number-columns-repeated="3"/>
          <table:table-cell table:formula="of:=[.$C$4] + ([.$C$5] - [.$C$4]) * (([.A138] - [.$C$1]) / ([.$C$2] - [.$C$1]))" office:value-type="float" office:value="-0.492280684934859" calcext:value-type="float">
            <text:p>-0.492280684934859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126]*[.Q232] + [.G127]*[.Q233] + [.G128]*[.Q234] + [.G129]*[.Q235] + [.G130]*[.Q236] + [.G131]*[.Q237] + [.G132]*[.Q238] + [.G133]*[.Q239] + [.G134]*[.Q240] + [.G135]*[.Q241] + [.G136]*[.Q242] + [.G137]*[.Q243] + [.G138]*[.Q244] + [.G139]*[.Q245] + [.G140]*[.Q246] + [.G141]*[.Q247] + [.G142]*[.Q248] + [.G143]*[.Q249] + [.G144]*[.Q250] + [.G145]*[.Q251] + [.G146]*[.Q252] )" office:value-type="float" office:value="-0.999956344934385" calcext:value-type="float">
            <text:p>-0.999956344934385</text:p>
          </table:table-cell>
          <table:table-cell table:number-columns-repeated="8"/>
          <table:table-cell table:style-name="ce9" table:formula="of:=RAND()" office:value-type="float" office:value="0.898395598626863" calcext:value-type="float">
            <text:p>0.898395598626863</text:p>
          </table:table-cell>
          <table:table-cell table:number-columns-repeated="4"/>
        </table:table-row>
        <table:table-row table:style-name="ro1">
          <table:table-cell office:value-type="float" office:value="641.91" calcext:value-type="float">
            <text:p>641.91</text:p>
          </table:table-cell>
          <table:table-cell table:number-columns-repeated="3"/>
          <table:table-cell table:formula="of:=[.$C$4] + ([.$C$5] - [.$C$4]) * (([.A139] - [.$C$1]) / ([.$C$2] - [.$C$1]))" office:value-type="float" office:value="-0.491237414732513" calcext:value-type="float">
            <text:p>-0.491237414732513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126]*[.Q253] + [.G127]*[.Q254] + [.G128]*[.Q255] + [.G129]*[.Q256] + [.G130]*[.Q257] + [.G131]*[.Q258] + [.G132]*[.Q259] + [.G133]*[.Q260] + [.G134]*[.Q261] + [.G135]*[.Q262] + [.G136]*[.Q263] + [.G137]*[.Q264] + [.G138]*[.Q265] + [.G139]*[.Q266] + [.G140]*[.Q267] + [.G141]*[.Q268] + [.G142]*[.Q269] + [.G143]*[.Q270] + [.G144]*[.Q271] + [.G145]*[.Q272] + [.G146]*[.Q273] )" office:value-type="float" office:value="-0.999989430108429" calcext:value-type="float">
            <text:p>-0.999989430108429</text:p>
          </table:table-cell>
          <table:table-cell table:number-columns-repeated="8"/>
          <table:table-cell table:style-name="ce9" table:formula="of:=RAND()" office:value-type="float" office:value="0.712606241178916" calcext:value-type="float">
            <text:p>0.712606241178916</text:p>
          </table:table-cell>
          <table:table-cell table:number-columns-repeated="4"/>
        </table:table-row>
        <table:table-row table:style-name="ro1">
          <table:table-cell office:value-type="float" office:value="656.2725" calcext:value-type="float">
            <text:p>656.2725</text:p>
          </table:table-cell>
          <table:table-cell table:number-columns-repeated="3"/>
          <table:table-cell table:formula="of:=[.$C$4] + ([.$C$5] - [.$C$4]) * (([.A140] - [.$C$1]) / ([.$C$2] - [.$C$1]))" office:value-type="float" office:value="-0.49100143743764" calcext:value-type="float">
            <text:p>-0.49100143743764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126]*[.Q274] + [.G127]*[.Q275] + [.G128]*[.Q276] + [.G129]*[.Q277] + [.G130]*[.Q278] + [.G131]*[.Q279] + [.G132]*[.Q280] + [.G133]*[.Q281] + [.G134]*[.Q282] + [.G135]*[.Q283] + [.G136]*[.Q284] + [.G137]*[.Q285] + [.G138]*[.Q286] + [.G139]*[.Q287] + [.G140]*[.Q288] + [.G141]*[.Q289] + [.G142]*[.Q290] + [.G143]*[.Q291] + [.G144]*[.Q292] + [.G145]*[.Q293] + [.G146]*[.Q294] )" office:value-type="float" office:value="-0.999952848683965" calcext:value-type="float">
            <text:p>-0.999952848683965</text:p>
          </table:table-cell>
          <table:table-cell table:number-columns-repeated="8"/>
          <table:table-cell table:style-name="ce9" table:formula="of:=RAND()" office:value-type="float" office:value="0.466398666000972" calcext:value-type="float">
            <text:p>0.466398666000972</text:p>
          </table:table-cell>
          <table:table-cell table:number-columns-repeated="4"/>
        </table:table-row>
        <table:table-row table:style-name="ro1">
          <table:table-cell office:value-type="float" office:value="611.04499" calcext:value-type="float">
            <text:p>611.04499</text:p>
          </table:table-cell>
          <table:table-cell table:number-columns-repeated="3"/>
          <table:table-cell table:formula="of:=[.$C$4] + ([.$C$5] - [.$C$4]) * (([.A141] - [.$C$1]) / ([.$C$2] - [.$C$1]))" office:value-type="float" office:value="-0.49174452989812" calcext:value-type="float">
            <text:p>-0.49174452989812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126]*[.Q295] + [.G127]*[.Q296] + [.G128]*[.Q297] + [.G129]*[.Q298] + [.G130]*[.Q299] + [.G131]*[.Q300] + [.G132]*[.Q301] + [.G133]*[.Q302] + [.G134]*[.Q303] + [.G135]*[.Q304] + [.G136]*[.Q305] + [.G137]*[.Q306] + [.G138]*[.Q307] + [.G139]*[.Q308] + [.G140]*[.Q309] + [.G141]*[.Q310] + [.G142]*[.Q311] + [.G143]*[.Q312] + [.G144]*[.Q313] + [.G145]*[.Q314] + [.G146]*[.Q315] )" office:value-type="float" office:value="-0.999716828858849" calcext:value-type="float">
            <text:p>-0.999716828858849</text:p>
          </table:table-cell>
          <table:table-cell table:number-columns-repeated="8"/>
          <table:table-cell table:style-name="ce9" table:formula="of:=RAND()" office:value-type="float" office:value="0.552380013271652" calcext:value-type="float">
            <text:p>0.552380013271652</text:p>
          </table:table-cell>
          <table:table-cell table:number-columns-repeated="4"/>
        </table:table-row>
        <table:table-row table:style-name="ro1">
          <table:table-cell office:value-type="float" office:value="634.99" calcext:value-type="float">
            <text:p>634.99</text:p>
          </table:table-cell>
          <table:table-cell table:number-columns-repeated="3"/>
          <table:table-cell table:formula="of:=[.$C$4] + ([.$C$5] - [.$C$4]) * (([.A142] - [.$C$1]) / ([.$C$2] - [.$C$1]))" office:value-type="float" office:value="-0.491351111016622" calcext:value-type="float">
            <text:p>-0.491351111016622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126]*[.Q316] + [.G127]*[.Q317] + [.G128]*[.Q318] + [.G129]*[.Q319] + [.G130]*[.Q320] + [.G131]*[.Q321] + [.G132]*[.Q322] + [.G133]*[.Q323] + [.G134]*[.Q324] + [.G135]*[.Q325] + [.G136]*[.Q326] + [.G137]*[.Q327] + [.G138]*[.Q328] + [.G139]*[.Q329] + [.G140]*[.Q330] + [.G141]*[.Q331] + [.G142]*[.Q332] + [.G143]*[.Q333] + [.G144]*[.Q334] + [.G145]*[.Q335] + [.G146]*[.Q336] )" office:value-type="float" office:value="-0.997605236753103" calcext:value-type="float">
            <text:p>-0.997605236753103</text:p>
          </table:table-cell>
          <table:table-cell table:number-columns-repeated="8"/>
          <table:table-cell table:style-name="ce9" table:formula="of:=RAND()" office:value-type="float" office:value="0.168527458004399" calcext:value-type="float">
            <text:p>0.168527458004399</text:p>
          </table:table-cell>
          <table:table-cell table:number-columns-repeated="4"/>
        </table:table-row>
        <table:table-row table:style-name="ro1">
          <table:table-cell office:value-type="float" office:value="618.79" calcext:value-type="float">
            <text:p>618.79</text:p>
          </table:table-cell>
          <table:table-cell table:number-columns-repeated="3"/>
          <table:table-cell table:formula="of:=[.$C$4] + ([.$C$5] - [.$C$4]) * (([.A143] - [.$C$1]) / ([.$C$2] - [.$C$1]))" office:value-type="float" office:value="-0.49161727861815" calcext:value-type="float">
            <text:p>-0.49161727861815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126]*[.Q337] + [.G127]*[.Q338] + [.G128]*[.Q339] + [.G129]*[.Q340] + [.G130]*[.Q341] + [.G131]*[.Q342] + [.G132]*[.Q343] + [.G133]*[.Q344] + [.G134]*[.Q345] + [.G135]*[.Q346] + [.G136]*[.Q347] + [.G137]*[.Q348] + [.G138]*[.Q349] + [.G139]*[.Q350] + [.G140]*[.Q351] + [.G141]*[.Q352] + [.G142]*[.Q353] + [.G143]*[.Q354] + [.G144]*[.Q355] + [.G145]*[.Q356] + [.G146]*[.Q357] )" office:value-type="float" office:value="-0.99955253706509" calcext:value-type="float">
            <text:p>-0.99955253706509</text:p>
          </table:table-cell>
          <table:table-cell table:number-columns-repeated="8"/>
          <table:table-cell table:style-name="ce9" table:formula="of:=RAND()" office:value-type="float" office:value="0.115948384494695" calcext:value-type="float">
            <text:p>0.115948384494695</text:p>
          </table:table-cell>
          <table:table-cell table:number-columns-repeated="4"/>
        </table:table-row>
        <table:table-row table:style-name="ro1">
          <table:table-cell office:value-type="float" office:value="619.8425" calcext:value-type="float">
            <text:p>619.8425</text:p>
          </table:table-cell>
          <table:table-cell table:number-columns-repeated="3"/>
          <table:table-cell table:formula="of:=[.$C$4] + ([.$C$5] - [.$C$4]) * (([.A144] - [.$C$1]) / ([.$C$2] - [.$C$1]))" office:value-type="float" office:value="-0.4915999859391" calcext:value-type="float">
            <text:p>-0.4915999859391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126]*[.Q358] + [.G127]*[.Q359] + [.G128]*[.Q360] + [.G129]*[.Q361] + [.G130]*[.Q362] + [.G131]*[.Q363] + [.G132]*[.Q364] + [.G133]*[.Q365] + [.G134]*[.Q366] + [.G135]*[.Q367] + [.G136]*[.Q368] + [.G137]*[.Q369] + [.G138]*[.Q370] + [.G139]*[.Q371] + [.G140]*[.Q372] + [.G141]*[.Q373] + [.G142]*[.Q374] + [.G143]*[.Q375] + [.G144]*[.Q376] + [.G145]*[.Q377] + [.G146]*[.Q378] )" office:value-type="float" office:value="-0.998931532327679" calcext:value-type="float">
            <text:p>-0.998931532327679</text:p>
          </table:table-cell>
          <table:table-cell table:number-columns-repeated="8"/>
          <table:table-cell table:style-name="ce9" table:formula="of:=RAND()" office:value-type="float" office:value="0.837267374665984" calcext:value-type="float">
            <text:p>0.837267374665984</text:p>
          </table:table-cell>
          <table:table-cell table:number-columns-repeated="4"/>
        </table:table-row>
        <table:table-row table:style-name="ro1">
          <table:table-cell office:value-type="float" office:value="545.7625" calcext:value-type="float">
            <text:p>545.7625</text:p>
          </table:table-cell>
          <table:table-cell table:number-columns-repeated="3"/>
          <table:table-cell table:formula="of:=[.$C$4] + ([.$C$5] - [.$C$4]) * (([.A145] - [.$C$1]) / ([.$C$2] - [.$C$1]))" office:value-type="float" office:value="-0.49281712766263" calcext:value-type="float">
            <text:p>-0.49281712766263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126]*[.Q379] + [.G127]*[.Q380] + [.G128]*[.Q381] + [.G129]*[.Q382] + [.G130]*[.Q383] + [.G131]*[.Q384] + [.G132]*[.Q385] + [.G133]*[.Q386] + [.G134]*[.Q387] + [.G135]*[.Q388] + [.G136]*[.Q389] + [.G137]*[.Q390] + [.G138]*[.Q391] + [.G139]*[.Q392] + [.G140]*[.Q393] + [.G141]*[.Q394] + [.G142]*[.Q395] + [.G143]*[.Q396] + [.G144]*[.Q397] + [.G145]*[.Q398] + [.G146]*[.Q399] )" office:value-type="float" office:value="-0.999730229816759" calcext:value-type="float">
            <text:p>-0.999730229816759</text:p>
          </table:table-cell>
          <table:table-cell table:number-columns-repeated="8"/>
          <table:table-cell table:style-name="ce9" table:formula="of:=RAND()" office:value-type="float" office:value="0.817292769890045" calcext:value-type="float">
            <text:p>0.817292769890045</text:p>
          </table:table-cell>
          <table:table-cell table:number-columns-repeated="4"/>
        </table:table-row>
        <table:table-row table:style-name="ro1">
          <table:table-cell office:value-type="float" office:value="561.535" calcext:value-type="float">
            <text:p>561.535</text:p>
          </table:table-cell>
          <table:table-cell table:number-columns-repeated="3"/>
          <table:table-cell table:formula="of:=[.$C$4] + ([.$C$5] - [.$C$4]) * (([.A146] - [.$C$1]) / ([.$C$2] - [.$C$1]))" office:value-type="float" office:value="-0.492557983928364" calcext:value-type="float">
            <text:p>-0.492557983928364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126]*[.Q400] + [.G127]*[.Q401] + [.G128]*[.Q402] + [.G129]*[.Q403] + [.G130]*[.Q404] + [.G131]*[.Q405] + [.G132]*[.Q406] + [.G133]*[.Q407] + [.G134]*[.Q408] + [.G135]*[.Q409] + [.G136]*[.Q410] + [.G137]*[.Q411] + [.G138]*[.Q412] + [.G139]*[.Q413] + [.G140]*[.Q414] + [.G141]*[.Q415] + [.G142]*[.Q416] + [.G143]*[.Q417] + [.G144]*[.Q418] + [.G145]*[.Q419] + [.G146]*[.Q420] )" office:value-type="float" office:value="-0.99974469515106" calcext:value-type="float">
            <text:p>-0.99974469515106</text:p>
          </table:table-cell>
          <table:table-cell table:number-columns-repeated="8"/>
          <table:table-cell table:style-name="ce9" table:formula="of:=RAND()" office:value-type="float" office:value="0.0723611371705082" calcext:value-type="float">
            <text:p>0.072361137170508</text:p>
          </table:table-cell>
          <table:table-cell table:number-columns-repeated="4"/>
        </table:table-row>
        <table:table-row table:style-name="ro1">
          <table:table-cell office:value-type="float" office:value="622.22" calcext:value-type="float">
            <text:p>622.22</text:p>
          </table:table-cell>
          <table:table-cell table:number-columns-repeated="3"/>
          <table:table-cell table:formula="of:=[.$C$4] + ([.$C$5] - [.$C$4]) * (([.A147] - [.$C$1]) / ([.$C$2] - [.$C$1]))" office:value-type="float" office:value="-0.491560923379061" calcext:value-type="float">
            <text:p>-0.491560923379061</text:p>
          </table:table-cell>
          <table:table-cell table:number-columns-repeated="2"/>
          <table:table-cell table:style-name="ce17" table:formula="of:=TANH( [.G126]*[.Q421] + [.G127]*[.Q422] + [.G128]*[.Q423] + [.G129]*[.Q424] + [.G130]*[.Q425] + [.G131]*[.Q426] + [.G132]*[.Q427] + [.G133]*[.Q428] + [.G134]*[.Q429] + [.G135]*[.Q430] + [.G136]*[.Q431] + [.G137]*[.Q432] + [.G138]*[.Q433] + [.G139]*[.Q434] + [.G140]*[.Q435] + [.G141]*[.Q436] + [.G142]*[.Q437] + [.G143]*[.Q438] + [.G144]*[.Q439] + [.G145]*[.Q440] + [.G146]*[.Q441] )" office:value-type="float" office:value="-0.999616275818132" calcext:value-type="float">
            <text:p>-0.999616275818132</text:p>
          </table:table-cell>
          <table:table-cell table:number-columns-repeated="8"/>
          <table:table-cell table:style-name="ce9" table:formula="of:=RAND()" office:value-type="float" office:value="0.709002126805578" calcext:value-type="float">
            <text:p>0.709002126805578</text:p>
          </table:table-cell>
          <table:table-cell table:number-columns-repeated="4"/>
        </table:table-row>
        <table:table-row table:style-name="ro1">
          <table:table-cell office:value-type="float" office:value="572.7675" calcext:value-type="float">
            <text:p>572.7675</text:p>
          </table:table-cell>
          <table:table-cell table:number-columns-repeated="3"/>
          <table:table-cell table:formula="of:=[.$C$4] + ([.$C$5] - [.$C$4]) * (([.A148] - [.$C$1]) / ([.$C$2] - [.$C$1]))" office:value-type="float" office:value="-0.492373432842922" calcext:value-type="float">
            <text:p>-0.492373432842922</text:p>
          </table:table-cell>
          <table:table-cell table:number-columns-repeated="2"/>
          <table:table-cell table:style-name="ce17" table:formula="of:=TANH( [.G126]*[.Q442] + [.G127]*[.Q443] + [.G128]*[.Q444] + [.G129]*[.Q445] + [.G130]*[.Q446] + [.G131]*[.Q447] + [.G132]*[.Q448] + [.G133]*[.Q449] + [.G134]*[.Q450] + [.G135]*[.Q451] + [.G136]*[.Q452] + [.G137]*[.Q453] + [.G138]*[.Q454] + [.G139]*[.Q455] + [.G140]*[.Q456] + [.G141]*[.Q457] + [.G142]*[.Q458] + [.G143]*[.Q459] + [.G144]*[.Q460] + [.G145]*[.Q461] + [.G146]*[.Q462] )" office:value-type="float" office:value="-0.999368248444984" calcext:value-type="float">
            <text:p>-0.999368248444984</text:p>
          </table:table-cell>
          <table:table-cell table:number-columns-repeated="8"/>
          <table:table-cell table:style-name="ce9" table:formula="of:=RAND()" office:value-type="float" office:value="0.466339398005826" calcext:value-type="float">
            <text:p>0.466339398005826</text:p>
          </table:table-cell>
          <table:table-cell table:number-columns-repeated="4"/>
        </table:table-row>
        <table:table-row table:style-name="ro1">
          <table:table-cell office:value-type="float" office:value="501.155" calcext:value-type="float">
            <text:p>501.155</text:p>
          </table:table-cell>
          <table:table-cell table:number-columns-repeated="3"/>
          <table:table-cell table:formula="of:=[.$C$4] + ([.$C$5] - [.$C$4]) * (([.A149] - [.$C$1]) / ([.$C$2] - [.$C$1]))" office:value-type="float" office:value="-0.493550033297515" calcext:value-type="float">
            <text:p>-0.493550033297515</text:p>
          </table:table-cell>
          <table:table-cell table:number-columns-repeated="2"/>
          <table:table-cell table:style-name="ce17" table:formula="of:=TANH( [.G126]*[.Q463] + [.G127]*[.Q464] + [.G128]*[.Q465] + [.G129]*[.Q466] + [.G130]*[.Q467] + [.G131]*[.Q468] + [.G132]*[.Q469] + [.G133]*[.Q470] + [.G134]*[.Q471] + [.G135]*[.Q472] + [.G136]*[.Q473] + [.G137]*[.Q474] + [.G138]*[.Q475] + [.G139]*[.Q476] + [.G140]*[.Q477] + [.G141]*[.Q478] + [.G142]*[.Q479] + [.G143]*[.Q480] + [.G144]*[.Q481] + [.G145]*[.Q482] + [.G146]*[.Q483] )" office:value-type="float" office:value="-0.999614312798619" calcext:value-type="float">
            <text:p>-0.999614312798619</text:p>
          </table:table-cell>
          <table:table-cell table:number-columns-repeated="8"/>
          <table:table-cell table:style-name="ce9" table:formula="of:=RAND()" office:value-type="float" office:value="0.847517149379351" calcext:value-type="float">
            <text:p>0.847517149379351</text:p>
          </table:table-cell>
          <table:table-cell table:number-columns-repeated="4"/>
        </table:table-row>
        <table:table-row table:style-name="ro1">
          <table:table-cell office:value-type="float" office:value="550.6025" calcext:value-type="float">
            <text:p>550.6025</text:p>
          </table:table-cell>
          <table:table-cell table:number-columns-repeated="3"/>
          <table:table-cell table:formula="of:=[.$C$4] + ([.$C$5] - [.$C$4]) * (([.A150] - [.$C$1]) / ([.$C$2] - [.$C$1]))" office:value-type="float" office:value="-0.492737605984148" calcext:value-type="float">
            <text:p>-0.492737605984148</text:p>
          </table:table-cell>
          <table:table-cell table:number-columns-repeated="11"/>
          <table:table-cell table:style-name="ce9" table:formula="of:=RAND()" office:value-type="float" office:value="0.492199995956427" calcext:value-type="float">
            <text:p>0.492199995956427</text:p>
          </table:table-cell>
          <table:table-cell table:number-columns-repeated="4"/>
        </table:table-row>
        <table:table-row table:style-name="ro1">
          <table:table-cell office:value-type="float" office:value="573.1025" calcext:value-type="float">
            <text:p>573.1025</text:p>
          </table:table-cell>
          <table:table-cell table:number-columns-repeated="3"/>
          <table:table-cell table:formula="of:=[.$C$4] + ([.$C$5] - [.$C$4]) * (([.A151] - [.$C$1]) / ([.$C$2] - [.$C$1]))" office:value-type="float" office:value="-0.492367928759804" calcext:value-type="float">
            <text:p>-0.49236792875980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136373431167853" calcext:value-type="float">
            <text:p>0.136373431167853</text:p>
          </table:table-cell>
          <table:table-cell table:number-columns-repeated="4"/>
        </table:table-row>
        <table:table-row table:style-name="ro1">
          <table:table-cell office:value-type="float" office:value="567.2925" calcext:value-type="float">
            <text:p>567.2925</text:p>
          </table:table-cell>
          <table:table-cell table:number-columns-repeated="3"/>
          <table:table-cell table:formula="of:=[.$C$4] + ([.$C$5] - [.$C$4]) * (([.A152] - [.$C$1]) / ([.$C$2] - [.$C$1]))" office:value-type="float" office:value="-0.49246338763418" calcext:value-type="float">
            <text:p>-0.49246338763418</text:p>
          </table:table-cell>
          <table:table-cell/>
          <table:table-cell table:style-name="ce15" office:value-type="float" office:value="-0.499801680491714" calcext:value-type="float">
            <text:p>-0.499801680491714</text:p>
          </table:table-cell>
          <table:table-cell table:style-name="ce17" table:formula="of:=TANH( [.G151]*[.Q1] + [.G152]*[.Q2] + [.G153]*[.Q3] + [.G154]*[.Q4] + [.G155]*[.Q5] + [.G156]*[.Q6] + [.G157]*[.Q7] + [.G158]*[.Q8] + [.G159]*[.Q9] + [.G160]*[.Q10] + [.G161]*[.Q11] + [.G162]*[.Q12] + [.G163]*[.Q13] + [.G164]*[.Q14] + [.G165]*[.Q15] + [.G166]*[.Q16] + [.G167]*[.Q17] + [.G168]*[.Q18] + [.G169]*[.Q19] + [.G170]*[.Q20] + [.G171]*[.Q21] )" office:value-type="float" office:value="-0.999835091158362" calcext:value-type="float">
            <text:p>-0.999835091158362</text:p>
          </table:table-cell>
          <table:table-cell table:style-name="ce19" table:formula="of:=TANH( [.H151]*[.S1] + [.H152]*[.S2] + [.H153]*[.S3] + [.H154]*[.S4] + [.H155]*[.S5] + [.H156]*[.S6] + [.H157]*[.S7] + [.H158]*[.S8] + [.H159]*[.S9] + [.H160]*[.S10] + [.H161]*[.S11] + [.H162]*[.S12] + [.H163]*[.S13] + [.H164]*[.S14] + [.H165]*[.S15] + [.H166]*[.S16] + [.H167]*[.S17] + [.H168]*[.S18] + [.H169]*[.S19] + [.H170]*[.S20] + [.H171]*[.S21] + [.H172]*[.S22] + [.H173]*[.S23] + [.H174]*[.S24] )" office:value-type="float" office:value="-0.99999999937432" calcext:value-type="float">
            <text:p>-0.99999999937432</text:p>
          </table:table-cell>
          <table:table-cell table:style-name="ce20" office:value-type="float" office:value="-0.498908272014184" calcext:value-type="float">
            <text:p>-0.498908272014184</text:p>
          </table:table-cell>
          <table:table-cell table:style-name="ce21" table:formula="of:= ([.J152]-[.I152]) * ([.J152]-[.I152])" office:value-type="float" office:value="0.251092919228765" calcext:value-type="float">
            <text:p>0.251092919228765</text:p>
          </table:table-cell>
          <table:table-cell table:number-columns-repeated="5"/>
          <table:table-cell table:style-name="ce9" table:formula="of:=RAND()" office:value-type="float" office:value="0.508423923999233" calcext:value-type="float">
            <text:p>0.508423923999233</text:p>
          </table:table-cell>
          <table:table-cell table:number-columns-repeated="4"/>
        </table:table-row>
        <table:table-row table:style-name="ro1">
          <table:table-cell office:value-type="float" office:value="551.73" calcext:value-type="float">
            <text:p>551.73</text:p>
          </table:table-cell>
          <table:table-cell table:number-columns-repeated="3"/>
          <table:table-cell table:formula="of:=[.$C$4] + ([.$C$5] - [.$C$4]) * (([.A153] - [.$C$1]) / ([.$C$2] - [.$C$1]))" office:value-type="float" office:value="-0.492719081047684" calcext:value-type="float">
            <text:p>-0.492719081047684</text:p>
          </table:table-cell>
          <table:table-cell/>
          <table:table-cell table:style-name="ce15" office:value-type="float" office:value="-0.499782955600946" calcext:value-type="float">
            <text:p>-0.499782955600946</text:p>
          </table:table-cell>
          <table:table-cell table:style-name="ce17" table:formula="of:=TANH( [.G151]*[.Q22] + [.G152]*[.Q23] + [.G153]*[.Q24] + [.G154]*[.Q25] + [.G155]*[.Q26] + [.G156]*[.Q27] + [.G157]*[.Q28] + [.G158]*[.Q29] + [.G159]*[.Q30] + [.G160]*[.Q31] + [.G161]*[.Q32] + [.G162]*[.Q33] + [.G163]*[.Q34] + [.G164]*[.Q35] + [.G165]*[.Q36] + [.G166]*[.Q37] + [.G167]*[.Q38] + [.G168]*[.Q39] + [.G169]*[.Q40] + [.G170]*[.Q41] + [.G171]*[.Q42] )" office:value-type="float" office:value="-0.998567341169148" calcext:value-type="float">
            <text:p>-0.998567341169148</text:p>
          </table:table-cell>
          <table:table-cell table:style-name="ce19" table:formula="of:=TANH( [.H151]*[.S25] + [.H152]*[.S26] + [.H153]*[.S27] + [.H154]*[.S28] + [.H155]*[.S29] + [.H156]*[.S30] + [.H157]*[.S31] + [.H158]*[.S32] + [.H159]*[.S33] + [.H160]*[.S34] + [.H161]*[.S35] + [.H162]*[.S36] + [.H163]*[.S37] + [.H164]*[.S38] + [.H165]*[.S39] + [.H166]*[.S40] + [.H167]*[.S41] + [.H168]*[.S42] + [.H169]*[.S43] + [.H170]*[.S44] + [.H171]*[.S45] + [.H172]*[.S46] + [.H173]*[.S47] + [.H174]*[.S48] )" office:value-type="float" office:value="-0.999999996082134" calcext:value-type="float">
            <text:p>-0.999999996082134</text:p>
          </table:table-cell>
          <table:table-cell table:style-name="ce20" office:value-type="float" office:value="-0.498864488429538" calcext:value-type="float">
            <text:p>-0.498864488429538</text:p>
          </table:table-cell>
          <table:table-cell table:style-name="ce21" table:formula="of:= ([.J153]-[.I153]) * ([.J153]-[.I153])" office:value-type="float" office:value="0.251136797030225" calcext:value-type="float">
            <text:p>0.251136797030225</text:p>
          </table:table-cell>
          <table:table-cell table:number-columns-repeated="5"/>
          <table:table-cell table:style-name="ce9" table:formula="of:=RAND()" office:value-type="float" office:value="0.41448467281024" calcext:value-type="float">
            <text:p>0.41448467281024</text:p>
          </table:table-cell>
          <table:table-cell table:number-columns-repeated="4"/>
        </table:table-row>
        <table:table-row table:style-name="ro1">
          <table:table-cell office:value-type="float" office:value="560.195" calcext:value-type="float">
            <text:p>560.195</text:p>
          </table:table-cell>
          <table:table-cell table:number-columns-repeated="3"/>
          <table:table-cell table:formula="of:=[.$C$4] + ([.$C$5] - [.$C$4]) * (([.A154] - [.$C$1]) / ([.$C$2] - [.$C$1]))" office:value-type="float" office:value="-0.492580000260837" calcext:value-type="float">
            <text:p>-0.492580000260837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151]*[.Q43] + [.G152]*[.Q44] + [.G153]*[.Q45] + [.G154]*[.Q46] + [.G155]*[.Q47] + [.G156]*[.Q48] + [.G157]*[.Q49] + [.G158]*[.Q50] + [.G159]*[.Q51] + [.G160]*[.Q52] + [.G161]*[.Q53] + [.G162]*[.Q54] + [.G163]*[.Q55] + [.G164]*[.Q56] + [.G165]*[.Q57] + [.G166]*[.Q58] + [.G167]*[.Q59] + [.G168]*[.Q60] + [.G169]*[.Q61] + [.G170]*[.Q62] + [.G171]*[.Q63] )" office:value-type="float" office:value="-0.999797801506562" calcext:value-type="float">
            <text:p>-0.999797801506562</text:p>
          </table:table-cell>
          <table:table-cell table:style-name="ce19" table:formula="of:=TANH( [.H151]*[.S49] + [.H152]*[.S50] + [.H153]*[.S51] + [.H154]*[.S52] + [.H155]*[.S53] + [.H156]*[.S54] + [.H157]*[.S55] + [.H158]*[.S56] + [.H159]*[.S57] + [.H160]*[.S58] + [.H161]*[.S59] + [.H162]*[.S60] + [.H163]*[.S61] + [.H164]*[.S62] + [.H165]*[.S63] + [.H166]*[.S64] + [.H167]*[.S65] + [.H168]*[.S66] + [.H169]*[.S67] + [.H170]*[.S68] + [.H171]*[.S69] + [.H172]*[.S70] + [.H173]*[.S71] + [.H174]*[.S72] )" office:value-type="float" office:value="-0.999999972598794" calcext:value-type="float">
            <text:p>-0.999999972598794</text:p>
          </table:table-cell>
          <table:table-cell table:style-name="ce20" office:value-type="float" office:value="-0.498709004982096" calcext:value-type="float">
            <text:p>-0.498709004982096</text:p>
          </table:table-cell>
          <table:table-cell table:style-name="ce21" table:formula="of:= ([.J154]-[.I154]) * ([.J154]-[.I154])" office:value-type="float" office:value="0.251292634214085" calcext:value-type="float">
            <text:p>0.251292634214085</text:p>
          </table:table-cell>
          <table:table-cell table:number-columns-repeated="5"/>
          <table:table-cell table:style-name="ce9" table:formula="of:=RAND()" office:value-type="float" office:value="0.714525883944486" calcext:value-type="float">
            <text:p>0.714525883944486</text:p>
          </table:table-cell>
          <table:table-cell table:number-columns-repeated="4"/>
        </table:table-row>
        <table:table-row table:style-name="ro1">
          <table:table-cell office:value-type="float" office:value="567.7" calcext:value-type="float">
            <text:p>567.7</text:p>
          </table:table-cell>
          <table:table-cell table:number-columns-repeated="3"/>
          <table:table-cell table:formula="of:=[.$C$4] + ([.$C$5] - [.$C$4]) * (([.A155] - [.$C$1]) / ([.$C$2] - [.$C$1]))" office:value-type="float" office:value="-0.492456692368894" calcext:value-type="float">
            <text:p>-0.492456692368894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151]*[.Q64] + [.G152]*[.Q65] + [.G153]*[.Q66] + [.G154]*[.Q67] + [.G155]*[.Q68] + [.G156]*[.Q69] + [.G157]*[.Q70] + [.G158]*[.Q71] + [.G159]*[.Q72] + [.G160]*[.Q73] + [.G161]*[.Q74] + [.G162]*[.Q75] + [.G163]*[.Q76] + [.G164]*[.Q77] + [.G165]*[.Q78] + [.G166]*[.Q79] + [.G167]*[.Q80] + [.G168]*[.Q81] + [.G169]*[.Q82] + [.G170]*[.Q83] + [.G171]*[.Q84] )" office:value-type="float" office:value="-0.999757291913391" calcext:value-type="float">
            <text:p>-0.999757291913391</text:p>
          </table:table-cell>
          <table:table-cell table:number-columns-repeated="8"/>
          <table:table-cell table:style-name="ce9" table:formula="of:=RAND()" office:value-type="float" office:value="0.184271994150229" calcext:value-type="float">
            <text:p>0.184271994150229</text:p>
          </table:table-cell>
          <table:table-cell table:number-columns-repeated="4"/>
        </table:table-row>
        <table:table-row table:style-name="ro1">
          <table:table-cell office:value-type="float" office:value="666.1475" calcext:value-type="float">
            <text:p>666.1475</text:p>
          </table:table-cell>
          <table:table-cell table:number-columns-repeated="3"/>
          <table:table-cell table:formula="of:=[.$C$4] + ([.$C$5] - [.$C$4]) * (([.A156] - [.$C$1]) / ([.$C$2] - [.$C$1]))" office:value-type="float" office:value="-0.4908391902114" calcext:value-type="float">
            <text:p>-0.4908391902114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151]*[.Q85] + [.G152]*[.Q86] + [.G153]*[.Q87] + [.G154]*[.Q88] + [.G155]*[.Q89] + [.G156]*[.Q90] + [.G157]*[.Q91] + [.G158]*[.Q92] + [.G159]*[.Q93] + [.G160]*[.Q94] + [.G161]*[.Q95] + [.G162]*[.Q96] + [.G163]*[.Q97] + [.G164]*[.Q98] + [.G165]*[.Q99] + [.G166]*[.Q100] + [.G167]*[.Q101] + [.G168]*[.Q102] + [.G169]*[.Q103] + [.G170]*[.Q104] + [.G171]*[.Q105] )" office:value-type="float" office:value="-0.998455240164328" calcext:value-type="float">
            <text:p>-0.998455240164328</text:p>
          </table:table-cell>
          <table:table-cell table:number-columns-repeated="8"/>
          <table:table-cell table:style-name="ce9" table:formula="of:=RAND()" office:value-type="float" office:value="0.835273010259376" calcext:value-type="float">
            <text:p>0.835273010259376</text:p>
          </table:table-cell>
          <table:table-cell table:number-columns-repeated="4"/>
        </table:table-row>
        <table:table-row table:style-name="ro1">
          <table:table-cell office:value-type="float" office:value="660.84" calcext:value-type="float">
            <text:p>660.84</text:p>
          </table:table-cell>
          <table:table-cell table:number-columns-repeated="3"/>
          <table:table-cell table:formula="of:=[.$C$4] + ([.$C$5] - [.$C$4]) * (([.A157] - [.$C$1]) / ([.$C$2] - [.$C$1]))" office:value-type="float" office:value="-0.490926392961098" calcext:value-type="float">
            <text:p>-0.490926392961098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151]*[.Q106] + [.G152]*[.Q107] + [.G153]*[.Q108] + [.G154]*[.Q109] + [.G155]*[.Q110] + [.G156]*[.Q111] + [.G157]*[.Q112] + [.G158]*[.Q113] + [.G159]*[.Q114] + [.G160]*[.Q115] + [.G161]*[.Q116] + [.G162]*[.Q117] + [.G163]*[.Q118] + [.G164]*[.Q119] + [.G165]*[.Q120] + [.G166]*[.Q121] + [.G167]*[.Q122] + [.G168]*[.Q123] + [.G169]*[.Q124] + [.G170]*[.Q125] + [.G171]*[.Q126] )" office:value-type="float" office:value="-0.999589021421413" calcext:value-type="float">
            <text:p>-0.999589021421413</text:p>
          </table:table-cell>
          <table:table-cell table:number-columns-repeated="8"/>
          <table:table-cell table:style-name="ce9" table:formula="of:=RAND()" office:value-type="float" office:value="0.535551325194794" calcext:value-type="float">
            <text:p>0.535551325194794</text:p>
          </table:table-cell>
          <table:table-cell table:number-columns-repeated="4"/>
        </table:table-row>
        <table:table-row table:style-name="ro1">
          <table:table-cell office:value-type="float" office:value="662.0225" calcext:value-type="float">
            <text:p>662.0225</text:p>
          </table:table-cell>
          <table:table-cell table:number-columns-repeated="3"/>
          <table:table-cell table:formula="of:=[.$C$4] + ([.$C$5] - [.$C$4]) * (([.A158] - [.$C$1]) / ([.$C$2] - [.$C$1]))" office:value-type="float" office:value="-0.490906964369196" calcext:value-type="float">
            <text:p>-0.490906964369196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151]*[.Q127] + [.G152]*[.Q128] + [.G153]*[.Q129] + [.G154]*[.Q130] + [.G155]*[.Q131] + [.G156]*[.Q132] + [.G157]*[.Q133] + [.G158]*[.Q134] + [.G159]*[.Q135] + [.G160]*[.Q136] + [.G161]*[.Q137] + [.G162]*[.Q138] + [.G163]*[.Q139] + [.G164]*[.Q140] + [.G165]*[.Q141] + [.G166]*[.Q142] + [.G167]*[.Q143] + [.G168]*[.Q144] + [.G169]*[.Q145] + [.G170]*[.Q146] + [.G171]*[.Q147] )" office:value-type="float" office:value="-0.999847949136829" calcext:value-type="float">
            <text:p>-0.999847949136829</text:p>
          </table:table-cell>
          <table:table-cell table:number-columns-repeated="8"/>
          <table:table-cell table:style-name="ce9" table:formula="of:=RAND()" office:value-type="float" office:value="0.480423880846277" calcext:value-type="float">
            <text:p>0.480423880846277</text:p>
          </table:table-cell>
          <table:table-cell table:number-columns-repeated="4"/>
        </table:table-row>
        <table:table-row table:style-name="ro1">
          <table:table-cell office:value-type="float" office:value="651.285" calcext:value-type="float">
            <text:p>651.285</text:p>
          </table:table-cell>
          <table:table-cell table:number-columns-repeated="3"/>
          <table:table-cell table:formula="of:=[.$C$4] + ([.$C$5] - [.$C$4]) * (([.A159] - [.$C$1]) / ([.$C$2] - [.$C$1]))" office:value-type="float" office:value="-0.491083382555703" calcext:value-type="float">
            <text:p>-0.491083382555703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151]*[.Q148] + [.G152]*[.Q149] + [.G153]*[.Q150] + [.G154]*[.Q151] + [.G155]*[.Q152] + [.G156]*[.Q153] + [.G157]*[.Q154] + [.G158]*[.Q155] + [.G159]*[.Q156] + [.G160]*[.Q157] + [.G161]*[.Q158] + [.G162]*[.Q159] + [.G163]*[.Q160] + [.G164]*[.Q161] + [.G165]*[.Q162] + [.G166]*[.Q163] + [.G167]*[.Q164] + [.G168]*[.Q165] + [.G169]*[.Q166] + [.G170]*[.Q167] + [.G171]*[.Q168] )" office:value-type="float" office:value="-0.999485017099148" calcext:value-type="float">
            <text:p>-0.999485017099148</text:p>
          </table:table-cell>
          <table:table-cell table:number-columns-repeated="8"/>
          <table:table-cell table:style-name="ce9" table:formula="of:=RAND()" office:value-type="float" office:value="0.181044412892146" calcext:value-type="float">
            <text:p>0.181044412892146</text:p>
          </table:table-cell>
          <table:table-cell table:number-columns-repeated="4"/>
        </table:table-row>
        <table:table-row table:style-name="ro1">
          <table:table-cell office:value-type="float" office:value="612.33" calcext:value-type="float">
            <text:p>612.33</text:p>
          </table:table-cell>
          <table:table-cell table:number-columns-repeated="3"/>
          <table:table-cell table:formula="of:=[.$C$4] + ([.$C$5] - [.$C$4]) * (([.A160] - [.$C$1]) / ([.$C$2] - [.$C$1]))" office:value-type="float" office:value="-0.491723417056784" calcext:value-type="float">
            <text:p>-0.491723417056784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151]*[.Q169] + [.G152]*[.Q170] + [.G153]*[.Q171] + [.G154]*[.Q172] + [.G155]*[.Q173] + [.G156]*[.Q174] + [.G157]*[.Q175] + [.G158]*[.Q176] + [.G159]*[.Q177] + [.G160]*[.Q178] + [.G161]*[.Q179] + [.G162]*[.Q180] + [.G163]*[.Q181] + [.G164]*[.Q182] + [.G165]*[.Q183] + [.G166]*[.Q184] + [.G167]*[.Q185] + [.G168]*[.Q186] + [.G169]*[.Q187] + [.G170]*[.Q188] + [.G171]*[.Q189] )" office:value-type="float" office:value="-0.999896360326348" calcext:value-type="float">
            <text:p>-0.999896360326348</text:p>
          </table:table-cell>
          <table:table-cell table:number-columns-repeated="8"/>
          <table:table-cell table:style-name="ce9" table:formula="of:=RAND()" office:value-type="float" office:value="0.638192155075454" calcext:value-type="float">
            <text:p>0.638192155075454</text:p>
          </table:table-cell>
          <table:table-cell table:number-columns-repeated="4"/>
        </table:table-row>
        <table:table-row table:style-name="ro1">
          <table:table-cell office:value-type="float" office:value="611.1625" calcext:value-type="float">
            <text:p>611.1625</text:p>
          </table:table-cell>
          <table:table-cell table:number-columns-repeated="3"/>
          <table:table-cell table:formula="of:=[.$C$4] + ([.$C$5] - [.$C$4]) * (([.A161] - [.$C$1]) / ([.$C$2] - [.$C$1]))" office:value-type="float" office:value="-0.491742599197203" calcext:value-type="float">
            <text:p>-0.491742599197203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151]*[.Q190] + [.G152]*[.Q191] + [.G153]*[.Q192] + [.G154]*[.Q193] + [.G155]*[.Q194] + [.G156]*[.Q195] + [.G157]*[.Q196] + [.G158]*[.Q197] + [.G159]*[.Q198] + [.G160]*[.Q199] + [.G161]*[.Q200] + [.G162]*[.Q201] + [.G163]*[.Q202] + [.G164]*[.Q203] + [.G165]*[.Q204] + [.G166]*[.Q205] + [.G167]*[.Q206] + [.G168]*[.Q207] + [.G169]*[.Q208] + [.G170]*[.Q209] + [.G171]*[.Q210] )" office:value-type="float" office:value="-0.999814683010668" calcext:value-type="float">
            <text:p>-0.999814683010668</text:p>
          </table:table-cell>
          <table:table-cell table:number-columns-repeated="8"/>
          <table:table-cell table:style-name="ce9" table:formula="of:=RAND()" office:value-type="float" office:value="0.0353411217673704" calcext:value-type="float">
            <text:p>0.03534112176737</text:p>
          </table:table-cell>
          <table:table-cell table:number-columns-repeated="4"/>
        </table:table-row>
        <table:table-row table:style-name="ro1">
          <table:table-cell office:value-type="float" office:value="637.615" calcext:value-type="float">
            <text:p>637.615</text:p>
          </table:table-cell>
          <table:table-cell table:number-columns-repeated="3"/>
          <table:table-cell table:formula="of:=[.$C$4] + ([.$C$5] - [.$C$4]) * (([.A162] - [.$C$1]) / ([.$C$2] - [.$C$1]))" office:value-type="float" office:value="-0.491307982007115" calcext:value-type="float">
            <text:p>-0.491307982007115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151]*[.Q211] + [.G152]*[.Q212] + [.G153]*[.Q213] + [.G154]*[.Q214] + [.G155]*[.Q215] + [.G156]*[.Q216] + [.G157]*[.Q217] + [.G158]*[.Q218] + [.G159]*[.Q219] + [.G160]*[.Q220] + [.G161]*[.Q221] + [.G162]*[.Q222] + [.G163]*[.Q223] + [.G164]*[.Q224] + [.G165]*[.Q225] + [.G166]*[.Q226] + [.G167]*[.Q227] + [.G168]*[.Q228] + [.G169]*[.Q229] + [.G170]*[.Q230] + [.G171]*[.Q231] )" office:value-type="float" office:value="-0.998269650167201" calcext:value-type="float">
            <text:p>-0.998269650167201</text:p>
          </table:table-cell>
          <table:table-cell table:number-columns-repeated="8"/>
          <table:table-cell table:style-name="ce9" table:formula="of:=RAND()" office:value-type="float" office:value="0.522177607536197" calcext:value-type="float">
            <text:p>0.522177607536197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  <table:table-cell table:formula="of:=[.$C$4] + ([.$C$5] - [.$C$4]) * (([.A163] - [.$C$1]) / ([.$C$2] - [.$C$1]))" office:value-type="float" office:value="-0.491498817605371" calcext:value-type="float">
            <text:p>-0.491498817605371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151]*[.Q232] + [.G152]*[.Q233] + [.G153]*[.Q234] + [.G154]*[.Q235] + [.G155]*[.Q236] + [.G156]*[.Q237] + [.G157]*[.Q238] + [.G158]*[.Q239] + [.G159]*[.Q240] + [.G160]*[.Q241] + [.G161]*[.Q242] + [.G162]*[.Q243] + [.G163]*[.Q244] + [.G164]*[.Q245] + [.G165]*[.Q246] + [.G166]*[.Q247] + [.G167]*[.Q248] + [.G168]*[.Q249] + [.G169]*[.Q250] + [.G170]*[.Q251] + [.G171]*[.Q252] )" office:value-type="float" office:value="-0.999956320426696" calcext:value-type="float">
            <text:p>-0.999956320426696</text:p>
          </table:table-cell>
          <table:table-cell table:number-columns-repeated="8"/>
          <table:table-cell table:style-name="ce9" table:formula="of:=RAND()" office:value-type="float" office:value="0.0688848071499008" calcext:value-type="float">
            <text:p>0.068884807149901</text:p>
          </table:table-cell>
          <table:table-cell table:number-columns-repeated="4"/>
        </table:table-row>
        <table:table-row table:style-name="ro1">
          <table:table-cell office:value-type="float" office:value="633.74749" calcext:value-type="float">
            <text:p>633.74749</text:p>
          </table:table-cell>
          <table:table-cell table:number-columns-repeated="3"/>
          <table:table-cell table:formula="of:=[.$C$4] + ([.$C$5] - [.$C$4]) * (([.A164] - [.$C$1]) / ([.$C$2] - [.$C$1]))" office:value-type="float" office:value="-0.491371525578757" calcext:value-type="float">
            <text:p>-0.491371525578757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151]*[.Q253] + [.G152]*[.Q254] + [.G153]*[.Q255] + [.G154]*[.Q256] + [.G155]*[.Q257] + [.G156]*[.Q258] + [.G157]*[.Q259] + [.G158]*[.Q260] + [.G159]*[.Q261] + [.G160]*[.Q262] + [.G161]*[.Q263] + [.G162]*[.Q264] + [.G163]*[.Q265] + [.G164]*[.Q266] + [.G165]*[.Q267] + [.G166]*[.Q268] + [.G167]*[.Q269] + [.G168]*[.Q270] + [.G169]*[.Q271] + [.G170]*[.Q272] + [.G171]*[.Q273] )" office:value-type="float" office:value="-0.999989416472426" calcext:value-type="float">
            <text:p>-0.999989416472426</text:p>
          </table:table-cell>
          <table:table-cell table:number-columns-repeated="8"/>
          <table:table-cell table:style-name="ce9" table:formula="of:=RAND()" office:value-type="float" office:value="0.659293997218274" calcext:value-type="float">
            <text:p>0.659293997218274</text:p>
          </table:table-cell>
          <table:table-cell table:number-columns-repeated="4"/>
        </table:table-row>
        <table:table-row table:style-name="ro1">
          <table:table-cell office:value-type="float" office:value="631.755" calcext:value-type="float">
            <text:p>631.755</text:p>
          </table:table-cell>
          <table:table-cell table:number-columns-repeated="3"/>
          <table:table-cell table:formula="of:=[.$C$4] + ([.$C$5] - [.$C$4]) * (([.A165] - [.$C$1]) / ([.$C$2] - [.$C$1]))" office:value-type="float" office:value="-0.491404262386433" calcext:value-type="float">
            <text:p>-0.491404262386433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151]*[.Q274] + [.G152]*[.Q275] + [.G153]*[.Q276] + [.G154]*[.Q277] + [.G155]*[.Q278] + [.G156]*[.Q279] + [.G157]*[.Q280] + [.G158]*[.Q281] + [.G159]*[.Q282] + [.G160]*[.Q283] + [.G161]*[.Q284] + [.G162]*[.Q285] + [.G163]*[.Q286] + [.G164]*[.Q287] + [.G165]*[.Q288] + [.G166]*[.Q289] + [.G167]*[.Q290] + [.G168]*[.Q291] + [.G169]*[.Q292] + [.G170]*[.Q293] + [.G171]*[.Q294] )" office:value-type="float" office:value="-0.999952822568916" calcext:value-type="float">
            <text:p>-0.999952822568916</text:p>
          </table:table-cell>
          <table:table-cell table:number-columns-repeated="8"/>
          <table:table-cell table:style-name="ce9" table:formula="of:=RAND()" office:value-type="float" office:value="0.0675014278411883" calcext:value-type="float">
            <text:p>0.067501427841188</text:p>
          </table:table-cell>
          <table:table-cell table:number-columns-repeated="4"/>
        </table:table-row>
        <table:table-row table:style-name="ro1">
          <table:table-cell office:value-type="float" office:value="636.41414" calcext:value-type="float">
            <text:p>636.41414</text:p>
          </table:table-cell>
          <table:table-cell table:number-columns-repeated="3"/>
          <table:table-cell table:formula="of:=[.$C$4] + ([.$C$5] - [.$C$4]) * (([.A166] - [.$C$1]) / ([.$C$2] - [.$C$1]))" office:value-type="float" office:value="-0.491327712255632" calcext:value-type="float">
            <text:p>-0.491327712255632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151]*[.Q295] + [.G152]*[.Q296] + [.G153]*[.Q297] + [.G154]*[.Q298] + [.G155]*[.Q299] + [.G156]*[.Q300] + [.G157]*[.Q301] + [.G158]*[.Q302] + [.G159]*[.Q303] + [.G160]*[.Q304] + [.G161]*[.Q305] + [.G162]*[.Q306] + [.G163]*[.Q307] + [.G164]*[.Q308] + [.G165]*[.Q309] + [.G166]*[.Q310] + [.G167]*[.Q311] + [.G168]*[.Q312] + [.G169]*[.Q313] + [.G170]*[.Q314] + [.G171]*[.Q315] )" office:value-type="float" office:value="-0.999716559707101" calcext:value-type="float">
            <text:p>-0.999716559707101</text:p>
          </table:table-cell>
          <table:table-cell table:number-columns-repeated="8"/>
          <table:table-cell table:style-name="ce9" table:formula="of:=RAND()" office:value-type="float" office:value="0.554854189580667" calcext:value-type="float">
            <text:p>0.554854189580667</text:p>
          </table:table-cell>
          <table:table-cell table:number-columns-repeated="4"/>
        </table:table-row>
        <table:table-row table:style-name="ro1">
          <table:table-cell office:value-type="float" office:value="628.18751" calcext:value-type="float">
            <text:p>628.18751</text:p>
          </table:table-cell>
          <table:table-cell table:number-columns-repeated="3"/>
          <table:table-cell table:formula="of:=[.$C$4] + ([.$C$5] - [.$C$4]) * (([.A167] - [.$C$1]) / ([.$C$2] - [.$C$1]))" office:value-type="float" office:value="-0.491462876599815" calcext:value-type="float">
            <text:p>-0.491462876599815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151]*[.Q316] + [.G152]*[.Q317] + [.G153]*[.Q318] + [.G154]*[.Q319] + [.G155]*[.Q320] + [.G156]*[.Q321] + [.G157]*[.Q322] + [.G158]*[.Q323] + [.G159]*[.Q324] + [.G160]*[.Q325] + [.G161]*[.Q326] + [.G162]*[.Q327] + [.G163]*[.Q328] + [.G164]*[.Q329] + [.G165]*[.Q330] + [.G166]*[.Q331] + [.G167]*[.Q332] + [.G168]*[.Q333] + [.G169]*[.Q334] + [.G170]*[.Q335] + [.G171]*[.Q336] )" office:value-type="float" office:value="-0.997602092670893" calcext:value-type="float">
            <text:p>-0.997602092670893</text:p>
          </table:table-cell>
          <table:table-cell table:number-columns-repeated="8"/>
          <table:table-cell table:style-name="ce9" table:formula="of:=RAND()" office:value-type="float" office:value="0.677277645582344" calcext:value-type="float">
            <text:p>0.677277645582344</text:p>
          </table:table-cell>
          <table:table-cell table:number-columns-repeated="4"/>
        </table:table-row>
        <table:table-row table:style-name="ro1">
          <table:table-cell office:value-type="float" office:value="632.95333" calcext:value-type="float">
            <text:p>632.95333</text:p>
          </table:table-cell>
          <table:table-cell table:number-columns-repeated="3"/>
          <table:table-cell table:formula="of:=[.$C$4] + ([.$C$5] - [.$C$4]) * (([.A168] - [.$C$1]) / ([.$C$2] - [.$C$1]))" office:value-type="float" office:value="-0.491384573706067" calcext:value-type="float">
            <text:p>-0.491384573706067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151]*[.Q337] + [.G152]*[.Q338] + [.G153]*[.Q339] + [.G154]*[.Q340] + [.G155]*[.Q341] + [.G156]*[.Q342] + [.G157]*[.Q343] + [.G158]*[.Q344] + [.G159]*[.Q345] + [.G160]*[.Q346] + [.G161]*[.Q347] + [.G162]*[.Q348] + [.G163]*[.Q349] + [.G164]*[.Q350] + [.G165]*[.Q351] + [.G166]*[.Q352] + [.G167]*[.Q353] + [.G168]*[.Q354] + [.G169]*[.Q355] + [.G170]*[.Q356] + [.G171]*[.Q357] )" office:value-type="float" office:value="-0.999552274466477" calcext:value-type="float">
            <text:p>-0.999552274466477</text:p>
          </table:table-cell>
          <table:table-cell table:number-columns-repeated="8"/>
          <table:table-cell table:style-name="ce9" table:formula="of:=RAND()" office:value-type="float" office:value="0.654423005934314" calcext:value-type="float">
            <text:p>0.654423005934314</text:p>
          </table:table-cell>
          <table:table-cell table:number-columns-repeated="4"/>
        </table:table-row>
        <table:table-row table:style-name="ro1">
          <table:table-cell office:value-type="float" office:value="630.34833" calcext:value-type="float">
            <text:p>630.34833</text:p>
          </table:table-cell>
          <table:table-cell table:number-columns-repeated="3"/>
          <table:table-cell table:formula="of:=[.$C$4] + ([.$C$5] - [.$C$4]) * (([.A169] - [.$C$1]) / ([.$C$2] - [.$C$1]))" office:value-type="float" office:value="-0.491427374113597" calcext:value-type="float">
            <text:p>-0.491427374113597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151]*[.Q358] + [.G152]*[.Q359] + [.G153]*[.Q360] + [.G154]*[.Q361] + [.G155]*[.Q362] + [.G156]*[.Q363] + [.G157]*[.Q364] + [.G158]*[.Q365] + [.G159]*[.Q366] + [.G160]*[.Q367] + [.G161]*[.Q368] + [.G162]*[.Q369] + [.G163]*[.Q370] + [.G164]*[.Q371] + [.G165]*[.Q372] + [.G166]*[.Q373] + [.G167]*[.Q374] + [.G168]*[.Q375] + [.G169]*[.Q376] + [.G170]*[.Q377] + [.G171]*[.Q378] )" office:value-type="float" office:value="-0.998930419571387" calcext:value-type="float">
            <text:p>-0.998930419571387</text:p>
          </table:table-cell>
          <table:table-cell table:number-columns-repeated="8"/>
          <table:table-cell table:style-name="ce9" table:formula="of:=RAND()" office:value-type="float" office:value="0.13134980546921" calcext:value-type="float">
            <text:p>0.13134980546921</text:p>
          </table:table-cell>
          <table:table-cell table:number-columns-repeated="4"/>
        </table:table-row>
        <table:table-row table:style-name="ro1">
          <table:table-cell office:value-type="float" office:value="617.24333" calcext:value-type="float">
            <text:p>617.24333</text:p>
          </table:table-cell>
          <table:table-cell table:number-columns-repeated="3"/>
          <table:table-cell table:formula="of:=[.$C$4] + ([.$C$5] - [.$C$4]) * (([.A170] - [.$C$1]) / ([.$C$2] - [.$C$1]))" office:value-type="float" office:value="-0.491642690559153" calcext:value-type="float">
            <text:p>-0.491642690559153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151]*[.Q379] + [.G152]*[.Q380] + [.G153]*[.Q381] + [.G154]*[.Q382] + [.G155]*[.Q383] + [.G156]*[.Q384] + [.G157]*[.Q385] + [.G158]*[.Q386] + [.G159]*[.Q387] + [.G160]*[.Q388] + [.G161]*[.Q389] + [.G162]*[.Q390] + [.G163]*[.Q391] + [.G164]*[.Q392] + [.G165]*[.Q393] + [.G166]*[.Q394] + [.G167]*[.Q395] + [.G168]*[.Q396] + [.G169]*[.Q397] + [.G170]*[.Q398] + [.G171]*[.Q399] )" office:value-type="float" office:value="-0.999729933377693" calcext:value-type="float">
            <text:p>-0.999729933377693</text:p>
          </table:table-cell>
          <table:table-cell table:number-columns-repeated="8"/>
          <table:table-cell table:style-name="ce9" table:formula="of:=RAND()" office:value-type="float" office:value="0.123694450319278" calcext:value-type="float">
            <text:p>0.123694450319278</text:p>
          </table:table-cell>
          <table:table-cell table:number-columns-repeated="4"/>
        </table:table-row>
        <table:table-row table:style-name="ro1">
          <table:table-cell office:value-type="float" office:value="616.86665" calcext:value-type="float">
            <text:p>616.86665</text:p>
          </table:table-cell>
          <table:table-cell table:number-columns-repeated="3"/>
          <table:table-cell table:formula="of:=[.$C$4] + ([.$C$5] - [.$C$4]) * (([.A171] - [.$C$1]) / ([.$C$2] - [.$C$1]))" office:value-type="float" office:value="-0.491648879448792" calcext:value-type="float">
            <text:p>-0.491648879448792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151]*[.Q400] + [.G152]*[.Q401] + [.G153]*[.Q402] + [.G154]*[.Q403] + [.G155]*[.Q404] + [.G156]*[.Q405] + [.G157]*[.Q406] + [.G158]*[.Q407] + [.G159]*[.Q408] + [.G160]*[.Q409] + [.G161]*[.Q410] + [.G162]*[.Q411] + [.G163]*[.Q412] + [.G164]*[.Q413] + [.G165]*[.Q414] + [.G166]*[.Q415] + [.G167]*[.Q416] + [.G168]*[.Q417] + [.G169]*[.Q418] + [.G170]*[.Q419] + [.G171]*[.Q420] )" office:value-type="float" office:value="-0.999744555244399" calcext:value-type="float">
            <text:p>-0.999744555244399</text:p>
          </table:table-cell>
          <table:table-cell table:number-columns-repeated="8"/>
          <table:table-cell table:style-name="ce9" table:formula="of:=RAND()" office:value-type="float" office:value="0.429918889407843" calcext:value-type="float">
            <text:p>0.429918889407843</text:p>
          </table:table-cell>
          <table:table-cell table:number-columns-repeated="4"/>
        </table:table-row>
        <table:table-row table:style-name="ro1">
          <table:table-cell office:value-type="float" office:value="601.015" calcext:value-type="float">
            <text:p>601.015</text:p>
          </table:table-cell>
          <table:table-cell table:number-columns-repeated="3"/>
          <table:table-cell table:formula="of:=[.$C$4] + ([.$C$5] - [.$C$4]) * (([.A172] - [.$C$1]) / ([.$C$2] - [.$C$1]))" office:value-type="float" office:value="-0.491909323625382" calcext:value-type="float">
            <text:p>-0.491909323625382</text:p>
          </table:table-cell>
          <table:table-cell table:number-columns-repeated="2"/>
          <table:table-cell table:style-name="ce17" table:formula="of:=TANH( [.G151]*[.Q421] + [.G152]*[.Q422] + [.G153]*[.Q423] + [.G154]*[.Q424] + [.G155]*[.Q425] + [.G156]*[.Q426] + [.G157]*[.Q427] + [.G158]*[.Q428] + [.G159]*[.Q429] + [.G160]*[.Q430] + [.G161]*[.Q431] + [.G162]*[.Q432] + [.G163]*[.Q433] + [.G164]*[.Q434] + [.G165]*[.Q435] + [.G166]*[.Q436] + [.G167]*[.Q437] + [.G168]*[.Q438] + [.G169]*[.Q439] + [.G170]*[.Q440] + [.G171]*[.Q441] )" office:value-type="float" office:value="-0.999616126104521" calcext:value-type="float">
            <text:p>-0.999616126104521</text:p>
          </table:table-cell>
          <table:table-cell table:number-columns-repeated="8"/>
          <table:table-cell table:style-name="ce9" table:formula="of:=RAND()" office:value-type="float" office:value="0.755395815091111" calcext:value-type="float">
            <text:p>0.755395815091111</text:p>
          </table:table-cell>
          <table:table-cell table:number-columns-repeated="4"/>
        </table:table-row>
        <table:table-row table:style-name="ro1">
          <table:table-cell office:value-type="float" office:value="581.33333" calcext:value-type="float">
            <text:p>581.33333</text:p>
          </table:table-cell>
          <table:table-cell table:number-columns-repeated="3"/>
          <table:table-cell table:formula="of:=[.$C$4] + ([.$C$5] - [.$C$4]) * (([.A173] - [.$C$1]) / ([.$C$2] - [.$C$1]))" office:value-type="float" office:value="-0.492232695409207" calcext:value-type="float">
            <text:p>-0.492232695409207</text:p>
          </table:table-cell>
          <table:table-cell table:number-columns-repeated="2"/>
          <table:table-cell table:style-name="ce17" table:formula="of:=TANH( [.G151]*[.Q442] + [.G152]*[.Q443] + [.G153]*[.Q444] + [.G154]*[.Q445] + [.G155]*[.Q446] + [.G156]*[.Q447] + [.G157]*[.Q448] + [.G158]*[.Q449] + [.G159]*[.Q450] + [.G160]*[.Q451] + [.G161]*[.Q452] + [.G162]*[.Q453] + [.G163]*[.Q454] + [.G164]*[.Q455] + [.G165]*[.Q456] + [.G166]*[.Q457] + [.G167]*[.Q458] + [.G168]*[.Q459] + [.G169]*[.Q460] + [.G170]*[.Q461] + [.G171]*[.Q462] )" office:value-type="float" office:value="-0.99936761621067" calcext:value-type="float">
            <text:p>-0.99936761621067</text:p>
          </table:table-cell>
          <table:table-cell table:number-columns-repeated="8"/>
          <table:table-cell table:style-name="ce9" table:formula="of:=RAND()" office:value-type="float" office:value="0.245347485133543" calcext:value-type="float">
            <text:p>0.245347485133543</text:p>
          </table:table-cell>
          <table:table-cell table:number-columns-repeated="4"/>
        </table:table-row>
        <table:table-row table:style-name="ro1">
          <table:table-cell office:value-type="float" office:value="570.36168" calcext:value-type="float">
            <text:p>570.36168</text:p>
          </table:table-cell>
          <table:table-cell table:number-columns-repeated="3"/>
          <table:table-cell table:formula="of:=[.$C$4] + ([.$C$5] - [.$C$4]) * (([.A174] - [.$C$1]) / ([.$C$2] - [.$C$1]))" office:value-type="float" office:value="-0.492412960703361" calcext:value-type="float">
            <text:p>-0.492412960703361</text:p>
          </table:table-cell>
          <table:table-cell table:number-columns-repeated="2"/>
          <table:table-cell table:style-name="ce17" table:formula="of:=TANH( [.G151]*[.Q463] + [.G152]*[.Q464] + [.G153]*[.Q465] + [.G154]*[.Q466] + [.G155]*[.Q467] + [.G156]*[.Q468] + [.G157]*[.Q469] + [.G158]*[.Q470] + [.G159]*[.Q471] + [.G160]*[.Q472] + [.G161]*[.Q473] + [.G162]*[.Q474] + [.G163]*[.Q475] + [.G164]*[.Q476] + [.G165]*[.Q477] + [.G166]*[.Q478] + [.G167]*[.Q479] + [.G168]*[.Q480] + [.G169]*[.Q481] + [.G170]*[.Q482] + [.G171]*[.Q483] )" office:value-type="float" office:value="-0.99961414609617" calcext:value-type="float">
            <text:p>-0.99961414609617</text:p>
          </table:table-cell>
          <table:table-cell table:number-columns-repeated="8"/>
          <table:table-cell table:style-name="ce9" table:formula="of:=RAND()" office:value-type="float" office:value="0.102868474945906" calcext:value-type="float">
            <text:p>0.102868474945906</text:p>
          </table:table-cell>
          <table:table-cell table:number-columns-repeated="4"/>
        </table:table-row>
        <table:table-row table:style-name="ro1">
          <table:table-cell office:value-type="float" office:value="562.95333" calcext:value-type="float">
            <text:p>562.95333</text:p>
          </table:table-cell>
          <table:table-cell table:number-columns-repeated="3"/>
          <table:table-cell table:formula="of:=[.$C$4] + ([.$C$5] - [.$C$4]) * (([.A175] - [.$C$1]) / ([.$C$2] - [.$C$1]))" office:value-type="float" office:value="-0.492534680626249" calcext:value-type="float">
            <text:p>-0.492534680626249</text:p>
          </table:table-cell>
          <table:table-cell table:number-columns-repeated="11"/>
          <table:table-cell table:style-name="ce9" table:formula="of:=RAND()" office:value-type="float" office:value="0.694261122420917" calcext:value-type="float">
            <text:p>0.694261122420917</text:p>
          </table:table-cell>
          <table:table-cell table:number-columns-repeated="4"/>
        </table:table-row>
        <table:table-row table:style-name="ro1">
          <table:table-cell office:value-type="float" office:value="557.16833" calcext:value-type="float">
            <text:p>557.16833</text:p>
          </table:table-cell>
          <table:table-cell table:number-columns-repeated="3"/>
          <table:table-cell table:formula="of:=[.$C$4] + ([.$C$5] - [.$C$4]) * (([.A176] - [.$C$1]) / ([.$C$2] - [.$C$1]))" office:value-type="float" office:value="-0.492629728748152" calcext:value-type="float">
            <text:p>-0.49262972874815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574305262359033" calcext:value-type="float">
            <text:p>0.574305262359033</text:p>
          </table:table-cell>
          <table:table-cell table:number-columns-repeated="4"/>
        </table:table-row>
        <table:table-row table:style-name="ro1">
          <table:table-cell office:value-type="float" office:value="573.34998" calcext:value-type="float">
            <text:p>573.34998</text:p>
          </table:table-cell>
          <table:table-cell table:number-columns-repeated="3"/>
          <table:table-cell table:formula="of:=[.$C$4] + ([.$C$5] - [.$C$4]) * (([.A177] - [.$C$1]) / ([.$C$2] - [.$C$1]))" office:value-type="float" office:value="-0.492363862638939" calcext:value-type="float">
            <text:p>-0.492363862638939</text:p>
          </table:table-cell>
          <table:table-cell/>
          <table:table-cell table:style-name="ce15" office:value-type="float" office:value="-0.499782955600946" calcext:value-type="float">
            <text:p>-0.499782955600946</text:p>
          </table:table-cell>
          <table:table-cell table:style-name="ce17" table:formula="of:=TANH( [.G176]*[.Q1] + [.G177]*[.Q2] + [.G178]*[.Q3] + [.G179]*[.Q4] + [.G180]*[.Q5] + [.G181]*[.Q6] + [.G182]*[.Q7] + [.G183]*[.Q8] + [.G184]*[.Q9] + [.G185]*[.Q10] + [.G186]*[.Q11] + [.G187]*[.Q12] + [.G188]*[.Q13] + [.G189]*[.Q14] + [.G190]*[.Q15] + [.G191]*[.Q16] + [.G192]*[.Q17] + [.G193]*[.Q18] + [.G194]*[.Q19] + [.G195]*[.Q20] + [.G196]*[.Q21] )" office:value-type="float" office:value="-0.999834962029133" calcext:value-type="float">
            <text:p>-0.999834962029133</text:p>
          </table:table-cell>
          <table:table-cell table:style-name="ce19" table:formula="of:=TANH( [.H176]*[.S1] + [.H177]*[.S2] + [.H178]*[.S3] + [.H179]*[.S4] + [.H180]*[.S5] + [.H181]*[.S6] + [.H182]*[.S7] + [.H183]*[.S8] + [.H184]*[.S9] + [.H185]*[.S10] + [.H186]*[.S11] + [.H187]*[.S12] + [.H188]*[.S13] + [.H189]*[.S14] + [.H190]*[.S15] + [.H191]*[.S16] + [.H192]*[.S17] + [.H193]*[.S18] + [.H194]*[.S19] + [.H195]*[.S20] + [.H196]*[.S21] + [.H197]*[.S22] + [.H198]*[.S23] + [.H199]*[.S24] )" office:value-type="float" office:value="-0.999999999374314" calcext:value-type="float">
            <text:p>-0.999999999374314</text:p>
          </table:table-cell>
          <table:table-cell table:style-name="ce20" office:value-type="float" office:value="-0.498864488429538" calcext:value-type="float">
            <text:p>-0.498864488429538</text:p>
          </table:table-cell>
          <table:table-cell table:style-name="ce21" table:formula="of:= ([.J177]-[.I177]) * ([.J177]-[.I177])" office:value-type="float" office:value="0.251136800329881" calcext:value-type="float">
            <text:p>0.251136800329881</text:p>
          </table:table-cell>
          <table:table-cell table:number-columns-repeated="5"/>
          <table:table-cell table:style-name="ce9" table:formula="of:=RAND()" office:value-type="float" office:value="0.994034505714178" calcext:value-type="float">
            <text:p>0.994034505714178</text:p>
          </table:table-cell>
          <table:table-cell table:number-columns-repeated="4"/>
        </table:table-row>
        <table:table-row table:style-name="ro1">
          <table:table-cell office:value-type="float" office:value="572.49161" calcext:value-type="float">
            <text:p>572.49161</text:p>
          </table:table-cell>
          <table:table-cell table:number-columns-repeated="3"/>
          <table:table-cell table:formula="of:=[.$C$4] + ([.$C$5] - [.$C$4]) * (([.A178] - [.$C$1]) / ([.$C$2] - [.$C$1]))" office:value-type="float" office:value="-0.492377965742897" calcext:value-type="float">
            <text:p>-0.492377965742897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176]*[.Q22] + [.G177]*[.Q23] + [.G178]*[.Q24] + [.G179]*[.Q25] + [.G180]*[.Q26] + [.G181]*[.Q27] + [.G182]*[.Q28] + [.G183]*[.Q29] + [.G184]*[.Q30] + [.G185]*[.Q31] + [.G186]*[.Q32] + [.G187]*[.Q33] + [.G188]*[.Q34] + [.G189]*[.Q35] + [.G190]*[.Q36] + [.G191]*[.Q37] + [.G192]*[.Q38] + [.G193]*[.Q39] + [.G194]*[.Q40] + [.G195]*[.Q41] + [.G196]*[.Q42] )" office:value-type="float" office:value="-0.998566688424946" calcext:value-type="float">
            <text:p>-0.998566688424946</text:p>
          </table:table-cell>
          <table:table-cell table:style-name="ce19" table:formula="of:=TANH( [.H176]*[.S25] + [.H177]*[.S26] + [.H178]*[.S27] + [.H179]*[.S28] + [.H180]*[.S29] + [.H181]*[.S30] + [.H182]*[.S31] + [.H183]*[.S32] + [.H184]*[.S33] + [.H185]*[.S34] + [.H186]*[.S35] + [.H187]*[.S36] + [.H188]*[.S37] + [.H189]*[.S38] + [.H190]*[.S39] + [.H191]*[.S40] + [.H192]*[.S41] + [.H193]*[.S42] + [.H194]*[.S43] + [.H195]*[.S44] + [.H196]*[.S45] + [.H197]*[.S46] + [.H198]*[.S47] + [.H199]*[.S48] )" office:value-type="float" office:value="-0.999999996082088" calcext:value-type="float">
            <text:p>-0.999999996082088</text:p>
          </table:table-cell>
          <table:table-cell table:style-name="ce20" office:value-type="float" office:value="-0.498709004982096" calcext:value-type="float">
            <text:p>-0.498709004982096</text:p>
          </table:table-cell>
          <table:table-cell table:style-name="ce21" table:formula="of:= ([.J178]-[.I178]) * ([.J178]-[.I178])" office:value-type="float" office:value="0.251292657758012" calcext:value-type="float">
            <text:p>0.251292657758012</text:p>
          </table:table-cell>
          <table:table-cell table:number-columns-repeated="5"/>
          <table:table-cell table:style-name="ce9" table:formula="of:=RAND()" office:value-type="float" office:value="0.111737502962013" calcext:value-type="float">
            <text:p>0.111737502962013</text:p>
          </table:table-cell>
          <table:table-cell table:number-columns-repeated="4"/>
        </table:table-row>
        <table:table-row table:style-name="ro1">
          <table:table-cell office:value-type="float" office:value="570.54833" calcext:value-type="float">
            <text:p>570.54833</text:p>
          </table:table-cell>
          <table:table-cell table:number-columns-repeated="3"/>
          <table:table-cell table:formula="of:=[.$C$4] + ([.$C$5] - [.$C$4]) * (([.A179] - [.$C$1]) / ([.$C$2] - [.$C$1]))" office:value-type="float" office:value="-0.492409894025409" calcext:value-type="float">
            <text:p>-0.492409894025409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176]*[.Q43] + [.G177]*[.Q44] + [.G178]*[.Q45] + [.G179]*[.Q46] + [.G180]*[.Q47] + [.G181]*[.Q48] + [.G182]*[.Q49] + [.G183]*[.Q50] + [.G184]*[.Q51] + [.G185]*[.Q52] + [.G186]*[.Q53] + [.G187]*[.Q54] + [.G188]*[.Q55] + [.G189]*[.Q56] + [.G190]*[.Q57] + [.G191]*[.Q58] + [.G192]*[.Q59] + [.G193]*[.Q60] + [.G194]*[.Q61] + [.G195]*[.Q62] + [.G196]*[.Q63] )" office:value-type="float" office:value="-0.999797690916714" calcext:value-type="float">
            <text:p>-0.999797690916714</text:p>
          </table:table-cell>
          <table:table-cell table:style-name="ce19" table:formula="of:=TANH( [.H176]*[.S49] + [.H177]*[.S50] + [.H178]*[.S51] + [.H179]*[.S52] + [.H180]*[.S53] + [.H181]*[.S54] + [.H182]*[.S55] + [.H183]*[.S56] + [.H184]*[.S57] + [.H185]*[.S58] + [.H186]*[.S59] + [.H187]*[.S60] + [.H188]*[.S61] + [.H189]*[.S62] + [.H190]*[.S63] + [.H191]*[.S64] + [.H192]*[.S65] + [.H193]*[.S66] + [.H194]*[.S67] + [.H195]*[.S68] + [.H196]*[.S69] + [.H197]*[.S70] + [.H198]*[.S71] + [.H199]*[.S72] )" office:value-type="float" office:value="-0.999999972598525" calcext:value-type="float">
            <text:p>-0.999999972598525</text:p>
          </table:table-cell>
          <table:table-cell table:style-name="ce20" office:value-type="float" office:value="-0.498617048511895" calcext:value-type="float">
            <text:p>-0.498617048511895</text:p>
          </table:table-cell>
          <table:table-cell table:style-name="ce21" table:formula="of:= ([.J179]-[.I179]) * ([.J179]-[.I179])" office:value-type="float" office:value="0.25138483656566" calcext:value-type="float">
            <text:p>0.25138483656566</text:p>
          </table:table-cell>
          <table:table-cell table:number-columns-repeated="5"/>
          <table:table-cell table:style-name="ce9" table:formula="of:=RAND()" office:value-type="float" office:value="0.0529935033524449" calcext:value-type="float">
            <text:p>0.052993503352445</text:p>
          </table:table-cell>
          <table:table-cell table:number-columns-repeated="4"/>
        </table:table-row>
        <table:table-row table:style-name="ro1">
          <table:table-cell office:value-type="float" office:value="509.70665" calcext:value-type="float">
            <text:p>509.70665</text:p>
          </table:table-cell>
          <table:table-cell table:number-columns-repeated="3"/>
          <table:table-cell table:formula="of:=[.$C$4] + ([.$C$5] - [.$C$4]) * (([.A180] - [.$C$1]) / ([.$C$2] - [.$C$1]))" office:value-type="float" office:value="-0.493409528842602" calcext:value-type="float">
            <text:p>-0.493409528842602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176]*[.Q64] + [.G177]*[.Q65] + [.G178]*[.Q66] + [.G179]*[.Q67] + [.G180]*[.Q68] + [.G181]*[.Q69] + [.G182]*[.Q70] + [.G183]*[.Q71] + [.G184]*[.Q72] + [.G185]*[.Q73] + [.G186]*[.Q74] + [.G187]*[.Q75] + [.G188]*[.Q76] + [.G189]*[.Q77] + [.G190]*[.Q78] + [.G191]*[.Q79] + [.G192]*[.Q80] + [.G193]*[.Q81] + [.G194]*[.Q82] + [.G195]*[.Q83] + [.G196]*[.Q84] )" office:value-type="float" office:value="-0.999756924160353" calcext:value-type="float">
            <text:p>-0.999756924160353</text:p>
          </table:table-cell>
          <table:table-cell table:number-columns-repeated="8"/>
          <table:table-cell table:style-name="ce9" table:formula="of:=RAND()" office:value-type="float" office:value="0.60307760909344" calcext:value-type="float">
            <text:p>0.60307760909344</text:p>
          </table:table-cell>
          <table:table-cell table:number-columns-repeated="4"/>
        </table:table-row>
        <table:table-row table:style-name="ro1">
          <table:table-cell office:value-type="float" office:value="499.24998" calcext:value-type="float">
            <text:p>499.24998</text:p>
          </table:table-cell>
          <table:table-cell table:number-columns-repeated="3"/>
          <table:table-cell table:formula="of:=[.$C$4] + ([.$C$5] - [.$C$4]) * (([.A181] - [.$C$1]) / ([.$C$2] - [.$C$1]))" office:value-type="float" office:value="-0.493581332964445" calcext:value-type="float">
            <text:p>-0.493581332964445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176]*[.Q85] + [.G177]*[.Q86] + [.G178]*[.Q87] + [.G179]*[.Q88] + [.G180]*[.Q89] + [.G181]*[.Q90] + [.G182]*[.Q91] + [.G183]*[.Q92] + [.G184]*[.Q93] + [.G185]*[.Q94] + [.G186]*[.Q95] + [.G187]*[.Q96] + [.G188]*[.Q97] + [.G189]*[.Q98] + [.G190]*[.Q99] + [.G191]*[.Q100] + [.G192]*[.Q101] + [.G193]*[.Q102] + [.G194]*[.Q103] + [.G195]*[.Q104] + [.G196]*[.Q105] )" office:value-type="float" office:value="-0.998454437699889" calcext:value-type="float">
            <text:p>-0.998454437699889</text:p>
          </table:table-cell>
          <table:table-cell table:number-columns-repeated="8"/>
          <table:table-cell table:style-name="ce9" table:formula="of:=RAND()" office:value-type="float" office:value="0.590475276261137" calcext:value-type="float">
            <text:p>0.590475276261137</text:p>
          </table:table-cell>
          <table:table-cell table:number-columns-repeated="4"/>
        </table:table-row>
        <table:table-row table:style-name="ro1">
          <table:table-cell office:value-type="float" office:value="486.80845" calcext:value-type="float">
            <text:p>486.80845</text:p>
          </table:table-cell>
          <table:table-cell table:number-columns-repeated="3"/>
          <table:table-cell table:formula="of:=[.$C$4] + ([.$C$5] - [.$C$4]) * (([.A182] - [.$C$1]) / ([.$C$2] - [.$C$1]))" office:value-type="float" office:value="-0.493785748532312" calcext:value-type="float">
            <text:p>-0.493785748532312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176]*[.Q106] + [.G177]*[.Q107] + [.G178]*[.Q108] + [.G179]*[.Q109] + [.G180]*[.Q110] + [.G181]*[.Q111] + [.G182]*[.Q112] + [.G183]*[.Q113] + [.G184]*[.Q114] + [.G185]*[.Q115] + [.G186]*[.Q116] + [.G187]*[.Q117] + [.G188]*[.Q118] + [.G189]*[.Q119] + [.G190]*[.Q120] + [.G191]*[.Q121] + [.G192]*[.Q122] + [.G193]*[.Q123] + [.G194]*[.Q124] + [.G195]*[.Q125] + [.G196]*[.Q126] )" office:value-type="float" office:value="-0.999588584507349" calcext:value-type="float">
            <text:p>-0.999588584507349</text:p>
          </table:table-cell>
          <table:table-cell table:number-columns-repeated="8"/>
          <table:table-cell table:style-name="ce9" table:formula="of:=RAND()" office:value-type="float" office:value="0.683798270498901" calcext:value-type="float">
            <text:p>0.683798270498901</text:p>
          </table:table-cell>
          <table:table-cell table:number-columns-repeated="4"/>
        </table:table-row>
        <table:table-row table:style-name="ro1">
          <table:table-cell office:value-type="float" office:value="472.4783" calcext:value-type="float">
            <text:p>472.4783</text:p>
          </table:table-cell>
          <table:table-cell table:number-columns-repeated="3"/>
          <table:table-cell table:formula="of:=[.$C$4] + ([.$C$5] - [.$C$4]) * (([.A183] - [.$C$1]) / ([.$C$2] - [.$C$1]))" office:value-type="float" office:value="-0.494021194313487" calcext:value-type="float">
            <text:p>-0.494021194313487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176]*[.Q127] + [.G177]*[.Q128] + [.G178]*[.Q129] + [.G179]*[.Q130] + [.G180]*[.Q131] + [.G181]*[.Q132] + [.G182]*[.Q133] + [.G183]*[.Q134] + [.G184]*[.Q135] + [.G185]*[.Q136] + [.G186]*[.Q137] + [.G187]*[.Q138] + [.G188]*[.Q139] + [.G189]*[.Q140] + [.G190]*[.Q141] + [.G191]*[.Q142] + [.G192]*[.Q143] + [.G193]*[.Q144] + [.G194]*[.Q145] + [.G195]*[.Q146] + [.G196]*[.Q147] )" office:value-type="float" office:value="-0.999847741648677" calcext:value-type="float">
            <text:p>-0.999847741648677</text:p>
          </table:table-cell>
          <table:table-cell table:number-columns-repeated="8"/>
          <table:table-cell table:style-name="ce9" table:formula="of:=RAND()" office:value-type="float" office:value="0.641878936678892" calcext:value-type="float">
            <text:p>0.641878936678892</text:p>
          </table:table-cell>
          <table:table-cell table:number-columns-repeated="4"/>
        </table:table-row>
        <table:table-row table:style-name="ro1">
          <table:table-cell office:value-type="float" office:value="464.88" calcext:value-type="float">
            <text:p>464.88</text:p>
          </table:table-cell>
          <table:table-cell table:number-columns-repeated="3"/>
          <table:table-cell table:formula="of:=[.$C$4] + ([.$C$5] - [.$C$4]) * (([.A184] - [.$C$1]) / ([.$C$2] - [.$C$1]))" office:value-type="float" office:value="-0.494146035133652" calcext:value-type="float">
            <text:p>-0.494146035133652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176]*[.Q148] + [.G177]*[.Q149] + [.G178]*[.Q150] + [.G179]*[.Q151] + [.G180]*[.Q152] + [.G181]*[.Q153] + [.G182]*[.Q154] + [.G183]*[.Q155] + [.G184]*[.Q156] + [.G185]*[.Q157] + [.G186]*[.Q158] + [.G187]*[.Q159] + [.G188]*[.Q160] + [.G189]*[.Q161] + [.G190]*[.Q162] + [.G191]*[.Q163] + [.G192]*[.Q164] + [.G193]*[.Q165] + [.G194]*[.Q166] + [.G195]*[.Q167] + [.G196]*[.Q168] )" office:value-type="float" office:value="-0.999484678928257" calcext:value-type="float">
            <text:p>-0.999484678928257</text:p>
          </table:table-cell>
          <table:table-cell table:number-columns-repeated="8"/>
          <table:table-cell table:style-name="ce9" table:formula="of:=RAND()" office:value-type="float" office:value="0.795988768599047" calcext:value-type="float">
            <text:p>0.795988768599047</text:p>
          </table:table-cell>
          <table:table-cell table:number-columns-repeated="4"/>
        </table:table-row>
        <table:table-row table:style-name="ro1">
          <table:table-cell office:value-type="float" office:value="480.16581" calcext:value-type="float">
            <text:p>480.16581</text:p>
          </table:table-cell>
          <table:table-cell table:number-columns-repeated="3"/>
          <table:table-cell table:formula="of:=[.$C$4] + ([.$C$5] - [.$C$4]) * (([.A185] - [.$C$1]) / ([.$C$2] - [.$C$1]))" office:value-type="float" office:value="-0.493894887764201" calcext:value-type="float">
            <text:p>-0.493894887764201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176]*[.Q169] + [.G177]*[.Q170] + [.G178]*[.Q171] + [.G179]*[.Q172] + [.G180]*[.Q173] + [.G181]*[.Q174] + [.G182]*[.Q175] + [.G183]*[.Q176] + [.G184]*[.Q177] + [.G185]*[.Q178] + [.G186]*[.Q179] + [.G187]*[.Q180] + [.G188]*[.Q181] + [.G189]*[.Q182] + [.G190]*[.Q183] + [.G191]*[.Q184] + [.G192]*[.Q185] + [.G193]*[.Q186] + [.G194]*[.Q187] + [.G195]*[.Q188] + [.G196]*[.Q189] )" office:value-type="float" office:value="-0.999896277063286" calcext:value-type="float">
            <text:p>-0.999896277063286</text:p>
          </table:table-cell>
          <table:table-cell table:number-columns-repeated="8"/>
          <table:table-cell table:style-name="ce9" table:formula="of:=RAND()" office:value-type="float" office:value="0.710605274635082" calcext:value-type="float">
            <text:p>0.710605274635082</text:p>
          </table:table-cell>
          <table:table-cell table:number-columns-repeated="4"/>
        </table:table-row>
        <table:table-row table:style-name="ro1">
          <table:table-cell office:value-type="float" office:value="427.87498" calcext:value-type="float">
            <text:p>427.87498</text:p>
          </table:table-cell>
          <table:table-cell table:number-columns-repeated="3"/>
          <table:table-cell table:formula="of:=[.$C$4] + ([.$C$5] - [.$C$4]) * (([.A186] - [.$C$1]) / ([.$C$2] - [.$C$1]))" office:value-type="float" office:value="-0.494754031270559" calcext:value-type="float">
            <text:p>-0.494754031270559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176]*[.Q190] + [.G177]*[.Q191] + [.G178]*[.Q192] + [.G179]*[.Q193] + [.G180]*[.Q194] + [.G181]*[.Q195] + [.G182]*[.Q196] + [.G183]*[.Q197] + [.G184]*[.Q198] + [.G185]*[.Q199] + [.G186]*[.Q200] + [.G187]*[.Q201] + [.G188]*[.Q202] + [.G189]*[.Q203] + [.G190]*[.Q204] + [.G191]*[.Q205] + [.G192]*[.Q206] + [.G193]*[.Q207] + [.G194]*[.Q208] + [.G195]*[.Q209] + [.G196]*[.Q210] )" office:value-type="float" office:value="-0.999814537313445" calcext:value-type="float">
            <text:p>-0.999814537313445</text:p>
          </table:table-cell>
          <table:table-cell table:number-columns-repeated="8"/>
          <table:table-cell table:style-name="ce9" table:formula="of:=RAND()" office:value-type="float" office:value="0.298535442797748" calcext:value-type="float">
            <text:p>0.298535442797748</text:p>
          </table:table-cell>
          <table:table-cell table:number-columns-repeated="4"/>
        </table:table-row>
        <table:table-row table:style-name="ro1">
          <table:table-cell office:value-type="float" office:value="432.99716" calcext:value-type="float">
            <text:p>432.99716</text:p>
          </table:table-cell>
          <table:table-cell table:number-columns-repeated="3"/>
          <table:table-cell table:formula="of:=[.$C$4] + ([.$C$5] - [.$C$4]) * (([.A187] - [.$C$1]) / ([.$C$2] - [.$C$1]))" office:value-type="float" office:value="-0.494669873346782" calcext:value-type="float">
            <text:p>-0.494669873346782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176]*[.Q211] + [.G177]*[.Q212] + [.G178]*[.Q213] + [.G179]*[.Q214] + [.G180]*[.Q215] + [.G181]*[.Q216] + [.G182]*[.Q217] + [.G183]*[.Q218] + [.G184]*[.Q219] + [.G185]*[.Q220] + [.G186]*[.Q221] + [.G187]*[.Q222] + [.G188]*[.Q223] + [.G189]*[.Q224] + [.G190]*[.Q225] + [.G191]*[.Q226] + [.G192]*[.Q227] + [.G193]*[.Q228] + [.G194]*[.Q229] + [.G195]*[.Q230] + [.G196]*[.Q231] )" office:value-type="float" office:value="-0.998268154002616" calcext:value-type="float">
            <text:p>-0.998268154002616</text:p>
          </table:table-cell>
          <table:table-cell table:number-columns-repeated="8"/>
          <table:table-cell table:style-name="ce9" table:formula="of:=RAND()" office:value-type="float" office:value="0.469444006122972" calcext:value-type="float">
            <text:p>0.469444006122972</text:p>
          </table:table-cell>
          <table:table-cell table:number-columns-repeated="4"/>
        </table:table-row>
        <table:table-row table:style-name="ro1">
          <table:table-cell office:value-type="float" office:value="453.87148" calcext:value-type="float">
            <text:p>453.87148</text:p>
          </table:table-cell>
          <table:table-cell table:number-columns-repeated="3"/>
          <table:table-cell table:formula="of:=[.$C$4] + ([.$C$5] - [.$C$4]) * (([.A188] - [.$C$1]) / ([.$C$2] - [.$C$1]))" office:value-type="float" office:value="-0.494326906205552" calcext:value-type="float">
            <text:p>-0.494326906205552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176]*[.Q232] + [.G177]*[.Q233] + [.G178]*[.Q234] + [.G179]*[.Q235] + [.G180]*[.Q236] + [.G181]*[.Q237] + [.G182]*[.Q238] + [.G183]*[.Q239] + [.G184]*[.Q240] + [.G185]*[.Q241] + [.G186]*[.Q242] + [.G187]*[.Q243] + [.G188]*[.Q244] + [.G189]*[.Q245] + [.G190]*[.Q246] + [.G191]*[.Q247] + [.G192]*[.Q248] + [.G193]*[.Q249] + [.G194]*[.Q250] + [.G195]*[.Q251] + [.G196]*[.Q252] )" office:value-type="float" office:value="-0.999956262587173" calcext:value-type="float">
            <text:p>-0.999956262587173</text:p>
          </table:table-cell>
          <table:table-cell table:number-columns-repeated="8"/>
          <table:table-cell table:style-name="ce9" table:formula="of:=RAND()" office:value-type="float" office:value="0.912504792921151" calcext:value-type="float">
            <text:p>0.912504792921151</text:p>
          </table:table-cell>
          <table:table-cell table:number-columns-repeated="4"/>
        </table:table-row>
        <table:table-row table:style-name="ro1">
          <table:table-cell office:value-type="float" office:value="462.445" calcext:value-type="float">
            <text:p>462.445</text:p>
          </table:table-cell>
          <table:table-cell table:number-columns-repeated="3"/>
          <table:table-cell table:formula="of:=[.$C$4] + ([.$C$5] - [.$C$4]) * (([.A189] - [.$C$1]) / ([.$C$2] - [.$C$1]))" office:value-type="float" office:value="-0.494186042424376" calcext:value-type="float">
            <text:p>-0.494186042424376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176]*[.Q253] + [.G177]*[.Q254] + [.G178]*[.Q255] + [.G179]*[.Q256] + [.G180]*[.Q257] + [.G181]*[.Q258] + [.G182]*[.Q259] + [.G183]*[.Q260] + [.G184]*[.Q261] + [.G185]*[.Q262] + [.G186]*[.Q263] + [.G187]*[.Q264] + [.G188]*[.Q265] + [.G189]*[.Q266] + [.G190]*[.Q267] + [.G191]*[.Q268] + [.G192]*[.Q269] + [.G193]*[.Q270] + [.G194]*[.Q271] + [.G195]*[.Q272] + [.G196]*[.Q273] )" office:value-type="float" office:value="-0.999989408035767" calcext:value-type="float">
            <text:p>-0.999989408035767</text:p>
          </table:table-cell>
          <table:table-cell table:number-columns-repeated="8"/>
          <table:table-cell table:style-name="ce9" table:formula="of:=RAND()" office:value-type="float" office:value="0.35283038015513" calcext:value-type="float">
            <text:p>0.35283038015513</text:p>
          </table:table-cell>
          <table:table-cell table:number-columns-repeated="4"/>
        </table:table-row>
        <table:table-row table:style-name="ro1">
          <table:table-cell office:value-type="float" office:value="456.46948" calcext:value-type="float">
            <text:p>456.46948</text:p>
          </table:table-cell>
          <table:table-cell table:number-columns-repeated="3"/>
          <table:table-cell table:formula="of:=[.$C$4] + ([.$C$5] - [.$C$4]) * (([.A190] - [.$C$1]) / ([.$C$2] - [.$C$1]))" office:value-type="float" office:value="-0.494284220808714" calcext:value-type="float">
            <text:p>-0.494284220808714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176]*[.Q274] + [.G177]*[.Q275] + [.G178]*[.Q276] + [.G179]*[.Q277] + [.G180]*[.Q278] + [.G181]*[.Q279] + [.G182]*[.Q280] + [.G183]*[.Q281] + [.G184]*[.Q282] + [.G185]*[.Q283] + [.G186]*[.Q284] + [.G187]*[.Q285] + [.G188]*[.Q286] + [.G189]*[.Q287] + [.G190]*[.Q288] + [.G191]*[.Q289] + [.G192]*[.Q290] + [.G193]*[.Q291] + [.G194]*[.Q292] + [.G195]*[.Q293] + [.G196]*[.Q294] )" office:value-type="float" office:value="-0.999952784178267" calcext:value-type="float">
            <text:p>-0.999952784178267</text:p>
          </table:table-cell>
          <table:table-cell table:number-columns-repeated="8"/>
          <table:table-cell table:style-name="ce9" table:formula="of:=RAND()" office:value-type="float" office:value="0.212371817971465" calcext:value-type="float">
            <text:p>0.212371817971465</text:p>
          </table:table-cell>
          <table:table-cell table:number-columns-repeated="4"/>
        </table:table-row>
        <table:table-row table:style-name="ro1">
          <table:table-cell office:value-type="float" office:value="452.81" calcext:value-type="float">
            <text:p>452.81</text:p>
          </table:table-cell>
          <table:table-cell table:number-columns-repeated="3"/>
          <table:table-cell table:formula="of:=[.$C$4] + ([.$C$5] - [.$C$4]) * (([.A191] - [.$C$1]) / ([.$C$2] - [.$C$1]))" office:value-type="float" office:value="-0.49434434642689" calcext:value-type="float">
            <text:p>-0.49434434642689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176]*[.Q295] + [.G177]*[.Q296] + [.G178]*[.Q297] + [.G179]*[.Q298] + [.G180]*[.Q299] + [.G181]*[.Q300] + [.G182]*[.Q301] + [.G183]*[.Q302] + [.G184]*[.Q303] + [.G185]*[.Q304] + [.G186]*[.Q305] + [.G187]*[.Q306] + [.G188]*[.Q307] + [.G189]*[.Q308] + [.G190]*[.Q309] + [.G191]*[.Q310] + [.G192]*[.Q311] + [.G193]*[.Q312] + [.G194]*[.Q313] + [.G195]*[.Q314] + [.G196]*[.Q315] )" office:value-type="float" office:value="-0.999716426057336" calcext:value-type="float">
            <text:p>-0.999716426057336</text:p>
          </table:table-cell>
          <table:table-cell table:number-columns-repeated="8"/>
          <table:table-cell table:style-name="ce9" table:formula="of:=RAND()" office:value-type="float" office:value="0.288263159098554" calcext:value-type="float">
            <text:p>0.288263159098554</text:p>
          </table:table-cell>
          <table:table-cell table:number-columns-repeated="4"/>
        </table:table-row>
        <table:table-row table:style-name="ro1">
          <table:table-cell office:value-type="float" office:value="450.48083" calcext:value-type="float">
            <text:p>450.48083</text:p>
          </table:table-cell>
          <table:table-cell table:number-columns-repeated="3"/>
          <table:table-cell table:formula="of:=[.$C$4] + ([.$C$5] - [.$C$4]) * (([.A192] - [.$C$1]) / ([.$C$2] - [.$C$1]))" office:value-type="float" office:value="-0.494382614920251" calcext:value-type="float">
            <text:p>-0.494382614920251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176]*[.Q316] + [.G177]*[.Q317] + [.G178]*[.Q318] + [.G179]*[.Q319] + [.G180]*[.Q320] + [.G181]*[.Q321] + [.G182]*[.Q322] + [.G183]*[.Q323] + [.G184]*[.Q324] + [.G185]*[.Q325] + [.G186]*[.Q326] + [.G187]*[.Q327] + [.G188]*[.Q328] + [.G189]*[.Q329] + [.G190]*[.Q330] + [.G191]*[.Q331] + [.G192]*[.Q332] + [.G193]*[.Q333] + [.G194]*[.Q334] + [.G195]*[.Q335] + [.G196]*[.Q336] )" office:value-type="float" office:value="-0.997599967098937" calcext:value-type="float">
            <text:p>-0.997599967098937</text:p>
          </table:table-cell>
          <table:table-cell table:number-columns-repeated="8"/>
          <table:table-cell table:style-name="ce9" table:formula="of:=RAND()" office:value-type="float" office:value="0.226367794787897" calcext:value-type="float">
            <text:p>0.226367794787897</text:p>
          </table:table-cell>
          <table:table-cell table:number-columns-repeated="4"/>
        </table:table-row>
        <table:table-row table:style-name="ro1">
          <table:table-cell office:value-type="float" office:value="426.98333" calcext:value-type="float">
            <text:p>426.98333</text:p>
          </table:table-cell>
          <table:table-cell table:number-columns-repeated="3"/>
          <table:table-cell table:formula="of:=[.$C$4] + ([.$C$5] - [.$C$4]) * (([.A193] - [.$C$1]) / ([.$C$2] - [.$C$1]))" office:value-type="float" office:value="-0.494768681168207" calcext:value-type="float">
            <text:p>-0.494768681168207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176]*[.Q337] + [.G177]*[.Q338] + [.G178]*[.Q339] + [.G179]*[.Q340] + [.G180]*[.Q341] + [.G181]*[.Q342] + [.G182]*[.Q343] + [.G183]*[.Q344] + [.G184]*[.Q345] + [.G185]*[.Q346] + [.G186]*[.Q347] + [.G187]*[.Q348] + [.G188]*[.Q349] + [.G189]*[.Q350] + [.G190]*[.Q351] + [.G191]*[.Q352] + [.G192]*[.Q353] + [.G193]*[.Q354] + [.G194]*[.Q355] + [.G195]*[.Q356] + [.G196]*[.Q357] )" office:value-type="float" office:value="-0.999551708931223" calcext:value-type="float">
            <text:p>-0.999551708931223</text:p>
          </table:table-cell>
          <table:table-cell table:number-columns-repeated="8"/>
          <table:table-cell table:style-name="ce9" table:formula="of:=RAND()" office:value-type="float" office:value="0.492964593606626" calcext:value-type="float">
            <text:p>0.492964593606626</text:p>
          </table:table-cell>
          <table:table-cell table:number-columns-repeated="4"/>
        </table:table-row>
        <table:table-row table:style-name="ro1">
          <table:table-cell office:value-type="float" office:value="374.59166" calcext:value-type="float">
            <text:p>374.59166</text:p>
          </table:table-cell>
          <table:table-cell table:number-columns-repeated="3"/>
          <table:table-cell table:formula="of:=[.$C$4] + ([.$C$5] - [.$C$4]) * (([.A194] - [.$C$1]) / ([.$C$2] - [.$C$1]))" office:value-type="float" office:value="-0.495629481485734" calcext:value-type="float">
            <text:p>-0.495629481485734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176]*[.Q358] + [.G177]*[.Q359] + [.G178]*[.Q360] + [.G179]*[.Q361] + [.G180]*[.Q362] + [.G181]*[.Q363] + [.G182]*[.Q364] + [.G183]*[.Q365] + [.G184]*[.Q366] + [.G185]*[.Q367] + [.G186]*[.Q368] + [.G187]*[.Q369] + [.G188]*[.Q370] + [.G189]*[.Q371] + [.G190]*[.Q372] + [.G191]*[.Q373] + [.G192]*[.Q374] + [.G193]*[.Q375] + [.G194]*[.Q376] + [.G195]*[.Q377] + [.G196]*[.Q378] )" office:value-type="float" office:value="-0.998930048814001" calcext:value-type="float">
            <text:p>-0.998930048814001</text:p>
          </table:table-cell>
          <table:table-cell table:number-columns-repeated="8"/>
          <table:table-cell table:style-name="ce9" table:formula="of:=RAND()" office:value-type="float" office:value="0.412487974217595" calcext:value-type="float">
            <text:p>0.412487974217595</text:p>
          </table:table-cell>
          <table:table-cell table:number-columns-repeated="4"/>
        </table:table-row>
        <table:table-row table:style-name="ro1">
          <table:table-cell office:value-type="float" office:value="438.24666" calcext:value-type="float">
            <text:p>438.24666</text:p>
          </table:table-cell>
          <table:table-cell table:number-columns-repeated="3"/>
          <table:table-cell table:formula="of:=[.$C$4] + ([.$C$5] - [.$C$4]) * (([.A195] - [.$C$1]) / ([.$C$2] - [.$C$1]))" office:value-type="float" office:value="-0.494583623542818" calcext:value-type="float">
            <text:p>-0.494583623542818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176]*[.Q379] + [.G177]*[.Q380] + [.G178]*[.Q381] + [.G179]*[.Q382] + [.G180]*[.Q383] + [.G181]*[.Q384] + [.G182]*[.Q385] + [.G183]*[.Q386] + [.G184]*[.Q387] + [.G185]*[.Q388] + [.G186]*[.Q389] + [.G187]*[.Q390] + [.G188]*[.Q391] + [.G189]*[.Q392] + [.G190]*[.Q393] + [.G191]*[.Q394] + [.G192]*[.Q395] + [.G193]*[.Q396] + [.G194]*[.Q397] + [.G195]*[.Q398] + [.G196]*[.Q399] )" office:value-type="float" office:value="-0.999729509321465" calcext:value-type="float">
            <text:p>-0.999729509321465</text:p>
          </table:table-cell>
          <table:table-cell table:number-columns-repeated="8"/>
          <table:table-cell table:style-name="ce9" table:formula="of:=RAND()" office:value-type="float" office:value="0.279779233442848" calcext:value-type="float">
            <text:p>0.279779233442848</text:p>
          </table:table-cell>
          <table:table-cell table:number-columns-repeated="4"/>
        </table:table-row>
        <table:table-row table:style-name="ro1">
          <table:table-cell office:value-type="float" office:value="423.51566" calcext:value-type="float">
            <text:p>423.51566</text:p>
          </table:table-cell>
          <table:table-cell table:number-columns-repeated="3"/>
          <table:table-cell table:formula="of:=[.$C$4] + ([.$C$5] - [.$C$4]) * (([.A196] - [.$C$1]) / ([.$C$2] - [.$C$1]))" office:value-type="float" office:value="-0.49482565532912" calcext:value-type="float">
            <text:p>-0.49482565532912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176]*[.Q400] + [.G177]*[.Q401] + [.G178]*[.Q402] + [.G179]*[.Q403] + [.G180]*[.Q404] + [.G181]*[.Q405] + [.G182]*[.Q406] + [.G183]*[.Q407] + [.G184]*[.Q408] + [.G185]*[.Q409] + [.G186]*[.Q410] + [.G187]*[.Q411] + [.G188]*[.Q412] + [.G189]*[.Q413] + [.G190]*[.Q414] + [.G191]*[.Q415] + [.G192]*[.Q416] + [.G193]*[.Q417] + [.G194]*[.Q418] + [.G195]*[.Q419] + [.G196]*[.Q420] )" office:value-type="float" office:value="-0.99974444520132" calcext:value-type="float">
            <text:p>-0.99974444520132</text:p>
          </table:table-cell>
          <table:table-cell table:number-columns-repeated="8"/>
          <table:table-cell table:style-name="ce9" table:formula="of:=RAND()" office:value-type="float" office:value="0.744272866286389" calcext:value-type="float">
            <text:p>0.744272866286389</text:p>
          </table:table-cell>
          <table:table-cell table:number-columns-repeated="4"/>
        </table:table-row>
        <table:table-row table:style-name="ro1">
          <table:table-cell office:value-type="float" office:value="409.03166" calcext:value-type="float">
            <text:p>409.03166</text:p>
          </table:table-cell>
          <table:table-cell table:number-columns-repeated="3"/>
          <table:table-cell table:formula="of:=[.$C$4] + ([.$C$5] - [.$C$4]) * (([.A197] - [.$C$1]) / ([.$C$2] - [.$C$1]))" office:value-type="float" office:value="-0.495063628881005" calcext:value-type="float">
            <text:p>-0.495063628881005</text:p>
          </table:table-cell>
          <table:table-cell table:number-columns-repeated="2"/>
          <table:table-cell table:style-name="ce17" table:formula="of:=TANH( [.G176]*[.Q421] + [.G177]*[.Q422] + [.G178]*[.Q423] + [.G179]*[.Q424] + [.G180]*[.Q425] + [.G181]*[.Q426] + [.G182]*[.Q427] + [.G183]*[.Q428] + [.G184]*[.Q429] + [.G185]*[.Q430] + [.G186]*[.Q431] + [.G187]*[.Q432] + [.G188]*[.Q433] + [.G189]*[.Q434] + [.G190]*[.Q435] + [.G191]*[.Q436] + [.G192]*[.Q437] + [.G193]*[.Q438] + [.G194]*[.Q439] + [.G195]*[.Q440] + [.G196]*[.Q441] )" office:value-type="float" office:value="-0.999615726620909" calcext:value-type="float">
            <text:p>-0.999615726620909</text:p>
          </table:table-cell>
          <table:table-cell table:number-columns-repeated="8"/>
          <table:table-cell table:style-name="ce9" table:formula="of:=RAND()" office:value-type="float" office:value="0.580248897636255" calcext:value-type="float">
            <text:p>0.580248897636255</text:p>
          </table:table-cell>
          <table:table-cell table:number-columns-repeated="4"/>
        </table:table-row>
        <table:table-row table:style-name="ro1">
          <table:table-cell office:value-type="float" office:value="455.28316" calcext:value-type="float">
            <text:p>455.28316</text:p>
          </table:table-cell>
          <table:table-cell table:number-columns-repeated="3"/>
          <table:table-cell table:formula="of:=[.$C$4] + ([.$C$5] - [.$C$4]) * (([.A198] - [.$C$1]) / ([.$C$2] - [.$C$1]))" office:value-type="float" office:value="-0.494303712163594" calcext:value-type="float">
            <text:p>-0.494303712163594</text:p>
          </table:table-cell>
          <table:table-cell table:number-columns-repeated="2"/>
          <table:table-cell table:style-name="ce17" table:formula="of:=TANH( [.G176]*[.Q442] + [.G177]*[.Q443] + [.G178]*[.Q444] + [.G179]*[.Q445] + [.G180]*[.Q446] + [.G181]*[.Q447] + [.G182]*[.Q448] + [.G183]*[.Q449] + [.G184]*[.Q450] + [.G185]*[.Q451] + [.G186]*[.Q452] + [.G187]*[.Q453] + [.G188]*[.Q454] + [.G189]*[.Q455] + [.G190]*[.Q456] + [.G191]*[.Q457] + [.G192]*[.Q458] + [.G193]*[.Q459] + [.G194]*[.Q460] + [.G195]*[.Q461] + [.G196]*[.Q462] )" office:value-type="float" office:value="-0.999367073559765" calcext:value-type="float">
            <text:p>-0.999367073559765</text:p>
          </table:table-cell>
          <table:table-cell table:number-columns-repeated="8"/>
          <table:table-cell table:style-name="ce9" table:formula="of:=RAND()" office:value-type="float" office:value="0.514701880886829" calcext:value-type="float">
            <text:p>0.514701880886829</text:p>
          </table:table-cell>
          <table:table-cell table:number-columns-repeated="4"/>
        </table:table-row>
        <table:table-row table:style-name="ro1">
          <table:table-cell office:value-type="float" office:value="517.09666" calcext:value-type="float">
            <text:p>517.09666</text:p>
          </table:table-cell>
          <table:table-cell table:number-columns-repeated="3"/>
          <table:table-cell table:formula="of:=[.$C$4] + ([.$C$5] - [.$C$4]) * (([.A199] - [.$C$1]) / ([.$C$2] - [.$C$1]))" office:value-type="float" office:value="-0.493288110247727" calcext:value-type="float">
            <text:p>-0.493288110247727</text:p>
          </table:table-cell>
          <table:table-cell table:number-columns-repeated="2"/>
          <table:table-cell table:style-name="ce17" table:formula="of:=TANH( [.G176]*[.Q463] + [.G177]*[.Q464] + [.G178]*[.Q465] + [.G179]*[.Q466] + [.G180]*[.Q467] + [.G181]*[.Q468] + [.G182]*[.Q469] + [.G183]*[.Q470] + [.G184]*[.Q471] + [.G185]*[.Q472] + [.G186]*[.Q473] + [.G187]*[.Q474] + [.G188]*[.Q475] + [.G189]*[.Q476] + [.G190]*[.Q477] + [.G191]*[.Q478] + [.G192]*[.Q479] + [.G193]*[.Q480] + [.G194]*[.Q481] + [.G195]*[.Q482] + [.G196]*[.Q483] )" office:value-type="float" office:value="-0.999613804293223" calcext:value-type="float">
            <text:p>-0.999613804293223</text:p>
          </table:table-cell>
          <table:table-cell table:number-columns-repeated="8"/>
          <table:table-cell table:style-name="ce9" table:formula="of:=RAND()" office:value-type="float" office:value="0.840735237432038" calcext:value-type="float">
            <text:p>0.840735237432038</text:p>
          </table:table-cell>
          <table:table-cell table:number-columns-repeated="4"/>
        </table:table-row>
        <table:table-row table:style-name="ro1">
          <table:table-cell office:value-type="float" office:value="522.455" calcext:value-type="float">
            <text:p>522.455</text:p>
          </table:table-cell>
          <table:table-cell table:number-columns-repeated="3"/>
          <table:table-cell table:formula="of:=[.$C$4] + ([.$C$5] - [.$C$4]) * (([.A200] - [.$C$1]) / ([.$C$2] - [.$C$1]))" office:value-type="float" office:value="-0.493200072191803" calcext:value-type="float">
            <text:p>-0.493200072191803</text:p>
          </table:table-cell>
          <table:table-cell table:number-columns-repeated="11"/>
          <table:table-cell table:style-name="ce9" table:formula="of:=RAND()" office:value-type="float" office:value="0.0160553885387133" calcext:value-type="float">
            <text:p>0.016055388538713</text:p>
          </table:table-cell>
          <table:table-cell table:number-columns-repeated="4"/>
        </table:table-row>
        <table:table-row table:style-name="ro1">
          <table:table-cell office:value-type="float" office:value="490.8785" calcext:value-type="float">
            <text:p>490.8785</text:p>
          </table:table-cell>
          <table:table-cell table:number-columns-repeated="3"/>
          <table:table-cell table:formula="of:=[.$C$4] + ([.$C$5] - [.$C$4]) * (([.A201] - [.$C$1]) / ([.$C$2] - [.$C$1]))" office:value-type="float" office:value="-0.493718877208448" calcext:value-type="float">
            <text:p>-0.49371887720844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987243074761851" calcext:value-type="float">
            <text:p>0.987243074761851</text:p>
          </table:table-cell>
          <table:table-cell table:number-columns-repeated="4"/>
        </table:table-row>
        <table:table-row table:style-name="ro1">
          <table:table-cell office:value-type="float" office:value="469.38332" calcext:value-type="float">
            <text:p>469.38332</text:p>
          </table:table-cell>
          <table:table-cell table:number-columns-repeated="3"/>
          <table:table-cell table:formula="of:=[.$C$4] + ([.$C$5] - [.$C$4]) * (([.A202] - [.$C$1]) / ([.$C$2] - [.$C$1]))" office:value-type="float" office:value="-0.494072045140855" calcext:value-type="float">
            <text:p>-0.494072045140855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201]*[.Q1] + [.G202]*[.Q2] + [.G203]*[.Q3] + [.G204]*[.Q4] + [.G205]*[.Q5] + [.G206]*[.Q6] + [.G207]*[.Q7] + [.G208]*[.Q8] + [.G209]*[.Q9] + [.G210]*[.Q10] + [.G211]*[.Q11] + [.G212]*[.Q12] + [.G213]*[.Q13] + [.G214]*[.Q14] + [.G215]*[.Q15] + [.G216]*[.Q16] + [.G217]*[.Q17] + [.G218]*[.Q18] + [.G219]*[.Q19] + [.G220]*[.Q20] + [.G221]*[.Q21] )" office:value-type="float" office:value="-0.999834820423868" calcext:value-type="float">
            <text:p>-0.999834820423868</text:p>
          </table:table-cell>
          <table:table-cell table:style-name="ce19" table:formula="of:=TANH( [.H201]*[.S1] + [.H202]*[.S2] + [.H203]*[.S3] + [.H204]*[.S4] + [.H205]*[.S5] + [.H206]*[.S6] + [.H207]*[.S7] + [.H208]*[.S8] + [.H209]*[.S9] + [.H210]*[.S10] + [.H211]*[.S11] + [.H212]*[.S12] + [.H213]*[.S13] + [.H214]*[.S14] + [.H215]*[.S15] + [.H216]*[.S16] + [.H217]*[.S17] + [.H218]*[.S18] + [.H219]*[.S19] + [.H220]*[.S20] + [.H221]*[.S21] + [.H222]*[.S22] + [.H223]*[.S23] + [.H224]*[.S24] )" office:value-type="float" office:value="-0.999999999374307" calcext:value-type="float">
            <text:p>-0.999999999374307</text:p>
          </table:table-cell>
          <table:table-cell table:style-name="ce20" office:value-type="float" office:value="-0.498709004982096" calcext:value-type="float">
            <text:p>-0.498709004982096</text:p>
          </table:table-cell>
          <table:table-cell table:style-name="ce21" table:formula="of:= ([.J202]-[.I202]) * ([.J202]-[.I202])" office:value-type="float" office:value="0.251292661058732" calcext:value-type="float">
            <text:p>0.251292661058732</text:p>
          </table:table-cell>
          <table:table-cell table:number-columns-repeated="5"/>
          <table:table-cell table:style-name="ce9" table:formula="of:=RAND()" office:value-type="float" office:value="0.804572424302143" calcext:value-type="float">
            <text:p>0.804572424302143</text:p>
          </table:table-cell>
          <table:table-cell table:number-columns-repeated="4"/>
        </table:table-row>
        <table:table-row table:style-name="ro1">
          <table:table-cell office:value-type="float" office:value="507.80663" calcext:value-type="float">
            <text:p>507.80663</text:p>
          </table:table-cell>
          <table:table-cell table:number-columns-repeated="3"/>
          <table:table-cell table:formula="of:=[.$C$4] + ([.$C$5] - [.$C$4]) * (([.A203] - [.$C$1]) / ([.$C$2] - [.$C$1]))" office:value-type="float" office:value="-0.493440746359037" calcext:value-type="float">
            <text:p>-0.493440746359037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201]*[.Q22] + [.G202]*[.Q23] + [.G203]*[.Q24] + [.G204]*[.Q25] + [.G205]*[.Q26] + [.G206]*[.Q27] + [.G207]*[.Q28] + [.G208]*[.Q29] + [.G209]*[.Q30] + [.G210]*[.Q31] + [.G211]*[.Q32] + [.G212]*[.Q33] + [.G213]*[.Q34] + [.G214]*[.Q35] + [.G215]*[.Q36] + [.G216]*[.Q37] + [.G217]*[.Q38] + [.G218]*[.Q39] + [.G219]*[.Q40] + [.G220]*[.Q41] + [.G221]*[.Q42] )" office:value-type="float" office:value="-0.998565249080632" calcext:value-type="float">
            <text:p>-0.998565249080632</text:p>
          </table:table-cell>
          <table:table-cell table:style-name="ce19" table:formula="of:=TANH( [.H201]*[.S25] + [.H202]*[.S26] + [.H203]*[.S27] + [.H204]*[.S28] + [.H205]*[.S29] + [.H206]*[.S30] + [.H207]*[.S31] + [.H208]*[.S32] + [.H209]*[.S33] + [.H210]*[.S34] + [.H211]*[.S35] + [.H212]*[.S36] + [.H213]*[.S37] + [.H214]*[.S38] + [.H215]*[.S39] + [.H216]*[.S40] + [.H217]*[.S41] + [.H218]*[.S42] + [.H219]*[.S43] + [.H220]*[.S44] + [.H221]*[.S45] + [.H222]*[.S46] + [.H223]*[.S47] + [.H224]*[.S48] )" office:value-type="float" office:value="-0.999999996082041" calcext:value-type="float">
            <text:p>-0.999999996082041</text:p>
          </table:table-cell>
          <table:table-cell table:style-name="ce20" office:value-type="float" office:value="-0.498617048511895" calcext:value-type="float">
            <text:p>-0.498617048511895</text:p>
          </table:table-cell>
          <table:table-cell table:style-name="ce21" table:formula="of:= ([.J203]-[.I203]) * ([.J203]-[.I203])" office:value-type="float" office:value="0.251384860114128" calcext:value-type="float">
            <text:p>0.251384860114128</text:p>
          </table:table-cell>
          <table:table-cell table:number-columns-repeated="5"/>
          <table:table-cell table:style-name="ce9" table:formula="of:=RAND()" office:value-type="float" office:value="0.809405245157979" calcext:value-type="float">
            <text:p>0.809405245157979</text:p>
          </table:table-cell>
          <table:table-cell table:number-columns-repeated="4"/>
        </table:table-row>
        <table:table-row table:style-name="ro1">
          <table:table-cell office:value-type="float" office:value="505.09665" calcext:value-type="float">
            <text:p>505.09665</text:p>
          </table:table-cell>
          <table:table-cell table:number-columns-repeated="3"/>
          <table:table-cell table:formula="of:=[.$C$4] + ([.$C$5] - [.$C$4]) * (([.A204] - [.$C$1]) / ([.$C$2] - [.$C$1]))" office:value-type="float" office:value="-0.493485271598345" calcext:value-type="float">
            <text:p>-0.493485271598345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201]*[.Q43] + [.G202]*[.Q44] + [.G203]*[.Q45] + [.G204]*[.Q46] + [.G205]*[.Q47] + [.G206]*[.Q48] + [.G207]*[.Q49] + [.G208]*[.Q50] + [.G209]*[.Q51] + [.G210]*[.Q52] + [.G211]*[.Q53] + [.G212]*[.Q54] + [.G213]*[.Q55] + [.G214]*[.Q56] + [.G215]*[.Q57] + [.G216]*[.Q58] + [.G217]*[.Q59] + [.G218]*[.Q60] + [.G219]*[.Q61] + [.G220]*[.Q62] + [.G221]*[.Q63] )" office:value-type="float" office:value="-0.99979754942205" calcext:value-type="float">
            <text:p>-0.99979754942205</text:p>
          </table:table-cell>
          <table:table-cell table:style-name="ce19" table:formula="of:=TANH( [.H201]*[.S49] + [.H202]*[.S50] + [.H203]*[.S51] + [.H204]*[.S52] + [.H205]*[.S53] + [.H206]*[.S54] + [.H207]*[.S55] + [.H208]*[.S56] + [.H209]*[.S57] + [.H210]*[.S58] + [.H211]*[.S59] + [.H212]*[.S60] + [.H213]*[.S61] + [.H214]*[.S62] + [.H215]*[.S63] + [.H216]*[.S64] + [.H217]*[.S65] + [.H218]*[.S66] + [.H219]*[.S67] + [.H220]*[.S68] + [.H221]*[.S69] + [.H222]*[.S70] + [.H223]*[.S71] + [.H224]*[.S72] )" office:value-type="float" office:value="-0.999999972598255" calcext:value-type="float">
            <text:p>-0.999999972598255</text:p>
          </table:table-cell>
          <table:table-cell table:style-name="ce20" office:value-type="float" office:value="-0.498540757976655" calcext:value-type="float">
            <text:p>-0.498540757976655</text:p>
          </table:table-cell>
          <table:table-cell table:style-name="ce21" table:formula="of:= ([.J204]-[.I204]) * ([.J204]-[.I204])" office:value-type="float" office:value="0.251461343928911" calcext:value-type="float">
            <text:p>0.251461343928911</text:p>
          </table:table-cell>
          <table:table-cell table:number-columns-repeated="5"/>
          <table:table-cell table:style-name="ce9" table:formula="of:=RAND()" office:value-type="float" office:value="0.65081286453809" calcext:value-type="float">
            <text:p>0.65081286453809</text:p>
          </table:table-cell>
          <table:table-cell table:number-columns-repeated="4"/>
        </table:table-row>
        <table:table-row table:style-name="ro1">
          <table:table-cell office:value-type="float" office:value="497.65001" calcext:value-type="float">
            <text:p>497.65001</text:p>
          </table:table-cell>
          <table:table-cell table:number-columns-repeated="3"/>
          <table:table-cell table:formula="of:=[.$C$4] + ([.$C$5] - [.$C$4]) * (([.A205] - [.$C$1]) / ([.$C$2] - [.$C$1]))" office:value-type="float" office:value="-0.493607620629718" calcext:value-type="float">
            <text:p>-0.493607620629718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201]*[.Q64] + [.G202]*[.Q65] + [.G203]*[.Q66] + [.G204]*[.Q67] + [.G205]*[.Q68] + [.G206]*[.Q69] + [.G207]*[.Q70] + [.G208]*[.Q71] + [.G209]*[.Q72] + [.G210]*[.Q73] + [.G211]*[.Q74] + [.G212]*[.Q75] + [.G213]*[.Q76] + [.G214]*[.Q77] + [.G215]*[.Q78] + [.G216]*[.Q79] + [.G217]*[.Q80] + [.G218]*[.Q81] + [.G219]*[.Q82] + [.G220]*[.Q83] + [.G221]*[.Q84] )" office:value-type="float" office:value="-0.999756779706697" calcext:value-type="float">
            <text:p>-0.999756779706697</text:p>
          </table:table-cell>
          <table:table-cell table:number-columns-repeated="8"/>
          <table:table-cell table:style-name="ce9" table:formula="of:=RAND()" office:value-type="float" office:value="0.387942511459211" calcext:value-type="float">
            <text:p>0.387942511459211</text:p>
          </table:table-cell>
          <table:table-cell table:number-columns-repeated="4"/>
        </table:table-row>
        <table:table-row table:style-name="ro1">
          <table:table-cell office:value-type="float" office:value="487.84" calcext:value-type="float">
            <text:p>487.84</text:p>
          </table:table-cell>
          <table:table-cell table:number-columns-repeated="3"/>
          <table:table-cell table:formula="of:=[.$C$4] + ([.$C$5] - [.$C$4]) * (([.A206] - [.$C$1]) / ([.$C$2] - [.$C$1]))" office:value-type="float" office:value="-0.493768800063833" calcext:value-type="float">
            <text:p>-0.493768800063833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201]*[.Q85] + [.G202]*[.Q86] + [.G203]*[.Q87] + [.G204]*[.Q88] + [.G205]*[.Q89] + [.G206]*[.Q90] + [.G207]*[.Q91] + [.G208]*[.Q92] + [.G209]*[.Q93] + [.G210]*[.Q94] + [.G211]*[.Q95] + [.G212]*[.Q96] + [.G213]*[.Q97] + [.G214]*[.Q98] + [.G215]*[.Q99] + [.G216]*[.Q100] + [.G217]*[.Q101] + [.G218]*[.Q102] + [.G219]*[.Q103] + [.G220]*[.Q104] + [.G221]*[.Q105] )" office:value-type="float" office:value="-0.99845332820689" calcext:value-type="float">
            <text:p>-0.99845332820689</text:p>
          </table:table-cell>
          <table:table-cell table:number-columns-repeated="8"/>
          <table:table-cell table:style-name="ce9" table:formula="of:=RAND()" office:value-type="float" office:value="0.616413880899391" calcext:value-type="float">
            <text:p>0.616413880899391</text:p>
          </table:table-cell>
          <table:table-cell table:number-columns-repeated="4"/>
        </table:table-row>
        <table:table-row table:style-name="ro1">
          <table:table-cell office:value-type="float" office:value="487.11333" calcext:value-type="float">
            <text:p>487.11333</text:p>
          </table:table-cell>
          <table:table-cell table:number-columns-repeated="3"/>
          <table:table-cell table:formula="of:=[.$C$4] + ([.$C$5] - [.$C$4]) * (([.A207] - [.$C$1]) / ([.$C$2] - [.$C$1]))" office:value-type="float" office:value="-0.493780739323771" calcext:value-type="float">
            <text:p>-0.493780739323771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201]*[.Q106] + [.G202]*[.Q107] + [.G203]*[.Q108] + [.G204]*[.Q109] + [.G205]*[.Q110] + [.G206]*[.Q111] + [.G207]*[.Q112] + [.G208]*[.Q113] + [.G209]*[.Q114] + [.G210]*[.Q115] + [.G211]*[.Q116] + [.G212]*[.Q117] + [.G213]*[.Q118] + [.G214]*[.Q119] + [.G215]*[.Q120] + [.G216]*[.Q121] + [.G217]*[.Q122] + [.G218]*[.Q123] + [.G219]*[.Q124] + [.G220]*[.Q125] + [.G221]*[.Q126] )" office:value-type="float" office:value="-0.999588181969165" calcext:value-type="float">
            <text:p>-0.999588181969165</text:p>
          </table:table-cell>
          <table:table-cell table:number-columns-repeated="8"/>
          <table:table-cell table:style-name="ce9" table:formula="of:=RAND()" office:value-type="float" office:value="0.27980457270486" calcext:value-type="float">
            <text:p>0.27980457270486</text:p>
          </table:table-cell>
          <table:table-cell table:number-columns-repeated="4"/>
        </table:table-row>
        <table:table-row table:style-name="ro1">
          <table:table-cell office:value-type="float" office:value="469.08816" calcext:value-type="float">
            <text:p>469.08816</text:p>
          </table:table-cell>
          <table:table-cell table:number-columns-repeated="3"/>
          <table:table-cell table:formula="of:=[.$C$4] + ([.$C$5] - [.$C$4]) * (([.A208] - [.$C$1]) / ([.$C$2] - [.$C$1]))" office:value-type="float" office:value="-0.494076894648835" calcext:value-type="float">
            <text:p>-0.494076894648835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201]*[.Q127] + [.G202]*[.Q128] + [.G203]*[.Q129] + [.G204]*[.Q130] + [.G205]*[.Q131] + [.G206]*[.Q132] + [.G207]*[.Q133] + [.G208]*[.Q134] + [.G209]*[.Q135] + [.G210]*[.Q136] + [.G211]*[.Q137] + [.G212]*[.Q138] + [.G213]*[.Q139] + [.G214]*[.Q140] + [.G215]*[.Q141] + [.G216]*[.Q142] + [.G217]*[.Q143] + [.G218]*[.Q144] + [.G219]*[.Q145] + [.G220]*[.Q146] + [.G221]*[.Q147] )" office:value-type="float" office:value="-0.999847663341097" calcext:value-type="float">
            <text:p>-0.999847663341097</text:p>
          </table:table-cell>
          <table:table-cell table:number-columns-repeated="8"/>
          <table:table-cell table:style-name="ce9" table:formula="of:=RAND()" office:value-type="float" office:value="0.134758379170024" calcext:value-type="float">
            <text:p>0.134758379170024</text:p>
          </table:table-cell>
          <table:table-cell table:number-columns-repeated="4"/>
        </table:table-row>
        <table:table-row table:style-name="ro1">
          <table:table-cell office:value-type="float" office:value="448.77834" calcext:value-type="float">
            <text:p>448.77834</text:p>
          </table:table-cell>
          <table:table-cell table:number-columns-repeated="3"/>
          <table:table-cell table:formula="of:=[.$C$4] + ([.$C$5] - [.$C$4]) * (([.A209] - [.$C$1]) / ([.$C$2] - [.$C$1]))" office:value-type="float" office:value="-0.494410586999258" calcext:value-type="float">
            <text:p>-0.494410586999258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201]*[.Q148] + [.G202]*[.Q149] + [.G203]*[.Q150] + [.G204]*[.Q151] + [.G205]*[.Q152] + [.G206]*[.Q153] + [.G207]*[.Q154] + [.G208]*[.Q155] + [.G209]*[.Q156] + [.G210]*[.Q157] + [.G211]*[.Q158] + [.G212]*[.Q159] + [.G213]*[.Q160] + [.G214]*[.Q161] + [.G215]*[.Q162] + [.G216]*[.Q163] + [.G217]*[.Q164] + [.G218]*[.Q165] + [.G219]*[.Q166] + [.G220]*[.Q167] + [.G221]*[.Q168] )" office:value-type="float" office:value="-0.999484512910357" calcext:value-type="float">
            <text:p>-0.999484512910357</text:p>
          </table:table-cell>
          <table:table-cell table:number-columns-repeated="8"/>
          <table:table-cell table:style-name="ce9" table:formula="of:=RAND()" office:value-type="float" office:value="0.303516059093642" calcext:value-type="float">
            <text:p>0.303516059093642</text:p>
          </table:table-cell>
          <table:table-cell table:number-columns-repeated="4"/>
        </table:table-row>
        <table:table-row table:style-name="ro1">
          <table:table-cell office:value-type="float" office:value="452.14829" calcext:value-type="float">
            <text:p>452.14829</text:p>
          </table:table-cell>
          <table:table-cell table:number-columns-repeated="3"/>
          <table:table-cell table:formula="of:=[.$C$4] + ([.$C$5] - [.$C$4]) * (([.A210] - [.$C$1]) / ([.$C$2] - [.$C$1]))" office:value-type="float" office:value="-0.494355218387606" calcext:value-type="float">
            <text:p>-0.494355218387606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201]*[.Q169] + [.G202]*[.Q170] + [.G203]*[.Q171] + [.G204]*[.Q172] + [.G205]*[.Q173] + [.G206]*[.Q174] + [.G207]*[.Q175] + [.G208]*[.Q176] + [.G209]*[.Q177] + [.G210]*[.Q178] + [.G211]*[.Q179] + [.G212]*[.Q180] + [.G213]*[.Q181] + [.G214]*[.Q182] + [.G215]*[.Q183] + [.G216]*[.Q184] + [.G217]*[.Q185] + [.G218]*[.Q186] + [.G219]*[.Q187] + [.G220]*[.Q188] + [.G221]*[.Q189] )" office:value-type="float" office:value="-0.999896170965573" calcext:value-type="float">
            <text:p>-0.999896170965573</text:p>
          </table:table-cell>
          <table:table-cell table:number-columns-repeated="8"/>
          <table:table-cell table:style-name="ce9" table:formula="of:=RAND()" office:value-type="float" office:value="0.35176385840199" calcext:value-type="float">
            <text:p>0.35176385840199</text:p>
          </table:table-cell>
          <table:table-cell table:number-columns-repeated="4"/>
        </table:table-row>
        <table:table-row table:style-name="ro1">
          <table:table-cell office:value-type="float" office:value="426.78166" calcext:value-type="float">
            <text:p>426.78166</text:p>
          </table:table-cell>
          <table:table-cell table:number-columns-repeated="3"/>
          <table:table-cell table:formula="of:=[.$C$4] + ([.$C$5] - [.$C$4]) * (([.A211] - [.$C$1]) / ([.$C$2] - [.$C$1]))" office:value-type="float" office:value="-0.494771994626244" calcext:value-type="float">
            <text:p>-0.494771994626244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201]*[.Q190] + [.G202]*[.Q191] + [.G203]*[.Q192] + [.G204]*[.Q193] + [.G205]*[.Q194] + [.G206]*[.Q195] + [.G207]*[.Q196] + [.G208]*[.Q197] + [.G209]*[.Q198] + [.G210]*[.Q199] + [.G211]*[.Q200] + [.G212]*[.Q201] + [.G213]*[.Q202] + [.G214]*[.Q203] + [.G215]*[.Q204] + [.G216]*[.Q205] + [.G217]*[.Q206] + [.G218]*[.Q207] + [.G219]*[.Q208] + [.G220]*[.Q209] + [.G221]*[.Q210] )" office:value-type="float" office:value="-0.999814249531018" calcext:value-type="float">
            <text:p>-0.999814249531018</text:p>
          </table:table-cell>
          <table:table-cell table:number-columns-repeated="8"/>
          <table:table-cell table:style-name="ce9" table:formula="of:=RAND()" office:value-type="float" office:value="0.918300396096944" calcext:value-type="float">
            <text:p>0.918300396096944</text:p>
          </table:table-cell>
          <table:table-cell table:number-columns-repeated="4"/>
        </table:table-row>
        <table:table-row table:style-name="ro1">
          <table:table-cell office:value-type="float" office:value="432.60498" calcext:value-type="float">
            <text:p>432.60498</text:p>
          </table:table-cell>
          <table:table-cell table:number-columns-repeated="3"/>
          <table:table-cell table:formula="of:=[.$C$4] + ([.$C$5] - [.$C$4]) * (([.A212] - [.$C$1]) / ([.$C$2] - [.$C$1]))" office:value-type="float" office:value="-0.494676316902953" calcext:value-type="float">
            <text:p>-0.494676316902953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201]*[.Q211] + [.G202]*[.Q212] + [.G203]*[.Q213] + [.G204]*[.Q214] + [.G205]*[.Q215] + [.G206]*[.Q216] + [.G207]*[.Q217] + [.G208]*[.Q218] + [.G209]*[.Q219] + [.G210]*[.Q220] + [.G211]*[.Q221] + [.G212]*[.Q222] + [.G213]*[.Q223] + [.G214]*[.Q224] + [.G215]*[.Q225] + [.G216]*[.Q226] + [.G217]*[.Q227] + [.G218]*[.Q228] + [.G219]*[.Q229] + [.G220]*[.Q230] + [.G221]*[.Q231] )" office:value-type="float" office:value="-0.998266314542133" calcext:value-type="float">
            <text:p>-0.998266314542133</text:p>
          </table:table-cell>
          <table:table-cell table:number-columns-repeated="8"/>
          <table:table-cell table:style-name="ce9" table:formula="of:=RAND()" office:value-type="float" office:value="0.511499199939591" calcext:value-type="float">
            <text:p>0.511499199939591</text:p>
          </table:table-cell>
          <table:table-cell table:number-columns-repeated="4"/>
        </table:table-row>
        <table:table-row table:style-name="ro1">
          <table:table-cell office:value-type="float" office:value="444.85668" calcext:value-type="float">
            <text:p>444.85668</text:p>
          </table:table-cell>
          <table:table-cell table:number-columns-repeated="3"/>
          <table:table-cell table:formula="of:=[.$C$4] + ([.$C$5] - [.$C$4]) * (([.A213] - [.$C$1]) / ([.$C$2] - [.$C$1]))" office:value-type="float" office:value="-0.494475020260753" calcext:value-type="float">
            <text:p>-0.494475020260753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201]*[.Q232] + [.G202]*[.Q233] + [.G203]*[.Q234] + [.G204]*[.Q235] + [.G205]*[.Q236] + [.G206]*[.Q237] + [.G207]*[.Q238] + [.G208]*[.Q239] + [.G209]*[.Q240] + [.G210]*[.Q241] + [.G211]*[.Q242] + [.G212]*[.Q243] + [.G213]*[.Q244] + [.G214]*[.Q245] + [.G215]*[.Q246] + [.G216]*[.Q247] + [.G217]*[.Q248] + [.G218]*[.Q249] + [.G219]*[.Q250] + [.G220]*[.Q251] + [.G221]*[.Q252] )" office:value-type="float" office:value="-0.999956241091399" calcext:value-type="float">
            <text:p>-0.999956241091399</text:p>
          </table:table-cell>
          <table:table-cell table:number-columns-repeated="8"/>
          <table:table-cell table:style-name="ce9" table:formula="of:=RAND()" office:value-type="float" office:value="0.387385830168672" calcext:value-type="float">
            <text:p>0.387385830168672</text:p>
          </table:table-cell>
          <table:table-cell table:number-columns-repeated="4"/>
        </table:table-row>
        <table:table-row table:style-name="ro1">
          <table:table-cell office:value-type="float" office:value="454.55666" calcext:value-type="float">
            <text:p>454.55666</text:p>
          </table:table-cell>
          <table:table-cell table:number-columns-repeated="3"/>
          <table:table-cell table:formula="of:=[.$C$4] + ([.$C$5] - [.$C$4]) * (([.A214] - [.$C$1]) / ([.$C$2] - [.$C$1]))" office:value-type="float" office:value="-0.494315648630415" calcext:value-type="float">
            <text:p>-0.494315648630415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201]*[.Q253] + [.G202]*[.Q254] + [.G203]*[.Q255] + [.G204]*[.Q256] + [.G205]*[.Q257] + [.G206]*[.Q258] + [.G207]*[.Q259] + [.G208]*[.Q260] + [.G209]*[.Q261] + [.G210]*[.Q262] + [.G211]*[.Q263] + [.G212]*[.Q264] + [.G213]*[.Q265] + [.G214]*[.Q266] + [.G215]*[.Q267] + [.G216]*[.Q268] + [.G217]*[.Q269] + [.G218]*[.Q270] + [.G219]*[.Q271] + [.G220]*[.Q272] + [.G221]*[.Q273] )" office:value-type="float" office:value="-0.999989398448555" calcext:value-type="float">
            <text:p>-0.999989398448555</text:p>
          </table:table-cell>
          <table:table-cell table:number-columns-repeated="8"/>
          <table:table-cell table:style-name="ce9" table:formula="of:=RAND()" office:value-type="float" office:value="0.0878019425212574" calcext:value-type="float">
            <text:p>0.087801942521257</text:p>
          </table:table-cell>
          <table:table-cell table:number-columns-repeated="4"/>
        </table:table-row>
        <table:table-row table:style-name="ro1">
          <table:table-cell office:value-type="float" office:value="453.59833" calcext:value-type="float">
            <text:p>453.59833</text:p>
          </table:table-cell>
          <table:table-cell table:number-columns-repeated="3"/>
          <table:table-cell table:formula="of:=[.$C$4] + ([.$C$5] - [.$C$4]) * (([.A215] - [.$C$1]) / ([.$C$2] - [.$C$1]))" office:value-type="float" office:value="-0.494331394087055" calcext:value-type="float">
            <text:p>-0.494331394087055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201]*[.Q274] + [.G202]*[.Q275] + [.G203]*[.Q276] + [.G204]*[.Q277] + [.G205]*[.Q278] + [.G206]*[.Q279] + [.G207]*[.Q280] + [.G208]*[.Q281] + [.G209]*[.Q282] + [.G210]*[.Q283] + [.G211]*[.Q284] + [.G212]*[.Q285] + [.G213]*[.Q286] + [.G214]*[.Q287] + [.G215]*[.Q288] + [.G216]*[.Q289] + [.G217]*[.Q290] + [.G218]*[.Q291] + [.G219]*[.Q292] + [.G220]*[.Q293] + [.G221]*[.Q294] )" office:value-type="float" office:value="-0.999952737800702" calcext:value-type="float">
            <text:p>-0.999952737800702</text:p>
          </table:table-cell>
          <table:table-cell table:number-columns-repeated="8"/>
          <table:table-cell table:style-name="ce9" table:formula="of:=RAND()" office:value-type="float" office:value="0.242689059987128" calcext:value-type="float">
            <text:p>0.242689059987128</text:p>
          </table:table-cell>
          <table:table-cell table:number-columns-repeated="4"/>
        </table:table-row>
        <table:table-row table:style-name="ro1">
          <table:table-cell office:value-type="float" office:value="441.97833" calcext:value-type="float">
            <text:p>441.97833</text:p>
          </table:table-cell>
          <table:table-cell table:number-columns-repeated="3"/>
          <table:table-cell table:formula="of:=[.$C$4] + ([.$C$5] - [.$C$4]) * (([.A216] - [.$C$1]) / ([.$C$2] - [.$C$1]))" office:value-type="float" office:value="-0.494522311835806" calcext:value-type="float">
            <text:p>-0.494522311835806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201]*[.Q295] + [.G202]*[.Q296] + [.G203]*[.Q297] + [.G204]*[.Q298] + [.G205]*[.Q299] + [.G206]*[.Q300] + [.G207]*[.Q301] + [.G208]*[.Q302] + [.G209]*[.Q303] + [.G210]*[.Q304] + [.G211]*[.Q305] + [.G212]*[.Q306] + [.G213]*[.Q307] + [.G214]*[.Q308] + [.G215]*[.Q309] + [.G216]*[.Q310] + [.G217]*[.Q311] + [.G218]*[.Q312] + [.G219]*[.Q313] + [.G220]*[.Q314] + [.G221]*[.Q315] )" office:value-type="float" office:value="-0.999716258269027" calcext:value-type="float">
            <text:p>-0.999716258269027</text:p>
          </table:table-cell>
          <table:table-cell table:number-columns-repeated="8"/>
          <table:table-cell table:style-name="ce9" table:formula="of:=RAND()" office:value-type="float" office:value="0.567757484723889" calcext:value-type="float">
            <text:p>0.567757484723889</text:p>
          </table:table-cell>
          <table:table-cell table:number-columns-repeated="4"/>
        </table:table-row>
        <table:table-row table:style-name="ro1">
          <table:table-cell office:value-type="float" office:value="438.29035" calcext:value-type="float">
            <text:p>438.29035</text:p>
          </table:table-cell>
          <table:table-cell table:number-columns-repeated="3"/>
          <table:table-cell table:formula="of:=[.$C$4] + ([.$C$5] - [.$C$4]) * (([.A217] - [.$C$1]) / ([.$C$2] - [.$C$1]))" office:value-type="float" office:value="-0.494582905711798" calcext:value-type="float">
            <text:p>-0.494582905711798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201]*[.Q316] + [.G202]*[.Q317] + [.G203]*[.Q318] + [.G204]*[.Q319] + [.G205]*[.Q320] + [.G206]*[.Q321] + [.G207]*[.Q322] + [.G208]*[.Q323] + [.G209]*[.Q324] + [.G210]*[.Q325] + [.G211]*[.Q326] + [.G212]*[.Q327] + [.G213]*[.Q328] + [.G214]*[.Q329] + [.G215]*[.Q330] + [.G216]*[.Q331] + [.G217]*[.Q332] + [.G218]*[.Q333] + [.G219]*[.Q334] + [.G220]*[.Q335] + [.G221]*[.Q336] )" office:value-type="float" office:value="-0.997598060511663" calcext:value-type="float">
            <text:p>-0.997598060511663</text:p>
          </table:table-cell>
          <table:table-cell table:number-columns-repeated="8"/>
          <table:table-cell table:style-name="ce9" table:formula="of:=RAND()" office:value-type="float" office:value="0.355740804018951" calcext:value-type="float">
            <text:p>0.355740804018951</text:p>
          </table:table-cell>
          <table:table-cell table:number-columns-repeated="4"/>
        </table:table-row>
        <table:table-row table:style-name="ro1">
          <table:table-cell office:value-type="float" office:value="432.78748" calcext:value-type="float">
            <text:p>432.78748</text:p>
          </table:table-cell>
          <table:table-cell table:number-columns-repeated="3"/>
          <table:table-cell table:formula="of:=[.$C$4] + ([.$C$5] - [.$C$4]) * (([.A218] - [.$C$1]) / ([.$C$2] - [.$C$1]))" office:value-type="float" office:value="-0.494673318409911" calcext:value-type="float">
            <text:p>-0.494673318409911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201]*[.Q337] + [.G202]*[.Q338] + [.G203]*[.Q339] + [.G204]*[.Q340] + [.G205]*[.Q341] + [.G206]*[.Q342] + [.G207]*[.Q343] + [.G208]*[.Q344] + [.G209]*[.Q345] + [.G210]*[.Q346] + [.G211]*[.Q347] + [.G212]*[.Q348] + [.G213]*[.Q349] + [.G214]*[.Q350] + [.G215]*[.Q351] + [.G216]*[.Q352] + [.G217]*[.Q353] + [.G218]*[.Q354] + [.G219]*[.Q355] + [.G220]*[.Q356] + [.G221]*[.Q357] )" office:value-type="float" office:value="-0.999551490204291" calcext:value-type="float">
            <text:p>-0.999551490204291</text:p>
          </table:table-cell>
          <table:table-cell table:number-columns-repeated="8"/>
          <table:table-cell table:style-name="ce9" table:formula="of:=RAND()" office:value-type="float" office:value="0.295735110035693" calcext:value-type="float">
            <text:p>0.295735110035693</text:p>
          </table:table-cell>
          <table:table-cell table:number-columns-repeated="4"/>
        </table:table-row>
        <table:table-row table:style-name="ro1">
          <table:table-cell office:value-type="float" office:value="418.61831" calcext:value-type="float">
            <text:p>418.61831</text:p>
          </table:table-cell>
          <table:table-cell table:number-columns-repeated="3"/>
          <table:table-cell table:formula="of:=[.$C$4] + ([.$C$5] - [.$C$4]) * (([.A219] - [.$C$1]) / ([.$C$2] - [.$C$1]))" office:value-type="float" office:value="-0.494906119273771" calcext:value-type="float">
            <text:p>-0.494906119273771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201]*[.Q358] + [.G202]*[.Q359] + [.G203]*[.Q360] + [.G204]*[.Q361] + [.G205]*[.Q362] + [.G206]*[.Q363] + [.G207]*[.Q364] + [.G208]*[.Q365] + [.G209]*[.Q366] + [.G210]*[.Q367] + [.G211]*[.Q368] + [.G212]*[.Q369] + [.G213]*[.Q370] + [.G214]*[.Q371] + [.G215]*[.Q372] + [.G216]*[.Q373] + [.G217]*[.Q374] + [.G218]*[.Q375] + [.G219]*[.Q376] + [.G220]*[.Q377] + [.G221]*[.Q378] )" office:value-type="float" office:value="-0.998929203245625" calcext:value-type="float">
            <text:p>-0.998929203245625</text:p>
          </table:table-cell>
          <table:table-cell table:number-columns-repeated="8"/>
          <table:table-cell table:style-name="ce9" table:formula="of:=RAND()" office:value-type="float" office:value="0.805905237547094" calcext:value-type="float">
            <text:p>0.805905237547094</text:p>
          </table:table-cell>
          <table:table-cell table:number-columns-repeated="4"/>
        </table:table-row>
        <table:table-row table:style-name="ro1">
          <table:table-cell office:value-type="float" office:value="428.42593" calcext:value-type="float">
            <text:p>428.42593</text:p>
          </table:table-cell>
          <table:table-cell table:number-columns-repeated="3"/>
          <table:table-cell table:formula="of:=[.$C$4] + ([.$C$5] - [.$C$4]) * (([.A220] - [.$C$1]) / ([.$C$2] - [.$C$1]))" office:value-type="float" office:value="-0.494744979107592" calcext:value-type="float">
            <text:p>-0.494744979107592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201]*[.Q379] + [.G202]*[.Q380] + [.G203]*[.Q381] + [.G204]*[.Q382] + [.G205]*[.Q383] + [.G206]*[.Q384] + [.G207]*[.Q385] + [.G208]*[.Q386] + [.G209]*[.Q387] + [.G210]*[.Q388] + [.G211]*[.Q389] + [.G212]*[.Q390] + [.G213]*[.Q391] + [.G214]*[.Q392] + [.G215]*[.Q393] + [.G216]*[.Q394] + [.G217]*[.Q395] + [.G218]*[.Q396] + [.G219]*[.Q397] + [.G220]*[.Q398] + [.G221]*[.Q399] )" office:value-type="float" office:value="-0.999729318405789" calcext:value-type="float">
            <text:p>-0.999729318405789</text:p>
          </table:table-cell>
          <table:table-cell table:number-columns-repeated="8"/>
          <table:table-cell table:style-name="ce9" table:formula="of:=RAND()" office:value-type="float" office:value="0.00987860346035154" calcext:value-type="float">
            <text:p>0.009878603460352</text:p>
          </table:table-cell>
          <table:table-cell table:number-columns-repeated="4"/>
        </table:table-row>
        <table:table-row table:style-name="ro1">
          <table:table-cell office:value-type="float" office:value="442.57666" calcext:value-type="float">
            <text:p>442.57666</text:p>
          </table:table-cell>
          <table:table-cell table:number-columns-repeated="3"/>
          <table:table-cell table:formula="of:=[.$C$4] + ([.$C$5] - [.$C$4]) * (([.A221] - [.$C$1]) / ([.$C$2] - [.$C$1]))" office:value-type="float" office:value="-0.494512481214755" calcext:value-type="float">
            <text:p>-0.494512481214755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201]*[.Q400] + [.G202]*[.Q401] + [.G203]*[.Q402] + [.G204]*[.Q403] + [.G205]*[.Q404] + [.G206]*[.Q405] + [.G207]*[.Q406] + [.G208]*[.Q407] + [.G209]*[.Q408] + [.G210]*[.Q409] + [.G211]*[.Q410] + [.G212]*[.Q411] + [.G213]*[.Q412] + [.G214]*[.Q413] + [.G215]*[.Q414] + [.G216]*[.Q415] + [.G217]*[.Q416] + [.G218]*[.Q417] + [.G219]*[.Q418] + [.G220]*[.Q419] + [.G221]*[.Q420] )" office:value-type="float" office:value="-0.999744140771668" calcext:value-type="float">
            <text:p>-0.999744140771668</text:p>
          </table:table-cell>
          <table:table-cell table:number-columns-repeated="8"/>
          <table:table-cell table:style-name="ce9" table:formula="of:=RAND()" office:value-type="float" office:value="0.53011551790838" calcext:value-type="float">
            <text:p>0.53011551790838</text:p>
          </table:table-cell>
          <table:table-cell table:number-columns-repeated="4"/>
        </table:table-row>
        <table:table-row table:style-name="ro1">
          <table:table-cell office:value-type="float" office:value="439.04" calcext:value-type="float">
            <text:p>439.04</text:p>
          </table:table-cell>
          <table:table-cell table:number-columns-repeated="3"/>
          <table:table-cell table:formula="of:=[.$C$4] + ([.$C$5] - [.$C$4]) * (([.A222] - [.$C$1]) / ([.$C$2] - [.$C$1]))" office:value-type="float" office:value="-0.494570588888188" calcext:value-type="float">
            <text:p>-0.494570588888188</text:p>
          </table:table-cell>
          <table:table-cell table:number-columns-repeated="2"/>
          <table:table-cell table:style-name="ce17" table:formula="of:=TANH( [.G201]*[.Q421] + [.G202]*[.Q422] + [.G203]*[.Q423] + [.G204]*[.Q424] + [.G205]*[.Q425] + [.G206]*[.Q426] + [.G207]*[.Q427] + [.G208]*[.Q428] + [.G209]*[.Q429] + [.G210]*[.Q430] + [.G211]*[.Q431] + [.G212]*[.Q432] + [.G213]*[.Q433] + [.G214]*[.Q434] + [.G215]*[.Q435] + [.G216]*[.Q436] + [.G217]*[.Q437] + [.G218]*[.Q438] + [.G219]*[.Q439] + [.G220]*[.Q440] + [.G221]*[.Q441] )" office:value-type="float" office:value="-0.999615382541065" calcext:value-type="float">
            <text:p>-0.999615382541065</text:p>
          </table:table-cell>
          <table:table-cell table:number-columns-repeated="8"/>
          <table:table-cell table:style-name="ce9" table:formula="of:=RAND()" office:value-type="float" office:value="0.873953247261726" calcext:value-type="float">
            <text:p>0.873953247261726</text:p>
          </table:table-cell>
          <table:table-cell table:number-columns-repeated="4"/>
        </table:table-row>
        <table:table-row table:style-name="ro1">
          <table:table-cell office:value-type="float" office:value="449.04333" calcext:value-type="float">
            <text:p>449.04333</text:p>
          </table:table-cell>
          <table:table-cell table:number-columns-repeated="3"/>
          <table:table-cell table:formula="of:=[.$C$4] + ([.$C$5] - [.$C$4]) * (([.A223] - [.$C$1]) / ([.$C$2] - [.$C$1]))" office:value-type="float" office:value="-0.494406233187362" calcext:value-type="float">
            <text:p>-0.494406233187362</text:p>
          </table:table-cell>
          <table:table-cell table:number-columns-repeated="2"/>
          <table:table-cell table:style-name="ce17" table:formula="of:=TANH( [.G201]*[.Q442] + [.G202]*[.Q443] + [.G203]*[.Q444] + [.G204]*[.Q445] + [.G205]*[.Q446] + [.G206]*[.Q447] + [.G207]*[.Q448] + [.G208]*[.Q449] + [.G209]*[.Q450] + [.G210]*[.Q451] + [.G211]*[.Q452] + [.G212]*[.Q453] + [.G213]*[.Q454] + [.G214]*[.Q455] + [.G215]*[.Q456] + [.G216]*[.Q457] + [.G217]*[.Q458] + [.G218]*[.Q459] + [.G219]*[.Q460] + [.G220]*[.Q461] + [.G221]*[.Q462] )" office:value-type="float" office:value="-0.999366568052617" calcext:value-type="float">
            <text:p>-0.999366568052617</text:p>
          </table:table-cell>
          <table:table-cell table:number-columns-repeated="8"/>
          <table:table-cell table:style-name="ce9" table:formula="of:=RAND()" office:value-type="float" office:value="0.914163820915673" calcext:value-type="float">
            <text:p>0.914163820915673</text:p>
          </table:table-cell>
          <table:table-cell table:number-columns-repeated="4"/>
        </table:table-row>
        <table:table-row table:style-name="ro1">
          <table:table-cell office:value-type="float" office:value="449.74166" calcext:value-type="float">
            <text:p>449.74166</text:p>
          </table:table-cell>
          <table:table-cell table:number-columns-repeated="3"/>
          <table:table-cell table:formula="of:=[.$C$4] + ([.$C$5] - [.$C$4]) * (([.A224] - [.$C$1]) / ([.$C$2] - [.$C$1]))" office:value-type="float" office:value="-0.494394759556425" calcext:value-type="float">
            <text:p>-0.494394759556425</text:p>
          </table:table-cell>
          <table:table-cell table:number-columns-repeated="2"/>
          <table:table-cell table:style-name="ce17" table:formula="of:=TANH( [.G201]*[.Q463] + [.G202]*[.Q464] + [.G203]*[.Q465] + [.G204]*[.Q466] + [.G205]*[.Q467] + [.G206]*[.Q468] + [.G207]*[.Q469] + [.G208]*[.Q470] + [.G209]*[.Q471] + [.G210]*[.Q472] + [.G211]*[.Q473] + [.G212]*[.Q474] + [.G213]*[.Q475] + [.G214]*[.Q476] + [.G215]*[.Q477] + [.G216]*[.Q478] + [.G217]*[.Q479] + [.G218]*[.Q480] + [.G219]*[.Q481] + [.G220]*[.Q482] + [.G221]*[.Q483] )" office:value-type="float" office:value="-0.999613509937916" calcext:value-type="float">
            <text:p>-0.999613509937916</text:p>
          </table:table-cell>
          <table:table-cell table:number-columns-repeated="8"/>
          <table:table-cell table:style-name="ce9" table:formula="of:=RAND()" office:value-type="float" office:value="0.463842699674368" calcext:value-type="float">
            <text:p>0.463842699674368</text:p>
          </table:table-cell>
          <table:table-cell table:number-columns-repeated="4"/>
        </table:table-row>
        <table:table-row table:style-name="ro1">
          <table:table-cell office:value-type="float" office:value="434.27" calcext:value-type="float">
            <text:p>434.27</text:p>
          </table:table-cell>
          <table:table-cell table:number-columns-repeated="3"/>
          <table:table-cell table:formula="of:=[.$C$4] + ([.$C$5] - [.$C$4]) * (([.A225] - [.$C$1]) / ([.$C$2] - [.$C$1]))" office:value-type="float" office:value="-0.494648960459749" calcext:value-type="float">
            <text:p>-0.494648960459749</text:p>
          </table:table-cell>
          <table:table-cell table:number-columns-repeated="11"/>
          <table:table-cell table:style-name="ce9" table:formula="of:=RAND()" office:value-type="float" office:value="0.506087252760346" calcext:value-type="float">
            <text:p>0.50608725276034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  <table:table-cell table:formula="of:=[.$C$4] + ([.$C$5] - [.$C$4]) * (([.A226] - [.$C$1]) / ([.$C$2] - [.$C$1]))" office:value-type="float" office:value="-0.494604106289862" calcext:value-type="float">
            <text:p>-0.49460410628986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602035394743627" calcext:value-type="float">
            <text:p>0.602035394743627</text:p>
          </table:table-cell>
          <table:table-cell table:number-columns-repeated="4"/>
        </table:table-row>
        <table:table-row table:style-name="ro1">
          <table:table-cell office:value-type="float" office:value="438.88" calcext:value-type="float">
            <text:p>438.88</text:p>
          </table:table-cell>
          <table:table-cell table:number-columns-repeated="3"/>
          <table:table-cell table:formula="of:=[.$C$4] + ([.$C$5] - [.$C$4]) * (([.A227] - [.$C$1]) / ([.$C$2] - [.$C$1]))" office:value-type="float" office:value="-0.494573217704006" calcext:value-type="float">
            <text:p>-0.494573217704006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226]*[.Q1] + [.G227]*[.Q2] + [.G228]*[.Q3] + [.G229]*[.Q4] + [.G230]*[.Q5] + [.G231]*[.Q6] + [.G232]*[.Q7] + [.G233]*[.Q8] + [.G234]*[.Q9] + [.G235]*[.Q10] + [.G236]*[.Q11] + [.G237]*[.Q12] + [.G238]*[.Q13] + [.G239]*[.Q14] + [.G240]*[.Q15] + [.G241]*[.Q16] + [.G242]*[.Q17] + [.G243]*[.Q18] + [.G244]*[.Q19] + [.G245]*[.Q20] + [.G246]*[.Q21] )" office:value-type="float" office:value="-0.999834613677996" calcext:value-type="float">
            <text:p>-0.999834613677996</text:p>
          </table:table-cell>
          <table:table-cell table:style-name="ce19" table:formula="of:=TANH( [.H226]*[.S1] + [.H227]*[.S2] + [.H228]*[.S3] + [.H229]*[.S4] + [.H230]*[.S5] + [.H231]*[.S6] + [.H232]*[.S7] + [.H233]*[.S8] + [.H234]*[.S9] + [.H235]*[.S10] + [.H236]*[.S11] + [.H237]*[.S12] + [.H238]*[.S13] + [.H239]*[.S14] + [.H240]*[.S15] + [.H241]*[.S16] + [.H242]*[.S17] + [.H243]*[.S18] + [.H244]*[.S19] + [.H245]*[.S20] + [.H246]*[.S21] + [.H247]*[.S22] + [.H248]*[.S23] + [.H249]*[.S24] )" office:value-type="float" office:value="-0.999999999374298" calcext:value-type="float">
            <text:p>-0.999999999374298</text:p>
          </table:table-cell>
          <table:table-cell table:style-name="ce20" office:value-type="float" office:value="-0.498617048511895" calcext:value-type="float">
            <text:p>-0.498617048511895</text:p>
          </table:table-cell>
          <table:table-cell table:style-name="ce21" table:formula="of:= ([.J227]-[.I227]) * ([.J227]-[.I227])" office:value-type="float" office:value="0.251384863415491" calcext:value-type="float">
            <text:p>0.251384863415491</text:p>
          </table:table-cell>
          <table:table-cell table:number-columns-repeated="5"/>
          <table:table-cell table:style-name="ce9" table:formula="of:=RAND()" office:value-type="float" office:value="0.815227674083162" calcext:value-type="float">
            <text:p>0.815227674083162</text:p>
          </table:table-cell>
          <table:table-cell table:number-columns-repeated="4"/>
        </table:table-row>
        <table:table-row table:style-name="ro1">
          <table:table-cell office:value-type="float" office:value="445.045" calcext:value-type="float">
            <text:p>445.045</text:p>
          </table:table-cell>
          <table:table-cell table:number-columns-repeated="3"/>
          <table:table-cell table:formula="of:=[.$C$4] + ([.$C$5] - [.$C$4]) * (([.A228] - [.$C$1]) / ([.$C$2] - [.$C$1]))" office:value-type="float" office:value="-0.494471926144535" calcext:value-type="float">
            <text:p>-0.494471926144535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226]*[.Q22] + [.G227]*[.Q23] + [.G228]*[.Q24] + [.G229]*[.Q25] + [.G230]*[.Q26] + [.G231]*[.Q27] + [.G232]*[.Q28] + [.G233]*[.Q29] + [.G234]*[.Q30] + [.G235]*[.Q31] + [.G236]*[.Q32] + [.G237]*[.Q33] + [.G238]*[.Q34] + [.G239]*[.Q35] + [.G240]*[.Q36] + [.G241]*[.Q37] + [.G242]*[.Q38] + [.G243]*[.Q39] + [.G244]*[.Q40] + [.G245]*[.Q41] + [.G246]*[.Q42] )" office:value-type="float" office:value="-0.998563948767128" calcext:value-type="float">
            <text:p>-0.998563948767128</text:p>
          </table:table-cell>
          <table:table-cell table:style-name="ce19" table:formula="of:=TANH( [.H226]*[.S25] + [.H227]*[.S26] + [.H228]*[.S27] + [.H229]*[.S28] + [.H230]*[.S29] + [.H231]*[.S30] + [.H232]*[.S31] + [.H233]*[.S32] + [.H234]*[.S33] + [.H235]*[.S34] + [.H236]*[.S35] + [.H237]*[.S36] + [.H238]*[.S37] + [.H239]*[.S38] + [.H240]*[.S39] + [.H241]*[.S40] + [.H242]*[.S41] + [.H243]*[.S42] + [.H244]*[.S43] + [.H245]*[.S44] + [.H246]*[.S45] + [.H247]*[.S46] + [.H248]*[.S47] + [.H249]*[.S48] )" office:value-type="float" office:value="-0.999999996081975" calcext:value-type="float">
            <text:p>-0.999999996081975</text:p>
          </table:table-cell>
          <table:table-cell table:style-name="ce20" office:value-type="float" office:value="-0.498540757976655" calcext:value-type="float">
            <text:p>-0.498540757976655</text:p>
          </table:table-cell>
          <table:table-cell table:style-name="ce21" table:formula="of:= ([.J228]-[.I228]) * ([.J228]-[.I228])" office:value-type="float" office:value="0.251461367481167" calcext:value-type="float">
            <text:p>0.251461367481167</text:p>
          </table:table-cell>
          <table:table-cell table:number-columns-repeated="5"/>
          <table:table-cell table:style-name="ce9" table:formula="of:=RAND()" office:value-type="float" office:value="0.0835460991109472" calcext:value-type="float">
            <text:p>0.083546099110947</text:p>
          </table:table-cell>
          <table:table-cell table:number-columns-repeated="4"/>
        </table:table-row>
        <table:table-row table:style-name="ro1">
          <table:table-cell office:value-type="float" office:value="443.18" calcext:value-type="float">
            <text:p>443.18</text:p>
          </table:table-cell>
          <table:table-cell table:number-columns-repeated="3"/>
          <table:table-cell table:formula="of:=[.$C$4] + ([.$C$5] - [.$C$4]) * (([.A229] - [.$C$1]) / ([.$C$2] - [.$C$1]))" office:value-type="float" office:value="-0.494502568278909" calcext:value-type="float">
            <text:p>-0.494502568278909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226]*[.Q43] + [.G227]*[.Q44] + [.G228]*[.Q45] + [.G229]*[.Q46] + [.G230]*[.Q47] + [.G231]*[.Q48] + [.G232]*[.Q49] + [.G233]*[.Q50] + [.G234]*[.Q51] + [.G235]*[.Q52] + [.G236]*[.Q53] + [.G237]*[.Q54] + [.G238]*[.Q55] + [.G239]*[.Q56] + [.G240]*[.Q57] + [.G241]*[.Q58] + [.G242]*[.Q59] + [.G243]*[.Q60] + [.G244]*[.Q61] + [.G245]*[.Q62] + [.G246]*[.Q63] )" office:value-type="float" office:value="-0.999797289344973" calcext:value-type="float">
            <text:p>-0.999797289344973</text:p>
          </table:table-cell>
          <table:table-cell table:style-name="ce19" table:formula="of:=TANH( [.H226]*[.S49] + [.H227]*[.S50] + [.H228]*[.S51] + [.H229]*[.S52] + [.H230]*[.S53] + [.H231]*[.S54] + [.H232]*[.S55] + [.H233]*[.S56] + [.H234]*[.S57] + [.H235]*[.S58] + [.H236]*[.S59] + [.H237]*[.S60] + [.H238]*[.S61] + [.H239]*[.S62] + [.H240]*[.S63] + [.H241]*[.S64] + [.H242]*[.S65] + [.H243]*[.S66] + [.H244]*[.S67] + [.H245]*[.S68] + [.H246]*[.S69] + [.H247]*[.S70] + [.H248]*[.S71] + [.H249]*[.S72] )" office:value-type="float" office:value="-0.99999997259786" calcext:value-type="float">
            <text:p>-0.99999997259786</text:p>
          </table:table-cell>
          <table:table-cell table:style-name="ce20" office:value-type="float" office:value="-0.498563349526889" calcext:value-type="float">
            <text:p>-0.498563349526889</text:p>
          </table:table-cell>
          <table:table-cell table:style-name="ce21" table:formula="of:= ([.J229]-[.I229]) * ([.J229]-[.I229])" office:value-type="float" office:value="0.251438686956819" calcext:value-type="float">
            <text:p>0.251438686956819</text:p>
          </table:table-cell>
          <table:table-cell table:number-columns-repeated="5"/>
          <table:table-cell table:style-name="ce9" table:formula="of:=RAND()" office:value-type="float" office:value="0.105144550332327" calcext:value-type="float">
            <text:p>0.105144550332327</text:p>
          </table:table-cell>
          <table:table-cell table:number-columns-repeated="4"/>
        </table:table-row>
        <table:table-row table:style-name="ro1">
          <table:table-cell office:value-type="float" office:value="445.60666" calcext:value-type="float">
            <text:p>445.60666</text:p>
          </table:table-cell>
          <table:table-cell table:number-columns-repeated="3"/>
          <table:table-cell table:formula="of:=[.$C$4] + ([.$C$5] - [.$C$4]) * (([.A230] - [.$C$1]) / ([.$C$2] - [.$C$1]))" office:value-type="float" office:value="-0.49446269801521" calcext:value-type="float">
            <text:p>-0.49446269801521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226]*[.Q64] + [.G227]*[.Q65] + [.G228]*[.Q66] + [.G229]*[.Q67] + [.G230]*[.Q68] + [.G231]*[.Q69] + [.G232]*[.Q70] + [.G233]*[.Q71] + [.G234]*[.Q72] + [.G235]*[.Q73] + [.G236]*[.Q74] + [.G237]*[.Q75] + [.G238]*[.Q76] + [.G239]*[.Q77] + [.G240]*[.Q78] + [.G241]*[.Q79] + [.G242]*[.Q80] + [.G243]*[.Q81] + [.G244]*[.Q82] + [.G245]*[.Q83] + [.G246]*[.Q84] )" office:value-type="float" office:value="-0.999756549257555" calcext:value-type="float">
            <text:p>-0.999756549257555</text:p>
          </table:table-cell>
          <table:table-cell table:number-columns-repeated="8"/>
          <table:table-cell table:style-name="ce9" table:formula="of:=RAND()" office:value-type="float" office:value="0.514106751115633" calcext:value-type="float">
            <text:p>0.514106751115633</text:p>
          </table:table-cell>
          <table:table-cell table:number-columns-repeated="4"/>
        </table:table-row>
        <table:table-row table:style-name="ro1">
          <table:table-cell office:value-type="float" office:value="445.15666" calcext:value-type="float">
            <text:p>445.15666</text:p>
          </table:table-cell>
          <table:table-cell table:number-columns-repeated="3"/>
          <table:table-cell table:formula="of:=[.$C$4] + ([.$C$5] - [.$C$4]) * (([.A231] - [.$C$1]) / ([.$C$2] - [.$C$1]))" office:value-type="float" office:value="-0.494470091559697" calcext:value-type="float">
            <text:p>-0.494470091559697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226]*[.Q85] + [.G227]*[.Q86] + [.G228]*[.Q87] + [.G229]*[.Q88] + [.G230]*[.Q89] + [.G231]*[.Q90] + [.G232]*[.Q91] + [.G233]*[.Q92] + [.G234]*[.Q93] + [.G235]*[.Q94] + [.G236]*[.Q95] + [.G237]*[.Q96] + [.G238]*[.Q97] + [.G239]*[.Q98] + [.G240]*[.Q99] + [.G241]*[.Q100] + [.G242]*[.Q101] + [.G243]*[.Q102] + [.G244]*[.Q103] + [.G245]*[.Q104] + [.G246]*[.Q105] )" office:value-type="float" office:value="-0.998452584220148" calcext:value-type="float">
            <text:p>-0.998452584220148</text:p>
          </table:table-cell>
          <table:table-cell table:number-columns-repeated="8"/>
          <table:table-cell table:style-name="ce9" table:formula="of:=RAND()" office:value-type="float" office:value="0.226019429638007" calcext:value-type="float">
            <text:p>0.226019429638007</text:p>
          </table:table-cell>
          <table:table-cell table:number-columns-repeated="4"/>
        </table:table-row>
        <table:table-row table:style-name="ro1">
          <table:table-cell office:value-type="float" office:value="444.73833" calcext:value-type="float">
            <text:p>444.73833</text:p>
          </table:table-cell>
          <table:table-cell table:number-columns-repeated="3"/>
          <table:table-cell table:formula="of:=[.$C$4] + ([.$C$5] - [.$C$4]) * (([.A232] - [.$C$1]) / ([.$C$2] - [.$C$1]))" office:value-type="float" office:value="-0.494476964762953" calcext:value-type="float">
            <text:p>-0.494476964762953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226]*[.Q106] + [.G227]*[.Q107] + [.G228]*[.Q108] + [.G229]*[.Q109] + [.G230]*[.Q110] + [.G231]*[.Q111] + [.G232]*[.Q112] + [.G233]*[.Q113] + [.G234]*[.Q114] + [.G235]*[.Q115] + [.G236]*[.Q116] + [.G237]*[.Q117] + [.G238]*[.Q118] + [.G239]*[.Q119] + [.G240]*[.Q120] + [.G241]*[.Q121] + [.G242]*[.Q122] + [.G243]*[.Q123] + [.G244]*[.Q124] + [.G245]*[.Q125] + [.G246]*[.Q126] )" office:value-type="float" office:value="-0.99958761018322" calcext:value-type="float">
            <text:p>-0.99958761018322</text:p>
          </table:table-cell>
          <table:table-cell table:number-columns-repeated="8"/>
          <table:table-cell table:style-name="ce9" table:formula="of:=RAND()" office:value-type="float" office:value="0.412238272823291" calcext:value-type="float">
            <text:p>0.412238272823291</text:p>
          </table:table-cell>
          <table:table-cell table:number-columns-repeated="4"/>
        </table:table-row>
        <table:table-row table:style-name="ro1">
          <table:table-cell office:value-type="float" office:value="455.65333" calcext:value-type="float">
            <text:p>455.65333</text:p>
          </table:table-cell>
          <table:table-cell table:number-columns-repeated="3"/>
          <table:table-cell table:formula="of:=[.$C$4] + ([.$C$5] - [.$C$4]) * (([.A233] - [.$C$1]) / ([.$C$2] - [.$C$1]))" office:value-type="float" office:value="-0.494297630233899" calcext:value-type="float">
            <text:p>-0.494297630233899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226]*[.Q127] + [.G227]*[.Q128] + [.G228]*[.Q129] + [.G229]*[.Q130] + [.G230]*[.Q131] + [.G231]*[.Q132] + [.G232]*[.Q133] + [.G233]*[.Q134] + [.G234]*[.Q135] + [.G235]*[.Q136] + [.G236]*[.Q137] + [.G237]*[.Q138] + [.G238]*[.Q139] + [.G239]*[.Q140] + [.G240]*[.Q141] + [.G241]*[.Q142] + [.G242]*[.Q143] + [.G243]*[.Q144] + [.G244]*[.Q145] + [.G245]*[.Q146] + [.G246]*[.Q147] )" office:value-type="float" office:value="-0.999847522704689" calcext:value-type="float">
            <text:p>-0.999847522704689</text:p>
          </table:table-cell>
          <table:table-cell table:number-columns-repeated="8"/>
          <table:table-cell table:style-name="ce9" table:formula="of:=RAND()" office:value-type="float" office:value="0.932771640297156" calcext:value-type="float">
            <text:p>0.932771640297156</text:p>
          </table:table-cell>
          <table:table-cell table:number-columns-repeated="4"/>
        </table:table-row>
        <table:table-row table:style-name="ro1">
          <table:table-cell office:value-type="float" office:value="489.86999" calcext:value-type="float">
            <text:p>489.86999</text:p>
          </table:table-cell>
          <table:table-cell table:number-columns-repeated="3"/>
          <table:table-cell table:formula="of:=[.$C$4] + ([.$C$5] - [.$C$4]) * (([.A234] - [.$C$1]) / ([.$C$2] - [.$C$1]))" office:value-type="float" office:value="-0.493735447127449" calcext:value-type="float">
            <text:p>-0.493735447127449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226]*[.Q148] + [.G227]*[.Q149] + [.G228]*[.Q150] + [.G229]*[.Q151] + [.G230]*[.Q152] + [.G231]*[.Q153] + [.G232]*[.Q154] + [.G233]*[.Q155] + [.G234]*[.Q156] + [.G235]*[.Q157] + [.G236]*[.Q158] + [.G237]*[.Q159] + [.G238]*[.Q160] + [.G239]*[.Q161] + [.G240]*[.Q162] + [.G241]*[.Q163] + [.G242]*[.Q164] + [.G243]*[.Q165] + [.G244]*[.Q166] + [.G245]*[.Q167] + [.G246]*[.Q168] )" office:value-type="float" office:value="-0.999483794774439" calcext:value-type="float">
            <text:p>-0.999483794774439</text:p>
          </table:table-cell>
          <table:table-cell table:number-columns-repeated="8"/>
          <table:table-cell table:style-name="ce9" table:formula="of:=RAND()" office:value-type="float" office:value="0.555755037682484" calcext:value-type="float">
            <text:p>0.555755037682484</text:p>
          </table:table-cell>
          <table:table-cell table:number-columns-repeated="4"/>
        </table:table-row>
        <table:table-row table:style-name="ro1">
          <table:table-cell office:value-type="float" office:value="490.18666" calcext:value-type="float">
            <text:p>490.18666</text:p>
          </table:table-cell>
          <table:table-cell table:number-columns-repeated="3"/>
          <table:table-cell table:formula="of:=[.$C$4] + ([.$C$5] - [.$C$4]) * (([.A235] - [.$C$1]) / ([.$C$2] - [.$C$1]))" office:value-type="float" office:value="-0.493730244208043" calcext:value-type="float">
            <text:p>-0.493730244208043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226]*[.Q169] + [.G227]*[.Q170] + [.G228]*[.Q171] + [.G229]*[.Q172] + [.G230]*[.Q173] + [.G231]*[.Q174] + [.G232]*[.Q175] + [.G233]*[.Q176] + [.G234]*[.Q177] + [.G235]*[.Q178] + [.G236]*[.Q179] + [.G237]*[.Q180] + [.G238]*[.Q181] + [.G239]*[.Q182] + [.G240]*[.Q183] + [.G241]*[.Q184] + [.G242]*[.Q185] + [.G243]*[.Q186] + [.G244]*[.Q187] + [.G245]*[.Q188] + [.G246]*[.Q189] )" office:value-type="float" office:value="-0.999895996816006" calcext:value-type="float">
            <text:p>-0.999895996816006</text:p>
          </table:table-cell>
          <table:table-cell table:number-columns-repeated="8"/>
          <table:table-cell table:style-name="ce9" table:formula="of:=RAND()" office:value-type="float" office:value="0.861415269298235" calcext:value-type="float">
            <text:p>0.861415269298235</text:p>
          </table:table-cell>
          <table:table-cell table:number-columns-repeated="4"/>
        </table:table-row>
        <table:table-row table:style-name="ro1">
          <table:table-cell office:value-type="float" office:value="522.31" calcext:value-type="float">
            <text:p>522.31</text:p>
          </table:table-cell>
          <table:table-cell table:number-columns-repeated="3"/>
          <table:table-cell table:formula="of:=[.$C$4] + ([.$C$5] - [.$C$4]) * (([.A236] - [.$C$1]) / ([.$C$2] - [.$C$1]))" office:value-type="float" office:value="-0.493202454556138" calcext:value-type="float">
            <text:p>-0.493202454556138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226]*[.Q190] + [.G227]*[.Q191] + [.G228]*[.Q192] + [.G229]*[.Q193] + [.G230]*[.Q194] + [.G231]*[.Q195] + [.G232]*[.Q196] + [.G233]*[.Q197] + [.G234]*[.Q198] + [.G235]*[.Q199] + [.G236]*[.Q200] + [.G237]*[.Q201] + [.G238]*[.Q202] + [.G239]*[.Q203] + [.G240]*[.Q204] + [.G241]*[.Q205] + [.G242]*[.Q206] + [.G243]*[.Q207] + [.G244]*[.Q208] + [.G245]*[.Q209] + [.G246]*[.Q210] )" office:value-type="float" office:value="-0.999813979166151" calcext:value-type="float">
            <text:p>-0.999813979166151</text:p>
          </table:table-cell>
          <table:table-cell table:number-columns-repeated="8"/>
          <table:table-cell table:style-name="ce9" table:formula="of:=RAND()" office:value-type="float" office:value="0.477895047120162" calcext:value-type="float">
            <text:p>0.477895047120162</text:p>
          </table:table-cell>
          <table:table-cell table:number-columns-repeated="4"/>
        </table:table-row>
        <table:table-row table:style-name="ro1">
          <table:table-cell office:value-type="float" office:value="512.30833" calcext:value-type="float">
            <text:p>512.30833</text:p>
          </table:table-cell>
          <table:table-cell table:number-columns-repeated="3"/>
          <table:table-cell table:formula="of:=[.$C$4] + ([.$C$5] - [.$C$4]) * (([.A237] - [.$C$1]) / ([.$C$2] - [.$C$1]))" office:value-type="float" office:value="-0.493366782983" calcext:value-type="float">
            <text:p>-0.493366782983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226]*[.Q211] + [.G227]*[.Q212] + [.G228]*[.Q213] + [.G229]*[.Q214] + [.G230]*[.Q215] + [.G231]*[.Q216] + [.G232]*[.Q217] + [.G233]*[.Q218] + [.G234]*[.Q219] + [.G235]*[.Q220] + [.G236]*[.Q221] + [.G237]*[.Q222] + [.G238]*[.Q223] + [.G239]*[.Q224] + [.G240]*[.Q225] + [.G241]*[.Q226] + [.G242]*[.Q227] + [.G243]*[.Q228] + [.G244]*[.Q229] + [.G245]*[.Q230] + [.G246]*[.Q231] )" office:value-type="float" office:value="-0.998263103435455" calcext:value-type="float">
            <text:p>-0.998263103435455</text:p>
          </table:table-cell>
          <table:table-cell table:number-columns-repeated="8"/>
          <table:table-cell table:style-name="ce9" table:formula="of:=RAND()" office:value-type="float" office:value="0.377735039705166" calcext:value-type="float">
            <text:p>0.377735039705166</text:p>
          </table:table-cell>
          <table:table-cell table:number-columns-repeated="4"/>
        </table:table-row>
        <table:table-row table:style-name="ro1">
          <table:table-cell office:value-type="float" office:value="533.92999" calcext:value-type="float">
            <text:p>533.92999</text:p>
          </table:table-cell>
          <table:table-cell table:number-columns-repeated="3"/>
          <table:table-cell table:formula="of:=[.$C$4] + ([.$C$5] - [.$C$4]) * (([.A238] - [.$C$1]) / ([.$C$2] - [.$C$1]))" office:value-type="float" office:value="-0.493011536971688" calcext:value-type="float">
            <text:p>-0.493011536971688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226]*[.Q232] + [.G227]*[.Q233] + [.G228]*[.Q234] + [.G229]*[.Q235] + [.G230]*[.Q236] + [.G231]*[.Q237] + [.G232]*[.Q238] + [.G233]*[.Q239] + [.G234]*[.Q240] + [.G235]*[.Q241] + [.G236]*[.Q242] + [.G237]*[.Q243] + [.G238]*[.Q244] + [.G239]*[.Q245] + [.G240]*[.Q246] + [.G241]*[.Q247] + [.G242]*[.Q248] + [.G243]*[.Q249] + [.G244]*[.Q250] + [.G245]*[.Q251] + [.G246]*[.Q252] )" office:value-type="float" office:value="-0.999956190144501" calcext:value-type="float">
            <text:p>-0.999956190144501</text:p>
          </table:table-cell>
          <table:table-cell table:number-columns-repeated="8"/>
          <table:table-cell table:style-name="ce9" table:formula="of:=RAND()" office:value-type="float" office:value="0.0869051611979678" calcext:value-type="float">
            <text:p>0.086905161197968</text:p>
          </table:table-cell>
          <table:table-cell table:number-columns-repeated="4"/>
        </table:table-row>
        <table:table-row table:style-name="ro1">
          <table:table-cell office:value-type="float" office:value="579.59333" calcext:value-type="float">
            <text:p>579.59333</text:p>
          </table:table-cell>
          <table:table-cell table:number-columns-repeated="3"/>
          <table:table-cell table:formula="of:=[.$C$4] + ([.$C$5] - [.$C$4]) * (([.A239] - [.$C$1]) / ([.$C$2] - [.$C$1]))" office:value-type="float" office:value="-0.492261283781223" calcext:value-type="float">
            <text:p>-0.492261283781223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226]*[.Q253] + [.G227]*[.Q254] + [.G228]*[.Q255] + [.G229]*[.Q256] + [.G230]*[.Q257] + [.G231]*[.Q258] + [.G232]*[.Q259] + [.G233]*[.Q260] + [.G234]*[.Q261] + [.G235]*[.Q262] + [.G236]*[.Q263] + [.G237]*[.Q264] + [.G238]*[.Q265] + [.G239]*[.Q266] + [.G240]*[.Q267] + [.G241]*[.Q268] + [.G242]*[.Q269] + [.G243]*[.Q270] + [.G244]*[.Q271] + [.G245]*[.Q272] + [.G246]*[.Q273] )" office:value-type="float" office:value="-0.999989379680408" calcext:value-type="float">
            <text:p>-0.999989379680408</text:p>
          </table:table-cell>
          <table:table-cell table:number-columns-repeated="8"/>
          <table:table-cell table:style-name="ce9" table:formula="of:=RAND()" office:value-type="float" office:value="0.187872202065534" calcext:value-type="float">
            <text:p>0.187872202065534</text:p>
          </table:table-cell>
          <table:table-cell table:number-columns-repeated="4"/>
        </table:table-row>
        <table:table-row table:style-name="ro1">
          <table:table-cell office:value-type="float" office:value="581.51" calcext:value-type="float">
            <text:p>581.51</text:p>
          </table:table-cell>
          <table:table-cell table:number-columns-repeated="3"/>
          <table:table-cell table:formula="of:=[.$C$4] + ([.$C$5] - [.$C$4]) * (([.A240] - [.$C$1]) / ([.$C$2] - [.$C$1]))" office:value-type="float" office:value="-0.492229792703641" calcext:value-type="float">
            <text:p>-0.492229792703641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226]*[.Q274] + [.G227]*[.Q275] + [.G228]*[.Q276] + [.G229]*[.Q277] + [.G230]*[.Q278] + [.G231]*[.Q279] + [.G232]*[.Q280] + [.G233]*[.Q281] + [.G234]*[.Q282] + [.G235]*[.Q283] + [.G236]*[.Q284] + [.G237]*[.Q285] + [.G238]*[.Q286] + [.G239]*[.Q287] + [.G240]*[.Q288] + [.G241]*[.Q289] + [.G242]*[.Q290] + [.G243]*[.Q291] + [.G244]*[.Q292] + [.G245]*[.Q293] + [.G246]*[.Q294] )" office:value-type="float" office:value="-0.999952673667624" calcext:value-type="float">
            <text:p>-0.999952673667624</text:p>
          </table:table-cell>
          <table:table-cell table:number-columns-repeated="8"/>
          <table:table-cell table:style-name="ce9" table:formula="of:=RAND()" office:value-type="float" office:value="0.889201094846004" calcext:value-type="float">
            <text:p>0.889201094846004</text:p>
          </table:table-cell>
          <table:table-cell table:number-columns-repeated="4"/>
        </table:table-row>
        <table:table-row table:style-name="ro1">
          <table:table-cell office:value-type="float" office:value="572.44833" calcext:value-type="float">
            <text:p>572.44833</text:p>
          </table:table-cell>
          <table:table-cell table:number-columns-repeated="3"/>
          <table:table-cell table:formula="of:=[.$C$4] + ([.$C$5] - [.$C$4]) * (([.A241] - [.$C$1]) / ([.$C$2] - [.$C$1]))" office:value-type="float" office:value="-0.492378676837576" calcext:value-type="float">
            <text:p>-0.492378676837576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226]*[.Q295] + [.G227]*[.Q296] + [.G228]*[.Q297] + [.G229]*[.Q298] + [.G230]*[.Q299] + [.G231]*[.Q300] + [.G232]*[.Q301] + [.G233]*[.Q302] + [.G234]*[.Q303] + [.G235]*[.Q304] + [.G236]*[.Q305] + [.G237]*[.Q306] + [.G238]*[.Q307] + [.G239]*[.Q308] + [.G240]*[.Q309] + [.G241]*[.Q310] + [.G242]*[.Q311] + [.G243]*[.Q312] + [.G244]*[.Q313] + [.G245]*[.Q314] + [.G246]*[.Q315] )" office:value-type="float" office:value="-0.999715839581587" calcext:value-type="float">
            <text:p>-0.999715839581587</text:p>
          </table:table-cell>
          <table:table-cell table:number-columns-repeated="8"/>
          <table:table-cell table:style-name="ce9" table:formula="of:=RAND()" office:value-type="float" office:value="0.234951799216053" calcext:value-type="float">
            <text:p>0.234951799216053</text:p>
          </table:table-cell>
          <table:table-cell table:number-columns-repeated="4"/>
        </table:table-row>
        <table:table-row table:style-name="ro1">
          <table:table-cell office:value-type="float" office:value="562.4" calcext:value-type="float">
            <text:p>562.4</text:p>
          </table:table-cell>
          <table:table-cell table:number-columns-repeated="3"/>
          <table:table-cell table:formula="of:=[.$C$4] + ([.$C$5] - [.$C$4]) * (([.A242] - [.$C$1]) / ([.$C$2] - [.$C$1]))" office:value-type="float" office:value="-0.492543771892851" calcext:value-type="float">
            <text:p>-0.492543771892851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226]*[.Q316] + [.G227]*[.Q317] + [.G228]*[.Q318] + [.G229]*[.Q319] + [.G230]*[.Q320] + [.G231]*[.Q321] + [.G232]*[.Q322] + [.G233]*[.Q323] + [.G234]*[.Q324] + [.G235]*[.Q325] + [.G236]*[.Q326] + [.G237]*[.Q327] + [.G238]*[.Q328] + [.G239]*[.Q329] + [.G240]*[.Q330] + [.G241]*[.Q331] + [.G242]*[.Q332] + [.G243]*[.Q333] + [.G244]*[.Q334] + [.G245]*[.Q335] + [.G246]*[.Q336] )" office:value-type="float" office:value="-0.99759614715686" calcext:value-type="float">
            <text:p>-0.99759614715686</text:p>
          </table:table-cell>
          <table:table-cell table:number-columns-repeated="8"/>
          <table:table-cell table:style-name="ce9" table:formula="of:=RAND()" office:value-type="float" office:value="0.98557442689568" calcext:value-type="float">
            <text:p>0.98557442689568</text:p>
          </table:table-cell>
          <table:table-cell table:number-columns-repeated="4"/>
        </table:table-row>
        <table:table-row table:style-name="ro1">
          <table:table-cell office:value-type="float" office:value="571.845" calcext:value-type="float">
            <text:p>571.845</text:p>
          </table:table-cell>
          <table:table-cell table:number-columns-repeated="3"/>
          <table:table-cell table:formula="of:=[.$C$4] + ([.$C$5] - [.$C$4]) * (([.A243] - [.$C$1]) / ([.$C$2] - [.$C$1]))" office:value-type="float" office:value="-0.492388589609121" calcext:value-type="float">
            <text:p>-0.492388589609121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226]*[.Q337] + [.G227]*[.Q338] + [.G228]*[.Q339] + [.G229]*[.Q340] + [.G230]*[.Q341] + [.G231]*[.Q342] + [.G232]*[.Q343] + [.G233]*[.Q344] + [.G234]*[.Q345] + [.G235]*[.Q346] + [.G236]*[.Q347] + [.G237]*[.Q348] + [.G238]*[.Q349] + [.G239]*[.Q350] + [.G240]*[.Q351] + [.G241]*[.Q352] + [.G242]*[.Q353] + [.G243]*[.Q354] + [.G244]*[.Q355] + [.G245]*[.Q356] + [.G246]*[.Q357] )" office:value-type="float" office:value="-0.999550938807862" calcext:value-type="float">
            <text:p>-0.999550938807862</text:p>
          </table:table-cell>
          <table:table-cell table:number-columns-repeated="8"/>
          <table:table-cell table:style-name="ce9" table:formula="of:=RAND()" office:value-type="float" office:value="0.575186699096459" calcext:value-type="float">
            <text:p>0.575186699096459</text:p>
          </table:table-cell>
          <table:table-cell table:number-columns-repeated="4"/>
        </table:table-row>
        <table:table-row table:style-name="ro1">
          <table:table-cell office:value-type="float" office:value="612.12666" calcext:value-type="float">
            <text:p>612.12666</text:p>
          </table:table-cell>
          <table:table-cell table:number-columns-repeated="3"/>
          <table:table-cell table:formula="of:=[.$C$4] + ([.$C$5] - [.$C$4]) * (([.A244] - [.$C$1]) / ([.$C$2] - [.$C$1]))" office:value-type="float" office:value="-0.491726757953086" calcext:value-type="float">
            <text:p>-0.491726757953086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226]*[.Q358] + [.G227]*[.Q359] + [.G228]*[.Q360] + [.G229]*[.Q361] + [.G230]*[.Q362] + [.G231]*[.Q363] + [.G232]*[.Q364] + [.G233]*[.Q365] + [.G234]*[.Q366] + [.G235]*[.Q367] + [.G236]*[.Q368] + [.G237]*[.Q369] + [.G238]*[.Q370] + [.G239]*[.Q371] + [.G240]*[.Q372] + [.G241]*[.Q373] + [.G242]*[.Q374] + [.G243]*[.Q375] + [.G244]*[.Q376] + [.G245]*[.Q377] + [.G246]*[.Q378] )" office:value-type="float" office:value="-0.99892822684239" calcext:value-type="float">
            <text:p>-0.99892822684239</text:p>
          </table:table-cell>
          <table:table-cell table:number-columns-repeated="8"/>
          <table:table-cell table:style-name="ce9" table:formula="of:=RAND()" office:value-type="float" office:value="0.874917053858368" calcext:value-type="float">
            <text:p>0.874917053858368</text:p>
          </table:table-cell>
          <table:table-cell table:number-columns-repeated="4"/>
        </table:table-row>
        <table:table-row table:style-name="ro1">
          <table:table-cell office:value-type="float" office:value="638.16333" calcext:value-type="float">
            <text:p>638.16333</text:p>
          </table:table-cell>
          <table:table-cell table:number-columns-repeated="3"/>
          <table:table-cell table:formula="of:=[.$C$4] + ([.$C$5] - [.$C$4]) * (([.A245] - [.$C$1]) / ([.$C$2] - [.$C$1]))" office:value-type="float" office:value="-0.491298972891008" calcext:value-type="float">
            <text:p>-0.491298972891008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226]*[.Q379] + [.G227]*[.Q380] + [.G228]*[.Q381] + [.G229]*[.Q382] + [.G230]*[.Q383] + [.G231]*[.Q384] + [.G232]*[.Q385] + [.G233]*[.Q386] + [.G234]*[.Q387] + [.G235]*[.Q388] + [.G236]*[.Q389] + [.G237]*[.Q390] + [.G238]*[.Q391] + [.G239]*[.Q392] + [.G240]*[.Q393] + [.G241]*[.Q394] + [.G242]*[.Q395] + [.G243]*[.Q396] + [.G244]*[.Q397] + [.G245]*[.Q398] + [.G246]*[.Q399] )" office:value-type="float" office:value="-0.999729092844394" calcext:value-type="float">
            <text:p>-0.999729092844394</text:p>
          </table:table-cell>
          <table:table-cell table:number-columns-repeated="8"/>
          <table:table-cell table:style-name="ce9" table:formula="of:=RAND()" office:value-type="float" office:value="0.840379647653626" calcext:value-type="float">
            <text:p>0.840379647653626</text:p>
          </table:table-cell>
          <table:table-cell table:number-columns-repeated="4"/>
        </table:table-row>
        <table:table-row table:style-name="ro1">
          <table:table-cell office:value-type="float" office:value="634.98333" calcext:value-type="float">
            <text:p>634.98333</text:p>
          </table:table-cell>
          <table:table-cell table:number-columns-repeated="3"/>
          <table:table-cell table:formula="of:=[.$C$4] + ([.$C$5] - [.$C$4]) * (([.A246] - [.$C$1]) / ([.$C$2] - [.$C$1]))" office:value-type="float" office:value="-0.491351220605382" calcext:value-type="float">
            <text:p>-0.491351220605382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226]*[.Q400] + [.G227]*[.Q401] + [.G228]*[.Q402] + [.G229]*[.Q403] + [.G230]*[.Q404] + [.G231]*[.Q405] + [.G232]*[.Q406] + [.G233]*[.Q407] + [.G234]*[.Q408] + [.G235]*[.Q409] + [.G236]*[.Q410] + [.G237]*[.Q411] + [.G238]*[.Q412] + [.G239]*[.Q413] + [.G240]*[.Q414] + [.G241]*[.Q415] + [.G242]*[.Q416] + [.G243]*[.Q417] + [.G244]*[.Q418] + [.G245]*[.Q419] + [.G246]*[.Q420] )" office:value-type="float" office:value="-0.999743998314954" calcext:value-type="float">
            <text:p>-0.999743998314954</text:p>
          </table:table-cell>
          <table:table-cell table:number-columns-repeated="8"/>
          <table:table-cell table:style-name="ce9" table:formula="of:=RAND()" office:value-type="float" office:value="0.591291300620162" calcext:value-type="float">
            <text:p>0.591291300620162</text:p>
          </table:table-cell>
          <table:table-cell table:number-columns-repeated="4"/>
        </table:table-row>
        <table:table-row table:style-name="ro1">
          <table:table-cell office:value-type="float" office:value="660.24666" calcext:value-type="float">
            <text:p>660.24666</text:p>
          </table:table-cell>
          <table:table-cell table:number-columns-repeated="3"/>
          <table:table-cell table:formula="of:=[.$C$4] + ([.$C$5] - [.$C$4]) * (([.A247] - [.$C$1]) / ([.$C$2] - [.$C$1]))" office:value-type="float" office:value="-0.490936141595955" calcext:value-type="float">
            <text:p>-0.490936141595955</text:p>
          </table:table-cell>
          <table:table-cell table:number-columns-repeated="2"/>
          <table:table-cell table:style-name="ce17" table:formula="of:=TANH( [.G226]*[.Q421] + [.G227]*[.Q422] + [.G228]*[.Q423] + [.G229]*[.Q424] + [.G230]*[.Q425] + [.G231]*[.Q426] + [.G232]*[.Q427] + [.G233]*[.Q428] + [.G234]*[.Q429] + [.G235]*[.Q430] + [.G236]*[.Q431] + [.G237]*[.Q432] + [.G238]*[.Q433] + [.G239]*[.Q434] + [.G240]*[.Q435] + [.G241]*[.Q436] + [.G242]*[.Q437] + [.G243]*[.Q438] + [.G244]*[.Q439] + [.G245]*[.Q440] + [.G246]*[.Q441] )" office:value-type="float" office:value="-0.99961472202337" calcext:value-type="float">
            <text:p>-0.99961472202337</text:p>
          </table:table-cell>
          <table:table-cell table:number-columns-repeated="8"/>
          <table:table-cell table:style-name="ce9" table:formula="of:=RAND()" office:value-type="float" office:value="0.112318710093938" calcext:value-type="float">
            <text:p>0.112318710093938</text:p>
          </table:table-cell>
          <table:table-cell table:number-columns-repeated="4"/>
        </table:table-row>
        <table:table-row table:style-name="ro1">
          <table:table-cell office:value-type="float" office:value="627.79833" calcext:value-type="float">
            <text:p>627.79833</text:p>
          </table:table-cell>
          <table:table-cell table:number-columns-repeated="3"/>
          <table:table-cell table:formula="of:=[.$C$4] + ([.$C$5] - [.$C$4]) * (([.A248] - [.$C$1]) / ([.$C$2] - [.$C$1]))" office:value-type="float" office:value="-0.491469270865689" calcext:value-type="float">
            <text:p>-0.491469270865689</text:p>
          </table:table-cell>
          <table:table-cell table:number-columns-repeated="2"/>
          <table:table-cell table:style-name="ce17" table:formula="of:=TANH( [.G226]*[.Q442] + [.G227]*[.Q443] + [.G228]*[.Q444] + [.G229]*[.Q445] + [.G230]*[.Q446] + [.G231]*[.Q447] + [.G232]*[.Q448] + [.G233]*[.Q449] + [.G234]*[.Q450] + [.G235]*[.Q451] + [.G236]*[.Q452] + [.G237]*[.Q453] + [.G238]*[.Q454] + [.G239]*[.Q455] + [.G240]*[.Q456] + [.G241]*[.Q457] + [.G242]*[.Q458] + [.G243]*[.Q459] + [.G244]*[.Q460] + [.G245]*[.Q461] + [.G246]*[.Q462] )" office:value-type="float" office:value="-0.99936591626062" calcext:value-type="float">
            <text:p>-0.99936591626062</text:p>
          </table:table-cell>
          <table:table-cell table:number-columns-repeated="8"/>
          <table:table-cell table:style-name="ce9" table:formula="of:=RAND()" office:value-type="float" office:value="0.163965723810978" calcext:value-type="float">
            <text:p>0.163965723810978</text:p>
          </table:table-cell>
          <table:table-cell table:number-columns-repeated="4"/>
        </table:table-row>
        <table:table-row table:style-name="ro1">
          <table:table-cell office:value-type="float" office:value="642.89166" calcext:value-type="float">
            <text:p>642.89166</text:p>
          </table:table-cell>
          <table:table-cell table:number-columns-repeated="3"/>
          <table:table-cell table:formula="of:=[.$C$4] + ([.$C$5] - [.$C$4]) * (([.A249] - [.$C$1]) / ([.$C$2] - [.$C$1]))" office:value-type="float" office:value="-0.491221285961666" calcext:value-type="float">
            <text:p>-0.491221285961666</text:p>
          </table:table-cell>
          <table:table-cell table:number-columns-repeated="2"/>
          <table:table-cell table:style-name="ce17" table:formula="of:=TANH( [.G226]*[.Q463] + [.G227]*[.Q464] + [.G228]*[.Q465] + [.G229]*[.Q466] + [.G230]*[.Q467] + [.G231]*[.Q468] + [.G232]*[.Q469] + [.G233]*[.Q470] + [.G234]*[.Q471] + [.G235]*[.Q472] + [.G236]*[.Q473] + [.G237]*[.Q474] + [.G238]*[.Q475] + [.G239]*[.Q476] + [.G240]*[.Q477] + [.G241]*[.Q478] + [.G242]*[.Q479] + [.G243]*[.Q480] + [.G244]*[.Q481] + [.G245]*[.Q482] + [.G246]*[.Q483] )" office:value-type="float" office:value="-0.999612828480588" calcext:value-type="float">
            <text:p>-0.999612828480588</text:p>
          </table:table-cell>
          <table:table-cell table:number-columns-repeated="8"/>
          <table:table-cell table:style-name="ce9" table:formula="of:=RAND()" office:value-type="float" office:value="0.590982540024693" calcext:value-type="float">
            <text:p>0.590982540024693</text:p>
          </table:table-cell>
          <table:table-cell table:number-columns-repeated="4"/>
        </table:table-row>
        <table:table-row table:style-name="ro1">
          <table:table-cell office:value-type="float" office:value="652.52666" calcext:value-type="float">
            <text:p>652.52666</text:p>
          </table:table-cell>
          <table:table-cell table:number-columns-repeated="3"/>
          <table:table-cell table:formula="of:=[.$C$4] + ([.$C$5] - [.$C$4]) * (([.A250] - [.$C$1]) / ([.$C$2] - [.$C$1]))" office:value-type="float" office:value="-0.491062981959153" calcext:value-type="float">
            <text:p>-0.491062981959153</text:p>
          </table:table-cell>
          <table:table-cell table:number-columns-repeated="11"/>
          <table:table-cell table:style-name="ce9" table:formula="of:=RAND()" office:value-type="float" office:value="0.833117229283897" calcext:value-type="float">
            <text:p>0.833117229283897</text:p>
          </table:table-cell>
          <table:table-cell table:number-columns-repeated="4"/>
        </table:table-row>
        <table:table-row table:style-name="ro1">
          <table:table-cell office:value-type="float" office:value="648.60166" calcext:value-type="float">
            <text:p>648.60166</text:p>
          </table:table-cell>
          <table:table-cell table:number-columns-repeated="3"/>
          <table:table-cell table:formula="of:=[.$C$4] + ([.$C$5] - [.$C$4]) * (([.A251] - [.$C$1]) / ([.$C$2] - [.$C$1]))" office:value-type="float" office:value="-0.491127470097177" calcext:value-type="float">
            <text:p>-0.49112747009717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40507974474357" calcext:value-type="float">
            <text:p>0.40507974474357</text:p>
          </table:table-cell>
          <table:table-cell table:number-columns-repeated="4"/>
        </table:table-row>
        <table:table-row table:style-name="ro1">
          <table:table-cell office:value-type="float" office:value="652.59166" calcext:value-type="float">
            <text:p>652.59166</text:p>
          </table:table-cell>
          <table:table-cell table:number-columns-repeated="3"/>
          <table:table-cell table:formula="of:=[.$C$4] + ([.$C$5] - [.$C$4]) * (([.A252] - [.$C$1]) / ([.$C$2] - [.$C$1]))" office:value-type="float" office:value="-0.491061914002727" calcext:value-type="float">
            <text:p>-0.491061914002727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251]*[.Q1] + [.G252]*[.Q2] + [.G253]*[.Q3] + [.G254]*[.Q4] + [.G255]*[.Q5] + [.G256]*[.Q6] + [.G257]*[.Q7] + [.G258]*[.Q8] + [.G259]*[.Q9] + [.G260]*[.Q10] + [.G261]*[.Q11] + [.G262]*[.Q12] + [.G263]*[.Q13] + [.G264]*[.Q14] + [.G265]*[.Q15] + [.G266]*[.Q16] + [.G267]*[.Q17] + [.G268]*[.Q18] + [.G269]*[.Q19] + [.G270]*[.Q20] + [.G271]*[.Q21] )" office:value-type="float" office:value="-0.999834353028524" calcext:value-type="float">
            <text:p>-0.999834353028524</text:p>
          </table:table-cell>
          <table:table-cell table:style-name="ce19" table:formula="of:=TANH( [.H251]*[.S1] + [.H252]*[.S2] + [.H253]*[.S3] + [.H254]*[.S4] + [.H255]*[.S5] + [.H256]*[.S6] + [.H257]*[.S7] + [.H258]*[.S8] + [.H259]*[.S9] + [.H260]*[.S10] + [.H261]*[.S11] + [.H262]*[.S12] + [.H263]*[.S13] + [.H264]*[.S14] + [.H265]*[.S15] + [.H266]*[.S16] + [.H267]*[.S17] + [.H268]*[.S18] + [.H269]*[.S19] + [.H270]*[.S20] + [.H271]*[.S21] + [.H272]*[.S22] + [.H273]*[.S23] + [.H274]*[.S24] )" office:value-type="float" office:value="-0.99999999937429" calcext:value-type="float">
            <text:p>-0.99999999937429</text:p>
          </table:table-cell>
          <table:table-cell table:style-name="ce20" office:value-type="float" office:value="-0.498540757976655" calcext:value-type="float">
            <text:p>-0.498540757976655</text:p>
          </table:table-cell>
          <table:table-cell table:style-name="ce21" table:formula="of:= ([.J252]-[.I252]) * ([.J252]-[.I252])" office:value-type="float" office:value="0.251461370783091" calcext:value-type="float">
            <text:p>0.251461370783091</text:p>
          </table:table-cell>
          <table:table-cell table:number-columns-repeated="5"/>
          <table:table-cell table:style-name="ce9" table:formula="of:=RAND()" office:value-type="float" office:value="0.992948291039454" calcext:value-type="float">
            <text:p>0.992948291039454</text:p>
          </table:table-cell>
          <table:table-cell table:number-columns-repeated="4"/>
        </table:table-row>
        <table:table-row table:style-name="ro1">
          <table:table-cell office:value-type="float" office:value="652.11" calcext:value-type="float">
            <text:p>652.11</text:p>
          </table:table-cell>
          <table:table-cell table:number-columns-repeated="3"/>
          <table:table-cell table:formula="of:=[.$C$4] + ([.$C$5] - [.$C$4]) * (([.A253] - [.$C$1]) / ([.$C$2] - [.$C$1]))" office:value-type="float" office:value="-0.491069827724144" calcext:value-type="float">
            <text:p>-0.491069827724144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251]*[.Q22] + [.G252]*[.Q23] + [.G253]*[.Q24] + [.G254]*[.Q25] + [.G255]*[.Q26] + [.G256]*[.Q27] + [.G257]*[.Q28] + [.G258]*[.Q29] + [.G259]*[.Q30] + [.G260]*[.Q31] + [.G261]*[.Q32] + [.G262]*[.Q33] + [.G263]*[.Q34] + [.G264]*[.Q35] + [.G265]*[.Q36] + [.G266]*[.Q37] + [.G267]*[.Q38] + [.G268]*[.Q39] + [.G269]*[.Q40] + [.G270]*[.Q41] + [.G271]*[.Q42] )" office:value-type="float" office:value="-0.998563428229299" calcext:value-type="float">
            <text:p>-0.998563428229299</text:p>
          </table:table-cell>
          <table:table-cell table:style-name="ce19" table:formula="of:=TANH( [.H251]*[.S25] + [.H252]*[.S26] + [.H253]*[.S27] + [.H254]*[.S28] + [.H255]*[.S29] + [.H256]*[.S30] + [.H257]*[.S31] + [.H258]*[.S32] + [.H259]*[.S33] + [.H260]*[.S34] + [.H261]*[.S35] + [.H262]*[.S36] + [.H263]*[.S37] + [.H264]*[.S38] + [.H265]*[.S39] + [.H266]*[.S40] + [.H267]*[.S41] + [.H268]*[.S42] + [.H269]*[.S43] + [.H270]*[.S44] + [.H271]*[.S45] + [.H272]*[.S46] + [.H273]*[.S47] + [.H274]*[.S48] )" office:value-type="float" office:value="-0.999999996081918" calcext:value-type="float">
            <text:p>-0.999999996081918</text:p>
          </table:table-cell>
          <table:table-cell table:style-name="ce20" office:value-type="float" office:value="-0.498563349526889" calcext:value-type="float">
            <text:p>-0.498563349526889</text:p>
          </table:table-cell>
          <table:table-cell table:style-name="ce21" table:formula="of:= ([.J253]-[.I253]) * ([.J253]-[.I253])" office:value-type="float" office:value="0.251438710508354" calcext:value-type="float">
            <text:p>0.251438710508354</text:p>
          </table:table-cell>
          <table:table-cell table:number-columns-repeated="5"/>
          <table:table-cell table:style-name="ce9" table:formula="of:=RAND()" office:value-type="float" office:value="0.0534612301374786" calcext:value-type="float">
            <text:p>0.053461230137479</text:p>
          </table:table-cell>
          <table:table-cell table:number-columns-repeated="4"/>
        </table:table-row>
        <table:table-row table:style-name="ro1">
          <table:table-cell office:value-type="float" office:value="644.085" calcext:value-type="float">
            <text:p>644.085</text:p>
          </table:table-cell>
          <table:table-cell table:number-columns-repeated="3"/>
          <table:table-cell table:formula="of:=[.$C$4] + ([.$C$5] - [.$C$4]) * (([.A254] - [.$C$1]) / ([.$C$2] - [.$C$1]))" office:value-type="float" office:value="-0.491201679267493" calcext:value-type="float">
            <text:p>-0.491201679267493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251]*[.Q43] + [.G252]*[.Q44] + [.G253]*[.Q45] + [.G254]*[.Q46] + [.G255]*[.Q47] + [.G256]*[.Q48] + [.G257]*[.Q49] + [.G258]*[.Q50] + [.G259]*[.Q51] + [.G260]*[.Q52] + [.G261]*[.Q53] + [.G262]*[.Q54] + [.G263]*[.Q55] + [.G264]*[.Q56] + [.G265]*[.Q57] + [.G266]*[.Q58] + [.G267]*[.Q59] + [.G268]*[.Q60] + [.G269]*[.Q61] + [.G270]*[.Q62] + [.G271]*[.Q63] )" office:value-type="float" office:value="-0.99979699537952" calcext:value-type="float">
            <text:p>-0.99979699537952</text:p>
          </table:table-cell>
          <table:table-cell table:style-name="ce19" table:formula="of:=TANH( [.H251]*[.S49] + [.H252]*[.S50] + [.H253]*[.S51] + [.H254]*[.S52] + [.H255]*[.S53] + [.H256]*[.S54] + [.H257]*[.S55] + [.H258]*[.S56] + [.H259]*[.S57] + [.H260]*[.S58] + [.H261]*[.S59] + [.H262]*[.S60] + [.H263]*[.S61] + [.H264]*[.S62] + [.H265]*[.S63] + [.H266]*[.S64] + [.H267]*[.S65] + [.H268]*[.S66] + [.H269]*[.S67] + [.H270]*[.S68] + [.H271]*[.S69] + [.H272]*[.S70] + [.H273]*[.S71] + [.H274]*[.S72] )" office:value-type="float" office:value="-0.999999972597527" calcext:value-type="float">
            <text:p>-0.999999972597527</text:p>
          </table:table-cell>
          <table:table-cell table:style-name="ce20" office:value-type="float" office:value="-0.498530097635612" calcext:value-type="float">
            <text:p>-0.498530097635612</text:p>
          </table:table-cell>
          <table:table-cell table:style-name="ce21" table:formula="of:= ([.J254]-[.I254]) * ([.J254]-[.I254])" office:value-type="float" office:value="0.251472035494319" calcext:value-type="float">
            <text:p>0.251472035494319</text:p>
          </table:table-cell>
          <table:table-cell table:number-columns-repeated="5"/>
          <table:table-cell table:style-name="ce9" table:formula="of:=RAND()" office:value-type="float" office:value="0.936051704670864" calcext:value-type="float">
            <text:p>0.936051704670864</text:p>
          </table:table-cell>
          <table:table-cell table:number-columns-repeated="4"/>
        </table:table-row>
        <table:table-row table:style-name="ro1">
          <table:table-cell office:value-type="float" office:value="642.00666" calcext:value-type="float">
            <text:p>642.00666</text:p>
          </table:table-cell>
          <table:table-cell table:number-columns-repeated="3"/>
          <table:table-cell table:formula="of:=[.$C$4] + ([.$C$5] - [.$C$4]) * (([.A255] - [.$C$1]) / ([.$C$2] - [.$C$1]))" office:value-type="float" office:value="-0.491235826599157" calcext:value-type="float">
            <text:p>-0.491235826599157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251]*[.Q64] + [.G252]*[.Q65] + [.G253]*[.Q66] + [.G254]*[.Q67] + [.G255]*[.Q68] + [.G256]*[.Q69] + [.G257]*[.Q70] + [.G258]*[.Q71] + [.G259]*[.Q72] + [.G260]*[.Q73] + [.G261]*[.Q74] + [.G262]*[.Q75] + [.G263]*[.Q76] + [.G264]*[.Q77] + [.G265]*[.Q78] + [.G266]*[.Q79] + [.G267]*[.Q80] + [.G268]*[.Q81] + [.G269]*[.Q82] + [.G270]*[.Q83] + [.G271]*[.Q84] )" office:value-type="float" office:value="-0.999756412374326" calcext:value-type="float">
            <text:p>-0.999756412374326</text:p>
          </table:table-cell>
          <table:table-cell table:number-columns-repeated="8"/>
          <table:table-cell table:style-name="ce9" table:formula="of:=RAND()" office:value-type="float" office:value="0.489419732880299" calcext:value-type="float">
            <text:p>0.489419732880299</text:p>
          </table:table-cell>
          <table:table-cell table:number-columns-repeated="4"/>
        </table:table-row>
        <table:table-row table:style-name="ro1">
          <table:table-cell office:value-type="float" office:value="632.55" calcext:value-type="float">
            <text:p>632.55</text:p>
          </table:table-cell>
          <table:table-cell table:number-columns-repeated="3"/>
          <table:table-cell table:formula="of:=[.$C$4] + ([.$C$5] - [.$C$4]) * (([.A256] - [.$C$1]) / ([.$C$2] - [.$C$1]))" office:value-type="float" office:value="-0.49139120045784" calcext:value-type="float">
            <text:p>-0.49139120045784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251]*[.Q85] + [.G252]*[.Q86] + [.G253]*[.Q87] + [.G254]*[.Q88] + [.G255]*[.Q89] + [.G256]*[.Q90] + [.G257]*[.Q91] + [.G258]*[.Q92] + [.G259]*[.Q93] + [.G260]*[.Q94] + [.G261]*[.Q95] + [.G262]*[.Q96] + [.G263]*[.Q97] + [.G264]*[.Q98] + [.G265]*[.Q99] + [.G266]*[.Q100] + [.G267]*[.Q101] + [.G268]*[.Q102] + [.G269]*[.Q103] + [.G270]*[.Q104] + [.G271]*[.Q105] )" office:value-type="float" office:value="-0.998451080433553" calcext:value-type="float">
            <text:p>-0.998451080433553</text:p>
          </table:table-cell>
          <table:table-cell table:number-columns-repeated="8"/>
          <table:table-cell table:style-name="ce9" table:formula="of:=RAND()" office:value-type="float" office:value="0.3685028437738" calcext:value-type="float">
            <text:p>0.3685028437738</text:p>
          </table:table-cell>
          <table:table-cell table:number-columns-repeated="4"/>
        </table:table-row>
        <table:table-row table:style-name="ro1">
          <table:table-cell office:value-type="float" office:value="585.48333" calcext:value-type="float">
            <text:p>585.48333</text:p>
          </table:table-cell>
          <table:table-cell table:number-columns-repeated="3"/>
          <table:table-cell table:formula="of:=[.$C$4] + ([.$C$5] - [.$C$4]) * (([.A257] - [.$C$1]) / ([.$C$2] - [.$C$1]))" office:value-type="float" office:value="-0.492164510498939" calcext:value-type="float">
            <text:p>-0.492164510498939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251]*[.Q106] + [.G252]*[.Q107] + [.G253]*[.Q108] + [.G254]*[.Q109] + [.G255]*[.Q110] + [.G256]*[.Q111] + [.G257]*[.Q112] + [.G258]*[.Q113] + [.G259]*[.Q114] + [.G260]*[.Q115] + [.G261]*[.Q116] + [.G262]*[.Q117] + [.G263]*[.Q118] + [.G264]*[.Q119] + [.G265]*[.Q120] + [.G266]*[.Q121] + [.G267]*[.Q122] + [.G268]*[.Q123] + [.G269]*[.Q124] + [.G270]*[.Q125] + [.G271]*[.Q126] )" office:value-type="float" office:value="-0.99958719578117" calcext:value-type="float">
            <text:p>-0.99958719578117</text:p>
          </table:table-cell>
          <table:table-cell table:number-columns-repeated="8"/>
          <table:table-cell table:style-name="ce9" table:formula="of:=RAND()" office:value-type="float" office:value="0.789830508285566" calcext:value-type="float">
            <text:p>0.789830508285566</text:p>
          </table:table-cell>
          <table:table-cell table:number-columns-repeated="4"/>
        </table:table-row>
        <table:table-row table:style-name="ro1">
          <table:table-cell office:value-type="float" office:value="588.52333" calcext:value-type="float">
            <text:p>588.52333</text:p>
          </table:table-cell>
          <table:table-cell table:number-columns-repeated="3"/>
          <table:table-cell table:formula="of:=[.$C$4] + ([.$C$5] - [.$C$4]) * (([.A258] - [.$C$1]) / ([.$C$2] - [.$C$1]))" office:value-type="float" office:value="-0.492114562998405" calcext:value-type="float">
            <text:p>-0.492114562998405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251]*[.Q127] + [.G252]*[.Q128] + [.G253]*[.Q129] + [.G254]*[.Q130] + [.G255]*[.Q131] + [.G256]*[.Q132] + [.G257]*[.Q133] + [.G258]*[.Q134] + [.G259]*[.Q135] + [.G260]*[.Q136] + [.G261]*[.Q137] + [.G262]*[.Q138] + [.G263]*[.Q139] + [.G264]*[.Q140] + [.G265]*[.Q141] + [.G266]*[.Q142] + [.G267]*[.Q143] + [.G268]*[.Q144] + [.G269]*[.Q145] + [.G270]*[.Q146] + [.G271]*[.Q147] )" office:value-type="float" office:value="-0.999847338641506" calcext:value-type="float">
            <text:p>-0.999847338641506</text:p>
          </table:table-cell>
          <table:table-cell table:number-columns-repeated="8"/>
          <table:table-cell table:style-name="ce9" table:formula="of:=RAND()" office:value-type="float" office:value="0.860269707815382" calcext:value-type="float">
            <text:p>0.860269707815382</text:p>
          </table:table-cell>
          <table:table-cell table:number-columns-repeated="4"/>
        </table:table-row>
        <table:table-row table:style-name="ro1">
          <table:table-cell office:value-type="float" office:value="570.28833" calcext:value-type="float">
            <text:p>570.28833</text:p>
          </table:table-cell>
          <table:table-cell table:number-columns-repeated="3"/>
          <table:table-cell table:formula="of:=[.$C$4] + ([.$C$5] - [.$C$4]) * (([.A259] - [.$C$1]) / ([.$C$2] - [.$C$1]))" office:value-type="float" office:value="-0.492414165851112" calcext:value-type="float">
            <text:p>-0.492414165851112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251]*[.Q148] + [.G252]*[.Q149] + [.G253]*[.Q150] + [.G254]*[.Q151] + [.G255]*[.Q152] + [.G256]*[.Q153] + [.G257]*[.Q154] + [.G258]*[.Q155] + [.G259]*[.Q156] + [.G260]*[.Q157] + [.G261]*[.Q158] + [.G262]*[.Q159] + [.G263]*[.Q160] + [.G264]*[.Q161] + [.G265]*[.Q162] + [.G266]*[.Q163] + [.G267]*[.Q164] + [.G268]*[.Q165] + [.G269]*[.Q166] + [.G270]*[.Q167] + [.G271]*[.Q168] )" office:value-type="float" office:value="-0.999483498562967" calcext:value-type="float">
            <text:p>-0.999483498562967</text:p>
          </table:table-cell>
          <table:table-cell table:number-columns-repeated="8"/>
          <table:table-cell table:style-name="ce9" table:formula="of:=RAND()" office:value-type="float" office:value="0.211982817592302" calcext:value-type="float">
            <text:p>0.211982817592302</text:p>
          </table:table-cell>
          <table:table-cell table:number-columns-repeated="4"/>
        </table:table-row>
        <table:table-row table:style-name="ro1">
          <table:table-cell office:value-type="float" office:value="589.06666" calcext:value-type="float">
            <text:p>589.06666</text:p>
          </table:table-cell>
          <table:table-cell table:number-columns-repeated="3"/>
          <table:table-cell table:formula="of:=[.$C$4] + ([.$C$5] - [.$C$4]) * (([.A260] - [.$C$1]) / ([.$C$2] - [.$C$1]))" office:value-type="float" office:value="-0.492105636032792" calcext:value-type="float">
            <text:p>-0.492105636032792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251]*[.Q169] + [.G252]*[.Q170] + [.G253]*[.Q171] + [.G254]*[.Q172] + [.G255]*[.Q173] + [.G256]*[.Q174] + [.G257]*[.Q175] + [.G258]*[.Q176] + [.G259]*[.Q177] + [.G260]*[.Q178] + [.G261]*[.Q179] + [.G262]*[.Q180] + [.G263]*[.Q181] + [.G264]*[.Q182] + [.G265]*[.Q183] + [.G266]*[.Q184] + [.G267]*[.Q185] + [.G268]*[.Q186] + [.G269]*[.Q187] + [.G270]*[.Q188] + [.G271]*[.Q189] )" office:value-type="float" office:value="-0.999895892623484" calcext:value-type="float">
            <text:p>-0.999895892623484</text:p>
          </table:table-cell>
          <table:table-cell table:number-columns-repeated="8"/>
          <table:table-cell table:style-name="ce9" table:formula="of:=RAND()" office:value-type="float" office:value="0.385428919306926" calcext:value-type="float">
            <text:p>0.385428919306926</text:p>
          </table:table-cell>
          <table:table-cell table:number-columns-repeated="4"/>
        </table:table-row>
        <table:table-row table:style-name="ro1">
          <table:table-cell office:value-type="float" office:value="592.25666" calcext:value-type="float">
            <text:p>592.25666</text:p>
          </table:table-cell>
          <table:table-cell table:number-columns-repeated="3"/>
          <table:table-cell table:formula="of:=[.$C$4] + ([.$C$5] - [.$C$4]) * (([.A261] - [.$C$1]) / ([.$C$2] - [.$C$1]))" office:value-type="float" office:value="-0.492053224017429" calcext:value-type="float">
            <text:p>-0.492053224017429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251]*[.Q190] + [.G252]*[.Q191] + [.G253]*[.Q192] + [.G254]*[.Q193] + [.G255]*[.Q194] + [.G256]*[.Q195] + [.G257]*[.Q196] + [.G258]*[.Q197] + [.G259]*[.Q198] + [.G260]*[.Q199] + [.G261]*[.Q200] + [.G262]*[.Q201] + [.G263]*[.Q202] + [.G264]*[.Q203] + [.G265]*[.Q204] + [.G266]*[.Q205] + [.G267]*[.Q206] + [.G268]*[.Q207] + [.G269]*[.Q208] + [.G270]*[.Q209] + [.G271]*[.Q210] )" office:value-type="float" office:value="-0.999813771905752" calcext:value-type="float">
            <text:p>-0.999813771905752</text:p>
          </table:table-cell>
          <table:table-cell table:number-columns-repeated="8"/>
          <table:table-cell table:style-name="ce9" table:formula="of:=RAND()" office:value-type="float" office:value="0.810692018581984" calcext:value-type="float">
            <text:p>0.810692018581984</text:p>
          </table:table-cell>
          <table:table-cell table:number-columns-repeated="4"/>
        </table:table-row>
        <table:table-row table:style-name="ro1">
          <table:table-cell office:value-type="float" office:value="610.41333" calcext:value-type="float">
            <text:p>610.41333</text:p>
          </table:table-cell>
          <table:table-cell table:number-columns-repeated="3"/>
          <table:table-cell table:formula="of:=[.$C$4] + ([.$C$5] - [.$C$4]) * (([.A262] - [.$C$1]) / ([.$C$2] - [.$C$1]))" office:value-type="float" office:value="-0.491754908134365" calcext:value-type="float">
            <text:p>-0.491754908134365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251]*[.Q211] + [.G252]*[.Q212] + [.G253]*[.Q213] + [.G254]*[.Q214] + [.G255]*[.Q215] + [.G256]*[.Q216] + [.G257]*[.Q217] + [.G258]*[.Q218] + [.G259]*[.Q219] + [.G260]*[.Q220] + [.G261]*[.Q221] + [.G262]*[.Q222] + [.G263]*[.Q223] + [.G264]*[.Q224] + [.G265]*[.Q225] + [.G266]*[.Q226] + [.G267]*[.Q227] + [.G268]*[.Q228] + [.G269]*[.Q229] + [.G270]*[.Q230] + [.G271]*[.Q231] )" office:value-type="float" office:value="-0.998261499569718" calcext:value-type="float">
            <text:p>-0.998261499569718</text:p>
          </table:table-cell>
          <table:table-cell table:number-columns-repeated="8"/>
          <table:table-cell table:style-name="ce9" table:formula="of:=RAND()" office:value-type="float" office:value="0.672710971039247" calcext:value-type="float">
            <text:p>0.672710971039247</text:p>
          </table:table-cell>
          <table:table-cell table:number-columns-repeated="4"/>
        </table:table-row>
        <table:table-row table:style-name="ro1">
          <table:table-cell office:value-type="float" office:value="601.88666" calcext:value-type="float">
            <text:p>601.88666</text:p>
          </table:table-cell>
          <table:table-cell table:number-columns-repeated="3"/>
          <table:table-cell table:formula="of:=[.$C$4] + ([.$C$5] - [.$C$4]) * (([.A263] - [.$C$1]) / ([.$C$2] - [.$C$1]))" office:value-type="float" office:value="-0.49189500216541" calcext:value-type="float">
            <text:p>-0.49189500216541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251]*[.Q232] + [.G252]*[.Q233] + [.G253]*[.Q234] + [.G254]*[.Q235] + [.G255]*[.Q236] + [.G256]*[.Q237] + [.G257]*[.Q238] + [.G258]*[.Q239] + [.G259]*[.Q240] + [.G260]*[.Q241] + [.G261]*[.Q242] + [.G262]*[.Q243] + [.G263]*[.Q244] + [.G264]*[.Q245] + [.G265]*[.Q246] + [.G266]*[.Q247] + [.G267]*[.Q248] + [.G268]*[.Q249] + [.G269]*[.Q250] + [.G270]*[.Q251] + [.G271]*[.Q252] )" office:value-type="float" office:value="-0.999956124648597" calcext:value-type="float">
            <text:p>-0.999956124648597</text:p>
          </table:table-cell>
          <table:table-cell table:number-columns-repeated="8"/>
          <table:table-cell table:style-name="ce9" table:formula="of:=RAND()" office:value-type="float" office:value="0.770145197452705" calcext:value-type="float">
            <text:p>0.770145197452705</text:p>
          </table:table-cell>
          <table:table-cell table:number-columns-repeated="4"/>
        </table:table-row>
        <table:table-row table:style-name="ro1">
          <table:table-cell office:value-type="float" office:value="594.09333" calcext:value-type="float">
            <text:p>594.09333</text:p>
          </table:table-cell>
          <table:table-cell table:number-columns-repeated="3"/>
          <table:table-cell table:formula="of:=[.$C$4] + ([.$C$5] - [.$C$4]) * (([.A264] - [.$C$1]) / ([.$C$2] - [.$C$1]))" office:value-type="float" office:value="-0.492023047347756" calcext:value-type="float">
            <text:p>-0.492023047347756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251]*[.Q253] + [.G252]*[.Q254] + [.G253]*[.Q255] + [.G254]*[.Q256] + [.G255]*[.Q257] + [.G256]*[.Q258] + [.G257]*[.Q259] + [.G258]*[.Q260] + [.G259]*[.Q261] + [.G260]*[.Q262] + [.G261]*[.Q263] + [.G262]*[.Q264] + [.G263]*[.Q265] + [.G264]*[.Q266] + [.G265]*[.Q267] + [.G266]*[.Q268] + [.G267]*[.Q269] + [.G268]*[.Q270] + [.G269]*[.Q271] + [.G270]*[.Q272] + [.G271]*[.Q273] )" office:value-type="float" office:value="-0.999989362219442" calcext:value-type="float">
            <text:p>-0.999989362219442</text:p>
          </table:table-cell>
          <table:table-cell table:number-columns-repeated="8"/>
          <table:table-cell table:style-name="ce9" table:formula="of:=RAND()" office:value-type="float" office:value="0.816362365510629" calcext:value-type="float">
            <text:p>0.816362365510629</text:p>
          </table:table-cell>
          <table:table-cell table:number-columns-repeated="4"/>
        </table:table-row>
        <table:table-row table:style-name="ro1">
          <table:table-cell office:value-type="float" office:value="582.04499" calcext:value-type="float">
            <text:p>582.04499</text:p>
          </table:table-cell>
          <table:table-cell table:number-columns-repeated="3"/>
          <table:table-cell table:formula="of:=[.$C$4] + ([.$C$5] - [.$C$4]) * (([.A265] - [.$C$1]) / ([.$C$2] - [.$C$1]))" office:value-type="float" office:value="-0.492221002765052" calcext:value-type="float">
            <text:p>-0.492221002765052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251]*[.Q274] + [.G252]*[.Q275] + [.G253]*[.Q276] + [.G254]*[.Q277] + [.G255]*[.Q278] + [.G256]*[.Q279] + [.G257]*[.Q280] + [.G258]*[.Q281] + [.G259]*[.Q282] + [.G260]*[.Q283] + [.G261]*[.Q284] + [.G262]*[.Q285] + [.G263]*[.Q286] + [.G264]*[.Q287] + [.G265]*[.Q288] + [.G266]*[.Q289] + [.G267]*[.Q290] + [.G268]*[.Q291] + [.G269]*[.Q292] + [.G270]*[.Q293] + [.G271]*[.Q294] )" office:value-type="float" office:value="-0.999952619701613" calcext:value-type="float">
            <text:p>-0.999952619701613</text:p>
          </table:table-cell>
          <table:table-cell table:number-columns-repeated="8"/>
          <table:table-cell table:style-name="ce9" table:formula="of:=RAND()" office:value-type="float" office:value="0.74346173343982" calcext:value-type="float">
            <text:p>0.74346173343982</text:p>
          </table:table-cell>
          <table:table-cell table:number-columns-repeated="4"/>
        </table:table-row>
        <table:table-row table:style-name="ro1">
          <table:table-cell office:value-type="float" office:value="599.57" calcext:value-type="float">
            <text:p>599.57</text:p>
          </table:table-cell>
          <table:table-cell table:number-columns-repeated="3"/>
          <table:table-cell table:formula="of:=[.$C$4] + ([.$C$5] - [.$C$4]) * (([.A266] - [.$C$1]) / ([.$C$2] - [.$C$1]))" office:value-type="float" office:value="-0.491933065118234" calcext:value-type="float">
            <text:p>-0.491933065118234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251]*[.Q295] + [.G252]*[.Q296] + [.G253]*[.Q297] + [.G254]*[.Q298] + [.G255]*[.Q299] + [.G256]*[.Q300] + [.G257]*[.Q301] + [.G258]*[.Q302] + [.G259]*[.Q303] + [.G260]*[.Q304] + [.G261]*[.Q305] + [.G262]*[.Q306] + [.G263]*[.Q307] + [.G264]*[.Q308] + [.G265]*[.Q309] + [.G266]*[.Q310] + [.G267]*[.Q311] + [.G268]*[.Q312] + [.G269]*[.Q313] + [.G270]*[.Q314] + [.G271]*[.Q315] )" office:value-type="float" office:value="-0.999715352395048" calcext:value-type="float">
            <text:p>-0.999715352395048</text:p>
          </table:table-cell>
          <table:table-cell table:number-columns-repeated="8"/>
          <table:table-cell table:style-name="ce9" table:formula="of:=RAND()" office:value-type="float" office:value="0.579226360948513" calcext:value-type="float">
            <text:p>0.579226360948513</text:p>
          </table:table-cell>
          <table:table-cell table:number-columns-repeated="4"/>
        </table:table-row>
        <table:table-row table:style-name="ro1">
          <table:table-cell office:value-type="float" office:value="592.405" calcext:value-type="float">
            <text:p>592.405</text:p>
          </table:table-cell>
          <table:table-cell table:number-columns-repeated="3"/>
          <table:table-cell table:formula="of:=[.$C$4] + ([.$C$5] - [.$C$4]) * (([.A267] - [.$C$1]) / ([.$C$2] - [.$C$1]))" office:value-type="float" office:value="-0.492050786776564" calcext:value-type="float">
            <text:p>-0.492050786776564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251]*[.Q316] + [.G252]*[.Q317] + [.G253]*[.Q318] + [.G254]*[.Q319] + [.G255]*[.Q320] + [.G256]*[.Q321] + [.G257]*[.Q322] + [.G258]*[.Q323] + [.G259]*[.Q324] + [.G260]*[.Q325] + [.G261]*[.Q326] + [.G262]*[.Q327] + [.G263]*[.Q328] + [.G264]*[.Q329] + [.G265]*[.Q330] + [.G266]*[.Q331] + [.G267]*[.Q332] + [.G268]*[.Q333] + [.G269]*[.Q334] + [.G270]*[.Q335] + [.G271]*[.Q336] )" office:value-type="float" office:value="-0.997593597470092" calcext:value-type="float">
            <text:p>-0.997593597470092</text:p>
          </table:table-cell>
          <table:table-cell table:number-columns-repeated="8"/>
          <table:table-cell table:style-name="ce9" table:formula="of:=RAND()" office:value-type="float" office:value="0.742843828823252" calcext:value-type="float">
            <text:p>0.742843828823252</text:p>
          </table:table-cell>
          <table:table-cell table:number-columns-repeated="4"/>
        </table:table-row>
        <table:table-row table:style-name="ro1">
          <table:table-cell office:value-type="float" office:value="584.64166" calcext:value-type="float">
            <text:p>584.64166</text:p>
          </table:table-cell>
          <table:table-cell table:number-columns-repeated="3"/>
          <table:table-cell table:formula="of:=[.$C$4] + ([.$C$5] - [.$C$4]) * (([.A268] - [.$C$1]) / ([.$C$2] - [.$C$1]))" office:value-type="float" office:value="-0.492178339220246" calcext:value-type="float">
            <text:p>-0.492178339220246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251]*[.Q337] + [.G252]*[.Q338] + [.G253]*[.Q339] + [.G254]*[.Q340] + [.G255]*[.Q341] + [.G256]*[.Q342] + [.G257]*[.Q343] + [.G258]*[.Q344] + [.G259]*[.Q345] + [.G260]*[.Q346] + [.G261]*[.Q347] + [.G262]*[.Q348] + [.G263]*[.Q349] + [.G264]*[.Q350] + [.G265]*[.Q351] + [.G266]*[.Q352] + [.G267]*[.Q353] + [.G268]*[.Q354] + [.G269]*[.Q355] + [.G270]*[.Q356] + [.G271]*[.Q357] )" office:value-type="float" office:value="-0.999550325502434" calcext:value-type="float">
            <text:p>-0.999550325502434</text:p>
          </table:table-cell>
          <table:table-cell table:number-columns-repeated="8"/>
          <table:table-cell table:style-name="ce9" table:formula="of:=RAND()" office:value-type="float" office:value="0.559383275065617" calcext:value-type="float">
            <text:p>0.559383275065617</text:p>
          </table:table-cell>
          <table:table-cell table:number-columns-repeated="4"/>
        </table:table-row>
        <table:table-row table:style-name="ro1">
          <table:table-cell office:value-type="float" office:value="575.905" calcext:value-type="float">
            <text:p>575.905</text:p>
          </table:table-cell>
          <table:table-cell table:number-columns-repeated="3"/>
          <table:table-cell table:formula="of:=[.$C$4] + ([.$C$5] - [.$C$4]) * (([.A269] - [.$C$1]) / ([.$C$2] - [.$C$1]))" office:value-type="float" office:value="-0.49232188340775" calcext:value-type="float">
            <text:p>-0.49232188340775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251]*[.Q358] + [.G252]*[.Q359] + [.G253]*[.Q360] + [.G254]*[.Q361] + [.G255]*[.Q362] + [.G256]*[.Q363] + [.G257]*[.Q364] + [.G258]*[.Q365] + [.G259]*[.Q366] + [.G260]*[.Q367] + [.G261]*[.Q368] + [.G262]*[.Q369] + [.G263]*[.Q370] + [.G264]*[.Q371] + [.G265]*[.Q372] + [.G266]*[.Q373] + [.G267]*[.Q374] + [.G268]*[.Q375] + [.G269]*[.Q376] + [.G270]*[.Q377] + [.G271]*[.Q378] )" office:value-type="float" office:value="-0.998927123158001" calcext:value-type="float">
            <text:p>-0.998927123158001</text:p>
          </table:table-cell>
          <table:table-cell table:number-columns-repeated="8"/>
          <table:table-cell table:style-name="ce9" table:formula="of:=RAND()" office:value-type="float" office:value="0.663348069398478" calcext:value-type="float">
            <text:p>0.663348069398478</text:p>
          </table:table-cell>
          <table:table-cell table:number-columns-repeated="4"/>
        </table:table-row>
        <table:table-row table:style-name="ro1">
          <table:table-cell office:value-type="float" office:value="571.76666" calcext:value-type="float">
            <text:p>571.76666</text:p>
          </table:table-cell>
          <table:table-cell table:number-columns-repeated="3"/>
          <table:table-cell table:formula="of:=[.$C$4] + ([.$C$5] - [.$C$4]) * (([.A270] - [.$C$1]) / ([.$C$2] - [.$C$1]))" office:value-type="float" office:value="-0.492389876743065" calcext:value-type="float">
            <text:p>-0.492389876743065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251]*[.Q379] + [.G252]*[.Q380] + [.G253]*[.Q381] + [.G254]*[.Q382] + [.G255]*[.Q383] + [.G256]*[.Q384] + [.G257]*[.Q385] + [.G258]*[.Q386] + [.G259]*[.Q387] + [.G260]*[.Q388] + [.G261]*[.Q389] + [.G262]*[.Q390] + [.G263]*[.Q391] + [.G264]*[.Q392] + [.G265]*[.Q393] + [.G266]*[.Q394] + [.G267]*[.Q395] + [.G268]*[.Q396] + [.G269]*[.Q397] + [.G270]*[.Q398] + [.G271]*[.Q399] )" office:value-type="float" office:value="-0.999728873354365" calcext:value-type="float">
            <text:p>-0.999728873354365</text:p>
          </table:table-cell>
          <table:table-cell table:number-columns-repeated="8"/>
          <table:table-cell table:style-name="ce9" table:formula="of:=RAND()" office:value-type="float" office:value="0.0831224026993356" calcext:value-type="float">
            <text:p>0.083122402699336</text:p>
          </table:table-cell>
          <table:table-cell table:number-columns-repeated="4"/>
        </table:table-row>
        <table:table-row table:style-name="ro1">
          <table:table-cell office:value-type="float" office:value="582.43166" calcext:value-type="float">
            <text:p>582.43166</text:p>
          </table:table-cell>
          <table:table-cell table:number-columns-repeated="3"/>
          <table:table-cell table:formula="of:=[.$C$4] + ([.$C$5] - [.$C$4]) * (([.A271] - [.$C$1]) / ([.$C$2] - [.$C$1]))" office:value-type="float" office:value="-0.492214649738726" calcext:value-type="float">
            <text:p>-0.492214649738726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251]*[.Q400] + [.G252]*[.Q401] + [.G253]*[.Q402] + [.G254]*[.Q403] + [.G255]*[.Q404] + [.G256]*[.Q405] + [.G257]*[.Q406] + [.G258]*[.Q407] + [.G259]*[.Q408] + [.G260]*[.Q409] + [.G261]*[.Q410] + [.G262]*[.Q411] + [.G263]*[.Q412] + [.G264]*[.Q413] + [.G265]*[.Q414] + [.G266]*[.Q415] + [.G267]*[.Q416] + [.G268]*[.Q417] + [.G269]*[.Q418] + [.G270]*[.Q419] + [.G271]*[.Q420] )" office:value-type="float" office:value="-0.999743730766972" calcext:value-type="float">
            <text:p>-0.999743730766972</text:p>
          </table:table-cell>
          <table:table-cell table:number-columns-repeated="8"/>
          <table:table-cell table:style-name="ce9" table:formula="of:=RAND()" office:value-type="float" office:value="0.473757018179766" calcext:value-type="float">
            <text:p>0.473757018179766</text:p>
          </table:table-cell>
          <table:table-cell table:number-columns-repeated="4"/>
        </table:table-row>
        <table:table-row table:style-name="ro1">
          <table:table-cell office:value-type="float" office:value="597.66833" calcext:value-type="float">
            <text:p>597.66833</text:p>
          </table:table-cell>
          <table:table-cell table:number-columns-repeated="3"/>
          <table:table-cell table:formula="of:=[.$C$4] + ([.$C$5] - [.$C$4]) * (([.A272] - [.$C$1]) / ([.$C$2] - [.$C$1]))" office:value-type="float" office:value="-0.491964309744333" calcext:value-type="float">
            <text:p>-0.491964309744333</text:p>
          </table:table-cell>
          <table:table-cell table:number-columns-repeated="2"/>
          <table:table-cell table:style-name="ce17" table:formula="of:=TANH( [.G251]*[.Q421] + [.G252]*[.Q422] + [.G253]*[.Q423] + [.G254]*[.Q424] + [.G255]*[.Q425] + [.G256]*[.Q426] + [.G257]*[.Q427] + [.G258]*[.Q428] + [.G259]*[.Q429] + [.G260]*[.Q430] + [.G261]*[.Q431] + [.G262]*[.Q432] + [.G263]*[.Q433] + [.G264]*[.Q434] + [.G265]*[.Q435] + [.G266]*[.Q436] + [.G267]*[.Q437] + [.G268]*[.Q438] + [.G269]*[.Q439] + [.G270]*[.Q440] + [.G271]*[.Q441] )" office:value-type="float" office:value="-0.999614455039179" calcext:value-type="float">
            <text:p>-0.999614455039179</text:p>
          </table:table-cell>
          <table:table-cell table:number-columns-repeated="8"/>
          <table:table-cell table:style-name="ce9" table:formula="of:=RAND()" office:value-type="float" office:value="0.942976123254395" calcext:value-type="float">
            <text:p>0.942976123254395</text:p>
          </table:table-cell>
          <table:table-cell table:number-columns-repeated="4"/>
        </table:table-row>
        <table:table-row table:style-name="ro1">
          <table:table-cell office:value-type="float" office:value="598.73333" calcext:value-type="float">
            <text:p>598.73333</text:p>
          </table:table-cell>
          <table:table-cell table:number-columns-repeated="3"/>
          <table:table-cell table:formula="of:=[.$C$4] + ([.$C$5] - [.$C$4]) * (([.A273] - [.$C$1]) / ([.$C$2] - [.$C$1]))" office:value-type="float" office:value="-0.491946811689047" calcext:value-type="float">
            <text:p>-0.491946811689047</text:p>
          </table:table-cell>
          <table:table-cell table:number-columns-repeated="2"/>
          <table:table-cell table:style-name="ce17" table:formula="of:=TANH( [.G251]*[.Q442] + [.G252]*[.Q443] + [.G253]*[.Q444] + [.G254]*[.Q445] + [.G255]*[.Q446] + [.G256]*[.Q447] + [.G257]*[.Q448] + [.G258]*[.Q449] + [.G259]*[.Q450] + [.G260]*[.Q451] + [.G261]*[.Q452] + [.G262]*[.Q453] + [.G263]*[.Q454] + [.G264]*[.Q455] + [.G265]*[.Q456] + [.G266]*[.Q457] + [.G267]*[.Q458] + [.G268]*[.Q459] + [.G269]*[.Q460] + [.G270]*[.Q461] + [.G271]*[.Q462] )" office:value-type="float" office:value="-0.999364935605172" calcext:value-type="float">
            <text:p>-0.999364935605172</text:p>
          </table:table-cell>
          <table:table-cell table:number-columns-repeated="8"/>
          <table:table-cell table:style-name="ce9" table:formula="of:=RAND()" office:value-type="float" office:value="0.371120365229091" calcext:value-type="float">
            <text:p>0.371120365229091</text:p>
          </table:table-cell>
          <table:table-cell table:number-columns-repeated="4"/>
        </table:table-row>
        <table:table-row table:style-name="ro1">
          <table:table-cell office:value-type="float" office:value="597.51333" calcext:value-type="float">
            <text:p>597.51333</text:p>
          </table:table-cell>
          <table:table-cell table:number-columns-repeated="3"/>
          <table:table-cell table:formula="of:=[.$C$4] + ([.$C$5] - [.$C$4]) * (([.A274] - [.$C$1]) / ([.$C$2] - [.$C$1]))" office:value-type="float" office:value="-0.491966856409656" calcext:value-type="float">
            <text:p>-0.491966856409656</text:p>
          </table:table-cell>
          <table:table-cell table:number-columns-repeated="2"/>
          <table:table-cell table:style-name="ce17" table:formula="of:=TANH( [.G251]*[.Q463] + [.G252]*[.Q464] + [.G253]*[.Q465] + [.G254]*[.Q466] + [.G255]*[.Q467] + [.G256]*[.Q468] + [.G257]*[.Q469] + [.G258]*[.Q470] + [.G259]*[.Q471] + [.G260]*[.Q472] + [.G261]*[.Q473] + [.G262]*[.Q474] + [.G263]*[.Q475] + [.G264]*[.Q476] + [.G265]*[.Q477] + [.G266]*[.Q478] + [.G267]*[.Q479] + [.G268]*[.Q480] + [.G269]*[.Q481] + [.G270]*[.Q482] + [.G271]*[.Q483] )" office:value-type="float" office:value="-0.999612640051176" calcext:value-type="float">
            <text:p>-0.999612640051176</text:p>
          </table:table-cell>
          <table:table-cell table:number-columns-repeated="8"/>
          <table:table-cell table:style-name="ce9" table:formula="of:=RAND()" office:value-type="float" office:value="0.433258084159225" calcext:value-type="float">
            <text:p>0.433258084159225</text:p>
          </table:table-cell>
          <table:table-cell table:number-columns-repeated="4"/>
        </table:table-row>
        <table:table-row table:style-name="ro1">
          <table:table-cell office:value-type="float" office:value="647.12249" calcext:value-type="float">
            <text:p>647.12249</text:p>
          </table:table-cell>
          <table:table-cell table:number-columns-repeated="3"/>
          <table:table-cell table:formula="of:=[.$C$4] + ([.$C$5] - [.$C$4]) * (([.A275] - [.$C$1]) / ([.$C$2] - [.$C$1]))" office:value-type="float" office:value="-0.491151773006507" calcext:value-type="float">
            <text:p>-0.491151773006507</text:p>
          </table:table-cell>
          <table:table-cell table:number-columns-repeated="11"/>
          <table:table-cell table:style-name="ce9" table:formula="of:=RAND()" office:value-type="float" office:value="0.410674474854691" calcext:value-type="float">
            <text:p>0.410674474854691</text:p>
          </table:table-cell>
          <table:table-cell table:number-columns-repeated="4"/>
        </table:table-row>
        <table:table-row table:style-name="ro1">
          <table:table-cell office:value-type="float" office:value="637.85625" calcext:value-type="float">
            <text:p>637.85625</text:p>
          </table:table-cell>
          <table:table-cell table:number-columns-repeated="3"/>
          <table:table-cell table:formula="of:=[.$C$4] + ([.$C$5] - [.$C$4]) * (([.A276] - [.$C$1]) / ([.$C$2] - [.$C$1]))" office:value-type="float" office:value="-0.491304018245766" calcext:value-type="float">
            <text:p>-0.49130401824576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801048024844738" calcext:value-type="float">
            <text:p>0.801048024844738</text:p>
          </table:table-cell>
          <table:table-cell table:number-columns-repeated="4"/>
        </table:table-row>
        <table:table-row table:style-name="ro1">
          <table:table-cell office:value-type="float" office:value="642.65125" calcext:value-type="float">
            <text:p>642.65125</text:p>
          </table:table-cell>
          <table:table-cell table:number-columns-repeated="3"/>
          <table:table-cell table:formula="of:=[.$C$4] + ([.$C$5] - [.$C$4]) * (([.A277] - [.$C$1]) / ([.$C$2] - [.$C$1]))" office:value-type="float" office:value="-0.491225235921733" calcext:value-type="float">
            <text:p>-0.491225235921733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276]*[.Q1] + [.G277]*[.Q2] + [.G278]*[.Q3] + [.G279]*[.Q4] + [.G280]*[.Q5] + [.G281]*[.Q6] + [.G282]*[.Q7] + [.G283]*[.Q8] + [.G284]*[.Q9] + [.G285]*[.Q10] + [.G286]*[.Q11] + [.G287]*[.Q12] + [.G288]*[.Q13] + [.G289]*[.Q14] + [.G290]*[.Q15] + [.G291]*[.Q16] + [.G292]*[.Q17] + [.G293]*[.Q18] + [.G294]*[.Q19] + [.G295]*[.Q20] + [.G296]*[.Q21] )" office:value-type="float" office:value="-0.999834089049468" calcext:value-type="float">
            <text:p>-0.999834089049468</text:p>
          </table:table-cell>
          <table:table-cell table:style-name="ce19" table:formula="of:=TANH( [.H276]*[.S1] + [.H277]*[.S2] + [.H278]*[.S3] + [.H279]*[.S4] + [.H280]*[.S5] + [.H281]*[.S6] + [.H282]*[.S7] + [.H283]*[.S8] + [.H284]*[.S9] + [.H285]*[.S10] + [.H286]*[.S11] + [.H287]*[.S12] + [.H288]*[.S13] + [.H289]*[.S14] + [.H290]*[.S15] + [.H291]*[.S16] + [.H292]*[.S17] + [.H293]*[.S18] + [.H294]*[.S19] + [.H295]*[.S20] + [.H296]*[.S21] + [.H297]*[.S22] + [.H298]*[.S23] + [.H299]*[.S24] )" office:value-type="float" office:value="-0.99999999937428" calcext:value-type="float">
            <text:p>-0.99999999937428</text:p>
          </table:table-cell>
          <table:table-cell table:style-name="ce20" office:value-type="float" office:value="-0.498563349526889" calcext:value-type="float">
            <text:p>-0.498563349526889</text:p>
          </table:table-cell>
          <table:table-cell table:style-name="ce21" table:formula="of:= ([.J277]-[.I277]) * ([.J277]-[.I277])" office:value-type="float" office:value="0.251438713810175" calcext:value-type="float">
            <text:p>0.251438713810175</text:p>
          </table:table-cell>
          <table:table-cell table:number-columns-repeated="5"/>
          <table:table-cell table:style-name="ce9" table:formula="of:=RAND()" office:value-type="float" office:value="0.957196747011109" calcext:value-type="float">
            <text:p>0.957196747011109</text:p>
          </table:table-cell>
          <table:table-cell table:number-columns-repeated="4"/>
        </table:table-row>
        <table:table-row table:style-name="ro1">
          <table:table-cell office:value-type="float" office:value="643.95124" calcext:value-type="float">
            <text:p>643.95124</text:p>
          </table:table-cell>
          <table:table-cell table:number-columns-repeated="3"/>
          <table:table-cell table:formula="of:=[.$C$4] + ([.$C$5] - [.$C$4]) * (([.A278] - [.$C$1]) / ([.$C$2] - [.$C$1]))" office:value-type="float" office:value="-0.491203876957516" calcext:value-type="float">
            <text:p>-0.491203876957516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276]*[.Q22] + [.G277]*[.Q23] + [.G278]*[.Q24] + [.G279]*[.Q25] + [.G280]*[.Q26] + [.G281]*[.Q27] + [.G282]*[.Q28] + [.G283]*[.Q29] + [.G284]*[.Q30] + [.G285]*[.Q31] + [.G286]*[.Q32] + [.G287]*[.Q33] + [.G288]*[.Q34] + [.G289]*[.Q35] + [.G290]*[.Q36] + [.G291]*[.Q37] + [.G292]*[.Q38] + [.G293]*[.Q39] + [.G294]*[.Q40] + [.G295]*[.Q41] + [.G296]*[.Q42] )" office:value-type="float" office:value="-0.998562008880515" calcext:value-type="float">
            <text:p>-0.998562008880515</text:p>
          </table:table-cell>
          <table:table-cell table:style-name="ce19" table:formula="of:=TANH( [.H276]*[.S25] + [.H277]*[.S26] + [.H278]*[.S27] + [.H279]*[.S28] + [.H280]*[.S29] + [.H281]*[.S30] + [.H282]*[.S31] + [.H283]*[.S32] + [.H284]*[.S33] + [.H285]*[.S34] + [.H286]*[.S35] + [.H287]*[.S36] + [.H288]*[.S37] + [.H289]*[.S38] + [.H290]*[.S39] + [.H291]*[.S40] + [.H292]*[.S41] + [.H293]*[.S42] + [.H294]*[.S43] + [.H295]*[.S44] + [.H296]*[.S45] + [.H297]*[.S46] + [.H298]*[.S47] + [.H299]*[.S48] )" office:value-type="float" office:value="-0.999999996081856" calcext:value-type="float">
            <text:p>-0.999999996081856</text:p>
          </table:table-cell>
          <table:table-cell table:style-name="ce20" office:value-type="float" office:value="-0.498530097635612" calcext:value-type="float">
            <text:p>-0.498530097635612</text:p>
          </table:table-cell>
          <table:table-cell table:style-name="ce21" table:formula="of:= ([.J278]-[.I278]) * ([.J278]-[.I278])" office:value-type="float" office:value="0.251472059047686" calcext:value-type="float">
            <text:p>0.251472059047686</text:p>
          </table:table-cell>
          <table:table-cell table:number-columns-repeated="5"/>
          <table:table-cell table:style-name="ce9" table:formula="of:=RAND()" office:value-type="float" office:value="0.998839167495184" calcext:value-type="float">
            <text:p>0.998839167495184</text:p>
          </table:table-cell>
          <table:table-cell table:number-columns-repeated="4"/>
        </table:table-row>
        <table:table-row table:style-name="ro1">
          <table:table-cell office:value-type="float" office:value="628.41625" calcext:value-type="float">
            <text:p>628.41625</text:p>
          </table:table-cell>
          <table:table-cell table:number-columns-repeated="3"/>
          <table:table-cell table:formula="of:=[.$C$4] + ([.$C$5] - [.$C$4]) * (([.A279] - [.$C$1]) / ([.$C$2] - [.$C$1]))" office:value-type="float" office:value="-0.491459118379001" calcext:value-type="float">
            <text:p>-0.491459118379001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276]*[.Q43] + [.G277]*[.Q44] + [.G278]*[.Q45] + [.G279]*[.Q46] + [.G280]*[.Q47] + [.G281]*[.Q48] + [.G282]*[.Q49] + [.G283]*[.Q50] + [.G284]*[.Q51] + [.G285]*[.Q52] + [.G286]*[.Q53] + [.G287]*[.Q54] + [.G288]*[.Q55] + [.G289]*[.Q56] + [.G290]*[.Q57] + [.G291]*[.Q58] + [.G292]*[.Q59] + [.G293]*[.Q60] + [.G294]*[.Q61] + [.G295]*[.Q62] + [.G296]*[.Q63] )" office:value-type="float" office:value="-0.999796811592888" calcext:value-type="float">
            <text:p>-0.999796811592888</text:p>
          </table:table-cell>
          <table:table-cell table:style-name="ce19" table:formula="of:=TANH( [.H276]*[.S49] + [.H277]*[.S50] + [.H278]*[.S51] + [.H279]*[.S52] + [.H280]*[.S53] + [.H281]*[.S54] + [.H282]*[.S55] + [.H283]*[.S56] + [.H284]*[.S57] + [.H285]*[.S58] + [.H286]*[.S59] + [.H287]*[.S60] + [.H288]*[.S61] + [.H289]*[.S62] + [.H290]*[.S63] + [.H291]*[.S64] + [.H292]*[.S65] + [.H293]*[.S66] + [.H294]*[.S67] + [.H295]*[.S68] + [.H296]*[.S69] + [.H297]*[.S70] + [.H298]*[.S71] + [.H299]*[.S72] )" office:value-type="float" office:value="-0.999999972597191" calcext:value-type="float">
            <text:p>-0.999999972597191</text:p>
          </table:table-cell>
          <table:table-cell table:style-name="ce20" office:value-type="float" office:value="-0.49851558164327" calcext:value-type="float">
            <text:p>-0.49851558164327</text:p>
          </table:table-cell>
          <table:table-cell table:style-name="ce21" table:formula="of:= ([.J279]-[.I279]) * ([.J279]-[.I279])" office:value-type="float" office:value="0.251486594370425" calcext:value-type="float">
            <text:p>0.251486594370425</text:p>
          </table:table-cell>
          <table:table-cell table:number-columns-repeated="5"/>
          <table:table-cell table:style-name="ce9" table:formula="of:=RAND()" office:value-type="float" office:value="0.315109578623726" calcext:value-type="float">
            <text:p>0.315109578623726</text:p>
          </table:table-cell>
          <table:table-cell table:number-columns-repeated="4"/>
        </table:table-row>
        <table:table-row table:style-name="ro1">
          <table:table-cell office:value-type="float" office:value="631.03" calcext:value-type="float">
            <text:p>631.03</text:p>
          </table:table-cell>
          <table:table-cell table:number-columns-repeated="3"/>
          <table:table-cell table:formula="of:=[.$C$4] + ([.$C$5] - [.$C$4]) * (([.A280] - [.$C$1]) / ([.$C$2] - [.$C$1]))" office:value-type="float" office:value="-0.491416174208107" calcext:value-type="float">
            <text:p>-0.491416174208107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276]*[.Q64] + [.G277]*[.Q65] + [.G278]*[.Q66] + [.G279]*[.Q67] + [.G280]*[.Q68] + [.G281]*[.Q69] + [.G282]*[.Q70] + [.G283]*[.Q71] + [.G284]*[.Q72] + [.G285]*[.Q73] + [.G286]*[.Q74] + [.G287]*[.Q75] + [.G288]*[.Q76] + [.G289]*[.Q77] + [.G290]*[.Q78] + [.G291]*[.Q79] + [.G292]*[.Q80] + [.G293]*[.Q81] + [.G294]*[.Q82] + [.G295]*[.Q83] + [.G296]*[.Q84] )" office:value-type="float" office:value="-0.999756089477367" calcext:value-type="float">
            <text:p>-0.999756089477367</text:p>
          </table:table-cell>
          <table:table-cell table:number-columns-repeated="8"/>
          <table:table-cell table:style-name="ce9" table:formula="of:=RAND()" office:value-type="float" office:value="0.691346120428918" calcext:value-type="float">
            <text:p>0.691346120428918</text:p>
          </table:table-cell>
          <table:table-cell table:number-columns-repeated="4"/>
        </table:table-row>
        <table:table-row table:style-name="ro1">
          <table:table-cell office:value-type="float" office:value="631.29875" calcext:value-type="float">
            <text:p>631.29875</text:p>
          </table:table-cell>
          <table:table-cell table:number-columns-repeated="3"/>
          <table:table-cell table:formula="of:=[.$C$4] + ([.$C$5] - [.$C$4]) * (([.A281] - [.$C$1]) / ([.$C$2] - [.$C$1]))" office:value-type="float" office:value="-0.491411758619038" calcext:value-type="float">
            <text:p>-0.491411758619038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276]*[.Q85] + [.G277]*[.Q86] + [.G278]*[.Q87] + [.G279]*[.Q88] + [.G280]*[.Q89] + [.G281]*[.Q90] + [.G282]*[.Q91] + [.G283]*[.Q92] + [.G284]*[.Q93] + [.G285]*[.Q94] + [.G286]*[.Q95] + [.G287]*[.Q96] + [.G288]*[.Q97] + [.G289]*[.Q98] + [.G290]*[.Q99] + [.G291]*[.Q100] + [.G292]*[.Q101] + [.G293]*[.Q102] + [.G294]*[.Q103] + [.G295]*[.Q104] + [.G296]*[.Q105] )" office:value-type="float" office:value="-0.998449810343945" calcext:value-type="float">
            <text:p>-0.998449810343945</text:p>
          </table:table-cell>
          <table:table-cell table:number-columns-repeated="8"/>
          <table:table-cell table:style-name="ce9" table:formula="of:=RAND()" office:value-type="float" office:value="0.167188112524501" calcext:value-type="float">
            <text:p>0.167188112524501</text:p>
          </table:table-cell>
          <table:table-cell table:number-columns-repeated="4"/>
        </table:table-row>
        <table:table-row table:style-name="ro1">
          <table:table-cell office:value-type="float" office:value="621.24249" calcext:value-type="float">
            <text:p>621.24249</text:p>
          </table:table-cell>
          <table:table-cell table:number-columns-repeated="3"/>
          <table:table-cell table:formula="of:=[.$C$4] + ([.$C$5] - [.$C$4]) * (([.A282] - [.$C$1]) / ([.$C$2] - [.$C$1]))" office:value-type="float" office:value="-0.491576983964998" calcext:value-type="float">
            <text:p>-0.491576983964998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276]*[.Q106] + [.G277]*[.Q107] + [.G278]*[.Q108] + [.G279]*[.Q109] + [.G280]*[.Q110] + [.G281]*[.Q111] + [.G282]*[.Q112] + [.G283]*[.Q113] + [.G284]*[.Q114] + [.G285]*[.Q115] + [.G286]*[.Q116] + [.G287]*[.Q117] + [.G288]*[.Q118] + [.G289]*[.Q119] + [.G290]*[.Q120] + [.G291]*[.Q121] + [.G292]*[.Q122] + [.G293]*[.Q123] + [.G294]*[.Q124] + [.G295]*[.Q125] + [.G296]*[.Q126] )" office:value-type="float" office:value="-0.999586781097081" calcext:value-type="float">
            <text:p>-0.999586781097081</text:p>
          </table:table-cell>
          <table:table-cell table:number-columns-repeated="8"/>
          <table:table-cell table:style-name="ce9" table:formula="of:=RAND()" office:value-type="float" office:value="0.494315912645755" calcext:value-type="float">
            <text:p>0.494315912645755</text:p>
          </table:table-cell>
          <table:table-cell table:number-columns-repeated="4"/>
        </table:table-row>
        <table:table-row table:style-name="ro1">
          <table:table-cell office:value-type="float" office:value="620.72" calcext:value-type="float">
            <text:p>620.72</text:p>
          </table:table-cell>
          <table:table-cell table:number-columns-repeated="3"/>
          <table:table-cell table:formula="of:=[.$C$4] + ([.$C$5] - [.$C$4]) * (([.A283] - [.$C$1]) / ([.$C$2] - [.$C$1]))" office:value-type="float" office:value="-0.491585568527351" calcext:value-type="float">
            <text:p>-0.491585568527351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276]*[.Q127] + [.G277]*[.Q128] + [.G278]*[.Q129] + [.G279]*[.Q130] + [.G280]*[.Q131] + [.G281]*[.Q132] + [.G282]*[.Q133] + [.G283]*[.Q134] + [.G284]*[.Q135] + [.G285]*[.Q136] + [.G286]*[.Q137] + [.G287]*[.Q138] + [.G288]*[.Q139] + [.G289]*[.Q140] + [.G290]*[.Q141] + [.G291]*[.Q142] + [.G292]*[.Q143] + [.G293]*[.Q144] + [.G294]*[.Q145] + [.G295]*[.Q146] + [.G296]*[.Q147] )" office:value-type="float" office:value="-0.999847096282313" calcext:value-type="float">
            <text:p>-0.999847096282313</text:p>
          </table:table-cell>
          <table:table-cell table:number-columns-repeated="8"/>
          <table:table-cell table:style-name="ce9" table:formula="of:=RAND()" office:value-type="float" office:value="0.803142745130386" calcext:value-type="float">
            <text:p>0.803142745130386</text:p>
          </table:table-cell>
          <table:table-cell table:number-columns-repeated="4"/>
        </table:table-row>
        <table:table-row table:style-name="ro1">
          <table:table-cell office:value-type="float" office:value="621.3075" calcext:value-type="float">
            <text:p>621.3075</text:p>
          </table:table-cell>
          <table:table-cell table:number-columns-repeated="3"/>
          <table:table-cell table:formula="of:=[.$C$4] + ([.$C$5] - [.$C$4]) * (([.A284] - [.$C$1]) / ([.$C$2] - [.$C$1]))" office:value-type="float" office:value="-0.491575915844271" calcext:value-type="float">
            <text:p>-0.491575915844271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276]*[.Q148] + [.G277]*[.Q149] + [.G278]*[.Q150] + [.G279]*[.Q151] + [.G280]*[.Q152] + [.G281]*[.Q153] + [.G282]*[.Q154] + [.G283]*[.Q155] + [.G284]*[.Q156] + [.G285]*[.Q157] + [.G286]*[.Q158] + [.G287]*[.Q159] + [.G288]*[.Q160] + [.G289]*[.Q161] + [.G290]*[.Q162] + [.G291]*[.Q163] + [.G292]*[.Q164] + [.G293]*[.Q165] + [.G294]*[.Q166] + [.G295]*[.Q167] + [.G296]*[.Q168] )" office:value-type="float" office:value="-0.99948271903834" calcext:value-type="float">
            <text:p>-0.99948271903834</text:p>
          </table:table-cell>
          <table:table-cell table:number-columns-repeated="8"/>
          <table:table-cell table:style-name="ce9" table:formula="of:=RAND()" office:value-type="float" office:value="0.485825408903794" calcext:value-type="float">
            <text:p>0.485825408903794</text:p>
          </table:table-cell>
          <table:table-cell table:number-columns-repeated="4"/>
        </table:table-row>
        <table:table-row table:style-name="ro1">
          <table:table-cell office:value-type="float" office:value="616.83124" calcext:value-type="float">
            <text:p>616.83124</text:p>
          </table:table-cell>
          <table:table-cell table:number-columns-repeated="3"/>
          <table:table-cell table:formula="of:=[.$C$4] + ([.$C$5] - [.$C$4]) * (([.A285] - [.$C$1]) / ([.$C$2] - [.$C$1]))" office:value-type="float" office:value="-0.491649461238593" calcext:value-type="float">
            <text:p>-0.491649461238593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276]*[.Q169] + [.G277]*[.Q170] + [.G278]*[.Q171] + [.G279]*[.Q172] + [.G280]*[.Q173] + [.G281]*[.Q174] + [.G282]*[.Q175] + [.G283]*[.Q176] + [.G284]*[.Q177] + [.G285]*[.Q178] + [.G286]*[.Q179] + [.G287]*[.Q180] + [.G288]*[.Q181] + [.G289]*[.Q182] + [.G290]*[.Q183] + [.G291]*[.Q184] + [.G292]*[.Q185] + [.G293]*[.Q186] + [.G294]*[.Q187] + [.G295]*[.Q188] + [.G296]*[.Q189] )" office:value-type="float" office:value="-0.999895788699918" calcext:value-type="float">
            <text:p>-0.999895788699918</text:p>
          </table:table-cell>
          <table:table-cell table:number-columns-repeated="8"/>
          <table:table-cell table:style-name="ce9" table:formula="of:=RAND()" office:value-type="float" office:value="0.71532955546387" calcext:value-type="float">
            <text:p>0.71532955546387</text:p>
          </table:table-cell>
          <table:table-cell table:number-columns-repeated="4"/>
        </table:table-row>
        <table:table-row table:style-name="ro1">
          <table:table-cell office:value-type="float" office:value="634.35749" calcext:value-type="float">
            <text:p>634.35749</text:p>
          </table:table-cell>
          <table:table-cell table:number-columns-repeated="3"/>
          <table:table-cell table:formula="of:=[.$C$4] + ([.$C$5] - [.$C$4]) * (([.A286] - [.$C$1]) / ([.$C$2] - [.$C$1]))" office:value-type="float" office:value="-0.491361503218452" calcext:value-type="float">
            <text:p>-0.491361503218452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276]*[.Q190] + [.G277]*[.Q191] + [.G278]*[.Q192] + [.G279]*[.Q193] + [.G280]*[.Q194] + [.G281]*[.Q195] + [.G282]*[.Q196] + [.G283]*[.Q197] + [.G284]*[.Q198] + [.G285]*[.Q199] + [.G286]*[.Q200] + [.G287]*[.Q201] + [.G288]*[.Q202] + [.G289]*[.Q203] + [.G290]*[.Q204] + [.G291]*[.Q205] + [.G292]*[.Q206] + [.G293]*[.Q207] + [.G294]*[.Q208] + [.G295]*[.Q209] + [.G296]*[.Q210] )" office:value-type="float" office:value="-0.999813503254104" calcext:value-type="float">
            <text:p>-0.999813503254104</text:p>
          </table:table-cell>
          <table:table-cell table:number-columns-repeated="8"/>
          <table:table-cell table:style-name="ce9" table:formula="of:=RAND()" office:value-type="float" office:value="0.821209621758932" calcext:value-type="float">
            <text:p>0.821209621758932</text:p>
          </table:table-cell>
          <table:table-cell table:number-columns-repeated="4"/>
        </table:table-row>
        <table:table-row table:style-name="ro1">
          <table:table-cell office:value-type="float" office:value="627.69" calcext:value-type="float">
            <text:p>627.69</text:p>
          </table:table-cell>
          <table:table-cell table:number-columns-repeated="3"/>
          <table:table-cell table:formula="of:=[.$C$4] + ([.$C$5] - [.$C$4]) * (([.A287] - [.$C$1]) / ([.$C$2] - [.$C$1]))" office:value-type="float" office:value="-0.491471050738298" calcext:value-type="float">
            <text:p>-0.491471050738298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276]*[.Q211] + [.G277]*[.Q212] + [.G278]*[.Q213] + [.G279]*[.Q214] + [.G280]*[.Q215] + [.G281]*[.Q216] + [.G282]*[.Q217] + [.G283]*[.Q218] + [.G284]*[.Q219] + [.G285]*[.Q220] + [.G286]*[.Q221] + [.G287]*[.Q222] + [.G288]*[.Q223] + [.G289]*[.Q224] + [.G290]*[.Q225] + [.G291]*[.Q226] + [.G292]*[.Q227] + [.G293]*[.Q228] + [.G294]*[.Q229] + [.G295]*[.Q230] + [.G296]*[.Q231] )" office:value-type="float" office:value="-0.998259980114753" calcext:value-type="float">
            <text:p>-0.998259980114753</text:p>
          </table:table-cell>
          <table:table-cell table:number-columns-repeated="8"/>
          <table:table-cell table:style-name="ce9" table:formula="of:=RAND()" office:value-type="float" office:value="0.659068802803766" calcext:value-type="float">
            <text:p>0.659068802803766</text:p>
          </table:table-cell>
          <table:table-cell table:number-columns-repeated="4"/>
        </table:table-row>
        <table:table-row table:style-name="ro1">
          <table:table-cell office:value-type="float" office:value="621.42499" calcext:value-type="float">
            <text:p>621.42499</text:p>
          </table:table-cell>
          <table:table-cell table:number-columns-repeated="3"/>
          <table:table-cell table:formula="of:=[.$C$4] + ([.$C$5] - [.$C$4]) * (([.A288] - [.$C$1]) / ([.$C$2] - [.$C$1]))" office:value-type="float" office:value="-0.491573985471956" calcext:value-type="float">
            <text:p>-0.491573985471956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276]*[.Q232] + [.G277]*[.Q233] + [.G278]*[.Q234] + [.G279]*[.Q235] + [.G280]*[.Q236] + [.G281]*[.Q237] + [.G282]*[.Q238] + [.G283]*[.Q239] + [.G284]*[.Q240] + [.G285]*[.Q241] + [.G286]*[.Q242] + [.G287]*[.Q243] + [.G288]*[.Q244] + [.G289]*[.Q245] + [.G290]*[.Q246] + [.G291]*[.Q247] + [.G292]*[.Q248] + [.G293]*[.Q249] + [.G294]*[.Q250] + [.G295]*[.Q251] + [.G296]*[.Q252] )" office:value-type="float" office:value="-0.999956036156368" calcext:value-type="float">
            <text:p>-0.999956036156368</text:p>
          </table:table-cell>
          <table:table-cell table:number-columns-repeated="8"/>
          <table:table-cell table:style-name="ce9" table:formula="of:=RAND()" office:value-type="float" office:value="0.398767154977684" calcext:value-type="float">
            <text:p>0.398767154977684</text:p>
          </table:table-cell>
          <table:table-cell table:number-columns-repeated="4"/>
        </table:table-row>
        <table:table-row table:style-name="ro1">
          <table:table-cell office:value-type="float" office:value="618.73875" calcext:value-type="float">
            <text:p>618.73875</text:p>
          </table:table-cell>
          <table:table-cell table:number-columns-repeated="3"/>
          <table:table-cell table:formula="of:=[.$C$4] + ([.$C$5] - [.$C$4]) * (([.A289] - [.$C$1]) / ([.$C$2] - [.$C$1]))" office:value-type="float" office:value="-0.491618120660717" calcext:value-type="float">
            <text:p>-0.491618120660717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276]*[.Q253] + [.G277]*[.Q254] + [.G278]*[.Q255] + [.G279]*[.Q256] + [.G280]*[.Q257] + [.G281]*[.Q258] + [.G282]*[.Q259] + [.G283]*[.Q260] + [.G284]*[.Q261] + [.G285]*[.Q262] + [.G286]*[.Q263] + [.G287]*[.Q264] + [.G288]*[.Q265] + [.G289]*[.Q266] + [.G290]*[.Q267] + [.G291]*[.Q268] + [.G292]*[.Q269] + [.G293]*[.Q270] + [.G294]*[.Q271] + [.G295]*[.Q272] + [.G296]*[.Q273] )" office:value-type="float" office:value="-0.999989345737307" calcext:value-type="float">
            <text:p>-0.999989345737307</text:p>
          </table:table-cell>
          <table:table-cell table:number-columns-repeated="8"/>
          <table:table-cell table:style-name="ce9" table:formula="of:=RAND()" office:value-type="float" office:value="0.205300698586805" calcext:value-type="float">
            <text:p>0.205300698586805</text:p>
          </table:table-cell>
          <table:table-cell table:number-columns-repeated="4"/>
        </table:table-row>
        <table:table-row table:style-name="ro1">
          <table:table-cell office:value-type="float" office:value="619.8075" calcext:value-type="float">
            <text:p>619.8075</text:p>
          </table:table-cell>
          <table:table-cell table:number-columns-repeated="3"/>
          <table:table-cell table:formula="of:=[.$C$4] + ([.$C$5] - [.$C$4]) * (([.A290] - [.$C$1]) / ([.$C$2] - [.$C$1]))" office:value-type="float" office:value="-0.49160056099256" calcext:value-type="float">
            <text:p>-0.49160056099256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276]*[.Q274] + [.G277]*[.Q275] + [.G278]*[.Q276] + [.G279]*[.Q277] + [.G280]*[.Q278] + [.G281]*[.Q279] + [.G282]*[.Q280] + [.G283]*[.Q281] + [.G284]*[.Q282] + [.G285]*[.Q283] + [.G286]*[.Q284] + [.G287]*[.Q285] + [.G288]*[.Q286] + [.G289]*[.Q287] + [.G290]*[.Q288] + [.G291]*[.Q289] + [.G292]*[.Q290] + [.G293]*[.Q291] + [.G294]*[.Q292] + [.G295]*[.Q293] + [.G296]*[.Q294] )" office:value-type="float" office:value="-0.999952526446183" calcext:value-type="float">
            <text:p>-0.999952526446183</text:p>
          </table:table-cell>
          <table:table-cell table:number-columns-repeated="8"/>
          <table:table-cell table:style-name="ce9" table:formula="of:=RAND()" office:value-type="float" office:value="0.443823865895846" calcext:value-type="float">
            <text:p>0.443823865895846</text:p>
          </table:table-cell>
          <table:table-cell table:number-columns-repeated="4"/>
        </table:table-row>
        <table:table-row table:style-name="ro1">
          <table:table-cell office:value-type="float" office:value="614.68875" calcext:value-type="float">
            <text:p>614.68875</text:p>
          </table:table-cell>
          <table:table-cell table:number-columns-repeated="3"/>
          <table:table-cell table:formula="of:=[.$C$4] + ([.$C$5] - [.$C$4]) * (([.A291] - [.$C$1]) / ([.$C$2] - [.$C$1]))" office:value-type="float" office:value="-0.491684662561099" calcext:value-type="float">
            <text:p>-0.491684662561099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276]*[.Q295] + [.G277]*[.Q296] + [.G278]*[.Q297] + [.G279]*[.Q298] + [.G280]*[.Q299] + [.G281]*[.Q300] + [.G282]*[.Q301] + [.G283]*[.Q302] + [.G284]*[.Q303] + [.G285]*[.Q304] + [.G286]*[.Q305] + [.G287]*[.Q306] + [.G288]*[.Q307] + [.G289]*[.Q308] + [.G290]*[.Q309] + [.G291]*[.Q310] + [.G292]*[.Q311] + [.G293]*[.Q312] + [.G294]*[.Q313] + [.G295]*[.Q314] + [.G296]*[.Q315] )" office:value-type="float" office:value="-0.999715041942841" calcext:value-type="float">
            <text:p>-0.999715041942841</text:p>
          </table:table-cell>
          <table:table-cell table:number-columns-repeated="8"/>
          <table:table-cell table:style-name="ce9" table:formula="of:=RAND()" office:value-type="float" office:value="0.331680920846381" calcext:value-type="float">
            <text:p>0.331680920846381</text:p>
          </table:table-cell>
          <table:table-cell table:number-columns-repeated="4"/>
        </table:table-row>
        <table:table-row table:style-name="ro1">
          <table:table-cell office:value-type="float" office:value="623.49749" calcext:value-type="float">
            <text:p>623.49749</text:p>
          </table:table-cell>
          <table:table-cell table:number-columns-repeated="3"/>
          <table:table-cell table:formula="of:=[.$C$4] + ([.$C$5] - [.$C$4]) * (([.A292] - [.$C$1]) / ([.$C$2] - [.$C$1]))" office:value-type="float" office:value="-0.491539934092069" calcext:value-type="float">
            <text:p>-0.491539934092069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276]*[.Q316] + [.G277]*[.Q317] + [.G278]*[.Q318] + [.G279]*[.Q319] + [.G280]*[.Q320] + [.G281]*[.Q321] + [.G282]*[.Q322] + [.G283]*[.Q323] + [.G284]*[.Q324] + [.G285]*[.Q325] + [.G286]*[.Q326] + [.G287]*[.Q327] + [.G288]*[.Q328] + [.G289]*[.Q329] + [.G290]*[.Q330] + [.G291]*[.Q331] + [.G292]*[.Q332] + [.G293]*[.Q333] + [.G294]*[.Q334] + [.G295]*[.Q335] + [.G296]*[.Q336] )" office:value-type="float" office:value="-0.997591413060575" calcext:value-type="float">
            <text:p>-0.997591413060575</text:p>
          </table:table-cell>
          <table:table-cell table:number-columns-repeated="8"/>
          <table:table-cell table:style-name="ce9" table:formula="of:=RAND()" office:value-type="float" office:value="0.453424617707272" calcext:value-type="float">
            <text:p>0.453424617707272</text:p>
          </table:table-cell>
          <table:table-cell table:number-columns-repeated="4"/>
        </table:table-row>
        <table:table-row table:style-name="ro1">
          <table:table-cell office:value-type="float" office:value="623.99625" calcext:value-type="float">
            <text:p>623.99625</text:p>
          </table:table-cell>
          <table:table-cell table:number-columns-repeated="3"/>
          <table:table-cell table:formula="of:=[.$C$4] + ([.$C$5] - [.$C$4]) * (([.A293] - [.$C$1]) / ([.$C$2] - [.$C$1]))" office:value-type="float" office:value="-0.491531739415962" calcext:value-type="float">
            <text:p>-0.491531739415962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276]*[.Q337] + [.G277]*[.Q338] + [.G278]*[.Q339] + [.G279]*[.Q340] + [.G280]*[.Q341] + [.G281]*[.Q342] + [.G282]*[.Q343] + [.G283]*[.Q344] + [.G284]*[.Q345] + [.G285]*[.Q346] + [.G286]*[.Q347] + [.G287]*[.Q348] + [.G288]*[.Q349] + [.G289]*[.Q350] + [.G290]*[.Q351] + [.G291]*[.Q352] + [.G292]*[.Q353] + [.G293]*[.Q354] + [.G294]*[.Q355] + [.G295]*[.Q356] + [.G296]*[.Q357] )" office:value-type="float" office:value="-0.999549669466625" calcext:value-type="float">
            <text:p>-0.999549669466625</text:p>
          </table:table-cell>
          <table:table-cell table:number-columns-repeated="8"/>
          <table:table-cell table:style-name="ce9" table:formula="of:=RAND()" office:value-type="float" office:value="0.39404900199101" calcext:value-type="float">
            <text:p>0.39404900199101</text:p>
          </table:table-cell>
          <table:table-cell table:number-columns-repeated="4"/>
        </table:table-row>
        <table:table-row table:style-name="ro1">
          <table:table-cell office:value-type="float" office:value="623.00625" calcext:value-type="float">
            <text:p>623.00625</text:p>
          </table:table-cell>
          <table:table-cell table:number-columns-repeated="3"/>
          <table:table-cell table:formula="of:=[.$C$4] + ([.$C$5] - [.$C$4]) * (([.A294] - [.$C$1]) / ([.$C$2] - [.$C$1]))" office:value-type="float" office:value="-0.491548005213833" calcext:value-type="float">
            <text:p>-0.491548005213833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276]*[.Q358] + [.G277]*[.Q359] + [.G278]*[.Q360] + [.G279]*[.Q361] + [.G280]*[.Q362] + [.G281]*[.Q363] + [.G282]*[.Q364] + [.G283]*[.Q365] + [.G284]*[.Q366] + [.G285]*[.Q367] + [.G286]*[.Q368] + [.G287]*[.Q369] + [.G288]*[.Q370] + [.G289]*[.Q371] + [.G290]*[.Q372] + [.G291]*[.Q373] + [.G292]*[.Q374] + [.G293]*[.Q375] + [.G294]*[.Q376] + [.G295]*[.Q377] + [.G296]*[.Q378] )" office:value-type="float" office:value="-0.998925889775985" calcext:value-type="float">
            <text:p>-0.998925889775985</text:p>
          </table:table-cell>
          <table:table-cell table:number-columns-repeated="8"/>
          <table:table-cell table:style-name="ce9" table:formula="of:=RAND()" office:value-type="float" office:value="0.986944958385765" calcext:value-type="float">
            <text:p>0.986944958385765</text:p>
          </table:table-cell>
          <table:table-cell table:number-columns-repeated="4"/>
        </table:table-row>
        <table:table-row table:style-name="ro1">
          <table:table-cell office:value-type="float" office:value="617.96124" calcext:value-type="float">
            <text:p>617.96124</text:p>
          </table:table-cell>
          <table:table-cell table:number-columns-repeated="3"/>
          <table:table-cell table:formula="of:=[.$C$4] + ([.$C$5] - [.$C$4]) * (([.A295] - [.$C$1]) / ([.$C$2] - [.$C$1]))" office:value-type="float" office:value="-0.491630895226881" calcext:value-type="float">
            <text:p>-0.491630895226881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276]*[.Q379] + [.G277]*[.Q380] + [.G278]*[.Q381] + [.G279]*[.Q382] + [.G280]*[.Q383] + [.G281]*[.Q384] + [.G282]*[.Q385] + [.G283]*[.Q386] + [.G284]*[.Q387] + [.G285]*[.Q388] + [.G286]*[.Q389] + [.G287]*[.Q390] + [.G288]*[.Q391] + [.G289]*[.Q392] + [.G290]*[.Q393] + [.G291]*[.Q394] + [.G292]*[.Q395] + [.G293]*[.Q396] + [.G294]*[.Q397] + [.G295]*[.Q398] + [.G296]*[.Q399] )" office:value-type="float" office:value="-0.999728585333473" calcext:value-type="float">
            <text:p>-0.999728585333473</text:p>
          </table:table-cell>
          <table:table-cell table:number-columns-repeated="8"/>
          <table:table-cell table:style-name="ce9" table:formula="of:=RAND()" office:value-type="float" office:value="0.860214039959004" calcext:value-type="float">
            <text:p>0.860214039959004</text:p>
          </table:table-cell>
          <table:table-cell table:number-columns-repeated="4"/>
        </table:table-row>
        <table:table-row table:style-name="ro1">
          <table:table-cell office:value-type="float" office:value="622.10749" calcext:value-type="float">
            <text:p>622.10749</text:p>
          </table:table-cell>
          <table:table-cell table:number-columns-repeated="3"/>
          <table:table-cell table:formula="of:=[.$C$4] + ([.$C$5] - [.$C$4]) * (([.A296] - [.$C$1]) / ([.$C$2] - [.$C$1]))" office:value-type="float" office:value="-0.491562771929484" calcext:value-type="float">
            <text:p>-0.491562771929484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276]*[.Q400] + [.G277]*[.Q401] + [.G278]*[.Q402] + [.G279]*[.Q403] + [.G280]*[.Q404] + [.G281]*[.Q405] + [.G282]*[.Q406] + [.G283]*[.Q407] + [.G284]*[.Q408] + [.G285]*[.Q409] + [.G286]*[.Q410] + [.G287]*[.Q411] + [.G288]*[.Q412] + [.G289]*[.Q413] + [.G290]*[.Q414] + [.G291]*[.Q415] + [.G292]*[.Q416] + [.G293]*[.Q417] + [.G294]*[.Q418] + [.G295]*[.Q419] + [.G296]*[.Q420] )" office:value-type="float" office:value="-0.999743541579048" calcext:value-type="float">
            <text:p>-0.999743541579048</text:p>
          </table:table-cell>
          <table:table-cell table:number-columns-repeated="8"/>
          <table:table-cell table:style-name="ce9" table:formula="of:=RAND()" office:value-type="float" office:value="0.787152433774876" calcext:value-type="float">
            <text:p>0.787152433774876</text:p>
          </table:table-cell>
          <table:table-cell table:number-columns-repeated="4"/>
        </table:table-row>
        <table:table-row table:style-name="ro1">
          <table:table-cell office:value-type="float" office:value="618.4475" calcext:value-type="float">
            <text:p>618.4475</text:p>
          </table:table-cell>
          <table:table-cell table:number-columns-repeated="3"/>
          <table:table-cell table:formula="of:=[.$C$4] + ([.$C$5] - [.$C$4]) * (([.A297] - [.$C$1]) / ([.$C$2] - [.$C$1]))" office:value-type="float" office:value="-0.49162290592701" calcext:value-type="float">
            <text:p>-0.49162290592701</text:p>
          </table:table-cell>
          <table:table-cell table:number-columns-repeated="2"/>
          <table:table-cell table:style-name="ce17" table:formula="of:=TANH( [.G276]*[.Q421] + [.G277]*[.Q422] + [.G278]*[.Q423] + [.G279]*[.Q424] + [.G280]*[.Q425] + [.G281]*[.Q426] + [.G282]*[.Q427] + [.G283]*[.Q428] + [.G284]*[.Q429] + [.G285]*[.Q430] + [.G286]*[.Q431] + [.G287]*[.Q432] + [.G288]*[.Q433] + [.G289]*[.Q434] + [.G290]*[.Q435] + [.G291]*[.Q436] + [.G292]*[.Q437] + [.G293]*[.Q438] + [.G294]*[.Q439] + [.G295]*[.Q440] + [.G296]*[.Q441] )" office:value-type="float" office:value="-0.999614133524322" calcext:value-type="float">
            <text:p>-0.999614133524322</text:p>
          </table:table-cell>
          <table:table-cell table:number-columns-repeated="8"/>
          <table:table-cell table:style-name="ce9" table:formula="of:=RAND()" office:value-type="float" office:value="0.0548753071750573" calcext:value-type="float">
            <text:p>0.054875307175057</text:p>
          </table:table-cell>
          <table:table-cell table:number-columns-repeated="4"/>
        </table:table-row>
        <table:table-row table:style-name="ro1">
          <table:table-cell office:value-type="float" office:value="617.6875" calcext:value-type="float">
            <text:p>617.6875</text:p>
          </table:table-cell>
          <table:table-cell table:number-columns-repeated="3"/>
          <table:table-cell table:formula="of:=[.$C$4] + ([.$C$5] - [.$C$4]) * (([.A298] - [.$C$1]) / ([.$C$2] - [.$C$1]))" office:value-type="float" office:value="-0.491635392802143" calcext:value-type="float">
            <text:p>-0.491635392802143</text:p>
          </table:table-cell>
          <table:table-cell table:number-columns-repeated="2"/>
          <table:table-cell table:style-name="ce17" table:formula="of:=TANH( [.G276]*[.Q442] + [.G277]*[.Q443] + [.G278]*[.Q444] + [.G279]*[.Q445] + [.G280]*[.Q446] + [.G281]*[.Q447] + [.G282]*[.Q448] + [.G283]*[.Q449] + [.G284]*[.Q450] + [.G285]*[.Q451] + [.G286]*[.Q452] + [.G287]*[.Q453] + [.G288]*[.Q454] + [.G289]*[.Q455] + [.G290]*[.Q456] + [.G291]*[.Q457] + [.G292]*[.Q458] + [.G293]*[.Q459] + [.G294]*[.Q460] + [.G295]*[.Q461] + [.G296]*[.Q462] )" office:value-type="float" office:value="-0.999363935038063" calcext:value-type="float">
            <text:p>-0.999363935038063</text:p>
          </table:table-cell>
          <table:table-cell table:number-columns-repeated="8"/>
          <table:table-cell table:style-name="ce9" table:formula="of:=RAND()" office:value-type="float" office:value="0.492651390182858" calcext:value-type="float">
            <text:p>0.492651390182858</text:p>
          </table:table-cell>
          <table:table-cell table:number-columns-repeated="4"/>
        </table:table-row>
        <table:table-row table:style-name="ro1">
          <table:table-cell office:value-type="float" office:value="602.93125" calcext:value-type="float">
            <text:p>602.93125</text:p>
          </table:table-cell>
          <table:table-cell table:number-columns-repeated="3"/>
          <table:table-cell table:formula="of:=[.$C$4] + ([.$C$5] - [.$C$4]) * (([.A299] - [.$C$1]) / ([.$C$2] - [.$C$1]))" office:value-type="float" office:value="-0.491877839448442" calcext:value-type="float">
            <text:p>-0.491877839448442</text:p>
          </table:table-cell>
          <table:table-cell table:number-columns-repeated="2"/>
          <table:table-cell table:style-name="ce17" table:formula="of:=TANH( [.G276]*[.Q463] + [.G277]*[.Q464] + [.G278]*[.Q465] + [.G279]*[.Q466] + [.G280]*[.Q467] + [.G281]*[.Q468] + [.G282]*[.Q469] + [.G283]*[.Q470] + [.G284]*[.Q471] + [.G285]*[.Q472] + [.G286]*[.Q473] + [.G287]*[.Q474] + [.G288]*[.Q475] + [.G289]*[.Q476] + [.G290]*[.Q477] + [.G291]*[.Q478] + [.G292]*[.Q479] + [.G293]*[.Q480] + [.G294]*[.Q481] + [.G295]*[.Q482] + [.G296]*[.Q483] )" office:value-type="float" office:value="-0.999612064665288" calcext:value-type="float">
            <text:p>-0.999612064665288</text:p>
          </table:table-cell>
          <table:table-cell table:number-columns-repeated="8"/>
          <table:table-cell table:style-name="ce9" table:formula="of:=RAND()" office:value-type="float" office:value="0.69783639310432" calcext:value-type="float">
            <text:p>0.69783639310432</text:p>
          </table:table-cell>
          <table:table-cell table:number-columns-repeated="4"/>
        </table:table-row>
        <table:table-row table:style-name="ro1">
          <table:table-cell office:value-type="float" office:value="597.585" calcext:value-type="float">
            <text:p>597.585</text:p>
          </table:table-cell>
          <table:table-cell table:number-columns-repeated="3"/>
          <table:table-cell table:formula="of:=[.$C$4] + ([.$C$5] - [.$C$4]) * (([.A300] - [.$C$1]) / ([.$C$2] - [.$C$1]))" office:value-type="float" office:value="-0.491965678864471" calcext:value-type="float">
            <text:p>-0.491965678864471</text:p>
          </table:table-cell>
          <table:table-cell table:number-columns-repeated="11"/>
          <table:table-cell table:style-name="ce9" table:formula="of:=RAND()" office:value-type="float" office:value="0.981898462856648" calcext:value-type="float">
            <text:p>0.981898462856648</text:p>
          </table:table-cell>
          <table:table-cell table:number-columns-repeated="4"/>
        </table:table-row>
        <table:table-row table:style-name="ro1">
          <table:table-cell office:value-type="float" office:value="592.96375" calcext:value-type="float">
            <text:p>592.96375</text:p>
          </table:table-cell>
          <table:table-cell table:number-columns-repeated="3"/>
          <table:table-cell table:formula="of:=[.$C$4] + ([.$C$5] - [.$C$4]) * (([.A301] - [.$C$1]) / ([.$C$2] - [.$C$1]))" office:value-type="float" office:value="-0.492041606458826" calcext:value-type="float">
            <text:p>-0.49204160645882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484203361130942" calcext:value-type="float">
            <text:p>0.484203361130942</text:p>
          </table:table-cell>
          <table:table-cell table:number-columns-repeated="4"/>
        </table:table-row>
        <table:table-row table:style-name="ro1">
          <table:table-cell office:value-type="float" office:value="580.11" calcext:value-type="float">
            <text:p>580.11</text:p>
          </table:table-cell>
          <table:table-cell table:number-columns-repeated="3"/>
          <table:table-cell table:formula="of:=[.$C$4] + ([.$C$5] - [.$C$4]) * (([.A302] - [.$C$1]) / ([.$C$2] - [.$C$1]))" office:value-type="float" office:value="-0.492252794842045" calcext:value-type="float">
            <text:p>-0.492252794842045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301]*[.Q1] + [.G302]*[.Q2] + [.G303]*[.Q3] + [.G304]*[.Q4] + [.G305]*[.Q5] + [.G306]*[.Q6] + [.G307]*[.Q7] + [.G308]*[.Q8] + [.G309]*[.Q9] + [.G310]*[.Q10] + [.G311]*[.Q11] + [.G312]*[.Q12] + [.G313]*[.Q13] + [.G314]*[.Q14] + [.G315]*[.Q15] + [.G316]*[.Q16] + [.G317]*[.Q17] + [.G318]*[.Q18] + [.G319]*[.Q19] + [.G320]*[.Q20] + [.G321]*[.Q21] )" office:value-type="float" office:value="-0.999833894423833" calcext:value-type="float">
            <text:p>-0.999833894423833</text:p>
          </table:table-cell>
          <table:table-cell table:style-name="ce19" table:formula="of:=TANH( [.H301]*[.S1] + [.H302]*[.S2] + [.H303]*[.S3] + [.H304]*[.S4] + [.H305]*[.S5] + [.H306]*[.S6] + [.H307]*[.S7] + [.H308]*[.S8] + [.H309]*[.S9] + [.H310]*[.S10] + [.H311]*[.S11] + [.H312]*[.S12] + [.H313]*[.S13] + [.H314]*[.S14] + [.H315]*[.S15] + [.H316]*[.S16] + [.H317]*[.S17] + [.H318]*[.S18] + [.H319]*[.S19] + [.H320]*[.S20] + [.H321]*[.S21] + [.H322]*[.S22] + [.H323]*[.S23] + [.H324]*[.S24] )" office:value-type="float" office:value="-0.999999999374271" calcext:value-type="float">
            <text:p>-0.999999999374271</text:p>
          </table:table-cell>
          <table:table-cell table:style-name="ce20" office:value-type="float" office:value="-0.498530097635612" calcext:value-type="float">
            <text:p>-0.498530097635612</text:p>
          </table:table-cell>
          <table:table-cell table:style-name="ce21" table:formula="of:= ([.J302]-[.I302]) * ([.J302]-[.I302])" office:value-type="float" office:value="0.25147206234978" calcext:value-type="float">
            <text:p>0.25147206234978</text:p>
          </table:table-cell>
          <table:table-cell table:number-columns-repeated="5"/>
          <table:table-cell table:style-name="ce9" table:formula="of:=RAND()" office:value-type="float" office:value="0.41100984234892" calcext:value-type="float">
            <text:p>0.41100984234892</text:p>
          </table:table-cell>
          <table:table-cell table:number-columns-repeated="4"/>
        </table:table-row>
        <table:table-row table:style-name="ro1">
          <table:table-cell office:value-type="float" office:value="585.44875" calcext:value-type="float">
            <text:p>585.44875</text:p>
          </table:table-cell>
          <table:table-cell table:number-columns-repeated="3"/>
          <table:table-cell table:formula="of:=[.$C$4] + ([.$C$5] - [.$C$4]) * (([.A303] - [.$C$1]) / ([.$C$2] - [.$C$1]))" office:value-type="float" office:value="-0.492165078651757" calcext:value-type="float">
            <text:p>-0.492165078651757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301]*[.Q22] + [.G302]*[.Q23] + [.G303]*[.Q24] + [.G304]*[.Q25] + [.G305]*[.Q26] + [.G306]*[.Q27] + [.G307]*[.Q28] + [.G308]*[.Q29] + [.G309]*[.Q30] + [.G310]*[.Q31] + [.G311]*[.Q32] + [.G312]*[.Q33] + [.G313]*[.Q34] + [.G314]*[.Q35] + [.G315]*[.Q36] + [.G316]*[.Q37] + [.G317]*[.Q38] + [.G318]*[.Q39] + [.G319]*[.Q40] + [.G320]*[.Q41] + [.G321]*[.Q42] )" office:value-type="float" office:value="-0.998560218475923" calcext:value-type="float">
            <text:p>-0.998560218475923</text:p>
          </table:table-cell>
          <table:table-cell table:style-name="ce19" table:formula="of:=TANH( [.H301]*[.S25] + [.H302]*[.S26] + [.H303]*[.S27] + [.H304]*[.S28] + [.H305]*[.S29] + [.H306]*[.S30] + [.H307]*[.S31] + [.H308]*[.S32] + [.H309]*[.S33] + [.H310]*[.S34] + [.H311]*[.S35] + [.H312]*[.S36] + [.H313]*[.S37] + [.H314]*[.S38] + [.H315]*[.S39] + [.H316]*[.S40] + [.H317]*[.S41] + [.H318]*[.S42] + [.H319]*[.S43] + [.H320]*[.S44] + [.H321]*[.S45] + [.H322]*[.S46] + [.H323]*[.S47] + [.H324]*[.S48] )" office:value-type="float" office:value="-0.999999996081794" calcext:value-type="float">
            <text:p>-0.999999996081794</text:p>
          </table:table-cell>
          <table:table-cell table:style-name="ce20" office:value-type="float" office:value="-0.49851558164327" calcext:value-type="float">
            <text:p>-0.49851558164327</text:p>
          </table:table-cell>
          <table:table-cell table:style-name="ce21" table:formula="of:= ([.J303]-[.I303]) * ([.J303]-[.I303])" office:value-type="float" office:value="0.251486617924749" calcext:value-type="float">
            <text:p>0.251486617924749</text:p>
          </table:table-cell>
          <table:table-cell table:number-columns-repeated="5"/>
          <table:table-cell table:style-name="ce9" table:formula="of:=RAND()" office:value-type="float" office:value="0.418906297102149" calcext:value-type="float">
            <text:p>0.418906297102149</text:p>
          </table:table-cell>
          <table:table-cell table:number-columns-repeated="4"/>
        </table:table-row>
        <table:table-row table:style-name="ro1">
          <table:table-cell office:value-type="float" office:value="580.5175" calcext:value-type="float">
            <text:p>580.5175</text:p>
          </table:table-cell>
          <table:table-cell table:number-columns-repeated="3"/>
          <table:table-cell table:formula="of:=[.$C$4] + ([.$C$5] - [.$C$4]) * (([.A304] - [.$C$1]) / ([.$C$2] - [.$C$1]))" office:value-type="float" office:value="-0.492246099576759" calcext:value-type="float">
            <text:p>-0.492246099576759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301]*[.Q43] + [.G302]*[.Q44] + [.G303]*[.Q45] + [.G304]*[.Q46] + [.G305]*[.Q47] + [.G306]*[.Q48] + [.G307]*[.Q49] + [.G308]*[.Q50] + [.G309]*[.Q51] + [.G310]*[.Q52] + [.G311]*[.Q53] + [.G312]*[.Q54] + [.G313]*[.Q55] + [.G314]*[.Q56] + [.G315]*[.Q57] + [.G316]*[.Q58] + [.G317]*[.Q59] + [.G318]*[.Q60] + [.G319]*[.Q61] + [.G320]*[.Q62] + [.G321]*[.Q63] )" office:value-type="float" office:value="-0.999796559851831" calcext:value-type="float">
            <text:p>-0.999796559851831</text:p>
          </table:table-cell>
          <table:table-cell table:style-name="ce19" table:formula="of:=TANH( [.H301]*[.S49] + [.H302]*[.S50] + [.H303]*[.S51] + [.H304]*[.S52] + [.H305]*[.S53] + [.H306]*[.S54] + [.H307]*[.S55] + [.H308]*[.S56] + [.H309]*[.S57] + [.H310]*[.S58] + [.H311]*[.S59] + [.H312]*[.S60] + [.H313]*[.S61] + [.H314]*[.S62] + [.H315]*[.S63] + [.H316]*[.S64] + [.H317]*[.S65] + [.H318]*[.S66] + [.H319]*[.S67] + [.H320]*[.S68] + [.H321]*[.S69] + [.H322]*[.S70] + [.H323]*[.S71] + [.H324]*[.S72] )" office:value-type="float" office:value="-0.999999972596855" calcext:value-type="float">
            <text:p>-0.999999972596855</text:p>
          </table:table-cell>
          <table:table-cell table:style-name="ce20" office:value-type="float" office:value="-0.498489118175939" calcext:value-type="float">
            <text:p>-0.498489118175939</text:p>
          </table:table-cell>
          <table:table-cell table:style-name="ce21" table:formula="of:= ([.J304]-[.I304]) * ([.J304]-[.I304])" office:value-type="float" office:value="0.251513137101997" calcext:value-type="float">
            <text:p>0.251513137101997</text:p>
          </table:table-cell>
          <table:table-cell table:number-columns-repeated="5"/>
          <table:table-cell table:style-name="ce9" table:formula="of:=RAND()" office:value-type="float" office:value="0.445087297905376" calcext:value-type="float">
            <text:p>0.445087297905376</text:p>
          </table:table-cell>
          <table:table-cell table:number-columns-repeated="4"/>
        </table:table-row>
        <table:table-row table:style-name="ro1">
          <table:table-cell office:value-type="float" office:value="564.57" calcext:value-type="float">
            <text:p>564.57</text:p>
          </table:table-cell>
          <table:table-cell table:number-columns-repeated="3"/>
          <table:table-cell table:formula="of:=[.$C$4] + ([.$C$5] - [.$C$4]) * (([.A305] - [.$C$1]) / ([.$C$2] - [.$C$1]))" office:value-type="float" office:value="-0.492508118578325" calcext:value-type="float">
            <text:p>-0.492508118578325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301]*[.Q64] + [.G302]*[.Q65] + [.G303]*[.Q66] + [.G304]*[.Q67] + [.G305]*[.Q68] + [.G306]*[.Q69] + [.G307]*[.Q70] + [.G308]*[.Q71] + [.G309]*[.Q72] + [.G310]*[.Q73] + [.G311]*[.Q74] + [.G312]*[.Q75] + [.G313]*[.Q76] + [.G314]*[.Q77] + [.G315]*[.Q78] + [.G316]*[.Q79] + [.G317]*[.Q80] + [.G318]*[.Q81] + [.G319]*[.Q82] + [.G320]*[.Q83] + [.G321]*[.Q84] )" office:value-type="float" office:value="-0.999755831435895" calcext:value-type="float">
            <text:p>-0.999755831435895</text:p>
          </table:table-cell>
          <table:table-cell table:number-columns-repeated="8"/>
          <table:table-cell table:style-name="ce9" table:formula="of:=RAND()" office:value-type="float" office:value="0.801936010415167" calcext:value-type="float">
            <text:p>0.801936010415167</text:p>
          </table:table-cell>
          <table:table-cell table:number-columns-repeated="4"/>
        </table:table-row>
        <table:table-row table:style-name="ro1">
          <table:table-cell office:value-type="float" office:value="583.39" calcext:value-type="float">
            <text:p>583.39</text:p>
          </table:table-cell>
          <table:table-cell table:number-columns-repeated="3"/>
          <table:table-cell table:formula="of:=[.$C$4] + ([.$C$5] - [.$C$4]) * (([.A306] - [.$C$1]) / ([.$C$2] - [.$C$1]))" office:value-type="float" office:value="-0.492198904117785" calcext:value-type="float">
            <text:p>-0.492198904117785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301]*[.Q85] + [.G302]*[.Q86] + [.G303]*[.Q87] + [.G304]*[.Q88] + [.G305]*[.Q89] + [.G306]*[.Q90] + [.G307]*[.Q91] + [.G308]*[.Q92] + [.G309]*[.Q93] + [.G310]*[.Q94] + [.G311]*[.Q95] + [.G312]*[.Q96] + [.G313]*[.Q97] + [.G314]*[.Q98] + [.G315]*[.Q99] + [.G316]*[.Q100] + [.G317]*[.Q101] + [.G318]*[.Q102] + [.G319]*[.Q103] + [.G320]*[.Q104] + [.G321]*[.Q105] )" office:value-type="float" office:value="-0.998448789076448" calcext:value-type="float">
            <text:p>-0.998448789076448</text:p>
          </table:table-cell>
          <table:table-cell table:number-columns-repeated="8"/>
          <table:table-cell table:style-name="ce9" table:formula="of:=RAND()" office:value-type="float" office:value="0.736602867735136" calcext:value-type="float">
            <text:p>0.736602867735136</text:p>
          </table:table-cell>
          <table:table-cell table:number-columns-repeated="4"/>
        </table:table-row>
        <table:table-row table:style-name="ro1">
          <table:table-cell office:value-type="float" office:value="593.80625" calcext:value-type="float">
            <text:p>593.80625</text:p>
          </table:table-cell>
          <table:table-cell table:number-columns-repeated="3"/>
          <table:table-cell table:formula="of:=[.$C$4] + ([.$C$5] - [.$C$4]) * (([.A307] - [.$C$1]) / ([.$C$2] - [.$C$1]))" office:value-type="float" office:value="-0.492027764100537" calcext:value-type="float">
            <text:p>-0.492027764100537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301]*[.Q106] + [.G302]*[.Q107] + [.G303]*[.Q108] + [.G304]*[.Q109] + [.G305]*[.Q110] + [.G306]*[.Q111] + [.G307]*[.Q112] + [.G308]*[.Q113] + [.G309]*[.Q114] + [.G310]*[.Q115] + [.G311]*[.Q116] + [.G312]*[.Q117] + [.G313]*[.Q118] + [.G314]*[.Q119] + [.G315]*[.Q120] + [.G316]*[.Q121] + [.G317]*[.Q122] + [.G318]*[.Q123] + [.G319]*[.Q124] + [.G320]*[.Q125] + [.G321]*[.Q126] )" office:value-type="float" office:value="-0.999586329742394" calcext:value-type="float">
            <text:p>-0.999586329742394</text:p>
          </table:table-cell>
          <table:table-cell table:number-columns-repeated="8"/>
          <table:table-cell table:style-name="ce9" table:formula="of:=RAND()" office:value-type="float" office:value="0.804852667683721" calcext:value-type="float">
            <text:p>0.804852667683721</text:p>
          </table:table-cell>
          <table:table-cell table:number-columns-repeated="4"/>
        </table:table-row>
        <table:table-row table:style-name="ro1">
          <table:table-cell office:value-type="float" office:value="581.52" calcext:value-type="float">
            <text:p>581.52</text:p>
          </table:table-cell>
          <table:table-cell table:number-columns-repeated="3"/>
          <table:table-cell table:formula="of:=[.$C$4] + ([.$C$5] - [.$C$4]) * (([.A308] - [.$C$1]) / ([.$C$2] - [.$C$1]))" office:value-type="float" office:value="-0.492229628402652" calcext:value-type="float">
            <text:p>-0.492229628402652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301]*[.Q127] + [.G302]*[.Q128] + [.G303]*[.Q129] + [.G304]*[.Q130] + [.G305]*[.Q131] + [.G306]*[.Q132] + [.G307]*[.Q133] + [.G308]*[.Q134] + [.G309]*[.Q135] + [.G310]*[.Q136] + [.G311]*[.Q137] + [.G312]*[.Q138] + [.G313]*[.Q139] + [.G314]*[.Q140] + [.G315]*[.Q141] + [.G316]*[.Q142] + [.G317]*[.Q143] + [.G318]*[.Q144] + [.G319]*[.Q145] + [.G320]*[.Q146] + [.G321]*[.Q147] )" office:value-type="float" office:value="-0.99984684652007" calcext:value-type="float">
            <text:p>-0.99984684652007</text:p>
          </table:table-cell>
          <table:table-cell table:number-columns-repeated="8"/>
          <table:table-cell table:style-name="ce9" table:formula="of:=RAND()" office:value-type="float" office:value="0.00605545219511452" calcext:value-type="float">
            <text:p>0.006055452195115</text:p>
          </table:table-cell>
          <table:table-cell table:number-columns-repeated="4"/>
        </table:table-row>
        <table:table-row table:style-name="ro1">
          <table:table-cell office:value-type="float" office:value="585.80125" calcext:value-type="float">
            <text:p>585.80125</text:p>
          </table:table-cell>
          <table:table-cell table:number-columns-repeated="3"/>
          <table:table-cell table:formula="of:=[.$C$4] + ([.$C$5] - [.$C$4]) * (([.A309] - [.$C$1]) / ([.$C$2] - [.$C$1]))" office:value-type="float" office:value="-0.492159287041909" calcext:value-type="float">
            <text:p>-0.492159287041909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301]*[.Q148] + [.G302]*[.Q149] + [.G303]*[.Q150] + [.G304]*[.Q151] + [.G305]*[.Q152] + [.G306]*[.Q153] + [.G307]*[.Q154] + [.G308]*[.Q155] + [.G309]*[.Q156] + [.G310]*[.Q157] + [.G311]*[.Q158] + [.G312]*[.Q159] + [.G313]*[.Q160] + [.G314]*[.Q161] + [.G315]*[.Q162] + [.G316]*[.Q163] + [.G317]*[.Q164] + [.G318]*[.Q165] + [.G319]*[.Q166] + [.G320]*[.Q167] + [.G321]*[.Q168] )" office:value-type="float" office:value="-0.999482329992658" calcext:value-type="float">
            <text:p>-0.999482329992658</text:p>
          </table:table-cell>
          <table:table-cell table:number-columns-repeated="8"/>
          <table:table-cell table:style-name="ce9" table:formula="of:=RAND()" office:value-type="float" office:value="0.50667313230296" calcext:value-type="float">
            <text:p>0.50667313230296</text:p>
          </table:table-cell>
          <table:table-cell table:number-columns-repeated="4"/>
        </table:table-row>
        <table:table-row table:style-name="ro1">
          <table:table-cell office:value-type="float" office:value="582.33375" calcext:value-type="float">
            <text:p>582.33375</text:p>
          </table:table-cell>
          <table:table-cell table:number-columns-repeated="3"/>
          <table:table-cell table:formula="of:=[.$C$4] + ([.$C$5] - [.$C$4]) * (([.A310] - [.$C$1]) / ([.$C$2] - [.$C$1]))" office:value-type="float" office:value="-0.492216258409705" calcext:value-type="float">
            <text:p>-0.492216258409705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301]*[.Q169] + [.G302]*[.Q170] + [.G303]*[.Q171] + [.G304]*[.Q172] + [.G305]*[.Q173] + [.G306]*[.Q174] + [.G307]*[.Q175] + [.G308]*[.Q176] + [.G309]*[.Q177] + [.G310]*[.Q178] + [.G311]*[.Q179] + [.G312]*[.Q180] + [.G313]*[.Q181] + [.G314]*[.Q182] + [.G315]*[.Q183] + [.G316]*[.Q184] + [.G317]*[.Q185] + [.G318]*[.Q186] + [.G319]*[.Q187] + [.G320]*[.Q188] + [.G321]*[.Q189] )" office:value-type="float" office:value="-0.999895671477518" calcext:value-type="float">
            <text:p>-0.999895671477518</text:p>
          </table:table-cell>
          <table:table-cell table:number-columns-repeated="8"/>
          <table:table-cell table:style-name="ce9" table:formula="of:=RAND()" office:value-type="float" office:value="0.829076920698354" calcext:value-type="float">
            <text:p>0.829076920698354</text:p>
          </table:table-cell>
          <table:table-cell table:number-columns-repeated="4"/>
        </table:table-row>
        <table:table-row table:style-name="ro1">
          <table:table-cell office:value-type="float" office:value="582.52125" calcext:value-type="float">
            <text:p>582.52125</text:p>
          </table:table-cell>
          <table:table-cell table:number-columns-repeated="3"/>
          <table:table-cell table:formula="of:=[.$C$4] + ([.$C$5] - [.$C$4]) * (([.A311] - [.$C$1]) / ([.$C$2] - [.$C$1]))" office:value-type="float" office:value="-0.492213177766169" calcext:value-type="float">
            <text:p>-0.492213177766169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301]*[.Q190] + [.G302]*[.Q191] + [.G303]*[.Q192] + [.G304]*[.Q193] + [.G305]*[.Q194] + [.G306]*[.Q195] + [.G307]*[.Q196] + [.G308]*[.Q197] + [.G309]*[.Q198] + [.G310]*[.Q199] + [.G311]*[.Q200] + [.G312]*[.Q201] + [.G313]*[.Q202] + [.G314]*[.Q203] + [.G315]*[.Q204] + [.G316]*[.Q205] + [.G317]*[.Q206] + [.G318]*[.Q207] + [.G319]*[.Q208] + [.G320]*[.Q209] + [.G321]*[.Q210] )" office:value-type="float" office:value="-0.999813259272249" calcext:value-type="float">
            <text:p>-0.999813259272249</text:p>
          </table:table-cell>
          <table:table-cell table:number-columns-repeated="8"/>
          <table:table-cell table:style-name="ce9" table:formula="of:=RAND()" office:value-type="float" office:value="0.264262049530943" calcext:value-type="float">
            <text:p>0.264262049530943</text:p>
          </table:table-cell>
          <table:table-cell table:number-columns-repeated="4"/>
        </table:table-row>
        <table:table-row table:style-name="ro1">
          <table:table-cell office:value-type="float" office:value="583.62375" calcext:value-type="float">
            <text:p>583.62375</text:p>
          </table:table-cell>
          <table:table-cell table:number-columns-repeated="3"/>
          <table:table-cell table:formula="of:=[.$C$4] + ([.$C$5] - [.$C$4]) * (([.A312] - [.$C$1]) / ([.$C$2] - [.$C$1]))" office:value-type="float" office:value="-0.492195063582176" calcext:value-type="float">
            <text:p>-0.492195063582176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301]*[.Q211] + [.G302]*[.Q212] + [.G303]*[.Q213] + [.G304]*[.Q214] + [.G305]*[.Q215] + [.G306]*[.Q216] + [.G307]*[.Q217] + [.G308]*[.Q218] + [.G309]*[.Q219] + [.G310]*[.Q220] + [.G311]*[.Q221] + [.G312]*[.Q222] + [.G313]*[.Q223] + [.G314]*[.Q224] + [.G315]*[.Q225] + [.G316]*[.Q226] + [.G317]*[.Q227] + [.G318]*[.Q228] + [.G319]*[.Q229] + [.G320]*[.Q230] + [.G321]*[.Q231] )" office:value-type="float" office:value="-0.998257969583825" calcext:value-type="float">
            <text:p>-0.998257969583825</text:p>
          </table:table-cell>
          <table:table-cell table:number-columns-repeated="8"/>
          <table:table-cell table:style-name="ce9" table:formula="of:=RAND()" office:value-type="float" office:value="0.0501053800780433" calcext:value-type="float">
            <text:p>0.050105380078043</text:p>
          </table:table-cell>
          <table:table-cell table:number-columns-repeated="4"/>
        </table:table-row>
        <table:table-row table:style-name="ro1">
          <table:table-cell office:value-type="float" office:value="595.80875" calcext:value-type="float">
            <text:p>595.80875</text:p>
          </table:table-cell>
          <table:table-cell table:number-columns-repeated="3"/>
          <table:table-cell table:formula="of:=[.$C$4] + ([.$C$5] - [.$C$4]) * (([.A313] - [.$C$1]) / ([.$C$2] - [.$C$1]))" office:value-type="float" office:value="-0.49199486282757" calcext:value-type="float">
            <text:p>-0.49199486282757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301]*[.Q232] + [.G302]*[.Q233] + [.G303]*[.Q234] + [.G304]*[.Q235] + [.G305]*[.Q236] + [.G306]*[.Q237] + [.G307]*[.Q238] + [.G308]*[.Q239] + [.G309]*[.Q240] + [.G310]*[.Q241] + [.G311]*[.Q242] + [.G312]*[.Q243] + [.G313]*[.Q244] + [.G314]*[.Q245] + [.G315]*[.Q246] + [.G316]*[.Q247] + [.G317]*[.Q248] + [.G318]*[.Q249] + [.G319]*[.Q250] + [.G320]*[.Q251] + [.G321]*[.Q252] )" office:value-type="float" office:value="-0.999955961074629" calcext:value-type="float">
            <text:p>-0.999955961074629</text:p>
          </table:table-cell>
          <table:table-cell table:number-columns-repeated="8"/>
          <table:table-cell table:style-name="ce9" table:formula="of:=RAND()" office:value-type="float" office:value="0.612336001014136" calcext:value-type="float">
            <text:p>0.612336001014136</text:p>
          </table:table-cell>
          <table:table-cell table:number-columns-repeated="4"/>
        </table:table-row>
        <table:table-row table:style-name="ro1">
          <table:table-cell office:value-type="float" office:value="585.39625" calcext:value-type="float">
            <text:p>585.39625</text:p>
          </table:table-cell>
          <table:table-cell table:number-columns-repeated="3"/>
          <table:table-cell table:formula="of:=[.$C$4] + ([.$C$5] - [.$C$4]) * (([.A314] - [.$C$1]) / ([.$C$2] - [.$C$1]))" office:value-type="float" office:value="-0.492165941231947" calcext:value-type="float">
            <text:p>-0.492165941231947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301]*[.Q253] + [.G302]*[.Q254] + [.G303]*[.Q255] + [.G304]*[.Q256] + [.G305]*[.Q257] + [.G306]*[.Q258] + [.G307]*[.Q259] + [.G308]*[.Q260] + [.G309]*[.Q261] + [.G310]*[.Q262] + [.G311]*[.Q263] + [.G312]*[.Q264] + [.G313]*[.Q265] + [.G314]*[.Q266] + [.G315]*[.Q267] + [.G316]*[.Q268] + [.G317]*[.Q269] + [.G318]*[.Q270] + [.G319]*[.Q271] + [.G320]*[.Q272] + [.G321]*[.Q273] )" office:value-type="float" office:value="-0.9999893300865" calcext:value-type="float">
            <text:p>-0.9999893300865</text:p>
          </table:table-cell>
          <table:table-cell table:number-columns-repeated="8"/>
          <table:table-cell table:style-name="ce9" table:formula="of:=RAND()" office:value-type="float" office:value="0.782073997676498" calcext:value-type="float">
            <text:p>0.782073997676498</text:p>
          </table:table-cell>
          <table:table-cell table:number-columns-repeated="4"/>
        </table:table-row>
        <table:table-row table:style-name="ro1">
          <table:table-cell office:value-type="float" office:value="586.05875" calcext:value-type="float">
            <text:p>586.05875</text:p>
          </table:table-cell>
          <table:table-cell table:number-columns-repeated="3"/>
          <table:table-cell table:formula="of:=[.$C$4] + ([.$C$5] - [.$C$4]) * (([.A315] - [.$C$1]) / ([.$C$2] - [.$C$1]))" office:value-type="float" office:value="-0.492155056291453" calcext:value-type="float">
            <text:p>-0.492155056291453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301]*[.Q274] + [.G302]*[.Q275] + [.G303]*[.Q276] + [.G304]*[.Q277] + [.G305]*[.Q278] + [.G306]*[.Q279] + [.G307]*[.Q280] + [.G308]*[.Q281] + [.G309]*[.Q282] + [.G310]*[.Q283] + [.G311]*[.Q284] + [.G312]*[.Q285] + [.G313]*[.Q286] + [.G314]*[.Q287] + [.G315]*[.Q288] + [.G316]*[.Q289] + [.G317]*[.Q290] + [.G318]*[.Q291] + [.G319]*[.Q292] + [.G320]*[.Q293] + [.G321]*[.Q294] )" office:value-type="float" office:value="-0.999952456043562" calcext:value-type="float">
            <text:p>-0.999952456043562</text:p>
          </table:table-cell>
          <table:table-cell table:number-columns-repeated="8"/>
          <table:table-cell table:style-name="ce9" table:formula="of:=RAND()" office:value-type="float" office:value="0.426943833952608" calcext:value-type="float">
            <text:p>0.426943833952608</text:p>
          </table:table-cell>
          <table:table-cell table:number-columns-repeated="4"/>
        </table:table-row>
        <table:table-row table:style-name="ro1">
          <table:table-cell office:value-type="float" office:value="588.7525" calcext:value-type="float">
            <text:p>588.7525</text:p>
          </table:table-cell>
          <table:table-cell table:number-columns-repeated="3"/>
          <table:table-cell table:formula="of:=[.$C$4] + ([.$C$5] - [.$C$4]) * (([.A316] - [.$C$1]) / ([.$C$2] - [.$C$1]))" office:value-type="float" office:value="-0.492110797712649" calcext:value-type="float">
            <text:p>-0.492110797712649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301]*[.Q295] + [.G302]*[.Q296] + [.G303]*[.Q297] + [.G304]*[.Q298] + [.G305]*[.Q299] + [.G306]*[.Q300] + [.G307]*[.Q301] + [.G308]*[.Q302] + [.G309]*[.Q303] + [.G310]*[.Q304] + [.G311]*[.Q305] + [.G312]*[.Q306] + [.G313]*[.Q307] + [.G314]*[.Q308] + [.G315]*[.Q309] + [.G316]*[.Q310] + [.G317]*[.Q311] + [.G318]*[.Q312] + [.G319]*[.Q313] + [.G320]*[.Q314] + [.G321]*[.Q315] )" office:value-type="float" office:value="-0.999714717271404" calcext:value-type="float">
            <text:p>-0.999714717271404</text:p>
          </table:table-cell>
          <table:table-cell table:number-columns-repeated="8"/>
          <table:table-cell table:style-name="ce9" table:formula="of:=RAND()" office:value-type="float" office:value="0.68894436474612" calcext:value-type="float">
            <text:p>0.68894436474612</text:p>
          </table:table-cell>
          <table:table-cell table:number-columns-repeated="4"/>
        </table:table-row>
        <table:table-row table:style-name="ro1">
          <table:table-cell office:value-type="float" office:value="566.31625" calcext:value-type="float">
            <text:p>566.31625</text:p>
          </table:table-cell>
          <table:table-cell table:number-columns-repeated="3"/>
          <table:table-cell table:formula="of:=[.$C$4] + ([.$C$5] - [.$C$4]) * (([.A317] - [.$C$1]) / ([.$C$2] - [.$C$1]))" office:value-type="float" office:value="-0.492479427518191" calcext:value-type="float">
            <text:p>-0.492479427518191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301]*[.Q316] + [.G302]*[.Q317] + [.G303]*[.Q318] + [.G304]*[.Q319] + [.G305]*[.Q320] + [.G306]*[.Q321] + [.G307]*[.Q322] + [.G308]*[.Q323] + [.G309]*[.Q324] + [.G310]*[.Q325] + [.G311]*[.Q326] + [.G312]*[.Q327] + [.G313]*[.Q328] + [.G314]*[.Q329] + [.G315]*[.Q330] + [.G316]*[.Q331] + [.G317]*[.Q332] + [.G318]*[.Q333] + [.G319]*[.Q334] + [.G320]*[.Q335] + [.G321]*[.Q336] )" office:value-type="float" office:value="-0.997588954072522" calcext:value-type="float">
            <text:p>-0.997588954072522</text:p>
          </table:table-cell>
          <table:table-cell table:number-columns-repeated="8"/>
          <table:table-cell table:style-name="ce9" table:formula="of:=RAND()" office:value-type="float" office:value="0.309133236735742" calcext:value-type="float">
            <text:p>0.309133236735742</text:p>
          </table:table-cell>
          <table:table-cell table:number-columns-repeated="4"/>
        </table:table-row>
        <table:table-row table:style-name="ro1">
          <table:table-cell office:value-type="float" office:value="565.55125" calcext:value-type="float">
            <text:p>565.55125</text:p>
          </table:table-cell>
          <table:table-cell table:number-columns-repeated="3"/>
          <table:table-cell table:formula="of:=[.$C$4] + ([.$C$5] - [.$C$4]) * (([.A318] - [.$C$1]) / ([.$C$2] - [.$C$1]))" office:value-type="float" office:value="-0.492491996543819" calcext:value-type="float">
            <text:p>-0.492491996543819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301]*[.Q337] + [.G302]*[.Q338] + [.G303]*[.Q339] + [.G304]*[.Q340] + [.G305]*[.Q341] + [.G306]*[.Q342] + [.G307]*[.Q343] + [.G308]*[.Q344] + [.G309]*[.Q345] + [.G310]*[.Q346] + [.G311]*[.Q347] + [.G312]*[.Q348] + [.G313]*[.Q349] + [.G314]*[.Q350] + [.G315]*[.Q351] + [.G316]*[.Q352] + [.G317]*[.Q353] + [.G318]*[.Q354] + [.G319]*[.Q355] + [.G320]*[.Q356] + [.G321]*[.Q357] )" office:value-type="float" office:value="-0.999549310678705" calcext:value-type="float">
            <text:p>-0.999549310678705</text:p>
          </table:table-cell>
          <table:table-cell table:number-columns-repeated="8"/>
          <table:table-cell table:style-name="ce9" table:formula="of:=RAND()" office:value-type="float" office:value="0.272162627179939" calcext:value-type="float">
            <text:p>0.272162627179939</text:p>
          </table:table-cell>
          <table:table-cell table:number-columns-repeated="4"/>
        </table:table-row>
        <table:table-row table:style-name="ro1">
          <table:table-cell office:value-type="float" office:value="534.54" calcext:value-type="float">
            <text:p>534.54</text:p>
          </table:table-cell>
          <table:table-cell table:number-columns-repeated="3"/>
          <table:table-cell table:formula="of:=[.$C$4] + ([.$C$5] - [.$C$4]) * (([.A319] - [.$C$1]) / ([.$C$2] - [.$C$1]))" office:value-type="float" office:value="-0.493001514447083" calcext:value-type="float">
            <text:p>-0.493001514447083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301]*[.Q358] + [.G302]*[.Q359] + [.G303]*[.Q360] + [.G304]*[.Q361] + [.G305]*[.Q362] + [.G306]*[.Q363] + [.G307]*[.Q364] + [.G308]*[.Q365] + [.G309]*[.Q366] + [.G310]*[.Q367] + [.G311]*[.Q368] + [.G312]*[.Q369] + [.G313]*[.Q370] + [.G314]*[.Q371] + [.G315]*[.Q372] + [.G316]*[.Q373] + [.G317]*[.Q374] + [.G318]*[.Q375] + [.G319]*[.Q376] + [.G320]*[.Q377] + [.G321]*[.Q378] )" office:value-type="float" office:value="-0.998924740438589" calcext:value-type="float">
            <text:p>-0.998924740438589</text:p>
          </table:table-cell>
          <table:table-cell table:number-columns-repeated="8"/>
          <table:table-cell table:style-name="ce9" table:formula="of:=RAND()" office:value-type="float" office:value="0.39446188584515" calcext:value-type="float">
            <text:p>0.39446188584515</text:p>
          </table:table-cell>
          <table:table-cell table:number-columns-repeated="4"/>
        </table:table-row>
        <table:table-row table:style-name="ro1">
          <table:table-cell office:value-type="float" office:value="511.4725" calcext:value-type="float">
            <text:p>511.4725</text:p>
          </table:table-cell>
          <table:table-cell table:number-columns-repeated="3"/>
          <table:table-cell table:formula="of:=[.$C$4] + ([.$C$5] - [.$C$4]) * (([.A320] - [.$C$1]) / ([.$C$2] - [.$C$1]))" office:value-type="float" office:value="-0.49338051575253" calcext:value-type="float">
            <text:p>-0.49338051575253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301]*[.Q379] + [.G302]*[.Q380] + [.G303]*[.Q381] + [.G304]*[.Q382] + [.G305]*[.Q383] + [.G306]*[.Q384] + [.G307]*[.Q385] + [.G308]*[.Q386] + [.G309]*[.Q387] + [.G310]*[.Q388] + [.G311]*[.Q389] + [.G312]*[.Q390] + [.G313]*[.Q391] + [.G314]*[.Q392] + [.G315]*[.Q393] + [.G316]*[.Q394] + [.G317]*[.Q395] + [.G318]*[.Q396] + [.G319]*[.Q397] + [.G320]*[.Q398] + [.G321]*[.Q399] )" office:value-type="float" office:value="-0.999728485574522" calcext:value-type="float">
            <text:p>-0.999728485574522</text:p>
          </table:table-cell>
          <table:table-cell table:number-columns-repeated="8"/>
          <table:table-cell table:style-name="ce9" table:formula="of:=RAND()" office:value-type="float" office:value="0.108481468893073" calcext:value-type="float">
            <text:p>0.108481468893073</text:p>
          </table:table-cell>
          <table:table-cell table:number-columns-repeated="4"/>
        </table:table-row>
        <table:table-row table:style-name="ro1">
          <table:table-cell office:value-type="float" office:value="487.56625" calcext:value-type="float">
            <text:p>487.56625</text:p>
          </table:table-cell>
          <table:table-cell table:number-columns-repeated="3"/>
          <table:table-cell table:formula="of:=[.$C$4] + ([.$C$5] - [.$C$4]) * (([.A321] - [.$C$1]) / ([.$C$2] - [.$C$1]))" office:value-type="float" office:value="-0.493773297803396" calcext:value-type="float">
            <text:p>-0.493773297803396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301]*[.Q400] + [.G302]*[.Q401] + [.G303]*[.Q402] + [.G304]*[.Q403] + [.G305]*[.Q404] + [.G306]*[.Q405] + [.G307]*[.Q406] + [.G308]*[.Q407] + [.G309]*[.Q408] + [.G310]*[.Q409] + [.G311]*[.Q410] + [.G312]*[.Q411] + [.G313]*[.Q412] + [.G314]*[.Q413] + [.G315]*[.Q414] + [.G316]*[.Q415] + [.G317]*[.Q416] + [.G318]*[.Q417] + [.G319]*[.Q418] + [.G320]*[.Q419] + [.G321]*[.Q420] )" office:value-type="float" office:value="-0.999743260733755" calcext:value-type="float">
            <text:p>-0.999743260733755</text:p>
          </table:table-cell>
          <table:table-cell table:number-columns-repeated="8"/>
          <table:table-cell table:style-name="ce9" table:formula="of:=RAND()" office:value-type="float" office:value="0.326191467409014" calcext:value-type="float">
            <text:p>0.326191467409014</text:p>
          </table:table-cell>
          <table:table-cell table:number-columns-repeated="4"/>
        </table:table-row>
        <table:table-row table:style-name="ro1">
          <table:table-cell office:value-type="float" office:value="516.62625" calcext:value-type="float">
            <text:p>516.62625</text:p>
          </table:table-cell>
          <table:table-cell table:number-columns-repeated="3"/>
          <table:table-cell table:formula="of:=[.$C$4] + ([.$C$5] - [.$C$4]) * (([.A322] - [.$C$1]) / ([.$C$2] - [.$C$1]))" office:value-type="float" office:value="-0.493295839130532" calcext:value-type="float">
            <text:p>-0.493295839130532</text:p>
          </table:table-cell>
          <table:table-cell table:number-columns-repeated="2"/>
          <table:table-cell table:style-name="ce17" table:formula="of:=TANH( [.G301]*[.Q421] + [.G302]*[.Q422] + [.G303]*[.Q423] + [.G304]*[.Q424] + [.G305]*[.Q425] + [.G306]*[.Q426] + [.G307]*[.Q427] + [.G308]*[.Q428] + [.G309]*[.Q429] + [.G310]*[.Q430] + [.G311]*[.Q431] + [.G312]*[.Q432] + [.G313]*[.Q433] + [.G314]*[.Q434] + [.G315]*[.Q435] + [.G316]*[.Q436] + [.G317]*[.Q437] + [.G318]*[.Q438] + [.G319]*[.Q439] + [.G320]*[.Q440] + [.G321]*[.Q441] )" office:value-type="float" office:value="-0.99961391994927" calcext:value-type="float">
            <text:p>-0.99961391994927</text:p>
          </table:table-cell>
          <table:table-cell table:number-columns-repeated="8"/>
          <table:table-cell table:style-name="ce9" table:formula="of:=RAND()" office:value-type="float" office:value="0.62980998028833" calcext:value-type="float">
            <text:p>0.62980998028833</text:p>
          </table:table-cell>
          <table:table-cell table:number-columns-repeated="4"/>
        </table:table-row>
        <table:table-row table:style-name="ro1">
          <table:table-cell office:value-type="float" office:value="489.4675" calcext:value-type="float">
            <text:p>489.4675</text:p>
          </table:table-cell>
          <table:table-cell table:number-columns-repeated="3"/>
          <table:table-cell table:formula="of:=[.$C$4] + ([.$C$5] - [.$C$4]) * (([.A323] - [.$C$1]) / ([.$C$2] - [.$C$1]))" office:value-type="float" office:value="-0.493742060077939" calcext:value-type="float">
            <text:p>-0.493742060077939</text:p>
          </table:table-cell>
          <table:table-cell table:number-columns-repeated="2"/>
          <table:table-cell table:style-name="ce17" table:formula="of:=TANH( [.G301]*[.Q442] + [.G302]*[.Q443] + [.G303]*[.Q444] + [.G304]*[.Q445] + [.G305]*[.Q446] + [.G306]*[.Q447] + [.G307]*[.Q448] + [.G308]*[.Q449] + [.G309]*[.Q450] + [.G310]*[.Q451] + [.G311]*[.Q452] + [.G312]*[.Q453] + [.G313]*[.Q454] + [.G314]*[.Q455] + [.G315]*[.Q456] + [.G316]*[.Q457] + [.G317]*[.Q458] + [.G318]*[.Q459] + [.G319]*[.Q460] + [.G320]*[.Q461] + [.G321]*[.Q462] )" office:value-type="float" office:value="-0.999363066097389" calcext:value-type="float">
            <text:p>-0.999363066097389</text:p>
          </table:table-cell>
          <table:table-cell table:number-columns-repeated="8"/>
          <table:table-cell table:style-name="ce9" table:formula="of:=RAND()" office:value-type="float" office:value="0.33628760611381" calcext:value-type="float">
            <text:p>0.33628760611381</text:p>
          </table:table-cell>
          <table:table-cell table:number-columns-repeated="4"/>
        </table:table-row>
        <table:table-row table:style-name="ro1">
          <table:table-cell office:value-type="float" office:value="455.91625" calcext:value-type="float">
            <text:p>455.91625</text:p>
          </table:table-cell>
          <table:table-cell table:number-columns-repeated="3"/>
          <table:table-cell table:formula="of:=[.$C$4] + ([.$C$5] - [.$C$4]) * (([.A324] - [.$C$1]) / ([.$C$2] - [.$C$1]))" office:value-type="float" office:value="-0.494293310432306" calcext:value-type="float">
            <text:p>-0.494293310432306</text:p>
          </table:table-cell>
          <table:table-cell table:number-columns-repeated="2"/>
          <table:table-cell table:style-name="ce17" table:formula="of:=TANH( [.G301]*[.Q463] + [.G302]*[.Q464] + [.G303]*[.Q465] + [.G304]*[.Q466] + [.G305]*[.Q467] + [.G306]*[.Q468] + [.G307]*[.Q469] + [.G308]*[.Q470] + [.G309]*[.Q471] + [.G310]*[.Q472] + [.G311]*[.Q473] + [.G312]*[.Q474] + [.G313]*[.Q475] + [.G314]*[.Q476] + [.G315]*[.Q477] + [.G316]*[.Q478] + [.G317]*[.Q479] + [.G318]*[.Q480] + [.G319]*[.Q481] + [.G320]*[.Q482] + [.G321]*[.Q483] )" office:value-type="float" office:value="-0.999611516509599" calcext:value-type="float">
            <text:p>-0.999611516509599</text:p>
          </table:table-cell>
          <table:table-cell table:number-columns-repeated="8"/>
          <table:table-cell table:style-name="ce9" table:formula="of:=RAND()" office:value-type="float" office:value="0.104020161982461" calcext:value-type="float">
            <text:p>0.104020161982461</text:p>
          </table:table-cell>
          <table:table-cell table:number-columns-repeated="4"/>
        </table:table-row>
        <table:table-row table:style-name="ro1">
          <table:table-cell office:value-type="float" office:value="472.91" calcext:value-type="float">
            <text:p>472.91</text:p>
          </table:table-cell>
          <table:table-cell table:number-columns-repeated="3"/>
          <table:table-cell table:formula="of:=[.$C$4] + ([.$C$5] - [.$C$4]) * (([.A325] - [.$C$1]) / ([.$C$2] - [.$C$1]))" office:value-type="float" office:value="-0.494014101439809" calcext:value-type="float">
            <text:p>-0.494014101439809</text:p>
          </table:table-cell>
          <table:table-cell table:number-columns-repeated="11"/>
          <table:table-cell table:style-name="ce9" table:formula="of:=RAND()" office:value-type="float" office:value="0.739503894566077" calcext:value-type="float">
            <text:p>0.739503894566077</text:p>
          </table:table-cell>
          <table:table-cell table:number-columns-repeated="4"/>
        </table:table-row>
        <table:table-row table:style-name="ro1">
          <table:table-cell office:value-type="float" office:value="519.015" calcext:value-type="float">
            <text:p>519.015</text:p>
          </table:table-cell>
          <table:table-cell table:number-columns-repeated="3"/>
          <table:table-cell table:formula="of:=[.$C$4] + ([.$C$5] - [.$C$4]) * (([.A326] - [.$C$1]) / ([.$C$2] - [.$C$1]))" office:value-type="float" office:value="-0.493256591731881" calcext:value-type="float">
            <text:p>-0.49325659173188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246773279305453" calcext:value-type="float">
            <text:p>0.246773279305453</text:p>
          </table:table-cell>
          <table:table-cell table:number-columns-repeated="4"/>
        </table:table-row>
        <table:table-row table:style-name="ro1">
          <table:table-cell office:value-type="float" office:value="508.12875" calcext:value-type="float">
            <text:p>508.12875</text:p>
          </table:table-cell>
          <table:table-cell table:number-columns-repeated="3"/>
          <table:table-cell table:formula="of:=[.$C$4] + ([.$C$5] - [.$C$4]) * (([.A327] - [.$C$1]) / ([.$C$2] - [.$C$1]))" office:value-type="float" office:value="-0.493435453895592" calcext:value-type="float">
            <text:p>-0.493435453895592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326]*[.Q1] + [.G327]*[.Q2] + [.G328]*[.Q3] + [.G329]*[.Q4] + [.G330]*[.Q5] + [.G331]*[.Q6] + [.G332]*[.Q7] + [.G333]*[.Q8] + [.G334]*[.Q9] + [.G335]*[.Q10] + [.G336]*[.Q11] + [.G337]*[.Q12] + [.G338]*[.Q13] + [.G339]*[.Q14] + [.G340]*[.Q15] + [.G341]*[.Q16] + [.G342]*[.Q17] + [.G343]*[.Q18] + [.G344]*[.Q19] + [.G345]*[.Q20] + [.G346]*[.Q21] )" office:value-type="float" office:value="-0.999833808739152" calcext:value-type="float">
            <text:p>-0.999833808739152</text:p>
          </table:table-cell>
          <table:table-cell table:style-name="ce19" table:formula="of:=TANH( [.H326]*[.S1] + [.H327]*[.S2] + [.H328]*[.S3] + [.H329]*[.S4] + [.H330]*[.S5] + [.H331]*[.S6] + [.H332]*[.S7] + [.H333]*[.S8] + [.H334]*[.S9] + [.H335]*[.S10] + [.H336]*[.S11] + [.H337]*[.S12] + [.H338]*[.S13] + [.H339]*[.S14] + [.H340]*[.S15] + [.H341]*[.S16] + [.H342]*[.S17] + [.H343]*[.S18] + [.H344]*[.S19] + [.H345]*[.S20] + [.H346]*[.S21] + [.H347]*[.S22] + [.H348]*[.S23] + [.H349]*[.S24] )" office:value-type="float" office:value="-0.999999999374262" calcext:value-type="float">
            <text:p>-0.999999999374262</text:p>
          </table:table-cell>
          <table:table-cell table:style-name="ce20" office:value-type="float" office:value="-0.49851558164327" calcext:value-type="float">
            <text:p>-0.49851558164327</text:p>
          </table:table-cell>
          <table:table-cell table:style-name="ce21" table:formula="of:= ([.J327]-[.I327]) * ([.J327]-[.I327])" office:value-type="float" office:value="0.251486621226993" calcext:value-type="float">
            <text:p>0.251486621226993</text:p>
          </table:table-cell>
          <table:table-cell table:number-columns-repeated="5"/>
          <table:table-cell table:style-name="ce9" table:formula="of:=RAND()" office:value-type="float" office:value="0.764291489984473" calcext:value-type="float">
            <text:p>0.764291489984473</text:p>
          </table:table-cell>
          <table:table-cell table:number-columns-repeated="4"/>
        </table:table-row>
        <table:table-row table:style-name="ro1">
          <table:table-cell office:value-type="float" office:value="507.51" calcext:value-type="float">
            <text:p>507.51</text:p>
          </table:table-cell>
          <table:table-cell table:number-columns-repeated="3"/>
          <table:table-cell table:formula="of:=[.$C$4] + ([.$C$5] - [.$C$4]) * (([.A328] - [.$C$1]) / ([.$C$2] - [.$C$1]))" office:value-type="float" office:value="-0.493445620019262" calcext:value-type="float">
            <text:p>-0.493445620019262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326]*[.Q22] + [.G327]*[.Q23] + [.G328]*[.Q24] + [.G329]*[.Q25] + [.G330]*[.Q26] + [.G331]*[.Q27] + [.G332]*[.Q28] + [.G333]*[.Q29] + [.G334]*[.Q30] + [.G335]*[.Q31] + [.G336]*[.Q32] + [.G337]*[.Q33] + [.G338]*[.Q34] + [.G339]*[.Q35] + [.G340]*[.Q36] + [.G341]*[.Q37] + [.G342]*[.Q38] + [.G343]*[.Q39] + [.G344]*[.Q40] + [.G345]*[.Q41] + [.G346]*[.Q42] )" office:value-type="float" office:value="-0.99855878491234" calcext:value-type="float">
            <text:p>-0.99855878491234</text:p>
          </table:table-cell>
          <table:table-cell table:style-name="ce19" table:formula="of:=TANH( [.H326]*[.S25] + [.H327]*[.S26] + [.H328]*[.S27] + [.H329]*[.S28] + [.H330]*[.S29] + [.H331]*[.S30] + [.H332]*[.S31] + [.H333]*[.S32] + [.H334]*[.S33] + [.H335]*[.S34] + [.H336]*[.S35] + [.H337]*[.S36] + [.H338]*[.S37] + [.H339]*[.S38] + [.H340]*[.S39] + [.H341]*[.S40] + [.H342]*[.S41] + [.H343]*[.S42] + [.H344]*[.S43] + [.H345]*[.S44] + [.H346]*[.S45] + [.H347]*[.S46] + [.H348]*[.S47] + [.H349]*[.S48] )" office:value-type="float" office:value="-0.999999996081732" calcext:value-type="float">
            <text:p>-0.999999996081732</text:p>
          </table:table-cell>
          <table:table-cell table:style-name="ce20" office:value-type="float" office:value="-0.498489118175939" calcext:value-type="float">
            <text:p>-0.498489118175939</text:p>
          </table:table-cell>
          <table:table-cell table:style-name="ce21" table:formula="of:= ([.J328]-[.I328]) * ([.J328]-[.I328])" office:value-type="float" office:value="0.251513160657839" calcext:value-type="float">
            <text:p>0.251513160657839</text:p>
          </table:table-cell>
          <table:table-cell table:number-columns-repeated="5"/>
          <table:table-cell table:style-name="ce9" table:formula="of:=RAND()" office:value-type="float" office:value="0.617325509096202" calcext:value-type="float">
            <text:p>0.617325509096202</text:p>
          </table:table-cell>
          <table:table-cell table:number-columns-repeated="4"/>
        </table:table-row>
        <table:table-row table:style-name="ro1">
          <table:table-cell office:value-type="float" office:value="501.63125" calcext:value-type="float">
            <text:p>501.63125</text:p>
          </table:table-cell>
          <table:table-cell table:number-columns-repeated="3"/>
          <table:table-cell table:formula="of:=[.$C$4] + ([.$C$5] - [.$C$4]) * (([.A329] - [.$C$1]) / ([.$C$2] - [.$C$1]))" office:value-type="float" office:value="-0.493542208462933" calcext:value-type="float">
            <text:p>-0.493542208462933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326]*[.Q43] + [.G327]*[.Q44] + [.G328]*[.Q45] + [.G329]*[.Q46] + [.G330]*[.Q47] + [.G331]*[.Q48] + [.G332]*[.Q49] + [.G333]*[.Q50] + [.G334]*[.Q51] + [.G335]*[.Q52] + [.G336]*[.Q53] + [.G337]*[.Q54] + [.G338]*[.Q55] + [.G339]*[.Q56] + [.G340]*[.Q57] + [.G341]*[.Q58] + [.G342]*[.Q59] + [.G343]*[.Q60] + [.G344]*[.Q61] + [.G345]*[.Q62] + [.G346]*[.Q63] )" office:value-type="float" office:value="-0.99979635604069" calcext:value-type="float">
            <text:p>-0.99979635604069</text:p>
          </table:table-cell>
          <table:table-cell table:style-name="ce19" table:formula="of:=TANH( [.H326]*[.S49] + [.H327]*[.S50] + [.H328]*[.S51] + [.H329]*[.S52] + [.H330]*[.S53] + [.H331]*[.S54] + [.H332]*[.S55] + [.H333]*[.S56] + [.H334]*[.S57] + [.H335]*[.S58] + [.H336]*[.S59] + [.H337]*[.S60] + [.H338]*[.S61] + [.H339]*[.S62] + [.H340]*[.S63] + [.H341]*[.S64] + [.H342]*[.S65] + [.H343]*[.S66] + [.H344]*[.S67] + [.H345]*[.S68] + [.H346]*[.S69] + [.H347]*[.S70] + [.H348]*[.S71] + [.H349]*[.S72] )" office:value-type="float" office:value="-0.999999972596515" calcext:value-type="float">
            <text:p>-0.999999972596515</text:p>
          </table:table-cell>
          <table:table-cell table:style-name="ce20" office:value-type="float" office:value="-0.498328686475623" calcext:value-type="float">
            <text:p>-0.498328686475623</text:p>
          </table:table-cell>
          <table:table-cell table:style-name="ce21" table:formula="of:= ([.J329]-[.I329]) * ([.J329]-[.I329])" office:value-type="float" office:value="0.251674079318189" calcext:value-type="float">
            <text:p>0.251674079318189</text:p>
          </table:table-cell>
          <table:table-cell table:number-columns-repeated="5"/>
          <table:table-cell table:style-name="ce9" table:formula="of:=RAND()" office:value-type="float" office:value="0.300160088909475" calcext:value-type="float">
            <text:p>0.300160088909475</text:p>
          </table:table-cell>
          <table:table-cell table:number-columns-repeated="4"/>
        </table:table-row>
        <table:table-row table:style-name="ro1">
          <table:table-cell office:value-type="float" office:value="503.32125" calcext:value-type="float">
            <text:p>503.32125</text:p>
          </table:table-cell>
          <table:table-cell table:number-columns-repeated="3"/>
          <table:table-cell table:formula="of:=[.$C$4] + ([.$C$5] - [.$C$4]) * (([.A330] - [.$C$1]) / ([.$C$2] - [.$C$1]))" office:value-type="float" office:value="-0.493514441595861" calcext:value-type="float">
            <text:p>-0.493514441595861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326]*[.Q64] + [.G327]*[.Q65] + [.G328]*[.Q66] + [.G329]*[.Q67] + [.G330]*[.Q68] + [.G331]*[.Q69] + [.G332]*[.Q70] + [.G333]*[.Q71] + [.G334]*[.Q72] + [.G335]*[.Q73] + [.G336]*[.Q74] + [.G337]*[.Q75] + [.G338]*[.Q76] + [.G339]*[.Q77] + [.G340]*[.Q78] + [.G341]*[.Q79] + [.G342]*[.Q80] + [.G343]*[.Q81] + [.G344]*[.Q82] + [.G345]*[.Q83] + [.G346]*[.Q84] )" office:value-type="float" office:value="-0.999755682635712" calcext:value-type="float">
            <text:p>-0.999755682635712</text:p>
          </table:table-cell>
          <table:table-cell table:number-columns-repeated="8"/>
          <table:table-cell table:style-name="ce9" table:formula="of:=RAND()" office:value-type="float" office:value="0.426618716556248" calcext:value-type="float">
            <text:p>0.426618716556248</text:p>
          </table:table-cell>
          <table:table-cell table:number-columns-repeated="4"/>
        </table:table-row>
        <table:table-row table:style-name="ro1">
          <table:table-cell office:value-type="float" office:value="504.62625" calcext:value-type="float">
            <text:p>504.62625</text:p>
          </table:table-cell>
          <table:table-cell table:number-columns-repeated="3"/>
          <table:table-cell table:formula="of:=[.$C$4] + ([.$C$5] - [.$C$4]) * (([.A331] - [.$C$1]) / ([.$C$2] - [.$C$1]))" office:value-type="float" office:value="-0.493493000316849" calcext:value-type="float">
            <text:p>-0.493493000316849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326]*[.Q85] + [.G327]*[.Q86] + [.G328]*[.Q87] + [.G329]*[.Q88] + [.G330]*[.Q89] + [.G331]*[.Q90] + [.G332]*[.Q91] + [.G333]*[.Q92] + [.G334]*[.Q93] + [.G335]*[.Q94] + [.G336]*[.Q95] + [.G337]*[.Q96] + [.G338]*[.Q97] + [.G339]*[.Q98] + [.G340]*[.Q99] + [.G341]*[.Q100] + [.G342]*[.Q101] + [.G343]*[.Q102] + [.G344]*[.Q103] + [.G345]*[.Q104] + [.G346]*[.Q105] )" office:value-type="float" office:value="-0.998447767424503" calcext:value-type="float">
            <text:p>-0.998447767424503</text:p>
          </table:table-cell>
          <table:table-cell table:number-columns-repeated="8"/>
          <table:table-cell table:style-name="ce9" table:formula="of:=RAND()" office:value-type="float" office:value="0.732386231200474" calcext:value-type="float">
            <text:p>0.732386231200474</text:p>
          </table:table-cell>
          <table:table-cell table:number-columns-repeated="4"/>
        </table:table-row>
        <table:table-row table:style-name="ro1">
          <table:table-cell office:value-type="float" office:value="513.39125" calcext:value-type="float">
            <text:p>513.39125</text:p>
          </table:table-cell>
          <table:table-cell table:number-columns-repeated="3"/>
          <table:table-cell table:formula="of:=[.$C$4] + ([.$C$5] - [.$C$4]) * (([.A332] - [.$C$1]) / ([.$C$2] - [.$C$1]))" office:value-type="float" office:value="-0.493348990500343" calcext:value-type="float">
            <text:p>-0.493348990500343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326]*[.Q106] + [.G327]*[.Q107] + [.G328]*[.Q108] + [.G329]*[.Q109] + [.G330]*[.Q110] + [.G331]*[.Q111] + [.G332]*[.Q112] + [.G333]*[.Q113] + [.G334]*[.Q114] + [.G335]*[.Q115] + [.G336]*[.Q116] + [.G337]*[.Q117] + [.G338]*[.Q118] + [.G339]*[.Q119] + [.G340]*[.Q120] + [.G341]*[.Q121] + [.G342]*[.Q122] + [.G343]*[.Q123] + [.G344]*[.Q124] + [.G345]*[.Q125] + [.G346]*[.Q126] )" office:value-type="float" office:value="-0.999585920078797" calcext:value-type="float">
            <text:p>-0.999585920078797</text:p>
          </table:table-cell>
          <table:table-cell table:number-columns-repeated="8"/>
          <table:table-cell table:style-name="ce9" table:formula="of:=RAND()" office:value-type="float" office:value="0.352360354630119" calcext:value-type="float">
            <text:p>0.352360354630119</text:p>
          </table:table-cell>
          <table:table-cell table:number-columns-repeated="4"/>
        </table:table-row>
        <table:table-row table:style-name="ro1">
          <table:table-cell office:value-type="float" office:value="514.62375" calcext:value-type="float">
            <text:p>514.62375</text:p>
          </table:table-cell>
          <table:table-cell table:number-columns-repeated="3"/>
          <table:table-cell table:formula="of:=[.$C$4] + ([.$C$5] - [.$C$4]) * (([.A333] - [.$C$1]) / ([.$C$2] - [.$C$1]))" office:value-type="float" office:value="-0.493328740403498" calcext:value-type="float">
            <text:p>-0.493328740403498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326]*[.Q127] + [.G327]*[.Q128] + [.G328]*[.Q129] + [.G329]*[.Q130] + [.G330]*[.Q131] + [.G331]*[.Q132] + [.G332]*[.Q133] + [.G333]*[.Q134] + [.G334]*[.Q135] + [.G335]*[.Q136] + [.G336]*[.Q137] + [.G337]*[.Q138] + [.G338]*[.Q139] + [.G339]*[.Q140] + [.G340]*[.Q141] + [.G341]*[.Q142] + [.G342]*[.Q143] + [.G343]*[.Q144] + [.G344]*[.Q145] + [.G345]*[.Q146] + [.G346]*[.Q147] )" office:value-type="float" office:value="-0.999846627141656" calcext:value-type="float">
            <text:p>-0.999846627141656</text:p>
          </table:table-cell>
          <table:table-cell table:number-columns-repeated="8"/>
          <table:table-cell table:style-name="ce9" table:formula="of:=RAND()" office:value-type="float" office:value="0.373554591478181" calcext:value-type="float">
            <text:p>0.373554591478181</text:p>
          </table:table-cell>
          <table:table-cell table:number-columns-repeated="4"/>
        </table:table-row>
        <table:table-row table:style-name="ro1">
          <table:table-cell office:value-type="float" office:value="506.025" calcext:value-type="float">
            <text:p>506.025</text:p>
          </table:table-cell>
          <table:table-cell table:number-columns-repeated="3"/>
          <table:table-cell table:formula="of:=[.$C$4] + ([.$C$5] - [.$C$4]) * (([.A334] - [.$C$1]) / ([.$C$2] - [.$C$1]))" office:value-type="float" office:value="-0.493470018716069" calcext:value-type="float">
            <text:p>-0.493470018716069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326]*[.Q148] + [.G327]*[.Q149] + [.G328]*[.Q150] + [.G329]*[.Q151] + [.G330]*[.Q152] + [.G331]*[.Q153] + [.G332]*[.Q154] + [.G333]*[.Q155] + [.G334]*[.Q156] + [.G335]*[.Q157] + [.G336]*[.Q158] + [.G337]*[.Q159] + [.G338]*[.Q160] + [.G339]*[.Q161] + [.G340]*[.Q162] + [.G341]*[.Q163] + [.G342]*[.Q164] + [.G343]*[.Q165] + [.G344]*[.Q166] + [.G345]*[.Q167] + [.G346]*[.Q168] )" office:value-type="float" office:value="-0.999481583977043" calcext:value-type="float">
            <text:p>-0.999481583977043</text:p>
          </table:table-cell>
          <table:table-cell table:number-columns-repeated="8"/>
          <table:table-cell table:style-name="ce9" table:formula="of:=RAND()" office:value-type="float" office:value="0.849773046502673" calcext:value-type="float">
            <text:p>0.849773046502673</text:p>
          </table:table-cell>
          <table:table-cell table:number-columns-repeated="4"/>
        </table:table-row>
        <table:table-row table:style-name="ro1">
          <table:table-cell office:value-type="float" office:value="504.70625" calcext:value-type="float">
            <text:p>504.70625</text:p>
          </table:table-cell>
          <table:table-cell table:number-columns-repeated="3"/>
          <table:table-cell table:formula="of:=[.$C$4] + ([.$C$5] - [.$C$4]) * (([.A335] - [.$C$1]) / ([.$C$2] - [.$C$1]))" office:value-type="float" office:value="-0.49349168590894" calcext:value-type="float">
            <text:p>-0.49349168590894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326]*[.Q169] + [.G327]*[.Q170] + [.G328]*[.Q171] + [.G329]*[.Q172] + [.G330]*[.Q173] + [.G331]*[.Q174] + [.G332]*[.Q175] + [.G333]*[.Q176] + [.G334]*[.Q177] + [.G335]*[.Q178] + [.G336]*[.Q179] + [.G337]*[.Q180] + [.G338]*[.Q181] + [.G339]*[.Q182] + [.G340]*[.Q183] + [.G341]*[.Q184] + [.G342]*[.Q185] + [.G343]*[.Q186] + [.G344]*[.Q187] + [.G345]*[.Q188] + [.G346]*[.Q189] )" office:value-type="float" office:value="-0.999895566356935" calcext:value-type="float">
            <text:p>-0.999895566356935</text:p>
          </table:table-cell>
          <table:table-cell table:number-columns-repeated="8"/>
          <table:table-cell table:style-name="ce9" table:formula="of:=RAND()" office:value-type="float" office:value="0.194883336194864" calcext:value-type="float">
            <text:p>0.194883336194864</text:p>
          </table:table-cell>
          <table:table-cell table:number-columns-repeated="4"/>
        </table:table-row>
        <table:table-row table:style-name="ro1">
          <table:table-cell office:value-type="float" office:value="502.055" calcext:value-type="float">
            <text:p>502.055</text:p>
          </table:table-cell>
          <table:table-cell table:number-columns-repeated="3"/>
          <table:table-cell table:formula="of:=[.$C$4] + ([.$C$5] - [.$C$4]) * (([.A336] - [.$C$1]) / ([.$C$2] - [.$C$1]))" office:value-type="float" office:value="-0.493535246208542" calcext:value-type="float">
            <text:p>-0.493535246208542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326]*[.Q190] + [.G327]*[.Q191] + [.G328]*[.Q192] + [.G329]*[.Q193] + [.G330]*[.Q194] + [.G331]*[.Q195] + [.G332]*[.Q196] + [.G333]*[.Q197] + [.G334]*[.Q198] + [.G335]*[.Q199] + [.G336]*[.Q200] + [.G337]*[.Q201] + [.G338]*[.Q202] + [.G339]*[.Q203] + [.G340]*[.Q204] + [.G341]*[.Q205] + [.G342]*[.Q206] + [.G343]*[.Q207] + [.G344]*[.Q208] + [.G345]*[.Q209] + [.G346]*[.Q210] )" office:value-type="float" office:value="-0.999813071871772" calcext:value-type="float">
            <text:p>-0.999813071871772</text:p>
          </table:table-cell>
          <table:table-cell table:number-columns-repeated="8"/>
          <table:table-cell table:style-name="ce9" table:formula="of:=RAND()" office:value-type="float" office:value="0.0349764540721264" calcext:value-type="float">
            <text:p>0.034976454072126</text:p>
          </table:table-cell>
          <table:table-cell table:number-columns-repeated="4"/>
        </table:table-row>
        <table:table-row table:style-name="ro1">
          <table:table-cell office:value-type="float" office:value="474.5425" calcext:value-type="float">
            <text:p>474.5425</text:p>
          </table:table-cell>
          <table:table-cell table:number-columns-repeated="3"/>
          <table:table-cell table:formula="of:=[.$C$4] + ([.$C$5] - [.$C$4]) * (([.A337] - [.$C$1]) / ([.$C$2] - [.$C$1]))" office:value-type="float" office:value="-0.49398727930342" calcext:value-type="float">
            <text:p>-0.49398727930342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326]*[.Q211] + [.G327]*[.Q212] + [.G328]*[.Q213] + [.G329]*[.Q214] + [.G330]*[.Q215] + [.G331]*[.Q216] + [.G332]*[.Q217] + [.G333]*[.Q218] + [.G334]*[.Q219] + [.G335]*[.Q220] + [.G336]*[.Q221] + [.G337]*[.Q222] + [.G338]*[.Q223] + [.G339]*[.Q224] + [.G340]*[.Q225] + [.G341]*[.Q226] + [.G342]*[.Q227] + [.G343]*[.Q228] + [.G344]*[.Q229] + [.G345]*[.Q230] + [.G346]*[.Q231] )" office:value-type="float" office:value="-0.998255702432421" calcext:value-type="float">
            <text:p>-0.998255702432421</text:p>
          </table:table-cell>
          <table:table-cell table:number-columns-repeated="8"/>
          <table:table-cell table:style-name="ce9" table:formula="of:=RAND()" office:value-type="float" office:value="0.587438029314665" calcext:value-type="float">
            <text:p>0.587438029314665</text:p>
          </table:table-cell>
          <table:table-cell table:number-columns-repeated="4"/>
        </table:table-row>
        <table:table-row table:style-name="ro1">
          <table:table-cell office:value-type="float" office:value="477.98375" calcext:value-type="float">
            <text:p>477.98375</text:p>
          </table:table-cell>
          <table:table-cell table:number-columns-repeated="3"/>
          <table:table-cell table:formula="of:=[.$C$4] + ([.$C$5] - [.$C$4]) * (([.A338] - [.$C$1]) / ([.$C$2] - [.$C$1]))" office:value-type="float" office:value="-0.493930739225719" calcext:value-type="float">
            <text:p>-0.493930739225719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326]*[.Q232] + [.G327]*[.Q233] + [.G328]*[.Q234] + [.G329]*[.Q235] + [.G330]*[.Q236] + [.G331]*[.Q237] + [.G332]*[.Q238] + [.G333]*[.Q239] + [.G334]*[.Q240] + [.G335]*[.Q241] + [.G336]*[.Q242] + [.G337]*[.Q243] + [.G338]*[.Q244] + [.G339]*[.Q245] + [.G340]*[.Q246] + [.G341]*[.Q247] + [.G342]*[.Q248] + [.G343]*[.Q249] + [.G344]*[.Q250] + [.G345]*[.Q251] + [.G346]*[.Q252] )" office:value-type="float" office:value="-0.999955907821705" calcext:value-type="float">
            <text:p>-0.999955907821705</text:p>
          </table:table-cell>
          <table:table-cell table:number-columns-repeated="8"/>
          <table:table-cell table:style-name="ce9" table:formula="of:=RAND()" office:value-type="float" office:value="0.949644675935335" calcext:value-type="float">
            <text:p>0.949644675935335</text:p>
          </table:table-cell>
          <table:table-cell table:number-columns-repeated="4"/>
        </table:table-row>
        <table:table-row table:style-name="ro1">
          <table:table-cell office:value-type="float" office:value="476.88375" calcext:value-type="float">
            <text:p>476.88375</text:p>
          </table:table-cell>
          <table:table-cell table:number-columns-repeated="3"/>
          <table:table-cell table:formula="of:=[.$C$4] + ([.$C$5] - [.$C$4]) * (([.A339] - [.$C$1]) / ([.$C$2] - [.$C$1]))" office:value-type="float" office:value="-0.493948812334465" calcext:value-type="float">
            <text:p>-0.493948812334465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326]*[.Q253] + [.G327]*[.Q254] + [.G328]*[.Q255] + [.G329]*[.Q256] + [.G330]*[.Q257] + [.G331]*[.Q258] + [.G332]*[.Q259] + [.G333]*[.Q260] + [.G334]*[.Q261] + [.G335]*[.Q262] + [.G336]*[.Q263] + [.G337]*[.Q264] + [.G338]*[.Q265] + [.G339]*[.Q266] + [.G340]*[.Q267] + [.G341]*[.Q268] + [.G342]*[.Q269] + [.G343]*[.Q270] + [.G344]*[.Q271] + [.G345]*[.Q272] + [.G346]*[.Q273] )" office:value-type="float" office:value="-0.999989314829278" calcext:value-type="float">
            <text:p>-0.999989314829278</text:p>
          </table:table-cell>
          <table:table-cell table:number-columns-repeated="8"/>
          <table:table-cell table:style-name="ce9" table:formula="of:=RAND()" office:value-type="float" office:value="0.422465553020942" calcext:value-type="float">
            <text:p>0.422465553020942</text:p>
          </table:table-cell>
          <table:table-cell table:number-columns-repeated="4"/>
        </table:table-row>
        <table:table-row table:style-name="ro1">
          <table:table-cell office:value-type="float" office:value="475.65" calcext:value-type="float">
            <text:p>475.65</text:p>
          </table:table-cell>
          <table:table-cell table:number-columns-repeated="3"/>
          <table:table-cell table:formula="of:=[.$C$4] + ([.$C$5] - [.$C$4]) * (([.A340] - [.$C$1]) / ([.$C$2] - [.$C$1]))" office:value-type="float" office:value="-0.493969082968933" calcext:value-type="float">
            <text:p>-0.493969082968933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326]*[.Q274] + [.G327]*[.Q275] + [.G328]*[.Q276] + [.G329]*[.Q277] + [.G330]*[.Q278] + [.G331]*[.Q279] + [.G332]*[.Q280] + [.G333]*[.Q281] + [.G334]*[.Q282] + [.G335]*[.Q283] + [.G336]*[.Q284] + [.G337]*[.Q285] + [.G338]*[.Q286] + [.G339]*[.Q287] + [.G340]*[.Q288] + [.G341]*[.Q289] + [.G342]*[.Q290] + [.G343]*[.Q291] + [.G344]*[.Q292] + [.G345]*[.Q293] + [.G346]*[.Q294] )" office:value-type="float" office:value="-0.999952386633119" calcext:value-type="float">
            <text:p>-0.999952386633119</text:p>
          </table:table-cell>
          <table:table-cell table:number-columns-repeated="8"/>
          <table:table-cell table:style-name="ce9" table:formula="of:=RAND()" office:value-type="float" office:value="0.695690689818052" calcext:value-type="float">
            <text:p>0.695690689818052</text:p>
          </table:table-cell>
          <table:table-cell table:number-columns-repeated="4"/>
        </table:table-row>
        <table:table-row table:style-name="ro1">
          <table:table-cell office:value-type="float" office:value="485.65125" calcext:value-type="float">
            <text:p>485.65125</text:p>
          </table:table-cell>
          <table:table-cell table:number-columns-repeated="3"/>
          <table:table-cell table:formula="of:=[.$C$4] + ([.$C$5] - [.$C$4]) * (([.A341] - [.$C$1]) / ([.$C$2] - [.$C$1]))" office:value-type="float" office:value="-0.493804761442712" calcext:value-type="float">
            <text:p>-0.493804761442712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326]*[.Q295] + [.G327]*[.Q296] + [.G328]*[.Q297] + [.G329]*[.Q298] + [.G330]*[.Q299] + [.G331]*[.Q300] + [.G332]*[.Q301] + [.G333]*[.Q302] + [.G334]*[.Q303] + [.G335]*[.Q304] + [.G336]*[.Q305] + [.G337]*[.Q306] + [.G338]*[.Q307] + [.G339]*[.Q308] + [.G340]*[.Q309] + [.G341]*[.Q310] + [.G342]*[.Q311] + [.G343]*[.Q312] + [.G344]*[.Q313] + [.G345]*[.Q314] + [.G346]*[.Q315] )" office:value-type="float" office:value="-0.999714281152536" calcext:value-type="float">
            <text:p>-0.999714281152536</text:p>
          </table:table-cell>
          <table:table-cell table:number-columns-repeated="8"/>
          <table:table-cell table:style-name="ce9" table:formula="of:=RAND()" office:value-type="float" office:value="0.201544963827879" calcext:value-type="float">
            <text:p>0.201544963827879</text:p>
          </table:table-cell>
          <table:table-cell table:number-columns-repeated="4"/>
        </table:table-row>
        <table:table-row table:style-name="ro1">
          <table:table-cell office:value-type="float" office:value="480.9075" calcext:value-type="float">
            <text:p>480.9075</text:p>
          </table:table-cell>
          <table:table-cell table:number-columns-repeated="3"/>
          <table:table-cell table:formula="of:=[.$C$4] + ([.$C$5] - [.$C$4]) * (([.A342] - [.$C$1]) / ([.$C$2] - [.$C$1]))" office:value-type="float" office:value="-0.493882701724178" calcext:value-type="float">
            <text:p>-0.493882701724178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326]*[.Q316] + [.G327]*[.Q317] + [.G328]*[.Q318] + [.G329]*[.Q319] + [.G330]*[.Q320] + [.G331]*[.Q321] + [.G332]*[.Q322] + [.G333]*[.Q323] + [.G334]*[.Q324] + [.G335]*[.Q325] + [.G336]*[.Q326] + [.G337]*[.Q327] + [.G338]*[.Q328] + [.G339]*[.Q329] + [.G340]*[.Q330] + [.G341]*[.Q331] + [.G342]*[.Q332] + [.G343]*[.Q333] + [.G344]*[.Q334] + [.G345]*[.Q335] + [.G346]*[.Q336] )" office:value-type="float" office:value="-0.997586325978546" calcext:value-type="float">
            <text:p>-0.997586325978546</text:p>
          </table:table-cell>
          <table:table-cell table:number-columns-repeated="8"/>
          <table:table-cell table:style-name="ce9" table:formula="of:=RAND()" office:value-type="float" office:value="0.0311315203898503" calcext:value-type="float">
            <text:p>0.03113152038985</text:p>
          </table:table-cell>
          <table:table-cell table:number-columns-repeated="4"/>
        </table:table-row>
        <table:table-row table:style-name="ro1">
          <table:table-cell office:value-type="float" office:value="481.88375" calcext:value-type="float">
            <text:p>481.88375</text:p>
          </table:table-cell>
          <table:table-cell table:number-columns-repeated="3"/>
          <table:table-cell table:formula="of:=[.$C$4] + ([.$C$5] - [.$C$4]) * (([.A343] - [.$C$1]) / ([.$C$2] - [.$C$1]))" office:value-type="float" office:value="-0.493866661840166" calcext:value-type="float">
            <text:p>-0.493866661840166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326]*[.Q337] + [.G327]*[.Q338] + [.G328]*[.Q339] + [.G329]*[.Q340] + [.G330]*[.Q341] + [.G331]*[.Q342] + [.G332]*[.Q343] + [.G333]*[.Q344] + [.G334]*[.Q345] + [.G335]*[.Q346] + [.G336]*[.Q347] + [.G337]*[.Q348] + [.G338]*[.Q349] + [.G339]*[.Q350] + [.G340]*[.Q351] + [.G341]*[.Q352] + [.G342]*[.Q353] + [.G343]*[.Q354] + [.G344]*[.Q355] + [.G345]*[.Q356] + [.G346]*[.Q357] )" office:value-type="float" office:value="-0.99954902253665" calcext:value-type="float">
            <text:p>-0.99954902253665</text:p>
          </table:table-cell>
          <table:table-cell table:number-columns-repeated="8"/>
          <table:table-cell table:style-name="ce9" table:formula="of:=RAND()" office:value-type="float" office:value="0.725519642360832" calcext:value-type="float">
            <text:p>0.725519642360832</text:p>
          </table:table-cell>
          <table:table-cell table:number-columns-repeated="4"/>
        </table:table-row>
        <table:table-row table:style-name="ro1">
          <table:table-cell office:value-type="float" office:value="473.58625" calcext:value-type="float">
            <text:p>473.58625</text:p>
          </table:table-cell>
          <table:table-cell table:number-columns-repeated="3"/>
          <table:table-cell table:formula="of:=[.$C$4] + ([.$C$5] - [.$C$4]) * (([.A344] - [.$C$1]) / ([.$C$2] - [.$C$1]))" office:value-type="float" office:value="-0.494002990585455" calcext:value-type="float">
            <text:p>-0.494002990585455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326]*[.Q358] + [.G327]*[.Q359] + [.G328]*[.Q360] + [.G329]*[.Q361] + [.G330]*[.Q362] + [.G331]*[.Q363] + [.G332]*[.Q364] + [.G333]*[.Q365] + [.G334]*[.Q366] + [.G335]*[.Q367] + [.G336]*[.Q368] + [.G337]*[.Q369] + [.G338]*[.Q370] + [.G339]*[.Q371] + [.G340]*[.Q372] + [.G341]*[.Q373] + [.G342]*[.Q374] + [.G343]*[.Q375] + [.G344]*[.Q376] + [.G345]*[.Q377] + [.G346]*[.Q378] )" office:value-type="float" office:value="-0.998924022608099" calcext:value-type="float">
            <text:p>-0.998924022608099</text:p>
          </table:table-cell>
          <table:table-cell table:number-columns-repeated="8"/>
          <table:table-cell table:style-name="ce9" table:formula="of:=RAND()" office:value-type="float" office:value="0.913035238736784" calcext:value-type="float">
            <text:p>0.913035238736784</text:p>
          </table:table-cell>
          <table:table-cell table:number-columns-repeated="4"/>
        </table:table-row>
        <table:table-row table:style-name="ro1">
          <table:table-cell office:value-type="float" office:value="468.5775" calcext:value-type="float">
            <text:p>468.5775</text:p>
          </table:table-cell>
          <table:table-cell table:number-columns-repeated="3"/>
          <table:table-cell table:formula="of:=[.$C$4] + ([.$C$5] - [.$C$4]) * (([.A345] - [.$C$1]) / ([.$C$2] - [.$C$1]))" office:value-type="float" office:value="-0.494085284843119" calcext:value-type="float">
            <text:p>-0.494085284843119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326]*[.Q379] + [.G327]*[.Q380] + [.G328]*[.Q381] + [.G329]*[.Q382] + [.G330]*[.Q383] + [.G331]*[.Q384] + [.G332]*[.Q385] + [.G333]*[.Q386] + [.G334]*[.Q387] + [.G335]*[.Q388] + [.G336]*[.Q389] + [.G337]*[.Q390] + [.G338]*[.Q391] + [.G339]*[.Q392] + [.G340]*[.Q393] + [.G341]*[.Q394] + [.G342]*[.Q395] + [.G343]*[.Q396] + [.G344]*[.Q397] + [.G345]*[.Q398] + [.G346]*[.Q399] )" office:value-type="float" office:value="-0.999728263164536" calcext:value-type="float">
            <text:p>-0.999728263164536</text:p>
          </table:table-cell>
          <table:table-cell table:number-columns-repeated="8"/>
          <table:table-cell table:style-name="ce9" table:formula="of:=RAND()" office:value-type="float" office:value="0.621521779061014" calcext:value-type="float">
            <text:p>0.621521779061014</text:p>
          </table:table-cell>
          <table:table-cell table:number-columns-repeated="4"/>
        </table:table-row>
        <table:table-row table:style-name="ro1">
          <table:table-cell office:value-type="float" office:value="474.29125" calcext:value-type="float">
            <text:p>474.29125</text:p>
          </table:table-cell>
          <table:table-cell table:number-columns-repeated="3"/>
          <table:table-cell table:formula="of:=[.$C$4] + ([.$C$5] - [.$C$4]) * (([.A346] - [.$C$1]) / ([.$C$2] - [.$C$1]))" office:value-type="float" office:value="-0.493991407365759" calcext:value-type="float">
            <text:p>-0.493991407365759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326]*[.Q400] + [.G327]*[.Q401] + [.G328]*[.Q402] + [.G329]*[.Q403] + [.G330]*[.Q404] + [.G331]*[.Q405] + [.G332]*[.Q406] + [.G333]*[.Q407] + [.G334]*[.Q408] + [.G335]*[.Q409] + [.G336]*[.Q410] + [.G337]*[.Q411] + [.G338]*[.Q412] + [.G339]*[.Q413] + [.G340]*[.Q414] + [.G341]*[.Q415] + [.G342]*[.Q416] + [.G343]*[.Q417] + [.G344]*[.Q418] + [.G345]*[.Q419] + [.G346]*[.Q420] )" office:value-type="float" office:value="-0.999742850352983" calcext:value-type="float">
            <text:p>-0.999742850352983</text:p>
          </table:table-cell>
          <table:table-cell table:number-columns-repeated="8"/>
          <table:table-cell table:style-name="ce9" table:formula="of:=RAND()" office:value-type="float" office:value="0.22116675332178" calcext:value-type="float">
            <text:p>0.22116675332178</text:p>
          </table:table-cell>
          <table:table-cell table:number-columns-repeated="4"/>
        </table:table-row>
        <table:table-row table:style-name="ro1">
          <table:table-cell office:value-type="float" office:value="479.4175" calcext:value-type="float">
            <text:p>479.4175</text:p>
          </table:table-cell>
          <table:table-cell table:number-columns-repeated="3"/>
          <table:table-cell table:formula="of:=[.$C$4] + ([.$C$5] - [.$C$4]) * (([.A347] - [.$C$1]) / ([.$C$2] - [.$C$1]))" office:value-type="float" office:value="-0.493907182571479" calcext:value-type="float">
            <text:p>-0.493907182571479</text:p>
          </table:table-cell>
          <table:table-cell table:number-columns-repeated="2"/>
          <table:table-cell table:style-name="ce17" table:formula="of:=TANH( [.G326]*[.Q421] + [.G327]*[.Q422] + [.G328]*[.Q423] + [.G329]*[.Q424] + [.G330]*[.Q425] + [.G331]*[.Q426] + [.G332]*[.Q427] + [.G333]*[.Q428] + [.G334]*[.Q429] + [.G335]*[.Q430] + [.G336]*[.Q431] + [.G337]*[.Q432] + [.G338]*[.Q433] + [.G339]*[.Q434] + [.G340]*[.Q435] + [.G341]*[.Q436] + [.G342]*[.Q437] + [.G343]*[.Q438] + [.G344]*[.Q439] + [.G345]*[.Q440] + [.G346]*[.Q441] )" office:value-type="float" office:value="-0.999613340635456" calcext:value-type="float">
            <text:p>-0.999613340635456</text:p>
          </table:table-cell>
          <table:table-cell table:number-columns-repeated="8"/>
          <table:table-cell table:style-name="ce9" table:formula="of:=RAND()" office:value-type="float" office:value="0.615458098590154" calcext:value-type="float">
            <text:p>0.615458098590154</text:p>
          </table:table-cell>
          <table:table-cell table:number-columns-repeated="4"/>
        </table:table-row>
        <table:table-row table:style-name="ro1">
          <table:table-cell office:value-type="float" office:value="473.6725" calcext:value-type="float">
            <text:p>473.6725</text:p>
          </table:table-cell>
          <table:table-cell table:number-columns-repeated="3"/>
          <table:table-cell table:formula="of:=[.$C$4] + ([.$C$5] - [.$C$4]) * (([.A348] - [.$C$1]) / ([.$C$2] - [.$C$1]))" office:value-type="float" office:value="-0.494001573489428" calcext:value-type="float">
            <text:p>-0.494001573489428</text:p>
          </table:table-cell>
          <table:table-cell table:number-columns-repeated="2"/>
          <table:table-cell table:style-name="ce17" table:formula="of:=TANH( [.G326]*[.Q442] + [.G327]*[.Q443] + [.G328]*[.Q444] + [.G329]*[.Q445] + [.G330]*[.Q446] + [.G331]*[.Q447] + [.G332]*[.Q448] + [.G333]*[.Q449] + [.G334]*[.Q450] + [.G335]*[.Q451] + [.G336]*[.Q452] + [.G337]*[.Q453] + [.G338]*[.Q454] + [.G339]*[.Q455] + [.G340]*[.Q456] + [.G341]*[.Q457] + [.G342]*[.Q458] + [.G343]*[.Q459] + [.G344]*[.Q460] + [.G345]*[.Q461] + [.G346]*[.Q462] )" office:value-type="float" office:value="-0.999362527107683" calcext:value-type="float">
            <text:p>-0.999362527107683</text:p>
          </table:table-cell>
          <table:table-cell table:number-columns-repeated="8"/>
          <table:table-cell table:style-name="ce9" table:formula="of:=RAND()" office:value-type="float" office:value="0.121811766854157" calcext:value-type="float">
            <text:p>0.121811766854157</text:p>
          </table:table-cell>
          <table:table-cell table:number-columns-repeated="4"/>
        </table:table-row>
        <table:table-row table:style-name="ro1">
          <table:table-cell office:value-type="float" office:value="471.5325" calcext:value-type="float">
            <text:p>471.5325</text:p>
          </table:table-cell>
          <table:table-cell table:number-columns-repeated="3"/>
          <table:table-cell table:formula="of:=[.$C$4] + ([.$C$5] - [.$C$4]) * (([.A349] - [.$C$1]) / ([.$C$2] - [.$C$1]))" office:value-type="float" office:value="-0.494036733900988" calcext:value-type="float">
            <text:p>-0.494036733900988</text:p>
          </table:table-cell>
          <table:table-cell table:number-columns-repeated="2"/>
          <table:table-cell table:style-name="ce17" table:formula="of:=TANH( [.G326]*[.Q463] + [.G327]*[.Q464] + [.G328]*[.Q465] + [.G329]*[.Q466] + [.G330]*[.Q467] + [.G331]*[.Q468] + [.G332]*[.Q469] + [.G333]*[.Q470] + [.G334]*[.Q471] + [.G335]*[.Q472] + [.G336]*[.Q473] + [.G337]*[.Q474] + [.G338]*[.Q475] + [.G339]*[.Q476] + [.G340]*[.Q477] + [.G341]*[.Q478] + [.G342]*[.Q479] + [.G343]*[.Q480] + [.G344]*[.Q481] + [.G345]*[.Q482] + [.G346]*[.Q483] )" office:value-type="float" office:value="-0.999610880282633" calcext:value-type="float">
            <text:p>-0.999610880282633</text:p>
          </table:table-cell>
          <table:table-cell table:number-columns-repeated="8"/>
          <table:table-cell table:style-name="ce9" table:formula="of:=RAND()" office:value-type="float" office:value="0.335091668909787" calcext:value-type="float">
            <text:p>0.335091668909787</text:p>
          </table:table-cell>
          <table:table-cell table:number-columns-repeated="4"/>
        </table:table-row>
        <table:table-row table:style-name="ro1">
          <table:table-cell office:value-type="float" office:value="475.37875" calcext:value-type="float">
            <text:p>475.37875</text:p>
          </table:table-cell>
          <table:table-cell table:number-columns-repeated="3"/>
          <table:table-cell table:formula="of:=[.$C$4] + ([.$C$5] - [.$C$4]) * (([.A350] - [.$C$1]) / ([.$C$2] - [.$C$1]))" office:value-type="float" office:value="-0.493973539633249" calcext:value-type="float">
            <text:p>-0.493973539633249</text:p>
          </table:table-cell>
          <table:table-cell table:number-columns-repeated="11"/>
          <table:table-cell table:style-name="ce9" table:formula="of:=RAND()" office:value-type="float" office:value="0.989754999503857" calcext:value-type="float">
            <text:p>0.989754999503857</text:p>
          </table:table-cell>
          <table:table-cell table:number-columns-repeated="4"/>
        </table:table-row>
        <table:table-row table:style-name="ro1">
          <table:table-cell office:value-type="float" office:value="475.02125" calcext:value-type="float">
            <text:p>475.02125</text:p>
          </table:table-cell>
          <table:table-cell table:number-columns-repeated="3"/>
          <table:table-cell table:formula="of:=[.$C$4] + ([.$C$5] - [.$C$4]) * (([.A351] - [.$C$1]) / ([.$C$2] - [.$C$1]))" office:value-type="float" office:value="-0.493979413393591" calcext:value-type="float">
            <text:p>-0.49397941339359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776863573375045" calcext:value-type="float">
            <text:p>0.776863573375045</text:p>
          </table:table-cell>
          <table:table-cell table:number-columns-repeated="4"/>
        </table:table-row>
        <table:table-row table:style-name="ro1">
          <table:table-cell office:value-type="float" office:value="471.08375" calcext:value-type="float">
            <text:p>471.08375</text:p>
          </table:table-cell>
          <table:table-cell table:number-columns-repeated="3"/>
          <table:table-cell table:formula="of:=[.$C$4] + ([.$C$5] - [.$C$4]) * (([.A352] - [.$C$1]) / ([.$C$2] - [.$C$1]))" office:value-type="float" office:value="-0.494044106907851" calcext:value-type="float">
            <text:p>-0.494044106907851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351]*[.Q1] + [.G352]*[.Q2] + [.G353]*[.Q3] + [.G354]*[.Q4] + [.G355]*[.Q5] + [.G356]*[.Q6] + [.G357]*[.Q7] + [.G358]*[.Q8] + [.G359]*[.Q9] + [.G360]*[.Q10] + [.G361]*[.Q11] + [.G362]*[.Q12] + [.G363]*[.Q13] + [.G364]*[.Q14] + [.G365]*[.Q15] + [.G366]*[.Q16] + [.G367]*[.Q17] + [.G368]*[.Q18] + [.G369]*[.Q19] + [.G370]*[.Q20] + [.G371]*[.Q21] )" office:value-type="float" office:value="-0.999833663692516" calcext:value-type="float">
            <text:p>-0.999833663692516</text:p>
          </table:table-cell>
          <table:table-cell table:style-name="ce19" table:formula="of:=TANH( [.H351]*[.S1] + [.H352]*[.S2] + [.H353]*[.S3] + [.H354]*[.S4] + [.H355]*[.S5] + [.H356]*[.S6] + [.H357]*[.S7] + [.H358]*[.S8] + [.H359]*[.S9] + [.H360]*[.S10] + [.H361]*[.S11] + [.H362]*[.S12] + [.H363]*[.S13] + [.H364]*[.S14] + [.H365]*[.S15] + [.H366]*[.S16] + [.H367]*[.S17] + [.H368]*[.S18] + [.H369]*[.S19] + [.H370]*[.S20] + [.H371]*[.S21] + [.H372]*[.S22] + [.H373]*[.S23] + [.H374]*[.S24] )" office:value-type="float" office:value="-0.999999999374253" calcext:value-type="float">
            <text:p>-0.999999999374253</text:p>
          </table:table-cell>
          <table:table-cell table:style-name="ce20" office:value-type="float" office:value="-0.498489118175939" calcext:value-type="float">
            <text:p>-0.498489118175939</text:p>
          </table:table-cell>
          <table:table-cell table:style-name="ce21" table:formula="of:= ([.J352]-[.I352]) * ([.J352]-[.I352])" office:value-type="float" office:value="0.251513163960309" calcext:value-type="float">
            <text:p>0.251513163960309</text:p>
          </table:table-cell>
          <table:table-cell table:number-columns-repeated="5"/>
          <table:table-cell table:style-name="ce9" table:formula="of:=RAND()" office:value-type="float" office:value="0.21745566579841" calcext:value-type="float">
            <text:p>0.21745566579841</text:p>
          </table:table-cell>
          <table:table-cell table:number-columns-repeated="4"/>
        </table:table-row>
        <table:table-row table:style-name="ro1">
          <table:table-cell office:value-type="float" office:value="464.55375" calcext:value-type="float">
            <text:p>464.55375</text:p>
          </table:table-cell>
          <table:table-cell table:number-columns-repeated="3"/>
          <table:table-cell table:formula="of:=[.$C$4] + ([.$C$5] - [.$C$4]) * (([.A353] - [.$C$1]) / ([.$C$2] - [.$C$1]))" office:value-type="float" office:value="-0.494151395453405" calcext:value-type="float">
            <text:p>-0.494151395453405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351]*[.Q22] + [.G352]*[.Q23] + [.G353]*[.Q24] + [.G354]*[.Q25] + [.G355]*[.Q26] + [.G356]*[.Q27] + [.G357]*[.Q28] + [.G358]*[.Q29] + [.G359]*[.Q30] + [.G360]*[.Q31] + [.G361]*[.Q32] + [.G362]*[.Q33] + [.G363]*[.Q34] + [.G364]*[.Q35] + [.G365]*[.Q36] + [.G366]*[.Q37] + [.G367]*[.Q38] + [.G368]*[.Q39] + [.G369]*[.Q40] + [.G370]*[.Q41] + [.G371]*[.Q42] )" office:value-type="float" office:value="-0.99855791551886" calcext:value-type="float">
            <text:p>-0.99855791551886</text:p>
          </table:table-cell>
          <table:table-cell table:style-name="ce19" table:formula="of:=TANH( [.H351]*[.S25] + [.H352]*[.S26] + [.H353]*[.S27] + [.H354]*[.S28] + [.H355]*[.S29] + [.H356]*[.S30] + [.H357]*[.S31] + [.H358]*[.S32] + [.H359]*[.S33] + [.H360]*[.S34] + [.H361]*[.S35] + [.H362]*[.S36] + [.H363]*[.S37] + [.H364]*[.S38] + [.H365]*[.S39] + [.H366]*[.S40] + [.H367]*[.S41] + [.H368]*[.S42] + [.H369]*[.S43] + [.H370]*[.S44] + [.H371]*[.S45] + [.H372]*[.S46] + [.H373]*[.S47] + [.H374]*[.S48] )" office:value-type="float" office:value="-0.999999996081673" calcext:value-type="float">
            <text:p>-0.999999996081673</text:p>
          </table:table-cell>
          <table:table-cell table:style-name="ce20" office:value-type="float" office:value="-0.498328686475623" calcext:value-type="float">
            <text:p>-0.498328686475623</text:p>
          </table:table-cell>
          <table:table-cell table:style-name="ce21" table:formula="of:= ([.J353]-[.I353]) * ([.J353]-[.I353])" office:value-type="float" office:value="0.251674102881849" calcext:value-type="float">
            <text:p>0.251674102881849</text:p>
          </table:table-cell>
          <table:table-cell table:number-columns-repeated="5"/>
          <table:table-cell table:style-name="ce9" table:formula="of:=RAND()" office:value-type="float" office:value="0.24091035602434" calcext:value-type="float">
            <text:p>0.24091035602434</text:p>
          </table:table-cell>
          <table:table-cell table:number-columns-repeated="4"/>
        </table:table-row>
        <table:table-row table:style-name="ro1">
          <table:table-cell office:value-type="float" office:value="449.95875" calcext:value-type="float">
            <text:p>449.95875</text:p>
          </table:table-cell>
          <table:table-cell table:number-columns-repeated="3"/>
          <table:table-cell table:formula="of:=[.$C$4] + ([.$C$5] - [.$C$4]) * (([.A354] - [.$C$1]) / ([.$C$2] - [.$C$1]))" office:value-type="float" office:value="-0.494391192746263" calcext:value-type="float">
            <text:p>-0.494391192746263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351]*[.Q43] + [.G352]*[.Q44] + [.G353]*[.Q45] + [.G354]*[.Q46] + [.G355]*[.Q47] + [.G356]*[.Q48] + [.G357]*[.Q49] + [.G358]*[.Q50] + [.G359]*[.Q51] + [.G360]*[.Q52] + [.G361]*[.Q53] + [.G362]*[.Q54] + [.G363]*[.Q55] + [.G364]*[.Q56] + [.G365]*[.Q57] + [.G366]*[.Q58] + [.G367]*[.Q59] + [.G368]*[.Q60] + [.G369]*[.Q61] + [.G370]*[.Q62] + [.G371]*[.Q63] )" office:value-type="float" office:value="-0.999795965313353" calcext:value-type="float">
            <text:p>-0.999795965313353</text:p>
          </table:table-cell>
          <table:table-cell table:style-name="ce19" table:formula="of:=TANH( [.H351]*[.S49] + [.H352]*[.S50] + [.H353]*[.S51] + [.H354]*[.S52] + [.H355]*[.S53] + [.H356]*[.S54] + [.H357]*[.S55] + [.H358]*[.S56] + [.H359]*[.S57] + [.H360]*[.S58] + [.H361]*[.S59] + [.H362]*[.S60] + [.H363]*[.S61] + [.H364]*[.S62] + [.H365]*[.S63] + [.H366]*[.S64] + [.H367]*[.S65] + [.H368]*[.S66] + [.H369]*[.S67] + [.H370]*[.S68] + [.H371]*[.S69] + [.H372]*[.S70] + [.H373]*[.S71] + [.H374]*[.S72] )" office:value-type="float" office:value="-0.999999972596185" calcext:value-type="float">
            <text:p>-0.999999972596185</text:p>
          </table:table-cell>
          <table:table-cell table:style-name="ce20" office:value-type="float" office:value="-0.49808695864615" calcext:value-type="float">
            <text:p>-0.49808695864615</text:p>
          </table:table-cell>
          <table:table-cell table:style-name="ce21" table:formula="of:= ([.J354]-[.I354]) * ([.J354]-[.I354])" office:value-type="float" office:value="0.251916673572409" calcext:value-type="float">
            <text:p>0.251916673572409</text:p>
          </table:table-cell>
          <table:table-cell table:number-columns-repeated="5"/>
          <table:table-cell table:style-name="ce9" table:formula="of:=RAND()" office:value-type="float" office:value="0.0581098981789652" calcext:value-type="float">
            <text:p>0.058109898178965</text:p>
          </table:table-cell>
          <table:table-cell table:number-columns-repeated="4"/>
        </table:table-row>
        <table:table-row table:style-name="ro1">
          <table:table-cell office:value-type="float" office:value="425.4475" calcext:value-type="float">
            <text:p>425.4475</text:p>
          </table:table-cell>
          <table:table-cell table:number-columns-repeated="3"/>
          <table:table-cell table:formula="of:=[.$C$4] + ([.$C$5] - [.$C$4]) * (([.A355] - [.$C$1]) / ([.$C$2] - [.$C$1]))" office:value-type="float" office:value="-0.494793915006939" calcext:value-type="float">
            <text:p>-0.494793915006939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351]*[.Q64] + [.G352]*[.Q65] + [.G353]*[.Q66] + [.G354]*[.Q67] + [.G355]*[.Q68] + [.G356]*[.Q69] + [.G357]*[.Q70] + [.G358]*[.Q71] + [.G359]*[.Q72] + [.G360]*[.Q73] + [.G361]*[.Q74] + [.G362]*[.Q75] + [.G363]*[.Q76] + [.G364]*[.Q77] + [.G365]*[.Q78] + [.G366]*[.Q79] + [.G367]*[.Q80] + [.G368]*[.Q81] + [.G369]*[.Q82] + [.G370]*[.Q83] + [.G371]*[.Q84] )" office:value-type="float" office:value="-0.999755443006409" calcext:value-type="float">
            <text:p>-0.999755443006409</text:p>
          </table:table-cell>
          <table:table-cell table:number-columns-repeated="8"/>
          <table:table-cell table:style-name="ce9" table:formula="of:=RAND()" office:value-type="float" office:value="0.752943809824315" calcext:value-type="float">
            <text:p>0.752943809824315</text:p>
          </table:table-cell>
          <table:table-cell table:number-columns-repeated="4"/>
        </table:table-row>
        <table:table-row table:style-name="ro1">
          <table:table-cell office:value-type="float" office:value="410.08" calcext:value-type="float">
            <text:p>410.08</text:p>
          </table:table-cell>
          <table:table-cell table:number-columns-repeated="3"/>
          <table:table-cell table:formula="of:=[.$C$4] + ([.$C$5] - [.$C$4]) * (([.A356] - [.$C$1]) / ([.$C$2] - [.$C$1]))" office:value-type="float" office:value="-0.495046404551166" calcext:value-type="float">
            <text:p>-0.495046404551166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351]*[.Q85] + [.G352]*[.Q86] + [.G353]*[.Q87] + [.G354]*[.Q88] + [.G355]*[.Q89] + [.G356]*[.Q90] + [.G357]*[.Q91] + [.G358]*[.Q92] + [.G359]*[.Q93] + [.G360]*[.Q94] + [.G361]*[.Q95] + [.G362]*[.Q96] + [.G363]*[.Q97] + [.G364]*[.Q98] + [.G365]*[.Q99] + [.G366]*[.Q100] + [.G367]*[.Q101] + [.G368]*[.Q102] + [.G369]*[.Q103] + [.G370]*[.Q104] + [.G371]*[.Q105] )" office:value-type="float" office:value="-0.998445501162806" calcext:value-type="float">
            <text:p>-0.998445501162806</text:p>
          </table:table-cell>
          <table:table-cell table:number-columns-repeated="8"/>
          <table:table-cell table:style-name="ce9" table:formula="of:=RAND()" office:value-type="float" office:value="0.201930065412201" calcext:value-type="float">
            <text:p>0.201930065412201</text:p>
          </table:table-cell>
          <table:table-cell table:number-columns-repeated="4"/>
        </table:table-row>
        <table:table-row table:style-name="ro1">
          <table:table-cell office:value-type="float" office:value="405.79625" calcext:value-type="float">
            <text:p>405.79625</text:p>
          </table:table-cell>
          <table:table-cell table:number-columns-repeated="3"/>
          <table:table-cell table:formula="of:=[.$C$4] + ([.$C$5] - [.$C$4]) * (([.A357] - [.$C$1]) / ([.$C$2] - [.$C$1]))" office:value-type="float" office:value="-0.495116786987157" calcext:value-type="float">
            <text:p>-0.495116786987157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351]*[.Q106] + [.G352]*[.Q107] + [.G353]*[.Q108] + [.G354]*[.Q109] + [.G355]*[.Q110] + [.G356]*[.Q111] + [.G357]*[.Q112] + [.G358]*[.Q113] + [.G359]*[.Q114] + [.G360]*[.Q115] + [.G361]*[.Q116] + [.G362]*[.Q117] + [.G363]*[.Q118] + [.G364]*[.Q119] + [.G365]*[.Q120] + [.G366]*[.Q121] + [.G367]*[.Q122] + [.G368]*[.Q123] + [.G369]*[.Q124] + [.G370]*[.Q125] + [.G371]*[.Q126] )" office:value-type="float" office:value="-0.999585321983943" calcext:value-type="float">
            <text:p>-0.999585321983943</text:p>
          </table:table-cell>
          <table:table-cell table:number-columns-repeated="8"/>
          <table:table-cell table:style-name="ce9" table:formula="of:=RAND()" office:value-type="float" office:value="0.497462293567722" calcext:value-type="float">
            <text:p>0.497462293567722</text:p>
          </table:table-cell>
          <table:table-cell table:number-columns-repeated="4"/>
        </table:table-row>
        <table:table-row table:style-name="ro1">
          <table:table-cell office:value-type="float" office:value="399.0975" calcext:value-type="float">
            <text:p>399.0975</text:p>
          </table:table-cell>
          <table:table-cell table:number-columns-repeated="3"/>
          <table:table-cell table:formula="of:=[.$C$4] + ([.$C$5] - [.$C$4]) * (([.A358] - [.$C$1]) / ([.$C$2] - [.$C$1]))" office:value-type="float" office:value="-0.495226848111893" calcext:value-type="float">
            <text:p>-0.495226848111893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351]*[.Q127] + [.G352]*[.Q128] + [.G353]*[.Q129] + [.G354]*[.Q130] + [.G355]*[.Q131] + [.G356]*[.Q132] + [.G357]*[.Q133] + [.G358]*[.Q134] + [.G359]*[.Q135] + [.G360]*[.Q136] + [.G361]*[.Q137] + [.G362]*[.Q138] + [.G363]*[.Q139] + [.G364]*[.Q140] + [.G365]*[.Q141] + [.G366]*[.Q142] + [.G367]*[.Q143] + [.G368]*[.Q144] + [.G369]*[.Q145] + [.G370]*[.Q146] + [.G371]*[.Q147] )" office:value-type="float" office:value="-0.999846488993953" calcext:value-type="float">
            <text:p>-0.999846488993953</text:p>
          </table:table-cell>
          <table:table-cell table:number-columns-repeated="8"/>
          <table:table-cell table:style-name="ce9" table:formula="of:=RAND()" office:value-type="float" office:value="0.552746382494609" calcext:value-type="float">
            <text:p>0.552746382494609</text:p>
          </table:table-cell>
          <table:table-cell table:number-columns-repeated="4"/>
        </table:table-row>
        <table:table-row table:style-name="ro1">
          <table:table-cell office:value-type="float" office:value="399.5025" calcext:value-type="float">
            <text:p>399.5025</text:p>
          </table:table-cell>
          <table:table-cell table:number-columns-repeated="3"/>
          <table:table-cell table:formula="of:=[.$C$4] + ([.$C$5] - [.$C$4]) * (([.A359] - [.$C$1]) / ([.$C$2] - [.$C$1]))" office:value-type="float" office:value="-0.495220193921855" calcext:value-type="float">
            <text:p>-0.495220193921855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351]*[.Q148] + [.G352]*[.Q149] + [.G353]*[.Q150] + [.G354]*[.Q151] + [.G355]*[.Q152] + [.G356]*[.Q153] + [.G357]*[.Q154] + [.G358]*[.Q155] + [.G359]*[.Q156] + [.G360]*[.Q157] + [.G361]*[.Q158] + [.G362]*[.Q159] + [.G363]*[.Q160] + [.G364]*[.Q161] + [.G365]*[.Q162] + [.G366]*[.Q163] + [.G367]*[.Q164] + [.G368]*[.Q165] + [.G369]*[.Q166] + [.G370]*[.Q167] + [.G371]*[.Q168] )" office:value-type="float" office:value="-0.999481113570554" calcext:value-type="float">
            <text:p>-0.999481113570554</text:p>
          </table:table-cell>
          <table:table-cell table:number-columns-repeated="8"/>
          <table:table-cell table:style-name="ce9" table:formula="of:=RAND()" office:value-type="float" office:value="0.107691246626114" calcext:value-type="float">
            <text:p>0.107691246626114</text:p>
          </table:table-cell>
          <table:table-cell table:number-columns-repeated="4"/>
        </table:table-row>
        <table:table-row table:style-name="ro1">
          <table:table-cell office:value-type="float" office:value="427.8125" calcext:value-type="float">
            <text:p>427.8125</text:p>
          </table:table-cell>
          <table:table-cell table:number-columns-repeated="3"/>
          <table:table-cell table:formula="of:=[.$C$4] + ([.$C$5] - [.$C$4]) * (([.A360] - [.$C$1]) / ([.$C$2] - [.$C$1]))" office:value-type="float" office:value="-0.494755057823136" calcext:value-type="float">
            <text:p>-0.494755057823136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351]*[.Q169] + [.G352]*[.Q170] + [.G353]*[.Q171] + [.G354]*[.Q172] + [.G355]*[.Q173] + [.G356]*[.Q174] + [.G357]*[.Q175] + [.G358]*[.Q176] + [.G359]*[.Q177] + [.G360]*[.Q178] + [.G361]*[.Q179] + [.G362]*[.Q180] + [.G363]*[.Q181] + [.G364]*[.Q182] + [.G365]*[.Q183] + [.G366]*[.Q184] + [.G367]*[.Q185] + [.G368]*[.Q186] + [.G369]*[.Q187] + [.G370]*[.Q188] + [.G371]*[.Q189] )" office:value-type="float" office:value="-0.999895456972311" calcext:value-type="float">
            <text:p>-0.999895456972311</text:p>
          </table:table-cell>
          <table:table-cell table:number-columns-repeated="8"/>
          <table:table-cell table:style-name="ce9" table:formula="of:=RAND()" office:value-type="float" office:value="0.862799759854499" calcext:value-type="float">
            <text:p>0.862799759854499</text:p>
          </table:table-cell>
          <table:table-cell table:number-columns-repeated="4"/>
        </table:table-row>
        <table:table-row table:style-name="ro1">
          <table:table-cell office:value-type="float" office:value="416.12" calcext:value-type="float">
            <text:p>416.12</text:p>
          </table:table-cell>
          <table:table-cell table:number-columns-repeated="3"/>
          <table:table-cell table:formula="of:=[.$C$4] + ([.$C$5] - [.$C$4]) * (([.A361] - [.$C$1]) / ([.$C$2] - [.$C$1]))" office:value-type="float" office:value="-0.494947166754053" calcext:value-type="float">
            <text:p>-0.494947166754053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351]*[.Q190] + [.G352]*[.Q191] + [.G353]*[.Q192] + [.G354]*[.Q193] + [.G355]*[.Q194] + [.G356]*[.Q195] + [.G357]*[.Q196] + [.G358]*[.Q197] + [.G359]*[.Q198] + [.G360]*[.Q199] + [.G361]*[.Q200] + [.G362]*[.Q201] + [.G363]*[.Q202] + [.G364]*[.Q203] + [.G365]*[.Q204] + [.G366]*[.Q205] + [.G367]*[.Q206] + [.G368]*[.Q207] + [.G369]*[.Q208] + [.G370]*[.Q209] + [.G371]*[.Q210] )" office:value-type="float" office:value="-0.999812864433788" calcext:value-type="float">
            <text:p>-0.999812864433788</text:p>
          </table:table-cell>
          <table:table-cell table:number-columns-repeated="8"/>
          <table:table-cell table:style-name="ce9" table:formula="of:=RAND()" office:value-type="float" office:value="0.524542011569697" calcext:value-type="float">
            <text:p>0.524542011569697</text:p>
          </table:table-cell>
          <table:table-cell table:number-columns-repeated="4"/>
        </table:table-row>
        <table:table-row table:style-name="ro1">
          <table:table-cell office:value-type="float" office:value="410.15" calcext:value-type="float">
            <text:p>410.15</text:p>
          </table:table-cell>
          <table:table-cell table:number-columns-repeated="3"/>
          <table:table-cell table:formula="of:=[.$C$4] + ([.$C$5] - [.$C$4]) * (([.A362] - [.$C$1]) / ([.$C$2] - [.$C$1]))" office:value-type="float" office:value="-0.495045254444246" calcext:value-type="float">
            <text:p>-0.495045254444246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351]*[.Q211] + [.G352]*[.Q212] + [.G353]*[.Q213] + [.G354]*[.Q214] + [.G355]*[.Q215] + [.G356]*[.Q216] + [.G357]*[.Q217] + [.G358]*[.Q218] + [.G359]*[.Q219] + [.G360]*[.Q220] + [.G361]*[.Q221] + [.G362]*[.Q222] + [.G363]*[.Q223] + [.G364]*[.Q224] + [.G365]*[.Q225] + [.G366]*[.Q226] + [.G367]*[.Q227] + [.G368]*[.Q228] + [.G369]*[.Q229] + [.G370]*[.Q230] + [.G371]*[.Q231] )" office:value-type="float" office:value="-0.998254337095391" calcext:value-type="float">
            <text:p>-0.998254337095391</text:p>
          </table:table-cell>
          <table:table-cell table:number-columns-repeated="8"/>
          <table:table-cell table:style-name="ce9" table:formula="of:=RAND()" office:value-type="float" office:value="0.72375970006948" calcext:value-type="float">
            <text:p>0.72375970006948</text:p>
          </table:table-cell>
          <table:table-cell table:number-columns-repeated="4"/>
        </table:table-row>
        <table:table-row table:style-name="ro1">
          <table:table-cell office:value-type="float" office:value="403.4975" calcext:value-type="float">
            <text:p>403.4975</text:p>
          </table:table-cell>
          <table:table-cell table:number-columns-repeated="3"/>
          <table:table-cell table:formula="of:=[.$C$4] + ([.$C$5] - [.$C$4]) * (([.A363] - [.$C$1]) / ([.$C$2] - [.$C$1]))" office:value-type="float" office:value="-0.49515455567691" calcext:value-type="float">
            <text:p>-0.49515455567691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351]*[.Q232] + [.G352]*[.Q233] + [.G353]*[.Q234] + [.G354]*[.Q235] + [.G355]*[.Q236] + [.G356]*[.Q237] + [.G357]*[.Q238] + [.G358]*[.Q239] + [.G359]*[.Q240] + [.G360]*[.Q241] + [.G361]*[.Q242] + [.G362]*[.Q243] + [.G363]*[.Q244] + [.G364]*[.Q245] + [.G365]*[.Q246] + [.G366]*[.Q247] + [.G367]*[.Q248] + [.G368]*[.Q249] + [.G369]*[.Q250] + [.G370]*[.Q251] + [.G371]*[.Q252] )" office:value-type="float" office:value="-0.999955869939498" calcext:value-type="float">
            <text:p>-0.999955869939498</text:p>
          </table:table-cell>
          <table:table-cell table:number-columns-repeated="8"/>
          <table:table-cell table:style-name="ce9" table:formula="of:=RAND()" office:value-type="float" office:value="0.716375205193599" calcext:value-type="float">
            <text:p>0.716375205193599</text:p>
          </table:table-cell>
          <table:table-cell table:number-columns-repeated="4"/>
        </table:table-row>
        <table:table-row table:style-name="ro1">
          <table:table-cell office:value-type="float" office:value="398.84" calcext:value-type="float">
            <text:p>398.84</text:p>
          </table:table-cell>
          <table:table-cell table:number-columns-repeated="3"/>
          <table:table-cell table:formula="of:=[.$C$4] + ([.$C$5] - [.$C$4]) * (([.A364] - [.$C$1]) / ([.$C$2] - [.$C$1]))" office:value-type="float" office:value="-0.49523107886235" calcext:value-type="float">
            <text:p>-0.49523107886235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351]*[.Q253] + [.G352]*[.Q254] + [.G353]*[.Q255] + [.G354]*[.Q256] + [.G355]*[.Q257] + [.G356]*[.Q258] + [.G357]*[.Q259] + [.G358]*[.Q260] + [.G359]*[.Q261] + [.G360]*[.Q262] + [.G361]*[.Q263] + [.G362]*[.Q264] + [.G363]*[.Q265] + [.G364]*[.Q266] + [.G365]*[.Q267] + [.G366]*[.Q268] + [.G367]*[.Q269] + [.G368]*[.Q270] + [.G369]*[.Q271] + [.G370]*[.Q272] + [.G371]*[.Q273] )" office:value-type="float" office:value="-0.999989300204101" calcext:value-type="float">
            <text:p>-0.999989300204101</text:p>
          </table:table-cell>
          <table:table-cell table:number-columns-repeated="8"/>
          <table:table-cell table:style-name="ce9" table:formula="of:=RAND()" office:value-type="float" office:value="0.404016208779892" calcext:value-type="float">
            <text:p>0.404016208779892</text:p>
          </table:table-cell>
          <table:table-cell table:number-columns-repeated="4"/>
        </table:table-row>
        <table:table-row table:style-name="ro1">
          <table:table-cell office:value-type="float" office:value="377.97875" calcext:value-type="float">
            <text:p>377.97875</text:p>
          </table:table-cell>
          <table:table-cell table:number-columns-repeated="3"/>
          <table:table-cell table:formula="of:=[.$C$4] + ([.$C$5] - [.$C$4]) * (([.A365] - [.$C$1]) / ([.$C$2] - [.$C$1]))" office:value-type="float" office:value="-0.495573831262187" calcext:value-type="float">
            <text:p>-0.495573831262187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351]*[.Q274] + [.G352]*[.Q275] + [.G353]*[.Q276] + [.G354]*[.Q277] + [.G355]*[.Q278] + [.G356]*[.Q279] + [.G357]*[.Q280] + [.G358]*[.Q281] + [.G359]*[.Q282] + [.G360]*[.Q283] + [.G361]*[.Q284] + [.G362]*[.Q285] + [.G363]*[.Q286] + [.G364]*[.Q287] + [.G365]*[.Q288] + [.G366]*[.Q289] + [.G367]*[.Q290] + [.G368]*[.Q291] + [.G369]*[.Q292] + [.G370]*[.Q293] + [.G371]*[.Q294] )" office:value-type="float" office:value="-0.999952339017157" calcext:value-type="float">
            <text:p>-0.999952339017157</text:p>
          </table:table-cell>
          <table:table-cell table:number-columns-repeated="8"/>
          <table:table-cell table:style-name="ce9" table:formula="of:=RAND()" office:value-type="float" office:value="0.308969003384862" calcext:value-type="float">
            <text:p>0.308969003384862</text:p>
          </table:table-cell>
          <table:table-cell table:number-columns-repeated="4"/>
        </table:table-row>
        <table:table-row table:style-name="ro1">
          <table:table-cell office:value-type="float" office:value="376.08375" calcext:value-type="float">
            <text:p>376.08375</text:p>
          </table:table-cell>
          <table:table-cell table:number-columns-repeated="3"/>
          <table:table-cell table:formula="of:=[.$C$4] + ([.$C$5] - [.$C$4]) * (([.A366] - [.$C$1]) / ([.$C$2] - [.$C$1]))" office:value-type="float" office:value="-0.495604966299527" calcext:value-type="float">
            <text:p>-0.495604966299527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351]*[.Q295] + [.G352]*[.Q296] + [.G353]*[.Q297] + [.G354]*[.Q298] + [.G355]*[.Q299] + [.G356]*[.Q300] + [.G357]*[.Q301] + [.G358]*[.Q302] + [.G359]*[.Q303] + [.G360]*[.Q304] + [.G361]*[.Q305] + [.G362]*[.Q306] + [.G363]*[.Q307] + [.G364]*[.Q308] + [.G365]*[.Q309] + [.G366]*[.Q310] + [.G367]*[.Q311] + [.G368]*[.Q312] + [.G369]*[.Q313] + [.G370]*[.Q314] + [.G371]*[.Q315] )" office:value-type="float" office:value="-0.999713887740351" calcext:value-type="float">
            <text:p>-0.999713887740351</text:p>
          </table:table-cell>
          <table:table-cell table:number-columns-repeated="8"/>
          <table:table-cell table:style-name="ce9" table:formula="of:=RAND()" office:value-type="float" office:value="0.119918771822168" calcext:value-type="float">
            <text:p>0.119918771822168</text:p>
          </table:table-cell>
          <table:table-cell table:number-columns-repeated="4"/>
        </table:table-row>
        <table:table-row table:style-name="ro1">
          <table:table-cell office:value-type="float" office:value="387.94" calcext:value-type="float">
            <text:p>387.94</text:p>
          </table:table-cell>
          <table:table-cell table:number-columns-repeated="3"/>
          <table:table-cell table:formula="of:=[.$C$4] + ([.$C$5] - [.$C$4]) * (([.A367] - [.$C$1]) / ([.$C$2] - [.$C$1]))" office:value-type="float" office:value="-0.495410166939921" calcext:value-type="float">
            <text:p>-0.495410166939921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351]*[.Q316] + [.G352]*[.Q317] + [.G353]*[.Q318] + [.G354]*[.Q319] + [.G355]*[.Q320] + [.G356]*[.Q321] + [.G357]*[.Q322] + [.G358]*[.Q323] + [.G359]*[.Q324] + [.G360]*[.Q325] + [.G361]*[.Q326] + [.G362]*[.Q327] + [.G363]*[.Q328] + [.G364]*[.Q329] + [.G365]*[.Q330] + [.G366]*[.Q331] + [.G367]*[.Q332] + [.G368]*[.Q333] + [.G369]*[.Q334] + [.G370]*[.Q335] + [.G371]*[.Q336] )" office:value-type="float" office:value="-0.99758355314929" calcext:value-type="float">
            <text:p>-0.99758355314929</text:p>
          </table:table-cell>
          <table:table-cell table:number-columns-repeated="8"/>
          <table:table-cell table:style-name="ce9" table:formula="of:=RAND()" office:value-type="float" office:value="0.601977563771871" calcext:value-type="float">
            <text:p>0.601977563771871</text:p>
          </table:table-cell>
          <table:table-cell table:number-columns-repeated="4"/>
        </table:table-row>
        <table:table-row table:style-name="ro1">
          <table:table-cell office:value-type="float" office:value="381.7475" calcext:value-type="float">
            <text:p>381.7475</text:p>
          </table:table-cell>
          <table:table-cell table:number-columns-repeated="3"/>
          <table:table-cell table:formula="of:=[.$C$4] + ([.$C$5] - [.$C$4]) * (([.A368] - [.$C$1]) / ([.$C$2] - [.$C$1]))" office:value-type="float" office:value="-0.49551191032711" calcext:value-type="float">
            <text:p>-0.49551191032711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351]*[.Q337] + [.G352]*[.Q338] + [.G353]*[.Q339] + [.G354]*[.Q340] + [.G355]*[.Q341] + [.G356]*[.Q342] + [.G357]*[.Q343] + [.G358]*[.Q344] + [.G359]*[.Q345] + [.G360]*[.Q346] + [.G361]*[.Q347] + [.G362]*[.Q348] + [.G363]*[.Q349] + [.G364]*[.Q350] + [.G365]*[.Q351] + [.G366]*[.Q352] + [.G367]*[.Q353] + [.G368]*[.Q354] + [.G369]*[.Q355] + [.G370]*[.Q356] + [.G371]*[.Q357] )" office:value-type="float" office:value="-0.999548512265293" calcext:value-type="float">
            <text:p>-0.999548512265293</text:p>
          </table:table-cell>
          <table:table-cell table:number-columns-repeated="8"/>
          <table:table-cell table:style-name="ce9" table:formula="of:=RAND()" office:value-type="float" office:value="0.483810573865112" calcext:value-type="float">
            <text:p>0.483810573865112</text:p>
          </table:table-cell>
          <table:table-cell table:number-columns-repeated="4"/>
        </table:table-row>
        <table:table-row table:style-name="ro1">
          <table:table-cell office:value-type="float" office:value="372.0575" calcext:value-type="float">
            <text:p>372.0575</text:p>
          </table:table-cell>
          <table:table-cell table:number-columns-repeated="3"/>
          <table:table-cell table:formula="of:=[.$C$4] + ([.$C$5] - [.$C$4]) * (([.A369] - [.$C$1]) / ([.$C$2] - [.$C$1]))" office:value-type="float" office:value="-0.495671117985061" calcext:value-type="float">
            <text:p>-0.495671117985061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351]*[.Q358] + [.G352]*[.Q359] + [.G353]*[.Q360] + [.G354]*[.Q361] + [.G355]*[.Q362] + [.G356]*[.Q363] + [.G357]*[.Q364] + [.G358]*[.Q365] + [.G359]*[.Q366] + [.G360]*[.Q367] + [.G361]*[.Q368] + [.G362]*[.Q369] + [.G363]*[.Q370] + [.G364]*[.Q371] + [.G365]*[.Q372] + [.G366]*[.Q373] + [.G367]*[.Q374] + [.G368]*[.Q375] + [.G369]*[.Q376] + [.G370]*[.Q377] + [.G371]*[.Q378] )" office:value-type="float" office:value="-0.998922939944787" calcext:value-type="float">
            <text:p>-0.998922939944787</text:p>
          </table:table-cell>
          <table:table-cell table:number-columns-repeated="8"/>
          <table:table-cell table:style-name="ce9" table:formula="of:=RAND()" office:value-type="float" office:value="0.368335129558466" calcext:value-type="float">
            <text:p>0.368335129558466</text:p>
          </table:table-cell>
          <table:table-cell table:number-columns-repeated="4"/>
        </table:table-row>
        <table:table-row table:style-name="ro1">
          <table:table-cell office:value-type="float" office:value="360.7525" calcext:value-type="float">
            <text:p>360.7525</text:p>
          </table:table-cell>
          <table:table-cell table:number-columns-repeated="3"/>
          <table:table-cell table:formula="of:=[.$C$4] + ([.$C$5] - [.$C$4]) * (([.A370] - [.$C$1]) / ([.$C$2] - [.$C$1]))" office:value-type="float" office:value="-0.49585686025267" calcext:value-type="float">
            <text:p>-0.49585686025267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351]*[.Q379] + [.G352]*[.Q380] + [.G353]*[.Q381] + [.G354]*[.Q382] + [.G355]*[.Q383] + [.G356]*[.Q384] + [.G357]*[.Q385] + [.G358]*[.Q386] + [.G359]*[.Q387] + [.G360]*[.Q388] + [.G361]*[.Q389] + [.G362]*[.Q390] + [.G363]*[.Q391] + [.G364]*[.Q392] + [.G365]*[.Q393] + [.G366]*[.Q394] + [.G367]*[.Q395] + [.G368]*[.Q396] + [.G369]*[.Q397] + [.G370]*[.Q398] + [.G371]*[.Q399] )" office:value-type="float" office:value="-0.999727974483721" calcext:value-type="float">
            <text:p>-0.999727974483721</text:p>
          </table:table-cell>
          <table:table-cell table:number-columns-repeated="8"/>
          <table:table-cell table:style-name="ce9" table:formula="of:=RAND()" office:value-type="float" office:value="0.143401774782426" calcext:value-type="float">
            <text:p>0.143401774782426</text:p>
          </table:table-cell>
          <table:table-cell table:number-columns-repeated="4"/>
        </table:table-row>
        <table:table-row table:style-name="ro1">
          <table:table-cell office:value-type="float" office:value="335.98125" calcext:value-type="float">
            <text:p>335.98125</text:p>
          </table:table-cell>
          <table:table-cell table:number-columns-repeated="3"/>
          <table:table-cell table:formula="of:=[.$C$4] + ([.$C$5] - [.$C$4]) * (([.A371] - [.$C$1]) / ([.$C$2] - [.$C$1]))" office:value-type="float" office:value="-0.496263854339049" calcext:value-type="float">
            <text:p>-0.496263854339049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351]*[.Q400] + [.G352]*[.Q401] + [.G353]*[.Q402] + [.G354]*[.Q403] + [.G355]*[.Q404] + [.G356]*[.Q405] + [.G357]*[.Q406] + [.G358]*[.Q407] + [.G359]*[.Q408] + [.G360]*[.Q409] + [.G361]*[.Q410] + [.G362]*[.Q411] + [.G363]*[.Q412] + [.G364]*[.Q413] + [.G365]*[.Q414] + [.G366]*[.Q415] + [.G367]*[.Q416] + [.G368]*[.Q417] + [.G369]*[.Q418] + [.G370]*[.Q419] + [.G371]*[.Q420] )" office:value-type="float" office:value="-0.999742431815414" calcext:value-type="float">
            <text:p>-0.999742431815414</text:p>
          </table:table-cell>
          <table:table-cell table:number-columns-repeated="8"/>
          <table:table-cell table:style-name="ce9" table:formula="of:=RAND()" office:value-type="float" office:value="0.752478107094603" calcext:value-type="float">
            <text:p>0.752478107094603</text:p>
          </table:table-cell>
          <table:table-cell table:number-columns-repeated="4"/>
        </table:table-row>
        <table:table-row table:style-name="ro1">
          <table:table-cell office:value-type="float" office:value="308.07875" calcext:value-type="float">
            <text:p>308.07875</text:p>
          </table:table-cell>
          <table:table-cell table:number-columns-repeated="3"/>
          <table:table-cell table:formula="of:=[.$C$4] + ([.$C$5] - [.$C$4]) * (([.A372] - [.$C$1]) / ([.$C$2] - [.$C$1]))" office:value-type="float" office:value="-0.496722295172483" calcext:value-type="float">
            <text:p>-0.496722295172483</text:p>
          </table:table-cell>
          <table:table-cell table:number-columns-repeated="2"/>
          <table:table-cell table:style-name="ce17" table:formula="of:=TANH( [.G351]*[.Q421] + [.G352]*[.Q422] + [.G353]*[.Q423] + [.G354]*[.Q424] + [.G355]*[.Q425] + [.G356]*[.Q426] + [.G357]*[.Q427] + [.G358]*[.Q428] + [.G359]*[.Q429] + [.G360]*[.Q430] + [.G361]*[.Q431] + [.G362]*[.Q432] + [.G363]*[.Q433] + [.G364]*[.Q434] + [.G365]*[.Q435] + [.G366]*[.Q436] + [.G367]*[.Q437] + [.G368]*[.Q438] + [.G369]*[.Q439] + [.G370]*[.Q440] + [.G371]*[.Q441] )" office:value-type="float" office:value="-0.99961284160979" calcext:value-type="float">
            <text:p>-0.99961284160979</text:p>
          </table:table-cell>
          <table:table-cell table:number-columns-repeated="8"/>
          <table:table-cell table:style-name="ce9" table:formula="of:=RAND()" office:value-type="float" office:value="0.386931556842418" calcext:value-type="float">
            <text:p>0.386931556842418</text:p>
          </table:table-cell>
          <table:table-cell table:number-columns-repeated="4"/>
        </table:table-row>
        <table:table-row table:style-name="ro1">
          <table:table-cell office:value-type="float" office:value="337.23375" calcext:value-type="float">
            <text:p>337.23375</text:p>
          </table:table-cell>
          <table:table-cell table:number-columns-repeated="3"/>
          <table:table-cell table:formula="of:=[.$C$4] + ([.$C$5] - [.$C$4]) * (([.A373] - [.$C$1]) / ([.$C$2] - [.$C$1]))" office:value-type="float" office:value="-0.496243275640228" calcext:value-type="float">
            <text:p>-0.496243275640228</text:p>
          </table:table-cell>
          <table:table-cell table:number-columns-repeated="2"/>
          <table:table-cell table:style-name="ce17" table:formula="of:=TANH( [.G351]*[.Q442] + [.G352]*[.Q443] + [.G353]*[.Q444] + [.G354]*[.Q445] + [.G355]*[.Q446] + [.G356]*[.Q447] + [.G357]*[.Q448] + [.G358]*[.Q449] + [.G359]*[.Q450] + [.G360]*[.Q451] + [.G361]*[.Q452] + [.G362]*[.Q453] + [.G363]*[.Q454] + [.G364]*[.Q455] + [.G365]*[.Q456] + [.G366]*[.Q457] + [.G367]*[.Q458] + [.G368]*[.Q459] + [.G369]*[.Q460] + [.G370]*[.Q461] + [.G371]*[.Q462] )" office:value-type="float" office:value="-0.999361897722397" calcext:value-type="float">
            <text:p>-0.999361897722397</text:p>
          </table:table-cell>
          <table:table-cell table:number-columns-repeated="8"/>
          <table:table-cell table:style-name="ce9" table:formula="of:=RAND()" office:value-type="float" office:value="0.163879310506532" calcext:value-type="float">
            <text:p>0.163879310506532</text:p>
          </table:table-cell>
          <table:table-cell table:number-columns-repeated="4"/>
        </table:table-row>
        <table:table-row table:style-name="ro1">
          <table:table-cell office:value-type="float" office:value="326.2325" calcext:value-type="float">
            <text:p>326.2325</text:p>
          </table:table-cell>
          <table:table-cell table:number-columns-repeated="3"/>
          <table:table-cell table:formula="of:=[.$C$4] + ([.$C$5] - [.$C$4]) * (([.A374] - [.$C$1]) / ([.$C$2] - [.$C$1]))" office:value-type="float" office:value="-0.496424027265308" calcext:value-type="float">
            <text:p>-0.496424027265308</text:p>
          </table:table-cell>
          <table:table-cell table:number-columns-repeated="2"/>
          <table:table-cell table:style-name="ce17" table:formula="of:=TANH( [.G351]*[.Q463] + [.G352]*[.Q464] + [.G353]*[.Q465] + [.G354]*[.Q466] + [.G355]*[.Q467] + [.G356]*[.Q468] + [.G357]*[.Q469] + [.G358]*[.Q470] + [.G359]*[.Q471] + [.G360]*[.Q472] + [.G361]*[.Q473] + [.G362]*[.Q474] + [.G363]*[.Q475] + [.G364]*[.Q476] + [.G365]*[.Q477] + [.G366]*[.Q478] + [.G367]*[.Q479] + [.G368]*[.Q480] + [.G369]*[.Q481] + [.G370]*[.Q482] + [.G371]*[.Q483] )" office:value-type="float" office:value="-0.999610521787216" calcext:value-type="float">
            <text:p>-0.999610521787216</text:p>
          </table:table-cell>
          <table:table-cell table:number-columns-repeated="8"/>
          <table:table-cell table:style-name="ce9" table:formula="of:=RAND()" office:value-type="float" office:value="0.616594725681013" calcext:value-type="float">
            <text:p>0.616594725681013</text:p>
          </table:table-cell>
          <table:table-cell table:number-columns-repeated="4"/>
        </table:table-row>
        <table:table-row table:style-name="ro1">
          <table:table-cell office:value-type="float" office:value="351.34625" calcext:value-type="float">
            <text:p>351.34625</text:p>
          </table:table-cell>
          <table:table-cell table:number-columns-repeated="3"/>
          <table:table-cell table:formula="of:=[.$C$4] + ([.$C$5] - [.$C$4]) * (([.A375] - [.$C$1]) / ([.$C$2] - [.$C$1]))" office:value-type="float" office:value="-0.496011405870069" calcext:value-type="float">
            <text:p>-0.496011405870069</text:p>
          </table:table-cell>
          <table:table-cell table:number-columns-repeated="11"/>
          <table:table-cell table:style-name="ce9" table:formula="of:=RAND()" office:value-type="float" office:value="0.200414759232779" calcext:value-type="float">
            <text:p>0.200414759232779</text:p>
          </table:table-cell>
          <table:table-cell table:number-columns-repeated="4"/>
        </table:table-row>
        <table:table-row table:style-name="ro1">
          <table:table-cell office:value-type="float" office:value="368.59625" calcext:value-type="float">
            <text:p>368.59625</text:p>
          </table:table-cell>
          <table:table-cell table:number-columns-repeated="3"/>
          <table:table-cell table:formula="of:=[.$C$4] + ([.$C$5] - [.$C$4]) * (([.A376] - [.$C$1]) / ([.$C$2] - [.$C$1]))" office:value-type="float" office:value="-0.495727986664739" calcext:value-type="float">
            <text:p>-0.49572798666473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0981896046209966" calcext:value-type="float">
            <text:p>0.098189604620997</text:p>
          </table:table-cell>
          <table:table-cell table:number-columns-repeated="4"/>
        </table:table-row>
        <table:table-row table:style-name="ro1">
          <table:table-cell office:value-type="float" office:value="359.2025" calcext:value-type="float">
            <text:p>359.2025</text:p>
          </table:table-cell>
          <table:table-cell table:number-columns-repeated="3"/>
          <table:table-cell table:formula="of:=[.$C$4] + ([.$C$5] - [.$C$4]) * (([.A377] - [.$C$1]) / ([.$C$2] - [.$C$1]))" office:value-type="float" office:value="-0.495882326905903" calcext:value-type="float">
            <text:p>-0.495882326905903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376]*[.Q1] + [.G377]*[.Q2] + [.G378]*[.Q3] + [.G379]*[.Q4] + [.G380]*[.Q5] + [.G381]*[.Q6] + [.G382]*[.Q7] + [.G383]*[.Q8] + [.G384]*[.Q9] + [.G385]*[.Q10] + [.G386]*[.Q11] + [.G387]*[.Q12] + [.G388]*[.Q13] + [.G389]*[.Q14] + [.G390]*[.Q15] + [.G391]*[.Q16] + [.G392]*[.Q17] + [.G393]*[.Q18] + [.G394]*[.Q19] + [.G395]*[.Q20] + [.G396]*[.Q21] )" office:value-type="float" office:value="-0.999833464713874" calcext:value-type="float">
            <text:p>-0.999833464713874</text:p>
          </table:table-cell>
          <table:table-cell table:style-name="ce19" table:formula="of:=TANH( [.H376]*[.S1] + [.H377]*[.S2] + [.H378]*[.S3] + [.H379]*[.S4] + [.H380]*[.S5] + [.H381]*[.S6] + [.H382]*[.S7] + [.H383]*[.S8] + [.H384]*[.S9] + [.H385]*[.S10] + [.H386]*[.S11] + [.H387]*[.S12] + [.H388]*[.S13] + [.H389]*[.S14] + [.H390]*[.S15] + [.H391]*[.S16] + [.H392]*[.S17] + [.H393]*[.S18] + [.H394]*[.S19] + [.H395]*[.S20] + [.H396]*[.S21] + [.H397]*[.S22] + [.H398]*[.S23] + [.H399]*[.S24] )" office:value-type="float" office:value="-0.999999999374244" calcext:value-type="float">
            <text:p>-0.999999999374244</text:p>
          </table:table-cell>
          <table:table-cell table:style-name="ce20" office:value-type="float" office:value="-0.498328686475623" calcext:value-type="float">
            <text:p>-0.498328686475623</text:p>
          </table:table-cell>
          <table:table-cell table:style-name="ce21" table:formula="of:= ([.J377]-[.I377]) * ([.J377]-[.I377])" office:value-type="float" office:value="0.251674106185425" calcext:value-type="float">
            <text:p>0.251674106185425</text:p>
          </table:table-cell>
          <table:table-cell table:number-columns-repeated="5"/>
          <table:table-cell table:style-name="ce9" table:formula="of:=RAND()" office:value-type="float" office:value="0.84250273520353" calcext:value-type="float">
            <text:p>0.84250273520353</text:p>
          </table:table-cell>
          <table:table-cell table:number-columns-repeated="4"/>
        </table:table-row>
        <table:table-row table:style-name="ro1">
          <table:table-cell office:value-type="float" office:value="356.99875" calcext:value-type="float">
            <text:p>356.99875</text:p>
          </table:table-cell>
          <table:table-cell table:number-columns-repeated="3"/>
          <table:table-cell table:formula="of:=[.$C$4] + ([.$C$5] - [.$C$4]) * (([.A378] - [.$C$1]) / ([.$C$2] - [.$C$1]))" office:value-type="float" office:value="-0.495918534736265" calcext:value-type="float">
            <text:p>-0.495918534736265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376]*[.Q22] + [.G377]*[.Q23] + [.G378]*[.Q24] + [.G379]*[.Q25] + [.G380]*[.Q26] + [.G381]*[.Q27] + [.G382]*[.Q28] + [.G383]*[.Q29] + [.G384]*[.Q30] + [.G385]*[.Q31] + [.G386]*[.Q32] + [.G387]*[.Q33] + [.G388]*[.Q34] + [.G389]*[.Q35] + [.G390]*[.Q36] + [.G391]*[.Q37] + [.G392]*[.Q38] + [.G393]*[.Q39] + [.G394]*[.Q40] + [.G395]*[.Q41] + [.G396]*[.Q42] )" office:value-type="float" office:value="-0.998556696877132" calcext:value-type="float">
            <text:p>-0.998556696877132</text:p>
          </table:table-cell>
          <table:table-cell table:style-name="ce19" table:formula="of:=TANH( [.H376]*[.S25] + [.H377]*[.S26] + [.H378]*[.S27] + [.H379]*[.S28] + [.H380]*[.S29] + [.H381]*[.S30] + [.H382]*[.S31] + [.H383]*[.S32] + [.H384]*[.S33] + [.H385]*[.S34] + [.H386]*[.S35] + [.H387]*[.S36] + [.H388]*[.S37] + [.H389]*[.S38] + [.H390]*[.S39] + [.H391]*[.S40] + [.H392]*[.S41] + [.H393]*[.S42] + [.H394]*[.S43] + [.H395]*[.S44] + [.H396]*[.S45] + [.H397]*[.S46] + [.H398]*[.S47] + [.H399]*[.S48] )" office:value-type="float" office:value="-0.999999996081625" calcext:value-type="float">
            <text:p>-0.999999996081625</text:p>
          </table:table-cell>
          <table:table-cell table:style-name="ce20" office:value-type="float" office:value="-0.49808695864615" calcext:value-type="float">
            <text:p>-0.49808695864615</text:p>
          </table:table-cell>
          <table:table-cell table:style-name="ce21" table:formula="of:= ([.J378]-[.I378]) * ([.J378]-[.I378])" office:value-type="float" office:value="0.251916697147705" calcext:value-type="float">
            <text:p>0.251916697147705</text:p>
          </table:table-cell>
          <table:table-cell table:number-columns-repeated="5"/>
          <table:table-cell table:style-name="ce9" table:formula="of:=RAND()" office:value-type="float" office:value="0.221990053665779" calcext:value-type="float">
            <text:p>0.221990053665779</text:p>
          </table:table-cell>
          <table:table-cell table:number-columns-repeated="4"/>
        </table:table-row>
        <table:table-row table:style-name="ro1">
          <table:table-cell office:value-type="float" office:value="371.15625" calcext:value-type="float">
            <text:p>371.15625</text:p>
          </table:table-cell>
          <table:table-cell table:number-columns-repeated="3"/>
          <table:table-cell table:formula="of:=[.$C$4] + ([.$C$5] - [.$C$4]) * (([.A379] - [.$C$1]) / ([.$C$2] - [.$C$1]))" office:value-type="float" office:value="-0.495685925611658" calcext:value-type="float">
            <text:p>-0.495685925611658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376]*[.Q43] + [.G377]*[.Q44] + [.G378]*[.Q45] + [.G379]*[.Q46] + [.G380]*[.Q47] + [.G381]*[.Q48] + [.G382]*[.Q49] + [.G383]*[.Q50] + [.G384]*[.Q51] + [.G385]*[.Q52] + [.G386]*[.Q53] + [.G387]*[.Q54] + [.G388]*[.Q55] + [.G389]*[.Q56] + [.G390]*[.Q57] + [.G391]*[.Q58] + [.G392]*[.Q59] + [.G393]*[.Q60] + [.G394]*[.Q61] + [.G395]*[.Q62] + [.G396]*[.Q63] )" office:value-type="float" office:value="-0.999795777136372" calcext:value-type="float">
            <text:p>-0.999795777136372</text:p>
          </table:table-cell>
          <table:table-cell table:style-name="ce19" table:formula="of:=TANH( [.H376]*[.S49] + [.H377]*[.S50] + [.H378]*[.S51] + [.H379]*[.S52] + [.H380]*[.S53] + [.H381]*[.S54] + [.H382]*[.S55] + [.H383]*[.S56] + [.H384]*[.S57] + [.H385]*[.S58] + [.H386]*[.S59] + [.H387]*[.S60] + [.H388]*[.S61] + [.H389]*[.S62] + [.H390]*[.S63] + [.H391]*[.S64] + [.H392]*[.S65] + [.H393]*[.S66] + [.H394]*[.S67] + [.H395]*[.S68] + [.H396]*[.S69] + [.H397]*[.S70] + [.H398]*[.S71] + [.H399]*[.S72] )" office:value-type="float" office:value="-0.999999972595918" calcext:value-type="float">
            <text:p>-0.999999972595918</text:p>
          </table:table-cell>
          <table:table-cell table:style-name="ce20" office:value-type="float" office:value="-0.497705232737409" calcext:value-type="float">
            <text:p>-0.497705232737409</text:p>
          </table:table-cell>
          <table:table-cell table:style-name="ce21" table:formula="of:= ([.J379]-[.I379]) * ([.J379]-[.I379])" office:value-type="float" office:value="0.252300005689527" calcext:value-type="float">
            <text:p>0.252300005689527</text:p>
          </table:table-cell>
          <table:table-cell table:number-columns-repeated="5"/>
          <table:table-cell table:style-name="ce9" table:formula="of:=RAND()" office:value-type="float" office:value="0.0789341368463156" calcext:value-type="float">
            <text:p>0.078934136846316</text:p>
          </table:table-cell>
          <table:table-cell table:number-columns-repeated="4"/>
        </table:table-row>
        <table:table-row table:style-name="ro1">
          <table:table-cell office:value-type="float" office:value="392.7825" calcext:value-type="float">
            <text:p>392.7825</text:p>
          </table:table-cell>
          <table:table-cell table:number-columns-repeated="3"/>
          <table:table-cell table:formula="of:=[.$C$4] + ([.$C$5] - [.$C$4]) * (([.A380] - [.$C$1]) / ([.$C$2] - [.$C$1]))" office:value-type="float" office:value="-0.495330604186193" calcext:value-type="float">
            <text:p>-0.495330604186193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376]*[.Q64] + [.G377]*[.Q65] + [.G378]*[.Q66] + [.G379]*[.Q67] + [.G380]*[.Q68] + [.G381]*[.Q69] + [.G382]*[.Q70] + [.G383]*[.Q71] + [.G384]*[.Q72] + [.G385]*[.Q73] + [.G386]*[.Q74] + [.G387]*[.Q75] + [.G388]*[.Q76] + [.G389]*[.Q77] + [.G390]*[.Q78] + [.G391]*[.Q79] + [.G392]*[.Q80] + [.G393]*[.Q81] + [.G394]*[.Q82] + [.G395]*[.Q83] + [.G396]*[.Q84] )" office:value-type="float" office:value="-0.999755157418817" calcext:value-type="float">
            <text:p>-0.999755157418817</text:p>
          </table:table-cell>
          <table:table-cell table:number-columns-repeated="8"/>
          <table:table-cell table:style-name="ce9" table:formula="of:=RAND()" office:value-type="float" office:value="0.595138201910956" calcext:value-type="float">
            <text:p>0.595138201910956</text:p>
          </table:table-cell>
          <table:table-cell table:number-columns-repeated="4"/>
        </table:table-row>
        <table:table-row table:style-name="ro1">
          <table:table-cell office:value-type="float" office:value="396.34625" calcext:value-type="float">
            <text:p>396.34625</text:p>
          </table:table-cell>
          <table:table-cell table:number-columns-repeated="3"/>
          <table:table-cell table:formula="of:=[.$C$4] + ([.$C$5] - [.$C$4]) * (([.A381] - [.$C$1]) / ([.$C$2] - [.$C$1]))" office:value-type="float" office:value="-0.495272051421381" calcext:value-type="float">
            <text:p>-0.495272051421381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376]*[.Q85] + [.G377]*[.Q86] + [.G378]*[.Q87] + [.G379]*[.Q88] + [.G380]*[.Q89] + [.G381]*[.Q90] + [.G382]*[.Q91] + [.G383]*[.Q92] + [.G384]*[.Q93] + [.G385]*[.Q94] + [.G386]*[.Q95] + [.G387]*[.Q96] + [.G388]*[.Q97] + [.G389]*[.Q98] + [.G390]*[.Q99] + [.G391]*[.Q100] + [.G392]*[.Q101] + [.G393]*[.Q102] + [.G394]*[.Q103] + [.G395]*[.Q104] + [.G396]*[.Q105] )" office:value-type="float" office:value="-0.998443665420684" calcext:value-type="float">
            <text:p>-0.998443665420684</text:p>
          </table:table-cell>
          <table:table-cell table:number-columns-repeated="8"/>
          <table:table-cell table:style-name="ce9" table:formula="of:=RAND()" office:value-type="float" office:value="0.436043467232291" calcext:value-type="float">
            <text:p>0.436043467232291</text:p>
          </table:table-cell>
          <table:table-cell table:number-columns-repeated="4"/>
        </table:table-row>
        <table:table-row table:style-name="ro1">
          <table:table-cell office:value-type="float" office:value="392.56625" calcext:value-type="float">
            <text:p>392.56625</text:p>
          </table:table-cell>
          <table:table-cell table:number-columns-repeated="3"/>
          <table:table-cell table:formula="of:=[.$C$4] + ([.$C$5] - [.$C$4]) * (([.A382] - [.$C$1]) / ([.$C$2] - [.$C$1]))" office:value-type="float" office:value="-0.495334157195071" calcext:value-type="float">
            <text:p>-0.495334157195071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376]*[.Q106] + [.G377]*[.Q107] + [.G378]*[.Q108] + [.G379]*[.Q109] + [.G380]*[.Q110] + [.G381]*[.Q111] + [.G382]*[.Q112] + [.G383]*[.Q113] + [.G384]*[.Q114] + [.G385]*[.Q115] + [.G386]*[.Q116] + [.G387]*[.Q117] + [.G388]*[.Q118] + [.G389]*[.Q119] + [.G390]*[.Q120] + [.G391]*[.Q121] + [.G392]*[.Q122] + [.G393]*[.Q123] + [.G394]*[.Q124] + [.G395]*[.Q125] + [.G396]*[.Q126] )" office:value-type="float" office:value="-0.999584883338813" calcext:value-type="float">
            <text:p>-0.999584883338813</text:p>
          </table:table-cell>
          <table:table-cell table:number-columns-repeated="8"/>
          <table:table-cell table:style-name="ce9" table:formula="of:=RAND()" office:value-type="float" office:value="0.0313009279010241" calcext:value-type="float">
            <text:p>0.031300927901024</text:p>
          </table:table-cell>
          <table:table-cell table:number-columns-repeated="4"/>
        </table:table-row>
        <table:table-row table:style-name="ro1">
          <table:table-cell office:value-type="float" office:value="376.26875" calcext:value-type="float">
            <text:p>376.26875</text:p>
          </table:table-cell>
          <table:table-cell table:number-columns-repeated="3"/>
          <table:table-cell table:formula="of:=[.$C$4] + ([.$C$5] - [.$C$4]) * (([.A383] - [.$C$1]) / ([.$C$2] - [.$C$1]))" office:value-type="float" office:value="-0.495601926731238" calcext:value-type="float">
            <text:p>-0.495601926731238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376]*[.Q127] + [.G377]*[.Q128] + [.G378]*[.Q129] + [.G379]*[.Q130] + [.G380]*[.Q131] + [.G381]*[.Q132] + [.G382]*[.Q133] + [.G383]*[.Q134] + [.G384]*[.Q135] + [.G385]*[.Q136] + [.G386]*[.Q137] + [.G387]*[.Q138] + [.G388]*[.Q139] + [.G389]*[.Q140] + [.G390]*[.Q141] + [.G391]*[.Q142] + [.G392]*[.Q143] + [.G393]*[.Q144] + [.G394]*[.Q145] + [.G395]*[.Q146] + [.G396]*[.Q147] )" office:value-type="float" office:value="-0.999846363218536" calcext:value-type="float">
            <text:p>-0.999846363218536</text:p>
          </table:table-cell>
          <table:table-cell table:number-columns-repeated="8"/>
          <table:table-cell table:style-name="ce9" table:formula="of:=RAND()" office:value-type="float" office:value="0.402552448158397" calcext:value-type="float">
            <text:p>0.402552448158397</text:p>
          </table:table-cell>
          <table:table-cell table:number-columns-repeated="4"/>
        </table:table-row>
        <table:table-row table:style-name="ro1">
          <table:table-cell office:value-type="float" office:value="378.675" calcext:value-type="float">
            <text:p>378.675</text:p>
          </table:table-cell>
          <table:table-cell table:number-columns-repeated="3"/>
          <table:table-cell table:formula="of:=[.$C$4] + ([.$C$5] - [.$C$4]) * (([.A384] - [.$C$1]) / ([.$C$2] - [.$C$1]))" office:value-type="float" office:value="-0.495562391805856" calcext:value-type="float">
            <text:p>-0.495562391805856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376]*[.Q148] + [.G377]*[.Q149] + [.G378]*[.Q150] + [.G379]*[.Q151] + [.G380]*[.Q152] + [.G381]*[.Q153] + [.G382]*[.Q154] + [.G383]*[.Q155] + [.G384]*[.Q156] + [.G385]*[.Q157] + [.G386]*[.Q158] + [.G387]*[.Q159] + [.G388]*[.Q160] + [.G389]*[.Q161] + [.G390]*[.Q162] + [.G391]*[.Q163] + [.G392]*[.Q164] + [.G393]*[.Q165] + [.G394]*[.Q166] + [.G395]*[.Q167] + [.G396]*[.Q168] )" office:value-type="float" office:value="-0.999480396637311" calcext:value-type="float">
            <text:p>-0.999480396637311</text:p>
          </table:table-cell>
          <table:table-cell table:number-columns-repeated="8"/>
          <table:table-cell table:style-name="ce9" table:formula="of:=RAND()" office:value-type="float" office:value="0.197119260961534" calcext:value-type="float">
            <text:p>0.197119260961534</text:p>
          </table:table-cell>
          <table:table-cell table:number-columns-repeated="4"/>
        </table:table-row>
        <table:table-row table:style-name="ro1">
          <table:table-cell office:value-type="float" office:value="390.95875" calcext:value-type="float">
            <text:p>390.95875</text:p>
          </table:table-cell>
          <table:table-cell table:number-columns-repeated="3"/>
          <table:table-cell table:formula="of:=[.$C$4] + ([.$C$5] - [.$C$4]) * (([.A385] - [.$C$1]) / ([.$C$2] - [.$C$1]))" office:value-type="float" office:value="-0.495360568578988" calcext:value-type="float">
            <text:p>-0.495360568578988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376]*[.Q169] + [.G377]*[.Q170] + [.G378]*[.Q171] + [.G379]*[.Q172] + [.G380]*[.Q173] + [.G381]*[.Q174] + [.G382]*[.Q175] + [.G383]*[.Q176] + [.G384]*[.Q177] + [.G385]*[.Q178] + [.G386]*[.Q179] + [.G387]*[.Q180] + [.G388]*[.Q181] + [.G389]*[.Q182] + [.G390]*[.Q183] + [.G391]*[.Q184] + [.G392]*[.Q185] + [.G393]*[.Q186] + [.G394]*[.Q187] + [.G395]*[.Q188] + [.G396]*[.Q189] )" office:value-type="float" office:value="-0.999895362973208" calcext:value-type="float">
            <text:p>-0.999895362973208</text:p>
          </table:table-cell>
          <table:table-cell table:number-columns-repeated="8"/>
          <table:table-cell table:style-name="ce9" table:formula="of:=RAND()" office:value-type="float" office:value="0.696949893135768" calcext:value-type="float">
            <text:p>0.696949893135768</text:p>
          </table:table-cell>
          <table:table-cell table:number-columns-repeated="4"/>
        </table:table-row>
        <table:table-row table:style-name="ro1">
          <table:table-cell office:value-type="float" office:value="381.72375" calcext:value-type="float">
            <text:p>381.72375</text:p>
          </table:table-cell>
          <table:table-cell table:number-columns-repeated="3"/>
          <table:table-cell table:formula="of:=[.$C$4] + ([.$C$5] - [.$C$4]) * (([.A386] - [.$C$1]) / ([.$C$2] - [.$C$1]))" office:value-type="float" office:value="-0.495512300541958" calcext:value-type="float">
            <text:p>-0.495512300541958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376]*[.Q190] + [.G377]*[.Q191] + [.G378]*[.Q192] + [.G379]*[.Q193] + [.G380]*[.Q194] + [.G381]*[.Q195] + [.G382]*[.Q196] + [.G383]*[.Q197] + [.G384]*[.Q198] + [.G385]*[.Q199] + [.G386]*[.Q200] + [.G387]*[.Q201] + [.G388]*[.Q202] + [.G389]*[.Q203] + [.G390]*[.Q204] + [.G391]*[.Q205] + [.G392]*[.Q206] + [.G393]*[.Q207] + [.G394]*[.Q208] + [.G395]*[.Q209] + [.G396]*[.Q210] )" office:value-type="float" office:value="-0.999812755109356" calcext:value-type="float">
            <text:p>-0.999812755109356</text:p>
          </table:table-cell>
          <table:table-cell table:number-columns-repeated="8"/>
          <table:table-cell table:style-name="ce9" table:formula="of:=RAND()" office:value-type="float" office:value="0.901232569191318" calcext:value-type="float">
            <text:p>0.901232569191318</text:p>
          </table:table-cell>
          <table:table-cell table:number-columns-repeated="4"/>
        </table:table-row>
        <table:table-row table:style-name="ro1">
          <table:table-cell office:value-type="float" office:value="380.0575" calcext:value-type="float">
            <text:p>380.0575</text:p>
          </table:table-cell>
          <table:table-cell table:number-columns-repeated="3"/>
          <table:table-cell table:formula="of:=[.$C$4] + ([.$C$5] - [.$C$4]) * (([.A387] - [.$C$1]) / ([.$C$2] - [.$C$1]))" office:value-type="float" office:value="-0.495539677194183" calcext:value-type="float">
            <text:p>-0.495539677194183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376]*[.Q211] + [.G377]*[.Q212] + [.G378]*[.Q213] + [.G379]*[.Q214] + [.G380]*[.Q215] + [.G381]*[.Q216] + [.G382]*[.Q217] + [.G383]*[.Q218] + [.G384]*[.Q219] + [.G385]*[.Q220] + [.G386]*[.Q221] + [.G387]*[.Q222] + [.G388]*[.Q223] + [.G389]*[.Q224] + [.G390]*[.Q225] + [.G391]*[.Q226] + [.G392]*[.Q227] + [.G393]*[.Q228] + [.G394]*[.Q229] + [.G395]*[.Q230] + [.G396]*[.Q231] )" office:value-type="float" office:value="-0.998253092103407" calcext:value-type="float">
            <text:p>-0.998253092103407</text:p>
          </table:table-cell>
          <table:table-cell table:number-columns-repeated="8"/>
          <table:table-cell table:style-name="ce9" table:formula="of:=RAND()" office:value-type="float" office:value="0.399612198097221" calcext:value-type="float">
            <text:p>0.399612198097221</text:p>
          </table:table-cell>
          <table:table-cell table:number-columns-repeated="4"/>
        </table:table-row>
        <table:table-row table:style-name="ro1">
          <table:table-cell office:value-type="float" office:value="382.93875" calcext:value-type="float">
            <text:p>382.93875</text:p>
          </table:table-cell>
          <table:table-cell table:number-columns-repeated="3"/>
          <table:table-cell table:formula="of:=[.$C$4] + ([.$C$5] - [.$C$4]) * (([.A388] - [.$C$1]) / ([.$C$2] - [.$C$1]))" office:value-type="float" office:value="-0.495492337971843" calcext:value-type="float">
            <text:p>-0.495492337971843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376]*[.Q232] + [.G377]*[.Q233] + [.G378]*[.Q234] + [.G379]*[.Q235] + [.G380]*[.Q236] + [.G381]*[.Q237] + [.G382]*[.Q238] + [.G383]*[.Q239] + [.G384]*[.Q240] + [.G385]*[.Q241] + [.G386]*[.Q242] + [.G387]*[.Q243] + [.G388]*[.Q244] + [.G389]*[.Q245] + [.G390]*[.Q246] + [.G391]*[.Q247] + [.G392]*[.Q248] + [.G393]*[.Q249] + [.G394]*[.Q250] + [.G395]*[.Q251] + [.G396]*[.Q252] )" office:value-type="float" office:value="-0.99995582791896" calcext:value-type="float">
            <text:p>-0.99995582791896</text:p>
          </table:table-cell>
          <table:table-cell table:number-columns-repeated="8"/>
          <table:table-cell table:style-name="ce9" table:formula="of:=RAND()" office:value-type="float" office:value="0.241002732111492" calcext:value-type="float">
            <text:p>0.241002732111492</text:p>
          </table:table-cell>
          <table:table-cell table:number-columns-repeated="4"/>
        </table:table-row>
        <table:table-row table:style-name="ro1">
          <table:table-cell office:value-type="float" office:value="376.59" calcext:value-type="float">
            <text:p>376.59</text:p>
          </table:table-cell>
          <table:table-cell table:number-columns-repeated="3"/>
          <table:table-cell table:formula="of:=[.$C$4] + ([.$C$5] - [.$C$4]) * (([.A389] - [.$C$1]) / ([.$C$2] - [.$C$1]))" office:value-type="float" office:value="-0.495596648561979" calcext:value-type="float">
            <text:p>-0.495596648561979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376]*[.Q253] + [.G377]*[.Q254] + [.G378]*[.Q255] + [.G379]*[.Q256] + [.G380]*[.Q257] + [.G381]*[.Q258] + [.G382]*[.Q259] + [.G383]*[.Q260] + [.G384]*[.Q261] + [.G385]*[.Q262] + [.G386]*[.Q263] + [.G387]*[.Q264] + [.G388]*[.Q265] + [.G389]*[.Q266] + [.G390]*[.Q267] + [.G391]*[.Q268] + [.G392]*[.Q269] + [.G393]*[.Q270] + [.G394]*[.Q271] + [.G395]*[.Q272] + [.G396]*[.Q273] )" office:value-type="float" office:value="-0.999989285984503" calcext:value-type="float">
            <text:p>-0.999989285984503</text:p>
          </table:table-cell>
          <table:table-cell table:number-columns-repeated="8"/>
          <table:table-cell table:style-name="ce9" table:formula="of:=RAND()" office:value-type="float" office:value="0.23447182660452" calcext:value-type="float">
            <text:p>0.23447182660452</text:p>
          </table:table-cell>
          <table:table-cell table:number-columns-repeated="4"/>
        </table:table-row>
        <table:table-row table:style-name="ro1">
          <table:table-cell office:value-type="float" office:value="351.7825" calcext:value-type="float">
            <text:p>351.7825</text:p>
          </table:table-cell>
          <table:table-cell table:number-columns-repeated="3"/>
          <table:table-cell table:formula="of:=[.$C$4] + ([.$C$5] - [.$C$4]) * (([.A390] - [.$C$1]) / ([.$C$2] - [.$C$1]))" office:value-type="float" office:value="-0.496004238239442" calcext:value-type="float">
            <text:p>-0.496004238239442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376]*[.Q274] + [.G377]*[.Q275] + [.G378]*[.Q276] + [.G379]*[.Q277] + [.G380]*[.Q278] + [.G381]*[.Q279] + [.G382]*[.Q280] + [.G383]*[.Q281] + [.G384]*[.Q282] + [.G385]*[.Q283] + [.G386]*[.Q284] + [.G387]*[.Q285] + [.G388]*[.Q286] + [.G389]*[.Q287] + [.G390]*[.Q288] + [.G391]*[.Q289] + [.G392]*[.Q290] + [.G393]*[.Q291] + [.G394]*[.Q292] + [.G395]*[.Q293] + [.G396]*[.Q294] )" office:value-type="float" office:value="-0.999952292525801" calcext:value-type="float">
            <text:p>-0.999952292525801</text:p>
          </table:table-cell>
          <table:table-cell table:number-columns-repeated="8"/>
          <table:table-cell table:style-name="ce9" table:formula="of:=RAND()" office:value-type="float" office:value="0.0196364105740364" calcext:value-type="float">
            <text:p>0.019636410574036</text:p>
          </table:table-cell>
          <table:table-cell table:number-columns-repeated="4"/>
        </table:table-row>
        <table:table-row table:style-name="ro1">
          <table:table-cell office:value-type="float" office:value="353.6325" calcext:value-type="float">
            <text:p>353.6325</text:p>
          </table:table-cell>
          <table:table-cell table:number-columns-repeated="3"/>
          <table:table-cell table:formula="of:=[.$C$4] + ([.$C$5] - [.$C$4]) * (([.A391] - [.$C$1]) / ([.$C$2] - [.$C$1]))" office:value-type="float" office:value="-0.495973842556551" calcext:value-type="float">
            <text:p>-0.495973842556551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376]*[.Q295] + [.G377]*[.Q296] + [.G378]*[.Q297] + [.G379]*[.Q298] + [.G380]*[.Q299] + [.G381]*[.Q300] + [.G382]*[.Q301] + [.G383]*[.Q302] + [.G384]*[.Q303] + [.G385]*[.Q304] + [.G386]*[.Q305] + [.G387]*[.Q306] + [.G388]*[.Q307] + [.G389]*[.Q308] + [.G390]*[.Q309] + [.G391]*[.Q310] + [.G392]*[.Q311] + [.G393]*[.Q312] + [.G394]*[.Q313] + [.G395]*[.Q314] + [.G396]*[.Q315] )" office:value-type="float" office:value="-0.999713614022321" calcext:value-type="float">
            <text:p>-0.999713614022321</text:p>
          </table:table-cell>
          <table:table-cell table:number-columns-repeated="8"/>
          <table:table-cell table:style-name="ce9" table:formula="of:=RAND()" office:value-type="float" office:value="0.0802909481875535" calcext:value-type="float">
            <text:p>0.080290948187554</text:p>
          </table:table-cell>
          <table:table-cell table:number-columns-repeated="4"/>
        </table:table-row>
        <table:table-row table:style-name="ro1">
          <table:table-cell office:value-type="float" office:value="345.1925" calcext:value-type="float">
            <text:p>345.1925</text:p>
          </table:table-cell>
          <table:table-cell table:number-columns-repeated="3"/>
          <table:table-cell table:formula="of:=[.$C$4] + ([.$C$5] - [.$C$4]) * (([.A392] - [.$C$1]) / ([.$C$2] - [.$C$1]))" office:value-type="float" office:value="-0.496112512590927" calcext:value-type="float">
            <text:p>-0.496112512590927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376]*[.Q316] + [.G377]*[.Q317] + [.G378]*[.Q318] + [.G379]*[.Q319] + [.G380]*[.Q320] + [.G381]*[.Q321] + [.G382]*[.Q322] + [.G383]*[.Q323] + [.G384]*[.Q324] + [.G385]*[.Q325] + [.G386]*[.Q326] + [.G387]*[.Q327] + [.G388]*[.Q328] + [.G389]*[.Q329] + [.G390]*[.Q330] + [.G391]*[.Q331] + [.G392]*[.Q332] + [.G393]*[.Q333] + [.G394]*[.Q334] + [.G395]*[.Q335] + [.G396]*[.Q336] )" office:value-type="float" office:value="-0.997582324875505" calcext:value-type="float">
            <text:p>-0.997582324875505</text:p>
          </table:table-cell>
          <table:table-cell table:number-columns-repeated="8"/>
          <table:table-cell table:style-name="ce9" table:formula="of:=RAND()" office:value-type="float" office:value="0.688958672140496" calcext:value-type="float">
            <text:p>0.688958672140496</text:p>
          </table:table-cell>
          <table:table-cell table:number-columns-repeated="4"/>
        </table:table-row>
        <table:table-row table:style-name="ro1">
          <table:table-cell office:value-type="float" office:value="350.9775" calcext:value-type="float">
            <text:p>350.9775</text:p>
          </table:table-cell>
          <table:table-cell table:number-columns-repeated="3"/>
          <table:table-cell table:formula="of:=[.$C$4] + ([.$C$5] - [.$C$4]) * (([.A393] - [.$C$1]) / ([.$C$2] - [.$C$1]))" office:value-type="float" office:value="-0.496017464469024" calcext:value-type="float">
            <text:p>-0.496017464469024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376]*[.Q337] + [.G377]*[.Q338] + [.G378]*[.Q339] + [.G379]*[.Q340] + [.G380]*[.Q341] + [.G381]*[.Q342] + [.G382]*[.Q343] + [.G383]*[.Q344] + [.G384]*[.Q345] + [.G385]*[.Q346] + [.G386]*[.Q347] + [.G387]*[.Q348] + [.G388]*[.Q349] + [.G389]*[.Q350] + [.G390]*[.Q351] + [.G391]*[.Q352] + [.G392]*[.Q353] + [.G393]*[.Q354] + [.G394]*[.Q355] + [.G395]*[.Q356] + [.G396]*[.Q357] )" office:value-type="float" office:value="-0.999547947014758" calcext:value-type="float">
            <text:p>-0.999547947014758</text:p>
          </table:table-cell>
          <table:table-cell table:number-columns-repeated="8"/>
          <table:table-cell table:style-name="ce9" table:formula="of:=RAND()" office:value-type="float" office:value="0.937657153976573" calcext:value-type="float">
            <text:p>0.937657153976573</text:p>
          </table:table-cell>
          <table:table-cell table:number-columns-repeated="4"/>
        </table:table-row>
        <table:table-row table:style-name="ro1">
          <table:table-cell office:value-type="float" office:value="349.79625" calcext:value-type="float">
            <text:p>349.79625</text:p>
          </table:table-cell>
          <table:table-cell table:number-columns-repeated="3"/>
          <table:table-cell table:formula="of:=[.$C$4] + ([.$C$5] - [.$C$4]) * (([.A394] - [.$C$1]) / ([.$C$2] - [.$C$1]))" office:value-type="float" office:value="-0.496036872523302" calcext:value-type="float">
            <text:p>-0.496036872523302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376]*[.Q358] + [.G377]*[.Q359] + [.G378]*[.Q360] + [.G379]*[.Q361] + [.G380]*[.Q362] + [.G381]*[.Q363] + [.G382]*[.Q364] + [.G383]*[.Q365] + [.G384]*[.Q366] + [.G385]*[.Q367] + [.G386]*[.Q368] + [.G387]*[.Q369] + [.G388]*[.Q370] + [.G389]*[.Q371] + [.G390]*[.Q372] + [.G391]*[.Q373] + [.G392]*[.Q374] + [.G393]*[.Q375] + [.G394]*[.Q376] + [.G395]*[.Q377] + [.G396]*[.Q378] )" office:value-type="float" office:value="-0.998921644019759" calcext:value-type="float">
            <text:p>-0.998921644019759</text:p>
          </table:table-cell>
          <table:table-cell table:number-columns-repeated="8"/>
          <table:table-cell table:style-name="ce9" table:formula="of:=RAND()" office:value-type="float" office:value="0.431564059279853" calcext:value-type="float">
            <text:p>0.431564059279853</text:p>
          </table:table-cell>
          <table:table-cell table:number-columns-repeated="4"/>
        </table:table-row>
        <table:table-row table:style-name="ro1">
          <table:table-cell office:value-type="float" office:value="348.9025" calcext:value-type="float">
            <text:p>348.9025</text:p>
          </table:table-cell>
          <table:table-cell table:number-columns-repeated="3"/>
          <table:table-cell table:formula="of:=[.$C$4] + ([.$C$5] - [.$C$4]) * (([.A395] - [.$C$1]) / ([.$C$2] - [.$C$1]))" office:value-type="float" office:value="-0.496051556924158" calcext:value-type="float">
            <text:p>-0.496051556924158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376]*[.Q379] + [.G377]*[.Q380] + [.G378]*[.Q381] + [.G379]*[.Q382] + [.G380]*[.Q383] + [.G381]*[.Q384] + [.G382]*[.Q385] + [.G383]*[.Q386] + [.G384]*[.Q387] + [.G385]*[.Q388] + [.G386]*[.Q389] + [.G387]*[.Q390] + [.G388]*[.Q391] + [.G389]*[.Q392] + [.G390]*[.Q393] + [.G391]*[.Q394] + [.G392]*[.Q395] + [.G393]*[.Q396] + [.G394]*[.Q397] + [.G395]*[.Q398] + [.G396]*[.Q399] )" office:value-type="float" office:value="-0.999727581828012" calcext:value-type="float">
            <text:p>-0.999727581828012</text:p>
          </table:table-cell>
          <table:table-cell table:number-columns-repeated="8"/>
          <table:table-cell table:style-name="ce9" table:formula="of:=RAND()" office:value-type="float" office:value="0.702075754004214" calcext:value-type="float">
            <text:p>0.702075754004214</text:p>
          </table:table-cell>
          <table:table-cell table:number-columns-repeated="4"/>
        </table:table-row>
        <table:table-row table:style-name="ro1">
          <table:table-cell office:value-type="float" office:value="335.53625" calcext:value-type="float">
            <text:p>335.53625</text:p>
          </table:table-cell>
          <table:table-cell table:number-columns-repeated="3"/>
          <table:table-cell table:formula="of:=[.$C$4] + ([.$C$5] - [.$C$4]) * (([.A396] - [.$C$1]) / ([.$C$2] - [.$C$1]))" office:value-type="float" office:value="-0.496271165733042" calcext:value-type="float">
            <text:p>-0.496271165733042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376]*[.Q400] + [.G377]*[.Q401] + [.G378]*[.Q402] + [.G379]*[.Q403] + [.G380]*[.Q404] + [.G381]*[.Q405] + [.G382]*[.Q406] + [.G383]*[.Q407] + [.G384]*[.Q408] + [.G385]*[.Q409] + [.G386]*[.Q410] + [.G387]*[.Q411] + [.G388]*[.Q412] + [.G389]*[.Q413] + [.G390]*[.Q414] + [.G391]*[.Q415] + [.G392]*[.Q416] + [.G393]*[.Q417] + [.G394]*[.Q418] + [.G395]*[.Q419] + [.G396]*[.Q420] )" office:value-type="float" office:value="-0.999742203196289" calcext:value-type="float">
            <text:p>-0.999742203196289</text:p>
          </table:table-cell>
          <table:table-cell table:number-columns-repeated="8"/>
          <table:table-cell table:style-name="ce9" table:formula="of:=RAND()" office:value-type="float" office:value="0.624887236663088" calcext:value-type="float">
            <text:p>0.624887236663088</text:p>
          </table:table-cell>
          <table:table-cell table:number-columns-repeated="4"/>
        </table:table-row>
        <table:table-row table:style-name="ro1">
          <table:table-cell office:value-type="float" office:value="343.55875" calcext:value-type="float">
            <text:p>343.55875</text:p>
          </table:table-cell>
          <table:table-cell table:number-columns-repeated="3"/>
          <table:table-cell table:formula="of:=[.$C$4] + ([.$C$5] - [.$C$4]) * (([.A397] - [.$C$1]) / ([.$C$2] - [.$C$1]))" office:value-type="float" office:value="-0.49613935526494" calcext:value-type="float">
            <text:p>-0.49613935526494</text:p>
          </table:table-cell>
          <table:table-cell table:number-columns-repeated="2"/>
          <table:table-cell table:style-name="ce17" table:formula="of:=TANH( [.G376]*[.Q421] + [.G377]*[.Q422] + [.G378]*[.Q423] + [.G379]*[.Q424] + [.G380]*[.Q425] + [.G381]*[.Q426] + [.G382]*[.Q427] + [.G383]*[.Q428] + [.G384]*[.Q429] + [.G385]*[.Q430] + [.G386]*[.Q431] + [.G387]*[.Q432] + [.G388]*[.Q433] + [.G389]*[.Q434] + [.G390]*[.Q435] + [.G391]*[.Q436] + [.G392]*[.Q437] + [.G393]*[.Q438] + [.G394]*[.Q439] + [.G395]*[.Q440] + [.G396]*[.Q441] )" office:value-type="float" office:value="-0.999612373701237" calcext:value-type="float">
            <text:p>-0.999612373701237</text:p>
          </table:table-cell>
          <table:table-cell table:number-columns-repeated="8"/>
          <table:table-cell table:style-name="ce9" table:formula="of:=RAND()" office:value-type="float" office:value="0.966988807247462" calcext:value-type="float">
            <text:p>0.966988807247462</text:p>
          </table:table-cell>
          <table:table-cell table:number-columns-repeated="4"/>
        </table:table-row>
        <table:table-row table:style-name="ro1">
          <table:table-cell office:value-type="float" office:value="338.0105" calcext:value-type="float">
            <text:p>338.0105</text:p>
          </table:table-cell>
          <table:table-cell table:number-columns-repeated="3"/>
          <table:table-cell table:formula="of:=[.$C$4] + ([.$C$5] - [.$C$4]) * (([.A398] - [.$C$1]) / ([.$C$2] - [.$C$1]))" office:value-type="float" office:value="-0.496230513560938" calcext:value-type="float">
            <text:p>-0.496230513560938</text:p>
          </table:table-cell>
          <table:table-cell table:number-columns-repeated="2"/>
          <table:table-cell table:style-name="ce17" table:formula="of:=TANH( [.G376]*[.Q442] + [.G377]*[.Q443] + [.G378]*[.Q444] + [.G379]*[.Q445] + [.G380]*[.Q446] + [.G381]*[.Q447] + [.G382]*[.Q448] + [.G383]*[.Q449] + [.G384]*[.Q450] + [.G385]*[.Q451] + [.G386]*[.Q452] + [.G387]*[.Q453] + [.G388]*[.Q454] + [.G389]*[.Q455] + [.G390]*[.Q456] + [.G391]*[.Q457] + [.G392]*[.Q458] + [.G393]*[.Q459] + [.G394]*[.Q460] + [.G395]*[.Q461] + [.G396]*[.Q462] )" office:value-type="float" office:value="-0.99936120010916" calcext:value-type="float">
            <text:p>-0.99936120010916</text:p>
          </table:table-cell>
          <table:table-cell table:number-columns-repeated="8"/>
          <table:table-cell table:style-name="ce9" table:formula="of:=RAND()" office:value-type="float" office:value="0.107534627739582" calcext:value-type="float">
            <text:p>0.107534627739582</text:p>
          </table:table-cell>
          <table:table-cell table:number-columns-repeated="4"/>
        </table:table-row>
        <table:table-row table:style-name="ro1">
          <table:table-cell office:value-type="float" office:value="325.22633" calcext:value-type="float">
            <text:p>325.22633</text:p>
          </table:table-cell>
          <table:table-cell table:number-columns-repeated="3"/>
          <table:table-cell table:formula="of:=[.$C$4] + ([.$C$5] - [.$C$4]) * (([.A399] - [.$C$1]) / ([.$C$2] - [.$C$1]))" office:value-type="float" office:value="-0.496440558737878" calcext:value-type="float">
            <text:p>-0.496440558737878</text:p>
          </table:table-cell>
          <table:table-cell table:number-columns-repeated="2"/>
          <table:table-cell table:style-name="ce17" table:formula="of:=TANH( [.G376]*[.Q463] + [.G377]*[.Q464] + [.G378]*[.Q465] + [.G379]*[.Q466] + [.G380]*[.Q467] + [.G381]*[.Q468] + [.G382]*[.Q469] + [.G383]*[.Q470] + [.G384]*[.Q471] + [.G385]*[.Q472] + [.G386]*[.Q473] + [.G387]*[.Q474] + [.G388]*[.Q475] + [.G389]*[.Q476] + [.G390]*[.Q477] + [.G391]*[.Q478] + [.G392]*[.Q479] + [.G393]*[.Q480] + [.G394]*[.Q481] + [.G395]*[.Q482] + [.G396]*[.Q483] )" office:value-type="float" office:value="-0.999610177467161" calcext:value-type="float">
            <text:p>-0.999610177467161</text:p>
          </table:table-cell>
          <table:table-cell table:number-columns-repeated="8"/>
          <table:table-cell table:style-name="ce9" table:formula="of:=RAND()" office:value-type="float" office:value="0.384427564856193" calcext:value-type="float">
            <text:p>0.384427564856193</text:p>
          </table:table-cell>
          <table:table-cell table:number-columns-repeated="4"/>
        </table:table-row>
        <table:table-row table:style-name="ro1">
          <table:table-cell office:value-type="float" office:value="331.60083" calcext:value-type="float">
            <text:p>331.60083</text:p>
          </table:table-cell>
          <table:table-cell table:number-columns-repeated="3"/>
          <table:table-cell table:formula="of:=[.$C$4] + ([.$C$5] - [.$C$4]) * (([.A400] - [.$C$1]) / ([.$C$2] - [.$C$1]))" office:value-type="float" office:value="-0.496335825072696" calcext:value-type="float">
            <text:p>-0.496335825072696</text:p>
          </table:table-cell>
          <table:table-cell table:number-columns-repeated="11"/>
          <table:table-cell table:style-name="ce9" table:formula="of:=RAND()" office:value-type="float" office:value="0.244257702716176" calcext:value-type="float">
            <text:p>0.244257702716176</text:p>
          </table:table-cell>
          <table:table-cell table:number-columns-repeated="4"/>
        </table:table-row>
        <table:table-row table:style-name="ro1">
          <table:table-cell office:value-type="float" office:value="324.71833" calcext:value-type="float">
            <text:p>324.71833</text:p>
          </table:table-cell>
          <table:table-cell table:number-columns-repeated="3"/>
          <table:table-cell table:formula="of:=[.$C$4] + ([.$C$5] - [.$C$4]) * (([.A401] - [.$C$1]) / ([.$C$2] - [.$C$1]))" office:value-type="float" office:value="-0.496448905228099" calcext:value-type="float">
            <text:p>-0.49644890522809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344759612658263" calcext:value-type="float">
            <text:p>0.344759612658263</text:p>
          </table:table-cell>
          <table:table-cell table:number-columns-repeated="4"/>
        </table:table-row>
        <table:table-row table:style-name="ro1">
          <table:table-cell office:value-type="float" office:value="332.45666" calcext:value-type="float">
            <text:p>332.45666</text:p>
          </table:table-cell>
          <table:table-cell table:number-columns-repeated="3"/>
          <table:table-cell table:formula="of:=[.$C$4] + ([.$C$5] - [.$C$4]) * (([.A402] - [.$C$1]) / ([.$C$2] - [.$C$1]))" office:value-type="float" office:value="-0.496321763701189" calcext:value-type="float">
            <text:p>-0.496321763701189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401]*[.Q1] + [.G402]*[.Q2] + [.G403]*[.Q3] + [.G404]*[.Q4] + [.G405]*[.Q5] + [.G406]*[.Q6] + [.G407]*[.Q7] + [.G408]*[.Q8] + [.G409]*[.Q9] + [.G410]*[.Q10] + [.G411]*[.Q11] + [.G412]*[.Q12] + [.G413]*[.Q13] + [.G414]*[.Q14] + [.G415]*[.Q15] + [.G416]*[.Q16] + [.G417]*[.Q17] + [.G418]*[.Q18] + [.G419]*[.Q19] + [.G420]*[.Q20] + [.G421]*[.Q21] )" office:value-type="float" office:value="-0.999833238250406" calcext:value-type="float">
            <text:p>-0.999833238250406</text:p>
          </table:table-cell>
          <table:table-cell table:style-name="ce19" table:formula="of:=TANH( [.H401]*[.S1] + [.H402]*[.S2] + [.H403]*[.S3] + [.H404]*[.S4] + [.H405]*[.S5] + [.H406]*[.S6] + [.H407]*[.S7] + [.H408]*[.S8] + [.H409]*[.S9] + [.H410]*[.S10] + [.H411]*[.S11] + [.H412]*[.S12] + [.H413]*[.S13] + [.H414]*[.S14] + [.H415]*[.S15] + [.H416]*[.S16] + [.H417]*[.S17] + [.H418]*[.S18] + [.H419]*[.S19] + [.H420]*[.S20] + [.H421]*[.S21] + [.H422]*[.S22] + [.H423]*[.S23] + [.H424]*[.S24] )" office:value-type="float" office:value="-0.999999999374234" calcext:value-type="float">
            <text:p>-0.999999999374234</text:p>
          </table:table-cell>
          <table:table-cell table:style-name="ce20" office:value-type="float" office:value="-0.49808695864615" calcext:value-type="float">
            <text:p>-0.49808695864615</text:p>
          </table:table-cell>
          <table:table-cell table:style-name="ce21" table:formula="of:= ([.J402]-[.I402]) * ([.J402]-[.I402])" office:value-type="float" office:value="0.251916700452911" calcext:value-type="float">
            <text:p>0.251916700452911</text:p>
          </table:table-cell>
          <table:table-cell table:number-columns-repeated="5"/>
          <table:table-cell table:style-name="ce9" table:formula="of:=RAND()" office:value-type="float" office:value="0.456475981503218" calcext:value-type="float">
            <text:p>0.456475981503218</text:p>
          </table:table-cell>
          <table:table-cell table:number-columns-repeated="4"/>
        </table:table-row>
        <table:table-row table:style-name="ro1">
          <table:table-cell office:value-type="float" office:value="336.585" calcext:value-type="float">
            <text:p>336.585</text:p>
          </table:table-cell>
          <table:table-cell table:number-columns-repeated="3"/>
          <table:table-cell table:formula="of:=[.$C$4] + ([.$C$5] - [.$C$4]) * (([.A403] - [.$C$1]) / ([.$C$2] - [.$C$1]))" office:value-type="float" office:value="-0.496253934666863" calcext:value-type="float">
            <text:p>-0.496253934666863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401]*[.Q22] + [.G402]*[.Q23] + [.G403]*[.Q24] + [.G404]*[.Q25] + [.G405]*[.Q26] + [.G406]*[.Q27] + [.G407]*[.Q28] + [.G408]*[.Q29] + [.G409]*[.Q30] + [.G410]*[.Q31] + [.G411]*[.Q32] + [.G412]*[.Q33] + [.G413]*[.Q34] + [.G414]*[.Q35] + [.G415]*[.Q36] + [.G416]*[.Q37] + [.G417]*[.Q38] + [.G418]*[.Q39] + [.G419]*[.Q40] + [.G420]*[.Q41] + [.G421]*[.Q42] )" office:value-type="float" office:value="-0.998555054680002" calcext:value-type="float">
            <text:p>-0.998555054680002</text:p>
          </table:table-cell>
          <table:table-cell table:style-name="ce19" table:formula="of:=TANH( [.H401]*[.S25] + [.H402]*[.S26] + [.H403]*[.S27] + [.H404]*[.S28] + [.H405]*[.S29] + [.H406]*[.S30] + [.H407]*[.S31] + [.H408]*[.S32] + [.H409]*[.S33] + [.H410]*[.S34] + [.H411]*[.S35] + [.H412]*[.S36] + [.H413]*[.S37] + [.H414]*[.S38] + [.H415]*[.S39] + [.H416]*[.S40] + [.H417]*[.S41] + [.H418]*[.S42] + [.H419]*[.S43] + [.H420]*[.S44] + [.H421]*[.S45] + [.H422]*[.S46] + [.H423]*[.S47] + [.H424]*[.S48] )" office:value-type="float" office:value="-0.999999996081564" calcext:value-type="float">
            <text:p>-0.999999996081564</text:p>
          </table:table-cell>
          <table:table-cell table:style-name="ce20" office:value-type="float" office:value="-0.497705232737409" calcext:value-type="float">
            <text:p>-0.497705232737409</text:p>
          </table:table-cell>
          <table:table-cell table:style-name="ce21" table:formula="of:= ([.J403]-[.I403]) * ([.J403]-[.I403])" office:value-type="float" office:value="0.252300029282962" calcext:value-type="float">
            <text:p>0.252300029282962</text:p>
          </table:table-cell>
          <table:table-cell table:number-columns-repeated="5"/>
          <table:table-cell table:style-name="ce9" table:formula="of:=RAND()" office:value-type="float" office:value="0.718718411773016" calcext:value-type="float">
            <text:p>0.718718411773016</text:p>
          </table:table-cell>
          <table:table-cell table:number-columns-repeated="4"/>
        </table:table-row>
        <table:table-row table:style-name="ro1">
          <table:table-cell office:value-type="float" office:value="346.775" calcext:value-type="float">
            <text:p>346.775</text:p>
          </table:table-cell>
          <table:table-cell table:number-columns-repeated="3"/>
          <table:table-cell table:formula="of:=[.$C$4] + ([.$C$5] - [.$C$4]) * (([.A404] - [.$C$1]) / ([.$C$2] - [.$C$1]))" office:value-type="float" office:value="-0.496086511959482" calcext:value-type="float">
            <text:p>-0.496086511959482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401]*[.Q43] + [.G402]*[.Q44] + [.G403]*[.Q45] + [.G404]*[.Q46] + [.G405]*[.Q47] + [.G406]*[.Q48] + [.G407]*[.Q49] + [.G408]*[.Q50] + [.G409]*[.Q51] + [.G410]*[.Q52] + [.G411]*[.Q53] + [.G412]*[.Q54] + [.G413]*[.Q55] + [.G414]*[.Q56] + [.G415]*[.Q57] + [.G416]*[.Q58] + [.G417]*[.Q59] + [.G418]*[.Q60] + [.G419]*[.Q61] + [.G420]*[.Q62] + [.G421]*[.Q63] )" office:value-type="float" office:value="-0.999795354388819" calcext:value-type="float">
            <text:p>-0.999795354388819</text:p>
          </table:table-cell>
          <table:table-cell table:style-name="ce19" table:formula="of:=TANH( [.H401]*[.S49] + [.H402]*[.S50] + [.H403]*[.S51] + [.H404]*[.S52] + [.H405]*[.S53] + [.H406]*[.S54] + [.H407]*[.S55] + [.H408]*[.S56] + [.H409]*[.S57] + [.H410]*[.S58] + [.H411]*[.S59] + [.H412]*[.S60] + [.H413]*[.S61] + [.H414]*[.S62] + [.H415]*[.S63] + [.H416]*[.S64] + [.H417]*[.S65] + [.H418]*[.S66] + [.H419]*[.S67] + [.H420]*[.S68] + [.H421]*[.S69] + [.H422]*[.S70] + [.H423]*[.S71] + [.H424]*[.S72] )" office:value-type="float" office:value="-0.999999972595595" calcext:value-type="float">
            <text:p>-0.999999972595595</text:p>
          </table:table-cell>
          <table:table-cell table:style-name="ce20" office:value-type="float" office:value="-0.497474006534223" calcext:value-type="float">
            <text:p>-0.497474006534223</text:p>
          </table:table-cell>
          <table:table-cell table:style-name="ce21" table:formula="of:= ([.J404]-[.I404]) * ([.J404]-[.I404])" office:value-type="float" office:value="0.252532346565916" calcext:value-type="float">
            <text:p>0.252532346565916</text:p>
          </table:table-cell>
          <table:table-cell table:number-columns-repeated="5"/>
          <table:table-cell table:style-name="ce9" table:formula="of:=RAND()" office:value-type="float" office:value="0.790292184813473" calcext:value-type="float">
            <text:p>0.790292184813473</text:p>
          </table:table-cell>
          <table:table-cell table:number-columns-repeated="4"/>
        </table:table-row>
        <table:table-row table:style-name="ro1">
          <table:table-cell office:value-type="float" office:value="344.81166" calcext:value-type="float">
            <text:p>344.81166</text:p>
          </table:table-cell>
          <table:table-cell table:number-columns-repeated="3"/>
          <table:table-cell table:formula="of:=[.$C$4] + ([.$C$5] - [.$C$4]) * (([.A405] - [.$C$1]) / ([.$C$2] - [.$C$1]))" office:value-type="float" office:value="-0.496118769829777" calcext:value-type="float">
            <text:p>-0.496118769829777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401]*[.Q64] + [.G402]*[.Q65] + [.G403]*[.Q66] + [.G404]*[.Q67] + [.G405]*[.Q68] + [.G406]*[.Q69] + [.G407]*[.Q70] + [.G408]*[.Q71] + [.G409]*[.Q72] + [.G410]*[.Q73] + [.G411]*[.Q74] + [.G412]*[.Q75] + [.G413]*[.Q76] + [.G414]*[.Q77] + [.G415]*[.Q78] + [.G416]*[.Q79] + [.G417]*[.Q80] + [.G418]*[.Q81] + [.G419]*[.Q82] + [.G420]*[.Q83] + [.G421]*[.Q84] )" office:value-type="float" office:value="-0.999754744516513" calcext:value-type="float">
            <text:p>-0.999754744516513</text:p>
          </table:table-cell>
          <table:table-cell table:number-columns-repeated="8"/>
          <table:table-cell table:style-name="ce9" table:formula="of:=RAND()" office:value-type="float" office:value="0.44771326321677" calcext:value-type="float">
            <text:p>0.44771326321677</text:p>
          </table:table-cell>
          <table:table-cell table:number-columns-repeated="4"/>
        </table:table-row>
        <table:table-row table:style-name="ro1">
          <table:table-cell office:value-type="float" office:value="343.065" calcext:value-type="float">
            <text:p>343.065</text:p>
          </table:table-cell>
          <table:table-cell table:number-columns-repeated="3"/>
          <table:table-cell table:formula="of:=[.$C$4] + ([.$C$5] - [.$C$4]) * (([.A406] - [.$C$1]) / ([.$C$2] - [.$C$1]))" office:value-type="float" office:value="-0.496147467626252" calcext:value-type="float">
            <text:p>-0.496147467626252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401]*[.Q85] + [.G402]*[.Q86] + [.G403]*[.Q87] + [.G404]*[.Q88] + [.G405]*[.Q89] + [.G406]*[.Q90] + [.G407]*[.Q91] + [.G408]*[.Q92] + [.G409]*[.Q93] + [.G410]*[.Q94] + [.G411]*[.Q95] + [.G412]*[.Q96] + [.G413]*[.Q97] + [.G414]*[.Q98] + [.G415]*[.Q99] + [.G416]*[.Q100] + [.G417]*[.Q101] + [.G418]*[.Q102] + [.G419]*[.Q103] + [.G420]*[.Q104] + [.G421]*[.Q105] )" office:value-type="float" office:value="-0.998441771336406" calcext:value-type="float">
            <text:p>-0.998441771336406</text:p>
          </table:table-cell>
          <table:table-cell table:number-columns-repeated="8"/>
          <table:table-cell table:style-name="ce9" table:formula="of:=RAND()" office:value-type="float" office:value="0.974481271860143" calcext:value-type="float">
            <text:p>0.974481271860143</text:p>
          </table:table-cell>
          <table:table-cell table:number-columns-repeated="4"/>
        </table:table-row>
        <table:table-row table:style-name="ro1">
          <table:table-cell office:value-type="float" office:value="358.50166" calcext:value-type="float">
            <text:p>358.50166</text:p>
          </table:table-cell>
          <table:table-cell table:number-columns-repeated="3"/>
          <table:table-cell table:formula="of:=[.$C$4] + ([.$C$5] - [.$C$4]) * (([.A407] - [.$C$1]) / ([.$C$2] - [.$C$1]))" office:value-type="float" office:value="-0.495893841776387" calcext:value-type="float">
            <text:p>-0.495893841776387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401]*[.Q106] + [.G402]*[.Q107] + [.G403]*[.Q108] + [.G404]*[.Q109] + [.G405]*[.Q110] + [.G406]*[.Q111] + [.G407]*[.Q112] + [.G408]*[.Q113] + [.G409]*[.Q114] + [.G410]*[.Q115] + [.G411]*[.Q116] + [.G412]*[.Q117] + [.G413]*[.Q118] + [.G414]*[.Q119] + [.G415]*[.Q120] + [.G416]*[.Q121] + [.G417]*[.Q122] + [.G418]*[.Q123] + [.G419]*[.Q124] + [.G420]*[.Q125] + [.G421]*[.Q126] )" office:value-type="float" office:value="-0.99958444194661" calcext:value-type="float">
            <text:p>-0.99958444194661</text:p>
          </table:table-cell>
          <table:table-cell table:number-columns-repeated="8"/>
          <table:table-cell table:style-name="ce9" table:formula="of:=RAND()" office:value-type="float" office:value="0.975897198419189" calcext:value-type="float">
            <text:p>0.975897198419189</text:p>
          </table:table-cell>
          <table:table-cell table:number-columns-repeated="4"/>
        </table:table-row>
        <table:table-row table:style-name="ro1">
          <table:table-cell office:value-type="float" office:value="368.07666" calcext:value-type="float">
            <text:p>368.07666</text:p>
          </table:table-cell>
          <table:table-cell table:number-columns-repeated="3"/>
          <table:table-cell table:formula="of:=[.$C$4] + ([.$C$5] - [.$C$4]) * (([.A408] - [.$C$1]) / ([.$C$2] - [.$C$1]))" office:value-type="float" office:value="-0.495736523579805" calcext:value-type="float">
            <text:p>-0.495736523579805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401]*[.Q127] + [.G402]*[.Q128] + [.G403]*[.Q129] + [.G404]*[.Q130] + [.G405]*[.Q131] + [.G406]*[.Q132] + [.G407]*[.Q133] + [.G408]*[.Q134] + [.G409]*[.Q135] + [.G410]*[.Q136] + [.G411]*[.Q137] + [.G412]*[.Q138] + [.G413]*[.Q139] + [.G414]*[.Q140] + [.G415]*[.Q141] + [.G416]*[.Q142] + [.G417]*[.Q143] + [.G418]*[.Q144] + [.G419]*[.Q145] + [.G420]*[.Q146] + [.G421]*[.Q147] )" office:value-type="float" office:value="-0.999846215924399" calcext:value-type="float">
            <text:p>-0.999846215924399</text:p>
          </table:table-cell>
          <table:table-cell table:number-columns-repeated="8"/>
          <table:table-cell table:style-name="ce9" table:formula="of:=RAND()" office:value-type="float" office:value="0.130887911614422" calcext:value-type="float">
            <text:p>0.130887911614422</text:p>
          </table:table-cell>
          <table:table-cell table:number-columns-repeated="4"/>
        </table:table-row>
        <table:table-row table:style-name="ro1">
          <table:table-cell office:value-type="float" office:value="376.99666" calcext:value-type="float">
            <text:p>376.99666</text:p>
          </table:table-cell>
          <table:table-cell table:number-columns-repeated="3"/>
          <table:table-cell table:formula="of:=[.$C$4] + ([.$C$5] - [.$C$4]) * (([.A409] - [.$C$1]) / ([.$C$2] - [.$C$1]))" office:value-type="float" office:value="-0.495589967097977" calcext:value-type="float">
            <text:p>-0.495589967097977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401]*[.Q148] + [.G402]*[.Q149] + [.G403]*[.Q150] + [.G404]*[.Q151] + [.G405]*[.Q152] + [.G406]*[.Q153] + [.G407]*[.Q154] + [.G408]*[.Q155] + [.G409]*[.Q156] + [.G410]*[.Q157] + [.G411]*[.Q158] + [.G412]*[.Q159] + [.G413]*[.Q160] + [.G414]*[.Q161] + [.G415]*[.Q162] + [.G416]*[.Q163] + [.G417]*[.Q164] + [.G418]*[.Q165] + [.G419]*[.Q166] + [.G420]*[.Q167] + [.G421]*[.Q168] )" office:value-type="float" office:value="-0.999479762960028" calcext:value-type="float">
            <text:p>-0.999479762960028</text:p>
          </table:table-cell>
          <table:table-cell table:number-columns-repeated="8"/>
          <table:table-cell table:style-name="ce9" table:formula="of:=RAND()" office:value-type="float" office:value="0.398435641878232" calcext:value-type="float">
            <text:p>0.398435641878232</text:p>
          </table:table-cell>
          <table:table-cell table:number-columns-repeated="4"/>
        </table:table-row>
        <table:table-row table:style-name="ro1">
          <table:table-cell office:value-type="float" office:value="442.10666" calcext:value-type="float">
            <text:p>442.10666</text:p>
          </table:table-cell>
          <table:table-cell table:number-columns-repeated="3"/>
          <table:table-cell table:formula="of:=[.$C$4] + ([.$C$5] - [.$C$4]) * (([.A410] - [.$C$1]) / ([.$C$2] - [.$C$1]))" office:value-type="float" office:value="-0.494520203361219" calcext:value-type="float">
            <text:p>-0.494520203361219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401]*[.Q169] + [.G402]*[.Q170] + [.G403]*[.Q171] + [.G404]*[.Q172] + [.G405]*[.Q173] + [.G406]*[.Q174] + [.G407]*[.Q175] + [.G408]*[.Q176] + [.G409]*[.Q177] + [.G410]*[.Q178] + [.G411]*[.Q179] + [.G412]*[.Q180] + [.G413]*[.Q181] + [.G414]*[.Q182] + [.G415]*[.Q183] + [.G416]*[.Q184] + [.G417]*[.Q185] + [.G418]*[.Q186] + [.G419]*[.Q187] + [.G420]*[.Q188] + [.G421]*[.Q189] )" office:value-type="float" office:value="-0.999895210021601" calcext:value-type="float">
            <text:p>-0.999895210021601</text:p>
          </table:table-cell>
          <table:table-cell table:number-columns-repeated="8"/>
          <table:table-cell table:style-name="ce9" table:formula="of:=RAND()" office:value-type="float" office:value="0.614726336627234" calcext:value-type="float">
            <text:p>0.614726336627234</text:p>
          </table:table-cell>
          <table:table-cell table:number-columns-repeated="4"/>
        </table:table-row>
        <table:table-row table:style-name="ro1">
          <table:table-cell office:value-type="float" office:value="389.00333" calcext:value-type="float">
            <text:p>389.00333</text:p>
          </table:table-cell>
          <table:table-cell table:number-columns-repeated="3"/>
          <table:table-cell table:formula="of:=[.$C$4] + ([.$C$5] - [.$C$4]) * (([.A411] - [.$C$1]) / ([.$C$2] - [.$C$1]))" office:value-type="float" office:value="-0.4953926963229" calcext:value-type="float">
            <text:p>-0.4953926963229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401]*[.Q190] + [.G402]*[.Q191] + [.G403]*[.Q192] + [.G404]*[.Q193] + [.G405]*[.Q194] + [.G406]*[.Q195] + [.G407]*[.Q196] + [.G408]*[.Q197] + [.G409]*[.Q198] + [.G410]*[.Q199] + [.G411]*[.Q200] + [.G412]*[.Q201] + [.G413]*[.Q202] + [.G414]*[.Q203] + [.G415]*[.Q204] + [.G416]*[.Q205] + [.G417]*[.Q206] + [.G418]*[.Q207] + [.G419]*[.Q208] + [.G420]*[.Q209] + [.G421]*[.Q210] )" office:value-type="float" office:value="-0.999812445333858" calcext:value-type="float">
            <text:p>-0.999812445333858</text:p>
          </table:table-cell>
          <table:table-cell table:number-columns-repeated="8"/>
          <table:table-cell table:style-name="ce9" table:formula="of:=RAND()" office:value-type="float" office:value="0.505885368591234" calcext:value-type="float">
            <text:p>0.505885368591234</text:p>
          </table:table-cell>
          <table:table-cell table:number-columns-repeated="4"/>
        </table:table-row>
        <table:table-row table:style-name="ro1">
          <table:table-cell office:value-type="float" office:value="394.92666" calcext:value-type="float">
            <text:p>394.92666</text:p>
          </table:table-cell>
          <table:table-cell table:number-columns-repeated="3"/>
          <table:table-cell table:formula="of:=[.$C$4] + ([.$C$5] - [.$C$4]) * (([.A412] - [.$C$1]) / ([.$C$2] - [.$C$1]))" office:value-type="float" office:value="-0.495295375425421" calcext:value-type="float">
            <text:p>-0.495295375425421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401]*[.Q211] + [.G402]*[.Q212] + [.G403]*[.Q213] + [.G404]*[.Q214] + [.G405]*[.Q215] + [.G406]*[.Q216] + [.G407]*[.Q217] + [.G408]*[.Q218] + [.G409]*[.Q219] + [.G410]*[.Q220] + [.G411]*[.Q221] + [.G412]*[.Q222] + [.G413]*[.Q223] + [.G414]*[.Q224] + [.G415]*[.Q225] + [.G416]*[.Q226] + [.G417]*[.Q227] + [.G418]*[.Q228] + [.G419]*[.Q229] + [.G420]*[.Q230] + [.G421]*[.Q231] )" office:value-type="float" office:value="-0.998251745588759" calcext:value-type="float">
            <text:p>-0.998251745588759</text:p>
          </table:table-cell>
          <table:table-cell table:number-columns-repeated="8"/>
          <table:table-cell table:style-name="ce9" table:formula="of:=RAND()" office:value-type="float" office:value="0.231013159236888" calcext:value-type="float">
            <text:p>0.231013159236888</text:p>
          </table:table-cell>
          <table:table-cell table:number-columns-repeated="4"/>
        </table:table-row>
        <table:table-row table:style-name="ro1">
          <table:table-cell office:value-type="float" office:value="377.08" calcext:value-type="float">
            <text:p>377.08</text:p>
          </table:table-cell>
          <table:table-cell table:number-columns-repeated="3"/>
          <table:table-cell table:formula="of:=[.$C$4] + ([.$C$5] - [.$C$4]) * (([.A413] - [.$C$1]) / ([.$C$2] - [.$C$1]))" office:value-type="float" office:value="-0.495588597813538" calcext:value-type="float">
            <text:p>-0.495588597813538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401]*[.Q232] + [.G402]*[.Q233] + [.G403]*[.Q234] + [.G404]*[.Q235] + [.G405]*[.Q236] + [.G406]*[.Q237] + [.G407]*[.Q238] + [.G408]*[.Q239] + [.G409]*[.Q240] + [.G410]*[.Q241] + [.G411]*[.Q242] + [.G412]*[.Q243] + [.G413]*[.Q244] + [.G414]*[.Q245] + [.G415]*[.Q246] + [.G416]*[.Q247] + [.G417]*[.Q248] + [.G418]*[.Q249] + [.G419]*[.Q250] + [.G420]*[.Q251] + [.G421]*[.Q252] )" office:value-type="float" office:value="-0.999955775071894" calcext:value-type="float">
            <text:p>-0.999955775071894</text:p>
          </table:table-cell>
          <table:table-cell table:number-columns-repeated="8"/>
          <table:table-cell table:style-name="ce9" table:formula="of:=RAND()" office:value-type="float" office:value="0.105580204436757" calcext:value-type="float">
            <text:p>0.105580204436757</text:p>
          </table:table-cell>
          <table:table-cell table:number-columns-repeated="4"/>
        </table:table-row>
        <table:table-row table:style-name="ro1">
          <table:table-cell office:value-type="float" office:value="400.47166" calcext:value-type="float">
            <text:p>400.47166</text:p>
          </table:table-cell>
          <table:table-cell table:number-columns-repeated="3"/>
          <table:table-cell table:formula="of:=[.$C$4] + ([.$C$5] - [.$C$4]) * (([.A414] - [.$C$1]) / ([.$C$2] - [.$C$1]))" office:value-type="float" office:value="-0.495204270527244" calcext:value-type="float">
            <text:p>-0.495204270527244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401]*[.Q253] + [.G402]*[.Q254] + [.G403]*[.Q255] + [.G404]*[.Q256] + [.G405]*[.Q257] + [.G406]*[.Q258] + [.G407]*[.Q259] + [.G408]*[.Q260] + [.G409]*[.Q261] + [.G410]*[.Q262] + [.G411]*[.Q263] + [.G412]*[.Q264] + [.G413]*[.Q265] + [.G414]*[.Q266] + [.G415]*[.Q267] + [.G416]*[.Q268] + [.G417]*[.Q269] + [.G418]*[.Q270] + [.G419]*[.Q271] + [.G420]*[.Q272] + [.G421]*[.Q273] )" office:value-type="float" office:value="-0.999989270235957" calcext:value-type="float">
            <text:p>-0.999989270235957</text:p>
          </table:table-cell>
          <table:table-cell table:number-columns-repeated="8"/>
          <table:table-cell table:style-name="ce9" table:formula="of:=RAND()" office:value-type="float" office:value="0.0147664651055481" calcext:value-type="float">
            <text:p>0.014766465105548</text:p>
          </table:table-cell>
          <table:table-cell table:number-columns-repeated="4"/>
        </table:table-row>
        <table:table-row table:style-name="ro1">
          <table:table-cell office:value-type="float" office:value="384.93" calcext:value-type="float">
            <text:p>384.93</text:p>
          </table:table-cell>
          <table:table-cell table:number-columns-repeated="3"/>
          <table:table-cell table:formula="of:=[.$C$4] + ([.$C$5] - [.$C$4]) * (([.A415] - [.$C$1]) / ([.$C$2] - [.$C$1]))" office:value-type="float" office:value="-0.495459621537489" calcext:value-type="float">
            <text:p>-0.495459621537489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401]*[.Q274] + [.G402]*[.Q275] + [.G403]*[.Q276] + [.G404]*[.Q277] + [.G405]*[.Q278] + [.G406]*[.Q279] + [.G407]*[.Q280] + [.G408]*[.Q281] + [.G409]*[.Q282] + [.G410]*[.Q283] + [.G411]*[.Q284] + [.G412]*[.Q285] + [.G413]*[.Q286] + [.G414]*[.Q287] + [.G415]*[.Q288] + [.G416]*[.Q289] + [.G417]*[.Q290] + [.G418]*[.Q291] + [.G419]*[.Q292] + [.G420]*[.Q293] + [.G421]*[.Q294] )" office:value-type="float" office:value="-0.999952220728402" calcext:value-type="float">
            <text:p>-0.999952220728402</text:p>
          </table:table-cell>
          <table:table-cell table:number-columns-repeated="8"/>
          <table:table-cell table:style-name="ce9" table:formula="of:=RAND()" office:value-type="float" office:value="0.552163124749905" calcext:value-type="float">
            <text:p>0.552163124749905</text:p>
          </table:table-cell>
          <table:table-cell table:number-columns-repeated="4"/>
        </table:table-row>
        <table:table-row table:style-name="ro1">
          <table:table-cell office:value-type="float" office:value="375.83333" calcext:value-type="float">
            <text:p>375.83333</text:p>
          </table:table-cell>
          <table:table-cell table:number-columns-repeated="3"/>
          <table:table-cell table:formula="of:=[.$C$4] + ([.$C$5] - [.$C$4]) * (([.A416] - [.$C$1]) / ([.$C$2] - [.$C$1]))" office:value-type="float" office:value="-0.495609080724883" calcext:value-type="float">
            <text:p>-0.495609080724883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401]*[.Q295] + [.G402]*[.Q296] + [.G403]*[.Q297] + [.G404]*[.Q298] + [.G405]*[.Q299] + [.G406]*[.Q300] + [.G407]*[.Q301] + [.G408]*[.Q302] + [.G409]*[.Q303] + [.G410]*[.Q304] + [.G411]*[.Q305] + [.G412]*[.Q306] + [.G413]*[.Q307] + [.G414]*[.Q308] + [.G415]*[.Q309] + [.G416]*[.Q310] + [.G417]*[.Q311] + [.G418]*[.Q312] + [.G419]*[.Q313] + [.G420]*[.Q314] + [.G421]*[.Q315] )" office:value-type="float" office:value="-0.999713276715904" calcext:value-type="float">
            <text:p>-0.999713276715904</text:p>
          </table:table-cell>
          <table:table-cell table:number-columns-repeated="8"/>
          <table:table-cell table:style-name="ce9" table:formula="of:=RAND()" office:value-type="float" office:value="0.223206320905069" calcext:value-type="float">
            <text:p>0.223206320905069</text:p>
          </table:table-cell>
          <table:table-cell table:number-columns-repeated="4"/>
        </table:table-row>
        <table:table-row table:style-name="ro1">
          <table:table-cell office:value-type="float" office:value="376.16" calcext:value-type="float">
            <text:p>376.16</text:p>
          </table:table-cell>
          <table:table-cell table:number-columns-repeated="3"/>
          <table:table-cell table:formula="of:=[.$C$4] + ([.$C$5] - [.$C$4]) * (([.A417] - [.$C$1]) / ([.$C$2] - [.$C$1]))" office:value-type="float" office:value="-0.495603713504489" calcext:value-type="float">
            <text:p>-0.495603713504489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401]*[.Q316] + [.G402]*[.Q317] + [.G403]*[.Q318] + [.G404]*[.Q319] + [.G405]*[.Q320] + [.G406]*[.Q321] + [.G407]*[.Q322] + [.G408]*[.Q323] + [.G409]*[.Q324] + [.G410]*[.Q325] + [.G411]*[.Q326] + [.G412]*[.Q327] + [.G413]*[.Q328] + [.G414]*[.Q329] + [.G415]*[.Q330] + [.G416]*[.Q331] + [.G417]*[.Q332] + [.G418]*[.Q333] + [.G419]*[.Q334] + [.G420]*[.Q335] + [.G421]*[.Q336] )" office:value-type="float" office:value="-0.997580155240805" calcext:value-type="float">
            <text:p>-0.997580155240805</text:p>
          </table:table-cell>
          <table:table-cell table:number-columns-repeated="8"/>
          <table:table-cell table:style-name="ce9" table:formula="of:=RAND()" office:value-type="float" office:value="0.834499515803875" calcext:value-type="float">
            <text:p>0.834499515803875</text:p>
          </table:table-cell>
          <table:table-cell table:number-columns-repeated="4"/>
        </table:table-row>
        <table:table-row table:style-name="ro1">
          <table:table-cell office:value-type="float" office:value="348.565" calcext:value-type="float">
            <text:p>348.565</text:p>
          </table:table-cell>
          <table:table-cell table:number-columns-repeated="3"/>
          <table:table-cell table:formula="of:=[.$C$4] + ([.$C$5] - [.$C$4]) * (([.A418] - [.$C$1]) / ([.$C$2] - [.$C$1]))" office:value-type="float" office:value="-0.496057102082523" calcext:value-type="float">
            <text:p>-0.496057102082523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401]*[.Q337] + [.G402]*[.Q338] + [.G403]*[.Q339] + [.G404]*[.Q340] + [.G405]*[.Q341] + [.G406]*[.Q342] + [.G407]*[.Q343] + [.G408]*[.Q344] + [.G409]*[.Q345] + [.G410]*[.Q346] + [.G411]*[.Q347] + [.G412]*[.Q348] + [.G413]*[.Q349] + [.G414]*[.Q350] + [.G415]*[.Q351] + [.G416]*[.Q352] + [.G417]*[.Q353] + [.G418]*[.Q354] + [.G419]*[.Q355] + [.G420]*[.Q356] + [.G421]*[.Q357] )" office:value-type="float" office:value="-0.999547275155343" calcext:value-type="float">
            <text:p>-0.999547275155343</text:p>
          </table:table-cell>
          <table:table-cell table:number-columns-repeated="8"/>
          <table:table-cell table:style-name="ce9" table:formula="of:=RAND()" office:value-type="float" office:value="0.0496900587780161" calcext:value-type="float">
            <text:p>0.049690058778016</text:p>
          </table:table-cell>
          <table:table-cell table:number-columns-repeated="4"/>
        </table:table-row>
        <table:table-row table:style-name="ro1">
          <table:table-cell office:value-type="float" office:value="352.42" calcext:value-type="float">
            <text:p>352.42</text:p>
          </table:table-cell>
          <table:table-cell table:number-columns-repeated="3"/>
          <table:table-cell table:formula="of:=[.$C$4] + ([.$C$5] - [.$C$4]) * (([.A419] - [.$C$1]) / ([.$C$2] - [.$C$1]))" office:value-type="float" office:value="-0.495993764051419" calcext:value-type="float">
            <text:p>-0.495993764051419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401]*[.Q358] + [.G402]*[.Q359] + [.G403]*[.Q360] + [.G404]*[.Q361] + [.G405]*[.Q362] + [.G406]*[.Q363] + [.G407]*[.Q364] + [.G408]*[.Q365] + [.G409]*[.Q366] + [.G410]*[.Q367] + [.G411]*[.Q368] + [.G412]*[.Q369] + [.G413]*[.Q370] + [.G414]*[.Q371] + [.G415]*[.Q372] + [.G416]*[.Q373] + [.G417]*[.Q374] + [.G418]*[.Q375] + [.G419]*[.Q376] + [.G420]*[.Q377] + [.G421]*[.Q378] )" office:value-type="float" office:value="-0.998920642019561" calcext:value-type="float">
            <text:p>-0.998920642019561</text:p>
          </table:table-cell>
          <table:table-cell table:number-columns-repeated="8"/>
          <table:table-cell table:style-name="ce9" table:formula="of:=RAND()" office:value-type="float" office:value="0.38475014798384" calcext:value-type="float">
            <text:p>0.38475014798384</text:p>
          </table:table-cell>
          <table:table-cell table:number-columns-repeated="4"/>
        </table:table-row>
        <table:table-row table:style-name="ro1">
          <table:table-cell office:value-type="float" office:value="356.8" calcext:value-type="float">
            <text:p>356.8</text:p>
          </table:table-cell>
          <table:table-cell table:number-columns-repeated="3"/>
          <table:table-cell table:formula="of:=[.$C$4] + ([.$C$5] - [.$C$4]) * (([.A420] - [.$C$1]) / ([.$C$2] - [.$C$1]))" office:value-type="float" office:value="-0.495921800218413" calcext:value-type="float">
            <text:p>-0.495921800218413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401]*[.Q379] + [.G402]*[.Q380] + [.G403]*[.Q381] + [.G404]*[.Q382] + [.G405]*[.Q383] + [.G406]*[.Q384] + [.G407]*[.Q385] + [.G408]*[.Q386] + [.G409]*[.Q387] + [.G410]*[.Q388] + [.G411]*[.Q389] + [.G412]*[.Q390] + [.G413]*[.Q391] + [.G414]*[.Q392] + [.G415]*[.Q393] + [.G416]*[.Q394] + [.G417]*[.Q395] + [.G418]*[.Q396] + [.G419]*[.Q397] + [.G420]*[.Q398] + [.G421]*[.Q399] )" office:value-type="float" office:value="-0.999727175602809" calcext:value-type="float">
            <text:p>-0.999727175602809</text:p>
          </table:table-cell>
          <table:table-cell table:number-columns-repeated="8"/>
          <table:table-cell table:style-name="ce9" table:formula="of:=RAND()" office:value-type="float" office:value="0.710587319664722" calcext:value-type="float">
            <text:p>0.710587319664722</text:p>
          </table:table-cell>
          <table:table-cell table:number-columns-repeated="4"/>
        </table:table-row>
        <table:table-row table:style-name="ro1">
          <table:table-cell office:value-type="float" office:value="367.83" calcext:value-type="float">
            <text:p>367.83</text:p>
          </table:table-cell>
          <table:table-cell table:number-columns-repeated="3"/>
          <table:table-cell table:formula="of:=[.$C$4] + ([.$C$5] - [.$C$4]) * (([.A421] - [.$C$1]) / ([.$C$2] - [.$C$1]))" office:value-type="float" office:value="-0.49574057622799" calcext:value-type="float">
            <text:p>-0.49574057622799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401]*[.Q400] + [.G402]*[.Q401] + [.G403]*[.Q402] + [.G404]*[.Q403] + [.G405]*[.Q404] + [.G406]*[.Q405] + [.G407]*[.Q406] + [.G408]*[.Q407] + [.G409]*[.Q408] + [.G410]*[.Q409] + [.G411]*[.Q410] + [.G412]*[.Q411] + [.G413]*[.Q412] + [.G414]*[.Q413] + [.G415]*[.Q414] + [.G416]*[.Q415] + [.G417]*[.Q416] + [.G418]*[.Q417] + [.G419]*[.Q418] + [.G420]*[.Q419] + [.G421]*[.Q420] )" office:value-type="float" office:value="-0.999741889365926" calcext:value-type="float">
            <text:p>-0.999741889365926</text:p>
          </table:table-cell>
          <table:table-cell table:number-columns-repeated="8"/>
          <table:table-cell table:style-name="ce9" table:formula="of:=RAND()" office:value-type="float" office:value="0.596272470034587" calcext:value-type="float">
            <text:p>0.596272470034587</text:p>
          </table:table-cell>
          <table:table-cell table:number-columns-repeated="4"/>
        </table:table-row>
        <table:table-row table:style-name="ro1">
          <table:table-cell office:value-type="float" office:value="381.20666" calcext:value-type="float">
            <text:p>381.20666</text:p>
          </table:table-cell>
          <table:table-cell table:number-columns-repeated="3"/>
          <table:table-cell table:formula="of:=[.$C$4] + ([.$C$5] - [.$C$4]) * (([.A422] - [.$C$1]) / ([.$C$2] - [.$C$1]))" office:value-type="float" office:value="-0.495520796381777" calcext:value-type="float">
            <text:p>-0.495520796381777</text:p>
          </table:table-cell>
          <table:table-cell table:number-columns-repeated="2"/>
          <table:table-cell table:style-name="ce17" table:formula="of:=TANH( [.G401]*[.Q421] + [.G402]*[.Q422] + [.G403]*[.Q423] + [.G404]*[.Q424] + [.G405]*[.Q425] + [.G406]*[.Q426] + [.G407]*[.Q427] + [.G408]*[.Q428] + [.G409]*[.Q429] + [.G410]*[.Q430] + [.G411]*[.Q431] + [.G412]*[.Q432] + [.G413]*[.Q433] + [.G414]*[.Q434] + [.G415]*[.Q435] + [.G416]*[.Q436] + [.G417]*[.Q437] + [.G418]*[.Q438] + [.G419]*[.Q439] + [.G420]*[.Q440] + [.G421]*[.Q441] )" office:value-type="float" office:value="-0.999611951751991" calcext:value-type="float">
            <text:p>-0.999611951751991</text:p>
          </table:table-cell>
          <table:table-cell table:number-columns-repeated="8"/>
          <table:table-cell table:style-name="ce9" table:formula="of:=RAND()" office:value-type="float" office:value="0.687228266738915" calcext:value-type="float">
            <text:p>0.687228266738915</text:p>
          </table:table-cell>
          <table:table-cell table:number-columns-repeated="4"/>
        </table:table-row>
        <table:table-row table:style-name="ro1">
          <table:table-cell office:value-type="float" office:value="375.498" calcext:value-type="float">
            <text:p>375.498</text:p>
          </table:table-cell>
          <table:table-cell table:number-columns-repeated="3"/>
          <table:table-cell table:formula="of:=[.$C$4] + ([.$C$5] - [.$C$4]) * (([.A423] - [.$C$1]) / ([.$C$2] - [.$C$1]))" office:value-type="float" office:value="-0.495614590229934" calcext:value-type="float">
            <text:p>-0.495614590229934</text:p>
          </table:table-cell>
          <table:table-cell table:number-columns-repeated="2"/>
          <table:table-cell table:style-name="ce17" table:formula="of:=TANH( [.G401]*[.Q442] + [.G402]*[.Q443] + [.G403]*[.Q444] + [.G404]*[.Q445] + [.G405]*[.Q446] + [.G406]*[.Q447] + [.G407]*[.Q448] + [.G408]*[.Q449] + [.G409]*[.Q450] + [.G410]*[.Q451] + [.G411]*[.Q452] + [.G412]*[.Q453] + [.G413]*[.Q454] + [.G414]*[.Q455] + [.G415]*[.Q456] + [.G416]*[.Q457] + [.G417]*[.Q458] + [.G418]*[.Q459] + [.G419]*[.Q460] + [.G420]*[.Q461] + [.G421]*[.Q462] )" office:value-type="float" office:value="-0.999360581031274" calcext:value-type="float">
            <text:p>-0.999360581031274</text:p>
          </table:table-cell>
          <table:table-cell table:number-columns-repeated="8"/>
          <table:table-cell table:style-name="ce9" table:formula="of:=RAND()" office:value-type="float" office:value="0.845735947159517" calcext:value-type="float">
            <text:p>0.845735947159517</text:p>
          </table:table-cell>
          <table:table-cell table:number-columns-repeated="4"/>
        </table:table-row>
        <table:table-row table:style-name="ro1">
          <table:table-cell office:value-type="float" office:value="372.819" calcext:value-type="float">
            <text:p>372.819</text:p>
          </table:table-cell>
          <table:table-cell table:number-columns-repeated="3"/>
          <table:table-cell table:formula="of:=[.$C$4] + ([.$C$5] - [.$C$4]) * (([.A424] - [.$C$1]) / ([.$C$2] - [.$C$1]))" office:value-type="float" office:value="-0.495658606464779" calcext:value-type="float">
            <text:p>-0.495658606464779</text:p>
          </table:table-cell>
          <table:table-cell table:number-columns-repeated="2"/>
          <table:table-cell table:style-name="ce17" table:formula="of:=TANH( [.G401]*[.Q463] + [.G402]*[.Q464] + [.G403]*[.Q465] + [.G404]*[.Q466] + [.G405]*[.Q467] + [.G406]*[.Q468] + [.G407]*[.Q469] + [.G408]*[.Q470] + [.G409]*[.Q471] + [.G410]*[.Q472] + [.G411]*[.Q473] + [.G412]*[.Q474] + [.G413]*[.Q475] + [.G414]*[.Q476] + [.G415]*[.Q477] + [.G416]*[.Q478] + [.G417]*[.Q479] + [.G418]*[.Q480] + [.G419]*[.Q481] + [.G420]*[.Q482] + [.G421]*[.Q483] )" office:value-type="float" office:value="-0.999609870149509" calcext:value-type="float">
            <text:p>-0.999609870149509</text:p>
          </table:table-cell>
          <table:table-cell table:number-columns-repeated="8"/>
          <table:table-cell table:style-name="ce9" table:formula="of:=RAND()" office:value-type="float" office:value="0.877549333711493" calcext:value-type="float">
            <text:p>0.877549333711493</text:p>
          </table:table-cell>
          <table:table-cell table:number-columns-repeated="4"/>
        </table:table-row>
        <table:table-row table:style-name="ro1">
          <table:table-cell office:value-type="float" office:value="368.983" calcext:value-type="float">
            <text:p>368.983</text:p>
          </table:table-cell>
          <table:table-cell table:number-columns-repeated="3"/>
          <table:table-cell table:formula="of:=[.$C$4] + ([.$C$5] - [.$C$4]) * (([.A425] - [.$C$1]) / ([.$C$2] - [.$C$1]))" office:value-type="float" office:value="-0.495721632324005" calcext:value-type="float">
            <text:p>-0.495721632324005</text:p>
          </table:table-cell>
          <table:table-cell table:number-columns-repeated="11"/>
          <table:table-cell table:style-name="ce9" table:formula="of:=RAND()" office:value-type="float" office:value="0.487221139517799" calcext:value-type="float">
            <text:p>0.487221139517799</text:p>
          </table:table-cell>
          <table:table-cell table:number-columns-repeated="4"/>
        </table:table-row>
        <table:table-row table:style-name="ro1">
          <table:table-cell office:value-type="float" office:value="375.44" calcext:value-type="float">
            <text:p>375.44</text:p>
          </table:table-cell>
          <table:table-cell table:number-columns-repeated="3"/>
          <table:table-cell table:formula="of:=[.$C$4] + ([.$C$5] - [.$C$4]) * (([.A426] - [.$C$1]) / ([.$C$2] - [.$C$1]))" office:value-type="float" office:value="-0.495615543175668" calcext:value-type="float">
            <text:p>-0.49561554317566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645449500940536" calcext:value-type="float">
            <text:p>0.645449500940536</text:p>
          </table:table-cell>
          <table:table-cell table:number-columns-repeated="4"/>
        </table:table-row>
        <table:table-row table:style-name="ro1">
          <table:table-cell office:value-type="float" office:value="376.851" calcext:value-type="float">
            <text:p>376.851</text:p>
          </table:table-cell>
          <table:table-cell table:number-columns-repeated="3"/>
          <table:table-cell table:formula="of:=[.$C$4] + ([.$C$5] - [.$C$4]) * (([.A427] - [.$C$1]) / ([.$C$2] - [.$C$1]))" office:value-type="float" office:value="-0.495592360306176" calcext:value-type="float">
            <text:p>-0.495592360306176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426]*[.Q1] + [.G427]*[.Q2] + [.G428]*[.Q3] + [.G429]*[.Q4] + [.G430]*[.Q5] + [.G431]*[.Q6] + [.G432]*[.Q7] + [.G433]*[.Q8] + [.G434]*[.Q9] + [.G435]*[.Q10] + [.G436]*[.Q11] + [.G437]*[.Q12] + [.G438]*[.Q13] + [.G439]*[.Q14] + [.G440]*[.Q15] + [.G441]*[.Q16] + [.G442]*[.Q17] + [.G443]*[.Q18] + [.G444]*[.Q19] + [.G445]*[.Q20] + [.G446]*[.Q21] )" office:value-type="float" office:value="-0.999832985893475" calcext:value-type="float">
            <text:p>-0.999832985893475</text:p>
          </table:table-cell>
          <table:table-cell table:style-name="ce19" table:formula="of:=TANH( [.H426]*[.S1] + [.H427]*[.S2] + [.H428]*[.S3] + [.H429]*[.S4] + [.H430]*[.S5] + [.H431]*[.S6] + [.H432]*[.S7] + [.H433]*[.S8] + [.H434]*[.S9] + [.H435]*[.S10] + [.H436]*[.S11] + [.H437]*[.S12] + [.H438]*[.S13] + [.H439]*[.S14] + [.H440]*[.S15] + [.H441]*[.S16] + [.H442]*[.S17] + [.H443]*[.S18] + [.H444]*[.S19] + [.H445]*[.S20] + [.H446]*[.S21] + [.H447]*[.S22] + [.H448]*[.S23] + [.H449]*[.S24] )" office:value-type="float" office:value="-0.999999999374223" calcext:value-type="float">
            <text:p>-0.999999999374223</text:p>
          </table:table-cell>
          <table:table-cell table:style-name="ce20" office:value-type="float" office:value="-0.497705232737409" calcext:value-type="float">
            <text:p>-0.497705232737409</text:p>
          </table:table-cell>
          <table:table-cell table:style-name="ce21" table:formula="of:= ([.J427]-[.I427]) * ([.J427]-[.I427])" office:value-type="float" office:value="0.252300032590732" calcext:value-type="float">
            <text:p>0.252300032590732</text:p>
          </table:table-cell>
          <table:table-cell table:number-columns-repeated="5"/>
          <table:table-cell table:style-name="ce9" table:formula="of:=RAND()" office:value-type="float" office:value="0.853710072396695" calcext:value-type="float">
            <text:p>0.853710072396695</text:p>
          </table:table-cell>
          <table:table-cell table:number-columns-repeated="4"/>
        </table:table-row>
        <table:table-row table:style-name="ro1">
          <table:table-cell office:value-type="float" office:value="376.13218" calcext:value-type="float">
            <text:p>376.13218</text:p>
          </table:table-cell>
          <table:table-cell table:number-columns-repeated="3"/>
          <table:table-cell table:formula="of:=[.$C$4] + ([.$C$5] - [.$C$4]) * (([.A428] - [.$C$1]) / ([.$C$2] - [.$C$1]))" office:value-type="float" office:value="-0.495604170589839" calcext:value-type="float">
            <text:p>-0.495604170589839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426]*[.Q22] + [.G427]*[.Q23] + [.G428]*[.Q24] + [.G429]*[.Q25] + [.G430]*[.Q26] + [.G431]*[.Q27] + [.G432]*[.Q28] + [.G433]*[.Q29] + [.G434]*[.Q30] + [.G435]*[.Q31] + [.G436]*[.Q32] + [.G437]*[.Q33] + [.G438]*[.Q34] + [.G439]*[.Q35] + [.G440]*[.Q36] + [.G441]*[.Q37] + [.G442]*[.Q38] + [.G443]*[.Q39] + [.G444]*[.Q40] + [.G445]*[.Q41] + [.G446]*[.Q42] )" office:value-type="float" office:value="-0.998552976351218" calcext:value-type="float">
            <text:p>-0.998552976351218</text:p>
          </table:table-cell>
          <table:table-cell table:style-name="ce19" table:formula="of:=TANH( [.H426]*[.S25] + [.H427]*[.S26] + [.H428]*[.S27] + [.H429]*[.S28] + [.H430]*[.S29] + [.H431]*[.S30] + [.H432]*[.S31] + [.H433]*[.S32] + [.H434]*[.S33] + [.H435]*[.S34] + [.H436]*[.S35] + [.H437]*[.S36] + [.H438]*[.S37] + [.H439]*[.S38] + [.H440]*[.S39] + [.H441]*[.S40] + [.H442]*[.S41] + [.H443]*[.S42] + [.H444]*[.S43] + [.H445]*[.S44] + [.H446]*[.S45] + [.H447]*[.S46] + [.H448]*[.S47] + [.H449]*[.S48] )" office:value-type="float" office:value="-0.9999999960815" calcext:value-type="float">
            <text:p>-0.9999999960815</text:p>
          </table:table-cell>
          <table:table-cell table:style-name="ce20" office:value-type="float" office:value="-0.497474006534223" calcext:value-type="float">
            <text:p>-0.497474006534223</text:p>
          </table:table-cell>
          <table:table-cell table:style-name="ce21" table:formula="of:= ([.J428]-[.I428]) * ([.J428]-[.I428])" office:value-type="float" office:value="0.25253237017047" calcext:value-type="float">
            <text:p>0.25253237017047</text:p>
          </table:table-cell>
          <table:table-cell table:number-columns-repeated="5"/>
          <table:table-cell table:style-name="ce9" table:formula="of:=RAND()" office:value-type="float" office:value="0.51932928911265" calcext:value-type="float">
            <text:p>0.51932928911265</text:p>
          </table:table-cell>
          <table:table-cell table:number-columns-repeated="4"/>
        </table:table-row>
        <table:table-row table:style-name="ro1">
          <table:table-cell office:value-type="float" office:value="377.862" calcext:value-type="float">
            <text:p>377.862</text:p>
          </table:table-cell>
          <table:table-cell table:number-columns-repeated="3"/>
          <table:table-cell table:formula="of:=[.$C$4] + ([.$C$5] - [.$C$4]) * (([.A429] - [.$C$1]) / ([.$C$2] - [.$C$1]))" office:value-type="float" office:value="-0.495575749476229" calcext:value-type="float">
            <text:p>-0.495575749476229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426]*[.Q43] + [.G427]*[.Q44] + [.G428]*[.Q45] + [.G429]*[.Q46] + [.G430]*[.Q47] + [.G431]*[.Q48] + [.G432]*[.Q49] + [.G433]*[.Q50] + [.G434]*[.Q51] + [.G435]*[.Q52] + [.G436]*[.Q53] + [.G437]*[.Q54] + [.G438]*[.Q55] + [.G439]*[.Q56] + [.G440]*[.Q57] + [.G441]*[.Q58] + [.G442]*[.Q59] + [.G443]*[.Q60] + [.G444]*[.Q61] + [.G445]*[.Q62] + [.G446]*[.Q63] )" office:value-type="float" office:value="-0.999795002880928" calcext:value-type="float">
            <text:p>-0.999795002880928</text:p>
          </table:table-cell>
          <table:table-cell table:style-name="ce19" table:formula="of:=TANH( [.H426]*[.S49] + [.H427]*[.S50] + [.H428]*[.S51] + [.H429]*[.S52] + [.H430]*[.S53] + [.H431]*[.S54] + [.H432]*[.S55] + [.H433]*[.S56] + [.H434]*[.S57] + [.H435]*[.S58] + [.H436]*[.S59] + [.H437]*[.S60] + [.H438]*[.S61] + [.H439]*[.S62] + [.H440]*[.S63] + [.H441]*[.S64] + [.H442]*[.S65] + [.H443]*[.S66] + [.H444]*[.S67] + [.H445]*[.S68] + [.H446]*[.S69] + [.H447]*[.S70] + [.H448]*[.S71] + [.H449]*[.S72] )" office:value-type="float" office:value="-0.999999972595233" calcext:value-type="float">
            <text:p>-0.999999972595233</text:p>
          </table:table-cell>
          <table:table-cell table:style-name="ce20" office:value-type="float" office:value="-0.496945609132961" calcext:value-type="float">
            <text:p>-0.496945609132961</text:p>
          </table:table-cell>
          <table:table-cell table:style-name="ce21" table:formula="of:= ([.J429]-[.I429]) * ([.J429]-[.I429])" office:value-type="float" office:value="0.253063692598432" calcext:value-type="float">
            <text:p>0.253063692598432</text:p>
          </table:table-cell>
          <table:table-cell table:number-columns-repeated="5"/>
          <table:table-cell table:style-name="ce9" table:formula="of:=RAND()" office:value-type="float" office:value="0.553453149230819" calcext:value-type="float">
            <text:p>0.553453149230819</text:p>
          </table:table-cell>
          <table:table-cell table:number-columns-repeated="4"/>
        </table:table-row>
        <table:table-row table:style-name="ro1">
          <table:table-cell office:value-type="float" office:value="382.452" calcext:value-type="float">
            <text:p>382.452</text:p>
          </table:table-cell>
          <table:table-cell table:number-columns-repeated="3"/>
          <table:table-cell table:formula="of:=[.$C$4] + ([.$C$5] - [.$C$4]) * (([.A430] - [.$C$1]) / ([.$C$2] - [.$C$1]))" office:value-type="float" office:value="-0.495500335322463" calcext:value-type="float">
            <text:p>-0.495500335322463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426]*[.Q64] + [.G427]*[.Q65] + [.G428]*[.Q66] + [.G429]*[.Q67] + [.G430]*[.Q68] + [.G431]*[.Q69] + [.G432]*[.Q70] + [.G433]*[.Q71] + [.G434]*[.Q72] + [.G435]*[.Q73] + [.G436]*[.Q74] + [.G437]*[.Q75] + [.G438]*[.Q76] + [.G439]*[.Q77] + [.G440]*[.Q78] + [.G441]*[.Q79] + [.G442]*[.Q80] + [.G443]*[.Q81] + [.G444]*[.Q82] + [.G445]*[.Q83] + [.G446]*[.Q84] )" office:value-type="float" office:value="-0.999754292592182" calcext:value-type="float">
            <text:p>-0.999754292592182</text:p>
          </table:table-cell>
          <table:table-cell table:number-columns-repeated="8"/>
          <table:table-cell table:style-name="ce9" table:formula="of:=RAND()" office:value-type="float" office:value="0.0576392081728756" calcext:value-type="float">
            <text:p>0.057639208172876</text:p>
          </table:table-cell>
          <table:table-cell table:number-columns-repeated="4"/>
        </table:table-row>
        <table:table-row table:style-name="ro1">
          <table:table-cell office:value-type="float" office:value="376.382" calcext:value-type="float">
            <text:p>376.382</text:p>
          </table:table-cell>
          <table:table-cell table:number-columns-repeated="3"/>
          <table:table-cell table:formula="of:=[.$C$4] + ([.$C$5] - [.$C$4]) * (([.A431] - [.$C$1]) / ([.$C$2] - [.$C$1]))" office:value-type="float" office:value="-0.495600066022542" calcext:value-type="float">
            <text:p>-0.495600066022542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426]*[.Q85] + [.G427]*[.Q86] + [.G428]*[.Q87] + [.G429]*[.Q88] + [.G430]*[.Q89] + [.G431]*[.Q90] + [.G432]*[.Q91] + [.G433]*[.Q92] + [.G434]*[.Q93] + [.G435]*[.Q94] + [.G436]*[.Q95] + [.G437]*[.Q96] + [.G438]*[.Q97] + [.G439]*[.Q98] + [.G440]*[.Q99] + [.G441]*[.Q100] + [.G442]*[.Q101] + [.G443]*[.Q102] + [.G444]*[.Q103] + [.G445]*[.Q104] + [.G446]*[.Q105] )" office:value-type="float" office:value="-0.998440581601824" calcext:value-type="float">
            <text:p>-0.998440581601824</text:p>
          </table:table-cell>
          <table:table-cell table:number-columns-repeated="8"/>
          <table:table-cell table:style-name="ce9" table:formula="of:=RAND()" office:value-type="float" office:value="0.494812656587132" calcext:value-type="float">
            <text:p>0.494812656587132</text:p>
          </table:table-cell>
          <table:table-cell table:number-columns-repeated="4"/>
        </table:table-row>
        <table:table-row table:style-name="ro1">
          <table:table-cell office:value-type="float" office:value="368.3618" calcext:value-type="float">
            <text:p>368.3618</text:p>
          </table:table-cell>
          <table:table-cell table:number-columns-repeated="3"/>
          <table:table-cell table:formula="of:=[.$C$4] + ([.$C$5] - [.$C$4]) * (([.A432] - [.$C$1]) / ([.$C$2] - [.$C$1]))" office:value-type="float" office:value="-0.495731838701417" calcext:value-type="float">
            <text:p>-0.495731838701417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426]*[.Q106] + [.G427]*[.Q107] + [.G428]*[.Q108] + [.G429]*[.Q109] + [.G430]*[.Q110] + [.G431]*[.Q111] + [.G432]*[.Q112] + [.G433]*[.Q113] + [.G434]*[.Q114] + [.G435]*[.Q115] + [.G436]*[.Q116] + [.G437]*[.Q117] + [.G438]*[.Q118] + [.G439]*[.Q119] + [.G440]*[.Q120] + [.G441]*[.Q121] + [.G442]*[.Q122] + [.G443]*[.Q123] + [.G444]*[.Q124] + [.G445]*[.Q125] + [.G446]*[.Q126] )" office:value-type="float" office:value="-0.999584148885631" calcext:value-type="float">
            <text:p>-0.999584148885631</text:p>
          </table:table-cell>
          <table:table-cell table:number-columns-repeated="8"/>
          <table:table-cell table:style-name="ce9" table:formula="of:=RAND()" office:value-type="float" office:value="0.430390429363025" calcext:value-type="float">
            <text:p>0.430390429363025</text:p>
          </table:table-cell>
          <table:table-cell table:number-columns-repeated="4"/>
        </table:table-row>
        <table:table-row table:style-name="ro1">
          <table:table-cell office:value-type="float" office:value="373.414" calcext:value-type="float">
            <text:p>373.414</text:p>
          </table:table-cell>
          <table:table-cell table:number-columns-repeated="3"/>
          <table:table-cell table:formula="of:=[.$C$4] + ([.$C$5] - [.$C$4]) * (([.A433] - [.$C$1]) / ([.$C$2] - [.$C$1]))" office:value-type="float" office:value="-0.495648830555957" calcext:value-type="float">
            <text:p>-0.495648830555957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426]*[.Q127] + [.G427]*[.Q128] + [.G428]*[.Q129] + [.G429]*[.Q130] + [.G430]*[.Q131] + [.G431]*[.Q132] + [.G432]*[.Q133] + [.G433]*[.Q134] + [.G434]*[.Q135] + [.G435]*[.Q136] + [.G436]*[.Q137] + [.G437]*[.Q138] + [.G438]*[.Q139] + [.G439]*[.Q140] + [.G440]*[.Q141] + [.G441]*[.Q142] + [.G442]*[.Q143] + [.G443]*[.Q144] + [.G444]*[.Q145] + [.G445]*[.Q146] + [.G446]*[.Q147] )" office:value-type="float" office:value="-0.999845946449229" calcext:value-type="float">
            <text:p>-0.999845946449229</text:p>
          </table:table-cell>
          <table:table-cell table:number-columns-repeated="8"/>
          <table:table-cell table:style-name="ce9" table:formula="of:=RAND()" office:value-type="float" office:value="0.554146880885778" calcext:value-type="float">
            <text:p>0.554146880885778</text:p>
          </table:table-cell>
          <table:table-cell table:number-columns-repeated="4"/>
        </table:table-row>
        <table:table-row table:style-name="ro1">
          <table:table-cell office:value-type="float" office:value="373.744" calcext:value-type="float">
            <text:p>373.744</text:p>
          </table:table-cell>
          <table:table-cell table:number-columns-repeated="3"/>
          <table:table-cell table:formula="of:=[.$C$4] + ([.$C$5] - [.$C$4]) * (([.A434] - [.$C$1]) / ([.$C$2] - [.$C$1]))" office:value-type="float" office:value="-0.495643408623334" calcext:value-type="float">
            <text:p>-0.495643408623334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426]*[.Q148] + [.G427]*[.Q149] + [.G428]*[.Q150] + [.G429]*[.Q151] + [.G430]*[.Q152] + [.G431]*[.Q153] + [.G432]*[.Q154] + [.G433]*[.Q155] + [.G434]*[.Q156] + [.G435]*[.Q157] + [.G436]*[.Q158] + [.G437]*[.Q159] + [.G438]*[.Q160] + [.G439]*[.Q161] + [.G440]*[.Q162] + [.G441]*[.Q163] + [.G442]*[.Q164] + [.G443]*[.Q165] + [.G444]*[.Q166] + [.G445]*[.Q167] + [.G446]*[.Q168] )" office:value-type="float" office:value="-0.999479057383894" calcext:value-type="float">
            <text:p>-0.999479057383894</text:p>
          </table:table-cell>
          <table:table-cell table:number-columns-repeated="8"/>
          <table:table-cell table:style-name="ce9" table:formula="of:=RAND()" office:value-type="float" office:value="0.00939102468847947" calcext:value-type="float">
            <text:p>0.009391024688479</text:p>
          </table:table-cell>
          <table:table-cell table:number-columns-repeated="4"/>
        </table:table-row>
        <table:table-row table:style-name="ro1">
          <table:table-cell office:value-type="float" office:value="373.155" calcext:value-type="float">
            <text:p>373.155</text:p>
          </table:table-cell>
          <table:table-cell table:number-columns-repeated="3"/>
          <table:table-cell table:formula="of:=[.$C$4] + ([.$C$5] - [.$C$4]) * (([.A435] - [.$C$1]) / ([.$C$2] - [.$C$1]))" office:value-type="float" office:value="-0.495653085951562" calcext:value-type="float">
            <text:p>-0.495653085951562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426]*[.Q169] + [.G427]*[.Q170] + [.G428]*[.Q171] + [.G429]*[.Q172] + [.G430]*[.Q173] + [.G431]*[.Q174] + [.G432]*[.Q175] + [.G433]*[.Q176] + [.G434]*[.Q177] + [.G435]*[.Q178] + [.G436]*[.Q179] + [.G437]*[.Q180] + [.G438]*[.Q181] + [.G439]*[.Q182] + [.G440]*[.Q183] + [.G441]*[.Q184] + [.G442]*[.Q185] + [.G443]*[.Q186] + [.G444]*[.Q187] + [.G445]*[.Q188] + [.G446]*[.Q189] )" office:value-type="float" office:value="-0.999894983392844" calcext:value-type="float">
            <text:p>-0.999894983392844</text:p>
          </table:table-cell>
          <table:table-cell table:number-columns-repeated="8"/>
          <table:table-cell table:style-name="ce9" table:formula="of:=RAND()" office:value-type="float" office:value="0.748865727217039" calcext:value-type="float">
            <text:p>0.748865727217039</text:p>
          </table:table-cell>
          <table:table-cell table:number-columns-repeated="4"/>
        </table:table-row>
        <table:table-row table:style-name="ro1">
          <table:table-cell office:value-type="float" office:value="357.884" calcext:value-type="float">
            <text:p>357.884</text:p>
          </table:table-cell>
          <table:table-cell table:number-columns-repeated="3"/>
          <table:table-cell table:formula="of:=[.$C$4] + ([.$C$5] - [.$C$4]) * (([.A436] - [.$C$1]) / ([.$C$2] - [.$C$1]))" office:value-type="float" office:value="-0.495903989991249" calcext:value-type="float">
            <text:p>-0.495903989991249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426]*[.Q190] + [.G427]*[.Q191] + [.G428]*[.Q192] + [.G429]*[.Q193] + [.G430]*[.Q194] + [.G431]*[.Q195] + [.G432]*[.Q196] + [.G433]*[.Q197] + [.G434]*[.Q198] + [.G435]*[.Q199] + [.G436]*[.Q200] + [.G437]*[.Q201] + [.G438]*[.Q202] + [.G439]*[.Q203] + [.G440]*[.Q204] + [.G441]*[.Q205] + [.G442]*[.Q206] + [.G443]*[.Q207] + [.G444]*[.Q208] + [.G445]*[.Q209] + [.G446]*[.Q210] )" office:value-type="float" office:value="-0.999812191220821" calcext:value-type="float">
            <text:p>-0.999812191220821</text:p>
          </table:table-cell>
          <table:table-cell table:number-columns-repeated="8"/>
          <table:table-cell table:style-name="ce9" table:formula="of:=RAND()" office:value-type="float" office:value="0.495723189126138" calcext:value-type="float">
            <text:p>0.495723189126138</text:p>
          </table:table-cell>
          <table:table-cell table:number-columns-repeated="4"/>
        </table:table-row>
        <table:table-row table:style-name="ro1">
          <table:table-cell office:value-type="float" office:value="348.898" calcext:value-type="float">
            <text:p>348.898</text:p>
          </table:table-cell>
          <table:table-cell table:number-columns-repeated="3"/>
          <table:table-cell table:formula="of:=[.$C$4] + ([.$C$5] - [.$C$4]) * (([.A437] - [.$C$1]) / ([.$C$2] - [.$C$1]))" office:value-type="float" office:value="-0.496051630859603" calcext:value-type="float">
            <text:p>-0.496051630859603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426]*[.Q211] + [.G427]*[.Q212] + [.G428]*[.Q213] + [.G429]*[.Q214] + [.G430]*[.Q215] + [.G431]*[.Q216] + [.G432]*[.Q217] + [.G433]*[.Q218] + [.G434]*[.Q219] + [.G435]*[.Q220] + [.G436]*[.Q221] + [.G437]*[.Q222] + [.G438]*[.Q223] + [.G439]*[.Q224] + [.G440]*[.Q225] + [.G441]*[.Q226] + [.G442]*[.Q227] + [.G443]*[.Q228] + [.G444]*[.Q229] + [.G445]*[.Q230] + [.G446]*[.Q231] )" office:value-type="float" office:value="-0.998249180072196" calcext:value-type="float">
            <text:p>-0.998249180072196</text:p>
          </table:table-cell>
          <table:table-cell table:number-columns-repeated="8"/>
          <table:table-cell table:style-name="ce9" table:formula="of:=RAND()" office:value-type="float" office:value="0.74111866275191" calcext:value-type="float">
            <text:p>0.74111866275191</text:p>
          </table:table-cell>
          <table:table-cell table:number-columns-repeated="4"/>
        </table:table-row>
        <table:table-row table:style-name="ro1">
          <table:table-cell office:value-type="float" office:value="341.041" calcext:value-type="float">
            <text:p>341.041</text:p>
          </table:table-cell>
          <table:table-cell table:number-columns-repeated="3"/>
          <table:table-cell table:formula="of:=[.$C$4] + ([.$C$5] - [.$C$4]) * (([.A438] - [.$C$1]) / ([.$C$2] - [.$C$1]))" office:value-type="float" office:value="-0.496180722146344" calcext:value-type="float">
            <text:p>-0.496180722146344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426]*[.Q232] + [.G427]*[.Q233] + [.G428]*[.Q234] + [.G429]*[.Q235] + [.G430]*[.Q236] + [.G431]*[.Q237] + [.G432]*[.Q238] + [.G433]*[.Q239] + [.G434]*[.Q240] + [.G435]*[.Q241] + [.G436]*[.Q242] + [.G437]*[.Q243] + [.G438]*[.Q244] + [.G439]*[.Q245] + [.G440]*[.Q246] + [.G441]*[.Q247] + [.G442]*[.Q248] + [.G443]*[.Q249] + [.G444]*[.Q250] + [.G445]*[.Q251] + [.G446]*[.Q252] )" office:value-type="float" office:value="-0.999955696814528" calcext:value-type="float">
            <text:p>-0.999955696814528</text:p>
          </table:table-cell>
          <table:table-cell table:number-columns-repeated="8"/>
          <table:table-cell table:style-name="ce9" table:formula="of:=RAND()" office:value-type="float" office:value="0.0204503355474625" calcext:value-type="float">
            <text:p>0.020450335547463</text:p>
          </table:table-cell>
          <table:table-cell table:number-columns-repeated="4"/>
        </table:table-row>
        <table:table-row table:style-name="ro1">
          <table:table-cell office:value-type="float" office:value="348.272" calcext:value-type="float">
            <text:p>348.272</text:p>
          </table:table-cell>
          <table:table-cell table:number-columns-repeated="3"/>
          <table:table-cell table:formula="of:=[.$C$4] + ([.$C$5] - [.$C$4]) * (([.A439] - [.$C$1]) / ([.$C$2] - [.$C$1]))" office:value-type="float" office:value="-0.496061916101489" calcext:value-type="float">
            <text:p>-0.496061916101489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426]*[.Q253] + [.G427]*[.Q254] + [.G428]*[.Q255] + [.G429]*[.Q256] + [.G430]*[.Q257] + [.G431]*[.Q258] + [.G432]*[.Q259] + [.G433]*[.Q260] + [.G434]*[.Q261] + [.G435]*[.Q262] + [.G436]*[.Q263] + [.G437]*[.Q264] + [.G438]*[.Q265] + [.G439]*[.Q266] + [.G440]*[.Q267] + [.G441]*[.Q268] + [.G442]*[.Q269] + [.G443]*[.Q270] + [.G444]*[.Q271] + [.G445]*[.Q272] + [.G446]*[.Q273] )" office:value-type="float" office:value="-0.999989255339165" calcext:value-type="float">
            <text:p>-0.999989255339165</text:p>
          </table:table-cell>
          <table:table-cell table:number-columns-repeated="8"/>
          <table:table-cell table:style-name="ce9" table:formula="of:=RAND()" office:value-type="float" office:value="0.225321695386502" calcext:value-type="float">
            <text:p>0.225321695386502</text:p>
          </table:table-cell>
          <table:table-cell table:number-columns-repeated="4"/>
        </table:table-row>
        <table:table-row table:style-name="ro1">
          <table:table-cell office:value-type="float" office:value="346.742" calcext:value-type="float">
            <text:p>346.742</text:p>
          </table:table-cell>
          <table:table-cell table:number-columns-repeated="3"/>
          <table:table-cell table:formula="of:=[.$C$4] + ([.$C$5] - [.$C$4]) * (([.A440] - [.$C$1]) / ([.$C$2] - [.$C$1]))" office:value-type="float" office:value="-0.496087054152744" calcext:value-type="float">
            <text:p>-0.496087054152744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426]*[.Q274] + [.G427]*[.Q275] + [.G428]*[.Q276] + [.G429]*[.Q277] + [.G430]*[.Q278] + [.G431]*[.Q279] + [.G432]*[.Q280] + [.G433]*[.Q281] + [.G434]*[.Q282] + [.G435]*[.Q283] + [.G436]*[.Q284] + [.G437]*[.Q285] + [.G438]*[.Q286] + [.G439]*[.Q287] + [.G440]*[.Q288] + [.G441]*[.Q289] + [.G442]*[.Q290] + [.G443]*[.Q291] + [.G444]*[.Q292] + [.G445]*[.Q293] + [.G446]*[.Q294] )" office:value-type="float" office:value="-0.999952136375788" calcext:value-type="float">
            <text:p>-0.999952136375788</text:p>
          </table:table-cell>
          <table:table-cell table:number-columns-repeated="8"/>
          <table:table-cell table:style-name="ce9" table:formula="of:=RAND()" office:value-type="float" office:value="0.0406798672968604" calcext:value-type="float">
            <text:p>0.040679867296861</text:p>
          </table:table-cell>
          <table:table-cell table:number-columns-repeated="4"/>
        </table:table-row>
        <table:table-row table:style-name="ro1">
          <table:table-cell office:value-type="float" office:value="347.348" calcext:value-type="float">
            <text:p>347.348</text:p>
          </table:table-cell>
          <table:table-cell table:number-columns-repeated="3"/>
          <table:table-cell table:formula="of:=[.$C$4] + ([.$C$5] - [.$C$4]) * (([.A441] - [.$C$1]) / ([.$C$2] - [.$C$1]))" office:value-type="float" office:value="-0.496077097512835" calcext:value-type="float">
            <text:p>-0.496077097512835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426]*[.Q295] + [.G427]*[.Q296] + [.G428]*[.Q297] + [.G429]*[.Q298] + [.G430]*[.Q299] + [.G431]*[.Q300] + [.G432]*[.Q301] + [.G433]*[.Q302] + [.G434]*[.Q303] + [.G435]*[.Q304] + [.G436]*[.Q305] + [.G437]*[.Q306] + [.G438]*[.Q307] + [.G439]*[.Q308] + [.G440]*[.Q309] + [.G441]*[.Q310] + [.G442]*[.Q311] + [.G443]*[.Q312] + [.G444]*[.Q313] + [.G445]*[.Q314] + [.G446]*[.Q315] )" office:value-type="float" office:value="-0.999712903930287" calcext:value-type="float">
            <text:p>-0.999712903930287</text:p>
          </table:table-cell>
          <table:table-cell table:number-columns-repeated="8"/>
          <table:table-cell table:style-name="ce9" table:formula="of:=RAND()" office:value-type="float" office:value="0.47187449841667" calcext:value-type="float">
            <text:p>0.47187449841667</text:p>
          </table:table-cell>
          <table:table-cell table:number-columns-repeated="4"/>
        </table:table-row>
        <table:table-row table:style-name="ro1">
          <table:table-cell office:value-type="float" office:value="348.674" calcext:value-type="float">
            <text:p>348.674</text:p>
          </table:table-cell>
          <table:table-cell table:number-columns-repeated="3"/>
          <table:table-cell table:formula="of:=[.$C$4] + ([.$C$5] - [.$C$4]) * (([.A442] - [.$C$1]) / ([.$C$2] - [.$C$1]))" office:value-type="float" office:value="-0.496055311201747" calcext:value-type="float">
            <text:p>-0.496055311201747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426]*[.Q316] + [.G427]*[.Q317] + [.G428]*[.Q318] + [.G429]*[.Q319] + [.G430]*[.Q320] + [.G431]*[.Q321] + [.G432]*[.Q322] + [.G433]*[.Q323] + [.G434]*[.Q324] + [.G435]*[.Q325] + [.G436]*[.Q326] + [.G437]*[.Q327] + [.G438]*[.Q328] + [.G439]*[.Q329] + [.G440]*[.Q330] + [.G441]*[.Q331] + [.G442]*[.Q332] + [.G443]*[.Q333] + [.G444]*[.Q334] + [.G445]*[.Q335] + [.G446]*[.Q336] )" office:value-type="float" office:value="-0.9975787199106" calcext:value-type="float">
            <text:p>-0.9975787199106</text:p>
          </table:table-cell>
          <table:table-cell table:number-columns-repeated="8"/>
          <table:table-cell table:style-name="ce9" table:formula="of:=RAND()" office:value-type="float" office:value="0.604426609596801" calcext:value-type="float">
            <text:p>0.604426609596801</text:p>
          </table:table-cell>
          <table:table-cell table:number-columns-repeated="4"/>
        </table:table-row>
        <table:table-row table:style-name="ro1">
          <table:table-cell office:value-type="float" office:value="338.547" calcext:value-type="float">
            <text:p>338.547</text:p>
          </table:table-cell>
          <table:table-cell table:number-columns-repeated="3"/>
          <table:table-cell table:formula="of:=[.$C$4] + ([.$C$5] - [.$C$4]) * (([.A443] - [.$C$1]) / ([.$C$2] - [.$C$1]))" office:value-type="float" office:value="-0.4962216988129" calcext:value-type="float">
            <text:p>-0.4962216988129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426]*[.Q337] + [.G427]*[.Q338] + [.G428]*[.Q339] + [.G429]*[.Q340] + [.G430]*[.Q341] + [.G431]*[.Q342] + [.G432]*[.Q343] + [.G433]*[.Q344] + [.G434]*[.Q345] + [.G435]*[.Q346] + [.G436]*[.Q347] + [.G437]*[.Q348] + [.G438]*[.Q349] + [.G439]*[.Q350] + [.G440]*[.Q351] + [.G441]*[.Q352] + [.G442]*[.Q353] + [.G443]*[.Q354] + [.G444]*[.Q355] + [.G445]*[.Q356] + [.G446]*[.Q357] )" office:value-type="float" office:value="-0.999546551465821" calcext:value-type="float">
            <text:p>-0.999546551465821</text:p>
          </table:table-cell>
          <table:table-cell table:number-columns-repeated="8"/>
          <table:table-cell table:style-name="ce9" table:formula="of:=RAND()" office:value-type="float" office:value="0.510762333416773" calcext:value-type="float">
            <text:p>0.510762333416773</text:p>
          </table:table-cell>
          <table:table-cell table:number-columns-repeated="4"/>
        </table:table-row>
        <table:table-row table:style-name="ro1">
          <table:table-cell office:value-type="float" office:value="330.536" calcext:value-type="float">
            <text:p>330.536</text:p>
          </table:table-cell>
          <table:table-cell table:number-columns-repeated="3"/>
          <table:table-cell table:formula="of:=[.$C$4] + ([.$C$5] - [.$C$4]) * (([.A444] - [.$C$1]) / ([.$C$2] - [.$C$1]))" office:value-type="float" office:value="-0.496353320334865" calcext:value-type="float">
            <text:p>-0.496353320334865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426]*[.Q358] + [.G427]*[.Q359] + [.G428]*[.Q360] + [.G429]*[.Q361] + [.G430]*[.Q362] + [.G431]*[.Q363] + [.G432]*[.Q364] + [.G433]*[.Q365] + [.G434]*[.Q366] + [.G435]*[.Q367] + [.G436]*[.Q368] + [.G437]*[.Q369] + [.G438]*[.Q370] + [.G439]*[.Q371] + [.G440]*[.Q372] + [.G441]*[.Q373] + [.G442]*[.Q374] + [.G443]*[.Q375] + [.G444]*[.Q376] + [.G445]*[.Q377] + [.G446]*[.Q378] )" office:value-type="float" office:value="-0.998919440565083" calcext:value-type="float">
            <text:p>-0.998919440565083</text:p>
          </table:table-cell>
          <table:table-cell table:number-columns-repeated="8"/>
          <table:table-cell table:style-name="ce9" table:formula="of:=RAND()" office:value-type="float" office:value="0.445942582069127" calcext:value-type="float">
            <text:p>0.445942582069127</text:p>
          </table:table-cell>
          <table:table-cell table:number-columns-repeated="4"/>
        </table:table-row>
        <table:table-row table:style-name="ro1">
          <table:table-cell office:value-type="float" office:value="317.405" calcext:value-type="float">
            <text:p>317.405</text:p>
          </table:table-cell>
          <table:table-cell table:number-columns-repeated="3"/>
          <table:table-cell table:formula="of:=[.$C$4] + ([.$C$5] - [.$C$4]) * (([.A445] - [.$C$1]) / ([.$C$2] - [.$C$1]))" office:value-type="float" office:value="-0.496569063962992" calcext:value-type="float">
            <text:p>-0.496569063962992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426]*[.Q379] + [.G427]*[.Q380] + [.G428]*[.Q381] + [.G429]*[.Q382] + [.G430]*[.Q383] + [.G431]*[.Q384] + [.G432]*[.Q385] + [.G433]*[.Q386] + [.G434]*[.Q387] + [.G435]*[.Q388] + [.G436]*[.Q389] + [.G437]*[.Q390] + [.G438]*[.Q391] + [.G439]*[.Q392] + [.G440]*[.Q393] + [.G441]*[.Q394] + [.G442]*[.Q395] + [.G443]*[.Q396] + [.G444]*[.Q397] + [.G445]*[.Q398] + [.G446]*[.Q399] )" office:value-type="float" office:value="-0.999726817764474" calcext:value-type="float">
            <text:p>-0.999726817764474</text:p>
          </table:table-cell>
          <table:table-cell table:number-columns-repeated="8"/>
          <table:table-cell table:style-name="ce9" table:formula="of:=RAND()" office:value-type="float" office:value="0.479470654471536" calcext:value-type="float">
            <text:p>0.479470654471536</text:p>
          </table:table-cell>
          <table:table-cell table:number-columns-repeated="4"/>
        </table:table-row>
        <table:table-row table:style-name="ro1">
          <table:table-cell office:value-type="float" office:value="306.45999" calcext:value-type="float">
            <text:p>306.45999</text:p>
          </table:table-cell>
          <table:table-cell table:number-columns-repeated="3"/>
          <table:table-cell table:formula="of:=[.$C$4] + ([.$C$5] - [.$C$4]) * (([.A446] - [.$C$1]) / ([.$C$2] - [.$C$1]))" office:value-type="float" office:value="-0.496748891559313" calcext:value-type="float">
            <text:p>-0.496748891559313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426]*[.Q400] + [.G427]*[.Q401] + [.G428]*[.Q402] + [.G429]*[.Q403] + [.G430]*[.Q404] + [.G431]*[.Q405] + [.G432]*[.Q406] + [.G433]*[.Q407] + [.G434]*[.Q408] + [.G435]*[.Q409] + [.G436]*[.Q410] + [.G437]*[.Q411] + [.G438]*[.Q412] + [.G439]*[.Q413] + [.G440]*[.Q414] + [.G441]*[.Q415] + [.G442]*[.Q416] + [.G443]*[.Q417] + [.G444]*[.Q418] + [.G445]*[.Q419] + [.G446]*[.Q420] )" office:value-type="float" office:value="-0.999741481937264" calcext:value-type="float">
            <text:p>-0.999741481937264</text:p>
          </table:table-cell>
          <table:table-cell table:number-columns-repeated="8"/>
          <table:table-cell table:style-name="ce9" table:formula="of:=RAND()" office:value-type="float" office:value="0.846986292042308" calcext:value-type="float">
            <text:p>0.846986292042308</text:p>
          </table:table-cell>
          <table:table-cell table:number-columns-repeated="4"/>
        </table:table-row>
        <table:table-row table:style-name="ro1">
          <table:table-cell office:value-type="float" office:value="319.196" calcext:value-type="float">
            <text:p>319.196</text:p>
          </table:table-cell>
          <table:table-cell table:number-columns-repeated="3"/>
          <table:table-cell table:formula="of:=[.$C$4] + ([.$C$5] - [.$C$4]) * (([.A447] - [.$C$1]) / ([.$C$2] - [.$C$1]))" office:value-type="float" office:value="-0.496539637655935" calcext:value-type="float">
            <text:p>-0.496539637655935</text:p>
          </table:table-cell>
          <table:table-cell table:number-columns-repeated="2"/>
          <table:table-cell table:style-name="ce17" table:formula="of:=TANH( [.G426]*[.Q421] + [.G427]*[.Q422] + [.G428]*[.Q423] + [.G429]*[.Q424] + [.G430]*[.Q425] + [.G431]*[.Q426] + [.G432]*[.Q427] + [.G433]*[.Q428] + [.G434]*[.Q429] + [.G435]*[.Q430] + [.G436]*[.Q431] + [.G437]*[.Q432] + [.G438]*[.Q433] + [.G439]*[.Q434] + [.G440]*[.Q435] + [.G441]*[.Q436] + [.G442]*[.Q437] + [.G443]*[.Q438] + [.G444]*[.Q439] + [.G445]*[.Q440] + [.G446]*[.Q441] )" office:value-type="float" office:value="-0.999611260943013" calcext:value-type="float">
            <text:p>-0.999611260943013</text:p>
          </table:table-cell>
          <table:table-cell table:number-columns-repeated="8"/>
          <table:table-cell table:style-name="ce9" table:formula="of:=RAND()" office:value-type="float" office:value="0.841058007863951" calcext:value-type="float">
            <text:p>0.841058007863951</text:p>
          </table:table-cell>
          <table:table-cell table:number-columns-repeated="4"/>
        </table:table-row>
        <table:table-row table:style-name="ro1">
          <table:table-cell office:value-type="float" office:value="321.89299" calcext:value-type="float">
            <text:p>321.89299</text:p>
          </table:table-cell>
          <table:table-cell table:number-columns-repeated="3"/>
          <table:table-cell table:formula="of:=[.$C$4] + ([.$C$5] - [.$C$4]) * (([.A448] - [.$C$1]) / ([.$C$2] - [.$C$1]))" office:value-type="float" office:value="-0.496495325843611" calcext:value-type="float">
            <text:p>-0.496495325843611</text:p>
          </table:table-cell>
          <table:table-cell table:number-columns-repeated="2"/>
          <table:table-cell table:style-name="ce17" table:formula="of:=TANH( [.G426]*[.Q442] + [.G427]*[.Q443] + [.G428]*[.Q444] + [.G429]*[.Q445] + [.G430]*[.Q446] + [.G431]*[.Q447] + [.G432]*[.Q448] + [.G433]*[.Q449] + [.G434]*[.Q450] + [.G435]*[.Q451] + [.G436]*[.Q452] + [.G437]*[.Q453] + [.G438]*[.Q454] + [.G439]*[.Q455] + [.G440]*[.Q456] + [.G441]*[.Q457] + [.G442]*[.Q458] + [.G443]*[.Q459] + [.G444]*[.Q460] + [.G445]*[.Q461] + [.G446]*[.Q462] )" office:value-type="float" office:value="-0.999360207349159" calcext:value-type="float">
            <text:p>-0.999360207349159</text:p>
          </table:table-cell>
          <table:table-cell table:number-columns-repeated="8"/>
          <table:table-cell table:style-name="ce9" table:formula="of:=RAND()" office:value-type="float" office:value="0.0216664314555035" calcext:value-type="float">
            <text:p>0.021666431455504</text:p>
          </table:table-cell>
          <table:table-cell table:number-columns-repeated="4"/>
        </table:table-row>
        <table:table-row table:style-name="ro1">
          <table:table-cell office:value-type="float" office:value="320.03499" calcext:value-type="float">
            <text:p>320.03499</text:p>
          </table:table-cell>
          <table:table-cell table:number-columns-repeated="3"/>
          <table:table-cell table:formula="of:=[.$C$4] + ([.$C$5] - [.$C$4]) * (([.A449] - [.$C$1]) / ([.$C$2] - [.$C$1]))" office:value-type="float" office:value="-0.496525852967292" calcext:value-type="float">
            <text:p>-0.496525852967292</text:p>
          </table:table-cell>
          <table:table-cell table:number-columns-repeated="2"/>
          <table:table-cell table:style-name="ce17" table:formula="of:=TANH( [.G426]*[.Q463] + [.G427]*[.Q464] + [.G428]*[.Q465] + [.G429]*[.Q466] + [.G430]*[.Q467] + [.G431]*[.Q468] + [.G432]*[.Q469] + [.G433]*[.Q470] + [.G434]*[.Q471] + [.G435]*[.Q472] + [.G436]*[.Q473] + [.G437]*[.Q474] + [.G438]*[.Q475] + [.G439]*[.Q476] + [.G440]*[.Q477] + [.G441]*[.Q478] + [.G442]*[.Q479] + [.G443]*[.Q480] + [.G444]*[.Q481] + [.G445]*[.Q482] + [.G446]*[.Q483] )" office:value-type="float" office:value="-0.999609042548001" calcext:value-type="float">
            <text:p>-0.999609042548001</text:p>
          </table:table-cell>
          <table:table-cell table:number-columns-repeated="8"/>
          <table:table-cell table:style-name="ce9" table:formula="of:=RAND()" office:value-type="float" office:value="0.139668791915969" calcext:value-type="float">
            <text:p>0.139668791915969</text:p>
          </table:table-cell>
          <table:table-cell table:number-columns-repeated="4"/>
        </table:table-row>
        <table:table-row table:style-name="ro1">
          <table:table-cell office:value-type="float" office:value="328.701" calcext:value-type="float">
            <text:p>328.701</text:p>
          </table:table-cell>
          <table:table-cell table:number-columns-repeated="3"/>
          <table:table-cell table:formula="of:=[.$C$4] + ([.$C$5] - [.$C$4]) * (([.A450] - [.$C$1]) / ([.$C$2] - [.$C$1]))" office:value-type="float" office:value="-0.496383469566273" calcext:value-type="float">
            <text:p>-0.496383469566273</text:p>
          </table:table-cell>
          <table:table-cell table:number-columns-repeated="11"/>
          <table:table-cell table:style-name="ce9" table:formula="of:=RAND()" office:value-type="float" office:value="0.325300882287446" calcext:value-type="float">
            <text:p>0.325300882287446</text:p>
          </table:table-cell>
          <table:table-cell table:number-columns-repeated="4"/>
        </table:table-row>
        <table:table-row table:style-name="ro1">
          <table:table-cell office:value-type="float" office:value="332.053" calcext:value-type="float">
            <text:p>332.053</text:p>
          </table:table-cell>
          <table:table-cell table:number-columns-repeated="3"/>
          <table:table-cell table:formula="of:=[.$C$4] + ([.$C$5] - [.$C$4]) * (([.A451] - [.$C$1]) / ([.$C$2] - [.$C$1]))" office:value-type="float" office:value="-0.496328395874895" calcext:value-type="float">
            <text:p>-0.49632839587489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86841548531125" calcext:value-type="float">
            <text:p>0.86841548531125</text:p>
          </table:table-cell>
          <table:table-cell table:number-columns-repeated="4"/>
        </table:table-row>
        <table:table-row table:style-name="ro1">
          <table:table-cell office:value-type="float" office:value="321.386" calcext:value-type="float">
            <text:p>321.386</text:p>
          </table:table-cell>
          <table:table-cell table:number-columns-repeated="3"/>
          <table:table-cell table:formula="of:=[.$C$4] + ([.$C$5] - [.$C$4]) * (([.A452] - [.$C$1]) / ([.$C$2] - [.$C$1]))" office:value-type="float" office:value="-0.496503655739432" calcext:value-type="float">
            <text:p>-0.496503655739432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451]*[.Q1] + [.G452]*[.Q2] + [.G453]*[.Q3] + [.G454]*[.Q4] + [.G455]*[.Q5] + [.G456]*[.Q6] + [.G457]*[.Q7] + [.G458]*[.Q8] + [.G459]*[.Q9] + [.G460]*[.Q10] + [.G461]*[.Q11] + [.G462]*[.Q12] + [.G463]*[.Q13] + [.G464]*[.Q14] + [.G465]*[.Q15] + [.G466]*[.Q16] + [.G467]*[.Q17] + [.G468]*[.Q18] + [.G469]*[.Q19] + [.G470]*[.Q20] + [.G471]*[.Q21] )" office:value-type="float" office:value="-0.999832712909526" calcext:value-type="float">
            <text:p>-0.999832712909526</text:p>
          </table:table-cell>
          <table:table-cell table:style-name="ce19" table:formula="of:=TANH( [.H451]*[.S1] + [.H452]*[.S2] + [.H453]*[.S3] + [.H454]*[.S4] + [.H455]*[.S5] + [.H456]*[.S6] + [.H457]*[.S7] + [.H458]*[.S8] + [.H459]*[.S9] + [.H460]*[.S10] + [.H461]*[.S11] + [.H462]*[.S12] + [.H463]*[.S13] + [.H464]*[.S14] + [.H465]*[.S15] + [.H466]*[.S16] + [.H467]*[.S17] + [.H468]*[.S18] + [.H469]*[.S19] + [.H470]*[.S20] + [.H471]*[.S21] + [.H472]*[.S22] + [.H473]*[.S23] + [.H474]*[.S24] )" office:value-type="float" office:value="-0.999999999374209" calcext:value-type="float">
            <text:p>-0.999999999374209</text:p>
          </table:table-cell>
          <table:table-cell table:style-name="ce20" office:value-type="float" office:value="-0.497474006534223" calcext:value-type="float">
            <text:p>-0.497474006534223</text:p>
          </table:table-cell>
          <table:table-cell table:style-name="ce21" table:formula="of:= ([.J452]-[.I452]) * ([.J452]-[.I452])" office:value-type="float" office:value="0.252532373479814" calcext:value-type="float">
            <text:p>0.252532373479814</text:p>
          </table:table-cell>
          <table:table-cell table:number-columns-repeated="5"/>
          <table:table-cell table:style-name="ce9" table:formula="of:=RAND()" office:value-type="float" office:value="0.900324041180255" calcext:value-type="float">
            <text:p>0.900324041180255</text:p>
          </table:table-cell>
          <table:table-cell table:number-columns-repeated="4"/>
        </table:table-row>
        <table:table-row table:style-name="ro1">
          <table:table-cell office:value-type="float" office:value="318.563" calcext:value-type="float">
            <text:p>318.563</text:p>
          </table:table-cell>
          <table:table-cell table:number-columns-repeated="3"/>
          <table:table-cell table:formula="of:=[.$C$4] + ([.$C$5] - [.$C$4]) * (([.A453] - [.$C$1]) / ([.$C$2] - [.$C$1]))" office:value-type="float" office:value="-0.496550037908513" calcext:value-type="float">
            <text:p>-0.496550037908513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451]*[.Q22] + [.G452]*[.Q23] + [.G453]*[.Q24] + [.G454]*[.Q25] + [.G455]*[.Q26] + [.G456]*[.Q27] + [.G457]*[.Q28] + [.G458]*[.Q29] + [.G459]*[.Q30] + [.G460]*[.Q31] + [.G461]*[.Q32] + [.G462]*[.Q33] + [.G463]*[.Q34] + [.G464]*[.Q35] + [.G465]*[.Q36] + [.G466]*[.Q37] + [.G467]*[.Q38] + [.G468]*[.Q39] + [.G469]*[.Q40] + [.G470]*[.Q41] + [.G471]*[.Q42] )" office:value-type="float" office:value="-0.998550704872414" calcext:value-type="float">
            <text:p>-0.998550704872414</text:p>
          </table:table-cell>
          <table:table-cell table:style-name="ce19" table:formula="of:=TANH( [.H451]*[.S25] + [.H452]*[.S26] + [.H453]*[.S27] + [.H454]*[.S28] + [.H455]*[.S29] + [.H456]*[.S30] + [.H457]*[.S31] + [.H458]*[.S32] + [.H459]*[.S33] + [.H460]*[.S34] + [.H461]*[.S35] + [.H462]*[.S36] + [.H463]*[.S37] + [.H464]*[.S38] + [.H465]*[.S39] + [.H466]*[.S40] + [.H467]*[.S41] + [.H468]*[.S42] + [.H469]*[.S43] + [.H470]*[.S44] + [.H471]*[.S45] + [.H472]*[.S46] + [.H473]*[.S47] + [.H474]*[.S48] )" office:value-type="float" office:value="-0.999999996081413" calcext:value-type="float">
            <text:p>-0.999999996081413</text:p>
          </table:table-cell>
          <table:table-cell table:style-name="ce20" office:value-type="float" office:value="-0.496945609132961" calcext:value-type="float">
            <text:p>-0.496945609132961</text:p>
          </table:table-cell>
          <table:table-cell table:style-name="ce21" table:formula="of:= ([.J453]-[.I453]) * ([.J453]-[.I453])" office:value-type="float" office:value="0.253063716228083" calcext:value-type="float">
            <text:p>0.253063716228083</text:p>
          </table:table-cell>
          <table:table-cell table:number-columns-repeated="5"/>
          <table:table-cell table:style-name="ce9" table:formula="of:=RAND()" office:value-type="float" office:value="0.655558424430612" calcext:value-type="float">
            <text:p>0.655558424430612</text:p>
          </table:table-cell>
          <table:table-cell table:number-columns-repeated="4"/>
        </table:table-row>
        <table:table-row table:style-name="ro1">
          <table:table-cell office:value-type="float" office:value="320.868" calcext:value-type="float">
            <text:p>320.868</text:p>
          </table:table-cell>
          <table:table-cell table:number-columns-repeated="3"/>
          <table:table-cell table:formula="of:=[.$C$4] + ([.$C$5] - [.$C$4]) * (([.A454] - [.$C$1]) / ([.$C$2] - [.$C$1]))" office:value-type="float" office:value="-0.496512166530641" calcext:value-type="float">
            <text:p>-0.496512166530641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451]*[.Q43] + [.G452]*[.Q44] + [.G453]*[.Q45] + [.G454]*[.Q46] + [.G455]*[.Q47] + [.G456]*[.Q48] + [.G457]*[.Q49] + [.G458]*[.Q50] + [.G459]*[.Q51] + [.G460]*[.Q52] + [.G461]*[.Q53] + [.G462]*[.Q54] + [.G463]*[.Q55] + [.G464]*[.Q56] + [.G465]*[.Q57] + [.G466]*[.Q58] + [.G467]*[.Q59] + [.G468]*[.Q60] + [.G469]*[.Q61] + [.G470]*[.Q62] + [.G471]*[.Q63] )" office:value-type="float" office:value="-0.999794631490816" calcext:value-type="float">
            <text:p>-0.999794631490816</text:p>
          </table:table-cell>
          <table:table-cell table:style-name="ce19" table:formula="of:=TANH( [.H451]*[.S49] + [.H452]*[.S50] + [.H453]*[.S51] + [.H454]*[.S52] + [.H455]*[.S53] + [.H456]*[.S54] + [.H457]*[.S55] + [.H458]*[.S56] + [.H459]*[.S57] + [.H460]*[.S58] + [.H461]*[.S59] + [.H462]*[.S60] + [.H463]*[.S61] + [.H464]*[.S62] + [.H465]*[.S63] + [.H466]*[.S64] + [.H467]*[.S65] + [.H468]*[.S66] + [.H469]*[.S67] + [.H470]*[.S68] + [.H471]*[.S69] + [.H472]*[.S70] + [.H473]*[.S71] + [.H474]*[.S72] )" office:value-type="float" office:value="-0.999999972594776" calcext:value-type="float">
            <text:p>-0.999999972594776</text:p>
          </table:table-cell>
          <table:table-cell table:style-name="ce20" office:value-type="float" office:value="-0.496344000361287" calcext:value-type="float">
            <text:p>-0.496344000361287</text:p>
          </table:table-cell>
          <table:table-cell table:style-name="ce21" table:formula="of:= ([.J454]-[.I454]) * ([.J454]-[.I454])" office:value-type="float" office:value="0.253669338366461" calcext:value-type="float">
            <text:p>0.253669338366461</text:p>
          </table:table-cell>
          <table:table-cell table:number-columns-repeated="5"/>
          <table:table-cell table:style-name="ce9" table:formula="of:=RAND()" office:value-type="float" office:value="0.575651074189293" calcext:value-type="float">
            <text:p>0.575651074189293</text:p>
          </table:table-cell>
          <table:table-cell table:number-columns-repeated="4"/>
        </table:table-row>
        <table:table-row table:style-name="ro1">
          <table:table-cell office:value-type="float" office:value="316.009" calcext:value-type="float">
            <text:p>316.009</text:p>
          </table:table-cell>
          <table:table-cell table:number-columns-repeated="3"/>
          <table:table-cell table:formula="of:=[.$C$4] + ([.$C$5] - [.$C$4]) * (([.A455] - [.$C$1]) / ([.$C$2] - [.$C$1]))" office:value-type="float" office:value="-0.496592000381001" calcext:value-type="float">
            <text:p>-0.496592000381001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451]*[.Q64] + [.G452]*[.Q65] + [.G453]*[.Q66] + [.G454]*[.Q67] + [.G455]*[.Q68] + [.G456]*[.Q69] + [.G457]*[.Q70] + [.G458]*[.Q71] + [.G459]*[.Q72] + [.G460]*[.Q73] + [.G461]*[.Q74] + [.G462]*[.Q75] + [.G463]*[.Q76] + [.G464]*[.Q77] + [.G465]*[.Q78] + [.G466]*[.Q79] + [.G467]*[.Q80] + [.G468]*[.Q81] + [.G469]*[.Q82] + [.G470]*[.Q83] + [.G471]*[.Q84] )" office:value-type="float" office:value="-0.999754009067527" calcext:value-type="float">
            <text:p>-0.999754009067527</text:p>
          </table:table-cell>
          <table:table-cell table:number-columns-repeated="8"/>
          <table:table-cell table:style-name="ce9" table:formula="of:=RAND()" office:value-type="float" office:value="0.815795197753492" calcext:value-type="float">
            <text:p>0.815795197753492</text:p>
          </table:table-cell>
          <table:table-cell table:number-columns-repeated="4"/>
        </table:table-row>
        <table:table-row table:style-name="ro1">
          <table:table-cell office:value-type="float" office:value="315.64" calcext:value-type="float">
            <text:p>315.64</text:p>
          </table:table-cell>
          <table:table-cell table:number-columns-repeated="3"/>
          <table:table-cell table:formula="of:=[.$C$4] + ([.$C$5] - [.$C$4]) * (([.A456] - [.$C$1]) / ([.$C$2] - [.$C$1]))" office:value-type="float" office:value="-0.49659806308748" calcext:value-type="float">
            <text:p>-0.49659806308748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451]*[.Q85] + [.G452]*[.Q86] + [.G453]*[.Q87] + [.G454]*[.Q88] + [.G455]*[.Q89] + [.G456]*[.Q90] + [.G457]*[.Q91] + [.G458]*[.Q92] + [.G459]*[.Q93] + [.G460]*[.Q94] + [.G461]*[.Q95] + [.G462]*[.Q96] + [.G463]*[.Q97] + [.G464]*[.Q98] + [.G465]*[.Q99] + [.G466]*[.Q100] + [.G467]*[.Q101] + [.G468]*[.Q102] + [.G469]*[.Q103] + [.G470]*[.Q104] + [.G471]*[.Q105] )" office:value-type="float" office:value="-0.998438596165123" calcext:value-type="float">
            <text:p>-0.998438596165123</text:p>
          </table:table-cell>
          <table:table-cell table:number-columns-repeated="8"/>
          <table:table-cell table:style-name="ce9" table:formula="of:=RAND()" office:value-type="float" office:value="0.57968756894202" calcext:value-type="float">
            <text:p>0.57968756894202</text:p>
          </table:table-cell>
          <table:table-cell table:number-columns-repeated="4"/>
        </table:table-row>
        <table:table-row table:style-name="ro1">
          <table:table-cell office:value-type="float" office:value="313.994" calcext:value-type="float">
            <text:p>313.994</text:p>
          </table:table-cell>
          <table:table-cell table:number-columns-repeated="3"/>
          <table:table-cell table:formula="of:=[.$C$4] + ([.$C$5] - [.$C$4]) * (([.A457] - [.$C$1]) / ([.$C$2] - [.$C$1]))" office:value-type="float" office:value="-0.496625107030203" calcext:value-type="float">
            <text:p>-0.496625107030203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451]*[.Q106] + [.G452]*[.Q107] + [.G453]*[.Q108] + [.G454]*[.Q109] + [.G455]*[.Q110] + [.G456]*[.Q111] + [.G457]*[.Q112] + [.G458]*[.Q113] + [.G459]*[.Q114] + [.G460]*[.Q115] + [.G461]*[.Q116] + [.G462]*[.Q117] + [.G463]*[.Q118] + [.G464]*[.Q119] + [.G465]*[.Q120] + [.G466]*[.Q121] + [.G467]*[.Q122] + [.G468]*[.Q123] + [.G469]*[.Q124] + [.G470]*[.Q125] + [.G471]*[.Q126] )" office:value-type="float" office:value="-0.999583827667605" calcext:value-type="float">
            <text:p>-0.999583827667605</text:p>
          </table:table-cell>
          <table:table-cell table:number-columns-repeated="8"/>
          <table:table-cell table:style-name="ce9" table:formula="of:=RAND()" office:value-type="float" office:value="0.211969163576461" calcext:value-type="float">
            <text:p>0.211969163576461</text:p>
          </table:table-cell>
          <table:table-cell table:number-columns-repeated="4"/>
        </table:table-row>
        <table:table-row table:style-name="ro1">
          <table:table-cell office:value-type="float" office:value="309.903" calcext:value-type="float">
            <text:p>309.903</text:p>
          </table:table-cell>
          <table:table-cell table:number-columns-repeated="3"/>
          <table:table-cell table:formula="of:=[.$C$4] + ([.$C$5] - [.$C$4]) * (([.A458] - [.$C$1]) / ([.$C$2] - [.$C$1]))" office:value-type="float" office:value="-0.496692322564638" calcext:value-type="float">
            <text:p>-0.496692322564638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451]*[.Q127] + [.G452]*[.Q128] + [.G453]*[.Q129] + [.G454]*[.Q130] + [.G455]*[.Q131] + [.G456]*[.Q132] + [.G457]*[.Q133] + [.G458]*[.Q134] + [.G459]*[.Q135] + [.G460]*[.Q136] + [.G461]*[.Q137] + [.G462]*[.Q138] + [.G463]*[.Q139] + [.G464]*[.Q140] + [.G465]*[.Q141] + [.G466]*[.Q142] + [.G467]*[.Q143] + [.G468]*[.Q144] + [.G469]*[.Q145] + [.G470]*[.Q146] + [.G471]*[.Q147] )" office:value-type="float" office:value="-0.999845651975254" calcext:value-type="float">
            <text:p>-0.999845651975254</text:p>
          </table:table-cell>
          <table:table-cell table:number-columns-repeated="8"/>
          <table:table-cell table:style-name="ce9" table:formula="of:=RAND()" office:value-type="float" office:value="0.265510230724209" calcext:value-type="float">
            <text:p>0.265510230724209</text:p>
          </table:table-cell>
          <table:table-cell table:number-columns-repeated="4"/>
        </table:table-row>
        <table:table-row table:style-name="ro1">
          <table:table-cell office:value-type="float" office:value="317.204" calcext:value-type="float">
            <text:p>317.204</text:p>
          </table:table-cell>
          <table:table-cell table:number-columns-repeated="3"/>
          <table:table-cell table:formula="of:=[.$C$4] + ([.$C$5] - [.$C$4]) * (([.A459] - [.$C$1]) / ([.$C$2] - [.$C$1]))" office:value-type="float" office:value="-0.496572366412863" calcext:value-type="float">
            <text:p>-0.496572366412863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451]*[.Q148] + [.G452]*[.Q149] + [.G453]*[.Q150] + [.G454]*[.Q151] + [.G455]*[.Q152] + [.G456]*[.Q153] + [.G457]*[.Q154] + [.G458]*[.Q155] + [.G459]*[.Q156] + [.G460]*[.Q157] + [.G461]*[.Q158] + [.G462]*[.Q159] + [.G463]*[.Q160] + [.G464]*[.Q161] + [.G465]*[.Q162] + [.G466]*[.Q163] + [.G467]*[.Q164] + [.G468]*[.Q165] + [.G469]*[.Q166] + [.G470]*[.Q167] + [.G471]*[.Q168] )" office:value-type="float" office:value="-0.999478285340979" calcext:value-type="float">
            <text:p>-0.999478285340979</text:p>
          </table:table-cell>
          <table:table-cell table:number-columns-repeated="8"/>
          <table:table-cell table:style-name="ce9" table:formula="of:=RAND()" office:value-type="float" office:value="0.0973031309183996" calcext:value-type="float">
            <text:p>0.0973031309184</text:p>
          </table:table-cell>
          <table:table-cell table:number-columns-repeated="4"/>
        </table:table-row>
        <table:table-row table:style-name="ro1">
          <table:table-cell office:value-type="float" office:value="314.49899" calcext:value-type="float">
            <text:p>314.49899</text:p>
          </table:table-cell>
          <table:table-cell table:number-columns-repeated="3"/>
          <table:table-cell table:formula="of:=[.$C$4] + ([.$C$5] - [.$C$4]) * (([.A460] - [.$C$1]) / ([.$C$2] - [.$C$1]))" office:value-type="float" office:value="-0.49661680999458" calcext:value-type="float">
            <text:p>-0.49661680999458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451]*[.Q169] + [.G452]*[.Q170] + [.G453]*[.Q171] + [.G454]*[.Q172] + [.G455]*[.Q173] + [.G456]*[.Q174] + [.G457]*[.Q175] + [.G458]*[.Q176] + [.G459]*[.Q177] + [.G460]*[.Q178] + [.G461]*[.Q179] + [.G462]*[.Q180] + [.G463]*[.Q181] + [.G464]*[.Q182] + [.G465]*[.Q183] + [.G466]*[.Q184] + [.G467]*[.Q185] + [.G468]*[.Q186] + [.G469]*[.Q187] + [.G470]*[.Q188] + [.G471]*[.Q189] )" office:value-type="float" office:value="-0.999894820890868" calcext:value-type="float">
            <text:p>-0.999894820890868</text:p>
          </table:table-cell>
          <table:table-cell table:number-columns-repeated="8"/>
          <table:table-cell table:style-name="ce9" table:formula="of:=RAND()" office:value-type="float" office:value="0.256519269456107" calcext:value-type="float">
            <text:p>0.256519269456107</text:p>
          </table:table-cell>
          <table:table-cell table:number-columns-repeated="4"/>
        </table:table-row>
        <table:table-row table:style-name="ro1">
          <table:table-cell office:value-type="float" office:value="311.14099" calcext:value-type="float">
            <text:p>311.14099</text:p>
          </table:table-cell>
          <table:table-cell table:number-columns-repeated="3"/>
          <table:table-cell table:formula="of:=[.$C$4] + ([.$C$5] - [.$C$4]) * (([.A461] - [.$C$1]) / ([.$C$2] - [.$C$1]))" office:value-type="float" office:value="-0.496671982266551" calcext:value-type="float">
            <text:p>-0.496671982266551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451]*[.Q190] + [.G452]*[.Q191] + [.G453]*[.Q192] + [.G454]*[.Q193] + [.G455]*[.Q194] + [.G456]*[.Q195] + [.G457]*[.Q196] + [.G458]*[.Q197] + [.G459]*[.Q198] + [.G460]*[.Q199] + [.G461]*[.Q200] + [.G462]*[.Q201] + [.G463]*[.Q202] + [.G464]*[.Q203] + [.G465]*[.Q204] + [.G466]*[.Q205] + [.G467]*[.Q206] + [.G468]*[.Q207] + [.G469]*[.Q208] + [.G470]*[.Q209] + [.G471]*[.Q210] )" office:value-type="float" office:value="-0.999811910233957" calcext:value-type="float">
            <text:p>-0.999811910233957</text:p>
          </table:table-cell>
          <table:table-cell table:number-columns-repeated="8"/>
          <table:table-cell table:style-name="ce9" table:formula="of:=RAND()" office:value-type="float" office:value="0.311497576121824" calcext:value-type="float">
            <text:p>0.311497576121824</text:p>
          </table:table-cell>
          <table:table-cell table:number-columns-repeated="4"/>
        </table:table-row>
        <table:table-row table:style-name="ro1">
          <table:table-cell office:value-type="float" office:value="277.853" calcext:value-type="float">
            <text:p>277.853</text:p>
          </table:table-cell>
          <table:table-cell table:number-columns-repeated="3"/>
          <table:table-cell table:formula="of:=[.$C$4] + ([.$C$5] - [.$C$4]) * (([.A462] - [.$C$1]) / ([.$C$2] - [.$C$1]))" office:value-type="float" office:value="-0.497218907233093" calcext:value-type="float">
            <text:p>-0.497218907233093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451]*[.Q211] + [.G452]*[.Q212] + [.G453]*[.Q213] + [.G454]*[.Q214] + [.G455]*[.Q215] + [.G456]*[.Q216] + [.G457]*[.Q217] + [.G458]*[.Q218] + [.G459]*[.Q219] + [.G460]*[.Q220] + [.G461]*[.Q221] + [.G462]*[.Q222] + [.G463]*[.Q223] + [.G464]*[.Q224] + [.G465]*[.Q225] + [.G466]*[.Q226] + [.G467]*[.Q227] + [.G468]*[.Q228] + [.G469]*[.Q229] + [.G470]*[.Q230] + [.G471]*[.Q231] )" office:value-type="float" office:value="-0.998246954939225" calcext:value-type="float">
            <text:p>-0.998246954939225</text:p>
          </table:table-cell>
          <table:table-cell table:number-columns-repeated="8"/>
          <table:table-cell table:style-name="ce9" table:formula="of:=RAND()" office:value-type="float" office:value="0.127950398269005" calcext:value-type="float">
            <text:p>0.127950398269005</text:p>
          </table:table-cell>
          <table:table-cell table:number-columns-repeated="4"/>
        </table:table-row>
        <table:table-row table:style-name="ro1">
          <table:table-cell office:value-type="float" office:value="270.813" calcext:value-type="float">
            <text:p>270.813</text:p>
          </table:table-cell>
          <table:table-cell table:number-columns-repeated="3"/>
          <table:table-cell table:formula="of:=[.$C$4] + ([.$C$5] - [.$C$4]) * (([.A463] - [.$C$1]) / ([.$C$2] - [.$C$1]))" office:value-type="float" office:value="-0.497334575129065" calcext:value-type="float">
            <text:p>-0.497334575129065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451]*[.Q232] + [.G452]*[.Q233] + [.G453]*[.Q234] + [.G454]*[.Q235] + [.G455]*[.Q236] + [.G456]*[.Q237] + [.G457]*[.Q238] + [.G458]*[.Q239] + [.G459]*[.Q240] + [.G460]*[.Q241] + [.G461]*[.Q242] + [.G462]*[.Q243] + [.G463]*[.Q244] + [.G464]*[.Q245] + [.G465]*[.Q246] + [.G466]*[.Q247] + [.G467]*[.Q248] + [.G468]*[.Q249] + [.G469]*[.Q250] + [.G470]*[.Q251] + [.G471]*[.Q252] )" office:value-type="float" office:value="-0.999955606285667" calcext:value-type="float">
            <text:p>-0.999955606285667</text:p>
          </table:table-cell>
          <table:table-cell table:number-columns-repeated="8"/>
          <table:table-cell table:style-name="ce9" table:formula="of:=RAND()" office:value-type="float" office:value="0.705227985789716" calcext:value-type="float">
            <text:p>0.705227985789716</text:p>
          </table:table-cell>
          <table:table-cell table:number-columns-repeated="4"/>
        </table:table-row>
        <table:table-row table:style-name="ro1">
          <table:table-cell office:value-type="float" office:value="272.0175" calcext:value-type="float">
            <text:p>272.0175</text:p>
          </table:table-cell>
          <table:table-cell table:number-columns-repeated="3"/>
          <table:table-cell table:formula="of:=[.$C$4] + ([.$C$5] - [.$C$4]) * (([.A464] - [.$C$1]) / ([.$C$2] - [.$C$1]))" office:value-type="float" office:value="-0.497314785074989" calcext:value-type="float">
            <text:p>-0.497314785074989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451]*[.Q253] + [.G452]*[.Q254] + [.G453]*[.Q255] + [.G454]*[.Q256] + [.G455]*[.Q257] + [.G456]*[.Q258] + [.G457]*[.Q259] + [.G458]*[.Q260] + [.G459]*[.Q261] + [.G460]*[.Q262] + [.G461]*[.Q263] + [.G462]*[.Q264] + [.G463]*[.Q265] + [.G464]*[.Q266] + [.G465]*[.Q267] + [.G466]*[.Q268] + [.G467]*[.Q269] + [.G468]*[.Q270] + [.G469]*[.Q271] + [.G470]*[.Q272] + [.G471]*[.Q273] )" office:value-type="float" office:value="-0.999989234693278" calcext:value-type="float">
            <text:p>-0.999989234693278</text:p>
          </table:table-cell>
          <table:table-cell table:number-columns-repeated="8"/>
          <table:table-cell table:style-name="ce9" table:formula="of:=RAND()" office:value-type="float" office:value="0.204029663657443" calcext:value-type="float">
            <text:p>0.204029663657443</text:p>
          </table:table-cell>
          <table:table-cell table:number-columns-repeated="4"/>
        </table:table-row>
        <table:table-row table:style-name="ro1">
          <table:table-cell office:value-type="float" office:value="283.84125" calcext:value-type="float">
            <text:p>283.84125</text:p>
          </table:table-cell>
          <table:table-cell table:number-columns-repeated="3"/>
          <table:table-cell table:formula="of:=[.$C$4] + ([.$C$5] - [.$C$4]) * (([.A465] - [.$C$1]) / ([.$C$2] - [.$C$1]))" office:value-type="float" office:value="-0.497120519693596" calcext:value-type="float">
            <text:p>-0.497120519693596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451]*[.Q274] + [.G452]*[.Q275] + [.G453]*[.Q276] + [.G454]*[.Q277] + [.G455]*[.Q278] + [.G456]*[.Q279] + [.G457]*[.Q280] + [.G458]*[.Q281] + [.G459]*[.Q282] + [.G460]*[.Q283] + [.G461]*[.Q284] + [.G462]*[.Q285] + [.G463]*[.Q286] + [.G464]*[.Q287] + [.G465]*[.Q288] + [.G466]*[.Q289] + [.G467]*[.Q290] + [.G468]*[.Q291] + [.G469]*[.Q292] + [.G470]*[.Q293] + [.G471]*[.Q294] )" office:value-type="float" office:value="-0.99995202590396" calcext:value-type="float">
            <text:p>-0.99995202590396</text:p>
          </table:table-cell>
          <table:table-cell table:number-columns-repeated="8"/>
          <table:table-cell table:style-name="ce9" table:formula="of:=RAND()" office:value-type="float" office:value="0.225532727258701" calcext:value-type="float">
            <text:p>0.225532727258701</text:p>
          </table:table-cell>
          <table:table-cell table:number-columns-repeated="4"/>
        </table:table-row>
        <table:table-row table:style-name="ro1">
          <table:table-cell office:value-type="float" office:value="290.485" calcext:value-type="float">
            <text:p>290.485</text:p>
          </table:table-cell>
          <table:table-cell table:number-columns-repeated="3"/>
          <table:table-cell table:formula="of:=[.$C$4] + ([.$C$5] - [.$C$4]) * (([.A466] - [.$C$1]) / ([.$C$2] - [.$C$1]))" office:value-type="float" office:value="-0.497011362224297" calcext:value-type="float">
            <text:p>-0.497011362224297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451]*[.Q295] + [.G452]*[.Q296] + [.G453]*[.Q297] + [.G454]*[.Q298] + [.G455]*[.Q299] + [.G456]*[.Q300] + [.G457]*[.Q301] + [.G458]*[.Q302] + [.G459]*[.Q303] + [.G460]*[.Q304] + [.G461]*[.Q305] + [.G462]*[.Q306] + [.G463]*[.Q307] + [.G464]*[.Q308] + [.G465]*[.Q309] + [.G466]*[.Q310] + [.G467]*[.Q311] + [.G468]*[.Q312] + [.G469]*[.Q313] + [.G470]*[.Q314] + [.G471]*[.Q315] )" office:value-type="float" office:value="-0.999712281804953" calcext:value-type="float">
            <text:p>-0.999712281804953</text:p>
          </table:table-cell>
          <table:table-cell table:number-columns-repeated="8"/>
          <table:table-cell table:style-name="ce9" table:formula="of:=RAND()" office:value-type="float" office:value="0.617346879068973" calcext:value-type="float">
            <text:p>0.617346879068973</text:p>
          </table:table-cell>
          <table:table-cell table:number-columns-repeated="4"/>
        </table:table-row>
        <table:table-row table:style-name="ro1">
          <table:table-cell office:value-type="float" office:value="281.03625" calcext:value-type="float">
            <text:p>281.03625</text:p>
          </table:table-cell>
          <table:table-cell table:number-columns-repeated="3"/>
          <table:table-cell table:formula="of:=[.$C$4] + ([.$C$5] - [.$C$4]) * (([.A467] - [.$C$1]) / ([.$C$2] - [.$C$1]))" office:value-type="float" office:value="-0.497166606120898" calcext:value-type="float">
            <text:p>-0.497166606120898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451]*[.Q316] + [.G452]*[.Q317] + [.G453]*[.Q318] + [.G454]*[.Q319] + [.G455]*[.Q320] + [.G456]*[.Q321] + [.G457]*[.Q322] + [.G458]*[.Q323] + [.G459]*[.Q324] + [.G460]*[.Q325] + [.G461]*[.Q326] + [.G462]*[.Q327] + [.G463]*[.Q328] + [.G464]*[.Q329] + [.G465]*[.Q330] + [.G466]*[.Q331] + [.G467]*[.Q332] + [.G468]*[.Q333] + [.G469]*[.Q334] + [.G470]*[.Q335] + [.G471]*[.Q336] )" office:value-type="float" office:value="-0.997575270609512" calcext:value-type="float">
            <text:p>-0.997575270609512</text:p>
          </table:table-cell>
          <table:table-cell table:number-columns-repeated="8"/>
          <table:table-cell table:style-name="ce9" table:formula="of:=RAND()" office:value-type="float" office:value="0.47019762630289" calcext:value-type="float">
            <text:p>0.47019762630289</text:p>
          </table:table-cell>
          <table:table-cell table:number-columns-repeated="4"/>
        </table:table-row>
        <table:table-row table:style-name="ro1">
          <table:table-cell office:value-type="float" office:value="286.688" calcext:value-type="float">
            <text:p>286.688</text:p>
          </table:table-cell>
          <table:table-cell table:number-columns-repeated="3"/>
          <table:table-cell table:formula="of:=[.$C$4] + ([.$C$5] - [.$C$4]) * (([.A468] - [.$C$1]) / ([.$C$2] - [.$C$1]))" office:value-type="float" office:value="-0.497073747309667" calcext:value-type="float">
            <text:p>-0.497073747309667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451]*[.Q337] + [.G452]*[.Q338] + [.G453]*[.Q339] + [.G454]*[.Q340] + [.G455]*[.Q341] + [.G456]*[.Q342] + [.G457]*[.Q343] + [.G458]*[.Q344] + [.G459]*[.Q345] + [.G460]*[.Q346] + [.G461]*[.Q347] + [.G462]*[.Q348] + [.G463]*[.Q349] + [.G464]*[.Q350] + [.G465]*[.Q351] + [.G466]*[.Q352] + [.G467]*[.Q353] + [.G468]*[.Q354] + [.G469]*[.Q355] + [.G470]*[.Q356] + [.G471]*[.Q357] )" office:value-type="float" office:value="-0.999545783221754" calcext:value-type="float">
            <text:p>-0.999545783221754</text:p>
          </table:table-cell>
          <table:table-cell table:number-columns-repeated="8"/>
          <table:table-cell table:style-name="ce9" table:formula="of:=RAND()" office:value-type="float" office:value="0.674926405161458" calcext:value-type="float">
            <text:p>0.674926405161458</text:p>
          </table:table-cell>
          <table:table-cell table:number-columns-repeated="4"/>
        </table:table-row>
        <table:table-row table:style-name="ro1">
          <table:table-cell office:value-type="float" office:value="277.64999" calcext:value-type="float">
            <text:p>277.64999</text:p>
          </table:table-cell>
          <table:table-cell table:number-columns-repeated="3"/>
          <table:table-cell table:formula="of:=[.$C$4] + ([.$C$5] - [.$C$4]) * (([.A469] - [.$C$1]) / ([.$C$2] - [.$C$1]))" office:value-type="float" office:value="-0.497222242707462" calcext:value-type="float">
            <text:p>-0.497222242707462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451]*[.Q358] + [.G452]*[.Q359] + [.G453]*[.Q360] + [.G454]*[.Q361] + [.G455]*[.Q362] + [.G456]*[.Q363] + [.G457]*[.Q364] + [.G458]*[.Q365] + [.G459]*[.Q366] + [.G460]*[.Q367] + [.G461]*[.Q368] + [.G462]*[.Q369] + [.G463]*[.Q370] + [.G464]*[.Q371] + [.G465]*[.Q372] + [.G466]*[.Q373] + [.G467]*[.Q374] + [.G468]*[.Q375] + [.G469]*[.Q376] + [.G470]*[.Q377] + [.G471]*[.Q378] )" office:value-type="float" office:value="-0.998917448739538" calcext:value-type="float">
            <text:p>-0.998917448739538</text:p>
          </table:table-cell>
          <table:table-cell table:number-columns-repeated="8"/>
          <table:table-cell table:style-name="ce9" table:formula="of:=RAND()" office:value-type="float" office:value="0.867932605732656" calcext:value-type="float">
            <text:p>0.867932605732656</text:p>
          </table:table-cell>
          <table:table-cell table:number-columns-repeated="4"/>
        </table:table-row>
        <table:table-row table:style-name="ro1">
          <table:table-cell office:value-type="float" office:value="268.10199" calcext:value-type="float">
            <text:p>268.10199</text:p>
          </table:table-cell>
          <table:table-cell table:number-columns-repeated="3"/>
          <table:table-cell table:formula="of:=[.$C$4] + ([.$C$5] - [.$C$4]) * (([.A470] - [.$C$1]) / ([.$C$2] - [.$C$1]))" office:value-type="float" office:value="-0.497379117291375" calcext:value-type="float">
            <text:p>-0.497379117291375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451]*[.Q379] + [.G452]*[.Q380] + [.G453]*[.Q381] + [.G454]*[.Q382] + [.G455]*[.Q383] + [.G456]*[.Q384] + [.G457]*[.Q385] + [.G458]*[.Q386] + [.G459]*[.Q387] + [.G460]*[.Q388] + [.G461]*[.Q389] + [.G462]*[.Q390] + [.G463]*[.Q391] + [.G464]*[.Q392] + [.G465]*[.Q393] + [.G466]*[.Q394] + [.G467]*[.Q395] + [.G468]*[.Q396] + [.G469]*[.Q397] + [.G470]*[.Q398] + [.G471]*[.Q399] )" office:value-type="float" office:value="-0.999726400333125" calcext:value-type="float">
            <text:p>-0.999726400333125</text:p>
          </table:table-cell>
          <table:table-cell table:number-columns-repeated="8"/>
          <table:table-cell table:style-name="ce9" table:formula="of:=RAND()" office:value-type="float" office:value="0.126091281676282" calcext:value-type="float">
            <text:p>0.126091281676282</text:p>
          </table:table-cell>
          <table:table-cell table:number-columns-repeated="4"/>
        </table:table-row>
        <table:table-row table:style-name="ro1">
          <table:table-cell office:value-type="float" office:value="243.081" calcext:value-type="float">
            <text:p>243.081</text:p>
          </table:table-cell>
          <table:table-cell table:number-columns-repeated="3"/>
          <table:table-cell table:formula="of:=[.$C$4] + ([.$C$5] - [.$C$4]) * (([.A471] - [.$C$1]) / ([.$C$2] - [.$C$1]))" office:value-type="float" office:value="-0.497790214630644" calcext:value-type="float">
            <text:p>-0.497790214630644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451]*[.Q400] + [.G452]*[.Q401] + [.G453]*[.Q402] + [.G454]*[.Q403] + [.G455]*[.Q404] + [.G456]*[.Q405] + [.G457]*[.Q406] + [.G458]*[.Q407] + [.G459]*[.Q408] + [.G460]*[.Q409] + [.G461]*[.Q410] + [.G462]*[.Q411] + [.G463]*[.Q412] + [.G464]*[.Q413] + [.G465]*[.Q414] + [.G466]*[.Q415] + [.G467]*[.Q416] + [.G468]*[.Q417] + [.G469]*[.Q418] + [.G470]*[.Q419] + [.G471]*[.Q420] )" office:value-type="float" office:value="-0.999740869374726" calcext:value-type="float">
            <text:p>-0.999740869374726</text:p>
          </table:table-cell>
          <table:table-cell table:number-columns-repeated="8"/>
          <table:table-cell table:style-name="ce9" table:formula="of:=RAND()" office:value-type="float" office:value="0.880687047850884" calcext:value-type="float">
            <text:p>0.880687047850884</text:p>
          </table:table-cell>
          <table:table-cell table:number-columns-repeated="4"/>
        </table:table-row>
        <table:table-row table:style-name="ro1">
          <table:table-cell office:value-type="float" office:value="219.128" calcext:value-type="float">
            <text:p>219.128</text:p>
          </table:table-cell>
          <table:table-cell table:number-columns-repeated="3"/>
          <table:table-cell table:formula="of:=[.$C$4] + ([.$C$5] - [.$C$4]) * (([.A472] - [.$C$1]) / ([.$C$2] - [.$C$1]))" office:value-type="float" office:value="-0.498183764788631" calcext:value-type="float">
            <text:p>-0.498183764788631</text:p>
          </table:table-cell>
          <table:table-cell table:number-columns-repeated="2"/>
          <table:table-cell table:style-name="ce17" table:formula="of:=TANH( [.G451]*[.Q421] + [.G452]*[.Q422] + [.G453]*[.Q423] + [.G454]*[.Q424] + [.G455]*[.Q425] + [.G456]*[.Q426] + [.G457]*[.Q427] + [.G458]*[.Q428] + [.G459]*[.Q429] + [.G460]*[.Q430] + [.G461]*[.Q431] + [.G462]*[.Q432] + [.G463]*[.Q433] + [.G464]*[.Q434] + [.G465]*[.Q435] + [.G466]*[.Q436] + [.G467]*[.Q437] + [.G468]*[.Q438] + [.G469]*[.Q439] + [.G470]*[.Q440] + [.G471]*[.Q441] )" office:value-type="float" office:value="-0.999610546616541" calcext:value-type="float">
            <text:p>-0.999610546616541</text:p>
          </table:table-cell>
          <table:table-cell table:number-columns-repeated="8"/>
          <table:table-cell table:style-name="ce9" table:formula="of:=RAND()" office:value-type="float" office:value="0.0041535591043856" calcext:value-type="float">
            <text:p>0.004153559104386</text:p>
          </table:table-cell>
          <table:table-cell table:number-columns-repeated="4"/>
        </table:table-row>
        <table:table-row table:style-name="ro1">
          <table:table-cell office:value-type="float" office:value="193.3511" calcext:value-type="float">
            <text:p>193.3511</text:p>
          </table:table-cell>
          <table:table-cell table:number-columns-repeated="3"/>
          <table:table-cell table:formula="of:=[.$C$4] + ([.$C$5] - [.$C$4]) * (([.A473] - [.$C$1]) / ([.$C$2] - [.$C$1]))" office:value-type="float" office:value="-0.498607281803929" calcext:value-type="float">
            <text:p>-0.498607281803929</text:p>
          </table:table-cell>
          <table:table-cell table:number-columns-repeated="2"/>
          <table:table-cell table:style-name="ce17" table:formula="of:=TANH( [.G451]*[.Q442] + [.G452]*[.Q443] + [.G453]*[.Q444] + [.G454]*[.Q445] + [.G455]*[.Q446] + [.G456]*[.Q447] + [.G457]*[.Q448] + [.G458]*[.Q449] + [.G459]*[.Q450] + [.G460]*[.Q451] + [.G461]*[.Q452] + [.G462]*[.Q453] + [.G463]*[.Q454] + [.G464]*[.Q455] + [.G465]*[.Q456] + [.G466]*[.Q457] + [.G467]*[.Q458] + [.G468]*[.Q459] + [.G469]*[.Q460] + [.G470]*[.Q461] + [.G471]*[.Q462] )" office:value-type="float" office:value="-0.999359333062754" calcext:value-type="float">
            <text:p>-0.999359333062754</text:p>
          </table:table-cell>
          <table:table-cell table:number-columns-repeated="8"/>
          <table:table-cell table:style-name="ce9" table:formula="of:=RAND()" office:value-type="float" office:value="0.727459679266127" calcext:value-type="float">
            <text:p>0.727459679266127</text:p>
          </table:table-cell>
          <table:table-cell table:number-columns-repeated="4"/>
        </table:table-row>
        <table:table-row table:style-name="ro1">
          <table:table-cell office:value-type="float" office:value="220.5745" calcext:value-type="float">
            <text:p>220.5745</text:p>
          </table:table-cell>
          <table:table-cell table:number-columns-repeated="3"/>
          <table:table-cell table:formula="of:=[.$C$4] + ([.$C$5] - [.$C$4]) * (([.A474] - [.$C$1]) / ([.$C$2] - [.$C$1]))" office:value-type="float" office:value="-0.49815999865063" calcext:value-type="float">
            <text:p>-0.49815999865063</text:p>
          </table:table-cell>
          <table:table-cell table:number-columns-repeated="2"/>
          <table:table-cell table:style-name="ce17" table:formula="of:=TANH( [.G451]*[.Q463] + [.G452]*[.Q464] + [.G453]*[.Q465] + [.G454]*[.Q466] + [.G455]*[.Q467] + [.G456]*[.Q468] + [.G457]*[.Q469] + [.G458]*[.Q470] + [.G459]*[.Q471] + [.G460]*[.Q472] + [.G461]*[.Q473] + [.G462]*[.Q474] + [.G463]*[.Q475] + [.G464]*[.Q476] + [.G465]*[.Q477] + [.G466]*[.Q478] + [.G467]*[.Q479] + [.G468]*[.Q480] + [.G469]*[.Q481] + [.G470]*[.Q482] + [.G471]*[.Q483] )" office:value-type="float" office:value="-0.99960833254482" calcext:value-type="float">
            <text:p>-0.99960833254482</text:p>
          </table:table-cell>
          <table:table-cell table:number-columns-repeated="8"/>
          <table:table-cell table:style-name="ce9" table:formula="of:=RAND()" office:value-type="float" office:value="0.712759753493097" calcext:value-type="float">
            <text:p>0.712759753493097</text:p>
          </table:table-cell>
          <table:table-cell table:number-columns-repeated="4"/>
        </table:table-row>
        <table:table-row table:style-name="ro1">
          <table:table-cell office:value-type="float" office:value="209.1655" calcext:value-type="float">
            <text:p>209.1655</text:p>
          </table:table-cell>
          <table:table-cell table:number-columns-repeated="3"/>
          <table:table-cell table:formula="of:=[.$C$4] + ([.$C$5] - [.$C$4]) * (([.A475] - [.$C$1]) / ([.$C$2] - [.$C$1]))" office:value-type="float" office:value="-0.498347449648521" calcext:value-type="float">
            <text:p>-0.498347449648521</text:p>
          </table:table-cell>
          <table:table-cell table:number-columns-repeated="11"/>
          <table:table-cell table:style-name="ce9" table:formula="of:=RAND()" office:value-type="float" office:value="0.931793746180197" calcext:value-type="float">
            <text:p>0.931793746180197</text:p>
          </table:table-cell>
          <table:table-cell table:number-columns-repeated="4"/>
        </table:table-row>
        <table:table-row table:style-name="ro1">
          <table:table-cell office:value-type="float" office:value="195.59467" calcext:value-type="float">
            <text:p>195.59467</text:p>
          </table:table-cell>
          <table:table-cell table:number-columns-repeated="3"/>
          <table:table-cell table:formula="of:=[.$C$4] + ([.$C$5] - [.$C$4]) * (([.A476] - [.$C$1]) / ([.$C$2] - [.$C$1]))" office:value-type="float" office:value="-0.49857041972703" calcext:value-type="float">
            <text:p>-0.498570419727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9" table:formula="of:=RAND()" office:value-type="float" office:value="0.239817447931195" calcext:value-type="float">
            <text:p>0.239817447931195</text:p>
          </table:table-cell>
          <table:table-cell table:number-columns-repeated="4"/>
        </table:table-row>
        <table:table-row table:style-name="ro1">
          <table:table-cell office:value-type="float" office:value="212.2711" calcext:value-type="float">
            <text:p>212.2711</text:p>
          </table:table-cell>
          <table:table-cell table:number-columns-repeated="3"/>
          <table:table-cell table:formula="of:=[.$C$4] + ([.$C$5] - [.$C$4]) * (([.A477] - [.$C$1]) / ([.$C$2] - [.$C$1]))" office:value-type="float" office:value="-0.498296424333502" calcext:value-type="float">
            <text:p>-0.498296424333502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476]*[.Q1] + [.G477]*[.Q2] + [.G478]*[.Q3] + [.G479]*[.Q4] + [.G480]*[.Q5] + [.G481]*[.Q6] + [.G482]*[.Q7] + [.G483]*[.Q8] + [.G484]*[.Q9] + [.G485]*[.Q10] + [.G486]*[.Q11] + [.G487]*[.Q12] + [.G488]*[.Q13] + [.G489]*[.Q14] + [.G490]*[.Q15] + [.G491]*[.Q16] + [.G492]*[.Q17] + [.G493]*[.Q18] + [.G494]*[.Q19] + [.G495]*[.Q20] + [.G496]*[.Q21] )" office:value-type="float" office:value="-0.999832320459814" calcext:value-type="float">
            <text:p>-0.999832320459814</text:p>
          </table:table-cell>
          <table:table-cell table:style-name="ce19" table:formula="of:=TANH( [.H476]*[.S1] + [.H477]*[.S2] + [.H478]*[.S3] + [.H479]*[.S4] + [.H480]*[.S5] + [.H481]*[.S6] + [.H482]*[.S7] + [.H483]*[.S8] + [.H484]*[.S9] + [.H485]*[.S10] + [.H486]*[.S11] + [.H487]*[.S12] + [.H488]*[.S13] + [.H489]*[.S14] + [.H490]*[.S15] + [.H491]*[.S16] + [.H492]*[.S17] + [.H493]*[.S18] + [.H494]*[.S19] + [.H495]*[.S20] + [.H496]*[.S21] + [.H497]*[.S22] + [.H498]*[.S23] + [.H499]*[.S24] )" office:value-type="float" office:value="-0.999999999374194" calcext:value-type="float">
            <text:p>-0.999999999374194</text:p>
          </table:table-cell>
          <table:table-cell table:style-name="ce20" office:value-type="float" office:value="-0.496945609132961" calcext:value-type="float">
            <text:p>-0.496945609132961</text:p>
          </table:table-cell>
          <table:table-cell table:style-name="ce21" table:formula="of:= ([.J477]-[.I477]) * ([.J477]-[.I477])" office:value-type="float" office:value="0.253063719540978" calcext:value-type="float">
            <text:p>0.253063719540978</text:p>
          </table:table-cell>
          <table:table-cell table:number-columns-repeated="5"/>
          <table:table-cell table:style-name="ce9" table:formula="of:=RAND()" office:value-type="float" office:value="0.333907478571591" calcext:value-type="float">
            <text:p>0.333907478571591</text:p>
          </table:table-cell>
          <table:table-cell table:number-columns-repeated="4"/>
        </table:table-row>
        <table:table-row table:style-name="ro1">
          <table:table-cell office:value-type="float" office:value="211.5401" calcext:value-type="float">
            <text:p>211.5401</text:p>
          </table:table-cell>
          <table:table-cell table:number-columns-repeated="3"/>
          <table:table-cell table:formula="of:=[.$C$4] + ([.$C$5] - [.$C$4]) * (([.A478] - [.$C$1]) / ([.$C$2] - [.$C$1]))" office:value-type="float" office:value="-0.498308434735769" calcext:value-type="float">
            <text:p>-0.498308434735769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476]*[.Q22] + [.G477]*[.Q23] + [.G478]*[.Q24] + [.G479]*[.Q25] + [.G480]*[.Q26] + [.G481]*[.Q27] + [.G482]*[.Q28] + [.G483]*[.Q29] + [.G484]*[.Q30] + [.G485]*[.Q31] + [.G486]*[.Q32] + [.G487]*[.Q33] + [.G488]*[.Q34] + [.G489]*[.Q35] + [.G490]*[.Q36] + [.G491]*[.Q37] + [.G492]*[.Q38] + [.G493]*[.Q39] + [.G494]*[.Q40] + [.G495]*[.Q41] + [.G496]*[.Q42] )" office:value-type="float" office:value="-0.998547630187516" calcext:value-type="float">
            <text:p>-0.998547630187516</text:p>
          </table:table-cell>
          <table:table-cell table:style-name="ce19" table:formula="of:=TANH( [.H476]*[.S25] + [.H477]*[.S26] + [.H478]*[.S27] + [.H479]*[.S28] + [.H480]*[.S29] + [.H481]*[.S30] + [.H482]*[.S31] + [.H483]*[.S32] + [.H484]*[.S33] + [.H485]*[.S34] + [.H486]*[.S35] + [.H487]*[.S36] + [.H488]*[.S37] + [.H489]*[.S38] + [.H490]*[.S39] + [.H491]*[.S40] + [.H492]*[.S41] + [.H493]*[.S42] + [.H494]*[.S43] + [.H495]*[.S44] + [.H496]*[.S45] + [.H497]*[.S46] + [.H498]*[.S47] + [.H499]*[.S48] )" office:value-type="float" office:value="-0.999999996081313" calcext:value-type="float">
            <text:p>-0.999999996081313</text:p>
          </table:table-cell>
          <table:table-cell table:style-name="ce20" office:value-type="float" office:value="-0.496344000361287" calcext:value-type="float">
            <text:p>-0.496344000361287</text:p>
          </table:table-cell>
          <table:table-cell table:style-name="ce21" table:formula="of:= ([.J478]-[.I478]) * ([.J478]-[.I478])" office:value-type="float" office:value="0.253669362024731" calcext:value-type="float">
            <text:p>0.253669362024731</text:p>
          </table:table-cell>
          <table:table-cell table:number-columns-repeated="5"/>
          <table:table-cell table:style-name="ce9" table:formula="of:=RAND()" office:value-type="float" office:value="0.106932512356996" calcext:value-type="float">
            <text:p>0.106932512356996</text:p>
          </table:table-cell>
          <table:table-cell table:number-columns-repeated="4"/>
        </table:table-row>
        <table:table-row table:style-name="ro1">
          <table:table-cell office:value-type="float" office:value="212.28249" calcext:value-type="float">
            <text:p>212.28249</text:p>
          </table:table-cell>
          <table:table-cell table:number-columns-repeated="3"/>
          <table:table-cell table:formula="of:=[.$C$4] + ([.$C$5] - [.$C$4]) * (([.A479] - [.$C$1]) / ([.$C$2] - [.$C$1]))" office:value-type="float" office:value="-0.498296237194676" calcext:value-type="float">
            <text:p>-0.498296237194676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476]*[.Q43] + [.G477]*[.Q44] + [.G478]*[.Q45] + [.G479]*[.Q46] + [.G480]*[.Q47] + [.G481]*[.Q48] + [.G482]*[.Q49] + [.G483]*[.Q50] + [.G484]*[.Q51] + [.G485]*[.Q52] + [.G486]*[.Q53] + [.G487]*[.Q54] + [.G488]*[.Q55] + [.G489]*[.Q56] + [.G490]*[.Q57] + [.G491]*[.Q58] + [.G492]*[.Q59] + [.G493]*[.Q60] + [.G494]*[.Q61] + [.G495]*[.Q62] + [.G496]*[.Q63] )" office:value-type="float" office:value="-0.999794327453534" calcext:value-type="float">
            <text:p>-0.999794327453534</text:p>
          </table:table-cell>
          <table:table-cell table:style-name="ce19" table:formula="of:=TANH( [.H476]*[.S49] + [.H477]*[.S50] + [.H478]*[.S51] + [.H479]*[.S52] + [.H480]*[.S53] + [.H481]*[.S54] + [.H482]*[.S55] + [.H483]*[.S56] + [.H484]*[.S57] + [.H485]*[.S58] + [.H486]*[.S59] + [.H487]*[.S60] + [.H488]*[.S61] + [.H489]*[.S62] + [.H490]*[.S63] + [.H491]*[.S64] + [.H492]*[.S65] + [.H493]*[.S66] + [.H494]*[.S67] + [.H495]*[.S68] + [.H496]*[.S69] + [.H497]*[.S70] + [.H498]*[.S71] + [.H499]*[.S72] )" office:value-type="float" office:value="-0.999999972594268" calcext:value-type="float">
            <text:p>-0.999999972594268</text:p>
          </table:table-cell>
          <table:table-cell table:style-name="ce20" office:value-type="float" office:value="-0.497086899603804" calcext:value-type="float">
            <text:p>-0.497086899603804</text:p>
          </table:table-cell>
          <table:table-cell table:style-name="ce21" table:formula="of:= ([.J479]-[.I479]) * ([.J479]-[.I479])" office:value-type="float" office:value="0.252921558984711" calcext:value-type="float">
            <text:p>0.252921558984711</text:p>
          </table:table-cell>
          <table:table-cell table:number-columns-repeated="5"/>
          <table:table-cell table:style-name="ce9" table:formula="of:=RAND()" office:value-type="float" office:value="0.990894275003096" calcext:value-type="float">
            <text:p>0.990894275003096</text:p>
          </table:table-cell>
          <table:table-cell table:number-columns-repeated="4"/>
        </table:table-row>
        <table:table-row table:style-name="ro1">
          <table:table-cell office:value-type="float" office:value="230.6754" calcext:value-type="float">
            <text:p>230.6754</text:p>
          </table:table-cell>
          <table:table-cell table:number-columns-repeated="3"/>
          <table:table-cell table:formula="of:=[.$C$4] + ([.$C$5] - [.$C$4]) * (([.A480] - [.$C$1]) / ([.$C$2] - [.$C$1]))" office:value-type="float" office:value="-0.497994039865058" calcext:value-type="float">
            <text:p>-0.497994039865058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476]*[.Q64] + [.G477]*[.Q65] + [.G478]*[.Q66] + [.G479]*[.Q67] + [.G480]*[.Q68] + [.G481]*[.Q69] + [.G482]*[.Q70] + [.G483]*[.Q71] + [.G484]*[.Q72] + [.G485]*[.Q73] + [.G486]*[.Q74] + [.G487]*[.Q75] + [.G488]*[.Q76] + [.G489]*[.Q77] + [.G490]*[.Q78] + [.G491]*[.Q79] + [.G492]*[.Q80] + [.G493]*[.Q81] + [.G494]*[.Q82] + [.G495]*[.Q83] + [.G496]*[.Q84] )" office:value-type="float" office:value="-0.999753703755814" calcext:value-type="float">
            <text:p>-0.999753703755814</text:p>
          </table:table-cell>
          <table:table-cell table:number-columns-repeated="8"/>
          <table:table-cell table:style-name="ce9" table:formula="of:=RAND()" office:value-type="float" office:value="0.315956792381111" calcext:value-type="float">
            <text:p>0.315956792381111</text:p>
          </table:table-cell>
          <table:table-cell table:number-columns-repeated="4"/>
        </table:table-row>
        <table:table-row table:style-name="ro1">
          <table:table-cell office:value-type="float" office:value="226.30419" calcext:value-type="float">
            <text:p>226.30419</text:p>
          </table:table-cell>
          <table:table-cell table:number-columns-repeated="3"/>
          <table:table-cell table:formula="of:=[.$C$4] + ([.$C$5] - [.$C$4]) * (([.A481] - [.$C$1]) / ([.$C$2] - [.$C$1]))" office:value-type="float" office:value="-0.498065859277495" calcext:value-type="float">
            <text:p>-0.498065859277495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476]*[.Q85] + [.G477]*[.Q86] + [.G478]*[.Q87] + [.G479]*[.Q88] + [.G480]*[.Q89] + [.G481]*[.Q90] + [.G482]*[.Q91] + [.G483]*[.Q92] + [.G484]*[.Q93] + [.G485]*[.Q94] + [.G486]*[.Q95] + [.G487]*[.Q96] + [.G488]*[.Q97] + [.G489]*[.Q98] + [.G490]*[.Q99] + [.G491]*[.Q100] + [.G492]*[.Q101] + [.G493]*[.Q102] + [.G494]*[.Q103] + [.G495]*[.Q104] + [.G496]*[.Q105] )" office:value-type="float" office:value="-0.998437063814301" calcext:value-type="float">
            <text:p>-0.998437063814301</text:p>
          </table:table-cell>
          <table:table-cell table:number-columns-repeated="8"/>
          <table:table-cell table:style-name="ce9" table:formula="of:=RAND()" office:value-type="float" office:value="0.245745205540358" calcext:value-type="float">
            <text:p>0.245745205540358</text:p>
          </table:table-cell>
          <table:table-cell table:number-columns-repeated="4"/>
        </table:table-row>
        <table:table-row table:style-name="ro1">
          <table:table-cell office:value-type="float" office:value="231.4242" calcext:value-type="float">
            <text:p>231.4242</text:p>
          </table:table-cell>
          <table:table-cell table:number-columns-repeated="3"/>
          <table:table-cell table:formula="of:=[.$C$4] + ([.$C$5] - [.$C$4]) * (([.A482] - [.$C$1]) / ([.$C$2] - [.$C$1]))" office:value-type="float" office:value="-0.497981737007032" calcext:value-type="float">
            <text:p>-0.497981737007032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476]*[.Q106] + [.G477]*[.Q107] + [.G478]*[.Q108] + [.G479]*[.Q109] + [.G480]*[.Q110] + [.G481]*[.Q111] + [.G482]*[.Q112] + [.G483]*[.Q113] + [.G484]*[.Q114] + [.G485]*[.Q115] + [.G486]*[.Q116] + [.G487]*[.Q117] + [.G488]*[.Q118] + [.G489]*[.Q119] + [.G490]*[.Q120] + [.G491]*[.Q121] + [.G492]*[.Q122] + [.G493]*[.Q123] + [.G494]*[.Q124] + [.G495]*[.Q125] + [.G496]*[.Q126] )" office:value-type="float" office:value="-0.999583227720195" calcext:value-type="float">
            <text:p>-0.999583227720195</text:p>
          </table:table-cell>
          <table:table-cell table:number-columns-repeated="8"/>
          <table:table-cell table:style-name="ce9" table:formula="of:=RAND()" office:value-type="float" office:value="0.616094301664285" calcext:value-type="float">
            <text:p>0.616094301664285</text:p>
          </table:table-cell>
          <table:table-cell table:number-columns-repeated="4"/>
        </table:table-row>
        <table:table-row table:style-name="ro1">
          <table:table-cell office:value-type="float" office:value="251.606" calcext:value-type="float">
            <text:p>251.606</text:p>
          </table:table-cell>
          <table:table-cell table:number-columns-repeated="3"/>
          <table:table-cell table:formula="of:=[.$C$4] + ([.$C$5] - [.$C$4]) * (([.A483] - [.$C$1]) / ([.$C$2] - [.$C$1]))" office:value-type="float" office:value="-0.497650148037864" calcext:value-type="float">
            <text:p>-0.497650148037864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476]*[.Q127] + [.G477]*[.Q128] + [.G478]*[.Q129] + [.G479]*[.Q130] + [.G480]*[.Q131] + [.G481]*[.Q132] + [.G482]*[.Q133] + [.G483]*[.Q134] + [.G484]*[.Q135] + [.G485]*[.Q136] + [.G486]*[.Q137] + [.G487]*[.Q138] + [.G488]*[.Q139] + [.G489]*[.Q140] + [.G490]*[.Q141] + [.G491]*[.Q142] + [.G492]*[.Q143] + [.G493]*[.Q144] + [.G494]*[.Q145] + [.G495]*[.Q146] + [.G496]*[.Q147] )" office:value-type="float" office:value="-0.999845292994774" calcext:value-type="float">
            <text:p>-0.999845292994774</text:p>
          </table:table-cell>
          <table:table-cell table:number-columns-repeated="8"/>
          <table:table-cell table:style-name="ce9" table:formula="of:=RAND()" office:value-type="float" office:value="0.683239791308181" calcext:value-type="float">
            <text:p>0.683239791308181</text:p>
          </table:table-cell>
          <table:table-cell table:number-columns-repeated="4"/>
        </table:table-row>
        <table:table-row table:style-name="ro1">
          <table:table-cell office:value-type="float" office:value="283.59769" calcext:value-type="float">
            <text:p>283.59769</text:p>
          </table:table-cell>
          <table:table-cell table:number-columns-repeated="3"/>
          <table:table-cell table:formula="of:=[.$C$4] + ([.$C$5] - [.$C$4]) * (([.A484] - [.$C$1]) / ([.$C$2] - [.$C$1]))" office:value-type="float" office:value="-0.497124521408474" calcext:value-type="float">
            <text:p>-0.497124521408474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476]*[.Q148] + [.G477]*[.Q149] + [.G478]*[.Q150] + [.G479]*[.Q151] + [.G480]*[.Q152] + [.G481]*[.Q153] + [.G482]*[.Q154] + [.G483]*[.Q155] + [.G484]*[.Q156] + [.G485]*[.Q157] + [.G486]*[.Q158] + [.G487]*[.Q159] + [.G488]*[.Q160] + [.G489]*[.Q161] + [.G490]*[.Q162] + [.G491]*[.Q163] + [.G492]*[.Q164] + [.G493]*[.Q165] + [.G494]*[.Q166] + [.G495]*[.Q167] + [.G496]*[.Q168] )" office:value-type="float" office:value="-0.999477080454029" calcext:value-type="float">
            <text:p>-0.999477080454029</text:p>
          </table:table-cell>
          <table:table-cell table:number-columns-repeated="13"/>
        </table:table-row>
        <table:table-row table:style-name="ro1">
          <table:table-cell office:value-type="float" office:value="258.5374" calcext:value-type="float">
            <text:p>258.5374</text:p>
          </table:table-cell>
          <table:table-cell table:number-columns-repeated="3"/>
          <table:table-cell table:formula="of:=[.$C$4] + ([.$C$5] - [.$C$4]) * (([.A485] - [.$C$1]) / ([.$C$2] - [.$C$1]))" office:value-type="float" office:value="-0.497536264450628" calcext:value-type="float">
            <text:p>-0.497536264450628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476]*[.Q169] + [.G477]*[.Q170] + [.G478]*[.Q171] + [.G479]*[.Q172] + [.G480]*[.Q173] + [.G481]*[.Q174] + [.G482]*[.Q175] + [.G483]*[.Q176] + [.G484]*[.Q177] + [.G485]*[.Q178] + [.G486]*[.Q179] + [.G487]*[.Q180] + [.G488]*[.Q181] + [.G489]*[.Q182] + [.G490]*[.Q183] + [.G491]*[.Q184] + [.G492]*[.Q185] + [.G493]*[.Q186] + [.G494]*[.Q187] + [.G495]*[.Q188] + [.G496]*[.Q189] )" office:value-type="float" office:value="-0.999894652622962" calcext:value-type="float">
            <text:p>-0.999894652622962</text:p>
          </table:table-cell>
          <table:table-cell table:number-columns-repeated="13"/>
        </table:table-row>
        <table:table-row table:style-name="ro1">
          <table:table-cell office:value-type="float" office:value="257.447" calcext:value-type="float">
            <text:p>257.447</text:p>
          </table:table-cell>
          <table:table-cell table:number-columns-repeated="3"/>
          <table:table-cell table:formula="of:=[.$C$4] + ([.$C$5] - [.$C$4]) * (([.A486] - [.$C$1]) / ([.$C$2] - [.$C$1]))" office:value-type="float" office:value="-0.497554179830425" calcext:value-type="float">
            <text:p>-0.497554179830425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476]*[.Q190] + [.G477]*[.Q191] + [.G478]*[.Q192] + [.G479]*[.Q193] + [.G480]*[.Q194] + [.G481]*[.Q195] + [.G482]*[.Q196] + [.G483]*[.Q197] + [.G484]*[.Q198] + [.G485]*[.Q199] + [.G486]*[.Q200] + [.G487]*[.Q201] + [.G488]*[.Q202] + [.G489]*[.Q203] + [.G490]*[.Q204] + [.G491]*[.Q205] + [.G492]*[.Q206] + [.G493]*[.Q207] + [.G494]*[.Q208] + [.G495]*[.Q209] + [.G496]*[.Q210] )" office:value-type="float" office:value="-0.99981166556545" calcext:value-type="float">
            <text:p>-0.99981166556545</text:p>
          </table:table-cell>
          <table:table-cell table:number-columns-repeated="13"/>
        </table:table-row>
        <table:table-row table:style-name="ro1">
          <table:table-cell office:value-type="float" office:value="235.948" calcext:value-type="float">
            <text:p>235.948</text:p>
          </table:table-cell>
          <table:table-cell table:number-columns-repeated="3"/>
          <table:table-cell table:formula="of:=[.$C$4] + ([.$C$5] - [.$C$4]) * (([.A487] - [.$C$1]) / ([.$C$2] - [.$C$1]))" office:value-type="float" office:value="-0.49790741052581" calcext:value-type="float">
            <text:p>-0.49790741052581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476]*[.Q211] + [.G477]*[.Q212] + [.G478]*[.Q213] + [.G479]*[.Q214] + [.G480]*[.Q215] + [.G481]*[.Q216] + [.G482]*[.Q217] + [.G483]*[.Q218] + [.G484]*[.Q219] + [.G485]*[.Q220] + [.G486]*[.Q221] + [.G487]*[.Q222] + [.G488]*[.Q223] + [.G489]*[.Q224] + [.G490]*[.Q225] + [.G491]*[.Q226] + [.G492]*[.Q227] + [.G493]*[.Q228] + [.G494]*[.Q229] + [.G495]*[.Q230] + [.G496]*[.Q231] )" office:value-type="float" office:value="-0.998244330383283" calcext:value-type="float">
            <text:p>-0.998244330383283</text:p>
          </table:table-cell>
          <table:table-cell table:number-columns-repeated="13"/>
        </table:table-row>
        <table:table-row table:style-name="ro1">
          <table:table-cell office:value-type="float" office:value="233.141" calcext:value-type="float">
            <text:p>233.141</text:p>
          </table:table-cell>
          <table:table-cell table:number-columns-repeated="3"/>
          <table:table-cell table:formula="of:=[.$C$4] + ([.$C$5] - [.$C$4]) * (([.A488] - [.$C$1]) / ([.$C$2] - [.$C$1]))" office:value-type="float" office:value="-0.49795352981331" calcext:value-type="float">
            <text:p>-0.49795352981331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476]*[.Q232] + [.G477]*[.Q233] + [.G478]*[.Q234] + [.G479]*[.Q235] + [.G480]*[.Q236] + [.G481]*[.Q237] + [.G482]*[.Q238] + [.G483]*[.Q239] + [.G484]*[.Q240] + [.G485]*[.Q241] + [.G486]*[.Q242] + [.G487]*[.Q243] + [.G488]*[.Q244] + [.G489]*[.Q245] + [.G490]*[.Q246] + [.G491]*[.Q247] + [.G492]*[.Q248] + [.G493]*[.Q249] + [.G494]*[.Q250] + [.G495]*[.Q251] + [.G496]*[.Q252] )" office:value-type="float" office:value="-0.99995549136997" calcext:value-type="float">
            <text:p>-0.99995549136997</text:p>
          </table:table-cell>
          <table:table-cell table:number-columns-repeated="13"/>
        </table:table-row>
        <table:table-row table:style-name="ro1">
          <table:table-cell office:value-type="float" office:value="226.94116" calcext:value-type="float">
            <text:p>226.94116</text:p>
          </table:table-cell>
          <table:table-cell table:number-columns-repeated="3"/>
          <table:table-cell table:formula="of:=[.$C$4] + ([.$C$5] - [.$C$4]) * (([.A489] - [.$C$1]) / ([.$C$2] - [.$C$1]))" office:value-type="float" office:value="-0.498055393797424" calcext:value-type="float">
            <text:p>-0.498055393797424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476]*[.Q253] + [.G477]*[.Q254] + [.G478]*[.Q255] + [.G479]*[.Q256] + [.G480]*[.Q257] + [.G481]*[.Q258] + [.G482]*[.Q259] + [.G483]*[.Q260] + [.G484]*[.Q261] + [.G485]*[.Q262] + [.G486]*[.Q263] + [.G487]*[.Q264] + [.G488]*[.Q265] + [.G489]*[.Q266] + [.G490]*[.Q267] + [.G491]*[.Q268] + [.G492]*[.Q269] + [.G493]*[.Q270] + [.G494]*[.Q271] + [.G495]*[.Q272] + [.G496]*[.Q273] )" office:value-type="float" office:value="-0.999989206812965" calcext:value-type="float">
            <text:p>-0.999989206812965</text:p>
          </table:table-cell>
          <table:table-cell table:number-columns-repeated="13"/>
        </table:table-row>
        <table:table-row table:style-name="ro1">
          <table:table-cell office:value-type="float" office:value="216.66066" calcext:value-type="float">
            <text:p>216.66066</text:p>
          </table:table-cell>
          <table:table-cell table:number-columns-repeated="3"/>
          <table:table-cell table:formula="of:=[.$C$4] + ([.$C$5] - [.$C$4]) * (([.A490] - [.$C$1]) / ([.$C$2] - [.$C$1]))" office:value-type="float" office:value="-0.498224303428752" calcext:value-type="float">
            <text:p>-0.498224303428752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476]*[.Q274] + [.G477]*[.Q275] + [.G478]*[.Q276] + [.G479]*[.Q277] + [.G480]*[.Q278] + [.G481]*[.Q279] + [.G482]*[.Q280] + [.G483]*[.Q281] + [.G484]*[.Q282] + [.G485]*[.Q283] + [.G486]*[.Q284] + [.G487]*[.Q285] + [.G488]*[.Q286] + [.G489]*[.Q287] + [.G490]*[.Q288] + [.G491]*[.Q289] + [.G492]*[.Q290] + [.G493]*[.Q291] + [.G494]*[.Q292] + [.G495]*[.Q293] + [.G496]*[.Q294] )" office:value-type="float" office:value="-0.999951897258241" calcext:value-type="float">
            <text:p>-0.999951897258241</text:p>
          </table:table-cell>
          <table:table-cell table:number-columns-repeated="13"/>
        </table:table-row>
        <table:table-row table:style-name="ro1">
          <table:table-cell office:value-type="float" office:value="229.80441" calcext:value-type="float">
            <text:p>229.80441</text:p>
          </table:table-cell>
          <table:table-cell table:number-columns-repeated="3"/>
          <table:table-cell table:formula="of:=[.$C$4] + ([.$C$5] - [.$C$4]) * (([.A491] - [.$C$1]) / ([.$C$2] - [.$C$1]))" office:value-type="float" office:value="-0.498008350316864" calcext:value-type="float">
            <text:p>-0.498008350316864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476]*[.Q295] + [.G477]*[.Q296] + [.G478]*[.Q297] + [.G479]*[.Q298] + [.G480]*[.Q299] + [.G481]*[.Q300] + [.G482]*[.Q301] + [.G483]*[.Q302] + [.G484]*[.Q303] + [.G485]*[.Q304] + [.G486]*[.Q305] + [.G487]*[.Q306] + [.G488]*[.Q307] + [.G489]*[.Q308] + [.G490]*[.Q309] + [.G491]*[.Q310] + [.G492]*[.Q311] + [.G493]*[.Q312] + [.G494]*[.Q313] + [.G495]*[.Q314] + [.G496]*[.Q315] )" office:value-type="float" office:value="-0.999711547226443" calcext:value-type="float">
            <text:p>-0.999711547226443</text:p>
          </table:table-cell>
          <table:table-cell table:number-columns-repeated="13"/>
        </table:table-row>
        <table:table-row table:style-name="ro1">
          <table:table-cell office:value-type="float" office:value="237.65175" calcext:value-type="float">
            <text:p>237.65175</text:p>
          </table:table-cell>
          <table:table-cell table:number-columns-repeated="3"/>
          <table:table-cell table:formula="of:=[.$C$4] + ([.$C$5] - [.$C$4]) * (([.A492] - [.$C$1]) / ([.$C$2] - [.$C$1]))" office:value-type="float" office:value="-0.497879417744878" calcext:value-type="float">
            <text:p>-0.497879417744878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476]*[.Q316] + [.G477]*[.Q317] + [.G478]*[.Q318] + [.G479]*[.Q319] + [.G480]*[.Q320] + [.G481]*[.Q321] + [.G482]*[.Q322] + [.G483]*[.Q323] + [.G484]*[.Q324] + [.G485]*[.Q325] + [.G486]*[.Q326] + [.G487]*[.Q327] + [.G488]*[.Q328] + [.G489]*[.Q329] + [.G490]*[.Q330] + [.G491]*[.Q331] + [.G492]*[.Q332] + [.G493]*[.Q333] + [.G494]*[.Q334] + [.G495]*[.Q335] + [.G496]*[.Q336] )" office:value-type="float" office:value="-0.997571584801525" calcext:value-type="float">
            <text:p>-0.997571584801525</text:p>
          </table:table-cell>
          <table:table-cell table:number-columns-repeated="13"/>
        </table:table-row>
        <table:table-row table:style-name="ro1">
          <table:table-cell office:value-type="float" office:value="225.83858" calcext:value-type="float">
            <text:p>225.83858</text:p>
          </table:table-cell>
          <table:table-cell table:number-columns-repeated="3"/>
          <table:table-cell table:formula="of:=[.$C$4] + ([.$C$5] - [.$C$4]) * (([.A493] - [.$C$1]) / ([.$C$2] - [.$C$1]))" office:value-type="float" office:value="-0.498073509295825" calcext:value-type="float">
            <text:p>-0.498073509295825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476]*[.Q337] + [.G477]*[.Q338] + [.G478]*[.Q339] + [.G479]*[.Q340] + [.G480]*[.Q341] + [.G481]*[.Q342] + [.G482]*[.Q343] + [.G483]*[.Q344] + [.G484]*[.Q345] + [.G485]*[.Q346] + [.G486]*[.Q347] + [.G487]*[.Q348] + [.G488]*[.Q349] + [.G489]*[.Q350] + [.G490]*[.Q351] + [.G491]*[.Q352] + [.G492]*[.Q353] + [.G493]*[.Q354] + [.G494]*[.Q355] + [.G495]*[.Q356] + [.G496]*[.Q357] )" office:value-type="float" office:value="-0.999545214578558" calcext:value-type="float">
            <text:p>-0.999545214578558</text:p>
          </table:table-cell>
          <table:table-cell table:number-columns-repeated="13"/>
        </table:table-row>
        <table:table-row table:style-name="ro1">
          <table:table-cell office:value-type="float" office:value="226.554" calcext:value-type="float">
            <text:p>226.554</text:p>
          </table:table-cell>
          <table:table-cell table:number-columns-repeated="3"/>
          <table:table-cell table:formula="of:=[.$C$4] + ([.$C$5] - [.$C$4]) * (([.A494] - [.$C$1]) / ([.$C$2] - [.$C$1]))" office:value-type="float" office:value="-0.498061754874499" calcext:value-type="float">
            <text:p>-0.498061754874499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476]*[.Q358] + [.G477]*[.Q359] + [.G478]*[.Q360] + [.G479]*[.Q361] + [.G480]*[.Q362] + [.G481]*[.Q363] + [.G482]*[.Q364] + [.G483]*[.Q365] + [.G484]*[.Q366] + [.G485]*[.Q367] + [.G486]*[.Q368] + [.G487]*[.Q369] + [.G488]*[.Q370] + [.G489]*[.Q371] + [.G490]*[.Q372] + [.G491]*[.Q373] + [.G492]*[.Q374] + [.G493]*[.Q375] + [.G494]*[.Q376] + [.G495]*[.Q377] + [.G496]*[.Q378] )" office:value-type="float" office:value="-0.99891527424661" calcext:value-type="float">
            <text:p>-0.99891527424661</text:p>
          </table:table-cell>
          <table:table-cell table:number-columns-repeated="13"/>
        </table:table-row>
        <table:table-row table:style-name="ro1">
          <table:table-cell office:value-type="float" office:value="219.75625" calcext:value-type="float">
            <text:p>219.75625</text:p>
          </table:table-cell>
          <table:table-cell table:number-columns-repeated="3"/>
          <table:table-cell table:formula="of:=[.$C$4] + ([.$C$5] - [.$C$4]) * (([.A495] - [.$C$1]) / ([.$C$2] - [.$C$1]))" office:value-type="float" office:value="-0.498173442579022" calcext:value-type="float">
            <text:p>-0.498173442579022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476]*[.Q379] + [.G477]*[.Q380] + [.G478]*[.Q381] + [.G479]*[.Q382] + [.G480]*[.Q383] + [.G481]*[.Q384] + [.G482]*[.Q385] + [.G483]*[.Q386] + [.G484]*[.Q387] + [.G485]*[.Q388] + [.G486]*[.Q389] + [.G487]*[.Q390] + [.G488]*[.Q391] + [.G489]*[.Q392] + [.G490]*[.Q393] + [.G491]*[.Q394] + [.G492]*[.Q395] + [.G493]*[.Q396] + [.G494]*[.Q397] + [.G495]*[.Q398] + [.G496]*[.Q399] )" office:value-type="float" office:value="-0.999726050235722" calcext:value-type="float">
            <text:p>-0.999726050235722</text:p>
          </table:table-cell>
          <table:table-cell table:number-columns-repeated="13"/>
        </table:table-row>
        <table:table-row table:style-name="ro1">
          <table:table-cell office:value-type="float" office:value="225.46666" calcext:value-type="float">
            <text:p>225.46666</text:p>
          </table:table-cell>
          <table:table-cell table:number-columns-repeated="3"/>
          <table:table-cell table:formula="of:=[.$C$4] + ([.$C$5] - [.$C$4]) * (([.A496] - [.$C$1]) / ([.$C$2] - [.$C$1]))" office:value-type="float" office:value="-0.498079619978193" calcext:value-type="float">
            <text:p>-0.498079619978193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476]*[.Q400] + [.G477]*[.Q401] + [.G478]*[.Q402] + [.G479]*[.Q403] + [.G480]*[.Q404] + [.G481]*[.Q405] + [.G482]*[.Q406] + [.G483]*[.Q407] + [.G484]*[.Q408] + [.G485]*[.Q409] + [.G486]*[.Q410] + [.G487]*[.Q411] + [.G488]*[.Q412] + [.G489]*[.Q413] + [.G490]*[.Q414] + [.G491]*[.Q415] + [.G492]*[.Q416] + [.G493]*[.Q417] + [.G494]*[.Q418] + [.G495]*[.Q419] + [.G496]*[.Q420] )" office:value-type="float" office:value="-0.999740393084135" calcext:value-type="float">
            <text:p>-0.999740393084135</text:p>
          </table:table-cell>
          <table:table-cell table:number-columns-repeated="13"/>
        </table:table-row>
        <table:table-row table:style-name="ro1">
          <table:table-cell office:value-type="float" office:value="225.73291" calcext:value-type="float">
            <text:p>225.73291</text:p>
          </table:table-cell>
          <table:table-cell table:number-columns-repeated="3"/>
          <table:table-cell table:formula="of:=[.$C$4] + ([.$C$5] - [.$C$4]) * (([.A497] - [.$C$1]) / ([.$C$2] - [.$C$1]))" office:value-type="float" office:value="-0.498075245464371" calcext:value-type="float">
            <text:p>-0.498075245464371</text:p>
          </table:table-cell>
          <table:table-cell table:number-columns-repeated="2"/>
          <table:table-cell table:style-name="ce17" table:formula="of:=TANH( [.G476]*[.Q421] + [.G477]*[.Q422] + [.G478]*[.Q423] + [.G479]*[.Q424] + [.G480]*[.Q425] + [.G481]*[.Q426] + [.G482]*[.Q427] + [.G483]*[.Q428] + [.G484]*[.Q429] + [.G485]*[.Q430] + [.G486]*[.Q431] + [.G487]*[.Q432] + [.G488]*[.Q433] + [.G489]*[.Q434] + [.G490]*[.Q435] + [.G491]*[.Q436] + [.G492]*[.Q437] + [.G493]*[.Q438] + [.G494]*[.Q439] + [.G495]*[.Q440] + [.G496]*[.Q441] )" office:value-type="float" office:value="-0.999609891285471" calcext:value-type="float">
            <text:p>-0.999609891285471</text:p>
          </table:table-cell>
          <table:table-cell table:number-columns-repeated="13"/>
        </table:table-row>
        <table:table-row table:style-name="ro1">
          <table:table-cell office:value-type="float" office:value="222.78408" calcext:value-type="float">
            <text:p>222.78408</text:p>
          </table:table-cell>
          <table:table-cell table:number-columns-repeated="3"/>
          <table:table-cell table:formula="of:=[.$C$4] + ([.$C$5] - [.$C$4]) * (([.A498] - [.$C$1]) / ([.$C$2] - [.$C$1]))" office:value-type="float" office:value="-0.498123695032792" calcext:value-type="float">
            <text:p>-0.498123695032792</text:p>
          </table:table-cell>
          <table:table-cell table:number-columns-repeated="2"/>
          <table:table-cell table:style-name="ce17" table:formula="of:=TANH( [.G476]*[.Q442] + [.G477]*[.Q443] + [.G478]*[.Q444] + [.G479]*[.Q445] + [.G480]*[.Q446] + [.G481]*[.Q447] + [.G482]*[.Q448] + [.G483]*[.Q449] + [.G484]*[.Q450] + [.G485]*[.Q451] + [.G486]*[.Q452] + [.G487]*[.Q453] + [.G488]*[.Q454] + [.G489]*[.Q455] + [.G490]*[.Q456] + [.G491]*[.Q457] + [.G492]*[.Q458] + [.G493]*[.Q459] + [.G494]*[.Q460] + [.G495]*[.Q461] + [.G496]*[.Q462] )" office:value-type="float" office:value="-0.999358114798802" calcext:value-type="float">
            <text:p>-0.999358114798802</text:p>
          </table:table-cell>
          <table:table-cell table:number-columns-repeated="13"/>
        </table:table-row>
        <table:table-row table:style-name="ro1">
          <table:table-cell office:value-type="float" office:value="220.16725" calcext:value-type="float">
            <text:p>220.16725</text:p>
          </table:table-cell>
          <table:table-cell table:number-columns-repeated="3"/>
          <table:table-cell table:formula="of:=[.$C$4] + ([.$C$5] - [.$C$4]) * (([.A499] - [.$C$1]) / ([.$C$2] - [.$C$1]))" office:value-type="float" office:value="-0.498166689808391" calcext:value-type="float">
            <text:p>-0.498166689808391</text:p>
          </table:table-cell>
          <table:table-cell table:number-columns-repeated="2"/>
          <table:table-cell table:style-name="ce17" table:formula="of:=TANH( [.G476]*[.Q463] + [.G477]*[.Q464] + [.G478]*[.Q465] + [.G479]*[.Q466] + [.G480]*[.Q467] + [.G481]*[.Q468] + [.G482]*[.Q469] + [.G483]*[.Q470] + [.G484]*[.Q471] + [.G485]*[.Q472] + [.G486]*[.Q473] + [.G487]*[.Q474] + [.G488]*[.Q475] + [.G489]*[.Q476] + [.G490]*[.Q477] + [.G491]*[.Q478] + [.G492]*[.Q479] + [.G493]*[.Q480] + [.G494]*[.Q481] + [.G495]*[.Q482] + [.G496]*[.Q483] )" office:value-type="float" office:value="-0.999607417618699" calcext:value-type="float">
            <text:p>-0.999607417618699</text:p>
          </table:table-cell>
          <table:table-cell table:number-columns-repeated="13"/>
        </table:table-row>
        <table:table-row table:style-name="ro1">
          <table:table-cell office:value-type="float" office:value="223.00366" calcext:value-type="float">
            <text:p>223.00366</text:p>
          </table:table-cell>
          <table:table-cell table:number-columns-repeated="3"/>
          <table:table-cell table:formula="of:=[.$C$4] + ([.$C$5] - [.$C$4]) * (([.A500] - [.$C$1]) / ([.$C$2] - [.$C$1]))" office:value-type="float" office:value="-0.498120087311684" calcext:value-type="float">
            <text:p>-0.498120087311684</text:p>
          </table:table-cell>
          <table:table-cell table:number-columns-repeated="16"/>
        </table:table-row>
        <table:table-row table:style-name="ro1">
          <table:table-cell office:value-type="float" office:value="218.72833" calcext:value-type="float">
            <text:p>218.72833</text:p>
          </table:table-cell>
          <table:table-cell table:number-columns-repeated="3"/>
          <table:table-cell table:formula="of:=[.$C$4] + ([.$C$5] - [.$C$4]) * (([.A501] - [.$C$1]) / ([.$C$2] - [.$C$1]))" office:value-type="float" office:value="-0.498190331406242" calcext:value-type="float">
            <text:p>-0.498190331406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3.96716" calcext:value-type="float">
            <text:p>223.96716</text:p>
          </table:table-cell>
          <table:table-cell table:number-columns-repeated="3"/>
          <table:table-cell table:formula="of:=[.$C$4] + ([.$C$5] - [.$C$4]) * (([.A502] - [.$C$1]) / ([.$C$2] - [.$C$1]))" office:value-type="float" office:value="-0.498104256911433" calcext:value-type="float">
            <text:p>-0.498104256911433</text:p>
          </table:table-cell>
          <table:table-cell/>
          <table:table-cell table:style-name="ce15" office:value-type="float" office:value="-0.499149676663613" calcext:value-type="float">
            <text:p>-0.499149676663613</text:p>
          </table:table-cell>
          <table:table-cell table:style-name="ce17" table:formula="of:=TANH( [.G501]*[.Q1] + [.G502]*[.Q2] + [.G503]*[.Q3] + [.G504]*[.Q4] + [.G505]*[.Q5] + [.G506]*[.Q6] + [.G507]*[.Q7] + [.G508]*[.Q8] + [.G509]*[.Q9] + [.G510]*[.Q10] + [.G511]*[.Q11] + [.G512]*[.Q12] + [.G513]*[.Q13] + [.G514]*[.Q14] + [.G515]*[.Q15] + [.G516]*[.Q16] + [.G517]*[.Q17] + [.G518]*[.Q18] + [.G519]*[.Q19] + [.G520]*[.Q20] + [.G521]*[.Q21] )" office:value-type="float" office:value="-0.999831810214709" calcext:value-type="float">
            <text:p>-0.999831810214709</text:p>
          </table:table-cell>
          <table:table-cell table:style-name="ce19" table:formula="of:=TANH( [.H501]*[.S1] + [.H502]*[.S2] + [.H503]*[.S3] + [.H504]*[.S4] + [.H505]*[.S5] + [.H506]*[.S6] + [.H507]*[.S7] + [.H508]*[.S8] + [.H509]*[.S9] + [.H510]*[.S10] + [.H511]*[.S11] + [.H512]*[.S12] + [.H513]*[.S13] + [.H514]*[.S14] + [.H515]*[.S15] + [.H516]*[.S16] + [.H517]*[.S17] + [.H518]*[.S18] + [.H519]*[.S19] + [.H520]*[.S20] + [.H521]*[.S21] + [.H522]*[.S22] + [.H523]*[.S23] + [.H524]*[.S24] )" office:value-type="float" office:value="-0.999999999374177" calcext:value-type="float">
            <text:p>-0.999999999374177</text:p>
          </table:table-cell>
          <table:table-cell table:style-name="ce20" office:value-type="float" office:value="-0.496344000361287" calcext:value-type="float">
            <text:p>-0.496344000361287</text:p>
          </table:table-cell>
          <table:table-cell table:style-name="ce21" table:formula="of:= ([.J502]-[.I502]) * ([.J502]-[.I502])" office:value-type="float" office:value="0.253669365341673" calcext:value-type="float">
            <text:p>0.253669365341673</text:p>
          </table:table-cell>
          <table:table-cell table:number-columns-repeated="10"/>
        </table:table-row>
        <table:table-row table:style-name="ro1">
          <table:table-cell office:value-type="float" office:value="237.65716" calcext:value-type="float">
            <text:p>237.65716</text:p>
          </table:table-cell>
          <table:table-cell table:number-columns-repeated="3"/>
          <table:table-cell table:formula="of:=[.$C$4] + ([.$C$5] - [.$C$4]) * (([.A503] - [.$C$1]) / ([.$C$2] - [.$C$1]))" office:value-type="float" office:value="-0.497879328858043" calcext:value-type="float">
            <text:p>-0.497879328858043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501]*[.Q22] + [.G502]*[.Q23] + [.G503]*[.Q24] + [.G504]*[.Q25] + [.G505]*[.Q26] + [.G506]*[.Q27] + [.G507]*[.Q28] + [.G508]*[.Q29] + [.G509]*[.Q30] + [.G510]*[.Q31] + [.G511]*[.Q32] + [.G512]*[.Q33] + [.G513]*[.Q34] + [.G514]*[.Q35] + [.G515]*[.Q36] + [.G516]*[.Q37] + [.G517]*[.Q38] + [.G518]*[.Q39] + [.G519]*[.Q40] + [.G520]*[.Q41] + [.G521]*[.Q42] )" office:value-type="float" office:value="-0.998544511976573" calcext:value-type="float">
            <text:p>-0.998544511976573</text:p>
          </table:table-cell>
          <table:table-cell table:style-name="ce19" table:formula="of:=TANH( [.H501]*[.S25] + [.H502]*[.S26] + [.H503]*[.S27] + [.H504]*[.S28] + [.H505]*[.S29] + [.H506]*[.S30] + [.H507]*[.S31] + [.H508]*[.S32] + [.H509]*[.S33] + [.H510]*[.S34] + [.H511]*[.S35] + [.H512]*[.S36] + [.H513]*[.S37] + [.H514]*[.S38] + [.H515]*[.S39] + [.H516]*[.S40] + [.H517]*[.S41] + [.H518]*[.S42] + [.H519]*[.S43] + [.H520]*[.S44] + [.H521]*[.S45] + [.H522]*[.S46] + [.H523]*[.S47] + [.H524]*[.S48] )" office:value-type="float" office:value="-0.999999996081208" calcext:value-type="float">
            <text:p>-0.999999996081208</text:p>
          </table:table-cell>
          <table:table-cell table:style-name="ce20" office:value-type="float" office:value="-0.497086899603804" calcext:value-type="float">
            <text:p>-0.497086899603804</text:p>
          </table:table-cell>
          <table:table-cell table:style-name="ce21" table:formula="of:= ([.J503]-[.I503]) * ([.J503]-[.I503])" office:value-type="float" office:value="0.252921582608491" calcext:value-type="float">
            <text:p>0.252921582608491</text:p>
          </table:table-cell>
          <table:table-cell table:number-columns-repeated="10"/>
        </table:table-row>
        <table:table-row table:style-name="ro1">
          <table:table-cell office:value-type="float" office:value="256.21758" calcext:value-type="float">
            <text:p>256.21758</text:p>
          </table:table-cell>
          <table:table-cell table:number-columns-repeated="3"/>
          <table:table-cell table:formula="of:=[.$C$4] + ([.$C$5] - [.$C$4]) * (([.A504] - [.$C$1]) / ([.$C$2] - [.$C$1]))" office:value-type="float" office:value="-0.497574379322565" calcext:value-type="float">
            <text:p>-0.497574379322565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501]*[.Q43] + [.G502]*[.Q44] + [.G503]*[.Q45] + [.G504]*[.Q46] + [.G505]*[.Q47] + [.G506]*[.Q48] + [.G507]*[.Q49] + [.G508]*[.Q50] + [.G509]*[.Q51] + [.G510]*[.Q52] + [.G511]*[.Q53] + [.G512]*[.Q54] + [.G513]*[.Q55] + [.G514]*[.Q56] + [.G515]*[.Q57] + [.G516]*[.Q58] + [.G517]*[.Q59] + [.G518]*[.Q60] + [.G519]*[.Q61] + [.G520]*[.Q62] + [.G521]*[.Q63] )" office:value-type="float" office:value="-0.999793863319405" calcext:value-type="float">
            <text:p>-0.999793863319405</text:p>
          </table:table-cell>
          <table:table-cell table:style-name="ce19" table:formula="of:=TANH( [.H501]*[.S49] + [.H502]*[.S50] + [.H503]*[.S51] + [.H504]*[.S52] + [.H505]*[.S53] + [.H506]*[.S54] + [.H507]*[.S55] + [.H508]*[.S56] + [.H509]*[.S57] + [.H510]*[.S58] + [.H511]*[.S59] + [.H512]*[.S60] + [.H513]*[.S61] + [.H514]*[.S62] + [.H515]*[.S63] + [.H516]*[.S64] + [.H517]*[.S65] + [.H518]*[.S66] + [.H519]*[.S67] + [.H520]*[.S68] + [.H521]*[.S69] + [.H522]*[.S70] + [.H523]*[.S71] + [.H524]*[.S72] )" office:value-type="float" office:value="-0.999999972593726" calcext:value-type="float">
            <text:p>-0.999999972593726</text:p>
          </table:table-cell>
          <table:table-cell table:style-name="ce20" office:value-type="float" office:value="-0.496773212213151" calcext:value-type="float">
            <text:p>-0.496773212213151</text:p>
          </table:table-cell>
          <table:table-cell table:style-name="ce21" table:formula="of:= ([.J504]-[.I504]) * ([.J504]-[.I504])" office:value-type="float" office:value="0.253237172363129" calcext:value-type="float">
            <text:p>0.253237172363129</text:p>
          </table:table-cell>
          <table:table-cell table:number-columns-repeated="10"/>
        </table:table-row>
        <table:table-row table:style-name="ro1">
          <table:table-cell office:value-type="float" office:value="230.1355" calcext:value-type="float">
            <text:p>230.1355</text:p>
          </table:table-cell>
          <table:table-cell table:number-columns-repeated="3"/>
          <table:table-cell table:formula="of:=[.$C$4] + ([.$C$5] - [.$C$4]) * (([.A505] - [.$C$1]) / ([.$C$2] - [.$C$1]))" office:value-type="float" office:value="-0.498002910475432" calcext:value-type="float">
            <text:p>-0.498002910475432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501]*[.Q64] + [.G502]*[.Q65] + [.G503]*[.Q66] + [.G504]*[.Q67] + [.G505]*[.Q68] + [.G506]*[.Q69] + [.G507]*[.Q70] + [.G508]*[.Q71] + [.G509]*[.Q72] + [.G510]*[.Q73] + [.G511]*[.Q74] + [.G512]*[.Q75] + [.G513]*[.Q76] + [.G514]*[.Q77] + [.G515]*[.Q78] + [.G516]*[.Q79] + [.G517]*[.Q80] + [.G518]*[.Q81] + [.G519]*[.Q82] + [.G520]*[.Q83] + [.G521]*[.Q84] )" office:value-type="float" office:value="-0.999753213306149" calcext:value-type="float">
            <text:p>-0.999753213306149</text:p>
          </table:table-cell>
          <table:table-cell table:number-columns-repeated="13"/>
        </table:table-row>
        <table:table-row table:style-name="ro1">
          <table:table-cell office:value-type="float" office:value="235.71275" calcext:value-type="float">
            <text:p>235.71275</text:p>
          </table:table-cell>
          <table:table-cell table:number-columns-repeated="3"/>
          <table:table-cell table:formula="of:=[.$C$4] + ([.$C$5] - [.$C$4]) * (([.A506] - [.$C$1]) / ([.$C$2] - [.$C$1]))" office:value-type="float" office:value="-0.497911275706567" calcext:value-type="float">
            <text:p>-0.497911275706567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501]*[.Q85] + [.G502]*[.Q86] + [.G503]*[.Q87] + [.G504]*[.Q88] + [.G505]*[.Q89] + [.G506]*[.Q90] + [.G507]*[.Q91] + [.G508]*[.Q92] + [.G509]*[.Q93] + [.G510]*[.Q94] + [.G511]*[.Q95] + [.G512]*[.Q96] + [.G513]*[.Q97] + [.G514]*[.Q98] + [.G515]*[.Q99] + [.G516]*[.Q100] + [.G517]*[.Q101] + [.G518]*[.Q102] + [.G519]*[.Q103] + [.G520]*[.Q104] + [.G521]*[.Q105] )" office:value-type="float" office:value="-0.998435407853029" calcext:value-type="float">
            <text:p>-0.998435407853029</text:p>
          </table:table-cell>
          <table:table-cell table:number-columns-repeated="13"/>
        </table:table-row>
        <table:table-row table:style-name="ro1">
          <table:table-cell office:value-type="float" office:value="242.93183" calcext:value-type="float">
            <text:p>242.93183</text:p>
          </table:table-cell>
          <table:table-cell table:number-columns-repeated="3"/>
          <table:table-cell table:formula="of:=[.$C$4] + ([.$C$5] - [.$C$4]) * (([.A507] - [.$C$1]) / ([.$C$2] - [.$C$1]))" office:value-type="float" office:value="-0.497792665508491" calcext:value-type="float">
            <text:p>-0.497792665508491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501]*[.Q106] + [.G502]*[.Q107] + [.G503]*[.Q108] + [.G504]*[.Q109] + [.G505]*[.Q110] + [.G506]*[.Q111] + [.G507]*[.Q112] + [.G508]*[.Q113] + [.G509]*[.Q114] + [.G510]*[.Q115] + [.G511]*[.Q116] + [.G512]*[.Q117] + [.G513]*[.Q118] + [.G514]*[.Q119] + [.G515]*[.Q120] + [.G516]*[.Q121] + [.G517]*[.Q122] + [.G518]*[.Q123] + [.G519]*[.Q124] + [.G520]*[.Q125] + [.G521]*[.Q126] )" office:value-type="float" office:value="-0.999582398121975" calcext:value-type="float">
            <text:p>-0.999582398121975</text:p>
          </table:table-cell>
          <table:table-cell table:number-columns-repeated="13"/>
        </table:table-row>
        <table:table-row table:style-name="ro1">
          <table:table-cell office:value-type="float" office:value="237.1035" calcext:value-type="float">
            <text:p>237.1035</text:p>
          </table:table-cell>
          <table:table-cell table:number-columns-repeated="3"/>
          <table:table-cell table:formula="of:=[.$C$4] + ([.$C$5] - [.$C$4]) * (([.A508] - [.$C$1]) / ([.$C$2] - [.$C$1]))" office:value-type="float" office:value="-0.497888425546578" calcext:value-type="float">
            <text:p>-0.497888425546578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501]*[.Q127] + [.G502]*[.Q128] + [.G503]*[.Q129] + [.G504]*[.Q130] + [.G505]*[.Q131] + [.G506]*[.Q132] + [.G507]*[.Q133] + [.G508]*[.Q134] + [.G509]*[.Q135] + [.G510]*[.Q136] + [.G511]*[.Q137] + [.G512]*[.Q138] + [.G513]*[.Q139] + [.G514]*[.Q140] + [.G515]*[.Q141] + [.G516]*[.Q142] + [.G517]*[.Q143] + [.G518]*[.Q144] + [.G519]*[.Q145] + [.G520]*[.Q146] + [.G521]*[.Q147] )" office:value-type="float" office:value="-0.999844820262071" calcext:value-type="float">
            <text:p>-0.999844820262071</text:p>
          </table:table-cell>
          <table:table-cell table:number-columns-repeated="13"/>
        </table:table-row>
        <table:table-row table:style-name="ro1">
          <table:table-cell office:value-type="float" office:value="241.07183" calcext:value-type="float">
            <text:p>241.07183</text:p>
          </table:table-cell>
          <table:table-cell table:number-columns-repeated="3"/>
          <table:table-cell table:formula="of:=[.$C$4] + ([.$C$5] - [.$C$4]) * (([.A509] - [.$C$1]) / ([.$C$2] - [.$C$1]))" office:value-type="float" office:value="-0.49782322549237" calcext:value-type="float">
            <text:p>-0.49782322549237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501]*[.Q148] + [.G502]*[.Q149] + [.G503]*[.Q150] + [.G504]*[.Q151] + [.G505]*[.Q152] + [.G506]*[.Q153] + [.G507]*[.Q154] + [.G508]*[.Q155] + [.G509]*[.Q156] + [.G510]*[.Q157] + [.G511]*[.Q158] + [.G512]*[.Q159] + [.G513]*[.Q160] + [.G514]*[.Q161] + [.G515]*[.Q162] + [.G516]*[.Q163] + [.G517]*[.Q164] + [.G518]*[.Q165] + [.G519]*[.Q166] + [.G520]*[.Q167] + [.G521]*[.Q168] )" office:value-type="float" office:value="-0.9994759298171" calcext:value-type="float">
            <text:p>-0.9994759298171</text:p>
          </table:table-cell>
          <table:table-cell table:number-columns-repeated="13"/>
        </table:table-row>
        <table:table-row table:style-name="ro1">
          <table:table-cell office:value-type="float" office:value="245.70566" calcext:value-type="float">
            <text:p>245.70566</text:p>
          </table:table-cell>
          <table:table-cell table:number-columns-repeated="3"/>
          <table:table-cell table:formula="of:=[.$C$4] + ([.$C$5] - [.$C$4]) * (([.A510] - [.$C$1]) / ([.$C$2] - [.$C$1]))" office:value-type="float" office:value="-0.497747091207371" calcext:value-type="float">
            <text:p>-0.497747091207371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501]*[.Q169] + [.G502]*[.Q170] + [.G503]*[.Q171] + [.G504]*[.Q172] + [.G505]*[.Q173] + [.G506]*[.Q174] + [.G507]*[.Q175] + [.G508]*[.Q176] + [.G509]*[.Q177] + [.G510]*[.Q178] + [.G511]*[.Q179] + [.G512]*[.Q180] + [.G513]*[.Q181] + [.G514]*[.Q182] + [.G515]*[.Q183] + [.G516]*[.Q184] + [.G517]*[.Q185] + [.G518]*[.Q186] + [.G519]*[.Q187] + [.G520]*[.Q188] + [.G521]*[.Q189] )" office:value-type="float" office:value="-0.999894461740482" calcext:value-type="float">
            <text:p>-0.999894461740482</text:p>
          </table:table-cell>
          <table:table-cell table:number-columns-repeated="13"/>
        </table:table-row>
        <table:table-row table:style-name="ro1">
          <table:table-cell office:value-type="float" office:value="245.145" calcext:value-type="float">
            <text:p>245.145</text:p>
          </table:table-cell>
          <table:table-cell table:number-columns-repeated="3"/>
          <table:table-cell table:formula="of:=[.$C$4] + ([.$C$5] - [.$C$4]) * (([.A511] - [.$C$1]) / ([.$C$2] - [.$C$1]))" office:value-type="float" office:value="-0.497756302906597" calcext:value-type="float">
            <text:p>-0.497756302906597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501]*[.Q190] + [.G502]*[.Q191] + [.G503]*[.Q192] + [.G504]*[.Q193] + [.G505]*[.Q194] + [.G506]*[.Q195] + [.G507]*[.Q196] + [.G508]*[.Q197] + [.G509]*[.Q198] + [.G510]*[.Q199] + [.G511]*[.Q200] + [.G512]*[.Q201] + [.G513]*[.Q202] + [.G514]*[.Q203] + [.G515]*[.Q204] + [.G516]*[.Q205] + [.G517]*[.Q206] + [.G518]*[.Q207] + [.G519]*[.Q208] + [.G520]*[.Q209] + [.G521]*[.Q210] )" office:value-type="float" office:value="-0.999811393516709" calcext:value-type="float">
            <text:p>-0.999811393516709</text:p>
          </table:table-cell>
          <table:table-cell table:number-columns-repeated="13"/>
        </table:table-row>
        <table:table-row table:style-name="ro1">
          <table:table-cell office:value-type="float" office:value="235.14141" calcext:value-type="float">
            <text:p>235.14141</text:p>
          </table:table-cell>
          <table:table-cell table:number-columns-repeated="3"/>
          <table:table-cell table:formula="of:=[.$C$4] + ([.$C$5] - [.$C$4]) * (([.A512] - [.$C$1]) / ([.$C$2] - [.$C$1]))" office:value-type="float" office:value="-0.49792066287925" calcext:value-type="float">
            <text:p>-0.49792066287925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501]*[.Q211] + [.G502]*[.Q212] + [.G503]*[.Q213] + [.G504]*[.Q214] + [.G505]*[.Q215] + [.G506]*[.Q216] + [.G507]*[.Q217] + [.G508]*[.Q218] + [.G509]*[.Q219] + [.G510]*[.Q220] + [.G511]*[.Q221] + [.G512]*[.Q222] + [.G513]*[.Q223] + [.G514]*[.Q224] + [.G515]*[.Q225] + [.G516]*[.Q226] + [.G517]*[.Q227] + [.G518]*[.Q228] + [.G519]*[.Q229] + [.G520]*[.Q230] + [.G521]*[.Q231] )" office:value-type="float" office:value="-0.998241791649465" calcext:value-type="float">
            <text:p>-0.998241791649465</text:p>
          </table:table-cell>
          <table:table-cell table:number-columns-repeated="13"/>
        </table:table-row>
        <table:table-row table:style-name="ro1">
          <table:table-cell office:value-type="float" office:value="238.93183" calcext:value-type="float">
            <text:p>238.93183</text:p>
          </table:table-cell>
          <table:table-cell table:number-columns-repeated="3"/>
          <table:table-cell table:formula="of:=[.$C$4] + ([.$C$5] - [.$C$4]) * (([.A513] - [.$C$1]) / ([.$C$2] - [.$C$1]))" office:value-type="float" office:value="-0.49785838590393" calcext:value-type="float">
            <text:p>-0.49785838590393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501]*[.Q232] + [.G502]*[.Q233] + [.G503]*[.Q234] + [.G504]*[.Q235] + [.G505]*[.Q236] + [.G506]*[.Q237] + [.G507]*[.Q238] + [.G508]*[.Q239] + [.G509]*[.Q240] + [.G510]*[.Q241] + [.G511]*[.Q242] + [.G512]*[.Q243] + [.G513]*[.Q244] + [.G514]*[.Q245] + [.G515]*[.Q246] + [.G516]*[.Q247] + [.G517]*[.Q248] + [.G518]*[.Q249] + [.G519]*[.Q250] + [.G520]*[.Q251] + [.G521]*[.Q252] )" office:value-type="float" office:value="-0.999955331335716" calcext:value-type="float">
            <text:p>-0.999955331335716</text:p>
          </table:table-cell>
          <table:table-cell table:number-columns-repeated="13"/>
        </table:table-row>
        <table:table-row table:style-name="ro1">
          <table:table-cell office:value-type="float" office:value="238.15225" calcext:value-type="float">
            <text:p>238.15225</text:p>
          </table:table-cell>
          <table:table-cell table:number-columns-repeated="3"/>
          <table:table-cell table:formula="of:=[.$C$4] + ([.$C$5] - [.$C$4]) * (([.A514] - [.$C$1]) / ([.$C$2] - [.$C$1]))" office:value-type="float" office:value="-0.497871194480399" calcext:value-type="float">
            <text:p>-0.497871194480399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501]*[.Q253] + [.G502]*[.Q254] + [.G503]*[.Q255] + [.G504]*[.Q256] + [.G505]*[.Q257] + [.G506]*[.Q258] + [.G507]*[.Q259] + [.G508]*[.Q260] + [.G509]*[.Q261] + [.G510]*[.Q262] + [.G511]*[.Q263] + [.G512]*[.Q264] + [.G513]*[.Q265] + [.G514]*[.Q266] + [.G515]*[.Q267] + [.G516]*[.Q268] + [.G517]*[.Q269] + [.G518]*[.Q270] + [.G519]*[.Q271] + [.G520]*[.Q272] + [.G521]*[.Q273] )" office:value-type="float" office:value="-0.999989175158994" calcext:value-type="float">
            <text:p>-0.999989175158994</text:p>
          </table:table-cell>
          <table:table-cell table:number-columns-repeated="13"/>
        </table:table-row>
        <table:table-row table:style-name="ro1">
          <table:table-cell office:value-type="float" office:value="235.67716" calcext:value-type="float">
            <text:p>235.67716</text:p>
          </table:table-cell>
          <table:table-cell table:number-columns-repeated="3"/>
          <table:table-cell table:formula="of:=[.$C$4] + ([.$C$5] - [.$C$4]) * (([.A515] - [.$C$1]) / ([.$C$2] - [.$C$1]))" office:value-type="float" office:value="-0.497911860453785" calcext:value-type="float">
            <text:p>-0.497911860453785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501]*[.Q274] + [.G502]*[.Q275] + [.G503]*[.Q276] + [.G504]*[.Q277] + [.G505]*[.Q278] + [.G506]*[.Q279] + [.G507]*[.Q280] + [.G508]*[.Q281] + [.G509]*[.Q282] + [.G510]*[.Q283] + [.G511]*[.Q284] + [.G512]*[.Q285] + [.G513]*[.Q286] + [.G514]*[.Q287] + [.G515]*[.Q288] + [.G516]*[.Q289] + [.G517]*[.Q290] + [.G518]*[.Q291] + [.G519]*[.Q292] + [.G520]*[.Q293] + [.G521]*[.Q294] )" office:value-type="float" office:value="-0.999951752230757" calcext:value-type="float">
            <text:p>-0.999951752230757</text:p>
          </table:table-cell>
          <table:table-cell table:number-columns-repeated="13"/>
        </table:table-row>
        <table:table-row table:style-name="ro1">
          <table:table-cell office:value-type="float" office:value="251.28908" calcext:value-type="float">
            <text:p>251.28908</text:p>
          </table:table-cell>
          <table:table-cell table:number-columns-repeated="3"/>
          <table:table-cell table:formula="of:=[.$C$4] + ([.$C$5] - [.$C$4]) * (([.A516] - [.$C$1]) / ([.$C$2] - [.$C$1]))" office:value-type="float" office:value="-0.497655355064795" calcext:value-type="float">
            <text:p>-0.497655355064795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501]*[.Q295] + [.G502]*[.Q296] + [.G503]*[.Q297] + [.G504]*[.Q298] + [.G505]*[.Q299] + [.G506]*[.Q300] + [.G507]*[.Q301] + [.G508]*[.Q302] + [.G509]*[.Q303] + [.G510]*[.Q304] + [.G511]*[.Q305] + [.G512]*[.Q306] + [.G513]*[.Q307] + [.G514]*[.Q308] + [.G515]*[.Q309] + [.G516]*[.Q310] + [.G517]*[.Q311] + [.G518]*[.Q312] + [.G519]*[.Q313] + [.G520]*[.Q314] + [.G521]*[.Q315] )" office:value-type="float" office:value="-0.999710819429015" calcext:value-type="float">
            <text:p>-0.999710819429015</text:p>
          </table:table-cell>
          <table:table-cell table:number-columns-repeated="13"/>
        </table:table-row>
        <table:table-row table:style-name="ro1">
          <table:table-cell office:value-type="float" office:value="251.03416" calcext:value-type="float">
            <text:p>251.03416</text:p>
          </table:table-cell>
          <table:table-cell table:number-columns-repeated="3"/>
          <table:table-cell table:formula="of:=[.$C$4] + ([.$C$5] - [.$C$4]) * (([.A517] - [.$C$1]) / ([.$C$2] - [.$C$1]))" office:value-type="float" office:value="-0.497659543425596" calcext:value-type="float">
            <text:p>-0.497659543425596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501]*[.Q316] + [.G502]*[.Q317] + [.G503]*[.Q318] + [.G504]*[.Q319] + [.G505]*[.Q320] + [.G506]*[.Q321] + [.G507]*[.Q322] + [.G508]*[.Q323] + [.G509]*[.Q324] + [.G510]*[.Q325] + [.G511]*[.Q326] + [.G512]*[.Q327] + [.G513]*[.Q328] + [.G514]*[.Q329] + [.G515]*[.Q330] + [.G516]*[.Q331] + [.G517]*[.Q332] + [.G518]*[.Q333] + [.G519]*[.Q334] + [.G520]*[.Q335] + [.G521]*[.Q336] )" office:value-type="float" office:value="-0.997567962948224" calcext:value-type="float">
            <text:p>-0.997567962948224</text:p>
          </table:table-cell>
          <table:table-cell table:number-columns-repeated="13"/>
        </table:table-row>
        <table:table-row table:style-name="ro1">
          <table:table-cell office:value-type="float" office:value="251.9314" calcext:value-type="float">
            <text:p>251.9314</text:p>
          </table:table-cell>
          <table:table-cell table:number-columns-repeated="3"/>
          <table:table-cell table:formula="of:=[.$C$4] + ([.$C$5] - [.$C$4]) * (([.A518] - [.$C$1]) / ([.$C$2] - [.$C$1]))" office:value-type="float" office:value="-0.497644801683695" calcext:value-type="float">
            <text:p>-0.497644801683695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501]*[.Q337] + [.G502]*[.Q338] + [.G503]*[.Q339] + [.G504]*[.Q340] + [.G505]*[.Q341] + [.G506]*[.Q342] + [.G507]*[.Q343] + [.G508]*[.Q344] + [.G509]*[.Q345] + [.G510]*[.Q346] + [.G511]*[.Q347] + [.G512]*[.Q348] + [.G513]*[.Q349] + [.G514]*[.Q350] + [.G515]*[.Q351] + [.G516]*[.Q352] + [.G517]*[.Q353] + [.G518]*[.Q354] + [.G519]*[.Q355] + [.G520]*[.Q356] + [.G521]*[.Q357] )" office:value-type="float" office:value="-0.999544449965537" calcext:value-type="float">
            <text:p>-0.999544449965537</text:p>
          </table:table-cell>
          <table:table-cell table:number-columns-repeated="13"/>
        </table:table-row>
        <table:table-row table:style-name="ro1">
          <table:table-cell office:value-type="float" office:value="258.8485" calcext:value-type="float">
            <text:p>258.8485</text:p>
          </table:table-cell>
          <table:table-cell table:number-columns-repeated="3"/>
          <table:table-cell table:formula="of:=[.$C$4] + ([.$C$5] - [.$C$4]) * (([.A519] - [.$C$1]) / ([.$C$2] - [.$C$1]))" office:value-type="float" office:value="-0.497531153046873" calcext:value-type="float">
            <text:p>-0.497531153046873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501]*[.Q358] + [.G502]*[.Q359] + [.G503]*[.Q360] + [.G504]*[.Q361] + [.G505]*[.Q362] + [.G506]*[.Q363] + [.G507]*[.Q364] + [.G508]*[.Q365] + [.G509]*[.Q366] + [.G510]*[.Q367] + [.G511]*[.Q368] + [.G512]*[.Q369] + [.G513]*[.Q370] + [.G514]*[.Q371] + [.G515]*[.Q372] + [.G516]*[.Q373] + [.G517]*[.Q374] + [.G518]*[.Q375] + [.G519]*[.Q376] + [.G520]*[.Q377] + [.G521]*[.Q378] )" office:value-type="float" office:value="-0.998913112972481" calcext:value-type="float">
            <text:p>-0.998913112972481</text:p>
          </table:table-cell>
          <table:table-cell table:number-columns-repeated="13"/>
        </table:table-row>
        <table:table-row table:style-name="ro1">
          <table:table-cell office:value-type="float" office:value="270.7625" calcext:value-type="float">
            <text:p>270.7625</text:p>
          </table:table-cell>
          <table:table-cell table:number-columns-repeated="3"/>
          <table:table-cell table:formula="of:=[.$C$4] + ([.$C$5] - [.$C$4]) * (([.A520] - [.$C$1]) / ([.$C$2] - [.$C$1]))" office:value-type="float" office:value="-0.497335404849058" calcext:value-type="float">
            <text:p>-0.497335404849058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501]*[.Q379] + [.G502]*[.Q380] + [.G503]*[.Q381] + [.G504]*[.Q382] + [.G505]*[.Q383] + [.G506]*[.Q384] + [.G507]*[.Q385] + [.G508]*[.Q386] + [.G509]*[.Q387] + [.G510]*[.Q388] + [.G511]*[.Q389] + [.G512]*[.Q390] + [.G513]*[.Q391] + [.G514]*[.Q392] + [.G515]*[.Q393] + [.G516]*[.Q394] + [.G517]*[.Q395] + [.G518]*[.Q396] + [.G519]*[.Q397] + [.G520]*[.Q398] + [.G521]*[.Q399] )" office:value-type="float" office:value="-0.999725559311584" calcext:value-type="float">
            <text:p>-0.999725559311584</text:p>
          </table:table-cell>
          <table:table-cell table:number-columns-repeated="13"/>
        </table:table-row>
        <table:table-row table:style-name="ro1">
          <table:table-cell office:value-type="float" office:value="278.1172" calcext:value-type="float">
            <text:p>278.1172</text:p>
          </table:table-cell>
          <table:table-cell table:number-columns-repeated="3"/>
          <table:table-cell table:formula="of:=[.$C$4] + ([.$C$5] - [.$C$4]) * (([.A521] - [.$C$1]) / ([.$C$2] - [.$C$1]))" office:value-type="float" office:value="-0.497214566400974" calcext:value-type="float">
            <text:p>-0.497214566400974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501]*[.Q400] + [.G502]*[.Q401] + [.G503]*[.Q402] + [.G504]*[.Q403] + [.G505]*[.Q404] + [.G506]*[.Q405] + [.G507]*[.Q406] + [.G508]*[.Q407] + [.G509]*[.Q408] + [.G510]*[.Q409] + [.G511]*[.Q410] + [.G512]*[.Q411] + [.G513]*[.Q412] + [.G514]*[.Q413] + [.G515]*[.Q414] + [.G516]*[.Q415] + [.G517]*[.Q416] + [.G518]*[.Q417] + [.G519]*[.Q418] + [.G520]*[.Q419] + [.G521]*[.Q420] )" office:value-type="float" office:value="-0.999739901169102" calcext:value-type="float">
            <text:p>-0.999739901169102</text:p>
          </table:table-cell>
          <table:table-cell table:number-columns-repeated="13"/>
        </table:table-row>
        <table:table-row table:style-name="ro1">
          <table:table-cell office:value-type="float" office:value="269.2606" calcext:value-type="float">
            <text:p>269.2606</text:p>
          </table:table-cell>
          <table:table-cell table:number-columns-repeated="3"/>
          <table:table-cell table:formula="of:=[.$C$4] + ([.$C$5] - [.$C$4]) * (([.A522] - [.$C$1]) / ([.$C$2] - [.$C$1]))" office:value-type="float" office:value="-0.497360081214535" calcext:value-type="float">
            <text:p>-0.497360081214535</text:p>
          </table:table-cell>
          <table:table-cell table:number-columns-repeated="2"/>
          <table:table-cell table:style-name="ce17" table:formula="of:=TANH( [.G501]*[.Q421] + [.G502]*[.Q422] + [.G503]*[.Q423] + [.G504]*[.Q424] + [.G505]*[.Q425] + [.G506]*[.Q426] + [.G507]*[.Q427] + [.G508]*[.Q428] + [.G509]*[.Q429] + [.G510]*[.Q430] + [.G511]*[.Q431] + [.G512]*[.Q432] + [.G513]*[.Q433] + [.G514]*[.Q434] + [.G515]*[.Q435] + [.G516]*[.Q436] + [.G517]*[.Q437] + [.G518]*[.Q438] + [.G519]*[.Q439] + [.G520]*[.Q440] + [.G521]*[.Q441] )" office:value-type="float" office:value="-0.999609256413791" calcext:value-type="float">
            <text:p>-0.999609256413791</text:p>
          </table:table-cell>
          <table:table-cell table:number-columns-repeated="13"/>
        </table:table-row>
        <table:table-row table:style-name="ro1">
          <table:table-cell office:value-type="float" office:value="274.8977" calcext:value-type="float">
            <text:p>274.8977</text:p>
          </table:table-cell>
          <table:table-cell table:number-columns-repeated="3"/>
          <table:table-cell table:formula="of:=[.$C$4] + ([.$C$5] - [.$C$4]) * (([.A523] - [.$C$1]) / ([.$C$2] - [.$C$1]))" office:value-type="float" office:value="-0.497267463104253" calcext:value-type="float">
            <text:p>-0.497267463104253</text:p>
          </table:table-cell>
          <table:table-cell table:number-columns-repeated="2"/>
          <table:table-cell table:style-name="ce17" table:formula="of:=TANH( [.G501]*[.Q442] + [.G502]*[.Q443] + [.G503]*[.Q444] + [.G504]*[.Q445] + [.G505]*[.Q446] + [.G506]*[.Q447] + [.G507]*[.Q448] + [.G508]*[.Q449] + [.G509]*[.Q450] + [.G510]*[.Q451] + [.G511]*[.Q452] + [.G512]*[.Q453] + [.G513]*[.Q454] + [.G514]*[.Q455] + [.G515]*[.Q456] + [.G516]*[.Q457] + [.G517]*[.Q458] + [.G518]*[.Q459] + [.G519]*[.Q460] + [.G520]*[.Q461] + [.G521]*[.Q462] )" office:value-type="float" office:value="-0.999356684006268" calcext:value-type="float">
            <text:p>-0.999356684006268</text:p>
          </table:table-cell>
          <table:table-cell table:number-columns-repeated="13"/>
        </table:table-row>
        <table:table-row table:style-name="ro1">
          <table:table-cell office:value-type="float" office:value="270.86109" calcext:value-type="float">
            <text:p>270.86109</text:p>
          </table:table-cell>
          <table:table-cell table:number-columns-repeated="3"/>
          <table:table-cell table:formula="of:=[.$C$4] + ([.$C$5] - [.$C$4]) * (([.A524] - [.$C$1]) / ([.$C$2] - [.$C$1]))" office:value-type="float" office:value="-0.497333785005611" calcext:value-type="float">
            <text:p>-0.497333785005611</text:p>
          </table:table-cell>
          <table:table-cell table:number-columns-repeated="2"/>
          <table:table-cell table:style-name="ce17" table:formula="of:=TANH( [.G501]*[.Q463] + [.G502]*[.Q464] + [.G503]*[.Q465] + [.G504]*[.Q466] + [.G505]*[.Q467] + [.G506]*[.Q468] + [.G507]*[.Q469] + [.G508]*[.Q470] + [.G509]*[.Q471] + [.G510]*[.Q472] + [.G511]*[.Q473] + [.G512]*[.Q474] + [.G513]*[.Q475] + [.G514]*[.Q476] + [.G515]*[.Q477] + [.G516]*[.Q478] + [.G517]*[.Q479] + [.G518]*[.Q480] + [.G519]*[.Q481] + [.G520]*[.Q482] + [.G521]*[.Q483] )" office:value-type="float" office:value="-0.9996065670049" calcext:value-type="float">
            <text:p>-0.9996065670049</text:p>
          </table:table-cell>
          <table:table-cell table:number-columns-repeated="13"/>
        </table:table-row>
        <table:table-row table:style-name="ro1">
          <table:table-cell office:value-type="float" office:value="276.72789" calcext:value-type="float">
            <text:p>276.72789</text:p>
          </table:table-cell>
          <table:table-cell table:number-columns-repeated="3"/>
          <table:table-cell table:formula="of:=[.$C$4] + ([.$C$5] - [.$C$4]) * (([.A525] - [.$C$1]) / ([.$C$2] - [.$C$1]))" office:value-type="float" office:value="-0.497237392901621" calcext:value-type="float">
            <text:p>-0.497237392901621</text:p>
          </table:table-cell>
          <table:table-cell table:number-columns-repeated="16"/>
        </table:table-row>
        <table:table-row table:style-name="ro1">
          <table:table-cell office:value-type="float" office:value="277.98519" calcext:value-type="float">
            <text:p>277.98519</text:p>
          </table:table-cell>
          <table:table-cell table:number-columns-repeated="3"/>
          <table:table-cell table:formula="of:=[.$C$4] + ([.$C$5] - [.$C$4]) * (([.A526] - [.$C$1]) / ([.$C$2] - [.$C$1]))" office:value-type="float" office:value="-0.497216735338325" calcext:value-type="float">
            <text:p>-0.49721673533832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94.1886" calcext:value-type="float">
            <text:p>294.1886</text:p>
          </table:table-cell>
          <table:table-cell table:number-columns-repeated="3"/>
          <table:table-cell table:formula="of:=[.$C$4] + ([.$C$5] - [.$C$4]) * (([.A527] - [.$C$1]) / ([.$C$2] - [.$C$1]))" office:value-type="float" office:value="-0.49695051171016" calcext:value-type="float">
            <text:p>-0.49695051171016</text:p>
          </table:table-cell>
          <table:table-cell/>
          <table:table-cell table:style-name="ce15" office:value-type="float" office:value="-0.499084347961731" calcext:value-type="float">
            <text:p>-0.499084347961731</text:p>
          </table:table-cell>
          <table:table-cell table:style-name="ce17" table:formula="of:=TANH( [.G526]*[.Q1] + [.G527]*[.Q2] + [.G528]*[.Q3] + [.G529]*[.Q4] + [.G530]*[.Q5] + [.G531]*[.Q6] + [.G532]*[.Q7] + [.G533]*[.Q8] + [.G534]*[.Q9] + [.G535]*[.Q10] + [.G536]*[.Q11] + [.G537]*[.Q12] + [.G538]*[.Q13] + [.G539]*[.Q14] + [.G540]*[.Q15] + [.G541]*[.Q16] + [.G542]*[.Q17] + [.G543]*[.Q18] + [.G544]*[.Q19] + [.G545]*[.Q20] + [.G546]*[.Q21] )" office:value-type="float" office:value="-0.999831219635592" calcext:value-type="float">
            <text:p>-0.999831219635592</text:p>
          </table:table-cell>
          <table:table-cell table:style-name="ce19" table:formula="of:=TANH( [.H526]*[.S1] + [.H527]*[.S2] + [.H528]*[.S3] + [.H529]*[.S4] + [.H530]*[.S5] + [.H531]*[.S6] + [.H532]*[.S7] + [.H533]*[.S8] + [.H534]*[.S9] + [.H535]*[.S10] + [.H536]*[.S11] + [.H537]*[.S12] + [.H538]*[.S13] + [.H539]*[.S14] + [.H540]*[.S15] + [.H541]*[.S16] + [.H542]*[.S17] + [.H543]*[.S18] + [.H544]*[.S19] + [.H545]*[.S20] + [.H546]*[.S21] + [.H547]*[.S22] + [.H548]*[.S23] + [.H549]*[.S24] )" office:value-type="float" office:value="-0.999999999374159" calcext:value-type="float">
            <text:p>-0.999999999374159</text:p>
          </table:table-cell>
          <table:table-cell table:style-name="ce20" office:value-type="float" office:value="-0.497086899603804" calcext:value-type="float">
            <text:p>-0.497086899603804</text:p>
          </table:table-cell>
          <table:table-cell table:style-name="ce21" table:formula="of:= ([.J527]-[.I527]) * ([.J527]-[.I527])" office:value-type="float" office:value="0.252921585920626" calcext:value-type="float">
            <text:p>0.252921585920626</text:p>
          </table:table-cell>
          <table:table-cell table:number-columns-repeated="10"/>
        </table:table-row>
        <table:table-row table:style-name="ro1">
          <table:table-cell office:value-type="float" office:value="289.7149" calcext:value-type="float">
            <text:p>289.7149</text:p>
          </table:table-cell>
          <table:table-cell table:number-columns-repeated="3"/>
          <table:table-cell table:formula="of:=[.$C$4] + ([.$C$5] - [.$C$4]) * (([.A528] - [.$C$1]) / ([.$C$2] - [.$C$1]))" office:value-type="float" office:value="-0.497024015043429" calcext:value-type="float">
            <text:p>-0.497024015043429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526]*[.Q22] + [.G527]*[.Q23] + [.G528]*[.Q24] + [.G529]*[.Q25] + [.G530]*[.Q26] + [.G531]*[.Q27] + [.G532]*[.Q28] + [.G533]*[.Q29] + [.G534]*[.Q30] + [.G535]*[.Q31] + [.G536]*[.Q32] + [.G537]*[.Q33] + [.G538]*[.Q34] + [.G539]*[.Q35] + [.G540]*[.Q36] + [.G541]*[.Q37] + [.G542]*[.Q38] + [.G543]*[.Q39] + [.G544]*[.Q40] + [.G545]*[.Q41] + [.G546]*[.Q42] )" office:value-type="float" office:value="-0.998540566999592" calcext:value-type="float">
            <text:p>-0.998540566999592</text:p>
          </table:table-cell>
          <table:table-cell table:style-name="ce19" table:formula="of:=TANH( [.H526]*[.S25] + [.H527]*[.S26] + [.H528]*[.S27] + [.H529]*[.S28] + [.H530]*[.S29] + [.H531]*[.S30] + [.H532]*[.S31] + [.H533]*[.S32] + [.H534]*[.S33] + [.H535]*[.S34] + [.H536]*[.S35] + [.H537]*[.S36] + [.H538]*[.S37] + [.H539]*[.S38] + [.H540]*[.S39] + [.H541]*[.S40] + [.H542]*[.S41] + [.H543]*[.S42] + [.H544]*[.S43] + [.H545]*[.S44] + [.H546]*[.S45] + [.H547]*[.S46] + [.H548]*[.S47] + [.H549]*[.S48] )" office:value-type="float" office:value="-0.999999996081087" calcext:value-type="float">
            <text:p>-0.999999996081087</text:p>
          </table:table-cell>
          <table:table-cell table:style-name="ce20" office:value-type="float" office:value="-0.496773212213151" calcext:value-type="float">
            <text:p>-0.496773212213151</text:p>
          </table:table-cell>
          <table:table-cell table:style-name="ce21" table:formula="of:= ([.J528]-[.I528]) * ([.J528]-[.I528])" office:value-type="float" office:value="0.253237196002067" calcext:value-type="float">
            <text:p>0.253237196002067</text:p>
          </table:table-cell>
          <table:table-cell table:number-columns-repeated="10"/>
        </table:table-row>
        <table:table-row table:style-name="ro1">
          <table:table-cell office:value-type="float" office:value="292.8678" calcext:value-type="float">
            <text:p>292.8678</text:p>
          </table:table-cell>
          <table:table-cell table:number-columns-repeated="3"/>
          <table:table-cell table:formula="of:=[.$C$4] + ([.$C$5] - [.$C$4]) * (([.A529] - [.$C$1]) / ([.$C$2] - [.$C$1]))" office:value-type="float" office:value="-0.496972212584734" calcext:value-type="float">
            <text:p>-0.496972212584734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526]*[.Q43] + [.G527]*[.Q44] + [.G528]*[.Q45] + [.G529]*[.Q46] + [.G530]*[.Q47] + [.G531]*[.Q48] + [.G532]*[.Q49] + [.G533]*[.Q50] + [.G534]*[.Q51] + [.G535]*[.Q52] + [.G536]*[.Q53] + [.G537]*[.Q54] + [.G538]*[.Q55] + [.G539]*[.Q56] + [.G540]*[.Q57] + [.G541]*[.Q58] + [.G542]*[.Q59] + [.G543]*[.Q60] + [.G544]*[.Q61] + [.G545]*[.Q62] + [.G546]*[.Q63] )" office:value-type="float" office:value="-0.999793354756699" calcext:value-type="float">
            <text:p>-0.999793354756699</text:p>
          </table:table-cell>
          <table:table-cell table:style-name="ce19" table:formula="of:=TANH( [.H526]*[.S49] + [.H527]*[.S50] + [.H528]*[.S51] + [.H529]*[.S52] + [.H530]*[.S53] + [.H531]*[.S54] + [.H532]*[.S55] + [.H533]*[.S56] + [.H534]*[.S57] + [.H535]*[.S58] + [.H536]*[.S59] + [.H537]*[.S60] + [.H538]*[.S61] + [.H539]*[.S62] + [.H540]*[.S63] + [.H541]*[.S64] + [.H542]*[.S65] + [.H543]*[.S66] + [.H544]*[.S67] + [.H545]*[.S68] + [.H546]*[.S69] + [.H547]*[.S70] + [.H548]*[.S71] + [.H549]*[.S72] )" office:value-type="float" office:value="-0.999999972593108" calcext:value-type="float">
            <text:p>-0.999999972593108</text:p>
          </table:table-cell>
          <table:table-cell table:style-name="ce20" office:value-type="float" office:value="-0.496228435153432" calcext:value-type="float">
            <text:p>-0.496228435153432</text:p>
          </table:table-cell>
          <table:table-cell table:style-name="ce21" table:formula="of:= ([.J529]-[.I529]) * ([.J529]-[.I529])" office:value-type="float" office:value="0.253785761934335" calcext:value-type="float">
            <text:p>0.253785761934335</text:p>
          </table:table-cell>
          <table:table-cell table:number-columns-repeated="10"/>
        </table:table-row>
        <table:table-row table:style-name="ro1">
          <table:table-cell office:value-type="float" office:value="293.224" calcext:value-type="float">
            <text:p>293.224</text:p>
          </table:table-cell>
          <table:table-cell table:number-columns-repeated="3"/>
          <table:table-cell table:formula="of:=[.$C$4] + ([.$C$5] - [.$C$4]) * (([.A530] - [.$C$1]) / ([.$C$2] - [.$C$1]))" office:value-type="float" office:value="-0.49696636018352" calcext:value-type="float">
            <text:p>-0.49696636018352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526]*[.Q64] + [.G527]*[.Q65] + [.G528]*[.Q66] + [.G529]*[.Q67] + [.G530]*[.Q68] + [.G531]*[.Q69] + [.G532]*[.Q70] + [.G533]*[.Q71] + [.G534]*[.Q72] + [.G535]*[.Q73] + [.G536]*[.Q74] + [.G537]*[.Q75] + [.G538]*[.Q76] + [.G539]*[.Q77] + [.G540]*[.Q78] + [.G541]*[.Q79] + [.G542]*[.Q80] + [.G543]*[.Q81] + [.G544]*[.Q82] + [.G545]*[.Q83] + [.G546]*[.Q84] )" office:value-type="float" office:value="-0.999752632386929" calcext:value-type="float">
            <text:p>-0.999752632386929</text:p>
          </table:table-cell>
          <table:table-cell table:number-columns-repeated="13"/>
        </table:table-row>
        <table:table-row table:style-name="ro1">
          <table:table-cell office:value-type="float" office:value="282.644" calcext:value-type="float">
            <text:p>282.644</text:p>
          </table:table-cell>
          <table:table-cell table:number-columns-repeated="3"/>
          <table:table-cell table:formula="of:=[.$C$4] + ([.$C$5] - [.$C$4]) * (([.A531] - [.$C$1]) / ([.$C$2] - [.$C$1]))" office:value-type="float" office:value="-0.497140190629456" calcext:value-type="float">
            <text:p>-0.497140190629456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526]*[.Q85] + [.G527]*[.Q86] + [.G528]*[.Q87] + [.G529]*[.Q88] + [.G530]*[.Q89] + [.G531]*[.Q90] + [.G532]*[.Q91] + [.G533]*[.Q92] + [.G534]*[.Q93] + [.G535]*[.Q94] + [.G536]*[.Q95] + [.G537]*[.Q96] + [.G538]*[.Q97] + [.G539]*[.Q98] + [.G540]*[.Q99] + [.G541]*[.Q100] + [.G542]*[.Q101] + [.G543]*[.Q102] + [.G544]*[.Q103] + [.G545]*[.Q104] + [.G546]*[.Q105] )" office:value-type="float" office:value="-0.998433593482921" calcext:value-type="float">
            <text:p>-0.998433593482921</text:p>
          </table:table-cell>
          <table:table-cell table:number-columns-repeated="13"/>
        </table:table-row>
        <table:table-row table:style-name="ro1">
          <table:table-cell office:value-type="float" office:value="283.0809" calcext:value-type="float">
            <text:p>283.0809</text:p>
          </table:table-cell>
          <table:table-cell table:number-columns-repeated="3"/>
          <table:table-cell table:formula="of:=[.$C$4] + ([.$C$5] - [.$C$4]) * (([.A532] - [.$C$1]) / ([.$C$2] - [.$C$1]))" office:value-type="float" office:value="-0.497133012319264" calcext:value-type="float">
            <text:p>-0.497133012319264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526]*[.Q106] + [.G527]*[.Q107] + [.G528]*[.Q108] + [.G529]*[.Q109] + [.G530]*[.Q110] + [.G531]*[.Q111] + [.G532]*[.Q112] + [.G533]*[.Q113] + [.G534]*[.Q114] + [.G535]*[.Q115] + [.G536]*[.Q116] + [.G537]*[.Q117] + [.G538]*[.Q118] + [.G539]*[.Q119] + [.G540]*[.Q120] + [.G541]*[.Q121] + [.G542]*[.Q122] + [.G543]*[.Q123] + [.G544]*[.Q124] + [.G545]*[.Q125] + [.G546]*[.Q126] )" office:value-type="float" office:value="-0.999581424483207" calcext:value-type="float">
            <text:p>-0.999581424483207</text:p>
          </table:table-cell>
          <table:table-cell table:number-columns-repeated="13"/>
        </table:table-row>
        <table:table-row table:style-name="ro1">
          <table:table-cell office:value-type="float" office:value="290.61579" calcext:value-type="float">
            <text:p>290.61579</text:p>
          </table:table-cell>
          <table:table-cell table:number-columns-repeated="3"/>
          <table:table-cell table:formula="of:=[.$C$4] + ([.$C$5] - [.$C$4]) * (([.A533] - [.$C$1]) / ([.$C$2] - [.$C$1]))" office:value-type="float" office:value="-0.497009213331667" calcext:value-type="float">
            <text:p>-0.497009213331667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526]*[.Q127] + [.G527]*[.Q128] + [.G528]*[.Q129] + [.G529]*[.Q130] + [.G530]*[.Q131] + [.G531]*[.Q132] + [.G532]*[.Q133] + [.G533]*[.Q134] + [.G534]*[.Q135] + [.G535]*[.Q136] + [.G536]*[.Q137] + [.G537]*[.Q138] + [.G538]*[.Q139] + [.G539]*[.Q140] + [.G540]*[.Q141] + [.G541]*[.Q142] + [.G542]*[.Q143] + [.G543]*[.Q144] + [.G544]*[.Q145] + [.G545]*[.Q146] + [.G546]*[.Q147] )" office:value-type="float" office:value="-0.999844394410765" calcext:value-type="float">
            <text:p>-0.999844394410765</text:p>
          </table:table-cell>
          <table:table-cell table:number-columns-repeated="13"/>
        </table:table-row>
        <table:table-row table:style-name="ro1">
          <table:table-cell office:value-type="float" office:value="290.542" calcext:value-type="float">
            <text:p>290.542</text:p>
          </table:table-cell>
          <table:table-cell table:number-columns-repeated="3"/>
          <table:table-cell table:formula="of:=[.$C$4] + ([.$C$5] - [.$C$4]) * (([.A534] - [.$C$1]) / ([.$C$2] - [.$C$1]))" office:value-type="float" office:value="-0.497010425708662" calcext:value-type="float">
            <text:p>-0.497010425708662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526]*[.Q148] + [.G527]*[.Q149] + [.G528]*[.Q150] + [.G529]*[.Q151] + [.G530]*[.Q152] + [.G531]*[.Q153] + [.G532]*[.Q154] + [.G533]*[.Q155] + [.G534]*[.Q156] + [.G535]*[.Q157] + [.G536]*[.Q158] + [.G537]*[.Q159] + [.G538]*[.Q160] + [.G539]*[.Q161] + [.G540]*[.Q162] + [.G541]*[.Q163] + [.G542]*[.Q164] + [.G543]*[.Q165] + [.G544]*[.Q166] + [.G545]*[.Q167] + [.G546]*[.Q168] )" office:value-type="float" office:value="-0.999474438794685" calcext:value-type="float">
            <text:p>-0.999474438794685</text:p>
          </table:table-cell>
          <table:table-cell table:number-columns-repeated="13"/>
        </table:table-row>
        <table:table-row table:style-name="ro1">
          <table:table-cell office:value-type="float" office:value="283.7507" calcext:value-type="float">
            <text:p>283.7507</text:p>
          </table:table-cell>
          <table:table-cell table:number-columns-repeated="3"/>
          <table:table-cell table:formula="of:=[.$C$4] + ([.$C$5] - [.$C$4]) * (([.A535] - [.$C$1]) / ([.$C$2] - [.$C$1]))" office:value-type="float" office:value="-0.497122007439048" calcext:value-type="float">
            <text:p>-0.497122007439048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526]*[.Q169] + [.G527]*[.Q170] + [.G528]*[.Q171] + [.G529]*[.Q172] + [.G530]*[.Q173] + [.G531]*[.Q174] + [.G532]*[.Q175] + [.G533]*[.Q176] + [.G534]*[.Q177] + [.G535]*[.Q178] + [.G536]*[.Q179] + [.G537]*[.Q180] + [.G538]*[.Q181] + [.G539]*[.Q182] + [.G540]*[.Q183] + [.G541]*[.Q184] + [.G542]*[.Q185] + [.G543]*[.Q186] + [.G544]*[.Q187] + [.G545]*[.Q188] + [.G546]*[.Q189] )" office:value-type="float" office:value="-0.999894116559419" calcext:value-type="float">
            <text:p>-0.999894116559419</text:p>
          </table:table-cell>
          <table:table-cell table:number-columns-repeated="13"/>
        </table:table-row>
        <table:table-row table:style-name="ro1">
          <table:table-cell office:value-type="float" office:value="252.44789" calcext:value-type="float">
            <text:p>252.44789</text:p>
          </table:table-cell>
          <table:table-cell table:number-columns-repeated="3"/>
          <table:table-cell table:formula="of:=[.$C$4] + ([.$C$5] - [.$C$4]) * (([.A536] - [.$C$1]) / ([.$C$2] - [.$C$1]))" office:value-type="float" office:value="-0.497636315701935" calcext:value-type="float">
            <text:p>-0.497636315701935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526]*[.Q190] + [.G527]*[.Q191] + [.G528]*[.Q192] + [.G529]*[.Q193] + [.G530]*[.Q194] + [.G531]*[.Q195] + [.G532]*[.Q196] + [.G533]*[.Q197] + [.G534]*[.Q198] + [.G535]*[.Q199] + [.G536]*[.Q200] + [.G537]*[.Q201] + [.G538]*[.Q202] + [.G539]*[.Q203] + [.G540]*[.Q204] + [.G541]*[.Q205] + [.G542]*[.Q206] + [.G543]*[.Q207] + [.G544]*[.Q208] + [.G545]*[.Q209] + [.G546]*[.Q210] )" office:value-type="float" office:value="-0.999811008863155" calcext:value-type="float">
            <text:p>-0.999811008863155</text:p>
          </table:table-cell>
          <table:table-cell table:number-columns-repeated="13"/>
        </table:table-row>
        <table:table-row table:style-name="ro1">
          <table:table-cell office:value-type="float" office:value="263.4741" calcext:value-type="float">
            <text:p>263.4741</text:p>
          </table:table-cell>
          <table:table-cell table:number-columns-repeated="3"/>
          <table:table-cell table:formula="of:=[.$C$4] + ([.$C$5] - [.$C$4]) * (([.A537] - [.$C$1]) / ([.$C$2] - [.$C$1]))" office:value-type="float" office:value="-0.497455153981587" calcext:value-type="float">
            <text:p>-0.497455153981587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526]*[.Q211] + [.G527]*[.Q212] + [.G528]*[.Q213] + [.G529]*[.Q214] + [.G530]*[.Q215] + [.G531]*[.Q216] + [.G532]*[.Q217] + [.G533]*[.Q218] + [.G534]*[.Q219] + [.G535]*[.Q220] + [.G536]*[.Q221] + [.G537]*[.Q222] + [.G538]*[.Q223] + [.G539]*[.Q224] + [.G540]*[.Q225] + [.G541]*[.Q226] + [.G542]*[.Q227] + [.G543]*[.Q228] + [.G544]*[.Q229] + [.G545]*[.Q230] + [.G546]*[.Q231] )" office:value-type="float" office:value="-0.998238521292234" calcext:value-type="float">
            <text:p>-0.998238521292234</text:p>
          </table:table-cell>
          <table:table-cell table:number-columns-repeated="13"/>
        </table:table-row>
        <table:table-row table:style-name="ro1">
          <table:table-cell office:value-type="float" office:value="259.913" calcext:value-type="float">
            <text:p>259.913</text:p>
          </table:table-cell>
          <table:table-cell table:number-columns-repeated="3"/>
          <table:table-cell table:formula="of:=[.$C$4] + ([.$C$5] - [.$C$4]) * (([.A538] - [.$C$1]) / ([.$C$2] - [.$C$1]))" office:value-type="float" office:value="-0.497513663206637" calcext:value-type="float">
            <text:p>-0.497513663206637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526]*[.Q232] + [.G527]*[.Q233] + [.G528]*[.Q234] + [.G529]*[.Q235] + [.G530]*[.Q236] + [.G531]*[.Q237] + [.G532]*[.Q238] + [.G533]*[.Q239] + [.G534]*[.Q240] + [.G535]*[.Q241] + [.G536]*[.Q242] + [.G537]*[.Q243] + [.G538]*[.Q244] + [.G539]*[.Q245] + [.G540]*[.Q246] + [.G541]*[.Q247] + [.G542]*[.Q248] + [.G543]*[.Q249] + [.G544]*[.Q250] + [.G545]*[.Q251] + [.G546]*[.Q252] )" office:value-type="float" office:value="-0.999955163830105" calcext:value-type="float">
            <text:p>-0.999955163830105</text:p>
          </table:table-cell>
          <table:table-cell table:number-columns-repeated="13"/>
        </table:table-row>
        <table:table-row table:style-name="ro1">
          <table:table-cell office:value-type="float" office:value="259.3943" calcext:value-type="float">
            <text:p>259.3943</text:p>
          </table:table-cell>
          <table:table-cell table:number-columns-repeated="3"/>
          <table:table-cell table:formula="of:=[.$C$4] + ([.$C$5] - [.$C$4]) * (([.A539] - [.$C$1]) / ([.$C$2] - [.$C$1]))" office:value-type="float" office:value="-0.497522185498915" calcext:value-type="float">
            <text:p>-0.497522185498915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526]*[.Q253] + [.G527]*[.Q254] + [.G528]*[.Q255] + [.G529]*[.Q256] + [.G530]*[.Q257] + [.G531]*[.Q258] + [.G532]*[.Q259] + [.G533]*[.Q260] + [.G534]*[.Q261] + [.G535]*[.Q262] + [.G536]*[.Q263] + [.G537]*[.Q264] + [.G538]*[.Q265] + [.G539]*[.Q266] + [.G540]*[.Q267] + [.G541]*[.Q268] + [.G542]*[.Q269] + [.G543]*[.Q270] + [.G544]*[.Q271] + [.G545]*[.Q272] + [.G546]*[.Q273] )" office:value-type="float" office:value="-0.999989142669654" calcext:value-type="float">
            <text:p>-0.999989142669654</text:p>
          </table:table-cell>
          <table:table-cell table:number-columns-repeated="13"/>
        </table:table-row>
        <table:table-row table:style-name="ro1">
          <table:table-cell office:value-type="float" office:value="267.5549" calcext:value-type="float">
            <text:p>267.5549</text:p>
          </table:table-cell>
          <table:table-cell table:number-columns-repeated="3"/>
          <table:table-cell table:formula="of:=[.$C$4] + ([.$C$5] - [.$C$4]) * (([.A540] - [.$C$1]) / ([.$C$2] - [.$C$1]))" office:value-type="float" office:value="-0.49738810603416" calcext:value-type="float">
            <text:p>-0.49738810603416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526]*[.Q274] + [.G527]*[.Q275] + [.G528]*[.Q276] + [.G529]*[.Q277] + [.G530]*[.Q278] + [.G531]*[.Q279] + [.G532]*[.Q280] + [.G533]*[.Q281] + [.G534]*[.Q282] + [.G535]*[.Q283] + [.G536]*[.Q284] + [.G537]*[.Q285] + [.G538]*[.Q286] + [.G539]*[.Q287] + [.G540]*[.Q288] + [.G541]*[.Q289] + [.G542]*[.Q290] + [.G543]*[.Q291] + [.G544]*[.Q292] + [.G545]*[.Q293] + [.G546]*[.Q294] )" office:value-type="float" office:value="-0.999951577494521" calcext:value-type="float">
            <text:p>-0.999951577494521</text:p>
          </table:table-cell>
          <table:table-cell table:number-columns-repeated="13"/>
        </table:table-row>
        <table:table-row table:style-name="ro1">
          <table:table-cell office:value-type="float" office:value="265.273" calcext:value-type="float">
            <text:p>265.273</text:p>
          </table:table-cell>
          <table:table-cell table:number-columns-repeated="3"/>
          <table:table-cell table:formula="of:=[.$C$4] + ([.$C$5] - [.$C$4]) * (([.A541] - [.$C$1]) / ([.$C$2] - [.$C$1]))" office:value-type="float" office:value="-0.497425597876748" calcext:value-type="float">
            <text:p>-0.497425597876748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526]*[.Q295] + [.G527]*[.Q296] + [.G528]*[.Q297] + [.G529]*[.Q298] + [.G530]*[.Q299] + [.G531]*[.Q300] + [.G532]*[.Q301] + [.G533]*[.Q302] + [.G534]*[.Q303] + [.G535]*[.Q304] + [.G536]*[.Q305] + [.G537]*[.Q306] + [.G538]*[.Q307] + [.G539]*[.Q308] + [.G540]*[.Q309] + [.G541]*[.Q310] + [.G542]*[.Q311] + [.G543]*[.Q312] + [.G544]*[.Q313] + [.G545]*[.Q314] + [.G546]*[.Q315] )" office:value-type="float" office:value="-0.999710149045793" calcext:value-type="float">
            <text:p>-0.999710149045793</text:p>
          </table:table-cell>
          <table:table-cell table:number-columns-repeated="13"/>
        </table:table-row>
        <table:table-row table:style-name="ro1">
          <table:table-cell office:value-type="float" office:value="246.6733" calcext:value-type="float">
            <text:p>246.6733</text:p>
          </table:table-cell>
          <table:table-cell table:number-columns-repeated="3"/>
          <table:table-cell table:formula="of:=[.$C$4] + ([.$C$5] - [.$C$4]) * (([.A542] - [.$C$1]) / ([.$C$2] - [.$C$1]))" office:value-type="float" office:value="-0.49773119278651" calcext:value-type="float">
            <text:p>-0.49773119278651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526]*[.Q316] + [.G527]*[.Q317] + [.G528]*[.Q318] + [.G529]*[.Q319] + [.G530]*[.Q320] + [.G531]*[.Q321] + [.G532]*[.Q322] + [.G533]*[.Q323] + [.G534]*[.Q324] + [.G535]*[.Q325] + [.G536]*[.Q326] + [.G537]*[.Q327] + [.G538]*[.Q328] + [.G539]*[.Q329] + [.G540]*[.Q330] + [.G541]*[.Q331] + [.G542]*[.Q332] + [.G543]*[.Q333] + [.G544]*[.Q334] + [.G545]*[.Q335] + [.G546]*[.Q336] )" office:value-type="float" office:value="-0.99756402829553" calcext:value-type="float">
            <text:p>-0.99756402829553</text:p>
          </table:table-cell>
          <table:table-cell table:number-columns-repeated="13"/>
        </table:table-row>
        <table:table-row table:style-name="ro1">
          <table:table-cell office:value-type="float" office:value="245.6489" calcext:value-type="float">
            <text:p>245.6489</text:p>
          </table:table-cell>
          <table:table-cell table:number-columns-repeated="3"/>
          <table:table-cell table:formula="of:=[.$C$4] + ([.$C$5] - [.$C$4]) * (([.A543] - [.$C$1]) / ([.$C$2] - [.$C$1]))" office:value-type="float" office:value="-0.497748023779782" calcext:value-type="float">
            <text:p>-0.497748023779782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526]*[.Q337] + [.G527]*[.Q338] + [.G528]*[.Q339] + [.G529]*[.Q340] + [.G530]*[.Q341] + [.G531]*[.Q342] + [.G532]*[.Q343] + [.G533]*[.Q344] + [.G534]*[.Q345] + [.G535]*[.Q346] + [.G536]*[.Q347] + [.G537]*[.Q348] + [.G538]*[.Q349] + [.G539]*[.Q350] + [.G540]*[.Q351] + [.G541]*[.Q352] + [.G542]*[.Q353] + [.G543]*[.Q354] + [.G544]*[.Q355] + [.G545]*[.Q356] + [.G546]*[.Q357] )" office:value-type="float" office:value="-0.99954336819371" calcext:value-type="float">
            <text:p>-0.99954336819371</text:p>
          </table:table-cell>
          <table:table-cell table:number-columns-repeated="13"/>
        </table:table-row>
        <table:table-row table:style-name="ro1">
          <table:table-cell office:value-type="float" office:value="246.5497" calcext:value-type="float">
            <text:p>246.5497</text:p>
          </table:table-cell>
          <table:table-cell table:number-columns-repeated="3"/>
          <table:table-cell table:formula="of:=[.$C$4] + ([.$C$5] - [.$C$4]) * (([.A544] - [.$C$1]) / ([.$C$2] - [.$C$1]))" office:value-type="float" office:value="-0.497733223546729" calcext:value-type="float">
            <text:p>-0.497733223546729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526]*[.Q358] + [.G527]*[.Q359] + [.G528]*[.Q360] + [.G529]*[.Q361] + [.G530]*[.Q362] + [.G531]*[.Q363] + [.G532]*[.Q364] + [.G533]*[.Q365] + [.G534]*[.Q366] + [.G535]*[.Q367] + [.G536]*[.Q368] + [.G537]*[.Q369] + [.G538]*[.Q370] + [.G539]*[.Q371] + [.G540]*[.Q372] + [.G541]*[.Q373] + [.G542]*[.Q374] + [.G543]*[.Q375] + [.G544]*[.Q376] + [.G545]*[.Q377] + [.G546]*[.Q378] )" office:value-type="float" office:value="-0.998910599097297" calcext:value-type="float">
            <text:p>-0.998910599097297</text:p>
          </table:table-cell>
          <table:table-cell table:number-columns-repeated="13"/>
        </table:table-row>
        <table:table-row table:style-name="ro1">
          <table:table-cell office:value-type="float" office:value="248.4467" calcext:value-type="float">
            <text:p>248.4467</text:p>
          </table:table-cell>
          <table:table-cell table:number-columns-repeated="3"/>
          <table:table-cell table:formula="of:=[.$C$4] + ([.$C$5] - [.$C$4]) * (([.A545] - [.$C$1]) / ([.$C$2] - [.$C$1]))" office:value-type="float" office:value="-0.497702055649192" calcext:value-type="float">
            <text:p>-0.497702055649192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526]*[.Q379] + [.G527]*[.Q380] + [.G528]*[.Q381] + [.G529]*[.Q382] + [.G530]*[.Q383] + [.G531]*[.Q384] + [.G532]*[.Q385] + [.G533]*[.Q386] + [.G534]*[.Q387] + [.G535]*[.Q388] + [.G536]*[.Q389] + [.G537]*[.Q390] + [.G538]*[.Q391] + [.G539]*[.Q392] + [.G540]*[.Q393] + [.G541]*[.Q394] + [.G542]*[.Q395] + [.G543]*[.Q396] + [.G544]*[.Q397] + [.G545]*[.Q398] + [.G546]*[.Q399] )" office:value-type="float" office:value="-0.999724865390332" calcext:value-type="float">
            <text:p>-0.999724865390332</text:p>
          </table:table-cell>
          <table:table-cell table:number-columns-repeated="13"/>
        </table:table-row>
        <table:table-row table:style-name="ro1">
          <table:table-cell office:value-type="float" office:value="246.728" calcext:value-type="float">
            <text:p>246.728</text:p>
          </table:table-cell>
          <table:table-cell table:number-columns-repeated="3"/>
          <table:table-cell table:formula="of:=[.$C$4] + ([.$C$5] - [.$C$4]) * (([.A546] - [.$C$1]) / ([.$C$2] - [.$C$1]))" office:value-type="float" office:value="-0.497730294060102" calcext:value-type="float">
            <text:p>-0.497730294060102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526]*[.Q400] + [.G527]*[.Q401] + [.G528]*[.Q402] + [.G529]*[.Q403] + [.G530]*[.Q404] + [.G531]*[.Q405] + [.G532]*[.Q406] + [.G533]*[.Q407] + [.G534]*[.Q408] + [.G535]*[.Q409] + [.G536]*[.Q410] + [.G537]*[.Q411] + [.G538]*[.Q412] + [.G539]*[.Q413] + [.G540]*[.Q414] + [.G541]*[.Q415] + [.G542]*[.Q416] + [.G543]*[.Q417] + [.G544]*[.Q418] + [.G545]*[.Q419] + [.G546]*[.Q420] )" office:value-type="float" office:value="-0.999739160142723" calcext:value-type="float">
            <text:p>-0.999739160142723</text:p>
          </table:table-cell>
          <table:table-cell table:number-columns-repeated="13"/>
        </table:table-row>
        <table:table-row table:style-name="ro1">
          <table:table-cell office:value-type="float" office:value="245.1133" calcext:value-type="float">
            <text:p>245.1133</text:p>
          </table:table-cell>
          <table:table-cell table:number-columns-repeated="3"/>
          <table:table-cell table:formula="of:=[.$C$4] + ([.$C$5] - [.$C$4]) * (([.A547] - [.$C$1]) / ([.$C$2] - [.$C$1]))" office:value-type="float" office:value="-0.497756823740731" calcext:value-type="float">
            <text:p>-0.497756823740731</text:p>
          </table:table-cell>
          <table:table-cell table:number-columns-repeated="2"/>
          <table:table-cell table:style-name="ce17" table:formula="of:=TANH( [.G526]*[.Q421] + [.G527]*[.Q422] + [.G528]*[.Q423] + [.G529]*[.Q424] + [.G530]*[.Q425] + [.G531]*[.Q426] + [.G532]*[.Q427] + [.G533]*[.Q428] + [.G534]*[.Q429] + [.G535]*[.Q430] + [.G536]*[.Q431] + [.G537]*[.Q432] + [.G538]*[.Q433] + [.G539]*[.Q434] + [.G540]*[.Q435] + [.G541]*[.Q436] + [.G542]*[.Q437] + [.G543]*[.Q438] + [.G544]*[.Q439] + [.G545]*[.Q440] + [.G546]*[.Q441] )" office:value-type="float" office:value="-0.999608476618512" calcext:value-type="float">
            <text:p>-0.999608476618512</text:p>
          </table:table-cell>
          <table:table-cell table:number-columns-repeated="13"/>
        </table:table-row>
        <table:table-row table:style-name="ro1">
          <table:table-cell office:value-type="float" office:value="247.2639" calcext:value-type="float">
            <text:p>247.2639</text:p>
          </table:table-cell>
          <table:table-cell table:number-columns-repeated="3"/>
          <table:table-cell table:formula="of:=[.$C$4] + ([.$C$5] - [.$C$4]) * (([.A548] - [.$C$1]) / ([.$C$2] - [.$C$1]))" office:value-type="float" office:value="-0.497721489170123" calcext:value-type="float">
            <text:p>-0.497721489170123</text:p>
          </table:table-cell>
          <table:table-cell table:number-columns-repeated="2"/>
          <table:table-cell table:style-name="ce17" table:formula="of:=TANH( [.G526]*[.Q442] + [.G527]*[.Q443] + [.G528]*[.Q444] + [.G529]*[.Q445] + [.G530]*[.Q446] + [.G531]*[.Q447] + [.G532]*[.Q448] + [.G533]*[.Q449] + [.G534]*[.Q450] + [.G535]*[.Q451] + [.G536]*[.Q452] + [.G537]*[.Q453] + [.G538]*[.Q454] + [.G539]*[.Q455] + [.G540]*[.Q456] + [.G541]*[.Q457] + [.G542]*[.Q458] + [.G543]*[.Q459] + [.G544]*[.Q460] + [.G545]*[.Q461] + [.G546]*[.Q462] )" office:value-type="float" office:value="-0.999355683212651" calcext:value-type="float">
            <text:p>-0.999355683212651</text:p>
          </table:table-cell>
          <table:table-cell table:number-columns-repeated="13"/>
        </table:table-row>
        <table:table-row table:style-name="ro1">
          <table:table-cell office:value-type="float" office:value="243.3028" calcext:value-type="float">
            <text:p>243.3028</text:p>
          </table:table-cell>
          <table:table-cell table:number-columns-repeated="3"/>
          <table:table-cell table:formula="of:=[.$C$4] + ([.$C$5] - [.$C$4]) * (([.A549] - [.$C$1]) / ([.$C$2] - [.$C$1]))" office:value-type="float" office:value="-0.497786570434717" calcext:value-type="float">
            <text:p>-0.497786570434717</text:p>
          </table:table-cell>
          <table:table-cell table:number-columns-repeated="2"/>
          <table:table-cell table:style-name="ce17" table:formula="of:=TANH( [.G526]*[.Q463] + [.G527]*[.Q464] + [.G528]*[.Q465] + [.G529]*[.Q466] + [.G530]*[.Q467] + [.G531]*[.Q468] + [.G532]*[.Q469] + [.G533]*[.Q470] + [.G534]*[.Q471] + [.G535]*[.Q472] + [.G536]*[.Q473] + [.G537]*[.Q474] + [.G538]*[.Q475] + [.G539]*[.Q476] + [.G540]*[.Q477] + [.G541]*[.Q478] + [.G542]*[.Q479] + [.G543]*[.Q480] + [.G544]*[.Q481] + [.G545]*[.Q482] + [.G546]*[.Q483] )" office:value-type="float" office:value="-0.999605494543085" calcext:value-type="float">
            <text:p>-0.999605494543085</text:p>
          </table:table-cell>
          <table:table-cell table:number-columns-repeated="13"/>
        </table:table-row>
        <table:table-row table:style-name="ro1">
          <table:table-cell office:value-type="float" office:value="246.96" calcext:value-type="float">
            <text:p>246.96</text:p>
          </table:table-cell>
          <table:table-cell table:number-columns-repeated="3"/>
          <table:table-cell table:formula="of:=[.$C$4] + ([.$C$5] - [.$C$4]) * (([.A550] - [.$C$1]) / ([.$C$2] - [.$C$1]))" office:value-type="float" office:value="-0.497726482277167" calcext:value-type="float">
            <text:p>-0.497726482277167</text:p>
          </table:table-cell>
          <table:table-cell table:number-columns-repeated="16"/>
        </table:table-row>
        <table:table-row table:style-name="ro1">
          <table:table-cell office:value-type="float" office:value="252.0578" calcext:value-type="float">
            <text:p>252.0578</text:p>
          </table:table-cell>
          <table:table-cell table:number-columns-repeated="3"/>
          <table:table-cell table:formula="of:=[.$C$4] + ([.$C$5] - [.$C$4]) * (([.A551] - [.$C$1]) / ([.$C$2] - [.$C$1]))" office:value-type="float" office:value="-0.4976427249192" calcext:value-type="float">
            <text:p>-0.497642724919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53.4334" calcext:value-type="float">
            <text:p>253.4334</text:p>
          </table:table-cell>
          <table:table-cell table:number-columns-repeated="3"/>
          <table:table-cell table:formula="of:=[.$C$4] + ([.$C$5] - [.$C$4]) * (([.A552] - [.$C$1]) / ([.$C$2] - [.$C$1]))" office:value-type="float" office:value="-0.497620123675208" calcext:value-type="float">
            <text:p>-0.497620123675208</text:p>
          </table:table-cell>
          <table:table-cell/>
          <table:table-cell table:style-name="ce15" office:value-type="float" office:value="-0.498865526318883" calcext:value-type="float">
            <text:p>-0.498865526318883</text:p>
          </table:table-cell>
          <table:table-cell table:style-name="ce17" table:formula="of:=TANH( [.G551]*[.Q1] + [.G552]*[.Q2] + [.G553]*[.Q3] + [.G554]*[.Q4] + [.G555]*[.Q5] + [.G556]*[.Q6] + [.G557]*[.Q7] + [.G558]*[.Q8] + [.G559]*[.Q9] + [.G560]*[.Q10] + [.G561]*[.Q11] + [.G562]*[.Q12] + [.G563]*[.Q13] + [.G564]*[.Q14] + [.G565]*[.Q15] + [.G566]*[.Q16] + [.G567]*[.Q17] + [.G568]*[.Q18] + [.G569]*[.Q19] + [.G570]*[.Q20] + [.G571]*[.Q21] )" office:value-type="float" office:value="-0.99983087116213" calcext:value-type="float">
            <text:p>-0.99983087116213</text:p>
          </table:table-cell>
          <table:table-cell table:style-name="ce19" table:formula="of:=TANH( [.H551]*[.S1] + [.H552]*[.S2] + [.H553]*[.S3] + [.H554]*[.S4] + [.H555]*[.S5] + [.H556]*[.S6] + [.H557]*[.S7] + [.H558]*[.S8] + [.H559]*[.S9] + [.H560]*[.S10] + [.H561]*[.S11] + [.H562]*[.S12] + [.H563]*[.S13] + [.H564]*[.S14] + [.H565]*[.S15] + [.H566]*[.S16] + [.H567]*[.S17] + [.H568]*[.S18] + [.H569]*[.S19] + [.H570]*[.S20] + [.H571]*[.S21] + [.H572]*[.S22] + [.H573]*[.S23] + [.H574]*[.S24] )" office:value-type="float" office:value="-0.999999999374143" calcext:value-type="float">
            <text:p>-0.999999999374143</text:p>
          </table:table-cell>
          <table:table-cell table:style-name="ce20" office:value-type="float" office:value="-0.496773212213151" calcext:value-type="float">
            <text:p>-0.496773212213151</text:p>
          </table:table-cell>
          <table:table-cell table:style-name="ce21" table:formula="of:= ([.J552]-[.I552]) * ([.J552]-[.I552])" office:value-type="float" office:value="0.253237199316375" calcext:value-type="float">
            <text:p>0.253237199316375</text:p>
          </table:table-cell>
          <table:table-cell table:number-columns-repeated="10"/>
        </table:table-row>
        <table:table-row table:style-name="ro1">
          <table:table-cell office:value-type="float" office:value="252.0256" calcext:value-type="float">
            <text:p>252.0256</text:p>
          </table:table-cell>
          <table:table-cell table:number-columns-repeated="3"/>
          <table:table-cell table:formula="of:=[.$C$4] + ([.$C$5] - [.$C$4]) * (([.A553] - [.$C$1]) / ([.$C$2] - [.$C$1]))" office:value-type="float" office:value="-0.497643253968383" calcext:value-type="float">
            <text:p>-0.497643253968383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551]*[.Q22] + [.G552]*[.Q23] + [.G553]*[.Q24] + [.G554]*[.Q25] + [.G555]*[.Q26] + [.G556]*[.Q27] + [.G557]*[.Q28] + [.G558]*[.Q29] + [.G559]*[.Q30] + [.G560]*[.Q31] + [.G561]*[.Q32] + [.G562]*[.Q33] + [.G563]*[.Q34] + [.G564]*[.Q35] + [.G565]*[.Q36] + [.G566]*[.Q37] + [.G567]*[.Q38] + [.G568]*[.Q39] + [.G569]*[.Q40] + [.G570]*[.Q41] + [.G571]*[.Q42] )" office:value-type="float" office:value="-0.998538618164814" calcext:value-type="float">
            <text:p>-0.998538618164814</text:p>
          </table:table-cell>
          <table:table-cell table:style-name="ce19" table:formula="of:=TANH( [.H551]*[.S25] + [.H552]*[.S26] + [.H553]*[.S27] + [.H554]*[.S28] + [.H555]*[.S29] + [.H556]*[.S30] + [.H557]*[.S31] + [.H558]*[.S32] + [.H559]*[.S33] + [.H560]*[.S34] + [.H561]*[.S35] + [.H562]*[.S36] + [.H563]*[.S37] + [.H564]*[.S38] + [.H565]*[.S39] + [.H566]*[.S40] + [.H567]*[.S41] + [.H568]*[.S42] + [.H569]*[.S43] + [.H570]*[.S44] + [.H571]*[.S45] + [.H572]*[.S46] + [.H573]*[.S47] + [.H574]*[.S48] )" office:value-type="float" office:value="-0.999999996080969" calcext:value-type="float">
            <text:p>-0.999999996080969</text:p>
          </table:table-cell>
          <table:table-cell table:style-name="ce20" office:value-type="float" office:value="-0.496228435153432" calcext:value-type="float">
            <text:p>-0.496228435153432</text:p>
          </table:table-cell>
          <table:table-cell table:style-name="ce21" table:formula="of:= ([.J553]-[.I553]) * ([.J553]-[.I553])" office:value-type="float" office:value="0.253785785599367" calcext:value-type="float">
            <text:p>0.253785785599367</text:p>
          </table:table-cell>
          <table:table-cell table:number-columns-repeated="10"/>
        </table:table-row>
        <table:table-row table:style-name="ro1">
          <table:table-cell office:value-type="float" office:value="260.3589" calcext:value-type="float">
            <text:p>260.3589</text:p>
          </table:table-cell>
          <table:table-cell table:number-columns-repeated="3"/>
          <table:table-cell table:formula="of:=[.$C$4] + ([.$C$5] - [.$C$4]) * (([.A554] - [.$C$1]) / ([.$C$2] - [.$C$1]))" office:value-type="float" office:value="-0.497506337025555" calcext:value-type="float">
            <text:p>-0.497506337025555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551]*[.Q43] + [.G552]*[.Q44] + [.G553]*[.Q45] + [.G554]*[.Q46] + [.G555]*[.Q47] + [.G556]*[.Q48] + [.G557]*[.Q49] + [.G558]*[.Q50] + [.G559]*[.Q51] + [.G560]*[.Q52] + [.G561]*[.Q53] + [.G562]*[.Q54] + [.G563]*[.Q55] + [.G564]*[.Q56] + [.G565]*[.Q57] + [.G566]*[.Q58] + [.G567]*[.Q59] + [.G568]*[.Q60] + [.G569]*[.Q61] + [.G570]*[.Q62] + [.G571]*[.Q63] )" office:value-type="float" office:value="-0.999792841739406" calcext:value-type="float">
            <text:p>-0.999792841739406</text:p>
          </table:table-cell>
          <table:table-cell table:style-name="ce19" table:formula="of:=TANH( [.H551]*[.S49] + [.H552]*[.S50] + [.H553]*[.S51] + [.H554]*[.S52] + [.H555]*[.S53] + [.H556]*[.S54] + [.H557]*[.S55] + [.H558]*[.S56] + [.H559]*[.S57] + [.H560]*[.S58] + [.H561]*[.S59] + [.H562]*[.S60] + [.H563]*[.S61] + [.H564]*[.S62] + [.H565]*[.S63] + [.H566]*[.S64] + [.H567]*[.S65] + [.H568]*[.S66] + [.H569]*[.S67] + [.H570]*[.S68] + [.H571]*[.S69] + [.H572]*[.S70] + [.H573]*[.S71] + [.H574]*[.S72] )" office:value-type="float" office:value="-0.999999972592487" calcext:value-type="float">
            <text:p>-0.999999972592487</text:p>
          </table:table-cell>
          <table:table-cell table:style-name="ce20" office:value-type="float" office:value="-0.495910627751188" calcext:value-type="float">
            <text:p>-0.495910627751188</text:p>
          </table:table-cell>
          <table:table-cell table:style-name="ce21" table:formula="of:= ([.J554]-[.I554]) * ([.J554]-[.I554])" office:value-type="float" office:value="0.25410606758253" calcext:value-type="float">
            <text:p>0.25410606758253</text:p>
          </table:table-cell>
          <table:table-cell table:number-columns-repeated="10"/>
        </table:table-row>
        <table:table-row table:style-name="ro1">
          <table:table-cell office:value-type="float" office:value="252.0909" calcext:value-type="float">
            <text:p>252.0909</text:p>
          </table:table-cell>
          <table:table-cell table:number-columns-repeated="3"/>
          <table:table-cell table:formula="of:=[.$C$4] + ([.$C$5] - [.$C$4]) * (([.A555] - [.$C$1]) / ([.$C$2] - [.$C$1]))" office:value-type="float" office:value="-0.497642181082927" calcext:value-type="float">
            <text:p>-0.497642181082927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551]*[.Q64] + [.G552]*[.Q65] + [.G553]*[.Q66] + [.G554]*[.Q67] + [.G555]*[.Q68] + [.G556]*[.Q69] + [.G557]*[.Q70] + [.G558]*[.Q71] + [.G559]*[.Q72] + [.G560]*[.Q73] + [.G561]*[.Q74] + [.G562]*[.Q75] + [.G563]*[.Q76] + [.G564]*[.Q77] + [.G565]*[.Q78] + [.G566]*[.Q79] + [.G567]*[.Q80] + [.G568]*[.Q81] + [.G569]*[.Q82] + [.G570]*[.Q83] + [.G571]*[.Q84] )" office:value-type="float" office:value="-0.999752129971487" calcext:value-type="float">
            <text:p>-0.999752129971487</text:p>
          </table:table-cell>
          <table:table-cell table:number-columns-repeated="13"/>
        </table:table-row>
        <table:table-row table:style-name="ro1">
          <table:table-cell office:value-type="float" office:value="252.8629" calcext:value-type="float">
            <text:p>252.8629</text:p>
          </table:table-cell>
          <table:table-cell table:number-columns-repeated="3"/>
          <table:table-cell table:formula="of:=[.$C$4] + ([.$C$5] - [.$C$4]) * (([.A556] - [.$C$1]) / ([.$C$2] - [.$C$1]))" office:value-type="float" office:value="-0.497629497046608" calcext:value-type="float">
            <text:p>-0.497629497046608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551]*[.Q85] + [.G552]*[.Q86] + [.G553]*[.Q87] + [.G554]*[.Q88] + [.G555]*[.Q89] + [.G556]*[.Q90] + [.G557]*[.Q91] + [.G558]*[.Q92] + [.G559]*[.Q93] + [.G560]*[.Q94] + [.G561]*[.Q95] + [.G562]*[.Q96] + [.G563]*[.Q97] + [.G564]*[.Q98] + [.G565]*[.Q99] + [.G566]*[.Q100] + [.G567]*[.Q101] + [.G568]*[.Q102] + [.G569]*[.Q103] + [.G570]*[.Q104] + [.G571]*[.Q105] )" office:value-type="float" office:value="-0.998430882713772" calcext:value-type="float">
            <text:p>-0.998430882713772</text:p>
          </table:table-cell>
          <table:table-cell table:number-columns-repeated="13"/>
        </table:table-row>
        <table:table-row table:style-name="ro1">
          <table:table-cell office:value-type="float" office:value="244.0449" calcext:value-type="float">
            <text:p>244.0449</text:p>
          </table:table-cell>
          <table:table-cell table:number-columns-repeated="3"/>
          <table:table-cell table:formula="of:=[.$C$4] + ([.$C$5] - [.$C$4]) * (([.A557] - [.$C$1]) / ([.$C$2] - [.$C$1]))" office:value-type="float" office:value="-0.497774377658353" calcext:value-type="float">
            <text:p>-0.497774377658353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551]*[.Q106] + [.G552]*[.Q107] + [.G553]*[.Q108] + [.G554]*[.Q109] + [.G555]*[.Q110] + [.G556]*[.Q111] + [.G557]*[.Q112] + [.G558]*[.Q113] + [.G559]*[.Q114] + [.G560]*[.Q115] + [.G561]*[.Q116] + [.G562]*[.Q117] + [.G563]*[.Q118] + [.G564]*[.Q119] + [.G565]*[.Q120] + [.G566]*[.Q121] + [.G567]*[.Q122] + [.G568]*[.Q123] + [.G569]*[.Q124] + [.G570]*[.Q125] + [.G571]*[.Q126] )" office:value-type="float" office:value="-0.999581065653339" calcext:value-type="float">
            <text:p>-0.999581065653339</text:p>
          </table:table-cell>
          <table:table-cell table:number-columns-repeated="13"/>
        </table:table-row>
        <table:table-row table:style-name="ro1">
          <table:table-cell office:value-type="float" office:value="240.9478" calcext:value-type="float">
            <text:p>240.9478</text:p>
          </table:table-cell>
          <table:table-cell table:number-columns-repeated="3"/>
          <table:table-cell table:formula="of:=[.$C$4] + ([.$C$5] - [.$C$4]) * (([.A558] - [.$C$1]) / ([.$C$2] - [.$C$1]))" office:value-type="float" office:value="-0.497825263317531" calcext:value-type="float">
            <text:p>-0.497825263317531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551]*[.Q127] + [.G552]*[.Q128] + [.G553]*[.Q129] + [.G554]*[.Q130] + [.G555]*[.Q131] + [.G556]*[.Q132] + [.G557]*[.Q133] + [.G558]*[.Q134] + [.G559]*[.Q135] + [.G560]*[.Q136] + [.G561]*[.Q137] + [.G562]*[.Q138] + [.G563]*[.Q139] + [.G564]*[.Q140] + [.G565]*[.Q141] + [.G566]*[.Q142] + [.G567]*[.Q143] + [.G568]*[.Q144] + [.G569]*[.Q145] + [.G570]*[.Q146] + [.G571]*[.Q147] )" office:value-type="float" office:value="-0.999844193952252" calcext:value-type="float">
            <text:p>-0.999844193952252</text:p>
          </table:table-cell>
          <table:table-cell table:number-columns-repeated="13"/>
        </table:table-row>
        <table:table-row table:style-name="ro1">
          <table:table-cell office:value-type="float" office:value="236.4388" calcext:value-type="float">
            <text:p>236.4388</text:p>
          </table:table-cell>
          <table:table-cell table:number-columns-repeated="3"/>
          <table:table-cell table:formula="of:=[.$C$4] + ([.$C$5] - [.$C$4]) * (([.A559] - [.$C$1]) / ([.$C$2] - [.$C$1]))" office:value-type="float" office:value="-0.49789934663329" calcext:value-type="float">
            <text:p>-0.49789934663329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551]*[.Q148] + [.G552]*[.Q149] + [.G553]*[.Q150] + [.G554]*[.Q151] + [.G555]*[.Q152] + [.G556]*[.Q153] + [.G557]*[.Q154] + [.G558]*[.Q155] + [.G559]*[.Q156] + [.G560]*[.Q157] + [.G561]*[.Q158] + [.G562]*[.Q159] + [.G563]*[.Q160] + [.G564]*[.Q161] + [.G565]*[.Q162] + [.G566]*[.Q163] + [.G567]*[.Q164] + [.G568]*[.Q165] + [.G569]*[.Q166] + [.G570]*[.Q167] + [.G571]*[.Q168] )" office:value-type="float" office:value="-0.999473535964174" calcext:value-type="float">
            <text:p>-0.999473535964174</text:p>
          </table:table-cell>
          <table:table-cell table:number-columns-repeated="13"/>
        </table:table-row>
        <table:table-row table:style-name="ro1">
          <table:table-cell office:value-type="float" office:value="236.5542" calcext:value-type="float">
            <text:p>236.5542</text:p>
          </table:table-cell>
          <table:table-cell table:number-columns-repeated="3"/>
          <table:table-cell table:formula="of:=[.$C$4] + ([.$C$5] - [.$C$4]) * (([.A560] - [.$C$1]) / ([.$C$2] - [.$C$1]))" office:value-type="float" office:value="-0.497897450599881" calcext:value-type="float">
            <text:p>-0.497897450599881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551]*[.Q169] + [.G552]*[.Q170] + [.G553]*[.Q171] + [.G554]*[.Q172] + [.G555]*[.Q173] + [.G556]*[.Q174] + [.G557]*[.Q175] + [.G558]*[.Q176] + [.G559]*[.Q177] + [.G560]*[.Q178] + [.G561]*[.Q179] + [.G562]*[.Q180] + [.G563]*[.Q181] + [.G564]*[.Q182] + [.G565]*[.Q183] + [.G566]*[.Q184] + [.G567]*[.Q185] + [.G568]*[.Q186] + [.G569]*[.Q187] + [.G570]*[.Q188] + [.G571]*[.Q189] )" office:value-type="float" office:value="-0.999893776982265" calcext:value-type="float">
            <text:p>-0.999893776982265</text:p>
          </table:table-cell>
          <table:table-cell table:number-columns-repeated="13"/>
        </table:table-row>
        <table:table-row table:style-name="ro1">
          <table:table-cell office:value-type="float" office:value="235.522" calcext:value-type="float">
            <text:p>235.522</text:p>
          </table:table-cell>
          <table:table-cell table:number-columns-repeated="3"/>
          <table:table-cell table:formula="of:=[.$C$4] + ([.$C$5] - [.$C$4]) * (([.A561] - [.$C$1]) / ([.$C$2] - [.$C$1]))" office:value-type="float" office:value="-0.497914409747925" calcext:value-type="float">
            <text:p>-0.497914409747925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551]*[.Q190] + [.G552]*[.Q191] + [.G553]*[.Q192] + [.G554]*[.Q193] + [.G555]*[.Q194] + [.G556]*[.Q195] + [.G557]*[.Q196] + [.G558]*[.Q197] + [.G559]*[.Q198] + [.G560]*[.Q199] + [.G561]*[.Q200] + [.G562]*[.Q201] + [.G563]*[.Q202] + [.G564]*[.Q203] + [.G565]*[.Q204] + [.G566]*[.Q205] + [.G567]*[.Q206] + [.G568]*[.Q207] + [.G569]*[.Q208] + [.G570]*[.Q209] + [.G571]*[.Q210] )" office:value-type="float" office:value="-0.99981069439559" calcext:value-type="float">
            <text:p>-0.99981069439559</text:p>
          </table:table-cell>
          <table:table-cell table:number-columns-repeated="13"/>
        </table:table-row>
        <table:table-row table:style-name="ro1">
          <table:table-cell office:value-type="float" office:value="222.6009" calcext:value-type="float">
            <text:p>222.6009</text:p>
          </table:table-cell>
          <table:table-cell table:number-columns-repeated="3"/>
          <table:table-cell table:formula="of:=[.$C$4] + ([.$C$5] - [.$C$4]) * (([.A562] - [.$C$1]) / ([.$C$2] - [.$C$1]))" office:value-type="float" office:value="-0.498126704698301" calcext:value-type="float">
            <text:p>-0.498126704698301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551]*[.Q211] + [.G552]*[.Q212] + [.G553]*[.Q213] + [.G554]*[.Q214] + [.G555]*[.Q215] + [.G556]*[.Q216] + [.G557]*[.Q217] + [.G558]*[.Q218] + [.G559]*[.Q219] + [.G560]*[.Q220] + [.G561]*[.Q221] + [.G562]*[.Q222] + [.G563]*[.Q223] + [.G564]*[.Q224] + [.G565]*[.Q225] + [.G566]*[.Q226] + [.G567]*[.Q227] + [.G568]*[.Q228] + [.G569]*[.Q229] + [.G570]*[.Q230] + [.G571]*[.Q231] )" office:value-type="float" office:value="-0.998234997471505" calcext:value-type="float">
            <text:p>-0.998234997471505</text:p>
          </table:table-cell>
          <table:table-cell table:number-columns-repeated="13"/>
        </table:table-row>
        <table:table-row table:style-name="ro1">
          <table:table-cell office:value-type="float" office:value="220.9126" calcext:value-type="float">
            <text:p>220.9126</text:p>
          </table:table-cell>
          <table:table-cell table:number-columns-repeated="3"/>
          <table:table-cell table:formula="of:=[.$C$4] + ([.$C$5] - [.$C$4]) * (([.A563] - [.$C$1]) / ([.$C$2] - [.$C$1]))" office:value-type="float" office:value="-0.498154443634206" calcext:value-type="float">
            <text:p>-0.498154443634206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551]*[.Q232] + [.G552]*[.Q233] + [.G553]*[.Q234] + [.G554]*[.Q235] + [.G555]*[.Q236] + [.G556]*[.Q237] + [.G557]*[.Q238] + [.G558]*[.Q239] + [.G559]*[.Q240] + [.G560]*[.Q241] + [.G561]*[.Q242] + [.G562]*[.Q243] + [.G563]*[.Q244] + [.G564]*[.Q245] + [.G565]*[.Q246] + [.G566]*[.Q247] + [.G567]*[.Q248] + [.G568]*[.Q249] + [.G569]*[.Q250] + [.G570]*[.Q251] + [.G571]*[.Q252] )" office:value-type="float" office:value="-0.999955099556247" calcext:value-type="float">
            <text:p>-0.999955099556247</text:p>
          </table:table-cell>
          <table:table-cell table:number-columns-repeated="13"/>
        </table:table-row>
        <table:table-row table:style-name="ro1">
          <table:table-cell office:value-type="float" office:value="226.0171" calcext:value-type="float">
            <text:p>226.0171</text:p>
          </table:table-cell>
          <table:table-cell table:number-columns-repeated="3"/>
          <table:table-cell table:formula="of:=[.$C$4] + ([.$C$5] - [.$C$4]) * (([.A564] - [.$C$1]) / ([.$C$2] - [.$C$1]))" office:value-type="float" office:value="-0.498070576194576" calcext:value-type="float">
            <text:p>-0.498070576194576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551]*[.Q253] + [.G552]*[.Q254] + [.G553]*[.Q255] + [.G554]*[.Q256] + [.G555]*[.Q257] + [.G556]*[.Q258] + [.G557]*[.Q259] + [.G558]*[.Q260] + [.G559]*[.Q261] + [.G560]*[.Q262] + [.G561]*[.Q263] + [.G562]*[.Q264] + [.G563]*[.Q265] + [.G564]*[.Q266] + [.G565]*[.Q267] + [.G566]*[.Q268] + [.G567]*[.Q269] + [.G568]*[.Q270] + [.G569]*[.Q271] + [.G570]*[.Q272] + [.G571]*[.Q273] )" office:value-type="float" office:value="-0.999989113835581" calcext:value-type="float">
            <text:p>-0.999989113835581</text:p>
          </table:table-cell>
          <table:table-cell table:number-columns-repeated="13"/>
        </table:table-row>
        <table:table-row table:style-name="ro1">
          <table:table-cell office:value-type="float" office:value="227.9255" calcext:value-type="float">
            <text:p>227.9255</text:p>
          </table:table-cell>
          <table:table-cell table:number-columns-repeated="3"/>
          <table:table-cell table:formula="of:=[.$C$4] + ([.$C$5] - [.$C$4]) * (([.A565] - [.$C$1]) / ([.$C$2] - [.$C$1]))" office:value-type="float" office:value="-0.498039220993913" calcext:value-type="float">
            <text:p>-0.498039220993913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551]*[.Q274] + [.G552]*[.Q275] + [.G553]*[.Q276] + [.G554]*[.Q277] + [.G555]*[.Q278] + [.G556]*[.Q279] + [.G557]*[.Q280] + [.G558]*[.Q281] + [.G559]*[.Q282] + [.G560]*[.Q283] + [.G561]*[.Q284] + [.G562]*[.Q285] + [.G563]*[.Q286] + [.G564]*[.Q287] + [.G565]*[.Q288] + [.G566]*[.Q289] + [.G567]*[.Q290] + [.G568]*[.Q291] + [.G569]*[.Q292] + [.G570]*[.Q293] + [.G571]*[.Q294] )" office:value-type="float" office:value="-0.999951541440346" calcext:value-type="float">
            <text:p>-0.999951541440346</text:p>
          </table:table-cell>
          <table:table-cell table:number-columns-repeated="13"/>
        </table:table-row>
        <table:table-row table:style-name="ro1">
          <table:table-cell office:value-type="float" office:value="223.317" calcext:value-type="float">
            <text:p>223.317</text:p>
          </table:table-cell>
          <table:table-cell table:number-columns-repeated="3"/>
          <table:table-cell table:formula="of:=[.$C$4] + ([.$C$5] - [.$C$4]) * (([.A566] - [.$C$1]) / ([.$C$2] - [.$C$1]))" office:value-type="float" office:value="-0.498114939104508" calcext:value-type="float">
            <text:p>-0.498114939104508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551]*[.Q295] + [.G552]*[.Q296] + [.G553]*[.Q297] + [.G554]*[.Q298] + [.G555]*[.Q299] + [.G556]*[.Q300] + [.G557]*[.Q301] + [.G558]*[.Q302] + [.G559]*[.Q303] + [.G560]*[.Q304] + [.G561]*[.Q305] + [.G562]*[.Q306] + [.G563]*[.Q307] + [.G564]*[.Q308] + [.G565]*[.Q309] + [.G566]*[.Q310] + [.G567]*[.Q311] + [.G568]*[.Q312] + [.G569]*[.Q313] + [.G570]*[.Q314] + [.G571]*[.Q315] )" office:value-type="float" office:value="-0.999709563071673" calcext:value-type="float">
            <text:p>-0.999709563071673</text:p>
          </table:table-cell>
          <table:table-cell table:number-columns-repeated="13"/>
        </table:table-row>
        <table:table-row table:style-name="ro1">
          <table:table-cell office:value-type="float" office:value="223.4062" calcext:value-type="float">
            <text:p>223.4062</text:p>
          </table:table-cell>
          <table:table-cell table:number-columns-repeated="3"/>
          <table:table-cell table:formula="of:=[.$C$4] + ([.$C$5] - [.$C$4]) * (([.A567] - [.$C$1]) / ([.$C$2] - [.$C$1]))" office:value-type="float" office:value="-0.498113473539689" calcext:value-type="float">
            <text:p>-0.498113473539689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551]*[.Q316] + [.G552]*[.Q317] + [.G553]*[.Q318] + [.G554]*[.Q319] + [.G555]*[.Q320] + [.G556]*[.Q321] + [.G557]*[.Q322] + [.G558]*[.Q323] + [.G559]*[.Q324] + [.G560]*[.Q325] + [.G561]*[.Q326] + [.G562]*[.Q327] + [.G563]*[.Q328] + [.G564]*[.Q329] + [.G565]*[.Q330] + [.G566]*[.Q331] + [.G567]*[.Q332] + [.G568]*[.Q333] + [.G569]*[.Q334] + [.G570]*[.Q335] + [.G571]*[.Q336] )" office:value-type="float" office:value="-0.997557595930267" calcext:value-type="float">
            <text:p>-0.997557595930267</text:p>
          </table:table-cell>
          <table:table-cell table:number-columns-repeated="13"/>
        </table:table-row>
        <table:table-row table:style-name="ro1">
          <table:table-cell office:value-type="float" office:value="223.9214" calcext:value-type="float">
            <text:p>223.9214</text:p>
          </table:table-cell>
          <table:table-cell table:number-columns-repeated="3"/>
          <table:table-cell table:formula="of:=[.$C$4] + ([.$C$5] - [.$C$4]) * (([.A568] - [.$C$1]) / ([.$C$2] - [.$C$1]))" office:value-type="float" office:value="-0.498105008752757" calcext:value-type="float">
            <text:p>-0.498105008752757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551]*[.Q337] + [.G552]*[.Q338] + [.G553]*[.Q339] + [.G554]*[.Q340] + [.G555]*[.Q341] + [.G556]*[.Q342] + [.G557]*[.Q343] + [.G558]*[.Q344] + [.G559]*[.Q345] + [.G560]*[.Q346] + [.G561]*[.Q347] + [.G562]*[.Q348] + [.G563]*[.Q349] + [.G564]*[.Q350] + [.G565]*[.Q351] + [.G566]*[.Q352] + [.G567]*[.Q353] + [.G568]*[.Q354] + [.G569]*[.Q355] + [.G570]*[.Q356] + [.G571]*[.Q357] )" office:value-type="float" office:value="-0.999542404054708" calcext:value-type="float">
            <text:p>-0.999542404054708</text:p>
          </table:table-cell>
          <table:table-cell table:number-columns-repeated="13"/>
        </table:table-row>
        <table:table-row table:style-name="ro1">
          <table:table-cell office:value-type="float" office:value="224.9815" calcext:value-type="float">
            <text:p>224.9815</text:p>
          </table:table-cell>
          <table:table-cell table:number-columns-repeated="3"/>
          <table:table-cell table:formula="of:=[.$C$4] + ([.$C$5] - [.$C$4]) * (([.A569] - [.$C$1]) / ([.$C$2] - [.$C$1]))" office:value-type="float" office:value="-0.498087591204956" calcext:value-type="float">
            <text:p>-0.498087591204956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551]*[.Q358] + [.G552]*[.Q359] + [.G553]*[.Q360] + [.G554]*[.Q361] + [.G555]*[.Q362] + [.G556]*[.Q363] + [.G557]*[.Q364] + [.G558]*[.Q365] + [.G559]*[.Q366] + [.G560]*[.Q367] + [.G561]*[.Q368] + [.G562]*[.Q369] + [.G563]*[.Q370] + [.G564]*[.Q371] + [.G565]*[.Q372] + [.G566]*[.Q373] + [.G567]*[.Q374] + [.G568]*[.Q375] + [.G569]*[.Q376] + [.G570]*[.Q377] + [.G571]*[.Q378] )" office:value-type="float" office:value="-0.998908636931431" calcext:value-type="float">
            <text:p>-0.998908636931431</text:p>
          </table:table-cell>
          <table:table-cell table:number-columns-repeated="13"/>
        </table:table-row>
        <table:table-row table:style-name="ro1">
          <table:table-cell office:value-type="float" office:value="235.50369" calcext:value-type="float">
            <text:p>235.50369</text:p>
          </table:table-cell>
          <table:table-cell table:number-columns-repeated="3"/>
          <table:table-cell table:formula="of:=[.$C$4] + ([.$C$5] - [.$C$4]) * (([.A570] - [.$C$1]) / ([.$C$2] - [.$C$1]))" office:value-type="float" office:value="-0.497914710583035" calcext:value-type="float">
            <text:p>-0.497914710583035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551]*[.Q379] + [.G552]*[.Q380] + [.G553]*[.Q381] + [.G554]*[.Q382] + [.G555]*[.Q383] + [.G556]*[.Q384] + [.G557]*[.Q385] + [.G558]*[.Q386] + [.G559]*[.Q387] + [.G560]*[.Q388] + [.G561]*[.Q389] + [.G562]*[.Q390] + [.G563]*[.Q391] + [.G564]*[.Q392] + [.G565]*[.Q393] + [.G566]*[.Q394] + [.G567]*[.Q395] + [.G568]*[.Q396] + [.G569]*[.Q397] + [.G570]*[.Q398] + [.G571]*[.Q399] )" office:value-type="float" office:value="-0.999724171812425" calcext:value-type="float">
            <text:p>-0.999724171812425</text:p>
          </table:table-cell>
          <table:table-cell table:number-columns-repeated="13"/>
        </table:table-row>
        <table:table-row table:style-name="ro1">
          <table:table-cell office:value-type="float" office:value="234.15749" calcext:value-type="float">
            <text:p>234.15749</text:p>
          </table:table-cell>
          <table:table-cell table:number-columns-repeated="3"/>
          <table:table-cell table:formula="of:=[.$C$4] + ([.$C$5] - [.$C$4]) * (([.A571] - [.$C$1]) / ([.$C$2] - [.$C$1]))" office:value-type="float" office:value="-0.49793682878212" calcext:value-type="float">
            <text:p>-0.49793682878212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551]*[.Q400] + [.G552]*[.Q401] + [.G553]*[.Q402] + [.G554]*[.Q403] + [.G555]*[.Q404] + [.G556]*[.Q405] + [.G557]*[.Q406] + [.G558]*[.Q407] + [.G559]*[.Q408] + [.G560]*[.Q409] + [.G561]*[.Q410] + [.G562]*[.Q411] + [.G563]*[.Q412] + [.G564]*[.Q413] + [.G565]*[.Q414] + [.G566]*[.Q415] + [.G567]*[.Q416] + [.G568]*[.Q417] + [.G569]*[.Q418] + [.G570]*[.Q419] + [.G571]*[.Q420] )" office:value-type="float" office:value="-0.999738957522984" calcext:value-type="float">
            <text:p>-0.999738957522984</text:p>
          </table:table-cell>
          <table:table-cell table:number-columns-repeated="13"/>
        </table:table-row>
        <table:table-row table:style-name="ro1">
          <table:table-cell office:value-type="float" office:value="233.40079" calcext:value-type="float">
            <text:p>233.40079</text:p>
          </table:table-cell>
          <table:table-cell table:number-columns-repeated="3"/>
          <table:table-cell table:formula="of:=[.$C$4] + ([.$C$5] - [.$C$4]) * (([.A572] - [.$C$1]) / ([.$C$2] - [.$C$1]))" office:value-type="float" office:value="-0.497949261437927" calcext:value-type="float">
            <text:p>-0.497949261437927</text:p>
          </table:table-cell>
          <table:table-cell table:number-columns-repeated="2"/>
          <table:table-cell table:style-name="ce17" table:formula="of:=TANH( [.G551]*[.Q421] + [.G552]*[.Q422] + [.G553]*[.Q423] + [.G554]*[.Q424] + [.G555]*[.Q425] + [.G556]*[.Q426] + [.G557]*[.Q427] + [.G558]*[.Q428] + [.G559]*[.Q429] + [.G560]*[.Q430] + [.G561]*[.Q431] + [.G562]*[.Q432] + [.G563]*[.Q433] + [.G564]*[.Q434] + [.G565]*[.Q435] + [.G566]*[.Q436] + [.G567]*[.Q437] + [.G568]*[.Q438] + [.G569]*[.Q439] + [.G570]*[.Q440] + [.G571]*[.Q441] )" office:value-type="float" office:value="-0.999607878419008" calcext:value-type="float">
            <text:p>-0.999607878419008</text:p>
          </table:table-cell>
          <table:table-cell table:number-columns-repeated="13"/>
        </table:table-row>
        <table:table-row table:style-name="ro1">
          <table:table-cell office:value-type="float" office:value="228.92379" calcext:value-type="float">
            <text:p>228.92379</text:p>
          </table:table-cell>
          <table:table-cell table:number-columns-repeated="3"/>
          <table:table-cell table:formula="of:=[.$C$4] + ([.$C$5] - [.$C$4]) * (([.A573] - [.$C$1]) / ([.$C$2] - [.$C$1]))" office:value-type="float" office:value="-0.498022818990522" calcext:value-type="float">
            <text:p>-0.498022818990522</text:p>
          </table:table-cell>
          <table:table-cell table:number-columns-repeated="2"/>
          <table:table-cell table:style-name="ce17" table:formula="of:=TANH( [.G551]*[.Q442] + [.G552]*[.Q443] + [.G553]*[.Q444] + [.G554]*[.Q445] + [.G555]*[.Q446] + [.G556]*[.Q447] + [.G557]*[.Q448] + [.G558]*[.Q449] + [.G559]*[.Q450] + [.G560]*[.Q451] + [.G561]*[.Q452] + [.G562]*[.Q453] + [.G563]*[.Q454] + [.G564]*[.Q455] + [.G565]*[.Q456] + [.G566]*[.Q457] + [.G567]*[.Q458] + [.G568]*[.Q459] + [.G569]*[.Q460] + [.G570]*[.Q461] + [.G571]*[.Q462] )" office:value-type="float" office:value="-0.999354939320843" calcext:value-type="float">
            <text:p>-0.999354939320843</text:p>
          </table:table-cell>
          <table:table-cell table:number-columns-repeated="13"/>
        </table:table-row>
        <table:table-row table:style-name="ro1">
          <table:table-cell office:value-type="float" office:value="219.94549" calcext:value-type="float">
            <text:p>219.94549</text:p>
          </table:table-cell>
          <table:table-cell table:number-columns-repeated="3"/>
          <table:table-cell table:formula="of:=[.$C$4] + ([.$C$5] - [.$C$4]) * (([.A574] - [.$C$1]) / ([.$C$2] - [.$C$1]))" office:value-type="float" office:value="-0.498170333347114" calcext:value-type="float">
            <text:p>-0.498170333347114</text:p>
          </table:table-cell>
          <table:table-cell table:number-columns-repeated="2"/>
          <table:table-cell table:style-name="ce17" table:formula="of:=TANH( [.G551]*[.Q463] + [.G552]*[.Q464] + [.G553]*[.Q465] + [.G554]*[.Q466] + [.G555]*[.Q467] + [.G556]*[.Q468] + [.G557]*[.Q469] + [.G558]*[.Q470] + [.G559]*[.Q471] + [.G560]*[.Q472] + [.G561]*[.Q473] + [.G562]*[.Q474] + [.G563]*[.Q475] + [.G564]*[.Q476] + [.G565]*[.Q477] + [.G566]*[.Q478] + [.G567]*[.Q479] + [.G568]*[.Q480] + [.G569]*[.Q481] + [.G570]*[.Q482] + [.G571]*[.Q483] )" office:value-type="float" office:value="-0.999604955026422" calcext:value-type="float">
            <text:p>-0.999604955026422</text:p>
          </table:table-cell>
          <table:table-cell table:number-columns-repeated="13"/>
        </table:table-row>
        <table:table-row table:style-name="ro1">
          <table:table-cell office:value-type="float" office:value="219.19029" calcext:value-type="float">
            <text:p>219.19029</text:p>
          </table:table-cell>
          <table:table-cell table:number-columns-repeated="3"/>
          <table:table-cell table:formula="of:=[.$C$4] + ([.$C$5] - [.$C$4]) * (([.A575] - [.$C$1]) / ([.$C$2] - [.$C$1]))" office:value-type="float" office:value="-0.498182741357773" calcext:value-type="float">
            <text:p>-0.498182741357773</text:p>
          </table:table-cell>
          <table:table-cell table:number-columns-repeated="16"/>
        </table:table-row>
        <table:table-row table:style-name="ro1">
          <table:table-cell office:value-type="float" office:value="227.3867" calcext:value-type="float">
            <text:p>227.3867</text:p>
          </table:table-cell>
          <table:table-cell table:number-columns-repeated="3"/>
          <table:table-cell table:formula="of:=[.$C$4] + ([.$C$5] - [.$C$4]) * (([.A576] - [.$C$1]) / ([.$C$2] - [.$C$1]))" office:value-type="float" office:value="-0.498048073531178" calcext:value-type="float">
            <text:p>-0.49804807353117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5.3545" calcext:value-type="float">
            <text:p>225.3545</text:p>
          </table:table-cell>
          <table:table-cell table:number-columns-repeated="3"/>
          <table:table-cell table:formula="of:=[.$C$4] + ([.$C$5] - [.$C$4]) * (([.A577] - [.$C$1]) / ([.$C$2] - [.$C$1]))" office:value-type="float" office:value="-0.498081462778081" calcext:value-type="float">
            <text:p>-0.498081462778081</text:p>
          </table:table-cell>
          <table:table-cell/>
          <table:table-cell table:style-name="ce15" office:value-type="float" office:value="-0.49869031853776" calcext:value-type="float">
            <text:p>-0.49869031853776</text:p>
          </table:table-cell>
          <table:table-cell table:style-name="ce17" table:formula="of:=TANH( [.G576]*[.Q1] + [.G577]*[.Q2] + [.G578]*[.Q3] + [.G579]*[.Q4] + [.G580]*[.Q5] + [.G581]*[.Q6] + [.G582]*[.Q7] + [.G583]*[.Q8] + [.G584]*[.Q9] + [.G585]*[.Q10] + [.G586]*[.Q11] + [.G587]*[.Q12] + [.G588]*[.Q13] + [.G589]*[.Q14] + [.G590]*[.Q15] + [.G591]*[.Q16] + [.G592]*[.Q17] + [.G593]*[.Q18] + [.G594]*[.Q19] + [.G595]*[.Q20] + [.G596]*[.Q21] )" office:value-type="float" office:value="-0.99983055366774" calcext:value-type="float">
            <text:p>-0.99983055366774</text:p>
          </table:table-cell>
          <table:table-cell table:style-name="ce19" table:formula="of:=TANH( [.H576]*[.S1] + [.H577]*[.S2] + [.H578]*[.S3] + [.H579]*[.S4] + [.H580]*[.S5] + [.H581]*[.S6] + [.H582]*[.S7] + [.H583]*[.S8] + [.H584]*[.S9] + [.H585]*[.S10] + [.H586]*[.S11] + [.H587]*[.S12] + [.H588]*[.S13] + [.H589]*[.S14] + [.H590]*[.S15] + [.H591]*[.S16] + [.H592]*[.S17] + [.H593]*[.S18] + [.H594]*[.S19] + [.H595]*[.S20] + [.H596]*[.S21] + [.H597]*[.S22] + [.H598]*[.S23] + [.H599]*[.S24] )" office:value-type="float" office:value="-0.999999999374131" calcext:value-type="float">
            <text:p>-0.999999999374131</text:p>
          </table:table-cell>
          <table:table-cell table:style-name="ce20" office:value-type="float" office:value="-0.496228435153432" calcext:value-type="float">
            <text:p>-0.496228435153432</text:p>
          </table:table-cell>
          <table:table-cell table:style-name="ce21" table:formula="of:= ([.J577]-[.I577]) * ([.J577]-[.I577])" office:value-type="float" office:value="0.25378578891737" calcext:value-type="float">
            <text:p>0.25378578891737</text:p>
          </table:table-cell>
          <table:table-cell table:number-columns-repeated="10"/>
        </table:table-row>
        <table:table-row table:style-name="ro1">
          <table:table-cell office:value-type="float" office:value="225.9976" calcext:value-type="float">
            <text:p>225.9976</text:p>
          </table:table-cell>
          <table:table-cell table:number-columns-repeated="3"/>
          <table:table-cell table:formula="of:=[.$C$4] + ([.$C$5] - [.$C$4]) * (([.A578] - [.$C$1]) / ([.$C$2] - [.$C$1]))" office:value-type="float" office:value="-0.498070896581504" calcext:value-type="float">
            <text:p>-0.498070896581504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576]*[.Q22] + [.G577]*[.Q23] + [.G578]*[.Q24] + [.G579]*[.Q25] + [.G580]*[.Q26] + [.G581]*[.Q27] + [.G582]*[.Q28] + [.G583]*[.Q29] + [.G584]*[.Q30] + [.G585]*[.Q31] + [.G586]*[.Q32] + [.G587]*[.Q33] + [.G588]*[.Q34] + [.G589]*[.Q35] + [.G590]*[.Q36] + [.G591]*[.Q37] + [.G592]*[.Q38] + [.G593]*[.Q39] + [.G594]*[.Q40] + [.G595]*[.Q41] + [.G596]*[.Q42] )" office:value-type="float" office:value="-0.998537311286773" calcext:value-type="float">
            <text:p>-0.998537311286773</text:p>
          </table:table-cell>
          <table:table-cell table:style-name="ce19" table:formula="of:=TANH( [.H576]*[.S25] + [.H577]*[.S26] + [.H578]*[.S27] + [.H579]*[.S28] + [.H580]*[.S29] + [.H581]*[.S30] + [.H582]*[.S31] + [.H583]*[.S32] + [.H584]*[.S33] + [.H585]*[.S34] + [.H586]*[.S35] + [.H587]*[.S36] + [.H588]*[.S37] + [.H589]*[.S38] + [.H590]*[.S39] + [.H591]*[.S40] + [.H592]*[.S41] + [.H593]*[.S42] + [.H594]*[.S43] + [.H595]*[.S44] + [.H596]*[.S45] + [.H597]*[.S46] + [.H598]*[.S47] + [.H599]*[.S48] )" office:value-type="float" office:value="-0.999999996080869" calcext:value-type="float">
            <text:p>-0.999999996080869</text:p>
          </table:table-cell>
          <table:table-cell table:style-name="ce20" office:value-type="float" office:value="-0.495910627751188" calcext:value-type="float">
            <text:p>-0.495910627751188</text:p>
          </table:table-cell>
          <table:table-cell table:style-name="ce21" table:formula="of:= ([.J578]-[.I578]) * ([.J578]-[.I578])" office:value-type="float" office:value="0.254106091263016" calcext:value-type="float">
            <text:p>0.254106091263016</text:p>
          </table:table-cell>
          <table:table-cell table:number-columns-repeated="10"/>
        </table:table-row>
        <table:table-row table:style-name="ro1">
          <table:table-cell office:value-type="float" office:value="236.6827" calcext:value-type="float">
            <text:p>236.6827</text:p>
          </table:table-cell>
          <table:table-cell table:number-columns-repeated="3"/>
          <table:table-cell table:formula="of:=[.$C$4] + ([.$C$5] - [.$C$4]) * (([.A579] - [.$C$1]) / ([.$C$2] - [.$C$1]))" office:value-type="float" office:value="-0.497895339332178" calcext:value-type="float">
            <text:p>-0.497895339332178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576]*[.Q43] + [.G577]*[.Q44] + [.G578]*[.Q45] + [.G579]*[.Q46] + [.G580]*[.Q47] + [.G581]*[.Q48] + [.G582]*[.Q49] + [.G583]*[.Q50] + [.G584]*[.Q51] + [.G585]*[.Q52] + [.G586]*[.Q53] + [.G587]*[.Q54] + [.G588]*[.Q55] + [.G589]*[.Q56] + [.G590]*[.Q57] + [.G591]*[.Q58] + [.G592]*[.Q59] + [.G593]*[.Q60] + [.G594]*[.Q61] + [.G595]*[.Q62] + [.G596]*[.Q63] )" office:value-type="float" office:value="-0.999792491559504" calcext:value-type="float">
            <text:p>-0.999792491559504</text:p>
          </table:table-cell>
          <table:table-cell table:style-name="ce19" table:formula="of:=TANH( [.H576]*[.S49] + [.H577]*[.S50] + [.H578]*[.S51] + [.H579]*[.S52] + [.H580]*[.S53] + [.H581]*[.S54] + [.H582]*[.S55] + [.H583]*[.S56] + [.H584]*[.S57] + [.H585]*[.S58] + [.H586]*[.S59] + [.H587]*[.S60] + [.H588]*[.S61] + [.H589]*[.S62] + [.H590]*[.S63] + [.H591]*[.S64] + [.H592]*[.S65] + [.H593]*[.S66] + [.H594]*[.S67] + [.H595]*[.S68] + [.H596]*[.S69] + [.H597]*[.S70] + [.H598]*[.S71] + [.H599]*[.S72] )" office:value-type="float" office:value="-0.999999972591932" calcext:value-type="float">
            <text:p>-0.999999972591932</text:p>
          </table:table-cell>
          <table:table-cell table:style-name="ce20" office:value-type="float" office:value="-0.495163485435641" calcext:value-type="float">
            <text:p>-0.495163485435641</text:p>
          </table:table-cell>
          <table:table-cell table:style-name="ce21" table:formula="of:= ([.J579]-[.I579]) * ([.J579]-[.I579])" office:value-type="float" office:value="0.254859878764305" calcext:value-type="float">
            <text:p>0.254859878764305</text:p>
          </table:table-cell>
          <table:table-cell table:number-columns-repeated="10"/>
        </table:table-row>
        <table:table-row table:style-name="ro1">
          <table:table-cell office:value-type="float" office:value="233.8511" calcext:value-type="float">
            <text:p>233.8511</text:p>
          </table:table-cell>
          <table:table-cell table:number-columns-repeated="3"/>
          <table:table-cell table:formula="of:=[.$C$4] + ([.$C$5] - [.$C$4]) * (([.A580] - [.$C$1]) / ([.$C$2] - [.$C$1]))" office:value-type="float" office:value="-0.497941862800109" calcext:value-type="float">
            <text:p>-0.497941862800109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576]*[.Q64] + [.G577]*[.Q65] + [.G578]*[.Q66] + [.G579]*[.Q67] + [.G580]*[.Q68] + [.G581]*[.Q69] + [.G582]*[.Q70] + [.G583]*[.Q71] + [.G584]*[.Q72] + [.G585]*[.Q73] + [.G586]*[.Q74] + [.G587]*[.Q75] + [.G588]*[.Q76] + [.G589]*[.Q77] + [.G590]*[.Q78] + [.G591]*[.Q79] + [.G592]*[.Q80] + [.G593]*[.Q81] + [.G594]*[.Q82] + [.G595]*[.Q83] + [.G596]*[.Q84] )" office:value-type="float" office:value="-0.999751576006825" calcext:value-type="float">
            <text:p>-0.999751576006825</text:p>
          </table:table-cell>
          <table:table-cell table:number-columns-repeated="13"/>
        </table:table-row>
        <table:table-row table:style-name="ro1">
          <table:table-cell office:value-type="float" office:value="236.2378" calcext:value-type="float">
            <text:p>236.2378</text:p>
          </table:table-cell>
          <table:table-cell table:number-columns-repeated="3"/>
          <table:table-cell table:formula="of:=[.$C$4] + ([.$C$5] - [.$C$4]) * (([.A581] - [.$C$1]) / ([.$C$2] - [.$C$1]))" office:value-type="float" office:value="-0.497902649083161" calcext:value-type="float">
            <text:p>-0.497902649083161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576]*[.Q85] + [.G577]*[.Q86] + [.G578]*[.Q87] + [.G579]*[.Q88] + [.G580]*[.Q89] + [.G581]*[.Q90] + [.G582]*[.Q91] + [.G583]*[.Q92] + [.G584]*[.Q93] + [.G585]*[.Q94] + [.G586]*[.Q95] + [.G587]*[.Q96] + [.G588]*[.Q97] + [.G589]*[.Q98] + [.G590]*[.Q99] + [.G591]*[.Q100] + [.G592]*[.Q101] + [.G593]*[.Q102] + [.G594]*[.Q103] + [.G595]*[.Q104] + [.G596]*[.Q105] )" office:value-type="float" office:value="-0.998428984192835" calcext:value-type="float">
            <text:p>-0.998428984192835</text:p>
          </table:table-cell>
          <table:table-cell table:number-columns-repeated="13"/>
        </table:table-row>
        <table:table-row table:style-name="ro1">
          <table:table-cell office:value-type="float" office:value="240.3646" calcext:value-type="float">
            <text:p>240.3646</text:p>
          </table:table-cell>
          <table:table-cell table:number-columns-repeated="3"/>
          <table:table-cell table:formula="of:=[.$C$4] + ([.$C$5] - [.$C$4]) * (([.A582] - [.$C$1]) / ([.$C$2] - [.$C$1]))" office:value-type="float" office:value="-0.497834845351186" calcext:value-type="float">
            <text:p>-0.497834845351186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576]*[.Q106] + [.G577]*[.Q107] + [.G578]*[.Q108] + [.G579]*[.Q109] + [.G580]*[.Q110] + [.G581]*[.Q111] + [.G582]*[.Q112] + [.G583]*[.Q113] + [.G584]*[.Q114] + [.G585]*[.Q115] + [.G586]*[.Q116] + [.G587]*[.Q117] + [.G588]*[.Q118] + [.G589]*[.Q119] + [.G590]*[.Q120] + [.G591]*[.Q121] + [.G592]*[.Q122] + [.G593]*[.Q123] + [.G594]*[.Q124] + [.G595]*[.Q125] + [.G596]*[.Q126] )" office:value-type="float" office:value="-0.999580428785149" calcext:value-type="float">
            <text:p>-0.999580428785149</text:p>
          </table:table-cell>
          <table:table-cell table:number-columns-repeated="13"/>
        </table:table-row>
        <table:table-row table:style-name="ro1">
          <table:table-cell office:value-type="float" office:value="235.6033" calcext:value-type="float">
            <text:p>235.6033</text:p>
          </table:table-cell>
          <table:table-cell table:number-columns-repeated="3"/>
          <table:table-cell table:formula="of:=[.$C$4] + ([.$C$5] - [.$C$4]) * (([.A583] - [.$C$1]) / ([.$C$2] - [.$C$1]))" office:value-type="float" office:value="-0.497913073980887" calcext:value-type="float">
            <text:p>-0.497913073980887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576]*[.Q127] + [.G577]*[.Q128] + [.G578]*[.Q129] + [.G579]*[.Q130] + [.G580]*[.Q131] + [.G581]*[.Q132] + [.G582]*[.Q133] + [.G583]*[.Q134] + [.G584]*[.Q135] + [.G585]*[.Q136] + [.G586]*[.Q137] + [.G587]*[.Q138] + [.G588]*[.Q139] + [.G589]*[.Q140] + [.G590]*[.Q141] + [.G591]*[.Q142] + [.G592]*[.Q143] + [.G593]*[.Q144] + [.G594]*[.Q145] + [.G595]*[.Q146] + [.G596]*[.Q147] )" office:value-type="float" office:value="-0.999843676621883" calcext:value-type="float">
            <text:p>-0.999843676621883</text:p>
          </table:table-cell>
          <table:table-cell table:number-columns-repeated="13"/>
        </table:table-row>
        <table:table-row table:style-name="ro1">
          <table:table-cell office:value-type="float" office:value="235.6017" calcext:value-type="float">
            <text:p>235.6017</text:p>
          </table:table-cell>
          <table:table-cell table:number-columns-repeated="3"/>
          <table:table-cell table:formula="of:=[.$C$4] + ([.$C$5] - [.$C$4]) * (([.A584] - [.$C$1]) / ([.$C$2] - [.$C$1]))" office:value-type="float" office:value="-0.497913100269045" calcext:value-type="float">
            <text:p>-0.497913100269045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576]*[.Q148] + [.G577]*[.Q149] + [.G578]*[.Q150] + [.G579]*[.Q151] + [.G580]*[.Q152] + [.G581]*[.Q153] + [.G582]*[.Q154] + [.G583]*[.Q155] + [.G584]*[.Q156] + [.G585]*[.Q157] + [.G586]*[.Q158] + [.G587]*[.Q159] + [.G588]*[.Q160] + [.G589]*[.Q161] + [.G590]*[.Q162] + [.G591]*[.Q163] + [.G592]*[.Q164] + [.G593]*[.Q165] + [.G594]*[.Q166] + [.G595]*[.Q167] + [.G596]*[.Q168] )" office:value-type="float" office:value="-0.999472720268059" calcext:value-type="float">
            <text:p>-0.999472720268059</text:p>
          </table:table-cell>
          <table:table-cell table:number-columns-repeated="13"/>
        </table:table-row>
        <table:table-row table:style-name="ro1">
          <table:table-cell office:value-type="float" office:value="230.4207" calcext:value-type="float">
            <text:p>230.4207</text:p>
          </table:table-cell>
          <table:table-cell table:number-columns-repeated="3"/>
          <table:table-cell table:formula="of:=[.$C$4] + ([.$C$5] - [.$C$4]) * (([.A585] - [.$C$1]) / ([.$C$2] - [.$C$1]))" office:value-type="float" office:value="-0.497998224611238" calcext:value-type="float">
            <text:p>-0.497998224611238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576]*[.Q169] + [.G577]*[.Q170] + [.G578]*[.Q171] + [.G579]*[.Q172] + [.G580]*[.Q173] + [.G581]*[.Q174] + [.G582]*[.Q175] + [.G583]*[.Q176] + [.G584]*[.Q177] + [.G585]*[.Q178] + [.G586]*[.Q179] + [.G587]*[.Q180] + [.G588]*[.Q181] + [.G589]*[.Q182] + [.G590]*[.Q183] + [.G591]*[.Q184] + [.G592]*[.Q185] + [.G593]*[.Q186] + [.G594]*[.Q187] + [.G595]*[.Q188] + [.G596]*[.Q189] )" office:value-type="float" office:value="-0.999893626899339" calcext:value-type="float">
            <text:p>-0.999893626899339</text:p>
          </table:table-cell>
          <table:table-cell table:number-columns-repeated="13"/>
        </table:table-row>
        <table:table-row table:style-name="ro1">
          <table:table-cell office:value-type="float" office:value="237.059" calcext:value-type="float">
            <text:p>237.059</text:p>
          </table:table-cell>
          <table:table-cell table:number-columns-repeated="3"/>
          <table:table-cell table:formula="of:=[.$C$4] + ([.$C$5] - [.$C$4]) * (([.A586] - [.$C$1]) / ([.$C$2] - [.$C$1]))" office:value-type="float" office:value="-0.497889156685977" calcext:value-type="float">
            <text:p>-0.497889156685977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576]*[.Q190] + [.G577]*[.Q191] + [.G578]*[.Q192] + [.G579]*[.Q193] + [.G580]*[.Q194] + [.G581]*[.Q195] + [.G582]*[.Q196] + [.G583]*[.Q197] + [.G584]*[.Q198] + [.G585]*[.Q199] + [.G586]*[.Q200] + [.G587]*[.Q201] + [.G588]*[.Q202] + [.G589]*[.Q203] + [.G590]*[.Q204] + [.G591]*[.Q205] + [.G592]*[.Q206] + [.G593]*[.Q207] + [.G594]*[.Q208] + [.G595]*[.Q209] + [.G596]*[.Q210] )" office:value-type="float" office:value="-0.999810381774935" calcext:value-type="float">
            <text:p>-0.999810381774935</text:p>
          </table:table-cell>
          <table:table-cell table:number-columns-repeated="13"/>
        </table:table-row>
        <table:table-row table:style-name="ro1">
          <table:table-cell office:value-type="float" office:value="244.6989" calcext:value-type="float">
            <text:p>244.6989</text:p>
          </table:table-cell>
          <table:table-cell table:number-columns-repeated="3"/>
          <table:table-cell table:formula="of:=[.$C$4] + ([.$C$5] - [.$C$4]) * (([.A587] - [.$C$1]) / ([.$C$2] - [.$C$1]))" office:value-type="float" office:value="-0.497763632373699" calcext:value-type="float">
            <text:p>-0.497763632373699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576]*[.Q211] + [.G577]*[.Q212] + [.G578]*[.Q213] + [.G579]*[.Q214] + [.G580]*[.Q215] + [.G581]*[.Q216] + [.G582]*[.Q217] + [.G583]*[.Q218] + [.G584]*[.Q219] + [.G585]*[.Q220] + [.G586]*[.Q221] + [.G587]*[.Q222] + [.G588]*[.Q223] + [.G589]*[.Q224] + [.G590]*[.Q225] + [.G591]*[.Q226] + [.G592]*[.Q227] + [.G593]*[.Q228] + [.G594]*[.Q229] + [.G595]*[.Q230] + [.G596]*[.Q231] )" office:value-type="float" office:value="-0.99823234128379" calcext:value-type="float">
            <text:p>-0.99823234128379</text:p>
          </table:table-cell>
          <table:table-cell table:number-columns-repeated="13"/>
        </table:table-row>
        <table:table-row table:style-name="ro1">
          <table:table-cell office:value-type="float" office:value="241.516" calcext:value-type="float">
            <text:p>241.516</text:p>
          </table:table-cell>
          <table:table-cell table:number-columns-repeated="3"/>
          <table:table-cell table:formula="of:=[.$C$4] + ([.$C$5] - [.$C$4]) * (([.A588] - [.$C$1]) / ([.$C$2] - [.$C$1]))" office:value-type="float" office:value="-0.497815927735359" calcext:value-type="float">
            <text:p>-0.497815927735359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576]*[.Q232] + [.G577]*[.Q233] + [.G578]*[.Q234] + [.G579]*[.Q235] + [.G580]*[.Q236] + [.G581]*[.Q237] + [.G582]*[.Q238] + [.G583]*[.Q239] + [.G584]*[.Q240] + [.G585]*[.Q241] + [.G586]*[.Q242] + [.G587]*[.Q243] + [.G588]*[.Q244] + [.G589]*[.Q245] + [.G590]*[.Q246] + [.G591]*[.Q247] + [.G592]*[.Q248] + [.G593]*[.Q249] + [.G594]*[.Q250] + [.G595]*[.Q251] + [.G596]*[.Q252] )" office:value-type="float" office:value="-0.99995498233905" calcext:value-type="float">
            <text:p>-0.99995498233905</text:p>
          </table:table-cell>
          <table:table-cell table:number-columns-repeated="13"/>
        </table:table-row>
        <table:table-row table:style-name="ro1">
          <table:table-cell office:value-type="float" office:value="239.4036" calcext:value-type="float">
            <text:p>239.4036</text:p>
          </table:table-cell>
          <table:table-cell table:number-columns-repeated="3"/>
          <table:table-cell table:formula="of:=[.$C$4] + ([.$C$5] - [.$C$4]) * (([.A589] - [.$C$1]) / ([.$C$2] - [.$C$1]))" office:value-type="float" office:value="-0.497850634676191" calcext:value-type="float">
            <text:p>-0.497850634676191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576]*[.Q253] + [.G577]*[.Q254] + [.G578]*[.Q255] + [.G579]*[.Q256] + [.G580]*[.Q257] + [.G581]*[.Q258] + [.G582]*[.Q259] + [.G583]*[.Q260] + [.G584]*[.Q261] + [.G585]*[.Q262] + [.G586]*[.Q263] + [.G587]*[.Q264] + [.G588]*[.Q265] + [.G589]*[.Q266] + [.G590]*[.Q267] + [.G591]*[.Q268] + [.G592]*[.Q269] + [.G593]*[.Q270] + [.G594]*[.Q271] + [.G595]*[.Q272] + [.G596]*[.Q273] )" office:value-type="float" office:value="-0.999989099335284" calcext:value-type="float">
            <text:p>-0.999989099335284</text:p>
          </table:table-cell>
          <table:table-cell table:number-columns-repeated="13"/>
        </table:table-row>
        <table:table-row table:style-name="ro1">
          <table:table-cell office:value-type="float" office:value="240.00079" calcext:value-type="float">
            <text:p>240.00079</text:p>
          </table:table-cell>
          <table:table-cell table:number-columns-repeated="3"/>
          <table:table-cell table:formula="of:=[.$C$4] + ([.$C$5] - [.$C$4]) * (([.A590] - [.$C$1]) / ([.$C$2] - [.$C$1]))" office:value-type="float" office:value="-0.497840822785452" calcext:value-type="float">
            <text:p>-0.497840822785452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576]*[.Q274] + [.G577]*[.Q275] + [.G578]*[.Q276] + [.G579]*[.Q277] + [.G580]*[.Q278] + [.G581]*[.Q279] + [.G582]*[.Q280] + [.G583]*[.Q281] + [.G584]*[.Q282] + [.G585]*[.Q283] + [.G586]*[.Q284] + [.G587]*[.Q285] + [.G588]*[.Q286] + [.G589]*[.Q287] + [.G590]*[.Q288] + [.G591]*[.Q289] + [.G592]*[.Q290] + [.G593]*[.Q291] + [.G594]*[.Q292] + [.G595]*[.Q293] + [.G596]*[.Q294] )" office:value-type="float" office:value="-0.999951456043178" calcext:value-type="float">
            <text:p>-0.999951456043178</text:p>
          </table:table-cell>
          <table:table-cell table:number-columns-repeated="13"/>
        </table:table-row>
        <table:table-row table:style-name="ro1">
          <table:table-cell office:value-type="float" office:value="241.3529" calcext:value-type="float">
            <text:p>241.3529</text:p>
          </table:table-cell>
          <table:table-cell table:number-columns-repeated="3"/>
          <table:table-cell table:formula="of:=[.$C$4] + ([.$C$5] - [.$C$4]) * (([.A591] - [.$C$1]) / ([.$C$2] - [.$C$1]))" office:value-type="float" office:value="-0.497818607484483" calcext:value-type="float">
            <text:p>-0.497818607484483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576]*[.Q295] + [.G577]*[.Q296] + [.G578]*[.Q297] + [.G579]*[.Q298] + [.G580]*[.Q299] + [.G581]*[.Q300] + [.G582]*[.Q301] + [.G583]*[.Q302] + [.G584]*[.Q303] + [.G585]*[.Q304] + [.G586]*[.Q305] + [.G587]*[.Q306] + [.G588]*[.Q307] + [.G589]*[.Q308] + [.G590]*[.Q309] + [.G591]*[.Q310] + [.G592]*[.Q311] + [.G593]*[.Q312] + [.G594]*[.Q313] + [.G595]*[.Q314] + [.G596]*[.Q315] )" office:value-type="float" office:value="-0.999709209257374" calcext:value-type="float">
            <text:p>-0.999709209257374</text:p>
          </table:table-cell>
          <table:table-cell table:number-columns-repeated="13"/>
        </table:table-row>
        <table:table-row table:style-name="ro1">
          <table:table-cell office:value-type="float" office:value="235.5478" calcext:value-type="float">
            <text:p>235.5478</text:p>
          </table:table-cell>
          <table:table-cell table:number-columns-repeated="3"/>
          <table:table-cell table:formula="of:=[.$C$4] + ([.$C$5] - [.$C$4]) * (([.A592] - [.$C$1]) / ([.$C$2] - [.$C$1]))" office:value-type="float" office:value="-0.497913985851374" calcext:value-type="float">
            <text:p>-0.497913985851374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576]*[.Q316] + [.G577]*[.Q317] + [.G578]*[.Q318] + [.G579]*[.Q319] + [.G580]*[.Q320] + [.G581]*[.Q321] + [.G582]*[.Q322] + [.G583]*[.Q323] + [.G584]*[.Q324] + [.G585]*[.Q325] + [.G586]*[.Q326] + [.G587]*[.Q327] + [.G588]*[.Q328] + [.G589]*[.Q329] + [.G590]*[.Q330] + [.G591]*[.Q331] + [.G592]*[.Q332] + [.G593]*[.Q333] + [.G594]*[.Q334] + [.G595]*[.Q335] + [.G596]*[.Q336] )" office:value-type="float" office:value="-0.99755161004407" calcext:value-type="float">
            <text:p>-0.99755161004407</text:p>
          </table:table-cell>
          <table:table-cell table:number-columns-repeated="13"/>
        </table:table-row>
        <table:table-row table:style-name="ro1">
          <table:table-cell office:value-type="float" office:value="237.5737" calcext:value-type="float">
            <text:p>237.5737</text:p>
          </table:table-cell>
          <table:table-cell table:number-columns-repeated="3"/>
          <table:table-cell table:formula="of:=[.$C$4] + ([.$C$5] - [.$C$4]) * (([.A593] - [.$C$1]) / ([.$C$2] - [.$C$1]))" office:value-type="float" office:value="-0.497880700114094" calcext:value-type="float">
            <text:p>-0.497880700114094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576]*[.Q337] + [.G577]*[.Q338] + [.G578]*[.Q339] + [.G579]*[.Q340] + [.G580]*[.Q341] + [.G581]*[.Q342] + [.G582]*[.Q343] + [.G583]*[.Q344] + [.G584]*[.Q345] + [.G585]*[.Q346] + [.G586]*[.Q347] + [.G587]*[.Q348] + [.G588]*[.Q349] + [.G589]*[.Q350] + [.G590]*[.Q351] + [.G591]*[.Q352] + [.G592]*[.Q353] + [.G593]*[.Q354] + [.G594]*[.Q355] + [.G595]*[.Q356] + [.G596]*[.Q357] )" office:value-type="float" office:value="-0.999541259861055" calcext:value-type="float">
            <text:p>-0.999541259861055</text:p>
          </table:table-cell>
          <table:table-cell table:number-columns-repeated="13"/>
        </table:table-row>
        <table:table-row table:style-name="ro1">
          <table:table-cell office:value-type="float" office:value="236.657" calcext:value-type="float">
            <text:p>236.657</text:p>
          </table:table-cell>
          <table:table-cell table:number-columns-repeated="3"/>
          <table:table-cell table:formula="of:=[.$C$4] + ([.$C$5] - [.$C$4]) * (([.A594] - [.$C$1]) / ([.$C$2] - [.$C$1]))" office:value-type="float" office:value="-0.497895761585719" calcext:value-type="float">
            <text:p>-0.497895761585719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576]*[.Q358] + [.G577]*[.Q359] + [.G578]*[.Q360] + [.G579]*[.Q361] + [.G580]*[.Q362] + [.G581]*[.Q363] + [.G582]*[.Q364] + [.G583]*[.Q365] + [.G584]*[.Q366] + [.G585]*[.Q367] + [.G586]*[.Q368] + [.G587]*[.Q369] + [.G588]*[.Q370] + [.G589]*[.Q371] + [.G590]*[.Q372] + [.G591]*[.Q373] + [.G592]*[.Q374] + [.G593]*[.Q375] + [.G594]*[.Q376] + [.G595]*[.Q377] + [.G596]*[.Q378] )" office:value-type="float" office:value="-0.998908358694396" calcext:value-type="float">
            <text:p>-0.998908358694396</text:p>
          </table:table-cell>
          <table:table-cell table:number-columns-repeated="13"/>
        </table:table-row>
        <table:table-row table:style-name="ro1">
          <table:table-cell office:value-type="float" office:value="236.339" calcext:value-type="float">
            <text:p>236.339</text:p>
          </table:table-cell>
          <table:table-cell table:number-columns-repeated="3"/>
          <table:table-cell table:formula="of:=[.$C$4] + ([.$C$5] - [.$C$4]) * (([.A595] - [.$C$1]) / ([.$C$2] - [.$C$1]))" office:value-type="float" office:value="-0.497900986357156" calcext:value-type="float">
            <text:p>-0.497900986357156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576]*[.Q379] + [.G577]*[.Q380] + [.G578]*[.Q381] + [.G579]*[.Q382] + [.G580]*[.Q383] + [.G581]*[.Q384] + [.G582]*[.Q385] + [.G583]*[.Q386] + [.G584]*[.Q387] + [.G585]*[.Q388] + [.G586]*[.Q389] + [.G587]*[.Q390] + [.G588]*[.Q391] + [.G589]*[.Q392] + [.G590]*[.Q393] + [.G591]*[.Q394] + [.G592]*[.Q395] + [.G593]*[.Q396] + [.G594]*[.Q397] + [.G595]*[.Q398] + [.G596]*[.Q399] )" office:value-type="float" office:value="-0.999723066723792" calcext:value-type="float">
            <text:p>-0.999723066723792</text:p>
          </table:table-cell>
          <table:table-cell table:number-columns-repeated="13"/>
        </table:table-row>
        <table:table-row table:style-name="ro1">
          <table:table-cell office:value-type="float" office:value="236.2319" calcext:value-type="float">
            <text:p>236.2319</text:p>
          </table:table-cell>
          <table:table-cell table:number-columns-repeated="3"/>
          <table:table-cell table:formula="of:=[.$C$4] + ([.$C$5] - [.$C$4]) * (([.A596] - [.$C$1]) / ([.$C$2] - [.$C$1]))" office:value-type="float" office:value="-0.497902746020744" calcext:value-type="float">
            <text:p>-0.497902746020744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576]*[.Q400] + [.G577]*[.Q401] + [.G578]*[.Q402] + [.G579]*[.Q403] + [.G580]*[.Q404] + [.G581]*[.Q405] + [.G582]*[.Q406] + [.G583]*[.Q407] + [.G584]*[.Q408] + [.G585]*[.Q409] + [.G586]*[.Q410] + [.G587]*[.Q411] + [.G588]*[.Q412] + [.G589]*[.Q413] + [.G590]*[.Q414] + [.G591]*[.Q415] + [.G592]*[.Q416] + [.G593]*[.Q417] + [.G594]*[.Q418] + [.G595]*[.Q419] + [.G596]*[.Q420] )" office:value-type="float" office:value="-0.999738523576819" calcext:value-type="float">
            <text:p>-0.999738523576819</text:p>
          </table:table-cell>
          <table:table-cell table:number-columns-repeated="13"/>
        </table:table-row>
        <table:table-row table:style-name="ro1">
          <table:table-cell office:value-type="float" office:value="233.3119" calcext:value-type="float">
            <text:p>233.3119</text:p>
          </table:table-cell>
          <table:table-cell table:number-columns-repeated="3"/>
          <table:table-cell table:formula="of:=[.$C$4] + ([.$C$5] - [.$C$4]) * (([.A597] - [.$C$1]) / ([.$C$2] - [.$C$1]))" office:value-type="float" office:value="-0.497950721909414" calcext:value-type="float">
            <text:p>-0.497950721909414</text:p>
          </table:table-cell>
          <table:table-cell table:number-columns-repeated="2"/>
          <table:table-cell table:style-name="ce17" table:formula="of:=TANH( [.G576]*[.Q421] + [.G577]*[.Q422] + [.G578]*[.Q423] + [.G579]*[.Q424] + [.G580]*[.Q425] + [.G581]*[.Q426] + [.G582]*[.Q427] + [.G583]*[.Q428] + [.G584]*[.Q429] + [.G585]*[.Q430] + [.G586]*[.Q431] + [.G587]*[.Q432] + [.G588]*[.Q433] + [.G589]*[.Q434] + [.G590]*[.Q435] + [.G591]*[.Q436] + [.G592]*[.Q437] + [.G593]*[.Q438] + [.G594]*[.Q439] + [.G595]*[.Q440] + [.G596]*[.Q441] )" office:value-type="float" office:value="-0.99960705337663" calcext:value-type="float">
            <text:p>-0.99960705337663</text:p>
          </table:table-cell>
          <table:table-cell table:number-columns-repeated="13"/>
        </table:table-row>
        <table:table-row table:style-name="ro1">
          <table:table-cell office:value-type="float" office:value="232.7193" calcext:value-type="float">
            <text:p>232.7193</text:p>
          </table:table-cell>
          <table:table-cell table:number-columns-repeated="3"/>
          <table:table-cell table:formula="of:=[.$C$4] + ([.$C$5] - [.$C$4]) * (([.A598] - [.$C$1]) / ([.$C$2] - [.$C$1]))" office:value-type="float" office:value="-0.497960458385999" calcext:value-type="float">
            <text:p>-0.497960458385999</text:p>
          </table:table-cell>
          <table:table-cell table:number-columns-repeated="2"/>
          <table:table-cell table:style-name="ce17" table:formula="of:=TANH( [.G576]*[.Q442] + [.G577]*[.Q443] + [.G578]*[.Q444] + [.G579]*[.Q445] + [.G580]*[.Q446] + [.G581]*[.Q447] + [.G582]*[.Q448] + [.G583]*[.Q449] + [.G584]*[.Q450] + [.G585]*[.Q451] + [.G586]*[.Q452] + [.G587]*[.Q453] + [.G588]*[.Q454] + [.G589]*[.Q455] + [.G590]*[.Q456] + [.G591]*[.Q457] + [.G592]*[.Q458] + [.G593]*[.Q459] + [.G594]*[.Q460] + [.G595]*[.Q461] + [.G596]*[.Q462] )" office:value-type="float" office:value="-0.999354311303409" calcext:value-type="float">
            <text:p>-0.999354311303409</text:p>
          </table:table-cell>
          <table:table-cell table:number-columns-repeated="13"/>
        </table:table-row>
        <table:table-row table:style-name="ro1">
          <table:table-cell office:value-type="float" office:value="234.204" calcext:value-type="float">
            <text:p>234.204</text:p>
          </table:table-cell>
          <table:table-cell table:number-columns-repeated="3"/>
          <table:table-cell table:formula="of:=[.$C$4] + ([.$C$5] - [.$C$4]) * (([.A599] - [.$C$1]) / ([.$C$2] - [.$C$1]))" office:value-type="float" office:value="-0.497936064618222" calcext:value-type="float">
            <text:p>-0.497936064618222</text:p>
          </table:table-cell>
          <table:table-cell table:number-columns-repeated="2"/>
          <table:table-cell table:style-name="ce17" table:formula="of:=TANH( [.G576]*[.Q463] + [.G577]*[.Q464] + [.G578]*[.Q465] + [.G579]*[.Q466] + [.G580]*[.Q467] + [.G581]*[.Q468] + [.G582]*[.Q469] + [.G583]*[.Q470] + [.G584]*[.Q471] + [.G585]*[.Q472] + [.G586]*[.Q473] + [.G587]*[.Q474] + [.G588]*[.Q475] + [.G589]*[.Q476] + [.G590]*[.Q477] + [.G591]*[.Q478] + [.G592]*[.Q479] + [.G593]*[.Q480] + [.G594]*[.Q481] + [.G595]*[.Q482] + [.G596]*[.Q483] )" office:value-type="float" office:value="-0.999604483041081" calcext:value-type="float">
            <text:p>-0.999604483041081</text:p>
          </table:table-cell>
          <table:table-cell table:number-columns-repeated="13"/>
        </table:table-row>
        <table:table-row table:style-name="ro1">
          <table:table-cell office:value-type="float" office:value="235.86329" calcext:value-type="float">
            <text:p>235.86329</text:p>
          </table:table-cell>
          <table:table-cell table:number-columns-repeated="3"/>
          <table:table-cell table:formula="of:=[.$C$4] + ([.$C$5] - [.$C$4]) * (([.A600] - [.$C$1]) / ([.$C$2] - [.$C$1]))" office:value-type="float" office:value="-0.497908802319485" calcext:value-type="float">
            <text:p>-0.497908802319485</text:p>
          </table:table-cell>
          <table:table-cell table:number-columns-repeated="16"/>
        </table:table-row>
        <table:table-row table:style-name="ro1">
          <table:table-cell office:value-type="float" office:value="240.1588" calcext:value-type="float">
            <text:p>240.1588</text:p>
          </table:table-cell>
          <table:table-cell table:number-columns-repeated="3"/>
          <table:table-cell table:formula="of:=[.$C$4] + ([.$C$5] - [.$C$4]) * (([.A601] - [.$C$1]) / ([.$C$2] - [.$C$1]))" office:value-type="float" office:value="-0.497838226665532" calcext:value-type="float">
            <text:p>-0.49783822666553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9.7985" calcext:value-type="float">
            <text:p>239.7985</text:p>
          </table:table-cell>
          <table:table-cell table:number-columns-repeated="3"/>
          <table:table-cell table:formula="of:=[.$C$4] + ([.$C$5] - [.$C$4]) * (([.A602] - [.$C$1]) / ([.$C$2] - [.$C$1]))" office:value-type="float" office:value="-0.497844146430151" calcext:value-type="float">
            <text:p>-0.497844146430151</text:p>
          </table:table-cell>
          <table:table-cell/>
          <table:table-cell table:style-name="ce15" office:value-type="float" office:value="-0.498486511376454" calcext:value-type="float">
            <text:p>-0.498486511376454</text:p>
          </table:table-cell>
          <table:table-cell table:style-name="ce17" table:formula="of:=TANH( [.G601]*[.Q1] + [.G602]*[.Q2] + [.G603]*[.Q3] + [.G604]*[.Q4] + [.G605]*[.Q5] + [.G606]*[.Q6] + [.G607]*[.Q7] + [.G608]*[.Q8] + [.G609]*[.Q9] + [.G610]*[.Q10] + [.G611]*[.Q11] + [.G612]*[.Q12] + [.G613]*[.Q13] + [.G614]*[.Q14] + [.G615]*[.Q15] + [.G616]*[.Q16] + [.G617]*[.Q17] + [.G618]*[.Q18] + [.G619]*[.Q19] + [.G620]*[.Q20] + [.G621]*[.Q21] )" office:value-type="float" office:value="-0.999829933562442" calcext:value-type="float">
            <text:p>-0.999829933562442</text:p>
          </table:table-cell>
          <table:table-cell table:style-name="ce19" table:formula="of:=TANH( [.H601]*[.S1] + [.H602]*[.S2] + [.H603]*[.S3] + [.H604]*[.S4] + [.H605]*[.S5] + [.H606]*[.S6] + [.H607]*[.S7] + [.H608]*[.S8] + [.H609]*[.S9] + [.H610]*[.S10] + [.H611]*[.S11] + [.H612]*[.S12] + [.H613]*[.S13] + [.H614]*[.S14] + [.H615]*[.S15] + [.H616]*[.S16] + [.H617]*[.S17] + [.H618]*[.S18] + [.H619]*[.S19] + [.H620]*[.S20] + [.H621]*[.S21] + [.H622]*[.S22] + [.H623]*[.S23] + [.H624]*[.S24] )" office:value-type="float" office:value="-0.999999999374113" calcext:value-type="float">
            <text:p>-0.999999999374113</text:p>
          </table:table-cell>
          <table:table-cell table:style-name="ce20" office:value-type="float" office:value="-0.495910627751188" calcext:value-type="float">
            <text:p>-0.495910627751188</text:p>
          </table:table-cell>
          <table:table-cell table:style-name="ce21" table:formula="of:= ([.J602]-[.I602]) * ([.J602]-[.I602])" office:value-type="float" office:value="0.254106094583195" calcext:value-type="float">
            <text:p>0.254106094583195</text:p>
          </table:table-cell>
          <table:table-cell table:number-columns-repeated="10"/>
        </table:table-row>
        <table:table-row table:style-name="ro1">
          <table:table-cell office:value-type="float" office:value="240.9415" calcext:value-type="float">
            <text:p>240.9415</text:p>
          </table:table-cell>
          <table:table-cell table:number-columns-repeated="3"/>
          <table:table-cell table:formula="of:=[.$C$4] + ([.$C$5] - [.$C$4]) * (([.A603] - [.$C$1]) / ([.$C$2] - [.$C$1]))" office:value-type="float" office:value="-0.497825366827154" calcext:value-type="float">
            <text:p>-0.497825366827154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601]*[.Q22] + [.G602]*[.Q23] + [.G603]*[.Q24] + [.G604]*[.Q25] + [.G605]*[.Q26] + [.G606]*[.Q27] + [.G607]*[.Q28] + [.G608]*[.Q29] + [.G609]*[.Q30] + [.G610]*[.Q31] + [.G611]*[.Q32] + [.G612]*[.Q33] + [.G613]*[.Q34] + [.G614]*[.Q35] + [.G615]*[.Q36] + [.G616]*[.Q37] + [.G617]*[.Q38] + [.G618]*[.Q39] + [.G619]*[.Q40] + [.G620]*[.Q41] + [.G621]*[.Q42] )" office:value-type="float" office:value="-0.998532816646891" calcext:value-type="float">
            <text:p>-0.998532816646891</text:p>
          </table:table-cell>
          <table:table-cell table:style-name="ce19" table:formula="of:=TANH( [.H601]*[.S25] + [.H602]*[.S26] + [.H603]*[.S27] + [.H604]*[.S28] + [.H605]*[.S29] + [.H606]*[.S30] + [.H607]*[.S31] + [.H608]*[.S32] + [.H609]*[.S33] + [.H610]*[.S34] + [.H611]*[.S35] + [.H612]*[.S36] + [.H613]*[.S37] + [.H614]*[.S38] + [.H615]*[.S39] + [.H616]*[.S40] + [.H617]*[.S41] + [.H618]*[.S42] + [.H619]*[.S43] + [.H620]*[.S44] + [.H621]*[.S45] + [.H622]*[.S46] + [.H623]*[.S47] + [.H624]*[.S48] )" office:value-type="float" office:value="-0.999999996080754" calcext:value-type="float">
            <text:p>-0.999999996080754</text:p>
          </table:table-cell>
          <table:table-cell table:style-name="ce20" office:value-type="float" office:value="-0.495163485435641" calcext:value-type="float">
            <text:p>-0.495163485435641</text:p>
          </table:table-cell>
          <table:table-cell table:style-name="ce21" table:formula="of:= ([.J603]-[.I603]) * ([.J603]-[.I603])" office:value-type="float" office:value="0.254859902480334" calcext:value-type="float">
            <text:p>0.254859902480334</text:p>
          </table:table-cell>
          <table:table-cell table:number-columns-repeated="10"/>
        </table:table-row>
        <table:table-row table:style-name="ro1">
          <table:table-cell office:value-type="float" office:value="237.6588" calcext:value-type="float">
            <text:p>237.6588</text:p>
          </table:table-cell>
          <table:table-cell table:number-columns-repeated="3"/>
          <table:table-cell table:formula="of:=[.$C$4] + ([.$C$5] - [.$C$4]) * (([.A604] - [.$C$1]) / ([.$C$2] - [.$C$1]))" office:value-type="float" office:value="-0.497879301912681" calcext:value-type="float">
            <text:p>-0.497879301912681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601]*[.Q43] + [.G602]*[.Q44] + [.G603]*[.Q45] + [.G604]*[.Q46] + [.G605]*[.Q47] + [.G606]*[.Q48] + [.G607]*[.Q49] + [.G608]*[.Q50] + [.G609]*[.Q51] + [.G610]*[.Q52] + [.G611]*[.Q53] + [.G612]*[.Q54] + [.G613]*[.Q55] + [.G614]*[.Q56] + [.G615]*[.Q57] + [.G616]*[.Q58] + [.G617]*[.Q59] + [.G618]*[.Q60] + [.G619]*[.Q61] + [.G620]*[.Q62] + [.G621]*[.Q63] )" office:value-type="float" office:value="-0.999792128858339" calcext:value-type="float">
            <text:p>-0.999792128858339</text:p>
          </table:table-cell>
          <table:table-cell table:style-name="ce19" table:formula="of:=TANH( [.H601]*[.S49] + [.H602]*[.S50] + [.H603]*[.S51] + [.H604]*[.S52] + [.H605]*[.S53] + [.H606]*[.S54] + [.H607]*[.S55] + [.H608]*[.S56] + [.H609]*[.S57] + [.H610]*[.S58] + [.H611]*[.S59] + [.H612]*[.S60] + [.H613]*[.S61] + [.H614]*[.S62] + [.H615]*[.S63] + [.H616]*[.S64] + [.H617]*[.S65] + [.H618]*[.S66] + [.H619]*[.S67] + [.H620]*[.S68] + [.H621]*[.S69] + [.H622]*[.S70] + [.H623]*[.S71] + [.H624]*[.S72] )" office:value-type="float" office:value="-0.999999972591297" calcext:value-type="float">
            <text:p>-0.999999972591297</text:p>
          </table:table-cell>
          <table:table-cell table:style-name="ce20" office:value-type="float" office:value="-0.495062444435178" calcext:value-type="float">
            <text:p>-0.495062444435178</text:p>
          </table:table-cell>
          <table:table-cell table:style-name="ce21" table:formula="of:= ([.J604]-[.I604]) * ([.J604]-[.I604])" office:value-type="float" office:value="0.254961907340411" calcext:value-type="float">
            <text:p>0.254961907340411</text:p>
          </table:table-cell>
          <table:table-cell table:number-columns-repeated="10"/>
        </table:table-row>
        <table:table-row table:style-name="ro1">
          <table:table-cell office:value-type="float" office:value="237.1844" calcext:value-type="float">
            <text:p>237.1844</text:p>
          </table:table-cell>
          <table:table-cell table:number-columns-repeated="3"/>
          <table:table-cell table:formula="of:=[.$C$4] + ([.$C$5] - [.$C$4]) * (([.A605] - [.$C$1]) / ([.$C$2] - [.$C$1]))" office:value-type="float" office:value="-0.49788709635158" calcext:value-type="float">
            <text:p>-0.49788709635158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601]*[.Q64] + [.G602]*[.Q65] + [.G603]*[.Q66] + [.G604]*[.Q67] + [.G605]*[.Q68] + [.G606]*[.Q69] + [.G607]*[.Q70] + [.G608]*[.Q71] + [.G609]*[.Q72] + [.G610]*[.Q73] + [.G611]*[.Q74] + [.G612]*[.Q75] + [.G613]*[.Q76] + [.G614]*[.Q77] + [.G615]*[.Q78] + [.G616]*[.Q79] + [.G617]*[.Q80] + [.G618]*[.Q81] + [.G619]*[.Q82] + [.G620]*[.Q83] + [.G621]*[.Q84] )" office:value-type="float" office:value="-0.999751175143706" calcext:value-type="float">
            <text:p>-0.999751175143706</text:p>
          </table:table-cell>
          <table:table-cell table:number-columns-repeated="13"/>
        </table:table-row>
        <table:table-row table:style-name="ro1">
          <table:table-cell office:value-type="float" office:value="237.6708" calcext:value-type="float">
            <text:p>237.6708</text:p>
          </table:table-cell>
          <table:table-cell table:number-columns-repeated="3"/>
          <table:table-cell table:formula="of:=[.$C$4] + ([.$C$5] - [.$C$4]) * (([.A606] - [.$C$1]) / ([.$C$2] - [.$C$1]))" office:value-type="float" office:value="-0.497879104751495" calcext:value-type="float">
            <text:p>-0.497879104751495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601]*[.Q85] + [.G602]*[.Q86] + [.G603]*[.Q87] + [.G604]*[.Q88] + [.G605]*[.Q89] + [.G606]*[.Q90] + [.G607]*[.Q91] + [.G608]*[.Q92] + [.G609]*[.Q93] + [.G610]*[.Q94] + [.G611]*[.Q95] + [.G612]*[.Q96] + [.G613]*[.Q97] + [.G614]*[.Q98] + [.G615]*[.Q99] + [.G616]*[.Q100] + [.G617]*[.Q101] + [.G618]*[.Q102] + [.G619]*[.Q103] + [.G620]*[.Q104] + [.G621]*[.Q105] )" office:value-type="float" office:value="-0.998427744036956" calcext:value-type="float">
            <text:p>-0.998427744036956</text:p>
          </table:table-cell>
          <table:table-cell table:number-columns-repeated="13"/>
        </table:table-row>
        <table:table-row table:style-name="ro1">
          <table:table-cell office:value-type="float" office:value="237.2277" calcext:value-type="float">
            <text:p>237.2277</text:p>
          </table:table-cell>
          <table:table-cell table:number-columns-repeated="3"/>
          <table:table-cell table:formula="of:=[.$C$4] + ([.$C$5] - [.$C$4]) * (([.A607] - [.$C$1]) / ([.$C$2] - [.$C$1]))" office:value-type="float" office:value="-0.497886384928299" calcext:value-type="float">
            <text:p>-0.497886384928299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601]*[.Q106] + [.G602]*[.Q107] + [.G603]*[.Q108] + [.G604]*[.Q109] + [.G605]*[.Q110] + [.G606]*[.Q111] + [.G607]*[.Q112] + [.G608]*[.Q113] + [.G609]*[.Q114] + [.G610]*[.Q115] + [.G611]*[.Q116] + [.G612]*[.Q117] + [.G613]*[.Q118] + [.G614]*[.Q119] + [.G615]*[.Q120] + [.G616]*[.Q121] + [.G617]*[.Q122] + [.G618]*[.Q123] + [.G619]*[.Q124] + [.G620]*[.Q125] + [.G621]*[.Q126] )" office:value-type="float" office:value="-0.999579362417395" calcext:value-type="float">
            <text:p>-0.999579362417395</text:p>
          </table:table-cell>
          <table:table-cell table:number-columns-repeated="13"/>
        </table:table-row>
        <table:table-row table:style-name="ro1">
          <table:table-cell office:value-type="float" office:value="236.1404" calcext:value-type="float">
            <text:p>236.1404</text:p>
          </table:table-cell>
          <table:table-cell table:number-columns-repeated="3"/>
          <table:table-cell table:formula="of:=[.$C$4] + ([.$C$5] - [.$C$4]) * (([.A608] - [.$C$1]) / ([.$C$2] - [.$C$1]))" office:value-type="float" office:value="-0.49790424937479" calcext:value-type="float">
            <text:p>-0.49790424937479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601]*[.Q127] + [.G602]*[.Q128] + [.G603]*[.Q129] + [.G604]*[.Q130] + [.G605]*[.Q131] + [.G606]*[.Q132] + [.G607]*[.Q133] + [.G608]*[.Q134] + [.G609]*[.Q135] + [.G610]*[.Q136] + [.G611]*[.Q137] + [.G612]*[.Q138] + [.G613]*[.Q139] + [.G614]*[.Q140] + [.G615]*[.Q141] + [.G616]*[.Q142] + [.G617]*[.Q143] + [.G618]*[.Q144] + [.G619]*[.Q145] + [.G620]*[.Q146] + [.G621]*[.Q147] )" office:value-type="float" office:value="-0.999843412804743" calcext:value-type="float">
            <text:p>-0.999843412804743</text:p>
          </table:table-cell>
          <table:table-cell table:number-columns-repeated="13"/>
        </table:table-row>
        <table:table-row table:style-name="ro1">
          <table:table-cell office:value-type="float" office:value="233.3328" calcext:value-type="float">
            <text:p>233.3328</text:p>
          </table:table-cell>
          <table:table-cell table:number-columns-repeated="3"/>
          <table:table-cell table:formula="of:=[.$C$4] + ([.$C$5] - [.$C$4]) * (([.A609] - [.$C$1]) / ([.$C$2] - [.$C$1]))" office:value-type="float" office:value="-0.497950378520348" calcext:value-type="float">
            <text:p>-0.497950378520348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601]*[.Q148] + [.G602]*[.Q149] + [.G603]*[.Q150] + [.G604]*[.Q151] + [.G605]*[.Q152] + [.G606]*[.Q153] + [.G607]*[.Q154] + [.G608]*[.Q155] + [.G609]*[.Q156] + [.G610]*[.Q157] + [.G611]*[.Q158] + [.G612]*[.Q159] + [.G613]*[.Q160] + [.G614]*[.Q161] + [.G615]*[.Q162] + [.G616]*[.Q163] + [.G617]*[.Q164] + [.G618]*[.Q165] + [.G619]*[.Q166] + [.G620]*[.Q167] + [.G621]*[.Q168] )" office:value-type="float" office:value="-0.999471617006275" calcext:value-type="float">
            <text:p>-0.999471617006275</text:p>
          </table:table-cell>
          <table:table-cell table:number-columns-repeated="13"/>
        </table:table-row>
        <table:table-row table:style-name="ro1">
          <table:table-cell office:value-type="float" office:value="230.8331" calcext:value-type="float">
            <text:p>230.8331</text:p>
          </table:table-cell>
          <table:table-cell table:number-columns-repeated="3"/>
          <table:table-cell table:formula="of:=[.$C$4] + ([.$C$5] - [.$C$4]) * (([.A610] - [.$C$1]) / ([.$C$2] - [.$C$1]))" office:value-type="float" office:value="-0.497991448838468" calcext:value-type="float">
            <text:p>-0.497991448838468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601]*[.Q169] + [.G602]*[.Q170] + [.G603]*[.Q171] + [.G604]*[.Q172] + [.G605]*[.Q173] + [.G606]*[.Q174] + [.G607]*[.Q175] + [.G608]*[.Q176] + [.G609]*[.Q177] + [.G610]*[.Q178] + [.G611]*[.Q179] + [.G612]*[.Q180] + [.G613]*[.Q181] + [.G614]*[.Q182] + [.G615]*[.Q183] + [.G616]*[.Q184] + [.G617]*[.Q185] + [.G618]*[.Q186] + [.G619]*[.Q187] + [.G620]*[.Q188] + [.G621]*[.Q189] )" office:value-type="float" office:value="-0.999893345358284" calcext:value-type="float">
            <text:p>-0.999893345358284</text:p>
          </table:table-cell>
          <table:table-cell table:number-columns-repeated="13"/>
        </table:table-row>
        <table:table-row table:style-name="ro1">
          <table:table-cell office:value-type="float" office:value="223.415" calcext:value-type="float">
            <text:p>223.415</text:p>
          </table:table-cell>
          <table:table-cell table:number-columns-repeated="3"/>
          <table:table-cell table:formula="of:=[.$C$4] + ([.$C$5] - [.$C$4]) * (([.A611] - [.$C$1]) / ([.$C$2] - [.$C$1]))" office:value-type="float" office:value="-0.498113328954819" calcext:value-type="float">
            <text:p>-0.498113328954819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601]*[.Q190] + [.G602]*[.Q191] + [.G603]*[.Q192] + [.G604]*[.Q193] + [.G605]*[.Q194] + [.G606]*[.Q195] + [.G607]*[.Q196] + [.G608]*[.Q197] + [.G609]*[.Q198] + [.G610]*[.Q199] + [.G611]*[.Q200] + [.G612]*[.Q201] + [.G613]*[.Q202] + [.G614]*[.Q203] + [.G615]*[.Q204] + [.G616]*[.Q205] + [.G617]*[.Q206] + [.G618]*[.Q207] + [.G619]*[.Q208] + [.G620]*[.Q209] + [.G621]*[.Q210] )" office:value-type="float" office:value="-0.999809811907294" calcext:value-type="float">
            <text:p>-0.999809811907294</text:p>
          </table:table-cell>
          <table:table-cell table:number-columns-repeated="13"/>
        </table:table-row>
        <table:table-row table:style-name="ro1">
          <table:table-cell office:value-type="float" office:value="226.6168" calcext:value-type="float">
            <text:p>226.6168</text:p>
          </table:table-cell>
          <table:table-cell table:number-columns-repeated="3"/>
          <table:table-cell table:formula="of:=[.$C$4] + ([.$C$5] - [.$C$4]) * (([.A612] - [.$C$1]) / ([.$C$2] - [.$C$1]))" office:value-type="float" office:value="-0.49806072306429" calcext:value-type="float">
            <text:p>-0.49806072306429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601]*[.Q211] + [.G602]*[.Q212] + [.G603]*[.Q213] + [.G604]*[.Q214] + [.G605]*[.Q215] + [.G606]*[.Q216] + [.G607]*[.Q217] + [.G608]*[.Q218] + [.G609]*[.Q219] + [.G610]*[.Q220] + [.G611]*[.Q221] + [.G612]*[.Q222] + [.G613]*[.Q223] + [.G614]*[.Q224] + [.G615]*[.Q225] + [.G616]*[.Q226] + [.G617]*[.Q227] + [.G618]*[.Q228] + [.G619]*[.Q229] + [.G620]*[.Q230] + [.G621]*[.Q231] )" office:value-type="float" office:value="-0.99822734438757" calcext:value-type="float">
            <text:p>-0.99822734438757</text:p>
          </table:table-cell>
          <table:table-cell table:number-columns-repeated="13"/>
        </table:table-row>
        <table:table-row table:style-name="ro1">
          <table:table-cell office:value-type="float" office:value="225.444" calcext:value-type="float">
            <text:p>225.444</text:p>
          </table:table-cell>
          <table:table-cell table:number-columns-repeated="3"/>
          <table:table-cell table:formula="of:=[.$C$4] + ([.$C$5] - [.$C$4]) * (([.A613] - [.$C$1]) / ([.$C$2] - [.$C$1]))" office:value-type="float" office:value="-0.498079992284233" calcext:value-type="float">
            <text:p>-0.498079992284233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601]*[.Q232] + [.G602]*[.Q233] + [.G603]*[.Q234] + [.G604]*[.Q235] + [.G605]*[.Q236] + [.G606]*[.Q237] + [.G607]*[.Q238] + [.G608]*[.Q239] + [.G609]*[.Q240] + [.G610]*[.Q241] + [.G611]*[.Q242] + [.G612]*[.Q243] + [.G613]*[.Q244] + [.G614]*[.Q245] + [.G615]*[.Q246] + [.G616]*[.Q247] + [.G617]*[.Q248] + [.G618]*[.Q249] + [.G619]*[.Q250] + [.G620]*[.Q251] + [.G621]*[.Q252] )" office:value-type="float" office:value="-0.999954880065975" calcext:value-type="float">
            <text:p>-0.999954880065975</text:p>
          </table:table-cell>
          <table:table-cell table:number-columns-repeated="13"/>
        </table:table-row>
        <table:table-row table:style-name="ro1">
          <table:table-cell office:value-type="float" office:value="223.9665" calcext:value-type="float">
            <text:p>223.9665</text:p>
          </table:table-cell>
          <table:table-cell table:number-columns-repeated="3"/>
          <table:table-cell table:formula="of:=[.$C$4] + ([.$C$5] - [.$C$4]) * (([.A614] - [.$C$1]) / ([.$C$2] - [.$C$1]))" office:value-type="float" office:value="-0.498104267755298" calcext:value-type="float">
            <text:p>-0.498104267755298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601]*[.Q253] + [.G602]*[.Q254] + [.G603]*[.Q255] + [.G604]*[.Q256] + [.G605]*[.Q257] + [.G606]*[.Q258] + [.G607]*[.Q259] + [.G608]*[.Q260] + [.G609]*[.Q261] + [.G610]*[.Q262] + [.G611]*[.Q263] + [.G612]*[.Q264] + [.G613]*[.Q265] + [.G614]*[.Q266] + [.G615]*[.Q267] + [.G616]*[.Q268] + [.G617]*[.Q269] + [.G618]*[.Q270] + [.G619]*[.Q271] + [.G620]*[.Q272] + [.G621]*[.Q273] )" office:value-type="float" office:value="-0.999989067289646" calcext:value-type="float">
            <text:p>-0.999989067289646</text:p>
          </table:table-cell>
          <table:table-cell table:number-columns-repeated="13"/>
        </table:table-row>
        <table:table-row table:style-name="ro1">
          <table:table-cell office:value-type="float" office:value="224.2525" calcext:value-type="float">
            <text:p>224.2525</text:p>
          </table:table-cell>
          <table:table-cell table:number-columns-repeated="3"/>
          <table:table-cell table:formula="of:=[.$C$4] + ([.$C$5] - [.$C$4]) * (([.A615] - [.$C$1]) / ([.$C$2] - [.$C$1]))" office:value-type="float" office:value="-0.498099568747024" calcext:value-type="float">
            <text:p>-0.498099568747024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601]*[.Q274] + [.G602]*[.Q275] + [.G603]*[.Q276] + [.G604]*[.Q277] + [.G605]*[.Q278] + [.G606]*[.Q279] + [.G607]*[.Q280] + [.G608]*[.Q281] + [.G609]*[.Q282] + [.G610]*[.Q283] + [.G611]*[.Q284] + [.G612]*[.Q285] + [.G613]*[.Q286] + [.G614]*[.Q287] + [.G615]*[.Q288] + [.G616]*[.Q289] + [.G617]*[.Q290] + [.G618]*[.Q291] + [.G619]*[.Q292] + [.G620]*[.Q293] + [.G621]*[.Q294] )" office:value-type="float" office:value="-0.999951340178833" calcext:value-type="float">
            <text:p>-0.999951340178833</text:p>
          </table:table-cell>
          <table:table-cell table:number-columns-repeated="13"/>
        </table:table-row>
        <table:table-row table:style-name="ro1">
          <table:table-cell office:value-type="float" office:value="225.8403" calcext:value-type="float">
            <text:p>225.8403</text:p>
          </table:table-cell>
          <table:table-cell table:number-columns-repeated="3"/>
          <table:table-cell table:formula="of:=[.$C$4] + ([.$C$5] - [.$C$4]) * (([.A616] - [.$C$1]) / ([.$C$2] - [.$C$1]))" office:value-type="float" office:value="-0.498073481036055" calcext:value-type="float">
            <text:p>-0.498073481036055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601]*[.Q295] + [.G602]*[.Q296] + [.G603]*[.Q297] + [.G604]*[.Q298] + [.G605]*[.Q299] + [.G606]*[.Q300] + [.G607]*[.Q301] + [.G608]*[.Q302] + [.G609]*[.Q303] + [.G610]*[.Q304] + [.G611]*[.Q305] + [.G612]*[.Q306] + [.G613]*[.Q307] + [.G614]*[.Q308] + [.G615]*[.Q309] + [.G616]*[.Q310] + [.G617]*[.Q311] + [.G618]*[.Q312] + [.G619]*[.Q313] + [.G620]*[.Q314] + [.G621]*[.Q315] )" office:value-type="float" office:value="-0.999708567122341" calcext:value-type="float">
            <text:p>-0.999708567122341</text:p>
          </table:table-cell>
          <table:table-cell table:number-columns-repeated="13"/>
        </table:table-row>
        <table:table-row table:style-name="ro1">
          <table:table-cell office:value-type="float" office:value="223.69459" calcext:value-type="float">
            <text:p>223.69459</text:p>
          </table:table-cell>
          <table:table-cell table:number-columns-repeated="3"/>
          <table:table-cell table:formula="of:=[.$C$4] + ([.$C$5] - [.$C$4]) * (([.A617] - [.$C$1]) / ([.$C$2] - [.$C$1]))" office:value-type="float" office:value="-0.498108735263479" calcext:value-type="float">
            <text:p>-0.498108735263479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601]*[.Q316] + [.G602]*[.Q317] + [.G603]*[.Q318] + [.G604]*[.Q319] + [.G605]*[.Q320] + [.G606]*[.Q321] + [.G607]*[.Q322] + [.G608]*[.Q323] + [.G609]*[.Q324] + [.G610]*[.Q325] + [.G611]*[.Q326] + [.G612]*[.Q327] + [.G613]*[.Q328] + [.G614]*[.Q329] + [.G615]*[.Q330] + [.G616]*[.Q331] + [.G617]*[.Q332] + [.G618]*[.Q333] + [.G619]*[.Q334] + [.G620]*[.Q335] + [.G621]*[.Q336] )" office:value-type="float" office:value="-0.997549230941296" calcext:value-type="float">
            <text:p>-0.997549230941296</text:p>
          </table:table-cell>
          <table:table-cell table:number-columns-repeated="13"/>
        </table:table-row>
        <table:table-row table:style-name="ro1">
          <table:table-cell office:value-type="float" office:value="228.1884" calcext:value-type="float">
            <text:p>228.1884</text:p>
          </table:table-cell>
          <table:table-cell table:number-columns-repeated="3"/>
          <table:table-cell table:formula="of:=[.$C$4] + ([.$C$5] - [.$C$4]) * (([.A618] - [.$C$1]) / ([.$C$2] - [.$C$1]))" office:value-type="float" office:value="-0.498034901520922" calcext:value-type="float">
            <text:p>-0.498034901520922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601]*[.Q337] + [.G602]*[.Q338] + [.G603]*[.Q339] + [.G604]*[.Q340] + [.G605]*[.Q341] + [.G606]*[.Q342] + [.G607]*[.Q343] + [.G608]*[.Q344] + [.G609]*[.Q345] + [.G610]*[.Q346] + [.G611]*[.Q347] + [.G612]*[.Q348] + [.G613]*[.Q349] + [.G614]*[.Q350] + [.G615]*[.Q351] + [.G616]*[.Q352] + [.G617]*[.Q353] + [.G618]*[.Q354] + [.G619]*[.Q355] + [.G620]*[.Q356] + [.G621]*[.Q357] )" office:value-type="float" office:value="-0.999540595221753" calcext:value-type="float">
            <text:p>-0.999540595221753</text:p>
          </table:table-cell>
          <table:table-cell table:number-columns-repeated="13"/>
        </table:table-row>
        <table:table-row table:style-name="ro1">
          <table:table-cell office:value-type="float" office:value="229.2025" calcext:value-type="float">
            <text:p>229.2025</text:p>
          </table:table-cell>
          <table:table-cell table:number-columns-repeated="3"/>
          <table:table-cell table:formula="of:=[.$C$4] + ([.$C$5] - [.$C$4]) * (([.A619] - [.$C$1]) / ([.$C$2] - [.$C$1]))" office:value-type="float" office:value="-0.498018239757669" calcext:value-type="float">
            <text:p>-0.498018239757669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601]*[.Q358] + [.G602]*[.Q359] + [.G603]*[.Q360] + [.G604]*[.Q361] + [.G605]*[.Q362] + [.G606]*[.Q363] + [.G607]*[.Q364] + [.G608]*[.Q365] + [.G609]*[.Q366] + [.G610]*[.Q367] + [.G611]*[.Q368] + [.G612]*[.Q369] + [.G613]*[.Q370] + [.G614]*[.Q371] + [.G615]*[.Q372] + [.G616]*[.Q373] + [.G617]*[.Q374] + [.G618]*[.Q375] + [.G619]*[.Q376] + [.G620]*[.Q377] + [.G621]*[.Q378] )" office:value-type="float" office:value="-0.998906011169291" calcext:value-type="float">
            <text:p>-0.998906011169291</text:p>
          </table:table-cell>
          <table:table-cell table:number-columns-repeated="13"/>
        </table:table-row>
        <table:table-row table:style-name="ro1">
          <table:table-cell office:value-type="float" office:value="229.9599" calcext:value-type="float">
            <text:p>229.9599</text:p>
          </table:table-cell>
          <table:table-cell table:number-columns-repeated="3"/>
          <table:table-cell table:formula="of:=[.$C$4] + ([.$C$5] - [.$C$4]) * (([.A620] - [.$C$1]) / ([.$C$2] - [.$C$1]))" office:value-type="float" office:value="-0.498005795600792" calcext:value-type="float">
            <text:p>-0.498005795600792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601]*[.Q379] + [.G602]*[.Q380] + [.G603]*[.Q381] + [.G604]*[.Q382] + [.G605]*[.Q383] + [.G606]*[.Q384] + [.G607]*[.Q385] + [.G608]*[.Q386] + [.G609]*[.Q387] + [.G610]*[.Q388] + [.G611]*[.Q389] + [.G612]*[.Q390] + [.G613]*[.Q391] + [.G614]*[.Q392] + [.G615]*[.Q393] + [.G616]*[.Q394] + [.G617]*[.Q395] + [.G618]*[.Q396] + [.G619]*[.Q397] + [.G620]*[.Q398] + [.G621]*[.Q399] )" office:value-type="float" office:value="-0.99972247594803" calcext:value-type="float">
            <text:p>-0.99972247594803</text:p>
          </table:table-cell>
          <table:table-cell table:number-columns-repeated="13"/>
        </table:table-row>
        <table:table-row table:style-name="ro1">
          <table:table-cell office:value-type="float" office:value="229.9082" calcext:value-type="float">
            <text:p>229.9082</text:p>
          </table:table-cell>
          <table:table-cell table:number-columns-repeated="3"/>
          <table:table-cell table:formula="of:=[.$C$4] + ([.$C$5] - [.$C$4]) * (([.A621] - [.$C$1]) / ([.$C$2] - [.$C$1]))" office:value-type="float" office:value="-0.498006645036903" calcext:value-type="float">
            <text:p>-0.498006645036903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601]*[.Q400] + [.G602]*[.Q401] + [.G603]*[.Q402] + [.G604]*[.Q403] + [.G605]*[.Q404] + [.G606]*[.Q405] + [.G607]*[.Q406] + [.G608]*[.Q407] + [.G609]*[.Q408] + [.G610]*[.Q409] + [.G611]*[.Q410] + [.G612]*[.Q411] + [.G613]*[.Q412] + [.G614]*[.Q413] + [.G615]*[.Q414] + [.G616]*[.Q415] + [.G617]*[.Q416] + [.G618]*[.Q417] + [.G619]*[.Q418] + [.G620]*[.Q419] + [.G621]*[.Q420] )" office:value-type="float" office:value="-0.999737768253751" calcext:value-type="float">
            <text:p>-0.999737768253751</text:p>
          </table:table-cell>
          <table:table-cell table:number-columns-repeated="13"/>
        </table:table-row>
        <table:table-row table:style-name="ro1">
          <table:table-cell office:value-type="float" office:value="230.6695" calcext:value-type="float">
            <text:p>230.6695</text:p>
          </table:table-cell>
          <table:table-cell table:number-columns-repeated="3"/>
          <table:table-cell table:formula="of:=[.$C$4] + ([.$C$5] - [.$C$4]) * (([.A622] - [.$C$1]) / ([.$C$2] - [.$C$1]))" office:value-type="float" office:value="-0.497994136802641" calcext:value-type="float">
            <text:p>-0.497994136802641</text:p>
          </table:table-cell>
          <table:table-cell table:number-columns-repeated="2"/>
          <table:table-cell table:style-name="ce17" table:formula="of:=TANH( [.G601]*[.Q421] + [.G602]*[.Q422] + [.G603]*[.Q423] + [.G604]*[.Q424] + [.G605]*[.Q425] + [.G606]*[.Q426] + [.G607]*[.Q427] + [.G608]*[.Q428] + [.G609]*[.Q429] + [.G610]*[.Q430] + [.G611]*[.Q431] + [.G612]*[.Q432] + [.G613]*[.Q433] + [.G614]*[.Q434] + [.G615]*[.Q435] + [.G616]*[.Q436] + [.G617]*[.Q437] + [.G618]*[.Q438] + [.G619]*[.Q439] + [.G620]*[.Q440] + [.G621]*[.Q441] )" office:value-type="float" office:value="-0.999606246079953" calcext:value-type="float">
            <text:p>-0.999606246079953</text:p>
          </table:table-cell>
          <table:table-cell table:number-columns-repeated="13"/>
        </table:table-row>
        <table:table-row table:style-name="ro1">
          <table:table-cell office:value-type="float" office:value="233.1445" calcext:value-type="float">
            <text:p>233.1445</text:p>
          </table:table-cell>
          <table:table-cell table:number-columns-repeated="3"/>
          <table:table-cell table:formula="of:=[.$C$4] + ([.$C$5] - [.$C$4]) * (([.A623] - [.$C$1]) / ([.$C$2] - [.$C$1]))" office:value-type="float" office:value="-0.497953472307964" calcext:value-type="float">
            <text:p>-0.497953472307964</text:p>
          </table:table-cell>
          <table:table-cell table:number-columns-repeated="2"/>
          <table:table-cell table:style-name="ce17" table:formula="of:=TANH( [.G601]*[.Q442] + [.G602]*[.Q443] + [.G603]*[.Q444] + [.G604]*[.Q445] + [.G605]*[.Q446] + [.G606]*[.Q447] + [.G607]*[.Q448] + [.G608]*[.Q449] + [.G609]*[.Q450] + [.G610]*[.Q451] + [.G611]*[.Q452] + [.G612]*[.Q453] + [.G613]*[.Q454] + [.G614]*[.Q455] + [.G615]*[.Q456] + [.G616]*[.Q457] + [.G617]*[.Q458] + [.G618]*[.Q459] + [.G619]*[.Q460] + [.G620]*[.Q461] + [.G621]*[.Q462] )" office:value-type="float" office:value="-0.999353172886163" calcext:value-type="float">
            <text:p>-0.999353172886163</text:p>
          </table:table-cell>
          <table:table-cell table:number-columns-repeated="13"/>
        </table:table-row>
        <table:table-row table:style-name="ro1">
          <table:table-cell office:value-type="float" office:value="234.7473" calcext:value-type="float">
            <text:p>234.7473</text:p>
          </table:table-cell>
          <table:table-cell table:number-columns-repeated="3"/>
          <table:table-cell table:formula="of:=[.$C$4] + ([.$C$5] - [.$C$4]) * (([.A624] - [.$C$1]) / ([.$C$2] - [.$C$1]))" office:value-type="float" office:value="-0.497927138145511" calcext:value-type="float">
            <text:p>-0.497927138145511</text:p>
          </table:table-cell>
          <table:table-cell table:number-columns-repeated="2"/>
          <table:table-cell table:style-name="ce17" table:formula="of:=TANH( [.G601]*[.Q463] + [.G602]*[.Q464] + [.G603]*[.Q465] + [.G604]*[.Q466] + [.G605]*[.Q467] + [.G606]*[.Q468] + [.G607]*[.Q469] + [.G608]*[.Q470] + [.G609]*[.Q471] + [.G610]*[.Q472] + [.G611]*[.Q473] + [.G612]*[.Q474] + [.G613]*[.Q475] + [.G614]*[.Q476] + [.G615]*[.Q477] + [.G616]*[.Q478] + [.G617]*[.Q479] + [.G618]*[.Q480] + [.G619]*[.Q481] + [.G620]*[.Q482] + [.G621]*[.Q483] )" office:value-type="float" office:value="-0.999603221132968" calcext:value-type="float">
            <text:p>-0.999603221132968</text:p>
          </table:table-cell>
          <table:table-cell table:number-columns-repeated="13"/>
        </table:table-row>
        <table:table-row table:style-name="ro1">
          <table:table-cell office:value-type="float" office:value="237.39899" calcext:value-type="float">
            <text:p>237.39899</text:p>
          </table:table-cell>
          <table:table-cell table:number-columns-repeated="3"/>
          <table:table-cell table:formula="of:=[.$C$4] + ([.$C$5] - [.$C$4]) * (([.A625] - [.$C$1]) / ([.$C$2] - [.$C$1]))" office:value-type="float" office:value="-0.497883570616666" calcext:value-type="float">
            <text:p>-0.497883570616666</text:p>
          </table:table-cell>
          <table:table-cell table:number-columns-repeated="16"/>
        </table:table-row>
        <table:table-row table:style-name="ro1">
          <table:table-cell office:value-type="float" office:value="248.7435" calcext:value-type="float">
            <text:p>248.7435</text:p>
          </table:table-cell>
          <table:table-cell table:number-columns-repeated="3"/>
          <table:table-cell table:formula="of:=[.$C$4] + ([.$C$5] - [.$C$4]) * (([.A626] - [.$C$1]) / ([.$C$2] - [.$C$1]))" office:value-type="float" office:value="-0.49769717919585" calcext:value-type="float">
            <text:p>-0.4976971791958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47.2359" calcext:value-type="float">
            <text:p>247.2359</text:p>
          </table:table-cell>
          <table:table-cell table:number-columns-repeated="3"/>
          <table:table-cell table:formula="of:=[.$C$4] + ([.$C$5] - [.$C$4]) * (([.A627] - [.$C$1]) / ([.$C$2] - [.$C$1]))" office:value-type="float" office:value="-0.497721949212891" calcext:value-type="float">
            <text:p>-0.497721949212891</text:p>
          </table:table-cell>
          <table:table-cell/>
          <table:table-cell table:style-name="ce15" office:value-type="float" office:value="-0.49882080901172" calcext:value-type="float">
            <text:p>-0.49882080901172</text:p>
          </table:table-cell>
          <table:table-cell table:style-name="ce17" table:formula="of:=TANH( [.G626]*[.Q1] + [.G627]*[.Q2] + [.G628]*[.Q3] + [.G629]*[.Q4] + [.G630]*[.Q5] + [.G631]*[.Q6] + [.G632]*[.Q7] + [.G633]*[.Q8] + [.G634]*[.Q9] + [.G635]*[.Q10] + [.G636]*[.Q11] + [.G637]*[.Q12] + [.G638]*[.Q13] + [.G639]*[.Q14] + [.G640]*[.Q15] + [.G641]*[.Q16] + [.G642]*[.Q17] + [.G643]*[.Q18] + [.G644]*[.Q19] + [.G645]*[.Q20] + [.G646]*[.Q21] )" office:value-type="float" office:value="-0.999829397461114" calcext:value-type="float">
            <text:p>-0.999829397461114</text:p>
          </table:table-cell>
          <table:table-cell table:style-name="ce19" table:formula="of:=TANH( [.H626]*[.S1] + [.H627]*[.S2] + [.H628]*[.S3] + [.H629]*[.S4] + [.H630]*[.S5] + [.H631]*[.S6] + [.H632]*[.S7] + [.H633]*[.S8] + [.H634]*[.S9] + [.H635]*[.S10] + [.H636]*[.S11] + [.H637]*[.S12] + [.H638]*[.S13] + [.H639]*[.S14] + [.H640]*[.S15] + [.H641]*[.S16] + [.H642]*[.S17] + [.H643]*[.S18] + [.H644]*[.S19] + [.H645]*[.S20] + [.H646]*[.S21] + [.H647]*[.S22] + [.H648]*[.S23] + [.H649]*[.S24] )" office:value-type="float" office:value="-0.999999999374091" calcext:value-type="float">
            <text:p>-0.999999999374091</text:p>
          </table:table-cell>
          <table:table-cell table:style-name="ce20" office:value-type="float" office:value="-0.495163485435641" calcext:value-type="float">
            <text:p>-0.495163485435641</text:p>
          </table:table-cell>
          <table:table-cell table:style-name="ce21" table:formula="of:= ([.J627]-[.I627]) * ([.J627]-[.I627])" office:value-type="float" office:value="0.254859905805527" calcext:value-type="float">
            <text:p>0.254859905805527</text:p>
          </table:table-cell>
          <table:table-cell table:number-columns-repeated="10"/>
        </table:table-row>
        <table:table-row table:style-name="ro1">
          <table:table-cell office:value-type="float" office:value="249.0733" calcext:value-type="float">
            <text:p>249.0733</text:p>
          </table:table-cell>
          <table:table-cell table:number-columns-repeated="3"/>
          <table:table-cell table:formula="of:=[.$C$4] + ([.$C$5] - [.$C$4]) * (([.A628] - [.$C$1]) / ([.$C$2] - [.$C$1]))" office:value-type="float" office:value="-0.497691760549247" calcext:value-type="float">
            <text:p>-0.497691760549247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626]*[.Q22] + [.G627]*[.Q23] + [.G628]*[.Q24] + [.G629]*[.Q25] + [.G630]*[.Q26] + [.G631]*[.Q27] + [.G632]*[.Q28] + [.G633]*[.Q29] + [.G634]*[.Q30] + [.G635]*[.Q31] + [.G636]*[.Q32] + [.G637]*[.Q33] + [.G638]*[.Q34] + [.G639]*[.Q35] + [.G640]*[.Q36] + [.G641]*[.Q37] + [.G642]*[.Q38] + [.G643]*[.Q39] + [.G644]*[.Q40] + [.G645]*[.Q41] + [.G646]*[.Q42] )" office:value-type="float" office:value="-0.998528922459309" calcext:value-type="float">
            <text:p>-0.998528922459309</text:p>
          </table:table-cell>
          <table:table-cell table:style-name="ce19" table:formula="of:=TANH( [.H626]*[.S25] + [.H627]*[.S26] + [.H628]*[.S27] + [.H629]*[.S28] + [.H630]*[.S29] + [.H631]*[.S30] + [.H632]*[.S31] + [.H633]*[.S32] + [.H634]*[.S33] + [.H635]*[.S34] + [.H636]*[.S35] + [.H637]*[.S36] + [.H638]*[.S37] + [.H639]*[.S38] + [.H640]*[.S39] + [.H641]*[.S40] + [.H642]*[.S41] + [.H643]*[.S42] + [.H644]*[.S43] + [.H645]*[.S44] + [.H646]*[.S45] + [.H647]*[.S46] + [.H648]*[.S47] + [.H649]*[.S48] )" office:value-type="float" office:value="-0.999999996080594" calcext:value-type="float">
            <text:p>-0.999999996080594</text:p>
          </table:table-cell>
          <table:table-cell table:style-name="ce20" office:value-type="float" office:value="-0.495062444435178" calcext:value-type="float">
            <text:p>-0.495062444435178</text:p>
          </table:table-cell>
          <table:table-cell table:style-name="ce21" table:formula="of:= ([.J628]-[.I628]) * ([.J628]-[.I628])" office:value-type="float" office:value="0.254961931061667" calcext:value-type="float">
            <text:p>0.254961931061667</text:p>
          </table:table-cell>
          <table:table-cell table:number-columns-repeated="10"/>
        </table:table-row>
        <table:table-row table:style-name="ro1">
          <table:table-cell office:value-type="float" office:value="240.7897" calcext:value-type="float">
            <text:p>240.7897</text:p>
          </table:table-cell>
          <table:table-cell table:number-columns-repeated="3"/>
          <table:table-cell table:formula="of:=[.$C$4] + ([.$C$5] - [.$C$4]) * (([.A629] - [.$C$1]) / ([.$C$2] - [.$C$1]))" office:value-type="float" office:value="-0.497827860916161" calcext:value-type="float">
            <text:p>-0.497827860916161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626]*[.Q43] + [.G627]*[.Q44] + [.G628]*[.Q45] + [.G629]*[.Q46] + [.G630]*[.Q47] + [.G631]*[.Q48] + [.G632]*[.Q49] + [.G633]*[.Q50] + [.G634]*[.Q51] + [.G635]*[.Q52] + [.G636]*[.Q53] + [.G637]*[.Q54] + [.G638]*[.Q55] + [.G639]*[.Q56] + [.G640]*[.Q57] + [.G641]*[.Q58] + [.G642]*[.Q59] + [.G643]*[.Q60] + [.G644]*[.Q61] + [.G645]*[.Q62] + [.G646]*[.Q63] )" office:value-type="float" office:value="-0.999791530236873" calcext:value-type="float">
            <text:p>-0.999791530236873</text:p>
          </table:table-cell>
          <table:table-cell table:style-name="ce19" table:formula="of:=TANH( [.H626]*[.S49] + [.H627]*[.S50] + [.H628]*[.S51] + [.H629]*[.S52] + [.H630]*[.S53] + [.H631]*[.S54] + [.H632]*[.S55] + [.H633]*[.S56] + [.H634]*[.S57] + [.H635]*[.S58] + [.H636]*[.S59] + [.H637]*[.S60] + [.H638]*[.S61] + [.H639]*[.S62] + [.H640]*[.S63] + [.H641]*[.S64] + [.H642]*[.S65] + [.H643]*[.S66] + [.H644]*[.S67] + [.H645]*[.S68] + [.H646]*[.S69] + [.H647]*[.S70] + [.H648]*[.S71] + [.H649]*[.S72] )" office:value-type="float" office:value="-0.999999972590425" calcext:value-type="float">
            <text:p>-0.999999972590425</text:p>
          </table:table-cell>
          <table:table-cell table:style-name="ce20" office:value-type="float" office:value="-0.494879861018375" calcext:value-type="float">
            <text:p>-0.494879861018375</text:p>
          </table:table-cell>
          <table:table-cell table:style-name="ce21" table:formula="of:= ([.J629]-[.I629]) * ([.J629]-[.I629])" office:value-type="float" office:value="0.255146327114559" calcext:value-type="float">
            <text:p>0.255146327114559</text:p>
          </table:table-cell>
          <table:table-cell table:number-columns-repeated="10"/>
        </table:table-row>
        <table:table-row table:style-name="ro1">
          <table:table-cell office:value-type="float" office:value="244.15625" calcext:value-type="float">
            <text:p>244.15625</text:p>
          </table:table-cell>
          <table:table-cell table:number-columns-repeated="3"/>
          <table:table-cell table:formula="of:=[.$C$4] + ([.$C$5] - [.$C$4]) * (([.A630] - [.$C$1]) / ([.$C$2] - [.$C$1]))" office:value-type="float" office:value="-0.497772548166845" calcext:value-type="float">
            <text:p>-0.497772548166845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626]*[.Q64] + [.G627]*[.Q65] + [.G628]*[.Q66] + [.G629]*[.Q67] + [.G630]*[.Q68] + [.G631]*[.Q69] + [.G632]*[.Q70] + [.G633]*[.Q71] + [.G634]*[.Q72] + [.G635]*[.Q73] + [.G636]*[.Q74] + [.G637]*[.Q75] + [.G638]*[.Q76] + [.G639]*[.Q77] + [.G640]*[.Q78] + [.G641]*[.Q79] + [.G642]*[.Q80] + [.G643]*[.Q81] + [.G644]*[.Q82] + [.G645]*[.Q83] + [.G646]*[.Q84] )" office:value-type="float" office:value="-0.999750577939226" calcext:value-type="float">
            <text:p>-0.999750577939226</text:p>
          </table:table-cell>
          <table:table-cell table:number-columns-repeated="13"/>
        </table:table-row>
        <table:table-row table:style-name="ro1">
          <table:table-cell office:value-type="float" office:value="244.9588" calcext:value-type="float">
            <text:p>244.9588</text:p>
          </table:table-cell>
          <table:table-cell table:number-columns-repeated="3"/>
          <table:table-cell table:formula="of:=[.$C$4] + ([.$C$5] - [.$C$4]) * (([.A631] - [.$C$1]) / ([.$C$2] - [.$C$1]))" office:value-type="float" office:value="-0.497759362191005" calcext:value-type="float">
            <text:p>-0.497759362191005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626]*[.Q85] + [.G627]*[.Q86] + [.G628]*[.Q87] + [.G629]*[.Q88] + [.G630]*[.Q89] + [.G631]*[.Q90] + [.G632]*[.Q91] + [.G633]*[.Q92] + [.G634]*[.Q93] + [.G635]*[.Q94] + [.G636]*[.Q95] + [.G637]*[.Q96] + [.G638]*[.Q97] + [.G639]*[.Q98] + [.G640]*[.Q99] + [.G641]*[.Q100] + [.G642]*[.Q101] + [.G643]*[.Q102] + [.G644]*[.Q103] + [.G645]*[.Q104] + [.G646]*[.Q105] )" office:value-type="float" office:value="-0.998426353293334" calcext:value-type="float">
            <text:p>-0.998426353293334</text:p>
          </table:table-cell>
          <table:table-cell table:number-columns-repeated="13"/>
        </table:table-row>
        <table:table-row table:style-name="ro1">
          <table:table-cell office:value-type="float" office:value="247.1273" calcext:value-type="float">
            <text:p>247.1273</text:p>
          </table:table-cell>
          <table:table-cell table:number-columns-repeated="3"/>
          <table:table-cell table:formula="of:=[.$C$4] + ([.$C$5] - [.$C$4]) * (([.A632] - [.$C$1]) / ([.$C$2] - [.$C$1]))" office:value-type="float" office:value="-0.497723733521628" calcext:value-type="float">
            <text:p>-0.497723733521628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626]*[.Q106] + [.G627]*[.Q107] + [.G628]*[.Q108] + [.G629]*[.Q109] + [.G630]*[.Q110] + [.G631]*[.Q111] + [.G632]*[.Q112] + [.G633]*[.Q113] + [.G634]*[.Q114] + [.G635]*[.Q115] + [.G636]*[.Q116] + [.G637]*[.Q117] + [.G638]*[.Q118] + [.G639]*[.Q119] + [.G640]*[.Q120] + [.G641]*[.Q121] + [.G642]*[.Q122] + [.G643]*[.Q123] + [.G644]*[.Q124] + [.G645]*[.Q125] + [.G646]*[.Q126] )" office:value-type="float" office:value="-0.999578276322901" calcext:value-type="float">
            <text:p>-0.999578276322901</text:p>
          </table:table-cell>
          <table:table-cell table:number-columns-repeated="13"/>
        </table:table-row>
        <table:table-row table:style-name="ro1">
          <table:table-cell office:value-type="float" office:value="243.371" calcext:value-type="float">
            <text:p>243.371</text:p>
          </table:table-cell>
          <table:table-cell table:number-columns-repeated="3"/>
          <table:table-cell table:formula="of:=[.$C$4] + ([.$C$5] - [.$C$4]) * (([.A633] - [.$C$1]) / ([.$C$2] - [.$C$1]))" office:value-type="float" office:value="-0.497785449901974" calcext:value-type="float">
            <text:p>-0.497785449901974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626]*[.Q127] + [.G627]*[.Q128] + [.G628]*[.Q129] + [.G629]*[.Q130] + [.G630]*[.Q131] + [.G631]*[.Q132] + [.G632]*[.Q133] + [.G633]*[.Q134] + [.G634]*[.Q135] + [.G635]*[.Q136] + [.G636]*[.Q137] + [.G637]*[.Q138] + [.G638]*[.Q139] + [.G639]*[.Q140] + [.G640]*[.Q141] + [.G641]*[.Q142] + [.G642]*[.Q143] + [.G643]*[.Q144] + [.G644]*[.Q145] + [.G645]*[.Q146] + [.G646]*[.Q147] )" office:value-type="float" office:value="-0.999843212853631" calcext:value-type="float">
            <text:p>-0.999843212853631</text:p>
          </table:table-cell>
          <table:table-cell table:number-columns-repeated="13"/>
        </table:table-row>
        <table:table-row table:style-name="ro1">
          <table:table-cell office:value-type="float" office:value="240.9204" calcext:value-type="float">
            <text:p>240.9204</text:p>
          </table:table-cell>
          <table:table-cell table:number-columns-repeated="3"/>
          <table:table-cell table:formula="of:=[.$C$4] + ([.$C$5] - [.$C$4]) * (([.A634] - [.$C$1]) / ([.$C$2] - [.$C$1]))" office:value-type="float" office:value="-0.49782571350224" calcext:value-type="float">
            <text:p>-0.49782571350224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626]*[.Q148] + [.G627]*[.Q149] + [.G628]*[.Q150] + [.G629]*[.Q151] + [.G630]*[.Q152] + [.G631]*[.Q153] + [.G632]*[.Q154] + [.G633]*[.Q155] + [.G634]*[.Q156] + [.G635]*[.Q157] + [.G636]*[.Q158] + [.G637]*[.Q159] + [.G638]*[.Q160] + [.G639]*[.Q161] + [.G640]*[.Q162] + [.G641]*[.Q163] + [.G642]*[.Q164] + [.G643]*[.Q165] + [.G644]*[.Q166] + [.G645]*[.Q167] + [.G646]*[.Q168] )" office:value-type="float" office:value="-0.999470192205758" calcext:value-type="float">
            <text:p>-0.999470192205758</text:p>
          </table:table-cell>
          <table:table-cell table:number-columns-repeated="13"/>
        </table:table-row>
        <table:table-row table:style-name="ro1">
          <table:table-cell office:value-type="float" office:value="242.31912" calcext:value-type="float">
            <text:p>242.31912</text:p>
          </table:table-cell>
          <table:table-cell table:number-columns-repeated="3"/>
          <table:table-cell table:formula="of:=[.$C$4] + ([.$C$5] - [.$C$4]) * (([.A635] - [.$C$1]) / ([.$C$2] - [.$C$1]))" office:value-type="float" office:value="-0.497802732394363" calcext:value-type="float">
            <text:p>-0.497802732394363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626]*[.Q169] + [.G627]*[.Q170] + [.G628]*[.Q171] + [.G629]*[.Q172] + [.G630]*[.Q173] + [.G631]*[.Q174] + [.G632]*[.Q175] + [.G633]*[.Q176] + [.G634]*[.Q177] + [.G635]*[.Q178] + [.G636]*[.Q179] + [.G637]*[.Q180] + [.G638]*[.Q181] + [.G639]*[.Q182] + [.G640]*[.Q183] + [.G641]*[.Q184] + [.G642]*[.Q185] + [.G643]*[.Q186] + [.G644]*[.Q187] + [.G645]*[.Q188] + [.G646]*[.Q189] )" office:value-type="float" office:value="-0.999892894444724" calcext:value-type="float">
            <text:p>-0.999892894444724</text:p>
          </table:table-cell>
          <table:table-cell table:number-columns-repeated="13"/>
        </table:table-row>
        <table:table-row table:style-name="ro1">
          <table:table-cell office:value-type="float" office:value="242.28812" calcext:value-type="float">
            <text:p>242.28812</text:p>
          </table:table-cell>
          <table:table-cell table:number-columns-repeated="3"/>
          <table:table-cell table:formula="of:=[.$C$4] + ([.$C$5] - [.$C$4]) * (([.A636] - [.$C$1]) / ([.$C$2] - [.$C$1]))" office:value-type="float" office:value="-0.497803241727428" calcext:value-type="float">
            <text:p>-0.497803241727428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626]*[.Q190] + [.G627]*[.Q191] + [.G628]*[.Q192] + [.G629]*[.Q193] + [.G630]*[.Q194] + [.G631]*[.Q195] + [.G632]*[.Q196] + [.G633]*[.Q197] + [.G634]*[.Q198] + [.G635]*[.Q199] + [.G636]*[.Q200] + [.G637]*[.Q201] + [.G638]*[.Q202] + [.G639]*[.Q203] + [.G640]*[.Q204] + [.G641]*[.Q205] + [.G642]*[.Q206] + [.G643]*[.Q207] + [.G644]*[.Q208] + [.G645]*[.Q209] + [.G646]*[.Q210] )" office:value-type="float" office:value="-0.999809214445091" calcext:value-type="float">
            <text:p>-0.999809214445091</text:p>
          </table:table-cell>
          <table:table-cell table:number-columns-repeated="13"/>
        </table:table-row>
        <table:table-row table:style-name="ro1">
          <table:table-cell office:value-type="float" office:value="250.382" calcext:value-type="float">
            <text:p>250.382</text:p>
          </table:table-cell>
          <table:table-cell table:number-columns-repeated="3"/>
          <table:table-cell table:formula="of:=[.$C$4] + ([.$C$5] - [.$C$4]) * (([.A637] - [.$C$1]) / ([.$C$2] - [.$C$1]))" office:value-type="float" office:value="-0.497670258478869" calcext:value-type="float">
            <text:p>-0.497670258478869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626]*[.Q211] + [.G627]*[.Q212] + [.G628]*[.Q213] + [.G629]*[.Q214] + [.G630]*[.Q215] + [.G631]*[.Q216] + [.G632]*[.Q217] + [.G633]*[.Q218] + [.G634]*[.Q219] + [.G635]*[.Q220] + [.G636]*[.Q221] + [.G637]*[.Q222] + [.G638]*[.Q223] + [.G639]*[.Q224] + [.G640]*[.Q225] + [.G641]*[.Q226] + [.G642]*[.Q227] + [.G643]*[.Q228] + [.G644]*[.Q229] + [.G645]*[.Q230] + [.G646]*[.Q231] )" office:value-type="float" office:value="-0.998221180982554" calcext:value-type="float">
            <text:p>-0.998221180982554</text:p>
          </table:table-cell>
          <table:table-cell table:number-columns-repeated="13"/>
        </table:table-row>
        <table:table-row table:style-name="ro1">
          <table:table-cell office:value-type="float" office:value="249.42725" calcext:value-type="float">
            <text:p>249.42725</text:p>
          </table:table-cell>
          <table:table-cell table:number-columns-repeated="3"/>
          <table:table-cell table:formula="of:=[.$C$4] + ([.$C$5] - [.$C$4]) * (([.A638] - [.$C$1]) / ([.$C$2] - [.$C$1]))" office:value-type="float" office:value="-0.497685945115755" calcext:value-type="float">
            <text:p>-0.497685945115755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626]*[.Q232] + [.G627]*[.Q233] + [.G628]*[.Q234] + [.G629]*[.Q235] + [.G630]*[.Q236] + [.G631]*[.Q237] + [.G632]*[.Q238] + [.G633]*[.Q239] + [.G634]*[.Q240] + [.G635]*[.Q241] + [.G636]*[.Q242] + [.G637]*[.Q243] + [.G638]*[.Q244] + [.G639]*[.Q245] + [.G640]*[.Q246] + [.G641]*[.Q247] + [.G642]*[.Q248] + [.G643]*[.Q249] + [.G644]*[.Q250] + [.G645]*[.Q251] + [.G646]*[.Q252] )" office:value-type="float" office:value="-0.999954778380653" calcext:value-type="float">
            <text:p>-0.999954778380653</text:p>
          </table:table-cell>
          <table:table-cell table:number-columns-repeated="13"/>
        </table:table-row>
        <table:table-row table:style-name="ro1">
          <table:table-cell office:value-type="float" office:value="258.38549" calcext:value-type="float">
            <text:p>258.38549</text:p>
          </table:table-cell>
          <table:table-cell table:number-columns-repeated="3"/>
          <table:table-cell table:formula="of:=[.$C$4] + ([.$C$5] - [.$C$4]) * (([.A639] - [.$C$1]) / ([.$C$2] - [.$C$1]))" office:value-type="float" office:value="-0.497538760346946" calcext:value-type="float">
            <text:p>-0.497538760346946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626]*[.Q253] + [.G627]*[.Q254] + [.G628]*[.Q255] + [.G629]*[.Q256] + [.G630]*[.Q257] + [.G631]*[.Q258] + [.G632]*[.Q259] + [.G633]*[.Q260] + [.G634]*[.Q261] + [.G635]*[.Q262] + [.G636]*[.Q263] + [.G637]*[.Q264] + [.G638]*[.Q265] + [.G639]*[.Q266] + [.G640]*[.Q267] + [.G641]*[.Q268] + [.G642]*[.Q269] + [.G643]*[.Q270] + [.G644]*[.Q271] + [.G645]*[.Q272] + [.G646]*[.Q273] )" office:value-type="float" office:value="-0.999989022513954" calcext:value-type="float">
            <text:p>-0.999989022513954</text:p>
          </table:table-cell>
          <table:table-cell table:number-columns-repeated="13"/>
        </table:table-row>
        <table:table-row table:style-name="ro1">
          <table:table-cell office:value-type="float" office:value="261.71749" calcext:value-type="float">
            <text:p>261.71749</text:p>
          </table:table-cell>
          <table:table-cell table:number-columns-repeated="3"/>
          <table:table-cell table:formula="of:=[.$C$4] + ([.$C$5] - [.$C$4]) * (([.A640] - [.$C$1]) / ([.$C$2] - [.$C$1]))" office:value-type="float" office:value="-0.497484015257545" calcext:value-type="float">
            <text:p>-0.497484015257545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626]*[.Q274] + [.G627]*[.Q275] + [.G628]*[.Q276] + [.G629]*[.Q277] + [.G630]*[.Q278] + [.G631]*[.Q279] + [.G632]*[.Q280] + [.G633]*[.Q281] + [.G634]*[.Q282] + [.G635]*[.Q283] + [.G636]*[.Q284] + [.G637]*[.Q285] + [.G638]*[.Q286] + [.G639]*[.Q287] + [.G640]*[.Q288] + [.G641]*[.Q289] + [.G642]*[.Q290] + [.G643]*[.Q291] + [.G644]*[.Q292] + [.G645]*[.Q293] + [.G646]*[.Q294] )" office:value-type="float" office:value="-0.999951187593686" calcext:value-type="float">
            <text:p>-0.999951187593686</text:p>
          </table:table-cell>
          <table:table-cell table:number-columns-repeated="13"/>
        </table:table-row>
        <table:table-row table:style-name="ro1">
          <table:table-cell office:value-type="float" office:value="259.62937" calcext:value-type="float">
            <text:p>259.62937</text:p>
          </table:table-cell>
          <table:table-cell table:number-columns-repeated="3"/>
          <table:table-cell table:formula="of:=[.$C$4] + ([.$C$5] - [.$C$4]) * (([.A641] - [.$C$1]) / ([.$C$2] - [.$C$1]))" office:value-type="float" office:value="-0.497518323275576" calcext:value-type="float">
            <text:p>-0.497518323275576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626]*[.Q295] + [.G627]*[.Q296] + [.G628]*[.Q297] + [.G629]*[.Q298] + [.G630]*[.Q299] + [.G631]*[.Q300] + [.G632]*[.Q301] + [.G633]*[.Q302] + [.G634]*[.Q303] + [.G635]*[.Q304] + [.G636]*[.Q305] + [.G637]*[.Q306] + [.G638]*[.Q307] + [.G639]*[.Q308] + [.G640]*[.Q309] + [.G641]*[.Q310] + [.G642]*[.Q311] + [.G643]*[.Q312] + [.G644]*[.Q313] + [.G645]*[.Q314] + [.G646]*[.Q315] )" office:value-type="float" office:value="-0.999707535205241" calcext:value-type="float">
            <text:p>-0.999707535205241</text:p>
          </table:table-cell>
          <table:table-cell table:number-columns-repeated="13"/>
        </table:table-row>
        <table:table-row table:style-name="ro1">
          <table:table-cell office:value-type="float" office:value="255.52675" calcext:value-type="float">
            <text:p>255.52675</text:p>
          </table:table-cell>
          <table:table-cell table:number-columns-repeated="3"/>
          <table:table-cell table:formula="of:=[.$C$4] + ([.$C$5] - [.$C$4]) * (([.A642] - [.$C$1]) / ([.$C$2] - [.$C$1]))" office:value-type="float" office:value="-0.49758572972776" calcext:value-type="float">
            <text:p>-0.49758572972776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626]*[.Q316] + [.G627]*[.Q317] + [.G628]*[.Q318] + [.G629]*[.Q319] + [.G630]*[.Q320] + [.G631]*[.Q321] + [.G632]*[.Q322] + [.G633]*[.Q323] + [.G634]*[.Q324] + [.G635]*[.Q325] + [.G636]*[.Q326] + [.G637]*[.Q327] + [.G638]*[.Q328] + [.G639]*[.Q329] + [.G640]*[.Q330] + [.G641]*[.Q331] + [.G642]*[.Q332] + [.G643]*[.Q333] + [.G644]*[.Q334] + [.G645]*[.Q335] + [.G646]*[.Q336] )" office:value-type="float" office:value="-0.997543405525594" calcext:value-type="float">
            <text:p>-0.997543405525594</text:p>
          </table:table-cell>
          <table:table-cell table:number-columns-repeated="13"/>
        </table:table-row>
        <table:table-row table:style-name="ro1">
          <table:table-cell office:value-type="float" office:value="253.87887" calcext:value-type="float">
            <text:p>253.87887</text:p>
          </table:table-cell>
          <table:table-cell table:number-columns-repeated="3"/>
          <table:table-cell table:formula="of:=[.$C$4] + ([.$C$5] - [.$C$4]) * (([.A643] - [.$C$1]) / ([.$C$2] - [.$C$1]))" office:value-type="float" office:value="-0.497612804559069" calcext:value-type="float">
            <text:p>-0.497612804559069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626]*[.Q337] + [.G627]*[.Q338] + [.G628]*[.Q339] + [.G629]*[.Q340] + [.G630]*[.Q341] + [.G631]*[.Q342] + [.G632]*[.Q343] + [.G633]*[.Q344] + [.G634]*[.Q345] + [.G635]*[.Q346] + [.G636]*[.Q347] + [.G637]*[.Q348] + [.G638]*[.Q349] + [.G639]*[.Q350] + [.G640]*[.Q351] + [.G641]*[.Q352] + [.G642]*[.Q353] + [.G643]*[.Q354] + [.G644]*[.Q355] + [.G645]*[.Q356] + [.G646]*[.Q357] )" office:value-type="float" office:value="-0.999539524651653" calcext:value-type="float">
            <text:p>-0.999539524651653</text:p>
          </table:table-cell>
          <table:table-cell table:number-columns-repeated="13"/>
        </table:table-row>
        <table:table-row table:style-name="ro1">
          <table:table-cell office:value-type="float" office:value="261.42899" calcext:value-type="float">
            <text:p>261.42899</text:p>
          </table:table-cell>
          <table:table-cell table:number-columns-repeated="3"/>
          <table:table-cell table:formula="of:=[.$C$4] + ([.$C$5] - [.$C$4]) * (([.A644] - [.$C$1]) / ([.$C$2] - [.$C$1]))" office:value-type="float" office:value="-0.497488755341066" calcext:value-type="float">
            <text:p>-0.497488755341066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626]*[.Q358] + [.G627]*[.Q359] + [.G628]*[.Q360] + [.G629]*[.Q361] + [.G630]*[.Q362] + [.G631]*[.Q363] + [.G632]*[.Q364] + [.G633]*[.Q365] + [.G634]*[.Q366] + [.G635]*[.Q367] + [.G636]*[.Q368] + [.G637]*[.Q369] + [.G638]*[.Q370] + [.G639]*[.Q371] + [.G640]*[.Q372] + [.G641]*[.Q373] + [.G642]*[.Q374] + [.G643]*[.Q375] + [.G644]*[.Q376] + [.G645]*[.Q377] + [.G646]*[.Q378] )" office:value-type="float" office:value="-0.998902772731347" calcext:value-type="float">
            <text:p>-0.998902772731347</text:p>
          </table:table-cell>
          <table:table-cell table:number-columns-repeated="13"/>
        </table:table-row>
        <table:table-row table:style-name="ro1">
          <table:table-cell office:value-type="float" office:value="267.60762" calcext:value-type="float">
            <text:p>267.60762</text:p>
          </table:table-cell>
          <table:table-cell table:number-columns-repeated="3"/>
          <table:table-cell table:formula="of:=[.$C$4] + ([.$C$5] - [.$C$4]) * (([.A645] - [.$C$1]) / ([.$C$2] - [.$C$1]))" office:value-type="float" office:value="-0.497387239839348" calcext:value-type="float">
            <text:p>-0.497387239839348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626]*[.Q379] + [.G627]*[.Q380] + [.G628]*[.Q381] + [.G629]*[.Q382] + [.G630]*[.Q383] + [.G631]*[.Q384] + [.G632]*[.Q385] + [.G633]*[.Q386] + [.G634]*[.Q387] + [.G635]*[.Q388] + [.G636]*[.Q389] + [.G637]*[.Q390] + [.G638]*[.Q391] + [.G639]*[.Q392] + [.G640]*[.Q393] + [.G641]*[.Q394] + [.G642]*[.Q395] + [.G643]*[.Q396] + [.G644]*[.Q397] + [.G645]*[.Q398] + [.G646]*[.Q399] )" office:value-type="float" office:value="-0.999721879583764" calcext:value-type="float">
            <text:p>-0.999721879583764</text:p>
          </table:table-cell>
          <table:table-cell table:number-columns-repeated="13"/>
        </table:table-row>
        <table:table-row table:style-name="ro1">
          <table:table-cell office:value-type="float" office:value="270.07587" calcext:value-type="float">
            <text:p>270.07587</text:p>
          </table:table-cell>
          <table:table-cell table:number-columns-repeated="3"/>
          <table:table-cell table:formula="of:=[.$C$4] + ([.$C$5] - [.$C$4]) * (([.A646] - [.$C$1]) / ([.$C$2] - [.$C$1]))" office:value-type="float" office:value="-0.497346686247838" calcext:value-type="float">
            <text:p>-0.497346686247838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626]*[.Q400] + [.G627]*[.Q401] + [.G628]*[.Q402] + [.G629]*[.Q403] + [.G630]*[.Q404] + [.G631]*[.Q405] + [.G632]*[.Q406] + [.G633]*[.Q407] + [.G634]*[.Q408] + [.G635]*[.Q409] + [.G636]*[.Q410] + [.G637]*[.Q411] + [.G638]*[.Q412] + [.G639]*[.Q413] + [.G640]*[.Q414] + [.G641]*[.Q415] + [.G642]*[.Q416] + [.G643]*[.Q417] + [.G644]*[.Q418] + [.G645]*[.Q419] + [.G646]*[.Q420] )" office:value-type="float" office:value="-0.999737476069413" calcext:value-type="float">
            <text:p>-0.999737476069413</text:p>
          </table:table-cell>
          <table:table-cell table:number-columns-repeated="13"/>
        </table:table-row>
        <table:table-row table:style-name="ro1">
          <table:table-cell office:value-type="float" office:value="264.356" calcext:value-type="float">
            <text:p>264.356</text:p>
          </table:table-cell>
          <table:table-cell table:number-columns-repeated="3"/>
          <table:table-cell table:formula="of:=[.$C$4] + ([.$C$5] - [.$C$4]) * (([.A647] - [.$C$1]) / ([.$C$2] - [.$C$1]))" office:value-type="float" office:value="-0.497440664277403" calcext:value-type="float">
            <text:p>-0.497440664277403</text:p>
          </table:table-cell>
          <table:table-cell table:number-columns-repeated="2"/>
          <table:table-cell table:style-name="ce17" table:formula="of:=TANH( [.G626]*[.Q421] + [.G627]*[.Q422] + [.G628]*[.Q423] + [.G629]*[.Q424] + [.G630]*[.Q425] + [.G631]*[.Q426] + [.G632]*[.Q427] + [.G633]*[.Q428] + [.G634]*[.Q429] + [.G635]*[.Q430] + [.G636]*[.Q431] + [.G637]*[.Q432] + [.G638]*[.Q433] + [.G639]*[.Q434] + [.G640]*[.Q435] + [.G641]*[.Q436] + [.G642]*[.Q437] + [.G643]*[.Q438] + [.G644]*[.Q439] + [.G645]*[.Q440] + [.G646]*[.Q441] )" office:value-type="float" office:value="-0.99960524430843" calcext:value-type="float">
            <text:p>-0.99960524430843</text:p>
          </table:table-cell>
          <table:table-cell table:number-columns-repeated="13"/>
        </table:table-row>
        <table:table-row table:style-name="ro1">
          <table:table-cell office:value-type="float" office:value="267.943" calcext:value-type="float">
            <text:p>267.943</text:p>
          </table:table-cell>
          <table:table-cell table:number-columns-repeated="3"/>
          <table:table-cell table:formula="of:=[.$C$4] + ([.$C$5] - [.$C$4]) * (([.A648] - [.$C$1]) / ([.$C$2] - [.$C$1]))" office:value-type="float" office:value="-0.497381729512793" calcext:value-type="float">
            <text:p>-0.497381729512793</text:p>
          </table:table-cell>
          <table:table-cell table:number-columns-repeated="2"/>
          <table:table-cell table:style-name="ce17" table:formula="of:=TANH( [.G626]*[.Q442] + [.G627]*[.Q443] + [.G628]*[.Q444] + [.G629]*[.Q445] + [.G630]*[.Q446] + [.G631]*[.Q447] + [.G632]*[.Q448] + [.G633]*[.Q449] + [.G634]*[.Q450] + [.G635]*[.Q451] + [.G636]*[.Q452] + [.G637]*[.Q453] + [.G638]*[.Q454] + [.G639]*[.Q455] + [.G640]*[.Q456] + [.G641]*[.Q457] + [.G642]*[.Q458] + [.G643]*[.Q459] + [.G644]*[.Q460] + [.G645]*[.Q461] + [.G646]*[.Q462] )" office:value-type="float" office:value="-0.999351559412384" calcext:value-type="float">
            <text:p>-0.999351559412384</text:p>
          </table:table-cell>
          <table:table-cell table:number-columns-repeated="13"/>
        </table:table-row>
        <table:table-row table:style-name="ro1">
          <table:table-cell office:value-type="float" office:value="269.24925" calcext:value-type="float">
            <text:p>269.24925</text:p>
          </table:table-cell>
          <table:table-cell table:number-columns-repeated="3"/>
          <table:table-cell table:formula="of:=[.$C$4] + ([.$C$5] - [.$C$4]) * (([.A649] - [.$C$1]) / ([.$C$2] - [.$C$1]))" office:value-type="float" office:value="-0.497360267696157" calcext:value-type="float">
            <text:p>-0.497360267696157</text:p>
          </table:table-cell>
          <table:table-cell table:number-columns-repeated="2"/>
          <table:table-cell table:style-name="ce17" table:formula="of:=TANH( [.G626]*[.Q463] + [.G627]*[.Q464] + [.G628]*[.Q465] + [.G629]*[.Q466] + [.G630]*[.Q467] + [.G631]*[.Q468] + [.G632]*[.Q469] + [.G633]*[.Q470] + [.G634]*[.Q471] + [.G635]*[.Q472] + [.G636]*[.Q473] + [.G637]*[.Q474] + [.G638]*[.Q475] + [.G639]*[.Q476] + [.G640]*[.Q477] + [.G641]*[.Q478] + [.G642]*[.Q479] + [.G643]*[.Q480] + [.G644]*[.Q481] + [.G645]*[.Q482] + [.G646]*[.Q483] )" office:value-type="float" office:value="-0.999601836346933" calcext:value-type="float">
            <text:p>-0.999601836346933</text:p>
          </table:table-cell>
          <table:table-cell table:number-columns-repeated="13"/>
        </table:table-row>
        <table:table-row table:style-name="ro1">
          <table:table-cell office:value-type="float" office:value="286.53662" calcext:value-type="float">
            <text:p>286.53662</text:p>
          </table:table-cell>
          <table:table-cell table:number-columns-repeated="3"/>
          <table:table-cell table:formula="of:=[.$C$4] + ([.$C$5] - [.$C$4]) * (([.A650] - [.$C$1]) / ([.$C$2] - [.$C$1]))" office:value-type="float" office:value="-0.497076234498033" calcext:value-type="float">
            <text:p>-0.497076234498033</text:p>
          </table:table-cell>
          <table:table-cell table:number-columns-repeated="16"/>
        </table:table-row>
        <table:table-row table:style-name="ro1">
          <table:table-cell office:value-type="float" office:value="301.03837" calcext:value-type="float">
            <text:p>301.03837</text:p>
          </table:table-cell>
          <table:table-cell table:number-columns-repeated="3"/>
          <table:table-cell table:formula="of:=[.$C$4] + ([.$C$5] - [.$C$4]) * (([.A651] - [.$C$1]) / ([.$C$2] - [.$C$1]))" office:value-type="float" office:value="-0.496837969311893" calcext:value-type="float">
            <text:p>-0.49683796931189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04.9905" calcext:value-type="float">
            <text:p>304.9905</text:p>
          </table:table-cell>
          <table:table-cell table:number-columns-repeated="3"/>
          <table:table-cell table:formula="of:=[.$C$4] + ([.$C$5] - [.$C$4]) * (([.A652] - [.$C$1]) / ([.$C$2] - [.$C$1]))" office:value-type="float" office:value="-0.496773035425287" calcext:value-type="float">
            <text:p>-0.496773035425287</text:p>
          </table:table-cell>
          <table:table-cell/>
          <table:table-cell table:style-name="ce15" office:value-type="float" office:value="-0.498908272014184" calcext:value-type="float">
            <text:p>-0.498908272014184</text:p>
          </table:table-cell>
          <table:table-cell table:style-name="ce17" table:formula="of:=TANH( [.G651]*[.Q1] + [.G652]*[.Q2] + [.G653]*[.Q3] + [.G654]*[.Q4] + [.G655]*[.Q5] + [.G656]*[.Q6] + [.G657]*[.Q7] + [.G658]*[.Q8] + [.G659]*[.Q9] + [.G660]*[.Q10] + [.G661]*[.Q11] + [.G662]*[.Q12] + [.G663]*[.Q13] + [.G664]*[.Q14] + [.G665]*[.Q15] + [.G666]*[.Q16] + [.G667]*[.Q17] + [.G668]*[.Q18] + [.G669]*[.Q19] + [.G670]*[.Q20] + [.G671]*[.Q21] )" office:value-type="float" office:value="-0.999828536055778" calcext:value-type="float">
            <text:p>-0.999828536055778</text:p>
          </table:table-cell>
          <table:table-cell table:style-name="ce19" table:formula="of:=TANH( [.H651]*[.S1] + [.H652]*[.S2] + [.H653]*[.S3] + [.H654]*[.S4] + [.H655]*[.S5] + [.H656]*[.S6] + [.H657]*[.S7] + [.H658]*[.S8] + [.H659]*[.S9] + [.H660]*[.S10] + [.H661]*[.S11] + [.H662]*[.S12] + [.H663]*[.S13] + [.H664]*[.S14] + [.H665]*[.S15] + [.H666]*[.S16] + [.H667]*[.S17] + [.H668]*[.S18] + [.H669]*[.S19] + [.H670]*[.S20] + [.H671]*[.S21] + [.H672]*[.S22] + [.H673]*[.S23] + [.H674]*[.S24] )" office:value-type="float" office:value="-0.999999999374067" calcext:value-type="float">
            <text:p>-0.999999999374067</text:p>
          </table:table-cell>
          <table:table-cell table:style-name="ce20" office:value-type="float" office:value="-0.495062444435178" calcext:value-type="float">
            <text:p>-0.495062444435178</text:p>
          </table:table-cell>
          <table:table-cell table:style-name="ce21" table:formula="of:= ([.J652]-[.I652]) * ([.J652]-[.I652])" office:value-type="float" office:value="0.254961934387664" calcext:value-type="float">
            <text:p>0.254961934387664</text:p>
          </table:table-cell>
          <table:table-cell table:number-columns-repeated="10"/>
        </table:table-row>
        <table:table-row table:style-name="ro1">
          <table:table-cell office:value-type="float" office:value="290.93137" calcext:value-type="float">
            <text:p>290.93137</text:p>
          </table:table-cell>
          <table:table-cell table:number-columns-repeated="3"/>
          <table:table-cell table:formula="of:=[.$C$4] + ([.$C$5] - [.$C$4]) * (([.A653] - [.$C$1]) / ([.$C$2] - [.$C$1]))" office:value-type="float" office:value="-0.497004028321069" calcext:value-type="float">
            <text:p>-0.497004028321069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651]*[.Q22] + [.G652]*[.Q23] + [.G653]*[.Q24] + [.G654]*[.Q25] + [.G655]*[.Q26] + [.G656]*[.Q27] + [.G657]*[.Q28] + [.G658]*[.Q29] + [.G659]*[.Q30] + [.G660]*[.Q31] + [.G661]*[.Q32] + [.G662]*[.Q33] + [.G663]*[.Q34] + [.G664]*[.Q35] + [.G665]*[.Q36] + [.G666]*[.Q37] + [.G667]*[.Q38] + [.G668]*[.Q39] + [.G669]*[.Q40] + [.G670]*[.Q41] + [.G671]*[.Q42] )" office:value-type="float" office:value="-0.998525762059259" calcext:value-type="float">
            <text:p>-0.998525762059259</text:p>
          </table:table-cell>
          <table:table-cell table:style-name="ce19" table:formula="of:=TANH( [.H651]*[.S25] + [.H652]*[.S26] + [.H653]*[.S27] + [.H654]*[.S28] + [.H655]*[.S29] + [.H656]*[.S30] + [.H657]*[.S31] + [.H658]*[.S32] + [.H659]*[.S33] + [.H660]*[.S34] + [.H661]*[.S35] + [.H662]*[.S36] + [.H663]*[.S37] + [.H664]*[.S38] + [.H665]*[.S39] + [.H666]*[.S40] + [.H667]*[.S41] + [.H668]*[.S42] + [.H669]*[.S43] + [.H670]*[.S44] + [.H671]*[.S45] + [.H672]*[.S46] + [.H673]*[.S47] + [.H674]*[.S48] )" office:value-type="float" office:value="-0.999999996080417" calcext:value-type="float">
            <text:p>-0.999999996080417</text:p>
          </table:table-cell>
          <table:table-cell table:style-name="ce20" office:value-type="float" office:value="-0.494879861018375" calcext:value-type="float">
            <text:p>-0.494879861018375</text:p>
          </table:table-cell>
          <table:table-cell table:style-name="ce21" table:formula="of:= ([.J653]-[.I653]) * ([.J653]-[.I653])" office:value-type="float" office:value="0.255146350845095" calcext:value-type="float">
            <text:p>0.255146350845095</text:p>
          </table:table-cell>
          <table:table-cell table:number-columns-repeated="10"/>
        </table:table-row>
        <table:table-row table:style-name="ro1">
          <table:table-cell office:value-type="float" office:value="288.48787" calcext:value-type="float">
            <text:p>288.48787</text:p>
          </table:table-cell>
          <table:table-cell table:number-columns-repeated="3"/>
          <table:table-cell table:formula="of:=[.$C$4] + ([.$C$5] - [.$C$4]) * (([.A654] - [.$C$1]) / ([.$C$2] - [.$C$1]))" office:value-type="float" office:value="-0.497044175267632" calcext:value-type="float">
            <text:p>-0.497044175267632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651]*[.Q43] + [.G652]*[.Q44] + [.G653]*[.Q45] + [.G654]*[.Q46] + [.G655]*[.Q47] + [.G656]*[.Q48] + [.G657]*[.Q49] + [.G658]*[.Q50] + [.G659]*[.Q51] + [.G660]*[.Q52] + [.G661]*[.Q53] + [.G662]*[.Q54] + [.G663]*[.Q55] + [.G664]*[.Q56] + [.G665]*[.Q57] + [.G666]*[.Q58] + [.G667]*[.Q59] + [.G668]*[.Q60] + [.G669]*[.Q61] + [.G670]*[.Q62] + [.G671]*[.Q63] )" office:value-type="float" office:value="-0.999790667858044" calcext:value-type="float">
            <text:p>-0.999790667858044</text:p>
          </table:table-cell>
          <table:table-cell table:style-name="ce19" table:formula="of:=TANH( [.H651]*[.S49] + [.H652]*[.S50] + [.H653]*[.S51] + [.H654]*[.S52] + [.H655]*[.S53] + [.H656]*[.S54] + [.H657]*[.S55] + [.H658]*[.S56] + [.H659]*[.S57] + [.H660]*[.S58] + [.H661]*[.S59] + [.H662]*[.S60] + [.H663]*[.S61] + [.H664]*[.S62] + [.H665]*[.S63] + [.H666]*[.S64] + [.H667]*[.S65] + [.H668]*[.S66] + [.H669]*[.S67] + [.H670]*[.S68] + [.H671]*[.S69] + [.H672]*[.S70] + [.H673]*[.S71] + [.H674]*[.S72] )" office:value-type="float" office:value="-0.999999972589465" calcext:value-type="float">
            <text:p>-0.999999972589465</text:p>
          </table:table-cell>
          <table:table-cell table:style-name="ce20" office:value-type="float" office:value="-0.494599222442976" calcext:value-type="float">
            <text:p>-0.494599222442976</text:p>
          </table:table-cell>
          <table:table-cell table:style-name="ce21" table:formula="of:= ([.J654]-[.I654]) * ([.J654]-[.I654])" office:value-type="float" office:value="0.255429918248634" calcext:value-type="float">
            <text:p>0.255429918248634</text:p>
          </table:table-cell>
          <table:table-cell table:number-columns-repeated="10"/>
        </table:table-row>
        <table:table-row table:style-name="ro1">
          <table:table-cell office:value-type="float" office:value="287.55762" calcext:value-type="float">
            <text:p>287.55762</text:p>
          </table:table-cell>
          <table:table-cell table:number-columns-repeated="3"/>
          <table:table-cell table:formula="of:=[.$C$4] + ([.$C$5] - [.$C$4]) * (([.A655] - [.$C$1]) / ([.$C$2] - [.$C$1]))" office:value-type="float" office:value="-0.497059459367097" calcext:value-type="float">
            <text:p>-0.497059459367097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651]*[.Q64] + [.G652]*[.Q65] + [.G653]*[.Q66] + [.G654]*[.Q67] + [.G655]*[.Q68] + [.G656]*[.Q69] + [.G657]*[.Q70] + [.G658]*[.Q71] + [.G659]*[.Q72] + [.G660]*[.Q73] + [.G661]*[.Q74] + [.G662]*[.Q75] + [.G663]*[.Q76] + [.G664]*[.Q77] + [.G665]*[.Q78] + [.G666]*[.Q79] + [.G667]*[.Q80] + [.G668]*[.Q81] + [.G669]*[.Q82] + [.G670]*[.Q83] + [.G671]*[.Q84] )" office:value-type="float" office:value="-0.999749984388212" calcext:value-type="float">
            <text:p>-0.999749984388212</text:p>
          </table:table-cell>
          <table:table-cell table:number-columns-repeated="13"/>
        </table:table-row>
        <table:table-row table:style-name="ro1">
          <table:table-cell office:value-type="float" office:value="276.97924" calcext:value-type="float">
            <text:p>276.97924</text:p>
          </table:table-cell>
          <table:table-cell table:number-columns-repeated="3"/>
          <table:table-cell table:formula="of:=[.$C$4] + ([.$C$5] - [.$C$4]) * (([.A656] - [.$C$1]) / ([.$C$2] - [.$C$1]))" office:value-type="float" office:value="-0.497233263196273" calcext:value-type="float">
            <text:p>-0.497233263196273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651]*[.Q85] + [.G652]*[.Q86] + [.G653]*[.Q87] + [.G654]*[.Q88] + [.G655]*[.Q89] + [.G656]*[.Q90] + [.G657]*[.Q91] + [.G658]*[.Q92] + [.G659]*[.Q93] + [.G660]*[.Q94] + [.G661]*[.Q95] + [.G662]*[.Q96] + [.G663]*[.Q97] + [.G664]*[.Q98] + [.G665]*[.Q99] + [.G666]*[.Q100] + [.G667]*[.Q101] + [.G668]*[.Q102] + [.G669]*[.Q103] + [.G670]*[.Q104] + [.G671]*[.Q105] )" office:value-type="float" office:value="-0.998422789062465" calcext:value-type="float">
            <text:p>-0.998422789062465</text:p>
          </table:table-cell>
          <table:table-cell table:number-columns-repeated="13"/>
        </table:table-row>
        <table:table-row table:style-name="ro1">
          <table:table-cell office:value-type="float" office:value="278.33337" calcext:value-type="float">
            <text:p>278.33337</text:p>
          </table:table-cell>
          <table:table-cell table:number-columns-repeated="3"/>
          <table:table-cell table:formula="of:=[.$C$4] + ([.$C$5] - [.$C$4]) * (([.A657] - [.$C$1]) / ([.$C$2] - [.$C$1]))" office:value-type="float" office:value="-0.497211014706504" calcext:value-type="float">
            <text:p>-0.497211014706504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651]*[.Q106] + [.G652]*[.Q107] + [.G653]*[.Q108] + [.G654]*[.Q109] + [.G655]*[.Q110] + [.G656]*[.Q111] + [.G657]*[.Q112] + [.G658]*[.Q113] + [.G659]*[.Q114] + [.G660]*[.Q115] + [.G661]*[.Q116] + [.G662]*[.Q117] + [.G663]*[.Q118] + [.G664]*[.Q119] + [.G665]*[.Q120] + [.G666]*[.Q121] + [.G667]*[.Q122] + [.G668]*[.Q123] + [.G669]*[.Q124] + [.G670]*[.Q125] + [.G671]*[.Q126] )" office:value-type="float" office:value="-0.999577314001407" calcext:value-type="float">
            <text:p>-0.999577314001407</text:p>
          </table:table-cell>
          <table:table-cell table:number-columns-repeated="13"/>
        </table:table-row>
        <table:table-row table:style-name="ro1">
          <table:table-cell office:value-type="float" office:value="275.30687" calcext:value-type="float">
            <text:p>275.30687</text:p>
          </table:table-cell>
          <table:table-cell table:number-columns-repeated="3"/>
          <table:table-cell table:formula="of:=[.$C$4] + ([.$C$5] - [.$C$4]) * (([.A658] - [.$C$1]) / ([.$C$2] - [.$C$1]))" office:value-type="float" office:value="-0.497260740400703" calcext:value-type="float">
            <text:p>-0.497260740400703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651]*[.Q127] + [.G652]*[.Q128] + [.G653]*[.Q129] + [.G654]*[.Q130] + [.G655]*[.Q131] + [.G656]*[.Q132] + [.G657]*[.Q133] + [.G658]*[.Q134] + [.G659]*[.Q135] + [.G660]*[.Q136] + [.G661]*[.Q137] + [.G662]*[.Q138] + [.G663]*[.Q139] + [.G664]*[.Q140] + [.G665]*[.Q141] + [.G666]*[.Q142] + [.G667]*[.Q143] + [.G668]*[.Q144] + [.G669]*[.Q145] + [.G670]*[.Q146] + [.G671]*[.Q147] )" office:value-type="float" office:value="-0.999842436318243" calcext:value-type="float">
            <text:p>-0.999842436318243</text:p>
          </table:table-cell>
          <table:table-cell table:number-columns-repeated="13"/>
        </table:table-row>
        <table:table-row table:style-name="ro1">
          <table:table-cell office:value-type="float" office:value="274.28387" calcext:value-type="float">
            <text:p>274.28387</text:p>
          </table:table-cell>
          <table:table-cell table:number-columns-repeated="3"/>
          <table:table-cell table:formula="of:=[.$C$4] + ([.$C$5] - [.$C$4]) * (([.A659] - [.$C$1]) / ([.$C$2] - [.$C$1]))" office:value-type="float" office:value="-0.497277548391836" calcext:value-type="float">
            <text:p>-0.497277548391836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651]*[.Q148] + [.G652]*[.Q149] + [.G653]*[.Q150] + [.G654]*[.Q151] + [.G655]*[.Q152] + [.G656]*[.Q153] + [.G657]*[.Q154] + [.G658]*[.Q155] + [.G659]*[.Q156] + [.G660]*[.Q157] + [.G661]*[.Q158] + [.G662]*[.Q159] + [.G663]*[.Q160] + [.G664]*[.Q161] + [.G665]*[.Q162] + [.G666]*[.Q163] + [.G667]*[.Q164] + [.G668]*[.Q165] + [.G669]*[.Q166] + [.G670]*[.Q167] + [.G671]*[.Q168] )" office:value-type="float" office:value="-0.999468822714598" calcext:value-type="float">
            <text:p>-0.999468822714598</text:p>
          </table:table-cell>
          <table:table-cell table:number-columns-repeated="13"/>
        </table:table-row>
        <table:table-row table:style-name="ro1">
          <table:table-cell office:value-type="float" office:value="279.45925" calcext:value-type="float">
            <text:p>279.45925</text:p>
          </table:table-cell>
          <table:table-cell table:number-columns-repeated="3"/>
          <table:table-cell table:formula="of:=[.$C$4] + ([.$C$5] - [.$C$4]) * (([.A660] - [.$C$1]) / ([.$C$2] - [.$C$1]))" office:value-type="float" office:value="-0.497192516386799" calcext:value-type="float">
            <text:p>-0.497192516386799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651]*[.Q169] + [.G652]*[.Q170] + [.G653]*[.Q171] + [.G654]*[.Q172] + [.G655]*[.Q173] + [.G656]*[.Q174] + [.G657]*[.Q175] + [.G658]*[.Q176] + [.G659]*[.Q177] + [.G660]*[.Q178] + [.G661]*[.Q179] + [.G662]*[.Q180] + [.G663]*[.Q181] + [.G664]*[.Q182] + [.G665]*[.Q183] + [.G666]*[.Q184] + [.G667]*[.Q185] + [.G668]*[.Q186] + [.G669]*[.Q187] + [.G670]*[.Q188] + [.G671]*[.Q189] )" office:value-type="float" office:value="-0.999892485058063" calcext:value-type="float">
            <text:p>-0.999892485058063</text:p>
          </table:table-cell>
          <table:table-cell table:number-columns-repeated="13"/>
        </table:table-row>
        <table:table-row table:style-name="ro1">
          <table:table-cell office:value-type="float" office:value="274.87242" calcext:value-type="float">
            <text:p>274.87242</text:p>
          </table:table-cell>
          <table:table-cell table:number-columns-repeated="3"/>
          <table:table-cell table:formula="of:=[.$C$4] + ([.$C$5] - [.$C$4]) * (([.A661] - [.$C$1]) / ([.$C$2] - [.$C$1]))" office:value-type="float" office:value="-0.497267878457152" calcext:value-type="float">
            <text:p>-0.497267878457152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651]*[.Q190] + [.G652]*[.Q191] + [.G653]*[.Q192] + [.G654]*[.Q193] + [.G655]*[.Q194] + [.G656]*[.Q195] + [.G657]*[.Q196] + [.G658]*[.Q197] + [.G659]*[.Q198] + [.G660]*[.Q199] + [.G661]*[.Q200] + [.G662]*[.Q201] + [.G663]*[.Q202] + [.G664]*[.Q203] + [.G665]*[.Q204] + [.G666]*[.Q205] + [.G667]*[.Q206] + [.G668]*[.Q207] + [.G669]*[.Q208] + [.G670]*[.Q209] + [.G671]*[.Q210] )" office:value-type="float" office:value="-0.999808630518787" calcext:value-type="float">
            <text:p>-0.999808630518787</text:p>
          </table:table-cell>
          <table:table-cell table:number-columns-repeated="13"/>
        </table:table-row>
        <table:table-row table:style-name="ro1">
          <table:table-cell office:value-type="float" office:value="276.2095" calcext:value-type="float">
            <text:p>276.2095</text:p>
          </table:table-cell>
          <table:table-cell table:number-columns-repeated="3"/>
          <table:table-cell table:formula="of:=[.$C$4] + ([.$C$5] - [.$C$4]) * (([.A662] - [.$C$1]) / ([.$C$2] - [.$C$1]))" office:value-type="float" office:value="-0.497245910100569" calcext:value-type="float">
            <text:p>-0.497245910100569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651]*[.Q211] + [.G652]*[.Q212] + [.G653]*[.Q213] + [.G654]*[.Q214] + [.G655]*[.Q215] + [.G656]*[.Q216] + [.G657]*[.Q217] + [.G658]*[.Q218] + [.G659]*[.Q219] + [.G660]*[.Q220] + [.G661]*[.Q221] + [.G662]*[.Q222] + [.G663]*[.Q223] + [.G664]*[.Q224] + [.G665]*[.Q225] + [.G666]*[.Q226] + [.G667]*[.Q227] + [.G668]*[.Q228] + [.G669]*[.Q229] + [.G670]*[.Q230] + [.G671]*[.Q231] )" office:value-type="float" office:value="-0.998216705620064" calcext:value-type="float">
            <text:p>-0.998216705620064</text:p>
          </table:table-cell>
          <table:table-cell table:number-columns-repeated="13"/>
        </table:table-row>
        <table:table-row table:style-name="ro1">
          <table:table-cell office:value-type="float" office:value="276.24491" calcext:value-type="float">
            <text:p>276.24491</text:p>
          </table:table-cell>
          <table:table-cell table:number-columns-repeated="3"/>
          <table:table-cell table:formula="of:=[.$C$4] + ([.$C$5] - [.$C$4]) * (([.A663] - [.$C$1]) / ([.$C$2] - [.$C$1]))" office:value-type="float" office:value="-0.497245328310768" calcext:value-type="float">
            <text:p>-0.497245328310768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651]*[.Q232] + [.G652]*[.Q233] + [.G653]*[.Q234] + [.G654]*[.Q235] + [.G655]*[.Q236] + [.G656]*[.Q237] + [.G657]*[.Q238] + [.G658]*[.Q239] + [.G659]*[.Q240] + [.G660]*[.Q241] + [.G661]*[.Q242] + [.G662]*[.Q243] + [.G663]*[.Q244] + [.G664]*[.Q245] + [.G665]*[.Q246] + [.G666]*[.Q247] + [.G667]*[.Q248] + [.G668]*[.Q249] + [.G669]*[.Q250] + [.G670]*[.Q251] + [.G671]*[.Q252] )" office:value-type="float" office:value="-0.999954527493752" calcext:value-type="float">
            <text:p>-0.999954527493752</text:p>
          </table:table-cell>
          <table:table-cell table:number-columns-repeated="13"/>
        </table:table-row>
        <table:table-row table:style-name="ro1">
          <table:table-cell office:value-type="float" office:value="287.55583" calcext:value-type="float">
            <text:p>287.55583</text:p>
          </table:table-cell>
          <table:table-cell table:number-columns-repeated="3"/>
          <table:table-cell table:formula="of:=[.$C$4] + ([.$C$5] - [.$C$4]) * (([.A664] - [.$C$1]) / ([.$C$2] - [.$C$1]))" office:value-type="float" office:value="-0.497059488776974" calcext:value-type="float">
            <text:p>-0.497059488776974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651]*[.Q253] + [.G652]*[.Q254] + [.G653]*[.Q255] + [.G654]*[.Q256] + [.G655]*[.Q257] + [.G656]*[.Q258] + [.G657]*[.Q259] + [.G658]*[.Q260] + [.G659]*[.Q261] + [.G660]*[.Q262] + [.G661]*[.Q263] + [.G662]*[.Q264] + [.G663]*[.Q265] + [.G664]*[.Q266] + [.G665]*[.Q267] + [.G666]*[.Q268] + [.G667]*[.Q269] + [.G668]*[.Q270] + [.G669]*[.Q271] + [.G670]*[.Q272] + [.G671]*[.Q273] )" office:value-type="float" office:value="-0.999988978324241" calcext:value-type="float">
            <text:p>-0.999988978324241</text:p>
          </table:table-cell>
          <table:table-cell table:number-columns-repeated="13"/>
        </table:table-row>
        <table:table-row table:style-name="ro1">
          <table:table-cell office:value-type="float" office:value="287.83983" calcext:value-type="float">
            <text:p>287.83983</text:p>
          </table:table-cell>
          <table:table-cell table:number-columns-repeated="3"/>
          <table:table-cell table:formula="of:=[.$C$4] + ([.$C$5] - [.$C$4]) * (([.A665] - [.$C$1]) / ([.$C$2] - [.$C$1]))" office:value-type="float" office:value="-0.497054822628898" calcext:value-type="float">
            <text:p>-0.497054822628898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651]*[.Q274] + [.G652]*[.Q275] + [.G653]*[.Q276] + [.G654]*[.Q277] + [.G655]*[.Q278] + [.G656]*[.Q279] + [.G657]*[.Q280] + [.G658]*[.Q281] + [.G659]*[.Q282] + [.G660]*[.Q283] + [.G661]*[.Q284] + [.G662]*[.Q285] + [.G663]*[.Q286] + [.G664]*[.Q287] + [.G665]*[.Q288] + [.G666]*[.Q289] + [.G667]*[.Q290] + [.G668]*[.Q291] + [.G669]*[.Q292] + [.G670]*[.Q293] + [.G671]*[.Q294] )" office:value-type="float" office:value="-0.999950970669435" calcext:value-type="float">
            <text:p>-0.999950970669435</text:p>
          </table:table-cell>
          <table:table-cell table:number-columns-repeated="13"/>
        </table:table-row>
        <table:table-row table:style-name="ro1">
          <table:table-cell office:value-type="float" office:value="291.20091" calcext:value-type="float">
            <text:p>291.20091</text:p>
          </table:table-cell>
          <table:table-cell table:number-columns-repeated="3"/>
          <table:table-cell table:formula="of:=[.$C$4] + ([.$C$5] - [.$C$4]) * (([.A666] - [.$C$1]) / ([.$C$2] - [.$C$1]))" office:value-type="float" office:value="-0.496999599752222" calcext:value-type="float">
            <text:p>-0.496999599752222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651]*[.Q295] + [.G652]*[.Q296] + [.G653]*[.Q297] + [.G654]*[.Q298] + [.G655]*[.Q299] + [.G656]*[.Q300] + [.G657]*[.Q301] + [.G658]*[.Q302] + [.G659]*[.Q303] + [.G660]*[.Q304] + [.G661]*[.Q305] + [.G662]*[.Q306] + [.G663]*[.Q307] + [.G664]*[.Q308] + [.G665]*[.Q309] + [.G666]*[.Q310] + [.G667]*[.Q311] + [.G668]*[.Q312] + [.G669]*[.Q313] + [.G670]*[.Q314] + [.G671]*[.Q315] )" office:value-type="float" office:value="-0.999706203302587" calcext:value-type="float">
            <text:p>-0.999706203302587</text:p>
          </table:table-cell>
          <table:table-cell table:number-columns-repeated="13"/>
        </table:table-row>
        <table:table-row table:style-name="ro1">
          <table:table-cell office:value-type="float" office:value="293.15058" calcext:value-type="float">
            <text:p>293.15058</text:p>
          </table:table-cell>
          <table:table-cell table:number-columns-repeated="3"/>
          <table:table-cell table:formula="of:=[.$C$4] + ([.$C$5] - [.$C$4]) * (([.A667] - [.$C$1]) / ([.$C$2] - [.$C$1]))" office:value-type="float" office:value="-0.496967566481378" calcext:value-type="float">
            <text:p>-0.496967566481378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651]*[.Q316] + [.G652]*[.Q317] + [.G653]*[.Q318] + [.G654]*[.Q319] + [.G655]*[.Q320] + [.G656]*[.Q321] + [.G657]*[.Q322] + [.G658]*[.Q323] + [.G659]*[.Q324] + [.G660]*[.Q325] + [.G661]*[.Q326] + [.G662]*[.Q327] + [.G663]*[.Q328] + [.G664]*[.Q329] + [.G665]*[.Q330] + [.G666]*[.Q331] + [.G667]*[.Q332] + [.G668]*[.Q333] + [.G669]*[.Q334] + [.G670]*[.Q335] + [.G671]*[.Q336] )" office:value-type="float" office:value="-0.997535044522832" calcext:value-type="float">
            <text:p>-0.997535044522832</text:p>
          </table:table-cell>
          <table:table-cell table:number-columns-repeated="13"/>
        </table:table-row>
        <table:table-row table:style-name="ro1">
          <table:table-cell office:value-type="float" office:value="292.99425" calcext:value-type="float">
            <text:p>292.99425</text:p>
          </table:table-cell>
          <table:table-cell table:number-columns-repeated="3"/>
          <table:table-cell table:formula="of:=[.$C$4] + ([.$C$5] - [.$C$4]) * (([.A668] - [.$C$1]) / ([.$C$2] - [.$C$1]))" office:value-type="float" office:value="-0.496970134998733" calcext:value-type="float">
            <text:p>-0.496970134998733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651]*[.Q337] + [.G652]*[.Q338] + [.G653]*[.Q339] + [.G654]*[.Q340] + [.G655]*[.Q341] + [.G656]*[.Q342] + [.G657]*[.Q343] + [.G658]*[.Q344] + [.G659]*[.Q345] + [.G660]*[.Q346] + [.G661]*[.Q347] + [.G662]*[.Q348] + [.G663]*[.Q349] + [.G664]*[.Q350] + [.G665]*[.Q351] + [.G666]*[.Q352] + [.G667]*[.Q353] + [.G668]*[.Q354] + [.G669]*[.Q355] + [.G670]*[.Q356] + [.G671]*[.Q357] )" office:value-type="float" office:value="-0.999537859787638" calcext:value-type="float">
            <text:p>-0.999537859787638</text:p>
          </table:table-cell>
          <table:table-cell table:number-columns-repeated="13"/>
        </table:table-row>
        <table:table-row table:style-name="ro1">
          <table:table-cell office:value-type="float" office:value="288.61658" calcext:value-type="float">
            <text:p>288.61658</text:p>
          </table:table-cell>
          <table:table-cell table:number-columns-repeated="3"/>
          <table:table-cell table:formula="of:=[.$C$4] + ([.$C$5] - [.$C$4]) * (([.A669] - [.$C$1]) / ([.$C$2] - [.$C$1]))" office:value-type="float" office:value="-0.497042060549608" calcext:value-type="float">
            <text:p>-0.497042060549608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651]*[.Q358] + [.G652]*[.Q359] + [.G653]*[.Q360] + [.G654]*[.Q361] + [.G655]*[.Q362] + [.G656]*[.Q363] + [.G657]*[.Q364] + [.G658]*[.Q365] + [.G659]*[.Q366] + [.G660]*[.Q367] + [.G661]*[.Q368] + [.G662]*[.Q369] + [.G663]*[.Q370] + [.G664]*[.Q371] + [.G665]*[.Q372] + [.G666]*[.Q373] + [.G667]*[.Q374] + [.G668]*[.Q375] + [.G669]*[.Q376] + [.G670]*[.Q377] + [.G671]*[.Q378] )" office:value-type="float" office:value="-0.99890048877319" calcext:value-type="float">
            <text:p>-0.99890048877319</text:p>
          </table:table-cell>
          <table:table-cell table:number-columns-repeated="13"/>
        </table:table-row>
        <table:table-row table:style-name="ro1">
          <table:table-cell office:value-type="float" office:value="286.74491" calcext:value-type="float">
            <text:p>286.74491</text:p>
          </table:table-cell>
          <table:table-cell table:number-columns-repeated="3"/>
          <table:table-cell table:formula="of:=[.$C$4] + ([.$C$5] - [.$C$4]) * (([.A670] - [.$C$1]) / ([.$C$2] - [.$C$1]))" office:value-type="float" office:value="-0.497072812272741" calcext:value-type="float">
            <text:p>-0.497072812272741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651]*[.Q379] + [.G652]*[.Q380] + [.G653]*[.Q381] + [.G654]*[.Q382] + [.G655]*[.Q383] + [.G656]*[.Q384] + [.G657]*[.Q385] + [.G658]*[.Q386] + [.G659]*[.Q387] + [.G660]*[.Q388] + [.G661]*[.Q389] + [.G662]*[.Q390] + [.G663]*[.Q391] + [.G664]*[.Q392] + [.G665]*[.Q393] + [.G666]*[.Q394] + [.G667]*[.Q395] + [.G668]*[.Q396] + [.G669]*[.Q397] + [.G670]*[.Q398] + [.G671]*[.Q399] )" office:value-type="float" office:value="-0.999721010387161" calcext:value-type="float">
            <text:p>-0.999721010387161</text:p>
          </table:table-cell>
          <table:table-cell table:number-columns-repeated="13"/>
        </table:table-row>
        <table:table-row table:style-name="ro1">
          <table:table-cell office:value-type="float" office:value="282.33741" calcext:value-type="float">
            <text:p>282.33741</text:p>
          </table:table-cell>
          <table:table-cell table:number-columns-repeated="3"/>
          <table:table-cell table:formula="of:=[.$C$4] + ([.$C$5] - [.$C$4]) * (([.A671] - [.$C$1]) / ([.$C$2] - [.$C$1]))" office:value-type="float" office:value="-0.497145227933465" calcext:value-type="float">
            <text:p>-0.497145227933465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651]*[.Q400] + [.G652]*[.Q401] + [.G653]*[.Q402] + [.G654]*[.Q403] + [.G655]*[.Q404] + [.G656]*[.Q405] + [.G657]*[.Q406] + [.G658]*[.Q407] + [.G659]*[.Q408] + [.G660]*[.Q409] + [.G661]*[.Q410] + [.G662]*[.Q411] + [.G663]*[.Q412] + [.G664]*[.Q413] + [.G665]*[.Q414] + [.G666]*[.Q415] + [.G667]*[.Q416] + [.G668]*[.Q417] + [.G669]*[.Q418] + [.G670]*[.Q419] + [.G671]*[.Q420] )" office:value-type="float" office:value="-0.999736592099623" calcext:value-type="float">
            <text:p>-0.999736592099623</text:p>
          </table:table-cell>
          <table:table-cell table:number-columns-repeated="13"/>
        </table:table-row>
        <table:table-row table:style-name="ro1">
          <table:table-cell office:value-type="float" office:value="278.68258" calcext:value-type="float">
            <text:p>278.68258</text:p>
          </table:table-cell>
          <table:table-cell table:number-columns-repeated="3"/>
          <table:table-cell table:formula="of:=[.$C$4] + ([.$C$5] - [.$C$4]) * (([.A672] - [.$C$1]) / ([.$C$2] - [.$C$1]))" office:value-type="float" office:value="-0.497205277151681" calcext:value-type="float">
            <text:p>-0.497205277151681</text:p>
          </table:table-cell>
          <table:table-cell table:number-columns-repeated="2"/>
          <table:table-cell table:style-name="ce17" table:formula="of:=TANH( [.G651]*[.Q421] + [.G652]*[.Q422] + [.G653]*[.Q423] + [.G654]*[.Q424] + [.G655]*[.Q425] + [.G656]*[.Q426] + [.G657]*[.Q427] + [.G658]*[.Q428] + [.G659]*[.Q429] + [.G660]*[.Q430] + [.G661]*[.Q431] + [.G662]*[.Q432] + [.G663]*[.Q433] + [.G664]*[.Q434] + [.G665]*[.Q435] + [.G666]*[.Q436] + [.G667]*[.Q437] + [.G668]*[.Q438] + [.G669]*[.Q439] + [.G670]*[.Q440] + [.G671]*[.Q441] )" office:value-type="float" office:value="-0.99960425631521" calcext:value-type="float">
            <text:p>-0.99960425631521</text:p>
          </table:table-cell>
          <table:table-cell table:number-columns-repeated="13"/>
        </table:table-row>
        <table:table-row table:style-name="ro1">
          <table:table-cell office:value-type="float" office:value="279.48591" calcext:value-type="float">
            <text:p>279.48591</text:p>
          </table:table-cell>
          <table:table-cell table:number-columns-repeated="3"/>
          <table:table-cell table:formula="of:=[.$C$4] + ([.$C$5] - [.$C$4]) * (([.A673] - [.$C$1]) / ([.$C$2] - [.$C$1]))" office:value-type="float" office:value="-0.497192078360364" calcext:value-type="float">
            <text:p>-0.497192078360364</text:p>
          </table:table-cell>
          <table:table-cell table:number-columns-repeated="2"/>
          <table:table-cell table:style-name="ce17" table:formula="of:=TANH( [.G651]*[.Q442] + [.G652]*[.Q443] + [.G653]*[.Q444] + [.G654]*[.Q445] + [.G655]*[.Q446] + [.G656]*[.Q447] + [.G657]*[.Q448] + [.G658]*[.Q449] + [.G659]*[.Q450] + [.G660]*[.Q451] + [.G661]*[.Q452] + [.G662]*[.Q453] + [.G663]*[.Q454] + [.G664]*[.Q455] + [.G665]*[.Q456] + [.G666]*[.Q457] + [.G667]*[.Q458] + [.G668]*[.Q459] + [.G669]*[.Q460] + [.G670]*[.Q461] + [.G671]*[.Q462] )" office:value-type="float" office:value="-0.999349564943888" calcext:value-type="float">
            <text:p>-0.999349564943888</text:p>
          </table:table-cell>
          <table:table-cell table:number-columns-repeated="13"/>
        </table:table-row>
        <table:table-row table:style-name="ro1">
          <table:table-cell office:value-type="float" office:value="283.49091" calcext:value-type="float">
            <text:p>283.49091</text:p>
          </table:table-cell>
          <table:table-cell table:number-columns-repeated="3"/>
          <table:table-cell table:formula="of:=[.$C$4] + ([.$C$5] - [.$C$4]) * (([.A674] - [.$C$1]) / ([.$C$2] - [.$C$1]))" office:value-type="float" office:value="-0.497126275814431" calcext:value-type="float">
            <text:p>-0.497126275814431</text:p>
          </table:table-cell>
          <table:table-cell table:number-columns-repeated="2"/>
          <table:table-cell table:style-name="ce17" table:formula="of:=TANH( [.G651]*[.Q463] + [.G652]*[.Q464] + [.G653]*[.Q465] + [.G654]*[.Q466] + [.G655]*[.Q467] + [.G656]*[.Q468] + [.G657]*[.Q469] + [.G658]*[.Q470] + [.G659]*[.Q471] + [.G660]*[.Q472] + [.G661]*[.Q473] + [.G662]*[.Q474] + [.G663]*[.Q475] + [.G664]*[.Q476] + [.G665]*[.Q477] + [.G666]*[.Q478] + [.G667]*[.Q479] + [.G668]*[.Q480] + [.G669]*[.Q481] + [.G670]*[.Q482] + [.G671]*[.Q483] )" office:value-type="float" office:value="-0.999600780611881" calcext:value-type="float">
            <text:p>-0.999600780611881</text:p>
          </table:table-cell>
          <table:table-cell table:number-columns-repeated="13"/>
        </table:table-row>
        <table:table-row table:style-name="ro1">
          <table:table-cell office:value-type="float" office:value="284.24366" calcext:value-type="float">
            <text:p>284.24366</text:p>
          </table:table-cell>
          <table:table-cell table:number-columns-repeated="3"/>
          <table:table-cell table:formula="of:=[.$C$4] + ([.$C$5] - [.$C$4]) * (([.A675] - [.$C$1]) / ([.$C$2] - [.$C$1]))" office:value-type="float" office:value="-0.497113908057514" calcext:value-type="float">
            <text:p>-0.497113908057514</text:p>
          </table:table-cell>
          <table:table-cell table:number-columns-repeated="16"/>
        </table:table-row>
        <table:table-row table:style-name="ro1">
          <table:table-cell office:value-type="float" office:value="280.9375" calcext:value-type="float">
            <text:p>280.9375</text:p>
          </table:table-cell>
          <table:table-cell table:number-columns-repeated="3"/>
          <table:table-cell table:formula="of:=[.$C$4] + ([.$C$5] - [.$C$4]) * (([.A676] - [.$C$1]) / ([.$C$2] - [.$C$1]))" office:value-type="float" office:value="-0.49716822859316" calcext:value-type="float">
            <text:p>-0.4971682285931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75.92866" calcext:value-type="float">
            <text:p>275.92866</text:p>
          </table:table-cell>
          <table:table-cell table:number-columns-repeated="3"/>
          <table:table-cell table:formula="of:=[.$C$4] + ([.$C$5] - [.$C$4]) * (([.A677] - [.$C$1]) / ([.$C$2] - [.$C$1]))" office:value-type="float" office:value="-0.497250524329533" calcext:value-type="float">
            <text:p>-0.497250524329533</text:p>
          </table:table-cell>
          <table:table-cell/>
          <table:table-cell table:style-name="ce15" office:value-type="float" office:value="-0.498864488429538" calcext:value-type="float">
            <text:p>-0.498864488429538</text:p>
          </table:table-cell>
          <table:table-cell table:style-name="ce17" table:formula="of:=TANH( [.G676]*[.Q1] + [.G677]*[.Q2] + [.G678]*[.Q3] + [.G679]*[.Q4] + [.G680]*[.Q5] + [.G681]*[.Q6] + [.G682]*[.Q7] + [.G683]*[.Q8] + [.G684]*[.Q9] + [.G685]*[.Q10] + [.G686]*[.Q11] + [.G687]*[.Q12] + [.G688]*[.Q13] + [.G689]*[.Q14] + [.G690]*[.Q15] + [.G691]*[.Q16] + [.G692]*[.Q17] + [.G693]*[.Q18] + [.G694]*[.Q19] + [.G695]*[.Q20] + [.G696]*[.Q21] )" office:value-type="float" office:value="-0.999827549816589" calcext:value-type="float">
            <text:p>-0.999827549816589</text:p>
          </table:table-cell>
          <table:table-cell table:style-name="ce19" table:formula="of:=TANH( [.H676]*[.S1] + [.H677]*[.S2] + [.H678]*[.S3] + [.H679]*[.S4] + [.H680]*[.S5] + [.H681]*[.S6] + [.H682]*[.S7] + [.H683]*[.S8] + [.H684]*[.S9] + [.H685]*[.S10] + [.H686]*[.S11] + [.H687]*[.S12] + [.H688]*[.S13] + [.H689]*[.S14] + [.H690]*[.S15] + [.H691]*[.S16] + [.H692]*[.S17] + [.H693]*[.S18] + [.H694]*[.S19] + [.H695]*[.S20] + [.H696]*[.S21] + [.H697]*[.S22] + [.H698]*[.S23] + [.H699]*[.S24] )" office:value-type="float" office:value="-0.999999999374037" calcext:value-type="float">
            <text:p>-0.999999999374037</text:p>
          </table:table-cell>
          <table:table-cell table:style-name="ce20" office:value-type="float" office:value="-0.494879861018375" calcext:value-type="float">
            <text:p>-0.494879861018375</text:p>
          </table:table-cell>
          <table:table-cell table:style-name="ce21" table:formula="of:= ([.J677]-[.I677]) * ([.J677]-[.I677])" office:value-type="float" office:value="0.255146354172442" calcext:value-type="float">
            <text:p>0.255146354172442</text:p>
          </table:table-cell>
          <table:table-cell table:number-columns-repeated="10"/>
        </table:table-row>
        <table:table-row table:style-name="ro1">
          <table:table-cell office:value-type="float" office:value="278.2765" calcext:value-type="float">
            <text:p>278.2765</text:p>
          </table:table-cell>
          <table:table-cell table:number-columns-repeated="3"/>
          <table:table-cell table:formula="of:=[.$C$4] + ([.$C$5] - [.$C$4]) * (([.A678] - [.$C$1]) / ([.$C$2] - [.$C$1]))" office:value-type="float" office:value="-0.497211949086226" calcext:value-type="float">
            <text:p>-0.497211949086226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676]*[.Q22] + [.G677]*[.Q23] + [.G678]*[.Q24] + [.G679]*[.Q25] + [.G680]*[.Q26] + [.G681]*[.Q27] + [.G682]*[.Q28] + [.G683]*[.Q29] + [.G684]*[.Q30] + [.G685]*[.Q31] + [.G686]*[.Q32] + [.G687]*[.Q33] + [.G688]*[.Q34] + [.G689]*[.Q35] + [.G690]*[.Q36] + [.G691]*[.Q37] + [.G692]*[.Q38] + [.G693]*[.Q39] + [.G694]*[.Q40] + [.G695]*[.Q41] + [.G696]*[.Q42] )" office:value-type="float" office:value="-0.99852054316735" calcext:value-type="float">
            <text:p>-0.99852054316735</text:p>
          </table:table-cell>
          <table:table-cell table:style-name="ce19" table:formula="of:=TANH( [.H676]*[.S25] + [.H677]*[.S26] + [.H678]*[.S27] + [.H679]*[.S28] + [.H680]*[.S29] + [.H681]*[.S30] + [.H682]*[.S31] + [.H683]*[.S32] + [.H684]*[.S33] + [.H685]*[.S34] + [.H686]*[.S35] + [.H687]*[.S36] + [.H688]*[.S37] + [.H689]*[.S38] + [.H690]*[.S39] + [.H691]*[.S40] + [.H692]*[.S41] + [.H693]*[.S42] + [.H694]*[.S43] + [.H695]*[.S44] + [.H696]*[.S45] + [.H697]*[.S46] + [.H698]*[.S47] + [.H699]*[.S48] )" office:value-type="float" office:value="-0.999999996080221" calcext:value-type="float">
            <text:p>-0.999999996080221</text:p>
          </table:table-cell>
          <table:table-cell table:style-name="ce20" office:value-type="float" office:value="-0.494599222442976" calcext:value-type="float">
            <text:p>-0.494599222442976</text:p>
          </table:table-cell>
          <table:table-cell table:style-name="ce21" table:formula="of:= ([.J678]-[.I678]) * ([.J678]-[.I678])" office:value-type="float" office:value="0.255429941993126" calcext:value-type="float">
            <text:p>0.255429941993126</text:p>
          </table:table-cell>
          <table:table-cell table:number-columns-repeated="10"/>
        </table:table-row>
        <table:table-row table:style-name="ro1">
          <table:table-cell office:value-type="float" office:value="261.75225" calcext:value-type="float">
            <text:p>261.75225</text:p>
          </table:table-cell>
          <table:table-cell table:number-columns-repeated="3"/>
          <table:table-cell table:formula="of:=[.$C$4] + ([.$C$5] - [.$C$4]) * (([.A679] - [.$C$1]) / ([.$C$2] - [.$C$1]))" office:value-type="float" office:value="-0.497483444147309" calcext:value-type="float">
            <text:p>-0.497483444147309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676]*[.Q43] + [.G677]*[.Q44] + [.G678]*[.Q45] + [.G679]*[.Q46] + [.G680]*[.Q47] + [.G681]*[.Q48] + [.G682]*[.Q49] + [.G683]*[.Q50] + [.G684]*[.Q51] + [.G685]*[.Q52] + [.G686]*[.Q53] + [.G687]*[.Q54] + [.G688]*[.Q55] + [.G689]*[.Q56] + [.G690]*[.Q57] + [.G691]*[.Q58] + [.G692]*[.Q59] + [.G693]*[.Q60] + [.G694]*[.Q61] + [.G695]*[.Q62] + [.G696]*[.Q63] )" office:value-type="float" office:value="-0.999790044863495" calcext:value-type="float">
            <text:p>-0.999790044863495</text:p>
          </table:table-cell>
          <table:table-cell table:style-name="ce19" table:formula="of:=TANH( [.H676]*[.S49] + [.H677]*[.S50] + [.H678]*[.S51] + [.H679]*[.S52] + [.H680]*[.S53] + [.H681]*[.S54] + [.H682]*[.S55] + [.H683]*[.S56] + [.H684]*[.S57] + [.H685]*[.S58] + [.H686]*[.S59] + [.H687]*[.S60] + [.H688]*[.S61] + [.H689]*[.S62] + [.H690]*[.S63] + [.H691]*[.S64] + [.H692]*[.S65] + [.H693]*[.S66] + [.H694]*[.S67] + [.H695]*[.S68] + [.H696]*[.S69] + [.H697]*[.S70] + [.H698]*[.S71] + [.H699]*[.S72] )" office:value-type="float" office:value="-0.999999972588404" calcext:value-type="float">
            <text:p>-0.999999972588404</text:p>
          </table:table-cell>
          <table:table-cell table:style-name="ce20" office:value-type="float" office:value="-0.493394809938538" calcext:value-type="float">
            <text:p>-0.493394809938538</text:p>
          </table:table-cell>
          <table:table-cell table:style-name="ce21" table:formula="of:= ([.J679]-[.I679]) * ([.J679]-[.I679])" office:value-type="float" office:value="0.256648790823497" calcext:value-type="float">
            <text:p>0.256648790823497</text:p>
          </table:table-cell>
          <table:table-cell table:number-columns-repeated="10"/>
        </table:table-row>
        <table:table-row table:style-name="ro1">
          <table:table-cell office:value-type="float" office:value="265.0825" calcext:value-type="float">
            <text:p>265.0825</text:p>
          </table:table-cell>
          <table:table-cell table:number-columns-repeated="3"/>
          <table:table-cell table:formula="of:=[.$C$4] + ([.$C$5] - [.$C$4]) * (([.A680] - [.$C$1]) / ([.$C$2] - [.$C$1]))" office:value-type="float" office:value="-0.497428727810581" calcext:value-type="float">
            <text:p>-0.497428727810581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676]*[.Q64] + [.G677]*[.Q65] + [.G678]*[.Q66] + [.G679]*[.Q67] + [.G680]*[.Q68] + [.G681]*[.Q69] + [.G682]*[.Q70] + [.G683]*[.Q71] + [.G684]*[.Q72] + [.G685]*[.Q73] + [.G686]*[.Q74] + [.G687]*[.Q75] + [.G688]*[.Q76] + [.G689]*[.Q77] + [.G690]*[.Q78] + [.G691]*[.Q79] + [.G692]*[.Q80] + [.G693]*[.Q81] + [.G694]*[.Q82] + [.G695]*[.Q83] + [.G696]*[.Q84] )" office:value-type="float" office:value="-0.999748976884507" calcext:value-type="float">
            <text:p>-0.999748976884507</text:p>
          </table:table-cell>
          <table:table-cell table:number-columns-repeated="13"/>
        </table:table-row>
        <table:table-row table:style-name="ro1">
          <table:table-cell office:value-type="float" office:value="264.87516" calcext:value-type="float">
            <text:p>264.87516</text:p>
          </table:table-cell>
          <table:table-cell table:number-columns-repeated="3"/>
          <table:table-cell table:formula="of:=[.$C$4] + ([.$C$5] - [.$C$4]) * (([.A681] - [.$C$1]) / ([.$C$2] - [.$C$1]))" office:value-type="float" office:value="-0.497432134427279" calcext:value-type="float">
            <text:p>-0.497432134427279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676]*[.Q85] + [.G677]*[.Q86] + [.G678]*[.Q87] + [.G679]*[.Q88] + [.G680]*[.Q89] + [.G681]*[.Q90] + [.G682]*[.Q91] + [.G683]*[.Q92] + [.G684]*[.Q93] + [.G685]*[.Q94] + [.G686]*[.Q95] + [.G687]*[.Q96] + [.G688]*[.Q97] + [.G689]*[.Q98] + [.G690]*[.Q99] + [.G691]*[.Q100] + [.G692]*[.Q101] + [.G693]*[.Q102] + [.G694]*[.Q103] + [.G695]*[.Q104] + [.G696]*[.Q105] )" office:value-type="float" office:value="-0.998419383669699" calcext:value-type="float">
            <text:p>-0.998419383669699</text:p>
          </table:table-cell>
          <table:table-cell table:number-columns-repeated="13"/>
        </table:table-row>
        <table:table-row table:style-name="ro1">
          <table:table-cell office:value-type="float" office:value="270.22325" calcext:value-type="float">
            <text:p>270.22325</text:p>
          </table:table-cell>
          <table:table-cell table:number-columns-repeated="3"/>
          <table:table-cell table:formula="of:=[.$C$4] + ([.$C$5] - [.$C$4]) * (([.A682] - [.$C$1]) / ([.$C$2] - [.$C$1]))" office:value-type="float" office:value="-0.497344264779868" calcext:value-type="float">
            <text:p>-0.497344264779868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676]*[.Q106] + [.G677]*[.Q107] + [.G678]*[.Q108] + [.G679]*[.Q109] + [.G680]*[.Q110] + [.G681]*[.Q111] + [.G682]*[.Q112] + [.G683]*[.Q113] + [.G684]*[.Q114] + [.G685]*[.Q115] + [.G686]*[.Q116] + [.G687]*[.Q117] + [.G688]*[.Q118] + [.G689]*[.Q119] + [.G690]*[.Q120] + [.G691]*[.Q121] + [.G692]*[.Q122] + [.G693]*[.Q123] + [.G694]*[.Q124] + [.G695]*[.Q125] + [.G696]*[.Q126] )" office:value-type="float" office:value="-0.999576140577783" calcext:value-type="float">
            <text:p>-0.999576140577783</text:p>
          </table:table-cell>
          <table:table-cell table:number-columns-repeated="13"/>
        </table:table-row>
        <table:table-row table:style-name="ro1">
          <table:table-cell office:value-type="float" office:value="264.14299" calcext:value-type="float">
            <text:p>264.14299</text:p>
          </table:table-cell>
          <table:table-cell table:number-columns-repeated="3"/>
          <table:table-cell table:formula="of:=[.$C$4] + ([.$C$5] - [.$C$4]) * (([.A683] - [.$C$1]) / ([.$C$2] - [.$C$1]))" office:value-type="float" office:value="-0.497444164052761" calcext:value-type="float">
            <text:p>-0.497444164052761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676]*[.Q127] + [.G677]*[.Q128] + [.G678]*[.Q129] + [.G679]*[.Q130] + [.G680]*[.Q131] + [.G681]*[.Q132] + [.G682]*[.Q133] + [.G683]*[.Q134] + [.G684]*[.Q135] + [.G685]*[.Q136] + [.G686]*[.Q137] + [.G687]*[.Q138] + [.G688]*[.Q139] + [.G689]*[.Q140] + [.G690]*[.Q141] + [.G691]*[.Q142] + [.G692]*[.Q143] + [.G693]*[.Q144] + [.G694]*[.Q145] + [.G695]*[.Q146] + [.G696]*[.Q147] )" office:value-type="float" office:value="-0.999841720289168" calcext:value-type="float">
            <text:p>-0.999841720289168</text:p>
          </table:table-cell>
          <table:table-cell table:number-columns-repeated="13"/>
        </table:table-row>
        <table:table-row table:style-name="ro1">
          <table:table-cell office:value-type="float" office:value="262.01758" calcext:value-type="float">
            <text:p>262.01758</text:p>
          </table:table-cell>
          <table:table-cell table:number-columns-repeated="3"/>
          <table:table-cell table:formula="of:=[.$C$4] + ([.$C$5] - [.$C$4]) * (([.A684] - [.$C$1]) / ([.$C$2] - [.$C$1]))" office:value-type="float" office:value="-0.497479084749178" calcext:value-type="float">
            <text:p>-0.497479084749178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676]*[.Q148] + [.G677]*[.Q149] + [.G678]*[.Q150] + [.G679]*[.Q151] + [.G680]*[.Q152] + [.G681]*[.Q153] + [.G682]*[.Q154] + [.G683]*[.Q155] + [.G684]*[.Q156] + [.G685]*[.Q157] + [.G686]*[.Q158] + [.G687]*[.Q159] + [.G688]*[.Q160] + [.G689]*[.Q161] + [.G690]*[.Q162] + [.G691]*[.Q163] + [.G692]*[.Q164] + [.G693]*[.Q165] + [.G694]*[.Q166] + [.G695]*[.Q167] + [.G696]*[.Q168] )" office:value-type="float" office:value="-0.999466804584667" calcext:value-type="float">
            <text:p>-0.999466804584667</text:p>
          </table:table-cell>
          <table:table-cell table:number-columns-repeated="13"/>
        </table:table-row>
        <table:table-row table:style-name="ro1">
          <table:table-cell office:value-type="float" office:value="265.3955" calcext:value-type="float">
            <text:p>265.3955</text:p>
          </table:table-cell>
          <table:table-cell table:number-columns-repeated="3"/>
          <table:table-cell table:formula="of:=[.$C$4] + ([.$C$5] - [.$C$4]) * (([.A685] - [.$C$1]) / ([.$C$2] - [.$C$1]))" office:value-type="float" office:value="-0.497423585189638" calcext:value-type="float">
            <text:p>-0.497423585189638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676]*[.Q169] + [.G677]*[.Q170] + [.G678]*[.Q171] + [.G679]*[.Q172] + [.G680]*[.Q173] + [.G681]*[.Q174] + [.G682]*[.Q175] + [.G683]*[.Q176] + [.G684]*[.Q177] + [.G685]*[.Q178] + [.G686]*[.Q179] + [.G687]*[.Q180] + [.G688]*[.Q181] + [.G689]*[.Q182] + [.G690]*[.Q183] + [.G691]*[.Q184] + [.G692]*[.Q185] + [.G693]*[.Q186] + [.G694]*[.Q187] + [.G695]*[.Q188] + [.G696]*[.Q189] )" office:value-type="float" office:value="-0.999892049492647" calcext:value-type="float">
            <text:p>-0.999892049492647</text:p>
          </table:table-cell>
          <table:table-cell table:number-columns-repeated="13"/>
        </table:table-row>
        <table:table-row table:style-name="ro1">
          <table:table-cell office:value-type="float" office:value="261.20058" calcext:value-type="float">
            <text:p>261.20058</text:p>
          </table:table-cell>
          <table:table-cell table:number-columns-repeated="3"/>
          <table:table-cell table:formula="of:=[.$C$4] + ([.$C$5] - [.$C$4]) * (([.A686] - [.$C$1]) / ([.$C$2] - [.$C$1]))" office:value-type="float" office:value="-0.497492508139947" calcext:value-type="float">
            <text:p>-0.497492508139947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676]*[.Q190] + [.G677]*[.Q191] + [.G678]*[.Q192] + [.G679]*[.Q193] + [.G680]*[.Q194] + [.G681]*[.Q195] + [.G682]*[.Q196] + [.G683]*[.Q197] + [.G684]*[.Q198] + [.G685]*[.Q199] + [.G686]*[.Q200] + [.G687]*[.Q201] + [.G688]*[.Q202] + [.G689]*[.Q203] + [.G690]*[.Q204] + [.G691]*[.Q205] + [.G692]*[.Q206] + [.G693]*[.Q207] + [.G694]*[.Q208] + [.G695]*[.Q209] + [.G696]*[.Q210] )" office:value-type="float" office:value="-0.999807844869315" calcext:value-type="float">
            <text:p>-0.999807844869315</text:p>
          </table:table-cell>
          <table:table-cell table:number-columns-repeated="13"/>
        </table:table-row>
        <table:table-row table:style-name="ro1">
          <table:table-cell office:value-type="float" office:value="258.0065" calcext:value-type="float">
            <text:p>258.0065</text:p>
          </table:table-cell>
          <table:table-cell table:number-columns-repeated="3"/>
          <table:table-cell table:formula="of:=[.$C$4] + ([.$C$5] - [.$C$4]) * (([.A687] - [.$C$1]) / ([.$C$2] - [.$C$1]))" office:value-type="float" office:value="-0.497544987190113" calcext:value-type="float">
            <text:p>-0.497544987190113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676]*[.Q211] + [.G677]*[.Q212] + [.G678]*[.Q213] + [.G679]*[.Q214] + [.G680]*[.Q215] + [.G681]*[.Q216] + [.G682]*[.Q217] + [.G683]*[.Q218] + [.G684]*[.Q219] + [.G685]*[.Q220] + [.G686]*[.Q221] + [.G687]*[.Q222] + [.G688]*[.Q223] + [.G689]*[.Q224] + [.G690]*[.Q225] + [.G691]*[.Q226] + [.G692]*[.Q227] + [.G693]*[.Q228] + [.G694]*[.Q229] + [.G695]*[.Q230] + [.G696]*[.Q231] )" office:value-type="float" office:value="-0.998210807473812" calcext:value-type="float">
            <text:p>-0.998210807473812</text:p>
          </table:table-cell>
          <table:table-cell table:number-columns-repeated="13"/>
        </table:table-row>
        <table:table-row table:style-name="ro1">
          <table:table-cell office:value-type="float" office:value="256.44841" calcext:value-type="float">
            <text:p>256.44841</text:p>
          </table:table-cell>
          <table:table-cell table:number-columns-repeated="3"/>
          <table:table-cell table:formula="of:=[.$C$4] + ([.$C$5] - [.$C$4]) * (([.A688] - [.$C$1]) / ([.$C$2] - [.$C$1]))" office:value-type="float" office:value="-0.497570586762845" calcext:value-type="float">
            <text:p>-0.497570586762845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676]*[.Q232] + [.G677]*[.Q233] + [.G678]*[.Q234] + [.G679]*[.Q235] + [.G680]*[.Q236] + [.G681]*[.Q237] + [.G682]*[.Q238] + [.G683]*[.Q239] + [.G684]*[.Q240] + [.G685]*[.Q241] + [.G686]*[.Q242] + [.G687]*[.Q243] + [.G688]*[.Q244] + [.G689]*[.Q245] + [.G690]*[.Q246] + [.G691]*[.Q247] + [.G692]*[.Q248] + [.G693]*[.Q249] + [.G694]*[.Q250] + [.G695]*[.Q251] + [.G696]*[.Q252] )" office:value-type="float" office:value="-0.999954279563081" calcext:value-type="float">
            <text:p>-0.999954279563081</text:p>
          </table:table-cell>
          <table:table-cell table:number-columns-repeated="13"/>
        </table:table-row>
        <table:table-row table:style-name="ro1">
          <table:table-cell office:value-type="float" office:value="230.38424" calcext:value-type="float">
            <text:p>230.38424</text:p>
          </table:table-cell>
          <table:table-cell table:number-columns-repeated="3"/>
          <table:table-cell table:formula="of:=[.$C$4] + ([.$C$5] - [.$C$4]) * (([.A689] - [.$C$1]) / ([.$C$2] - [.$C$1]))" office:value-type="float" office:value="-0.497998823652642" calcext:value-type="float">
            <text:p>-0.497998823652642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676]*[.Q253] + [.G677]*[.Q254] + [.G678]*[.Q255] + [.G679]*[.Q256] + [.G680]*[.Q257] + [.G681]*[.Q258] + [.G682]*[.Q259] + [.G683]*[.Q260] + [.G684]*[.Q261] + [.G685]*[.Q262] + [.G686]*[.Q263] + [.G687]*[.Q264] + [.G688]*[.Q265] + [.G689]*[.Q266] + [.G690]*[.Q267] + [.G691]*[.Q268] + [.G692]*[.Q269] + [.G693]*[.Q270] + [.G694]*[.Q271] + [.G695]*[.Q272] + [.G696]*[.Q273] )" office:value-type="float" office:value="-0.999988923368954" calcext:value-type="float">
            <text:p>-0.999988923368954</text:p>
          </table:table-cell>
          <table:table-cell table:number-columns-repeated="13"/>
        </table:table-row>
        <table:table-row table:style-name="ro1">
          <table:table-cell office:value-type="float" office:value="232.06483" calcext:value-type="float">
            <text:p>232.06483</text:p>
          </table:table-cell>
          <table:table-cell table:number-columns-repeated="3"/>
          <table:table-cell table:formula="of:=[.$C$4] + ([.$C$5] - [.$C$4]) * (([.A690] - [.$C$1]) / ([.$C$2] - [.$C$1]))" office:value-type="float" office:value="-0.497971211392799" calcext:value-type="float">
            <text:p>-0.497971211392799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676]*[.Q274] + [.G677]*[.Q275] + [.G678]*[.Q276] + [.G679]*[.Q277] + [.G680]*[.Q278] + [.G681]*[.Q279] + [.G682]*[.Q280] + [.G683]*[.Q281] + [.G684]*[.Q282] + [.G685]*[.Q283] + [.G686]*[.Q284] + [.G687]*[.Q285] + [.G688]*[.Q286] + [.G689]*[.Q287] + [.G690]*[.Q288] + [.G691]*[.Q289] + [.G692]*[.Q290] + [.G693]*[.Q291] + [.G694]*[.Q292] + [.G695]*[.Q293] + [.G696]*[.Q294] )" office:value-type="float" office:value="-0.999950740567195" calcext:value-type="float">
            <text:p>-0.999950740567195</text:p>
          </table:table-cell>
          <table:table-cell table:number-columns-repeated="13"/>
        </table:table-row>
        <table:table-row table:style-name="ro1">
          <table:table-cell office:value-type="float" office:value="234.56375" calcext:value-type="float">
            <text:p>234.56375</text:p>
          </table:table-cell>
          <table:table-cell table:number-columns-repeated="3"/>
          <table:table-cell table:formula="of:=[.$C$4] + ([.$C$5] - [.$C$4]) * (([.A691] - [.$C$1]) / ([.$C$2] - [.$C$1]))" office:value-type="float" office:value="-0.497930153890157" calcext:value-type="float">
            <text:p>-0.497930153890157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676]*[.Q295] + [.G677]*[.Q296] + [.G678]*[.Q297] + [.G679]*[.Q298] + [.G680]*[.Q299] + [.G681]*[.Q300] + [.G682]*[.Q301] + [.G683]*[.Q302] + [.G684]*[.Q303] + [.G685]*[.Q304] + [.G686]*[.Q305] + [.G687]*[.Q306] + [.G688]*[.Q307] + [.G689]*[.Q308] + [.G690]*[.Q309] + [.G691]*[.Q310] + [.G692]*[.Q311] + [.G693]*[.Q312] + [.G694]*[.Q313] + [.G695]*[.Q314] + [.G696]*[.Q315] )" office:value-type="float" office:value="-0.999705315179075" calcext:value-type="float">
            <text:p>-0.999705315179075</text:p>
          </table:table-cell>
          <table:table-cell table:number-columns-repeated="13"/>
        </table:table-row>
        <table:table-row table:style-name="ro1">
          <table:table-cell office:value-type="float" office:value="233.03691" calcext:value-type="float">
            <text:p>233.03691</text:p>
          </table:table-cell>
          <table:table-cell table:number-columns-repeated="3"/>
          <table:table-cell table:formula="of:=[.$C$4] + ([.$C$5] - [.$C$4]) * (([.A692] - [.$C$1]) / ([.$C$2] - [.$C$1]))" office:value-type="float" office:value="-0.4979552400223" calcext:value-type="float">
            <text:p>-0.4979552400223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676]*[.Q316] + [.G677]*[.Q317] + [.G678]*[.Q318] + [.G679]*[.Q319] + [.G680]*[.Q320] + [.G681]*[.Q321] + [.G682]*[.Q322] + [.G683]*[.Q323] + [.G684]*[.Q324] + [.G685]*[.Q325] + [.G686]*[.Q326] + [.G687]*[.Q327] + [.G688]*[.Q328] + [.G689]*[.Q329] + [.G690]*[.Q330] + [.G691]*[.Q331] + [.G692]*[.Q332] + [.G693]*[.Q333] + [.G694]*[.Q334] + [.G695]*[.Q335] + [.G696]*[.Q336] )" office:value-type="float" office:value="-0.997528443665468" calcext:value-type="float">
            <text:p>-0.997528443665468</text:p>
          </table:table-cell>
          <table:table-cell table:number-columns-repeated="13"/>
        </table:table-row>
        <table:table-row table:style-name="ro1">
          <table:table-cell office:value-type="float" office:value="231.21275" calcext:value-type="float">
            <text:p>231.21275</text:p>
          </table:table-cell>
          <table:table-cell table:number-columns-repeated="3"/>
          <table:table-cell table:formula="of:=[.$C$4] + ([.$C$5] - [.$C$4]) * (([.A693] - [.$C$1]) / ([.$C$2] - [.$C$1]))" office:value-type="float" office:value="-0.497985211151436" calcext:value-type="float">
            <text:p>-0.497985211151436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676]*[.Q337] + [.G677]*[.Q338] + [.G678]*[.Q339] + [.G679]*[.Q340] + [.G680]*[.Q341] + [.G681]*[.Q342] + [.G682]*[.Q343] + [.G683]*[.Q344] + [.G684]*[.Q345] + [.G685]*[.Q346] + [.G686]*[.Q347] + [.G687]*[.Q348] + [.G688]*[.Q349] + [.G689]*[.Q350] + [.G690]*[.Q351] + [.G691]*[.Q352] + [.G692]*[.Q353] + [.G693]*[.Q354] + [.G694]*[.Q355] + [.G695]*[.Q356] + [.G696]*[.Q357] )" office:value-type="float" office:value="-0.999536078059772" calcext:value-type="float">
            <text:p>-0.999536078059772</text:p>
          </table:table-cell>
          <table:table-cell table:number-columns-repeated="13"/>
        </table:table-row>
        <table:table-row table:style-name="ro1">
          <table:table-cell office:value-type="float" office:value="227.23233" calcext:value-type="float">
            <text:p>227.23233</text:p>
          </table:table-cell>
          <table:table-cell table:number-columns-repeated="3"/>
          <table:table-cell table:formula="of:=[.$C$4] + ([.$C$5] - [.$C$4]) * (([.A694] - [.$C$1]) / ([.$C$2] - [.$C$1]))" office:value-type="float" office:value="-0.498050609845539" calcext:value-type="float">
            <text:p>-0.498050609845539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676]*[.Q358] + [.G677]*[.Q359] + [.G678]*[.Q360] + [.G679]*[.Q361] + [.G680]*[.Q362] + [.G681]*[.Q363] + [.G682]*[.Q364] + [.G683]*[.Q365] + [.G684]*[.Q366] + [.G685]*[.Q367] + [.G686]*[.Q368] + [.G687]*[.Q369] + [.G688]*[.Q370] + [.G689]*[.Q371] + [.G690]*[.Q372] + [.G691]*[.Q373] + [.G692]*[.Q374] + [.G693]*[.Q375] + [.G694]*[.Q376] + [.G695]*[.Q377] + [.G696]*[.Q378] )" office:value-type="float" office:value="-0.998895799969041" calcext:value-type="float">
            <text:p>-0.998895799969041</text:p>
          </table:table-cell>
          <table:table-cell table:number-columns-repeated="13"/>
        </table:table-row>
        <table:table-row table:style-name="ro1">
          <table:table-cell office:value-type="float" office:value="203.18133" calcext:value-type="float">
            <text:p>203.18133</text:p>
          </table:table-cell>
          <table:table-cell table:number-columns-repeated="3"/>
          <table:table-cell table:formula="of:=[.$C$4] + ([.$C$5] - [.$C$4]) * (([.A695] - [.$C$1]) / ([.$C$2] - [.$C$1]))" office:value-type="float" office:value="-0.498445770153215" calcext:value-type="float">
            <text:p>-0.498445770153215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676]*[.Q379] + [.G677]*[.Q380] + [.G678]*[.Q381] + [.G679]*[.Q382] + [.G680]*[.Q383] + [.G681]*[.Q384] + [.G682]*[.Q385] + [.G683]*[.Q386] + [.G684]*[.Q387] + [.G685]*[.Q388] + [.G686]*[.Q389] + [.G687]*[.Q390] + [.G688]*[.Q391] + [.G689]*[.Q392] + [.G690]*[.Q393] + [.G691]*[.Q394] + [.G692]*[.Q395] + [.G693]*[.Q396] + [.G694]*[.Q397] + [.G695]*[.Q398] + [.G696]*[.Q399] )" office:value-type="float" office:value="-0.999719956240968" calcext:value-type="float">
            <text:p>-0.999719956240968</text:p>
          </table:table-cell>
          <table:table-cell table:number-columns-repeated="13"/>
        </table:table-row>
        <table:table-row table:style-name="ro1">
          <table:table-cell office:value-type="float" office:value="219.81583" calcext:value-type="float">
            <text:p>219.81583</text:p>
          </table:table-cell>
          <table:table-cell table:number-columns-repeated="3"/>
          <table:table-cell table:formula="of:=[.$C$4] + ([.$C$5] - [.$C$4]) * (([.A696] - [.$C$1]) / ([.$C$2] - [.$C$1]))" office:value-type="float" office:value="-0.498172463673732" calcext:value-type="float">
            <text:p>-0.498172463673732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676]*[.Q400] + [.G677]*[.Q401] + [.G678]*[.Q402] + [.G679]*[.Q403] + [.G680]*[.Q404] + [.G681]*[.Q405] + [.G682]*[.Q406] + [.G683]*[.Q407] + [.G684]*[.Q408] + [.G685]*[.Q409] + [.G686]*[.Q410] + [.G687]*[.Q411] + [.G688]*[.Q412] + [.G689]*[.Q413] + [.G690]*[.Q414] + [.G691]*[.Q415] + [.G692]*[.Q416] + [.G693]*[.Q417] + [.G694]*[.Q418] + [.G695]*[.Q419] + [.G696]*[.Q420] )" office:value-type="float" office:value="-0.999735924620155" calcext:value-type="float">
            <text:p>-0.999735924620155</text:p>
          </table:table-cell>
          <table:table-cell table:number-columns-repeated="13"/>
        </table:table-row>
        <table:table-row table:style-name="ro1">
          <table:table-cell office:value-type="float" office:value="224.53608" calcext:value-type="float">
            <text:p>224.53608</text:p>
          </table:table-cell>
          <table:table-cell table:number-columns-repeated="3"/>
          <table:table-cell table:formula="of:=[.$C$4] + ([.$C$5] - [.$C$4]) * (([.A697] - [.$C$1]) / ([.$C$2] - [.$C$1]))" office:value-type="float" office:value="-0.49809490949959" calcext:value-type="float">
            <text:p>-0.49809490949959</text:p>
          </table:table-cell>
          <table:table-cell table:number-columns-repeated="2"/>
          <table:table-cell table:style-name="ce17" table:formula="of:=TANH( [.G676]*[.Q421] + [.G677]*[.Q422] + [.G678]*[.Q423] + [.G679]*[.Q424] + [.G680]*[.Q425] + [.G681]*[.Q426] + [.G682]*[.Q427] + [.G683]*[.Q428] + [.G684]*[.Q429] + [.G685]*[.Q430] + [.G686]*[.Q431] + [.G687]*[.Q432] + [.G688]*[.Q433] + [.G689]*[.Q434] + [.G690]*[.Q435] + [.G691]*[.Q436] + [.G692]*[.Q437] + [.G693]*[.Q438] + [.G694]*[.Q439] + [.G695]*[.Q440] + [.G696]*[.Q441] )" office:value-type="float" office:value="-0.999603291901289" calcext:value-type="float">
            <text:p>-0.999603291901289</text:p>
          </table:table-cell>
          <table:table-cell table:number-columns-repeated="13"/>
        </table:table-row>
        <table:table-row table:style-name="ro1">
          <table:table-cell office:value-type="float" office:value="224.18875" calcext:value-type="float">
            <text:p>224.18875</text:p>
          </table:table-cell>
          <table:table-cell table:number-columns-repeated="3"/>
          <table:table-cell table:formula="of:=[.$C$4] + ([.$C$5] - [.$C$4]) * (([.A698] - [.$C$1]) / ([.$C$2] - [.$C$1]))" office:value-type="float" office:value="-0.498100616165827" calcext:value-type="float">
            <text:p>-0.498100616165827</text:p>
          </table:table-cell>
          <table:table-cell table:number-columns-repeated="2"/>
          <table:table-cell table:style-name="ce17" table:formula="of:=TANH( [.G676]*[.Q442] + [.G677]*[.Q443] + [.G678]*[.Q444] + [.G679]*[.Q445] + [.G680]*[.Q446] + [.G681]*[.Q447] + [.G682]*[.Q448] + [.G683]*[.Q449] + [.G684]*[.Q450] + [.G685]*[.Q451] + [.G686]*[.Q452] + [.G687]*[.Q453] + [.G688]*[.Q454] + [.G689]*[.Q455] + [.G690]*[.Q456] + [.G691]*[.Q457] + [.G692]*[.Q458] + [.G693]*[.Q459] + [.G694]*[.Q460] + [.G695]*[.Q461] + [.G696]*[.Q462] )" office:value-type="float" office:value="-0.999346934186702" calcext:value-type="float">
            <text:p>-0.999346934186702</text:p>
          </table:table-cell>
          <table:table-cell table:number-columns-repeated="13"/>
        </table:table-row>
        <table:table-row table:style-name="ro1">
          <table:table-cell office:value-type="float" office:value="230.93575" calcext:value-type="float">
            <text:p>230.93575</text:p>
          </table:table-cell>
          <table:table-cell table:number-columns-repeated="3"/>
          <table:table-cell table:formula="of:=[.$C$4] + ([.$C$5] - [.$C$4]) * (([.A699] - [.$C$1]) / ([.$C$2] - [.$C$1]))" office:value-type="float" office:value="-0.49798976228882" calcext:value-type="float">
            <text:p>-0.49798976228882</text:p>
          </table:table-cell>
          <table:table-cell table:number-columns-repeated="2"/>
          <table:table-cell table:style-name="ce17" table:formula="of:=TANH( [.G676]*[.Q463] + [.G677]*[.Q464] + [.G678]*[.Q465] + [.G679]*[.Q466] + [.G680]*[.Q467] + [.G681]*[.Q468] + [.G682]*[.Q469] + [.G683]*[.Q470] + [.G684]*[.Q471] + [.G685]*[.Q472] + [.G686]*[.Q473] + [.G687]*[.Q474] + [.G688]*[.Q475] + [.G689]*[.Q476] + [.G690]*[.Q477] + [.G691]*[.Q478] + [.G692]*[.Q479] + [.G693]*[.Q480] + [.G694]*[.Q481] + [.G695]*[.Q482] + [.G696]*[.Q483] )" office:value-type="float" office:value="-0.999599038168797" calcext:value-type="float">
            <text:p>-0.999599038168797</text:p>
          </table:table-cell>
          <table:table-cell table:number-columns-repeated="13"/>
        </table:table-row>
        <table:table-row table:style-name="ro1">
          <table:table-cell office:value-type="float" office:value="230.58541" calcext:value-type="float">
            <text:p>230.58541</text:p>
          </table:table-cell>
          <table:table-cell table:number-columns-repeated="3"/>
          <table:table-cell table:formula="of:=[.$C$4] + ([.$C$5] - [.$C$4]) * (([.A700] - [.$C$1]) / ([.$C$2] - [.$C$1]))" office:value-type="float" office:value="-0.497995518409654" calcext:value-type="float">
            <text:p>-0.497995518409654</text:p>
          </table:table-cell>
          <table:table-cell table:number-columns-repeated="16"/>
        </table:table-row>
        <table:table-row table:style-name="ro1">
          <table:table-cell office:value-type="float" office:value="227.18083" calcext:value-type="float">
            <text:p>227.18083</text:p>
          </table:table-cell>
          <table:table-cell table:number-columns-repeated="3"/>
          <table:table-cell table:formula="of:=[.$C$4] + ([.$C$5] - [.$C$4]) * (([.A701] - [.$C$1]) / ([.$C$2] - [.$C$1]))" office:value-type="float" office:value="-0.49805145599563" calcext:value-type="float">
            <text:p>-0.4980514559956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9.02966" calcext:value-type="float">
            <text:p>229.02966</text:p>
          </table:table-cell>
          <table:table-cell table:number-columns-repeated="3"/>
          <table:table-cell table:formula="of:=[.$C$4] + ([.$C$5] - [.$C$4]) * (([.A702] - [.$C$1]) / ([.$C$2] - [.$C$1]))" office:value-type="float" office:value="-0.498021079535956" calcext:value-type="float">
            <text:p>-0.498021079535956</text:p>
          </table:table-cell>
          <table:table-cell/>
          <table:table-cell table:style-name="ce15" office:value-type="float" office:value="-0.498709004982096" calcext:value-type="float">
            <text:p>-0.498709004982096</text:p>
          </table:table-cell>
          <table:table-cell table:style-name="ce17" table:formula="of:=TANH( [.G701]*[.Q1] + [.G702]*[.Q2] + [.G703]*[.Q3] + [.G704]*[.Q4] + [.G705]*[.Q5] + [.G706]*[.Q6] + [.G707]*[.Q7] + [.G708]*[.Q8] + [.G709]*[.Q9] + [.G710]*[.Q10] + [.G711]*[.Q11] + [.G712]*[.Q12] + [.G713]*[.Q13] + [.G714]*[.Q14] + [.G715]*[.Q15] + [.G716]*[.Q16] + [.G717]*[.Q17] + [.G718]*[.Q18] + [.G719]*[.Q19] + [.G720]*[.Q20] + [.G721]*[.Q21] )" office:value-type="float" office:value="-0.999826913772647" calcext:value-type="float">
            <text:p>-0.999826913772647</text:p>
          </table:table-cell>
          <table:table-cell table:style-name="ce19" table:formula="of:=TANH( [.H701]*[.S1] + [.H702]*[.S2] + [.H703]*[.S3] + [.H704]*[.S4] + [.H705]*[.S5] + [.H706]*[.S6] + [.H707]*[.S7] + [.H708]*[.S8] + [.H709]*[.S9] + [.H710]*[.S10] + [.H711]*[.S11] + [.H712]*[.S12] + [.H713]*[.S13] + [.H714]*[.S14] + [.H715]*[.S15] + [.H716]*[.S16] + [.H717]*[.S17] + [.H718]*[.S18] + [.H719]*[.S19] + [.H720]*[.S20] + [.H721]*[.S21] + [.H722]*[.S22] + [.H723]*[.S23] + [.H724]*[.S24] )" office:value-type="float" office:value="-0.999999999374009" calcext:value-type="float">
            <text:p>-0.999999999374009</text:p>
          </table:table-cell>
          <table:table-cell table:style-name="ce20" office:value-type="float" office:value="-0.494599222442976" calcext:value-type="float">
            <text:p>-0.494599222442976</text:p>
          </table:table-cell>
          <table:table-cell table:style-name="ce21" table:formula="of:= ([.J702]-[.I702]) * ([.J702]-[.I702])" office:value-type="float" office:value="0.255429945322491" calcext:value-type="float">
            <text:p>0.255429945322491</text:p>
          </table:table-cell>
          <table:table-cell table:number-columns-repeated="10"/>
        </table:table-row>
        <table:table-row table:style-name="ro1">
          <table:table-cell office:value-type="float" office:value="226.28841" calcext:value-type="float">
            <text:p>226.28841</text:p>
          </table:table-cell>
          <table:table-cell table:number-columns-repeated="3"/>
          <table:table-cell table:formula="of:=[.$C$4] + ([.$C$5] - [.$C$4]) * (([.A703] - [.$C$1]) / ([.$C$2] - [.$C$1]))" office:value-type="float" office:value="-0.498066118544455" calcext:value-type="float">
            <text:p>-0.498066118544455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701]*[.Q22] + [.G702]*[.Q23] + [.G703]*[.Q24] + [.G704]*[.Q25] + [.G705]*[.Q26] + [.G706]*[.Q27] + [.G707]*[.Q28] + [.G708]*[.Q29] + [.G709]*[.Q30] + [.G710]*[.Q31] + [.G711]*[.Q32] + [.G712]*[.Q33] + [.G713]*[.Q34] + [.G714]*[.Q35] + [.G715]*[.Q36] + [.G716]*[.Q37] + [.G717]*[.Q38] + [.G718]*[.Q39] + [.G719]*[.Q40] + [.G720]*[.Q41] + [.G721]*[.Q42] )" office:value-type="float" office:value="-0.998515127608854" calcext:value-type="float">
            <text:p>-0.998515127608854</text:p>
          </table:table-cell>
          <table:table-cell table:style-name="ce19" table:formula="of:=TANH( [.H701]*[.S25] + [.H702]*[.S26] + [.H703]*[.S27] + [.H704]*[.S28] + [.H705]*[.S29] + [.H706]*[.S30] + [.H707]*[.S31] + [.H708]*[.S32] + [.H709]*[.S33] + [.H710]*[.S34] + [.H711]*[.S35] + [.H712]*[.S36] + [.H713]*[.S37] + [.H714]*[.S38] + [.H715]*[.S39] + [.H716]*[.S40] + [.H717]*[.S41] + [.H718]*[.S42] + [.H719]*[.S43] + [.H720]*[.S44] + [.H721]*[.S45] + [.H722]*[.S46] + [.H723]*[.S47] + [.H724]*[.S48] )" office:value-type="float" office:value="-0.999999996080002" calcext:value-type="float">
            <text:p>-0.999999996080002</text:p>
          </table:table-cell>
          <table:table-cell table:style-name="ce20" office:value-type="float" office:value="-0.493394809938538" calcext:value-type="float">
            <text:p>-0.493394809938538</text:p>
          </table:table-cell>
          <table:table-cell table:style-name="ce21" table:formula="of:= ([.J703]-[.I703]) * ([.J703]-[.I703])" office:value-type="float" office:value="0.256648814625427" calcext:value-type="float">
            <text:p>0.256648814625427</text:p>
          </table:table-cell>
          <table:table-cell table:number-columns-repeated="10"/>
        </table:table-row>
        <table:table-row table:style-name="ro1">
          <table:table-cell office:value-type="float" office:value="228.35299" calcext:value-type="float">
            <text:p>228.35299</text:p>
          </table:table-cell>
          <table:table-cell table:number-columns-repeated="3"/>
          <table:table-cell table:formula="of:=[.$C$4] + ([.$C$5] - [.$C$4]) * (([.A704] - [.$C$1]) / ([.$C$2] - [.$C$1]))" office:value-type="float" office:value="-0.498032197290951" calcext:value-type="float">
            <text:p>-0.498032197290951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701]*[.Q43] + [.G702]*[.Q44] + [.G703]*[.Q45] + [.G704]*[.Q46] + [.G705]*[.Q47] + [.G706]*[.Q48] + [.G707]*[.Q49] + [.G708]*[.Q50] + [.G709]*[.Q51] + [.G710]*[.Q52] + [.G711]*[.Q53] + [.G712]*[.Q54] + [.G713]*[.Q55] + [.G714]*[.Q56] + [.G715]*[.Q57] + [.G716]*[.Q58] + [.G717]*[.Q59] + [.G718]*[.Q60] + [.G719]*[.Q61] + [.G720]*[.Q62] + [.G721]*[.Q63] )" office:value-type="float" office:value="-0.999789381897909" calcext:value-type="float">
            <text:p>-0.999789381897909</text:p>
          </table:table-cell>
          <table:table-cell table:style-name="ce19" table:formula="of:=TANH( [.H701]*[.S49] + [.H702]*[.S50] + [.H703]*[.S51] + [.H704]*[.S52] + [.H705]*[.S53] + [.H706]*[.S54] + [.H707]*[.S55] + [.H708]*[.S56] + [.H709]*[.S57] + [.H710]*[.S58] + [.H711]*[.S59] + [.H712]*[.S60] + [.H713]*[.S61] + [.H714]*[.S62] + [.H715]*[.S63] + [.H716]*[.S64] + [.H717]*[.S65] + [.H718]*[.S66] + [.H719]*[.S67] + [.H720]*[.S68] + [.H721]*[.S69] + [.H722]*[.S70] + [.H723]*[.S71] + [.H724]*[.S72] )" office:value-type="float" office:value="-0.999999972587248" calcext:value-type="float">
            <text:p>-0.999999972587248</text:p>
          </table:table-cell>
          <table:table-cell table:style-name="ce20" office:value-type="float" office:value="-0.49038732141751" calcext:value-type="float">
            <text:p>-0.49038732141751</text:p>
          </table:table-cell>
          <table:table-cell table:style-name="ce21" table:formula="of:= ([.J704]-[.I704]) * ([.J704]-[.I704])" office:value-type="float" office:value="0.259705054232249" calcext:value-type="float">
            <text:p>0.259705054232249</text:p>
          </table:table-cell>
          <table:table-cell table:number-columns-repeated="10"/>
        </table:table-row>
        <table:table-row table:style-name="ro1">
          <table:table-cell office:value-type="float" office:value="227.14741" calcext:value-type="float">
            <text:p>227.14741</text:p>
          </table:table-cell>
          <table:table-cell table:number-columns-repeated="3"/>
          <table:table-cell table:formula="of:=[.$C$4] + ([.$C$5] - [.$C$4]) * (([.A705] - [.$C$1]) / ([.$C$2] - [.$C$1]))" office:value-type="float" office:value="-0.498052005089534" calcext:value-type="float">
            <text:p>-0.498052005089534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701]*[.Q64] + [.G702]*[.Q65] + [.G703]*[.Q66] + [.G704]*[.Q67] + [.G705]*[.Q68] + [.G706]*[.Q69] + [.G707]*[.Q70] + [.G708]*[.Q71] + [.G709]*[.Q72] + [.G710]*[.Q73] + [.G711]*[.Q74] + [.G712]*[.Q75] + [.G713]*[.Q76] + [.G714]*[.Q77] + [.G715]*[.Q78] + [.G716]*[.Q79] + [.G717]*[.Q80] + [.G718]*[.Q81] + [.G719]*[.Q82] + [.G720]*[.Q83] + [.G721]*[.Q84] )" office:value-type="float" office:value="-0.999748140769476" calcext:value-type="float">
            <text:p>-0.999748140769476</text:p>
          </table:table-cell>
          <table:table-cell table:number-columns-repeated="13"/>
        </table:table-row>
        <table:table-row table:style-name="ro1">
          <table:table-cell office:value-type="float" office:value="229.66691" calcext:value-type="float">
            <text:p>229.66691</text:p>
          </table:table-cell>
          <table:table-cell table:number-columns-repeated="3"/>
          <table:table-cell table:formula="of:=[.$C$4] + ([.$C$5] - [.$C$4]) * (([.A706] - [.$C$1]) / ([.$C$2] - [.$C$1]))" office:value-type="float" office:value="-0.498010609455457" calcext:value-type="float">
            <text:p>-0.498010609455457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701]*[.Q85] + [.G702]*[.Q86] + [.G703]*[.Q87] + [.G704]*[.Q88] + [.G705]*[.Q89] + [.G706]*[.Q90] + [.G707]*[.Q91] + [.G708]*[.Q92] + [.G709]*[.Q93] + [.G710]*[.Q94] + [.G711]*[.Q95] + [.G712]*[.Q96] + [.G713]*[.Q97] + [.G714]*[.Q98] + [.G715]*[.Q99] + [.G716]*[.Q100] + [.G717]*[.Q101] + [.G718]*[.Q102] + [.G719]*[.Q103] + [.G720]*[.Q104] + [.G721]*[.Q105] )" office:value-type="float" office:value="-0.998417097873442" calcext:value-type="float">
            <text:p>-0.998417097873442</text:p>
          </table:table-cell>
          <table:table-cell table:number-columns-repeated="13"/>
        </table:table-row>
        <table:table-row table:style-name="ro1">
          <table:table-cell office:value-type="float" office:value="240.70116" calcext:value-type="float">
            <text:p>240.70116</text:p>
          </table:table-cell>
          <table:table-cell table:number-columns-repeated="3"/>
          <table:table-cell table:formula="of:=[.$C$4] + ([.$C$5] - [.$C$4]) * (([.A707] - [.$C$1]) / ([.$C$2] - [.$C$1]))" office:value-type="float" office:value="-0.497829315637114" calcext:value-type="float">
            <text:p>-0.497829315637114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701]*[.Q106] + [.G702]*[.Q107] + [.G703]*[.Q108] + [.G704]*[.Q109] + [.G705]*[.Q110] + [.G706]*[.Q111] + [.G707]*[.Q112] + [.G708]*[.Q113] + [.G709]*[.Q114] + [.G710]*[.Q115] + [.G711]*[.Q116] + [.G712]*[.Q117] + [.G713]*[.Q118] + [.G714]*[.Q119] + [.G715]*[.Q120] + [.G716]*[.Q121] + [.G717]*[.Q122] + [.G718]*[.Q123] + [.G719]*[.Q124] + [.G720]*[.Q125] + [.G721]*[.Q126] )" office:value-type="float" office:value="-0.999574513659017" calcext:value-type="float">
            <text:p>-0.999574513659017</text:p>
          </table:table-cell>
          <table:table-cell table:number-columns-repeated="13"/>
        </table:table-row>
        <table:table-row table:style-name="ro1">
          <table:table-cell office:value-type="float" office:value="239.88" calcext:value-type="float">
            <text:p>239.88</text:p>
          </table:table-cell>
          <table:table-cell table:number-columns-repeated="3"/>
          <table:table-cell table:formula="of:=[.$C$4] + ([.$C$5] - [.$C$4]) * (([.A708] - [.$C$1]) / ([.$C$2] - [.$C$1]))" office:value-type="float" office:value="-0.497842807377094" calcext:value-type="float">
            <text:p>-0.497842807377094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701]*[.Q127] + [.G702]*[.Q128] + [.G703]*[.Q129] + [.G704]*[.Q130] + [.G705]*[.Q131] + [.G706]*[.Q132] + [.G707]*[.Q133] + [.G708]*[.Q134] + [.G709]*[.Q135] + [.G710]*[.Q136] + [.G711]*[.Q137] + [.G712]*[.Q138] + [.G713]*[.Q139] + [.G714]*[.Q140] + [.G715]*[.Q141] + [.G716]*[.Q142] + [.G717]*[.Q143] + [.G718]*[.Q144] + [.G719]*[.Q145] + [.G720]*[.Q146] + [.G721]*[.Q147] )" office:value-type="float" office:value="-0.999841010494692" calcext:value-type="float">
            <text:p>-0.999841010494692</text:p>
          </table:table-cell>
          <table:table-cell table:number-columns-repeated="13"/>
        </table:table-row>
        <table:table-row table:style-name="ro1">
          <table:table-cell office:value-type="float" office:value="242.01891" calcext:value-type="float">
            <text:p>242.01891</text:p>
          </table:table-cell>
          <table:table-cell table:number-columns-repeated="3"/>
          <table:table-cell table:formula="of:=[.$C$4] + ([.$C$5] - [.$C$4]) * (([.A709] - [.$C$1]) / ([.$C$2] - [.$C$1]))" office:value-type="float" office:value="-0.497807664874342" calcext:value-type="float">
            <text:p>-0.497807664874342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701]*[.Q148] + [.G702]*[.Q149] + [.G703]*[.Q150] + [.G704]*[.Q151] + [.G705]*[.Q152] + [.G706]*[.Q153] + [.G707]*[.Q154] + [.G708]*[.Q155] + [.G709]*[.Q156] + [.G710]*[.Q157] + [.G711]*[.Q158] + [.G712]*[.Q159] + [.G713]*[.Q160] + [.G714]*[.Q161] + [.G715]*[.Q162] + [.G716]*[.Q163] + [.G717]*[.Q164] + [.G718]*[.Q165] + [.G719]*[.Q166] + [.G720]*[.Q167] + [.G721]*[.Q168] )" office:value-type="float" office:value="-0.999465022326383" calcext:value-type="float">
            <text:p>-0.999465022326383</text:p>
          </table:table-cell>
          <table:table-cell table:number-columns-repeated="13"/>
        </table:table-row>
        <table:table-row table:style-name="ro1">
          <table:table-cell office:value-type="float" office:value="244.31383" calcext:value-type="float">
            <text:p>244.31383</text:p>
          </table:table-cell>
          <table:table-cell table:number-columns-repeated="3"/>
          <table:table-cell table:formula="of:=[.$C$4] + ([.$C$5] - [.$C$4]) * (([.A710] - [.$C$1]) / ([.$C$2] - [.$C$1]))" office:value-type="float" office:value="-0.497769959111866" calcext:value-type="float">
            <text:p>-0.497769959111866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701]*[.Q169] + [.G702]*[.Q170] + [.G703]*[.Q171] + [.G704]*[.Q172] + [.G705]*[.Q173] + [.G706]*[.Q174] + [.G707]*[.Q175] + [.G708]*[.Q176] + [.G709]*[.Q177] + [.G710]*[.Q178] + [.G711]*[.Q179] + [.G712]*[.Q180] + [.G713]*[.Q181] + [.G714]*[.Q182] + [.G715]*[.Q183] + [.G716]*[.Q184] + [.G717]*[.Q185] + [.G718]*[.Q186] + [.G719]*[.Q187] + [.G720]*[.Q188] + [.G721]*[.Q189] )" office:value-type="float" office:value="-0.999891623070714" calcext:value-type="float">
            <text:p>-0.999891623070714</text:p>
          </table:table-cell>
          <table:table-cell table:number-columns-repeated="13"/>
        </table:table-row>
        <table:table-row table:style-name="ro1">
          <table:table-cell office:value-type="float" office:value="237.99466" calcext:value-type="float">
            <text:p>237.99466</text:p>
          </table:table-cell>
          <table:table-cell table:number-columns-repeated="3"/>
          <table:table-cell table:formula="of:=[.$C$4] + ([.$C$5] - [.$C$4]) * (([.A711] - [.$C$1]) / ([.$C$2] - [.$C$1]))" office:value-type="float" office:value="-0.497873783699678" calcext:value-type="float">
            <text:p>-0.497873783699678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701]*[.Q190] + [.G702]*[.Q191] + [.G703]*[.Q192] + [.G704]*[.Q193] + [.G705]*[.Q194] + [.G706]*[.Q195] + [.G707]*[.Q196] + [.G708]*[.Q197] + [.G709]*[.Q198] + [.G710]*[.Q199] + [.G711]*[.Q200] + [.G712]*[.Q201] + [.G713]*[.Q202] + [.G714]*[.Q203] + [.G715]*[.Q204] + [.G716]*[.Q205] + [.G717]*[.Q206] + [.G718]*[.Q207] + [.G719]*[.Q208] + [.G720]*[.Q209] + [.G721]*[.Q210] )" office:value-type="float" office:value="-0.999807144144254" calcext:value-type="float">
            <text:p>-0.999807144144254</text:p>
          </table:table-cell>
          <table:table-cell table:number-columns-repeated="13"/>
        </table:table-row>
        <table:table-row table:style-name="ro1">
          <table:table-cell office:value-type="float" office:value="240.56366" calcext:value-type="float">
            <text:p>240.56366</text:p>
          </table:table-cell>
          <table:table-cell table:number-columns-repeated="3"/>
          <table:table-cell table:formula="of:=[.$C$4] + ([.$C$5] - [.$C$4]) * (([.A712] - [.$C$1]) / ([.$C$2] - [.$C$1]))" office:value-type="float" office:value="-0.497831574775707" calcext:value-type="float">
            <text:p>-0.497831574775707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701]*[.Q211] + [.G702]*[.Q212] + [.G703]*[.Q213] + [.G704]*[.Q214] + [.G705]*[.Q215] + [.G706]*[.Q216] + [.G707]*[.Q217] + [.G708]*[.Q218] + [.G709]*[.Q219] + [.G710]*[.Q220] + [.G711]*[.Q221] + [.G712]*[.Q222] + [.G713]*[.Q223] + [.G714]*[.Q224] + [.G715]*[.Q225] + [.G716]*[.Q226] + [.G717]*[.Q227] + [.G718]*[.Q228] + [.G719]*[.Q229] + [.G720]*[.Q230] + [.G721]*[.Q231] )" office:value-type="float" office:value="-0.998203995371517" calcext:value-type="float">
            <text:p>-0.998203995371517</text:p>
          </table:table-cell>
          <table:table-cell table:number-columns-repeated="13"/>
        </table:table-row>
        <table:table-row table:style-name="ro1">
          <table:table-cell office:value-type="float" office:value="239.81675" calcext:value-type="float">
            <text:p>239.81675</text:p>
          </table:table-cell>
          <table:table-cell table:number-columns-repeated="3"/>
          <table:table-cell table:formula="of:=[.$C$4] + ([.$C$5] - [.$C$4]) * (([.A713] - [.$C$1]) / ([.$C$2] - [.$C$1]))" office:value-type="float" office:value="-0.497843846580847" calcext:value-type="float">
            <text:p>-0.497843846580847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701]*[.Q232] + [.G702]*[.Q233] + [.G703]*[.Q234] + [.G704]*[.Q235] + [.G705]*[.Q236] + [.G706]*[.Q237] + [.G707]*[.Q238] + [.G708]*[.Q239] + [.G709]*[.Q240] + [.G710]*[.Q241] + [.G711]*[.Q242] + [.G712]*[.Q243] + [.G713]*[.Q244] + [.G714]*[.Q245] + [.G715]*[.Q246] + [.G716]*[.Q247] + [.G717]*[.Q248] + [.G718]*[.Q249] + [.G719]*[.Q250] + [.G720]*[.Q251] + [.G721]*[.Q252] )" office:value-type="float" office:value="-0.999954035302479" calcext:value-type="float">
            <text:p>-0.999954035302479</text:p>
          </table:table-cell>
          <table:table-cell table:number-columns-repeated="13"/>
        </table:table-row>
        <table:table-row table:style-name="ro1">
          <table:table-cell office:value-type="float" office:value="235.053" calcext:value-type="float">
            <text:p>235.053</text:p>
          </table:table-cell>
          <table:table-cell table:number-columns-repeated="3"/>
          <table:table-cell table:formula="of:=[.$C$4] + ([.$C$5] - [.$C$4]) * (([.A714] - [.$C$1]) / ([.$C$2] - [.$C$1]))" office:value-type="float" office:value="-0.49792211546429" calcext:value-type="float">
            <text:p>-0.49792211546429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701]*[.Q253] + [.G702]*[.Q254] + [.G703]*[.Q255] + [.G704]*[.Q256] + [.G705]*[.Q257] + [.G706]*[.Q258] + [.G707]*[.Q259] + [.G708]*[.Q260] + [.G709]*[.Q261] + [.G710]*[.Q262] + [.G711]*[.Q263] + [.G712]*[.Q264] + [.G713]*[.Q265] + [.G714]*[.Q266] + [.G715]*[.Q267] + [.G716]*[.Q268] + [.G717]*[.Q269] + [.G718]*[.Q270] + [.G719]*[.Q271] + [.G720]*[.Q272] + [.G721]*[.Q273] )" office:value-type="float" office:value="-0.999988872569938" calcext:value-type="float">
            <text:p>-0.999988872569938</text:p>
          </table:table-cell>
          <table:table-cell table:number-columns-repeated="13"/>
        </table:table-row>
        <table:table-row table:style-name="ro1">
          <table:table-cell office:value-type="float" office:value="229.15808" calcext:value-type="float">
            <text:p>229.15808</text:p>
          </table:table-cell>
          <table:table-cell table:number-columns-repeated="3"/>
          <table:table-cell table:formula="of:=[.$C$4] + ([.$C$5] - [.$C$4]) * (([.A715] - [.$C$1]) / ([.$C$2] - [.$C$1]))" office:value-type="float" office:value="-0.49801896958266" calcext:value-type="float">
            <text:p>-0.49801896958266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701]*[.Q274] + [.G702]*[.Q275] + [.G703]*[.Q276] + [.G704]*[.Q277] + [.G705]*[.Q278] + [.G706]*[.Q279] + [.G707]*[.Q280] + [.G708]*[.Q281] + [.G709]*[.Q282] + [.G710]*[.Q283] + [.G711]*[.Q284] + [.G712]*[.Q285] + [.G713]*[.Q286] + [.G714]*[.Q287] + [.G715]*[.Q288] + [.G716]*[.Q289] + [.G717]*[.Q290] + [.G718]*[.Q291] + [.G719]*[.Q292] + [.G720]*[.Q293] + [.G721]*[.Q294] )" office:value-type="float" office:value="-0.99995050932233" calcext:value-type="float">
            <text:p>-0.99995050932233</text:p>
          </table:table-cell>
          <table:table-cell table:number-columns-repeated="13"/>
        </table:table-row>
        <table:table-row table:style-name="ro1">
          <table:table-cell office:value-type="float" office:value="230.51091" calcext:value-type="float">
            <text:p>230.51091</text:p>
          </table:table-cell>
          <table:table-cell table:number-columns-repeated="3"/>
          <table:table-cell table:formula="of:=[.$C$4] + ([.$C$5] - [.$C$4]) * (([.A716] - [.$C$1]) / ([.$C$2] - [.$C$1]))" office:value-type="float" office:value="-0.49799674245202" calcext:value-type="float">
            <text:p>-0.49799674245202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701]*[.Q295] + [.G702]*[.Q296] + [.G703]*[.Q297] + [.G704]*[.Q298] + [.G705]*[.Q299] + [.G706]*[.Q300] + [.G707]*[.Q301] + [.G708]*[.Q302] + [.G709]*[.Q303] + [.G710]*[.Q304] + [.G711]*[.Q305] + [.G712]*[.Q306] + [.G713]*[.Q307] + [.G714]*[.Q308] + [.G715]*[.Q309] + [.G716]*[.Q310] + [.G717]*[.Q311] + [.G718]*[.Q312] + [.G719]*[.Q313] + [.G720]*[.Q314] + [.G721]*[.Q315] )" office:value-type="float" office:value="-0.999704170933008" calcext:value-type="float">
            <text:p>-0.999704170933008</text:p>
          </table:table-cell>
          <table:table-cell table:number-columns-repeated="13"/>
        </table:table-row>
        <table:table-row table:style-name="ro1">
          <table:table-cell office:value-type="float" office:value="230.98066" calcext:value-type="float">
            <text:p>230.98066</text:p>
          </table:table-cell>
          <table:table-cell table:number-columns-repeated="3"/>
          <table:table-cell table:formula="of:=[.$C$4] + ([.$C$5] - [.$C$4]) * (([.A717] - [.$C$1]) / ([.$C$2] - [.$C$1]))" office:value-type="float" office:value="-0.49798902441308" calcext:value-type="float">
            <text:p>-0.49798902441308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701]*[.Q316] + [.G702]*[.Q317] + [.G703]*[.Q318] + [.G704]*[.Q319] + [.G705]*[.Q320] + [.G706]*[.Q321] + [.G707]*[.Q322] + [.G708]*[.Q323] + [.G709]*[.Q324] + [.G710]*[.Q325] + [.G711]*[.Q326] + [.G712]*[.Q327] + [.G713]*[.Q328] + [.G714]*[.Q329] + [.G715]*[.Q330] + [.G716]*[.Q331] + [.G717]*[.Q332] + [.G718]*[.Q333] + [.G719]*[.Q334] + [.G720]*[.Q335] + [.G721]*[.Q336] )" office:value-type="float" office:value="-0.997518613244621" calcext:value-type="float">
            <text:p>-0.997518613244621</text:p>
          </table:table-cell>
          <table:table-cell table:number-columns-repeated="13"/>
        </table:table-row>
        <table:table-row table:style-name="ro1">
          <table:table-cell office:value-type="float" office:value="229.58975" calcext:value-type="float">
            <text:p>229.58975</text:p>
          </table:table-cell>
          <table:table-cell table:number-columns-repeated="3"/>
          <table:table-cell table:formula="of:=[.$C$4] + ([.$C$5] - [.$C$4]) * (([.A718] - [.$C$1]) / ([.$C$2] - [.$C$1]))" office:value-type="float" office:value="-0.498011877201885" calcext:value-type="float">
            <text:p>-0.498011877201885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701]*[.Q337] + [.G702]*[.Q338] + [.G703]*[.Q339] + [.G704]*[.Q340] + [.G705]*[.Q341] + [.G706]*[.Q342] + [.G707]*[.Q343] + [.G708]*[.Q344] + [.G709]*[.Q345] + [.G710]*[.Q346] + [.G711]*[.Q347] + [.G712]*[.Q348] + [.G713]*[.Q349] + [.G714]*[.Q350] + [.G715]*[.Q351] + [.G716]*[.Q352] + [.G717]*[.Q353] + [.G718]*[.Q354] + [.G719]*[.Q355] + [.G720]*[.Q356] + [.G721]*[.Q357] )" office:value-type="float" office:value="-0.99953442941746" calcext:value-type="float">
            <text:p>-0.99953442941746</text:p>
          </table:table-cell>
          <table:table-cell table:number-columns-repeated="13"/>
        </table:table-row>
        <table:table-row table:style-name="ro1">
          <table:table-cell office:value-type="float" office:value="233.2385" calcext:value-type="float">
            <text:p>233.2385</text:p>
          </table:table-cell>
          <table:table-cell table:number-columns-repeated="3"/>
          <table:table-cell table:formula="of:=[.$C$4] + ([.$C$5] - [.$C$4]) * (([.A719] - [.$C$1]) / ([.$C$2] - [.$C$1]))" office:value-type="float" office:value="-0.497951927878671" calcext:value-type="float">
            <text:p>-0.497951927878671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701]*[.Q358] + [.G702]*[.Q359] + [.G703]*[.Q360] + [.G704]*[.Q361] + [.G705]*[.Q362] + [.G706]*[.Q363] + [.G707]*[.Q364] + [.G708]*[.Q365] + [.G709]*[.Q366] + [.G710]*[.Q367] + [.G711]*[.Q368] + [.G712]*[.Q369] + [.G713]*[.Q370] + [.G714]*[.Q371] + [.G715]*[.Q372] + [.G716]*[.Q373] + [.G717]*[.Q374] + [.G718]*[.Q375] + [.G719]*[.Q376] + [.G720]*[.Q377] + [.G721]*[.Q378] )" office:value-type="float" office:value="-0.99889252127961" calcext:value-type="float">
            <text:p>-0.99889252127961</text:p>
          </table:table-cell>
          <table:table-cell table:number-columns-repeated="13"/>
        </table:table-row>
        <table:table-row table:style-name="ro1">
          <table:table-cell office:value-type="float" office:value="232.50008" calcext:value-type="float">
            <text:p>232.50008</text:p>
          </table:table-cell>
          <table:table-cell table:number-columns-repeated="3"/>
          <table:table-cell table:formula="of:=[.$C$4] + ([.$C$5] - [.$C$4]) * (([.A720] - [.$C$1]) / ([.$C$2] - [.$C$1]))" office:value-type="float" office:value="-0.497964060192271" calcext:value-type="float">
            <text:p>-0.497964060192271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701]*[.Q379] + [.G702]*[.Q380] + [.G703]*[.Q381] + [.G704]*[.Q382] + [.G705]*[.Q383] + [.G706]*[.Q384] + [.G707]*[.Q385] + [.G708]*[.Q386] + [.G709]*[.Q387] + [.G710]*[.Q388] + [.G711]*[.Q389] + [.G712]*[.Q390] + [.G713]*[.Q391] + [.G714]*[.Q392] + [.G715]*[.Q393] + [.G716]*[.Q394] + [.G717]*[.Q395] + [.G718]*[.Q396] + [.G719]*[.Q397] + [.G720]*[.Q398] + [.G721]*[.Q399] )" office:value-type="float" office:value="-0.999719023305425" calcext:value-type="float">
            <text:p>-0.999719023305425</text:p>
          </table:table-cell>
          <table:table-cell table:number-columns-repeated="13"/>
        </table:table-row>
        <table:table-row table:style-name="ro1">
          <table:table-cell office:value-type="float" office:value="231.33733" calcext:value-type="float">
            <text:p>231.33733</text:p>
          </table:table-cell>
          <table:table-cell table:number-columns-repeated="3"/>
          <table:table-cell table:formula="of:=[.$C$4] + ([.$C$5] - [.$C$4]) * (([.A721] - [.$C$1]) / ([.$C$2] - [.$C$1]))" office:value-type="float" office:value="-0.49798316428972" calcext:value-type="float">
            <text:p>-0.49798316428972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701]*[.Q400] + [.G702]*[.Q401] + [.G703]*[.Q402] + [.G704]*[.Q403] + [.G705]*[.Q404] + [.G706]*[.Q405] + [.G707]*[.Q406] + [.G708]*[.Q407] + [.G709]*[.Q408] + [.G710]*[.Q409] + [.G711]*[.Q410] + [.G712]*[.Q411] + [.G713]*[.Q412] + [.G714]*[.Q413] + [.G715]*[.Q414] + [.G716]*[.Q415] + [.G717]*[.Q416] + [.G718]*[.Q417] + [.G719]*[.Q418] + [.G720]*[.Q419] + [.G721]*[.Q420] )" office:value-type="float" office:value="-0.999735080069636" calcext:value-type="float">
            <text:p>-0.999735080069636</text:p>
          </table:table-cell>
          <table:table-cell table:number-columns-repeated="13"/>
        </table:table-row>
        <table:table-row table:style-name="ro1">
          <table:table-cell office:value-type="float" office:value="230.75433" calcext:value-type="float">
            <text:p>230.75433</text:p>
          </table:table-cell>
          <table:table-cell table:number-columns-repeated="3"/>
          <table:table-cell table:formula="of:=[.$C$4] + ([.$C$5] - [.$C$4]) * (([.A722] - [.$C$1]) / ([.$C$2] - [.$C$1]))" office:value-type="float" office:value="-0.497992743037355" calcext:value-type="float">
            <text:p>-0.497992743037355</text:p>
          </table:table-cell>
          <table:table-cell table:number-columns-repeated="2"/>
          <table:table-cell table:style-name="ce17" table:formula="of:=TANH( [.G701]*[.Q421] + [.G702]*[.Q422] + [.G703]*[.Q423] + [.G704]*[.Q424] + [.G705]*[.Q425] + [.G706]*[.Q426] + [.G707]*[.Q427] + [.G708]*[.Q428] + [.G709]*[.Q429] + [.G710]*[.Q430] + [.G711]*[.Q431] + [.G712]*[.Q432] + [.G713]*[.Q433] + [.G714]*[.Q434] + [.G715]*[.Q435] + [.G716]*[.Q436] + [.G717]*[.Q437] + [.G718]*[.Q438] + [.G719]*[.Q439] + [.G720]*[.Q440] + [.G721]*[.Q441] )" office:value-type="float" office:value="-0.999602302447048" calcext:value-type="float">
            <text:p>-0.999602302447048</text:p>
          </table:table-cell>
          <table:table-cell table:number-columns-repeated="13"/>
        </table:table-row>
        <table:table-row table:style-name="ro1">
          <table:table-cell office:value-type="float" office:value="227.79358" calcext:value-type="float">
            <text:p>227.79358</text:p>
          </table:table-cell>
          <table:table-cell table:number-columns-repeated="3"/>
          <table:table-cell table:formula="of:=[.$C$4] + ([.$C$5] - [.$C$4]) * (([.A723] - [.$C$1]) / ([.$C$2] - [.$C$1]))" office:value-type="float" office:value="-0.498041388452554" calcext:value-type="float">
            <text:p>-0.498041388452554</text:p>
          </table:table-cell>
          <table:table-cell table:number-columns-repeated="2"/>
          <table:table-cell table:style-name="ce17" table:formula="of:=TANH( [.G701]*[.Q442] + [.G702]*[.Q443] + [.G703]*[.Q444] + [.G704]*[.Q445] + [.G705]*[.Q446] + [.G706]*[.Q447] + [.G707]*[.Q448] + [.G708]*[.Q449] + [.G709]*[.Q450] + [.G710]*[.Q451] + [.G711]*[.Q452] + [.G712]*[.Q453] + [.G713]*[.Q454] + [.G714]*[.Q455] + [.G715]*[.Q456] + [.G716]*[.Q457] + [.G717]*[.Q458] + [.G718]*[.Q459] + [.G719]*[.Q460] + [.G720]*[.Q461] + [.G721]*[.Q462] )" office:value-type="float" office:value="-0.999344605792181" calcext:value-type="float">
            <text:p>-0.999344605792181</text:p>
          </table:table-cell>
          <table:table-cell table:number-columns-repeated="13"/>
        </table:table-row>
        <table:table-row table:style-name="ro1">
          <table:table-cell office:value-type="float" office:value="231.30983" calcext:value-type="float">
            <text:p>231.30983</text:p>
          </table:table-cell>
          <table:table-cell table:number-columns-repeated="3"/>
          <table:table-cell table:formula="of:=[.$C$4] + ([.$C$5] - [.$C$4]) * (([.A724] - [.$C$1]) / ([.$C$2] - [.$C$1]))" office:value-type="float" office:value="-0.497983616117438" calcext:value-type="float">
            <text:p>-0.497983616117438</text:p>
          </table:table-cell>
          <table:table-cell table:number-columns-repeated="2"/>
          <table:table-cell table:style-name="ce17" table:formula="of:=TANH( [.G701]*[.Q463] + [.G702]*[.Q464] + [.G703]*[.Q465] + [.G704]*[.Q466] + [.G705]*[.Q467] + [.G706]*[.Q468] + [.G707]*[.Q469] + [.G708]*[.Q470] + [.G709]*[.Q471] + [.G710]*[.Q472] + [.G711]*[.Q473] + [.G712]*[.Q474] + [.G713]*[.Q475] + [.G714]*[.Q476] + [.G715]*[.Q477] + [.G716]*[.Q478] + [.G717]*[.Q479] + [.G718]*[.Q480] + [.G719]*[.Q481] + [.G720]*[.Q482] + [.G721]*[.Q483] )" office:value-type="float" office:value="-0.999597314644707" calcext:value-type="float">
            <text:p>-0.999597314644707</text:p>
          </table:table-cell>
          <table:table-cell table:number-columns-repeated="13"/>
        </table:table-row>
        <table:table-row table:style-name="ro1">
          <table:table-cell office:value-type="float" office:value="231.09508" calcext:value-type="float">
            <text:p>231.09508</text:p>
          </table:table-cell>
          <table:table-cell table:number-columns-repeated="3"/>
          <table:table-cell table:formula="of:=[.$C$4] + ([.$C$5] - [.$C$4]) * (([.A725] - [.$C$1]) / ([.$C$2] - [.$C$1]))" office:value-type="float" office:value="-0.497987144481169" calcext:value-type="float">
            <text:p>-0.497987144481169</text:p>
          </table:table-cell>
          <table:table-cell table:number-columns-repeated="16"/>
        </table:table-row>
        <table:table-row table:style-name="ro1">
          <table:table-cell office:value-type="float" office:value="233.74475" calcext:value-type="float">
            <text:p>233.74475</text:p>
          </table:table-cell>
          <table:table-cell table:number-columns-repeated="3"/>
          <table:table-cell table:formula="of:=[.$C$4] + ([.$C$5] - [.$C$4]) * (([.A726] - [.$C$1]) / ([.$C$2] - [.$C$1]))" office:value-type="float" office:value="-0.497943610141123" calcext:value-type="float">
            <text:p>-0.49794361014112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4.92466" calcext:value-type="float">
            <text:p>234.92466</text:p>
          </table:table-cell>
          <table:table-cell table:number-columns-repeated="3"/>
          <table:table-cell table:formula="of:=[.$C$4] + ([.$C$5] - [.$C$4]) * (([.A727] - [.$C$1]) / ([.$C$2] - [.$C$1]))" office:value-type="float" office:value="-0.497924224103177" calcext:value-type="float">
            <text:p>-0.497924224103177</text:p>
          </table:table-cell>
          <table:table-cell/>
          <table:table-cell table:style-name="ce15" office:value-type="float" office:value="-0.498617048511895" calcext:value-type="float">
            <text:p>-0.498617048511895</text:p>
          </table:table-cell>
          <table:table-cell table:style-name="ce17" table:formula="of:=TANH( [.G726]*[.Q1] + [.G727]*[.Q2] + [.G728]*[.Q3] + [.G729]*[.Q4] + [.G730]*[.Q5] + [.G731]*[.Q6] + [.G732]*[.Q7] + [.G733]*[.Q8] + [.G734]*[.Q9] + [.G735]*[.Q10] + [.G736]*[.Q11] + [.G737]*[.Q12] + [.G738]*[.Q13] + [.G739]*[.Q14] + [.G740]*[.Q15] + [.G741]*[.Q16] + [.G742]*[.Q17] + [.G743]*[.Q18] + [.G744]*[.Q19] + [.G745]*[.Q20] + [.G746]*[.Q21] )" office:value-type="float" office:value="-0.999826236078659" calcext:value-type="float">
            <text:p>-0.999826236078659</text:p>
          </table:table-cell>
          <table:table-cell table:style-name="ce19" table:formula="of:=TANH( [.H726]*[.S1] + [.H727]*[.S2] + [.H728]*[.S3] + [.H729]*[.S4] + [.H730]*[.S5] + [.H731]*[.S6] + [.H732]*[.S7] + [.H733]*[.S8] + [.H734]*[.S9] + [.H735]*[.S10] + [.H736]*[.S11] + [.H737]*[.S12] + [.H738]*[.S13] + [.H739]*[.S14] + [.H740]*[.S15] + [.H741]*[.S16] + [.H742]*[.S17] + [.H743]*[.S18] + [.H744]*[.S19] + [.H745]*[.S20] + [.H746]*[.S21] + [.H747]*[.S22] + [.H748]*[.S23] + [.H749]*[.S24] )" office:value-type="float" office:value="-0.999999999373979" calcext:value-type="float">
            <text:p>-0.999999999373979</text:p>
          </table:table-cell>
          <table:table-cell table:style-name="ce20" office:value-type="float" office:value="-0.493394809938538" calcext:value-type="float">
            <text:p>-0.493394809938538</text:p>
          </table:table-cell>
          <table:table-cell table:style-name="ce21" table:formula="of:= ([.J727]-[.I727]) * ([.J727]-[.I727])" office:value-type="float" office:value="0.256648817962919" calcext:value-type="float">
            <text:p>0.256648817962919</text:p>
          </table:table-cell>
          <table:table-cell table:number-columns-repeated="10"/>
        </table:table-row>
        <table:table-row table:style-name="ro1">
          <table:table-cell office:value-type="float" office:value="234.32908" calcext:value-type="float">
            <text:p>234.32908</text:p>
          </table:table-cell>
          <table:table-cell table:number-columns-repeated="3"/>
          <table:table-cell table:formula="of:=[.$C$4] + ([.$C$5] - [.$C$4]) * (([.A728] - [.$C$1]) / ([.$C$2] - [.$C$1]))" office:value-type="float" office:value="-0.497934009541456" calcext:value-type="float">
            <text:p>-0.497934009541456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726]*[.Q22] + [.G727]*[.Q23] + [.G728]*[.Q24] + [.G729]*[.Q25] + [.G730]*[.Q26] + [.G731]*[.Q27] + [.G732]*[.Q28] + [.G733]*[.Q29] + [.G734]*[.Q30] + [.G735]*[.Q31] + [.G736]*[.Q32] + [.G737]*[.Q33] + [.G738]*[.Q34] + [.G739]*[.Q35] + [.G740]*[.Q36] + [.G741]*[.Q37] + [.G742]*[.Q38] + [.G743]*[.Q39] + [.G744]*[.Q40] + [.G745]*[.Q41] + [.G746]*[.Q42] )" office:value-type="float" office:value="-0.998509801118384" calcext:value-type="float">
            <text:p>-0.998509801118384</text:p>
          </table:table-cell>
          <table:table-cell table:style-name="ce19" table:formula="of:=TANH( [.H726]*[.S25] + [.H727]*[.S26] + [.H728]*[.S27] + [.H729]*[.S28] + [.H730]*[.S29] + [.H731]*[.S30] + [.H732]*[.S31] + [.H733]*[.S32] + [.H734]*[.S33] + [.H735]*[.S34] + [.H736]*[.S35] + [.H737]*[.S36] + [.H738]*[.S37] + [.H739]*[.S38] + [.H740]*[.S39] + [.H741]*[.S40] + [.H742]*[.S41] + [.H743]*[.S42] + [.H744]*[.S43] + [.H745]*[.S44] + [.H746]*[.S45] + [.H747]*[.S46] + [.H748]*[.S47] + [.H749]*[.S48] )" office:value-type="float" office:value="-0.999999996079781" calcext:value-type="float">
            <text:p>-0.999999996079781</text:p>
          </table:table-cell>
          <table:table-cell table:style-name="ce20" office:value-type="float" office:value="-0.49038732141751" calcext:value-type="float">
            <text:p>-0.49038732141751</text:p>
          </table:table-cell>
          <table:table-cell table:style-name="ce21" table:formula="of:= ([.J728]-[.I728]) * ([.J728]-[.I728])" office:value-type="float" office:value="0.259705078176433" calcext:value-type="float">
            <text:p>0.259705078176433</text:p>
          </table:table-cell>
          <table:table-cell table:number-columns-repeated="10"/>
        </table:table-row>
        <table:table-row table:style-name="ro1">
          <table:table-cell office:value-type="float" office:value="237.21116" calcext:value-type="float">
            <text:p>237.21116</text:p>
          </table:table-cell>
          <table:table-cell table:number-columns-repeated="3"/>
          <table:table-cell table:formula="of:=[.$C$4] + ([.$C$5] - [.$C$4]) * (([.A729] - [.$C$1]) / ([.$C$2] - [.$C$1]))" office:value-type="float" office:value="-0.497886656682135" calcext:value-type="float">
            <text:p>-0.497886656682135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726]*[.Q43] + [.G727]*[.Q44] + [.G728]*[.Q45] + [.G729]*[.Q46] + [.G730]*[.Q47] + [.G731]*[.Q48] + [.G732]*[.Q49] + [.G733]*[.Q50] + [.G734]*[.Q51] + [.G735]*[.Q52] + [.G736]*[.Q53] + [.G737]*[.Q54] + [.G738]*[.Q55] + [.G739]*[.Q56] + [.G740]*[.Q57] + [.G741]*[.Q58] + [.G742]*[.Q59] + [.G743]*[.Q60] + [.G744]*[.Q61] + [.G745]*[.Q62] + [.G746]*[.Q63] )" office:value-type="float" office:value="-0.999788541182516" calcext:value-type="float">
            <text:p>-0.999788541182516</text:p>
          </table:table-cell>
          <table:table-cell table:style-name="ce19" table:formula="of:=TANH( [.H726]*[.S49] + [.H727]*[.S50] + [.H728]*[.S51] + [.H729]*[.S52] + [.H730]*[.S53] + [.H731]*[.S54] + [.H732]*[.S55] + [.H733]*[.S56] + [.H734]*[.S57] + [.H735]*[.S58] + [.H736]*[.S59] + [.H737]*[.S60] + [.H738]*[.S61] + [.H739]*[.S62] + [.H740]*[.S63] + [.H741]*[.S64] + [.H742]*[.S65] + [.H743]*[.S66] + [.H744]*[.S67] + [.H745]*[.S68] + [.H746]*[.S69] + [.H747]*[.S70] + [.H748]*[.S71] + [.H749]*[.S72] )" office:value-type="float" office:value="-0.999999972586055" calcext:value-type="float">
            <text:p>-0.999999972586055</text:p>
          </table:table-cell>
          <table:table-cell table:style-name="ce20" office:value-type="float" office:value="-0.493050763832716" calcext:value-type="float">
            <text:p>-0.493050763832716</text:p>
          </table:table-cell>
          <table:table-cell table:style-name="ce21" table:formula="of:= ([.J729]-[.I729]) * ([.J729]-[.I729])" office:value-type="float" office:value="0.256997500255636" calcext:value-type="float">
            <text:p>0.256997500255636</text:p>
          </table:table-cell>
          <table:table-cell table:number-columns-repeated="10"/>
        </table:table-row>
        <table:table-row table:style-name="ro1">
          <table:table-cell office:value-type="float" office:value="238.56625" calcext:value-type="float">
            <text:p>238.56625</text:p>
          </table:table-cell>
          <table:table-cell table:number-columns-repeated="3"/>
          <table:table-cell table:formula="of:=[.$C$4] + ([.$C$5] - [.$C$4]) * (([.A730] - [.$C$1]) / ([.$C$2] - [.$C$1]))" office:value-type="float" office:value="-0.497864392419471" calcext:value-type="float">
            <text:p>-0.497864392419471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726]*[.Q64] + [.G727]*[.Q65] + [.G728]*[.Q66] + [.G729]*[.Q67] + [.G730]*[.Q68] + [.G731]*[.Q69] + [.G732]*[.Q70] + [.G733]*[.Q71] + [.G734]*[.Q72] + [.G735]*[.Q73] + [.G736]*[.Q74] + [.G737]*[.Q75] + [.G738]*[.Q76] + [.G739]*[.Q77] + [.G740]*[.Q78] + [.G741]*[.Q79] + [.G742]*[.Q80] + [.G743]*[.Q81] + [.G744]*[.Q82] + [.G745]*[.Q83] + [.G746]*[.Q84] )" office:value-type="float" office:value="-0.999747699951594" calcext:value-type="float">
            <text:p>-0.999747699951594</text:p>
          </table:table-cell>
          <table:table-cell table:number-columns-repeated="13"/>
        </table:table-row>
        <table:table-row table:style-name="ro1">
          <table:table-cell office:value-type="float" office:value="238.06125" calcext:value-type="float">
            <text:p>238.06125</text:p>
          </table:table-cell>
          <table:table-cell table:number-columns-repeated="3"/>
          <table:table-cell table:formula="of:=[.$C$4] + ([.$C$5] - [.$C$4]) * (([.A731] - [.$C$1]) / ([.$C$2] - [.$C$1]))" office:value-type="float" office:value="-0.497872689619395" calcext:value-type="float">
            <text:p>-0.497872689619395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726]*[.Q85] + [.G727]*[.Q86] + [.G728]*[.Q87] + [.G729]*[.Q88] + [.G730]*[.Q89] + [.G731]*[.Q90] + [.G732]*[.Q91] + [.G733]*[.Q92] + [.G734]*[.Q93] + [.G735]*[.Q94] + [.G736]*[.Q95] + [.G737]*[.Q96] + [.G738]*[.Q97] + [.G739]*[.Q98] + [.G740]*[.Q99] + [.G741]*[.Q100] + [.G742]*[.Q101] + [.G743]*[.Q102] + [.G744]*[.Q103] + [.G745]*[.Q104] + [.G746]*[.Q105] )" office:value-type="float" office:value="-0.998413304057517" calcext:value-type="float">
            <text:p>-0.998413304057517</text:p>
          </table:table-cell>
          <table:table-cell table:number-columns-repeated="13"/>
        </table:table-row>
        <table:table-row table:style-name="ro1">
          <table:table-cell office:value-type="float" office:value="237.15191" calcext:value-type="float">
            <text:p>237.15191</text:p>
          </table:table-cell>
          <table:table-cell table:number-columns-repeated="3"/>
          <table:table-cell table:formula="of:=[.$C$4] + ([.$C$5] - [.$C$4]) * (([.A732] - [.$C$1]) / ([.$C$2] - [.$C$1]))" office:value-type="float" office:value="-0.497887630165492" calcext:value-type="float">
            <text:p>-0.497887630165492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726]*[.Q106] + [.G727]*[.Q107] + [.G728]*[.Q108] + [.G729]*[.Q109] + [.G730]*[.Q110] + [.G731]*[.Q111] + [.G732]*[.Q112] + [.G733]*[.Q113] + [.G734]*[.Q114] + [.G735]*[.Q115] + [.G736]*[.Q116] + [.G737]*[.Q117] + [.G738]*[.Q118] + [.G739]*[.Q119] + [.G740]*[.Q120] + [.G741]*[.Q121] + [.G742]*[.Q122] + [.G743]*[.Q123] + [.G744]*[.Q124] + [.G745]*[.Q125] + [.G746]*[.Q126] )" office:value-type="float" office:value="-0.999573322327767" calcext:value-type="float">
            <text:p>-0.999573322327767</text:p>
          </table:table-cell>
          <table:table-cell table:number-columns-repeated="13"/>
        </table:table-row>
        <table:table-row table:style-name="ro1">
          <table:table-cell office:value-type="float" office:value="238.06358" calcext:value-type="float">
            <text:p>238.06358</text:p>
          </table:table-cell>
          <table:table-cell table:number-columns-repeated="3"/>
          <table:table-cell table:formula="of:=[.$C$4] + ([.$C$5] - [.$C$4]) * (([.A733] - [.$C$1]) / ([.$C$2] - [.$C$1]))" office:value-type="float" office:value="-0.497872651337265" calcext:value-type="float">
            <text:p>-0.497872651337265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726]*[.Q127] + [.G727]*[.Q128] + [.G728]*[.Q129] + [.G729]*[.Q130] + [.G730]*[.Q131] + [.G731]*[.Q132] + [.G732]*[.Q133] + [.G733]*[.Q134] + [.G734]*[.Q135] + [.G735]*[.Q136] + [.G736]*[.Q137] + [.G737]*[.Q138] + [.G738]*[.Q139] + [.G739]*[.Q140] + [.G740]*[.Q141] + [.G741]*[.Q142] + [.G742]*[.Q143] + [.G743]*[.Q144] + [.G744]*[.Q145] + [.G745]*[.Q146] + [.G746]*[.Q147] )" office:value-type="float" office:value="-0.999840266969768" calcext:value-type="float">
            <text:p>-0.999840266969768</text:p>
          </table:table-cell>
          <table:table-cell table:number-columns-repeated="13"/>
        </table:table-row>
        <table:table-row table:style-name="ro1">
          <table:table-cell office:value-type="float" office:value="237.63516" calcext:value-type="float">
            <text:p>237.63516</text:p>
          </table:table-cell>
          <table:table-cell table:number-columns-repeated="3"/>
          <table:table-cell table:formula="of:=[.$C$4] + ([.$C$5] - [.$C$4]) * (([.A734] - [.$C$1]) / ([.$C$2] - [.$C$1]))" office:value-type="float" office:value="-0.497879690320218" calcext:value-type="float">
            <text:p>-0.497879690320218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726]*[.Q148] + [.G727]*[.Q149] + [.G728]*[.Q150] + [.G729]*[.Q151] + [.G730]*[.Q152] + [.G731]*[.Q153] + [.G732]*[.Q154] + [.G733]*[.Q155] + [.G734]*[.Q156] + [.G735]*[.Q157] + [.G736]*[.Q158] + [.G737]*[.Q159] + [.G738]*[.Q160] + [.G739]*[.Q161] + [.G740]*[.Q162] + [.G741]*[.Q163] + [.G742]*[.Q164] + [.G743]*[.Q165] + [.G744]*[.Q166] + [.G745]*[.Q167] + [.G746]*[.Q168] )" office:value-type="float" office:value="-0.999462900993991" calcext:value-type="float">
            <text:p>-0.999462900993991</text:p>
          </table:table-cell>
          <table:table-cell table:number-columns-repeated="13"/>
        </table:table-row>
        <table:table-row table:style-name="ro1">
          <table:table-cell office:value-type="float" office:value="238.99883" calcext:value-type="float">
            <text:p>238.99883</text:p>
          </table:table-cell>
          <table:table-cell table:number-columns-repeated="3"/>
          <table:table-cell table:formula="of:=[.$C$4] + ([.$C$5] - [.$C$4]) * (([.A735] - [.$C$1]) / ([.$C$2] - [.$C$1]))" office:value-type="float" office:value="-0.497857285087306" calcext:value-type="float">
            <text:p>-0.497857285087306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726]*[.Q169] + [.G727]*[.Q170] + [.G728]*[.Q171] + [.G729]*[.Q172] + [.G730]*[.Q173] + [.G731]*[.Q174] + [.G732]*[.Q175] + [.G733]*[.Q176] + [.G734]*[.Q177] + [.G735]*[.Q178] + [.G736]*[.Q179] + [.G737]*[.Q180] + [.G738]*[.Q181] + [.G739]*[.Q182] + [.G740]*[.Q183] + [.G741]*[.Q184] + [.G742]*[.Q185] + [.G743]*[.Q186] + [.G744]*[.Q187] + [.G745]*[.Q188] + [.G746]*[.Q189] )" office:value-type="float" office:value="-0.999891187565894" calcext:value-type="float">
            <text:p>-0.999891187565894</text:p>
          </table:table-cell>
          <table:table-cell table:number-columns-repeated="13"/>
        </table:table-row>
        <table:table-row table:style-name="ro1">
          <table:table-cell office:value-type="float" office:value="238.82433" calcext:value-type="float">
            <text:p>238.82433</text:p>
          </table:table-cell>
          <table:table-cell table:number-columns-repeated="3"/>
          <table:table-cell table:formula="of:=[.$C$4] + ([.$C$5] - [.$C$4]) * (([.A736] - [.$C$1]) / ([.$C$2] - [.$C$1]))" office:value-type="float" office:value="-0.497860152139557" calcext:value-type="float">
            <text:p>-0.497860152139557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726]*[.Q190] + [.G727]*[.Q191] + [.G728]*[.Q192] + [.G729]*[.Q193] + [.G730]*[.Q194] + [.G731]*[.Q195] + [.G732]*[.Q196] + [.G733]*[.Q197] + [.G734]*[.Q198] + [.G735]*[.Q199] + [.G736]*[.Q200] + [.G737]*[.Q201] + [.G738]*[.Q202] + [.G739]*[.Q203] + [.G740]*[.Q204] + [.G741]*[.Q205] + [.G742]*[.Q206] + [.G743]*[.Q207] + [.G744]*[.Q208] + [.G745]*[.Q209] + [.G746]*[.Q210] )" office:value-type="float" office:value="-0.999806369371536" calcext:value-type="float">
            <text:p>-0.999806369371536</text:p>
          </table:table-cell>
          <table:table-cell table:number-columns-repeated="13"/>
        </table:table-row>
        <table:table-row table:style-name="ro1">
          <table:table-cell office:value-type="float" office:value="240.63075" calcext:value-type="float">
            <text:p>240.63075</text:p>
          </table:table-cell>
          <table:table-cell table:number-columns-repeated="3"/>
          <table:table-cell table:formula="of:=[.$C$4] + ([.$C$5] - [.$C$4]) * (([.A737] - [.$C$1]) / ([.$C$2] - [.$C$1]))" office:value-type="float" office:value="-0.497830472480375" calcext:value-type="float">
            <text:p>-0.497830472480375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726]*[.Q211] + [.G727]*[.Q212] + [.G728]*[.Q213] + [.G729]*[.Q214] + [.G730]*[.Q215] + [.G731]*[.Q216] + [.G732]*[.Q217] + [.G733]*[.Q218] + [.G734]*[.Q219] + [.G735]*[.Q220] + [.G736]*[.Q221] + [.G737]*[.Q222] + [.G738]*[.Q223] + [.G739]*[.Q224] + [.G740]*[.Q225] + [.G741]*[.Q226] + [.G742]*[.Q227] + [.G743]*[.Q228] + [.G744]*[.Q229] + [.G745]*[.Q230] + [.G746]*[.Q231] )" office:value-type="float" office:value="-0.998196398904626" calcext:value-type="float">
            <text:p>-0.998196398904626</text:p>
          </table:table-cell>
          <table:table-cell table:number-columns-repeated="13"/>
        </table:table-row>
        <table:table-row table:style-name="ro1">
          <table:table-cell office:value-type="float" office:value="246.49633" calcext:value-type="float">
            <text:p>246.49633</text:p>
          </table:table-cell>
          <table:table-cell table:number-columns-repeated="3"/>
          <table:table-cell table:formula="of:=[.$C$4] + ([.$C$5] - [.$C$4]) * (([.A738] - [.$C$1]) / ([.$C$2] - [.$C$1]))" office:value-type="float" office:value="-0.497734100421105" calcext:value-type="float">
            <text:p>-0.497734100421105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726]*[.Q232] + [.G727]*[.Q233] + [.G728]*[.Q234] + [.G729]*[.Q235] + [.G730]*[.Q236] + [.G731]*[.Q237] + [.G732]*[.Q238] + [.G733]*[.Q239] + [.G734]*[.Q240] + [.G735]*[.Q241] + [.G736]*[.Q242] + [.G737]*[.Q243] + [.G738]*[.Q244] + [.G739]*[.Q245] + [.G740]*[.Q246] + [.G741]*[.Q247] + [.G742]*[.Q248] + [.G743]*[.Q249] + [.G744]*[.Q250] + [.G745]*[.Q251] + [.G746]*[.Q252] )" office:value-type="float" office:value="-0.999953843866866" calcext:value-type="float">
            <text:p>-0.999953843866866</text:p>
          </table:table-cell>
          <table:table-cell table:number-columns-repeated="13"/>
        </table:table-row>
        <table:table-row table:style-name="ro1">
          <table:table-cell office:value-type="float" office:value="244.49816" calcext:value-type="float">
            <text:p>244.49816</text:p>
          </table:table-cell>
          <table:table-cell table:number-columns-repeated="3"/>
          <table:table-cell table:formula="of:=[.$C$4] + ([.$C$5] - [.$C$4]) * (([.A739] - [.$C$1]) / ([.$C$2] - [.$C$1]))" office:value-type="float" office:value="-0.497766930551744" calcext:value-type="float">
            <text:p>-0.497766930551744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726]*[.Q253] + [.G727]*[.Q254] + [.G728]*[.Q255] + [.G729]*[.Q256] + [.G730]*[.Q257] + [.G731]*[.Q258] + [.G732]*[.Q259] + [.G733]*[.Q260] + [.G734]*[.Q261] + [.G735]*[.Q262] + [.G736]*[.Q263] + [.G737]*[.Q264] + [.G738]*[.Q265] + [.G739]*[.Q266] + [.G740]*[.Q267] + [.G741]*[.Q268] + [.G742]*[.Q269] + [.G743]*[.Q270] + [.G744]*[.Q271] + [.G745]*[.Q272] + [.G746]*[.Q273] )" office:value-type="float" office:value="-0.999988818240261" calcext:value-type="float">
            <text:p>-0.999988818240261</text:p>
          </table:table-cell>
          <table:table-cell table:number-columns-repeated="13"/>
        </table:table-row>
        <table:table-row table:style-name="ro1">
          <table:table-cell office:value-type="float" office:value="243.25675" calcext:value-type="float">
            <text:p>243.25675</text:p>
          </table:table-cell>
          <table:table-cell table:number-columns-repeated="3"/>
          <table:table-cell table:formula="of:=[.$C$4] + ([.$C$5] - [.$C$4]) * (([.A740] - [.$C$1]) / ([.$C$2] - [.$C$1]))" office:value-type="float" office:value="-0.497787327040769" calcext:value-type="float">
            <text:p>-0.497787327040769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726]*[.Q274] + [.G727]*[.Q275] + [.G728]*[.Q276] + [.G729]*[.Q277] + [.G730]*[.Q278] + [.G731]*[.Q279] + [.G732]*[.Q280] + [.G733]*[.Q281] + [.G734]*[.Q282] + [.G735]*[.Q283] + [.G736]*[.Q284] + [.G737]*[.Q285] + [.G738]*[.Q286] + [.G739]*[.Q287] + [.G740]*[.Q288] + [.G741]*[.Q289] + [.G742]*[.Q290] + [.G743]*[.Q291] + [.G744]*[.Q292] + [.G745]*[.Q293] + [.G746]*[.Q294] )" office:value-type="float" office:value="-0.999950300880718" calcext:value-type="float">
            <text:p>-0.999950300880718</text:p>
          </table:table-cell>
          <table:table-cell table:number-columns-repeated="13"/>
        </table:table-row>
        <table:table-row table:style-name="ro1">
          <table:table-cell office:value-type="float" office:value="244.96533" calcext:value-type="float">
            <text:p>244.96533</text:p>
          </table:table-cell>
          <table:table-cell table:number-columns-repeated="3"/>
          <table:table-cell table:formula="of:=[.$C$4] + ([.$C$5] - [.$C$4]) * (([.A741] - [.$C$1]) / ([.$C$2] - [.$C$1]))" office:value-type="float" office:value="-0.497759254902459" calcext:value-type="float">
            <text:p>-0.497759254902459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726]*[.Q295] + [.G727]*[.Q296] + [.G728]*[.Q297] + [.G729]*[.Q298] + [.G730]*[.Q299] + [.G731]*[.Q300] + [.G732]*[.Q301] + [.G733]*[.Q302] + [.G734]*[.Q303] + [.G735]*[.Q304] + [.G736]*[.Q305] + [.G737]*[.Q306] + [.G738]*[.Q307] + [.G739]*[.Q308] + [.G740]*[.Q309] + [.G741]*[.Q310] + [.G742]*[.Q311] + [.G743]*[.Q312] + [.G744]*[.Q313] + [.G745]*[.Q314] + [.G746]*[.Q315] )" office:value-type="float" office:value="-0.999702650447631" calcext:value-type="float">
            <text:p>-0.999702650447631</text:p>
          </table:table-cell>
          <table:table-cell table:number-columns-repeated="13"/>
        </table:table-row>
        <table:table-row table:style-name="ro1">
          <table:table-cell office:value-type="float" office:value="245.07" calcext:value-type="float">
            <text:p>245.07</text:p>
          </table:table-cell>
          <table:table-cell table:number-columns-repeated="3"/>
          <table:table-cell table:formula="of:=[.$C$4] + ([.$C$5] - [.$C$4]) * (([.A742] - [.$C$1]) / ([.$C$2] - [.$C$1]))" office:value-type="float" office:value="-0.497757535164012" calcext:value-type="float">
            <text:p>-0.497757535164012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726]*[.Q316] + [.G727]*[.Q317] + [.G728]*[.Q318] + [.G729]*[.Q319] + [.G730]*[.Q320] + [.G731]*[.Q321] + [.G732]*[.Q322] + [.G733]*[.Q323] + [.G734]*[.Q324] + [.G735]*[.Q325] + [.G736]*[.Q326] + [.G737]*[.Q327] + [.G738]*[.Q328] + [.G739]*[.Q329] + [.G740]*[.Q330] + [.G741]*[.Q331] + [.G742]*[.Q332] + [.G743]*[.Q333] + [.G744]*[.Q334] + [.G745]*[.Q335] + [.G746]*[.Q336] )" office:value-type="float" office:value="-0.99750822664168" calcext:value-type="float">
            <text:p>-0.99750822664168</text:p>
          </table:table-cell>
          <table:table-cell table:number-columns-repeated="13"/>
        </table:table-row>
        <table:table-row table:style-name="ro1">
          <table:table-cell office:value-type="float" office:value="247.65041" calcext:value-type="float">
            <text:p>247.65041</text:p>
          </table:table-cell>
          <table:table-cell table:number-columns-repeated="3"/>
          <table:table-cell table:formula="of:=[.$C$4] + ([.$C$5] - [.$C$4]) * (([.A743] - [.$C$1]) / ([.$C$2] - [.$C$1]))" office:value-type="float" office:value="-0.497715138772613" calcext:value-type="float">
            <text:p>-0.497715138772613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726]*[.Q337] + [.G727]*[.Q338] + [.G728]*[.Q339] + [.G729]*[.Q340] + [.G730]*[.Q341] + [.G731]*[.Q342] + [.G732]*[.Q343] + [.G733]*[.Q344] + [.G734]*[.Q345] + [.G735]*[.Q346] + [.G736]*[.Q347] + [.G737]*[.Q348] + [.G738]*[.Q349] + [.G739]*[.Q350] + [.G740]*[.Q351] + [.G741]*[.Q352] + [.G742]*[.Q353] + [.G743]*[.Q354] + [.G744]*[.Q355] + [.G745]*[.Q356] + [.G746]*[.Q357] )" office:value-type="float" office:value="-0.999533573103485" calcext:value-type="float">
            <text:p>-0.999533573103485</text:p>
          </table:table-cell>
          <table:table-cell table:number-columns-repeated="13"/>
        </table:table-row>
        <table:table-row table:style-name="ro1">
          <table:table-cell office:value-type="float" office:value="244.57641" calcext:value-type="float">
            <text:p>244.57641</text:p>
          </table:table-cell>
          <table:table-cell table:number-columns-repeated="3"/>
          <table:table-cell table:formula="of:=[.$C$4] + ([.$C$5] - [.$C$4]) * (([.A744] - [.$C$1]) / ([.$C$2] - [.$C$1]))" office:value-type="float" office:value="-0.497765644896508" calcext:value-type="float">
            <text:p>-0.497765644896508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726]*[.Q358] + [.G727]*[.Q359] + [.G728]*[.Q360] + [.G729]*[.Q361] + [.G730]*[.Q362] + [.G731]*[.Q363] + [.G732]*[.Q364] + [.G733]*[.Q365] + [.G734]*[.Q366] + [.G735]*[.Q367] + [.G736]*[.Q368] + [.G737]*[.Q369] + [.G738]*[.Q370] + [.G739]*[.Q371] + [.G740]*[.Q372] + [.G741]*[.Q373] + [.G742]*[.Q374] + [.G743]*[.Q375] + [.G744]*[.Q376] + [.G745]*[.Q377] + [.G746]*[.Q378] )" office:value-type="float" office:value="-0.998890230958295" calcext:value-type="float">
            <text:p>-0.998890230958295</text:p>
          </table:table-cell>
          <table:table-cell table:number-columns-repeated="13"/>
        </table:table-row>
        <table:table-row table:style-name="ro1">
          <table:table-cell office:value-type="float" office:value="249.45908" calcext:value-type="float">
            <text:p>249.45908</text:p>
          </table:table-cell>
          <table:table-cell table:number-columns-repeated="3"/>
          <table:table-cell table:formula="of:=[.$C$4] + ([.$C$5] - [.$C$4]) * (([.A745] - [.$C$1]) / ([.$C$2] - [.$C$1]))" office:value-type="float" office:value="-0.497685422145708" calcext:value-type="float">
            <text:p>-0.497685422145708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726]*[.Q379] + [.G727]*[.Q380] + [.G728]*[.Q381] + [.G729]*[.Q382] + [.G730]*[.Q383] + [.G731]*[.Q384] + [.G732]*[.Q385] + [.G733]*[.Q386] + [.G734]*[.Q387] + [.G735]*[.Q388] + [.G736]*[.Q389] + [.G737]*[.Q390] + [.G738]*[.Q391] + [.G739]*[.Q392] + [.G740]*[.Q393] + [.G741]*[.Q394] + [.G742]*[.Q395] + [.G743]*[.Q396] + [.G744]*[.Q397] + [.G745]*[.Q398] + [.G746]*[.Q399] )" office:value-type="float" office:value="-0.999718178838364" calcext:value-type="float">
            <text:p>-0.999718178838364</text:p>
          </table:table-cell>
          <table:table-cell table:number-columns-repeated="13"/>
        </table:table-row>
        <table:table-row table:style-name="ro1">
          <table:table-cell office:value-type="float" office:value="254.64216" calcext:value-type="float">
            <text:p>254.64216</text:p>
          </table:table-cell>
          <table:table-cell table:number-columns-repeated="3"/>
          <table:table-cell table:formula="of:=[.$C$4] + ([.$C$5] - [.$C$4]) * (([.A746] - [.$C$1]) / ([.$C$2] - [.$C$1]))" office:value-type="float" office:value="-0.49760026362891" calcext:value-type="float">
            <text:p>-0.49760026362891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726]*[.Q400] + [.G727]*[.Q401] + [.G728]*[.Q402] + [.G729]*[.Q403] + [.G730]*[.Q404] + [.G731]*[.Q405] + [.G732]*[.Q406] + [.G733]*[.Q407] + [.G734]*[.Q408] + [.G735]*[.Q409] + [.G736]*[.Q410] + [.G737]*[.Q411] + [.G738]*[.Q412] + [.G739]*[.Q413] + [.G740]*[.Q414] + [.G741]*[.Q415] + [.G742]*[.Q416] + [.G743]*[.Q417] + [.G744]*[.Q418] + [.G745]*[.Q419] + [.G746]*[.Q420] )" office:value-type="float" office:value="-0.999733915361608" calcext:value-type="float">
            <text:p>-0.999733915361608</text:p>
          </table:table-cell>
          <table:table-cell table:number-columns-repeated="13"/>
        </table:table-row>
        <table:table-row table:style-name="ro1">
          <table:table-cell office:value-type="float" office:value="255.72741" calcext:value-type="float">
            <text:p>255.72741</text:p>
          </table:table-cell>
          <table:table-cell table:number-columns-repeated="3"/>
          <table:table-cell table:formula="of:=[.$C$4] + ([.$C$5] - [.$C$4]) * (([.A747] - [.$C$1]) / ([.$C$2] - [.$C$1]))" office:value-type="float" office:value="-0.497582432864123" calcext:value-type="float">
            <text:p>-0.497582432864123</text:p>
          </table:table-cell>
          <table:table-cell table:number-columns-repeated="2"/>
          <table:table-cell table:style-name="ce17" table:formula="of:=TANH( [.G726]*[.Q421] + [.G727]*[.Q422] + [.G728]*[.Q423] + [.G729]*[.Q424] + [.G730]*[.Q425] + [.G731]*[.Q426] + [.G732]*[.Q427] + [.G733]*[.Q428] + [.G734]*[.Q429] + [.G735]*[.Q430] + [.G736]*[.Q431] + [.G737]*[.Q432] + [.G738]*[.Q433] + [.G739]*[.Q434] + [.G740]*[.Q435] + [.G741]*[.Q436] + [.G742]*[.Q437] + [.G743]*[.Q438] + [.G744]*[.Q439] + [.G745]*[.Q440] + [.G746]*[.Q441] )" office:value-type="float" office:value="-0.99960072332567" calcext:value-type="float">
            <text:p>-0.99960072332567</text:p>
          </table:table-cell>
          <table:table-cell table:number-columns-repeated="13"/>
        </table:table-row>
        <table:table-row table:style-name="ro1">
          <table:table-cell office:value-type="float" office:value="267.53983" calcext:value-type="float">
            <text:p>267.53983</text:p>
          </table:table-cell>
          <table:table-cell table:number-columns-repeated="3"/>
          <table:table-cell table:formula="of:=[.$C$4] + ([.$C$5] - [.$C$4]) * (([.A748] - [.$C$1]) / ([.$C$2] - [.$C$1]))" office:value-type="float" office:value="-0.49738835363575" calcext:value-type="float">
            <text:p>-0.49738835363575</text:p>
          </table:table-cell>
          <table:table-cell table:number-columns-repeated="2"/>
          <table:table-cell table:style-name="ce17" table:formula="of:=TANH( [.G726]*[.Q442] + [.G727]*[.Q443] + [.G728]*[.Q444] + [.G729]*[.Q445] + [.G730]*[.Q446] + [.G731]*[.Q447] + [.G732]*[.Q448] + [.G733]*[.Q449] + [.G734]*[.Q450] + [.G735]*[.Q451] + [.G736]*[.Q452] + [.G737]*[.Q453] + [.G738]*[.Q454] + [.G739]*[.Q455] + [.G740]*[.Q456] + [.G741]*[.Q457] + [.G742]*[.Q458] + [.G743]*[.Q459] + [.G744]*[.Q460] + [.G745]*[.Q461] + [.G746]*[.Q462] )" office:value-type="float" office:value="-0.999342753508676" calcext:value-type="float">
            <text:p>-0.999342753508676</text:p>
          </table:table-cell>
          <table:table-cell table:number-columns-repeated="13"/>
        </table:table-row>
        <table:table-row table:style-name="ro1">
          <table:table-cell office:value-type="float" office:value="270.04041" calcext:value-type="float">
            <text:p>270.04041</text:p>
          </table:table-cell>
          <table:table-cell table:number-columns-repeated="3"/>
          <table:table-cell table:formula="of:=[.$C$4] + ([.$C$5] - [.$C$4]) * (([.A749] - [.$C$1]) / ([.$C$2] - [.$C$1]))" office:value-type="float" office:value="-0.497347268859143" calcext:value-type="float">
            <text:p>-0.497347268859143</text:p>
          </table:table-cell>
          <table:table-cell table:number-columns-repeated="2"/>
          <table:table-cell table:style-name="ce17" table:formula="of:=TANH( [.G726]*[.Q463] + [.G727]*[.Q464] + [.G728]*[.Q465] + [.G729]*[.Q466] + [.G730]*[.Q467] + [.G731]*[.Q468] + [.G732]*[.Q469] + [.G733]*[.Q470] + [.G734]*[.Q471] + [.G735]*[.Q472] + [.G736]*[.Q473] + [.G737]*[.Q474] + [.G738]*[.Q475] + [.G739]*[.Q476] + [.G740]*[.Q477] + [.G741]*[.Q478] + [.G742]*[.Q479] + [.G743]*[.Q480] + [.G744]*[.Q481] + [.G745]*[.Q482] + [.G746]*[.Q483] )" office:value-type="float" office:value="-0.999595478296643" calcext:value-type="float">
            <text:p>-0.999595478296643</text:p>
          </table:table-cell>
          <table:table-cell table:number-columns-repeated="13"/>
        </table:table-row>
        <table:table-row table:style-name="ro1">
          <table:table-cell office:value-type="float" office:value="264.98625" calcext:value-type="float">
            <text:p>264.98625</text:p>
          </table:table-cell>
          <table:table-cell table:number-columns-repeated="3"/>
          <table:table-cell table:formula="of:=[.$C$4] + ([.$C$5] - [.$C$4]) * (([.A750] - [.$C$1]) / ([.$C$2] - [.$C$1]))" office:value-type="float" office:value="-0.497430309207596" calcext:value-type="float">
            <text:p>-0.497430309207596</text:p>
          </table:table-cell>
          <table:table-cell table:number-columns-repeated="16"/>
        </table:table-row>
        <table:table-row table:style-name="ro1">
          <table:table-cell office:value-type="float" office:value="264.92575" calcext:value-type="float">
            <text:p>264.92575</text:p>
          </table:table-cell>
          <table:table-cell table:number-columns-repeated="3"/>
          <table:table-cell table:formula="of:=[.$C$4] + ([.$C$5] - [.$C$4]) * (([.A751] - [.$C$1]) / ([.$C$2] - [.$C$1]))" office:value-type="float" office:value="-0.497431303228577" calcext:value-type="float">
            <text:p>-0.49743130322857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70.49541" calcext:value-type="float">
            <text:p>270.49541</text:p>
          </table:table-cell>
          <table:table-cell table:number-columns-repeated="3"/>
          <table:table-cell table:formula="of:=[.$C$4] + ([.$C$5] - [.$C$4]) * (([.A752] - [.$C$1]) / ([.$C$2] - [.$C$1]))" office:value-type="float" office:value="-0.497339793164162" calcext:value-type="float">
            <text:p>-0.497339793164162</text:p>
          </table:table-cell>
          <table:table-cell/>
          <table:table-cell table:style-name="ce15" office:value-type="float" office:value="-0.498540757976655" calcext:value-type="float">
            <text:p>-0.498540757976655</text:p>
          </table:table-cell>
          <table:table-cell table:style-name="ce17" table:formula="of:=TANH( [.G751]*[.Q1] + [.G752]*[.Q2] + [.G753]*[.Q3] + [.G754]*[.Q4] + [.G755]*[.Q5] + [.G756]*[.Q6] + [.G757]*[.Q7] + [.G758]*[.Q8] + [.G759]*[.Q9] + [.G760]*[.Q10] + [.G761]*[.Q11] + [.G762]*[.Q12] + [.G763]*[.Q13] + [.G764]*[.Q14] + [.G765]*[.Q15] + [.G766]*[.Q16] + [.G767]*[.Q17] + [.G768]*[.Q18] + [.G769]*[.Q19] + [.G770]*[.Q20] + [.G771]*[.Q21] )" office:value-type="float" office:value="-0.999825096400906" calcext:value-type="float">
            <text:p>-0.999825096400906</text:p>
          </table:table-cell>
          <table:table-cell table:style-name="ce19" table:formula="of:=TANH( [.H751]*[.S1] + [.H752]*[.S2] + [.H753]*[.S3] + [.H754]*[.S4] + [.H755]*[.S5] + [.H756]*[.S6] + [.H757]*[.S7] + [.H758]*[.S8] + [.H759]*[.S9] + [.H760]*[.S10] + [.H761]*[.S11] + [.H762]*[.S12] + [.H763]*[.S13] + [.H764]*[.S14] + [.H765]*[.S15] + [.H766]*[.S16] + [.H767]*[.S17] + [.H768]*[.S18] + [.H769]*[.S19] + [.H770]*[.S20] + [.H771]*[.S21] + [.H772]*[.S22] + [.H773]*[.S23] + [.H774]*[.S24] )" office:value-type="float" office:value="-0.99999999937394" calcext:value-type="float">
            <text:p>-0.99999999937394</text:p>
          </table:table-cell>
          <table:table-cell table:style-name="ce20" office:value-type="float" office:value="-0.49038732141751" calcext:value-type="float">
            <text:p>-0.49038732141751</text:p>
          </table:table-cell>
          <table:table-cell table:style-name="ce21" table:formula="of:= ([.J752]-[.I752]) * ([.J752]-[.I752])" office:value-type="float" office:value="0.259705081533924" calcext:value-type="float">
            <text:p>0.259705081533924</text:p>
          </table:table-cell>
          <table:table-cell table:number-columns-repeated="10"/>
        </table:table-row>
        <table:table-row table:style-name="ro1">
          <table:table-cell office:value-type="float" office:value="267.46908" calcext:value-type="float">
            <text:p>267.46908</text:p>
          </table:table-cell>
          <table:table-cell table:number-columns-repeated="3"/>
          <table:table-cell table:formula="of:=[.$C$4] + ([.$C$5] - [.$C$4]) * (([.A753] - [.$C$1]) / ([.$C$2] - [.$C$1]))" office:value-type="float" office:value="-0.497389516065245" calcext:value-type="float">
            <text:p>-0.497389516065245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751]*[.Q22] + [.G752]*[.Q23] + [.G753]*[.Q24] + [.G754]*[.Q25] + [.G755]*[.Q26] + [.G756]*[.Q27] + [.G757]*[.Q28] + [.G758]*[.Q29] + [.G759]*[.Q30] + [.G760]*[.Q31] + [.G761]*[.Q32] + [.G762]*[.Q33] + [.G763]*[.Q34] + [.G764]*[.Q35] + [.G765]*[.Q36] + [.G766]*[.Q37] + [.G767]*[.Q38] + [.G768]*[.Q39] + [.G769]*[.Q40] + [.G770]*[.Q41] + [.G771]*[.Q42] )" office:value-type="float" office:value="-0.998504041036729" calcext:value-type="float">
            <text:p>-0.998504041036729</text:p>
          </table:table-cell>
          <table:table-cell table:style-name="ce19" table:formula="of:=TANH( [.H751]*[.S25] + [.H752]*[.S26] + [.H753]*[.S27] + [.H754]*[.S28] + [.H755]*[.S29] + [.H756]*[.S30] + [.H757]*[.S31] + [.H758]*[.S32] + [.H759]*[.S33] + [.H760]*[.S34] + [.H761]*[.S35] + [.H762]*[.S36] + [.H763]*[.S37] + [.H764]*[.S38] + [.H765]*[.S39] + [.H766]*[.S40] + [.H767]*[.S41] + [.H768]*[.S42] + [.H769]*[.S43] + [.H770]*[.S44] + [.H771]*[.S45] + [.H772]*[.S46] + [.H773]*[.S47] + [.H774]*[.S48] )" office:value-type="float" office:value="-0.999999996079526" calcext:value-type="float">
            <text:p>-0.999999996079526</text:p>
          </table:table-cell>
          <table:table-cell table:style-name="ce20" office:value-type="float" office:value="-0.493050763832716" calcext:value-type="float">
            <text:p>-0.493050763832716</text:p>
          </table:table-cell>
          <table:table-cell table:style-name="ce21" table:formula="of:= ([.J753]-[.I753]) * ([.J753]-[.I753])" office:value-type="float" office:value="0.25699752407563" calcext:value-type="float">
            <text:p>0.25699752407563</text:p>
          </table:table-cell>
          <table:table-cell table:number-columns-repeated="10"/>
        </table:table-row>
        <table:table-row table:style-name="ro1">
          <table:table-cell office:value-type="float" office:value="274.25325" calcext:value-type="float">
            <text:p>274.25325</text:p>
          </table:table-cell>
          <table:table-cell table:number-columns-repeated="3"/>
          <table:table-cell table:formula="of:=[.$C$4] + ([.$C$5] - [.$C$4]) * (([.A754] - [.$C$1]) / ([.$C$2] - [.$C$1]))" office:value-type="float" office:value="-0.497278051481463" calcext:value-type="float">
            <text:p>-0.497278051481463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751]*[.Q43] + [.G752]*[.Q44] + [.G753]*[.Q45] + [.G754]*[.Q46] + [.G755]*[.Q47] + [.G756]*[.Q48] + [.G757]*[.Q49] + [.G758]*[.Q50] + [.G759]*[.Q51] + [.G760]*[.Q52] + [.G761]*[.Q53] + [.G762]*[.Q54] + [.G763]*[.Q55] + [.G764]*[.Q56] + [.G765]*[.Q57] + [.G766]*[.Q58] + [.G767]*[.Q59] + [.G768]*[.Q60] + [.G769]*[.Q61] + [.G770]*[.Q62] + [.G771]*[.Q63] )" office:value-type="float" office:value="-0.999787247400962" calcext:value-type="float">
            <text:p>-0.999787247400962</text:p>
          </table:table-cell>
          <table:table-cell table:style-name="ce19" table:formula="of:=TANH( [.H751]*[.S49] + [.H752]*[.S50] + [.H753]*[.S51] + [.H754]*[.S52] + [.H755]*[.S53] + [.H756]*[.S54] + [.H757]*[.S55] + [.H758]*[.S56] + [.H759]*[.S57] + [.H760]*[.S58] + [.H761]*[.S59] + [.H762]*[.S60] + [.H763]*[.S61] + [.H764]*[.S62] + [.H765]*[.S63] + [.H766]*[.S64] + [.H767]*[.S65] + [.H768]*[.S66] + [.H769]*[.S67] + [.H770]*[.S68] + [.H771]*[.S69] + [.H772]*[.S70] + [.H773]*[.S71] + [.H774]*[.S72] )" office:value-type="float" office:value="-0.999999972584634" calcext:value-type="float">
            <text:p>-0.999999972584634</text:p>
          </table:table-cell>
          <table:table-cell table:style-name="ce20" office:value-type="float" office:value="-0.492341418959595" calcext:value-type="float">
            <text:p>-0.492341418959595</text:p>
          </table:table-cell>
          <table:table-cell table:style-name="ce21" table:formula="of:= ([.J754]-[.I754]) * ([.J754]-[.I754])" office:value-type="float" office:value="0.257717207068666" calcext:value-type="float">
            <text:p>0.257717207068666</text:p>
          </table:table-cell>
          <table:table-cell table:number-columns-repeated="10"/>
        </table:table-row>
        <table:table-row table:style-name="ro1">
          <table:table-cell office:value-type="float" office:value="279.97908" calcext:value-type="float">
            <text:p>279.97908</text:p>
          </table:table-cell>
          <table:table-cell table:number-columns-repeated="3"/>
          <table:table-cell table:formula="of:=[.$C$4] + ([.$C$5] - [.$C$4]) * (([.A755] - [.$C$1]) / ([.$C$2] - [.$C$1]))" office:value-type="float" office:value="-0.497183975528509" calcext:value-type="float">
            <text:p>-0.497183975528509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751]*[.Q64] + [.G752]*[.Q65] + [.G753]*[.Q66] + [.G754]*[.Q67] + [.G755]*[.Q68] + [.G756]*[.Q69] + [.G757]*[.Q70] + [.G758]*[.Q71] + [.G759]*[.Q72] + [.G760]*[.Q73] + [.G761]*[.Q74] + [.G762]*[.Q75] + [.G763]*[.Q76] + [.G764]*[.Q77] + [.G765]*[.Q78] + [.G766]*[.Q79] + [.G767]*[.Q80] + [.G768]*[.Q81] + [.G769]*[.Q82] + [.G770]*[.Q83] + [.G771]*[.Q84] )" office:value-type="float" office:value="-0.999746432572287" calcext:value-type="float">
            <text:p>-0.999746432572287</text:p>
          </table:table-cell>
          <table:table-cell table:number-columns-repeated="13"/>
        </table:table-row>
        <table:table-row table:style-name="ro1">
          <table:table-cell office:value-type="float" office:value="286.86941" calcext:value-type="float">
            <text:p>286.86941</text:p>
          </table:table-cell>
          <table:table-cell table:number-columns-repeated="3"/>
          <table:table-cell table:formula="of:=[.$C$4] + ([.$C$5] - [.$C$4]) * (([.A756] - [.$C$1]) / ([.$C$2] - [.$C$1]))" office:value-type="float" office:value="-0.497070766725433" calcext:value-type="float">
            <text:p>-0.497070766725433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751]*[.Q85] + [.G752]*[.Q86] + [.G753]*[.Q87] + [.G754]*[.Q88] + [.G755]*[.Q89] + [.G756]*[.Q90] + [.G757]*[.Q91] + [.G758]*[.Q92] + [.G759]*[.Q93] + [.G760]*[.Q94] + [.G761]*[.Q95] + [.G762]*[.Q96] + [.G763]*[.Q97] + [.G764]*[.Q98] + [.G765]*[.Q99] + [.G766]*[.Q100] + [.G767]*[.Q101] + [.G768]*[.Q102] + [.G769]*[.Q103] + [.G770]*[.Q104] + [.G771]*[.Q105] )" office:value-type="float" office:value="-0.998408441684245" calcext:value-type="float">
            <text:p>-0.998408441684245</text:p>
          </table:table-cell>
          <table:table-cell table:number-columns-repeated="13"/>
        </table:table-row>
        <table:table-row table:style-name="ro1">
          <table:table-cell office:value-type="float" office:value="284.286" calcext:value-type="float">
            <text:p>284.286</text:p>
          </table:table-cell>
          <table:table-cell table:number-columns-repeated="3"/>
          <table:table-cell table:formula="of:=[.$C$4] + ([.$C$5] - [.$C$4]) * (([.A757] - [.$C$1]) / ([.$C$2] - [.$C$1]))" office:value-type="float" office:value="-0.497113212407128" calcext:value-type="float">
            <text:p>-0.497113212407128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751]*[.Q106] + [.G752]*[.Q107] + [.G753]*[.Q108] + [.G754]*[.Q109] + [.G755]*[.Q110] + [.G756]*[.Q111] + [.G757]*[.Q112] + [.G758]*[.Q113] + [.G759]*[.Q114] + [.G760]*[.Q115] + [.G761]*[.Q116] + [.G762]*[.Q117] + [.G763]*[.Q118] + [.G764]*[.Q119] + [.G765]*[.Q120] + [.G766]*[.Q121] + [.G767]*[.Q122] + [.G768]*[.Q123] + [.G769]*[.Q124] + [.G770]*[.Q125] + [.G771]*[.Q126] )" office:value-type="float" office:value="-0.999570736601173" calcext:value-type="float">
            <text:p>-0.999570736601173</text:p>
          </table:table-cell>
          <table:table-cell table:number-columns-repeated="13"/>
        </table:table-row>
        <table:table-row table:style-name="ro1">
          <table:table-cell office:value-type="float" office:value="287.83091" calcext:value-type="float">
            <text:p>287.83091</text:p>
          </table:table-cell>
          <table:table-cell table:number-columns-repeated="3"/>
          <table:table-cell table:formula="of:=[.$C$4] + ([.$C$5] - [.$C$4]) * (([.A758] - [.$C$1]) / ([.$C$2] - [.$C$1]))" office:value-type="float" office:value="-0.497054969185379" calcext:value-type="float">
            <text:p>-0.497054969185379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751]*[.Q127] + [.G752]*[.Q128] + [.G753]*[.Q129] + [.G754]*[.Q130] + [.G755]*[.Q131] + [.G756]*[.Q132] + [.G757]*[.Q133] + [.G758]*[.Q134] + [.G759]*[.Q135] + [.G760]*[.Q136] + [.G761]*[.Q137] + [.G762]*[.Q138] + [.G763]*[.Q139] + [.G764]*[.Q140] + [.G765]*[.Q141] + [.G766]*[.Q142] + [.G767]*[.Q143] + [.G768]*[.Q144] + [.G769]*[.Q145] + [.G770]*[.Q146] + [.G771]*[.Q147] )" office:value-type="float" office:value="-0.999839439879211" calcext:value-type="float">
            <text:p>-0.999839439879211</text:p>
          </table:table-cell>
          <table:table-cell table:number-columns-repeated="13"/>
        </table:table-row>
        <table:table-row table:style-name="ro1">
          <table:table-cell office:value-type="float" office:value="300.53566" calcext:value-type="float">
            <text:p>300.53566</text:p>
          </table:table-cell>
          <table:table-cell table:number-columns-repeated="3"/>
          <table:table-cell table:formula="of:=[.$C$4] + ([.$C$5] - [.$C$4]) * (([.A759] - [.$C$1]) / ([.$C$2] - [.$C$1]))" office:value-type="float" office:value="-0.496846228886891" calcext:value-type="float">
            <text:p>-0.496846228886891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751]*[.Q148] + [.G752]*[.Q149] + [.G753]*[.Q150] + [.G754]*[.Q151] + [.G755]*[.Q152] + [.G756]*[.Q153] + [.G757]*[.Q154] + [.G758]*[.Q155] + [.G759]*[.Q156] + [.G760]*[.Q157] + [.G761]*[.Q158] + [.G762]*[.Q159] + [.G763]*[.Q160] + [.G764]*[.Q161] + [.G765]*[.Q162] + [.G766]*[.Q163] + [.G767]*[.Q164] + [.G768]*[.Q165] + [.G769]*[.Q166] + [.G770]*[.Q167] + [.G771]*[.Q168] )" office:value-type="float" office:value="-0.999460249038986" calcext:value-type="float">
            <text:p>-0.999460249038986</text:p>
          </table:table-cell>
          <table:table-cell table:number-columns-repeated="13"/>
        </table:table-row>
        <table:table-row table:style-name="ro1">
          <table:table-cell office:value-type="float" office:value="304.32691" calcext:value-type="float">
            <text:p>304.32691</text:p>
          </table:table-cell>
          <table:table-cell table:number-columns-repeated="3"/>
          <table:table-cell table:formula="of:=[.$C$4] + ([.$C$5] - [.$C$4]) * (([.A760] - [.$C$1]) / ([.$C$2] - [.$C$1]))" office:value-type="float" office:value="-0.496783938274589" calcext:value-type="float">
            <text:p>-0.496783938274589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751]*[.Q169] + [.G752]*[.Q170] + [.G753]*[.Q171] + [.G754]*[.Q172] + [.G755]*[.Q173] + [.G756]*[.Q174] + [.G757]*[.Q175] + [.G758]*[.Q176] + [.G759]*[.Q177] + [.G760]*[.Q178] + [.G761]*[.Q179] + [.G762]*[.Q180] + [.G763]*[.Q181] + [.G764]*[.Q182] + [.G765]*[.Q183] + [.G766]*[.Q184] + [.G767]*[.Q185] + [.G768]*[.Q186] + [.G769]*[.Q187] + [.G770]*[.Q188] + [.G771]*[.Q189] )" office:value-type="float" office:value="-0.999890580093706" calcext:value-type="float">
            <text:p>-0.999890580093706</text:p>
          </table:table-cell>
          <table:table-cell table:number-columns-repeated="13"/>
        </table:table-row>
        <table:table-row table:style-name="ro1">
          <table:table-cell office:value-type="float" office:value="326.55691" calcext:value-type="float">
            <text:p>326.55691</text:p>
          </table:table-cell>
          <table:table-cell table:number-columns-repeated="3"/>
          <table:table-cell table:formula="of:=[.$C$4] + ([.$C$5] - [.$C$4]) * (([.A761] - [.$C$1]) / ([.$C$2] - [.$C$1]))" office:value-type="float" office:value="-0.496418697176937" calcext:value-type="float">
            <text:p>-0.496418697176937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751]*[.Q190] + [.G752]*[.Q191] + [.G753]*[.Q192] + [.G754]*[.Q193] + [.G755]*[.Q194] + [.G756]*[.Q195] + [.G757]*[.Q196] + [.G758]*[.Q197] + [.G759]*[.Q198] + [.G760]*[.Q199] + [.G761]*[.Q200] + [.G762]*[.Q201] + [.G763]*[.Q202] + [.G764]*[.Q203] + [.G765]*[.Q204] + [.G766]*[.Q205] + [.G767]*[.Q206] + [.G768]*[.Q207] + [.G769]*[.Q208] + [.G770]*[.Q209] + [.G771]*[.Q210] )" office:value-type="float" office:value="-0.999805416043311" calcext:value-type="float">
            <text:p>-0.999805416043311</text:p>
          </table:table-cell>
          <table:table-cell table:number-columns-repeated="13"/>
        </table:table-row>
        <table:table-row table:style-name="ro1">
          <table:table-cell office:value-type="float" office:value="327.58425" calcext:value-type="float">
            <text:p>327.58425</text:p>
          </table:table-cell>
          <table:table-cell table:number-columns-repeated="3"/>
          <table:table-cell table:formula="of:=[.$C$4] + ([.$C$5] - [.$C$4]) * (([.A762] - [.$C$1]) / ([.$C$2] - [.$C$1]))" office:value-type="float" office:value="-0.496401817879174" calcext:value-type="float">
            <text:p>-0.496401817879174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751]*[.Q211] + [.G752]*[.Q212] + [.G753]*[.Q213] + [.G754]*[.Q214] + [.G755]*[.Q215] + [.G756]*[.Q216] + [.G757]*[.Q217] + [.G758]*[.Q218] + [.G759]*[.Q219] + [.G760]*[.Q220] + [.G761]*[.Q221] + [.G762]*[.Q222] + [.G763]*[.Q223] + [.G764]*[.Q224] + [.G765]*[.Q225] + [.G766]*[.Q226] + [.G767]*[.Q227] + [.G768]*[.Q228] + [.G769]*[.Q229] + [.G770]*[.Q230] + [.G771]*[.Q231] )" office:value-type="float" office:value="-0.998188153245531" calcext:value-type="float">
            <text:p>-0.998188153245531</text:p>
          </table:table-cell>
          <table:table-cell table:number-columns-repeated="13"/>
        </table:table-row>
        <table:table-row table:style-name="ro1">
          <table:table-cell office:value-type="float" office:value="311.70274" calcext:value-type="float">
            <text:p>311.70274</text:p>
          </table:table-cell>
          <table:table-cell table:number-columns-repeated="3"/>
          <table:table-cell table:formula="of:=[.$C$4] + ([.$C$5] - [.$C$4]) * (([.A763] - [.$C$1]) / ([.$C$2] - [.$C$1]))" office:value-type="float" office:value="-0.496662752658516" calcext:value-type="float">
            <text:p>-0.496662752658516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751]*[.Q232] + [.G752]*[.Q233] + [.G753]*[.Q234] + [.G754]*[.Q235] + [.G755]*[.Q236] + [.G756]*[.Q237] + [.G757]*[.Q238] + [.G758]*[.Q239] + [.G759]*[.Q240] + [.G760]*[.Q241] + [.G761]*[.Q242] + [.G762]*[.Q243] + [.G763]*[.Q244] + [.G764]*[.Q245] + [.G765]*[.Q246] + [.G766]*[.Q247] + [.G767]*[.Q248] + [.G768]*[.Q249] + [.G769]*[.Q250] + [.G770]*[.Q251] + [.G771]*[.Q252] )" office:value-type="float" office:value="-0.999953562435532" calcext:value-type="float">
            <text:p>-0.999953562435532</text:p>
          </table:table-cell>
          <table:table-cell table:number-columns-repeated="13"/>
        </table:table-row>
        <table:table-row table:style-name="ro1">
          <table:table-cell office:value-type="float" office:value="325.64666" calcext:value-type="float">
            <text:p>325.64666</text:p>
          </table:table-cell>
          <table:table-cell table:number-columns-repeated="3"/>
          <table:table-cell table:formula="of:=[.$C$4] + ([.$C$5] - [.$C$4]) * (([.A764] - [.$C$1]) / ([.$C$2] - [.$C$1]))" office:value-type="float" office:value="-0.496433652674424" calcext:value-type="float">
            <text:p>-0.496433652674424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751]*[.Q253] + [.G752]*[.Q254] + [.G753]*[.Q255] + [.G754]*[.Q256] + [.G755]*[.Q257] + [.G756]*[.Q258] + [.G757]*[.Q259] + [.G758]*[.Q260] + [.G759]*[.Q261] + [.G760]*[.Q262] + [.G761]*[.Q263] + [.G762]*[.Q264] + [.G763]*[.Q265] + [.G764]*[.Q266] + [.G765]*[.Q267] + [.G766]*[.Q268] + [.G767]*[.Q269] + [.G768]*[.Q270] + [.G769]*[.Q271] + [.G770]*[.Q272] + [.G771]*[.Q273] )" office:value-type="float" office:value="-0.999988748449228" calcext:value-type="float">
            <text:p>-0.999988748449228</text:p>
          </table:table-cell>
          <table:table-cell table:number-columns-repeated="13"/>
        </table:table-row>
        <table:table-row table:style-name="ro1">
          <table:table-cell office:value-type="float" office:value="369.51133" calcext:value-type="float">
            <text:p>369.51133</text:p>
          </table:table-cell>
          <table:table-cell table:number-columns-repeated="3"/>
          <table:table-cell table:formula="of:=[.$C$4] + ([.$C$5] - [.$C$4]) * (([.A765] - [.$C$1]) / ([.$C$2] - [.$C$1]))" office:value-type="float" office:value="-0.495712951809874" calcext:value-type="float">
            <text:p>-0.495712951809874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751]*[.Q274] + [.G752]*[.Q275] + [.G753]*[.Q276] + [.G754]*[.Q277] + [.G755]*[.Q278] + [.G756]*[.Q279] + [.G757]*[.Q280] + [.G758]*[.Q281] + [.G759]*[.Q282] + [.G760]*[.Q283] + [.G761]*[.Q284] + [.G762]*[.Q285] + [.G763]*[.Q286] + [.G764]*[.Q287] + [.G765]*[.Q288] + [.G766]*[.Q289] + [.G767]*[.Q290] + [.G768]*[.Q291] + [.G769]*[.Q292] + [.G770]*[.Q293] + [.G771]*[.Q294] )" office:value-type="float" office:value="-0.999950011094449" calcext:value-type="float">
            <text:p>-0.999950011094449</text:p>
          </table:table-cell>
          <table:table-cell table:number-columns-repeated="13"/>
        </table:table-row>
        <table:table-row table:style-name="ro1">
          <table:table-cell office:value-type="float" office:value="432.46133" calcext:value-type="float">
            <text:p>432.46133</text:p>
          </table:table-cell>
          <table:table-cell table:number-columns-repeated="3"/>
          <table:table-cell table:formula="of:=[.$C$4] + ([.$C$5] - [.$C$4]) * (([.A766] - [.$C$1]) / ([.$C$2] - [.$C$1]))" office:value-type="float" office:value="-0.494678677086654" calcext:value-type="float">
            <text:p>-0.494678677086654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751]*[.Q295] + [.G752]*[.Q296] + [.G753]*[.Q297] + [.G754]*[.Q298] + [.G755]*[.Q299] + [.G756]*[.Q300] + [.G757]*[.Q301] + [.G758]*[.Q302] + [.G759]*[.Q303] + [.G760]*[.Q304] + [.G761]*[.Q305] + [.G762]*[.Q306] + [.G763]*[.Q307] + [.G764]*[.Q308] + [.G765]*[.Q309] + [.G766]*[.Q310] + [.G767]*[.Q311] + [.G768]*[.Q312] + [.G769]*[.Q313] + [.G770]*[.Q314] + [.G771]*[.Q315] )" office:value-type="float" office:value="-0.999701214251323" calcext:value-type="float">
            <text:p>-0.999701214251323</text:p>
          </table:table-cell>
          <table:table-cell table:number-columns-repeated="13"/>
        </table:table-row>
        <table:table-row table:style-name="ro1">
          <table:table-cell office:value-type="float" office:value="434.31683" calcext:value-type="float">
            <text:p>434.31683</text:p>
          </table:table-cell>
          <table:table-cell table:number-columns-repeated="3"/>
          <table:table-cell table:formula="of:=[.$C$4] + ([.$C$5] - [.$C$4]) * (([.A767] - [.$C$1]) / ([.$C$2] - [.$C$1]))" office:value-type="float" office:value="-0.49464819103822" calcext:value-type="float">
            <text:p>-0.49464819103822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751]*[.Q316] + [.G752]*[.Q317] + [.G753]*[.Q318] + [.G754]*[.Q319] + [.G755]*[.Q320] + [.G756]*[.Q321] + [.G757]*[.Q322] + [.G758]*[.Q323] + [.G759]*[.Q324] + [.G760]*[.Q325] + [.G761]*[.Q326] + [.G762]*[.Q327] + [.G763]*[.Q328] + [.G764]*[.Q329] + [.G765]*[.Q330] + [.G766]*[.Q331] + [.G767]*[.Q332] + [.G768]*[.Q333] + [.G769]*[.Q334] + [.G770]*[.Q335] + [.G771]*[.Q336] )" office:value-type="float" office:value="-0.997499862248142" calcext:value-type="float">
            <text:p>-0.997499862248142</text:p>
          </table:table-cell>
          <table:table-cell table:number-columns-repeated="13"/>
        </table:table-row>
        <table:table-row table:style-name="ro1">
          <table:table-cell office:value-type="float" office:value="359.586" calcext:value-type="float">
            <text:p>359.586</text:p>
          </table:table-cell>
          <table:table-cell table:number-columns-repeated="3"/>
          <table:table-cell table:formula="of:=[.$C$4] + ([.$C$5] - [.$C$4]) * (([.A768] - [.$C$1]) / ([.$C$2] - [.$C$1]))" office:value-type="float" office:value="-0.49587602596299" calcext:value-type="float">
            <text:p>-0.49587602596299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751]*[.Q337] + [.G752]*[.Q338] + [.G753]*[.Q339] + [.G754]*[.Q340] + [.G755]*[.Q341] + [.G756]*[.Q342] + [.G757]*[.Q343] + [.G758]*[.Q344] + [.G759]*[.Q345] + [.G760]*[.Q346] + [.G761]*[.Q347] + [.G762]*[.Q348] + [.G763]*[.Q349] + [.G764]*[.Q350] + [.G765]*[.Q351] + [.G766]*[.Q352] + [.G767]*[.Q353] + [.G768]*[.Q354] + [.G769]*[.Q355] + [.G770]*[.Q356] + [.G771]*[.Q357] )" office:value-type="float" office:value="-0.99953109806873" calcext:value-type="float">
            <text:p>-0.99953109806873</text:p>
          </table:table-cell>
          <table:table-cell table:number-columns-repeated="13"/>
        </table:table-row>
        <table:table-row table:style-name="ro1">
          <table:table-cell office:value-type="float" office:value="377.64099" calcext:value-type="float">
            <text:p>377.64099</text:p>
          </table:table-cell>
          <table:table-cell table:number-columns-repeated="3"/>
          <table:table-cell table:formula="of:=[.$C$4] + ([.$C$5] - [.$C$4]) * (([.A769] - [.$C$1]) / ([.$C$2] - [.$C$1]))" office:value-type="float" office:value="-0.495579380692378" calcext:value-type="float">
            <text:p>-0.495579380692378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751]*[.Q358] + [.G752]*[.Q359] + [.G753]*[.Q360] + [.G754]*[.Q361] + [.G755]*[.Q362] + [.G756]*[.Q363] + [.G757]*[.Q364] + [.G758]*[.Q365] + [.G759]*[.Q366] + [.G760]*[.Q367] + [.G761]*[.Q368] + [.G762]*[.Q369] + [.G763]*[.Q370] + [.G764]*[.Q371] + [.G765]*[.Q372] + [.G766]*[.Q373] + [.G767]*[.Q374] + [.G768]*[.Q375] + [.G769]*[.Q376] + [.G770]*[.Q377] + [.G771]*[.Q378] )" office:value-type="float" office:value="-0.998885267770031" calcext:value-type="float">
            <text:p>-0.998885267770031</text:p>
          </table:table-cell>
          <table:table-cell table:number-columns-repeated="13"/>
        </table:table-row>
        <table:table-row table:style-name="ro1">
          <table:table-cell office:value-type="float" office:value="387.775" calcext:value-type="float">
            <text:p>387.775</text:p>
          </table:table-cell>
          <table:table-cell table:number-columns-repeated="3"/>
          <table:table-cell table:formula="of:=[.$C$4] + ([.$C$5] - [.$C$4]) * (([.A770] - [.$C$1]) / ([.$C$2] - [.$C$1]))" office:value-type="float" office:value="-0.495412877906233" calcext:value-type="float">
            <text:p>-0.495412877906233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751]*[.Q379] + [.G752]*[.Q380] + [.G753]*[.Q381] + [.G754]*[.Q382] + [.G755]*[.Q383] + [.G756]*[.Q384] + [.G757]*[.Q385] + [.G758]*[.Q386] + [.G759]*[.Q387] + [.G760]*[.Q388] + [.G761]*[.Q389] + [.G762]*[.Q390] + [.G763]*[.Q391] + [.G764]*[.Q392] + [.G765]*[.Q393] + [.G766]*[.Q394] + [.G767]*[.Q395] + [.G768]*[.Q396] + [.G769]*[.Q397] + [.G770]*[.Q398] + [.G771]*[.Q399] )" office:value-type="float" office:value="-0.999716605976561" calcext:value-type="float">
            <text:p>-0.999716605976561</text:p>
          </table:table-cell>
          <table:table-cell table:number-columns-repeated="13"/>
        </table:table-row>
        <table:table-row table:style-name="ro1">
          <table:table-cell office:value-type="float" office:value="370.652" calcext:value-type="float">
            <text:p>370.652</text:p>
          </table:table-cell>
          <table:table-cell table:number-columns-repeated="3"/>
          <table:table-cell table:formula="of:=[.$C$4] + ([.$C$5] - [.$C$4]) * (([.A771] - [.$C$1]) / ([.$C$2] - [.$C$1]))" office:value-type="float" office:value="-0.495694210489008" calcext:value-type="float">
            <text:p>-0.495694210489008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751]*[.Q400] + [.G752]*[.Q401] + [.G753]*[.Q402] + [.G754]*[.Q403] + [.G755]*[.Q404] + [.G756]*[.Q405] + [.G757]*[.Q406] + [.G758]*[.Q407] + [.G759]*[.Q408] + [.G760]*[.Q409] + [.G761]*[.Q410] + [.G762]*[.Q411] + [.G763]*[.Q412] + [.G764]*[.Q413] + [.G765]*[.Q414] + [.G766]*[.Q415] + [.G767]*[.Q416] + [.G768]*[.Q417] + [.G769]*[.Q418] + [.G770]*[.Q419] + [.G771]*[.Q420] )" office:value-type="float" office:value="-0.999732584082503" calcext:value-type="float">
            <text:p>-0.999732584082503</text:p>
          </table:table-cell>
          <table:table-cell table:number-columns-repeated="13"/>
        </table:table-row>
        <table:table-row table:style-name="ro1">
          <table:table-cell office:value-type="float" office:value="376.948" calcext:value-type="float">
            <text:p>376.948</text:p>
          </table:table-cell>
          <table:table-cell table:number-columns-repeated="3"/>
          <table:table-cell table:formula="of:=[.$C$4] + ([.$C$5] - [.$C$4]) * (([.A772] - [.$C$1]) / ([.$C$2] - [.$C$1]))" office:value-type="float" office:value="-0.495590766586587" calcext:value-type="float">
            <text:p>-0.495590766586587</text:p>
          </table:table-cell>
          <table:table-cell table:number-columns-repeated="2"/>
          <table:table-cell table:style-name="ce17" table:formula="of:=TANH( [.G751]*[.Q421] + [.G752]*[.Q422] + [.G753]*[.Q423] + [.G754]*[.Q424] + [.G755]*[.Q425] + [.G756]*[.Q426] + [.G757]*[.Q427] + [.G758]*[.Q428] + [.G759]*[.Q429] + [.G760]*[.Q430] + [.G761]*[.Q431] + [.G762]*[.Q432] + [.G763]*[.Q433] + [.G764]*[.Q434] + [.G765]*[.Q435] + [.G766]*[.Q436] + [.G767]*[.Q437] + [.G768]*[.Q438] + [.G769]*[.Q439] + [.G770]*[.Q440] + [.G771]*[.Q441] )" office:value-type="float" office:value="-0.999598780442328" calcext:value-type="float">
            <text:p>-0.999598780442328</text:p>
          </table:table-cell>
          <table:table-cell table:number-columns-repeated="13"/>
        </table:table-row>
        <table:table-row table:style-name="ro1">
          <table:table-cell office:value-type="float" office:value="311.702" calcext:value-type="float">
            <text:p>311.702</text:p>
          </table:table-cell>
          <table:table-cell table:number-columns-repeated="3"/>
          <table:table-cell table:formula="of:=[.$C$4] + ([.$C$5] - [.$C$4]) * (([.A773] - [.$C$1]) / ([.$C$2] - [.$C$1]))" office:value-type="float" office:value="-0.49666276481679" calcext:value-type="float">
            <text:p>-0.49666276481679</text:p>
          </table:table-cell>
          <table:table-cell table:number-columns-repeated="2"/>
          <table:table-cell table:style-name="ce17" table:formula="of:=TANH( [.G751]*[.Q442] + [.G752]*[.Q443] + [.G753]*[.Q444] + [.G754]*[.Q445] + [.G755]*[.Q446] + [.G756]*[.Q447] + [.G757]*[.Q448] + [.G758]*[.Q449] + [.G759]*[.Q450] + [.G760]*[.Q451] + [.G761]*[.Q452] + [.G762]*[.Q453] + [.G763]*[.Q454] + [.G764]*[.Q455] + [.G765]*[.Q456] + [.G766]*[.Q457] + [.G767]*[.Q458] + [.G768]*[.Q459] + [.G769]*[.Q460] + [.G770]*[.Q461] + [.G771]*[.Q462] )" office:value-type="float" office:value="-0.999340094129565" calcext:value-type="float">
            <text:p>-0.999340094129565</text:p>
          </table:table-cell>
          <table:table-cell table:number-columns-repeated="13"/>
        </table:table-row>
        <table:table-row table:style-name="ro1">
          <table:table-cell office:value-type="float" office:value="320.036" calcext:value-type="float">
            <text:p>320.036</text:p>
          </table:table-cell>
          <table:table-cell table:number-columns-repeated="3"/>
          <table:table-cell table:formula="of:=[.$C$4] + ([.$C$5] - [.$C$4]) * (([.A774] - [.$C$1]) / ([.$C$2] - [.$C$1]))" office:value-type="float" office:value="-0.496525836372893" calcext:value-type="float">
            <text:p>-0.496525836372893</text:p>
          </table:table-cell>
          <table:table-cell table:number-columns-repeated="2"/>
          <table:table-cell table:style-name="ce17" table:formula="of:=TANH( [.G751]*[.Q463] + [.G752]*[.Q464] + [.G753]*[.Q465] + [.G754]*[.Q466] + [.G755]*[.Q467] + [.G756]*[.Q468] + [.G757]*[.Q469] + [.G758]*[.Q470] + [.G759]*[.Q471] + [.G760]*[.Q472] + [.G761]*[.Q473] + [.G762]*[.Q474] + [.G763]*[.Q475] + [.G764]*[.Q476] + [.G765]*[.Q477] + [.G766]*[.Q478] + [.G767]*[.Q479] + [.G768]*[.Q480] + [.G769]*[.Q481] + [.G770]*[.Q482] + [.G771]*[.Q483] )" office:value-type="float" office:value="-0.999593217198757" calcext:value-type="float">
            <text:p>-0.999593217198757</text:p>
          </table:table-cell>
          <table:table-cell table:number-columns-repeated="13"/>
        </table:table-row>
        <table:table-row table:style-name="ro1">
          <table:table-cell office:value-type="float" office:value="337.893" calcext:value-type="float">
            <text:p>337.893</text:p>
          </table:table-cell>
          <table:table-cell table:number-columns-repeated="3"/>
          <table:table-cell table:formula="of:=[.$C$4] + ([.$C$5] - [.$C$4]) * (([.A775] - [.$C$1]) / ([.$C$2] - [.$C$1]))" office:value-type="float" office:value="-0.496232444097554" calcext:value-type="float">
            <text:p>-0.496232444097554</text:p>
          </table:table-cell>
          <table:table-cell table:number-columns-repeated="16"/>
        </table:table-row>
        <table:table-row table:style-name="ro1">
          <table:table-cell office:value-type="float" office:value="334.125" calcext:value-type="float">
            <text:p>334.125</text:p>
          </table:table-cell>
          <table:table-cell table:number-columns-repeated="3"/>
          <table:table-cell table:formula="of:=[.$C$4] + ([.$C$5] - [.$C$4]) * (([.A776] - [.$C$1]) / ([.$C$2] - [.$C$1]))" office:value-type="float" office:value="-0.496294352710058" calcext:value-type="float">
            <text:p>-0.49629435271005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33.951" calcext:value-type="float">
            <text:p>333.951</text:p>
          </table:table-cell>
          <table:table-cell table:number-columns-repeated="3"/>
          <table:table-cell table:formula="of:=[.$C$4] + ([.$C$5] - [.$C$4]) * (([.A777] - [.$C$1]) / ([.$C$2] - [.$C$1]))" office:value-type="float" office:value="-0.496297211547259" calcext:value-type="float">
            <text:p>-0.496297211547259</text:p>
          </table:table-cell>
          <table:table-cell/>
          <table:table-cell table:style-name="ce15" office:value-type="float" office:value="-0.498563349526889" calcext:value-type="float">
            <text:p>-0.498563349526889</text:p>
          </table:table-cell>
          <table:table-cell table:style-name="ce17" table:formula="of:=TANH( [.G776]*[.Q1] + [.G777]*[.Q2] + [.G778]*[.Q3] + [.G779]*[.Q4] + [.G780]*[.Q5] + [.G781]*[.Q6] + [.G782]*[.Q7] + [.G783]*[.Q8] + [.G784]*[.Q9] + [.G785]*[.Q10] + [.G786]*[.Q11] + [.G787]*[.Q12] + [.G788]*[.Q13] + [.G789]*[.Q14] + [.G790]*[.Q15] + [.G791]*[.Q16] + [.G792]*[.Q17] + [.G793]*[.Q18] + [.G794]*[.Q19] + [.G795]*[.Q20] + [.G796]*[.Q21] )" office:value-type="float" office:value="-0.999823183330609" calcext:value-type="float">
            <text:p>-0.999823183330609</text:p>
          </table:table-cell>
          <table:table-cell table:style-name="ce19" table:formula="of:=TANH( [.H776]*[.S1] + [.H777]*[.S2] + [.H778]*[.S3] + [.H779]*[.S4] + [.H780]*[.S5] + [.H781]*[.S6] + [.H782]*[.S7] + [.H783]*[.S8] + [.H784]*[.S9] + [.H785]*[.S10] + [.H786]*[.S11] + [.H787]*[.S12] + [.H788]*[.S13] + [.H789]*[.S14] + [.H790]*[.S15] + [.H791]*[.S16] + [.H792]*[.S17] + [.H793]*[.S18] + [.H794]*[.S19] + [.H795]*[.S20] + [.H796]*[.S21] + [.H797]*[.S22] + [.H798]*[.S23] + [.H799]*[.S24] )" office:value-type="float" office:value="-0.999999999373881" calcext:value-type="float">
            <text:p>-0.999999999373881</text:p>
          </table:table-cell>
          <table:table-cell table:style-name="ce20" office:value-type="float" office:value="-0.493050763832716" calcext:value-type="float">
            <text:p>-0.493050763832716</text:p>
          </table:table-cell>
          <table:table-cell table:style-name="ce21" table:formula="of:= ([.J777]-[.I777]) * ([.J777]-[.I777])" office:value-type="float" office:value="0.256997527415772" calcext:value-type="float">
            <text:p>0.256997527415772</text:p>
          </table:table-cell>
          <table:table-cell table:number-columns-repeated="10"/>
        </table:table-row>
        <table:table-row table:style-name="ro1">
          <table:table-cell office:value-type="float" office:value="320.06" calcext:value-type="float">
            <text:p>320.06</text:p>
          </table:table-cell>
          <table:table-cell table:number-columns-repeated="3"/>
          <table:table-cell table:formula="of:=[.$C$4] + ([.$C$5] - [.$C$4]) * (([.A778] - [.$C$1]) / ([.$C$2] - [.$C$1]))" office:value-type="float" office:value="-0.49652544205052" calcext:value-type="float">
            <text:p>-0.49652544205052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776]*[.Q22] + [.G777]*[.Q23] + [.G778]*[.Q24] + [.G779]*[.Q25] + [.G780]*[.Q26] + [.G781]*[.Q27] + [.G782]*[.Q28] + [.G783]*[.Q29] + [.G784]*[.Q30] + [.G785]*[.Q31] + [.G786]*[.Q32] + [.G787]*[.Q33] + [.G788]*[.Q34] + [.G789]*[.Q35] + [.G790]*[.Q36] + [.G791]*[.Q37] + [.G792]*[.Q38] + [.G793]*[.Q39] + [.G794]*[.Q40] + [.G795]*[.Q41] + [.G796]*[.Q42] )" office:value-type="float" office:value="-0.998492979933553" calcext:value-type="float">
            <text:p>-0.998492979933553</text:p>
          </table:table-cell>
          <table:table-cell table:style-name="ce19" table:formula="of:=TANH( [.H776]*[.S25] + [.H777]*[.S26] + [.H778]*[.S27] + [.H779]*[.S28] + [.H780]*[.S29] + [.H781]*[.S30] + [.H782]*[.S31] + [.H783]*[.S32] + [.H784]*[.S33] + [.H785]*[.S34] + [.H786]*[.S35] + [.H787]*[.S36] + [.H788]*[.S37] + [.H789]*[.S38] + [.H790]*[.S39] + [.H791]*[.S40] + [.H792]*[.S41] + [.H793]*[.S42] + [.H794]*[.S43] + [.H795]*[.S44] + [.H796]*[.S45] + [.H797]*[.S46] + [.H798]*[.S47] + [.H799]*[.S48] )" office:value-type="float" office:value="-0.999999996079167" calcext:value-type="float">
            <text:p>-0.999999996079167</text:p>
          </table:table-cell>
          <table:table-cell table:style-name="ce20" office:value-type="float" office:value="-0.492341418959595" calcext:value-type="float">
            <text:p>-0.492341418959595</text:p>
          </table:table-cell>
          <table:table-cell table:style-name="ce21" table:formula="of:= ([.J778]-[.I778]) * ([.J778]-[.I778])" office:value-type="float" office:value="0.257717230923068" calcext:value-type="float">
            <text:p>0.257717230923068</text:p>
          </table:table-cell>
          <table:table-cell table:number-columns-repeated="10"/>
        </table:table-row>
        <table:table-row table:style-name="ro1">
          <table:table-cell office:value-type="float" office:value="337.759" calcext:value-type="float">
            <text:p>337.759</text:p>
          </table:table-cell>
          <table:table-cell table:number-columns-repeated="3"/>
          <table:table-cell table:formula="of:=[.$C$4] + ([.$C$5] - [.$C$4]) * (([.A779] - [.$C$1]) / ([.$C$2] - [.$C$1]))" office:value-type="float" office:value="-0.496234645730801" calcext:value-type="float">
            <text:p>-0.496234645730801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776]*[.Q43] + [.G777]*[.Q44] + [.G778]*[.Q45] + [.G779]*[.Q46] + [.G780]*[.Q47] + [.G781]*[.Q48] + [.G782]*[.Q49] + [.G783]*[.Q50] + [.G784]*[.Q51] + [.G785]*[.Q52] + [.G786]*[.Q53] + [.G787]*[.Q54] + [.G788]*[.Q55] + [.G789]*[.Q56] + [.G790]*[.Q57] + [.G791]*[.Q58] + [.G792]*[.Q59] + [.G793]*[.Q60] + [.G794]*[.Q61] + [.G795]*[.Q62] + [.G796]*[.Q63] )" office:value-type="float" office:value="-0.999785547726811" calcext:value-type="float">
            <text:p>-0.999785547726811</text:p>
          </table:table-cell>
          <table:table-cell table:style-name="ce19" table:formula="of:=TANH( [.H776]*[.S49] + [.H777]*[.S50] + [.H778]*[.S51] + [.H779]*[.S52] + [.H780]*[.S53] + [.H781]*[.S54] + [.H782]*[.S55] + [.H783]*[.S56] + [.H784]*[.S57] + [.H785]*[.S58] + [.H786]*[.S59] + [.H787]*[.S60] + [.H788]*[.S61] + [.H789]*[.S62] + [.H790]*[.S63] + [.H791]*[.S64] + [.H792]*[.S65] + [.H793]*[.S66] + [.H794]*[.S67] + [.H795]*[.S68] + [.H796]*[.S69] + [.H797]*[.S70] + [.H798]*[.S71] + [.H799]*[.S72] )" office:value-type="float" office:value="-0.999999972582741" calcext:value-type="float">
            <text:p>-0.999999972582741</text:p>
          </table:table-cell>
          <table:table-cell table:style-name="ce20" office:value-type="float" office:value="-0.490589740235462" calcext:value-type="float">
            <text:p>-0.490589740235462</text:p>
          </table:table-cell>
          <table:table-cell table:style-name="ce21" table:formula="of:= ([.J779]-[.I779]) * ([.J779]-[.I779])" office:value-type="float" office:value="0.259498784820109" calcext:value-type="float">
            <text:p>0.259498784820109</text:p>
          </table:table-cell>
          <table:table-cell table:number-columns-repeated="10"/>
        </table:table-row>
        <table:table-row table:style-name="ro1">
          <table:table-cell office:value-type="float" office:value="333.33299" calcext:value-type="float">
            <text:p>333.33299</text:p>
          </table:table-cell>
          <table:table-cell table:number-columns-repeated="3"/>
          <table:table-cell table:formula="of:=[.$C$4] + ([.$C$5] - [.$C$4]) * (([.A780] - [.$C$1]) / ([.$C$2] - [.$C$1]))" office:value-type="float" office:value="-0.496307365512656" calcext:value-type="float">
            <text:p>-0.496307365512656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776]*[.Q64] + [.G777]*[.Q65] + [.G778]*[.Q66] + [.G779]*[.Q67] + [.G780]*[.Q68] + [.G781]*[.Q69] + [.G782]*[.Q70] + [.G783]*[.Q71] + [.G784]*[.Q72] + [.G785]*[.Q73] + [.G786]*[.Q74] + [.G787]*[.Q75] + [.G788]*[.Q76] + [.G789]*[.Q77] + [.G790]*[.Q78] + [.G791]*[.Q79] + [.G792]*[.Q80] + [.G793]*[.Q81] + [.G794]*[.Q82] + [.G795]*[.Q83] + [.G796]*[.Q84] )" office:value-type="float" office:value="-0.999745142200631" calcext:value-type="float">
            <text:p>-0.999745142200631</text:p>
          </table:table-cell>
          <table:table-cell table:number-columns-repeated="13"/>
        </table:table-row>
        <table:table-row table:style-name="ro1">
          <table:table-cell office:value-type="float" office:value="334.02499" calcext:value-type="float">
            <text:p>334.02499</text:p>
          </table:table-cell>
          <table:table-cell table:number-columns-repeated="3"/>
          <table:table-cell table:formula="of:=[.$C$4] + ([.$C$5] - [.$C$4]) * (([.A781] - [.$C$1]) / ([.$C$2] - [.$C$1]))" office:value-type="float" office:value="-0.496295995884245" calcext:value-type="float">
            <text:p>-0.496295995884245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776]*[.Q85] + [.G777]*[.Q86] + [.G778]*[.Q87] + [.G779]*[.Q88] + [.G780]*[.Q89] + [.G781]*[.Q90] + [.G782]*[.Q91] + [.G783]*[.Q92] + [.G784]*[.Q93] + [.G785]*[.Q94] + [.G786]*[.Q95] + [.G787]*[.Q96] + [.G788]*[.Q97] + [.G789]*[.Q98] + [.G790]*[.Q99] + [.G791]*[.Q100] + [.G792]*[.Q101] + [.G793]*[.Q102] + [.G794]*[.Q103] + [.G795]*[.Q104] + [.G796]*[.Q105] )" office:value-type="float" office:value="-0.998401619140021" calcext:value-type="float">
            <text:p>-0.998401619140021</text:p>
          </table:table-cell>
          <table:table-cell table:number-columns-repeated="13"/>
        </table:table-row>
        <table:table-row table:style-name="ro1">
          <table:table-cell office:value-type="float" office:value="315.63099" calcext:value-type="float">
            <text:p>315.63099</text:p>
          </table:table-cell>
          <table:table-cell table:number-columns-repeated="3"/>
          <table:table-cell table:formula="of:=[.$C$4] + ([.$C$5] - [.$C$4]) * (([.A782] - [.$C$1]) / ([.$C$2] - [.$C$1]))" office:value-type="float" office:value="-0.496598211122671" calcext:value-type="float">
            <text:p>-0.496598211122671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776]*[.Q106] + [.G777]*[.Q107] + [.G778]*[.Q108] + [.G779]*[.Q109] + [.G780]*[.Q110] + [.G781]*[.Q111] + [.G782]*[.Q112] + [.G783]*[.Q113] + [.G784]*[.Q114] + [.G785]*[.Q115] + [.G786]*[.Q116] + [.G787]*[.Q117] + [.G788]*[.Q118] + [.G789]*[.Q119] + [.G790]*[.Q120] + [.G791]*[.Q121] + [.G792]*[.Q122] + [.G793]*[.Q123] + [.G794]*[.Q124] + [.G795]*[.Q125] + [.G796]*[.Q126] )" office:value-type="float" office:value="-0.999567979153932" calcext:value-type="float">
            <text:p>-0.999567979153932</text:p>
          </table:table-cell>
          <table:table-cell table:number-columns-repeated="13"/>
        </table:table-row>
        <table:table-row table:style-name="ro1">
          <table:table-cell office:value-type="float" office:value="321.482" calcext:value-type="float">
            <text:p>321.482</text:p>
          </table:table-cell>
          <table:table-cell table:number-columns-repeated="3"/>
          <table:table-cell table:formula="of:=[.$C$4] + ([.$C$5] - [.$C$4]) * (([.A783] - [.$C$1]) / ([.$C$2] - [.$C$1]))" office:value-type="float" office:value="-0.496502078449941" calcext:value-type="float">
            <text:p>-0.496502078449941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776]*[.Q127] + [.G777]*[.Q128] + [.G778]*[.Q129] + [.G779]*[.Q130] + [.G780]*[.Q131] + [.G781]*[.Q132] + [.G782]*[.Q133] + [.G783]*[.Q134] + [.G784]*[.Q135] + [.G785]*[.Q136] + [.G786]*[.Q137] + [.G787]*[.Q138] + [.G788]*[.Q139] + [.G789]*[.Q140] + [.G790]*[.Q141] + [.G791]*[.Q142] + [.G792]*[.Q143] + [.G793]*[.Q144] + [.G794]*[.Q145] + [.G795]*[.Q146] + [.G796]*[.Q147] )" office:value-type="float" office:value="-0.999838260295499" calcext:value-type="float">
            <text:p>-0.999838260295499</text:p>
          </table:table-cell>
          <table:table-cell table:number-columns-repeated="13"/>
        </table:table-row>
        <table:table-row table:style-name="ro1">
          <table:table-cell office:value-type="float" office:value="326.365" calcext:value-type="float">
            <text:p>326.365</text:p>
          </table:table-cell>
          <table:table-cell table:number-columns-repeated="3"/>
          <table:table-cell table:formula="of:=[.$C$4] + ([.$C$5] - [.$C$4]) * (([.A784] - [.$C$1]) / ([.$C$2] - [.$C$1]))" office:value-type="float" office:value="-0.496421850277209" calcext:value-type="float">
            <text:p>-0.496421850277209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776]*[.Q148] + [.G777]*[.Q149] + [.G778]*[.Q150] + [.G779]*[.Q151] + [.G780]*[.Q152] + [.G781]*[.Q153] + [.G782]*[.Q154] + [.G783]*[.Q155] + [.G784]*[.Q156] + [.G785]*[.Q157] + [.G786]*[.Q158] + [.G787]*[.Q159] + [.G788]*[.Q160] + [.G789]*[.Q161] + [.G790]*[.Q162] + [.G791]*[.Q163] + [.G792]*[.Q164] + [.G793]*[.Q165] + [.G794]*[.Q166] + [.G795]*[.Q167] + [.G796]*[.Q168] )" office:value-type="float" office:value="-0.999455470561673" calcext:value-type="float">
            <text:p>-0.999455470561673</text:p>
          </table:table-cell>
          <table:table-cell table:number-columns-repeated="13"/>
        </table:table-row>
        <table:table-row table:style-name="ro1">
          <table:table-cell office:value-type="float" office:value="322.606" calcext:value-type="float">
            <text:p>322.606</text:p>
          </table:table-cell>
          <table:table-cell table:number-columns-repeated="3"/>
          <table:table-cell table:formula="of:=[.$C$4] + ([.$C$5] - [.$C$4]) * (([.A785] - [.$C$1]) / ([.$C$2] - [.$C$1]))" office:value-type="float" office:value="-0.496483611018823" calcext:value-type="float">
            <text:p>-0.496483611018823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776]*[.Q169] + [.G777]*[.Q170] + [.G778]*[.Q171] + [.G779]*[.Q172] + [.G780]*[.Q173] + [.G781]*[.Q174] + [.G782]*[.Q175] + [.G783]*[.Q176] + [.G784]*[.Q177] + [.G785]*[.Q178] + [.G786]*[.Q179] + [.G787]*[.Q180] + [.G788]*[.Q181] + [.G789]*[.Q182] + [.G790]*[.Q183] + [.G791]*[.Q184] + [.G792]*[.Q185] + [.G793]*[.Q186] + [.G794]*[.Q187] + [.G795]*[.Q188] + [.G796]*[.Q189] )" office:value-type="float" office:value="-0.999889683640084" calcext:value-type="float">
            <text:p>-0.999889683640084</text:p>
          </table:table-cell>
          <table:table-cell table:number-columns-repeated="13"/>
        </table:table-row>
        <table:table-row table:style-name="ro1">
          <table:table-cell office:value-type="float" office:value="320.993" calcext:value-type="float">
            <text:p>320.993</text:p>
          </table:table-cell>
          <table:table-cell table:number-columns-repeated="3"/>
          <table:table-cell table:formula="of:=[.$C$4] + ([.$C$5] - [.$C$4]) * (([.A786] - [.$C$1]) / ([.$C$2] - [.$C$1]))" office:value-type="float" office:value="-0.496510112768284" calcext:value-type="float">
            <text:p>-0.496510112768284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776]*[.Q190] + [.G777]*[.Q191] + [.G778]*[.Q192] + [.G779]*[.Q193] + [.G780]*[.Q194] + [.G781]*[.Q195] + [.G782]*[.Q196] + [.G783]*[.Q197] + [.G784]*[.Q198] + [.G785]*[.Q199] + [.G786]*[.Q200] + [.G787]*[.Q201] + [.G788]*[.Q202] + [.G789]*[.Q203] + [.G790]*[.Q204] + [.G791]*[.Q205] + [.G792]*[.Q206] + [.G793]*[.Q207] + [.G794]*[.Q208] + [.G795]*[.Q209] + [.G796]*[.Q210] )" office:value-type="float" office:value="-0.999804217913643" calcext:value-type="float">
            <text:p>-0.999804217913643</text:p>
          </table:table-cell>
          <table:table-cell table:number-columns-repeated="13"/>
        </table:table-row>
        <table:table-row table:style-name="ro1">
          <table:table-cell office:value-type="float" office:value="318.337" calcext:value-type="float">
            <text:p>318.337</text:p>
          </table:table-cell>
          <table:table-cell table:number-columns-repeated="3"/>
          <table:table-cell table:formula="of:=[.$C$4] + ([.$C$5] - [.$C$4]) * (([.A787] - [.$C$1]) / ([.$C$2] - [.$C$1]))" office:value-type="float" office:value="-0.496553751110855" calcext:value-type="float">
            <text:p>-0.496553751110855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776]*[.Q211] + [.G777]*[.Q212] + [.G778]*[.Q213] + [.G779]*[.Q214] + [.G780]*[.Q215] + [.G781]*[.Q216] + [.G782]*[.Q217] + [.G783]*[.Q218] + [.G784]*[.Q219] + [.G785]*[.Q220] + [.G786]*[.Q221] + [.G787]*[.Q222] + [.G788]*[.Q223] + [.G789]*[.Q224] + [.G790]*[.Q225] + [.G791]*[.Q226] + [.G792]*[.Q227] + [.G793]*[.Q228] + [.G794]*[.Q229] + [.G795]*[.Q230] + [.G796]*[.Q231] )" office:value-type="float" office:value="-0.998178219251971" calcext:value-type="float">
            <text:p>-0.998178219251971</text:p>
          </table:table-cell>
          <table:table-cell table:number-columns-repeated="13"/>
        </table:table-row>
        <table:table-row table:style-name="ro1">
          <table:table-cell office:value-type="float" office:value="332.471" calcext:value-type="float">
            <text:p>332.471</text:p>
          </table:table-cell>
          <table:table-cell table:number-columns-repeated="3"/>
          <table:table-cell table:formula="of:=[.$C$4] + ([.$C$5] - [.$C$4]) * (([.A788] - [.$C$1]) / ([.$C$2] - [.$C$1]))" office:value-type="float" office:value="-0.496321528093572" calcext:value-type="float">
            <text:p>-0.496321528093572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776]*[.Q232] + [.G777]*[.Q233] + [.G778]*[.Q234] + [.G779]*[.Q235] + [.G780]*[.Q236] + [.G781]*[.Q237] + [.G782]*[.Q238] + [.G783]*[.Q239] + [.G784]*[.Q240] + [.G785]*[.Q241] + [.G786]*[.Q242] + [.G787]*[.Q243] + [.G788]*[.Q244] + [.G789]*[.Q245] + [.G790]*[.Q246] + [.G791]*[.Q247] + [.G792]*[.Q248] + [.G793]*[.Q249] + [.G794]*[.Q250] + [.G795]*[.Q251] + [.G796]*[.Q252] )" office:value-type="float" office:value="-0.999953048081668" calcext:value-type="float">
            <text:p>-0.999953048081668</text:p>
          </table:table-cell>
          <table:table-cell table:number-columns-repeated="13"/>
        </table:table-row>
        <table:table-row table:style-name="ro1">
          <table:table-cell office:value-type="float" office:value="349.138" calcext:value-type="float">
            <text:p>349.138</text:p>
          </table:table-cell>
          <table:table-cell table:number-columns-repeated="3"/>
          <table:table-cell table:formula="of:=[.$C$4] + ([.$C$5] - [.$C$4]) * (([.A789] - [.$C$1]) / ([.$C$2] - [.$C$1]))" office:value-type="float" office:value="-0.496047687635876" calcext:value-type="float">
            <text:p>-0.496047687635876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776]*[.Q253] + [.G777]*[.Q254] + [.G778]*[.Q255] + [.G779]*[.Q256] + [.G780]*[.Q257] + [.G781]*[.Q258] + [.G782]*[.Q259] + [.G783]*[.Q260] + [.G784]*[.Q261] + [.G785]*[.Q262] + [.G786]*[.Q263] + [.G787]*[.Q264] + [.G788]*[.Q265] + [.G789]*[.Q266] + [.G790]*[.Q267] + [.G791]*[.Q268] + [.G792]*[.Q269] + [.G793]*[.Q270] + [.G794]*[.Q271] + [.G795]*[.Q272] + [.G796]*[.Q273] )" office:value-type="float" office:value="-0.999988648378537" calcext:value-type="float">
            <text:p>-0.999988648378537</text:p>
          </table:table-cell>
          <table:table-cell table:number-columns-repeated="13"/>
        </table:table-row>
        <table:table-row table:style-name="ro1">
          <table:table-cell office:value-type="float" office:value="354.954" calcext:value-type="float">
            <text:p>354.954</text:p>
          </table:table-cell>
          <table:table-cell table:number-columns-repeated="3"/>
          <table:table-cell table:formula="of:=[.$C$4] + ([.$C$5] - [.$C$4]) * (([.A790] - [.$C$1]) / ([.$C$2] - [.$C$1]))" office:value-type="float" office:value="-0.495952130180908" calcext:value-type="float">
            <text:p>-0.495952130180908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776]*[.Q274] + [.G777]*[.Q275] + [.G778]*[.Q276] + [.G779]*[.Q277] + [.G780]*[.Q278] + [.G781]*[.Q279] + [.G782]*[.Q280] + [.G783]*[.Q281] + [.G784]*[.Q282] + [.G785]*[.Q283] + [.G786]*[.Q284] + [.G787]*[.Q285] + [.G788]*[.Q286] + [.G789]*[.Q287] + [.G790]*[.Q288] + [.G791]*[.Q289] + [.G792]*[.Q290] + [.G793]*[.Q291] + [.G794]*[.Q292] + [.G795]*[.Q293] + [.G796]*[.Q294] )" office:value-type="float" office:value="-0.999949487403271" calcext:value-type="float">
            <text:p>-0.999949487403271</text:p>
          </table:table-cell>
          <table:table-cell table:number-columns-repeated="13"/>
        </table:table-row>
        <table:table-row table:style-name="ro1">
          <table:table-cell office:value-type="float" office:value="356.806" calcext:value-type="float">
            <text:p>356.806</text:p>
          </table:table-cell>
          <table:table-cell table:number-columns-repeated="3"/>
          <table:table-cell table:formula="of:=[.$C$4] + ([.$C$5] - [.$C$4]) * (([.A791] - [.$C$1]) / ([.$C$2] - [.$C$1]))" office:value-type="float" office:value="-0.49592170163782" calcext:value-type="float">
            <text:p>-0.49592170163782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776]*[.Q295] + [.G777]*[.Q296] + [.G778]*[.Q297] + [.G779]*[.Q298] + [.G780]*[.Q299] + [.G781]*[.Q300] + [.G782]*[.Q301] + [.G783]*[.Q302] + [.G784]*[.Q303] + [.G785]*[.Q304] + [.G786]*[.Q305] + [.G787]*[.Q306] + [.G788]*[.Q307] + [.G789]*[.Q308] + [.G790]*[.Q309] + [.G791]*[.Q310] + [.G792]*[.Q311] + [.G793]*[.Q312] + [.G794]*[.Q313] + [.G795]*[.Q314] + [.G796]*[.Q315] )" office:value-type="float" office:value="-0.999698707335246" calcext:value-type="float">
            <text:p>-0.999698707335246</text:p>
          </table:table-cell>
          <table:table-cell table:number-columns-repeated="13"/>
        </table:table-row>
        <table:table-row table:style-name="ro1">
          <table:table-cell office:value-type="float" office:value="375.204" calcext:value-type="float">
            <text:p>375.204</text:p>
          </table:table-cell>
          <table:table-cell table:number-columns-repeated="3"/>
          <table:table-cell table:formula="of:=[.$C$4] + ([.$C$5] - [.$C$4]) * (([.A792] - [.$C$1]) / ([.$C$2] - [.$C$1]))" office:value-type="float" office:value="-0.495619420678998" calcext:value-type="float">
            <text:p>-0.495619420678998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776]*[.Q316] + [.G777]*[.Q317] + [.G778]*[.Q318] + [.G779]*[.Q319] + [.G780]*[.Q320] + [.G781]*[.Q321] + [.G782]*[.Q322] + [.G783]*[.Q323] + [.G784]*[.Q324] + [.G785]*[.Q325] + [.G786]*[.Q326] + [.G787]*[.Q327] + [.G788]*[.Q328] + [.G789]*[.Q329] + [.G790]*[.Q330] + [.G791]*[.Q331] + [.G792]*[.Q332] + [.G793]*[.Q333] + [.G794]*[.Q334] + [.G795]*[.Q335] + [.G796]*[.Q336] )" office:value-type="float" office:value="-0.997489547245036" calcext:value-type="float">
            <text:p>-0.997489547245036</text:p>
          </table:table-cell>
          <table:table-cell table:number-columns-repeated="13"/>
        </table:table-row>
        <table:table-row table:style-name="ro1">
          <table:table-cell office:value-type="float" office:value="377.798" calcext:value-type="float">
            <text:p>377.798</text:p>
          </table:table-cell>
          <table:table-cell table:number-columns-repeated="3"/>
          <table:table-cell table:formula="of:=[.$C$4] + ([.$C$5] - [.$C$4]) * (([.A793] - [.$C$1]) / ([.$C$2] - [.$C$1]))" office:value-type="float" office:value="-0.495576801002556" calcext:value-type="float">
            <text:p>-0.495576801002556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776]*[.Q337] + [.G777]*[.Q338] + [.G778]*[.Q339] + [.G779]*[.Q340] + [.G780]*[.Q341] + [.G781]*[.Q342] + [.G782]*[.Q343] + [.G783]*[.Q344] + [.G784]*[.Q345] + [.G785]*[.Q346] + [.G786]*[.Q347] + [.G787]*[.Q348] + [.G788]*[.Q349] + [.G789]*[.Q350] + [.G790]*[.Q351] + [.G791]*[.Q352] + [.G792]*[.Q353] + [.G793]*[.Q354] + [.G794]*[.Q355] + [.G795]*[.Q356] + [.G796]*[.Q357] )" office:value-type="float" office:value="-0.999527222557057" calcext:value-type="float">
            <text:p>-0.999527222557057</text:p>
          </table:table-cell>
          <table:table-cell table:number-columns-repeated="13"/>
        </table:table-row>
        <table:table-row table:style-name="ro1">
          <table:table-cell office:value-type="float" office:value="352.128" calcext:value-type="float">
            <text:p>352.128</text:p>
          </table:table-cell>
          <table:table-cell table:number-columns-repeated="3"/>
          <table:table-cell table:formula="of:=[.$C$4] + ([.$C$5] - [.$C$4]) * (([.A794] - [.$C$1]) / ([.$C$2] - [.$C$1]))" office:value-type="float" office:value="-0.495998561640286" calcext:value-type="float">
            <text:p>-0.495998561640286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776]*[.Q358] + [.G777]*[.Q359] + [.G778]*[.Q360] + [.G779]*[.Q361] + [.G780]*[.Q362] + [.G781]*[.Q363] + [.G782]*[.Q364] + [.G783]*[.Q365] + [.G784]*[.Q366] + [.G785]*[.Q367] + [.G786]*[.Q368] + [.G787]*[.Q369] + [.G788]*[.Q370] + [.G789]*[.Q371] + [.G790]*[.Q372] + [.G791]*[.Q373] + [.G792]*[.Q374] + [.G793]*[.Q375] + [.G794]*[.Q376] + [.G795]*[.Q377] + [.G796]*[.Q378] )" office:value-type="float" office:value="-0.99887798919502" calcext:value-type="float">
            <text:p>-0.99887798919502</text:p>
          </table:table-cell>
          <table:table-cell table:number-columns-repeated="13"/>
        </table:table-row>
        <table:table-row table:style-name="ro1">
          <table:table-cell office:value-type="float" office:value="366.788" calcext:value-type="float">
            <text:p>366.788</text:p>
          </table:table-cell>
          <table:table-cell table:number-columns-repeated="3"/>
          <table:table-cell table:formula="of:=[.$C$4] + ([.$C$5] - [.$C$4]) * (([.A795] - [.$C$1]) / ([.$C$2] - [.$C$1]))" office:value-type="float" office:value="-0.495757696391002" calcext:value-type="float">
            <text:p>-0.495757696391002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776]*[.Q379] + [.G777]*[.Q380] + [.G778]*[.Q381] + [.G779]*[.Q382] + [.G780]*[.Q383] + [.G781]*[.Q384] + [.G782]*[.Q385] + [.G783]*[.Q386] + [.G784]*[.Q387] + [.G785]*[.Q388] + [.G786]*[.Q389] + [.G787]*[.Q390] + [.G788]*[.Q391] + [.G789]*[.Q392] + [.G790]*[.Q393] + [.G791]*[.Q394] + [.G792]*[.Q395] + [.G793]*[.Q396] + [.G794]*[.Q397] + [.G795]*[.Q398] + [.G796]*[.Q399] )" office:value-type="float" office:value="-0.999714521059377" calcext:value-type="float">
            <text:p>-0.999714521059377</text:p>
          </table:table-cell>
          <table:table-cell table:number-columns-repeated="13"/>
        </table:table-row>
        <table:table-row table:style-name="ro1">
          <table:table-cell office:value-type="float" office:value="358.443" calcext:value-type="float">
            <text:p>358.443</text:p>
          </table:table-cell>
          <table:table-cell table:number-columns-repeated="3"/>
          <table:table-cell table:formula="of:=[.$C$4] + ([.$C$5] - [.$C$4]) * (([.A796] - [.$C$1]) / ([.$C$2] - [.$C$1]))" office:value-type="float" office:value="-0.495894805565986" calcext:value-type="float">
            <text:p>-0.495894805565986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776]*[.Q400] + [.G777]*[.Q401] + [.G778]*[.Q402] + [.G779]*[.Q403] + [.G780]*[.Q404] + [.G781]*[.Q405] + [.G782]*[.Q406] + [.G783]*[.Q407] + [.G784]*[.Q408] + [.G785]*[.Q409] + [.G786]*[.Q410] + [.G787]*[.Q411] + [.G788]*[.Q412] + [.G789]*[.Q413] + [.G790]*[.Q414] + [.G791]*[.Q415] + [.G792]*[.Q416] + [.G793]*[.Q417] + [.G794]*[.Q418] + [.G795]*[.Q419] + [.G796]*[.Q420] )" office:value-type="float" office:value="-0.999730280085612" calcext:value-type="float">
            <text:p>-0.999730280085612</text:p>
          </table:table-cell>
          <table:table-cell table:number-columns-repeated="13"/>
        </table:table-row>
        <table:table-row table:style-name="ro1">
          <table:table-cell office:value-type="float" office:value="369.956" calcext:value-type="float">
            <text:p>369.956</text:p>
          </table:table-cell>
          <table:table-cell table:number-columns-repeated="3"/>
          <table:table-cell table:formula="of:=[.$C$4] + ([.$C$5] - [.$C$4]) * (([.A797] - [.$C$1]) / ([.$C$2] - [.$C$1]))" office:value-type="float" office:value="-0.495705645837814" calcext:value-type="float">
            <text:p>-0.495705645837814</text:p>
          </table:table-cell>
          <table:table-cell table:number-columns-repeated="2"/>
          <table:table-cell table:style-name="ce17" table:formula="of:=TANH( [.G776]*[.Q421] + [.G777]*[.Q422] + [.G778]*[.Q423] + [.G779]*[.Q424] + [.G780]*[.Q425] + [.G781]*[.Q426] + [.G782]*[.Q427] + [.G783]*[.Q428] + [.G784]*[.Q429] + [.G785]*[.Q430] + [.G786]*[.Q431] + [.G787]*[.Q432] + [.G788]*[.Q433] + [.G789]*[.Q434] + [.G790]*[.Q435] + [.G791]*[.Q436] + [.G792]*[.Q437] + [.G793]*[.Q438] + [.G794]*[.Q439] + [.G795]*[.Q440] + [.G796]*[.Q441] )" office:value-type="float" office:value="-0.999596301736196" calcext:value-type="float">
            <text:p>-0.999596301736196</text:p>
          </table:table-cell>
          <table:table-cell table:number-columns-repeated="13"/>
        </table:table-row>
        <table:table-row table:style-name="ro1">
          <table:table-cell office:value-type="float" office:value="394.861" calcext:value-type="float">
            <text:p>394.861</text:p>
          </table:table-cell>
          <table:table-cell table:number-columns-repeated="3"/>
          <table:table-cell table:formula="of:=[.$C$4] + ([.$C$5] - [.$C$4]) * (([.A798] - [.$C$1]) / ([.$C$2] - [.$C$1]))" office:value-type="float" office:value="-0.495296454225713" calcext:value-type="float">
            <text:p>-0.495296454225713</text:p>
          </table:table-cell>
          <table:table-cell table:number-columns-repeated="2"/>
          <table:table-cell table:style-name="ce17" table:formula="of:=TANH( [.G776]*[.Q442] + [.G777]*[.Q443] + [.G778]*[.Q444] + [.G779]*[.Q445] + [.G780]*[.Q446] + [.G781]*[.Q447] + [.G782]*[.Q448] + [.G783]*[.Q449] + [.G784]*[.Q450] + [.G785]*[.Q451] + [.G786]*[.Q452] + [.G787]*[.Q453] + [.G788]*[.Q454] + [.G789]*[.Q455] + [.G790]*[.Q456] + [.G791]*[.Q457] + [.G792]*[.Q458] + [.G793]*[.Q459] + [.G794]*[.Q460] + [.G795]*[.Q461] + [.G796]*[.Q462] )" office:value-type="float" office:value="-0.999336576531117" calcext:value-type="float">
            <text:p>-0.999336576531117</text:p>
          </table:table-cell>
          <table:table-cell table:number-columns-repeated="13"/>
        </table:table-row>
        <table:table-row table:style-name="ro1">
          <table:table-cell office:value-type="float" office:value="391.618" calcext:value-type="float">
            <text:p>391.618</text:p>
          </table:table-cell>
          <table:table-cell table:number-columns-repeated="3"/>
          <table:table-cell table:formula="of:=[.$C$4] + ([.$C$5] - [.$C$4]) * (([.A799] - [.$C$1]) / ([.$C$2] - [.$C$1]))" office:value-type="float" office:value="-0.495349737036315" calcext:value-type="float">
            <text:p>-0.495349737036315</text:p>
          </table:table-cell>
          <table:table-cell table:number-columns-repeated="2"/>
          <table:table-cell table:style-name="ce17" table:formula="of:=TANH( [.G776]*[.Q463] + [.G777]*[.Q464] + [.G778]*[.Q465] + [.G779]*[.Q466] + [.G780]*[.Q467] + [.G781]*[.Q468] + [.G782]*[.Q469] + [.G783]*[.Q470] + [.G784]*[.Q471] + [.G785]*[.Q472] + [.G786]*[.Q473] + [.G787]*[.Q474] + [.G788]*[.Q475] + [.G789]*[.Q476] + [.G790]*[.Q477] + [.G791]*[.Q478] + [.G792]*[.Q479] + [.G793]*[.Q480] + [.G794]*[.Q481] + [.G795]*[.Q482] + [.G796]*[.Q483] )" office:value-type="float" office:value="-0.99958983814818" calcext:value-type="float">
            <text:p>-0.99958983814818</text:p>
          </table:table-cell>
          <table:table-cell table:number-columns-repeated="13"/>
        </table:table-row>
        <table:table-row table:style-name="ro1">
          <table:table-cell office:value-type="float" office:value="395.59299" calcext:value-type="float">
            <text:p>395.59299</text:p>
          </table:table-cell>
          <table:table-cell table:number-columns-repeated="3"/>
          <table:table-cell table:formula="of:=[.$C$4] + ([.$C$5] - [.$C$4]) * (([.A800] - [.$C$1]) / ([.$C$2] - [.$C$1]))" office:value-type="float" office:value="-0.495284427557648" calcext:value-type="float">
            <text:p>-0.495284427557648</text:p>
          </table:table-cell>
          <table:table-cell table:number-columns-repeated="16"/>
        </table:table-row>
        <table:table-row table:style-name="ro1">
          <table:table-cell office:value-type="float" office:value="421.424" calcext:value-type="float">
            <text:p>421.424</text:p>
          </table:table-cell>
          <table:table-cell table:number-columns-repeated="3"/>
          <table:table-cell table:formula="of:=[.$C$4] + ([.$C$5] - [.$C$4]) * (([.A801] - [.$C$1]) / ([.$C$2] - [.$C$1]))" office:value-type="float" office:value="-0.494860021509701" calcext:value-type="float">
            <text:p>-0.49486002150970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15.076" calcext:value-type="float">
            <text:p>415.076</text:p>
          </table:table-cell>
          <table:table-cell table:number-columns-repeated="3"/>
          <table:table-cell table:formula="of:=[.$C$4] + ([.$C$5] - [.$C$4]) * (([.A802] - [.$C$1]) / ([.$C$2] - [.$C$1]))" office:value-type="float" office:value="-0.494964319777263" calcext:value-type="float">
            <text:p>-0.494964319777263</text:p>
          </table:table-cell>
          <table:table-cell/>
          <table:table-cell table:style-name="ce15" office:value-type="float" office:value="-0.498530097635612" calcext:value-type="float">
            <text:p>-0.498530097635612</text:p>
          </table:table-cell>
          <table:table-cell table:style-name="ce17" table:formula="of:=TANH( [.G801]*[.Q1] + [.G802]*[.Q2] + [.G803]*[.Q3] + [.G804]*[.Q4] + [.G805]*[.Q5] + [.G806]*[.Q6] + [.G807]*[.Q7] + [.G808]*[.Q8] + [.G809]*[.Q9] + [.G810]*[.Q10] + [.G811]*[.Q11] + [.G812]*[.Q12] + [.G813]*[.Q13] + [.G814]*[.Q14] + [.G815]*[.Q15] + [.G816]*[.Q16] + [.G817]*[.Q17] + [.G818]*[.Q18] + [.G819]*[.Q19] + [.G820]*[.Q20] + [.G821]*[.Q21] )" office:value-type="float" office:value="-0.999821824104093" calcext:value-type="float">
            <text:p>-0.999821824104093</text:p>
          </table:table-cell>
          <table:table-cell table:style-name="ce19" table:formula="of:=TANH( [.H801]*[.S1] + [.H802]*[.S2] + [.H803]*[.S3] + [.H804]*[.S4] + [.H805]*[.S5] + [.H806]*[.S6] + [.H807]*[.S7] + [.H808]*[.S8] + [.H809]*[.S9] + [.H810]*[.S10] + [.H811]*[.S11] + [.H812]*[.S12] + [.H813]*[.S13] + [.H814]*[.S14] + [.H815]*[.S15] + [.H816]*[.S16] + [.H817]*[.S17] + [.H818]*[.S18] + [.H819]*[.S19] + [.H820]*[.S20] + [.H821]*[.S21] + [.H822]*[.S22] + [.H823]*[.S23] + [.H824]*[.S24] )" office:value-type="float" office:value="-0.999999999373831" calcext:value-type="float">
            <text:p>-0.999999999373831</text:p>
          </table:table-cell>
          <table:table-cell table:style-name="ce20" office:value-type="float" office:value="-0.492341418959595" calcext:value-type="float">
            <text:p>-0.492341418959595</text:p>
          </table:table-cell>
          <table:table-cell table:style-name="ce21" table:formula="of:= ([.J802]-[.I802]) * ([.J802]-[.I802])" office:value-type="float" office:value="0.257717234268197" calcext:value-type="float">
            <text:p>0.257717234268197</text:p>
          </table:table-cell>
          <table:table-cell table:number-columns-repeated="10"/>
        </table:table-row>
        <table:table-row table:style-name="ro1">
          <table:table-cell office:value-type="float" office:value="421.813" calcext:value-type="float">
            <text:p>421.813</text:p>
          </table:table-cell>
          <table:table-cell table:number-columns-repeated="3"/>
          <table:table-cell table:formula="of:=[.$C$4] + ([.$C$5] - [.$C$4]) * (([.A803] - [.$C$1]) / ([.$C$2] - [.$C$1]))" office:value-type="float" office:value="-0.494853630201245" calcext:value-type="float">
            <text:p>-0.494853630201245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801]*[.Q22] + [.G802]*[.Q23] + [.G803]*[.Q24] + [.G804]*[.Q25] + [.G805]*[.Q26] + [.G806]*[.Q27] + [.G807]*[.Q28] + [.G808]*[.Q29] + [.G809]*[.Q30] + [.G810]*[.Q31] + [.G811]*[.Q32] + [.G812]*[.Q33] + [.G813]*[.Q34] + [.G814]*[.Q35] + [.G815]*[.Q36] + [.G816]*[.Q37] + [.G817]*[.Q38] + [.G818]*[.Q39] + [.G819]*[.Q40] + [.G820]*[.Q41] + [.G821]*[.Q42] )" office:value-type="float" office:value="-0.998484513411517" calcext:value-type="float">
            <text:p>-0.998484513411517</text:p>
          </table:table-cell>
          <table:table-cell table:style-name="ce19" table:formula="of:=TANH( [.H801]*[.S25] + [.H802]*[.S26] + [.H803]*[.S27] + [.H804]*[.S28] + [.H805]*[.S29] + [.H806]*[.S30] + [.H807]*[.S31] + [.H808]*[.S32] + [.H809]*[.S33] + [.H810]*[.S34] + [.H811]*[.S35] + [.H812]*[.S36] + [.H813]*[.S37] + [.H814]*[.S38] + [.H815]*[.S39] + [.H816]*[.S40] + [.H817]*[.S41] + [.H818]*[.S42] + [.H819]*[.S43] + [.H820]*[.S44] + [.H821]*[.S45] + [.H822]*[.S46] + [.H823]*[.S47] + [.H824]*[.S48] )" office:value-type="float" office:value="-0.999999996078797" calcext:value-type="float">
            <text:p>-0.999999996078797</text:p>
          </table:table-cell>
          <table:table-cell table:style-name="ce20" office:value-type="float" office:value="-0.490589740235462" calcext:value-type="float">
            <text:p>-0.490589740235462</text:p>
          </table:table-cell>
          <table:table-cell table:style-name="ce21" table:formula="of:= ([.J803]-[.I803]) * ([.J803]-[.I803])" office:value-type="float" office:value="0.259498808758372" calcext:value-type="float">
            <text:p>0.259498808758372</text:p>
          </table:table-cell>
          <table:table-cell table:number-columns-repeated="10"/>
        </table:table-row>
        <table:table-row table:style-name="ro1">
          <table:table-cell office:value-type="float" office:value="467.831" calcext:value-type="float">
            <text:p>467.831</text:p>
          </table:table-cell>
          <table:table-cell table:number-columns-repeated="3"/>
          <table:table-cell table:formula="of:=[.$C$4] + ([.$C$5] - [.$C$4]) * (([.A804] - [.$C$1]) / ([.$C$2] - [.$C$1]))" office:value-type="float" office:value="-0.494097549911917" calcext:value-type="float">
            <text:p>-0.494097549911917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801]*[.Q43] + [.G802]*[.Q44] + [.G803]*[.Q45] + [.G804]*[.Q46] + [.G805]*[.Q47] + [.G806]*[.Q48] + [.G807]*[.Q49] + [.G808]*[.Q50] + [.G809]*[.Q51] + [.G810]*[.Q52] + [.G811]*[.Q53] + [.G812]*[.Q54] + [.G813]*[.Q55] + [.G814]*[.Q56] + [.G815]*[.Q57] + [.G816]*[.Q58] + [.G817]*[.Q59] + [.G818]*[.Q60] + [.G819]*[.Q61] + [.G820]*[.Q62] + [.G821]*[.Q63] )" office:value-type="float" office:value="-0.999783977281452" calcext:value-type="float">
            <text:p>-0.999783977281452</text:p>
          </table:table-cell>
          <table:table-cell table:style-name="ce19" table:formula="of:=TANH( [.H801]*[.S49] + [.H802]*[.S50] + [.H803]*[.S51] + [.H804]*[.S52] + [.H805]*[.S53] + [.H806]*[.S54] + [.H807]*[.S55] + [.H808]*[.S56] + [.H809]*[.S57] + [.H810]*[.S58] + [.H811]*[.S59] + [.H812]*[.S60] + [.H813]*[.S61] + [.H814]*[.S62] + [.H815]*[.S63] + [.H816]*[.S64] + [.H817]*[.S65] + [.H818]*[.S66] + [.H819]*[.S67] + [.H820]*[.S68] + [.H821]*[.S69] + [.H822]*[.S70] + [.H823]*[.S71] + [.H824]*[.S72] )" office:value-type="float" office:value="-0.999999972580866" calcext:value-type="float">
            <text:p>-0.999999972580866</text:p>
          </table:table-cell>
          <table:table-cell table:style-name="ce20" office:value-type="float" office:value="-0.489064205556335" calcext:value-type="float">
            <text:p>-0.489064205556335</text:p>
          </table:table-cell>
          <table:table-cell table:style-name="ce21" table:formula="of:= ([.J804]-[.I804]) * ([.J804]-[.I804])" office:value-type="float" office:value="0.261055358024945" calcext:value-type="float">
            <text:p>0.261055358024945</text:p>
          </table:table-cell>
          <table:table-cell table:number-columns-repeated="10"/>
        </table:table-row>
        <table:table-row table:style-name="ro1">
          <table:table-cell office:value-type="float" office:value="435.091" calcext:value-type="float">
            <text:p>435.091</text:p>
          </table:table-cell>
          <table:table-cell table:number-columns-repeated="3"/>
          <table:table-cell table:formula="of:=[.$C$4] + ([.$C$5] - [.$C$4]) * (([.A805] - [.$C$1]) / ([.$C$2] - [.$C$1]))" office:value-type="float" office:value="-0.494635471348585" calcext:value-type="float">
            <text:p>-0.494635471348585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801]*[.Q64] + [.G802]*[.Q65] + [.G803]*[.Q66] + [.G804]*[.Q67] + [.G805]*[.Q68] + [.G806]*[.Q69] + [.G807]*[.Q70] + [.G808]*[.Q71] + [.G809]*[.Q72] + [.G810]*[.Q73] + [.G811]*[.Q74] + [.G812]*[.Q75] + [.G813]*[.Q76] + [.G814]*[.Q77] + [.G815]*[.Q78] + [.G816]*[.Q79] + [.G817]*[.Q80] + [.G818]*[.Q81] + [.G819]*[.Q82] + [.G820]*[.Q83] + [.G821]*[.Q84] )" office:value-type="float" office:value="-0.99974370796528" calcext:value-type="float">
            <text:p>-0.99974370796528</text:p>
          </table:table-cell>
          <table:table-cell table:number-columns-repeated="13"/>
        </table:table-row>
        <table:table-row table:style-name="ro1">
          <table:table-cell office:value-type="float" office:value="437.021" calcext:value-type="float">
            <text:p>437.021</text:p>
          </table:table-cell>
          <table:table-cell table:number-columns-repeated="3"/>
          <table:table-cell table:formula="of:=[.$C$4] + ([.$C$5] - [.$C$4]) * (([.A806] - [.$C$1]) / ([.$C$2] - [.$C$1]))" office:value-type="float" office:value="-0.494603761257786" calcext:value-type="float">
            <text:p>-0.494603761257786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801]*[.Q85] + [.G802]*[.Q86] + [.G803]*[.Q87] + [.G804]*[.Q88] + [.G805]*[.Q89] + [.G806]*[.Q90] + [.G807]*[.Q91] + [.G808]*[.Q92] + [.G809]*[.Q93] + [.G810]*[.Q94] + [.G811]*[.Q95] + [.G812]*[.Q96] + [.G813]*[.Q97] + [.G814]*[.Q98] + [.G815]*[.Q99] + [.G816]*[.Q100] + [.G817]*[.Q101] + [.G818]*[.Q102] + [.G819]*[.Q103] + [.G820]*[.Q104] + [.G821]*[.Q105] )" office:value-type="float" office:value="-0.998394477861282" calcext:value-type="float">
            <text:p>-0.998394477861282</text:p>
          </table:table-cell>
          <table:table-cell table:number-columns-repeated="13"/>
        </table:table-row>
        <table:table-row table:style-name="ro1">
          <table:table-cell office:value-type="float" office:value="453.676" calcext:value-type="float">
            <text:p>453.676</text:p>
          </table:table-cell>
          <table:table-cell table:number-columns-repeated="3"/>
          <table:table-cell table:formula="of:=[.$C$4] + ([.$C$5] - [.$C$4]) * (([.A807] - [.$C$1]) / ([.$C$2] - [.$C$1]))" office:value-type="float" office:value="-0.494330117961277" calcext:value-type="float">
            <text:p>-0.494330117961277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801]*[.Q106] + [.G802]*[.Q107] + [.G803]*[.Q108] + [.G804]*[.Q109] + [.G805]*[.Q110] + [.G806]*[.Q111] + [.G807]*[.Q112] + [.G808]*[.Q113] + [.G809]*[.Q114] + [.G810]*[.Q115] + [.G811]*[.Q116] + [.G812]*[.Q117] + [.G813]*[.Q118] + [.G814]*[.Q119] + [.G815]*[.Q120] + [.G816]*[.Q121] + [.G817]*[.Q122] + [.G818]*[.Q123] + [.G819]*[.Q124] + [.G820]*[.Q125] + [.G821]*[.Q126] )" office:value-type="float" office:value="-0.999567218460968" calcext:value-type="float">
            <text:p>-0.999567218460968</text:p>
          </table:table-cell>
          <table:table-cell table:number-columns-repeated="13"/>
        </table:table-row>
        <table:table-row table:style-name="ro1">
          <table:table-cell office:value-type="float" office:value="445.805" calcext:value-type="float">
            <text:p>445.805</text:p>
          </table:table-cell>
          <table:table-cell table:number-columns-repeated="3"/>
          <table:table-cell table:formula="of:=[.$C$4] + ([.$C$5] - [.$C$4]) * (([.A808] - [.$C$1]) / ([.$C$2] - [.$C$1]))" office:value-type="float" office:value="-0.494459439269402" calcext:value-type="float">
            <text:p>-0.494459439269402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801]*[.Q127] + [.G802]*[.Q128] + [.G803]*[.Q129] + [.G804]*[.Q130] + [.G805]*[.Q131] + [.G806]*[.Q132] + [.G807]*[.Q133] + [.G808]*[.Q134] + [.G809]*[.Q135] + [.G810]*[.Q136] + [.G811]*[.Q137] + [.G812]*[.Q138] + [.G813]*[.Q139] + [.G814]*[.Q140] + [.G815]*[.Q141] + [.G816]*[.Q142] + [.G817]*[.Q143] + [.G818]*[.Q144] + [.G819]*[.Q145] + [.G820]*[.Q146] + [.G821]*[.Q147] )" office:value-type="float" office:value="-0.999837865363813" calcext:value-type="float">
            <text:p>-0.999837865363813</text:p>
          </table:table-cell>
          <table:table-cell table:number-columns-repeated="13"/>
        </table:table-row>
        <table:table-row table:style-name="ro1">
          <table:table-cell office:value-type="float" office:value="451.102" calcext:value-type="float">
            <text:p>451.102</text:p>
          </table:table-cell>
          <table:table-cell table:number-columns-repeated="3"/>
          <table:table-cell table:formula="of:=[.$C$4] + ([.$C$5] - [.$C$4]) * (([.A809] - [.$C$1]) / ([.$C$2] - [.$C$1]))" office:value-type="float" office:value="-0.494372409035742" calcext:value-type="float">
            <text:p>-0.494372409035742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801]*[.Q148] + [.G802]*[.Q149] + [.G803]*[.Q150] + [.G804]*[.Q151] + [.G805]*[.Q152] + [.G806]*[.Q153] + [.G807]*[.Q154] + [.G808]*[.Q155] + [.G809]*[.Q156] + [.G810]*[.Q157] + [.G811]*[.Q158] + [.G812]*[.Q159] + [.G813]*[.Q160] + [.G814]*[.Q161] + [.G815]*[.Q162] + [.G816]*[.Q163] + [.G817]*[.Q164] + [.G818]*[.Q165] + [.G819]*[.Q166] + [.G820]*[.Q167] + [.G821]*[.Q168] )" office:value-type="float" office:value="-0.999452351096049" calcext:value-type="float">
            <text:p>-0.999452351096049</text:p>
          </table:table-cell>
          <table:table-cell table:number-columns-repeated="13"/>
        </table:table-row>
        <table:table-row table:style-name="ro1">
          <table:table-cell office:value-type="float" office:value="456.425" calcext:value-type="float">
            <text:p>456.425</text:p>
          </table:table-cell>
          <table:table-cell table:number-columns-repeated="3"/>
          <table:table-cell table:formula="of:=[.$C$4] + ([.$C$5] - [.$C$4]) * (([.A810] - [.$C$1]) / ([.$C$2] - [.$C$1]))" office:value-type="float" office:value="-0.494284951619512" calcext:value-type="float">
            <text:p>-0.494284951619512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801]*[.Q169] + [.G802]*[.Q170] + [.G803]*[.Q171] + [.G804]*[.Q172] + [.G805]*[.Q173] + [.G806]*[.Q174] + [.G807]*[.Q175] + [.G808]*[.Q176] + [.G809]*[.Q177] + [.G810]*[.Q178] + [.G811]*[.Q179] + [.G812]*[.Q180] + [.G813]*[.Q181] + [.G814]*[.Q182] + [.G815]*[.Q183] + [.G816]*[.Q184] + [.G817]*[.Q185] + [.G818]*[.Q186] + [.G819]*[.Q187] + [.G820]*[.Q188] + [.G821]*[.Q189] )" office:value-type="float" office:value="-0.999888593455648" calcext:value-type="float">
            <text:p>-0.999888593455648</text:p>
          </table:table-cell>
          <table:table-cell table:number-columns-repeated="13"/>
        </table:table-row>
        <table:table-row table:style-name="ro1">
          <table:table-cell office:value-type="float" office:value="464.218" calcext:value-type="float">
            <text:p>464.218</text:p>
          </table:table-cell>
          <table:table-cell table:number-columns-repeated="3"/>
          <table:table-cell table:formula="of:=[.$C$4] + ([.$C$5] - [.$C$4]) * (([.A811] - [.$C$1]) / ([.$C$2] - [.$C$1]))" office:value-type="float" office:value="-0.494156911859098" calcext:value-type="float">
            <text:p>-0.494156911859098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801]*[.Q190] + [.G802]*[.Q191] + [.G803]*[.Q192] + [.G804]*[.Q193] + [.G805]*[.Q194] + [.G806]*[.Q195] + [.G807]*[.Q196] + [.G808]*[.Q197] + [.G809]*[.Q198] + [.G810]*[.Q199] + [.G811]*[.Q200] + [.G812]*[.Q201] + [.G813]*[.Q202] + [.G814]*[.Q203] + [.G815]*[.Q204] + [.G816]*[.Q205] + [.G817]*[.Q206] + [.G818]*[.Q207] + [.G819]*[.Q208] + [.G820]*[.Q209] + [.G821]*[.Q210] )" office:value-type="float" office:value="-0.999802959513151" calcext:value-type="float">
            <text:p>-0.999802959513151</text:p>
          </table:table-cell>
          <table:table-cell table:number-columns-repeated="13"/>
        </table:table-row>
        <table:table-row table:style-name="ro1">
          <table:table-cell office:value-type="float" office:value="460.238" calcext:value-type="float">
            <text:p>460.238</text:p>
          </table:table-cell>
          <table:table-cell table:number-columns-repeated="3"/>
          <table:table-cell table:formula="of:=[.$C$4] + ([.$C$5] - [.$C$4]) * (([.A812] - [.$C$1]) / ([.$C$2] - [.$C$1]))" office:value-type="float" office:value="-0.494222303652559" calcext:value-type="float">
            <text:p>-0.494222303652559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801]*[.Q211] + [.G802]*[.Q212] + [.G803]*[.Q213] + [.G804]*[.Q214] + [.G805]*[.Q215] + [.G806]*[.Q216] + [.G807]*[.Q217] + [.G808]*[.Q218] + [.G809]*[.Q219] + [.G810]*[.Q220] + [.G811]*[.Q221] + [.G812]*[.Q222] + [.G813]*[.Q223] + [.G814]*[.Q224] + [.G815]*[.Q225] + [.G816]*[.Q226] + [.G817]*[.Q227] + [.G818]*[.Q228] + [.G819]*[.Q229] + [.G820]*[.Q230] + [.G821]*[.Q231] )" office:value-type="float" office:value="-0.998167101298868" calcext:value-type="float">
            <text:p>-0.998167101298868</text:p>
          </table:table-cell>
          <table:table-cell table:number-columns-repeated="13"/>
        </table:table-row>
        <table:table-row table:style-name="ro1">
          <table:table-cell office:value-type="float" office:value="435.64099" calcext:value-type="float">
            <text:p>435.64099</text:p>
          </table:table-cell>
          <table:table-cell table:number-columns-repeated="3"/>
          <table:table-cell table:formula="of:=[.$C$4] + ([.$C$5] - [.$C$4]) * (([.A813] - [.$C$1]) / ([.$C$2] - [.$C$1]))" office:value-type="float" office:value="-0.494626434958513" calcext:value-type="float">
            <text:p>-0.494626434958513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801]*[.Q232] + [.G802]*[.Q233] + [.G803]*[.Q234] + [.G804]*[.Q235] + [.G805]*[.Q236] + [.G806]*[.Q237] + [.G807]*[.Q238] + [.G808]*[.Q239] + [.G809]*[.Q240] + [.G810]*[.Q241] + [.G811]*[.Q242] + [.G812]*[.Q243] + [.G813]*[.Q244] + [.G814]*[.Q245] + [.G815]*[.Q246] + [.G816]*[.Q247] + [.G817]*[.Q248] + [.G818]*[.Q249] + [.G819]*[.Q250] + [.G820]*[.Q251] + [.G821]*[.Q252] )" office:value-type="float" office:value="-0.999952922500865" calcext:value-type="float">
            <text:p>-0.999952922500865</text:p>
          </table:table-cell>
          <table:table-cell table:number-columns-repeated="13"/>
        </table:table-row>
        <table:table-row table:style-name="ro1">
          <table:table-cell office:value-type="float" office:value="438.276" calcext:value-type="float">
            <text:p>438.276</text:p>
          </table:table-cell>
          <table:table-cell table:number-columns-repeated="3"/>
          <table:table-cell table:formula="of:=[.$C$4] + ([.$C$5] - [.$C$4]) * (([.A814] - [.$C$1]) / ([.$C$2] - [.$C$1]))" office:value-type="float" office:value="-0.494583141483717" calcext:value-type="float">
            <text:p>-0.494583141483717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801]*[.Q253] + [.G802]*[.Q254] + [.G803]*[.Q255] + [.G804]*[.Q256] + [.G805]*[.Q257] + [.G806]*[.Q258] + [.G807]*[.Q259] + [.G808]*[.Q260] + [.G809]*[.Q261] + [.G810]*[.Q262] + [.G811]*[.Q263] + [.G812]*[.Q264] + [.G813]*[.Q265] + [.G814]*[.Q266] + [.G815]*[.Q267] + [.G816]*[.Q268] + [.G817]*[.Q269] + [.G818]*[.Q270] + [.G819]*[.Q271] + [.G820]*[.Q272] + [.G821]*[.Q273] )" office:value-type="float" office:value="-0.999988538124337" calcext:value-type="float">
            <text:p>-0.999988538124337</text:p>
          </table:table-cell>
          <table:table-cell table:number-columns-repeated="13"/>
        </table:table-row>
        <table:table-row table:style-name="ro1">
          <table:table-cell office:value-type="float" office:value="437.994" calcext:value-type="float">
            <text:p>437.994</text:p>
          </table:table-cell>
          <table:table-cell table:number-columns-repeated="3"/>
          <table:table-cell table:formula="of:=[.$C$4] + ([.$C$5] - [.$C$4]) * (([.A815] - [.$C$1]) / ([.$C$2] - [.$C$1]))" office:value-type="float" office:value="-0.494587774771595" calcext:value-type="float">
            <text:p>-0.494587774771595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801]*[.Q274] + [.G802]*[.Q275] + [.G803]*[.Q276] + [.G804]*[.Q277] + [.G805]*[.Q278] + [.G806]*[.Q279] + [.G807]*[.Q280] + [.G808]*[.Q281] + [.G809]*[.Q282] + [.G810]*[.Q283] + [.G811]*[.Q284] + [.G812]*[.Q285] + [.G813]*[.Q286] + [.G814]*[.Q287] + [.G815]*[.Q288] + [.G816]*[.Q289] + [.G817]*[.Q290] + [.G818]*[.Q291] + [.G819]*[.Q292] + [.G820]*[.Q293] + [.G821]*[.Q294] )" office:value-type="float" office:value="-0.999949340747937" calcext:value-type="float">
            <text:p>-0.999949340747937</text:p>
          </table:table-cell>
          <table:table-cell table:number-columns-repeated="13"/>
        </table:table-row>
        <table:table-row table:style-name="ro1">
          <table:table-cell office:value-type="float" office:value="456.572" calcext:value-type="float">
            <text:p>456.572</text:p>
          </table:table-cell>
          <table:table-cell table:number-columns-repeated="3"/>
          <table:table-cell table:formula="of:=[.$C$4] + ([.$C$5] - [.$C$4]) * (([.A816] - [.$C$1]) / ([.$C$2] - [.$C$1]))" office:value-type="float" office:value="-0.494282536394979" calcext:value-type="float">
            <text:p>-0.494282536394979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801]*[.Q295] + [.G802]*[.Q296] + [.G803]*[.Q297] + [.G804]*[.Q298] + [.G805]*[.Q299] + [.G806]*[.Q300] + [.G807]*[.Q301] + [.G808]*[.Q302] + [.G809]*[.Q303] + [.G810]*[.Q304] + [.G811]*[.Q305] + [.G812]*[.Q306] + [.G813]*[.Q307] + [.G814]*[.Q308] + [.G815]*[.Q309] + [.G816]*[.Q310] + [.G817]*[.Q311] + [.G818]*[.Q312] + [.G819]*[.Q313] + [.G820]*[.Q314] + [.G821]*[.Q315] )" office:value-type="float" office:value="-0.999696463114326" calcext:value-type="float">
            <text:p>-0.999696463114326</text:p>
          </table:table-cell>
          <table:table-cell table:number-columns-repeated="13"/>
        </table:table-row>
        <table:table-row table:style-name="ro1">
          <table:table-cell office:value-type="float" office:value="455.743" calcext:value-type="float">
            <text:p>455.743</text:p>
          </table:table-cell>
          <table:table-cell table:number-columns-repeated="3"/>
          <table:table-cell table:formula="of:=[.$C$4] + ([.$C$5] - [.$C$4]) * (([.A817] - [.$C$1]) / ([.$C$2] - [.$C$1]))" office:value-type="float" office:value="-0.494296156946934" calcext:value-type="float">
            <text:p>-0.494296156946934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801]*[.Q316] + [.G802]*[.Q317] + [.G803]*[.Q318] + [.G804]*[.Q319] + [.G805]*[.Q320] + [.G806]*[.Q321] + [.G807]*[.Q322] + [.G808]*[.Q323] + [.G809]*[.Q324] + [.G810]*[.Q325] + [.G811]*[.Q326] + [.G812]*[.Q327] + [.G813]*[.Q328] + [.G814]*[.Q329] + [.G815]*[.Q330] + [.G816]*[.Q331] + [.G817]*[.Q332] + [.G818]*[.Q333] + [.G819]*[.Q334] + [.G820]*[.Q335] + [.G821]*[.Q336] )" office:value-type="float" office:value="-0.99747190737666" calcext:value-type="float">
            <text:p>-0.99747190737666</text:p>
          </table:table-cell>
          <table:table-cell table:number-columns-repeated="13"/>
        </table:table-row>
        <table:table-row table:style-name="ro1">
          <table:table-cell office:value-type="float" office:value="447.606" calcext:value-type="float">
            <text:p>447.606</text:p>
          </table:table-cell>
          <table:table-cell table:number-columns-repeated="3"/>
          <table:table-cell table:formula="of:=[.$C$4] + ([.$C$5] - [.$C$4]) * (([.A818] - [.$C$1]) / ([.$C$2] - [.$C$1]))" office:value-type="float" office:value="-0.494429848661356" calcext:value-type="float">
            <text:p>-0.494429848661356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801]*[.Q337] + [.G802]*[.Q338] + [.G803]*[.Q339] + [.G804]*[.Q340] + [.G805]*[.Q341] + [.G806]*[.Q342] + [.G807]*[.Q343] + [.G808]*[.Q344] + [.G809]*[.Q345] + [.G810]*[.Q346] + [.G811]*[.Q347] + [.G812]*[.Q348] + [.G813]*[.Q349] + [.G814]*[.Q350] + [.G815]*[.Q351] + [.G816]*[.Q352] + [.G817]*[.Q353] + [.G818]*[.Q354] + [.G819]*[.Q355] + [.G820]*[.Q356] + [.G821]*[.Q357] )" office:value-type="float" office:value="-0.999525351370547" calcext:value-type="float">
            <text:p>-0.999525351370547</text:p>
          </table:table-cell>
          <table:table-cell table:number-columns-repeated="13"/>
        </table:table-row>
        <table:table-row table:style-name="ro1">
          <table:table-cell office:value-type="float" office:value="419.338" calcext:value-type="float">
            <text:p>419.338</text:p>
          </table:table-cell>
          <table:table-cell table:number-columns-repeated="3"/>
          <table:table-cell table:formula="of:=[.$C$4] + ([.$C$5] - [.$C$4]) * (([.A819] - [.$C$1]) / ([.$C$2] - [.$C$1]))" office:value-type="float" office:value="-0.494894294695923" calcext:value-type="float">
            <text:p>-0.494894294695923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801]*[.Q358] + [.G802]*[.Q359] + [.G803]*[.Q360] + [.G804]*[.Q361] + [.G805]*[.Q362] + [.G806]*[.Q363] + [.G807]*[.Q364] + [.G808]*[.Q365] + [.G809]*[.Q366] + [.G810]*[.Q367] + [.G811]*[.Q368] + [.G812]*[.Q369] + [.G813]*[.Q370] + [.G814]*[.Q371] + [.G815]*[.Q372] + [.G816]*[.Q373] + [.G817]*[.Q374] + [.G818]*[.Q375] + [.G819]*[.Q376] + [.G820]*[.Q377] + [.G821]*[.Q378] )" office:value-type="float" office:value="-0.998869933280565" calcext:value-type="float">
            <text:p>-0.998869933280565</text:p>
          </table:table-cell>
          <table:table-cell table:number-columns-repeated="13"/>
        </table:table-row>
        <table:table-row table:style-name="ro1">
          <table:table-cell office:value-type="float" office:value="427.817" calcext:value-type="float">
            <text:p>427.817</text:p>
          </table:table-cell>
          <table:table-cell table:number-columns-repeated="3"/>
          <table:table-cell table:formula="of:=[.$C$4] + ([.$C$5] - [.$C$4]) * (([.A820] - [.$C$1]) / ([.$C$2] - [.$C$1]))" office:value-type="float" office:value="-0.494754983887691" calcext:value-type="float">
            <text:p>-0.494754983887691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801]*[.Q379] + [.G802]*[.Q380] + [.G803]*[.Q381] + [.G804]*[.Q382] + [.G805]*[.Q383] + [.G806]*[.Q384] + [.G807]*[.Q385] + [.G808]*[.Q386] + [.G809]*[.Q387] + [.G810]*[.Q388] + [.G811]*[.Q389] + [.G812]*[.Q390] + [.G813]*[.Q391] + [.G814]*[.Q392] + [.G815]*[.Q393] + [.G816]*[.Q394] + [.G817]*[.Q395] + [.G818]*[.Q396] + [.G819]*[.Q397] + [.G820]*[.Q398] + [.G821]*[.Q399] )" office:value-type="float" office:value="-0.999713046511476" calcext:value-type="float">
            <text:p>-0.999713046511476</text:p>
          </table:table-cell>
          <table:table-cell table:number-columns-repeated="13"/>
        </table:table-row>
        <table:table-row table:style-name="ro1">
          <table:table-cell office:value-type="float" office:value="422.741" calcext:value-type="float">
            <text:p>422.741</text:p>
          </table:table-cell>
          <table:table-cell table:number-columns-repeated="3"/>
          <table:table-cell table:formula="of:=[.$C$4] + ([.$C$5] - [.$C$4]) * (([.A821] - [.$C$1]) / ([.$C$2] - [.$C$1]))" office:value-type="float" office:value="-0.494838383069503" calcext:value-type="float">
            <text:p>-0.494838383069503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801]*[.Q400] + [.G802]*[.Q401] + [.G803]*[.Q402] + [.G804]*[.Q403] + [.G805]*[.Q404] + [.G806]*[.Q405] + [.G807]*[.Q406] + [.G808]*[.Q407] + [.G809]*[.Q408] + [.G810]*[.Q409] + [.G811]*[.Q410] + [.G812]*[.Q411] + [.G813]*[.Q412] + [.G814]*[.Q413] + [.G815]*[.Q414] + [.G816]*[.Q415] + [.G817]*[.Q416] + [.G818]*[.Q417] + [.G819]*[.Q418] + [.G820]*[.Q419] + [.G821]*[.Q420] )" office:value-type="float" office:value="-0.999729898926677" calcext:value-type="float">
            <text:p>-0.999729898926677</text:p>
          </table:table-cell>
          <table:table-cell table:number-columns-repeated="13"/>
        </table:table-row>
        <table:table-row table:style-name="ro1">
          <table:table-cell office:value-type="float" office:value="431.029" calcext:value-type="float">
            <text:p>431.029</text:p>
          </table:table-cell>
          <table:table-cell table:number-columns-repeated="3"/>
          <table:table-cell table:formula="of:=[.$C$4] + ([.$C$5] - [.$C$4]) * (([.A822] - [.$C$1]) / ([.$C$2] - [.$C$1]))" office:value-type="float" office:value="-0.494702210410154" calcext:value-type="float">
            <text:p>-0.494702210410154</text:p>
          </table:table-cell>
          <table:table-cell table:number-columns-repeated="2"/>
          <table:table-cell table:style-name="ce17" table:formula="of:=TANH( [.G801]*[.Q421] + [.G802]*[.Q422] + [.G803]*[.Q423] + [.G804]*[.Q424] + [.G805]*[.Q425] + [.G806]*[.Q426] + [.G807]*[.Q427] + [.G808]*[.Q428] + [.G809]*[.Q429] + [.G810]*[.Q430] + [.G811]*[.Q431] + [.G812]*[.Q432] + [.G813]*[.Q433] + [.G814]*[.Q434] + [.G815]*[.Q435] + [.G816]*[.Q436] + [.G817]*[.Q437] + [.G818]*[.Q438] + [.G819]*[.Q439] + [.G820]*[.Q440] + [.G821]*[.Q441] )" office:value-type="float" office:value="-0.99959547308902" calcext:value-type="float">
            <text:p>-0.99959547308902</text:p>
          </table:table-cell>
          <table:table-cell table:number-columns-repeated="13"/>
        </table:table-row>
        <table:table-row table:style-name="ro1">
          <table:table-cell office:value-type="float" office:value="424.962" calcext:value-type="float">
            <text:p>424.962</text:p>
          </table:table-cell>
          <table:table-cell table:number-columns-repeated="3"/>
          <table:table-cell table:formula="of:=[.$C$4] + ([.$C$5] - [.$C$4]) * (([.A823] - [.$C$1]) / ([.$C$2] - [.$C$1]))" office:value-type="float" office:value="-0.494801891819936" calcext:value-type="float">
            <text:p>-0.494801891819936</text:p>
          </table:table-cell>
          <table:table-cell table:number-columns-repeated="2"/>
          <table:table-cell table:style-name="ce17" table:formula="of:=TANH( [.G801]*[.Q442] + [.G802]*[.Q443] + [.G803]*[.Q444] + [.G804]*[.Q445] + [.G805]*[.Q446] + [.G806]*[.Q447] + [.G807]*[.Q448] + [.G808]*[.Q449] + [.G809]*[.Q450] + [.G810]*[.Q451] + [.G811]*[.Q452] + [.G812]*[.Q453] + [.G813]*[.Q454] + [.G814]*[.Q455] + [.G815]*[.Q456] + [.G816]*[.Q457] + [.G817]*[.Q458] + [.G818]*[.Q459] + [.G819]*[.Q460] + [.G820]*[.Q461] + [.G821]*[.Q462] )" office:value-type="float" office:value="-0.999333045297678" calcext:value-type="float">
            <text:p>-0.999333045297678</text:p>
          </table:table-cell>
          <table:table-cell table:number-columns-repeated="13"/>
        </table:table-row>
        <table:table-row table:style-name="ro1">
          <table:table-cell office:value-type="float" office:value="432.358" calcext:value-type="float">
            <text:p>432.358</text:p>
          </table:table-cell>
          <table:table-cell table:number-columns-repeated="3"/>
          <table:table-cell table:formula="of:=[.$C$4] + ([.$C$5] - [.$C$4]) * (([.A824] - [.$C$1]) / ([.$C$2] - [.$C$1]))" office:value-type="float" office:value="-0.494680374808769" calcext:value-type="float">
            <text:p>-0.494680374808769</text:p>
          </table:table-cell>
          <table:table-cell table:number-columns-repeated="2"/>
          <table:table-cell table:style-name="ce17" table:formula="of:=TANH( [.G801]*[.Q463] + [.G802]*[.Q464] + [.G803]*[.Q465] + [.G804]*[.Q466] + [.G805]*[.Q467] + [.G806]*[.Q468] + [.G807]*[.Q469] + [.G808]*[.Q470] + [.G809]*[.Q471] + [.G810]*[.Q472] + [.G811]*[.Q473] + [.G812]*[.Q474] + [.G813]*[.Q475] + [.G814]*[.Q476] + [.G815]*[.Q477] + [.G816]*[.Q478] + [.G817]*[.Q479] + [.G818]*[.Q480] + [.G819]*[.Q481] + [.G820]*[.Q482] + [.G821]*[.Q483] )" office:value-type="float" office:value="-0.999588013962236" calcext:value-type="float">
            <text:p>-0.999588013962236</text:p>
          </table:table-cell>
          <table:table-cell table:number-columns-repeated="13"/>
        </table:table-row>
        <table:table-row table:style-name="ro1">
          <table:table-cell office:value-type="float" office:value="433.773" calcext:value-type="float">
            <text:p>433.773</text:p>
          </table:table-cell>
          <table:table-cell table:number-columns-repeated="3"/>
          <table:table-cell table:formula="of:=[.$C$4] + ([.$C$5] - [.$C$4]) * (([.A825] - [.$C$1]) / ([.$C$2] - [.$C$1]))" office:value-type="float" office:value="-0.494657126218882" calcext:value-type="float">
            <text:p>-0.494657126218882</text:p>
          </table:table-cell>
          <table:table-cell table:number-columns-repeated="16"/>
        </table:table-row>
        <table:table-row table:style-name="ro1">
          <table:table-cell office:value-type="float" office:value="431.985" calcext:value-type="float">
            <text:p>431.985</text:p>
          </table:table-cell>
          <table:table-cell table:number-columns-repeated="3"/>
          <table:table-cell table:formula="of:=[.$C$4] + ([.$C$5] - [.$C$4]) * (([.A826] - [.$C$1]) / ([.$C$2] - [.$C$1]))" office:value-type="float" office:value="-0.494686503235644" calcext:value-type="float">
            <text:p>-0.49468650323564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31.691" calcext:value-type="float">
            <text:p>431.691</text:p>
          </table:table-cell>
          <table:table-cell table:number-columns-repeated="3"/>
          <table:table-cell table:formula="of:=[.$C$4] + ([.$C$5] - [.$C$4]) * (([.A827] - [.$C$1]) / ([.$C$2] - [.$C$1]))" office:value-type="float" office:value="-0.494691333684708" calcext:value-type="float">
            <text:p>-0.494691333684708</text:p>
          </table:table-cell>
          <table:table-cell/>
          <table:table-cell table:style-name="ce15" office:value-type="float" office:value="-0.49851558164327" calcext:value-type="float">
            <text:p>-0.49851558164327</text:p>
          </table:table-cell>
          <table:table-cell table:style-name="ce17" table:formula="of:=TANH( [.G826]*[.Q1] + [.G827]*[.Q2] + [.G828]*[.Q3] + [.G829]*[.Q4] + [.G830]*[.Q5] + [.G831]*[.Q6] + [.G832]*[.Q7] + [.G833]*[.Q8] + [.G834]*[.Q9] + [.G835]*[.Q10] + [.G836]*[.Q11] + [.G837]*[.Q12] + [.G838]*[.Q13] + [.G839]*[.Q14] + [.G840]*[.Q15] + [.G841]*[.Q16] + [.G842]*[.Q17] + [.G843]*[.Q18] + [.G844]*[.Q19] + [.G845]*[.Q20] + [.G846]*[.Q21] )" office:value-type="float" office:value="-0.999821061606903" calcext:value-type="float">
            <text:p>-0.999821061606903</text:p>
          </table:table-cell>
          <table:table-cell table:style-name="ce19" table:formula="of:=TANH( [.H826]*[.S1] + [.H827]*[.S2] + [.H828]*[.S3] + [.H829]*[.S4] + [.H830]*[.S5] + [.H831]*[.S6] + [.H832]*[.S7] + [.H833]*[.S8] + [.H834]*[.S9] + [.H835]*[.S10] + [.H836]*[.S11] + [.H837]*[.S12] + [.H838]*[.S13] + [.H839]*[.S14] + [.H840]*[.S15] + [.H841]*[.S16] + [.H842]*[.S17] + [.H843]*[.S18] + [.H844]*[.S19] + [.H845]*[.S20] + [.H846]*[.S21] + [.H847]*[.S22] + [.H848]*[.S23] + [.H849]*[.S24] )" office:value-type="float" office:value="-0.999999999373794" calcext:value-type="float">
            <text:p>-0.999999999373794</text:p>
          </table:table-cell>
          <table:table-cell table:style-name="ce20" office:value-type="float" office:value="-0.490589740235462" calcext:value-type="float">
            <text:p>-0.490589740235462</text:p>
          </table:table-cell>
          <table:table-cell table:style-name="ce21" table:formula="of:= ([.J827]-[.I827]) * ([.J827]-[.I827])" office:value-type="float" office:value="0.259498812115383" calcext:value-type="float">
            <text:p>0.259498812115383</text:p>
          </table:table-cell>
          <table:table-cell table:number-columns-repeated="10"/>
        </table:table-row>
        <table:table-row table:style-name="ro1">
          <table:table-cell office:value-type="float" office:value="433.732" calcext:value-type="float">
            <text:p>433.732</text:p>
          </table:table-cell>
          <table:table-cell table:number-columns-repeated="3"/>
          <table:table-cell table:formula="of:=[.$C$4] + ([.$C$5] - [.$C$4]) * (([.A828] - [.$C$1]) / ([.$C$2] - [.$C$1]))" office:value-type="float" office:value="-0.494657799852936" calcext:value-type="float">
            <text:p>-0.494657799852936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826]*[.Q22] + [.G827]*[.Q23] + [.G828]*[.Q24] + [.G829]*[.Q25] + [.G830]*[.Q26] + [.G831]*[.Q27] + [.G832]*[.Q28] + [.G833]*[.Q29] + [.G834]*[.Q30] + [.G835]*[.Q31] + [.G836]*[.Q32] + [.G837]*[.Q33] + [.G838]*[.Q34] + [.G839]*[.Q35] + [.G840]*[.Q36] + [.G841]*[.Q37] + [.G842]*[.Q38] + [.G843]*[.Q39] + [.G844]*[.Q40] + [.G845]*[.Q41] + [.G846]*[.Q42] )" office:value-type="float" office:value="-0.99848158900044" calcext:value-type="float">
            <text:p>-0.99848158900044</text:p>
          </table:table-cell>
          <table:table-cell table:style-name="ce19" table:formula="of:=TANH( [.H826]*[.S25] + [.H827]*[.S26] + [.H828]*[.S27] + [.H829]*[.S28] + [.H830]*[.S29] + [.H831]*[.S30] + [.H832]*[.S31] + [.H833]*[.S32] + [.H834]*[.S33] + [.H835]*[.S34] + [.H836]*[.S35] + [.H837]*[.S36] + [.H838]*[.S37] + [.H839]*[.S38] + [.H840]*[.S39] + [.H841]*[.S40] + [.H842]*[.S41] + [.H843]*[.S42] + [.H844]*[.S43] + [.H845]*[.S44] + [.H846]*[.S45] + [.H847]*[.S46] + [.H848]*[.S47] + [.H849]*[.S48] )" office:value-type="float" office:value="-0.999999996078478" calcext:value-type="float">
            <text:p>-0.999999996078478</text:p>
          </table:table-cell>
          <table:table-cell table:style-name="ce20" office:value-type="float" office:value="-0.489064205556335" calcext:value-type="float">
            <text:p>-0.489064205556335</text:p>
          </table:table-cell>
          <table:table-cell table:style-name="ce21" table:formula="of:= ([.J828]-[.I828]) * ([.J828]-[.I828])" office:value-type="float" office:value="0.261055382036487" calcext:value-type="float">
            <text:p>0.261055382036487</text:p>
          </table:table-cell>
          <table:table-cell table:number-columns-repeated="10"/>
        </table:table-row>
        <table:table-row table:style-name="ro1">
          <table:table-cell office:value-type="float" office:value="427.164" calcext:value-type="float">
            <text:p>427.164</text:p>
          </table:table-cell>
          <table:table-cell table:number-columns-repeated="3"/>
          <table:table-cell table:formula="of:=[.$C$4] + ([.$C$5] - [.$C$4]) * (([.A829] - [.$C$1]) / ([.$C$2] - [.$C$1]))" office:value-type="float" office:value="-0.494765712742246" calcext:value-type="float">
            <text:p>-0.494765712742246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826]*[.Q43] + [.G827]*[.Q44] + [.G828]*[.Q45] + [.G829]*[.Q46] + [.G830]*[.Q47] + [.G831]*[.Q48] + [.G832]*[.Q49] + [.G833]*[.Q50] + [.G834]*[.Q51] + [.G835]*[.Q52] + [.G836]*[.Q53] + [.G837]*[.Q54] + [.G838]*[.Q55] + [.G839]*[.Q56] + [.G840]*[.Q57] + [.G841]*[.Q58] + [.G842]*[.Q59] + [.G843]*[.Q60] + [.G844]*[.Q61] + [.G845]*[.Q62] + [.G846]*[.Q63] )" office:value-type="float" office:value="-0.999782475653369" calcext:value-type="float">
            <text:p>-0.999782475653369</text:p>
          </table:table-cell>
          <table:table-cell table:style-name="ce19" table:formula="of:=TANH( [.H826]*[.S49] + [.H827]*[.S50] + [.H828]*[.S51] + [.H829]*[.S52] + [.H830]*[.S53] + [.H831]*[.S54] + [.H832]*[.S55] + [.H833]*[.S56] + [.H834]*[.S57] + [.H835]*[.S58] + [.H836]*[.S59] + [.H837]*[.S60] + [.H838]*[.S61] + [.H839]*[.S62] + [.H840]*[.S63] + [.H841]*[.S64] + [.H842]*[.S65] + [.H843]*[.S66] + [.H844]*[.S67] + [.H845]*[.S68] + [.H846]*[.S69] + [.H847]*[.S70] + [.H848]*[.S71] + [.H849]*[.S72] )" office:value-type="float" office:value="-0.999999972579095" calcext:value-type="float">
            <text:p>-0.999999972579095</text:p>
          </table:table-cell>
          <table:table-cell table:style-name="ce20" office:value-type="float" office:value="-0.48952402257485" calcext:value-type="float">
            <text:p>-0.48952402257485</text:p>
          </table:table-cell>
          <table:table-cell table:style-name="ce21" table:formula="of:= ([.J829]-[.I829]) * ([.J829]-[.I829])" office:value-type="float" office:value="0.260585695532737" calcext:value-type="float">
            <text:p>0.260585695532737</text:p>
          </table:table-cell>
          <table:table-cell table:number-columns-repeated="10"/>
        </table:table-row>
        <table:table-row table:style-name="ro1">
          <table:table-cell office:value-type="float" office:value="441.021" calcext:value-type="float">
            <text:p>441.021</text:p>
          </table:table-cell>
          <table:table-cell table:number-columns-repeated="3"/>
          <table:table-cell table:formula="of:=[.$C$4] + ([.$C$5] - [.$C$4]) * (([.A830] - [.$C$1]) / ([.$C$2] - [.$C$1]))" office:value-type="float" office:value="-0.494538040862347" calcext:value-type="float">
            <text:p>-0.494538040862347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826]*[.Q64] + [.G827]*[.Q65] + [.G828]*[.Q66] + [.G829]*[.Q67] + [.G830]*[.Q68] + [.G831]*[.Q69] + [.G832]*[.Q70] + [.G833]*[.Q71] + [.G834]*[.Q72] + [.G835]*[.Q73] + [.G836]*[.Q74] + [.G837]*[.Q75] + [.G838]*[.Q76] + [.G839]*[.Q77] + [.G840]*[.Q78] + [.G841]*[.Q79] + [.G842]*[.Q80] + [.G843]*[.Q81] + [.G844]*[.Q82] + [.G845]*[.Q83] + [.G846]*[.Q84] )" office:value-type="float" office:value="-0.999741073483282" calcext:value-type="float">
            <text:p>-0.999741073483282</text:p>
          </table:table-cell>
          <table:table-cell table:number-columns-repeated="13"/>
        </table:table-row>
        <table:table-row table:style-name="ro1">
          <table:table-cell office:value-type="float" office:value="457.168" calcext:value-type="float">
            <text:p>457.168</text:p>
          </table:table-cell>
          <table:table-cell table:number-columns-repeated="3"/>
          <table:table-cell table:formula="of:=[.$C$4] + ([.$C$5] - [.$C$4]) * (([.A831] - [.$C$1]) / ([.$C$2] - [.$C$1]))" office:value-type="float" office:value="-0.494272744056059" calcext:value-type="float">
            <text:p>-0.494272744056059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826]*[.Q85] + [.G827]*[.Q86] + [.G828]*[.Q87] + [.G829]*[.Q88] + [.G830]*[.Q89] + [.G831]*[.Q90] + [.G832]*[.Q91] + [.G833]*[.Q92] + [.G834]*[.Q93] + [.G835]*[.Q94] + [.G836]*[.Q95] + [.G837]*[.Q96] + [.G838]*[.Q97] + [.G839]*[.Q98] + [.G840]*[.Q99] + [.G841]*[.Q100] + [.G842]*[.Q101] + [.G843]*[.Q102] + [.G844]*[.Q103] + [.G845]*[.Q104] + [.G846]*[.Q105] )" office:value-type="float" office:value="-0.998388776813848" calcext:value-type="float">
            <text:p>-0.998388776813848</text:p>
          </table:table-cell>
          <table:table-cell table:number-columns-repeated="13"/>
        </table:table-row>
        <table:table-row table:style-name="ro1">
          <table:table-cell office:value-type="float" office:value="452.368" calcext:value-type="float">
            <text:p>452.368</text:p>
          </table:table-cell>
          <table:table-cell table:number-columns-repeated="3"/>
          <table:table-cell table:formula="of:=[.$C$4] + ([.$C$5] - [.$C$4]) * (([.A832] - [.$C$1]) / ([.$C$2] - [.$C$1]))" office:value-type="float" office:value="-0.494351608530585" calcext:value-type="float">
            <text:p>-0.494351608530585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826]*[.Q106] + [.G827]*[.Q107] + [.G828]*[.Q108] + [.G829]*[.Q109] + [.G830]*[.Q110] + [.G831]*[.Q111] + [.G832]*[.Q112] + [.G833]*[.Q113] + [.G834]*[.Q114] + [.G835]*[.Q115] + [.G836]*[.Q116] + [.G837]*[.Q117] + [.G838]*[.Q118] + [.G839]*[.Q119] + [.G840]*[.Q120] + [.G841]*[.Q121] + [.G842]*[.Q122] + [.G843]*[.Q123] + [.G844]*[.Q124] + [.G845]*[.Q125] + [.G846]*[.Q126] )" office:value-type="float" office:value="-0.99956529501044" calcext:value-type="float">
            <text:p>-0.99956529501044</text:p>
          </table:table-cell>
          <table:table-cell table:number-columns-repeated="13"/>
        </table:table-row>
        <table:table-row table:style-name="ro1">
          <table:table-cell office:value-type="float" office:value="445.327" calcext:value-type="float">
            <text:p>445.327</text:p>
          </table:table-cell>
          <table:table-cell table:number-columns-repeated="3"/>
          <table:table-cell table:formula="of:=[.$C$4] + ([.$C$5] - [.$C$4]) * (([.A833] - [.$C$1]) / ([.$C$2] - [.$C$1]))" office:value-type="float" office:value="-0.494467292856657" calcext:value-type="float">
            <text:p>-0.494467292856657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826]*[.Q127] + [.G827]*[.Q128] + [.G828]*[.Q129] + [.G829]*[.Q130] + [.G830]*[.Q131] + [.G831]*[.Q132] + [.G832]*[.Q133] + [.G833]*[.Q134] + [.G834]*[.Q135] + [.G835]*[.Q136] + [.G836]*[.Q137] + [.G837]*[.Q138] + [.G838]*[.Q139] + [.G839]*[.Q140] + [.G840]*[.Q141] + [.G841]*[.Q142] + [.G842]*[.Q143] + [.G843]*[.Q144] + [.G844]*[.Q145] + [.G845]*[.Q146] + [.G846]*[.Q147] )" office:value-type="float" office:value="-0.99983576874364" calcext:value-type="float">
            <text:p>-0.99983576874364</text:p>
          </table:table-cell>
          <table:table-cell table:number-columns-repeated="13"/>
        </table:table-row>
        <table:table-row table:style-name="ro1">
          <table:table-cell office:value-type="float" office:value="450.312" calcext:value-type="float">
            <text:p>450.312</text:p>
          </table:table-cell>
          <table:table-cell table:number-columns-repeated="3"/>
          <table:table-cell table:formula="of:=[.$C$4] + ([.$C$5] - [.$C$4]) * (([.A834] - [.$C$1]) / ([.$C$2] - [.$C$1]))" office:value-type="float" office:value="-0.494385388813841" calcext:value-type="float">
            <text:p>-0.494385388813841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826]*[.Q148] + [.G827]*[.Q149] + [.G828]*[.Q150] + [.G829]*[.Q151] + [.G830]*[.Q152] + [.G831]*[.Q153] + [.G832]*[.Q154] + [.G833]*[.Q155] + [.G834]*[.Q156] + [.G835]*[.Q157] + [.G836]*[.Q158] + [.G837]*[.Q159] + [.G838]*[.Q160] + [.G839]*[.Q161] + [.G840]*[.Q162] + [.G841]*[.Q163] + [.G842]*[.Q164] + [.G843]*[.Q165] + [.G844]*[.Q166] + [.G845]*[.Q167] + [.G846]*[.Q168] )" office:value-type="float" office:value="-0.99945033828475" calcext:value-type="float">
            <text:p>-0.99945033828475</text:p>
          </table:table-cell>
          <table:table-cell table:number-columns-repeated="13"/>
        </table:table-row>
        <table:table-row table:style-name="ro1">
          <table:table-cell office:value-type="float" office:value="446.614" calcext:value-type="float">
            <text:p>446.614</text:p>
          </table:table-cell>
          <table:table-cell table:number-columns-repeated="3"/>
          <table:table-cell table:formula="of:=[.$C$4] + ([.$C$5] - [.$C$4]) * (([.A835] - [.$C$1]) / ([.$C$2] - [.$C$1]))" office:value-type="float" office:value="-0.494446147319424" calcext:value-type="float">
            <text:p>-0.494446147319424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826]*[.Q169] + [.G827]*[.Q170] + [.G828]*[.Q171] + [.G829]*[.Q172] + [.G830]*[.Q173] + [.G831]*[.Q174] + [.G832]*[.Q175] + [.G833]*[.Q176] + [.G834]*[.Q177] + [.G835]*[.Q178] + [.G836]*[.Q179] + [.G837]*[.Q180] + [.G838]*[.Q181] + [.G839]*[.Q182] + [.G840]*[.Q183] + [.G841]*[.Q184] + [.G842]*[.Q185] + [.G843]*[.Q186] + [.G844]*[.Q187] + [.G845]*[.Q188] + [.G846]*[.Q189] )" office:value-type="float" office:value="-0.999888089557876" calcext:value-type="float">
            <text:p>-0.999888089557876</text:p>
          </table:table-cell>
          <table:table-cell table:number-columns-repeated="13"/>
        </table:table-row>
        <table:table-row table:style-name="ro1">
          <table:table-cell office:value-type="float" office:value="431.156" calcext:value-type="float">
            <text:p>431.156</text:p>
          </table:table-cell>
          <table:table-cell table:number-columns-repeated="3"/>
          <table:table-cell table:formula="of:=[.$C$4] + ([.$C$5] - [.$C$4]) * (([.A836] - [.$C$1]) / ([.$C$2] - [.$C$1]))" office:value-type="float" office:value="-0.494700123787598" calcext:value-type="float">
            <text:p>-0.494700123787598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826]*[.Q190] + [.G827]*[.Q191] + [.G828]*[.Q192] + [.G829]*[.Q193] + [.G830]*[.Q194] + [.G831]*[.Q195] + [.G832]*[.Q196] + [.G833]*[.Q197] + [.G834]*[.Q198] + [.G835]*[.Q199] + [.G836]*[.Q200] + [.G837]*[.Q201] + [.G838]*[.Q202] + [.G839]*[.Q203] + [.G840]*[.Q204] + [.G841]*[.Q205] + [.G842]*[.Q206] + [.G843]*[.Q207] + [.G844]*[.Q208] + [.G845]*[.Q209] + [.G846]*[.Q210] )" office:value-type="float" office:value="-0.999802029027516" calcext:value-type="float">
            <text:p>-0.999802029027516</text:p>
          </table:table-cell>
          <table:table-cell table:number-columns-repeated="13"/>
        </table:table-row>
        <table:table-row table:style-name="ro1">
          <table:table-cell office:value-type="float" office:value="431.41" calcext:value-type="float">
            <text:p>431.41</text:p>
          </table:table-cell>
          <table:table-cell table:number-columns-repeated="3"/>
          <table:table-cell table:formula="of:=[.$C$4] + ([.$C$5] - [.$C$4]) * (([.A837] - [.$C$1]) / ([.$C$2] - [.$C$1]))" office:value-type="float" office:value="-0.494695950542488" calcext:value-type="float">
            <text:p>-0.494695950542488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826]*[.Q211] + [.G827]*[.Q212] + [.G828]*[.Q213] + [.G829]*[.Q214] + [.G830]*[.Q215] + [.G831]*[.Q216] + [.G832]*[.Q217] + [.G833]*[.Q218] + [.G834]*[.Q219] + [.G835]*[.Q220] + [.G836]*[.Q221] + [.G837]*[.Q222] + [.G838]*[.Q223] + [.G839]*[.Q224] + [.G840]*[.Q225] + [.G841]*[.Q226] + [.G842]*[.Q227] + [.G843]*[.Q228] + [.G844]*[.Q229] + [.G845]*[.Q230] + [.G846]*[.Q231] )" office:value-type="float" office:value="-0.998160128050161" calcext:value-type="float">
            <text:p>-0.998160128050161</text:p>
          </table:table-cell>
          <table:table-cell table:number-columns-repeated="13"/>
        </table:table-row>
        <table:table-row table:style-name="ro1">
          <table:table-cell office:value-type="float" office:value="416.29" calcext:value-type="float">
            <text:p>416.29</text:p>
          </table:table-cell>
          <table:table-cell table:number-columns-repeated="3"/>
          <table:table-cell table:formula="of:=[.$C$4] + ([.$C$5] - [.$C$4]) * (([.A838] - [.$C$1]) / ([.$C$2] - [.$C$1]))" office:value-type="float" office:value="-0.494944373637247" calcext:value-type="float">
            <text:p>-0.494944373637247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826]*[.Q232] + [.G827]*[.Q233] + [.G828]*[.Q234] + [.G829]*[.Q235] + [.G830]*[.Q236] + [.G831]*[.Q237] + [.G832]*[.Q238] + [.G833]*[.Q239] + [.G834]*[.Q240] + [.G835]*[.Q241] + [.G836]*[.Q242] + [.G837]*[.Q243] + [.G838]*[.Q244] + [.G839]*[.Q245] + [.G840]*[.Q246] + [.G841]*[.Q247] + [.G842]*[.Q248] + [.G843]*[.Q249] + [.G844]*[.Q250] + [.G845]*[.Q251] + [.G846]*[.Q252] )" office:value-type="float" office:value="-0.999952410991367" calcext:value-type="float">
            <text:p>-0.999952410991367</text:p>
          </table:table-cell>
          <table:table-cell table:number-columns-repeated="13"/>
        </table:table-row>
        <table:table-row table:style-name="ro1">
          <table:table-cell office:value-type="float" office:value="372.737" calcext:value-type="float">
            <text:p>372.737</text:p>
          </table:table-cell>
          <table:table-cell table:number-columns-repeated="3"/>
          <table:table-cell table:formula="of:=[.$C$4] + ([.$C$5] - [.$C$4]) * (([.A839] - [.$C$1]) / ([.$C$2] - [.$C$1]))" office:value-type="float" office:value="-0.495659953732885" calcext:value-type="float">
            <text:p>-0.495659953732885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826]*[.Q253] + [.G827]*[.Q254] + [.G828]*[.Q255] + [.G829]*[.Q256] + [.G830]*[.Q257] + [.G831]*[.Q258] + [.G832]*[.Q259] + [.G833]*[.Q260] + [.G834]*[.Q261] + [.G835]*[.Q262] + [.G836]*[.Q263] + [.G837]*[.Q264] + [.G838]*[.Q265] + [.G839]*[.Q266] + [.G840]*[.Q267] + [.G841]*[.Q268] + [.G842]*[.Q269] + [.G843]*[.Q270] + [.G844]*[.Q271] + [.G845]*[.Q272] + [.G846]*[.Q273] )" office:value-type="float" office:value="-0.999988495845398" calcext:value-type="float">
            <text:p>-0.999988495845398</text:p>
          </table:table-cell>
          <table:table-cell table:number-columns-repeated="13"/>
        </table:table-row>
        <table:table-row table:style-name="ro1">
          <table:table-cell office:value-type="float" office:value="383.138" calcext:value-type="float">
            <text:p>383.138</text:p>
          </table:table-cell>
          <table:table-cell table:number-columns-repeated="3"/>
          <table:table-cell table:formula="of:=[.$C$4] + ([.$C$5] - [.$C$4]) * (([.A840] - [.$C$1]) / ([.$C$2] - [.$C$1]))" office:value-type="float" office:value="-0.495489064274645" calcext:value-type="float">
            <text:p>-0.495489064274645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826]*[.Q274] + [.G827]*[.Q275] + [.G828]*[.Q276] + [.G829]*[.Q277] + [.G830]*[.Q278] + [.G831]*[.Q279] + [.G832]*[.Q280] + [.G833]*[.Q281] + [.G834]*[.Q282] + [.G835]*[.Q283] + [.G836]*[.Q284] + [.G837]*[.Q285] + [.G838]*[.Q286] + [.G839]*[.Q287] + [.G840]*[.Q288] + [.G841]*[.Q289] + [.G842]*[.Q290] + [.G843]*[.Q291] + [.G844]*[.Q292] + [.G845]*[.Q293] + [.G846]*[.Q294] )" office:value-type="float" office:value="-0.999948994801862" calcext:value-type="float">
            <text:p>-0.999948994801862</text:p>
          </table:table-cell>
          <table:table-cell table:number-columns-repeated="13"/>
        </table:table-row>
        <table:table-row table:style-name="ro1">
          <table:table-cell office:value-type="float" office:value="380.817" calcext:value-type="float">
            <text:p>380.817</text:p>
          </table:table-cell>
          <table:table-cell table:number-columns-repeated="3"/>
          <table:table-cell table:formula="of:=[.$C$4] + ([.$C$5] - [.$C$4]) * (([.A841] - [.$C$1]) / ([.$C$2] - [.$C$1]))" office:value-type="float" office:value="-0.495527198534099" calcext:value-type="float">
            <text:p>-0.495527198534099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826]*[.Q295] + [.G827]*[.Q296] + [.G828]*[.Q297] + [.G829]*[.Q298] + [.G830]*[.Q299] + [.G831]*[.Q300] + [.G832]*[.Q301] + [.G833]*[.Q302] + [.G834]*[.Q303] + [.G835]*[.Q304] + [.G836]*[.Q305] + [.G837]*[.Q306] + [.G838]*[.Q307] + [.G839]*[.Q308] + [.G840]*[.Q309] + [.G841]*[.Q310] + [.G842]*[.Q311] + [.G843]*[.Q312] + [.G844]*[.Q313] + [.G845]*[.Q314] + [.G846]*[.Q315] )" office:value-type="float" office:value="-0.999695126284837" calcext:value-type="float">
            <text:p>-0.999695126284837</text:p>
          </table:table-cell>
          <table:table-cell table:number-columns-repeated="13"/>
        </table:table-row>
        <table:table-row table:style-name="ro1">
          <table:table-cell office:value-type="float" office:value="382.738" calcext:value-type="float">
            <text:p>382.738</text:p>
          </table:table-cell>
          <table:table-cell table:number-columns-repeated="3"/>
          <table:table-cell table:formula="of:=[.$C$4] + ([.$C$5] - [.$C$4]) * (([.A842] - [.$C$1]) / ([.$C$2] - [.$C$1]))" office:value-type="float" office:value="-0.495495636314189" calcext:value-type="float">
            <text:p>-0.495495636314189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826]*[.Q316] + [.G827]*[.Q317] + [.G828]*[.Q318] + [.G829]*[.Q319] + [.G830]*[.Q320] + [.G831]*[.Q321] + [.G832]*[.Q322] + [.G833]*[.Q323] + [.G834]*[.Q324] + [.G835]*[.Q325] + [.G836]*[.Q326] + [.G837]*[.Q327] + [.G838]*[.Q328] + [.G839]*[.Q329] + [.G840]*[.Q330] + [.G841]*[.Q331] + [.G842]*[.Q332] + [.G843]*[.Q333] + [.G844]*[.Q334] + [.G845]*[.Q335] + [.G846]*[.Q336] )" office:value-type="float" office:value="-0.997452830811241" calcext:value-type="float">
            <text:p>-0.997452830811241</text:p>
          </table:table-cell>
          <table:table-cell table:number-columns-repeated="13"/>
        </table:table-row>
        <table:table-row table:style-name="ro1">
          <table:table-cell office:value-type="float" office:value="378.775" calcext:value-type="float">
            <text:p>378.775</text:p>
          </table:table-cell>
          <table:table-cell table:number-columns-repeated="3"/>
          <table:table-cell table:formula="of:=[.$C$4] + ([.$C$5] - [.$C$4]) * (([.A843] - [.$C$1]) / ([.$C$2] - [.$C$1]))" office:value-type="float" office:value="-0.49556074879597" calcext:value-type="float">
            <text:p>-0.49556074879597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826]*[.Q337] + [.G827]*[.Q338] + [.G828]*[.Q339] + [.G829]*[.Q340] + [.G830]*[.Q341] + [.G831]*[.Q342] + [.G832]*[.Q343] + [.G833]*[.Q344] + [.G834]*[.Q345] + [.G835]*[.Q346] + [.G836]*[.Q347] + [.G837]*[.Q348] + [.G838]*[.Q349] + [.G839]*[.Q350] + [.G840]*[.Q351] + [.G841]*[.Q352] + [.G842]*[.Q353] + [.G843]*[.Q354] + [.G844]*[.Q355] + [.G845]*[.Q356] + [.G846]*[.Q357] )" office:value-type="float" office:value="-0.999521063477585" calcext:value-type="float">
            <text:p>-0.999521063477585</text:p>
          </table:table-cell>
          <table:table-cell table:number-columns-repeated="13"/>
        </table:table-row>
        <table:table-row table:style-name="ro1">
          <table:table-cell office:value-type="float" office:value="417.439" calcext:value-type="float">
            <text:p>417.439</text:p>
          </table:table-cell>
          <table:table-cell table:number-columns-repeated="3"/>
          <table:table-cell table:formula="of:=[.$C$4] + ([.$C$5] - [.$C$4]) * (([.A844] - [.$C$1]) / ([.$C$2] - [.$C$1]))" office:value-type="float" office:value="-0.494925495453657" calcext:value-type="float">
            <text:p>-0.494925495453657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826]*[.Q358] + [.G827]*[.Q359] + [.G828]*[.Q360] + [.G829]*[.Q361] + [.G830]*[.Q362] + [.G831]*[.Q363] + [.G832]*[.Q364] + [.G833]*[.Q365] + [.G834]*[.Q366] + [.G835]*[.Q367] + [.G836]*[.Q368] + [.G837]*[.Q369] + [.G838]*[.Q370] + [.G839]*[.Q371] + [.G840]*[.Q372] + [.G841]*[.Q373] + [.G842]*[.Q374] + [.G843]*[.Q375] + [.G844]*[.Q376] + [.G845]*[.Q377] + [.G846]*[.Q378] )" office:value-type="float" office:value="-0.998869727624232" calcext:value-type="float">
            <text:p>-0.998869727624232</text:p>
          </table:table-cell>
          <table:table-cell table:number-columns-repeated="13"/>
        </table:table-row>
        <table:table-row table:style-name="ro1">
          <table:table-cell office:value-type="float" office:value="403.271" calcext:value-type="float">
            <text:p>403.271</text:p>
          </table:table-cell>
          <table:table-cell table:number-columns-repeated="3"/>
          <table:table-cell table:formula="of:=[.$C$4] + ([.$C$5] - [.$C$4]) * (([.A845] - [.$C$1]) / ([.$C$2] - [.$C$1]))" office:value-type="float" office:value="-0.495158277094302" calcext:value-type="float">
            <text:p>-0.495158277094302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826]*[.Q379] + [.G827]*[.Q380] + [.G828]*[.Q381] + [.G829]*[.Q382] + [.G830]*[.Q383] + [.G831]*[.Q384] + [.G832]*[.Q385] + [.G833]*[.Q386] + [.G834]*[.Q387] + [.G835]*[.Q388] + [.G836]*[.Q389] + [.G837]*[.Q390] + [.G838]*[.Q391] + [.G839]*[.Q392] + [.G840]*[.Q393] + [.G841]*[.Q394] + [.G842]*[.Q395] + [.G843]*[.Q396] + [.G844]*[.Q397] + [.G845]*[.Q398] + [.G846]*[.Q399] )" office:value-type="float" office:value="-0.999709850618581" calcext:value-type="float">
            <text:p>-0.999709850618581</text:p>
          </table:table-cell>
          <table:table-cell table:number-columns-repeated="13"/>
        </table:table-row>
        <table:table-row table:style-name="ro1">
          <table:table-cell office:value-type="float" office:value="388.219" calcext:value-type="float">
            <text:p>388.219</text:p>
          </table:table-cell>
          <table:table-cell table:number-columns-repeated="3"/>
          <table:table-cell table:formula="of:=[.$C$4] + ([.$C$5] - [.$C$4]) * (([.A846] - [.$C$1]) / ([.$C$2] - [.$C$1]))" office:value-type="float" office:value="-0.495405582942339" calcext:value-type="float">
            <text:p>-0.495405582942339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826]*[.Q400] + [.G827]*[.Q401] + [.G828]*[.Q402] + [.G829]*[.Q403] + [.G830]*[.Q404] + [.G831]*[.Q405] + [.G832]*[.Q406] + [.G833]*[.Q407] + [.G834]*[.Q408] + [.G835]*[.Q409] + [.G836]*[.Q410] + [.G837]*[.Q411] + [.G838]*[.Q412] + [.G839]*[.Q413] + [.G840]*[.Q414] + [.G841]*[.Q415] + [.G842]*[.Q416] + [.G843]*[.Q417] + [.G844]*[.Q418] + [.G845]*[.Q419] + [.G846]*[.Q420] )" office:value-type="float" office:value="-0.999728579119286" calcext:value-type="float">
            <text:p>-0.999728579119286</text:p>
          </table:table-cell>
          <table:table-cell table:number-columns-repeated="13"/>
        </table:table-row>
        <table:table-row table:style-name="ro1">
          <table:table-cell office:value-type="float" office:value="388.538" calcext:value-type="float">
            <text:p>388.538</text:p>
          </table:table-cell>
          <table:table-cell table:number-columns-repeated="3"/>
          <table:table-cell table:formula="of:=[.$C$4] + ([.$C$5] - [.$C$4]) * (([.A847] - [.$C$1]) / ([.$C$2] - [.$C$1]))" office:value-type="float" office:value="-0.495400341740803" calcext:value-type="float">
            <text:p>-0.495400341740803</text:p>
          </table:table-cell>
          <table:table-cell table:number-columns-repeated="2"/>
          <table:table-cell table:style-name="ce17" table:formula="of:=TANH( [.G826]*[.Q421] + [.G827]*[.Q422] + [.G828]*[.Q423] + [.G829]*[.Q424] + [.G830]*[.Q425] + [.G831]*[.Q426] + [.G832]*[.Q427] + [.G833]*[.Q428] + [.G834]*[.Q429] + [.G835]*[.Q430] + [.G836]*[.Q431] + [.G837]*[.Q432] + [.G838]*[.Q433] + [.G839]*[.Q434] + [.G840]*[.Q435] + [.G841]*[.Q436] + [.G842]*[.Q437] + [.G843]*[.Q438] + [.G844]*[.Q439] + [.G845]*[.Q440] + [.G846]*[.Q441] )" office:value-type="float" office:value="-0.999592896784648" calcext:value-type="float">
            <text:p>-0.999592896784648</text:p>
          </table:table-cell>
          <table:table-cell table:number-columns-repeated="13"/>
        </table:table-row>
        <table:table-row table:style-name="ro1">
          <table:table-cell office:value-type="float" office:value="397.885" calcext:value-type="float">
            <text:p>397.885</text:p>
          </table:table-cell>
          <table:table-cell table:number-columns-repeated="3"/>
          <table:table-cell table:formula="of:=[.$C$4] + ([.$C$5] - [.$C$4]) * (([.A848] - [.$C$1]) / ([.$C$2] - [.$C$1]))" office:value-type="float" office:value="-0.495246769606761" calcext:value-type="float">
            <text:p>-0.495246769606761</text:p>
          </table:table-cell>
          <table:table-cell table:number-columns-repeated="2"/>
          <table:table-cell table:style-name="ce17" table:formula="of:=TANH( [.G826]*[.Q442] + [.G827]*[.Q443] + [.G828]*[.Q444] + [.G829]*[.Q445] + [.G830]*[.Q446] + [.G831]*[.Q447] + [.G832]*[.Q448] + [.G833]*[.Q449] + [.G834]*[.Q450] + [.G835]*[.Q451] + [.G836]*[.Q452] + [.G837]*[.Q453] + [.G838]*[.Q454] + [.G839]*[.Q455] + [.G840]*[.Q456] + [.G841]*[.Q457] + [.G842]*[.Q458] + [.G843]*[.Q459] + [.G844]*[.Q460] + [.G845]*[.Q461] + [.G846]*[.Q462] )" office:value-type="float" office:value="-0.999330366498995" calcext:value-type="float">
            <text:p>-0.999330366498995</text:p>
          </table:table-cell>
          <table:table-cell table:number-columns-repeated="13"/>
        </table:table-row>
        <table:table-row table:style-name="ro1">
          <table:table-cell office:value-type="float" office:value="390.715" calcext:value-type="float">
            <text:p>390.715</text:p>
          </table:table-cell>
          <table:table-cell table:number-columns-repeated="3"/>
          <table:table-cell table:formula="of:=[.$C$4] + ([.$C$5] - [.$C$4]) * (([.A849] - [.$C$1]) / ([.$C$2] - [.$C$1]))" office:value-type="float" office:value="-0.495364573415585" calcext:value-type="float">
            <text:p>-0.495364573415585</text:p>
          </table:table-cell>
          <table:table-cell table:number-columns-repeated="2"/>
          <table:table-cell table:style-name="ce17" table:formula="of:=TANH( [.G826]*[.Q463] + [.G827]*[.Q464] + [.G828]*[.Q465] + [.G829]*[.Q466] + [.G830]*[.Q467] + [.G831]*[.Q468] + [.G832]*[.Q469] + [.G833]*[.Q470] + [.G834]*[.Q471] + [.G835]*[.Q472] + [.G836]*[.Q473] + [.G837]*[.Q474] + [.G838]*[.Q475] + [.G839]*[.Q476] + [.G840]*[.Q477] + [.G841]*[.Q478] + [.G842]*[.Q479] + [.G843]*[.Q480] + [.G844]*[.Q481] + [.G845]*[.Q482] + [.G846]*[.Q483] )" office:value-type="float" office:value="-0.999585816967843" calcext:value-type="float">
            <text:p>-0.999585816967843</text:p>
          </table:table-cell>
          <table:table-cell table:number-columns-repeated="13"/>
        </table:table-row>
        <table:table-row table:style-name="ro1">
          <table:table-cell office:value-type="float" office:value="392.389" calcext:value-type="float">
            <text:p>392.389</text:p>
          </table:table-cell>
          <table:table-cell table:number-columns-repeated="3"/>
          <table:table-cell table:formula="of:=[.$C$4] + ([.$C$5] - [.$C$4]) * (([.A850] - [.$C$1]) / ([.$C$2] - [.$C$1]))" office:value-type="float" office:value="-0.495337069430094" calcext:value-type="float">
            <text:p>-0.495337069430094</text:p>
          </table:table-cell>
          <table:table-cell table:number-columns-repeated="16"/>
        </table:table-row>
        <table:table-row table:style-name="ro1">
          <table:table-cell office:value-type="float" office:value="381.356" calcext:value-type="float">
            <text:p>381.356</text:p>
          </table:table-cell>
          <table:table-cell table:number-columns-repeated="3"/>
          <table:table-cell table:formula="of:=[.$C$4] + ([.$C$5] - [.$C$4]) * (([.A851] - [.$C$1]) / ([.$C$2] - [.$C$1]))" office:value-type="float" office:value="-0.495518342710813" calcext:value-type="float">
            <text:p>-0.49551834271081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69.133" calcext:value-type="float">
            <text:p>369.133</text:p>
          </table:table-cell>
          <table:table-cell table:number-columns-repeated="3"/>
          <table:table-cell table:formula="of:=[.$C$4] + ([.$C$5] - [.$C$4]) * (([.A852] - [.$C$1]) / ([.$C$2] - [.$C$1]))" office:value-type="float" office:value="-0.495719167809176" calcext:value-type="float">
            <text:p>-0.495719167809176</text:p>
          </table:table-cell>
          <table:table-cell/>
          <table:table-cell table:style-name="ce15" office:value-type="float" office:value="-0.498489118175939" calcext:value-type="float">
            <text:p>-0.498489118175939</text:p>
          </table:table-cell>
          <table:table-cell table:style-name="ce17" table:formula="of:=TANH( [.G851]*[.Q1] + [.G852]*[.Q2] + [.G853]*[.Q3] + [.G854]*[.Q4] + [.G855]*[.Q5] + [.G856]*[.Q6] + [.G857]*[.Q7] + [.G858]*[.Q8] + [.G859]*[.Q9] + [.G860]*[.Q10] + [.G861]*[.Q11] + [.G862]*[.Q12] + [.G863]*[.Q13] + [.G864]*[.Q14] + [.G865]*[.Q15] + [.G866]*[.Q16] + [.G867]*[.Q17] + [.G868]*[.Q18] + [.G869]*[.Q19] + [.G870]*[.Q20] + [.G871]*[.Q21] )" office:value-type="float" office:value="-0.999819461341581" calcext:value-type="float">
            <text:p>-0.999819461341581</text:p>
          </table:table-cell>
          <table:table-cell table:style-name="ce19" table:formula="of:=TANH( [.H851]*[.S1] + [.H852]*[.S2] + [.H853]*[.S3] + [.H854]*[.S4] + [.H855]*[.S5] + [.H856]*[.S6] + [.H857]*[.S7] + [.H858]*[.S8] + [.H859]*[.S9] + [.H860]*[.S10] + [.H861]*[.S11] + [.H862]*[.S12] + [.H863]*[.S13] + [.H864]*[.S14] + [.H865]*[.S15] + [.H866]*[.S16] + [.H867]*[.S17] + [.H868]*[.S18] + [.H869]*[.S19] + [.H870]*[.S20] + [.H871]*[.S21] + [.H872]*[.S22] + [.H873]*[.S23] + [.H874]*[.S24] )" office:value-type="float" office:value="-0.999999999373733" calcext:value-type="float">
            <text:p>-0.999999999373733</text:p>
          </table:table-cell>
          <table:table-cell table:style-name="ce20" office:value-type="float" office:value="-0.489064205556335" calcext:value-type="float">
            <text:p>-0.489064205556335</text:p>
          </table:table-cell>
          <table:table-cell table:style-name="ce21" table:formula="of:= ([.J852]-[.I852]) * ([.J852]-[.I852])" office:value-type="float" office:value="0.261055385403814" calcext:value-type="float">
            <text:p>0.261055385403814</text:p>
          </table:table-cell>
          <table:table-cell table:number-columns-repeated="10"/>
        </table:table-row>
        <table:table-row table:style-name="ro1">
          <table:table-cell office:value-type="float" office:value="376.952" calcext:value-type="float">
            <text:p>376.952</text:p>
          </table:table-cell>
          <table:table-cell table:number-columns-repeated="3"/>
          <table:table-cell table:formula="of:=[.$C$4] + ([.$C$5] - [.$C$4]) * (([.A853] - [.$C$1]) / ([.$C$2] - [.$C$1]))" office:value-type="float" office:value="-0.495590700866192" calcext:value-type="float">
            <text:p>-0.495590700866192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851]*[.Q22] + [.G852]*[.Q23] + [.G853]*[.Q24] + [.G854]*[.Q25] + [.G855]*[.Q26] + [.G856]*[.Q27] + [.G857]*[.Q28] + [.G858]*[.Q29] + [.G859]*[.Q30] + [.G860]*[.Q31] + [.G861]*[.Q32] + [.G862]*[.Q33] + [.G863]*[.Q34] + [.G864]*[.Q35] + [.G865]*[.Q36] + [.G866]*[.Q37] + [.G867]*[.Q38] + [.G868]*[.Q39] + [.G869]*[.Q40] + [.G870]*[.Q41] + [.G871]*[.Q42] )" office:value-type="float" office:value="-0.998465506082223" calcext:value-type="float">
            <text:p>-0.998465506082223</text:p>
          </table:table-cell>
          <table:table-cell table:style-name="ce19" table:formula="of:=TANH( [.H851]*[.S25] + [.H852]*[.S26] + [.H853]*[.S27] + [.H854]*[.S28] + [.H855]*[.S29] + [.H856]*[.S30] + [.H857]*[.S31] + [.H858]*[.S32] + [.H859]*[.S33] + [.H860]*[.S34] + [.H861]*[.S35] + [.H862]*[.S36] + [.H863]*[.S37] + [.H864]*[.S38] + [.H865]*[.S39] + [.H866]*[.S40] + [.H867]*[.S41] + [.H868]*[.S42] + [.H869]*[.S43] + [.H870]*[.S44] + [.H871]*[.S45] + [.H872]*[.S46] + [.H873]*[.S47] + [.H874]*[.S48] )" office:value-type="float" office:value="-0.999999996078136" calcext:value-type="float">
            <text:p>-0.999999996078136</text:p>
          </table:table-cell>
          <table:table-cell table:style-name="ce20" office:value-type="float" office:value="-0.48952402257485" calcext:value-type="float">
            <text:p>-0.48952402257485</text:p>
          </table:table-cell>
          <table:table-cell table:style-name="ce21" table:formula="of:= ([.J853]-[.I853]) * ([.J853]-[.I853])" office:value-type="float" office:value="0.260585719524128" calcext:value-type="float">
            <text:p>0.260585719524128</text:p>
          </table:table-cell>
          <table:table-cell table:number-columns-repeated="10"/>
        </table:table-row>
        <table:table-row table:style-name="ro1">
          <table:table-cell office:value-type="float" office:value="378.174" calcext:value-type="float">
            <text:p>378.174</text:p>
          </table:table-cell>
          <table:table-cell table:number-columns-repeated="3"/>
          <table:table-cell table:formula="of:=[.$C$4] + ([.$C$5] - [.$C$4]) * (([.A854] - [.$C$1]) / ([.$C$2] - [.$C$1]))" office:value-type="float" office:value="-0.495570623285385" calcext:value-type="float">
            <text:p>-0.495570623285385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851]*[.Q43] + [.G852]*[.Q44] + [.G853]*[.Q45] + [.G854]*[.Q46] + [.G855]*[.Q47] + [.G856]*[.Q48] + [.G857]*[.Q49] + [.G858]*[.Q50] + [.G859]*[.Q51] + [.G860]*[.Q52] + [.G861]*[.Q53] + [.G862]*[.Q54] + [.G863]*[.Q55] + [.G864]*[.Q56] + [.G865]*[.Q57] + [.G866]*[.Q58] + [.G867]*[.Q59] + [.G868]*[.Q60] + [.G869]*[.Q61] + [.G870]*[.Q62] + [.G871]*[.Q63] )" office:value-type="float" office:value="-0.999781783539594" calcext:value-type="float">
            <text:p>-0.999781783539594</text:p>
          </table:table-cell>
          <table:table-cell table:style-name="ce19" table:formula="of:=TANH( [.H851]*[.S49] + [.H852]*[.S50] + [.H853]*[.S51] + [.H854]*[.S52] + [.H855]*[.S53] + [.H856]*[.S54] + [.H857]*[.S55] + [.H858]*[.S56] + [.H859]*[.S57] + [.H860]*[.S58] + [.H861]*[.S59] + [.H862]*[.S60] + [.H863]*[.S61] + [.H864]*[.S62] + [.H865]*[.S63] + [.H866]*[.S64] + [.H867]*[.S65] + [.H868]*[.S66] + [.H869]*[.S67] + [.H870]*[.S68] + [.H871]*[.S69] + [.H872]*[.S70] + [.H873]*[.S71] + [.H874]*[.S72] )" office:value-type="float" office:value="-0.999999972577263" calcext:value-type="float">
            <text:p>-0.999999972577263</text:p>
          </table:table-cell>
          <table:table-cell table:style-name="ce20" office:value-type="float" office:value="-0.489151819058505" calcext:value-type="float">
            <text:p>-0.489151819058505</text:p>
          </table:table-cell>
          <table:table-cell table:style-name="ce21" table:formula="of:= ([.J854]-[.I854]) * ([.J854]-[.I854])" office:value-type="float" office:value="0.260965835953525" calcext:value-type="float">
            <text:p>0.260965835953525</text:p>
          </table:table-cell>
          <table:table-cell table:number-columns-repeated="10"/>
        </table:table-row>
        <table:table-row table:style-name="ro1">
          <table:table-cell office:value-type="float" office:value="372.157" calcext:value-type="float">
            <text:p>372.157</text:p>
          </table:table-cell>
          <table:table-cell table:number-columns-repeated="3"/>
          <table:table-cell table:formula="of:=[.$C$4] + ([.$C$5] - [.$C$4]) * (([.A855] - [.$C$1]) / ([.$C$2] - [.$C$1]))" office:value-type="float" office:value="-0.495669483190224" calcext:value-type="float">
            <text:p>-0.495669483190224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851]*[.Q64] + [.G852]*[.Q65] + [.G853]*[.Q66] + [.G854]*[.Q67] + [.G855]*[.Q68] + [.G856]*[.Q69] + [.G857]*[.Q70] + [.G858]*[.Q71] + [.G859]*[.Q72] + [.G860]*[.Q73] + [.G861]*[.Q74] + [.G862]*[.Q75] + [.G863]*[.Q76] + [.G864]*[.Q77] + [.G865]*[.Q78] + [.G866]*[.Q79] + [.G867]*[.Q80] + [.G868]*[.Q81] + [.G869]*[.Q82] + [.G870]*[.Q83] + [.G871]*[.Q84] )" office:value-type="float" office:value="-0.999740151127661" calcext:value-type="float">
            <text:p>-0.999740151127661</text:p>
          </table:table-cell>
          <table:table-cell table:number-columns-repeated="13"/>
        </table:table-row>
        <table:table-row table:style-name="ro1">
          <table:table-cell office:value-type="float" office:value="372.453" calcext:value-type="float">
            <text:p>372.453</text:p>
          </table:table-cell>
          <table:table-cell table:number-columns-repeated="3"/>
          <table:table-cell table:formula="of:=[.$C$4] + ([.$C$5] - [.$C$4]) * (([.A856] - [.$C$1]) / ([.$C$2] - [.$C$1]))" office:value-type="float" office:value="-0.495664619880962" calcext:value-type="float">
            <text:p>-0.495664619880962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851]*[.Q85] + [.G852]*[.Q86] + [.G853]*[.Q87] + [.G854]*[.Q88] + [.G855]*[.Q89] + [.G856]*[.Q90] + [.G857]*[.Q91] + [.G858]*[.Q92] + [.G859]*[.Q93] + [.G860]*[.Q94] + [.G861]*[.Q95] + [.G862]*[.Q96] + [.G863]*[.Q97] + [.G864]*[.Q98] + [.G865]*[.Q99] + [.G866]*[.Q100] + [.G867]*[.Q101] + [.G868]*[.Q102] + [.G869]*[.Q103] + [.G870]*[.Q104] + [.G871]*[.Q105] )" office:value-type="float" office:value="-0.998382028565829" calcext:value-type="float">
            <text:p>-0.998382028565829</text:p>
          </table:table-cell>
          <table:table-cell table:number-columns-repeated="13"/>
        </table:table-row>
        <table:table-row table:style-name="ro1">
          <table:table-cell office:value-type="float" office:value="372.762" calcext:value-type="float">
            <text:p>372.762</text:p>
          </table:table-cell>
          <table:table-cell table:number-columns-repeated="3"/>
          <table:table-cell table:formula="of:=[.$C$4] + ([.$C$5] - [.$C$4]) * (([.A857] - [.$C$1]) / ([.$C$2] - [.$C$1]))" office:value-type="float" office:value="-0.495659542980414" calcext:value-type="float">
            <text:p>-0.495659542980414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851]*[.Q106] + [.G852]*[.Q107] + [.G853]*[.Q108] + [.G854]*[.Q109] + [.G855]*[.Q110] + [.G856]*[.Q111] + [.G857]*[.Q112] + [.G858]*[.Q113] + [.G859]*[.Q114] + [.G860]*[.Q115] + [.G861]*[.Q116] + [.G862]*[.Q117] + [.G863]*[.Q118] + [.G864]*[.Q119] + [.G865]*[.Q120] + [.G866]*[.Q121] + [.G867]*[.Q122] + [.G868]*[.Q123] + [.G869]*[.Q124] + [.G870]*[.Q125] + [.G871]*[.Q126] )" office:value-type="float" office:value="-0.999562634929922" calcext:value-type="float">
            <text:p>-0.999562634929922</text:p>
          </table:table-cell>
          <table:table-cell table:number-columns-repeated="13"/>
        </table:table-row>
        <table:table-row table:style-name="ro1">
          <table:table-cell office:value-type="float" office:value="370.433" calcext:value-type="float">
            <text:p>370.433</text:p>
          </table:table-cell>
          <table:table-cell table:number-columns-repeated="3"/>
          <table:table-cell table:formula="of:=[.$C$4] + ([.$C$5] - [.$C$4]) * (([.A858] - [.$C$1]) / ([.$C$2] - [.$C$1]))" office:value-type="float" office:value="-0.495697808680658" calcext:value-type="float">
            <text:p>-0.495697808680658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851]*[.Q127] + [.G852]*[.Q128] + [.G853]*[.Q129] + [.G854]*[.Q130] + [.G855]*[.Q131] + [.G856]*[.Q132] + [.G857]*[.Q133] + [.G858]*[.Q134] + [.G859]*[.Q135] + [.G860]*[.Q136] + [.G861]*[.Q137] + [.G862]*[.Q138] + [.G863]*[.Q139] + [.G864]*[.Q140] + [.G865]*[.Q141] + [.G866]*[.Q142] + [.G867]*[.Q143] + [.G868]*[.Q144] + [.G869]*[.Q145] + [.G870]*[.Q146] + [.G871]*[.Q147] )" office:value-type="float" office:value="-0.999834646088371" calcext:value-type="float">
            <text:p>-0.999834646088371</text:p>
          </table:table-cell>
          <table:table-cell table:number-columns-repeated="13"/>
        </table:table-row>
        <table:table-row table:style-name="ro1">
          <table:table-cell office:value-type="float" office:value="386.954" calcext:value-type="float">
            <text:p>386.954</text:p>
          </table:table-cell>
          <table:table-cell table:number-columns-repeated="3"/>
          <table:table-cell table:formula="of:=[.$C$4] + ([.$C$5] - [.$C$4]) * (([.A859] - [.$C$1]) / ([.$C$2] - [.$C$1]))" office:value-type="float" office:value="-0.495426367017396" calcext:value-type="float">
            <text:p>-0.495426367017396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851]*[.Q148] + [.G852]*[.Q149] + [.G853]*[.Q150] + [.G854]*[.Q151] + [.G855]*[.Q152] + [.G856]*[.Q153] + [.G857]*[.Q154] + [.G858]*[.Q155] + [.G859]*[.Q156] + [.G860]*[.Q157] + [.G861]*[.Q158] + [.G862]*[.Q159] + [.G863]*[.Q160] + [.G864]*[.Q161] + [.G865]*[.Q162] + [.G866]*[.Q163] + [.G867]*[.Q164] + [.G868]*[.Q165] + [.G869]*[.Q166] + [.G870]*[.Q167] + [.G871]*[.Q168] )" office:value-type="float" office:value="-0.999447561213331" calcext:value-type="float">
            <text:p>-0.999447561213331</text:p>
          </table:table-cell>
          <table:table-cell table:number-columns-repeated="13"/>
        </table:table-row>
        <table:table-row table:style-name="ro1">
          <table:table-cell office:value-type="float" office:value="377.889" calcext:value-type="float">
            <text:p>377.889</text:p>
          </table:table-cell>
          <table:table-cell table:number-columns-repeated="3"/>
          <table:table-cell table:formula="of:=[.$C$4] + ([.$C$5] - [.$C$4]) * (([.A860] - [.$C$1]) / ([.$C$2] - [.$C$1]))" office:value-type="float" office:value="-0.49557530586356" calcext:value-type="float">
            <text:p>-0.49557530586356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851]*[.Q169] + [.G852]*[.Q170] + [.G853]*[.Q171] + [.G854]*[.Q172] + [.G855]*[.Q173] + [.G856]*[.Q174] + [.G857]*[.Q175] + [.G858]*[.Q176] + [.G859]*[.Q177] + [.G860]*[.Q178] + [.G861]*[.Q179] + [.G862]*[.Q180] + [.G863]*[.Q181] + [.G864]*[.Q182] + [.G865]*[.Q183] + [.G866]*[.Q184] + [.G867]*[.Q185] + [.G868]*[.Q186] + [.G869]*[.Q187] + [.G870]*[.Q188] + [.G871]*[.Q189] )" office:value-type="float" office:value="-0.999887366278917" calcext:value-type="float">
            <text:p>-0.999887366278917</text:p>
          </table:table-cell>
          <table:table-cell table:number-columns-repeated="13"/>
        </table:table-row>
        <table:table-row table:style-name="ro1">
          <table:table-cell office:value-type="float" office:value="376.44" calcext:value-type="float">
            <text:p>376.44</text:p>
          </table:table-cell>
          <table:table-cell table:number-columns-repeated="3"/>
          <table:table-cell table:formula="of:=[.$C$4] + ([.$C$5] - [.$C$4]) * (([.A861] - [.$C$1]) / ([.$C$2] - [.$C$1]))" office:value-type="float" office:value="-0.495599113076808" calcext:value-type="float">
            <text:p>-0.495599113076808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851]*[.Q190] + [.G852]*[.Q191] + [.G853]*[.Q192] + [.G854]*[.Q193] + [.G855]*[.Q194] + [.G856]*[.Q195] + [.G857]*[.Q196] + [.G858]*[.Q197] + [.G859]*[.Q198] + [.G860]*[.Q199] + [.G861]*[.Q200] + [.G862]*[.Q201] + [.G863]*[.Q202] + [.G864]*[.Q203] + [.G865]*[.Q204] + [.G866]*[.Q205] + [.G867]*[.Q206] + [.G868]*[.Q207] + [.G869]*[.Q208] + [.G870]*[.Q209] + [.G871]*[.Q210] )" office:value-type="float" office:value="-0.999800319880687" calcext:value-type="float">
            <text:p>-0.999800319880687</text:p>
          </table:table-cell>
          <table:table-cell table:number-columns-repeated="13"/>
        </table:table-row>
        <table:table-row table:style-name="ro1">
          <table:table-cell office:value-type="float" office:value="376.924" calcext:value-type="float">
            <text:p>376.924</text:p>
          </table:table-cell>
          <table:table-cell table:number-columns-repeated="3"/>
          <table:table-cell table:formula="of:=[.$C$4] + ([.$C$5] - [.$C$4]) * (([.A862] - [.$C$1]) / ([.$C$2] - [.$C$1]))" office:value-type="float" office:value="-0.49559116090896" calcext:value-type="float">
            <text:p>-0.49559116090896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851]*[.Q211] + [.G852]*[.Q212] + [.G853]*[.Q213] + [.G854]*[.Q214] + [.G855]*[.Q215] + [.G856]*[.Q216] + [.G857]*[.Q217] + [.G858]*[.Q218] + [.G859]*[.Q219] + [.G860]*[.Q220] + [.G861]*[.Q221] + [.G862]*[.Q222] + [.G863]*[.Q223] + [.G864]*[.Q224] + [.G865]*[.Q225] + [.G866]*[.Q226] + [.G867]*[.Q227] + [.G868]*[.Q228] + [.G869]*[.Q229] + [.G870]*[.Q230] + [.G871]*[.Q231] )" office:value-type="float" office:value="-0.998147724448157" calcext:value-type="float">
            <text:p>-0.998147724448157</text:p>
          </table:table-cell>
          <table:table-cell table:number-columns-repeated="13"/>
        </table:table-row>
        <table:table-row table:style-name="ro1">
          <table:table-cell office:value-type="float" office:value="372.434" calcext:value-type="float">
            <text:p>372.434</text:p>
          </table:table-cell>
          <table:table-cell table:number-columns-repeated="3"/>
          <table:table-cell table:formula="of:=[.$C$4] + ([.$C$5] - [.$C$4]) * (([.A863] - [.$C$1]) / ([.$C$2] - [.$C$1]))" office:value-type="float" office:value="-0.49566493205284" calcext:value-type="float">
            <text:p>-0.49566493205284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851]*[.Q232] + [.G852]*[.Q233] + [.G853]*[.Q234] + [.G854]*[.Q235] + [.G855]*[.Q236] + [.G856]*[.Q237] + [.G857]*[.Q238] + [.G858]*[.Q239] + [.G859]*[.Q240] + [.G860]*[.Q241] + [.G861]*[.Q242] + [.G862]*[.Q243] + [.G863]*[.Q244] + [.G864]*[.Q245] + [.G865]*[.Q246] + [.G866]*[.Q247] + [.G867]*[.Q248] + [.G868]*[.Q249] + [.G869]*[.Q250] + [.G870]*[.Q251] + [.G871]*[.Q252] )" office:value-type="float" office:value="-0.999952072465155" calcext:value-type="float">
            <text:p>-0.999952072465155</text:p>
          </table:table-cell>
          <table:table-cell table:number-columns-repeated="13"/>
        </table:table-row>
        <table:table-row table:style-name="ro1">
          <table:table-cell office:value-type="float" office:value="374.764" calcext:value-type="float">
            <text:p>374.764</text:p>
          </table:table-cell>
          <table:table-cell table:number-columns-repeated="3"/>
          <table:table-cell table:formula="of:=[.$C$4] + ([.$C$5] - [.$C$4]) * (([.A864] - [.$C$1]) / ([.$C$2] - [.$C$1]))" office:value-type="float" office:value="-0.495626649922497" calcext:value-type="float">
            <text:p>-0.495626649922497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851]*[.Q253] + [.G852]*[.Q254] + [.G853]*[.Q255] + [.G854]*[.Q256] + [.G855]*[.Q257] + [.G856]*[.Q258] + [.G857]*[.Q259] + [.G858]*[.Q260] + [.G859]*[.Q261] + [.G860]*[.Q262] + [.G861]*[.Q263] + [.G862]*[.Q264] + [.G863]*[.Q265] + [.G864]*[.Q266] + [.G865]*[.Q267] + [.G866]*[.Q268] + [.G867]*[.Q269] + [.G868]*[.Q270] + [.G869]*[.Q271] + [.G870]*[.Q272] + [.G871]*[.Q273] )" office:value-type="float" office:value="-0.999988418807213" calcext:value-type="float">
            <text:p>-0.999988418807213</text:p>
          </table:table-cell>
          <table:table-cell table:number-columns-repeated="13"/>
        </table:table-row>
        <table:table-row table:style-name="ro1">
          <table:table-cell office:value-type="float" office:value="379.186" calcext:value-type="float">
            <text:p>379.186</text:p>
          </table:table-cell>
          <table:table-cell table:number-columns-repeated="3"/>
          <table:table-cell table:formula="of:=[.$C$4] + ([.$C$5] - [.$C$4]) * (([.A865] - [.$C$1]) / ([.$C$2] - [.$C$1]))" office:value-type="float" office:value="-0.495553996025339" calcext:value-type="float">
            <text:p>-0.495553996025339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851]*[.Q274] + [.G852]*[.Q275] + [.G853]*[.Q276] + [.G854]*[.Q277] + [.G855]*[.Q278] + [.G856]*[.Q279] + [.G857]*[.Q280] + [.G858]*[.Q281] + [.G859]*[.Q282] + [.G860]*[.Q283] + [.G861]*[.Q284] + [.G862]*[.Q285] + [.G863]*[.Q286] + [.G864]*[.Q287] + [.G865]*[.Q288] + [.G866]*[.Q289] + [.G867]*[.Q290] + [.G868]*[.Q291] + [.G869]*[.Q292] + [.G870]*[.Q293] + [.G871]*[.Q294] )" office:value-type="float" office:value="-0.999948501693015" calcext:value-type="float">
            <text:p>-0.999948501693015</text:p>
          </table:table-cell>
          <table:table-cell table:number-columns-repeated="13"/>
        </table:table-row>
        <table:table-row table:style-name="ro1">
          <table:table-cell office:value-type="float" office:value="378.576" calcext:value-type="float">
            <text:p>378.576</text:p>
          </table:table-cell>
          <table:table-cell table:number-columns-repeated="3"/>
          <table:table-cell table:formula="of:=[.$C$4] + ([.$C$5] - [.$C$4]) * (([.A866] - [.$C$1]) / ([.$C$2] - [.$C$1]))" office:value-type="float" office:value="-0.495564018385643" calcext:value-type="float">
            <text:p>-0.495564018385643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851]*[.Q295] + [.G852]*[.Q296] + [.G853]*[.Q297] + [.G854]*[.Q298] + [.G855]*[.Q299] + [.G856]*[.Q300] + [.G857]*[.Q301] + [.G858]*[.Q302] + [.G859]*[.Q303] + [.G860]*[.Q304] + [.G861]*[.Q305] + [.G862]*[.Q306] + [.G863]*[.Q307] + [.G864]*[.Q308] + [.G865]*[.Q309] + [.G866]*[.Q310] + [.G867]*[.Q311] + [.G868]*[.Q312] + [.G869]*[.Q313] + [.G870]*[.Q314] + [.G871]*[.Q315] )" office:value-type="float" office:value="-0.999693468127733" calcext:value-type="float">
            <text:p>-0.999693468127733</text:p>
          </table:table-cell>
          <table:table-cell table:number-columns-repeated="13"/>
        </table:table-row>
        <table:table-row table:style-name="ro1">
          <table:table-cell office:value-type="float" office:value="388.87" calcext:value-type="float">
            <text:p>388.87</text:p>
          </table:table-cell>
          <table:table-cell table:number-columns-repeated="3"/>
          <table:table-cell table:formula="of:=[.$C$4] + ([.$C$5] - [.$C$4]) * (([.A867] - [.$C$1]) / ([.$C$2] - [.$C$1]))" office:value-type="float" office:value="-0.495394886947981" calcext:value-type="float">
            <text:p>-0.495394886947981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851]*[.Q316] + [.G852]*[.Q317] + [.G853]*[.Q318] + [.G854]*[.Q319] + [.G855]*[.Q320] + [.G856]*[.Q321] + [.G857]*[.Q322] + [.G858]*[.Q323] + [.G859]*[.Q324] + [.G860]*[.Q325] + [.G861]*[.Q326] + [.G862]*[.Q327] + [.G863]*[.Q328] + [.G864]*[.Q329] + [.G865]*[.Q330] + [.G866]*[.Q331] + [.G867]*[.Q332] + [.G868]*[.Q333] + [.G869]*[.Q334] + [.G870]*[.Q335] + [.G871]*[.Q336] )" office:value-type="float" office:value="-0.997444727334129" calcext:value-type="float">
            <text:p>-0.997444727334129</text:p>
          </table:table-cell>
          <table:table-cell table:number-columns-repeated="13"/>
        </table:table-row>
        <table:table-row table:style-name="ro1">
          <table:table-cell office:value-type="float" office:value="397.23" calcext:value-type="float">
            <text:p>397.23</text:p>
          </table:table-cell>
          <table:table-cell table:number-columns-repeated="3"/>
          <table:table-cell table:formula="of:=[.$C$4] + ([.$C$5] - [.$C$4]) * (([.A868] - [.$C$1]) / ([.$C$2] - [.$C$1]))" office:value-type="float" office:value="-0.495257531321514" calcext:value-type="float">
            <text:p>-0.495257531321514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851]*[.Q337] + [.G852]*[.Q338] + [.G853]*[.Q339] + [.G854]*[.Q340] + [.G855]*[.Q341] + [.G856]*[.Q342] + [.G857]*[.Q343] + [.G858]*[.Q344] + [.G859]*[.Q345] + [.G860]*[.Q346] + [.G861]*[.Q347] + [.G862]*[.Q348] + [.G863]*[.Q349] + [.G864]*[.Q350] + [.G865]*[.Q351] + [.G866]*[.Q352] + [.G867]*[.Q353] + [.G868]*[.Q354] + [.G869]*[.Q355] + [.G870]*[.Q356] + [.G871]*[.Q357] )" office:value-type="float" office:value="-0.999519829521701" calcext:value-type="float">
            <text:p>-0.999519829521701</text:p>
          </table:table-cell>
          <table:table-cell table:number-columns-repeated="13"/>
        </table:table-row>
        <table:table-row table:style-name="ro1">
          <table:table-cell office:value-type="float" office:value="405.621" calcext:value-type="float">
            <text:p>405.621</text:p>
          </table:table-cell>
          <table:table-cell table:number-columns-repeated="3"/>
          <table:table-cell table:formula="of:=[.$C$4] + ([.$C$5] - [.$C$4]) * (([.A869] - [.$C$1]) / ([.$C$2] - [.$C$1]))" office:value-type="float" office:value="-0.495119666361982" calcext:value-type="float">
            <text:p>-0.495119666361982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851]*[.Q358] + [.G852]*[.Q359] + [.G853]*[.Q360] + [.G854]*[.Q361] + [.G855]*[.Q362] + [.G856]*[.Q363] + [.G857]*[.Q364] + [.G858]*[.Q365] + [.G859]*[.Q366] + [.G860]*[.Q367] + [.G861]*[.Q368] + [.G862]*[.Q369] + [.G863]*[.Q370] + [.G864]*[.Q371] + [.G865]*[.Q372] + [.G866]*[.Q373] + [.G867]*[.Q374] + [.G868]*[.Q375] + [.G869]*[.Q376] + [.G870]*[.Q377] + [.G871]*[.Q378] )" office:value-type="float" office:value="-0.998860745737965" calcext:value-type="float">
            <text:p>-0.998860745737965</text:p>
          </table:table-cell>
          <table:table-cell table:number-columns-repeated="13"/>
        </table:table-row>
        <table:table-row table:style-name="ro1">
          <table:table-cell office:value-type="float" office:value="401.663" calcext:value-type="float">
            <text:p>401.663</text:p>
          </table:table-cell>
          <table:table-cell table:number-columns-repeated="3"/>
          <table:table-cell table:formula="of:=[.$C$4] + ([.$C$5] - [.$C$4]) * (([.A870] - [.$C$1]) / ([.$C$2] - [.$C$1]))" office:value-type="float" office:value="-0.495184696693269" calcext:value-type="float">
            <text:p>-0.495184696693269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851]*[.Q379] + [.G852]*[.Q380] + [.G853]*[.Q381] + [.G854]*[.Q382] + [.G855]*[.Q383] + [.G856]*[.Q384] + [.G857]*[.Q385] + [.G858]*[.Q386] + [.G859]*[.Q387] + [.G860]*[.Q388] + [.G861]*[.Q389] + [.G862]*[.Q390] + [.G863]*[.Q391] + [.G864]*[.Q392] + [.G865]*[.Q393] + [.G866]*[.Q394] + [.G867]*[.Q395] + [.G868]*[.Q396] + [.G869]*[.Q397] + [.G870]*[.Q398] + [.G871]*[.Q399] )" office:value-type="float" office:value="-0.999708433375365" calcext:value-type="float">
            <text:p>-0.999708433375365</text:p>
          </table:table-cell>
          <table:table-cell table:number-columns-repeated="13"/>
        </table:table-row>
        <table:table-row table:style-name="ro1">
          <table:table-cell office:value-type="float" office:value="407.017" calcext:value-type="float">
            <text:p>407.017</text:p>
          </table:table-cell>
          <table:table-cell table:number-columns-repeated="3"/>
          <table:table-cell table:formula="of:=[.$C$4] + ([.$C$5] - [.$C$4]) * (([.A871] - [.$C$1]) / ([.$C$2] - [.$C$1]))" office:value-type="float" office:value="-0.495096729943974" calcext:value-type="float">
            <text:p>-0.495096729943974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851]*[.Q400] + [.G852]*[.Q401] + [.G853]*[.Q402] + [.G854]*[.Q403] + [.G855]*[.Q404] + [.G856]*[.Q405] + [.G857]*[.Q406] + [.G858]*[.Q407] + [.G859]*[.Q408] + [.G860]*[.Q409] + [.G861]*[.Q410] + [.G862]*[.Q411] + [.G863]*[.Q412] + [.G864]*[.Q413] + [.G865]*[.Q414] + [.G866]*[.Q415] + [.G867]*[.Q416] + [.G868]*[.Q417] + [.G869]*[.Q418] + [.G870]*[.Q419] + [.G871]*[.Q420] )" office:value-type="float" office:value="-0.99972486775804" calcext:value-type="float">
            <text:p>-0.99972486775804</text:p>
          </table:table-cell>
          <table:table-cell table:number-columns-repeated="13"/>
        </table:table-row>
        <table:table-row table:style-name="ro1">
          <table:table-cell office:value-type="float" office:value="417.492" calcext:value-type="float">
            <text:p>417.492</text:p>
          </table:table-cell>
          <table:table-cell table:number-columns-repeated="3"/>
          <table:table-cell table:formula="of:=[.$C$4] + ([.$C$5] - [.$C$4]) * (([.A872] - [.$C$1]) / ([.$C$2] - [.$C$1]))" office:value-type="float" office:value="-0.494924624658418" calcext:value-type="float">
            <text:p>-0.494924624658418</text:p>
          </table:table-cell>
          <table:table-cell table:number-columns-repeated="2"/>
          <table:table-cell table:style-name="ce17" table:formula="of:=TANH( [.G851]*[.Q421] + [.G852]*[.Q422] + [.G853]*[.Q423] + [.G854]*[.Q424] + [.G855]*[.Q425] + [.G856]*[.Q426] + [.G857]*[.Q427] + [.G858]*[.Q428] + [.G859]*[.Q429] + [.G860]*[.Q430] + [.G861]*[.Q431] + [.G862]*[.Q432] + [.G863]*[.Q433] + [.G864]*[.Q434] + [.G865]*[.Q435] + [.G866]*[.Q436] + [.G867]*[.Q437] + [.G868]*[.Q438] + [.G869]*[.Q439] + [.G870]*[.Q440] + [.G871]*[.Q441] )" office:value-type="float" office:value="-0.999590137434423" calcext:value-type="float">
            <text:p>-0.999590137434423</text:p>
          </table:table-cell>
          <table:table-cell table:number-columns-repeated="13"/>
        </table:table-row>
        <table:table-row table:style-name="ro1">
          <table:table-cell office:value-type="float" office:value="421.956" calcext:value-type="float">
            <text:p>421.956</text:p>
          </table:table-cell>
          <table:table-cell table:number-columns-repeated="3"/>
          <table:table-cell table:formula="of:=[.$C$4] + ([.$C$5] - [.$C$4]) * (([.A873] - [.$C$1]) / ([.$C$2] - [.$C$1]))" office:value-type="float" office:value="-0.494851280697108" calcext:value-type="float">
            <text:p>-0.494851280697108</text:p>
          </table:table-cell>
          <table:table-cell table:number-columns-repeated="2"/>
          <table:table-cell table:style-name="ce17" table:formula="of:=TANH( [.G851]*[.Q442] + [.G852]*[.Q443] + [.G853]*[.Q444] + [.G854]*[.Q445] + [.G855]*[.Q446] + [.G856]*[.Q447] + [.G857]*[.Q448] + [.G858]*[.Q449] + [.G859]*[.Q450] + [.G860]*[.Q451] + [.G861]*[.Q452] + [.G862]*[.Q453] + [.G863]*[.Q454] + [.G864]*[.Q455] + [.G865]*[.Q456] + [.G866]*[.Q457] + [.G867]*[.Q458] + [.G868]*[.Q459] + [.G869]*[.Q460] + [.G870]*[.Q461] + [.G871]*[.Q462] )" office:value-type="float" office:value="-0.999326881995669" calcext:value-type="float">
            <text:p>-0.999326881995669</text:p>
          </table:table-cell>
          <table:table-cell table:number-columns-repeated="13"/>
        </table:table-row>
        <table:table-row table:style-name="ro1">
          <table:table-cell office:value-type="float" office:value="422.054" calcext:value-type="float">
            <text:p>422.054</text:p>
          </table:table-cell>
          <table:table-cell table:number-columns-repeated="3"/>
          <table:table-cell table:formula="of:=[.$C$4] + ([.$C$5] - [.$C$4]) * (([.A874] - [.$C$1]) / ([.$C$2] - [.$C$1]))" office:value-type="float" office:value="-0.49484967054742" calcext:value-type="float">
            <text:p>-0.49484967054742</text:p>
          </table:table-cell>
          <table:table-cell table:number-columns-repeated="2"/>
          <table:table-cell table:style-name="ce17" table:formula="of:=TANH( [.G851]*[.Q463] + [.G852]*[.Q464] + [.G853]*[.Q465] + [.G854]*[.Q466] + [.G855]*[.Q467] + [.G856]*[.Q468] + [.G857]*[.Q469] + [.G858]*[.Q470] + [.G859]*[.Q471] + [.G860]*[.Q472] + [.G861]*[.Q473] + [.G862]*[.Q474] + [.G863]*[.Q475] + [.G864]*[.Q476] + [.G865]*[.Q477] + [.G866]*[.Q478] + [.G867]*[.Q479] + [.G868]*[.Q480] + [.G869]*[.Q481] + [.G870]*[.Q482] + [.G871]*[.Q483] )" office:value-type="float" office:value="-0.999581684441736" calcext:value-type="float">
            <text:p>-0.999581684441736</text:p>
          </table:table-cell>
          <table:table-cell table:number-columns-repeated="13"/>
        </table:table-row>
        <table:table-row table:style-name="ro1">
          <table:table-cell office:value-type="float" office:value="439.61" calcext:value-type="float">
            <text:p>439.61</text:p>
          </table:table-cell>
          <table:table-cell table:number-columns-repeated="3"/>
          <table:table-cell table:formula="of:=[.$C$4] + ([.$C$5] - [.$C$4]) * (([.A875] - [.$C$1]) / ([.$C$2] - [.$C$1]))" office:value-type="float" office:value="-0.494561223731838" calcext:value-type="float">
            <text:p>-0.494561223731838</text:p>
          </table:table-cell>
          <table:table-cell table:number-columns-repeated="16"/>
        </table:table-row>
        <table:table-row table:style-name="ro1">
          <table:table-cell office:value-type="float" office:value="436.14" calcext:value-type="float">
            <text:p>436.14</text:p>
          </table:table-cell>
          <table:table-cell table:number-columns-repeated="3"/>
          <table:table-cell table:formula="of:=[.$C$4] + ([.$C$5] - [.$C$4]) * (([.A876] - [.$C$1]) / ([.$C$2] - [.$C$1]))" office:value-type="float" office:value="-0.494618236174881" calcext:value-type="float">
            <text:p>-0.49461823617488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38.745" calcext:value-type="float">
            <text:p>438.745</text:p>
          </table:table-cell>
          <table:table-cell table:number-columns-repeated="3"/>
          <table:table-cell table:formula="of:=[.$C$4] + ([.$C$5] - [.$C$4]) * (([.A877] - [.$C$1]) / ([.$C$2] - [.$C$1]))" office:value-type="float" office:value="-0.494575435767352" calcext:value-type="float">
            <text:p>-0.494575435767352</text:p>
          </table:table-cell>
          <table:table-cell/>
          <table:table-cell table:style-name="ce15" office:value-type="float" office:value="-0.498328686475623" calcext:value-type="float">
            <text:p>-0.498328686475623</text:p>
          </table:table-cell>
          <table:table-cell table:style-name="ce17" table:formula="of:=TANH( [.G876]*[.Q1] + [.G877]*[.Q2] + [.G878]*[.Q3] + [.G879]*[.Q4] + [.G880]*[.Q5] + [.G881]*[.Q6] + [.G882]*[.Q7] + [.G883]*[.Q8] + [.G884]*[.Q9] + [.G885]*[.Q10] + [.G886]*[.Q11] + [.G887]*[.Q12] + [.G888]*[.Q13] + [.G889]*[.Q14] + [.G890]*[.Q15] + [.G891]*[.Q16] + [.G892]*[.Q17] + [.G893]*[.Q18] + [.G894]*[.Q19] + [.G895]*[.Q20] + [.G896]*[.Q21] )" office:value-type="float" office:value="-0.99981765722745" calcext:value-type="float">
            <text:p>-0.99981765722745</text:p>
          </table:table-cell>
          <table:table-cell table:style-name="ce19" table:formula="of:=TANH( [.H876]*[.S1] + [.H877]*[.S2] + [.H878]*[.S3] + [.H879]*[.S4] + [.H880]*[.S5] + [.H881]*[.S6] + [.H882]*[.S7] + [.H883]*[.S8] + [.H884]*[.S9] + [.H885]*[.S10] + [.H886]*[.S11] + [.H887]*[.S12] + [.H888]*[.S13] + [.H889]*[.S14] + [.H890]*[.S15] + [.H891]*[.S16] + [.H892]*[.S17] + [.H893]*[.S18] + [.H894]*[.S19] + [.H895]*[.S20] + [.H896]*[.S21] + [.H897]*[.S22] + [.H898]*[.S23] + [.H899]*[.S24] )" office:value-type="float" office:value="-0.999999999373645" calcext:value-type="float">
            <text:p>-0.999999999373645</text:p>
          </table:table-cell>
          <table:table-cell table:style-name="ce20" office:value-type="float" office:value="-0.48952402257485" calcext:value-type="float">
            <text:p>-0.48952402257485</text:p>
          </table:table-cell>
          <table:table-cell table:style-name="ce21" table:formula="of:= ([.J877]-[.I877]) * ([.J877]-[.I877])" office:value-type="float" office:value="0.260585722888684" calcext:value-type="float">
            <text:p>0.260585722888684</text:p>
          </table:table-cell>
          <table:table-cell table:number-columns-repeated="10"/>
        </table:table-row>
        <table:table-row table:style-name="ro1">
          <table:table-cell office:value-type="float" office:value="419.896" calcext:value-type="float">
            <text:p>419.896</text:p>
          </table:table-cell>
          <table:table-cell table:number-columns-repeated="3"/>
          <table:table-cell table:formula="of:=[.$C$4] + ([.$C$5] - [.$C$4]) * (([.A878] - [.$C$1]) / ([.$C$2] - [.$C$1]))" office:value-type="float" office:value="-0.494885126700759" calcext:value-type="float">
            <text:p>-0.494885126700759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876]*[.Q22] + [.G877]*[.Q23] + [.G878]*[.Q24] + [.G879]*[.Q25] + [.G880]*[.Q26] + [.G881]*[.Q27] + [.G882]*[.Q28] + [.G883]*[.Q29] + [.G884]*[.Q30] + [.G885]*[.Q31] + [.G886]*[.Q32] + [.G887]*[.Q33] + [.G888]*[.Q34] + [.G889]*[.Q35] + [.G890]*[.Q36] + [.G891]*[.Q37] + [.G892]*[.Q38] + [.G893]*[.Q39] + [.G894]*[.Q40] + [.G895]*[.Q41] + [.G896]*[.Q42] )" office:value-type="float" office:value="-0.998449333905517" calcext:value-type="float">
            <text:p>-0.998449333905517</text:p>
          </table:table-cell>
          <table:table-cell table:style-name="ce19" table:formula="of:=TANH( [.H876]*[.S25] + [.H877]*[.S26] + [.H878]*[.S27] + [.H879]*[.S28] + [.H880]*[.S29] + [.H881]*[.S30] + [.H882]*[.S31] + [.H883]*[.S32] + [.H884]*[.S33] + [.H885]*[.S34] + [.H886]*[.S35] + [.H887]*[.S36] + [.H888]*[.S37] + [.H889]*[.S38] + [.H890]*[.S39] + [.H891]*[.S40] + [.H892]*[.S41] + [.H893]*[.S42] + [.H894]*[.S43] + [.H895]*[.S44] + [.H896]*[.S45] + [.H897]*[.S46] + [.H898]*[.S47] + [.H899]*[.S48] )" office:value-type="float" office:value="-0.999999996077529" calcext:value-type="float">
            <text:p>-0.999999996077529</text:p>
          </table:table-cell>
          <table:table-cell table:style-name="ce20" office:value-type="float" office:value="-0.489151819058505" calcext:value-type="float">
            <text:p>-0.489151819058505</text:p>
          </table:table-cell>
          <table:table-cell table:style-name="ce21" table:formula="of:= ([.J878]-[.I878]) * ([.J878]-[.I878])" office:value-type="float" office:value="0.26096585996366" calcext:value-type="float">
            <text:p>0.26096585996366</text:p>
          </table:table-cell>
          <table:table-cell table:number-columns-repeated="10"/>
        </table:table-row>
        <table:table-row table:style-name="ro1">
          <table:table-cell office:value-type="float" office:value="422.617" calcext:value-type="float">
            <text:p>422.617</text:p>
          </table:table-cell>
          <table:table-cell table:number-columns-repeated="3"/>
          <table:table-cell table:formula="of:=[.$C$4] + ([.$C$5] - [.$C$4]) * (([.A879] - [.$C$1]) / ([.$C$2] - [.$C$1]))" office:value-type="float" office:value="-0.494840420401762" calcext:value-type="float">
            <text:p>-0.494840420401762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876]*[.Q43] + [.G877]*[.Q44] + [.G878]*[.Q45] + [.G879]*[.Q46] + [.G880]*[.Q47] + [.G881]*[.Q48] + [.G882]*[.Q49] + [.G883]*[.Q50] + [.G884]*[.Q51] + [.G885]*[.Q52] + [.G886]*[.Q53] + [.G887]*[.Q54] + [.G888]*[.Q55] + [.G889]*[.Q56] + [.G890]*[.Q57] + [.G891]*[.Q58] + [.G892]*[.Q59] + [.G893]*[.Q60] + [.G894]*[.Q61] + [.G895]*[.Q62] + [.G896]*[.Q63] )" office:value-type="float" office:value="-0.999779427588481" calcext:value-type="float">
            <text:p>-0.999779427588481</text:p>
          </table:table-cell>
          <table:table-cell table:style-name="ce19" table:formula="of:=TANH( [.H876]*[.S49] + [.H877]*[.S50] + [.H878]*[.S51] + [.H879]*[.S52] + [.H880]*[.S53] + [.H881]*[.S54] + [.H882]*[.S55] + [.H883]*[.S56] + [.H884]*[.S57] + [.H885]*[.S58] + [.H886]*[.S59] + [.H887]*[.S60] + [.H888]*[.S61] + [.H889]*[.S62] + [.H890]*[.S63] + [.H891]*[.S64] + [.H892]*[.S65] + [.H893]*[.S66] + [.H894]*[.S67] + [.H895]*[.S68] + [.H896]*[.S69] + [.H897]*[.S70] + [.H898]*[.S71] + [.H899]*[.S72] )" office:value-type="float" office:value="-0.99999997257398" calcext:value-type="float">
            <text:p>-0.99999997257398</text:p>
          </table:table-cell>
          <table:table-cell table:style-name="ce20" office:value-type="float" office:value="-0.488814718612675" calcext:value-type="float">
            <text:p>-0.488814718612675</text:p>
          </table:table-cell>
          <table:table-cell table:style-name="ce21" table:formula="of:= ([.J879]-[.I879]) * ([.J879]-[.I879])" office:value-type="float" office:value="0.261310363867484" calcext:value-type="float">
            <text:p>0.261310363867484</text:p>
          </table:table-cell>
          <table:table-cell table:number-columns-repeated="10"/>
        </table:table-row>
        <table:table-row table:style-name="ro1">
          <table:table-cell office:value-type="float" office:value="421.244" calcext:value-type="float">
            <text:p>421.244</text:p>
          </table:table-cell>
          <table:table-cell table:number-columns-repeated="3"/>
          <table:table-cell table:formula="of:=[.$C$4] + ([.$C$5] - [.$C$4]) * (([.A880] - [.$C$1]) / ([.$C$2] - [.$C$1]))" office:value-type="float" office:value="-0.494862978927496" calcext:value-type="float">
            <text:p>-0.494862978927496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876]*[.Q64] + [.G877]*[.Q65] + [.G878]*[.Q66] + [.G879]*[.Q67] + [.G880]*[.Q68] + [.G881]*[.Q69] + [.G882]*[.Q70] + [.G883]*[.Q71] + [.G884]*[.Q72] + [.G885]*[.Q73] + [.G886]*[.Q74] + [.G887]*[.Q75] + [.G888]*[.Q76] + [.G889]*[.Q77] + [.G890]*[.Q78] + [.G891]*[.Q79] + [.G892]*[.Q80] + [.G893]*[.Q81] + [.G894]*[.Q82] + [.G895]*[.Q83] + [.G896]*[.Q84] )" office:value-type="float" office:value="-0.999738190258369" calcext:value-type="float">
            <text:p>-0.999738190258369</text:p>
          </table:table-cell>
          <table:table-cell table:number-columns-repeated="13"/>
        </table:table-row>
        <table:table-row table:style-name="ro1">
          <table:table-cell office:value-type="float" office:value="433.401" calcext:value-type="float">
            <text:p>433.401</text:p>
          </table:table-cell>
          <table:table-cell table:number-columns-repeated="3"/>
          <table:table-cell table:formula="of:=[.$C$4] + ([.$C$5] - [.$C$4]) * (([.A881] - [.$C$1]) / ([.$C$2] - [.$C$1]))" office:value-type="float" office:value="-0.494663238215658" calcext:value-type="float">
            <text:p>-0.494663238215658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876]*[.Q85] + [.G877]*[.Q86] + [.G878]*[.Q87] + [.G879]*[.Q88] + [.G880]*[.Q89] + [.G881]*[.Q90] + [.G882]*[.Q91] + [.G883]*[.Q92] + [.G884]*[.Q93] + [.G885]*[.Q94] + [.G886]*[.Q95] + [.G887]*[.Q96] + [.G888]*[.Q97] + [.G889]*[.Q98] + [.G890]*[.Q99] + [.G891]*[.Q100] + [.G892]*[.Q101] + [.G893]*[.Q102] + [.G894]*[.Q103] + [.G895]*[.Q104] + [.G896]*[.Q105] )" office:value-type="float" office:value="-0.998375296662343" calcext:value-type="float">
            <text:p>-0.998375296662343</text:p>
          </table:table-cell>
          <table:table-cell table:number-columns-repeated="13"/>
        </table:table-row>
        <table:table-row table:style-name="ro1">
          <table:table-cell office:value-type="float" office:value="425.502" calcext:value-type="float">
            <text:p>425.502</text:p>
          </table:table-cell>
          <table:table-cell table:number-columns-repeated="3"/>
          <table:table-cell table:formula="of:=[.$C$4] + ([.$C$5] - [.$C$4]) * (([.A882] - [.$C$1]) / ([.$C$2] - [.$C$1]))" office:value-type="float" office:value="-0.494793019566551" calcext:value-type="float">
            <text:p>-0.494793019566551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876]*[.Q106] + [.G877]*[.Q107] + [.G878]*[.Q108] + [.G879]*[.Q109] + [.G880]*[.Q110] + [.G881]*[.Q111] + [.G882]*[.Q112] + [.G883]*[.Q113] + [.G884]*[.Q114] + [.G885]*[.Q115] + [.G886]*[.Q116] + [.G887]*[.Q117] + [.G888]*[.Q118] + [.G889]*[.Q119] + [.G890]*[.Q120] + [.G891]*[.Q121] + [.G892]*[.Q122] + [.G893]*[.Q123] + [.G894]*[.Q124] + [.G895]*[.Q125] + [.G896]*[.Q126] )" office:value-type="float" office:value="-0.999557958085448" calcext:value-type="float">
            <text:p>-0.999557958085448</text:p>
          </table:table-cell>
          <table:table-cell table:number-columns-repeated="13"/>
        </table:table-row>
        <table:table-row table:style-name="ro1">
          <table:table-cell office:value-type="float" office:value="438.28" calcext:value-type="float">
            <text:p>438.28</text:p>
          </table:table-cell>
          <table:table-cell table:number-columns-repeated="3"/>
          <table:table-cell table:formula="of:=[.$C$4] + ([.$C$5] - [.$C$4]) * (([.A883] - [.$C$1]) / ([.$C$2] - [.$C$1]))" office:value-type="float" office:value="-0.494583075763322" calcext:value-type="float">
            <text:p>-0.494583075763322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876]*[.Q127] + [.G877]*[.Q128] + [.G878]*[.Q129] + [.G879]*[.Q130] + [.G880]*[.Q131] + [.G881]*[.Q132] + [.G882]*[.Q133] + [.G883]*[.Q134] + [.G884]*[.Q135] + [.G885]*[.Q136] + [.G886]*[.Q137] + [.G887]*[.Q138] + [.G888]*[.Q139] + [.G889]*[.Q140] + [.G890]*[.Q141] + [.G891]*[.Q142] + [.G892]*[.Q143] + [.G893]*[.Q144] + [.G894]*[.Q145] + [.G895]*[.Q146] + [.G896]*[.Q147] )" office:value-type="float" office:value="-0.999833774753855" calcext:value-type="float">
            <text:p>-0.999833774753855</text:p>
          </table:table-cell>
          <table:table-cell table:number-columns-repeated="13"/>
        </table:table-row>
        <table:table-row table:style-name="ro1">
          <table:table-cell office:value-type="float" office:value="436.426" calcext:value-type="float">
            <text:p>436.426</text:p>
          </table:table-cell>
          <table:table-cell table:number-columns-repeated="3"/>
          <table:table-cell table:formula="of:=[.$C$4] + ([.$C$5] - [.$C$4]) * (([.A884] - [.$C$1]) / ([.$C$2] - [.$C$1]))" office:value-type="float" office:value="-0.494613537166608" calcext:value-type="float">
            <text:p>-0.494613537166608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876]*[.Q148] + [.G877]*[.Q149] + [.G878]*[.Q150] + [.G879]*[.Q151] + [.G880]*[.Q152] + [.G881]*[.Q153] + [.G882]*[.Q154] + [.G883]*[.Q155] + [.G884]*[.Q156] + [.G885]*[.Q157] + [.G886]*[.Q158] + [.G887]*[.Q159] + [.G888]*[.Q160] + [.G889]*[.Q161] + [.G890]*[.Q162] + [.G891]*[.Q163] + [.G892]*[.Q164] + [.G893]*[.Q165] + [.G894]*[.Q166] + [.G895]*[.Q167] + [.G896]*[.Q168] )" office:value-type="float" office:value="-0.999440379356165" calcext:value-type="float">
            <text:p>-0.999440379356165</text:p>
          </table:table-cell>
          <table:table-cell table:number-columns-repeated="13"/>
        </table:table-row>
        <table:table-row table:style-name="ro1">
          <table:table-cell office:value-type="float" office:value="434.001" calcext:value-type="float">
            <text:p>434.001</text:p>
          </table:table-cell>
          <table:table-cell table:number-columns-repeated="3"/>
          <table:table-cell table:formula="of:=[.$C$4] + ([.$C$5] - [.$C$4]) * (([.A885] - [.$C$1]) / ([.$C$2] - [.$C$1]))" office:value-type="float" office:value="-0.494653380156342" calcext:value-type="float">
            <text:p>-0.494653380156342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876]*[.Q169] + [.G877]*[.Q170] + [.G878]*[.Q171] + [.G879]*[.Q172] + [.G880]*[.Q173] + [.G881]*[.Q174] + [.G882]*[.Q175] + [.G883]*[.Q176] + [.G884]*[.Q177] + [.G885]*[.Q178] + [.G886]*[.Q179] + [.G887]*[.Q180] + [.G888]*[.Q181] + [.G889]*[.Q182] + [.G890]*[.Q183] + [.G891]*[.Q184] + [.G892]*[.Q185] + [.G893]*[.Q186] + [.G894]*[.Q187] + [.G895]*[.Q188] + [.G896]*[.Q189] )" office:value-type="float" office:value="-0.999885894992392" calcext:value-type="float">
            <text:p>-0.999885894992392</text:p>
          </table:table-cell>
          <table:table-cell table:number-columns-repeated="13"/>
        </table:table-row>
        <table:table-row table:style-name="ro1">
          <table:table-cell office:value-type="float" office:value="419.254" calcext:value-type="float">
            <text:p>419.254</text:p>
          </table:table-cell>
          <table:table-cell table:number-columns-repeated="3"/>
          <table:table-cell table:formula="of:=[.$C$4] + ([.$C$5] - [.$C$4]) * (([.A886] - [.$C$1]) / ([.$C$2] - [.$C$1]))" office:value-type="float" office:value="-0.494895674824227" calcext:value-type="float">
            <text:p>-0.494895674824227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876]*[.Q190] + [.G877]*[.Q191] + [.G878]*[.Q192] + [.G879]*[.Q193] + [.G880]*[.Q194] + [.G881]*[.Q195] + [.G882]*[.Q196] + [.G883]*[.Q197] + [.G884]*[.Q198] + [.G885]*[.Q199] + [.G886]*[.Q200] + [.G887]*[.Q201] + [.G888]*[.Q202] + [.G889]*[.Q203] + [.G890]*[.Q204] + [.G891]*[.Q205] + [.G892]*[.Q206] + [.G893]*[.Q207] + [.G894]*[.Q208] + [.G895]*[.Q209] + [.G896]*[.Q210] )" office:value-type="float" office:value="-0.999798287976864" calcext:value-type="float">
            <text:p>-0.999798287976864</text:p>
          </table:table-cell>
          <table:table-cell table:number-columns-repeated="13"/>
        </table:table-row>
        <table:table-row table:style-name="ro1">
          <table:table-cell office:value-type="float" office:value="421.597" calcext:value-type="float">
            <text:p>421.597</text:p>
          </table:table-cell>
          <table:table-cell table:number-columns-repeated="3"/>
          <table:table-cell table:formula="of:=[.$C$4] + ([.$C$5] - [.$C$4]) * (([.A887] - [.$C$1]) / ([.$C$2] - [.$C$1]))" office:value-type="float" office:value="-0.494857179102599" calcext:value-type="float">
            <text:p>-0.494857179102599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876]*[.Q211] + [.G877]*[.Q212] + [.G878]*[.Q213] + [.G879]*[.Q214] + [.G880]*[.Q215] + [.G881]*[.Q216] + [.G882]*[.Q217] + [.G883]*[.Q218] + [.G884]*[.Q219] + [.G885]*[.Q220] + [.G886]*[.Q221] + [.G887]*[.Q222] + [.G888]*[.Q223] + [.G889]*[.Q224] + [.G890]*[.Q225] + [.G891]*[.Q226] + [.G892]*[.Q227] + [.G893]*[.Q228] + [.G894]*[.Q229] + [.G895]*[.Q230] + [.G896]*[.Q231] )" office:value-type="float" office:value="-0.998124512504872" calcext:value-type="float">
            <text:p>-0.998124512504872</text:p>
          </table:table-cell>
          <table:table-cell table:number-columns-repeated="13"/>
        </table:table-row>
        <table:table-row table:style-name="ro1">
          <table:table-cell office:value-type="float" office:value="407.722" calcext:value-type="float">
            <text:p>407.722</text:p>
          </table:table-cell>
          <table:table-cell table:number-columns-repeated="3"/>
          <table:table-cell table:formula="of:=[.$C$4] + ([.$C$5] - [.$C$4]) * (([.A888] - [.$C$1]) / ([.$C$2] - [.$C$1]))" office:value-type="float" office:value="-0.495085146724277" calcext:value-type="float">
            <text:p>-0.495085146724277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876]*[.Q232] + [.G877]*[.Q233] + [.G878]*[.Q234] + [.G879]*[.Q235] + [.G880]*[.Q236] + [.G881]*[.Q237] + [.G882]*[.Q238] + [.G883]*[.Q239] + [.G884]*[.Q240] + [.G885]*[.Q241] + [.G886]*[.Q242] + [.G887]*[.Q243] + [.G888]*[.Q244] + [.G889]*[.Q245] + [.G890]*[.Q246] + [.G891]*[.Q247] + [.G892]*[.Q248] + [.G893]*[.Q249] + [.G894]*[.Q250] + [.G895]*[.Q251] + [.G896]*[.Q252] )" office:value-type="float" office:value="-0.999951662101064" calcext:value-type="float">
            <text:p>-0.999951662101064</text:p>
          </table:table-cell>
          <table:table-cell table:number-columns-repeated="13"/>
        </table:table-row>
        <table:table-row table:style-name="ro1">
          <table:table-cell office:value-type="float" office:value="397.883" calcext:value-type="float">
            <text:p>397.883</text:p>
          </table:table-cell>
          <table:table-cell table:number-columns-repeated="3"/>
          <table:table-cell table:formula="of:=[.$C$4] + ([.$C$5] - [.$C$4]) * (([.A889] - [.$C$1]) / ([.$C$2] - [.$C$1]))" office:value-type="float" office:value="-0.495246802466958" calcext:value-type="float">
            <text:p>-0.495246802466958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876]*[.Q253] + [.G877]*[.Q254] + [.G878]*[.Q255] + [.G879]*[.Q256] + [.G880]*[.Q257] + [.G881]*[.Q258] + [.G882]*[.Q259] + [.G883]*[.Q260] + [.G884]*[.Q261] + [.G885]*[.Q262] + [.G886]*[.Q263] + [.G887]*[.Q264] + [.G888]*[.Q265] + [.G889]*[.Q266] + [.G890]*[.Q267] + [.G891]*[.Q268] + [.G892]*[.Q269] + [.G893]*[.Q270] + [.G894]*[.Q271] + [.G895]*[.Q272] + [.G896]*[.Q273] )" office:value-type="float" office:value="-0.999988237813992" calcext:value-type="float">
            <text:p>-0.999988237813992</text:p>
          </table:table-cell>
          <table:table-cell table:number-columns-repeated="13"/>
        </table:table-row>
        <table:table-row table:style-name="ro1">
          <table:table-cell office:value-type="float" office:value="407.276" calcext:value-type="float">
            <text:p>407.276</text:p>
          </table:table-cell>
          <table:table-cell table:number-columns-repeated="3"/>
          <table:table-cell table:formula="of:=[.$C$4] + ([.$C$5] - [.$C$4]) * (([.A890] - [.$C$1]) / ([.$C$2] - [.$C$1]))" office:value-type="float" office:value="-0.495092474548369" calcext:value-type="float">
            <text:p>-0.495092474548369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876]*[.Q274] + [.G877]*[.Q275] + [.G878]*[.Q276] + [.G879]*[.Q277] + [.G880]*[.Q278] + [.G881]*[.Q279] + [.G882]*[.Q280] + [.G883]*[.Q281] + [.G884]*[.Q282] + [.G885]*[.Q283] + [.G886]*[.Q284] + [.G887]*[.Q285] + [.G888]*[.Q286] + [.G889]*[.Q287] + [.G890]*[.Q288] + [.G891]*[.Q289] + [.G892]*[.Q290] + [.G893]*[.Q291] + [.G894]*[.Q292] + [.G895]*[.Q293] + [.G896]*[.Q294] )" office:value-type="float" office:value="-0.99994786677735" calcext:value-type="float">
            <text:p>-0.99994786677735</text:p>
          </table:table-cell>
          <table:table-cell table:number-columns-repeated="13"/>
        </table:table-row>
        <table:table-row table:style-name="ro1">
          <table:table-cell office:value-type="float" office:value="414.213" calcext:value-type="float">
            <text:p>414.213</text:p>
          </table:table-cell>
          <table:table-cell table:number-columns-repeated="3"/>
          <table:table-cell table:formula="of:=[.$C$4] + ([.$C$5] - [.$C$4]) * (([.A891] - [.$C$1]) / ([.$C$2] - [.$C$1]))" office:value-type="float" office:value="-0.494978498952579" calcext:value-type="float">
            <text:p>-0.494978498952579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876]*[.Q295] + [.G877]*[.Q296] + [.G878]*[.Q297] + [.G879]*[.Q298] + [.G880]*[.Q299] + [.G881]*[.Q300] + [.G882]*[.Q301] + [.G883]*[.Q302] + [.G884]*[.Q303] + [.G885]*[.Q304] + [.G886]*[.Q305] + [.G887]*[.Q306] + [.G888]*[.Q307] + [.G889]*[.Q308] + [.G890]*[.Q309] + [.G891]*[.Q310] + [.G892]*[.Q311] + [.G893]*[.Q312] + [.G894]*[.Q313] + [.G895]*[.Q314] + [.G896]*[.Q315] )" office:value-type="float" office:value="-0.999689449780932" calcext:value-type="float">
            <text:p>-0.999689449780932</text:p>
          </table:table-cell>
          <table:table-cell table:number-columns-repeated="13"/>
        </table:table-row>
        <table:table-row table:style-name="ro1">
          <table:table-cell office:value-type="float" office:value="410.739" calcext:value-type="float">
            <text:p>410.739</text:p>
          </table:table-cell>
          <table:table-cell table:number-columns-repeated="3"/>
          <table:table-cell table:formula="of:=[.$C$4] + ([.$C$5] - [.$C$4]) * (([.A892] - [.$C$1]) / ([.$C$2] - [.$C$1]))" office:value-type="float" office:value="-0.495035577116018" calcext:value-type="float">
            <text:p>-0.495035577116018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876]*[.Q316] + [.G877]*[.Q317] + [.G878]*[.Q318] + [.G879]*[.Q319] + [.G880]*[.Q320] + [.G881]*[.Q321] + [.G882]*[.Q322] + [.G883]*[.Q323] + [.G884]*[.Q324] + [.G885]*[.Q325] + [.G886]*[.Q326] + [.G887]*[.Q327] + [.G888]*[.Q328] + [.G889]*[.Q329] + [.G890]*[.Q330] + [.G891]*[.Q331] + [.G892]*[.Q332] + [.G893]*[.Q333] + [.G894]*[.Q334] + [.G895]*[.Q335] + [.G896]*[.Q336] )" office:value-type="float" office:value="-0.99742495636068" calcext:value-type="float">
            <text:p>-0.99742495636068</text:p>
          </table:table-cell>
          <table:table-cell table:number-columns-repeated="13"/>
        </table:table-row>
        <table:table-row table:style-name="ro1">
          <table:table-cell office:value-type="float" office:value="411.672" calcext:value-type="float">
            <text:p>411.672</text:p>
          </table:table-cell>
          <table:table-cell table:number-columns-repeated="3"/>
          <table:table-cell table:formula="of:=[.$C$4] + ([.$C$5] - [.$C$4]) * (([.A893] - [.$C$1]) / ([.$C$2] - [.$C$1]))" office:value-type="float" office:value="-0.495020247833782" calcext:value-type="float">
            <text:p>-0.495020247833782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876]*[.Q337] + [.G877]*[.Q338] + [.G878]*[.Q339] + [.G879]*[.Q340] + [.G880]*[.Q341] + [.G881]*[.Q342] + [.G882]*[.Q343] + [.G883]*[.Q344] + [.G884]*[.Q345] + [.G885]*[.Q346] + [.G886]*[.Q347] + [.G887]*[.Q348] + [.G888]*[.Q349] + [.G889]*[.Q350] + [.G890]*[.Q351] + [.G891]*[.Q352] + [.G892]*[.Q353] + [.G893]*[.Q354] + [.G894]*[.Q355] + [.G895]*[.Q356] + [.G896]*[.Q357] )" office:value-type="float" office:value="-0.999516114674142" calcext:value-type="float">
            <text:p>-0.999516114674142</text:p>
          </table:table-cell>
          <table:table-cell table:number-columns-repeated="13"/>
        </table:table-row>
        <table:table-row table:style-name="ro1">
          <table:table-cell office:value-type="float" office:value="416.708" calcext:value-type="float">
            <text:p>416.708</text:p>
          </table:table-cell>
          <table:table-cell table:number-columns-repeated="3"/>
          <table:table-cell table:formula="of:=[.$C$4] + ([.$C$5] - [.$C$4]) * (([.A894] - [.$C$1]) / ([.$C$2] - [.$C$1]))" office:value-type="float" office:value="-0.494937505855924" calcext:value-type="float">
            <text:p>-0.494937505855924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876]*[.Q358] + [.G877]*[.Q359] + [.G878]*[.Q360] + [.G879]*[.Q361] + [.G880]*[.Q362] + [.G881]*[.Q363] + [.G882]*[.Q364] + [.G883]*[.Q365] + [.G884]*[.Q366] + [.G885]*[.Q367] + [.G886]*[.Q368] + [.G887]*[.Q369] + [.G888]*[.Q370] + [.G889]*[.Q371] + [.G890]*[.Q372] + [.G891]*[.Q373] + [.G892]*[.Q374] + [.G893]*[.Q375] + [.G894]*[.Q376] + [.G895]*[.Q377] + [.G896]*[.Q378] )" office:value-type="float" office:value="-0.99884828428149" calcext:value-type="float">
            <text:p>-0.99884828428149</text:p>
          </table:table-cell>
          <table:table-cell table:number-columns-repeated="13"/>
        </table:table-row>
        <table:table-row table:style-name="ro1">
          <table:table-cell office:value-type="float" office:value="415.04" calcext:value-type="float">
            <text:p>415.04</text:p>
          </table:table-cell>
          <table:table-cell table:number-columns-repeated="3"/>
          <table:table-cell table:formula="of:=[.$C$4] + ([.$C$5] - [.$C$4]) * (([.A895] - [.$C$1]) / ([.$C$2] - [.$C$1]))" office:value-type="float" office:value="-0.494964911260822" calcext:value-type="float">
            <text:p>-0.494964911260822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876]*[.Q379] + [.G877]*[.Q380] + [.G878]*[.Q381] + [.G879]*[.Q382] + [.G880]*[.Q383] + [.G881]*[.Q384] + [.G882]*[.Q385] + [.G883]*[.Q386] + [.G884]*[.Q387] + [.G885]*[.Q388] + [.G886]*[.Q389] + [.G887]*[.Q390] + [.G888]*[.Q391] + [.G889]*[.Q392] + [.G890]*[.Q393] + [.G891]*[.Q394] + [.G892]*[.Q395] + [.G893]*[.Q396] + [.G894]*[.Q397] + [.G895]*[.Q398] + [.G896]*[.Q399] )" office:value-type="float" office:value="-0.999706485121252" calcext:value-type="float">
            <text:p>-0.999706485121252</text:p>
          </table:table-cell>
          <table:table-cell table:number-columns-repeated="13"/>
        </table:table-row>
        <table:table-row table:style-name="ro1">
          <table:table-cell office:value-type="float" office:value="411.637" calcext:value-type="float">
            <text:p>411.637</text:p>
          </table:table-cell>
          <table:table-cell table:number-columns-repeated="3"/>
          <table:table-cell table:formula="of:=[.$C$4] + ([.$C$5] - [.$C$4]) * (([.A896] - [.$C$1]) / ([.$C$2] - [.$C$1]))" office:value-type="float" office:value="-0.495020822887242" calcext:value-type="float">
            <text:p>-0.495020822887242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876]*[.Q400] + [.G877]*[.Q401] + [.G878]*[.Q402] + [.G879]*[.Q403] + [.G880]*[.Q404] + [.G881]*[.Q405] + [.G882]*[.Q406] + [.G883]*[.Q407] + [.G884]*[.Q408] + [.G885]*[.Q409] + [.G886]*[.Q410] + [.G887]*[.Q411] + [.G888]*[.Q412] + [.G889]*[.Q413] + [.G890]*[.Q414] + [.G891]*[.Q415] + [.G892]*[.Q416] + [.G893]*[.Q417] + [.G894]*[.Q418] + [.G895]*[.Q419] + [.G896]*[.Q420] )" office:value-type="float" office:value="-0.999723485689664" calcext:value-type="float">
            <text:p>-0.999723485689664</text:p>
          </table:table-cell>
          <table:table-cell table:number-columns-repeated="13"/>
        </table:table-row>
        <table:table-row table:style-name="ro1">
          <table:table-cell office:value-type="float" office:value="414.208" calcext:value-type="float">
            <text:p>414.208</text:p>
          </table:table-cell>
          <table:table-cell table:number-columns-repeated="3"/>
          <table:table-cell table:formula="of:=[.$C$4] + ([.$C$5] - [.$C$4]) * (([.A897] - [.$C$1]) / ([.$C$2] - [.$C$1]))" office:value-type="float" office:value="-0.494978581103073" calcext:value-type="float">
            <text:p>-0.494978581103073</text:p>
          </table:table-cell>
          <table:table-cell table:number-columns-repeated="2"/>
          <table:table-cell table:style-name="ce17" table:formula="of:=TANH( [.G876]*[.Q421] + [.G877]*[.Q422] + [.G878]*[.Q423] + [.G879]*[.Q424] + [.G880]*[.Q425] + [.G881]*[.Q426] + [.G882]*[.Q427] + [.G883]*[.Q428] + [.G884]*[.Q429] + [.G885]*[.Q430] + [.G886]*[.Q431] + [.G887]*[.Q432] + [.G888]*[.Q433] + [.G889]*[.Q434] + [.G890]*[.Q435] + [.G891]*[.Q436] + [.G892]*[.Q437] + [.G893]*[.Q438] + [.G894]*[.Q439] + [.G895]*[.Q440] + [.G896]*[.Q441] )" office:value-type="float" office:value="-0.9995852690094" calcext:value-type="float">
            <text:p>-0.9995852690094</text:p>
          </table:table-cell>
          <table:table-cell table:number-columns-repeated="13"/>
        </table:table-row>
        <table:table-row table:style-name="ro1">
          <table:table-cell office:value-type="float" office:value="416.034" calcext:value-type="float">
            <text:p>416.034</text:p>
          </table:table-cell>
          <table:table-cell table:number-columns-repeated="3"/>
          <table:table-cell table:formula="of:=[.$C$4] + ([.$C$5] - [.$C$4]) * (([.A898] - [.$C$1]) / ([.$C$2] - [.$C$1]))" office:value-type="float" office:value="-0.494948579742555" calcext:value-type="float">
            <text:p>-0.494948579742555</text:p>
          </table:table-cell>
          <table:table-cell table:number-columns-repeated="2"/>
          <table:table-cell table:style-name="ce17" table:formula="of:=TANH( [.G876]*[.Q442] + [.G877]*[.Q443] + [.G878]*[.Q444] + [.G879]*[.Q445] + [.G880]*[.Q446] + [.G881]*[.Q447] + [.G882]*[.Q448] + [.G883]*[.Q449] + [.G884]*[.Q450] + [.G885]*[.Q451] + [.G886]*[.Q452] + [.G887]*[.Q453] + [.G888]*[.Q454] + [.G889]*[.Q455] + [.G890]*[.Q456] + [.G891]*[.Q457] + [.G892]*[.Q458] + [.G893]*[.Q459] + [.G894]*[.Q460] + [.G895]*[.Q461] + [.G896]*[.Q462] )" office:value-type="float" office:value="-0.999320987913745" calcext:value-type="float">
            <text:p>-0.999320987913745</text:p>
          </table:table-cell>
          <table:table-cell table:number-columns-repeated="13"/>
        </table:table-row>
        <table:table-row table:style-name="ro1">
          <table:table-cell office:value-type="float" office:value="414.167" calcext:value-type="float">
            <text:p>414.167</text:p>
          </table:table-cell>
          <table:table-cell table:number-columns-repeated="3"/>
          <table:table-cell table:formula="of:=[.$C$4] + ([.$C$5] - [.$C$4]) * (([.A899] - [.$C$1]) / ([.$C$2] - [.$C$1]))" office:value-type="float" office:value="-0.494979254737126" calcext:value-type="float">
            <text:p>-0.494979254737126</text:p>
          </table:table-cell>
          <table:table-cell table:number-columns-repeated="2"/>
          <table:table-cell table:style-name="ce17" table:formula="of:=TANH( [.G876]*[.Q463] + [.G877]*[.Q464] + [.G878]*[.Q465] + [.G879]*[.Q466] + [.G880]*[.Q467] + [.G881]*[.Q468] + [.G882]*[.Q469] + [.G883]*[.Q470] + [.G884]*[.Q471] + [.G885]*[.Q472] + [.G886]*[.Q473] + [.G887]*[.Q474] + [.G888]*[.Q475] + [.G889]*[.Q476] + [.G890]*[.Q477] + [.G891]*[.Q478] + [.G892]*[.Q479] + [.G893]*[.Q480] + [.G894]*[.Q481] + [.G895]*[.Q482] + [.G896]*[.Q483] )" office:value-type="float" office:value="-0.999575742434636" calcext:value-type="float">
            <text:p>-0.999575742434636</text:p>
          </table:table-cell>
          <table:table-cell table:number-columns-repeated="13"/>
        </table:table-row>
        <table:table-row table:style-name="ro1">
          <table:table-cell office:value-type="float" office:value="417.138" calcext:value-type="float">
            <text:p>417.138</text:p>
          </table:table-cell>
          <table:table-cell table:number-columns-repeated="3"/>
          <table:table-cell table:formula="of:=[.$C$4] + ([.$C$5] - [.$C$4]) * (([.A900] - [.$C$1]) / ([.$C$2] - [.$C$1]))" office:value-type="float" office:value="-0.494930440913414" calcext:value-type="float">
            <text:p>-0.494930440913414</text:p>
          </table:table-cell>
          <table:table-cell table:number-columns-repeated="16"/>
        </table:table-row>
        <table:table-row table:style-name="ro1">
          <table:table-cell office:value-type="float" office:value="417.154" calcext:value-type="float">
            <text:p>417.154</text:p>
          </table:table-cell>
          <table:table-cell table:number-columns-repeated="3"/>
          <table:table-cell table:formula="of:=[.$C$4] + ([.$C$5] - [.$C$4]) * (([.A901] - [.$C$1]) / ([.$C$2] - [.$C$1]))" office:value-type="float" office:value="-0.494930178031832" calcext:value-type="float">
            <text:p>-0.49493017803183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7.473" calcext:value-type="float">
            <text:p>407.473</text:p>
          </table:table-cell>
          <table:table-cell table:number-columns-repeated="3"/>
          <table:table-cell table:formula="of:=[.$C$4] + ([.$C$5] - [.$C$4]) * (([.A902] - [.$C$1]) / ([.$C$2] - [.$C$1]))" office:value-type="float" office:value="-0.495089237818894" calcext:value-type="float">
            <text:p>-0.495089237818894</text:p>
          </table:table-cell>
          <table:table-cell/>
          <table:table-cell table:style-name="ce15" office:value-type="float" office:value="-0.49808695864615" calcext:value-type="float">
            <text:p>-0.49808695864615</text:p>
          </table:table-cell>
          <table:table-cell table:style-name="ce17" table:formula="of:=TANH( [.G901]*[.Q1] + [.G902]*[.Q2] + [.G903]*[.Q3] + [.G904]*[.Q4] + [.G905]*[.Q5] + [.G906]*[.Q6] + [.G907]*[.Q7] + [.G908]*[.Q8] + [.G909]*[.Q9] + [.G910]*[.Q10] + [.G911]*[.Q11] + [.G912]*[.Q12] + [.G913]*[.Q13] + [.G914]*[.Q14] + [.G915]*[.Q15] + [.G916]*[.Q16] + [.G917]*[.Q17] + [.G918]*[.Q18] + [.G919]*[.Q19] + [.G920]*[.Q20] + [.G921]*[.Q21] )" office:value-type="float" office:value="-0.999815430864873" calcext:value-type="float">
            <text:p>-0.999815430864873</text:p>
          </table:table-cell>
          <table:table-cell table:style-name="ce19" table:formula="of:=TANH( [.H901]*[.S1] + [.H902]*[.S2] + [.H903]*[.S3] + [.H904]*[.S4] + [.H905]*[.S5] + [.H906]*[.S6] + [.H907]*[.S7] + [.H908]*[.S8] + [.H909]*[.S9] + [.H910]*[.S10] + [.H911]*[.S11] + [.H912]*[.S12] + [.H913]*[.S13] + [.H914]*[.S14] + [.H915]*[.S15] + [.H916]*[.S16] + [.H917]*[.S17] + [.H918]*[.S18] + [.H919]*[.S19] + [.H920]*[.S20] + [.H921]*[.S21] + [.H922]*[.S22] + [.H923]*[.S23] + [.H924]*[.S24] )" office:value-type="float" office:value="-0.999999999373584" calcext:value-type="float">
            <text:p>-0.999999999373584</text:p>
          </table:table-cell>
          <table:table-cell table:style-name="ce20" office:value-type="float" office:value="-0.489151819058505" calcext:value-type="float">
            <text:p>-0.489151819058505</text:p>
          </table:table-cell>
          <table:table-cell table:style-name="ce21" table:formula="of:= ([.J902]-[.I902]) * ([.J902]-[.I902])" office:value-type="float" office:value="0.260965863331228" calcext:value-type="float">
            <text:p>0.260965863331228</text:p>
          </table:table-cell>
          <table:table-cell table:number-columns-repeated="10"/>
        </table:table-row>
        <table:table-row table:style-name="ro1">
          <table:table-cell office:value-type="float" office:value="409.24" calcext:value-type="float">
            <text:p>409.24</text:p>
          </table:table-cell>
          <table:table-cell table:number-columns-repeated="3"/>
          <table:table-cell table:formula="of:=[.$C$4] + ([.$C$5] - [.$C$4]) * (([.A903] - [.$C$1]) / ([.$C$2] - [.$C$1]))" office:value-type="float" office:value="-0.495060205834208" calcext:value-type="float">
            <text:p>-0.495060205834208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901]*[.Q22] + [.G902]*[.Q23] + [.G903]*[.Q24] + [.G904]*[.Q25] + [.G905]*[.Q26] + [.G906]*[.Q27] + [.G907]*[.Q28] + [.G908]*[.Q29] + [.G909]*[.Q30] + [.G910]*[.Q31] + [.G911]*[.Q32] + [.G912]*[.Q33] + [.G913]*[.Q34] + [.G914]*[.Q35] + [.G915]*[.Q36] + [.G916]*[.Q37] + [.G917]*[.Q38] + [.G918]*[.Q39] + [.G919]*[.Q40] + [.G920]*[.Q41] + [.G921]*[.Q42] )" office:value-type="float" office:value="-0.998444364176089" calcext:value-type="float">
            <text:p>-0.998444364176089</text:p>
          </table:table-cell>
          <table:table-cell table:style-name="ce19" table:formula="of:=TANH( [.H901]*[.S25] + [.H902]*[.S26] + [.H903]*[.S27] + [.H904]*[.S28] + [.H905]*[.S29] + [.H906]*[.S30] + [.H907]*[.S31] + [.H908]*[.S32] + [.H909]*[.S33] + [.H910]*[.S34] + [.H911]*[.S35] + [.H912]*[.S36] + [.H913]*[.S37] + [.H914]*[.S38] + [.H915]*[.S39] + [.H916]*[.S40] + [.H917]*[.S41] + [.H918]*[.S42] + [.H919]*[.S43] + [.H920]*[.S44] + [.H921]*[.S45] + [.H922]*[.S46] + [.H923]*[.S47] + [.H924]*[.S48] )" office:value-type="float" office:value="-0.999999996077066" calcext:value-type="float">
            <text:p>-0.999999996077066</text:p>
          </table:table-cell>
          <table:table-cell table:style-name="ce20" office:value-type="float" office:value="-0.488814718612675" calcext:value-type="float">
            <text:p>-0.488814718612675</text:p>
          </table:table-cell>
          <table:table-cell table:style-name="ce21" table:formula="of:= ([.J903]-[.I903]) * ([.J903]-[.I903])" office:value-type="float" office:value="0.261310387896346" calcext:value-type="float">
            <text:p>0.261310387896346</text:p>
          </table:table-cell>
          <table:table-cell table:number-columns-repeated="10"/>
        </table:table-row>
        <table:table-row table:style-name="ro1">
          <table:table-cell office:value-type="float" office:value="407.496" calcext:value-type="float">
            <text:p>407.496</text:p>
          </table:table-cell>
          <table:table-cell table:number-columns-repeated="3"/>
          <table:table-cell table:formula="of:=[.$C$4] + ([.$C$5] - [.$C$4]) * (([.A904] - [.$C$1]) / ([.$C$2] - [.$C$1]))" office:value-type="float" office:value="-0.49508885992662" calcext:value-type="float">
            <text:p>-0.49508885992662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901]*[.Q43] + [.G902]*[.Q44] + [.G903]*[.Q45] + [.G904]*[.Q46] + [.G905]*[.Q47] + [.G906]*[.Q48] + [.G907]*[.Q49] + [.G908]*[.Q50] + [.G909]*[.Q51] + [.G910]*[.Q52] + [.G911]*[.Q53] + [.G912]*[.Q54] + [.G913]*[.Q55] + [.G914]*[.Q56] + [.G915]*[.Q57] + [.G916]*[.Q58] + [.G917]*[.Q59] + [.G918]*[.Q60] + [.G919]*[.Q61] + [.G920]*[.Q62] + [.G921]*[.Q63] )" office:value-type="float" office:value="-0.999776908635357" calcext:value-type="float">
            <text:p>-0.999776908635357</text:p>
          </table:table-cell>
          <table:table-cell table:style-name="ce19" table:formula="of:=TANH( [.H901]*[.S49] + [.H902]*[.S50] + [.H903]*[.S51] + [.H904]*[.S52] + [.H905]*[.S53] + [.H906]*[.S54] + [.H907]*[.S55] + [.H908]*[.S56] + [.H909]*[.S57] + [.H910]*[.S58] + [.H911]*[.S59] + [.H912]*[.S60] + [.H913]*[.S61] + [.H914]*[.S62] + [.H915]*[.S63] + [.H916]*[.S64] + [.H917]*[.S65] + [.H918]*[.S66] + [.H919]*[.S67] + [.H920]*[.S68] + [.H921]*[.S69] + [.H922]*[.S70] + [.H923]*[.S71] + [.H924]*[.S72] )" office:value-type="float" office:value="-0.999999972571454" calcext:value-type="float">
            <text:p>-0.999999972571454</text:p>
          </table:table-cell>
          <table:table-cell table:style-name="ce20" office:value-type="float" office:value="-0.487108999146878" calcext:value-type="float">
            <text:p>-0.487108999146878</text:p>
          </table:table-cell>
          <table:table-cell table:style-name="ce21" table:formula="of:= ([.J904]-[.I904]) * ([.J904]-[.I904])" office:value-type="float" office:value="0.263057150620409" calcext:value-type="float">
            <text:p>0.263057150620409</text:p>
          </table:table-cell>
          <table:table-cell table:number-columns-repeated="10"/>
        </table:table-row>
        <table:table-row table:style-name="ro1">
          <table:table-cell office:value-type="float" office:value="415.125" calcext:value-type="float">
            <text:p>415.125</text:p>
          </table:table-cell>
          <table:table-cell table:number-columns-repeated="3"/>
          <table:table-cell table:formula="of:=[.$C$4] + ([.$C$5] - [.$C$4]) * (([.A905] - [.$C$1]) / ([.$C$2] - [.$C$1]))" office:value-type="float" office:value="-0.494963514702419" calcext:value-type="float">
            <text:p>-0.494963514702419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901]*[.Q64] + [.G902]*[.Q65] + [.G903]*[.Q66] + [.G904]*[.Q67] + [.G905]*[.Q68] + [.G906]*[.Q69] + [.G907]*[.Q70] + [.G908]*[.Q71] + [.G909]*[.Q72] + [.G910]*[.Q73] + [.G911]*[.Q74] + [.G912]*[.Q75] + [.G913]*[.Q76] + [.G914]*[.Q77] + [.G915]*[.Q78] + [.G916]*[.Q79] + [.G917]*[.Q80] + [.G918]*[.Q81] + [.G919]*[.Q82] + [.G920]*[.Q83] + [.G921]*[.Q84] )" office:value-type="float" office:value="-0.999736817916372" calcext:value-type="float">
            <text:p>-0.999736817916372</text:p>
          </table:table-cell>
          <table:table-cell table:number-columns-repeated="13"/>
        </table:table-row>
        <table:table-row table:style-name="ro1">
          <table:table-cell office:value-type="float" office:value="417.318" calcext:value-type="float">
            <text:p>417.318</text:p>
          </table:table-cell>
          <table:table-cell table:number-columns-repeated="3"/>
          <table:table-cell table:formula="of:=[.$C$4] + ([.$C$5] - [.$C$4]) * (([.A906] - [.$C$1]) / ([.$C$2] - [.$C$1]))" office:value-type="float" office:value="-0.494927483495619" calcext:value-type="float">
            <text:p>-0.494927483495619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901]*[.Q85] + [.G902]*[.Q86] + [.G903]*[.Q87] + [.G904]*[.Q88] + [.G905]*[.Q89] + [.G906]*[.Q90] + [.G907]*[.Q91] + [.G908]*[.Q92] + [.G909]*[.Q93] + [.G910]*[.Q94] + [.G911]*[.Q95] + [.G912]*[.Q96] + [.G913]*[.Q97] + [.G914]*[.Q98] + [.G915]*[.Q99] + [.G916]*[.Q100] + [.G917]*[.Q101] + [.G918]*[.Q102] + [.G919]*[.Q103] + [.G920]*[.Q104] + [.G921]*[.Q105] )" office:value-type="float" office:value="-0.998364267952053" calcext:value-type="float">
            <text:p>-0.998364267952053</text:p>
          </table:table-cell>
          <table:table-cell table:number-columns-repeated="13"/>
        </table:table-row>
        <table:table-row table:style-name="ro1">
          <table:table-cell office:value-type="float" office:value="415.837" calcext:value-type="float">
            <text:p>415.837</text:p>
          </table:table-cell>
          <table:table-cell table:number-columns-repeated="3"/>
          <table:table-cell table:formula="of:=[.$C$4] + ([.$C$5] - [.$C$4]) * (([.A907] - [.$C$1]) / ([.$C$2] - [.$C$1]))" office:value-type="float" office:value="-0.494951816472031" calcext:value-type="float">
            <text:p>-0.494951816472031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901]*[.Q106] + [.G902]*[.Q107] + [.G903]*[.Q108] + [.G904]*[.Q109] + [.G905]*[.Q110] + [.G906]*[.Q111] + [.G907]*[.Q112] + [.G908]*[.Q113] + [.G909]*[.Q114] + [.G910]*[.Q115] + [.G911]*[.Q116] + [.G912]*[.Q117] + [.G913]*[.Q118] + [.G914]*[.Q119] + [.G915]*[.Q120] + [.G916]*[.Q121] + [.G917]*[.Q122] + [.G918]*[.Q123] + [.G919]*[.Q124] + [.G920]*[.Q125] + [.G921]*[.Q126] )" office:value-type="float" office:value="-0.99955510287252" calcext:value-type="float">
            <text:p>-0.99955510287252</text:p>
          </table:table-cell>
          <table:table-cell table:number-columns-repeated="13"/>
        </table:table-row>
        <table:table-row table:style-name="ro1">
          <table:table-cell office:value-type="float" office:value="414.75699" calcext:value-type="float">
            <text:p>414.75699</text:p>
          </table:table-cell>
          <table:table-cell table:number-columns-repeated="3"/>
          <table:table-cell table:formula="of:=[.$C$4] + ([.$C$5] - [.$C$4]) * (([.A908] - [.$C$1]) / ([.$C$2] - [.$C$1]))" office:value-type="float" office:value="-0.4949695611431" calcext:value-type="float">
            <text:p>-0.4949695611431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901]*[.Q127] + [.G902]*[.Q128] + [.G903]*[.Q129] + [.G904]*[.Q130] + [.G905]*[.Q131] + [.G906]*[.Q132] + [.G907]*[.Q133] + [.G908]*[.Q134] + [.G909]*[.Q135] + [.G910]*[.Q136] + [.G911]*[.Q137] + [.G912]*[.Q138] + [.G913]*[.Q139] + [.G914]*[.Q140] + [.G915]*[.Q141] + [.G916]*[.Q142] + [.G917]*[.Q143] + [.G918]*[.Q144] + [.G919]*[.Q145] + [.G920]*[.Q146] + [.G921]*[.Q147] )" office:value-type="float" office:value="-0.999832009181223" calcext:value-type="float">
            <text:p>-0.999832009181223</text:p>
          </table:table-cell>
          <table:table-cell table:number-columns-repeated="13"/>
        </table:table-row>
        <table:table-row table:style-name="ro1">
          <table:table-cell office:value-type="float" office:value="416.851" calcext:value-type="float">
            <text:p>416.851</text:p>
          </table:table-cell>
          <table:table-cell table:number-columns-repeated="3"/>
          <table:table-cell table:formula="of:=[.$C$4] + ([.$C$5] - [.$C$4]) * (([.A909] - [.$C$1]) / ([.$C$2] - [.$C$1]))" office:value-type="float" office:value="-0.494935156351787" calcext:value-type="float">
            <text:p>-0.494935156351787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901]*[.Q148] + [.G902]*[.Q149] + [.G903]*[.Q150] + [.G904]*[.Q151] + [.G905]*[.Q152] + [.G906]*[.Q153] + [.G907]*[.Q154] + [.G908]*[.Q155] + [.G909]*[.Q156] + [.G910]*[.Q157] + [.G911]*[.Q158] + [.G912]*[.Q159] + [.G913]*[.Q160] + [.G914]*[.Q161] + [.G915]*[.Q162] + [.G916]*[.Q163] + [.G917]*[.Q164] + [.G918]*[.Q165] + [.G919]*[.Q166] + [.G920]*[.Q167] + [.G921]*[.Q168] )" office:value-type="float" office:value="-0.999437653301015" calcext:value-type="float">
            <text:p>-0.999437653301015</text:p>
          </table:table-cell>
          <table:table-cell table:number-columns-repeated="13"/>
        </table:table-row>
        <table:table-row table:style-name="ro1">
          <table:table-cell office:value-type="float" office:value="416.233" calcext:value-type="float">
            <text:p>416.233</text:p>
          </table:table-cell>
          <table:table-cell table:number-columns-repeated="3"/>
          <table:table-cell table:formula="of:=[.$C$4] + ([.$C$5] - [.$C$4]) * (([.A910] - [.$C$1]) / ([.$C$2] - [.$C$1]))" office:value-type="float" office:value="-0.494945310152882" calcext:value-type="float">
            <text:p>-0.494945310152882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901]*[.Q169] + [.G902]*[.Q170] + [.G903]*[.Q171] + [.G904]*[.Q172] + [.G905]*[.Q173] + [.G906]*[.Q174] + [.G907]*[.Q175] + [.G908]*[.Q176] + [.G909]*[.Q177] + [.G910]*[.Q178] + [.G911]*[.Q179] + [.G912]*[.Q180] + [.G913]*[.Q181] + [.G914]*[.Q182] + [.G915]*[.Q183] + [.G916]*[.Q184] + [.G917]*[.Q185] + [.G918]*[.Q186] + [.G919]*[.Q187] + [.G920]*[.Q188] + [.G921]*[.Q189] )" office:value-type="float" office:value="-0.999884808166198" calcext:value-type="float">
            <text:p>-0.999884808166198</text:p>
          </table:table-cell>
          <table:table-cell table:number-columns-repeated="13"/>
        </table:table-row>
        <table:table-row table:style-name="ro1">
          <table:table-cell office:value-type="float" office:value="424.297" calcext:value-type="float">
            <text:p>424.297</text:p>
          </table:table-cell>
          <table:table-cell table:number-columns-repeated="3"/>
          <table:table-cell table:formula="of:=[.$C$4] + ([.$C$5] - [.$C$4]) * (([.A911] - [.$C$1]) / ([.$C$2] - [.$C$1]))" office:value-type="float" office:value="-0.494812817835677" calcext:value-type="float">
            <text:p>-0.494812817835677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901]*[.Q190] + [.G902]*[.Q191] + [.G903]*[.Q192] + [.G904]*[.Q193] + [.G905]*[.Q194] + [.G906]*[.Q195] + [.G907]*[.Q196] + [.G908]*[.Q197] + [.G909]*[.Q198] + [.G910]*[.Q199] + [.G911]*[.Q200] + [.G912]*[.Q201] + [.G913]*[.Q202] + [.G914]*[.Q203] + [.G915]*[.Q204] + [.G916]*[.Q205] + [.G917]*[.Q206] + [.G918]*[.Q207] + [.G919]*[.Q208] + [.G920]*[.Q209] + [.G921]*[.Q210] )" office:value-type="float" office:value="-0.999797332346128" calcext:value-type="float">
            <text:p>-0.999797332346128</text:p>
          </table:table-cell>
          <table:table-cell table:number-columns-repeated="13"/>
        </table:table-row>
        <table:table-row table:style-name="ro1">
          <table:table-cell office:value-type="float" office:value="423.597" calcext:value-type="float">
            <text:p>423.597</text:p>
          </table:table-cell>
          <table:table-cell table:number-columns-repeated="3"/>
          <table:table-cell table:formula="of:=[.$C$4] + ([.$C$5] - [.$C$4]) * (([.A912] - [.$C$1]) / ([.$C$2] - [.$C$1]))" office:value-type="float" office:value="-0.494824318904879" calcext:value-type="float">
            <text:p>-0.494824318904879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901]*[.Q211] + [.G902]*[.Q212] + [.G903]*[.Q213] + [.G904]*[.Q214] + [.G905]*[.Q215] + [.G906]*[.Q216] + [.G907]*[.Q217] + [.G908]*[.Q218] + [.G909]*[.Q219] + [.G910]*[.Q220] + [.G911]*[.Q221] + [.G912]*[.Q222] + [.G913]*[.Q223] + [.G914]*[.Q224] + [.G915]*[.Q225] + [.G916]*[.Q226] + [.G917]*[.Q227] + [.G918]*[.Q228] + [.G919]*[.Q229] + [.G920]*[.Q230] + [.G921]*[.Q231] )" office:value-type="float" office:value="-0.998113287690364" calcext:value-type="float">
            <text:p>-0.998113287690364</text:p>
          </table:table-cell>
          <table:table-cell table:number-columns-repeated="13"/>
        </table:table-row>
        <table:table-row table:style-name="ro1">
          <table:table-cell office:value-type="float" office:value="414.613" calcext:value-type="float">
            <text:p>414.613</text:p>
          </table:table-cell>
          <table:table-cell table:number-columns-repeated="3"/>
          <table:table-cell table:formula="of:=[.$C$4] + ([.$C$5] - [.$C$4]) * (([.A913] - [.$C$1]) / ([.$C$2] - [.$C$1]))" office:value-type="float" office:value="-0.494971926913035" calcext:value-type="float">
            <text:p>-0.494971926913035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901]*[.Q232] + [.G902]*[.Q233] + [.G903]*[.Q234] + [.G904]*[.Q235] + [.G905]*[.Q236] + [.G906]*[.Q237] + [.G907]*[.Q238] + [.G908]*[.Q239] + [.G909]*[.Q240] + [.G910]*[.Q241] + [.G911]*[.Q242] + [.G912]*[.Q243] + [.G913]*[.Q244] + [.G914]*[.Q245] + [.G915]*[.Q246] + [.G916]*[.Q247] + [.G917]*[.Q248] + [.G918]*[.Q249] + [.G919]*[.Q250] + [.G920]*[.Q251] + [.G921]*[.Q252] )" office:value-type="float" office:value="-0.999951126162575" calcext:value-type="float">
            <text:p>-0.999951126162575</text:p>
          </table:table-cell>
          <table:table-cell table:number-columns-repeated="13"/>
        </table:table-row>
        <table:table-row table:style-name="ro1">
          <table:table-cell office:value-type="float" office:value="414.458" calcext:value-type="float">
            <text:p>414.458</text:p>
          </table:table-cell>
          <table:table-cell table:number-columns-repeated="3"/>
          <table:table-cell table:formula="of:=[.$C$4] + ([.$C$5] - [.$C$4]) * (([.A914] - [.$C$1]) / ([.$C$2] - [.$C$1]))" office:value-type="float" office:value="-0.494974473578358" calcext:value-type="float">
            <text:p>-0.494974473578358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901]*[.Q253] + [.G902]*[.Q254] + [.G903]*[.Q255] + [.G904]*[.Q256] + [.G905]*[.Q257] + [.G906]*[.Q258] + [.G907]*[.Q259] + [.G908]*[.Q260] + [.G909]*[.Q261] + [.G910]*[.Q262] + [.G911]*[.Q263] + [.G912]*[.Q264] + [.G913]*[.Q265] + [.G914]*[.Q266] + [.G915]*[.Q267] + [.G916]*[.Q268] + [.G917]*[.Q269] + [.G918]*[.Q270] + [.G919]*[.Q271] + [.G920]*[.Q272] + [.G921]*[.Q273] )" office:value-type="float" office:value="-0.99998809640848" calcext:value-type="float">
            <text:p>-0.99998809640848</text:p>
          </table:table-cell>
          <table:table-cell table:number-columns-repeated="13"/>
        </table:table-row>
        <table:table-row table:style-name="ro1">
          <table:table-cell office:value-type="float" office:value="416.012" calcext:value-type="float">
            <text:p>416.012</text:p>
          </table:table-cell>
          <table:table-cell table:number-columns-repeated="3"/>
          <table:table-cell table:formula="of:=[.$C$4] + ([.$C$5] - [.$C$4]) * (([.A915] - [.$C$1]) / ([.$C$2] - [.$C$1]))" office:value-type="float" office:value="-0.49494894120473" calcext:value-type="float">
            <text:p>-0.49494894120473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901]*[.Q274] + [.G902]*[.Q275] + [.G903]*[.Q276] + [.G904]*[.Q277] + [.G905]*[.Q278] + [.G906]*[.Q279] + [.G907]*[.Q280] + [.G908]*[.Q281] + [.G909]*[.Q282] + [.G910]*[.Q283] + [.G911]*[.Q284] + [.G912]*[.Q285] + [.G913]*[.Q286] + [.G914]*[.Q287] + [.G915]*[.Q288] + [.G916]*[.Q289] + [.G917]*[.Q290] + [.G918]*[.Q291] + [.G919]*[.Q292] + [.G920]*[.Q293] + [.G921]*[.Q294] )" office:value-type="float" office:value="-0.999947524744079" calcext:value-type="float">
            <text:p>-0.999947524744079</text:p>
          </table:table-cell>
          <table:table-cell table:number-columns-repeated="13"/>
        </table:table-row>
        <table:table-row table:style-name="ro1">
          <table:table-cell office:value-type="float" office:value="418.785" calcext:value-type="float">
            <text:p>418.785</text:p>
          </table:table-cell>
          <table:table-cell table:number-columns-repeated="3"/>
          <table:table-cell table:formula="of:=[.$C$4] + ([.$C$5] - [.$C$4]) * (([.A916] - [.$C$1]) / ([.$C$2] - [.$C$1]))" office:value-type="float" office:value="-0.494903380540592" calcext:value-type="float">
            <text:p>-0.494903380540592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901]*[.Q295] + [.G902]*[.Q296] + [.G903]*[.Q297] + [.G904]*[.Q298] + [.G905]*[.Q299] + [.G906]*[.Q300] + [.G907]*[.Q301] + [.G908]*[.Q302] + [.G909]*[.Q303] + [.G910]*[.Q304] + [.G911]*[.Q305] + [.G912]*[.Q306] + [.G913]*[.Q307] + [.G914]*[.Q308] + [.G915]*[.Q309] + [.G916]*[.Q310] + [.G917]*[.Q311] + [.G918]*[.Q312] + [.G919]*[.Q313] + [.G920]*[.Q314] + [.G921]*[.Q315] )" office:value-type="float" office:value="-0.999685229296713" calcext:value-type="float">
            <text:p>-0.999685229296713</text:p>
          </table:table-cell>
          <table:table-cell table:number-columns-repeated="13"/>
        </table:table-row>
        <table:table-row table:style-name="ro1">
          <table:table-cell office:value-type="float" office:value="418.93999" calcext:value-type="float">
            <text:p>418.93999</text:p>
          </table:table-cell>
          <table:table-cell table:number-columns-repeated="3"/>
          <table:table-cell table:formula="of:=[.$C$4] + ([.$C$5] - [.$C$4]) * (([.A917] - [.$C$1]) / ([.$C$2] - [.$C$1]))" office:value-type="float" office:value="-0.49490083403957" calcext:value-type="float">
            <text:p>-0.49490083403957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901]*[.Q316] + [.G902]*[.Q317] + [.G903]*[.Q318] + [.G904]*[.Q319] + [.G905]*[.Q320] + [.G906]*[.Q321] + [.G907]*[.Q322] + [.G908]*[.Q323] + [.G909]*[.Q324] + [.G910]*[.Q325] + [.G911]*[.Q326] + [.G912]*[.Q327] + [.G913]*[.Q328] + [.G914]*[.Q329] + [.G915]*[.Q330] + [.G916]*[.Q331] + [.G917]*[.Q332] + [.G918]*[.Q333] + [.G919]*[.Q334] + [.G920]*[.Q335] + [.G921]*[.Q336] )" office:value-type="float" office:value="-0.997400544174619" calcext:value-type="float">
            <text:p>-0.997400544174619</text:p>
          </table:table-cell>
          <table:table-cell table:number-columns-repeated="13"/>
        </table:table-row>
        <table:table-row table:style-name="ro1">
          <table:table-cell office:value-type="float" office:value="418.593" calcext:value-type="float">
            <text:p>418.593</text:p>
          </table:table-cell>
          <table:table-cell table:number-columns-repeated="3"/>
          <table:table-cell table:formula="of:=[.$C$4] + ([.$C$5] - [.$C$4]) * (([.A918] - [.$C$1]) / ([.$C$2] - [.$C$1]))" office:value-type="float" office:value="-0.494906535119573" calcext:value-type="float">
            <text:p>-0.494906535119573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901]*[.Q337] + [.G902]*[.Q338] + [.G903]*[.Q339] + [.G904]*[.Q340] + [.G905]*[.Q341] + [.G906]*[.Q342] + [.G907]*[.Q343] + [.G908]*[.Q344] + [.G909]*[.Q345] + [.G910]*[.Q346] + [.G911]*[.Q347] + [.G912]*[.Q348] + [.G913]*[.Q349] + [.G914]*[.Q350] + [.G915]*[.Q351] + [.G916]*[.Q352] + [.G917]*[.Q353] + [.G918]*[.Q354] + [.G919]*[.Q355] + [.G920]*[.Q356] + [.G921]*[.Q357] )" office:value-type="float" office:value="-0.999512198047148" calcext:value-type="float">
            <text:p>-0.999512198047148</text:p>
          </table:table-cell>
          <table:table-cell table:number-columns-repeated="13"/>
        </table:table-row>
        <table:table-row table:style-name="ro1">
          <table:table-cell office:value-type="float" office:value="422.044" calcext:value-type="float">
            <text:p>422.044</text:p>
          </table:table-cell>
          <table:table-cell table:number-columns-repeated="3"/>
          <table:table-cell table:formula="of:=[.$C$4] + ([.$C$5] - [.$C$4]) * (([.A919] - [.$C$1]) / ([.$C$2] - [.$C$1]))" office:value-type="float" office:value="-0.494849834848408" calcext:value-type="float">
            <text:p>-0.494849834848408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901]*[.Q358] + [.G902]*[.Q359] + [.G903]*[.Q360] + [.G904]*[.Q361] + [.G905]*[.Q362] + [.G906]*[.Q363] + [.G907]*[.Q364] + [.G908]*[.Q365] + [.G909]*[.Q366] + [.G910]*[.Q367] + [.G911]*[.Q368] + [.G912]*[.Q369] + [.G913]*[.Q370] + [.G914]*[.Q371] + [.G915]*[.Q372] + [.G916]*[.Q373] + [.G917]*[.Q374] + [.G918]*[.Q375] + [.G919]*[.Q376] + [.G920]*[.Q377] + [.G921]*[.Q378] )" office:value-type="float" office:value="-0.998841835306788" calcext:value-type="float">
            <text:p>-0.998841835306788</text:p>
          </table:table-cell>
          <table:table-cell table:number-columns-repeated="13"/>
        </table:table-row>
        <table:table-row table:style-name="ro1">
          <table:table-cell office:value-type="float" office:value="422.29499" calcext:value-type="float">
            <text:p>422.29499</text:p>
          </table:table-cell>
          <table:table-cell table:number-columns-repeated="3"/>
          <table:table-cell table:formula="of:=[.$C$4] + ([.$C$5] - [.$C$4]) * (([.A920] - [.$C$1]) / ([.$C$2] - [.$C$1]))" office:value-type="float" office:value="-0.494845711057895" calcext:value-type="float">
            <text:p>-0.494845711057895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901]*[.Q379] + [.G902]*[.Q380] + [.G903]*[.Q381] + [.G904]*[.Q382] + [.G905]*[.Q383] + [.G906]*[.Q384] + [.G907]*[.Q385] + [.G908]*[.Q386] + [.G909]*[.Q387] + [.G910]*[.Q388] + [.G911]*[.Q389] + [.G912]*[.Q390] + [.G913]*[.Q391] + [.G914]*[.Q392] + [.G915]*[.Q393] + [.G916]*[.Q394] + [.G917]*[.Q395] + [.G918]*[.Q396] + [.G919]*[.Q397] + [.G920]*[.Q398] + [.G921]*[.Q399] )" office:value-type="float" office:value="-0.999704261048865" calcext:value-type="float">
            <text:p>-0.999704261048865</text:p>
          </table:table-cell>
          <table:table-cell table:number-columns-repeated="13"/>
        </table:table-row>
        <table:table-row table:style-name="ro1">
          <table:table-cell office:value-type="float" office:value="420.553" calcext:value-type="float">
            <text:p>420.553</text:p>
          </table:table-cell>
          <table:table-cell table:number-columns-repeated="3"/>
          <table:table-cell table:formula="of:=[.$C$4] + ([.$C$5] - [.$C$4]) * (([.A921] - [.$C$1]) / ([.$C$2] - [.$C$1]))" office:value-type="float" office:value="-0.494874332125808" calcext:value-type="float">
            <text:p>-0.494874332125808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901]*[.Q400] + [.G902]*[.Q401] + [.G903]*[.Q402] + [.G904]*[.Q403] + [.G905]*[.Q404] + [.G906]*[.Q405] + [.G907]*[.Q406] + [.G908]*[.Q407] + [.G909]*[.Q408] + [.G910]*[.Q409] + [.G911]*[.Q410] + [.G912]*[.Q411] + [.G913]*[.Q412] + [.G914]*[.Q413] + [.G915]*[.Q414] + [.G916]*[.Q415] + [.G917]*[.Q416] + [.G918]*[.Q417] + [.G919]*[.Q418] + [.G920]*[.Q419] + [.G921]*[.Q420] )" office:value-type="float" office:value="-0.999721545714215" calcext:value-type="float">
            <text:p>-0.999721545714215</text:p>
          </table:table-cell>
          <table:table-cell table:number-columns-repeated="13"/>
        </table:table-row>
        <table:table-row table:style-name="ro1">
          <table:table-cell office:value-type="float" office:value="421.616" calcext:value-type="float">
            <text:p>421.616</text:p>
          </table:table-cell>
          <table:table-cell table:number-columns-repeated="3"/>
          <table:table-cell table:formula="of:=[.$C$4] + ([.$C$5] - [.$C$4]) * (([.A922] - [.$C$1]) / ([.$C$2] - [.$C$1]))" office:value-type="float" office:value="-0.49485686693072" calcext:value-type="float">
            <text:p>-0.49485686693072</text:p>
          </table:table-cell>
          <table:table-cell table:number-columns-repeated="2"/>
          <table:table-cell table:style-name="ce17" table:formula="of:=TANH( [.G901]*[.Q421] + [.G902]*[.Q422] + [.G903]*[.Q423] + [.G904]*[.Q424] + [.G905]*[.Q425] + [.G906]*[.Q426] + [.G907]*[.Q427] + [.G908]*[.Q428] + [.G909]*[.Q429] + [.G910]*[.Q430] + [.G911]*[.Q431] + [.G912]*[.Q432] + [.G913]*[.Q433] + [.G914]*[.Q434] + [.G915]*[.Q435] + [.G916]*[.Q436] + [.G917]*[.Q437] + [.G918]*[.Q438] + [.G919]*[.Q439] + [.G920]*[.Q440] + [.G921]*[.Q441] )" office:value-type="float" office:value="-0.999583293665949" calcext:value-type="float">
            <text:p>-0.999583293665949</text:p>
          </table:table-cell>
          <table:table-cell table:number-columns-repeated="13"/>
        </table:table-row>
        <table:table-row table:style-name="ro1">
          <table:table-cell office:value-type="float" office:value="415.751" calcext:value-type="float">
            <text:p>415.751</text:p>
          </table:table-cell>
          <table:table-cell table:number-columns-repeated="3"/>
          <table:table-cell table:formula="of:=[.$C$4] + ([.$C$5] - [.$C$4]) * (([.A923] - [.$C$1]) / ([.$C$2] - [.$C$1]))" office:value-type="float" office:value="-0.494953229460533" calcext:value-type="float">
            <text:p>-0.494953229460533</text:p>
          </table:table-cell>
          <table:table-cell table:number-columns-repeated="2"/>
          <table:table-cell table:style-name="ce17" table:formula="of:=TANH( [.G901]*[.Q442] + [.G902]*[.Q443] + [.G903]*[.Q444] + [.G904]*[.Q445] + [.G905]*[.Q446] + [.G906]*[.Q447] + [.G907]*[.Q448] + [.G908]*[.Q449] + [.G909]*[.Q450] + [.G910]*[.Q451] + [.G911]*[.Q452] + [.G912]*[.Q453] + [.G913]*[.Q454] + [.G914]*[.Q455] + [.G915]*[.Q456] + [.G916]*[.Q457] + [.G917]*[.Q458] + [.G918]*[.Q459] + [.G919]*[.Q460] + [.G920]*[.Q461] + [.G921]*[.Q462] )" office:value-type="float" office:value="-0.999314885289568" calcext:value-type="float">
            <text:p>-0.999314885289568</text:p>
          </table:table-cell>
          <table:table-cell table:number-columns-repeated="13"/>
        </table:table-row>
        <table:table-row table:style-name="ro1">
          <table:table-cell office:value-type="float" office:value="418.078" calcext:value-type="float">
            <text:p>418.078</text:p>
          </table:table-cell>
          <table:table-cell table:number-columns-repeated="3"/>
          <table:table-cell table:formula="of:=[.$C$4] + ([.$C$5] - [.$C$4]) * (([.A924] - [.$C$1]) / ([.$C$2] - [.$C$1]))" office:value-type="float" office:value="-0.494914996620486" calcext:value-type="float">
            <text:p>-0.494914996620486</text:p>
          </table:table-cell>
          <table:table-cell table:number-columns-repeated="2"/>
          <table:table-cell table:style-name="ce17" table:formula="of:=TANH( [.G901]*[.Q463] + [.G902]*[.Q464] + [.G903]*[.Q465] + [.G904]*[.Q466] + [.G905]*[.Q467] + [.G906]*[.Q468] + [.G907]*[.Q469] + [.G908]*[.Q470] + [.G909]*[.Q471] + [.G910]*[.Q472] + [.G911]*[.Q473] + [.G912]*[.Q474] + [.G913]*[.Q475] + [.G914]*[.Q476] + [.G915]*[.Q477] + [.G916]*[.Q478] + [.G917]*[.Q479] + [.G918]*[.Q480] + [.G919]*[.Q481] + [.G920]*[.Q482] + [.G921]*[.Q483] )" office:value-type="float" office:value="-0.999574870852377" calcext:value-type="float">
            <text:p>-0.999574870852377</text:p>
          </table:table-cell>
          <table:table-cell table:number-columns-repeated="13"/>
        </table:table-row>
        <table:table-row table:style-name="ro1">
          <table:table-cell office:value-type="float" office:value="421.192" calcext:value-type="float">
            <text:p>421.192</text:p>
          </table:table-cell>
          <table:table-cell table:number-columns-repeated="3"/>
          <table:table-cell table:formula="of:=[.$C$4] + ([.$C$5] - [.$C$4]) * (([.A925] - [.$C$1]) / ([.$C$2] - [.$C$1]))" office:value-type="float" office:value="-0.494863833292637" calcext:value-type="float">
            <text:p>-0.494863833292637</text:p>
          </table:table-cell>
          <table:table-cell table:number-columns-repeated="16"/>
        </table:table-row>
        <table:table-row table:style-name="ro1">
          <table:table-cell office:value-type="float" office:value="426.383" calcext:value-type="float">
            <text:p>426.383</text:p>
          </table:table-cell>
          <table:table-cell table:number-columns-repeated="3"/>
          <table:table-cell table:formula="of:=[.$C$4] + ([.$C$5] - [.$C$4]) * (([.A926] - [.$C$1]) / ([.$C$2] - [.$C$1]))" office:value-type="float" office:value="-0.494778544649456" calcext:value-type="float">
            <text:p>-0.49477854464945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26.84399" calcext:value-type="float">
            <text:p>426.84399</text:p>
          </table:table-cell>
          <table:table-cell table:number-columns-repeated="3"/>
          <table:table-cell table:formula="of:=[.$C$4] + ([.$C$5] - [.$C$4]) * (([.A927] - [.$C$1]) / ([.$C$2] - [.$C$1]))" office:value-type="float" office:value="-0.494770970538182" calcext:value-type="float">
            <text:p>-0.494770970538182</text:p>
          </table:table-cell>
          <table:table-cell/>
          <table:table-cell table:style-name="ce15" office:value-type="float" office:value="-0.497705232737409" calcext:value-type="float">
            <text:p>-0.497705232737409</text:p>
          </table:table-cell>
          <table:table-cell table:style-name="ce17" table:formula="of:=TANH( [.G926]*[.Q1] + [.G927]*[.Q2] + [.G928]*[.Q3] + [.G929]*[.Q4] + [.G930]*[.Q5] + [.G931]*[.Q6] + [.G932]*[.Q7] + [.G933]*[.Q8] + [.G934]*[.Q9] + [.G935]*[.Q10] + [.G936]*[.Q11] + [.G937]*[.Q12] + [.G938]*[.Q13] + [.G939]*[.Q14] + [.G940]*[.Q15] + [.G941]*[.Q16] + [.G942]*[.Q17] + [.G943]*[.Q18] + [.G944]*[.Q19] + [.G945]*[.Q20] + [.G946]*[.Q21] )" office:value-type="float" office:value="-0.999813214138316" calcext:value-type="float">
            <text:p>-0.999813214138316</text:p>
          </table:table-cell>
          <table:table-cell table:style-name="ce19" table:formula="of:=TANH( [.H926]*[.S1] + [.H927]*[.S2] + [.H928]*[.S3] + [.H929]*[.S4] + [.H930]*[.S5] + [.H931]*[.S6] + [.H932]*[.S7] + [.H933]*[.S8] + [.H934]*[.S9] + [.H935]*[.S10] + [.H936]*[.S11] + [.H937]*[.S12] + [.H938]*[.S13] + [.H939]*[.S14] + [.H940]*[.S15] + [.H941]*[.S16] + [.H942]*[.S17] + [.H943]*[.S18] + [.H944]*[.S19] + [.H945]*[.S20] + [.H946]*[.S21] + [.H947]*[.S22] + [.H948]*[.S23] + [.H949]*[.S24] )" office:value-type="float" office:value="-0.999999999373513" calcext:value-type="float">
            <text:p>-0.999999999373513</text:p>
          </table:table-cell>
          <table:table-cell table:style-name="ce20" office:value-type="float" office:value="-0.488814718612675" calcext:value-type="float">
            <text:p>-0.488814718612675</text:p>
          </table:table-cell>
          <table:table-cell table:style-name="ce21" table:formula="of:= ([.J927]-[.I927]) * ([.J927]-[.I927])" office:value-type="float" office:value="0.261310391266537" calcext:value-type="float">
            <text:p>0.261310391266537</text:p>
          </table:table-cell>
          <table:table-cell table:number-columns-repeated="10"/>
        </table:table-row>
        <table:table-row table:style-name="ro1">
          <table:table-cell office:value-type="float" office:value="425.494" calcext:value-type="float">
            <text:p>425.494</text:p>
          </table:table-cell>
          <table:table-cell table:number-columns-repeated="3"/>
          <table:table-cell table:formula="of:=[.$C$4] + ([.$C$5] - [.$C$4]) * (([.A928] - [.$C$1]) / ([.$C$2] - [.$C$1]))" office:value-type="float" office:value="-0.494793151007342" calcext:value-type="float">
            <text:p>-0.494793151007342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926]*[.Q22] + [.G927]*[.Q23] + [.G928]*[.Q24] + [.G929]*[.Q25] + [.G930]*[.Q26] + [.G931]*[.Q27] + [.G932]*[.Q28] + [.G933]*[.Q29] + [.G934]*[.Q30] + [.G935]*[.Q31] + [.G936]*[.Q32] + [.G937]*[.Q33] + [.G938]*[.Q34] + [.G939]*[.Q35] + [.G940]*[.Q36] + [.G941]*[.Q37] + [.G942]*[.Q38] + [.G943]*[.Q39] + [.G944]*[.Q40] + [.G945]*[.Q41] + [.G946]*[.Q42] )" office:value-type="float" office:value="-0.998436093942692" calcext:value-type="float">
            <text:p>-0.998436093942692</text:p>
          </table:table-cell>
          <table:table-cell table:style-name="ce19" table:formula="of:=TANH( [.H926]*[.S25] + [.H927]*[.S26] + [.H928]*[.S27] + [.H929]*[.S28] + [.H930]*[.S29] + [.H931]*[.S30] + [.H932]*[.S31] + [.H933]*[.S32] + [.H934]*[.S33] + [.H935]*[.S34] + [.H936]*[.S35] + [.H937]*[.S36] + [.H938]*[.S37] + [.H939]*[.S38] + [.H940]*[.S39] + [.H941]*[.S40] + [.H942]*[.S41] + [.H943]*[.S42] + [.H944]*[.S43] + [.H945]*[.S44] + [.H946]*[.S45] + [.H947]*[.S46] + [.H948]*[.S47] + [.H949]*[.S48] )" office:value-type="float" office:value="-0.999999996076622" calcext:value-type="float">
            <text:p>-0.999999996076622</text:p>
          </table:table-cell>
          <table:table-cell table:style-name="ce20" office:value-type="float" office:value="-0.487108999146878" calcext:value-type="float">
            <text:p>-0.487108999146878</text:p>
          </table:table-cell>
          <table:table-cell table:style-name="ce21" table:formula="of:= ([.J928]-[.I928]) * ([.J928]-[.I928])" office:value-type="float" office:value="0.263057174731587" calcext:value-type="float">
            <text:p>0.263057174731587</text:p>
          </table:table-cell>
          <table:table-cell table:number-columns-repeated="10"/>
        </table:table-row>
        <table:table-row table:style-name="ro1">
          <table:table-cell office:value-type="float" office:value="426.279" calcext:value-type="float">
            <text:p>426.279</text:p>
          </table:table-cell>
          <table:table-cell table:number-columns-repeated="3"/>
          <table:table-cell table:formula="of:=[.$C$4] + ([.$C$5] - [.$C$4]) * (([.A929] - [.$C$1]) / ([.$C$2] - [.$C$1]))" office:value-type="float" office:value="-0.494780253379737" calcext:value-type="float">
            <text:p>-0.494780253379737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926]*[.Q43] + [.G927]*[.Q44] + [.G928]*[.Q45] + [.G929]*[.Q46] + [.G930]*[.Q47] + [.G931]*[.Q48] + [.G932]*[.Q49] + [.G933]*[.Q50] + [.G934]*[.Q51] + [.G935]*[.Q52] + [.G936]*[.Q53] + [.G937]*[.Q54] + [.G938]*[.Q55] + [.G939]*[.Q56] + [.G940]*[.Q57] + [.G941]*[.Q58] + [.G942]*[.Q59] + [.G943]*[.Q60] + [.G944]*[.Q61] + [.G945]*[.Q62] + [.G946]*[.Q63] )" office:value-type="float" office:value="-0.999775131144764" calcext:value-type="float">
            <text:p>-0.999775131144764</text:p>
          </table:table-cell>
          <table:table-cell table:style-name="ce19" table:formula="of:=TANH( [.H926]*[.S49] + [.H927]*[.S50] + [.H928]*[.S51] + [.H929]*[.S52] + [.H930]*[.S53] + [.H931]*[.S54] + [.H932]*[.S55] + [.H933]*[.S56] + [.H934]*[.S57] + [.H935]*[.S58] + [.H936]*[.S59] + [.H937]*[.S60] + [.H938]*[.S61] + [.H939]*[.S62] + [.H940]*[.S63] + [.H941]*[.S64] + [.H942]*[.S65] + [.H943]*[.S66] + [.H944]*[.S67] + [.H945]*[.S68] + [.H946]*[.S69] + [.H947]*[.S70] + [.H948]*[.S71] + [.H949]*[.S72] )" office:value-type="float" office:value="-0.999999972568977" calcext:value-type="float">
            <text:p>-0.999999972568977</text:p>
          </table:table-cell>
          <table:table-cell table:style-name="ce20" office:value-type="float" office:value="-0.486432514471476" calcext:value-type="float">
            <text:p>-0.486432514471476</text:p>
          </table:table-cell>
          <table:table-cell table:style-name="ce21" table:formula="of:= ([.J929]-[.I929]) * ([.J929]-[.I929])" office:value-type="float" office:value="0.263751534016728" calcext:value-type="float">
            <text:p>0.263751534016728</text:p>
          </table:table-cell>
          <table:table-cell table:number-columns-repeated="10"/>
        </table:table-row>
        <table:table-row table:style-name="ro1">
          <table:table-cell office:value-type="float" office:value="429.775" calcext:value-type="float">
            <text:p>429.775</text:p>
          </table:table-cell>
          <table:table-cell table:number-columns-repeated="3"/>
          <table:table-cell table:formula="of:=[.$C$4] + ([.$C$5] - [.$C$4]) * (([.A930] - [.$C$1]) / ([.$C$2] - [.$C$1]))" office:value-type="float" office:value="-0.494722813754124" calcext:value-type="float">
            <text:p>-0.494722813754124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926]*[.Q64] + [.G927]*[.Q65] + [.G928]*[.Q66] + [.G929]*[.Q67] + [.G930]*[.Q68] + [.G931]*[.Q69] + [.G932]*[.Q70] + [.G933]*[.Q71] + [.G934]*[.Q72] + [.G935]*[.Q73] + [.G936]*[.Q74] + [.G937]*[.Q75] + [.G938]*[.Q76] + [.G939]*[.Q77] + [.G940]*[.Q78] + [.G941]*[.Q79] + [.G942]*[.Q80] + [.G943]*[.Q81] + [.G944]*[.Q82] + [.G945]*[.Q83] + [.G946]*[.Q84] )" office:value-type="float" office:value="-0.999733007687369" calcext:value-type="float">
            <text:p>-0.999733007687369</text:p>
          </table:table-cell>
          <table:table-cell table:number-columns-repeated="13"/>
        </table:table-row>
        <table:table-row table:style-name="ro1">
          <table:table-cell office:value-type="float" office:value="430.453" calcext:value-type="float">
            <text:p>430.453</text:p>
          </table:table-cell>
          <table:table-cell table:number-columns-repeated="3"/>
          <table:table-cell table:formula="of:=[.$C$4] + ([.$C$5] - [.$C$4]) * (([.A931] - [.$C$1]) / ([.$C$2] - [.$C$1]))" office:value-type="float" office:value="-0.494711674147097" calcext:value-type="float">
            <text:p>-0.494711674147097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926]*[.Q85] + [.G927]*[.Q86] + [.G928]*[.Q87] + [.G929]*[.Q88] + [.G930]*[.Q89] + [.G931]*[.Q90] + [.G932]*[.Q91] + [.G933]*[.Q92] + [.G934]*[.Q93] + [.G935]*[.Q94] + [.G936]*[.Q95] + [.G937]*[.Q96] + [.G938]*[.Q97] + [.G939]*[.Q98] + [.G940]*[.Q99] + [.G941]*[.Q100] + [.G942]*[.Q101] + [.G943]*[.Q102] + [.G944]*[.Q103] + [.G945]*[.Q104] + [.G946]*[.Q105] )" office:value-type="float" office:value="-0.998351722924118" calcext:value-type="float">
            <text:p>-0.998351722924118</text:p>
          </table:table-cell>
          <table:table-cell table:number-columns-repeated="13"/>
        </table:table-row>
        <table:table-row table:style-name="ro1">
          <table:table-cell office:value-type="float" office:value="429.318" calcext:value-type="float">
            <text:p>429.318</text:p>
          </table:table-cell>
          <table:table-cell table:number-columns-repeated="3"/>
          <table:table-cell table:formula="of:=[.$C$4] + ([.$C$5] - [.$C$4]) * (([.A932] - [.$C$1]) / ([.$C$2] - [.$C$1]))" office:value-type="float" office:value="-0.494730322309303" calcext:value-type="float">
            <text:p>-0.494730322309303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926]*[.Q106] + [.G927]*[.Q107] + [.G928]*[.Q108] + [.G929]*[.Q109] + [.G930]*[.Q110] + [.G931]*[.Q111] + [.G932]*[.Q112] + [.G933]*[.Q113] + [.G934]*[.Q114] + [.G935]*[.Q115] + [.G936]*[.Q116] + [.G937]*[.Q117] + [.G938]*[.Q118] + [.G939]*[.Q119] + [.G940]*[.Q120] + [.G941]*[.Q121] + [.G942]*[.Q122] + [.G943]*[.Q123] + [.G944]*[.Q124] + [.G945]*[.Q125] + [.G946]*[.Q126] )" office:value-type="float" office:value="-0.999552180961019" calcext:value-type="float">
            <text:p>-0.999552180961019</text:p>
          </table:table-cell>
          <table:table-cell table:number-columns-repeated="13"/>
        </table:table-row>
        <table:table-row table:style-name="ro1">
          <table:table-cell office:value-type="float" office:value="428.522" calcext:value-type="float">
            <text:p>428.522</text:p>
          </table:table-cell>
          <table:table-cell table:number-columns-repeated="3"/>
          <table:table-cell table:formula="of:=[.$C$4] + ([.$C$5] - [.$C$4]) * (([.A933] - [.$C$1]) / ([.$C$2] - [.$C$1]))" office:value-type="float" office:value="-0.494743400667995" calcext:value-type="float">
            <text:p>-0.494743400667995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926]*[.Q127] + [.G927]*[.Q128] + [.G928]*[.Q129] + [.G929]*[.Q130] + [.G930]*[.Q131] + [.G931]*[.Q132] + [.G932]*[.Q133] + [.G933]*[.Q134] + [.G934]*[.Q135] + [.G935]*[.Q136] + [.G936]*[.Q137] + [.G937]*[.Q138] + [.G938]*[.Q139] + [.G939]*[.Q140] + [.G940]*[.Q141] + [.G941]*[.Q142] + [.G942]*[.Q143] + [.G943]*[.Q144] + [.G944]*[.Q145] + [.G945]*[.Q146] + [.G946]*[.Q147] )" office:value-type="float" office:value="-0.999829952368444" calcext:value-type="float">
            <text:p>-0.999829952368444</text:p>
          </table:table-cell>
          <table:table-cell table:number-columns-repeated="13"/>
        </table:table-row>
        <table:table-row table:style-name="ro1">
          <table:table-cell office:value-type="float" office:value="435.926" calcext:value-type="float">
            <text:p>435.926</text:p>
          </table:table-cell>
          <table:table-cell table:number-columns-repeated="3"/>
          <table:table-cell table:formula="of:=[.$C$4] + ([.$C$5] - [.$C$4]) * (([.A934] - [.$C$1]) / ([.$C$2] - [.$C$1]))" office:value-type="float" office:value="-0.494621752216037" calcext:value-type="float">
            <text:p>-0.494621752216037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926]*[.Q148] + [.G927]*[.Q149] + [.G928]*[.Q150] + [.G929]*[.Q151] + [.G930]*[.Q152] + [.G931]*[.Q153] + [.G932]*[.Q154] + [.G933]*[.Q155] + [.G934]*[.Q156] + [.G935]*[.Q157] + [.G936]*[.Q158] + [.G937]*[.Q159] + [.G938]*[.Q160] + [.G939]*[.Q161] + [.G940]*[.Q162] + [.G941]*[.Q163] + [.G942]*[.Q164] + [.G943]*[.Q165] + [.G944]*[.Q166] + [.G945]*[.Q167] + [.G946]*[.Q168] )" office:value-type="float" office:value="-0.9994325115503" calcext:value-type="float">
            <text:p>-0.9994325115503</text:p>
          </table:table-cell>
          <table:table-cell table:number-columns-repeated="13"/>
        </table:table-row>
        <table:table-row table:style-name="ro1">
          <table:table-cell office:value-type="float" office:value="443.758" calcext:value-type="float">
            <text:p>443.758</text:p>
          </table:table-cell>
          <table:table-cell table:number-columns-repeated="3"/>
          <table:table-cell table:formula="of:=[.$C$4] + ([.$C$5] - [.$C$4]) * (([.A935] - [.$C$1]) / ([.$C$2] - [.$C$1]))" office:value-type="float" office:value="-0.494493071681768" calcext:value-type="float">
            <text:p>-0.494493071681768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926]*[.Q169] + [.G927]*[.Q170] + [.G928]*[.Q171] + [.G929]*[.Q172] + [.G930]*[.Q173] + [.G931]*[.Q174] + [.G932]*[.Q175] + [.G933]*[.Q176] + [.G934]*[.Q177] + [.G935]*[.Q178] + [.G936]*[.Q179] + [.G937]*[.Q180] + [.G938]*[.Q181] + [.G939]*[.Q182] + [.G940]*[.Q183] + [.G941]*[.Q184] + [.G942]*[.Q185] + [.G943]*[.Q186] + [.G944]*[.Q187] + [.G945]*[.Q188] + [.G946]*[.Q189] )" office:value-type="float" office:value="-0.999883902256837" calcext:value-type="float">
            <text:p>-0.999883902256837</text:p>
          </table:table-cell>
          <table:table-cell table:number-columns-repeated="13"/>
        </table:table-row>
        <table:table-row table:style-name="ro1">
          <table:table-cell office:value-type="float" office:value="446.776" calcext:value-type="float">
            <text:p>446.776</text:p>
          </table:table-cell>
          <table:table-cell table:number-columns-repeated="3"/>
          <table:table-cell table:formula="of:=[.$C$4] + ([.$C$5] - [.$C$4]) * (([.A936] - [.$C$1]) / ([.$C$2] - [.$C$1]))" office:value-type="float" office:value="-0.494443485643409" calcext:value-type="float">
            <text:p>-0.494443485643409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926]*[.Q190] + [.G927]*[.Q191] + [.G928]*[.Q192] + [.G929]*[.Q193] + [.G930]*[.Q194] + [.G931]*[.Q195] + [.G932]*[.Q196] + [.G933]*[.Q197] + [.G934]*[.Q198] + [.G935]*[.Q199] + [.G936]*[.Q200] + [.G937]*[.Q201] + [.G938]*[.Q202] + [.G939]*[.Q203] + [.G940]*[.Q204] + [.G941]*[.Q205] + [.G942]*[.Q206] + [.G943]*[.Q207] + [.G944]*[.Q208] + [.G945]*[.Q209] + [.G946]*[.Q210] )" office:value-type="float" office:value="-0.999795199335524" calcext:value-type="float">
            <text:p>-0.999795199335524</text:p>
          </table:table-cell>
          <table:table-cell table:number-columns-repeated="13"/>
        </table:table-row>
        <table:table-row table:style-name="ro1">
          <table:table-cell office:value-type="float" office:value="447.233" calcext:value-type="float">
            <text:p>447.233</text:p>
          </table:table-cell>
          <table:table-cell table:number-columns-repeated="3"/>
          <table:table-cell table:formula="of:=[.$C$4] + ([.$C$5] - [.$C$4]) * (([.A937] - [.$C$1]) / ([.$C$2] - [.$C$1]))" office:value-type="float" office:value="-0.49443597708823" calcext:value-type="float">
            <text:p>-0.49443597708823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926]*[.Q211] + [.G927]*[.Q212] + [.G928]*[.Q213] + [.G929]*[.Q214] + [.G930]*[.Q215] + [.G931]*[.Q216] + [.G932]*[.Q217] + [.G933]*[.Q218] + [.G934]*[.Q219] + [.G935]*[.Q220] + [.G936]*[.Q221] + [.G937]*[.Q222] + [.G938]*[.Q223] + [.G939]*[.Q224] + [.G940]*[.Q225] + [.G941]*[.Q226] + [.G942]*[.Q227] + [.G943]*[.Q228] + [.G944]*[.Q229] + [.G945]*[.Q230] + [.G946]*[.Q231] )" office:value-type="float" office:value="-0.998104705744126" calcext:value-type="float">
            <text:p>-0.998104705744126</text:p>
          </table:table-cell>
          <table:table-cell table:number-columns-repeated="13"/>
        </table:table-row>
        <table:table-row table:style-name="ro1">
          <table:table-cell office:value-type="float" office:value="455.152" calcext:value-type="float">
            <text:p>455.152</text:p>
          </table:table-cell>
          <table:table-cell table:number-columns-repeated="3"/>
          <table:table-cell table:formula="of:=[.$C$4] + ([.$C$5] - [.$C$4]) * (([.A938] - [.$C$1]) / ([.$C$2] - [.$C$1]))" office:value-type="float" office:value="-0.49430586713536" calcext:value-type="float">
            <text:p>-0.49430586713536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926]*[.Q232] + [.G927]*[.Q233] + [.G928]*[.Q234] + [.G929]*[.Q235] + [.G930]*[.Q236] + [.G931]*[.Q237] + [.G932]*[.Q238] + [.G933]*[.Q239] + [.G934]*[.Q240] + [.G935]*[.Q241] + [.G936]*[.Q242] + [.G937]*[.Q243] + [.G938]*[.Q244] + [.G939]*[.Q245] + [.G940]*[.Q246] + [.G941]*[.Q247] + [.G942]*[.Q248] + [.G943]*[.Q249] + [.G944]*[.Q250] + [.G945]*[.Q251] + [.G946]*[.Q252] )" office:value-type="float" office:value="-0.999950429044133" calcext:value-type="float">
            <text:p>-0.999950429044133</text:p>
          </table:table-cell>
          <table:table-cell table:number-columns-repeated="13"/>
        </table:table-row>
        <table:table-row table:style-name="ro1">
          <table:table-cell office:value-type="float" office:value="458.626" calcext:value-type="float">
            <text:p>458.626</text:p>
          </table:table-cell>
          <table:table-cell table:number-columns-repeated="3"/>
          <table:table-cell table:formula="of:=[.$C$4] + ([.$C$5] - [.$C$4]) * (([.A939] - [.$C$1]) / ([.$C$2] - [.$C$1]))" office:value-type="float" office:value="-0.494248788971921" calcext:value-type="float">
            <text:p>-0.494248788971921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926]*[.Q253] + [.G927]*[.Q254] + [.G928]*[.Q255] + [.G929]*[.Q256] + [.G930]*[.Q257] + [.G931]*[.Q258] + [.G932]*[.Q259] + [.G933]*[.Q260] + [.G934]*[.Q261] + [.G935]*[.Q262] + [.G936]*[.Q263] + [.G937]*[.Q264] + [.G938]*[.Q265] + [.G939]*[.Q266] + [.G940]*[.Q267] + [.G941]*[.Q268] + [.G942]*[.Q269] + [.G943]*[.Q270] + [.G944]*[.Q271] + [.G945]*[.Q272] + [.G946]*[.Q273] )" office:value-type="float" office:value="-0.999987989783823" calcext:value-type="float">
            <text:p>-0.999987989783823</text:p>
          </table:table-cell>
          <table:table-cell table:number-columns-repeated="13"/>
        </table:table-row>
        <table:table-row table:style-name="ro1">
          <table:table-cell office:value-type="float" office:value="464.429" calcext:value-type="float">
            <text:p>464.429</text:p>
          </table:table-cell>
          <table:table-cell table:number-columns-repeated="3"/>
          <table:table-cell table:formula="of:=[.$C$4] + ([.$C$5] - [.$C$4]) * (([.A940] - [.$C$1]) / ([.$C$2] - [.$C$1]))" office:value-type="float" office:value="-0.494153445108238" calcext:value-type="float">
            <text:p>-0.494153445108238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926]*[.Q274] + [.G927]*[.Q275] + [.G928]*[.Q276] + [.G929]*[.Q277] + [.G930]*[.Q278] + [.G931]*[.Q279] + [.G932]*[.Q280] + [.G933]*[.Q281] + [.G934]*[.Q282] + [.G935]*[.Q283] + [.G936]*[.Q284] + [.G937]*[.Q285] + [.G938]*[.Q286] + [.G939]*[.Q287] + [.G940]*[.Q288] + [.G941]*[.Q289] + [.G942]*[.Q290] + [.G943]*[.Q291] + [.G944]*[.Q292] + [.G945]*[.Q293] + [.G946]*[.Q294] )" office:value-type="float" office:value="-0.999946900842837" calcext:value-type="float">
            <text:p>-0.999946900842837</text:p>
          </table:table-cell>
          <table:table-cell table:number-columns-repeated="13"/>
        </table:table-row>
        <table:table-row table:style-name="ro1">
          <table:table-cell office:value-type="float" office:value="466.064" calcext:value-type="float">
            <text:p>466.064</text:p>
          </table:table-cell>
          <table:table-cell table:number-columns-repeated="3"/>
          <table:table-cell table:formula="of:=[.$C$4] + ([.$C$5] - [.$C$4]) * (([.A941] - [.$C$1]) / ([.$C$2] - [.$C$1]))" office:value-type="float" office:value="-0.494126581896603" calcext:value-type="float">
            <text:p>-0.494126581896603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926]*[.Q295] + [.G927]*[.Q296] + [.G928]*[.Q297] + [.G929]*[.Q298] + [.G930]*[.Q299] + [.G931]*[.Q300] + [.G932]*[.Q301] + [.G933]*[.Q302] + [.G934]*[.Q303] + [.G935]*[.Q304] + [.G936]*[.Q305] + [.G937]*[.Q306] + [.G938]*[.Q307] + [.G939]*[.Q308] + [.G940]*[.Q309] + [.G941]*[.Q310] + [.G942]*[.Q311] + [.G943]*[.Q312] + [.G944]*[.Q313] + [.G945]*[.Q314] + [.G946]*[.Q315] )" office:value-type="float" office:value="-0.999684044800554" calcext:value-type="float">
            <text:p>-0.999684044800554</text:p>
          </table:table-cell>
          <table:table-cell table:number-columns-repeated="13"/>
        </table:table-row>
        <table:table-row table:style-name="ro1">
          <table:table-cell office:value-type="float" office:value="441.304" calcext:value-type="float">
            <text:p>441.304</text:p>
          </table:table-cell>
          <table:table-cell table:number-columns-repeated="3"/>
          <table:table-cell table:formula="of:=[.$C$4] + ([.$C$5] - [.$C$4]) * (([.A942] - [.$C$1]) / ([.$C$2] - [.$C$1]))" office:value-type="float" office:value="-0.49453339114437" calcext:value-type="float">
            <text:p>-0.49453339114437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926]*[.Q316] + [.G927]*[.Q317] + [.G928]*[.Q318] + [.G929]*[.Q319] + [.G930]*[.Q320] + [.G931]*[.Q321] + [.G932]*[.Q322] + [.G933]*[.Q323] + [.G934]*[.Q324] + [.G935]*[.Q325] + [.G936]*[.Q326] + [.G937]*[.Q327] + [.G938]*[.Q328] + [.G939]*[.Q329] + [.G940]*[.Q330] + [.G941]*[.Q331] + [.G942]*[.Q332] + [.G943]*[.Q333] + [.G944]*[.Q334] + [.G945]*[.Q335] + [.G946]*[.Q336] )" office:value-type="float" office:value="-0.99738317413546" calcext:value-type="float">
            <text:p>-0.99738317413546</text:p>
          </table:table-cell>
          <table:table-cell table:number-columns-repeated="13"/>
        </table:table-row>
        <table:table-row table:style-name="ro1">
          <table:table-cell office:value-type="float" office:value="446.236" calcext:value-type="float">
            <text:p>446.236</text:p>
          </table:table-cell>
          <table:table-cell table:number-columns-repeated="3"/>
          <table:table-cell table:formula="of:=[.$C$4] + ([.$C$5] - [.$C$4]) * (([.A943] - [.$C$1]) / ([.$C$2] - [.$C$1]))" office:value-type="float" office:value="-0.494452357896793" calcext:value-type="float">
            <text:p>-0.494452357896793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926]*[.Q337] + [.G927]*[.Q338] + [.G928]*[.Q339] + [.G929]*[.Q340] + [.G930]*[.Q341] + [.G931]*[.Q342] + [.G932]*[.Q343] + [.G933]*[.Q344] + [.G934]*[.Q345] + [.G935]*[.Q346] + [.G936]*[.Q347] + [.G937]*[.Q348] + [.G938]*[.Q349] + [.G939]*[.Q350] + [.G940]*[.Q351] + [.G941]*[.Q352] + [.G942]*[.Q353] + [.G943]*[.Q354] + [.G944]*[.Q355] + [.G945]*[.Q356] + [.G946]*[.Q357] )" office:value-type="float" office:value="-0.999505663555829" calcext:value-type="float">
            <text:p>-0.999505663555829</text:p>
          </table:table-cell>
          <table:table-cell table:number-columns-repeated="13"/>
        </table:table-row>
        <table:table-row table:style-name="ro1">
          <table:table-cell office:value-type="float" office:value="454.375" calcext:value-type="float">
            <text:p>454.375</text:p>
          </table:table-cell>
          <table:table-cell table:number-columns-repeated="3"/>
          <table:table-cell table:formula="of:=[.$C$4] + ([.$C$5] - [.$C$4]) * (([.A944] - [.$C$1]) / ([.$C$2] - [.$C$1]))" office:value-type="float" office:value="-0.494318633322174" calcext:value-type="float">
            <text:p>-0.494318633322174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926]*[.Q358] + [.G927]*[.Q359] + [.G928]*[.Q360] + [.G929]*[.Q361] + [.G930]*[.Q362] + [.G931]*[.Q363] + [.G932]*[.Q364] + [.G933]*[.Q365] + [.G934]*[.Q366] + [.G935]*[.Q367] + [.G936]*[.Q368] + [.G937]*[.Q369] + [.G938]*[.Q370] + [.G939]*[.Q371] + [.G940]*[.Q372] + [.G941]*[.Q373] + [.G942]*[.Q374] + [.G943]*[.Q375] + [.G944]*[.Q376] + [.G945]*[.Q377] + [.G946]*[.Q378] )" office:value-type="float" office:value="-0.998833407711487" calcext:value-type="float">
            <text:p>-0.998833407711487</text:p>
          </table:table-cell>
          <table:table-cell table:number-columns-repeated="13"/>
        </table:table-row>
        <table:table-row table:style-name="ro1">
          <table:table-cell office:value-type="float" office:value="449.108" calcext:value-type="float">
            <text:p>449.108</text:p>
          </table:table-cell>
          <table:table-cell table:number-columns-repeated="3"/>
          <table:table-cell table:formula="of:=[.$C$4] + ([.$C$5] - [.$C$4]) * (([.A945] - [.$C$1]) / ([.$C$2] - [.$C$1]))" office:value-type="float" office:value="-0.494405170652868" calcext:value-type="float">
            <text:p>-0.494405170652868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926]*[.Q379] + [.G927]*[.Q380] + [.G928]*[.Q381] + [.G929]*[.Q382] + [.G930]*[.Q383] + [.G931]*[.Q384] + [.G932]*[.Q385] + [.G933]*[.Q386] + [.G934]*[.Q387] + [.G935]*[.Q388] + [.G936]*[.Q389] + [.G937]*[.Q390] + [.G938]*[.Q391] + [.G939]*[.Q392] + [.G940]*[.Q393] + [.G941]*[.Q394] + [.G942]*[.Q395] + [.G943]*[.Q396] + [.G944]*[.Q397] + [.G945]*[.Q398] + [.G946]*[.Q399] )" office:value-type="float" office:value="-0.99969999112926" calcext:value-type="float">
            <text:p>-0.99969999112926</text:p>
          </table:table-cell>
          <table:table-cell table:number-columns-repeated="13"/>
        </table:table-row>
        <table:table-row table:style-name="ro1">
          <table:table-cell office:value-type="float" office:value="453.067" calcext:value-type="float">
            <text:p>453.067</text:p>
          </table:table-cell>
          <table:table-cell table:number-columns-repeated="3"/>
          <table:table-cell table:formula="of:=[.$C$4] + ([.$C$5] - [.$C$4]) * (([.A946] - [.$C$1]) / ([.$C$2] - [.$C$1]))" office:value-type="float" office:value="-0.494340123891483" calcext:value-type="float">
            <text:p>-0.494340123891483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926]*[.Q400] + [.G927]*[.Q401] + [.G928]*[.Q402] + [.G929]*[.Q403] + [.G930]*[.Q404] + [.G931]*[.Q405] + [.G932]*[.Q406] + [.G933]*[.Q407] + [.G934]*[.Q408] + [.G935]*[.Q409] + [.G936]*[.Q410] + [.G937]*[.Q411] + [.G938]*[.Q412] + [.G939]*[.Q413] + [.G940]*[.Q414] + [.G941]*[.Q415] + [.G942]*[.Q416] + [.G943]*[.Q417] + [.G944]*[.Q418] + [.G945]*[.Q419] + [.G946]*[.Q420] )" office:value-type="float" office:value="-0.99972007174776" calcext:value-type="float">
            <text:p>-0.99972007174776</text:p>
          </table:table-cell>
          <table:table-cell table:number-columns-repeated="13"/>
        </table:table-row>
        <table:table-row table:style-name="ro1">
          <table:table-cell office:value-type="float" office:value="443.681" calcext:value-type="float">
            <text:p>443.681</text:p>
          </table:table-cell>
          <table:table-cell table:number-columns-repeated="3"/>
          <table:table-cell table:formula="of:=[.$C$4] + ([.$C$5] - [.$C$4]) * (([.A947] - [.$C$1]) / ([.$C$2] - [.$C$1]))" office:value-type="float" office:value="-0.49449433679938" calcext:value-type="float">
            <text:p>-0.49449433679938</text:p>
          </table:table-cell>
          <table:table-cell table:number-columns-repeated="2"/>
          <table:table-cell table:style-name="ce17" table:formula="of:=TANH( [.G926]*[.Q421] + [.G927]*[.Q422] + [.G928]*[.Q423] + [.G929]*[.Q424] + [.G930]*[.Q425] + [.G931]*[.Q426] + [.G932]*[.Q427] + [.G933]*[.Q428] + [.G934]*[.Q429] + [.G935]*[.Q430] + [.G936]*[.Q431] + [.G937]*[.Q432] + [.G938]*[.Q433] + [.G939]*[.Q434] + [.G940]*[.Q435] + [.G941]*[.Q436] + [.G942]*[.Q437] + [.G943]*[.Q438] + [.G944]*[.Q439] + [.G945]*[.Q440] + [.G946]*[.Q441] )" office:value-type="float" office:value="-0.99958012004907" calcext:value-type="float">
            <text:p>-0.99958012004907</text:p>
          </table:table-cell>
          <table:table-cell table:number-columns-repeated="13"/>
        </table:table-row>
        <table:table-row table:style-name="ro1">
          <table:table-cell office:value-type="float" office:value="449.157" calcext:value-type="float">
            <text:p>449.157</text:p>
          </table:table-cell>
          <table:table-cell table:number-columns-repeated="3"/>
          <table:table-cell table:formula="of:=[.$C$4] + ([.$C$5] - [.$C$4]) * (([.A948] - [.$C$1]) / ([.$C$2] - [.$C$1]))" office:value-type="float" office:value="-0.494404365578024" calcext:value-type="float">
            <text:p>-0.494404365578024</text:p>
          </table:table-cell>
          <table:table-cell table:number-columns-repeated="2"/>
          <table:table-cell table:style-name="ce17" table:formula="of:=TANH( [.G926]*[.Q442] + [.G927]*[.Q443] + [.G928]*[.Q444] + [.G929]*[.Q445] + [.G930]*[.Q446] + [.G931]*[.Q447] + [.G932]*[.Q448] + [.G933]*[.Q449] + [.G934]*[.Q450] + [.G935]*[.Q451] + [.G936]*[.Q452] + [.G937]*[.Q453] + [.G938]*[.Q454] + [.G939]*[.Q455] + [.G940]*[.Q456] + [.G941]*[.Q457] + [.G942]*[.Q458] + [.G943]*[.Q459] + [.G944]*[.Q460] + [.G945]*[.Q461] + [.G946]*[.Q462] )" office:value-type="float" office:value="-0.999308749716922" calcext:value-type="float">
            <text:p>-0.999308749716922</text:p>
          </table:table-cell>
          <table:table-cell table:number-columns-repeated="13"/>
        </table:table-row>
        <table:table-row table:style-name="ro1">
          <table:table-cell office:value-type="float" office:value="447.73999" calcext:value-type="float">
            <text:p>447.73999</text:p>
          </table:table-cell>
          <table:table-cell table:number-columns-repeated="3"/>
          <table:table-cell table:formula="of:=[.$C$4] + ([.$C$5] - [.$C$4]) * (([.A949] - [.$C$1]) / ([.$C$2] - [.$C$1]))" office:value-type="float" office:value="-0.494427647192409" calcext:value-type="float">
            <text:p>-0.494427647192409</text:p>
          </table:table-cell>
          <table:table-cell table:number-columns-repeated="2"/>
          <table:table-cell table:style-name="ce17" table:formula="of:=TANH( [.G926]*[.Q463] + [.G927]*[.Q464] + [.G928]*[.Q465] + [.G929]*[.Q466] + [.G930]*[.Q467] + [.G931]*[.Q468] + [.G932]*[.Q469] + [.G933]*[.Q470] + [.G934]*[.Q471] + [.G935]*[.Q472] + [.G936]*[.Q473] + [.G937]*[.Q474] + [.G938]*[.Q475] + [.G939]*[.Q476] + [.G940]*[.Q477] + [.G941]*[.Q478] + [.G942]*[.Q479] + [.G943]*[.Q480] + [.G944]*[.Q481] + [.G945]*[.Q482] + [.G946]*[.Q483] )" office:value-type="float" office:value="-0.999571510641587" calcext:value-type="float">
            <text:p>-0.999571510641587</text:p>
          </table:table-cell>
          <table:table-cell table:number-columns-repeated="13"/>
        </table:table-row>
        <table:table-row table:style-name="ro1">
          <table:table-cell office:value-type="float" office:value="447.58599" calcext:value-type="float">
            <text:p>447.58599</text:p>
          </table:table-cell>
          <table:table-cell table:number-columns-repeated="3"/>
          <table:table-cell table:formula="of:=[.$C$4] + ([.$C$5] - [.$C$4]) * (([.A950] - [.$C$1]) / ([.$C$2] - [.$C$1]))" office:value-type="float" office:value="-0.494430177427634" calcext:value-type="float">
            <text:p>-0.494430177427634</text:p>
          </table:table-cell>
          <table:table-cell table:number-columns-repeated="16"/>
        </table:table-row>
        <table:table-row table:style-name="ro1">
          <table:table-cell office:value-type="float" office:value="458.864" calcext:value-type="float">
            <text:p>458.864</text:p>
          </table:table-cell>
          <table:table-cell table:number-columns-repeated="3"/>
          <table:table-cell table:formula="of:=[.$C$4] + ([.$C$5] - [.$C$4]) * (([.A951] - [.$C$1]) / ([.$C$2] - [.$C$1]))" office:value-type="float" office:value="-0.494244878608393" calcext:value-type="float">
            <text:p>-0.49424487860839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59.937" calcext:value-type="float">
            <text:p>459.937</text:p>
          </table:table-cell>
          <table:table-cell table:number-columns-repeated="3"/>
          <table:table-cell table:formula="of:=[.$C$4] + ([.$C$5] - [.$C$4]) * (([.A952] - [.$C$1]) / ([.$C$2] - [.$C$1]))" office:value-type="float" office:value="-0.494227249112316" calcext:value-type="float">
            <text:p>-0.494227249112316</text:p>
          </table:table-cell>
          <table:table-cell/>
          <table:table-cell table:style-name="ce15" office:value-type="float" office:value="-0.497474006534223" calcext:value-type="float">
            <text:p>-0.497474006534223</text:p>
          </table:table-cell>
          <table:table-cell table:style-name="ce17" table:formula="of:=TANH( [.G951]*[.Q1] + [.G952]*[.Q2] + [.G953]*[.Q3] + [.G954]*[.Q4] + [.G955]*[.Q5] + [.G956]*[.Q6] + [.G957]*[.Q7] + [.G958]*[.Q8] + [.G959]*[.Q9] + [.G960]*[.Q10] + [.G961]*[.Q11] + [.G962]*[.Q12] + [.G963]*[.Q13] + [.G964]*[.Q14] + [.G965]*[.Q15] + [.G966]*[.Q16] + [.G967]*[.Q17] + [.G968]*[.Q18] + [.G969]*[.Q19] + [.G970]*[.Q20] + [.G971]*[.Q21] )" office:value-type="float" office:value="-0.999811495579933" calcext:value-type="float">
            <text:p>-0.999811495579933</text:p>
          </table:table-cell>
          <table:table-cell table:style-name="ce19" table:formula="of:=TANH( [.H951]*[.S1] + [.H952]*[.S2] + [.H953]*[.S3] + [.H954]*[.S4] + [.H955]*[.S5] + [.H956]*[.S6] + [.H957]*[.S7] + [.H958]*[.S8] + [.H959]*[.S9] + [.H960]*[.S10] + [.H961]*[.S11] + [.H962]*[.S12] + [.H963]*[.S13] + [.H964]*[.S14] + [.H965]*[.S15] + [.H966]*[.S16] + [.H967]*[.S17] + [.H968]*[.S18] + [.H969]*[.S19] + [.H970]*[.S20] + [.H971]*[.S21] + [.H972]*[.S22] + [.H973]*[.S23] + [.H974]*[.S24] )" office:value-type="float" office:value="-0.99999999937344" calcext:value-type="float">
            <text:p>-0.99999999937344</text:p>
          </table:table-cell>
          <table:table-cell table:style-name="ce20" office:value-type="float" office:value="-0.487108999146878" calcext:value-type="float">
            <text:p>-0.487108999146878</text:p>
          </table:table-cell>
          <table:table-cell table:style-name="ce21" table:formula="of:= ([.J952]-[.I952]) * ([.J952]-[.I952])" office:value-type="float" office:value="0.263057178113403" calcext:value-type="float">
            <text:p>0.263057178113403</text:p>
          </table:table-cell>
          <table:table-cell table:number-columns-repeated="10"/>
        </table:table-row>
        <table:table-row table:style-name="ro1">
          <table:table-cell office:value-type="float" office:value="458.708" calcext:value-type="float">
            <text:p>458.708</text:p>
          </table:table-cell>
          <table:table-cell table:number-columns-repeated="3"/>
          <table:table-cell table:formula="of:=[.$C$4] + ([.$C$5] - [.$C$4]) * (([.A953] - [.$C$1]) / ([.$C$2] - [.$C$1]))" office:value-type="float" office:value="-0.494247441703815" calcext:value-type="float">
            <text:p>-0.494247441703815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951]*[.Q22] + [.G952]*[.Q23] + [.G953]*[.Q24] + [.G954]*[.Q25] + [.G955]*[.Q26] + [.G956]*[.Q27] + [.G957]*[.Q28] + [.G958]*[.Q29] + [.G959]*[.Q30] + [.G960]*[.Q31] + [.G961]*[.Q32] + [.G962]*[.Q33] + [.G963]*[.Q34] + [.G964]*[.Q35] + [.G965]*[.Q36] + [.G966]*[.Q37] + [.G967]*[.Q38] + [.G968]*[.Q39] + [.G969]*[.Q40] + [.G970]*[.Q41] + [.G971]*[.Q42] )" office:value-type="float" office:value="-0.998418374347763" calcext:value-type="float">
            <text:p>-0.998418374347763</text:p>
          </table:table-cell>
          <table:table-cell table:style-name="ce19" table:formula="of:=TANH( [.H951]*[.S25] + [.H952]*[.S26] + [.H953]*[.S27] + [.H954]*[.S28] + [.H955]*[.S29] + [.H956]*[.S30] + [.H957]*[.S31] + [.H958]*[.S32] + [.H959]*[.S33] + [.H960]*[.S34] + [.H961]*[.S35] + [.H962]*[.S36] + [.H963]*[.S37] + [.H964]*[.S38] + [.H965]*[.S39] + [.H966]*[.S40] + [.H967]*[.S41] + [.H968]*[.S42] + [.H969]*[.S43] + [.H970]*[.S44] + [.H971]*[.S45] + [.H972]*[.S46] + [.H973]*[.S47] + [.H974]*[.S48] )" office:value-type="float" office:value="-0.99999999607612" calcext:value-type="float">
            <text:p>-0.99999999607612</text:p>
          </table:table-cell>
          <table:table-cell table:style-name="ce20" office:value-type="float" office:value="-0.486432514471476" calcext:value-type="float">
            <text:p>-0.486432514471476</text:p>
          </table:table-cell>
          <table:table-cell table:style-name="ce21" table:formula="of:= ([.J953]-[.I953]) * ([.J953]-[.I953])" office:value-type="float" office:value="0.263751558161736" calcext:value-type="float">
            <text:p>0.263751558161736</text:p>
          </table:table-cell>
          <table:table-cell table:number-columns-repeated="10"/>
        </table:table-row>
        <table:table-row table:style-name="ro1">
          <table:table-cell office:value-type="float" office:value="460.954" calcext:value-type="float">
            <text:p>460.954</text:p>
          </table:table-cell>
          <table:table-cell table:number-columns-repeated="3"/>
          <table:table-cell table:formula="of:=[.$C$4] + ([.$C$5] - [.$C$4]) * (([.A954] - [.$C$1]) / ([.$C$2] - [.$C$1]))" office:value-type="float" office:value="-0.494210539701776" calcext:value-type="float">
            <text:p>-0.494210539701776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951]*[.Q43] + [.G952]*[.Q44] + [.G953]*[.Q45] + [.G954]*[.Q46] + [.G955]*[.Q47] + [.G956]*[.Q48] + [.G957]*[.Q49] + [.G958]*[.Q50] + [.G959]*[.Q51] + [.G960]*[.Q52] + [.G961]*[.Q53] + [.G962]*[.Q54] + [.G963]*[.Q55] + [.G964]*[.Q56] + [.G965]*[.Q57] + [.G966]*[.Q58] + [.G967]*[.Q59] + [.G968]*[.Q60] + [.G969]*[.Q61] + [.G970]*[.Q62] + [.G971]*[.Q63] )" office:value-type="float" office:value="-0.999773768748716" calcext:value-type="float">
            <text:p>-0.999773768748716</text:p>
          </table:table-cell>
          <table:table-cell table:style-name="ce19" table:formula="of:=TANH( [.H951]*[.S49] + [.H952]*[.S50] + [.H953]*[.S51] + [.H954]*[.S52] + [.H955]*[.S53] + [.H956]*[.S54] + [.H957]*[.S55] + [.H958]*[.S56] + [.H959]*[.S57] + [.H960]*[.S58] + [.H961]*[.S59] + [.H962]*[.S60] + [.H963]*[.S61] + [.H964]*[.S62] + [.H965]*[.S63] + [.H966]*[.S64] + [.H967]*[.S65] + [.H968]*[.S66] + [.H969]*[.S67] + [.H970]*[.S68] + [.H971]*[.S69] + [.H972]*[.S70] + [.H973]*[.S71] + [.H974]*[.S72] )" office:value-type="float" office:value="-0.999999972566284" calcext:value-type="float">
            <text:p>-0.999999972566284</text:p>
          </table:table-cell>
          <table:table-cell table:style-name="ce20" office:value-type="float" office:value="-0.484230749783481" calcext:value-type="float">
            <text:p>-0.484230749783481</text:p>
          </table:table-cell>
          <table:table-cell table:style-name="ce21" table:formula="of:= ([.J954]-[.I954]) * ([.J954]-[.I954])" office:value-type="float" office:value="0.266017891169977" calcext:value-type="float">
            <text:p>0.266017891169977</text:p>
          </table:table-cell>
          <table:table-cell table:number-columns-repeated="10"/>
        </table:table-row>
        <table:table-row table:style-name="ro1">
          <table:table-cell office:value-type="float" office:value="454.39399" calcext:value-type="float">
            <text:p>454.39399</text:p>
          </table:table-cell>
          <table:table-cell table:number-columns-repeated="3"/>
          <table:table-cell table:formula="of:=[.$C$4] + ([.$C$5] - [.$C$4]) * (([.A955] - [.$C$1]) / ([.$C$2] - [.$C$1]))" office:value-type="float" office:value="-0.494318321314597" calcext:value-type="float">
            <text:p>-0.494318321314597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951]*[.Q64] + [.G952]*[.Q65] + [.G953]*[.Q66] + [.G954]*[.Q67] + [.G955]*[.Q68] + [.G956]*[.Q69] + [.G957]*[.Q70] + [.G958]*[.Q71] + [.G959]*[.Q72] + [.G960]*[.Q73] + [.G961]*[.Q74] + [.G962]*[.Q75] + [.G963]*[.Q76] + [.G964]*[.Q77] + [.G965]*[.Q78] + [.G966]*[.Q79] + [.G967]*[.Q80] + [.G968]*[.Q81] + [.G969]*[.Q82] + [.G970]*[.Q83] + [.G971]*[.Q84] )" office:value-type="float" office:value="-0.999730637625291" calcext:value-type="float">
            <text:p>-0.999730637625291</text:p>
          </table:table-cell>
          <table:table-cell table:number-columns-repeated="13"/>
        </table:table-row>
        <table:table-row table:style-name="ro1">
          <table:table-cell office:value-type="float" office:value="451.155" calcext:value-type="float">
            <text:p>451.155</text:p>
          </table:table-cell>
          <table:table-cell table:number-columns-repeated="3"/>
          <table:table-cell table:formula="of:=[.$C$4] + ([.$C$5] - [.$C$4]) * (([.A956] - [.$C$1]) / ([.$C$2] - [.$C$1]))" office:value-type="float" office:value="-0.494371538240502" calcext:value-type="float">
            <text:p>-0.494371538240502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951]*[.Q85] + [.G952]*[.Q86] + [.G953]*[.Q87] + [.G954]*[.Q88] + [.G955]*[.Q89] + [.G956]*[.Q90] + [.G957]*[.Q91] + [.G958]*[.Q92] + [.G959]*[.Q93] + [.G960]*[.Q94] + [.G961]*[.Q95] + [.G962]*[.Q96] + [.G963]*[.Q97] + [.G964]*[.Q98] + [.G965]*[.Q99] + [.G966]*[.Q100] + [.G967]*[.Q101] + [.G968]*[.Q102] + [.G969]*[.Q103] + [.G970]*[.Q104] + [.G971]*[.Q105] )" office:value-type="float" office:value="-0.998345881051706" calcext:value-type="float">
            <text:p>-0.998345881051706</text:p>
          </table:table-cell>
          <table:table-cell table:number-columns-repeated="13"/>
        </table:table-row>
        <table:table-row table:style-name="ro1">
          <table:table-cell office:value-type="float" office:value="453.701" calcext:value-type="float">
            <text:p>453.701</text:p>
          </table:table-cell>
          <table:table-cell table:number-columns-repeated="3"/>
          <table:table-cell table:formula="of:=[.$C$4] + ([.$C$5] - [.$C$4]) * (([.A957] - [.$C$1]) / ([.$C$2] - [.$C$1]))" office:value-type="float" office:value="-0.494329707208806" calcext:value-type="float">
            <text:p>-0.494329707208806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951]*[.Q106] + [.G952]*[.Q107] + [.G953]*[.Q108] + [.G954]*[.Q109] + [.G955]*[.Q110] + [.G956]*[.Q111] + [.G957]*[.Q112] + [.G958]*[.Q113] + [.G959]*[.Q114] + [.G960]*[.Q115] + [.G961]*[.Q116] + [.G962]*[.Q117] + [.G963]*[.Q118] + [.G964]*[.Q119] + [.G965]*[.Q120] + [.G966]*[.Q121] + [.G967]*[.Q122] + [.G968]*[.Q123] + [.G969]*[.Q124] + [.G970]*[.Q125] + [.G971]*[.Q126] )" office:value-type="float" office:value="-0.9995480163429" calcext:value-type="float">
            <text:p>-0.9995480163429</text:p>
          </table:table-cell>
          <table:table-cell table:number-columns-repeated="13"/>
        </table:table-row>
        <table:table-row table:style-name="ro1">
          <table:table-cell office:value-type="float" office:value="456.039" calcext:value-type="float">
            <text:p>456.039</text:p>
          </table:table-cell>
          <table:table-cell table:number-columns-repeated="3"/>
          <table:table-cell table:formula="of:=[.$C$4] + ([.$C$5] - [.$C$4]) * (([.A958] - [.$C$1]) / ([.$C$2] - [.$C$1]))" office:value-type="float" office:value="-0.494291293637671" calcext:value-type="float">
            <text:p>-0.494291293637671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951]*[.Q127] + [.G952]*[.Q128] + [.G953]*[.Q129] + [.G954]*[.Q130] + [.G955]*[.Q131] + [.G956]*[.Q132] + [.G957]*[.Q133] + [.G958]*[.Q134] + [.G959]*[.Q135] + [.G960]*[.Q136] + [.G961]*[.Q137] + [.G962]*[.Q138] + [.G963]*[.Q139] + [.G964]*[.Q140] + [.G965]*[.Q141] + [.G966]*[.Q142] + [.G967]*[.Q143] + [.G968]*[.Q144] + [.G969]*[.Q145] + [.G970]*[.Q146] + [.G971]*[.Q147] )" office:value-type="float" office:value="-0.999828467642335" calcext:value-type="float">
            <text:p>-0.999828467642335</text:p>
          </table:table-cell>
          <table:table-cell table:number-columns-repeated="13"/>
        </table:table-row>
        <table:table-row table:style-name="ro1">
          <table:table-cell office:value-type="float" office:value="456.093" calcext:value-type="float">
            <text:p>456.093</text:p>
          </table:table-cell>
          <table:table-cell table:number-columns-repeated="3"/>
          <table:table-cell table:formula="of:=[.$C$4] + ([.$C$5] - [.$C$4]) * (([.A959] - [.$C$1]) / ([.$C$2] - [.$C$1]))" office:value-type="float" office:value="-0.494290406412333" calcext:value-type="float">
            <text:p>-0.494290406412333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951]*[.Q148] + [.G952]*[.Q149] + [.G953]*[.Q150] + [.G954]*[.Q151] + [.G955]*[.Q152] + [.G956]*[.Q153] + [.G957]*[.Q154] + [.G958]*[.Q155] + [.G959]*[.Q156] + [.G960]*[.Q157] + [.G961]*[.Q158] + [.G962]*[.Q159] + [.G963]*[.Q160] + [.G964]*[.Q161] + [.G965]*[.Q162] + [.G966]*[.Q163] + [.G967]*[.Q164] + [.G968]*[.Q165] + [.G969]*[.Q166] + [.G970]*[.Q167] + [.G971]*[.Q168] )" office:value-type="float" office:value="-0.999429595579316" calcext:value-type="float">
            <text:p>-0.999429595579316</text:p>
          </table:table-cell>
          <table:table-cell table:number-columns-repeated="13"/>
        </table:table-row>
        <table:table-row table:style-name="ro1">
          <table:table-cell office:value-type="float" office:value="457.64099" calcext:value-type="float">
            <text:p>457.64099</text:p>
          </table:table-cell>
          <table:table-cell table:number-columns-repeated="3"/>
          <table:table-cell table:formula="of:=[.$C$4] + ([.$C$5] - [.$C$4]) * (([.A960] - [.$C$1]) / ([.$C$2] - [.$C$1]))" office:value-type="float" office:value="-0.494264972783599" calcext:value-type="float">
            <text:p>-0.494264972783599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951]*[.Q169] + [.G952]*[.Q170] + [.G953]*[.Q171] + [.G954]*[.Q172] + [.G955]*[.Q173] + [.G956]*[.Q174] + [.G957]*[.Q175] + [.G958]*[.Q176] + [.G959]*[.Q177] + [.G960]*[.Q178] + [.G961]*[.Q179] + [.G962]*[.Q180] + [.G963]*[.Q181] + [.G964]*[.Q182] + [.G965]*[.Q183] + [.G966]*[.Q184] + [.G967]*[.Q185] + [.G968]*[.Q186] + [.G969]*[.Q187] + [.G970]*[.Q188] + [.G971]*[.Q189] )" office:value-type="float" office:value="-0.999882590159061" calcext:value-type="float">
            <text:p>-0.999882590159061</text:p>
          </table:table-cell>
          <table:table-cell table:number-columns-repeated="13"/>
        </table:table-row>
        <table:table-row table:style-name="ro1">
          <table:table-cell office:value-type="float" office:value="454.278" calcext:value-type="float">
            <text:p>454.278</text:p>
          </table:table-cell>
          <table:table-cell table:number-columns-repeated="3"/>
          <table:table-cell table:formula="of:=[.$C$4] + ([.$C$5] - [.$C$4]) * (([.A961] - [.$C$1]) / ([.$C$2] - [.$C$1]))" office:value-type="float" office:value="-0.494320227041763" calcext:value-type="float">
            <text:p>-0.494320227041763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951]*[.Q190] + [.G952]*[.Q191] + [.G953]*[.Q192] + [.G954]*[.Q193] + [.G955]*[.Q194] + [.G956]*[.Q195] + [.G957]*[.Q196] + [.G958]*[.Q197] + [.G959]*[.Q198] + [.G960]*[.Q199] + [.G961]*[.Q200] + [.G962]*[.Q201] + [.G963]*[.Q202] + [.G964]*[.Q203] + [.G965]*[.Q204] + [.G966]*[.Q205] + [.G967]*[.Q206] + [.G968]*[.Q207] + [.G969]*[.Q208] + [.G970]*[.Q209] + [.G971]*[.Q210] )" office:value-type="float" office:value="-0.999793048243825" calcext:value-type="float">
            <text:p>-0.999793048243825</text:p>
          </table:table-cell>
          <table:table-cell table:number-columns-repeated="13"/>
        </table:table-row>
        <table:table-row table:style-name="ro1">
          <table:table-cell office:value-type="float" office:value="454.064" calcext:value-type="float">
            <text:p>454.064</text:p>
          </table:table-cell>
          <table:table-cell table:number-columns-repeated="3"/>
          <table:table-cell table:formula="of:=[.$C$4] + ([.$C$5] - [.$C$4]) * (([.A962] - [.$C$1]) / ([.$C$2] - [.$C$1]))" office:value-type="float" office:value="-0.494323743082919" calcext:value-type="float">
            <text:p>-0.494323743082919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951]*[.Q211] + [.G952]*[.Q212] + [.G953]*[.Q213] + [.G954]*[.Q214] + [.G955]*[.Q215] + [.G956]*[.Q216] + [.G957]*[.Q217] + [.G958]*[.Q218] + [.G959]*[.Q219] + [.G960]*[.Q220] + [.G961]*[.Q221] + [.G962]*[.Q222] + [.G963]*[.Q223] + [.G964]*[.Q224] + [.G965]*[.Q225] + [.G966]*[.Q226] + [.G967]*[.Q227] + [.G968]*[.Q228] + [.G969]*[.Q229] + [.G970]*[.Q230] + [.G971]*[.Q231] )" office:value-type="float" office:value="-0.998085842818627" calcext:value-type="float">
            <text:p>-0.998085842818627</text:p>
          </table:table-cell>
          <table:table-cell table:number-columns-repeated="13"/>
        </table:table-row>
        <table:table-row table:style-name="ro1">
          <table:table-cell office:value-type="float" office:value="453.494" calcext:value-type="float">
            <text:p>453.494</text:p>
          </table:table-cell>
          <table:table-cell table:number-columns-repeated="3"/>
          <table:table-cell table:formula="of:=[.$C$4] + ([.$C$5] - [.$C$4]) * (([.A963] - [.$C$1]) / ([.$C$2] - [.$C$1]))" office:value-type="float" office:value="-0.494333108239269" calcext:value-type="float">
            <text:p>-0.494333108239269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951]*[.Q232] + [.G952]*[.Q233] + [.G953]*[.Q234] + [.G954]*[.Q235] + [.G955]*[.Q236] + [.G956]*[.Q237] + [.G957]*[.Q238] + [.G958]*[.Q239] + [.G959]*[.Q240] + [.G960]*[.Q241] + [.G961]*[.Q242] + [.G962]*[.Q243] + [.G963]*[.Q244] + [.G964]*[.Q245] + [.G965]*[.Q246] + [.G966]*[.Q247] + [.G967]*[.Q248] + [.G968]*[.Q249] + [.G969]*[.Q250] + [.G970]*[.Q251] + [.G971]*[.Q252] )" office:value-type="float" office:value="-0.999949900334791" calcext:value-type="float">
            <text:p>-0.999949900334791</text:p>
          </table:table-cell>
          <table:table-cell table:number-columns-repeated="13"/>
        </table:table-row>
        <table:table-row table:style-name="ro1">
          <table:table-cell office:value-type="float" office:value="440.231" calcext:value-type="float">
            <text:p>440.231</text:p>
          </table:table-cell>
          <table:table-cell table:number-columns-repeated="3"/>
          <table:table-cell table:formula="of:=[.$C$4] + ([.$C$5] - [.$C$4]) * (([.A964] - [.$C$1]) / ([.$C$2] - [.$C$1]))" office:value-type="float" office:value="-0.494551020640446" calcext:value-type="float">
            <text:p>-0.494551020640446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951]*[.Q253] + [.G952]*[.Q254] + [.G953]*[.Q255] + [.G954]*[.Q256] + [.G955]*[.Q257] + [.G956]*[.Q258] + [.G957]*[.Q259] + [.G958]*[.Q260] + [.G959]*[.Q261] + [.G960]*[.Q262] + [.G961]*[.Q263] + [.G962]*[.Q264] + [.G963]*[.Q265] + [.G964]*[.Q266] + [.G965]*[.Q267] + [.G966]*[.Q268] + [.G967]*[.Q269] + [.G968]*[.Q270] + [.G969]*[.Q271] + [.G970]*[.Q272] + [.G971]*[.Q273] )" office:value-type="float" office:value="-0.999987886924614" calcext:value-type="float">
            <text:p>-0.999987886924614</text:p>
          </table:table-cell>
          <table:table-cell table:number-columns-repeated="13"/>
        </table:table-row>
        <table:table-row table:style-name="ro1">
          <table:table-cell office:value-type="float" office:value="442.953" calcext:value-type="float">
            <text:p>442.953</text:p>
          </table:table-cell>
          <table:table-cell table:number-columns-repeated="3"/>
          <table:table-cell table:formula="of:=[.$C$4] + ([.$C$5] - [.$C$4]) * (([.A965] - [.$C$1]) / ([.$C$2] - [.$C$1]))" office:value-type="float" office:value="-0.49450629791135" calcext:value-type="float">
            <text:p>-0.49450629791135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951]*[.Q274] + [.G952]*[.Q275] + [.G953]*[.Q276] + [.G954]*[.Q277] + [.G955]*[.Q278] + [.G956]*[.Q279] + [.G957]*[.Q280] + [.G958]*[.Q281] + [.G959]*[.Q282] + [.G960]*[.Q283] + [.G961]*[.Q284] + [.G962]*[.Q285] + [.G963]*[.Q286] + [.G964]*[.Q287] + [.G965]*[.Q288] + [.G966]*[.Q289] + [.G967]*[.Q290] + [.G968]*[.Q291] + [.G969]*[.Q292] + [.G970]*[.Q293] + [.G971]*[.Q294] )" office:value-type="float" office:value="-0.999946342564086" calcext:value-type="float">
            <text:p>-0.999946342564086</text:p>
          </table:table-cell>
          <table:table-cell table:number-columns-repeated="13"/>
        </table:table-row>
        <table:table-row table:style-name="ro1">
          <table:table-cell office:value-type="float" office:value="442.892" calcext:value-type="float">
            <text:p>442.892</text:p>
          </table:table-cell>
          <table:table-cell table:number-columns-repeated="3"/>
          <table:table-cell table:formula="of:=[.$C$4] + ([.$C$5] - [.$C$4]) * (([.A966] - [.$C$1]) / ([.$C$2] - [.$C$1]))" office:value-type="float" office:value="-0.49450730014738" calcext:value-type="float">
            <text:p>-0.49450730014738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951]*[.Q295] + [.G952]*[.Q296] + [.G953]*[.Q297] + [.G954]*[.Q298] + [.G955]*[.Q299] + [.G956]*[.Q300] + [.G957]*[.Q301] + [.G958]*[.Q302] + [.G959]*[.Q303] + [.G960]*[.Q304] + [.G961]*[.Q305] + [.G962]*[.Q306] + [.G963]*[.Q307] + [.G964]*[.Q308] + [.G965]*[.Q309] + [.G966]*[.Q310] + [.G967]*[.Q311] + [.G968]*[.Q312] + [.G969]*[.Q313] + [.G970]*[.Q314] + [.G971]*[.Q315] )" office:value-type="float" office:value="-0.999682574668755" calcext:value-type="float">
            <text:p>-0.999682574668755</text:p>
          </table:table-cell>
          <table:table-cell table:number-columns-repeated="13"/>
        </table:table-row>
        <table:table-row table:style-name="ro1">
          <table:table-cell office:value-type="float" office:value="440.551" calcext:value-type="float">
            <text:p>440.551</text:p>
          </table:table-cell>
          <table:table-cell table:number-columns-repeated="3"/>
          <table:table-cell table:formula="of:=[.$C$4] + ([.$C$5] - [.$C$4]) * (([.A967] - [.$C$1]) / ([.$C$2] - [.$C$1]))" office:value-type="float" office:value="-0.494545763008811" calcext:value-type="float">
            <text:p>-0.494545763008811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951]*[.Q316] + [.G952]*[.Q317] + [.G953]*[.Q318] + [.G954]*[.Q319] + [.G955]*[.Q320] + [.G956]*[.Q321] + [.G957]*[.Q322] + [.G958]*[.Q323] + [.G959]*[.Q324] + [.G960]*[.Q325] + [.G961]*[.Q326] + [.G962]*[.Q327] + [.G963]*[.Q328] + [.G964]*[.Q329] + [.G965]*[.Q330] + [.G966]*[.Q331] + [.G967]*[.Q332] + [.G968]*[.Q333] + [.G969]*[.Q334] + [.G970]*[.Q335] + [.G971]*[.Q336] )" office:value-type="float" office:value="-0.997366150463467" calcext:value-type="float">
            <text:p>-0.997366150463467</text:p>
          </table:table-cell>
          <table:table-cell table:number-columns-repeated="13"/>
        </table:table-row>
        <table:table-row table:style-name="ro1">
          <table:table-cell office:value-type="float" office:value="444.489" calcext:value-type="float">
            <text:p>444.489</text:p>
          </table:table-cell>
          <table:table-cell table:number-columns-repeated="3"/>
          <table:table-cell table:formula="of:=[.$C$4] + ([.$C$5] - [.$C$4]) * (([.A968] - [.$C$1]) / ([.$C$2] - [.$C$1]))" office:value-type="float" office:value="-0.494481061279501" calcext:value-type="float">
            <text:p>-0.494481061279501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951]*[.Q337] + [.G952]*[.Q338] + [.G953]*[.Q339] + [.G954]*[.Q340] + [.G955]*[.Q341] + [.G956]*[.Q342] + [.G957]*[.Q343] + [.G958]*[.Q344] + [.G959]*[.Q345] + [.G960]*[.Q346] + [.G961]*[.Q347] + [.G962]*[.Q348] + [.G963]*[.Q349] + [.G964]*[.Q350] + [.G965]*[.Q351] + [.G966]*[.Q352] + [.G967]*[.Q353] + [.G968]*[.Q354] + [.G969]*[.Q355] + [.G970]*[.Q356] + [.G971]*[.Q357] )" office:value-type="float" office:value="-0.999501780929397" calcext:value-type="float">
            <text:p>-0.999501780929397</text:p>
          </table:table-cell>
          <table:table-cell table:number-columns-repeated="13"/>
        </table:table-row>
        <table:table-row table:style-name="ro1">
          <table:table-cell office:value-type="float" office:value="447.035" calcext:value-type="float">
            <text:p>447.035</text:p>
          </table:table-cell>
          <table:table-cell table:number-columns-repeated="3"/>
          <table:table-cell table:formula="of:=[.$C$4] + ([.$C$5] - [.$C$4]) * (([.A969] - [.$C$1]) / ([.$C$2] - [.$C$1]))" office:value-type="float" office:value="-0.494439230247805" calcext:value-type="float">
            <text:p>-0.494439230247805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951]*[.Q358] + [.G952]*[.Q359] + [.G953]*[.Q360] + [.G954]*[.Q361] + [.G955]*[.Q362] + [.G956]*[.Q363] + [.G957]*[.Q364] + [.G958]*[.Q365] + [.G959]*[.Q366] + [.G960]*[.Q367] + [.G961]*[.Q368] + [.G962]*[.Q369] + [.G963]*[.Q370] + [.G964]*[.Q371] + [.G965]*[.Q372] + [.G966]*[.Q373] + [.G967]*[.Q374] + [.G968]*[.Q375] + [.G969]*[.Q376] + [.G970]*[.Q377] + [.G971]*[.Q378] )" office:value-type="float" office:value="-0.998823115711239" calcext:value-type="float">
            <text:p>-0.998823115711239</text:p>
          </table:table-cell>
          <table:table-cell table:number-columns-repeated="13"/>
        </table:table-row>
        <table:table-row table:style-name="ro1">
          <table:table-cell office:value-type="float" office:value="448.278" calcext:value-type="float">
            <text:p>448.278</text:p>
          </table:table-cell>
          <table:table-cell table:number-columns-repeated="3"/>
          <table:table-cell table:formula="of:=[.$C$4] + ([.$C$5] - [.$C$4]) * (([.A970] - [.$C$1]) / ([.$C$2] - [.$C$1]))" office:value-type="float" office:value="-0.494418807634922" calcext:value-type="float">
            <text:p>-0.494418807634922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951]*[.Q379] + [.G952]*[.Q380] + [.G953]*[.Q381] + [.G954]*[.Q382] + [.G955]*[.Q383] + [.G956]*[.Q384] + [.G957]*[.Q385] + [.G958]*[.Q386] + [.G959]*[.Q387] + [.G960]*[.Q388] + [.G961]*[.Q389] + [.G962]*[.Q390] + [.G963]*[.Q391] + [.G964]*[.Q392] + [.G965]*[.Q393] + [.G966]*[.Q394] + [.G967]*[.Q395] + [.G968]*[.Q396] + [.G969]*[.Q397] + [.G970]*[.Q398] + [.G971]*[.Q399] )" office:value-type="float" office:value="-0.999698142170934" calcext:value-type="float">
            <text:p>-0.999698142170934</text:p>
          </table:table-cell>
          <table:table-cell table:number-columns-repeated="13"/>
        </table:table-row>
        <table:table-row table:style-name="ro1">
          <table:table-cell office:value-type="float" office:value="467.262" calcext:value-type="float">
            <text:p>467.262</text:p>
          </table:table-cell>
          <table:table-cell table:number-columns-repeated="3"/>
          <table:table-cell table:formula="of:=[.$C$4] + ([.$C$5] - [.$C$4]) * (([.A971] - [.$C$1]) / ([.$C$2] - [.$C$1]))" office:value-type="float" office:value="-0.494106898638169" calcext:value-type="float">
            <text:p>-0.494106898638169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951]*[.Q400] + [.G952]*[.Q401] + [.G953]*[.Q402] + [.G954]*[.Q403] + [.G955]*[.Q404] + [.G956]*[.Q405] + [.G957]*[.Q406] + [.G958]*[.Q407] + [.G959]*[.Q408] + [.G960]*[.Q409] + [.G961]*[.Q410] + [.G962]*[.Q411] + [.G963]*[.Q412] + [.G964]*[.Q413] + [.G965]*[.Q414] + [.G966]*[.Q415] + [.G967]*[.Q416] + [.G968]*[.Q417] + [.G969]*[.Q418] + [.G970]*[.Q419] + [.G971]*[.Q420] )" office:value-type="float" office:value="-0.999717534616662" calcext:value-type="float">
            <text:p>-0.999717534616662</text:p>
          </table:table-cell>
          <table:table-cell table:number-columns-repeated="13"/>
        </table:table-row>
        <table:table-row table:style-name="ro1">
          <table:table-cell office:value-type="float" office:value="489.847" calcext:value-type="float">
            <text:p>489.847</text:p>
          </table:table-cell>
          <table:table-cell table:number-columns-repeated="3"/>
          <table:table-cell table:formula="of:=[.$C$4] + ([.$C$5] - [.$C$4]) * (([.A972] - [.$C$1]) / ([.$C$2] - [.$C$1]))" office:value-type="float" office:value="-0.493735824855421" calcext:value-type="float">
            <text:p>-0.493735824855421</text:p>
          </table:table-cell>
          <table:table-cell table:number-columns-repeated="2"/>
          <table:table-cell table:style-name="ce17" table:formula="of:=TANH( [.G951]*[.Q421] + [.G952]*[.Q422] + [.G953]*[.Q423] + [.G954]*[.Q424] + [.G955]*[.Q425] + [.G956]*[.Q426] + [.G957]*[.Q427] + [.G958]*[.Q428] + [.G959]*[.Q429] + [.G960]*[.Q430] + [.G961]*[.Q431] + [.G962]*[.Q432] + [.G963]*[.Q433] + [.G964]*[.Q434] + [.G965]*[.Q435] + [.G966]*[.Q436] + [.G967]*[.Q437] + [.G968]*[.Q438] + [.G969]*[.Q439] + [.G970]*[.Q440] + [.G971]*[.Q441] )" office:value-type="float" office:value="-0.999577857528684" calcext:value-type="float">
            <text:p>-0.999577857528684</text:p>
          </table:table-cell>
          <table:table-cell table:number-columns-repeated="13"/>
        </table:table-row>
        <table:table-row table:style-name="ro1">
          <table:table-cell office:value-type="float" office:value="516.051" calcext:value-type="float">
            <text:p>516.051</text:p>
          </table:table-cell>
          <table:table-cell table:number-columns-repeated="3"/>
          <table:table-cell table:formula="of:=[.$C$4] + ([.$C$5] - [.$C$4]) * (([.A973] - [.$C$1]) / ([.$C$2] - [.$C$1]))" office:value-type="float" office:value="-0.493305290544901" calcext:value-type="float">
            <text:p>-0.493305290544901</text:p>
          </table:table-cell>
          <table:table-cell table:number-columns-repeated="2"/>
          <table:table-cell table:style-name="ce17" table:formula="of:=TANH( [.G951]*[.Q442] + [.G952]*[.Q443] + [.G953]*[.Q444] + [.G954]*[.Q445] + [.G955]*[.Q446] + [.G956]*[.Q447] + [.G957]*[.Q448] + [.G958]*[.Q449] + [.G959]*[.Q450] + [.G960]*[.Q451] + [.G961]*[.Q452] + [.G962]*[.Q453] + [.G963]*[.Q454] + [.G964]*[.Q455] + [.G965]*[.Q456] + [.G966]*[.Q457] + [.G967]*[.Q458] + [.G968]*[.Q459] + [.G969]*[.Q460] + [.G970]*[.Q461] + [.G971]*[.Q462] )" office:value-type="float" office:value="-0.999304007014982" calcext:value-type="float">
            <text:p>-0.999304007014982</text:p>
          </table:table-cell>
          <table:table-cell table:number-columns-repeated="13"/>
        </table:table-row>
        <table:table-row table:style-name="ro1">
          <table:table-cell office:value-type="float" office:value="529.917" calcext:value-type="float">
            <text:p>529.917</text:p>
          </table:table-cell>
          <table:table-cell table:number-columns-repeated="3"/>
          <table:table-cell table:formula="of:=[.$C$4] + ([.$C$5] - [.$C$4]) * (([.A974] - [.$C$1]) / ([.$C$2] - [.$C$1]))" office:value-type="float" office:value="-0.493077470794112" calcext:value-type="float">
            <text:p>-0.493077470794112</text:p>
          </table:table-cell>
          <table:table-cell table:number-columns-repeated="2"/>
          <table:table-cell table:style-name="ce17" table:formula="of:=TANH( [.G951]*[.Q463] + [.G952]*[.Q464] + [.G953]*[.Q465] + [.G954]*[.Q466] + [.G955]*[.Q467] + [.G956]*[.Q468] + [.G957]*[.Q469] + [.G958]*[.Q470] + [.G959]*[.Q471] + [.G960]*[.Q472] + [.G961]*[.Q473] + [.G962]*[.Q474] + [.G963]*[.Q475] + [.G964]*[.Q476] + [.G965]*[.Q477] + [.G966]*[.Q478] + [.G967]*[.Q479] + [.G968]*[.Q480] + [.G969]*[.Q481] + [.G970]*[.Q482] + [.G971]*[.Q483] )" office:value-type="float" office:value="-0.999566773380491" calcext:value-type="float">
            <text:p>-0.999566773380491</text:p>
          </table:table-cell>
          <table:table-cell table:number-columns-repeated="13"/>
        </table:table-row>
        <table:table-row table:style-name="ro1">
          <table:table-cell office:value-type="float" office:value="537.23299" calcext:value-type="float">
            <text:p>537.23299</text:p>
          </table:table-cell>
          <table:table-cell table:number-columns-repeated="3"/>
          <table:table-cell table:formula="of:=[.$C$4] + ([.$C$5] - [.$C$4]) * (([.A975] - [.$C$1]) / ([.$C$2] - [.$C$1]))" office:value-type="float" office:value="-0.492957268355155" calcext:value-type="float">
            <text:p>-0.492957268355155</text:p>
          </table:table-cell>
          <table:table-cell table:number-columns-repeated="16"/>
        </table:table-row>
        <table:table-row table:style-name="ro1">
          <table:table-cell office:value-type="float" office:value="528.04999" calcext:value-type="float">
            <text:p>528.04999</text:p>
          </table:table-cell>
          <table:table-cell table:number-columns-repeated="3"/>
          <table:table-cell table:formula="of:=[.$C$4] + ([.$C$5] - [.$C$4]) * (([.A976] - [.$C$1]) / ([.$C$2] - [.$C$1]))" office:value-type="float" office:value="-0.493108145952984" calcext:value-type="float">
            <text:p>-0.49310814595298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38.568" calcext:value-type="float">
            <text:p>538.568</text:p>
          </table:table-cell>
          <table:table-cell table:number-columns-repeated="3"/>
          <table:table-cell table:formula="of:=[.$C$4] + ([.$C$5] - [.$C$4]) * (([.A977] - [.$C$1]) / ([.$C$2] - [.$C$1]))" office:value-type="float" office:value="-0.492935334008876" calcext:value-type="float">
            <text:p>-0.492935334008876</text:p>
          </table:table-cell>
          <table:table-cell/>
          <table:table-cell table:style-name="ce15" office:value-type="float" office:value="-0.496945609132961" calcext:value-type="float">
            <text:p>-0.496945609132961</text:p>
          </table:table-cell>
          <table:table-cell table:style-name="ce17" table:formula="of:=TANH( [.G976]*[.Q1] + [.G977]*[.Q2] + [.G978]*[.Q3] + [.G979]*[.Q4] + [.G980]*[.Q5] + [.G981]*[.Q6] + [.G982]*[.Q7] + [.G983]*[.Q8] + [.G984]*[.Q9] + [.G985]*[.Q10] + [.G986]*[.Q11] + [.G987]*[.Q12] + [.G988]*[.Q13] + [.G989]*[.Q14] + [.G990]*[.Q15] + [.G991]*[.Q16] + [.G992]*[.Q17] + [.G993]*[.Q18] + [.G994]*[.Q19] + [.G995]*[.Q20] + [.G996]*[.Q21] )" office:value-type="float" office:value="-0.999810018625006" calcext:value-type="float">
            <text:p>-0.999810018625006</text:p>
          </table:table-cell>
          <table:table-cell table:style-name="ce19" table:formula="of:=TANH( [.H976]*[.S1] + [.H977]*[.S2] + [.H978]*[.S3] + [.H979]*[.S4] + [.H980]*[.S5] + [.H981]*[.S6] + [.H982]*[.S7] + [.H983]*[.S8] + [.H984]*[.S9] + [.H985]*[.S10] + [.H986]*[.S11] + [.H987]*[.S12] + [.H988]*[.S13] + [.H989]*[.S14] + [.H990]*[.S15] + [.H991]*[.S16] + [.H992]*[.S17] + [.H993]*[.S18] + [.H994]*[.S19] + [.H995]*[.S20] + [.H996]*[.S21] + [.H997]*[.S22] + [.H998]*[.S23] + [.H999]*[.S24] )" office:value-type="float" office:value="-0.999999999373354" calcext:value-type="float">
            <text:p>-0.999999999373354</text:p>
          </table:table-cell>
          <table:table-cell table:style-name="ce20" office:value-type="float" office:value="-0.486432514471476" calcext:value-type="float">
            <text:p>-0.486432514471476</text:p>
          </table:table-cell>
          <table:table-cell table:style-name="ce21" table:formula="of:= ([.J977]-[.I977]) * ([.J977]-[.I977])" office:value-type="float" office:value="0.26375156154844" calcext:value-type="float">
            <text:p>0.26375156154844</text:p>
          </table:table-cell>
          <table:table-cell table:number-columns-repeated="10"/>
        </table:table-row>
        <table:table-row table:style-name="ro1">
          <table:table-cell office:value-type="float" office:value="537.185" calcext:value-type="float">
            <text:p>537.185</text:p>
          </table:table-cell>
          <table:table-cell table:number-columns-repeated="3"/>
          <table:table-cell table:formula="of:=[.$C$4] + ([.$C$5] - [.$C$4]) * (([.A978] - [.$C$1]) / ([.$C$2] - [.$C$1]))" office:value-type="float" office:value="-0.492958056835599" calcext:value-type="float">
            <text:p>-0.492958056835599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976]*[.Q22] + [.G977]*[.Q23] + [.G978]*[.Q24] + [.G979]*[.Q25] + [.G980]*[.Q26] + [.G981]*[.Q27] + [.G982]*[.Q28] + [.G983]*[.Q29] + [.G984]*[.Q30] + [.G985]*[.Q31] + [.G986]*[.Q32] + [.G987]*[.Q33] + [.G988]*[.Q34] + [.G989]*[.Q35] + [.G990]*[.Q36] + [.G991]*[.Q37] + [.G992]*[.Q38] + [.G993]*[.Q39] + [.G994]*[.Q40] + [.G995]*[.Q41] + [.G996]*[.Q42] )" office:value-type="float" office:value="-0.998402872250018" calcext:value-type="float">
            <text:p>-0.998402872250018</text:p>
          </table:table-cell>
          <table:table-cell table:style-name="ce19" table:formula="of:=TANH( [.H976]*[.S25] + [.H977]*[.S26] + [.H978]*[.S27] + [.H979]*[.S28] + [.H980]*[.S29] + [.H981]*[.S30] + [.H982]*[.S31] + [.H983]*[.S32] + [.H984]*[.S33] + [.H985]*[.S34] + [.H986]*[.S35] + [.H987]*[.S36] + [.H988]*[.S37] + [.H989]*[.S38] + [.H990]*[.S39] + [.H991]*[.S40] + [.H992]*[.S41] + [.H993]*[.S42] + [.H994]*[.S43] + [.H995]*[.S44] + [.H996]*[.S45] + [.H997]*[.S46] + [.H998]*[.S47] + [.H999]*[.S48] )" office:value-type="float" office:value="-0.999999996075461" calcext:value-type="float">
            <text:p>-0.999999996075461</text:p>
          </table:table-cell>
          <table:table-cell table:style-name="ce20" office:value-type="float" office:value="-0.484230749783481" calcext:value-type="float">
            <text:p>-0.484230749783481</text:p>
          </table:table-cell>
          <table:table-cell table:style-name="ce21" table:formula="of:= ([.J978]-[.I978]) * ([.J978]-[.I978])" office:value-type="float" office:value="0.266017915420597" calcext:value-type="float">
            <text:p>0.266017915420597</text:p>
          </table:table-cell>
          <table:table-cell table:number-columns-repeated="10"/>
        </table:table-row>
        <table:table-row table:style-name="ro1">
          <table:table-cell office:value-type="float" office:value="571.139" calcext:value-type="float">
            <text:p>571.139</text:p>
          </table:table-cell>
          <table:table-cell table:number-columns-repeated="3"/>
          <table:table-cell table:formula="of:=[.$C$4] + ([.$C$5] - [.$C$4]) * (([.A979] - [.$C$1]) / ([.$C$2] - [.$C$1]))" office:value-type="float" office:value="-0.492400189258915" calcext:value-type="float">
            <text:p>-0.492400189258915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976]*[.Q43] + [.G977]*[.Q44] + [.G978]*[.Q45] + [.G979]*[.Q46] + [.G980]*[.Q47] + [.G981]*[.Q48] + [.G982]*[.Q49] + [.G983]*[.Q50] + [.G984]*[.Q51] + [.G985]*[.Q52] + [.G986]*[.Q53] + [.G987]*[.Q54] + [.G988]*[.Q55] + [.G989]*[.Q56] + [.G990]*[.Q57] + [.G991]*[.Q58] + [.G992]*[.Q59] + [.G993]*[.Q60] + [.G994]*[.Q61] + [.G995]*[.Q62] + [.G996]*[.Q63] )" office:value-type="float" office:value="-0.999771478629231" calcext:value-type="float">
            <text:p>-0.999771478629231</text:p>
          </table:table-cell>
          <table:table-cell table:style-name="ce19" table:formula="of:=TANH( [.H976]*[.S49] + [.H977]*[.S50] + [.H978]*[.S51] + [.H979]*[.S52] + [.H980]*[.S53] + [.H981]*[.S54] + [.H982]*[.S55] + [.H983]*[.S56] + [.H984]*[.S57] + [.H985]*[.S58] + [.H986]*[.S59] + [.H987]*[.S60] + [.H988]*[.S61] + [.H989]*[.S62] + [.H990]*[.S63] + [.H991]*[.S64] + [.H992]*[.S65] + [.H993]*[.S66] + [.H994]*[.S67] + [.H995]*[.S68] + [.H996]*[.S69] + [.H997]*[.S70] + [.H998]*[.S71] + [.H999]*[.S72] )" office:value-type="float" office:value="-0.999999972562659" calcext:value-type="float">
            <text:p>-0.999999972562659</text:p>
          </table:table-cell>
          <table:table-cell table:style-name="ce20" office:value-type="float" office:value="-0.482808512285992" calcext:value-type="float">
            <text:p>-0.482808512285992</text:p>
          </table:table-cell>
          <table:table-cell table:style-name="ce21" table:formula="of:= ([.J979]-[.I979]) * ([.J979]-[.I979])" office:value-type="float" office:value="0.267487006583111" calcext:value-type="float">
            <text:p>0.267487006583111</text:p>
          </table:table-cell>
          <table:table-cell table:number-columns-repeated="10"/>
        </table:table-row>
        <table:table-row table:style-name="ro1">
          <table:table-cell office:value-type="float" office:value="579.343" calcext:value-type="float">
            <text:p>579.343</text:p>
          </table:table-cell>
          <table:table-cell table:number-columns-repeated="3"/>
          <table:table-cell table:formula="of:=[.$C$4] + ([.$C$5] - [.$C$4]) * (([.A980] - [.$C$1]) / ([.$C$2] - [.$C$1]))" office:value-type="float" office:value="-0.49226539672787" calcext:value-type="float">
            <text:p>-0.49226539672787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976]*[.Q64] + [.G977]*[.Q65] + [.G978]*[.Q66] + [.G979]*[.Q67] + [.G980]*[.Q68] + [.G981]*[.Q69] + [.G982]*[.Q70] + [.G983]*[.Q71] + [.G984]*[.Q72] + [.G985]*[.Q73] + [.G986]*[.Q74] + [.G987]*[.Q75] + [.G988]*[.Q76] + [.G989]*[.Q77] + [.G990]*[.Q78] + [.G991]*[.Q79] + [.G992]*[.Q80] + [.G993]*[.Q81] + [.G994]*[.Q82] + [.G995]*[.Q83] + [.G996]*[.Q84] )" office:value-type="float" office:value="-0.999730096042565" calcext:value-type="float">
            <text:p>-0.999730096042565</text:p>
          </table:table-cell>
          <table:table-cell table:number-columns-repeated="13"/>
        </table:table-row>
        <table:table-row table:style-name="ro1">
          <table:table-cell office:value-type="float" office:value="578.84899" calcext:value-type="float">
            <text:p>578.84899</text:p>
          </table:table-cell>
          <table:table-cell table:number-columns-repeated="3"/>
          <table:table-cell table:formula="of:=[.$C$4] + ([.$C$5] - [.$C$4]) * (([.A981] - [.$C$1]) / ([.$C$2] - [.$C$1]))" office:value-type="float" office:value="-0.492273513361008" calcext:value-type="float">
            <text:p>-0.492273513361008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976]*[.Q85] + [.G977]*[.Q86] + [.G978]*[.Q87] + [.G979]*[.Q88] + [.G980]*[.Q89] + [.G981]*[.Q90] + [.G982]*[.Q91] + [.G983]*[.Q92] + [.G984]*[.Q93] + [.G985]*[.Q94] + [.G986]*[.Q95] + [.G987]*[.Q96] + [.G988]*[.Q97] + [.G989]*[.Q98] + [.G990]*[.Q99] + [.G991]*[.Q100] + [.G992]*[.Q101] + [.G993]*[.Q102] + [.G994]*[.Q103] + [.G995]*[.Q104] + [.G996]*[.Q105] )" office:value-type="float" office:value="-0.998338848486203" calcext:value-type="float">
            <text:p>-0.998338848486203</text:p>
          </table:table-cell>
          <table:table-cell table:number-columns-repeated="13"/>
        </table:table-row>
        <table:table-row table:style-name="ro1">
          <table:table-cell office:value-type="float" office:value="585.399" calcext:value-type="float">
            <text:p>585.399</text:p>
          </table:table-cell>
          <table:table-cell table:number-columns-repeated="3"/>
          <table:table-cell table:formula="of:=[.$C$4] + ([.$C$5] - [.$C$4]) * (([.A982] - [.$C$1]) / ([.$C$2] - [.$C$1]))" office:value-type="float" office:value="-0.492165896049176" calcext:value-type="float">
            <text:p>-0.492165896049176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976]*[.Q106] + [.G977]*[.Q107] + [.G978]*[.Q108] + [.G979]*[.Q109] + [.G980]*[.Q110] + [.G981]*[.Q111] + [.G982]*[.Q112] + [.G983]*[.Q113] + [.G984]*[.Q114] + [.G985]*[.Q115] + [.G986]*[.Q116] + [.G987]*[.Q117] + [.G988]*[.Q118] + [.G989]*[.Q119] + [.G990]*[.Q120] + [.G991]*[.Q121] + [.G992]*[.Q122] + [.G993]*[.Q123] + [.G994]*[.Q124] + [.G995]*[.Q125] + [.G996]*[.Q126] )" office:value-type="float" office:value="-0.999545419308193" calcext:value-type="float">
            <text:p>-0.999545419308193</text:p>
          </table:table-cell>
          <table:table-cell table:number-columns-repeated="13"/>
        </table:table-row>
        <table:table-row table:style-name="ro1">
          <table:table-cell office:value-type="float" office:value="576.226" calcext:value-type="float">
            <text:p>576.226</text:p>
          </table:table-cell>
          <table:table-cell table:number-columns-repeated="3"/>
          <table:table-cell table:formula="of:=[.$C$4] + ([.$C$5] - [.$C$4]) * (([.A983] - [.$C$1]) / ([.$C$2] - [.$C$1]))" office:value-type="float" office:value="-0.492316609346016" calcext:value-type="float">
            <text:p>-0.492316609346016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976]*[.Q127] + [.G977]*[.Q128] + [.G978]*[.Q129] + [.G979]*[.Q130] + [.G980]*[.Q131] + [.G981]*[.Q132] + [.G982]*[.Q133] + [.G983]*[.Q134] + [.G984]*[.Q135] + [.G985]*[.Q136] + [.G986]*[.Q137] + [.G987]*[.Q138] + [.G988]*[.Q139] + [.G989]*[.Q140] + [.G990]*[.Q141] + [.G991]*[.Q142] + [.G992]*[.Q143] + [.G993]*[.Q144] + [.G994]*[.Q145] + [.G995]*[.Q146] + [.G996]*[.Q147] )" office:value-type="float" office:value="-0.999826568918098" calcext:value-type="float">
            <text:p>-0.999826568918098</text:p>
          </table:table-cell>
          <table:table-cell table:number-columns-repeated="13"/>
        </table:table-row>
        <table:table-row table:style-name="ro1">
          <table:table-cell office:value-type="float" office:value="580.43599" calcext:value-type="float">
            <text:p>580.43599</text:p>
          </table:table-cell>
          <table:table-cell table:number-columns-repeated="3"/>
          <table:table-cell table:formula="of:=[.$C$4] + ([.$C$5] - [.$C$4]) * (([.A984] - [.$C$1]) / ([.$C$2] - [.$C$1]))" office:value-type="float" office:value="-0.492247438794117" calcext:value-type="float">
            <text:p>-0.492247438794117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976]*[.Q148] + [.G977]*[.Q149] + [.G978]*[.Q150] + [.G979]*[.Q151] + [.G980]*[.Q152] + [.G981]*[.Q153] + [.G982]*[.Q154] + [.G983]*[.Q155] + [.G984]*[.Q156] + [.G985]*[.Q157] + [.G986]*[.Q158] + [.G987]*[.Q159] + [.G988]*[.Q160] + [.G989]*[.Q161] + [.G990]*[.Q162] + [.G991]*[.Q163] + [.G992]*[.Q164] + [.G993]*[.Q165] + [.G994]*[.Q166] + [.G995]*[.Q167] + [.G996]*[.Q168] )" office:value-type="float" office:value="-0.999421822197193" calcext:value-type="float">
            <text:p>-0.999421822197193</text:p>
          </table:table-cell>
          <table:table-cell table:number-columns-repeated="13"/>
        </table:table-row>
        <table:table-row table:style-name="ro1">
          <table:table-cell office:value-type="float" office:value="574.953" calcext:value-type="float">
            <text:p>574.953</text:p>
          </table:table-cell>
          <table:table-cell table:number-columns-repeated="3"/>
          <table:table-cell table:formula="of:=[.$C$4] + ([.$C$5] - [.$C$4]) * (([.A985] - [.$C$1]) / ([.$C$2] - [.$C$1]))" office:value-type="float" office:value="-0.492337524861864" calcext:value-type="float">
            <text:p>-0.492337524861864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976]*[.Q169] + [.G977]*[.Q170] + [.G978]*[.Q171] + [.G979]*[.Q172] + [.G980]*[.Q173] + [.G981]*[.Q174] + [.G982]*[.Q175] + [.G983]*[.Q176] + [.G984]*[.Q177] + [.G985]*[.Q178] + [.G986]*[.Q179] + [.G987]*[.Q180] + [.G988]*[.Q181] + [.G989]*[.Q182] + [.G990]*[.Q183] + [.G991]*[.Q184] + [.G992]*[.Q185] + [.G993]*[.Q186] + [.G994]*[.Q187] + [.G995]*[.Q188] + [.G996]*[.Q189] )" office:value-type="float" office:value="-0.999881352646679" calcext:value-type="float">
            <text:p>-0.999881352646679</text:p>
          </table:table-cell>
          <table:table-cell table:number-columns-repeated="13"/>
        </table:table-row>
        <table:table-row table:style-name="ro1">
          <table:table-cell office:value-type="float" office:value="583.87" calcext:value-type="float">
            <text:p>583.87</text:p>
          </table:table-cell>
          <table:table-cell table:number-columns-repeated="3"/>
          <table:table-cell table:formula="of:=[.$C$4] + ([.$C$5] - [.$C$4]) * (([.A986] - [.$C$1]) / ([.$C$2] - [.$C$1]))" office:value-type="float" office:value="-0.492191017670332" calcext:value-type="float">
            <text:p>-0.492191017670332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976]*[.Q190] + [.G977]*[.Q191] + [.G978]*[.Q192] + [.G979]*[.Q193] + [.G980]*[.Q194] + [.G981]*[.Q195] + [.G982]*[.Q196] + [.G983]*[.Q197] + [.G984]*[.Q198] + [.G985]*[.Q199] + [.G986]*[.Q200] + [.G987]*[.Q201] + [.G988]*[.Q202] + [.G989]*[.Q203] + [.G990]*[.Q204] + [.G991]*[.Q205] + [.G992]*[.Q206] + [.G993]*[.Q207] + [.G994]*[.Q208] + [.G995]*[.Q209] + [.G996]*[.Q210] )" office:value-type="float" office:value="-0.999790867149869" calcext:value-type="float">
            <text:p>-0.999790867149869</text:p>
          </table:table-cell>
          <table:table-cell table:number-columns-repeated="13"/>
        </table:table-row>
        <table:table-row table:style-name="ro1">
          <table:table-cell office:value-type="float" office:value="633.205" calcext:value-type="float">
            <text:p>633.205</text:p>
          </table:table-cell>
          <table:table-cell table:number-columns-repeated="3"/>
          <table:table-cell table:formula="of:=[.$C$4] + ([.$C$5] - [.$C$4]) * (([.A987] - [.$C$1]) / ([.$C$2] - [.$C$1]))" office:value-type="float" office:value="-0.491380438743087" calcext:value-type="float">
            <text:p>-0.491380438743087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976]*[.Q211] + [.G977]*[.Q212] + [.G978]*[.Q213] + [.G979]*[.Q214] + [.G980]*[.Q215] + [.G981]*[.Q216] + [.G982]*[.Q217] + [.G983]*[.Q218] + [.G984]*[.Q219] + [.G985]*[.Q220] + [.G986]*[.Q221] + [.G987]*[.Q222] + [.G988]*[.Q223] + [.G989]*[.Q224] + [.G990]*[.Q225] + [.G991]*[.Q226] + [.G992]*[.Q227] + [.G993]*[.Q228] + [.G994]*[.Q229] + [.G995]*[.Q230] + [.G996]*[.Q231] )" office:value-type="float" office:value="-0.998058211876802" calcext:value-type="float">
            <text:p>-0.998058211876802</text:p>
          </table:table-cell>
          <table:table-cell table:number-columns-repeated="13"/>
        </table:table-row>
        <table:table-row table:style-name="ro1">
          <table:table-cell office:value-type="float" office:value="682.226" calcext:value-type="float">
            <text:p>682.226</text:p>
          </table:table-cell>
          <table:table-cell table:number-columns-repeated="3"/>
          <table:table-cell table:formula="of:=[.$C$4] + ([.$C$5] - [.$C$4]) * (([.A988] - [.$C$1]) / ([.$C$2] - [.$C$1]))" office:value-type="float" office:value="-0.490575018866884" calcext:value-type="float">
            <text:p>-0.490575018866884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976]*[.Q232] + [.G977]*[.Q233] + [.G978]*[.Q234] + [.G979]*[.Q235] + [.G980]*[.Q236] + [.G981]*[.Q237] + [.G982]*[.Q238] + [.G983]*[.Q239] + [.G984]*[.Q240] + [.G985]*[.Q241] + [.G986]*[.Q242] + [.G987]*[.Q243] + [.G988]*[.Q244] + [.G989]*[.Q245] + [.G990]*[.Q246] + [.G991]*[.Q247] + [.G992]*[.Q248] + [.G993]*[.Q249] + [.G994]*[.Q250] + [.G995]*[.Q251] + [.G996]*[.Q252] )" office:value-type="float" office:value="-0.999949402813186" calcext:value-type="float">
            <text:p>-0.999949402813186</text:p>
          </table:table-cell>
          <table:table-cell table:number-columns-repeated="13"/>
        </table:table-row>
        <table:table-row table:style-name="ro1">
          <table:table-cell office:value-type="float" office:value="695.155" calcext:value-type="float">
            <text:p>695.155</text:p>
          </table:table-cell>
          <table:table-cell table:number-columns-repeated="3"/>
          <table:table-cell table:formula="of:=[.$C$4] + ([.$C$5] - [.$C$4]) * (([.A989] - [.$C$1]) / ([.$C$2] - [.$C$1]))" office:value-type="float" office:value="-0.490362594118726" calcext:value-type="float">
            <text:p>-0.490362594118726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976]*[.Q253] + [.G977]*[.Q254] + [.G978]*[.Q255] + [.G979]*[.Q256] + [.G980]*[.Q257] + [.G981]*[.Q258] + [.G982]*[.Q259] + [.G983]*[.Q260] + [.G984]*[.Q261] + [.G985]*[.Q262] + [.G986]*[.Q263] + [.G987]*[.Q264] + [.G988]*[.Q265] + [.G989]*[.Q266] + [.G990]*[.Q267] + [.G991]*[.Q268] + [.G992]*[.Q269] + [.G993]*[.Q270] + [.G994]*[.Q271] + [.G995]*[.Q272] + [.G996]*[.Q273] )" office:value-type="float" office:value="-0.999987708970788" calcext:value-type="float">
            <text:p>-0.999987708970788</text:p>
          </table:table-cell>
          <table:table-cell table:number-columns-repeated="13"/>
        </table:table-row>
        <table:table-row table:style-name="ro1">
          <table:table-cell office:value-type="float" office:value="685.442" calcext:value-type="float">
            <text:p>685.442</text:p>
          </table:table-cell>
          <table:table-cell table:number-columns-repeated="3"/>
          <table:table-cell table:formula="of:=[.$C$4] + ([.$C$5] - [.$C$4]) * (([.A990] - [.$C$1]) / ([.$C$2] - [.$C$1]))" office:value-type="float" office:value="-0.490522179668951" calcext:value-type="float">
            <text:p>-0.490522179668951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976]*[.Q274] + [.G977]*[.Q275] + [.G978]*[.Q276] + [.G979]*[.Q277] + [.G980]*[.Q278] + [.G981]*[.Q279] + [.G982]*[.Q280] + [.G983]*[.Q281] + [.G984]*[.Q282] + [.G985]*[.Q283] + [.G986]*[.Q284] + [.G987]*[.Q285] + [.G988]*[.Q286] + [.G989]*[.Q287] + [.G990]*[.Q288] + [.G991]*[.Q289] + [.G992]*[.Q290] + [.G993]*[.Q291] + [.G994]*[.Q292] + [.G995]*[.Q293] + [.G996]*[.Q294] )" office:value-type="float" office:value="-0.999945708019673" calcext:value-type="float">
            <text:p>-0.999945708019673</text:p>
          </table:table-cell>
          <table:table-cell table:number-columns-repeated="13"/>
        </table:table-row>
        <table:table-row table:style-name="ro1">
          <table:table-cell office:value-type="float" office:value="732.357" calcext:value-type="float">
            <text:p>732.357</text:p>
          </table:table-cell>
          <table:table-cell table:number-columns-repeated="3"/>
          <table:table-cell table:formula="of:=[.$C$4] + ([.$C$5] - [.$C$4]) * (([.A991] - [.$C$1]) / ([.$C$2] - [.$C$1]))" office:value-type="float" office:value="-0.489751361580946" calcext:value-type="float">
            <text:p>-0.489751361580946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976]*[.Q295] + [.G977]*[.Q296] + [.G978]*[.Q297] + [.G979]*[.Q298] + [.G980]*[.Q299] + [.G981]*[.Q300] + [.G982]*[.Q301] + [.G983]*[.Q302] + [.G984]*[.Q303] + [.G985]*[.Q304] + [.G986]*[.Q305] + [.G987]*[.Q306] + [.G988]*[.Q307] + [.G989]*[.Q308] + [.G990]*[.Q309] + [.G991]*[.Q310] + [.G992]*[.Q311] + [.G993]*[.Q312] + [.G994]*[.Q313] + [.G995]*[.Q314] + [.G996]*[.Q315] )" office:value-type="float" office:value="-0.999677230278744" calcext:value-type="float">
            <text:p>-0.999677230278744</text:p>
          </table:table-cell>
          <table:table-cell table:number-columns-repeated="13"/>
        </table:table-row>
        <table:table-row table:style-name="ro1">
          <table:table-cell office:value-type="float" office:value="773.25" calcext:value-type="float">
            <text:p>773.25</text:p>
          </table:table-cell>
          <table:table-cell table:number-columns-repeated="3"/>
          <table:table-cell table:formula="of:=[.$C$4] + ([.$C$5] - [.$C$4]) * (([.A992] - [.$C$1]) / ([.$C$2] - [.$C$1]))" office:value-type="float" office:value="-0.489079485548275" calcext:value-type="float">
            <text:p>-0.489079485548275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976]*[.Q316] + [.G977]*[.Q317] + [.G978]*[.Q318] + [.G979]*[.Q319] + [.G980]*[.Q320] + [.G981]*[.Q321] + [.G982]*[.Q322] + [.G983]*[.Q323] + [.G984]*[.Q324] + [.G985]*[.Q325] + [.G986]*[.Q326] + [.G987]*[.Q327] + [.G988]*[.Q328] + [.G989]*[.Q329] + [.G990]*[.Q330] + [.G991]*[.Q331] + [.G992]*[.Q332] + [.G993]*[.Q333] + [.G994]*[.Q334] + [.G995]*[.Q335] + [.G996]*[.Q336] )" office:value-type="float" office:value="-0.997338213202947" calcext:value-type="float">
            <text:p>-0.997338213202947</text:p>
          </table:table-cell>
          <table:table-cell table:number-columns-repeated="13"/>
        </table:table-row>
        <table:table-row table:style-name="ro1">
          <table:table-cell office:value-type="float" office:value="736.386" calcext:value-type="float">
            <text:p>736.386</text:p>
          </table:table-cell>
          <table:table-cell table:number-columns-repeated="3"/>
          <table:table-cell table:formula="of:=[.$C$4] + ([.$C$5] - [.$C$4]) * (([.A993] - [.$C$1]) / ([.$C$2] - [.$C$1]))" office:value-type="float" office:value="-0.48968516471264" calcext:value-type="float">
            <text:p>-0.48968516471264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976]*[.Q337] + [.G977]*[.Q338] + [.G978]*[.Q339] + [.G979]*[.Q340] + [.G980]*[.Q341] + [.G981]*[.Q342] + [.G982]*[.Q343] + [.G983]*[.Q344] + [.G984]*[.Q345] + [.G985]*[.Q346] + [.G986]*[.Q347] + [.G987]*[.Q348] + [.G988]*[.Q349] + [.G989]*[.Q350] + [.G990]*[.Q351] + [.G991]*[.Q352] + [.G992]*[.Q353] + [.G993]*[.Q354] + [.G994]*[.Q355] + [.G995]*[.Q356] + [.G996]*[.Q357] )" office:value-type="float" office:value="-0.99949928831428" calcext:value-type="float">
            <text:p>-0.99949928831428</text:p>
          </table:table-cell>
          <table:table-cell table:number-columns-repeated="13"/>
        </table:table-row>
        <table:table-row table:style-name="ro1">
          <table:table-cell office:value-type="float" office:value="747.831" calcext:value-type="float">
            <text:p>747.831</text:p>
          </table:table-cell>
          <table:table-cell table:number-columns-repeated="3"/>
          <table:table-cell table:formula="of:=[.$C$4] + ([.$C$5] - [.$C$4]) * (([.A994] - [.$C$1]) / ([.$C$2] - [.$C$1]))" office:value-type="float" office:value="-0.48949712223119" calcext:value-type="float">
            <text:p>-0.48949712223119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976]*[.Q358] + [.G977]*[.Q359] + [.G978]*[.Q360] + [.G979]*[.Q361] + [.G980]*[.Q362] + [.G981]*[.Q363] + [.G982]*[.Q364] + [.G983]*[.Q365] + [.G984]*[.Q366] + [.G985]*[.Q367] + [.G986]*[.Q368] + [.G987]*[.Q369] + [.G988]*[.Q370] + [.G989]*[.Q371] + [.G990]*[.Q372] + [.G991]*[.Q373] + [.G992]*[.Q374] + [.G993]*[.Q375] + [.G994]*[.Q376] + [.G995]*[.Q377] + [.G996]*[.Q378] )" office:value-type="float" office:value="-0.998817455059794" calcext:value-type="float">
            <text:p>-0.998817455059794</text:p>
          </table:table-cell>
          <table:table-cell table:number-columns-repeated="13"/>
        </table:table-row>
        <table:table-row table:style-name="ro1">
          <table:table-cell office:value-type="float" office:value="758.903" calcext:value-type="float">
            <text:p>758.903</text:p>
          </table:table-cell>
          <table:table-cell table:number-columns-repeated="3"/>
          <table:table-cell table:formula="of:=[.$C$4] + ([.$C$5] - [.$C$4]) * (([.A995] - [.$C$1]) / ([.$C$2] - [.$C$1]))" office:value-type="float" office:value="-0.489315208176615" calcext:value-type="float">
            <text:p>-0.489315208176615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976]*[.Q379] + [.G977]*[.Q380] + [.G978]*[.Q381] + [.G979]*[.Q382] + [.G980]*[.Q383] + [.G981]*[.Q384] + [.G982]*[.Q385] + [.G983]*[.Q386] + [.G984]*[.Q387] + [.G985]*[.Q388] + [.G986]*[.Q389] + [.G987]*[.Q390] + [.G988]*[.Q391] + [.G989]*[.Q392] + [.G990]*[.Q393] + [.G991]*[.Q394] + [.G992]*[.Q395] + [.G993]*[.Q396] + [.G994]*[.Q397] + [.G995]*[.Q398] + [.G996]*[.Q399] )" office:value-type="float" office:value="-0.999696010502786" calcext:value-type="float">
            <text:p>-0.999696010502786</text:p>
          </table:table-cell>
          <table:table-cell table:number-columns-repeated="13"/>
        </table:table-row>
        <table:table-row table:style-name="ro1">
          <table:table-cell office:value-type="float" office:value="702.696" calcext:value-type="float">
            <text:p>702.696</text:p>
          </table:table-cell>
          <table:table-cell table:number-columns-repeated="3"/>
          <table:table-cell table:formula="of:=[.$C$4] + ([.$C$5] - [.$C$4]) * (([.A996] - [.$C$1]) / ([.$C$2] - [.$C$1]))" office:value-type="float" office:value="-0.490238694743225" calcext:value-type="float">
            <text:p>-0.490238694743225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976]*[.Q400] + [.G977]*[.Q401] + [.G978]*[.Q402] + [.G979]*[.Q403] + [.G980]*[.Q404] + [.G981]*[.Q405] + [.G982]*[.Q406] + [.G983]*[.Q407] + [.G984]*[.Q408] + [.G985]*[.Q409] + [.G986]*[.Q410] + [.G987]*[.Q411] + [.G988]*[.Q412] + [.G989]*[.Q413] + [.G990]*[.Q414] + [.G991]*[.Q415] + [.G992]*[.Q416] + [.G993]*[.Q417] + [.G994]*[.Q418] + [.G995]*[.Q419] + [.G996]*[.Q420] )" office:value-type="float" office:value="-0.999714679322693" calcext:value-type="float">
            <text:p>-0.999714679322693</text:p>
          </table:table-cell>
          <table:table-cell table:number-columns-repeated="13"/>
        </table:table-row>
        <table:table-row table:style-name="ro1">
          <table:table-cell office:value-type="float" office:value="657.013" calcext:value-type="float">
            <text:p>657.013</text:p>
          </table:table-cell>
          <table:table-cell table:number-columns-repeated="3"/>
          <table:table-cell table:formula="of:=[.$C$4] + ([.$C$5] - [.$C$4]) * (([.A997] - [.$C$1]) / ([.$C$2] - [.$C$1]))" office:value-type="float" office:value="-0.490989270949434" calcext:value-type="float">
            <text:p>-0.490989270949434</text:p>
          </table:table-cell>
          <table:table-cell table:number-columns-repeated="2"/>
          <table:table-cell table:style-name="ce17" table:formula="of:=TANH( [.G976]*[.Q421] + [.G977]*[.Q422] + [.G978]*[.Q423] + [.G979]*[.Q424] + [.G980]*[.Q425] + [.G981]*[.Q426] + [.G982]*[.Q427] + [.G983]*[.Q428] + [.G984]*[.Q429] + [.G985]*[.Q430] + [.G986]*[.Q431] + [.G987]*[.Q432] + [.G988]*[.Q433] + [.G989]*[.Q434] + [.G990]*[.Q435] + [.G991]*[.Q436] + [.G992]*[.Q437] + [.G993]*[.Q438] + [.G994]*[.Q439] + [.G995]*[.Q440] + [.G996]*[.Q441] )" office:value-type="float" office:value="-0.999571759764036" calcext:value-type="float">
            <text:p>-0.999571759764036</text:p>
          </table:table-cell>
          <table:table-cell table:number-columns-repeated="13"/>
        </table:table-row>
        <table:table-row table:style-name="ro1">
          <table:table-cell office:value-type="float" office:value="581.249" calcext:value-type="float">
            <text:p>581.249</text:p>
          </table:table-cell>
          <table:table-cell table:number-columns-repeated="3"/>
          <table:table-cell table:formula="of:=[.$C$4] + ([.$C$5] - [.$C$4]) * (([.A998] - [.$C$1]) / ([.$C$2] - [.$C$1]))" office:value-type="float" office:value="-0.492234080959443" calcext:value-type="float">
            <text:p>-0.492234080959443</text:p>
          </table:table-cell>
          <table:table-cell table:number-columns-repeated="2"/>
          <table:table-cell table:style-name="ce17" table:formula="of:=TANH( [.G976]*[.Q442] + [.G977]*[.Q443] + [.G978]*[.Q444] + [.G979]*[.Q445] + [.G980]*[.Q446] + [.G981]*[.Q447] + [.G982]*[.Q448] + [.G983]*[.Q449] + [.G984]*[.Q450] + [.G985]*[.Q451] + [.G986]*[.Q452] + [.G987]*[.Q453] + [.G988]*[.Q454] + [.G989]*[.Q455] + [.G990]*[.Q456] + [.G991]*[.Q457] + [.G992]*[.Q458] + [.G993]*[.Q459] + [.G994]*[.Q460] + [.G995]*[.Q461] + [.G996]*[.Q462] )" office:value-type="float" office:value="-0.999299300822996" calcext:value-type="float">
            <text:p>-0.999299300822996</text:p>
          </table:table-cell>
          <table:table-cell table:number-columns-repeated="13"/>
        </table:table-row>
        <table:table-row table:style-name="ro1">
          <table:table-cell office:value-type="float" office:value="657.08999" calcext:value-type="float">
            <text:p>657.08999</text:p>
          </table:table-cell>
          <table:table-cell table:number-columns-repeated="3"/>
          <table:table-cell table:formula="of:=[.$C$4] + ([.$C$5] - [.$C$4]) * (([.A999] - [.$C$1]) / ([.$C$2] - [.$C$1]))" office:value-type="float" office:value="-0.490988005996123" calcext:value-type="float">
            <text:p>-0.490988005996123</text:p>
          </table:table-cell>
          <table:table-cell table:number-columns-repeated="2"/>
          <table:table-cell table:style-name="ce17" table:formula="of:=TANH( [.G976]*[.Q463] + [.G977]*[.Q464] + [.G978]*[.Q465] + [.G979]*[.Q466] + [.G980]*[.Q467] + [.G981]*[.Q468] + [.G982]*[.Q469] + [.G983]*[.Q470] + [.G984]*[.Q471] + [.G985]*[.Q472] + [.G986]*[.Q473] + [.G987]*[.Q474] + [.G988]*[.Q475] + [.G989]*[.Q476] + [.G990]*[.Q477] + [.G991]*[.Q478] + [.G992]*[.Q479] + [.G993]*[.Q480] + [.G994]*[.Q481] + [.G995]*[.Q482] + [.G996]*[.Q483] )" office:value-type="float" office:value="-0.999560454993292" calcext:value-type="float">
            <text:p>-0.999560454993292</text:p>
          </table:table-cell>
          <table:table-cell table:number-columns-repeated="13"/>
        </table:table-row>
        <table:table-row table:style-name="ro1">
          <table:table-cell office:value-type="float" office:value="687.168" calcext:value-type="float">
            <text:p>687.168</text:p>
          </table:table-cell>
          <table:table-cell table:number-columns-repeated="3"/>
          <table:table-cell table:formula="of:=[.$C$4] + ([.$C$5] - [.$C$4]) * (([.A1000] - [.$C$1]) / ([.$C$2] - [.$C$1]))" office:value-type="float" office:value="-0.490493821318319" calcext:value-type="float">
            <text:p>-0.490493821318319</text:p>
          </table:table-cell>
          <table:table-cell table:number-columns-repeated="16"/>
        </table:table-row>
        <table:table-row table:style-name="ro1">
          <table:table-cell office:value-type="float" office:value="657.22399" calcext:value-type="float">
            <text:p>657.22399</text:p>
          </table:table-cell>
          <table:table-cell table:number-columns-repeated="3"/>
          <table:table-cell table:formula="of:=[.$C$4] + ([.$C$5] - [.$C$4]) * (([.A1001] - [.$C$1]) / ([.$C$2] - [.$C$1]))" office:value-type="float" office:value="-0.490985804362876" calcext:value-type="float">
            <text:p>-0.49098580436287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44.091" calcext:value-type="float">
            <text:p>644.091</text:p>
          </table:table-cell>
          <table:table-cell table:number-columns-repeated="3"/>
          <table:table-cell table:formula="of:=[.$C$4] + ([.$C$5] - [.$C$4]) * (([.A1002] - [.$C$1]) / ([.$C$2] - [.$C$1]))" office:value-type="float" office:value="-0.4912015806869" calcext:value-type="float">
            <text:p>-0.4912015806869</text:p>
          </table:table-cell>
          <table:table-cell/>
          <table:table-cell table:style-name="ce15" office:value-type="float" office:value="-0.496344000361287" calcext:value-type="float">
            <text:p>-0.496344000361287</text:p>
          </table:table-cell>
          <table:table-cell table:style-name="ce17" table:formula="of:=TANH( [.G1001]*[.Q1] + [.G1002]*[.Q2] + [.G1003]*[.Q3] + [.G1004]*[.Q4] + [.G1005]*[.Q5] + [.G1006]*[.Q6] + [.G1007]*[.Q7] + [.G1008]*[.Q8] + [.G1009]*[.Q9] + [.G1010]*[.Q10] + [.G1011]*[.Q11] + [.G1012]*[.Q12] + [.G1013]*[.Q13] + [.G1014]*[.Q14] + [.G1015]*[.Q15] + [.G1016]*[.Q16] + [.G1017]*[.Q17] + [.G1018]*[.Q18] + [.G1019]*[.Q19] + [.G1020]*[.Q20] + [.G1021]*[.Q21] )" office:value-type="float" office:value="-0.999807320366377" calcext:value-type="float">
            <text:p>-0.999807320366377</text:p>
          </table:table-cell>
          <table:table-cell table:style-name="ce19" table:formula="of:=TANH( [.H1001]*[.S1] + [.H1002]*[.S2] + [.H1003]*[.S3] + [.H1004]*[.S4] + [.H1005]*[.S5] + [.H1006]*[.S6] + [.H1007]*[.S7] + [.H1008]*[.S8] + [.H1009]*[.S9] + [.H1010]*[.S10] + [.H1011]*[.S11] + [.H1012]*[.S12] + [.H1013]*[.S13] + [.H1014]*[.S14] + [.H1015]*[.S15] + [.H1016]*[.S16] + [.H1017]*[.S17] + [.H1018]*[.S18] + [.H1019]*[.S19] + [.H1020]*[.S20] + [.H1021]*[.S21] + [.H1022]*[.S22] + [.H1023]*[.S23] + [.H1024]*[.S24] )" office:value-type="float" office:value="-0.99999999937327" calcext:value-type="float">
            <text:p>-0.99999999937327</text:p>
          </table:table-cell>
          <table:table-cell table:style-name="ce20" office:value-type="float" office:value="-0.484230749783481" calcext:value-type="float">
            <text:p>-0.484230749783481</text:p>
          </table:table-cell>
          <table:table-cell table:style-name="ce21" table:formula="of:= ([.J1002]-[.I1002]) * ([.J1002]-[.I1002])" office:value-type="float" office:value="0.266017918822414" calcext:value-type="float">
            <text:p>0.266017918822414</text:p>
          </table:table-cell>
          <table:table-cell table:number-columns-repeated="10"/>
        </table:table-row>
        <table:table-row table:style-name="ro1">
          <table:table-cell office:value-type="float" office:value="655.94399" calcext:value-type="float">
            <text:p>655.94399</text:p>
          </table:table-cell>
          <table:table-cell table:number-columns-repeated="3"/>
          <table:table-cell table:formula="of:=[.$C$4] + ([.$C$5] - [.$C$4]) * (([.A1003] - [.$C$1]) / ([.$C$2] - [.$C$1]))" office:value-type="float" office:value="-0.491006834889416" calcext:value-type="float">
            <text:p>-0.491006834889416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1001]*[.Q22] + [.G1002]*[.Q23] + [.G1003]*[.Q24] + [.G1004]*[.Q25] + [.G1005]*[.Q26] + [.G1006]*[.Q27] + [.G1007]*[.Q28] + [.G1008]*[.Q29] + [.G1009]*[.Q30] + [.G1010]*[.Q31] + [.G1011]*[.Q32] + [.G1012]*[.Q33] + [.G1013]*[.Q34] + [.G1014]*[.Q35] + [.G1015]*[.Q36] + [.G1016]*[.Q37] + [.G1017]*[.Q38] + [.G1018]*[.Q39] + [.G1019]*[.Q40] + [.G1020]*[.Q41] + [.G1021]*[.Q42] )" office:value-type="float" office:value="-0.998394213417416" calcext:value-type="float">
            <text:p>-0.998394213417416</text:p>
          </table:table-cell>
          <table:table-cell table:style-name="ce19" table:formula="of:=TANH( [.H1001]*[.S25] + [.H1002]*[.S26] + [.H1003]*[.S27] + [.H1004]*[.S28] + [.H1005]*[.S29] + [.H1006]*[.S30] + [.H1007]*[.S31] + [.H1008]*[.S32] + [.H1009]*[.S33] + [.H1010]*[.S34] + [.H1011]*[.S35] + [.H1012]*[.S36] + [.H1013]*[.S37] + [.H1014]*[.S38] + [.H1015]*[.S39] + [.H1016]*[.S40] + [.H1017]*[.S41] + [.H1018]*[.S42] + [.H1019]*[.S43] + [.H1020]*[.S44] + [.H1021]*[.S45] + [.H1022]*[.S46] + [.H1023]*[.S47] + [.H1024]*[.S48] )" office:value-type="float" office:value="-0.999999996074869" calcext:value-type="float">
            <text:p>-0.999999996074869</text:p>
          </table:table-cell>
          <table:table-cell table:style-name="ce20" office:value-type="float" office:value="-0.482808512285992" calcext:value-type="float">
            <text:p>-0.482808512285992</text:p>
          </table:table-cell>
          <table:table-cell table:style-name="ce21" table:formula="of:= ([.J1003]-[.I1003]) * ([.J1003]-[.I1003])" office:value-type="float" office:value="0.26748703090374" calcext:value-type="float">
            <text:p>0.26748703090374</text:p>
          </table:table-cell>
          <table:table-cell table:number-columns-repeated="10"/>
        </table:table-row>
        <table:table-row table:style-name="ro1">
          <table:table-cell office:value-type="float" office:value="634.357" calcext:value-type="float">
            <text:p>634.357</text:p>
          </table:table-cell>
          <table:table-cell table:number-columns-repeated="3"/>
          <table:table-cell table:formula="of:=[.$C$4] + ([.$C$5] - [.$C$4]) * (([.A1004] - [.$C$1]) / ([.$C$2] - [.$C$1]))" office:value-type="float" office:value="-0.4913615112692" calcext:value-type="float">
            <text:p>-0.4913615112692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1001]*[.Q43] + [.G1002]*[.Q44] + [.G1003]*[.Q45] + [.G1004]*[.Q46] + [.G1005]*[.Q47] + [.G1006]*[.Q48] + [.G1007]*[.Q49] + [.G1008]*[.Q50] + [.G1009]*[.Q51] + [.G1010]*[.Q52] + [.G1011]*[.Q53] + [.G1012]*[.Q54] + [.G1013]*[.Q55] + [.G1014]*[.Q56] + [.G1015]*[.Q57] + [.G1016]*[.Q58] + [.G1017]*[.Q59] + [.G1018]*[.Q60] + [.G1019]*[.Q61] + [.G1020]*[.Q62] + [.G1021]*[.Q63] )" office:value-type="float" office:value="-0.99976794798302" calcext:value-type="float">
            <text:p>-0.99976794798302</text:p>
          </table:table-cell>
          <table:table-cell table:style-name="ce19" table:formula="of:=TANH( [.H1001]*[.S49] + [.H1002]*[.S50] + [.H1003]*[.S51] + [.H1004]*[.S52] + [.H1005]*[.S53] + [.H1006]*[.S54] + [.H1007]*[.S55] + [.H1008]*[.S56] + [.H1009]*[.S57] + [.H1010]*[.S58] + [.H1011]*[.S59] + [.H1012]*[.S60] + [.H1013]*[.S61] + [.H1014]*[.S62] + [.H1015]*[.S63] + [.H1016]*[.S64] + [.H1017]*[.S65] + [.H1018]*[.S66] + [.H1019]*[.S67] + [.H1020]*[.S68] + [.H1021]*[.S69] + [.H1022]*[.S70] + [.H1023]*[.S71] + [.H1024]*[.S72] )" office:value-type="float" office:value="-0.999999972559313" calcext:value-type="float">
            <text:p>-0.999999972559313</text:p>
          </table:table-cell>
          <table:table-cell table:style-name="ce20" office:value-type="float" office:value="-0.483718849351581" calcext:value-type="float">
            <text:p>-0.483718849351581</text:p>
          </table:table-cell>
          <table:table-cell table:style-name="ce21" table:formula="of:= ([.J1004]-[.I1004]) * ([.J1004]-[.I1004])" office:value-type="float" office:value="0.266546198180637" calcext:value-type="float">
            <text:p>0.266546198180637</text:p>
          </table:table-cell>
          <table:table-cell table:number-columns-repeated="10"/>
        </table:table-row>
        <table:table-row table:style-name="ro1">
          <table:table-cell office:value-type="float" office:value="635.093" calcext:value-type="float">
            <text:p>635.093</text:p>
          </table:table-cell>
          <table:table-cell table:number-columns-repeated="3"/>
          <table:table-cell table:formula="of:=[.$C$4] + ([.$C$5] - [.$C$4]) * (([.A1005] - [.$C$1]) / ([.$C$2] - [.$C$1]))" office:value-type="float" office:value="-0.49134941871644" calcext:value-type="float">
            <text:p>-0.49134941871644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1001]*[.Q64] + [.G1002]*[.Q65] + [.G1003]*[.Q66] + [.G1004]*[.Q67] + [.G1005]*[.Q68] + [.G1006]*[.Q69] + [.G1007]*[.Q70] + [.G1008]*[.Q71] + [.G1009]*[.Q72] + [.G1010]*[.Q73] + [.G1011]*[.Q74] + [.G1012]*[.Q75] + [.G1013]*[.Q76] + [.G1014]*[.Q77] + [.G1015]*[.Q78] + [.G1016]*[.Q79] + [.G1017]*[.Q80] + [.G1018]*[.Q81] + [.G1019]*[.Q82] + [.G1020]*[.Q83] + [.G1021]*[.Q84] )" office:value-type="float" office:value="-0.999727622803756" calcext:value-type="float">
            <text:p>-0.999727622803756</text:p>
          </table:table-cell>
          <table:table-cell table:number-columns-repeated="13"/>
        </table:table-row>
        <table:table-row table:style-name="ro1">
          <table:table-cell office:value-type="float" office:value="683.293" calcext:value-type="float">
            <text:p>683.293</text:p>
          </table:table-cell>
          <table:table-cell table:number-columns-repeated="3"/>
          <table:table-cell table:formula="of:=[.$C$4] + ([.$C$5] - [.$C$4]) * (([.A1006] - [.$C$1]) / ([.$C$2] - [.$C$1]))" office:value-type="float" office:value="-0.4905574879514" calcext:value-type="float">
            <text:p>-0.4905574879514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1001]*[.Q85] + [.G1002]*[.Q86] + [.G1003]*[.Q87] + [.G1004]*[.Q88] + [.G1005]*[.Q89] + [.G1006]*[.Q90] + [.G1007]*[.Q91] + [.G1008]*[.Q92] + [.G1009]*[.Q93] + [.G1010]*[.Q94] + [.G1011]*[.Q95] + [.G1012]*[.Q96] + [.G1013]*[.Q97] + [.G1014]*[.Q98] + [.G1015]*[.Q99] + [.G1016]*[.Q100] + [.G1017]*[.Q101] + [.G1018]*[.Q102] + [.G1019]*[.Q103] + [.G1020]*[.Q104] + [.G1021]*[.Q105] )" office:value-type="float" office:value="-0.998326364192151" calcext:value-type="float">
            <text:p>-0.998326364192151</text:p>
          </table:table-cell>
          <table:table-cell table:number-columns-repeated="13"/>
        </table:table-row>
        <table:table-row table:style-name="ro1">
          <table:table-cell office:value-type="float" office:value="678.567" calcext:value-type="float">
            <text:p>678.567</text:p>
          </table:table-cell>
          <table:table-cell table:number-columns-repeated="3"/>
          <table:table-cell table:formula="of:=[.$C$4] + ([.$C$5] - [.$C$4]) * (([.A1007] - [.$C$1]) / ([.$C$2] - [.$C$1]))" office:value-type="float" office:value="-0.490635136598611" calcext:value-type="float">
            <text:p>-0.490635136598611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1001]*[.Q106] + [.G1002]*[.Q107] + [.G1003]*[.Q108] + [.G1004]*[.Q109] + [.G1005]*[.Q110] + [.G1006]*[.Q111] + [.G1007]*[.Q112] + [.G1008]*[.Q113] + [.G1009]*[.Q114] + [.G1010]*[.Q115] + [.G1011]*[.Q116] + [.G1012]*[.Q117] + [.G1013]*[.Q118] + [.G1014]*[.Q119] + [.G1015]*[.Q120] + [.G1016]*[.Q121] + [.G1017]*[.Q122] + [.G1018]*[.Q123] + [.G1019]*[.Q124] + [.G1020]*[.Q125] + [.G1021]*[.Q126] )" office:value-type="float" office:value="-0.99953930921315" calcext:value-type="float">
            <text:p>-0.99953930921315</text:p>
          </table:table-cell>
          <table:table-cell table:number-columns-repeated="13"/>
        </table:table-row>
        <table:table-row table:style-name="ro1">
          <table:table-cell office:value-type="float" office:value="690.179" calcext:value-type="float">
            <text:p>690.179</text:p>
          </table:table-cell>
          <table:table-cell table:number-columns-repeated="3"/>
          <table:table-cell table:formula="of:=[.$C$4] + ([.$C$5] - [.$C$4]) * (([.A1008] - [.$C$1]) / ([.$C$2] - [.$C$1]))" office:value-type="float" office:value="-0.490444350290652" calcext:value-type="float">
            <text:p>-0.490444350290652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1001]*[.Q127] + [.G1002]*[.Q128] + [.G1003]*[.Q129] + [.G1004]*[.Q130] + [.G1005]*[.Q131] + [.G1006]*[.Q132] + [.G1007]*[.Q133] + [.G1008]*[.Q134] + [.G1009]*[.Q135] + [.G1010]*[.Q136] + [.G1011]*[.Q137] + [.G1012]*[.Q138] + [.G1013]*[.Q139] + [.G1014]*[.Q140] + [.G1015]*[.Q141] + [.G1016]*[.Q142] + [.G1017]*[.Q143] + [.G1018]*[.Q144] + [.G1019]*[.Q145] + [.G1020]*[.Q146] + [.G1021]*[.Q147] )" office:value-type="float" office:value="-0.999824776617809" calcext:value-type="float">
            <text:p>-0.999824776617809</text:p>
          </table:table-cell>
          <table:table-cell table:number-columns-repeated="13"/>
        </table:table-row>
        <table:table-row table:style-name="ro1">
          <table:table-cell office:value-type="float" office:value="670.741" calcext:value-type="float">
            <text:p>670.741</text:p>
          </table:table-cell>
          <table:table-cell table:number-columns-repeated="3"/>
          <table:table-cell table:formula="of:=[.$C$4] + ([.$C$5] - [.$C$4]) * (([.A1009] - [.$C$1]) / ([.$C$2] - [.$C$1]))" office:value-type="float" office:value="-0.490763718552288" calcext:value-type="float">
            <text:p>-0.490763718552288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1001]*[.Q148] + [.G1002]*[.Q149] + [.G1003]*[.Q150] + [.G1004]*[.Q151] + [.G1005]*[.Q152] + [.G1006]*[.Q153] + [.G1007]*[.Q154] + [.G1008]*[.Q155] + [.G1009]*[.Q156] + [.G1010]*[.Q157] + [.G1011]*[.Q158] + [.G1012]*[.Q159] + [.G1013]*[.Q160] + [.G1014]*[.Q161] + [.G1015]*[.Q162] + [.G1016]*[.Q163] + [.G1017]*[.Q164] + [.G1018]*[.Q165] + [.G1019]*[.Q166] + [.G1020]*[.Q167] + [.G1021]*[.Q168] )" office:value-type="float" office:value="-0.999417847945402" calcext:value-type="float">
            <text:p>-0.999417847945402</text:p>
          </table:table-cell>
          <table:table-cell table:number-columns-repeated="13"/>
        </table:table-row>
        <table:table-row table:style-name="ro1">
          <table:table-cell office:value-type="float" office:value="679.351" calcext:value-type="float">
            <text:p>679.351</text:p>
          </table:table-cell>
          <table:table-cell table:number-columns-repeated="3"/>
          <table:table-cell table:formula="of:=[.$C$4] + ([.$C$5] - [.$C$4]) * (([.A1010] - [.$C$1]) / ([.$C$2] - [.$C$1]))" office:value-type="float" office:value="-0.490622255401105" calcext:value-type="float">
            <text:p>-0.490622255401105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1001]*[.Q169] + [.G1002]*[.Q170] + [.G1003]*[.Q171] + [.G1004]*[.Q172] + [.G1005]*[.Q173] + [.G1006]*[.Q174] + [.G1007]*[.Q175] + [.G1008]*[.Q176] + [.G1009]*[.Q177] + [.G1010]*[.Q178] + [.G1011]*[.Q179] + [.G1012]*[.Q180] + [.G1013]*[.Q181] + [.G1014]*[.Q182] + [.G1015]*[.Q183] + [.G1016]*[.Q184] + [.G1017]*[.Q185] + [.G1018]*[.Q186] + [.G1019]*[.Q187] + [.G1020]*[.Q188] + [.G1021]*[.Q189] )" office:value-type="float" office:value="-0.999879964971362" calcext:value-type="float">
            <text:p>-0.999879964971362</text:p>
          </table:table-cell>
          <table:table-cell table:number-columns-repeated="13"/>
        </table:table-row>
        <table:table-row table:style-name="ro1">
          <table:table-cell office:value-type="float" office:value="676.872" calcext:value-type="float">
            <text:p>676.872</text:p>
          </table:table-cell>
          <table:table-cell table:number-columns-repeated="3"/>
          <table:table-cell table:formula="of:=[.$C$4] + ([.$C$5] - [.$C$4]) * (([.A1011] - [.$C$1]) / ([.$C$2] - [.$C$1]))" office:value-type="float" office:value="-0.490662985616179" calcext:value-type="float">
            <text:p>-0.490662985616179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001]*[.Q190] + [.G1002]*[.Q191] + [.G1003]*[.Q192] + [.G1004]*[.Q193] + [.G1005]*[.Q194] + [.G1006]*[.Q195] + [.G1007]*[.Q196] + [.G1008]*[.Q197] + [.G1009]*[.Q198] + [.G1010]*[.Q199] + [.G1011]*[.Q200] + [.G1012]*[.Q201] + [.G1013]*[.Q202] + [.G1014]*[.Q203] + [.G1015]*[.Q204] + [.G1016]*[.Q205] + [.G1017]*[.Q206] + [.G1018]*[.Q207] + [.G1019]*[.Q208] + [.G1020]*[.Q209] + [.G1021]*[.Q210] )" office:value-type="float" office:value="-0.999788684656972" calcext:value-type="float">
            <text:p>-0.999788684656972</text:p>
          </table:table-cell>
          <table:table-cell table:number-columns-repeated="13"/>
        </table:table-row>
        <table:table-row table:style-name="ro1">
          <table:table-cell office:value-type="float" office:value="671.814" calcext:value-type="float">
            <text:p>671.814</text:p>
          </table:table-cell>
          <table:table-cell table:number-columns-repeated="3"/>
          <table:table-cell table:formula="of:=[.$C$4] + ([.$C$5] - [.$C$4]) * (([.A1012] - [.$C$1]) / ([.$C$2] - [.$C$1]))" office:value-type="float" office:value="-0.490746089056211" calcext:value-type="float">
            <text:p>-0.490746089056211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001]*[.Q211] + [.G1002]*[.Q212] + [.G1003]*[.Q213] + [.G1004]*[.Q214] + [.G1005]*[.Q215] + [.G1006]*[.Q216] + [.G1007]*[.Q217] + [.G1008]*[.Q218] + [.G1009]*[.Q219] + [.G1010]*[.Q220] + [.G1011]*[.Q221] + [.G1012]*[.Q222] + [.G1013]*[.Q223] + [.G1014]*[.Q224] + [.G1015]*[.Q225] + [.G1016]*[.Q226] + [.G1017]*[.Q227] + [.G1018]*[.Q228] + [.G1019]*[.Q229] + [.G1020]*[.Q230] + [.G1021]*[.Q231] )" office:value-type="float" office:value="-0.998040700605205" calcext:value-type="float">
            <text:p>-0.998040700605205</text:p>
          </table:table-cell>
          <table:table-cell table:number-columns-repeated="13"/>
        </table:table-row>
        <table:table-row table:style-name="ro1">
          <table:table-cell office:value-type="float" office:value="640.476" calcext:value-type="float">
            <text:p>640.476</text:p>
          </table:table-cell>
          <table:table-cell table:number-columns-repeated="3"/>
          <table:table-cell table:formula="of:=[.$C$4] + ([.$C$5] - [.$C$4]) * (([.A1013] - [.$C$1]) / ([.$C$2] - [.$C$1]))" office:value-type="float" office:value="-0.491260975494278" calcext:value-type="float">
            <text:p>-0.491260975494278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001]*[.Q232] + [.G1002]*[.Q233] + [.G1003]*[.Q234] + [.G1004]*[.Q235] + [.G1005]*[.Q236] + [.G1006]*[.Q237] + [.G1007]*[.Q238] + [.G1008]*[.Q239] + [.G1009]*[.Q240] + [.G1010]*[.Q241] + [.G1011]*[.Q242] + [.G1012]*[.Q243] + [.G1013]*[.Q244] + [.G1014]*[.Q245] + [.G1015]*[.Q246] + [.G1016]*[.Q247] + [.G1017]*[.Q248] + [.G1018]*[.Q249] + [.G1019]*[.Q250] + [.G1020]*[.Q251] + [.G1021]*[.Q252] )" office:value-type="float" office:value="-0.999948864767138" calcext:value-type="float">
            <text:p>-0.999948864767138</text:p>
          </table:table-cell>
          <table:table-cell table:number-columns-repeated="13"/>
        </table:table-row>
        <table:table-row table:style-name="ro1">
          <table:table-cell office:value-type="float" office:value="654.85299" calcext:value-type="float">
            <text:p>654.85299</text:p>
          </table:table-cell>
          <table:table-cell table:number-columns-repeated="3"/>
          <table:table-cell table:formula="of:=[.$C$4] + ([.$C$5] - [.$C$4]) * (([.A1014] - [.$C$1]) / ([.$C$2] - [.$C$1]))" office:value-type="float" office:value="-0.491024760127272" calcext:value-type="float">
            <text:p>-0.491024760127272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001]*[.Q253] + [.G1002]*[.Q254] + [.G1003]*[.Q255] + [.G1004]*[.Q256] + [.G1005]*[.Q257] + [.G1006]*[.Q258] + [.G1007]*[.Q259] + [.G1008]*[.Q260] + [.G1009]*[.Q261] + [.G1010]*[.Q262] + [.G1011]*[.Q263] + [.G1012]*[.Q264] + [.G1013]*[.Q265] + [.G1014]*[.Q266] + [.G1015]*[.Q267] + [.G1016]*[.Q268] + [.G1017]*[.Q269] + [.G1018]*[.Q270] + [.G1019]*[.Q271] + [.G1020]*[.Q272] + [.G1021]*[.Q273] )" office:value-type="float" office:value="-0.999987529050842" calcext:value-type="float">
            <text:p>-0.999987529050842</text:p>
          </table:table-cell>
          <table:table-cell table:number-columns-repeated="13"/>
        </table:table-row>
        <table:table-row table:style-name="ro1">
          <table:table-cell office:value-type="float" office:value="649.356" calcext:value-type="float">
            <text:p>649.356</text:p>
          </table:table-cell>
          <table:table-cell table:number-columns-repeated="3"/>
          <table:table-cell table:formula="of:=[.$C$4] + ([.$C$5] - [.$C$4]) * (([.A1015] - [.$C$1]) / ([.$C$2] - [.$C$1]))" office:value-type="float" office:value="-0.491115076216403" calcext:value-type="float">
            <text:p>-0.491115076216403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001]*[.Q274] + [.G1002]*[.Q275] + [.G1003]*[.Q276] + [.G1004]*[.Q277] + [.G1005]*[.Q278] + [.G1006]*[.Q279] + [.G1007]*[.Q280] + [.G1008]*[.Q281] + [.G1009]*[.Q282] + [.G1010]*[.Q283] + [.G1011]*[.Q284] + [.G1012]*[.Q285] + [.G1013]*[.Q286] + [.G1014]*[.Q287] + [.G1015]*[.Q288] + [.G1016]*[.Q289] + [.G1017]*[.Q290] + [.G1018]*[.Q291] + [.G1019]*[.Q292] + [.G1020]*[.Q293] + [.G1021]*[.Q294] )" office:value-type="float" office:value="-0.999945174886599" calcext:value-type="float">
            <text:p>-0.999945174886599</text:p>
          </table:table-cell>
          <table:table-cell table:number-columns-repeated="13"/>
        </table:table-row>
        <table:table-row table:style-name="ro1">
          <table:table-cell office:value-type="float" office:value="656.747" calcext:value-type="float">
            <text:p>656.747</text:p>
          </table:table-cell>
          <table:table-cell table:number-columns-repeated="3"/>
          <table:table-cell table:formula="of:=[.$C$4] + ([.$C$5] - [.$C$4]) * (([.A1016] - [.$C$1]) / ([.$C$2] - [.$C$1]))" office:value-type="float" office:value="-0.490993641355731" calcext:value-type="float">
            <text:p>-0.490993641355731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001]*[.Q295] + [.G1002]*[.Q296] + [.G1003]*[.Q297] + [.G1004]*[.Q298] + [.G1005]*[.Q299] + [.G1006]*[.Q300] + [.G1007]*[.Q301] + [.G1008]*[.Q302] + [.G1009]*[.Q303] + [.G1010]*[.Q304] + [.G1011]*[.Q305] + [.G1012]*[.Q306] + [.G1013]*[.Q307] + [.G1014]*[.Q308] + [.G1015]*[.Q309] + [.G1016]*[.Q310] + [.G1017]*[.Q311] + [.G1018]*[.Q312] + [.G1019]*[.Q313] + [.G1020]*[.Q314] + [.G1021]*[.Q315] )" office:value-type="float" office:value="-0.999672808250687" calcext:value-type="float">
            <text:p>-0.999672808250687</text:p>
          </table:table-cell>
          <table:table-cell table:number-columns-repeated="13"/>
        </table:table-row>
        <table:table-row table:style-name="ro1">
          <table:table-cell office:value-type="float" office:value="648.136" calcext:value-type="float">
            <text:p>648.136</text:p>
          </table:table-cell>
          <table:table-cell table:number-columns-repeated="3"/>
          <table:table-cell table:formula="of:=[.$C$4] + ([.$C$5] - [.$C$4]) * (([.A1017] - [.$C$1]) / ([.$C$2] - [.$C$1]))" office:value-type="float" office:value="-0.491135120937012" calcext:value-type="float">
            <text:p>-0.491135120937012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001]*[.Q316] + [.G1002]*[.Q317] + [.G1003]*[.Q318] + [.G1004]*[.Q319] + [.G1005]*[.Q320] + [.G1006]*[.Q321] + [.G1007]*[.Q322] + [.G1008]*[.Q323] + [.G1009]*[.Q324] + [.G1010]*[.Q325] + [.G1011]*[.Q326] + [.G1012]*[.Q327] + [.G1013]*[.Q328] + [.G1014]*[.Q329] + [.G1015]*[.Q330] + [.G1016]*[.Q331] + [.G1017]*[.Q332] + [.G1018]*[.Q333] + [.G1019]*[.Q334] + [.G1020]*[.Q335] + [.G1021]*[.Q336] )" office:value-type="float" office:value="-0.997313376497255" calcext:value-type="float">
            <text:p>-0.997313376497255</text:p>
          </table:table-cell>
          <table:table-cell table:number-columns-repeated="13"/>
        </table:table-row>
        <table:table-row table:style-name="ro1">
          <table:table-cell office:value-type="float" office:value="663.443" calcext:value-type="float">
            <text:p>663.443</text:p>
          </table:table-cell>
          <table:table-cell table:number-columns-repeated="3"/>
          <table:table-cell table:formula="of:=[.$C$4] + ([.$C$5] - [.$C$4]) * (([.A1018] - [.$C$1]) / ([.$C$2] - [.$C$1]))" office:value-type="float" office:value="-0.490883625413766" calcext:value-type="float">
            <text:p>-0.490883625413766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001]*[.Q337] + [.G1002]*[.Q338] + [.G1003]*[.Q339] + [.G1004]*[.Q340] + [.G1005]*[.Q341] + [.G1006]*[.Q342] + [.G1007]*[.Q343] + [.G1008]*[.Q344] + [.G1009]*[.Q345] + [.G1010]*[.Q346] + [.G1011]*[.Q347] + [.G1012]*[.Q348] + [.G1013]*[.Q349] + [.G1014]*[.Q350] + [.G1015]*[.Q351] + [.G1016]*[.Q352] + [.G1017]*[.Q353] + [.G1018]*[.Q354] + [.G1019]*[.Q355] + [.G1020]*[.Q356] + [.G1021]*[.Q357] )" office:value-type="float" office:value="-0.999494398264534" calcext:value-type="float">
            <text:p>-0.999494398264534</text:p>
          </table:table-cell>
          <table:table-cell table:number-columns-repeated="13"/>
        </table:table-row>
        <table:table-row table:style-name="ro1">
          <table:table-cell office:value-type="float" office:value="654.018" calcext:value-type="float">
            <text:p>654.018</text:p>
          </table:table-cell>
          <table:table-cell table:number-columns-repeated="3"/>
          <table:table-cell table:formula="of:=[.$C$4] + ([.$C$5] - [.$C$4]) * (([.A1019] - [.$C$1]) / ([.$C$2] - [.$C$1]))" office:value-type="float" office:value="-0.491038479095519" calcext:value-type="float">
            <text:p>-0.491038479095519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001]*[.Q358] + [.G1002]*[.Q359] + [.G1003]*[.Q360] + [.G1004]*[.Q361] + [.G1005]*[.Q362] + [.G1006]*[.Q363] + [.G1007]*[.Q364] + [.G1008]*[.Q365] + [.G1009]*[.Q366] + [.G1010]*[.Q367] + [.G1011]*[.Q368] + [.G1012]*[.Q369] + [.G1013]*[.Q370] + [.G1014]*[.Q371] + [.G1015]*[.Q372] + [.G1016]*[.Q373] + [.G1017]*[.Q374] + [.G1018]*[.Q375] + [.G1019]*[.Q376] + [.G1020]*[.Q377] + [.G1021]*[.Q378] )" office:value-type="float" office:value="-0.998805778572455" calcext:value-type="float">
            <text:p>-0.998805778572455</text:p>
          </table:table-cell>
          <table:table-cell table:number-columns-repeated="13"/>
        </table:table-row>
        <table:table-row table:style-name="ro1">
          <table:table-cell office:value-type="float" office:value="663.638" calcext:value-type="float">
            <text:p>663.638</text:p>
          </table:table-cell>
          <table:table-cell table:number-columns-repeated="3"/>
          <table:table-cell table:formula="of:=[.$C$4] + ([.$C$5] - [.$C$4]) * (([.A1020] - [.$C$1]) / ([.$C$2] - [.$C$1]))" office:value-type="float" office:value="-0.490880421544488" calcext:value-type="float">
            <text:p>-0.490880421544488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001]*[.Q379] + [.G1002]*[.Q380] + [.G1003]*[.Q381] + [.G1004]*[.Q382] + [.G1005]*[.Q383] + [.G1006]*[.Q384] + [.G1007]*[.Q385] + [.G1008]*[.Q386] + [.G1009]*[.Q387] + [.G1010]*[.Q388] + [.G1011]*[.Q389] + [.G1012]*[.Q390] + [.G1013]*[.Q391] + [.G1014]*[.Q392] + [.G1015]*[.Q393] + [.G1016]*[.Q394] + [.G1017]*[.Q395] + [.G1018]*[.Q396] + [.G1019]*[.Q397] + [.G1020]*[.Q398] + [.G1021]*[.Q399] )" office:value-type="float" office:value="-0.999693155543008" calcext:value-type="float">
            <text:p>-0.999693155543008</text:p>
          </table:table-cell>
          <table:table-cell table:number-columns-repeated="13"/>
        </table:table-row>
        <table:table-row table:style-name="ro1">
          <table:table-cell office:value-type="float" office:value="666.56499" calcext:value-type="float">
            <text:p>666.56499</text:p>
          </table:table-cell>
          <table:table-cell table:number-columns-repeated="3"/>
          <table:table-cell table:formula="of:=[.$C$4] + ([.$C$5] - [.$C$4]) * (([.A1021] - [.$C$1]) / ([.$C$2] - [.$C$1]))" office:value-type="float" office:value="-0.490832330809427" calcext:value-type="float">
            <text:p>-0.490832330809427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001]*[.Q400] + [.G1002]*[.Q401] + [.G1003]*[.Q402] + [.G1004]*[.Q403] + [.G1005]*[.Q404] + [.G1006]*[.Q405] + [.G1007]*[.Q406] + [.G1008]*[.Q407] + [.G1009]*[.Q408] + [.G1010]*[.Q409] + [.G1011]*[.Q410] + [.G1012]*[.Q411] + [.G1013]*[.Q412] + [.G1014]*[.Q413] + [.G1015]*[.Q414] + [.G1016]*[.Q415] + [.G1017]*[.Q416] + [.G1018]*[.Q417] + [.G1019]*[.Q418] + [.G1020]*[.Q419] + [.G1021]*[.Q420] )" office:value-type="float" office:value="-0.999711477597608" calcext:value-type="float">
            <text:p>-0.999711477597608</text:p>
          </table:table-cell>
          <table:table-cell table:number-columns-repeated="13"/>
        </table:table-row>
        <table:table-row table:style-name="ro1">
          <table:table-cell office:value-type="float" office:value="665.113" calcext:value-type="float">
            <text:p>665.113</text:p>
          </table:table-cell>
          <table:table-cell table:number-columns-repeated="3"/>
          <table:table-cell table:formula="of:=[.$C$4] + ([.$C$5] - [.$C$4]) * (([.A1022] - [.$C$1]) / ([.$C$2] - [.$C$1]))" office:value-type="float" office:value="-0.49085618714867" calcext:value-type="float">
            <text:p>-0.49085618714867</text:p>
          </table:table-cell>
          <table:table-cell table:number-columns-repeated="2"/>
          <table:table-cell table:style-name="ce17" table:formula="of:=TANH( [.G1001]*[.Q421] + [.G1002]*[.Q422] + [.G1003]*[.Q423] + [.G1004]*[.Q424] + [.G1005]*[.Q425] + [.G1006]*[.Q426] + [.G1007]*[.Q427] + [.G1008]*[.Q428] + [.G1009]*[.Q429] + [.G1010]*[.Q430] + [.G1011]*[.Q431] + [.G1012]*[.Q432] + [.G1013]*[.Q433] + [.G1014]*[.Q434] + [.G1015]*[.Q435] + [.G1016]*[.Q436] + [.G1017]*[.Q437] + [.G1018]*[.Q438] + [.G1019]*[.Q439] + [.G1020]*[.Q440] + [.G1021]*[.Q441] )" office:value-type="float" office:value="-0.99956835622819" calcext:value-type="float">
            <text:p>-0.99956835622819</text:p>
          </table:table-cell>
          <table:table-cell table:number-columns-repeated="13"/>
        </table:table-row>
        <table:table-row table:style-name="ro1">
          <table:table-cell office:value-type="float" office:value="681.239" calcext:value-type="float">
            <text:p>681.239</text:p>
          </table:table-cell>
          <table:table-cell table:number-columns-repeated="3"/>
          <table:table-cell table:formula="of:=[.$C$4] + ([.$C$5] - [.$C$4]) * (([.A1023] - [.$C$1]) / ([.$C$2] - [.$C$1]))" office:value-type="float" office:value="-0.490591235374458" calcext:value-type="float">
            <text:p>-0.490591235374458</text:p>
          </table:table-cell>
          <table:table-cell table:number-columns-repeated="2"/>
          <table:table-cell table:style-name="ce17" table:formula="of:=TANH( [.G1001]*[.Q442] + [.G1002]*[.Q443] + [.G1003]*[.Q444] + [.G1004]*[.Q445] + [.G1005]*[.Q446] + [.G1006]*[.Q447] + [.G1007]*[.Q448] + [.G1008]*[.Q449] + [.G1009]*[.Q450] + [.G1010]*[.Q451] + [.G1011]*[.Q452] + [.G1012]*[.Q453] + [.G1013]*[.Q454] + [.G1014]*[.Q455] + [.G1015]*[.Q456] + [.G1016]*[.Q457] + [.G1017]*[.Q458] + [.G1018]*[.Q459] + [.G1019]*[.Q460] + [.G1020]*[.Q461] + [.G1021]*[.Q462] )" office:value-type="float" office:value="-0.999291911297065" calcext:value-type="float">
            <text:p>-0.999291911297065</text:p>
          </table:table-cell>
          <table:table-cell table:number-columns-repeated="13"/>
        </table:table-row>
        <table:table-row table:style-name="ro1">
          <table:table-cell office:value-type="float" office:value="673.832" calcext:value-type="float">
            <text:p>673.832</text:p>
          </table:table-cell>
          <table:table-cell table:number-columns-repeated="3"/>
          <table:table-cell table:formula="of:=[.$C$4] + ([.$C$5] - [.$C$4]) * (([.A1024] - [.$C$1]) / ([.$C$2] - [.$C$1]))" office:value-type="float" office:value="-0.490712933116712" calcext:value-type="float">
            <text:p>-0.490712933116712</text:p>
          </table:table-cell>
          <table:table-cell table:number-columns-repeated="2"/>
          <table:table-cell table:style-name="ce17" table:formula="of:=TANH( [.G1001]*[.Q463] + [.G1002]*[.Q464] + [.G1003]*[.Q465] + [.G1004]*[.Q466] + [.G1005]*[.Q467] + [.G1006]*[.Q468] + [.G1007]*[.Q469] + [.G1008]*[.Q470] + [.G1009]*[.Q471] + [.G1010]*[.Q472] + [.G1011]*[.Q473] + [.G1012]*[.Q474] + [.G1013]*[.Q475] + [.G1014]*[.Q476] + [.G1015]*[.Q477] + [.G1016]*[.Q478] + [.G1017]*[.Q479] + [.G1018]*[.Q480] + [.G1019]*[.Q481] + [.G1020]*[.Q482] + [.G1021]*[.Q483] )" office:value-type="float" office:value="-0.999556786450941" calcext:value-type="float">
            <text:p>-0.999556786450941</text:p>
          </table:table-cell>
          <table:table-cell table:number-columns-repeated="13"/>
        </table:table-row>
        <table:table-row table:style-name="ro1">
          <table:table-cell office:value-type="float" office:value="673.008" calcext:value-type="float">
            <text:p>673.008</text:p>
          </table:table-cell>
          <table:table-cell table:number-columns-repeated="3"/>
          <table:table-cell table:formula="of:=[.$C$4] + ([.$C$5] - [.$C$4]) * (([.A1025] - [.$C$1]) / ([.$C$2] - [.$C$1]))" office:value-type="float" office:value="-0.490726471518173" calcext:value-type="float">
            <text:p>-0.490726471518173</text:p>
          </table:table-cell>
          <table:table-cell table:number-columns-repeated="16"/>
        </table:table-row>
        <table:table-row table:style-name="ro1">
          <table:table-cell office:value-type="float" office:value="662.034" calcext:value-type="float">
            <text:p>662.034</text:p>
          </table:table-cell>
          <table:table-cell table:number-columns-repeated="3"/>
          <table:table-cell table:formula="of:=[.$C$4] + ([.$C$5] - [.$C$4]) * (([.A1026] - [.$C$1]) / ([.$C$2] - [.$C$1]))" office:value-type="float" office:value="-0.49090677542306" calcext:value-type="float">
            <text:p>-0.4909067754230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66.747" calcext:value-type="float">
            <text:p>666.747</text:p>
          </table:table-cell>
          <table:table-cell table:number-columns-repeated="3"/>
          <table:table-cell table:formula="of:=[.$C$4] + ([.$C$5] - [.$C$4]) * (([.A1027] - [.$C$1]) / ([.$C$2] - [.$C$1]))" office:value-type="float" office:value="-0.490829340367134" calcext:value-type="float">
            <text:p>-0.490829340367134</text:p>
          </table:table-cell>
          <table:table-cell/>
          <table:table-cell table:style-name="ce15" office:value-type="float" office:value="-0.497086899603804" calcext:value-type="float">
            <text:p>-0.497086899603804</text:p>
          </table:table-cell>
          <table:table-cell table:style-name="ce17" table:formula="of:=TANH( [.G1026]*[.Q1] + [.G1027]*[.Q2] + [.G1028]*[.Q3] + [.G1029]*[.Q4] + [.G1030]*[.Q5] + [.G1031]*[.Q6] + [.G1032]*[.Q7] + [.G1033]*[.Q8] + [.G1034]*[.Q9] + [.G1035]*[.Q10] + [.G1036]*[.Q11] + [.G1037]*[.Q12] + [.G1038]*[.Q13] + [.G1039]*[.Q14] + [.G1040]*[.Q15] + [.G1041]*[.Q16] + [.G1042]*[.Q17] + [.G1043]*[.Q18] + [.G1044]*[.Q19] + [.G1045]*[.Q20] + [.G1046]*[.Q21] )" office:value-type="float" office:value="-0.999804243422005" calcext:value-type="float">
            <text:p>-0.999804243422005</text:p>
          </table:table-cell>
          <table:table-cell table:style-name="ce19" table:formula="of:=TANH( [.H1026]*[.S1] + [.H1027]*[.S2] + [.H1028]*[.S3] + [.H1029]*[.S4] + [.H1030]*[.S5] + [.H1031]*[.S6] + [.H1032]*[.S7] + [.H1033]*[.S8] + [.H1034]*[.S9] + [.H1035]*[.S10] + [.H1036]*[.S11] + [.H1037]*[.S12] + [.H1038]*[.S13] + [.H1039]*[.S14] + [.H1040]*[.S15] + [.H1041]*[.S16] + [.H1042]*[.S17] + [.H1043]*[.S18] + [.H1044]*[.S19] + [.H1045]*[.S20] + [.H1046]*[.S21] + [.H1047]*[.S22] + [.H1048]*[.S23] + [.H1049]*[.S24] )" office:value-type="float" office:value="-0.999999999373169" calcext:value-type="float">
            <text:p>-0.999999999373169</text:p>
          </table:table-cell>
          <table:table-cell table:style-name="ce20" office:value-type="float" office:value="-0.482808512285992" calcext:value-type="float">
            <text:p>-0.482808512285992</text:p>
          </table:table-cell>
          <table:table-cell table:style-name="ce21" table:formula="of:= ([.J1027]-[.I1027]) * ([.J1027]-[.I1027])" office:value-type="float" office:value="0.267487034315446" calcext:value-type="float">
            <text:p>0.267487034315446</text:p>
          </table:table-cell>
          <table:table-cell table:number-columns-repeated="10"/>
        </table:table-row>
        <table:table-row table:style-name="ro1">
          <table:table-cell office:value-type="float" office:value="654.725" calcext:value-type="float">
            <text:p>654.725</text:p>
          </table:table-cell>
          <table:table-cell table:number-columns-repeated="3"/>
          <table:table-cell table:formula="of:=[.$C$4] + ([.$C$5] - [.$C$4]) * (([.A1028] - [.$C$1]) / ([.$C$2] - [.$C$1]))" office:value-type="float" office:value="-0.491026863015625" calcext:value-type="float">
            <text:p>-0.491026863015625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1026]*[.Q22] + [.G1027]*[.Q23] + [.G1028]*[.Q24] + [.G1029]*[.Q25] + [.G1030]*[.Q26] + [.G1031]*[.Q27] + [.G1032]*[.Q28] + [.G1033]*[.Q29] + [.G1034]*[.Q30] + [.G1035]*[.Q31] + [.G1036]*[.Q32] + [.G1037]*[.Q33] + [.G1038]*[.Q34] + [.G1039]*[.Q35] + [.G1040]*[.Q36] + [.G1041]*[.Q37] + [.G1042]*[.Q38] + [.G1043]*[.Q39] + [.G1044]*[.Q40] + [.G1045]*[.Q41] + [.G1046]*[.Q42] )" office:value-type="float" office:value="-0.998380023088815" calcext:value-type="float">
            <text:p>-0.998380023088815</text:p>
          </table:table-cell>
          <table:table-cell table:style-name="ce19" table:formula="of:=TANH( [.H1026]*[.S25] + [.H1027]*[.S26] + [.H1028]*[.S27] + [.H1029]*[.S28] + [.H1030]*[.S29] + [.H1031]*[.S30] + [.H1032]*[.S31] + [.H1033]*[.S32] + [.H1034]*[.S33] + [.H1035]*[.S34] + [.H1036]*[.S35] + [.H1037]*[.S36] + [.H1038]*[.S37] + [.H1039]*[.S38] + [.H1040]*[.S39] + [.H1041]*[.S40] + [.H1042]*[.S41] + [.H1043]*[.S42] + [.H1044]*[.S43] + [.H1045]*[.S44] + [.H1046]*[.S45] + [.H1047]*[.S46] + [.H1048]*[.S47] + [.H1049]*[.S48] )" office:value-type="float" office:value="-0.999999996074277" calcext:value-type="float">
            <text:p>-0.999999996074277</text:p>
          </table:table-cell>
          <table:table-cell table:style-name="ce20" office:value-type="float" office:value="-0.483718849351581" calcext:value-type="float">
            <text:p>-0.483718849351581</text:p>
          </table:table-cell>
          <table:table-cell table:style-name="ce21" table:formula="of:= ([.J1028]-[.I1028]) * ([.J1028]-[.I1028])" office:value-type="float" office:value="0.266546222461302" calcext:value-type="float">
            <text:p>0.266546222461302</text:p>
          </table:table-cell>
          <table:table-cell table:number-columns-repeated="10"/>
        </table:table-row>
        <table:table-row table:style-name="ro1">
          <table:table-cell office:value-type="float" office:value="654.895" calcext:value-type="float">
            <text:p>654.895</text:p>
          </table:table-cell>
          <table:table-cell table:number-columns-repeated="3"/>
          <table:table-cell table:formula="of:=[.$C$4] + ([.$C$5] - [.$C$4]) * (([.A1029] - [.$C$1]) / ([.$C$2] - [.$C$1]))" office:value-type="float" office:value="-0.491024069898819" calcext:value-type="float">
            <text:p>-0.491024069898819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1026]*[.Q43] + [.G1027]*[.Q44] + [.G1028]*[.Q45] + [.G1029]*[.Q46] + [.G1030]*[.Q47] + [.G1031]*[.Q48] + [.G1032]*[.Q49] + [.G1033]*[.Q50] + [.G1034]*[.Q51] + [.G1035]*[.Q52] + [.G1036]*[.Q53] + [.G1037]*[.Q54] + [.G1038]*[.Q55] + [.G1039]*[.Q56] + [.G1040]*[.Q57] + [.G1041]*[.Q58] + [.G1042]*[.Q59] + [.G1043]*[.Q60] + [.G1044]*[.Q61] + [.G1045]*[.Q62] + [.G1046]*[.Q63] )" office:value-type="float" office:value="-0.999766127553755" calcext:value-type="float">
            <text:p>-0.999766127553755</text:p>
          </table:table-cell>
          <table:table-cell table:style-name="ce19" table:formula="of:=TANH( [.H1026]*[.S49] + [.H1027]*[.S50] + [.H1028]*[.S51] + [.H1029]*[.S52] + [.H1030]*[.S53] + [.H1031]*[.S54] + [.H1032]*[.S55] + [.H1033]*[.S56] + [.H1034]*[.S57] + [.H1035]*[.S58] + [.H1036]*[.S59] + [.H1037]*[.S60] + [.H1038]*[.S61] + [.H1039]*[.S62] + [.H1040]*[.S63] + [.H1041]*[.S64] + [.H1042]*[.S65] + [.H1043]*[.S66] + [.H1044]*[.S67] + [.H1045]*[.S68] + [.H1046]*[.S69] + [.H1047]*[.S70] + [.H1048]*[.S71] + [.H1049]*[.S72] )" office:value-type="float" office:value="-0.999999972556107" calcext:value-type="float">
            <text:p>-0.999999972556107</text:p>
          </table:table-cell>
          <table:table-cell table:style-name="ce20" office:value-type="float" office:value="-0.485028814561628" calcext:value-type="float">
            <text:p>-0.485028814561628</text:p>
          </table:table-cell>
          <table:table-cell table:style-name="ce21" table:formula="of:= ([.J1029]-[.I1029]) * ([.J1029]-[.I1029])" office:value-type="float" office:value="0.265195293566174" calcext:value-type="float">
            <text:p>0.265195293566174</text:p>
          </table:table-cell>
          <table:table-cell table:number-columns-repeated="10"/>
        </table:table-row>
        <table:table-row table:style-name="ro1">
          <table:table-cell office:value-type="float" office:value="660.284" calcext:value-type="float">
            <text:p>660.284</text:p>
          </table:table-cell>
          <table:table-cell table:number-columns-repeated="3"/>
          <table:table-cell table:formula="of:=[.$C$4] + ([.$C$5] - [.$C$4]) * (([.A1030] - [.$C$1]) / ([.$C$2] - [.$C$1]))" office:value-type="float" office:value="-0.490935528096064" calcext:value-type="float">
            <text:p>-0.490935528096064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1026]*[.Q64] + [.G1027]*[.Q65] + [.G1028]*[.Q66] + [.G1029]*[.Q67] + [.G1030]*[.Q68] + [.G1031]*[.Q69] + [.G1032]*[.Q70] + [.G1033]*[.Q71] + [.G1034]*[.Q72] + [.G1035]*[.Q73] + [.G1036]*[.Q74] + [.G1037]*[.Q75] + [.G1038]*[.Q76] + [.G1039]*[.Q77] + [.G1040]*[.Q78] + [.G1041]*[.Q79] + [.G1042]*[.Q80] + [.G1043]*[.Q81] + [.G1044]*[.Q82] + [.G1045]*[.Q83] + [.G1046]*[.Q84] )" office:value-type="float" office:value="-0.999724349939186" calcext:value-type="float">
            <text:p>-0.999724349939186</text:p>
          </table:table-cell>
          <table:table-cell table:number-columns-repeated="13"/>
        </table:table-row>
        <table:table-row table:style-name="ro1">
          <table:table-cell office:value-type="float" office:value="655.418" calcext:value-type="float">
            <text:p>655.418</text:p>
          </table:table-cell>
          <table:table-cell table:number-columns-repeated="3"/>
          <table:table-cell table:formula="of:=[.$C$4] + ([.$C$5] - [.$C$4]) * (([.A1031] - [.$C$1]) / ([.$C$2] - [.$C$1]))" office:value-type="float" office:value="-0.491015476957116" calcext:value-type="float">
            <text:p>-0.491015476957116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1026]*[.Q85] + [.G1027]*[.Q86] + [.G1028]*[.Q87] + [.G1029]*[.Q88] + [.G1030]*[.Q89] + [.G1031]*[.Q90] + [.G1032]*[.Q91] + [.G1033]*[.Q92] + [.G1034]*[.Q93] + [.G1035]*[.Q94] + [.G1036]*[.Q95] + [.G1037]*[.Q96] + [.G1038]*[.Q97] + [.G1039]*[.Q98] + [.G1040]*[.Q99] + [.G1041]*[.Q100] + [.G1042]*[.Q101] + [.G1043]*[.Q102] + [.G1044]*[.Q103] + [.G1045]*[.Q104] + [.G1046]*[.Q105] )" office:value-type="float" office:value="-0.998311344341666" calcext:value-type="float">
            <text:p>-0.998311344341666</text:p>
          </table:table-cell>
          <table:table-cell table:number-columns-repeated="13"/>
        </table:table-row>
        <table:table-row table:style-name="ro1">
          <table:table-cell office:value-type="float" office:value="650.82899" calcext:value-type="float">
            <text:p>650.82899</text:p>
          </table:table-cell>
          <table:table-cell table:number-columns-repeated="3"/>
          <table:table-cell table:formula="of:=[.$C$4] + ([.$C$5] - [.$C$4]) * (([.A1032] - [.$C$1]) / ([.$C$2] - [.$C$1]))" office:value-type="float" office:value="-0.491090874845084" calcext:value-type="float">
            <text:p>-0.491090874845084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1026]*[.Q106] + [.G1027]*[.Q107] + [.G1028]*[.Q108] + [.G1029]*[.Q109] + [.G1030]*[.Q110] + [.G1031]*[.Q111] + [.G1032]*[.Q112] + [.G1033]*[.Q113] + [.G1034]*[.Q114] + [.G1035]*[.Q115] + [.G1036]*[.Q116] + [.G1037]*[.Q117] + [.G1038]*[.Q118] + [.G1039]*[.Q119] + [.G1040]*[.Q120] + [.G1041]*[.Q121] + [.G1042]*[.Q122] + [.G1043]*[.Q123] + [.G1044]*[.Q124] + [.G1045]*[.Q125] + [.G1046]*[.Q126] )" office:value-type="float" office:value="-0.999534634700102" calcext:value-type="float">
            <text:p>-0.999534634700102</text:p>
          </table:table-cell>
          <table:table-cell table:number-columns-repeated="13"/>
        </table:table-row>
        <table:table-row table:style-name="ro1">
          <table:table-cell office:value-type="float" office:value="656.91599" calcext:value-type="float">
            <text:p>656.91599</text:p>
          </table:table-cell>
          <table:table-cell table:number-columns-repeated="3"/>
          <table:table-cell table:formula="of:=[.$C$4] + ([.$C$5] - [.$C$4]) * (([.A1033] - [.$C$1]) / ([.$C$2] - [.$C$1]))" office:value-type="float" office:value="-0.490990864833325" calcext:value-type="float">
            <text:p>-0.490990864833325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1026]*[.Q127] + [.G1027]*[.Q128] + [.G1028]*[.Q129] + [.G1029]*[.Q130] + [.G1030]*[.Q131] + [.G1031]*[.Q132] + [.G1032]*[.Q133] + [.G1033]*[.Q134] + [.G1034]*[.Q135] + [.G1035]*[.Q136] + [.G1036]*[.Q137] + [.G1037]*[.Q138] + [.G1038]*[.Q139] + [.G1039]*[.Q140] + [.G1040]*[.Q141] + [.G1041]*[.Q142] + [.G1042]*[.Q143] + [.G1043]*[.Q144] + [.G1044]*[.Q145] + [.G1045]*[.Q146] + [.G1046]*[.Q147] )" office:value-type="float" office:value="-0.999822536406725" calcext:value-type="float">
            <text:p>-0.999822536406725</text:p>
          </table:table-cell>
          <table:table-cell table:number-columns-repeated="13"/>
        </table:table-row>
        <table:table-row table:style-name="ro1">
          <table:table-cell office:value-type="float" office:value="655.427" calcext:value-type="float">
            <text:p>655.427</text:p>
          </table:table-cell>
          <table:table-cell table:number-columns-repeated="3"/>
          <table:table-cell table:formula="of:=[.$C$4] + ([.$C$5] - [.$C$4]) * (([.A1034] - [.$C$1]) / ([.$C$2] - [.$C$1]))" office:value-type="float" office:value="-0.491015329086226" calcext:value-type="float">
            <text:p>-0.491015329086226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1026]*[.Q148] + [.G1027]*[.Q149] + [.G1028]*[.Q150] + [.G1029]*[.Q151] + [.G1030]*[.Q152] + [.G1031]*[.Q153] + [.G1032]*[.Q154] + [.G1033]*[.Q155] + [.G1034]*[.Q156] + [.G1035]*[.Q157] + [.G1036]*[.Q158] + [.G1037]*[.Q159] + [.G1038]*[.Q160] + [.G1039]*[.Q161] + [.G1040]*[.Q162] + [.G1041]*[.Q163] + [.G1042]*[.Q164] + [.G1043]*[.Q165] + [.G1044]*[.Q166] + [.G1045]*[.Q167] + [.G1046]*[.Q168] )" office:value-type="float" office:value="-0.999410337241003" calcext:value-type="float">
            <text:p>-0.999410337241003</text:p>
          </table:table-cell>
          <table:table-cell table:number-columns-repeated="13"/>
        </table:table-row>
        <table:table-row table:style-name="ro1">
          <table:table-cell office:value-type="float" office:value="656.681" calcext:value-type="float">
            <text:p>656.681</text:p>
          </table:table-cell>
          <table:table-cell table:number-columns-repeated="3"/>
          <table:table-cell table:formula="of:=[.$C$4] + ([.$C$5] - [.$C$4]) * (([.A1035] - [.$C$1]) / ([.$C$2] - [.$C$1]))" office:value-type="float" office:value="-0.490994725742256" calcext:value-type="float">
            <text:p>-0.490994725742256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026]*[.Q169] + [.G1027]*[.Q170] + [.G1028]*[.Q171] + [.G1029]*[.Q172] + [.G1030]*[.Q173] + [.G1031]*[.Q174] + [.G1032]*[.Q175] + [.G1033]*[.Q176] + [.G1034]*[.Q177] + [.G1035]*[.Q178] + [.G1036]*[.Q179] + [.G1037]*[.Q180] + [.G1038]*[.Q181] + [.G1039]*[.Q182] + [.G1040]*[.Q183] + [.G1041]*[.Q184] + [.G1042]*[.Q185] + [.G1043]*[.Q186] + [.G1044]*[.Q187] + [.G1045]*[.Q188] + [.G1046]*[.Q189] )" office:value-type="float" office:value="-0.999878869952591" calcext:value-type="float">
            <text:p>-0.999878869952591</text:p>
          </table:table-cell>
          <table:table-cell table:number-columns-repeated="13"/>
        </table:table-row>
        <table:table-row table:style-name="ro1">
          <table:table-cell office:value-type="float" office:value="635.588" calcext:value-type="float">
            <text:p>635.588</text:p>
          </table:table-cell>
          <table:table-cell table:number-columns-repeated="3"/>
          <table:table-cell table:formula="of:=[.$C$4] + ([.$C$5] - [.$C$4]) * (([.A1036] - [.$C$1]) / ([.$C$2] - [.$C$1]))" office:value-type="float" office:value="-0.491341285817504" calcext:value-type="float">
            <text:p>-0.491341285817504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026]*[.Q190] + [.G1027]*[.Q191] + [.G1028]*[.Q192] + [.G1029]*[.Q193] + [.G1030]*[.Q194] + [.G1031]*[.Q195] + [.G1032]*[.Q196] + [.G1033]*[.Q197] + [.G1034]*[.Q198] + [.G1035]*[.Q199] + [.G1036]*[.Q200] + [.G1037]*[.Q201] + [.G1038]*[.Q202] + [.G1039]*[.Q203] + [.G1040]*[.Q204] + [.G1041]*[.Q205] + [.G1042]*[.Q206] + [.G1043]*[.Q207] + [.G1044]*[.Q208] + [.G1045]*[.Q209] + [.G1046]*[.Q210] )" office:value-type="float" office:value="-0.999787175319116" calcext:value-type="float">
            <text:p>-0.999787175319116</text:p>
          </table:table-cell>
          <table:table-cell table:number-columns-repeated="13"/>
        </table:table-row>
        <table:table-row table:style-name="ro1">
          <table:table-cell office:value-type="float" office:value="621.37299" calcext:value-type="float">
            <text:p>621.37299</text:p>
          </table:table-cell>
          <table:table-cell table:number-columns-repeated="3"/>
          <table:table-cell table:formula="of:=[.$C$4] + ([.$C$5] - [.$C$4]) * (([.A1037] - [.$C$1]) / ([.$C$2] - [.$C$1]))" office:value-type="float" office:value="-0.491574839837096" calcext:value-type="float">
            <text:p>-0.491574839837096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026]*[.Q211] + [.G1027]*[.Q212] + [.G1028]*[.Q213] + [.G1029]*[.Q214] + [.G1030]*[.Q215] + [.G1031]*[.Q216] + [.G1032]*[.Q217] + [.G1033]*[.Q218] + [.G1034]*[.Q219] + [.G1035]*[.Q220] + [.G1036]*[.Q221] + [.G1037]*[.Q222] + [.G1038]*[.Q223] + [.G1039]*[.Q224] + [.G1040]*[.Q225] + [.G1041]*[.Q226] + [.G1042]*[.Q227] + [.G1043]*[.Q228] + [.G1044]*[.Q229] + [.G1045]*[.Q230] + [.G1046]*[.Q231] )" office:value-type="float" office:value="-0.998028141799398" calcext:value-type="float">
            <text:p>-0.998028141799398</text:p>
          </table:table-cell>
          <table:table-cell table:number-columns-repeated="13"/>
        </table:table-row>
        <table:table-row table:style-name="ro1">
          <table:table-cell office:value-type="float" office:value="601.227" calcext:value-type="float">
            <text:p>601.227</text:p>
          </table:table-cell>
          <table:table-cell table:number-columns-repeated="3"/>
          <table:table-cell table:formula="of:=[.$C$4] + ([.$C$5] - [.$C$4]) * (([.A1038] - [.$C$1]) / ([.$C$2] - [.$C$1]))" office:value-type="float" office:value="-0.491905840444424" calcext:value-type="float">
            <text:p>-0.491905840444424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026]*[.Q232] + [.G1027]*[.Q233] + [.G1028]*[.Q234] + [.G1029]*[.Q235] + [.G1030]*[.Q236] + [.G1031]*[.Q237] + [.G1032]*[.Q238] + [.G1033]*[.Q239] + [.G1034]*[.Q240] + [.G1035]*[.Q241] + [.G1036]*[.Q242] + [.G1037]*[.Q243] + [.G1038]*[.Q244] + [.G1039]*[.Q245] + [.G1040]*[.Q246] + [.G1041]*[.Q247] + [.G1042]*[.Q248] + [.G1043]*[.Q249] + [.G1044]*[.Q250] + [.G1045]*[.Q251] + [.G1046]*[.Q252] )" office:value-type="float" office:value="-0.999947886315625" calcext:value-type="float">
            <text:p>-0.999947886315625</text:p>
          </table:table-cell>
          <table:table-cell table:number-columns-repeated="13"/>
        </table:table-row>
        <table:table-row table:style-name="ro1">
          <table:table-cell office:value-type="float" office:value="555.926" calcext:value-type="float">
            <text:p>555.926</text:p>
          </table:table-cell>
          <table:table-cell table:number-columns-repeated="3"/>
          <table:table-cell table:formula="of:=[.$C$4] + ([.$C$5] - [.$C$4]) * (([.A1039] - [.$C$1]) / ([.$C$2] - [.$C$1]))" office:value-type="float" office:value="-0.492650140352869" calcext:value-type="float">
            <text:p>-0.492650140352869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026]*[.Q253] + [.G1027]*[.Q254] + [.G1028]*[.Q255] + [.G1029]*[.Q256] + [.G1030]*[.Q257] + [.G1031]*[.Q258] + [.G1032]*[.Q259] + [.G1033]*[.Q260] + [.G1034]*[.Q261] + [.G1035]*[.Q262] + [.G1036]*[.Q263] + [.G1037]*[.Q264] + [.G1038]*[.Q265] + [.G1039]*[.Q266] + [.G1040]*[.Q267] + [.G1041]*[.Q268] + [.G1042]*[.Q269] + [.G1043]*[.Q270] + [.G1044]*[.Q271] + [.G1045]*[.Q272] + [.G1046]*[.Q273] )" office:value-type="float" office:value="-0.999987358791792" calcext:value-type="float">
            <text:p>-0.999987358791792</text:p>
          </table:table-cell>
          <table:table-cell table:number-columns-repeated="13"/>
        </table:table-row>
        <table:table-row table:style-name="ro1">
          <table:table-cell office:value-type="float" office:value="578.52374" calcext:value-type="float">
            <text:p>578.52374</text:p>
          </table:table-cell>
          <table:table-cell table:number-columns-repeated="3"/>
          <table:table-cell table:formula="of:=[.$C$4] + ([.$C$5] - [.$C$4]) * (([.A1040] - [.$C$1]) / ([.$C$2] - [.$C$1]))" office:value-type="float" office:value="-0.492278857250662" calcext:value-type="float">
            <text:p>-0.492278857250662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026]*[.Q274] + [.G1027]*[.Q275] + [.G1028]*[.Q276] + [.G1029]*[.Q277] + [.G1030]*[.Q278] + [.G1031]*[.Q279] + [.G1032]*[.Q280] + [.G1033]*[.Q281] + [.G1034]*[.Q282] + [.G1035]*[.Q283] + [.G1036]*[.Q284] + [.G1037]*[.Q285] + [.G1038]*[.Q286] + [.G1039]*[.Q287] + [.G1040]*[.Q288] + [.G1041]*[.Q289] + [.G1042]*[.Q290] + [.G1043]*[.Q291] + [.G1044]*[.Q292] + [.G1045]*[.Q293] + [.G1046]*[.Q294] )" office:value-type="float" office:value="-0.999944343690748" calcext:value-type="float">
            <text:p>-0.999944343690748</text:p>
          </table:table-cell>
          <table:table-cell table:number-columns-repeated="13"/>
        </table:table-row>
        <table:table-row table:style-name="ro1">
          <table:table-cell office:value-type="float" office:value="570.33875" calcext:value-type="float">
            <text:p>570.33875</text:p>
          </table:table-cell>
          <table:table-cell table:number-columns-repeated="3"/>
          <table:table-cell table:formula="of:=[.$C$4] + ([.$C$5] - [.$C$4]) * (([.A1041] - [.$C$1]) / ([.$C$2] - [.$C$1]))" office:value-type="float" office:value="-0.492413337445528" calcext:value-type="float">
            <text:p>-0.492413337445528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026]*[.Q295] + [.G1027]*[.Q296] + [.G1028]*[.Q297] + [.G1029]*[.Q298] + [.G1030]*[.Q299] + [.G1031]*[.Q300] + [.G1032]*[.Q301] + [.G1033]*[.Q302] + [.G1034]*[.Q303] + [.G1035]*[.Q304] + [.G1036]*[.Q305] + [.G1037]*[.Q306] + [.G1038]*[.Q307] + [.G1039]*[.Q308] + [.G1040]*[.Q309] + [.G1041]*[.Q310] + [.G1042]*[.Q311] + [.G1043]*[.Q312] + [.G1044]*[.Q313] + [.G1045]*[.Q314] + [.G1046]*[.Q315] )" office:value-type="float" office:value="-0.999669199269044" calcext:value-type="float">
            <text:p>-0.999669199269044</text:p>
          </table:table-cell>
          <table:table-cell table:number-columns-repeated="13"/>
        </table:table-row>
        <table:table-row table:style-name="ro1">
          <table:table-cell office:value-type="float" office:value="574.87375" calcext:value-type="float">
            <text:p>574.87375</text:p>
          </table:table-cell>
          <table:table-cell table:number-columns-repeated="3"/>
          <table:table-cell table:formula="of:=[.$C$4] + ([.$C$5] - [.$C$4]) * (([.A1042] - [.$C$1]) / ([.$C$2] - [.$C$1]))" office:value-type="float" office:value="-0.492338826947199" calcext:value-type="float">
            <text:p>-0.492338826947199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026]*[.Q316] + [.G1027]*[.Q317] + [.G1028]*[.Q318] + [.G1029]*[.Q319] + [.G1030]*[.Q320] + [.G1031]*[.Q321] + [.G1032]*[.Q322] + [.G1033]*[.Q323] + [.G1034]*[.Q324] + [.G1035]*[.Q325] + [.G1036]*[.Q326] + [.G1037]*[.Q327] + [.G1038]*[.Q328] + [.G1039]*[.Q329] + [.G1040]*[.Q330] + [.G1041]*[.Q331] + [.G1042]*[.Q332] + [.G1043]*[.Q333] + [.G1044]*[.Q334] + [.G1045]*[.Q335] + [.G1046]*[.Q336] )" office:value-type="float" office:value="-0.997295646098745" calcext:value-type="float">
            <text:p>-0.997295646098745</text:p>
          </table:table-cell>
          <table:table-cell table:number-columns-repeated="13"/>
        </table:table-row>
        <table:table-row table:style-name="ro1">
          <table:table-cell office:value-type="float" office:value="588.51625" calcext:value-type="float">
            <text:p>588.51625</text:p>
          </table:table-cell>
          <table:table-cell table:number-columns-repeated="3"/>
          <table:table-cell table:formula="of:=[.$C$4] + ([.$C$5] - [.$C$4]) * (([.A1043] - [.$C$1]) / ([.$C$2] - [.$C$1]))" office:value-type="float" office:value="-0.492114679323505" calcext:value-type="float">
            <text:p>-0.492114679323505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026]*[.Q337] + [.G1027]*[.Q338] + [.G1028]*[.Q339] + [.G1029]*[.Q340] + [.G1030]*[.Q341] + [.G1031]*[.Q342] + [.G1032]*[.Q343] + [.G1033]*[.Q344] + [.G1034]*[.Q345] + [.G1035]*[.Q346] + [.G1036]*[.Q347] + [.G1037]*[.Q348] + [.G1038]*[.Q349] + [.G1039]*[.Q350] + [.G1040]*[.Q351] + [.G1041]*[.Q352] + [.G1042]*[.Q353] + [.G1043]*[.Q354] + [.G1044]*[.Q355] + [.G1045]*[.Q356] + [.G1046]*[.Q357] )" office:value-type="float" office:value="-0.999486468806944" calcext:value-type="float">
            <text:p>-0.999486468806944</text:p>
          </table:table-cell>
          <table:table-cell table:number-columns-repeated="13"/>
        </table:table-row>
        <table:table-row table:style-name="ro1">
          <table:table-cell office:value-type="float" office:value="589.66125" calcext:value-type="float">
            <text:p>589.66125</text:p>
          </table:table-cell>
          <table:table-cell table:number-columns-repeated="3"/>
          <table:table-cell table:formula="of:=[.$C$4] + ([.$C$5] - [.$C$4]) * (([.A1044] - [.$C$1]) / ([.$C$2] - [.$C$1]))" office:value-type="float" office:value="-0.492095866860311" calcext:value-type="float">
            <text:p>-0.492095866860311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026]*[.Q358] + [.G1027]*[.Q359] + [.G1028]*[.Q360] + [.G1029]*[.Q361] + [.G1030]*[.Q362] + [.G1031]*[.Q363] + [.G1032]*[.Q364] + [.G1033]*[.Q365] + [.G1034]*[.Q366] + [.G1035]*[.Q367] + [.G1036]*[.Q368] + [.G1037]*[.Q369] + [.G1038]*[.Q370] + [.G1039]*[.Q371] + [.G1040]*[.Q372] + [.G1041]*[.Q373] + [.G1042]*[.Q374] + [.G1043]*[.Q375] + [.G1044]*[.Q376] + [.G1045]*[.Q377] + [.G1046]*[.Q378] )" office:value-type="float" office:value="-0.998791298826146" calcext:value-type="float">
            <text:p>-0.998791298826146</text:p>
          </table:table-cell>
          <table:table-cell table:number-columns-repeated="13"/>
        </table:table-row>
        <table:table-row table:style-name="ro1">
          <table:table-cell office:value-type="float" office:value="586.715" calcext:value-type="float">
            <text:p>586.715</text:p>
          </table:table-cell>
          <table:table-cell table:number-columns-repeated="3"/>
          <table:table-cell table:formula="of:=[.$C$4] + ([.$C$5] - [.$C$4]) * (([.A1045] - [.$C$1]) / ([.$C$2] - [.$C$1]))" office:value-type="float" office:value="-0.492144274039076" calcext:value-type="float">
            <text:p>-0.492144274039076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026]*[.Q379] + [.G1027]*[.Q380] + [.G1028]*[.Q381] + [.G1029]*[.Q382] + [.G1030]*[.Q383] + [.G1031]*[.Q384] + [.G1032]*[.Q385] + [.G1033]*[.Q386] + [.G1034]*[.Q387] + [.G1035]*[.Q388] + [.G1036]*[.Q389] + [.G1037]*[.Q390] + [.G1038]*[.Q391] + [.G1039]*[.Q392] + [.G1040]*[.Q393] + [.G1041]*[.Q394] + [.G1042]*[.Q395] + [.G1043]*[.Q396] + [.G1044]*[.Q397] + [.G1045]*[.Q398] + [.G1046]*[.Q399] )" office:value-type="float" office:value="-0.999688946216207" calcext:value-type="float">
            <text:p>-0.999688946216207</text:p>
          </table:table-cell>
          <table:table-cell table:number-columns-repeated="13"/>
        </table:table-row>
        <table:table-row table:style-name="ro1">
          <table:table-cell office:value-type="float" office:value="585.23875" calcext:value-type="float">
            <text:p>585.23875</text:p>
          </table:table-cell>
          <table:table-cell table:number-columns-repeated="3"/>
          <table:table-cell table:formula="of:=[.$C$4] + ([.$C$5] - [.$C$4]) * (([.A1046] - [.$C$1]) / ([.$C$2] - [.$C$1]))" office:value-type="float" office:value="-0.492168528972518" calcext:value-type="float">
            <text:p>-0.492168528972518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026]*[.Q400] + [.G1027]*[.Q401] + [.G1028]*[.Q402] + [.G1029]*[.Q403] + [.G1030]*[.Q404] + [.G1031]*[.Q405] + [.G1032]*[.Q406] + [.G1033]*[.Q407] + [.G1034]*[.Q408] + [.G1035]*[.Q409] + [.G1036]*[.Q410] + [.G1037]*[.Q411] + [.G1038]*[.Q412] + [.G1039]*[.Q413] + [.G1040]*[.Q414] + [.G1041]*[.Q415] + [.G1042]*[.Q416] + [.G1043]*[.Q417] + [.G1044]*[.Q418] + [.G1045]*[.Q419] + [.G1046]*[.Q420] )" office:value-type="float" office:value="-0.999708840251012" calcext:value-type="float">
            <text:p>-0.999708840251012</text:p>
          </table:table-cell>
          <table:table-cell table:number-columns-repeated="13"/>
        </table:table-row>
        <table:table-row table:style-name="ro1">
          <table:table-cell office:value-type="float" office:value="594.81625" calcext:value-type="float">
            <text:p>594.81625</text:p>
          </table:table-cell>
          <table:table-cell table:number-columns-repeated="3"/>
          <table:table-cell table:formula="of:=[.$C$4] + ([.$C$5] - [.$C$4]) * (([.A1047] - [.$C$1]) / ([.$C$2] - [.$C$1]))" office:value-type="float" office:value="-0.492011169700689" calcext:value-type="float">
            <text:p>-0.492011169700689</text:p>
          </table:table-cell>
          <table:table-cell table:number-columns-repeated="2"/>
          <table:table-cell table:style-name="ce17" table:formula="of:=TANH( [.G1026]*[.Q421] + [.G1027]*[.Q422] + [.G1028]*[.Q423] + [.G1029]*[.Q424] + [.G1030]*[.Q425] + [.G1031]*[.Q426] + [.G1032]*[.Q427] + [.G1033]*[.Q428] + [.G1034]*[.Q429] + [.G1035]*[.Q430] + [.G1036]*[.Q431] + [.G1037]*[.Q432] + [.G1038]*[.Q433] + [.G1039]*[.Q434] + [.G1040]*[.Q435] + [.G1041]*[.Q436] + [.G1042]*[.Q437] + [.G1043]*[.Q438] + [.G1044]*[.Q439] + [.G1045]*[.Q440] + [.G1046]*[.Q441] )" office:value-type="float" office:value="-0.999564302213622" calcext:value-type="float">
            <text:p>-0.999564302213622</text:p>
          </table:table-cell>
          <table:table-cell table:number-columns-repeated="13"/>
        </table:table-row>
        <table:table-row table:style-name="ro1">
          <table:table-cell office:value-type="float" office:value="581.9625" calcext:value-type="float">
            <text:p>581.9625</text:p>
          </table:table-cell>
          <table:table-cell table:number-columns-repeated="3"/>
          <table:table-cell table:formula="of:=[.$C$4] + ([.$C$5] - [.$C$4]) * (([.A1048] - [.$C$1]) / ([.$C$2] - [.$C$1]))" office:value-type="float" office:value="-0.492222358083907" calcext:value-type="float">
            <text:p>-0.492222358083907</text:p>
          </table:table-cell>
          <table:table-cell table:number-columns-repeated="2"/>
          <table:table-cell table:style-name="ce17" table:formula="of:=TANH( [.G1026]*[.Q442] + [.G1027]*[.Q443] + [.G1028]*[.Q444] + [.G1029]*[.Q445] + [.G1030]*[.Q446] + [.G1031]*[.Q447] + [.G1032]*[.Q448] + [.G1033]*[.Q449] + [.G1034]*[.Q450] + [.G1035]*[.Q451] + [.G1036]*[.Q452] + [.G1037]*[.Q453] + [.G1038]*[.Q454] + [.G1039]*[.Q455] + [.G1040]*[.Q456] + [.G1041]*[.Q457] + [.G1042]*[.Q458] + [.G1043]*[.Q459] + [.G1044]*[.Q460] + [.G1045]*[.Q461] + [.G1046]*[.Q462] )" office:value-type="float" office:value="-0.999282317100124" calcext:value-type="float">
            <text:p>-0.999282317100124</text:p>
          </table:table-cell>
          <table:table-cell table:number-columns-repeated="13"/>
        </table:table-row>
        <table:table-row table:style-name="ro1">
          <table:table-cell office:value-type="float" office:value="584.87375" calcext:value-type="float">
            <text:p>584.87375</text:p>
          </table:table-cell>
          <table:table-cell table:number-columns-repeated="3"/>
          <table:table-cell table:formula="of:=[.$C$4] + ([.$C$5] - [.$C$4]) * (([.A1049] - [.$C$1]) / ([.$C$2] - [.$C$1]))" office:value-type="float" office:value="-0.492174525958602" calcext:value-type="float">
            <text:p>-0.492174525958602</text:p>
          </table:table-cell>
          <table:table-cell table:number-columns-repeated="2"/>
          <table:table-cell table:style-name="ce17" table:formula="of:=TANH( [.G1026]*[.Q463] + [.G1027]*[.Q464] + [.G1028]*[.Q465] + [.G1029]*[.Q466] + [.G1030]*[.Q467] + [.G1031]*[.Q468] + [.G1032]*[.Q469] + [.G1033]*[.Q470] + [.G1034]*[.Q471] + [.G1035]*[.Q472] + [.G1036]*[.Q473] + [.G1037]*[.Q474] + [.G1038]*[.Q475] + [.G1039]*[.Q476] + [.G1040]*[.Q477] + [.G1041]*[.Q478] + [.G1042]*[.Q479] + [.G1043]*[.Q480] + [.G1044]*[.Q481] + [.G1045]*[.Q482] + [.G1046]*[.Q483] )" office:value-type="float" office:value="-0.999551510260559" calcext:value-type="float">
            <text:p>-0.999551510260559</text:p>
          </table:table-cell>
          <table:table-cell table:number-columns-repeated="13"/>
        </table:table-row>
        <table:table-row table:style-name="ro1">
          <table:table-cell office:value-type="float" office:value="581.65" calcext:value-type="float">
            <text:p>581.65</text:p>
          </table:table-cell>
          <table:table-cell table:number-columns-repeated="3"/>
          <table:table-cell table:formula="of:=[.$C$4] + ([.$C$5] - [.$C$4]) * (([.A1050] - [.$C$1]) / ([.$C$2] - [.$C$1]))" office:value-type="float" office:value="-0.492227492489801" calcext:value-type="float">
            <text:p>-0.492227492489801</text:p>
          </table:table-cell>
          <table:table-cell table:number-columns-repeated="16"/>
        </table:table-row>
        <table:table-row table:style-name="ro1">
          <table:table-cell office:value-type="float" office:value="571.9625" calcext:value-type="float">
            <text:p>571.9625</text:p>
          </table:table-cell>
          <table:table-cell table:number-columns-repeated="3"/>
          <table:table-cell table:formula="of:=[.$C$4] + ([.$C$5] - [.$C$4]) * (([.A1051] - [.$C$1]) / ([.$C$2] - [.$C$1]))" office:value-type="float" office:value="-0.492386659072505" calcext:value-type="float">
            <text:p>-0.49238665907250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67.60749" calcext:value-type="float">
            <text:p>567.60749</text:p>
          </table:table-cell>
          <table:table-cell table:number-columns-repeated="3"/>
          <table:table-cell table:formula="of:=[.$C$4] + ([.$C$5] - [.$C$4]) * (([.A1052] - [.$C$1]) / ([.$C$2] - [.$C$1]))" office:value-type="float" office:value="-0.49245821231734" calcext:value-type="float">
            <text:p>-0.49245821231734</text:p>
          </table:table-cell>
          <table:table-cell/>
          <table:table-cell table:style-name="ce15" office:value-type="float" office:value="-0.496773212213151" calcext:value-type="float">
            <text:p>-0.496773212213151</text:p>
          </table:table-cell>
          <table:table-cell table:style-name="ce17" table:formula="of:=TANH( [.G1051]*[.Q1] + [.G1052]*[.Q2] + [.G1053]*[.Q3] + [.G1054]*[.Q4] + [.G1055]*[.Q5] + [.G1056]*[.Q6] + [.G1057]*[.Q7] + [.G1058]*[.Q8] + [.G1059]*[.Q9] + [.G1060]*[.Q10] + [.G1061]*[.Q11] + [.G1062]*[.Q12] + [.G1063]*[.Q13] + [.G1064]*[.Q14] + [.G1065]*[.Q15] + [.G1066]*[.Q16] + [.G1067]*[.Q17] + [.G1068]*[.Q18] + [.G1069]*[.Q19] + [.G1070]*[.Q20] + [.G1071]*[.Q21] )" office:value-type="float" office:value="-0.999800763931073" calcext:value-type="float">
            <text:p>-0.999800763931073</text:p>
          </table:table-cell>
          <table:table-cell table:style-name="ce19" table:formula="of:=TANH( [.H1051]*[.S1] + [.H1052]*[.S2] + [.H1053]*[.S3] + [.H1054]*[.S4] + [.H1055]*[.S5] + [.H1056]*[.S6] + [.H1057]*[.S7] + [.H1058]*[.S8] + [.H1059]*[.S9] + [.H1060]*[.S10] + [.H1061]*[.S11] + [.H1062]*[.S12] + [.H1063]*[.S13] + [.H1064]*[.S14] + [.H1065]*[.S15] + [.H1066]*[.S16] + [.H1067]*[.S17] + [.H1068]*[.S18] + [.H1069]*[.S19] + [.H1070]*[.S20] + [.H1071]*[.S21] + [.H1072]*[.S22] + [.H1073]*[.S23] + [.H1074]*[.S24] )" office:value-type="float" office:value="-0.999999999373045" calcext:value-type="float">
            <text:p>-0.999999999373045</text:p>
          </table:table-cell>
          <table:table-cell table:style-name="ce20" office:value-type="float" office:value="-0.483718849351581" calcext:value-type="float">
            <text:p>-0.483718849351581</text:p>
          </table:table-cell>
          <table:table-cell table:style-name="ce21" table:formula="of:= ([.J1052]-[.I1052]) * ([.J1052]-[.I1052])" office:value-type="float" office:value="0.266546225867486" calcext:value-type="float">
            <text:p>0.266546225867486</text:p>
          </table:table-cell>
          <table:table-cell table:number-columns-repeated="10"/>
        </table:table-row>
        <table:table-row table:style-name="ro1">
          <table:table-cell office:value-type="float" office:value="575.54125" calcext:value-type="float">
            <text:p>575.54125</text:p>
          </table:table-cell>
          <table:table-cell table:number-columns-repeated="3"/>
          <table:table-cell table:formula="of:=[.$C$4] + ([.$C$5] - [.$C$4]) * (([.A1053] - [.$C$1]) / ([.$C$2] - [.$C$1]))" office:value-type="float" office:value="-0.49232785985621" calcext:value-type="float">
            <text:p>-0.49232785985621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1051]*[.Q22] + [.G1052]*[.Q23] + [.G1053]*[.Q24] + [.G1054]*[.Q25] + [.G1055]*[.Q26] + [.G1056]*[.Q27] + [.G1057]*[.Q28] + [.G1058]*[.Q29] + [.G1059]*[.Q30] + [.G1060]*[.Q31] + [.G1061]*[.Q32] + [.G1062]*[.Q33] + [.G1063]*[.Q34] + [.G1064]*[.Q35] + [.G1065]*[.Q36] + [.G1066]*[.Q37] + [.G1067]*[.Q38] + [.G1068]*[.Q39] + [.G1069]*[.Q40] + [.G1070]*[.Q41] + [.G1071]*[.Q42] )" office:value-type="float" office:value="-0.998352976418708" calcext:value-type="float">
            <text:p>-0.998352976418708</text:p>
          </table:table-cell>
          <table:table-cell table:style-name="ce19" table:formula="of:=TANH( [.H1051]*[.S25] + [.H1052]*[.S26] + [.H1053]*[.S27] + [.H1054]*[.S28] + [.H1055]*[.S29] + [.H1056]*[.S30] + [.H1057]*[.S31] + [.H1058]*[.S32] + [.H1059]*[.S33] + [.H1060]*[.S34] + [.H1061]*[.S35] + [.H1062]*[.S36] + [.H1063]*[.S37] + [.H1064]*[.S38] + [.H1065]*[.S39] + [.H1066]*[.S40] + [.H1067]*[.S41] + [.H1068]*[.S42] + [.H1069]*[.S43] + [.H1070]*[.S44] + [.H1071]*[.S45] + [.H1072]*[.S46] + [.H1073]*[.S47] + [.H1074]*[.S48] )" office:value-type="float" office:value="-0.999999996073447" calcext:value-type="float">
            <text:p>-0.999999996073447</text:p>
          </table:table-cell>
          <table:table-cell table:style-name="ce20" office:value-type="float" office:value="-0.485028814561628" calcext:value-type="float">
            <text:p>-0.485028814561628</text:p>
          </table:table-cell>
          <table:table-cell table:style-name="ce21" table:formula="of:= ([.J1053]-[.I1053]) * ([.J1053]-[.I1053])" office:value-type="float" office:value="0.265195317787679" calcext:value-type="float">
            <text:p>0.265195317787679</text:p>
          </table:table-cell>
          <table:table-cell table:number-columns-repeated="10"/>
        </table:table-row>
        <table:table-row table:style-name="ro1">
          <table:table-cell office:value-type="float" office:value="572.37249" calcext:value-type="float">
            <text:p>572.37249</text:p>
          </table:table-cell>
          <table:table-cell table:number-columns-repeated="3"/>
          <table:table-cell table:formula="of:=[.$C$4] + ([.$C$5] - [.$C$4]) * (([.A1054] - [.$C$1]) / ([.$C$2] - [.$C$1]))" office:value-type="float" office:value="-0.492379922896273" calcext:value-type="float">
            <text:p>-0.492379922896273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1051]*[.Q43] + [.G1052]*[.Q44] + [.G1053]*[.Q45] + [.G1054]*[.Q46] + [.G1055]*[.Q47] + [.G1056]*[.Q48] + [.G1057]*[.Q49] + [.G1058]*[.Q50] + [.G1059]*[.Q51] + [.G1060]*[.Q52] + [.G1061]*[.Q53] + [.G1062]*[.Q54] + [.G1063]*[.Q55] + [.G1064]*[.Q56] + [.G1065]*[.Q57] + [.G1066]*[.Q58] + [.G1067]*[.Q59] + [.G1068]*[.Q60] + [.G1069]*[.Q61] + [.G1070]*[.Q62] + [.G1071]*[.Q63] )" office:value-type="float" office:value="-0.999762379289471" calcext:value-type="float">
            <text:p>-0.999762379289471</text:p>
          </table:table-cell>
          <table:table-cell table:style-name="ce19" table:formula="of:=TANH( [.H1051]*[.S49] + [.H1052]*[.S50] + [.H1053]*[.S51] + [.H1054]*[.S52] + [.H1055]*[.S53] + [.H1056]*[.S54] + [.H1057]*[.S55] + [.H1058]*[.S56] + [.H1059]*[.S57] + [.H1060]*[.S58] + [.H1061]*[.S59] + [.H1062]*[.S60] + [.H1063]*[.S61] + [.H1064]*[.S62] + [.H1065]*[.S63] + [.H1066]*[.S64] + [.H1067]*[.S65] + [.H1068]*[.S66] + [.H1069]*[.S67] + [.H1070]*[.S68] + [.H1071]*[.S69] + [.H1072]*[.S70] + [.H1073]*[.S71] + [.H1074]*[.S72] )" office:value-type="float" office:value="-0.999999972551926" calcext:value-type="float">
            <text:p>-0.999999972551926</text:p>
          </table:table-cell>
          <table:table-cell table:style-name="ce20" office:value-type="float" office:value="-0.48488003443022" calcext:value-type="float">
            <text:p>-0.48488003443022</text:p>
          </table:table-cell>
          <table:table-cell table:style-name="ce21" table:formula="of:= ([.J1054]-[.I1054]) * ([.J1054]-[.I1054])" office:value-type="float" office:value="0.26534855065051" calcext:value-type="float">
            <text:p>0.26534855065051</text:p>
          </table:table-cell>
          <table:table-cell table:number-columns-repeated="10"/>
        </table:table-row>
        <table:table-row table:style-name="ro1">
          <table:table-cell office:value-type="float" office:value="573.01625" calcext:value-type="float">
            <text:p>573.01625</text:p>
          </table:table-cell>
          <table:table-cell table:number-columns-repeated="3"/>
          <table:table-cell table:formula="of:=[.$C$4] + ([.$C$5] - [.$C$4]) * (([.A1055] - [.$C$1]) / ([.$C$2] - [.$C$1]))" office:value-type="float" office:value="-0.492369345855831" calcext:value-type="float">
            <text:p>-0.492369345855831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1051]*[.Q64] + [.G1052]*[.Q65] + [.G1053]*[.Q66] + [.G1054]*[.Q67] + [.G1055]*[.Q68] + [.G1056]*[.Q69] + [.G1057]*[.Q70] + [.G1058]*[.Q71] + [.G1059]*[.Q72] + [.G1060]*[.Q73] + [.G1061]*[.Q74] + [.G1062]*[.Q75] + [.G1063]*[.Q76] + [.G1064]*[.Q77] + [.G1065]*[.Q78] + [.G1066]*[.Q79] + [.G1067]*[.Q80] + [.G1068]*[.Q81] + [.G1069]*[.Q82] + [.G1070]*[.Q83] + [.G1071]*[.Q84] )" office:value-type="float" office:value="-0.999720973388945" calcext:value-type="float">
            <text:p>-0.999720973388945</text:p>
          </table:table-cell>
          <table:table-cell table:number-columns-repeated="13"/>
        </table:table-row>
        <table:table-row table:style-name="ro1">
          <table:table-cell office:value-type="float" office:value="573.08" calcext:value-type="float">
            <text:p>573.08</text:p>
          </table:table-cell>
          <table:table-cell table:number-columns-repeated="3"/>
          <table:table-cell table:formula="of:=[.$C$4] + ([.$C$5] - [.$C$4]) * (([.A1056] - [.$C$1]) / ([.$C$2] - [.$C$1]))" office:value-type="float" office:value="-0.492368298437029" calcext:value-type="float">
            <text:p>-0.492368298437029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1051]*[.Q85] + [.G1052]*[.Q86] + [.G1053]*[.Q87] + [.G1054]*[.Q88] + [.G1055]*[.Q89] + [.G1056]*[.Q90] + [.G1057]*[.Q91] + [.G1058]*[.Q92] + [.G1059]*[.Q93] + [.G1060]*[.Q94] + [.G1061]*[.Q95] + [.G1062]*[.Q96] + [.G1063]*[.Q97] + [.G1064]*[.Q98] + [.G1065]*[.Q99] + [.G1066]*[.Q100] + [.G1067]*[.Q101] + [.G1068]*[.Q102] + [.G1069]*[.Q103] + [.G1070]*[.Q104] + [.G1071]*[.Q105] )" office:value-type="float" office:value="-0.998295111905225" calcext:value-type="float">
            <text:p>-0.998295111905225</text:p>
          </table:table-cell>
          <table:table-cell table:number-columns-repeated="13"/>
        </table:table-row>
        <table:table-row table:style-name="ro1">
          <table:table-cell office:value-type="float" office:value="581.35375" calcext:value-type="float">
            <text:p>581.35375</text:p>
          </table:table-cell>
          <table:table-cell table:number-columns-repeated="3"/>
          <table:table-cell table:formula="of:=[.$C$4] + ([.$C$5] - [.$C$4]) * (([.A1057] - [.$C$1]) / ([.$C$2] - [.$C$1]))" office:value-type="float" office:value="-0.492232359906588" calcext:value-type="float">
            <text:p>-0.492232359906588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1051]*[.Q106] + [.G1052]*[.Q107] + [.G1053]*[.Q108] + [.G1054]*[.Q109] + [.G1055]*[.Q110] + [.G1056]*[.Q111] + [.G1057]*[.Q112] + [.G1058]*[.Q113] + [.G1059]*[.Q114] + [.G1060]*[.Q115] + [.G1061]*[.Q116] + [.G1062]*[.Q117] + [.G1063]*[.Q118] + [.G1064]*[.Q119] + [.G1065]*[.Q120] + [.G1066]*[.Q121] + [.G1067]*[.Q122] + [.G1068]*[.Q123] + [.G1069]*[.Q124] + [.G1070]*[.Q125] + [.G1071]*[.Q126] )" office:value-type="float" office:value="-0.999529932140293" calcext:value-type="float">
            <text:p>-0.999529932140293</text:p>
          </table:table-cell>
          <table:table-cell table:number-columns-repeated="13"/>
        </table:table-row>
        <table:table-row table:style-name="ro1">
          <table:table-cell office:value-type="float" office:value="579.6675" calcext:value-type="float">
            <text:p>579.6675</text:p>
          </table:table-cell>
          <table:table-cell table:number-columns-repeated="3"/>
          <table:table-cell table:formula="of:=[.$C$4] + ([.$C$5] - [.$C$4]) * (([.A1058] - [.$C$1]) / ([.$C$2] - [.$C$1]))" office:value-type="float" office:value="-0.49226006516079" calcext:value-type="float">
            <text:p>-0.49226006516079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1051]*[.Q127] + [.G1052]*[.Q128] + [.G1053]*[.Q129] + [.G1054]*[.Q130] + [.G1055]*[.Q131] + [.G1056]*[.Q132] + [.G1057]*[.Q133] + [.G1058]*[.Q134] + [.G1059]*[.Q135] + [.G1060]*[.Q136] + [.G1061]*[.Q137] + [.G1062]*[.Q138] + [.G1063]*[.Q139] + [.G1064]*[.Q140] + [.G1065]*[.Q141] + [.G1066]*[.Q142] + [.G1067]*[.Q143] + [.G1068]*[.Q144] + [.G1069]*[.Q145] + [.G1070]*[.Q146] + [.G1071]*[.Q147] )" office:value-type="float" office:value="-0.99982034181421" calcext:value-type="float">
            <text:p>-0.99982034181421</text:p>
          </table:table-cell>
          <table:table-cell table:number-columns-repeated="13"/>
        </table:table-row>
        <table:table-row table:style-name="ro1">
          <table:table-cell office:value-type="float" office:value="585.5075" calcext:value-type="float">
            <text:p>585.5075</text:p>
          </table:table-cell>
          <table:table-cell table:number-columns-repeated="3"/>
          <table:table-cell table:formula="of:=[.$C$4] + ([.$C$5] - [.$C$4]) * (([.A1059] - [.$C$1]) / ([.$C$2] - [.$C$1]))" office:value-type="float" office:value="-0.492164113383449" calcext:value-type="float">
            <text:p>-0.492164113383449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051]*[.Q148] + [.G1052]*[.Q149] + [.G1053]*[.Q150] + [.G1054]*[.Q151] + [.G1055]*[.Q152] + [.G1056]*[.Q153] + [.G1057]*[.Q154] + [.G1058]*[.Q155] + [.G1059]*[.Q156] + [.G1060]*[.Q157] + [.G1061]*[.Q158] + [.G1062]*[.Q159] + [.G1063]*[.Q160] + [.G1064]*[.Q161] + [.G1065]*[.Q162] + [.G1066]*[.Q163] + [.G1067]*[.Q164] + [.G1068]*[.Q165] + [.G1069]*[.Q166] + [.G1070]*[.Q167] + [.G1071]*[.Q168] )" office:value-type="float" office:value="-0.999402338576909" calcext:value-type="float">
            <text:p>-0.999402338576909</text:p>
          </table:table-cell>
          <table:table-cell table:number-columns-repeated="13"/>
        </table:table-row>
        <table:table-row table:style-name="ro1">
          <table:table-cell office:value-type="float" office:value="577.98749" calcext:value-type="float">
            <text:p>577.98749</text:p>
          </table:table-cell>
          <table:table-cell table:number-columns-repeated="3"/>
          <table:table-cell table:formula="of:=[.$C$4] + ([.$C$5] - [.$C$4]) * (([.A1060] - [.$C$1]) / ([.$C$2] - [.$C$1]))" office:value-type="float" office:value="-0.492287667891176" calcext:value-type="float">
            <text:p>-0.492287667891176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051]*[.Q169] + [.G1052]*[.Q170] + [.G1053]*[.Q171] + [.G1054]*[.Q172] + [.G1055]*[.Q173] + [.G1056]*[.Q174] + [.G1057]*[.Q175] + [.G1058]*[.Q176] + [.G1059]*[.Q177] + [.G1060]*[.Q178] + [.G1061]*[.Q179] + [.G1062]*[.Q180] + [.G1063]*[.Q181] + [.G1064]*[.Q182] + [.G1065]*[.Q183] + [.G1066]*[.Q184] + [.G1067]*[.Q185] + [.G1068]*[.Q186] + [.G1069]*[.Q187] + [.G1070]*[.Q188] + [.G1071]*[.Q189] )" office:value-type="float" office:value="-0.999876800533457" calcext:value-type="float">
            <text:p>-0.999876800533457</text:p>
          </table:table-cell>
          <table:table-cell table:number-columns-repeated="13"/>
        </table:table-row>
        <table:table-row table:style-name="ro1">
          <table:table-cell office:value-type="float" office:value="574.5825" calcext:value-type="float">
            <text:p>574.5825</text:p>
          </table:table-cell>
          <table:table-cell table:number-columns-repeated="3"/>
          <table:table-cell table:formula="of:=[.$C$4] + ([.$C$5] - [.$C$4]) * (([.A1061] - [.$C$1]) / ([.$C$2] - [.$C$1]))" office:value-type="float" office:value="-0.492343612213492" calcext:value-type="float">
            <text:p>-0.492343612213492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051]*[.Q190] + [.G1052]*[.Q191] + [.G1053]*[.Q192] + [.G1054]*[.Q193] + [.G1055]*[.Q194] + [.G1056]*[.Q195] + [.G1057]*[.Q196] + [.G1058]*[.Q197] + [.G1059]*[.Q198] + [.G1060]*[.Q199] + [.G1061]*[.Q200] + [.G1062]*[.Q201] + [.G1063]*[.Q202] + [.G1064]*[.Q203] + [.G1065]*[.Q204] + [.G1066]*[.Q205] + [.G1067]*[.Q206] + [.G1068]*[.Q207] + [.G1069]*[.Q208] + [.G1070]*[.Q209] + [.G1071]*[.Q210] )" office:value-type="float" office:value="-0.999783203754758" calcext:value-type="float">
            <text:p>-0.999783203754758</text:p>
          </table:table-cell>
          <table:table-cell table:number-columns-repeated="13"/>
        </table:table-row>
        <table:table-row table:style-name="ro1">
          <table:table-cell office:value-type="float" office:value="575.0625" calcext:value-type="float">
            <text:p>575.0625</text:p>
          </table:table-cell>
          <table:table-cell table:number-columns-repeated="3"/>
          <table:table-cell table:formula="of:=[.$C$4] + ([.$C$5] - [.$C$4]) * (([.A1062] - [.$C$1]) / ([.$C$2] - [.$C$1]))" office:value-type="float" office:value="-0.492335725766039" calcext:value-type="float">
            <text:p>-0.492335725766039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051]*[.Q211] + [.G1052]*[.Q212] + [.G1053]*[.Q213] + [.G1054]*[.Q214] + [.G1055]*[.Q215] + [.G1056]*[.Q216] + [.G1057]*[.Q217] + [.G1058]*[.Q218] + [.G1059]*[.Q219] + [.G1060]*[.Q220] + [.G1061]*[.Q221] + [.G1062]*[.Q222] + [.G1063]*[.Q223] + [.G1064]*[.Q224] + [.G1065]*[.Q225] + [.G1066]*[.Q226] + [.G1067]*[.Q227] + [.G1068]*[.Q228] + [.G1069]*[.Q229] + [.G1070]*[.Q230] + [.G1071]*[.Q231] )" office:value-type="float" office:value="-0.998007402570309" calcext:value-type="float">
            <text:p>-0.998007402570309</text:p>
          </table:table-cell>
          <table:table-cell table:number-columns-repeated="13"/>
        </table:table-row>
        <table:table-row table:style-name="ro1">
          <table:table-cell office:value-type="float" office:value="575.3425" calcext:value-type="float">
            <text:p>575.3425</text:p>
          </table:table-cell>
          <table:table-cell table:number-columns-repeated="3"/>
          <table:table-cell table:formula="of:=[.$C$4] + ([.$C$5] - [.$C$4]) * (([.A1063] - [.$C$1]) / ([.$C$2] - [.$C$1]))" office:value-type="float" office:value="-0.492331125338359" calcext:value-type="float">
            <text:p>-0.492331125338359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051]*[.Q232] + [.G1052]*[.Q233] + [.G1053]*[.Q234] + [.G1054]*[.Q235] + [.G1055]*[.Q236] + [.G1056]*[.Q237] + [.G1057]*[.Q238] + [.G1058]*[.Q239] + [.G1059]*[.Q240] + [.G1060]*[.Q241] + [.G1061]*[.Q242] + [.G1062]*[.Q243] + [.G1063]*[.Q244] + [.G1064]*[.Q245] + [.G1065]*[.Q246] + [.G1066]*[.Q247] + [.G1067]*[.Q248] + [.G1068]*[.Q249] + [.G1069]*[.Q250] + [.G1070]*[.Q251] + [.G1071]*[.Q252] )" office:value-type="float" office:value="-0.999947108361791" calcext:value-type="float">
            <text:p>-0.999947108361791</text:p>
          </table:table-cell>
          <table:table-cell table:number-columns-repeated="13"/>
        </table:table-row>
        <table:table-row table:style-name="ro1">
          <table:table-cell office:value-type="float" office:value="568.78875" calcext:value-type="float">
            <text:p>568.78875</text:p>
          </table:table-cell>
          <table:table-cell table:number-columns-repeated="3"/>
          <table:table-cell table:formula="of:=[.$C$4] + ([.$C$5] - [.$C$4]) * (([.A1064] - [.$C$1]) / ([.$C$2] - [.$C$1]))" office:value-type="float" office:value="-0.492438804098761" calcext:value-type="float">
            <text:p>-0.492438804098761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051]*[.Q253] + [.G1052]*[.Q254] + [.G1053]*[.Q255] + [.G1054]*[.Q256] + [.G1055]*[.Q257] + [.G1056]*[.Q258] + [.G1057]*[.Q259] + [.G1058]*[.Q260] + [.G1059]*[.Q261] + [.G1060]*[.Q262] + [.G1061]*[.Q263] + [.G1062]*[.Q264] + [.G1063]*[.Q265] + [.G1064]*[.Q266] + [.G1065]*[.Q267] + [.G1066]*[.Q268] + [.G1067]*[.Q269] + [.G1068]*[.Q270] + [.G1069]*[.Q271] + [.G1070]*[.Q272] + [.G1071]*[.Q273] )" office:value-type="float" office:value="-0.999987145367707" calcext:value-type="float">
            <text:p>-0.999987145367707</text:p>
          </table:table-cell>
          <table:table-cell table:number-columns-repeated="13"/>
        </table:table-row>
        <table:table-row table:style-name="ro1">
          <table:table-cell office:value-type="float" office:value="574.49749" calcext:value-type="float">
            <text:p>574.49749</text:p>
          </table:table-cell>
          <table:table-cell table:number-columns-repeated="3"/>
          <table:table-cell table:formula="of:=[.$C$4] + ([.$C$5] - [.$C$4]) * (([.A1065] - [.$C$1]) / ([.$C$2] - [.$C$1]))" office:value-type="float" office:value="-0.492345008936196" calcext:value-type="float">
            <text:p>-0.492345008936196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051]*[.Q274] + [.G1052]*[.Q275] + [.G1053]*[.Q276] + [.G1054]*[.Q277] + [.G1055]*[.Q278] + [.G1056]*[.Q279] + [.G1057]*[.Q280] + [.G1058]*[.Q281] + [.G1059]*[.Q282] + [.G1060]*[.Q283] + [.G1061]*[.Q284] + [.G1062]*[.Q285] + [.G1063]*[.Q286] + [.G1064]*[.Q287] + [.G1065]*[.Q288] + [.G1066]*[.Q289] + [.G1067]*[.Q290] + [.G1068]*[.Q291] + [.G1069]*[.Q292] + [.G1070]*[.Q293] + [.G1071]*[.Q294] )" office:value-type="float" office:value="-0.999943256252136" calcext:value-type="float">
            <text:p>-0.999943256252136</text:p>
          </table:table-cell>
          <table:table-cell table:number-columns-repeated="13"/>
        </table:table-row>
        <table:table-row table:style-name="ro1">
          <table:table-cell office:value-type="float" office:value="571.94125" calcext:value-type="float">
            <text:p>571.94125</text:p>
          </table:table-cell>
          <table:table-cell table:number-columns-repeated="3"/>
          <table:table-cell table:formula="of:=[.$C$4] + ([.$C$5] - [.$C$4]) * (([.A1066] - [.$C$1]) / ([.$C$2] - [.$C$1]))" office:value-type="float" office:value="-0.492387008212105" calcext:value-type="float">
            <text:p>-0.492387008212105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051]*[.Q295] + [.G1052]*[.Q296] + [.G1053]*[.Q297] + [.G1054]*[.Q298] + [.G1055]*[.Q299] + [.G1056]*[.Q300] + [.G1057]*[.Q301] + [.G1058]*[.Q302] + [.G1059]*[.Q303] + [.G1060]*[.Q304] + [.G1061]*[.Q305] + [.G1062]*[.Q306] + [.G1063]*[.Q307] + [.G1064]*[.Q308] + [.G1065]*[.Q309] + [.G1066]*[.Q310] + [.G1067]*[.Q311] + [.G1068]*[.Q312] + [.G1069]*[.Q313] + [.G1070]*[.Q314] + [.G1071]*[.Q315] )" office:value-type="float" office:value="-0.999665273296717" calcext:value-type="float">
            <text:p>-0.999665273296717</text:p>
          </table:table-cell>
          <table:table-cell table:number-columns-repeated="13"/>
        </table:table-row>
        <table:table-row table:style-name="ro1">
          <table:table-cell office:value-type="float" office:value="573.78125" calcext:value-type="float">
            <text:p>573.78125</text:p>
          </table:table-cell>
          <table:table-cell table:number-columns-repeated="3"/>
          <table:table-cell table:formula="of:=[.$C$4] + ([.$C$5] - [.$C$4]) * (([.A1067] - [.$C$1]) / ([.$C$2] - [.$C$1]))" office:value-type="float" office:value="-0.492356776830203" calcext:value-type="float">
            <text:p>-0.492356776830203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051]*[.Q316] + [.G1052]*[.Q317] + [.G1053]*[.Q318] + [.G1054]*[.Q319] + [.G1055]*[.Q320] + [.G1056]*[.Q321] + [.G1057]*[.Q322] + [.G1058]*[.Q323] + [.G1059]*[.Q324] + [.G1060]*[.Q325] + [.G1061]*[.Q326] + [.G1062]*[.Q327] + [.G1063]*[.Q328] + [.G1064]*[.Q329] + [.G1065]*[.Q330] + [.G1066]*[.Q331] + [.G1067]*[.Q332] + [.G1068]*[.Q333] + [.G1069]*[.Q334] + [.G1070]*[.Q335] + [.G1071]*[.Q336] )" office:value-type="float" office:value="-0.997261109787367" calcext:value-type="float">
            <text:p>-0.997261109787367</text:p>
          </table:table-cell>
          <table:table-cell table:number-columns-repeated="13"/>
        </table:table-row>
        <table:table-row table:style-name="ro1">
          <table:table-cell office:value-type="float" office:value="572.96" calcext:value-type="float">
            <text:p>572.96</text:p>
          </table:table-cell>
          <table:table-cell table:number-columns-repeated="3"/>
          <table:table-cell table:formula="of:=[.$C$4] + ([.$C$5] - [.$C$4]) * (([.A1068] - [.$C$1]) / ([.$C$2] - [.$C$1]))" office:value-type="float" office:value="-0.492370270048892" calcext:value-type="float">
            <text:p>-0.492370270048892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051]*[.Q337] + [.G1052]*[.Q338] + [.G1053]*[.Q339] + [.G1054]*[.Q340] + [.G1055]*[.Q341] + [.G1056]*[.Q342] + [.G1057]*[.Q343] + [.G1058]*[.Q344] + [.G1059]*[.Q345] + [.G1060]*[.Q346] + [.G1061]*[.Q347] + [.G1062]*[.Q348] + [.G1063]*[.Q349] + [.G1064]*[.Q350] + [.G1065]*[.Q351] + [.G1066]*[.Q352] + [.G1067]*[.Q353] + [.G1068]*[.Q354] + [.G1069]*[.Q355] + [.G1070]*[.Q356] + [.G1071]*[.Q357] )" office:value-type="float" office:value="-0.999481501048144" calcext:value-type="float">
            <text:p>-0.999481501048144</text:p>
          </table:table-cell>
          <table:table-cell table:number-columns-repeated="13"/>
        </table:table-row>
        <table:table-row table:style-name="ro1">
          <table:table-cell office:value-type="float" office:value="570.1" calcext:value-type="float">
            <text:p>570.1</text:p>
          </table:table-cell>
          <table:table-cell table:number-columns-repeated="3"/>
          <table:table-cell table:formula="of:=[.$C$4] + ([.$C$5] - [.$C$4]) * (([.A1069] - [.$C$1]) / ([.$C$2] - [.$C$1]))" office:value-type="float" office:value="-0.492417260131631" calcext:value-type="float">
            <text:p>-0.492417260131631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051]*[.Q358] + [.G1052]*[.Q359] + [.G1053]*[.Q360] + [.G1054]*[.Q361] + [.G1055]*[.Q362] + [.G1056]*[.Q363] + [.G1057]*[.Q364] + [.G1058]*[.Q365] + [.G1059]*[.Q366] + [.G1060]*[.Q367] + [.G1061]*[.Q368] + [.G1062]*[.Q369] + [.G1063]*[.Q370] + [.G1064]*[.Q371] + [.G1065]*[.Q372] + [.G1066]*[.Q373] + [.G1067]*[.Q374] + [.G1068]*[.Q375] + [.G1069]*[.Q376] + [.G1070]*[.Q377] + [.G1071]*[.Q378] )" office:value-type="float" office:value="-0.998775637884033" calcext:value-type="float">
            <text:p>-0.998775637884033</text:p>
          </table:table-cell>
          <table:table-cell table:number-columns-repeated="13"/>
        </table:table-row>
        <table:table-row table:style-name="ro1">
          <table:table-cell office:value-type="float" office:value="572.52125" calcext:value-type="float">
            <text:p>572.52125</text:p>
          </table:table-cell>
          <table:table-cell table:number-columns-repeated="3"/>
          <table:table-cell table:formula="of:=[.$C$4] + ([.$C$5] - [.$C$4]) * (([.A1070] - [.$C$1]) / ([.$C$2] - [.$C$1]))" office:value-type="float" office:value="-0.492377478754767" calcext:value-type="float">
            <text:p>-0.492377478754767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051]*[.Q379] + [.G1052]*[.Q380] + [.G1053]*[.Q381] + [.G1054]*[.Q382] + [.G1055]*[.Q383] + [.G1056]*[.Q384] + [.G1057]*[.Q385] + [.G1058]*[.Q386] + [.G1059]*[.Q387] + [.G1060]*[.Q388] + [.G1061]*[.Q389] + [.G1062]*[.Q390] + [.G1063]*[.Q391] + [.G1064]*[.Q392] + [.G1065]*[.Q393] + [.G1066]*[.Q394] + [.G1067]*[.Q395] + [.G1068]*[.Q396] + [.G1069]*[.Q397] + [.G1070]*[.Q398] + [.G1071]*[.Q399] )" office:value-type="float" office:value="-0.999685574225278" calcext:value-type="float">
            <text:p>-0.999685574225278</text:p>
          </table:table-cell>
          <table:table-cell table:number-columns-repeated="13"/>
        </table:table-row>
        <table:table-row table:style-name="ro1">
          <table:table-cell office:value-type="float" office:value="596.45375" calcext:value-type="float">
            <text:p>596.45375</text:p>
          </table:table-cell>
          <table:table-cell table:number-columns-repeated="3"/>
          <table:table-cell table:formula="of:=[.$C$4] + ([.$C$5] - [.$C$4]) * (([.A1071] - [.$C$1]) / ([.$C$2] - [.$C$1]))" office:value-type="float" office:value="-0.491984265413806" calcext:value-type="float">
            <text:p>-0.491984265413806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051]*[.Q400] + [.G1052]*[.Q401] + [.G1053]*[.Q402] + [.G1054]*[.Q403] + [.G1055]*[.Q404] + [.G1056]*[.Q405] + [.G1057]*[.Q406] + [.G1058]*[.Q407] + [.G1059]*[.Q408] + [.G1060]*[.Q409] + [.G1061]*[.Q410] + [.G1062]*[.Q411] + [.G1063]*[.Q412] + [.G1064]*[.Q413] + [.G1065]*[.Q414] + [.G1066]*[.Q415] + [.G1067]*[.Q416] + [.G1068]*[.Q417] + [.G1069]*[.Q418] + [.G1070]*[.Q419] + [.G1071]*[.Q420] )" office:value-type="float" office:value="-0.999705381946856" calcext:value-type="float">
            <text:p>-0.999705381946856</text:p>
          </table:table-cell>
          <table:table-cell table:number-columns-repeated="13"/>
        </table:table-row>
        <table:table-row table:style-name="ro1">
          <table:table-cell office:value-type="float" office:value="606.0525" calcext:value-type="float">
            <text:p>606.0525</text:p>
          </table:table-cell>
          <table:table-cell table:number-columns-repeated="3"/>
          <table:table-cell table:formula="of:=[.$C$4] + ([.$C$5] - [.$C$4]) * (([.A1072] - [.$C$1]) / ([.$C$2] - [.$C$1]))" office:value-type="float" office:value="-0.491826557002376" calcext:value-type="float">
            <text:p>-0.491826557002376</text:p>
          </table:table-cell>
          <table:table-cell table:number-columns-repeated="2"/>
          <table:table-cell table:style-name="ce17" table:formula="of:=TANH( [.G1051]*[.Q421] + [.G1052]*[.Q422] + [.G1053]*[.Q423] + [.G1054]*[.Q424] + [.G1055]*[.Q425] + [.G1056]*[.Q426] + [.G1057]*[.Q427] + [.G1058]*[.Q428] + [.G1059]*[.Q429] + [.G1060]*[.Q430] + [.G1061]*[.Q431] + [.G1062]*[.Q432] + [.G1063]*[.Q433] + [.G1064]*[.Q434] + [.G1065]*[.Q435] + [.G1066]*[.Q436] + [.G1067]*[.Q437] + [.G1068]*[.Q438] + [.G1069]*[.Q439] + [.G1070]*[.Q440] + [.G1071]*[.Q441] )" office:value-type="float" office:value="-0.999561210369627" calcext:value-type="float">
            <text:p>-0.999561210369627</text:p>
          </table:table-cell>
          <table:table-cell table:number-columns-repeated="13"/>
        </table:table-row>
        <table:table-row table:style-name="ro1">
          <table:table-cell office:value-type="float" office:value="604.465" calcext:value-type="float">
            <text:p>604.465</text:p>
          </table:table-cell>
          <table:table-cell table:number-columns-repeated="3"/>
          <table:table-cell table:formula="of:=[.$C$4] + ([.$C$5] - [.$C$4]) * (([.A1073] - [.$C$1]) / ([.$C$2] - [.$C$1]))" office:value-type="float" office:value="-0.491852639784316" calcext:value-type="float">
            <text:p>-0.491852639784316</text:p>
          </table:table-cell>
          <table:table-cell table:number-columns-repeated="2"/>
          <table:table-cell table:style-name="ce17" table:formula="of:=TANH( [.G1051]*[.Q442] + [.G1052]*[.Q443] + [.G1053]*[.Q444] + [.G1054]*[.Q445] + [.G1055]*[.Q446] + [.G1056]*[.Q447] + [.G1057]*[.Q448] + [.G1058]*[.Q449] + [.G1059]*[.Q450] + [.G1060]*[.Q451] + [.G1061]*[.Q452] + [.G1062]*[.Q453] + [.G1063]*[.Q454] + [.G1064]*[.Q455] + [.G1065]*[.Q456] + [.G1066]*[.Q457] + [.G1067]*[.Q458] + [.G1068]*[.Q459] + [.G1069]*[.Q460] + [.G1070]*[.Q461] + [.G1071]*[.Q462] )" office:value-type="float" office:value="-0.999274020361333" calcext:value-type="float">
            <text:p>-0.999274020361333</text:p>
          </table:table-cell>
          <table:table-cell table:number-columns-repeated="13"/>
        </table:table-row>
        <table:table-row table:style-name="ro1">
          <table:table-cell office:value-type="float" office:value="609.4325" calcext:value-type="float">
            <text:p>609.4325</text:p>
          </table:table-cell>
          <table:table-cell table:number-columns-repeated="3"/>
          <table:table-cell table:formula="of:=[.$C$4] + ([.$C$5] - [.$C$4]) * (([.A1074] - [.$C$1]) / ([.$C$2] - [.$C$1]))" office:value-type="float" office:value="-0.49177102326823" calcext:value-type="float">
            <text:p>-0.49177102326823</text:p>
          </table:table-cell>
          <table:table-cell table:number-columns-repeated="2"/>
          <table:table-cell table:style-name="ce17" table:formula="of:=TANH( [.G1051]*[.Q463] + [.G1052]*[.Q464] + [.G1053]*[.Q465] + [.G1054]*[.Q466] + [.G1055]*[.Q467] + [.G1056]*[.Q468] + [.G1057]*[.Q469] + [.G1058]*[.Q470] + [.G1059]*[.Q471] + [.G1060]*[.Q472] + [.G1061]*[.Q473] + [.G1062]*[.Q474] + [.G1063]*[.Q475] + [.G1064]*[.Q476] + [.G1065]*[.Q477] + [.G1066]*[.Q478] + [.G1067]*[.Q479] + [.G1068]*[.Q480] + [.G1069]*[.Q481] + [.G1070]*[.Q482] + [.G1071]*[.Q483] )" office:value-type="float" office:value="-0.999546197546081" calcext:value-type="float">
            <text:p>-0.999546197546081</text:p>
          </table:table-cell>
          <table:table-cell table:number-columns-repeated="13"/>
        </table:table-row>
        <table:table-row table:style-name="ro1">
          <table:table-cell office:value-type="float" office:value="613.67499" calcext:value-type="float">
            <text:p>613.67499</text:p>
          </table:table-cell>
          <table:table-cell table:number-columns-repeated="3"/>
          <table:table-cell table:formula="of:=[.$C$4] + ([.$C$5] - [.$C$4]) * (([.A1075] - [.$C$1]) / ([.$C$2] - [.$C$1]))" office:value-type="float" office:value="-0.491701318738119" calcext:value-type="float">
            <text:p>-0.491701318738119</text:p>
          </table:table-cell>
          <table:table-cell table:number-columns-repeated="16"/>
        </table:table-row>
        <table:table-row table:style-name="ro1">
          <table:table-cell office:value-type="float" office:value="623.6" calcext:value-type="float">
            <text:p>623.6</text:p>
          </table:table-cell>
          <table:table-cell table:number-columns-repeated="3"/>
          <table:table-cell table:formula="of:=[.$C$4] + ([.$C$5] - [.$C$4]) * (([.A1076] - [.$C$1]) / ([.$C$2] - [.$C$1]))" office:value-type="float" office:value="-0.491538249842635" calcext:value-type="float">
            <text:p>-0.49153824984263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20.59875" calcext:value-type="float">
            <text:p>620.59875</text:p>
          </table:table-cell>
          <table:table-cell table:number-columns-repeated="3"/>
          <table:table-cell table:formula="of:=[.$C$4] + ([.$C$5] - [.$C$4]) * (([.A1077] - [.$C$1]) / ([.$C$2] - [.$C$1]))" office:value-type="float" office:value="-0.491587560676838" calcext:value-type="float">
            <text:p>-0.491587560676838</text:p>
          </table:table-cell>
          <table:table-cell/>
          <table:table-cell table:style-name="ce15" office:value-type="float" office:value="-0.496228435153432" calcext:value-type="float">
            <text:p>-0.496228435153432</text:p>
          </table:table-cell>
          <table:table-cell table:style-name="ce17" table:formula="of:=TANH( [.G1076]*[.Q1] + [.G1077]*[.Q2] + [.G1078]*[.Q3] + [.G1079]*[.Q4] + [.G1080]*[.Q5] + [.G1081]*[.Q6] + [.G1082]*[.Q7] + [.G1083]*[.Q8] + [.G1084]*[.Q9] + [.G1085]*[.Q10] + [.G1086]*[.Q11] + [.G1087]*[.Q12] + [.G1088]*[.Q13] + [.G1089]*[.Q14] + [.G1090]*[.Q15] + [.G1091]*[.Q16] + [.G1092]*[.Q17] + [.G1093]*[.Q18] + [.G1094]*[.Q19] + [.G1095]*[.Q20] + [.G1096]*[.Q21] )" office:value-type="float" office:value="-0.999797942116116" calcext:value-type="float">
            <text:p>-0.999797942116116</text:p>
          </table:table-cell>
          <table:table-cell table:style-name="ce19" table:formula="of:=TANH( [.H1076]*[.S1] + [.H1077]*[.S2] + [.H1078]*[.S3] + [.H1079]*[.S4] + [.H1080]*[.S5] + [.H1081]*[.S6] + [.H1082]*[.S7] + [.H1083]*[.S8] + [.H1084]*[.S9] + [.H1085]*[.S10] + [.H1086]*[.S11] + [.H1087]*[.S12] + [.H1088]*[.S13] + [.H1089]*[.S14] + [.H1090]*[.S15] + [.H1091]*[.S16] + [.H1092]*[.S17] + [.H1093]*[.S18] + [.H1094]*[.S19] + [.H1095]*[.S20] + [.H1096]*[.S21] + [.H1097]*[.S22] + [.H1098]*[.S23] + [.H1099]*[.S24] )" office:value-type="float" office:value="-0.999999999372934" calcext:value-type="float">
            <text:p>-0.999999999372934</text:p>
          </table:table-cell>
          <table:table-cell table:style-name="ce20" office:value-type="float" office:value="-0.485028814561628" calcext:value-type="float">
            <text:p>-0.485028814561628</text:p>
          </table:table-cell>
          <table:table-cell table:style-name="ce21" table:formula="of:= ([.J1077]-[.I1077]) * ([.J1077]-[.I1077])" office:value-type="float" office:value="0.26519532118596" calcext:value-type="float">
            <text:p>0.26519532118596</text:p>
          </table:table-cell>
          <table:table-cell table:number-columns-repeated="10"/>
        </table:table-row>
        <table:table-row table:style-name="ro1">
          <table:table-cell office:value-type="float" office:value="622.03375" calcext:value-type="float">
            <text:p>622.03375</text:p>
          </table:table-cell>
          <table:table-cell table:number-columns-repeated="3"/>
          <table:table-cell table:formula="of:=[.$C$4] + ([.$C$5] - [.$C$4]) * (([.A1078] - [.$C$1]) / ([.$C$2] - [.$C$1]))" office:value-type="float" office:value="-0.491563983484974" calcext:value-type="float">
            <text:p>-0.491563983484974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1076]*[.Q22] + [.G1077]*[.Q23] + [.G1078]*[.Q24] + [.G1079]*[.Q25] + [.G1080]*[.Q26] + [.G1081]*[.Q27] + [.G1082]*[.Q28] + [.G1083]*[.Q29] + [.G1084]*[.Q30] + [.G1085]*[.Q31] + [.G1086]*[.Q32] + [.G1087]*[.Q33] + [.G1088]*[.Q34] + [.G1089]*[.Q35] + [.G1090]*[.Q36] + [.G1091]*[.Q37] + [.G1092]*[.Q38] + [.G1093]*[.Q39] + [.G1094]*[.Q40] + [.G1095]*[.Q41] + [.G1096]*[.Q42] )" office:value-type="float" office:value="-0.998335451737467" calcext:value-type="float">
            <text:p>-0.998335451737467</text:p>
          </table:table-cell>
          <table:table-cell table:style-name="ce19" table:formula="of:=TANH( [.H1076]*[.S25] + [.H1077]*[.S26] + [.H1078]*[.S27] + [.H1079]*[.S28] + [.H1080]*[.S29] + [.H1081]*[.S30] + [.H1082]*[.S31] + [.H1083]*[.S32] + [.H1084]*[.S33] + [.H1085]*[.S34] + [.H1086]*[.S35] + [.H1087]*[.S36] + [.H1088]*[.S37] + [.H1089]*[.S38] + [.H1090]*[.S39] + [.H1091]*[.S40] + [.H1092]*[.S41] + [.H1093]*[.S42] + [.H1094]*[.S43] + [.H1095]*[.S44] + [.H1096]*[.S45] + [.H1097]*[.S46] + [.H1098]*[.S47] + [.H1099]*[.S48] )" office:value-type="float" office:value="-0.999999996072613" calcext:value-type="float">
            <text:p>-0.999999996072613</text:p>
          </table:table-cell>
          <table:table-cell table:style-name="ce20" office:value-type="float" office:value="-0.48488003443022" calcext:value-type="float">
            <text:p>-0.48488003443022</text:p>
          </table:table-cell>
          <table:table-cell table:style-name="ce21" table:formula="of:= ([.J1078]-[.I1078]) * ([.J1078]-[.I1078])" office:value-type="float" office:value="0.26534857488246" calcext:value-type="float">
            <text:p>0.26534857488246</text:p>
          </table:table-cell>
          <table:table-cell table:number-columns-repeated="10"/>
        </table:table-row>
        <table:table-row table:style-name="ro1">
          <table:table-cell office:value-type="float" office:value="604.8275" calcext:value-type="float">
            <text:p>604.8275</text:p>
          </table:table-cell>
          <table:table-cell table:number-columns-repeated="3"/>
          <table:table-cell table:formula="of:=[.$C$4] + ([.$C$5] - [.$C$4]) * (([.A1079] - [.$C$1]) / ([.$C$2] - [.$C$1]))" office:value-type="float" office:value="-0.491846683873479" calcext:value-type="float">
            <text:p>-0.491846683873479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1076]*[.Q43] + [.G1077]*[.Q44] + [.G1078]*[.Q45] + [.G1079]*[.Q46] + [.G1080]*[.Q47] + [.G1081]*[.Q48] + [.G1082]*[.Q49] + [.G1083]*[.Q50] + [.G1084]*[.Q51] + [.G1085]*[.Q52] + [.G1086]*[.Q53] + [.G1087]*[.Q54] + [.G1088]*[.Q55] + [.G1089]*[.Q56] + [.G1090]*[.Q57] + [.G1091]*[.Q58] + [.G1092]*[.Q59] + [.G1093]*[.Q60] + [.G1094]*[.Q61] + [.G1095]*[.Q62] + [.G1096]*[.Q63] )" office:value-type="float" office:value="-0.999758408737538" calcext:value-type="float">
            <text:p>-0.999758408737538</text:p>
          </table:table-cell>
          <table:table-cell table:style-name="ce19" table:formula="of:=TANH( [.H1076]*[.S49] + [.H1077]*[.S50] + [.H1078]*[.S51] + [.H1079]*[.S52] + [.H1080]*[.S53] + [.H1081]*[.S54] + [.H1082]*[.S55] + [.H1083]*[.S56] + [.H1084]*[.S57] + [.H1085]*[.S58] + [.H1086]*[.S59] + [.H1087]*[.S60] + [.H1088]*[.S61] + [.H1089]*[.S62] + [.H1090]*[.S63] + [.H1091]*[.S64] + [.H1092]*[.S65] + [.H1093]*[.S66] + [.H1094]*[.S67] + [.H1095]*[.S68] + [.H1096]*[.S69] + [.H1097]*[.S70] + [.H1098]*[.S71] + [.H1099]*[.S72] )" office:value-type="float" office:value="-0.999999972547212" calcext:value-type="float">
            <text:p>-0.999999972547212</text:p>
          </table:table-cell>
          <table:table-cell table:style-name="ce20" office:value-type="float" office:value="-0.484182744320632" calcext:value-type="float">
            <text:p>-0.484182744320632</text:p>
          </table:table-cell>
          <table:table-cell table:style-name="ce21" table:formula="of:= ([.J1079]-[.I1079]) * ([.J1079]-[.I1079])" office:value-type="float" office:value="0.266067412935351" calcext:value-type="float">
            <text:p>0.266067412935351</text:p>
          </table:table-cell>
          <table:table-cell table:number-columns-repeated="10"/>
        </table:table-row>
        <table:table-row table:style-name="ro1">
          <table:table-cell office:value-type="float" office:value="607.03625" calcext:value-type="float">
            <text:p>607.03625</text:p>
          </table:table-cell>
          <table:table-cell table:number-columns-repeated="3"/>
          <table:table-cell table:formula="of:=[.$C$4] + ([.$C$5] - [.$C$4]) * (([.A1080] - [.$C$1]) / ([.$C$2] - [.$C$1]))" office:value-type="float" office:value="-0.491810393892623" calcext:value-type="float">
            <text:p>-0.491810393892623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1076]*[.Q64] + [.G1077]*[.Q65] + [.G1078]*[.Q66] + [.G1079]*[.Q67] + [.G1080]*[.Q68] + [.G1081]*[.Q69] + [.G1082]*[.Q70] + [.G1083]*[.Q71] + [.G1084]*[.Q72] + [.G1085]*[.Q73] + [.G1086]*[.Q74] + [.G1087]*[.Q75] + [.G1088]*[.Q76] + [.G1089]*[.Q77] + [.G1090]*[.Q78] + [.G1091]*[.Q79] + [.G1092]*[.Q80] + [.G1093]*[.Q81] + [.G1094]*[.Q82] + [.G1095]*[.Q83] + [.G1096]*[.Q84] )" office:value-type="float" office:value="-0.999716535596998" calcext:value-type="float">
            <text:p>-0.999716535596998</text:p>
          </table:table-cell>
          <table:table-cell table:number-columns-repeated="13"/>
        </table:table-row>
        <table:table-row table:style-name="ro1">
          <table:table-cell office:value-type="float" office:value="606.885" calcext:value-type="float">
            <text:p>606.885</text:p>
          </table:table-cell>
          <table:table-cell table:number-columns-repeated="3"/>
          <table:table-cell table:formula="of:=[.$C$4] + ([.$C$5] - [.$C$4]) * (([.A1081] - [.$C$1]) / ([.$C$2] - [.$C$1]))" office:value-type="float" office:value="-0.491812878945075" calcext:value-type="float">
            <text:p>-0.491812878945075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1076]*[.Q85] + [.G1077]*[.Q86] + [.G1078]*[.Q87] + [.G1079]*[.Q88] + [.G1080]*[.Q89] + [.G1081]*[.Q90] + [.G1082]*[.Q91] + [.G1083]*[.Q92] + [.G1084]*[.Q93] + [.G1085]*[.Q94] + [.G1086]*[.Q95] + [.G1087]*[.Q96] + [.G1088]*[.Q97] + [.G1089]*[.Q98] + [.G1090]*[.Q99] + [.G1091]*[.Q100] + [.G1092]*[.Q101] + [.G1093]*[.Q102] + [.G1094]*[.Q103] + [.G1095]*[.Q104] + [.G1096]*[.Q105] )" office:value-type="float" office:value="-0.998287095523666" calcext:value-type="float">
            <text:p>-0.998287095523666</text:p>
          </table:table-cell>
          <table:table-cell table:number-columns-repeated="13"/>
        </table:table-row>
        <table:table-row table:style-name="ro1">
          <table:table-cell office:value-type="float" office:value="606.8975" calcext:value-type="float">
            <text:p>606.8975</text:p>
          </table:table-cell>
          <table:table-cell table:number-columns-repeated="3"/>
          <table:table-cell table:formula="of:=[.$C$4] + ([.$C$5] - [.$C$4]) * (([.A1082] - [.$C$1]) / ([.$C$2] - [.$C$1]))" office:value-type="float" office:value="-0.491812673568839" calcext:value-type="float">
            <text:p>-0.491812673568839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1076]*[.Q106] + [.G1077]*[.Q107] + [.G1078]*[.Q108] + [.G1079]*[.Q109] + [.G1080]*[.Q110] + [.G1081]*[.Q111] + [.G1082]*[.Q112] + [.G1083]*[.Q113] + [.G1084]*[.Q114] + [.G1085]*[.Q115] + [.G1086]*[.Q116] + [.G1087]*[.Q117] + [.G1088]*[.Q118] + [.G1089]*[.Q119] + [.G1090]*[.Q120] + [.G1091]*[.Q121] + [.G1092]*[.Q122] + [.G1093]*[.Q123] + [.G1094]*[.Q124] + [.G1095]*[.Q125] + [.G1096]*[.Q126] )" office:value-type="float" office:value="-0.999525370909458" calcext:value-type="float">
            <text:p>-0.999525370909458</text:p>
          </table:table-cell>
          <table:table-cell table:number-columns-repeated="13"/>
        </table:table-row>
        <table:table-row table:style-name="ro1">
          <table:table-cell office:value-type="float" office:value="605.52125" calcext:value-type="float">
            <text:p>605.52125</text:p>
          </table:table-cell>
          <table:table-cell table:number-columns-repeated="3"/>
          <table:table-cell table:formula="of:=[.$C$4] + ([.$C$5] - [.$C$4]) * (([.A1083] - [.$C$1]) / ([.$C$2] - [.$C$1]))" office:value-type="float" office:value="-0.491835285492395" calcext:value-type="float">
            <text:p>-0.491835285492395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076]*[.Q127] + [.G1077]*[.Q128] + [.G1078]*[.Q129] + [.G1079]*[.Q130] + [.G1080]*[.Q131] + [.G1081]*[.Q132] + [.G1082]*[.Q133] + [.G1083]*[.Q134] + [.G1084]*[.Q135] + [.G1085]*[.Q136] + [.G1086]*[.Q137] + [.G1087]*[.Q138] + [.G1088]*[.Q139] + [.G1089]*[.Q140] + [.G1090]*[.Q141] + [.G1091]*[.Q142] + [.G1092]*[.Q143] + [.G1093]*[.Q144] + [.G1094]*[.Q145] + [.G1095]*[.Q146] + [.G1096]*[.Q147] )" office:value-type="float" office:value="-0.999816924705161" calcext:value-type="float">
            <text:p>-0.999816924705161</text:p>
          </table:table-cell>
          <table:table-cell table:number-columns-repeated="13"/>
        </table:table-row>
        <table:table-row table:style-name="ro1">
          <table:table-cell office:value-type="float" office:value="606.04625" calcext:value-type="float">
            <text:p>606.04625</text:p>
          </table:table-cell>
          <table:table-cell table:number-columns-repeated="3"/>
          <table:table-cell table:formula="of:=[.$C$4] + ([.$C$5] - [.$C$4]) * (([.A1084] - [.$C$1]) / ([.$C$2] - [.$C$1]))" office:value-type="float" office:value="-0.491826659690494" calcext:value-type="float">
            <text:p>-0.491826659690494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076]*[.Q148] + [.G1077]*[.Q149] + [.G1078]*[.Q150] + [.G1079]*[.Q151] + [.G1080]*[.Q152] + [.G1081]*[.Q153] + [.G1082]*[.Q154] + [.G1083]*[.Q155] + [.G1084]*[.Q156] + [.G1085]*[.Q157] + [.G1086]*[.Q158] + [.G1087]*[.Q159] + [.G1088]*[.Q160] + [.G1089]*[.Q161] + [.G1090]*[.Q162] + [.G1091]*[.Q163] + [.G1092]*[.Q164] + [.G1093]*[.Q165] + [.G1094]*[.Q166] + [.G1095]*[.Q167] + [.G1096]*[.Q168] )" office:value-type="float" office:value="-0.99939397873184" calcext:value-type="float">
            <text:p>-0.99939397873184</text:p>
          </table:table-cell>
          <table:table-cell table:number-columns-repeated="13"/>
        </table:table-row>
        <table:table-row table:style-name="ro1">
          <table:table-cell office:value-type="float" office:value="605.08" calcext:value-type="float">
            <text:p>605.08</text:p>
          </table:table-cell>
          <table:table-cell table:number-columns-repeated="3"/>
          <table:table-cell table:formula="of:=[.$C$4] + ([.$C$5] - [.$C$4]) * (([.A1085] - [.$C$1]) / ([.$C$2] - [.$C$1]))" office:value-type="float" office:value="-0.491842535273517" calcext:value-type="float">
            <text:p>-0.491842535273517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076]*[.Q169] + [.G1077]*[.Q170] + [.G1078]*[.Q171] + [.G1079]*[.Q172] + [.G1080]*[.Q173] + [.G1081]*[.Q174] + [.G1082]*[.Q175] + [.G1083]*[.Q176] + [.G1084]*[.Q177] + [.G1085]*[.Q178] + [.G1086]*[.Q179] + [.G1087]*[.Q180] + [.G1088]*[.Q181] + [.G1089]*[.Q182] + [.G1090]*[.Q183] + [.G1091]*[.Q184] + [.G1092]*[.Q185] + [.G1093]*[.Q186] + [.G1094]*[.Q187] + [.G1095]*[.Q188] + [.G1096]*[.Q189] )" office:value-type="float" office:value="-0.99987431131547" calcext:value-type="float">
            <text:p>-0.99987431131547</text:p>
          </table:table-cell>
          <table:table-cell table:number-columns-repeated="13"/>
        </table:table-row>
        <table:table-row table:style-name="ro1">
          <table:table-cell office:value-type="float" office:value="609.37249" calcext:value-type="float">
            <text:p>609.37249</text:p>
          </table:table-cell>
          <table:table-cell table:number-columns-repeated="3"/>
          <table:table-cell table:formula="of:=[.$C$4] + ([.$C$5] - [.$C$4]) * (([.A1086] - [.$C$1]) / ([.$C$2] - [.$C$1]))" office:value-type="float" office:value="-0.491772009238463" calcext:value-type="float">
            <text:p>-0.491772009238463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076]*[.Q190] + [.G1077]*[.Q191] + [.G1078]*[.Q192] + [.G1079]*[.Q193] + [.G1080]*[.Q194] + [.G1081]*[.Q195] + [.G1082]*[.Q196] + [.G1083]*[.Q197] + [.G1084]*[.Q198] + [.G1085]*[.Q199] + [.G1086]*[.Q200] + [.G1087]*[.Q201] + [.G1088]*[.Q202] + [.G1089]*[.Q203] + [.G1090]*[.Q204] + [.G1091]*[.Q205] + [.G1092]*[.Q206] + [.G1093]*[.Q207] + [.G1094]*[.Q208] + [.G1095]*[.Q209] + [.G1096]*[.Q210] )" office:value-type="float" office:value="-0.999780795433267" calcext:value-type="float">
            <text:p>-0.999780795433267</text:p>
          </table:table-cell>
          <table:table-cell table:number-columns-repeated="13"/>
        </table:table-row>
        <table:table-row table:style-name="ro1">
          <table:table-cell office:value-type="float" office:value="606.7175" calcext:value-type="float">
            <text:p>606.7175</text:p>
          </table:table-cell>
          <table:table-cell table:number-columns-repeated="3"/>
          <table:table-cell table:formula="of:=[.$C$4] + ([.$C$5] - [.$C$4]) * (([.A1087] - [.$C$1]) / ([.$C$2] - [.$C$1]))" office:value-type="float" office:value="-0.491815630986634" calcext:value-type="float">
            <text:p>-0.491815630986634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076]*[.Q211] + [.G1077]*[.Q212] + [.G1078]*[.Q213] + [.G1079]*[.Q214] + [.G1080]*[.Q215] + [.G1081]*[.Q216] + [.G1082]*[.Q217] + [.G1083]*[.Q218] + [.G1084]*[.Q219] + [.G1085]*[.Q220] + [.G1086]*[.Q221] + [.G1087]*[.Q222] + [.G1088]*[.Q223] + [.G1089]*[.Q224] + [.G1090]*[.Q225] + [.G1091]*[.Q226] + [.G1092]*[.Q227] + [.G1093]*[.Q228] + [.G1094]*[.Q229] + [.G1095]*[.Q230] + [.G1096]*[.Q231] )" office:value-type="float" office:value="-0.997970710424893" calcext:value-type="float">
            <text:p>-0.997970710424893</text:p>
          </table:table-cell>
          <table:table-cell table:number-columns-repeated="13"/>
        </table:table-row>
        <table:table-row table:style-name="ro1">
          <table:table-cell office:value-type="float" office:value="595.93375" calcext:value-type="float">
            <text:p>595.93375</text:p>
          </table:table-cell>
          <table:table-cell table:number-columns-repeated="3"/>
          <table:table-cell table:formula="of:=[.$C$4] + ([.$C$5] - [.$C$4]) * (([.A1088] - [.$C$1]) / ([.$C$2] - [.$C$1]))" office:value-type="float" office:value="-0.491992809065213" calcext:value-type="float">
            <text:p>-0.491992809065213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076]*[.Q232] + [.G1077]*[.Q233] + [.G1078]*[.Q234] + [.G1079]*[.Q235] + [.G1080]*[.Q236] + [.G1081]*[.Q237] + [.G1082]*[.Q238] + [.G1083]*[.Q239] + [.G1084]*[.Q240] + [.G1085]*[.Q241] + [.G1086]*[.Q242] + [.G1087]*[.Q243] + [.G1088]*[.Q244] + [.G1089]*[.Q245] + [.G1090]*[.Q246] + [.G1091]*[.Q247] + [.G1092]*[.Q248] + [.G1093]*[.Q249] + [.G1094]*[.Q250] + [.G1095]*[.Q251] + [.G1096]*[.Q252] )" office:value-type="float" office:value="-0.99994616455243" calcext:value-type="float">
            <text:p>-0.99994616455243</text:p>
          </table:table-cell>
          <table:table-cell table:number-columns-repeated="13"/>
        </table:table-row>
        <table:table-row table:style-name="ro1">
          <table:table-cell office:value-type="float" office:value="596.225" calcext:value-type="float">
            <text:p>596.225</text:p>
          </table:table-cell>
          <table:table-cell table:number-columns-repeated="3"/>
          <table:table-cell table:formula="of:=[.$C$4] + ([.$C$5] - [.$C$4]) * (([.A1089] - [.$C$1]) / ([.$C$2] - [.$C$1]))" office:value-type="float" office:value="-0.49198802379892" calcext:value-type="float">
            <text:p>-0.49198802379892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076]*[.Q253] + [.G1077]*[.Q254] + [.G1078]*[.Q255] + [.G1079]*[.Q256] + [.G1080]*[.Q257] + [.G1081]*[.Q258] + [.G1082]*[.Q259] + [.G1083]*[.Q260] + [.G1084]*[.Q261] + [.G1085]*[.Q262] + [.G1086]*[.Q263] + [.G1087]*[.Q264] + [.G1088]*[.Q265] + [.G1089]*[.Q266] + [.G1090]*[.Q267] + [.G1091]*[.Q268] + [.G1092]*[.Q269] + [.G1093]*[.Q270] + [.G1094]*[.Q271] + [.G1095]*[.Q272] + [.G1096]*[.Q273] )" office:value-type="float" office:value="-0.999986914740703" calcext:value-type="float">
            <text:p>-0.999986914740703</text:p>
          </table:table-cell>
          <table:table-cell table:number-columns-repeated="13"/>
        </table:table-row>
        <table:table-row table:style-name="ro1">
          <table:table-cell office:value-type="float" office:value="595.0175" calcext:value-type="float">
            <text:p>595.0175</text:p>
          </table:table-cell>
          <table:table-cell table:number-columns-repeated="3"/>
          <table:table-cell table:formula="of:=[.$C$4] + ([.$C$5] - [.$C$4]) * (([.A1090] - [.$C$1]) / ([.$C$2] - [.$C$1]))" office:value-type="float" office:value="-0.492007863143293" calcext:value-type="float">
            <text:p>-0.492007863143293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076]*[.Q274] + [.G1077]*[.Q275] + [.G1078]*[.Q276] + [.G1079]*[.Q277] + [.G1080]*[.Q278] + [.G1081]*[.Q279] + [.G1082]*[.Q280] + [.G1083]*[.Q281] + [.G1084]*[.Q282] + [.G1085]*[.Q283] + [.G1086]*[.Q284] + [.G1087]*[.Q285] + [.G1088]*[.Q286] + [.G1089]*[.Q287] + [.G1090]*[.Q288] + [.G1091]*[.Q289] + [.G1092]*[.Q290] + [.G1093]*[.Q291] + [.G1094]*[.Q292] + [.G1095]*[.Q293] + [.G1096]*[.Q294] )" office:value-type="float" office:value="-0.999942628463368" calcext:value-type="float">
            <text:p>-0.999942628463368</text:p>
          </table:table-cell>
          <table:table-cell table:number-columns-repeated="13"/>
        </table:table-row>
        <table:table-row table:style-name="ro1">
          <table:table-cell office:value-type="float" office:value="602.4075" calcext:value-type="float">
            <text:p>602.4075</text:p>
          </table:table-cell>
          <table:table-cell table:number-columns-repeated="3"/>
          <table:table-cell table:formula="of:=[.$C$4] + ([.$C$5] - [.$C$4]) * (([.A1091] - [.$C$1]) / ([.$C$2] - [.$C$1]))" office:value-type="float" office:value="-0.49188644471272" calcext:value-type="float">
            <text:p>-0.49188644471272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076]*[.Q295] + [.G1077]*[.Q296] + [.G1078]*[.Q297] + [.G1079]*[.Q298] + [.G1080]*[.Q299] + [.G1081]*[.Q300] + [.G1082]*[.Q301] + [.G1083]*[.Q302] + [.G1084]*[.Q303] + [.G1085]*[.Q304] + [.G1086]*[.Q305] + [.G1087]*[.Q306] + [.G1088]*[.Q307] + [.G1089]*[.Q308] + [.G1090]*[.Q309] + [.G1091]*[.Q310] + [.G1092]*[.Q311] + [.G1093]*[.Q312] + [.G1094]*[.Q313] + [.G1095]*[.Q314] + [.G1096]*[.Q315] )" office:value-type="float" office:value="-0.999659958347571" calcext:value-type="float">
            <text:p>-0.999659958347571</text:p>
          </table:table-cell>
          <table:table-cell table:number-columns-repeated="13"/>
        </table:table-row>
        <table:table-row table:style-name="ro1">
          <table:table-cell office:value-type="float" office:value="601.36875" calcext:value-type="float">
            <text:p>601.36875</text:p>
          </table:table-cell>
          <table:table-cell table:number-columns-repeated="3"/>
          <table:table-cell table:formula="of:=[.$C$4] + ([.$C$5] - [.$C$4]) * (([.A1092] - [.$C$1]) / ([.$C$2] - [.$C$1]))" office:value-type="float" office:value="-0.49190351147791" calcext:value-type="float">
            <text:p>-0.49190351147791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076]*[.Q316] + [.G1077]*[.Q317] + [.G1078]*[.Q318] + [.G1079]*[.Q319] + [.G1080]*[.Q320] + [.G1081]*[.Q321] + [.G1082]*[.Q322] + [.G1083]*[.Q323] + [.G1084]*[.Q324] + [.G1085]*[.Q325] + [.G1086]*[.Q326] + [.G1087]*[.Q327] + [.G1088]*[.Q328] + [.G1089]*[.Q329] + [.G1090]*[.Q330] + [.G1091]*[.Q331] + [.G1092]*[.Q332] + [.G1093]*[.Q333] + [.G1094]*[.Q334] + [.G1095]*[.Q335] + [.G1096]*[.Q336] )" office:value-type="float" office:value="-0.997232303810883" calcext:value-type="float">
            <text:p>-0.997232303810883</text:p>
          </table:table-cell>
          <table:table-cell table:number-columns-repeated="13"/>
        </table:table-row>
        <table:table-row table:style-name="ro1">
          <table:table-cell office:value-type="float" office:value="598.9075" calcext:value-type="float">
            <text:p>598.9075</text:p>
          </table:table-cell>
          <table:table-cell table:number-columns-repeated="3"/>
          <table:table-cell table:formula="of:=[.$C$4] + ([.$C$5] - [.$C$4]) * (([.A1093] - [.$C$1]) / ([.$C$2] - [.$C$1]))" office:value-type="float" office:value="-0.491943950058729" calcext:value-type="float">
            <text:p>-0.491943950058729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076]*[.Q337] + [.G1077]*[.Q338] + [.G1078]*[.Q339] + [.G1079]*[.Q340] + [.G1080]*[.Q341] + [.G1081]*[.Q342] + [.G1082]*[.Q343] + [.G1083]*[.Q344] + [.G1084]*[.Q345] + [.G1085]*[.Q346] + [.G1086]*[.Q347] + [.G1087]*[.Q348] + [.G1088]*[.Q349] + [.G1089]*[.Q350] + [.G1090]*[.Q351] + [.G1091]*[.Q352] + [.G1092]*[.Q353] + [.G1093]*[.Q354] + [.G1094]*[.Q355] + [.G1095]*[.Q356] + [.G1096]*[.Q357] )" office:value-type="float" office:value="-0.999474411843946" calcext:value-type="float">
            <text:p>-0.999474411843946</text:p>
          </table:table-cell>
          <table:table-cell table:number-columns-repeated="13"/>
        </table:table-row>
        <table:table-row table:style-name="ro1">
          <table:table-cell office:value-type="float" office:value="605.0175" calcext:value-type="float">
            <text:p>605.0175</text:p>
          </table:table-cell>
          <table:table-cell table:number-columns-repeated="3"/>
          <table:table-cell table:formula="of:=[.$C$4] + ([.$C$5] - [.$C$4]) * (([.A1094] - [.$C$1]) / ([.$C$2] - [.$C$1]))" office:value-type="float" office:value="-0.491843562154696" calcext:value-type="float">
            <text:p>-0.491843562154696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076]*[.Q358] + [.G1077]*[.Q359] + [.G1078]*[.Q360] + [.G1079]*[.Q361] + [.G1080]*[.Q362] + [.G1081]*[.Q363] + [.G1082]*[.Q364] + [.G1083]*[.Q365] + [.G1084]*[.Q366] + [.G1085]*[.Q367] + [.G1086]*[.Q368] + [.G1087]*[.Q369] + [.G1088]*[.Q370] + [.G1089]*[.Q371] + [.G1090]*[.Q372] + [.G1091]*[.Q373] + [.G1092]*[.Q374] + [.G1093]*[.Q375] + [.G1094]*[.Q376] + [.G1095]*[.Q377] + [.G1096]*[.Q378] )" office:value-type="float" office:value="-0.998766718195839" calcext:value-type="float">
            <text:p>-0.998766718195839</text:p>
          </table:table-cell>
          <table:table-cell table:number-columns-repeated="13"/>
        </table:table-row>
        <table:table-row table:style-name="ro1">
          <table:table-cell office:value-type="float" office:value="602.885" calcext:value-type="float">
            <text:p>602.885</text:p>
          </table:table-cell>
          <table:table-cell table:number-columns-repeated="3"/>
          <table:table-cell table:formula="of:=[.$C$4] + ([.$C$5] - [.$C$4]) * (([.A1095] - [.$C$1]) / ([.$C$2] - [.$C$1]))" office:value-type="float" office:value="-0.491878599340514" calcext:value-type="float">
            <text:p>-0.491878599340514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076]*[.Q379] + [.G1077]*[.Q380] + [.G1078]*[.Q381] + [.G1079]*[.Q382] + [.G1080]*[.Q383] + [.G1081]*[.Q384] + [.G1082]*[.Q385] + [.G1083]*[.Q386] + [.G1084]*[.Q387] + [.G1085]*[.Q388] + [.G1086]*[.Q389] + [.G1087]*[.Q390] + [.G1088]*[.Q391] + [.G1089]*[.Q392] + [.G1090]*[.Q393] + [.G1091]*[.Q394] + [.G1092]*[.Q395] + [.G1093]*[.Q396] + [.G1094]*[.Q397] + [.G1095]*[.Q398] + [.G1096]*[.Q399] )" office:value-type="float" office:value="-0.999681488018569" calcext:value-type="float">
            <text:p>-0.999681488018569</text:p>
          </table:table-cell>
          <table:table-cell table:number-columns-repeated="13"/>
        </table:table-row>
        <table:table-row table:style-name="ro1">
          <table:table-cell office:value-type="float" office:value="603.58124" calcext:value-type="float">
            <text:p>603.58124</text:p>
          </table:table-cell>
          <table:table-cell table:number-columns-repeated="3"/>
          <table:table-cell table:formula="of:=[.$C$4] + ([.$C$5] - [.$C$4]) * (([.A1096] - [.$C$1]) / ([.$C$2] - [.$C$1]))" office:value-type="float" office:value="-0.491867160048484" calcext:value-type="float">
            <text:p>-0.491867160048484</text:p>
          </table:table-cell>
          <table:table-cell/>
          <table:table-cell table:style-name="ce15" office:value-type="float" office:value="-0.483718849351581" calcext:value-type="float">
            <text:p>-0.483718849351581</text:p>
          </table:table-cell>
          <table:table-cell table:style-name="ce17" table:formula="of:=TANH( [.G1076]*[.Q400] + [.G1077]*[.Q401] + [.G1078]*[.Q402] + [.G1079]*[.Q403] + [.G1080]*[.Q404] + [.G1081]*[.Q405] + [.G1082]*[.Q406] + [.G1083]*[.Q407] + [.G1084]*[.Q408] + [.G1085]*[.Q409] + [.G1086]*[.Q410] + [.G1087]*[.Q411] + [.G1088]*[.Q412] + [.G1089]*[.Q413] + [.G1090]*[.Q414] + [.G1091]*[.Q415] + [.G1092]*[.Q416] + [.G1093]*[.Q417] + [.G1094]*[.Q418] + [.G1095]*[.Q419] + [.G1096]*[.Q420] )" office:value-type="float" office:value="-0.999702668005247" calcext:value-type="float">
            <text:p>-0.999702668005247</text:p>
          </table:table-cell>
          <table:table-cell table:number-columns-repeated="13"/>
        </table:table-row>
        <table:table-row table:style-name="ro1">
          <table:table-cell office:value-type="float" office:value="604.52125" calcext:value-type="float">
            <text:p>604.52125</text:p>
          </table:table-cell>
          <table:table-cell table:number-columns-repeated="3"/>
          <table:table-cell table:formula="of:=[.$C$4] + ([.$C$5] - [.$C$4]) * (([.A1097] - [.$C$1]) / ([.$C$2] - [.$C$1]))" office:value-type="float" office:value="-0.491851715591255" calcext:value-type="float">
            <text:p>-0.491851715591255</text:p>
          </table:table-cell>
          <table:table-cell table:number-columns-repeated="2"/>
          <table:table-cell table:style-name="ce17" table:formula="of:=TANH( [.G1076]*[.Q421] + [.G1077]*[.Q422] + [.G1078]*[.Q423] + [.G1079]*[.Q424] + [.G1080]*[.Q425] + [.G1081]*[.Q426] + [.G1082]*[.Q427] + [.G1083]*[.Q428] + [.G1084]*[.Q429] + [.G1085]*[.Q430] + [.G1086]*[.Q431] + [.G1087]*[.Q432] + [.G1088]*[.Q433] + [.G1089]*[.Q434] + [.G1090]*[.Q435] + [.G1091]*[.Q436] + [.G1092]*[.Q437] + [.G1093]*[.Q438] + [.G1094]*[.Q439] + [.G1095]*[.Q440] + [.G1096]*[.Q441] )" office:value-type="float" office:value="-0.999554459142897" calcext:value-type="float">
            <text:p>-0.999554459142897</text:p>
          </table:table-cell>
          <table:table-cell table:number-columns-repeated="13"/>
        </table:table-row>
        <table:table-row table:style-name="ro1">
          <table:table-cell office:value-type="float" office:value="610.58375" calcext:value-type="float">
            <text:p>610.58375</text:p>
          </table:table-cell>
          <table:table-cell table:number-columns-repeated="3"/>
          <table:table-cell table:formula="of:=[.$C$4] + ([.$C$5] - [.$C$4]) * (([.A1098] - [.$C$1]) / ([.$C$2] - [.$C$1]))" office:value-type="float" office:value="-0.491752108116918" calcext:value-type="float">
            <text:p>-0.491752108116918</text:p>
          </table:table-cell>
          <table:table-cell table:number-columns-repeated="2"/>
          <table:table-cell table:style-name="ce17" table:formula="of:=TANH( [.G1076]*[.Q442] + [.G1077]*[.Q443] + [.G1078]*[.Q444] + [.G1079]*[.Q445] + [.G1080]*[.Q446] + [.G1081]*[.Q447] + [.G1082]*[.Q448] + [.G1083]*[.Q449] + [.G1084]*[.Q450] + [.G1085]*[.Q451] + [.G1086]*[.Q452] + [.G1087]*[.Q453] + [.G1088]*[.Q454] + [.G1089]*[.Q455] + [.G1090]*[.Q456] + [.G1091]*[.Q457] + [.G1092]*[.Q458] + [.G1093]*[.Q459] + [.G1094]*[.Q460] + [.G1095]*[.Q461] + [.G1096]*[.Q462] )" office:value-type="float" office:value="-0.999268419116747" calcext:value-type="float">
            <text:p>-0.999268419116747</text:p>
          </table:table-cell>
          <table:table-cell table:number-columns-repeated="13"/>
        </table:table-row>
        <table:table-row table:style-name="ro1">
          <table:table-cell office:value-type="float" office:value="613.23749" calcext:value-type="float">
            <text:p>613.23749</text:p>
          </table:table-cell>
          <table:table-cell table:number-columns-repeated="3"/>
          <table:table-cell table:formula="of:=[.$C$4] + ([.$C$5] - [.$C$4]) * (([.A1099] - [.$C$1]) / ([.$C$2] - [.$C$1]))" office:value-type="float" office:value="-0.49170850690637" calcext:value-type="float">
            <text:p>-0.49170850690637</text:p>
          </table:table-cell>
          <table:table-cell table:number-columns-repeated="2"/>
          <table:table-cell table:style-name="ce17" table:formula="of:=TANH( [.G1076]*[.Q463] + [.G1077]*[.Q464] + [.G1078]*[.Q465] + [.G1079]*[.Q466] + [.G1080]*[.Q467] + [.G1081]*[.Q468] + [.G1082]*[.Q469] + [.G1083]*[.Q470] + [.G1084]*[.Q471] + [.G1085]*[.Q472] + [.G1086]*[.Q473] + [.G1087]*[.Q474] + [.G1088]*[.Q475] + [.G1089]*[.Q476] + [.G1090]*[.Q477] + [.G1091]*[.Q478] + [.G1092]*[.Q479] + [.G1093]*[.Q480] + [.G1094]*[.Q481] + [.G1095]*[.Q482] + [.G1096]*[.Q483] )" office:value-type="float" office:value="-0.999537232914938" calcext:value-type="float">
            <text:p>-0.999537232914938</text:p>
          </table:table-cell>
          <table:table-cell table:number-columns-repeated="13"/>
        </table:table-row>
        <table:table-row table:style-name="ro1">
          <table:table-cell office:value-type="float" office:value="611.88874" calcext:value-type="float">
            <text:p>611.88874</text:p>
          </table:table-cell>
          <table:table-cell table:number-columns-repeated="3"/>
          <table:table-cell table:formula="of:=[.$C$4] + ([.$C$5] - [.$C$4]) * (([.A1100] - [.$C$1]) / ([.$C$2] - [.$C$1]))" office:value-type="float" office:value="-0.491730667002207" calcext:value-type="float">
            <text:p>-0.491730667002207</text:p>
          </table:table-cell>
          <table:table-cell table:number-columns-repeated="16"/>
        </table:table-row>
        <table:table-row table:style-name="ro1">
          <table:table-cell office:value-type="float" office:value="609.495" calcext:value-type="float">
            <text:p>609.495</text:p>
          </table:table-cell>
          <table:table-cell table:number-columns-repeated="3"/>
          <table:table-cell table:formula="of:=[.$C$4] + ([.$C$5] - [.$C$4]) * (([.A1101] - [.$C$1]) / ([.$C$2] - [.$C$1]))" office:value-type="float" office:value="-0.491769996387051" calcext:value-type="float">
            <text:p>-0.49176999638705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08.125" calcext:value-type="float">
            <text:p>608.125</text:p>
          </table:table-cell>
          <table:table-cell table:number-columns-repeated="3"/>
          <table:table-cell table:formula="of:=[.$C$4] + ([.$C$5] - [.$C$4]) * (([.A1102] - [.$C$1]) / ([.$C$2] - [.$C$1]))" office:value-type="float" office:value="-0.491792505622489" calcext:value-type="float">
            <text:p>-0.491792505622489</text:p>
          </table:table-cell>
          <table:table-cell/>
          <table:table-cell table:style-name="ce15" office:value-type="float" office:value="-0.495910627751188" calcext:value-type="float">
            <text:p>-0.495910627751188</text:p>
          </table:table-cell>
          <table:table-cell table:style-name="ce17" table:formula="of:=TANH( [.G1101]*[.Q1] + [.G1102]*[.Q2] + [.G1103]*[.Q3] + [.G1104]*[.Q4] + [.G1105]*[.Q5] + [.G1106]*[.Q6] + [.G1107]*[.Q7] + [.G1108]*[.Q8] + [.G1109]*[.Q9] + [.G1110]*[.Q10] + [.G1111]*[.Q11] + [.G1112]*[.Q12] + [.G1113]*[.Q13] + [.G1114]*[.Q14] + [.G1115]*[.Q15] + [.G1116]*[.Q16] + [.G1117]*[.Q17] + [.G1118]*[.Q18] + [.G1119]*[.Q19] + [.G1120]*[.Q20] + [.G1121]*[.Q21] )" office:value-type="float" office:value="-0.999797012972723" calcext:value-type="float">
            <text:p>-0.999797012972723</text:p>
          </table:table-cell>
          <table:table-cell table:style-name="ce19" table:formula="of:=TANH( [.H1101]*[.S1] + [.H1102]*[.S2] + [.H1103]*[.S3] + [.H1104]*[.S4] + [.H1105]*[.S5] + [.H1106]*[.S6] + [.H1107]*[.S7] + [.H1108]*[.S8] + [.H1109]*[.S9] + [.H1110]*[.S10] + [.H1111]*[.S11] + [.H1112]*[.S12] + [.H1113]*[.S13] + [.H1114]*[.S14] + [.H1115]*[.S15] + [.H1116]*[.S16] + [.H1117]*[.S17] + [.H1118]*[.S18] + [.H1119]*[.S19] + [.H1120]*[.S20] + [.H1121]*[.S21] + [.H1122]*[.S22] + [.H1123]*[.S23] + [.H1124]*[.S24] )" office:value-type="float" office:value="-0.999999999372848" calcext:value-type="float">
            <text:p>-0.999999999372848</text:p>
          </table:table-cell>
          <table:table-cell table:style-name="ce20" office:value-type="float" office:value="-0.48488003443022" calcext:value-type="float">
            <text:p>-0.48488003443022</text:p>
          </table:table-cell>
          <table:table-cell table:style-name="ce21" table:formula="of:= ([.J1102]-[.I1102]) * ([.J1102]-[.I1102])" office:value-type="float" office:value="0.265348578282494" calcext:value-type="float">
            <text:p>0.265348578282494</text:p>
          </table:table-cell>
          <table:table-cell table:number-columns-repeated="10"/>
        </table:table-row>
        <table:table-row table:style-name="ro1">
          <table:table-cell office:value-type="float" office:value="610.57" calcext:value-type="float">
            <text:p>610.57</text:p>
          </table:table-cell>
          <table:table-cell table:number-columns-repeated="3"/>
          <table:table-cell table:formula="of:=[.$C$4] + ([.$C$5] - [.$C$4]) * (([.A1103] - [.$C$1]) / ([.$C$2] - [.$C$1]))" office:value-type="float" office:value="-0.491752334030777" calcext:value-type="float">
            <text:p>-0.491752334030777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1101]*[.Q22] + [.G1102]*[.Q23] + [.G1103]*[.Q24] + [.G1104]*[.Q25] + [.G1105]*[.Q26] + [.G1106]*[.Q27] + [.G1107]*[.Q28] + [.G1108]*[.Q29] + [.G1109]*[.Q30] + [.G1110]*[.Q31] + [.G1111]*[.Q32] + [.G1112]*[.Q33] + [.G1113]*[.Q34] + [.G1114]*[.Q35] + [.G1115]*[.Q36] + [.G1116]*[.Q37] + [.G1117]*[.Q38] + [.G1118]*[.Q39] + [.G1119]*[.Q40] + [.G1120]*[.Q41] + [.G1121]*[.Q42] )" office:value-type="float" office:value="-0.998328871326654" calcext:value-type="float">
            <text:p>-0.998328871326654</text:p>
          </table:table-cell>
          <table:table-cell table:style-name="ce19" table:formula="of:=TANH( [.H1101]*[.S25] + [.H1102]*[.S26] + [.H1103]*[.S27] + [.H1104]*[.S28] + [.H1105]*[.S29] + [.H1106]*[.S30] + [.H1107]*[.S31] + [.H1108]*[.S32] + [.H1109]*[.S33] + [.H1110]*[.S34] + [.H1111]*[.S35] + [.H1112]*[.S36] + [.H1113]*[.S37] + [.H1114]*[.S38] + [.H1115]*[.S39] + [.H1116]*[.S40] + [.H1117]*[.S41] + [.H1118]*[.S42] + [.H1119]*[.S43] + [.H1120]*[.S44] + [.H1121]*[.S45] + [.H1122]*[.S46] + [.H1123]*[.S47] + [.H1124]*[.S48] )" office:value-type="float" office:value="-0.999999996071973" calcext:value-type="float">
            <text:p>-0.999999996071973</text:p>
          </table:table-cell>
          <table:table-cell table:style-name="ce20" office:value-type="float" office:value="-0.484182744320632" calcext:value-type="float">
            <text:p>-0.484182744320632</text:p>
          </table:table-cell>
          <table:table-cell table:style-name="ce21" table:formula="of:= ([.J1103]-[.I1103]) * ([.J1103]-[.I1103])" office:value-type="float" office:value="0.266067437204306" calcext:value-type="float">
            <text:p>0.266067437204306</text:p>
          </table:table-cell>
          <table:table-cell table:number-columns-repeated="10"/>
        </table:table-row>
        <table:table-row table:style-name="ro1">
          <table:table-cell office:value-type="float" office:value="610.23375" calcext:value-type="float">
            <text:p>610.23375</text:p>
          </table:table-cell>
          <table:table-cell table:number-columns-repeated="3"/>
          <table:table-cell table:formula="of:=[.$C$4] + ([.$C$5] - [.$C$4]) * (([.A1104] - [.$C$1]) / ([.$C$2] - [.$C$1]))" office:value-type="float" office:value="-0.491757858651519" calcext:value-type="float">
            <text:p>-0.491757858651519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1101]*[.Q43] + [.G1102]*[.Q44] + [.G1103]*[.Q45] + [.G1104]*[.Q46] + [.G1105]*[.Q47] + [.G1106]*[.Q48] + [.G1107]*[.Q49] + [.G1108]*[.Q50] + [.G1109]*[.Q51] + [.G1110]*[.Q52] + [.G1111]*[.Q53] + [.G1112]*[.Q54] + [.G1113]*[.Q55] + [.G1114]*[.Q56] + [.G1115]*[.Q57] + [.G1116]*[.Q58] + [.G1117]*[.Q59] + [.G1118]*[.Q60] + [.G1119]*[.Q61] + [.G1120]*[.Q62] + [.G1121]*[.Q63] )" office:value-type="float" office:value="-0.999756018432462" calcext:value-type="float">
            <text:p>-0.999756018432462</text:p>
          </table:table-cell>
          <table:table-cell table:style-name="ce19" table:formula="of:=TANH( [.H1101]*[.S49] + [.H1102]*[.S50] + [.H1103]*[.S51] + [.H1104]*[.S52] + [.H1105]*[.S53] + [.H1106]*[.S54] + [.H1107]*[.S55] + [.H1108]*[.S56] + [.H1109]*[.S57] + [.H1110]*[.S58] + [.H1111]*[.S59] + [.H1112]*[.S60] + [.H1113]*[.S61] + [.H1114]*[.S62] + [.H1115]*[.S63] + [.H1116]*[.S64] + [.H1117]*[.S65] + [.H1118]*[.S66] + [.H1119]*[.S67] + [.H1120]*[.S68] + [.H1121]*[.S69] + [.H1122]*[.S70] + [.H1123]*[.S71] + [.H1124]*[.S72] )" office:value-type="float" office:value="-0.999999972543682" calcext:value-type="float">
            <text:p>-0.999999972543682</text:p>
          </table:table-cell>
          <table:table-cell table:style-name="ce20" office:value-type="float" office:value="-0.483064741320719" calcext:value-type="float">
            <text:p>-0.483064741320719</text:p>
          </table:table-cell>
          <table:table-cell table:style-name="ce21" table:formula="of:= ([.J1104]-[.I1104]) * ([.J1104]-[.I1104])" office:value-type="float" office:value="0.267222033279538" calcext:value-type="float">
            <text:p>0.267222033279538</text:p>
          </table:table-cell>
          <table:table-cell table:number-columns-repeated="10"/>
        </table:table-row>
        <table:table-row table:style-name="ro1">
          <table:table-cell office:value-type="float" office:value="617.445" calcext:value-type="float">
            <text:p>617.445</text:p>
          </table:table-cell>
          <table:table-cell table:number-columns-repeated="3"/>
          <table:table-cell table:formula="of:=[.$C$4] + ([.$C$5] - [.$C$4]) * (([.A1105] - [.$C$1]) / ([.$C$2] - [.$C$1]))" office:value-type="float" office:value="-0.491639377101116" calcext:value-type="float">
            <text:p>-0.491639377101116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1101]*[.Q64] + [.G1102]*[.Q65] + [.G1103]*[.Q66] + [.G1104]*[.Q67] + [.G1105]*[.Q68] + [.G1106]*[.Q69] + [.G1107]*[.Q70] + [.G1108]*[.Q71] + [.G1109]*[.Q72] + [.G1110]*[.Q73] + [.G1111]*[.Q74] + [.G1112]*[.Q75] + [.G1113]*[.Q76] + [.G1114]*[.Q77] + [.G1115]*[.Q78] + [.G1116]*[.Q79] + [.G1117]*[.Q80] + [.G1118]*[.Q81] + [.G1119]*[.Q82] + [.G1120]*[.Q83] + [.G1121]*[.Q84] )" office:value-type="float" office:value="-0.999714202535232" calcext:value-type="float">
            <text:p>-0.999714202535232</text:p>
          </table:table-cell>
          <table:table-cell table:number-columns-repeated="13"/>
        </table:table-row>
        <table:table-row table:style-name="ro1">
          <table:table-cell office:value-type="float" office:value="614.59625" calcext:value-type="float">
            <text:p>614.59625</text:p>
          </table:table-cell>
          <table:table-cell table:number-columns-repeated="3"/>
          <table:table-cell table:formula="of:=[.$C$4] + ([.$C$5] - [.$C$4]) * (([.A1106] - [.$C$1]) / ([.$C$2] - [.$C$1]))" office:value-type="float" office:value="-0.491686182345243" calcext:value-type="float">
            <text:p>-0.491686182345243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1101]*[.Q85] + [.G1102]*[.Q86] + [.G1103]*[.Q87] + [.G1104]*[.Q88] + [.G1105]*[.Q89] + [.G1106]*[.Q90] + [.G1107]*[.Q91] + [.G1108]*[.Q92] + [.G1109]*[.Q93] + [.G1110]*[.Q94] + [.G1111]*[.Q95] + [.G1112]*[.Q96] + [.G1113]*[.Q97] + [.G1114]*[.Q98] + [.G1115]*[.Q99] + [.G1116]*[.Q100] + [.G1117]*[.Q101] + [.G1118]*[.Q102] + [.G1119]*[.Q103] + [.G1120]*[.Q104] + [.G1121]*[.Q105] )" office:value-type="float" office:value="-0.99826744078173" calcext:value-type="float">
            <text:p>-0.99826744078173</text:p>
          </table:table-cell>
          <table:table-cell table:number-columns-repeated="13"/>
        </table:table-row>
        <table:table-row table:style-name="ro1">
          <table:table-cell office:value-type="float" office:value="615.91625" calcext:value-type="float">
            <text:p>615.91625</text:p>
          </table:table-cell>
          <table:table-cell table:number-columns-repeated="3"/>
          <table:table-cell table:formula="of:=[.$C$4] + ([.$C$5] - [.$C$4]) * (([.A1107] - [.$C$1]) / ([.$C$2] - [.$C$1]))" office:value-type="float" office:value="-0.491664494614748" calcext:value-type="float">
            <text:p>-0.491664494614748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101]*[.Q106] + [.G1102]*[.Q107] + [.G1103]*[.Q108] + [.G1104]*[.Q109] + [.G1105]*[.Q110] + [.G1106]*[.Q111] + [.G1107]*[.Q112] + [.G1108]*[.Q113] + [.G1109]*[.Q114] + [.G1110]*[.Q115] + [.G1111]*[.Q116] + [.G1112]*[.Q117] + [.G1113]*[.Q118] + [.G1114]*[.Q119] + [.G1115]*[.Q120] + [.G1116]*[.Q121] + [.G1117]*[.Q122] + [.G1118]*[.Q123] + [.G1119]*[.Q124] + [.G1120]*[.Q125] + [.G1121]*[.Q126] )" office:value-type="float" office:value="-0.999522008793565" calcext:value-type="float">
            <text:p>-0.999522008793565</text:p>
          </table:table-cell>
          <table:table-cell table:number-columns-repeated="13"/>
        </table:table-row>
        <table:table-row table:style-name="ro1">
          <table:table-cell office:value-type="float" office:value="618.3275" calcext:value-type="float">
            <text:p>618.3275</text:p>
          </table:table-cell>
          <table:table-cell table:number-columns-repeated="3"/>
          <table:table-cell table:formula="of:=[.$C$4] + ([.$C$5] - [.$C$4]) * (([.A1108] - [.$C$1]) / ([.$C$2] - [.$C$1]))" office:value-type="float" office:value="-0.491624877538873" calcext:value-type="float">
            <text:p>-0.491624877538873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101]*[.Q127] + [.G1102]*[.Q128] + [.G1103]*[.Q129] + [.G1104]*[.Q130] + [.G1105]*[.Q131] + [.G1106]*[.Q132] + [.G1107]*[.Q133] + [.G1108]*[.Q134] + [.G1109]*[.Q135] + [.G1110]*[.Q136] + [.G1111]*[.Q137] + [.G1112]*[.Q138] + [.G1113]*[.Q139] + [.G1114]*[.Q140] + [.G1115]*[.Q141] + [.G1116]*[.Q142] + [.G1117]*[.Q143] + [.G1118]*[.Q144] + [.G1119]*[.Q145] + [.G1120]*[.Q146] + [.G1121]*[.Q147] )" office:value-type="float" office:value="-0.999815184490678" calcext:value-type="float">
            <text:p>-0.999815184490678</text:p>
          </table:table-cell>
          <table:table-cell table:number-columns-repeated="13"/>
        </table:table-row>
        <table:table-row table:style-name="ro1">
          <table:table-cell office:value-type="float" office:value="637.21624" calcext:value-type="float">
            <text:p>637.21624</text:p>
          </table:table-cell>
          <table:table-cell table:number-columns-repeated="3"/>
          <table:table-cell table:formula="of:=[.$C$4] + ([.$C$5] - [.$C$4]) * (([.A1109] - [.$C$1]) / ([.$C$2] - [.$C$1]))" office:value-type="float" office:value="-0.491314533673337" calcext:value-type="float">
            <text:p>-0.491314533673337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101]*[.Q148] + [.G1102]*[.Q149] + [.G1103]*[.Q150] + [.G1104]*[.Q151] + [.G1105]*[.Q152] + [.G1106]*[.Q153] + [.G1107]*[.Q154] + [.G1108]*[.Q155] + [.G1109]*[.Q156] + [.G1110]*[.Q157] + [.G1111]*[.Q158] + [.G1112]*[.Q159] + [.G1113]*[.Q160] + [.G1114]*[.Q161] + [.G1115]*[.Q162] + [.G1116]*[.Q163] + [.G1117]*[.Q164] + [.G1118]*[.Q165] + [.G1119]*[.Q166] + [.G1120]*[.Q167] + [.G1121]*[.Q168] )" office:value-type="float" office:value="-0.999392193867845" calcext:value-type="float">
            <text:p>-0.999392193867845</text:p>
          </table:table-cell>
          <table:table-cell table:number-columns-repeated="13"/>
        </table:table-row>
        <table:table-row table:style-name="ro1">
          <table:table-cell office:value-type="float" office:value="637.73625" calcext:value-type="float">
            <text:p>637.73625</text:p>
          </table:table-cell>
          <table:table-cell table:number-columns-repeated="3"/>
          <table:table-cell table:formula="of:=[.$C$4] + ([.$C$5] - [.$C$4]) * (([.A1110] - [.$C$1]) / ([.$C$2] - [.$C$1]))" office:value-type="float" office:value="-0.491305989857629" calcext:value-type="float">
            <text:p>-0.491305989857629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101]*[.Q169] + [.G1102]*[.Q170] + [.G1103]*[.Q171] + [.G1104]*[.Q172] + [.G1105]*[.Q173] + [.G1106]*[.Q174] + [.G1107]*[.Q175] + [.G1108]*[.Q176] + [.G1109]*[.Q177] + [.G1110]*[.Q178] + [.G1111]*[.Q179] + [.G1112]*[.Q180] + [.G1113]*[.Q181] + [.G1114]*[.Q182] + [.G1115]*[.Q183] + [.G1116]*[.Q184] + [.G1117]*[.Q185] + [.G1118]*[.Q186] + [.G1119]*[.Q187] + [.G1120]*[.Q188] + [.G1121]*[.Q189] )" office:value-type="float" office:value="-0.999873406094243" calcext:value-type="float">
            <text:p>-0.999873406094243</text:p>
          </table:table-cell>
          <table:table-cell table:number-columns-repeated="13"/>
        </table:table-row>
        <table:table-row table:style-name="ro1">
          <table:table-cell office:value-type="float" office:value="635.88375" calcext:value-type="float">
            <text:p>635.88375</text:p>
          </table:table-cell>
          <table:table-cell table:number-columns-repeated="3"/>
          <table:table-cell table:formula="of:=[.$C$4] + ([.$C$5] - [.$C$4]) * (([.A1111] - [.$C$1]) / ([.$C$2] - [.$C$1]))" office:value-type="float" office:value="-0.491336426615766" calcext:value-type="float">
            <text:p>-0.491336426615766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101]*[.Q190] + [.G1102]*[.Q191] + [.G1103]*[.Q192] + [.G1104]*[.Q193] + [.G1105]*[.Q194] + [.G1106]*[.Q195] + [.G1107]*[.Q196] + [.G1108]*[.Q197] + [.G1109]*[.Q198] + [.G1110]*[.Q199] + [.G1111]*[.Q200] + [.G1112]*[.Q201] + [.G1113]*[.Q202] + [.G1114]*[.Q203] + [.G1115]*[.Q204] + [.G1116]*[.Q205] + [.G1117]*[.Q206] + [.G1118]*[.Q207] + [.G1119]*[.Q208] + [.G1120]*[.Q209] + [.G1121]*[.Q210] )" office:value-type="float" office:value="-0.999778519296681" calcext:value-type="float">
            <text:p>-0.999778519296681</text:p>
          </table:table-cell>
          <table:table-cell table:number-columns-repeated="13"/>
        </table:table-row>
        <table:table-row table:style-name="ro1">
          <table:table-cell office:value-type="float" office:value="638.975" calcext:value-type="float">
            <text:p>638.975</text:p>
          </table:table-cell>
          <table:table-cell table:number-columns-repeated="3"/>
          <table:table-cell table:formula="of:=[.$C$4] + ([.$C$5] - [.$C$4]) * (([.A1112] - [.$C$1]) / ([.$C$2] - [.$C$1]))" office:value-type="float" office:value="-0.491285637072666" calcext:value-type="float">
            <text:p>-0.491285637072666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101]*[.Q211] + [.G1102]*[.Q212] + [.G1103]*[.Q213] + [.G1104]*[.Q214] + [.G1105]*[.Q215] + [.G1106]*[.Q216] + [.G1107]*[.Q217] + [.G1108]*[.Q218] + [.G1109]*[.Q219] + [.G1110]*[.Q220] + [.G1111]*[.Q221] + [.G1112]*[.Q222] + [.G1113]*[.Q223] + [.G1114]*[.Q224] + [.G1115]*[.Q225] + [.G1116]*[.Q226] + [.G1117]*[.Q227] + [.G1118]*[.Q228] + [.G1119]*[.Q229] + [.G1120]*[.Q230] + [.G1121]*[.Q231] )" office:value-type="float" office:value="-0.997957794834429" calcext:value-type="float">
            <text:p>-0.997957794834429</text:p>
          </table:table-cell>
          <table:table-cell table:number-columns-repeated="13"/>
        </table:table-row>
        <table:table-row table:style-name="ro1">
          <table:table-cell office:value-type="float" office:value="638.605" calcext:value-type="float">
            <text:p>638.605</text:p>
          </table:table-cell>
          <table:table-cell table:number-columns-repeated="3"/>
          <table:table-cell table:formula="of:=[.$C$4] + ([.$C$5] - [.$C$4]) * (([.A1113] - [.$C$1]) / ([.$C$2] - [.$C$1]))" office:value-type="float" office:value="-0.491291716209244" calcext:value-type="float">
            <text:p>-0.491291716209244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101]*[.Q232] + [.G1102]*[.Q233] + [.G1103]*[.Q234] + [.G1104]*[.Q235] + [.G1105]*[.Q236] + [.G1106]*[.Q237] + [.G1107]*[.Q238] + [.G1108]*[.Q239] + [.G1109]*[.Q240] + [.G1110]*[.Q241] + [.G1111]*[.Q242] + [.G1112]*[.Q243] + [.G1113]*[.Q244] + [.G1114]*[.Q245] + [.G1115]*[.Q246] + [.G1116]*[.Q247] + [.G1117]*[.Q248] + [.G1118]*[.Q249] + [.G1119]*[.Q250] + [.G1120]*[.Q251] + [.G1121]*[.Q252] )" office:value-type="float" office:value="-0.999945808853922" calcext:value-type="float">
            <text:p>-0.999945808853922</text:p>
          </table:table-cell>
          <table:table-cell table:number-columns-repeated="13"/>
        </table:table-row>
        <table:table-row table:style-name="ro1">
          <table:table-cell office:value-type="float" office:value="636.635" calcext:value-type="float">
            <text:p>636.635</text:p>
          </table:table-cell>
          <table:table-cell table:number-columns-repeated="3"/>
          <table:table-cell table:formula="of:=[.$C$4] + ([.$C$5] - [.$C$4]) * (([.A1114] - [.$C$1]) / ([.$C$2] - [.$C$1]))" office:value-type="float" office:value="-0.491324083503998" calcext:value-type="float">
            <text:p>-0.491324083503998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101]*[.Q253] + [.G1102]*[.Q254] + [.G1103]*[.Q255] + [.G1104]*[.Q256] + [.G1105]*[.Q257] + [.G1106]*[.Q258] + [.G1107]*[.Q259] + [.G1108]*[.Q260] + [.G1109]*[.Q261] + [.G1110]*[.Q262] + [.G1111]*[.Q263] + [.G1112]*[.Q264] + [.G1113]*[.Q265] + [.G1114]*[.Q266] + [.G1115]*[.Q267] + [.G1116]*[.Q268] + [.G1117]*[.Q269] + [.G1118]*[.Q270] + [.G1119]*[.Q271] + [.G1120]*[.Q272] + [.G1121]*[.Q273] )" office:value-type="float" office:value="-0.999986797705639" calcext:value-type="float">
            <text:p>-0.999986797705639</text:p>
          </table:table-cell>
          <table:table-cell table:number-columns-repeated="13"/>
        </table:table-row>
        <table:table-row table:style-name="ro1">
          <table:table-cell office:value-type="float" office:value="637.01625" calcext:value-type="float">
            <text:p>637.01625</text:p>
          </table:table-cell>
          <table:table-cell table:number-columns-repeated="3"/>
          <table:table-cell table:formula="of:=[.$C$4] + ([.$C$5] - [.$C$4]) * (([.A1115] - [.$C$1]) / ([.$C$2] - [.$C$1]))" office:value-type="float" office:value="-0.491317819528808" calcext:value-type="float">
            <text:p>-0.491317819528808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101]*[.Q274] + [.G1102]*[.Q275] + [.G1103]*[.Q276] + [.G1104]*[.Q277] + [.G1105]*[.Q278] + [.G1106]*[.Q279] + [.G1107]*[.Q280] + [.G1108]*[.Q281] + [.G1109]*[.Q282] + [.G1110]*[.Q283] + [.G1111]*[.Q284] + [.G1112]*[.Q285] + [.G1113]*[.Q286] + [.G1114]*[.Q287] + [.G1115]*[.Q288] + [.G1116]*[.Q289] + [.G1117]*[.Q290] + [.G1118]*[.Q291] + [.G1119]*[.Q292] + [.G1120]*[.Q293] + [.G1121]*[.Q294] )" office:value-type="float" office:value="-0.999942167254307" calcext:value-type="float">
            <text:p>-0.999942167254307</text:p>
          </table:table-cell>
          <table:table-cell table:number-columns-repeated="13"/>
        </table:table-row>
        <table:table-row table:style-name="ro1">
          <table:table-cell office:value-type="float" office:value="634.605" calcext:value-type="float">
            <text:p>634.605</text:p>
          </table:table-cell>
          <table:table-cell table:number-columns-repeated="3"/>
          <table:table-cell table:formula="of:=[.$C$4] + ([.$C$5] - [.$C$4]) * (([.A1116] - [.$C$1]) / ([.$C$2] - [.$C$1]))" office:value-type="float" office:value="-0.491357436604683" calcext:value-type="float">
            <text:p>-0.491357436604683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101]*[.Q295] + [.G1102]*[.Q296] + [.G1103]*[.Q297] + [.G1104]*[.Q298] + [.G1105]*[.Q299] + [.G1106]*[.Q300] + [.G1107]*[.Q301] + [.G1108]*[.Q302] + [.G1109]*[.Q303] + [.G1110]*[.Q304] + [.G1111]*[.Q305] + [.G1112]*[.Q306] + [.G1113]*[.Q307] + [.G1114]*[.Q308] + [.G1115]*[.Q309] + [.G1116]*[.Q310] + [.G1117]*[.Q311] + [.G1118]*[.Q312] + [.G1119]*[.Q313] + [.G1120]*[.Q314] + [.G1121]*[.Q315] )" office:value-type="float" office:value="-0.99965626833346" calcext:value-type="float">
            <text:p>-0.99965626833346</text:p>
          </table:table-cell>
          <table:table-cell table:number-columns-repeated="13"/>
        </table:table-row>
        <table:table-row table:style-name="ro1">
          <table:table-cell office:value-type="float" office:value="626.36875" calcext:value-type="float">
            <text:p>626.36875</text:p>
          </table:table-cell>
          <table:table-cell table:number-columns-repeated="3"/>
          <table:table-cell table:formula="of:=[.$C$4] + ([.$C$5] - [.$C$4]) * (([.A1117] - [.$C$1]) / ([.$C$2] - [.$C$1]))" office:value-type="float" office:value="-0.491492759006417" calcext:value-type="float">
            <text:p>-0.491492759006417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101]*[.Q316] + [.G1102]*[.Q317] + [.G1103]*[.Q318] + [.G1104]*[.Q319] + [.G1105]*[.Q320] + [.G1106]*[.Q321] + [.G1107]*[.Q322] + [.G1108]*[.Q323] + [.G1109]*[.Q324] + [.G1110]*[.Q325] + [.G1111]*[.Q326] + [.G1112]*[.Q327] + [.G1113]*[.Q328] + [.G1114]*[.Q329] + [.G1115]*[.Q330] + [.G1116]*[.Q331] + [.G1117]*[.Q332] + [.G1118]*[.Q333] + [.G1119]*[.Q334] + [.G1120]*[.Q335] + [.G1121]*[.Q336] )" office:value-type="float" office:value="-0.99719145661809" calcext:value-type="float">
            <text:p>-0.99719145661809</text:p>
          </table:table-cell>
          <table:table-cell table:number-columns-repeated="13"/>
        </table:table-row>
        <table:table-row table:style-name="ro1">
          <table:table-cell office:value-type="float" office:value="629.61249" calcext:value-type="float">
            <text:p>629.61249</text:p>
          </table:table-cell>
          <table:table-cell table:number-columns-repeated="3"/>
          <table:table-cell table:formula="of:=[.$C$4] + ([.$C$5] - [.$C$4]) * (([.A1118] - [.$C$1]) / ([.$C$2] - [.$C$1]))" office:value-type="float" office:value="-0.491439464037541" calcext:value-type="float">
            <text:p>-0.491439464037541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101]*[.Q337] + [.G1102]*[.Q338] + [.G1103]*[.Q339] + [.G1104]*[.Q340] + [.G1105]*[.Q341] + [.G1106]*[.Q342] + [.G1107]*[.Q343] + [.G1108]*[.Q344] + [.G1109]*[.Q345] + [.G1110]*[.Q346] + [.G1111]*[.Q347] + [.G1112]*[.Q348] + [.G1113]*[.Q349] + [.G1114]*[.Q350] + [.G1115]*[.Q351] + [.G1116]*[.Q352] + [.G1117]*[.Q353] + [.G1118]*[.Q354] + [.G1119]*[.Q355] + [.G1120]*[.Q356] + [.G1121]*[.Q357] )" office:value-type="float" office:value="-0.999468608653527" calcext:value-type="float">
            <text:p>-0.999468608653527</text:p>
          </table:table-cell>
          <table:table-cell table:number-columns-repeated="13"/>
        </table:table-row>
        <table:table-row table:style-name="ro1">
          <table:table-cell office:value-type="float" office:value="630.61875" calcext:value-type="float">
            <text:p>630.61875</text:p>
          </table:table-cell>
          <table:table-cell table:number-columns-repeated="3"/>
          <table:table-cell table:formula="of:=[.$C$4] + ([.$C$5] - [.$C$4]) * (([.A1119] - [.$C$1]) / ([.$C$2] - [.$C$1]))" office:value-type="float" office:value="-0.491422931086263" calcext:value-type="float">
            <text:p>-0.491422931086263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101]*[.Q358] + [.G1102]*[.Q359] + [.G1103]*[.Q360] + [.G1104]*[.Q361] + [.G1105]*[.Q362] + [.G1106]*[.Q363] + [.G1107]*[.Q364] + [.G1108]*[.Q365] + [.G1109]*[.Q366] + [.G1110]*[.Q367] + [.G1111]*[.Q368] + [.G1112]*[.Q369] + [.G1113]*[.Q370] + [.G1114]*[.Q371] + [.G1115]*[.Q372] + [.G1116]*[.Q373] + [.G1117]*[.Q374] + [.G1118]*[.Q375] + [.G1119]*[.Q376] + [.G1120]*[.Q377] + [.G1121]*[.Q378] )" office:value-type="float" office:value="-0.998755420660514" calcext:value-type="float">
            <text:p>-0.998755420660514</text:p>
          </table:table-cell>
          <table:table-cell table:number-columns-repeated="13"/>
        </table:table-row>
        <table:table-row table:style-name="ro1">
          <table:table-cell office:value-type="float" office:value="650.895" calcext:value-type="float">
            <text:p>650.895</text:p>
          </table:table-cell>
          <table:table-cell table:number-columns-repeated="3"/>
          <table:table-cell table:formula="of:=[.$C$4] + ([.$C$5] - [.$C$4]) * (([.A1120] - [.$C$1]) / ([.$C$2] - [.$C$1]))" office:value-type="float" office:value="-0.491089790294258" calcext:value-type="float">
            <text:p>-0.491089790294258</text:p>
          </table:table-cell>
          <table:table-cell/>
          <table:table-cell table:style-name="ce15" office:value-type="float" office:value="-0.483718849351581" calcext:value-type="float">
            <text:p>-0.483718849351581</text:p>
          </table:table-cell>
          <table:table-cell table:style-name="ce17" table:formula="of:=TANH( [.G1101]*[.Q379] + [.G1102]*[.Q380] + [.G1103]*[.Q381] + [.G1104]*[.Q382] + [.G1105]*[.Q383] + [.G1106]*[.Q384] + [.G1107]*[.Q385] + [.G1108]*[.Q386] + [.G1109]*[.Q387] + [.G1110]*[.Q388] + [.G1111]*[.Q389] + [.G1112]*[.Q390] + [.G1113]*[.Q391] + [.G1114]*[.Q392] + [.G1115]*[.Q393] + [.G1116]*[.Q394] + [.G1117]*[.Q395] + [.G1118]*[.Q396] + [.G1119]*[.Q397] + [.G1120]*[.Q398] + [.G1121]*[.Q399] )" office:value-type="float" office:value="-0.999676584325818" calcext:value-type="float">
            <text:p>-0.999676584325818</text:p>
          </table:table-cell>
          <table:table-cell table:number-columns-repeated="13"/>
        </table:table-row>
        <table:table-row table:style-name="ro1">
          <table:table-cell office:value-type="float" office:value="647.69375" calcext:value-type="float">
            <text:p>647.69375</text:p>
          </table:table-cell>
          <table:table-cell table:number-columns-repeated="3"/>
          <table:table-cell table:formula="of:=[.$C$4] + ([.$C$5] - [.$C$4]) * (([.A1121] - [.$C$1]) / ([.$C$2] - [.$C$1]))" office:value-type="float" office:value="-0.491142387148233" calcext:value-type="float">
            <text:p>-0.491142387148233</text:p>
          </table:table-cell>
          <table:table-cell/>
          <table:table-cell table:style-name="ce15" office:value-type="float" office:value="-0.485028814561628" calcext:value-type="float">
            <text:p>-0.485028814561628</text:p>
          </table:table-cell>
          <table:table-cell table:style-name="ce17" table:formula="of:=TANH( [.G1101]*[.Q400] + [.G1102]*[.Q401] + [.G1103]*[.Q402] + [.G1104]*[.Q403] + [.G1105]*[.Q404] + [.G1106]*[.Q405] + [.G1107]*[.Q406] + [.G1108]*[.Q407] + [.G1109]*[.Q408] + [.G1110]*[.Q409] + [.G1111]*[.Q410] + [.G1112]*[.Q411] + [.G1113]*[.Q412] + [.G1114]*[.Q413] + [.G1115]*[.Q414] + [.G1116]*[.Q415] + [.G1117]*[.Q416] + [.G1118]*[.Q417] + [.G1119]*[.Q418] + [.G1120]*[.Q419] + [.G1121]*[.Q420] )" office:value-type="float" office:value="-0.999697666310608" calcext:value-type="float">
            <text:p>-0.999697666310608</text:p>
          </table:table-cell>
          <table:table-cell table:number-columns-repeated="13"/>
        </table:table-row>
        <table:table-row table:style-name="ro1">
          <table:table-cell office:value-type="float" office:value="652.235" calcext:value-type="float">
            <text:p>652.235</text:p>
          </table:table-cell>
          <table:table-cell table:number-columns-repeated="3"/>
          <table:table-cell table:formula="of:=[.$C$4] + ([.$C$5] - [.$C$4]) * (([.A1122] - [.$C$1]) / ([.$C$2] - [.$C$1]))" office:value-type="float" office:value="-0.491067773961786" calcext:value-type="float">
            <text:p>-0.491067773961786</text:p>
          </table:table-cell>
          <table:table-cell table:number-columns-repeated="2"/>
          <table:table-cell table:style-name="ce17" table:formula="of:=TANH( [.G1101]*[.Q421] + [.G1102]*[.Q422] + [.G1103]*[.Q423] + [.G1104]*[.Q424] + [.G1105]*[.Q425] + [.G1106]*[.Q426] + [.G1107]*[.Q427] + [.G1108]*[.Q428] + [.G1109]*[.Q429] + [.G1110]*[.Q430] + [.G1111]*[.Q431] + [.G1112]*[.Q432] + [.G1113]*[.Q433] + [.G1114]*[.Q434] + [.G1115]*[.Q435] + [.G1116]*[.Q436] + [.G1117]*[.Q437] + [.G1118]*[.Q438] + [.G1119]*[.Q439] + [.G1120]*[.Q440] + [.G1121]*[.Q441] )" office:value-type="float" office:value="-0.999550029498992" calcext:value-type="float">
            <text:p>-0.999550029498992</text:p>
          </table:table-cell>
          <table:table-cell table:number-columns-repeated="13"/>
        </table:table-row>
        <table:table-row table:style-name="ro1">
          <table:table-cell office:value-type="float" office:value="657.05625" calcext:value-type="float">
            <text:p>657.05625</text:p>
          </table:table-cell>
          <table:table-cell table:number-columns-repeated="3"/>
          <table:table-cell table:formula="of:=[.$C$4] + ([.$C$5] - [.$C$4]) * (([.A1123] - [.$C$1]) / ([.$C$2] - [.$C$1]))" office:value-type="float" office:value="-0.490988560347659" calcext:value-type="float">
            <text:p>-0.490988560347659</text:p>
          </table:table-cell>
          <table:table-cell table:number-columns-repeated="2"/>
          <table:table-cell table:style-name="ce17" table:formula="of:=TANH( [.G1101]*[.Q442] + [.G1102]*[.Q443] + [.G1103]*[.Q444] + [.G1104]*[.Q445] + [.G1105]*[.Q446] + [.G1106]*[.Q447] + [.G1107]*[.Q448] + [.G1108]*[.Q449] + [.G1109]*[.Q450] + [.G1110]*[.Q451] + [.G1111]*[.Q452] + [.G1112]*[.Q453] + [.G1113]*[.Q454] + [.G1114]*[.Q455] + [.G1115]*[.Q456] + [.G1116]*[.Q457] + [.G1117]*[.Q458] + [.G1118]*[.Q459] + [.G1119]*[.Q460] + [.G1120]*[.Q461] + [.G1121]*[.Q462] )" office:value-type="float" office:value="-0.999261643854308" calcext:value-type="float">
            <text:p>-0.999261643854308</text:p>
          </table:table-cell>
          <table:table-cell table:number-columns-repeated="13"/>
        </table:table-row>
        <table:table-row table:style-name="ro1">
          <table:table-cell office:value-type="float" office:value="684.3775" calcext:value-type="float">
            <text:p>684.3775</text:p>
          </table:table-cell>
          <table:table-cell table:number-columns-repeated="3"/>
          <table:table-cell table:formula="of:=[.$C$4] + ([.$C$5] - [.$C$4]) * (([.A1124] - [.$C$1]) / ([.$C$2] - [.$C$1]))" office:value-type="float" office:value="-0.490539669509187" calcext:value-type="float">
            <text:p>-0.490539669509187</text:p>
          </table:table-cell>
          <table:table-cell table:number-columns-repeated="2"/>
          <table:table-cell table:style-name="ce17" table:formula="of:=TANH( [.G1101]*[.Q463] + [.G1102]*[.Q464] + [.G1103]*[.Q465] + [.G1104]*[.Q466] + [.G1105]*[.Q467] + [.G1106]*[.Q468] + [.G1107]*[.Q469] + [.G1108]*[.Q470] + [.G1109]*[.Q471] + [.G1110]*[.Q472] + [.G1111]*[.Q473] + [.G1112]*[.Q474] + [.G1113]*[.Q475] + [.G1114]*[.Q476] + [.G1115]*[.Q477] + [.G1116]*[.Q478] + [.G1117]*[.Q479] + [.G1118]*[.Q480] + [.G1119]*[.Q481] + [.G1120]*[.Q482] + [.G1121]*[.Q483] )" office:value-type="float" office:value="-0.999535164994139" calcext:value-type="float">
            <text:p>-0.999535164994139</text:p>
          </table:table-cell>
          <table:table-cell table:number-columns-repeated="13"/>
        </table:table-row>
        <table:table-row table:style-name="ro1">
          <table:table-cell office:value-type="float" office:value="684.2975" calcext:value-type="float">
            <text:p>684.2975</text:p>
          </table:table-cell>
          <table:table-cell table:number-columns-repeated="3"/>
          <table:table-cell table:formula="of:=[.$C$4] + ([.$C$5] - [.$C$4]) * (([.A1125] - [.$C$1]) / ([.$C$2] - [.$C$1]))" office:value-type="float" office:value="-0.490540983917096" calcext:value-type="float">
            <text:p>-0.490540983917096</text:p>
          </table:table-cell>
          <table:table-cell table:number-columns-repeated="16"/>
        </table:table-row>
        <table:table-row table:style-name="ro1">
          <table:table-cell office:value-type="float" office:value="700.135" calcext:value-type="float">
            <text:p>700.135</text:p>
          </table:table-cell>
          <table:table-cell table:number-columns-repeated="3"/>
          <table:table-cell table:formula="of:=[.$C$4] + ([.$C$5] - [.$C$4]) * (([.A1126] - [.$C$1]) / ([.$C$2] - [.$C$1]))" office:value-type="float" office:value="-0.490280772226405" calcext:value-type="float">
            <text:p>-0.49028077222640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04.91" calcext:value-type="float">
            <text:p>704.91</text:p>
          </table:table-cell>
          <table:table-cell table:number-columns-repeated="3"/>
          <table:table-cell table:formula="of:=[.$C$4] + ([.$C$5] - [.$C$4]) * (([.A1127] - [.$C$1]) / ([.$C$2] - [.$C$1]))" office:value-type="float" office:value="-0.490202318504349" calcext:value-type="float">
            <text:p>-0.490202318504349</text:p>
          </table:table-cell>
          <table:table-cell/>
          <table:table-cell table:style-name="ce15" office:value-type="float" office:value="-0.495163485435641" calcext:value-type="float">
            <text:p>-0.495163485435641</text:p>
          </table:table-cell>
          <table:table-cell table:style-name="ce17" table:formula="of:=TANH( [.G1126]*[.Q1] + [.G1127]*[.Q2] + [.G1128]*[.Q3] + [.G1129]*[.Q4] + [.G1130]*[.Q5] + [.G1131]*[.Q6] + [.G1132]*[.Q7] + [.G1133]*[.Q8] + [.G1134]*[.Q9] + [.G1135]*[.Q10] + [.G1136]*[.Q11] + [.G1137]*[.Q12] + [.G1138]*[.Q13] + [.G1139]*[.Q14] + [.G1140]*[.Q15] + [.G1141]*[.Q16] + [.G1142]*[.Q17] + [.G1143]*[.Q18] + [.G1144]*[.Q19] + [.G1145]*[.Q20] + [.G1146]*[.Q21] )" office:value-type="float" office:value="-0.999794836374023" calcext:value-type="float">
            <text:p>-0.999794836374023</text:p>
          </table:table-cell>
          <table:table-cell table:style-name="ce19" table:formula="of:=TANH( [.H1126]*[.S1] + [.H1127]*[.S2] + [.H1128]*[.S3] + [.H1129]*[.S4] + [.H1130]*[.S5] + [.H1131]*[.S6] + [.H1132]*[.S7] + [.H1133]*[.S8] + [.H1134]*[.S9] + [.H1135]*[.S10] + [.H1136]*[.S11] + [.H1137]*[.S12] + [.H1138]*[.S13] + [.H1139]*[.S14] + [.H1140]*[.S15] + [.H1141]*[.S16] + [.H1142]*[.S17] + [.H1143]*[.S18] + [.H1144]*[.S19] + [.H1145]*[.S20] + [.H1146]*[.S21] + [.H1147]*[.S22] + [.H1148]*[.S23] + [.H1149]*[.S24] )" office:value-type="float" office:value="-0.999999999372733" calcext:value-type="float">
            <text:p>-0.999999999372733</text:p>
          </table:table-cell>
          <table:table-cell table:style-name="ce20" office:value-type="float" office:value="-0.484182744320632" calcext:value-type="float">
            <text:p>-0.484182744320632</text:p>
          </table:table-cell>
          <table:table-cell table:style-name="ce21" table:formula="of:= ([.J1127]-[.I1127]) * ([.J1127]-[.I1127])" office:value-type="float" office:value="0.266067440609484" calcext:value-type="float">
            <text:p>0.266067440609484</text:p>
          </table:table-cell>
          <table:table-cell table:number-columns-repeated="10"/>
        </table:table-row>
        <table:table-row table:style-name="ro1">
          <table:table-cell office:value-type="float" office:value="693.89625" calcext:value-type="float">
            <text:p>693.89625</text:p>
          </table:table-cell>
          <table:table-cell table:number-columns-repeated="3"/>
          <table:table-cell table:formula="of:=[.$C$4] + ([.$C$5] - [.$C$4]) * (([.A1128] - [.$C$1]) / ([.$C$2] - [.$C$1]))" office:value-type="float" office:value="-0.490383275505666" calcext:value-type="float">
            <text:p>-0.490383275505666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1126]*[.Q22] + [.G1127]*[.Q23] + [.G1128]*[.Q24] + [.G1129]*[.Q25] + [.G1130]*[.Q26] + [.G1131]*[.Q27] + [.G1132]*[.Q28] + [.G1133]*[.Q29] + [.G1134]*[.Q30] + [.G1135]*[.Q31] + [.G1136]*[.Q32] + [.G1137]*[.Q33] + [.G1138]*[.Q34] + [.G1139]*[.Q35] + [.G1140]*[.Q36] + [.G1141]*[.Q37] + [.G1142]*[.Q38] + [.G1143]*[.Q39] + [.G1144]*[.Q40] + [.G1145]*[.Q41] + [.G1146]*[.Q42] )" office:value-type="float" office:value="-0.998308399468264" calcext:value-type="float">
            <text:p>-0.998308399468264</text:p>
          </table:table-cell>
          <table:table-cell table:style-name="ce19" table:formula="of:=TANH( [.H1126]*[.S25] + [.H1127]*[.S26] + [.H1128]*[.S27] + [.H1129]*[.S28] + [.H1130]*[.S29] + [.H1131]*[.S30] + [.H1132]*[.S31] + [.H1133]*[.S32] + [.H1134]*[.S33] + [.H1135]*[.S34] + [.H1136]*[.S35] + [.H1137]*[.S36] + [.H1138]*[.S37] + [.H1139]*[.S38] + [.H1140]*[.S39] + [.H1141]*[.S40] + [.H1142]*[.S41] + [.H1143]*[.S42] + [.H1144]*[.S43] + [.H1145]*[.S44] + [.H1146]*[.S45] + [.H1147]*[.S46] + [.H1148]*[.S47] + [.H1149]*[.S48] )" office:value-type="float" office:value="-0.999999996071242" calcext:value-type="float">
            <text:p>-0.999999996071242</text:p>
          </table:table-cell>
          <table:table-cell table:style-name="ce20" office:value-type="float" office:value="-0.483064741320719" calcext:value-type="float">
            <text:p>-0.483064741320719</text:p>
          </table:table-cell>
          <table:table-cell table:style-name="ce21" table:formula="of:= ([.J1128]-[.I1128]) * ([.J1128]-[.I1128])" office:value-type="float" office:value="0.267222057603988" calcext:value-type="float">
            <text:p>0.267222057603988</text:p>
          </table:table-cell>
          <table:table-cell table:number-columns-repeated="10"/>
        </table:table-row>
        <table:table-row table:style-name="ro1">
          <table:table-cell office:value-type="float" office:value="708.955" calcext:value-type="float">
            <text:p>708.955</text:p>
          </table:table-cell>
          <table:table-cell table:number-columns-repeated="3"/>
          <table:table-cell table:formula="of:=[.$C$4] + ([.$C$5] - [.$C$4]) * (([.A1129] - [.$C$1]) / ([.$C$2] - [.$C$1]))" office:value-type="float" office:value="-0.490135858754462" calcext:value-type="float">
            <text:p>-0.490135858754462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1126]*[.Q43] + [.G1127]*[.Q44] + [.G1128]*[.Q45] + [.G1129]*[.Q46] + [.G1130]*[.Q47] + [.G1131]*[.Q48] + [.G1132]*[.Q49] + [.G1133]*[.Q50] + [.G1134]*[.Q51] + [.G1135]*[.Q52] + [.G1136]*[.Q53] + [.G1137]*[.Q54] + [.G1138]*[.Q55] + [.G1139]*[.Q56] + [.G1140]*[.Q57] + [.G1141]*[.Q58] + [.G1142]*[.Q59] + [.G1143]*[.Q60] + [.G1144]*[.Q61] + [.G1145]*[.Q62] + [.G1146]*[.Q63] )" office:value-type="float" office:value="-0.999754376417551" calcext:value-type="float">
            <text:p>-0.999754376417551</text:p>
          </table:table-cell>
          <table:table-cell table:style-name="ce19" table:formula="of:=TANH( [.H1126]*[.S49] + [.H1127]*[.S50] + [.H1128]*[.S51] + [.H1129]*[.S52] + [.H1130]*[.S53] + [.H1131]*[.S54] + [.H1132]*[.S55] + [.H1133]*[.S56] + [.H1134]*[.S57] + [.H1135]*[.S58] + [.H1136]*[.S59] + [.H1137]*[.S60] + [.H1138]*[.S61] + [.H1139]*[.S62] + [.H1140]*[.S63] + [.H1141]*[.S64] + [.H1142]*[.S65] + [.H1143]*[.S66] + [.H1144]*[.S67] + [.H1145]*[.S68] + [.H1146]*[.S69] + [.H1147]*[.S70] + [.H1148]*[.S71] + [.H1149]*[.S72] )" office:value-type="float" office:value="-0.999999972539687" calcext:value-type="float">
            <text:p>-0.999999972539687</text:p>
          </table:table-cell>
          <table:table-cell table:style-name="ce20" office:value-type="float" office:value="-0.48527811387356" calcext:value-type="float">
            <text:p>-0.48527811387356</text:p>
          </table:table-cell>
          <table:table-cell table:style-name="ce21" table:formula="of:= ([.J1129]-[.I1129]) * ([.J1129]-[.I1129])" office:value-type="float" office:value="0.264938591788713" calcext:value-type="float">
            <text:p>0.264938591788713</text:p>
          </table:table-cell>
          <table:table-cell table:number-columns-repeated="10"/>
        </table:table-row>
        <table:table-row table:style-name="ro1">
          <table:table-cell office:value-type="float" office:value="725.6925" calcext:value-type="float">
            <text:p>725.6925</text:p>
          </table:table-cell>
          <table:table-cell table:number-columns-repeated="3"/>
          <table:table-cell table:formula="of:=[.$C$4] + ([.$C$5] - [.$C$4]) * (([.A1130] - [.$C$1]) / ([.$C$2] - [.$C$1]))" office:value-type="float" office:value="-0.489860859974797" calcext:value-type="float">
            <text:p>-0.489860859974797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1126]*[.Q64] + [.G1127]*[.Q65] + [.G1128]*[.Q66] + [.G1129]*[.Q67] + [.G1130]*[.Q68] + [.G1131]*[.Q69] + [.G1132]*[.Q70] + [.G1133]*[.Q71] + [.G1134]*[.Q72] + [.G1135]*[.Q73] + [.G1136]*[.Q74] + [.G1137]*[.Q75] + [.G1138]*[.Q76] + [.G1139]*[.Q77] + [.G1140]*[.Q78] + [.G1141]*[.Q79] + [.G1142]*[.Q80] + [.G1143]*[.Q81] + [.G1144]*[.Q82] + [.G1145]*[.Q83] + [.G1146]*[.Q84] )" office:value-type="float" office:value="-0.999711335566624" calcext:value-type="float">
            <text:p>-0.999711335566624</text:p>
          </table:table-cell>
          <table:table-cell table:number-columns-repeated="13"/>
        </table:table-row>
        <table:table-row table:style-name="ro1">
          <table:table-cell office:value-type="float" office:value="741.84875" calcext:value-type="float">
            <text:p>741.84875</text:p>
          </table:table-cell>
          <table:table-cell table:number-columns-repeated="3"/>
          <table:table-cell table:formula="of:=[.$C$4] + ([.$C$5] - [.$C$4]) * (([.A1131] - [.$C$1]) / ([.$C$2] - [.$C$1]))" office:value-type="float" office:value="-0.489595411190094" calcext:value-type="float">
            <text:p>-0.489595411190094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126]*[.Q85] + [.G1127]*[.Q86] + [.G1128]*[.Q87] + [.G1129]*[.Q88] + [.G1130]*[.Q89] + [.G1131]*[.Q90] + [.G1132]*[.Q91] + [.G1133]*[.Q92] + [.G1134]*[.Q93] + [.G1135]*[.Q94] + [.G1136]*[.Q95] + [.G1137]*[.Q96] + [.G1138]*[.Q97] + [.G1139]*[.Q98] + [.G1140]*[.Q99] + [.G1141]*[.Q100] + [.G1142]*[.Q101] + [.G1143]*[.Q102] + [.G1144]*[.Q103] + [.G1145]*[.Q104] + [.G1146]*[.Q105] )" office:value-type="float" office:value="-0.998250508661233" calcext:value-type="float">
            <text:p>-0.998250508661233</text:p>
          </table:table-cell>
          <table:table-cell table:number-columns-repeated="13"/>
        </table:table-row>
        <table:table-row table:style-name="ro1">
          <table:table-cell office:value-type="float" office:value="701.21875" calcext:value-type="float">
            <text:p>701.21875</text:p>
          </table:table-cell>
          <table:table-cell table:number-columns-repeated="3"/>
          <table:table-cell table:formula="of:=[.$C$4] + ([.$C$5] - [.$C$4]) * (([.A1132] - [.$C$1]) / ([.$C$2] - [.$C$1]))" office:value-type="float" office:value="-0.490262966106765" calcext:value-type="float">
            <text:p>-0.490262966106765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126]*[.Q106] + [.G1127]*[.Q107] + [.G1128]*[.Q108] + [.G1129]*[.Q109] + [.G1130]*[.Q110] + [.G1131]*[.Q111] + [.G1132]*[.Q112] + [.G1133]*[.Q113] + [.G1134]*[.Q114] + [.G1135]*[.Q115] + [.G1136]*[.Q116] + [.G1137]*[.Q117] + [.G1138]*[.Q118] + [.G1139]*[.Q119] + [.G1140]*[.Q120] + [.G1141]*[.Q121] + [.G1142]*[.Q122] + [.G1143]*[.Q123] + [.G1144]*[.Q124] + [.G1145]*[.Q125] + [.G1146]*[.Q126] )" office:value-type="float" office:value="-0.999515789746412" calcext:value-type="float">
            <text:p>-0.999515789746412</text:p>
          </table:table-cell>
          <table:table-cell table:number-columns-repeated="13"/>
        </table:table-row>
        <table:table-row table:style-name="ro1">
          <table:table-cell office:value-type="float" office:value="702.175" calcext:value-type="float">
            <text:p>702.175</text:p>
          </table:table-cell>
          <table:table-cell table:number-columns-repeated="3"/>
          <table:table-cell table:formula="of:=[.$C$4] + ([.$C$5] - [.$C$4]) * (([.A1133] - [.$C$1]) / ([.$C$2] - [.$C$1]))" office:value-type="float" office:value="-0.490247254824731" calcext:value-type="float">
            <text:p>-0.490247254824731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126]*[.Q127] + [.G1127]*[.Q128] + [.G1128]*[.Q129] + [.G1129]*[.Q130] + [.G1130]*[.Q131] + [.G1131]*[.Q132] + [.G1132]*[.Q133] + [.G1133]*[.Q134] + [.G1134]*[.Q135] + [.G1135]*[.Q136] + [.G1136]*[.Q137] + [.G1137]*[.Q138] + [.G1138]*[.Q139] + [.G1139]*[.Q140] + [.G1140]*[.Q141] + [.G1141]*[.Q142] + [.G1142]*[.Q143] + [.G1143]*[.Q144] + [.G1144]*[.Q145] + [.G1145]*[.Q146] + [.G1146]*[.Q147] )" office:value-type="float" office:value="-0.999813200133166" calcext:value-type="float">
            <text:p>-0.999813200133166</text:p>
          </table:table-cell>
          <table:table-cell table:number-columns-repeated="13"/>
        </table:table-row>
        <table:table-row table:style-name="ro1">
          <table:table-cell office:value-type="float" office:value="705.47875" calcext:value-type="float">
            <text:p>705.47875</text:p>
          </table:table-cell>
          <table:table-cell table:number-columns-repeated="3"/>
          <table:table-cell table:formula="of:=[.$C$4] + ([.$C$5] - [.$C$4]) * (([.A1134] - [.$C$1]) / ([.$C$2] - [.$C$1]))" office:value-type="float" office:value="-0.490192973885623" calcext:value-type="float">
            <text:p>-0.490192973885623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126]*[.Q148] + [.G1127]*[.Q149] + [.G1128]*[.Q150] + [.G1129]*[.Q151] + [.G1130]*[.Q152] + [.G1131]*[.Q153] + [.G1132]*[.Q154] + [.G1133]*[.Q155] + [.G1134]*[.Q156] + [.G1135]*[.Q157] + [.G1136]*[.Q158] + [.G1137]*[.Q159] + [.G1138]*[.Q160] + [.G1139]*[.Q161] + [.G1140]*[.Q162] + [.G1141]*[.Q163] + [.G1142]*[.Q164] + [.G1143]*[.Q165] + [.G1144]*[.Q166] + [.G1145]*[.Q167] + [.G1146]*[.Q168] )" office:value-type="float" office:value="-0.999384086212938" calcext:value-type="float">
            <text:p>-0.999384086212938</text:p>
          </table:table-cell>
          <table:table-cell table:number-columns-repeated="13"/>
        </table:table-row>
        <table:table-row table:style-name="ro1">
          <table:table-cell office:value-type="float" office:value="705.47125" calcext:value-type="float">
            <text:p>705.47125</text:p>
          </table:table-cell>
          <table:table-cell table:number-columns-repeated="3"/>
          <table:table-cell table:formula="of:=[.$C$4] + ([.$C$5] - [.$C$4]) * (([.A1135] - [.$C$1]) / ([.$C$2] - [.$C$1]))" office:value-type="float" office:value="-0.490193097111364" calcext:value-type="float">
            <text:p>-0.490193097111364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126]*[.Q169] + [.G1127]*[.Q170] + [.G1128]*[.Q171] + [.G1129]*[.Q172] + [.G1130]*[.Q173] + [.G1131]*[.Q174] + [.G1132]*[.Q175] + [.G1133]*[.Q176] + [.G1134]*[.Q177] + [.G1135]*[.Q178] + [.G1136]*[.Q179] + [.G1137]*[.Q180] + [.G1138]*[.Q181] + [.G1139]*[.Q182] + [.G1140]*[.Q183] + [.G1141]*[.Q184] + [.G1142]*[.Q185] + [.G1143]*[.Q186] + [.G1144]*[.Q187] + [.G1145]*[.Q188] + [.G1146]*[.Q189] )" office:value-type="float" office:value="-0.999872330162013" calcext:value-type="float">
            <text:p>-0.999872330162013</text:p>
          </table:table-cell>
          <table:table-cell table:number-columns-repeated="13"/>
        </table:table-row>
        <table:table-row table:style-name="ro1">
          <table:table-cell office:value-type="float" office:value="706.13375" calcext:value-type="float">
            <text:p>706.13375</text:p>
          </table:table-cell>
          <table:table-cell table:number-columns-repeated="3"/>
          <table:table-cell table:formula="of:=[.$C$4] + ([.$C$5] - [.$C$4]) * (([.A1136] - [.$C$1]) / ([.$C$2] - [.$C$1]))" office:value-type="float" office:value="-0.49018221217087" calcext:value-type="float">
            <text:p>-0.49018221217087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126]*[.Q190] + [.G1127]*[.Q191] + [.G1128]*[.Q192] + [.G1129]*[.Q193] + [.G1130]*[.Q194] + [.G1131]*[.Q195] + [.G1132]*[.Q196] + [.G1133]*[.Q197] + [.G1134]*[.Q198] + [.G1135]*[.Q199] + [.G1136]*[.Q200] + [.G1137]*[.Q201] + [.G1138]*[.Q202] + [.G1139]*[.Q203] + [.G1140]*[.Q204] + [.G1141]*[.Q205] + [.G1142]*[.Q206] + [.G1143]*[.Q207] + [.G1144]*[.Q208] + [.G1145]*[.Q209] + [.G1146]*[.Q210] )" office:value-type="float" office:value="-0.999775794564499" calcext:value-type="float">
            <text:p>-0.999775794564499</text:p>
          </table:table-cell>
          <table:table-cell table:number-columns-repeated="13"/>
        </table:table-row>
        <table:table-row table:style-name="ro1">
          <table:table-cell office:value-type="float" office:value="728.36125" calcext:value-type="float">
            <text:p>728.36125</text:p>
          </table:table-cell>
          <table:table-cell table:number-columns-repeated="3"/>
          <table:table-cell table:formula="of:=[.$C$4] + ([.$C$5] - [.$C$4]) * (([.A1137] - [.$C$1]) / ([.$C$2] - [.$C$1]))" office:value-type="float" office:value="-0.489817012148465" calcext:value-type="float">
            <text:p>-0.489817012148465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126]*[.Q211] + [.G1127]*[.Q212] + [.G1128]*[.Q213] + [.G1129]*[.Q214] + [.G1130]*[.Q215] + [.G1131]*[.Q216] + [.G1132]*[.Q217] + [.G1133]*[.Q218] + [.G1134]*[.Q219] + [.G1135]*[.Q220] + [.G1136]*[.Q221] + [.G1137]*[.Q222] + [.G1138]*[.Q223] + [.G1139]*[.Q224] + [.G1140]*[.Q225] + [.G1141]*[.Q226] + [.G1142]*[.Q227] + [.G1143]*[.Q228] + [.G1144]*[.Q229] + [.G1145]*[.Q230] + [.G1146]*[.Q231] )" office:value-type="float" office:value="-0.997935590291779" calcext:value-type="float">
            <text:p>-0.997935590291779</text:p>
          </table:table-cell>
          <table:table-cell table:number-columns-repeated="13"/>
        </table:table-row>
        <table:table-row table:style-name="ro1">
          <table:table-cell office:value-type="float" office:value="719.2525" calcext:value-type="float">
            <text:p>719.2525</text:p>
          </table:table-cell>
          <table:table-cell table:number-columns-repeated="3"/>
          <table:table-cell table:formula="of:=[.$C$4] + ([.$C$5] - [.$C$4]) * (([.A1138] - [.$C$1]) / ([.$C$2] - [.$C$1]))" office:value-type="float" office:value="-0.489966669811454" calcext:value-type="float">
            <text:p>-0.489966669811454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126]*[.Q232] + [.G1127]*[.Q233] + [.G1128]*[.Q234] + [.G1129]*[.Q235] + [.G1130]*[.Q236] + [.G1131]*[.Q237] + [.G1132]*[.Q238] + [.G1133]*[.Q239] + [.G1134]*[.Q240] + [.G1135]*[.Q241] + [.G1136]*[.Q242] + [.G1137]*[.Q243] + [.G1138]*[.Q244] + [.G1139]*[.Q245] + [.G1140]*[.Q246] + [.G1141]*[.Q247] + [.G1142]*[.Q248] + [.G1143]*[.Q249] + [.G1144]*[.Q250] + [.G1145]*[.Q251] + [.G1146]*[.Q252] )" office:value-type="float" office:value="-0.999945231886484" calcext:value-type="float">
            <text:p>-0.999945231886484</text:p>
          </table:table-cell>
          <table:table-cell table:number-columns-repeated="13"/>
        </table:table-row>
        <table:table-row table:style-name="ro1">
          <table:table-cell office:value-type="float" office:value="714.57125" calcext:value-type="float">
            <text:p>714.57125</text:p>
          </table:table-cell>
          <table:table-cell table:number-columns-repeated="3"/>
          <table:table-cell table:formula="of:=[.$C$4] + ([.$C$5] - [.$C$4]) * (([.A1139] - [.$C$1]) / ([.$C$2] - [.$C$1]))" office:value-type="float" office:value="-0.490043583211741" calcext:value-type="float">
            <text:p>-0.490043583211741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126]*[.Q253] + [.G1127]*[.Q254] + [.G1128]*[.Q255] + [.G1129]*[.Q256] + [.G1130]*[.Q257] + [.G1131]*[.Q258] + [.G1132]*[.Q259] + [.G1133]*[.Q260] + [.G1134]*[.Q261] + [.G1135]*[.Q262] + [.G1136]*[.Q263] + [.G1137]*[.Q264] + [.G1138]*[.Q265] + [.G1139]*[.Q266] + [.G1140]*[.Q267] + [.G1141]*[.Q268] + [.G1142]*[.Q269] + [.G1143]*[.Q270] + [.G1144]*[.Q271] + [.G1145]*[.Q272] + [.G1146]*[.Q273] )" office:value-type="float" office:value="-0.999986629698896" calcext:value-type="float">
            <text:p>-0.999986629698896</text:p>
          </table:table-cell>
          <table:table-cell table:number-columns-repeated="13"/>
        </table:table-row>
        <table:table-row table:style-name="ro1">
          <table:table-cell office:value-type="float" office:value="715.7725" calcext:value-type="float">
            <text:p>715.7725</text:p>
          </table:table-cell>
          <table:table-cell table:number-columns-repeated="3"/>
          <table:table-cell table:formula="of:=[.$C$4] + ([.$C$5] - [.$C$4]) * (([.A1140] - [.$C$1]) / ([.$C$2] - [.$C$1]))" office:value-type="float" office:value="-0.490023846555485" calcext:value-type="float">
            <text:p>-0.490023846555485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126]*[.Q274] + [.G1127]*[.Q275] + [.G1128]*[.Q276] + [.G1129]*[.Q277] + [.G1130]*[.Q278] + [.G1131]*[.Q279] + [.G1132]*[.Q280] + [.G1133]*[.Q281] + [.G1134]*[.Q282] + [.G1135]*[.Q283] + [.G1136]*[.Q284] + [.G1137]*[.Q285] + [.G1138]*[.Q286] + [.G1139]*[.Q287] + [.G1140]*[.Q288] + [.G1141]*[.Q289] + [.G1142]*[.Q290] + [.G1143]*[.Q291] + [.G1144]*[.Q292] + [.G1145]*[.Q293] + [.G1146]*[.Q294] )" office:value-type="float" office:value="-0.999941347268348" calcext:value-type="float">
            <text:p>-0.999941347268348</text:p>
          </table:table-cell>
          <table:table-cell table:number-columns-repeated="13"/>
        </table:table-row>
        <table:table-row table:style-name="ro1">
          <table:table-cell office:value-type="float" office:value="694.72125" calcext:value-type="float">
            <text:p>694.72125</text:p>
          </table:table-cell>
          <table:table-cell table:number-columns-repeated="3"/>
          <table:table-cell table:formula="of:=[.$C$4] + ([.$C$5] - [.$C$4]) * (([.A1141] - [.$C$1]) / ([.$C$2] - [.$C$1]))" office:value-type="float" office:value="-0.490369720674106" calcext:value-type="float">
            <text:p>-0.490369720674106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126]*[.Q295] + [.G1127]*[.Q296] + [.G1128]*[.Q297] + [.G1129]*[.Q298] + [.G1130]*[.Q299] + [.G1131]*[.Q300] + [.G1132]*[.Q301] + [.G1133]*[.Q302] + [.G1134]*[.Q303] + [.G1135]*[.Q304] + [.G1136]*[.Q305] + [.G1137]*[.Q306] + [.G1138]*[.Q307] + [.G1139]*[.Q308] + [.G1140]*[.Q309] + [.G1141]*[.Q310] + [.G1142]*[.Q311] + [.G1143]*[.Q312] + [.G1144]*[.Q313] + [.G1145]*[.Q314] + [.G1146]*[.Q315] )" office:value-type="float" office:value="-0.999652643206806" calcext:value-type="float">
            <text:p>-0.999652643206806</text:p>
          </table:table-cell>
          <table:table-cell table:number-columns-repeated="13"/>
        </table:table-row>
        <table:table-row table:style-name="ro1">
          <table:table-cell office:value-type="float" office:value="704.62125" calcext:value-type="float">
            <text:p>704.62125</text:p>
          </table:table-cell>
          <table:table-cell table:number-columns-repeated="3"/>
          <table:table-cell table:formula="of:=[.$C$4] + ([.$C$5] - [.$C$4]) * (([.A1142] - [.$C$1]) / ([.$C$2] - [.$C$1]))" office:value-type="float" office:value="-0.490207062695395" calcext:value-type="float">
            <text:p>-0.490207062695395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126]*[.Q316] + [.G1127]*[.Q317] + [.G1128]*[.Q318] + [.G1129]*[.Q319] + [.G1130]*[.Q320] + [.G1131]*[.Q321] + [.G1132]*[.Q322] + [.G1133]*[.Q323] + [.G1134]*[.Q324] + [.G1135]*[.Q325] + [.G1136]*[.Q326] + [.G1137]*[.Q327] + [.G1138]*[.Q328] + [.G1139]*[.Q329] + [.G1140]*[.Q330] + [.G1141]*[.Q331] + [.G1142]*[.Q332] + [.G1143]*[.Q333] + [.G1144]*[.Q334] + [.G1145]*[.Q335] + [.G1146]*[.Q336] )" office:value-type="float" office:value="-0.997163361094941" calcext:value-type="float">
            <text:p>-0.997163361094941</text:p>
          </table:table-cell>
          <table:table-cell table:number-columns-repeated="13"/>
        </table:table-row>
        <table:table-row table:style-name="ro1">
          <table:table-cell office:value-type="float" office:value="711.39625" calcext:value-type="float">
            <text:p>711.39625</text:p>
          </table:table-cell>
          <table:table-cell table:number-columns-repeated="3"/>
          <table:table-cell table:formula="of:=[.$C$4] + ([.$C$5] - [.$C$4]) * (([.A1143] - [.$C$1]) / ([.$C$2] - [.$C$1]))" office:value-type="float" office:value="-0.49009574877562" calcext:value-type="float">
            <text:p>-0.49009574877562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126]*[.Q337] + [.G1127]*[.Q338] + [.G1128]*[.Q339] + [.G1129]*[.Q340] + [.G1130]*[.Q341] + [.G1131]*[.Q342] + [.G1132]*[.Q343] + [.G1133]*[.Q344] + [.G1134]*[.Q345] + [.G1135]*[.Q346] + [.G1136]*[.Q347] + [.G1137]*[.Q348] + [.G1138]*[.Q349] + [.G1139]*[.Q350] + [.G1140]*[.Q351] + [.G1141]*[.Q352] + [.G1142]*[.Q353] + [.G1143]*[.Q354] + [.G1144]*[.Q355] + [.G1145]*[.Q356] + [.G1146]*[.Q357] )" office:value-type="float" office:value="-0.999464231978768" calcext:value-type="float">
            <text:p>-0.999464231978768</text:p>
          </table:table-cell>
          <table:table-cell table:number-columns-repeated="13"/>
        </table:table-row>
        <table:table-row table:style-name="ro1">
          <table:table-cell office:value-type="float" office:value="710.9275" calcext:value-type="float">
            <text:p>710.9275</text:p>
          </table:table-cell>
          <table:table-cell table:number-columns-repeated="3"/>
          <table:table-cell table:formula="of:=[.$C$4] + ([.$C$5] - [.$C$4]) * (([.A1144] - [.$C$1]) / ([.$C$2] - [.$C$1]))" office:value-type="float" office:value="-0.490103450384461" calcext:value-type="float">
            <text:p>-0.490103450384461</text:p>
          </table:table-cell>
          <table:table-cell/>
          <table:table-cell table:style-name="ce15" office:value-type="float" office:value="-0.483718849351581" calcext:value-type="float">
            <text:p>-0.483718849351581</text:p>
          </table:table-cell>
          <table:table-cell table:style-name="ce17" table:formula="of:=TANH( [.G1126]*[.Q358] + [.G1127]*[.Q359] + [.G1128]*[.Q360] + [.G1129]*[.Q361] + [.G1130]*[.Q362] + [.G1131]*[.Q363] + [.G1132]*[.Q364] + [.G1133]*[.Q365] + [.G1134]*[.Q366] + [.G1135]*[.Q367] + [.G1136]*[.Q368] + [.G1137]*[.Q369] + [.G1138]*[.Q370] + [.G1139]*[.Q371] + [.G1140]*[.Q372] + [.G1141]*[.Q373] + [.G1142]*[.Q374] + [.G1143]*[.Q375] + [.G1144]*[.Q376] + [.G1145]*[.Q377] + [.G1146]*[.Q378] )" office:value-type="float" office:value="-0.998742944791332" calcext:value-type="float">
            <text:p>-0.998742944791332</text:p>
          </table:table-cell>
          <table:table-cell table:number-columns-repeated="13"/>
        </table:table-row>
        <table:table-row table:style-name="ro1">
          <table:table-cell office:value-type="float" office:value="745.92625" calcext:value-type="float">
            <text:p>745.92625</text:p>
          </table:table-cell>
          <table:table-cell table:number-columns-repeated="3"/>
          <table:table-cell table:formula="of:=[.$C$4] + ([.$C$5] - [.$C$4]) * (([.A1145] - [.$C$1]) / ([.$C$2] - [.$C$1]))" office:value-type="float" office:value="-0.489528417461994" calcext:value-type="float">
            <text:p>-0.489528417461994</text:p>
          </table:table-cell>
          <table:table-cell/>
          <table:table-cell table:style-name="ce15" office:value-type="float" office:value="-0.485028814561628" calcext:value-type="float">
            <text:p>-0.485028814561628</text:p>
          </table:table-cell>
          <table:table-cell table:style-name="ce17" table:formula="of:=TANH( [.G1126]*[.Q379] + [.G1127]*[.Q380] + [.G1128]*[.Q381] + [.G1129]*[.Q382] + [.G1130]*[.Q383] + [.G1131]*[.Q384] + [.G1132]*[.Q385] + [.G1133]*[.Q386] + [.G1134]*[.Q387] + [.G1135]*[.Q388] + [.G1136]*[.Q389] + [.G1137]*[.Q390] + [.G1138]*[.Q391] + [.G1139]*[.Q392] + [.G1140]*[.Q393] + [.G1141]*[.Q394] + [.G1142]*[.Q395] + [.G1143]*[.Q396] + [.G1144]*[.Q397] + [.G1145]*[.Q398] + [.G1146]*[.Q399] )" office:value-type="float" office:value="-0.999673191497186" calcext:value-type="float">
            <text:p>-0.999673191497186</text:p>
          </table:table-cell>
          <table:table-cell table:number-columns-repeated="13"/>
        </table:table-row>
        <table:table-row table:style-name="ro1">
          <table:table-cell office:value-type="float" office:value="738.665" calcext:value-type="float">
            <text:p>738.665</text:p>
          </table:table-cell>
          <table:table-cell table:number-columns-repeated="3"/>
          <table:table-cell table:formula="of:=[.$C$4] + ([.$C$5] - [.$C$4]) * (([.A1146] - [.$C$1]) / ([.$C$2] - [.$C$1]))" office:value-type="float" office:value="-0.489647720517339" calcext:value-type="float">
            <text:p>-0.489647720517339</text:p>
          </table:table-cell>
          <table:table-cell/>
          <table:table-cell table:style-name="ce15" office:value-type="float" office:value="-0.48488003443022" calcext:value-type="float">
            <text:p>-0.48488003443022</text:p>
          </table:table-cell>
          <table:table-cell table:style-name="ce17" table:formula="of:=TANH( [.G1126]*[.Q400] + [.G1127]*[.Q401] + [.G1128]*[.Q402] + [.G1129]*[.Q403] + [.G1130]*[.Q404] + [.G1131]*[.Q405] + [.G1132]*[.Q406] + [.G1133]*[.Q407] + [.G1134]*[.Q408] + [.G1135]*[.Q409] + [.G1136]*[.Q410] + [.G1137]*[.Q411] + [.G1138]*[.Q412] + [.G1139]*[.Q413] + [.G1140]*[.Q414] + [.G1141]*[.Q415] + [.G1142]*[.Q416] + [.G1143]*[.Q417] + [.G1144]*[.Q418] + [.G1145]*[.Q419] + [.G1146]*[.Q420] )" office:value-type="float" office:value="-0.999694763519047" calcext:value-type="float">
            <text:p>-0.999694763519047</text:p>
          </table:table-cell>
          <table:table-cell table:number-columns-repeated="13"/>
        </table:table-row>
        <table:table-row table:style-name="ro1">
          <table:table-cell office:value-type="float" office:value="748.8075" calcext:value-type="float">
            <text:p>748.8075</text:p>
          </table:table-cell>
          <table:table-cell table:number-columns-repeated="3"/>
          <table:table-cell table:formula="of:=[.$C$4] + ([.$C$5] - [.$C$4]) * (([.A1147] - [.$C$1]) / ([.$C$2] - [.$C$1]))" office:value-type="float" office:value="-0.489481078239654" calcext:value-type="float">
            <text:p>-0.489481078239654</text:p>
          </table:table-cell>
          <table:table-cell table:number-columns-repeated="2"/>
          <table:table-cell table:style-name="ce17" table:formula="of:=TANH( [.G1126]*[.Q421] + [.G1127]*[.Q422] + [.G1128]*[.Q423] + [.G1129]*[.Q424] + [.G1130]*[.Q425] + [.G1131]*[.Q426] + [.G1132]*[.Q427] + [.G1133]*[.Q428] + [.G1134]*[.Q429] + [.G1135]*[.Q430] + [.G1136]*[.Q431] + [.G1137]*[.Q432] + [.G1138]*[.Q433] + [.G1139]*[.Q434] + [.G1140]*[.Q435] + [.G1141]*[.Q436] + [.G1142]*[.Q437] + [.G1143]*[.Q438] + [.G1144]*[.Q439] + [.G1145]*[.Q440] + [.G1146]*[.Q441] )" office:value-type="float" office:value="-0.999543501923511" calcext:value-type="float">
            <text:p>-0.999543501923511</text:p>
          </table:table-cell>
          <table:table-cell table:number-columns-repeated="13"/>
        </table:table-row>
        <table:table-row table:style-name="ro1">
          <table:table-cell office:value-type="float" office:value="752.5525" calcext:value-type="float">
            <text:p>752.5525</text:p>
          </table:table-cell>
          <table:table-cell table:number-columns-repeated="3"/>
          <table:table-cell table:formula="of:=[.$C$4] + ([.$C$5] - [.$C$4]) * (([.A1148] - [.$C$1]) / ([.$C$2] - [.$C$1]))" office:value-type="float" office:value="-0.489419547519424" calcext:value-type="float">
            <text:p>-0.489419547519424</text:p>
          </table:table-cell>
          <table:table-cell table:number-columns-repeated="2"/>
          <table:table-cell table:style-name="ce17" table:formula="of:=TANH( [.G1126]*[.Q442] + [.G1127]*[.Q443] + [.G1128]*[.Q444] + [.G1129]*[.Q445] + [.G1130]*[.Q446] + [.G1131]*[.Q447] + [.G1132]*[.Q448] + [.G1133]*[.Q449] + [.G1134]*[.Q450] + [.G1135]*[.Q451] + [.G1136]*[.Q452] + [.G1137]*[.Q453] + [.G1138]*[.Q454] + [.G1139]*[.Q455] + [.G1140]*[.Q456] + [.G1141]*[.Q457] + [.G1142]*[.Q458] + [.G1143]*[.Q459] + [.G1144]*[.Q460] + [.G1145]*[.Q461] + [.G1146]*[.Q462] )" office:value-type="float" office:value="-0.999252727685779" calcext:value-type="float">
            <text:p>-0.999252727685779</text:p>
          </table:table-cell>
          <table:table-cell table:number-columns-repeated="13"/>
        </table:table-row>
        <table:table-row table:style-name="ro1">
          <table:table-cell office:value-type="float" office:value="730.365" calcext:value-type="float">
            <text:p>730.365</text:p>
          </table:table-cell>
          <table:table-cell table:number-columns-repeated="3"/>
          <table:table-cell table:formula="of:=[.$C$4] + ([.$C$5] - [.$C$4]) * (([.A1149] - [.$C$1]) / ([.$C$2] - [.$C$1]))" office:value-type="float" office:value="-0.489784090337875" calcext:value-type="float">
            <text:p>-0.489784090337875</text:p>
          </table:table-cell>
          <table:table-cell table:number-columns-repeated="2"/>
          <table:table-cell table:style-name="ce17" table:formula="of:=TANH( [.G1126]*[.Q463] + [.G1127]*[.Q464] + [.G1128]*[.Q465] + [.G1129]*[.Q466] + [.G1130]*[.Q467] + [.G1131]*[.Q468] + [.G1132]*[.Q469] + [.G1133]*[.Q470] + [.G1134]*[.Q471] + [.G1135]*[.Q472] + [.G1136]*[.Q473] + [.G1137]*[.Q474] + [.G1138]*[.Q475] + [.G1139]*[.Q476] + [.G1140]*[.Q477] + [.G1141]*[.Q478] + [.G1142]*[.Q479] + [.G1143]*[.Q480] + [.G1144]*[.Q481] + [.G1145]*[.Q482] + [.G1146]*[.Q483] )" office:value-type="float" office:value="-0.999527959653785" calcext:value-type="float">
            <text:p>-0.999527959653785</text:p>
          </table:table-cell>
          <table:table-cell table:number-columns-repeated="13"/>
        </table:table-row>
        <table:table-row table:style-name="ro1">
          <table:table-cell office:value-type="float" office:value="734.84" calcext:value-type="float">
            <text:p>734.84</text:p>
          </table:table-cell>
          <table:table-cell table:number-columns-repeated="3"/>
          <table:table-cell table:formula="of:=[.$C$4] + ([.$C$5] - [.$C$4]) * (([.A1150] - [.$C$1]) / ([.$C$2] - [.$C$1]))" office:value-type="float" office:value="-0.489710565645477" calcext:value-type="float">
            <text:p>-0.489710565645477</text:p>
          </table:table-cell>
          <table:table-cell table:number-columns-repeated="16"/>
        </table:table-row>
        <table:table-row table:style-name="ro1">
          <table:table-cell office:value-type="float" office:value="745.97875" calcext:value-type="float">
            <text:p>745.97875</text:p>
          </table:table-cell>
          <table:table-cell table:number-columns-repeated="3"/>
          <table:table-cell table:formula="of:=[.$C$4] + ([.$C$5] - [.$C$4]) * (([.A1151] - [.$C$1]) / ([.$C$2] - [.$C$1]))" office:value-type="float" office:value="-0.489527554881803" calcext:value-type="float">
            <text:p>-0.489527554881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39.81875" calcext:value-type="float">
            <text:p>739.81875</text:p>
          </table:table-cell>
          <table:table-cell table:number-columns-repeated="3"/>
          <table:table-cell table:formula="of:=[.$C$4] + ([.$C$5] - [.$C$4]) * (([.A1152] - [.$C$1]) / ([.$C$2] - [.$C$1]))" office:value-type="float" office:value="-0.489628764290779" calcext:value-type="float">
            <text:p>-0.489628764290779</text:p>
          </table:table-cell>
          <table:table-cell/>
          <table:table-cell table:style-name="ce15" office:value-type="float" office:value="-0.495062444435178" calcext:value-type="float">
            <text:p>-0.495062444435178</text:p>
          </table:table-cell>
          <table:table-cell table:style-name="ce17" table:formula="of:=TANH( [.G1151]*[.Q1] + [.G1152]*[.Q2] + [.G1153]*[.Q3] + [.G1154]*[.Q4] + [.G1155]*[.Q5] + [.G1156]*[.Q6] + [.G1157]*[.Q7] + [.G1158]*[.Q8] + [.G1159]*[.Q9] + [.G1160]*[.Q10] + [.G1161]*[.Q11] + [.G1162]*[.Q12] + [.G1163]*[.Q13] + [.G1164]*[.Q14] + [.G1165]*[.Q15] + [.G1166]*[.Q16] + [.G1167]*[.Q17] + [.G1168]*[.Q18] + [.G1169]*[.Q19] + [.G1170]*[.Q20] + [.G1171]*[.Q21] )" office:value-type="float" office:value="-0.999791613628016" calcext:value-type="float">
            <text:p>-0.999791613628016</text:p>
          </table:table-cell>
          <table:table-cell table:style-name="ce19" table:formula="of:=TANH( [.H1151]*[.S1] + [.H1152]*[.S2] + [.H1153]*[.S3] + [.H1154]*[.S4] + [.H1155]*[.S5] + [.H1156]*[.S6] + [.H1157]*[.S7] + [.H1158]*[.S8] + [.H1159]*[.S9] + [.H1160]*[.S10] + [.H1161]*[.S11] + [.H1162]*[.S12] + [.H1163]*[.S13] + [.H1164]*[.S14] + [.H1165]*[.S15] + [.H1166]*[.S16] + [.H1167]*[.S17] + [.H1168]*[.S18] + [.H1169]*[.S19] + [.H1170]*[.S20] + [.H1171]*[.S21] + [.H1172]*[.S22] + [.H1173]*[.S23] + [.H1174]*[.S24] )" office:value-type="float" office:value="-0.999999999372623" calcext:value-type="float">
            <text:p>-0.999999999372623</text:p>
          </table:table-cell>
          <table:table-cell table:style-name="ce20" office:value-type="float" office:value="-0.483064741320719" calcext:value-type="float">
            <text:p>-0.483064741320719</text:p>
          </table:table-cell>
          <table:table-cell table:style-name="ce21" table:formula="of:= ([.J1152]-[.I1152]) * ([.J1152]-[.I1152])" office:value-type="float" office:value="0.267222061017188" calcext:value-type="float">
            <text:p>0.267222061017188</text:p>
          </table:table-cell>
          <table:table-cell table:number-columns-repeated="10"/>
        </table:table-row>
        <table:table-row table:style-name="ro1">
          <table:table-cell office:value-type="float" office:value="730.3125" calcext:value-type="float">
            <text:p>730.3125</text:p>
          </table:table-cell>
          <table:table-cell table:number-columns-repeated="3"/>
          <table:table-cell table:formula="of:=[.$C$4] + ([.$C$5] - [.$C$4]) * (([.A1153] - [.$C$1]) / ([.$C$2] - [.$C$1]))" office:value-type="float" office:value="-0.489784952918065" calcext:value-type="float">
            <text:p>-0.489784952918065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1151]*[.Q22] + [.G1152]*[.Q23] + [.G1153]*[.Q24] + [.G1154]*[.Q25] + [.G1155]*[.Q26] + [.G1156]*[.Q27] + [.G1157]*[.Q28] + [.G1158]*[.Q29] + [.G1159]*[.Q30] + [.G1160]*[.Q31] + [.G1161]*[.Q32] + [.G1162]*[.Q33] + [.G1163]*[.Q34] + [.G1164]*[.Q35] + [.G1165]*[.Q36] + [.G1166]*[.Q37] + [.G1167]*[.Q38] + [.G1168]*[.Q39] + [.G1169]*[.Q40] + [.G1170]*[.Q41] + [.G1171]*[.Q42] )" office:value-type="float" office:value="-0.99828899745387" calcext:value-type="float">
            <text:p>-0.99828899745387</text:p>
          </table:table-cell>
          <table:table-cell table:style-name="ce19" table:formula="of:=TANH( [.H1151]*[.S25] + [.H1152]*[.S26] + [.H1153]*[.S27] + [.H1154]*[.S28] + [.H1155]*[.S29] + [.H1156]*[.S30] + [.H1157]*[.S31] + [.H1158]*[.S32] + [.H1159]*[.S33] + [.H1160]*[.S34] + [.H1161]*[.S35] + [.H1162]*[.S36] + [.H1163]*[.S37] + [.H1164]*[.S38] + [.H1165]*[.S39] + [.H1166]*[.S40] + [.H1167]*[.S41] + [.H1168]*[.S42] + [.H1169]*[.S43] + [.H1170]*[.S44] + [.H1171]*[.S45] + [.H1172]*[.S46] + [.H1173]*[.S47] + [.H1174]*[.S48] )" office:value-type="float" office:value="-0.99999999607054" calcext:value-type="float">
            <text:p>-0.99999999607054</text:p>
          </table:table-cell>
          <table:table-cell table:style-name="ce20" office:value-type="float" office:value="-0.48527811387356" calcext:value-type="float">
            <text:p>-0.48527811387356</text:p>
          </table:table-cell>
          <table:table-cell table:style-name="ce21" table:formula="of:= ([.J1153]-[.I1153]) * ([.J1153]-[.I1153])" office:value-type="float" office:value="0.264938616012402" calcext:value-type="float">
            <text:p>0.264938616012402</text:p>
          </table:table-cell>
          <table:table-cell table:number-columns-repeated="10"/>
        </table:table-row>
        <table:table-row table:style-name="ro1">
          <table:table-cell office:value-type="float" office:value="737.4025" calcext:value-type="float">
            <text:p>737.4025</text:p>
          </table:table-cell>
          <table:table-cell table:number-columns-repeated="3"/>
          <table:table-cell table:formula="of:=[.$C$4] + ([.$C$5] - [.$C$4]) * (([.A1154] - [.$C$1]) / ([.$C$2] - [.$C$1]))" office:value-type="float" office:value="-0.489668463517149" calcext:value-type="float">
            <text:p>-0.489668463517149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1151]*[.Q43] + [.G1152]*[.Q44] + [.G1153]*[.Q45] + [.G1154]*[.Q46] + [.G1155]*[.Q47] + [.G1156]*[.Q48] + [.G1157]*[.Q49] + [.G1158]*[.Q50] + [.G1159]*[.Q51] + [.G1160]*[.Q52] + [.G1161]*[.Q53] + [.G1162]*[.Q54] + [.G1163]*[.Q55] + [.G1164]*[.Q56] + [.G1165]*[.Q57] + [.G1166]*[.Q58] + [.G1167]*[.Q59] + [.G1168]*[.Q60] + [.G1169]*[.Q61] + [.G1170]*[.Q62] + [.G1171]*[.Q63] )" office:value-type="float" office:value="-0.999751222625293" calcext:value-type="float">
            <text:p>-0.999751222625293</text:p>
          </table:table-cell>
          <table:table-cell table:style-name="ce19" table:formula="of:=TANH( [.H1151]*[.S49] + [.H1152]*[.S50] + [.H1153]*[.S51] + [.H1154]*[.S52] + [.H1155]*[.S53] + [.H1156]*[.S54] + [.H1157]*[.S55] + [.H1158]*[.S56] + [.H1159]*[.S57] + [.H1160]*[.S58] + [.H1161]*[.S59] + [.H1162]*[.S60] + [.H1163]*[.S61] + [.H1164]*[.S62] + [.H1165]*[.S63] + [.H1166]*[.S64] + [.H1167]*[.S65] + [.H1168]*[.S66] + [.H1169]*[.S67] + [.H1170]*[.S68] + [.H1171]*[.S69] + [.H1172]*[.S70] + [.H1173]*[.S71] + [.H1174]*[.S72] )" office:value-type="float" office:value="-0.99999997253565" calcext:value-type="float">
            <text:p>-0.99999997253565</text:p>
          </table:table-cell>
          <table:table-cell table:style-name="ce20" office:value-type="float" office:value="-0.489306542778176" calcext:value-type="float">
            <text:p>-0.489306542778176</text:p>
          </table:table-cell>
          <table:table-cell table:style-name="ce21" table:formula="of:= ([.J1154]-[.I1154]) * ([.J1154]-[.I1154])" office:value-type="float" office:value="0.260807779197452" calcext:value-type="float">
            <text:p>0.260807779197452</text:p>
          </table:table-cell>
          <table:table-cell table:number-columns-repeated="10"/>
        </table:table-row>
        <table:table-row table:style-name="ro1">
          <table:table-cell office:value-type="float" office:value="727.445" calcext:value-type="float">
            <text:p>727.445</text:p>
          </table:table-cell>
          <table:table-cell table:number-columns-repeated="3"/>
          <table:table-cell table:formula="of:=[.$C$4] + ([.$C$5] - [.$C$4]) * (([.A1155] - [.$C$1]) / ([.$C$2] - [.$C$1]))" office:value-type="float" office:value="-0.489832066226545" calcext:value-type="float">
            <text:p>-0.489832066226545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151]*[.Q64] + [.G1152]*[.Q65] + [.G1153]*[.Q66] + [.G1154]*[.Q67] + [.G1155]*[.Q68] + [.G1156]*[.Q69] + [.G1157]*[.Q70] + [.G1158]*[.Q71] + [.G1159]*[.Q72] + [.G1160]*[.Q73] + [.G1161]*[.Q74] + [.G1162]*[.Q75] + [.G1163]*[.Q76] + [.G1164]*[.Q77] + [.G1165]*[.Q78] + [.G1166]*[.Q79] + [.G1167]*[.Q80] + [.G1168]*[.Q81] + [.G1169]*[.Q82] + [.G1170]*[.Q83] + [.G1171]*[.Q84] )" office:value-type="float" office:value="-0.99970824175767" calcext:value-type="float">
            <text:p>-0.99970824175767</text:p>
          </table:table-cell>
          <table:table-cell table:number-columns-repeated="13"/>
        </table:table-row>
        <table:table-row table:style-name="ro1">
          <table:table-cell office:value-type="float" office:value="731.9" calcext:value-type="float">
            <text:p>731.9</text:p>
          </table:table-cell>
          <table:table-cell table:number-columns-repeated="3"/>
          <table:table-cell table:formula="of:=[.$C$4] + ([.$C$5] - [.$C$4]) * (([.A1156] - [.$C$1]) / ([.$C$2] - [.$C$1]))" office:value-type="float" office:value="-0.489758870136125" calcext:value-type="float">
            <text:p>-0.489758870136125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151]*[.Q85] + [.G1152]*[.Q86] + [.G1153]*[.Q87] + [.G1154]*[.Q88] + [.G1155]*[.Q89] + [.G1156]*[.Q90] + [.G1157]*[.Q91] + [.G1158]*[.Q92] + [.G1159]*[.Q93] + [.G1160]*[.Q94] + [.G1161]*[.Q95] + [.G1162]*[.Q96] + [.G1163]*[.Q97] + [.G1164]*[.Q98] + [.G1165]*[.Q99] + [.G1166]*[.Q100] + [.G1167]*[.Q101] + [.G1168]*[.Q102] + [.G1169]*[.Q103] + [.G1170]*[.Q104] + [.G1171]*[.Q105] )" office:value-type="float" office:value="-0.998238939688376" calcext:value-type="float">
            <text:p>-0.998238939688376</text:p>
          </table:table-cell>
          <table:table-cell table:number-columns-repeated="13"/>
        </table:table-row>
        <table:table-row table:style-name="ro1">
          <table:table-cell office:value-type="float" office:value="731.12625" calcext:value-type="float">
            <text:p>731.12625</text:p>
          </table:table-cell>
          <table:table-cell table:number-columns-repeated="3"/>
          <table:table-cell table:formula="of:=[.$C$4] + ([.$C$5] - [.$C$4]) * (([.A1157] - [.$C$1]) / ([.$C$2] - [.$C$1]))" office:value-type="float" office:value="-0.489771582925118" calcext:value-type="float">
            <text:p>-0.489771582925118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151]*[.Q106] + [.G1152]*[.Q107] + [.G1153]*[.Q108] + [.G1154]*[.Q109] + [.G1155]*[.Q110] + [.G1156]*[.Q111] + [.G1157]*[.Q112] + [.G1158]*[.Q113] + [.G1159]*[.Q114] + [.G1160]*[.Q115] + [.G1161]*[.Q116] + [.G1162]*[.Q117] + [.G1163]*[.Q118] + [.G1164]*[.Q119] + [.G1165]*[.Q120] + [.G1166]*[.Q121] + [.G1167]*[.Q122] + [.G1168]*[.Q123] + [.G1169]*[.Q124] + [.G1170]*[.Q125] + [.G1171]*[.Q126] )" office:value-type="float" office:value="-0.999508553130041" calcext:value-type="float">
            <text:p>-0.999508553130041</text:p>
          </table:table-cell>
          <table:table-cell table:number-columns-repeated="13"/>
        </table:table-row>
        <table:table-row table:style-name="ro1">
          <table:table-cell office:value-type="float" office:value="731.64" calcext:value-type="float">
            <text:p>731.64</text:p>
          </table:table-cell>
          <table:table-cell table:number-columns-repeated="3"/>
          <table:table-cell table:formula="of:=[.$C$4] + ([.$C$5] - [.$C$4]) * (([.A1158] - [.$C$1]) / ([.$C$2] - [.$C$1]))" office:value-type="float" office:value="-0.489763141961828" calcext:value-type="float">
            <text:p>-0.489763141961828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151]*[.Q127] + [.G1152]*[.Q128] + [.G1153]*[.Q129] + [.G1154]*[.Q130] + [.G1155]*[.Q131] + [.G1156]*[.Q132] + [.G1157]*[.Q133] + [.G1158]*[.Q134] + [.G1159]*[.Q135] + [.G1160]*[.Q136] + [.G1161]*[.Q137] + [.G1162]*[.Q138] + [.G1163]*[.Q139] + [.G1164]*[.Q140] + [.G1165]*[.Q141] + [.G1166]*[.Q142] + [.G1167]*[.Q143] + [.G1168]*[.Q144] + [.G1169]*[.Q145] + [.G1170]*[.Q146] + [.G1171]*[.Q147] )" office:value-type="float" office:value="-0.9998112439516" calcext:value-type="float">
            <text:p>-0.9998112439516</text:p>
          </table:table-cell>
          <table:table-cell table:number-columns-repeated="13"/>
        </table:table-row>
        <table:table-row table:style-name="ro1">
          <table:table-cell office:value-type="float" office:value="744.1025" calcext:value-type="float">
            <text:p>744.1025</text:p>
          </table:table-cell>
          <table:table-cell table:number-columns-repeated="3"/>
          <table:table-cell table:formula="of:=[.$C$4] + ([.$C$5] - [.$C$4]) * (([.A1159] - [.$C$1]) / ([.$C$2] - [.$C$1]))" office:value-type="float" office:value="-0.489558381854789" calcext:value-type="float">
            <text:p>-0.489558381854789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151]*[.Q148] + [.G1152]*[.Q149] + [.G1153]*[.Q150] + [.G1154]*[.Q151] + [.G1155]*[.Q152] + [.G1156]*[.Q153] + [.G1157]*[.Q154] + [.G1158]*[.Q155] + [.G1159]*[.Q156] + [.G1160]*[.Q157] + [.G1161]*[.Q158] + [.G1162]*[.Q159] + [.G1163]*[.Q160] + [.G1164]*[.Q161] + [.G1165]*[.Q162] + [.G1166]*[.Q163] + [.G1167]*[.Q164] + [.G1168]*[.Q165] + [.G1169]*[.Q166] + [.G1170]*[.Q167] + [.G1171]*[.Q168] )" office:value-type="float" office:value="-0.999379247782271" calcext:value-type="float">
            <text:p>-0.999379247782271</text:p>
          </table:table-cell>
          <table:table-cell table:number-columns-repeated="13"/>
        </table:table-row>
        <table:table-row table:style-name="ro1">
          <table:table-cell office:value-type="float" office:value="766.5925" calcext:value-type="float">
            <text:p>766.5925</text:p>
          </table:table-cell>
          <table:table-cell table:number-columns-repeated="3"/>
          <table:table-cell table:formula="of:=[.$C$4] + ([.$C$5] - [.$C$4]) * (([.A1160] - [.$C$1]) / ([.$C$2] - [.$C$1]))" office:value-type="float" office:value="-0.489188868931433" calcext:value-type="float">
            <text:p>-0.489188868931433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151]*[.Q169] + [.G1152]*[.Q170] + [.G1153]*[.Q171] + [.G1154]*[.Q172] + [.G1155]*[.Q173] + [.G1156]*[.Q174] + [.G1157]*[.Q175] + [.G1158]*[.Q176] + [.G1159]*[.Q177] + [.G1160]*[.Q178] + [.G1161]*[.Q179] + [.G1162]*[.Q180] + [.G1163]*[.Q181] + [.G1164]*[.Q182] + [.G1165]*[.Q183] + [.G1166]*[.Q184] + [.G1167]*[.Q185] + [.G1168]*[.Q186] + [.G1169]*[.Q187] + [.G1170]*[.Q188] + [.G1171]*[.Q189] )" office:value-type="float" office:value="-0.999870883060965" calcext:value-type="float">
            <text:p>-0.999870883060965</text:p>
          </table:table-cell>
          <table:table-cell table:number-columns-repeated="13"/>
        </table:table-row>
        <table:table-row table:style-name="ro1">
          <table:table-cell office:value-type="float" office:value="769.915" calcext:value-type="float">
            <text:p>769.915</text:p>
          </table:table-cell>
          <table:table-cell table:number-columns-repeated="3"/>
          <table:table-cell table:formula="of:=[.$C$4] + ([.$C$5] - [.$C$4]) * (([.A1161] - [.$C$1]) / ([.$C$2] - [.$C$1]))" office:value-type="float" office:value="-0.489134279927972" calcext:value-type="float">
            <text:p>-0.489134279927972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151]*[.Q190] + [.G1152]*[.Q191] + [.G1153]*[.Q192] + [.G1154]*[.Q193] + [.G1155]*[.Q194] + [.G1156]*[.Q195] + [.G1157]*[.Q196] + [.G1158]*[.Q197] + [.G1159]*[.Q198] + [.G1160]*[.Q199] + [.G1161]*[.Q200] + [.G1162]*[.Q201] + [.G1163]*[.Q202] + [.G1164]*[.Q203] + [.G1165]*[.Q204] + [.G1166]*[.Q205] + [.G1167]*[.Q206] + [.G1168]*[.Q207] + [.G1169]*[.Q208] + [.G1170]*[.Q209] + [.G1171]*[.Q210] )" office:value-type="float" office:value="-0.999772996205685" calcext:value-type="float">
            <text:p>-0.999772996205685</text:p>
          </table:table-cell>
          <table:table-cell table:number-columns-repeated="13"/>
        </table:table-row>
        <table:table-row table:style-name="ro1">
          <table:table-cell office:value-type="float" office:value="764.3575" calcext:value-type="float">
            <text:p>764.3575</text:p>
          </table:table-cell>
          <table:table-cell table:number-columns-repeated="3"/>
          <table:table-cell table:formula="of:=[.$C$4] + ([.$C$5] - [.$C$4]) * (([.A1162] - [.$C$1]) / ([.$C$2] - [.$C$1]))" office:value-type="float" office:value="-0.489225590202385" calcext:value-type="float">
            <text:p>-0.489225590202385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151]*[.Q211] + [.G1152]*[.Q212] + [.G1153]*[.Q213] + [.G1154]*[.Q214] + [.G1155]*[.Q215] + [.G1156]*[.Q216] + [.G1157]*[.Q217] + [.G1158]*[.Q218] + [.G1159]*[.Q219] + [.G1160]*[.Q220] + [.G1161]*[.Q221] + [.G1162]*[.Q222] + [.G1163]*[.Q223] + [.G1164]*[.Q224] + [.G1165]*[.Q225] + [.G1166]*[.Q226] + [.G1167]*[.Q227] + [.G1168]*[.Q228] + [.G1169]*[.Q229] + [.G1170]*[.Q230] + [.G1171]*[.Q231] )" office:value-type="float" office:value="-0.997907082654156" calcext:value-type="float">
            <text:p>-0.997907082654156</text:p>
          </table:table-cell>
          <table:table-cell table:number-columns-repeated="13"/>
        </table:table-row>
        <table:table-row table:style-name="ro1">
          <table:table-cell office:value-type="float" office:value="760.1" calcext:value-type="float">
            <text:p>760.1</text:p>
          </table:table-cell>
          <table:table-cell table:number-columns-repeated="3"/>
          <table:table-cell table:formula="of:=[.$C$4] + ([.$C$5] - [.$C$4]) * (([.A1163] - [.$C$1]) / ([.$C$2] - [.$C$1]))" office:value-type="float" office:value="-0.48929554134828" calcext:value-type="float">
            <text:p>-0.48929554134828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151]*[.Q232] + [.G1152]*[.Q233] + [.G1153]*[.Q234] + [.G1154]*[.Q235] + [.G1155]*[.Q236] + [.G1156]*[.Q237] + [.G1157]*[.Q238] + [.G1158]*[.Q239] + [.G1159]*[.Q240] + [.G1160]*[.Q241] + [.G1161]*[.Q242] + [.G1162]*[.Q243] + [.G1163]*[.Q244] + [.G1164]*[.Q245] + [.G1165]*[.Q246] + [.G1166]*[.Q247] + [.G1167]*[.Q248] + [.G1168]*[.Q249] + [.G1169]*[.Q250] + [.G1170]*[.Q251] + [.G1171]*[.Q252] )" office:value-type="float" office:value="-0.999944630559815" calcext:value-type="float">
            <text:p>-0.999944630559815</text:p>
          </table:table-cell>
          <table:table-cell table:number-columns-repeated="13"/>
        </table:table-row>
        <table:table-row table:style-name="ro1">
          <table:table-cell office:value-type="float" office:value="754.82625" calcext:value-type="float">
            <text:p>754.82625</text:p>
          </table:table-cell>
          <table:table-cell table:number-columns-repeated="3"/>
          <table:table-cell table:formula="of:=[.$C$4] + ([.$C$5] - [.$C$4]) * (([.A1164] - [.$C$1]) / ([.$C$2] - [.$C$1]))" office:value-type="float" office:value="-0.489382189582142" calcext:value-type="float">
            <text:p>-0.489382189582142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151]*[.Q253] + [.G1152]*[.Q254] + [.G1153]*[.Q255] + [.G1154]*[.Q256] + [.G1155]*[.Q257] + [.G1156]*[.Q258] + [.G1157]*[.Q259] + [.G1158]*[.Q260] + [.G1159]*[.Q261] + [.G1160]*[.Q262] + [.G1161]*[.Q263] + [.G1162]*[.Q264] + [.G1163]*[.Q265] + [.G1164]*[.Q266] + [.G1165]*[.Q267] + [.G1166]*[.Q268] + [.G1167]*[.Q269] + [.G1168]*[.Q270] + [.G1169]*[.Q271] + [.G1170]*[.Q272] + [.G1171]*[.Q273] )" office:value-type="float" office:value="-0.999986371880579" calcext:value-type="float">
            <text:p>-0.999986371880579</text:p>
          </table:table-cell>
          <table:table-cell table:number-columns-repeated="13"/>
        </table:table-row>
        <table:table-row table:style-name="ro1">
          <table:table-cell office:value-type="float" office:value="758.35375" calcext:value-type="float">
            <text:p>758.35375</text:p>
          </table:table-cell>
          <table:table-cell table:number-columns-repeated="3"/>
          <table:table-cell table:formula="of:=[.$C$4] + ([.$C$5] - [.$C$4]) * (([.A1165] - [.$C$1]) / ([.$C$2] - [.$C$1]))" office:value-type="float" office:value="-0.489324232408414" calcext:value-type="float">
            <text:p>-0.489324232408414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151]*[.Q274] + [.G1152]*[.Q275] + [.G1153]*[.Q276] + [.G1154]*[.Q277] + [.G1155]*[.Q278] + [.G1156]*[.Q279] + [.G1157]*[.Q280] + [.G1158]*[.Q281] + [.G1159]*[.Q282] + [.G1160]*[.Q283] + [.G1161]*[.Q284] + [.G1162]*[.Q285] + [.G1163]*[.Q286] + [.G1164]*[.Q287] + [.G1165]*[.Q288] + [.G1166]*[.Q289] + [.G1167]*[.Q290] + [.G1168]*[.Q291] + [.G1169]*[.Q292] + [.G1170]*[.Q293] + [.G1171]*[.Q294] )" office:value-type="float" office:value="-0.999940683932423" calcext:value-type="float">
            <text:p>-0.999940683932423</text:p>
          </table:table-cell>
          <table:table-cell table:number-columns-repeated="13"/>
        </table:table-row>
        <table:table-row table:style-name="ro1">
          <table:table-cell office:value-type="float" office:value="763.23625" calcext:value-type="float">
            <text:p>763.23625</text:p>
          </table:table-cell>
          <table:table-cell table:number-columns-repeated="3"/>
          <table:table-cell table:formula="of:=[.$C$4] + ([.$C$5] - [.$C$4]) * (([.A1166] - [.$C$1]) / ([.$C$2] - [.$C$1]))" office:value-type="float" office:value="-0.489244012450731" calcext:value-type="float">
            <text:p>-0.489244012450731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151]*[.Q295] + [.G1152]*[.Q296] + [.G1153]*[.Q297] + [.G1154]*[.Q298] + [.G1155]*[.Q299] + [.G1156]*[.Q300] + [.G1157]*[.Q301] + [.G1158]*[.Q302] + [.G1159]*[.Q303] + [.G1160]*[.Q304] + [.G1161]*[.Q305] + [.G1162]*[.Q306] + [.G1163]*[.Q307] + [.G1164]*[.Q308] + [.G1165]*[.Q309] + [.G1166]*[.Q310] + [.G1167]*[.Q311] + [.G1168]*[.Q312] + [.G1169]*[.Q313] + [.G1170]*[.Q314] + [.G1171]*[.Q315] )" office:value-type="float" office:value="-0.999647934586467" calcext:value-type="float">
            <text:p>-0.999647934586467</text:p>
          </table:table-cell>
          <table:table-cell table:number-columns-repeated="13"/>
        </table:table-row>
        <table:table-row table:style-name="ro1">
          <table:table-cell office:value-type="float" office:value="766.8725" calcext:value-type="float">
            <text:p>766.8725</text:p>
          </table:table-cell>
          <table:table-cell table:number-columns-repeated="3"/>
          <table:table-cell table:formula="of:=[.$C$4] + ([.$C$5] - [.$C$4]) * (([.A1167] - [.$C$1]) / ([.$C$2] - [.$C$1]))" office:value-type="float" office:value="-0.489184268503753" calcext:value-type="float">
            <text:p>-0.489184268503753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151]*[.Q316] + [.G1152]*[.Q317] + [.G1153]*[.Q318] + [.G1154]*[.Q319] + [.G1155]*[.Q320] + [.G1156]*[.Q321] + [.G1157]*[.Q322] + [.G1158]*[.Q323] + [.G1159]*[.Q324] + [.G1160]*[.Q325] + [.G1161]*[.Q326] + [.G1162]*[.Q327] + [.G1163]*[.Q328] + [.G1164]*[.Q329] + [.G1165]*[.Q330] + [.G1166]*[.Q331] + [.G1167]*[.Q332] + [.G1168]*[.Q333] + [.G1169]*[.Q334] + [.G1170]*[.Q335] + [.G1171]*[.Q336] )" office:value-type="float" office:value="-0.997145925422241" calcext:value-type="float">
            <text:p>-0.997145925422241</text:p>
          </table:table-cell>
          <table:table-cell table:number-columns-repeated="13"/>
        </table:table-row>
        <table:table-row table:style-name="ro1">
          <table:table-cell office:value-type="float" office:value="773.2825" calcext:value-type="float">
            <text:p>773.2825</text:p>
          </table:table-cell>
          <table:table-cell table:number-columns-repeated="3"/>
          <table:table-cell table:formula="of:=[.$C$4] + ([.$C$5] - [.$C$4]) * (([.A1168] - [.$C$1]) / ([.$C$2] - [.$C$1]))" office:value-type="float" office:value="-0.489078951570062" calcext:value-type="float">
            <text:p>-0.489078951570062</text:p>
          </table:table-cell>
          <table:table-cell/>
          <table:table-cell table:style-name="ce15" office:value-type="float" office:value="-0.483718849351581" calcext:value-type="float">
            <text:p>-0.483718849351581</text:p>
          </table:table-cell>
          <table:table-cell table:style-name="ce17" table:formula="of:=TANH( [.G1151]*[.Q337] + [.G1152]*[.Q338] + [.G1153]*[.Q339] + [.G1154]*[.Q340] + [.G1155]*[.Q341] + [.G1156]*[.Q342] + [.G1157]*[.Q343] + [.G1158]*[.Q344] + [.G1159]*[.Q345] + [.G1160]*[.Q346] + [.G1161]*[.Q347] + [.G1162]*[.Q348] + [.G1163]*[.Q349] + [.G1164]*[.Q350] + [.G1165]*[.Q351] + [.G1166]*[.Q352] + [.G1167]*[.Q353] + [.G1168]*[.Q354] + [.G1169]*[.Q355] + [.G1170]*[.Q356] + [.G1171]*[.Q357] )" office:value-type="float" office:value="-0.999460906977404" calcext:value-type="float">
            <text:p>-0.999460906977404</text:p>
          </table:table-cell>
          <table:table-cell table:number-columns-repeated="13"/>
        </table:table-row>
        <table:table-row table:style-name="ro1">
          <table:table-cell office:value-type="float" office:value="765.9525" calcext:value-type="float">
            <text:p>765.9525</text:p>
          </table:table-cell>
          <table:table-cell table:number-columns-repeated="3"/>
          <table:table-cell table:formula="of:=[.$C$4] + ([.$C$5] - [.$C$4]) * (([.A1169] - [.$C$1]) / ([.$C$2] - [.$C$1]))" office:value-type="float" office:value="-0.489199384194704" calcext:value-type="float">
            <text:p>-0.489199384194704</text:p>
          </table:table-cell>
          <table:table-cell/>
          <table:table-cell table:style-name="ce15" office:value-type="float" office:value="-0.485028814561628" calcext:value-type="float">
            <text:p>-0.485028814561628</text:p>
          </table:table-cell>
          <table:table-cell table:style-name="ce17" table:formula="of:=TANH( [.G1151]*[.Q358] + [.G1152]*[.Q359] + [.G1153]*[.Q360] + [.G1154]*[.Q361] + [.G1155]*[.Q362] + [.G1156]*[.Q363] + [.G1157]*[.Q364] + [.G1158]*[.Q365] + [.G1159]*[.Q366] + [.G1160]*[.Q367] + [.G1161]*[.Q368] + [.G1162]*[.Q369] + [.G1163]*[.Q370] + [.G1164]*[.Q371] + [.G1165]*[.Q372] + [.G1166]*[.Q373] + [.G1167]*[.Q374] + [.G1168]*[.Q375] + [.G1169]*[.Q376] + [.G1170]*[.Q377] + [.G1171]*[.Q378] )" office:value-type="float" office:value="-0.998726943615222" calcext:value-type="float">
            <text:p>-0.998726943615222</text:p>
          </table:table-cell>
          <table:table-cell table:number-columns-repeated="13"/>
        </table:table-row>
        <table:table-row table:style-name="ro1">
          <table:table-cell office:value-type="float" office:value="769.8275" calcext:value-type="float">
            <text:p>769.8275</text:p>
          </table:table-cell>
          <table:table-cell table:number-columns-repeated="3"/>
          <table:table-cell table:formula="of:=[.$C$4] + ([.$C$5] - [.$C$4]) * (([.A1170] - [.$C$1]) / ([.$C$2] - [.$C$1]))" office:value-type="float" office:value="-0.489135717561622" calcext:value-type="float">
            <text:p>-0.489135717561622</text:p>
          </table:table-cell>
          <table:table-cell/>
          <table:table-cell table:style-name="ce15" office:value-type="float" office:value="-0.48488003443022" calcext:value-type="float">
            <text:p>-0.48488003443022</text:p>
          </table:table-cell>
          <table:table-cell table:style-name="ce17" table:formula="of:=TANH( [.G1151]*[.Q379] + [.G1152]*[.Q380] + [.G1153]*[.Q381] + [.G1154]*[.Q382] + [.G1155]*[.Q383] + [.G1156]*[.Q384] + [.G1157]*[.Q385] + [.G1158]*[.Q386] + [.G1159]*[.Q387] + [.G1160]*[.Q388] + [.G1161]*[.Q389] + [.G1162]*[.Q390] + [.G1163]*[.Q391] + [.G1164]*[.Q392] + [.G1165]*[.Q393] + [.G1166]*[.Q394] + [.G1167]*[.Q395] + [.G1168]*[.Q396] + [.G1169]*[.Q397] + [.G1170]*[.Q398] + [.G1171]*[.Q399] )" office:value-type="float" office:value="-0.999671086921898" calcext:value-type="float">
            <text:p>-0.999671086921898</text:p>
          </table:table-cell>
          <table:table-cell table:number-columns-repeated="13"/>
        </table:table-row>
        <table:table-row table:style-name="ro1">
          <table:table-cell office:value-type="float" office:value="774.38625" calcext:value-type="float">
            <text:p>774.38625</text:p>
          </table:table-cell>
          <table:table-cell table:number-columns-repeated="3"/>
          <table:table-cell table:formula="of:=[.$C$4] + ([.$C$5] - [.$C$4]) * (([.A1171] - [.$C$1]) / ([.$C$2] - [.$C$1]))" office:value-type="float" office:value="-0.489060816848445" calcext:value-type="float">
            <text:p>-0.489060816848445</text:p>
          </table:table-cell>
          <table:table-cell/>
          <table:table-cell table:style-name="ce15" office:value-type="float" office:value="-0.484182744320632" calcext:value-type="float">
            <text:p>-0.484182744320632</text:p>
          </table:table-cell>
          <table:table-cell table:style-name="ce17" table:formula="of:=TANH( [.G1151]*[.Q400] + [.G1152]*[.Q401] + [.G1153]*[.Q402] + [.G1154]*[.Q403] + [.G1155]*[.Q404] + [.G1156]*[.Q405] + [.G1157]*[.Q406] + [.G1158]*[.Q407] + [.G1159]*[.Q408] + [.G1160]*[.Q409] + [.G1161]*[.Q410] + [.G1162]*[.Q411] + [.G1163]*[.Q412] + [.G1164]*[.Q413] + [.G1165]*[.Q414] + [.G1166]*[.Q415] + [.G1167]*[.Q416] + [.G1168]*[.Q417] + [.G1169]*[.Q418] + [.G1170]*[.Q419] + [.G1171]*[.Q420] )" office:value-type="float" office:value="-0.999692934973" calcext:value-type="float">
            <text:p>-0.999692934973</text:p>
          </table:table-cell>
          <table:table-cell table:number-columns-repeated="13"/>
        </table:table-row>
        <table:table-row table:style-name="ro1">
          <table:table-cell office:value-type="float" office:value="778.35625" calcext:value-type="float">
            <text:p>778.35625</text:p>
          </table:table-cell>
          <table:table-cell table:number-columns-repeated="3"/>
          <table:table-cell table:formula="of:=[.$C$4] + ([.$C$5] - [.$C$4]) * (([.A1172] - [.$C$1]) / ([.$C$2] - [.$C$1]))" office:value-type="float" office:value="-0.488995589355972" calcext:value-type="float">
            <text:p>-0.488995589355972</text:p>
          </table:table-cell>
          <table:table-cell table:number-columns-repeated="2"/>
          <table:table-cell table:style-name="ce17" table:formula="of:=TANH( [.G1151]*[.Q421] + [.G1152]*[.Q422] + [.G1153]*[.Q423] + [.G1154]*[.Q424] + [.G1155]*[.Q425] + [.G1156]*[.Q426] + [.G1157]*[.Q427] + [.G1158]*[.Q428] + [.G1159]*[.Q429] + [.G1160]*[.Q430] + [.G1161]*[.Q431] + [.G1162]*[.Q432] + [.G1163]*[.Q433] + [.G1164]*[.Q434] + [.G1165]*[.Q435] + [.G1166]*[.Q436] + [.G1167]*[.Q437] + [.G1168]*[.Q438] + [.G1169]*[.Q439] + [.G1170]*[.Q440] + [.G1171]*[.Q441] )" office:value-type="float" office:value="-0.999538952887764" calcext:value-type="float">
            <text:p>-0.999538952887764</text:p>
          </table:table-cell>
          <table:table-cell table:number-columns-repeated="13"/>
        </table:table-row>
        <table:table-row table:style-name="ro1">
          <table:table-cell office:value-type="float" office:value="776.9825" calcext:value-type="float">
            <text:p>776.9825</text:p>
          </table:table-cell>
          <table:table-cell table:number-columns-repeated="3"/>
          <table:table-cell table:formula="of:=[.$C$4] + ([.$C$5] - [.$C$4]) * (([.A1173] - [.$C$1]) / ([.$C$2] - [.$C$1]))" office:value-type="float" office:value="-0.489018160204281" calcext:value-type="float">
            <text:p>-0.489018160204281</text:p>
          </table:table-cell>
          <table:table-cell table:number-columns-repeated="2"/>
          <table:table-cell table:style-name="ce17" table:formula="of:=TANH( [.G1151]*[.Q442] + [.G1152]*[.Q443] + [.G1153]*[.Q444] + [.G1154]*[.Q445] + [.G1155]*[.Q446] + [.G1156]*[.Q447] + [.G1157]*[.Q448] + [.G1158]*[.Q449] + [.G1159]*[.Q450] + [.G1160]*[.Q451] + [.G1161]*[.Q452] + [.G1162]*[.Q453] + [.G1163]*[.Q454] + [.G1164]*[.Q455] + [.G1165]*[.Q456] + [.G1166]*[.Q457] + [.G1167]*[.Q458] + [.G1168]*[.Q459] + [.G1169]*[.Q460] + [.G1170]*[.Q461] + [.G1171]*[.Q462] )" office:value-type="float" office:value="-0.9992405033493" calcext:value-type="float">
            <text:p>-0.9992405033493</text:p>
          </table:table-cell>
          <table:table-cell table:number-columns-repeated="13"/>
        </table:table-row>
        <table:table-row table:style-name="ro1">
          <table:table-cell office:value-type="float" office:value="776.415" calcext:value-type="float">
            <text:p>776.415</text:p>
          </table:table-cell>
          <table:table-cell table:number-columns-repeated="3"/>
          <table:table-cell table:formula="of:=[.$C$4] + ([.$C$5] - [.$C$4]) * (([.A1174] - [.$C$1]) / ([.$C$2] - [.$C$1]))" office:value-type="float" office:value="-0.489027484285384" calcext:value-type="float">
            <text:p>-0.489027484285384</text:p>
          </table:table-cell>
          <table:table-cell table:number-columns-repeated="2"/>
          <table:table-cell table:style-name="ce17" table:formula="of:=TANH( [.G1151]*[.Q463] + [.G1152]*[.Q464] + [.G1153]*[.Q465] + [.G1154]*[.Q466] + [.G1155]*[.Q467] + [.G1156]*[.Q468] + [.G1157]*[.Q469] + [.G1158]*[.Q470] + [.G1159]*[.Q471] + [.G1160]*[.Q472] + [.G1161]*[.Q473] + [.G1162]*[.Q474] + [.G1163]*[.Q475] + [.G1164]*[.Q476] + [.G1165]*[.Q477] + [.G1166]*[.Q478] + [.G1167]*[.Q479] + [.G1168]*[.Q480] + [.G1169]*[.Q481] + [.G1170]*[.Q482] + [.G1171]*[.Q483] )" office:value-type="float" office:value="-0.999523558760918" calcext:value-type="float">
            <text:p>-0.999523558760918</text:p>
          </table:table-cell>
          <table:table-cell table:number-columns-repeated="13"/>
        </table:table-row>
        <table:table-row table:style-name="ro1">
          <table:table-cell office:value-type="float" office:value="786.9725" calcext:value-type="float">
            <text:p>786.9725</text:p>
          </table:table-cell>
          <table:table-cell table:number-columns-repeated="3"/>
          <table:table-cell table:formula="of:=[.$C$4] + ([.$C$5] - [.$C$4]) * (([.A1175] - [.$C$1]) / ([.$C$2] - [.$C$1]))" office:value-type="float" office:value="-0.488854023516672" calcext:value-type="float">
            <text:p>-0.488854023516672</text:p>
          </table:table-cell>
          <table:table-cell table:number-columns-repeated="16"/>
        </table:table-row>
        <table:table-row table:style-name="ro1">
          <table:table-cell office:value-type="float" office:value="789.24625" calcext:value-type="float">
            <text:p>789.24625</text:p>
          </table:table-cell>
          <table:table-cell table:number-columns-repeated="3"/>
          <table:table-cell table:formula="of:=[.$C$4] + ([.$C$5] - [.$C$4]) * (([.A1176] - [.$C$1]) / ([.$C$2] - [.$C$1]))" office:value-type="float" office:value="-0.48881666557939" calcext:value-type="float">
            <text:p>-0.4888166655793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  <table:table-cell table:formula="of:=[.$C$4] + ([.$C$5] - [.$C$4]) * (([.A1177] - [.$C$1]) / ([.$C$2] - [.$C$1]))" office:value-type="float" office:value="-0.488787851293514" calcext:value-type="float">
            <text:p>-0.488787851293514</text:p>
          </table:table-cell>
          <table:table-cell/>
          <table:table-cell table:style-name="ce15" office:value-type="float" office:value="-0.494879861018375" calcext:value-type="float">
            <text:p>-0.494879861018375</text:p>
          </table:table-cell>
          <table:table-cell table:style-name="ce17" table:formula="of:=TANH( [.G1176]*[.Q1] + [.G1177]*[.Q2] + [.G1178]*[.Q3] + [.G1179]*[.Q4] + [.G1180]*[.Q5] + [.G1181]*[.Q6] + [.G1182]*[.Q7] + [.G1183]*[.Q8] + [.G1184]*[.Q9] + [.G1185]*[.Q10] + [.G1186]*[.Q11] + [.G1187]*[.Q12] + [.G1188]*[.Q13] + [.G1189]*[.Q14] + [.G1190]*[.Q15] + [.G1191]*[.Q16] + [.G1192]*[.Q17] + [.G1193]*[.Q18] + [.G1194]*[.Q19] + [.G1195]*[.Q20] + [.G1196]*[.Q21] )" office:value-type="float" office:value="-0.999789093619157" calcext:value-type="float">
            <text:p>-0.999789093619157</text:p>
          </table:table-cell>
          <table:table-cell table:style-name="ce19" table:formula="of:=TANH( [.H1176]*[.S1] + [.H1177]*[.S2] + [.H1178]*[.S3] + [.H1179]*[.S4] + [.H1180]*[.S5] + [.H1181]*[.S6] + [.H1182]*[.S7] + [.H1183]*[.S8] + [.H1184]*[.S9] + [.H1185]*[.S10] + [.H1186]*[.S11] + [.H1187]*[.S12] + [.H1188]*[.S13] + [.H1189]*[.S14] + [.H1190]*[.S15] + [.H1191]*[.S16] + [.H1192]*[.S17] + [.H1193]*[.S18] + [.H1194]*[.S19] + [.H1195]*[.S20] + [.H1196]*[.S21] + [.H1197]*[.S22] + [.H1198]*[.S23] + [.H1199]*[.S24] )" office:value-type="float" office:value="-0.999999999372518" calcext:value-type="float">
            <text:p>-0.999999999372518</text:p>
          </table:table-cell>
          <table:table-cell table:style-name="ce20" office:value-type="float" office:value="-0.48527811387356" calcext:value-type="float">
            <text:p>-0.48527811387356</text:p>
          </table:table-cell>
          <table:table-cell table:style-name="ce21" table:formula="of:= ([.J1177]-[.I1177]) * ([.J1177]-[.I1177])" office:value-type="float" office:value="0.264938619411603" calcext:value-type="float">
            <text:p>0.264938619411603</text:p>
          </table:table-cell>
          <table:table-cell table:number-columns-repeated="10"/>
        </table:table-row>
        <table:table-row table:style-name="ro1">
          <table:table-cell office:value-type="float" office:value="789.2325" calcext:value-type="float">
            <text:p>789.2325</text:p>
          </table:table-cell>
          <table:table-cell table:number-columns-repeated="3"/>
          <table:table-cell table:formula="of:=[.$C$4] + ([.$C$5] - [.$C$4]) * (([.A1178] - [.$C$1]) / ([.$C$2] - [.$C$1]))" office:value-type="float" office:value="-0.488816891493249" calcext:value-type="float">
            <text:p>-0.488816891493249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1176]*[.Q22] + [.G1177]*[.Q23] + [.G1178]*[.Q24] + [.G1179]*[.Q25] + [.G1180]*[.Q26] + [.G1181]*[.Q27] + [.G1182]*[.Q28] + [.G1183]*[.Q29] + [.G1184]*[.Q30] + [.G1185]*[.Q31] + [.G1186]*[.Q32] + [.G1187]*[.Q33] + [.G1188]*[.Q34] + [.G1189]*[.Q35] + [.G1190]*[.Q36] + [.G1191]*[.Q37] + [.G1192]*[.Q38] + [.G1193]*[.Q39] + [.G1194]*[.Q40] + [.G1195]*[.Q41] + [.G1196]*[.Q42] )" office:value-type="float" office:value="-0.998277484986644" calcext:value-type="float">
            <text:p>-0.998277484986644</text:p>
          </table:table-cell>
          <table:table-cell table:style-name="ce19" table:formula="of:=TANH( [.H1176]*[.S25] + [.H1177]*[.S26] + [.H1178]*[.S27] + [.H1179]*[.S28] + [.H1180]*[.S29] + [.H1181]*[.S30] + [.H1182]*[.S31] + [.H1183]*[.S32] + [.H1184]*[.S33] + [.H1185]*[.S34] + [.H1186]*[.S35] + [.H1187]*[.S36] + [.H1188]*[.S37] + [.H1189]*[.S38] + [.H1190]*[.S39] + [.H1191]*[.S40] + [.H1192]*[.S41] + [.H1193]*[.S42] + [.H1194]*[.S43] + [.H1195]*[.S44] + [.H1196]*[.S45] + [.H1197]*[.S46] + [.H1198]*[.S47] + [.H1199]*[.S48] )" office:value-type="float" office:value="-0.99999999606983" calcext:value-type="float">
            <text:p>-0.99999999606983</text:p>
          </table:table-cell>
          <table:table-cell table:style-name="ce20" office:value-type="float" office:value="-0.489306542778176" calcext:value-type="float">
            <text:p>-0.489306542778176</text:p>
          </table:table-cell>
          <table:table-cell table:style-name="ce21" table:formula="of:= ([.J1178]-[.I1178]) * ([.J1178]-[.I1178])" office:value-type="float" office:value="0.260807803234954" calcext:value-type="float">
            <text:p>0.260807803234954</text:p>
          </table:table-cell>
          <table:table-cell table:number-columns-repeated="10"/>
        </table:table-row>
        <table:table-row table:style-name="ro1">
          <table:table-cell office:value-type="float" office:value="805.79625" calcext:value-type="float">
            <text:p>805.79625</text:p>
          </table:table-cell>
          <table:table-cell table:number-columns-repeated="3"/>
          <table:table-cell table:formula="of:=[.$C$4] + ([.$C$5] - [.$C$4]) * (([.A1179] - [.$C$1]) / ([.$C$2] - [.$C$1]))" office:value-type="float" office:value="-0.488544747443261" calcext:value-type="float">
            <text:p>-0.488544747443261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176]*[.Q43] + [.G1177]*[.Q44] + [.G1178]*[.Q45] + [.G1179]*[.Q46] + [.G1180]*[.Q47] + [.G1181]*[.Q48] + [.G1182]*[.Q49] + [.G1183]*[.Q50] + [.G1184]*[.Q51] + [.G1185]*[.Q52] + [.G1186]*[.Q53] + [.G1187]*[.Q54] + [.G1188]*[.Q55] + [.G1189]*[.Q56] + [.G1190]*[.Q57] + [.G1191]*[.Q58] + [.G1192]*[.Q59] + [.G1193]*[.Q60] + [.G1194]*[.Q61] + [.G1195]*[.Q62] + [.G1196]*[.Q63] )" office:value-type="float" office:value="-0.999747496321734" calcext:value-type="float">
            <text:p>-0.999747496321734</text:p>
          </table:table-cell>
          <table:table-cell table:style-name="ce19" table:formula="of:=TANH( [.H1176]*[.S49] + [.H1177]*[.S50] + [.H1178]*[.S51] + [.H1179]*[.S52] + [.H1180]*[.S53] + [.H1181]*[.S54] + [.H1182]*[.S55] + [.H1183]*[.S56] + [.H1184]*[.S57] + [.H1185]*[.S58] + [.H1186]*[.S59] + [.H1187]*[.S60] + [.H1188]*[.S61] + [.H1189]*[.S62] + [.H1190]*[.S63] + [.H1191]*[.S64] + [.H1192]*[.S65] + [.H1193]*[.S66] + [.H1194]*[.S67] + [.H1195]*[.S68] + [.H1196]*[.S69] + [.H1197]*[.S70] + [.H1198]*[.S71] + [.H1199]*[.S72] )" office:value-type="float" office:value="-0.999999972531484" calcext:value-type="float">
            <text:p>-0.999999972531484</text:p>
          </table:table-cell>
          <table:table-cell table:style-name="ce20" office:value-type="float" office:value="-0.490450412997131" calcext:value-type="float">
            <text:p>-0.490450412997131</text:p>
          </table:table-cell>
          <table:table-cell table:style-name="ce21" table:formula="of:= ([.J1179]-[.I1179]) * ([.J1179]-[.I1179])" office:value-type="float" office:value="0.259640753621653" calcext:value-type="float">
            <text:p>0.259640753621653</text:p>
          </table:table-cell>
          <table:table-cell table:number-columns-repeated="10"/>
        </table:table-row>
        <table:table-row table:style-name="ro1">
          <table:table-cell office:value-type="float" office:value="842.63875" calcext:value-type="float">
            <text:p>842.63875</text:p>
          </table:table-cell>
          <table:table-cell table:number-columns-repeated="3"/>
          <table:table-cell table:formula="of:=[.$C$4] + ([.$C$5] - [.$C$4]) * (([.A1180] - [.$C$1]) / ([.$C$2] - [.$C$1]))" office:value-type="float" office:value="-0.487939421526021" calcext:value-type="float">
            <text:p>-0.487939421526021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176]*[.Q64] + [.G1177]*[.Q65] + [.G1178]*[.Q66] + [.G1179]*[.Q67] + [.G1180]*[.Q68] + [.G1181]*[.Q69] + [.G1182]*[.Q70] + [.G1183]*[.Q71] + [.G1184]*[.Q72] + [.G1185]*[.Q73] + [.G1186]*[.Q74] + [.G1187]*[.Q75] + [.G1188]*[.Q76] + [.G1189]*[.Q77] + [.G1190]*[.Q78] + [.G1191]*[.Q79] + [.G1192]*[.Q80] + [.G1193]*[.Q81] + [.G1194]*[.Q82] + [.G1195]*[.Q83] + [.G1196]*[.Q84] )" office:value-type="float" office:value="-0.999703799625403" calcext:value-type="float">
            <text:p>-0.999703799625403</text:p>
          </table:table-cell>
          <table:table-cell table:number-columns-repeated="13"/>
        </table:table-row>
        <table:table-row table:style-name="ro1">
          <table:table-cell office:value-type="float" office:value="910.9325" calcext:value-type="float">
            <text:p>910.9325</text:p>
          </table:table-cell>
          <table:table-cell table:number-columns-repeated="3"/>
          <table:table-cell table:formula="of:=[.$C$4] + ([.$C$5] - [.$C$4]) * (([.A1181] - [.$C$1]) / ([.$C$2] - [.$C$1]))" office:value-type="float" office:value="-0.486817348462019" calcext:value-type="float">
            <text:p>-0.486817348462019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176]*[.Q85] + [.G1177]*[.Q86] + [.G1178]*[.Q87] + [.G1179]*[.Q88] + [.G1180]*[.Q89] + [.G1181]*[.Q90] + [.G1182]*[.Q91] + [.G1183]*[.Q92] + [.G1184]*[.Q93] + [.G1185]*[.Q94] + [.G1186]*[.Q95] + [.G1187]*[.Q96] + [.G1188]*[.Q97] + [.G1189]*[.Q98] + [.G1190]*[.Q99] + [.G1191]*[.Q100] + [.G1192]*[.Q101] + [.G1193]*[.Q102] + [.G1194]*[.Q103] + [.G1195]*[.Q104] + [.G1196]*[.Q105] )" office:value-type="float" office:value="-0.998226148478946" calcext:value-type="float">
            <text:p>-0.998226148478946</text:p>
          </table:table-cell>
          <table:table-cell table:number-columns-repeated="13"/>
        </table:table-row>
        <table:table-row table:style-name="ro1">
          <table:table-cell office:value-type="float" office:value="910.2475" calcext:value-type="float">
            <text:p>910.2475</text:p>
          </table:table-cell>
          <table:table-cell table:number-columns-repeated="3"/>
          <table:table-cell table:formula="of:=[.$C$4] + ([.$C$5] - [.$C$4]) * (([.A1182] - [.$C$1]) / ([.$C$2] - [.$C$1]))" office:value-type="float" office:value="-0.486828603079738" calcext:value-type="float">
            <text:p>-0.486828603079738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176]*[.Q106] + [.G1177]*[.Q107] + [.G1178]*[.Q108] + [.G1179]*[.Q109] + [.G1180]*[.Q110] + [.G1181]*[.Q111] + [.G1182]*[.Q112] + [.G1183]*[.Q113] + [.G1184]*[.Q114] + [.G1185]*[.Q115] + [.G1186]*[.Q116] + [.G1187]*[.Q117] + [.G1188]*[.Q118] + [.G1189]*[.Q119] + [.G1190]*[.Q120] + [.G1191]*[.Q121] + [.G1192]*[.Q122] + [.G1193]*[.Q123] + [.G1194]*[.Q124] + [.G1195]*[.Q125] + [.G1196]*[.Q126] )" office:value-type="float" office:value="-0.999501446472235" calcext:value-type="float">
            <text:p>-0.999501446472235</text:p>
          </table:table-cell>
          <table:table-cell table:number-columns-repeated="13"/>
        </table:table-row>
        <table:table-row table:style-name="ro1">
          <table:table-cell office:value-type="float" office:value="870.13125" calcext:value-type="float">
            <text:p>870.13125</text:p>
          </table:table-cell>
          <table:table-cell table:number-columns-repeated="3"/>
          <table:table-cell table:formula="of:=[.$C$4] + ([.$C$5] - [.$C$4]) * (([.A1183] - [.$C$1]) / ([.$C$2] - [.$C$1]))" office:value-type="float" office:value="-0.48748771703312" calcext:value-type="float">
            <text:p>-0.48748771703312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176]*[.Q127] + [.G1177]*[.Q128] + [.G1178]*[.Q129] + [.G1179]*[.Q130] + [.G1180]*[.Q131] + [.G1181]*[.Q132] + [.G1182]*[.Q133] + [.G1183]*[.Q134] + [.G1184]*[.Q135] + [.G1185]*[.Q136] + [.G1186]*[.Q137] + [.G1187]*[.Q138] + [.G1188]*[.Q139] + [.G1189]*[.Q140] + [.G1190]*[.Q141] + [.G1191]*[.Q142] + [.G1192]*[.Q143] + [.G1193]*[.Q144] + [.G1194]*[.Q145] + [.G1195]*[.Q146] + [.G1196]*[.Q147] )" office:value-type="float" office:value="-0.999809202420585" calcext:value-type="float">
            <text:p>-0.999809202420585</text:p>
          </table:table-cell>
          <table:table-cell table:number-columns-repeated="13"/>
        </table:table-row>
        <table:table-row table:style-name="ro1">
          <table:table-cell office:value-type="float" office:value="905.45625" calcext:value-type="float">
            <text:p>905.45625</text:p>
          </table:table-cell>
          <table:table-cell table:number-columns-repeated="3"/>
          <table:table-cell table:formula="of:=[.$C$4] + ([.$C$5] - [.$C$4]) * (([.A1184] - [.$C$1]) / ([.$C$2] - [.$C$1]))" office:value-type="float" office:value="-0.486907323790899" calcext:value-type="float">
            <text:p>-0.486907323790899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176]*[.Q148] + [.G1177]*[.Q149] + [.G1178]*[.Q150] + [.G1179]*[.Q151] + [.G1180]*[.Q152] + [.G1181]*[.Q153] + [.G1182]*[.Q154] + [.G1183]*[.Q155] + [.G1184]*[.Q156] + [.G1185]*[.Q157] + [.G1186]*[.Q158] + [.G1187]*[.Q159] + [.G1188]*[.Q160] + [.G1189]*[.Q161] + [.G1190]*[.Q162] + [.G1191]*[.Q163] + [.G1192]*[.Q164] + [.G1193]*[.Q165] + [.G1194]*[.Q166] + [.G1195]*[.Q167] + [.G1196]*[.Q168] )" office:value-type="float" office:value="-0.999371834455106" calcext:value-type="float">
            <text:p>-0.999371834455106</text:p>
          </table:table-cell>
          <table:table-cell table:number-columns-repeated="13"/>
        </table:table-row>
        <table:table-row table:style-name="ro1">
          <table:table-cell office:value-type="float" office:value="900.36625" calcext:value-type="float">
            <text:p>900.36625</text:p>
          </table:table-cell>
          <table:table-cell table:number-columns-repeated="3"/>
          <table:table-cell table:formula="of:=[.$C$4] + ([.$C$5] - [.$C$4]) * (([.A1185] - [.$C$1]) / ([.$C$2] - [.$C$1]))" office:value-type="float" office:value="-0.486990952994095" calcext:value-type="float">
            <text:p>-0.486990952994095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176]*[.Q169] + [.G1177]*[.Q170] + [.G1178]*[.Q171] + [.G1179]*[.Q172] + [.G1180]*[.Q173] + [.G1181]*[.Q174] + [.G1182]*[.Q175] + [.G1183]*[.Q176] + [.G1184]*[.Q177] + [.G1185]*[.Q178] + [.G1186]*[.Q179] + [.G1187]*[.Q180] + [.G1188]*[.Q181] + [.G1189]*[.Q182] + [.G1190]*[.Q183] + [.G1191]*[.Q184] + [.G1192]*[.Q185] + [.G1193]*[.Q186] + [.G1194]*[.Q187] + [.G1195]*[.Q188] + [.G1196]*[.Q189] )" office:value-type="float" office:value="-0.999868595570547" calcext:value-type="float">
            <text:p>-0.999868595570547</text:p>
          </table:table-cell>
          <table:table-cell table:number-columns-repeated="13"/>
        </table:table-row>
        <table:table-row table:style-name="ro1">
          <table:table-cell office:value-type="float" office:value="948.89875" calcext:value-type="float">
            <text:p>948.89875</text:p>
          </table:table-cell>
          <table:table-cell table:number-columns-repeated="3"/>
          <table:table-cell table:formula="of:=[.$C$4] + ([.$C$5] - [.$C$4]) * (([.A1186] - [.$C$1]) / ([.$C$2] - [.$C$1]))" office:value-type="float" office:value="-0.486193559221185" calcext:value-type="float">
            <text:p>-0.486193559221185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176]*[.Q190] + [.G1177]*[.Q191] + [.G1178]*[.Q192] + [.G1179]*[.Q193] + [.G1180]*[.Q194] + [.G1181]*[.Q195] + [.G1182]*[.Q196] + [.G1183]*[.Q197] + [.G1184]*[.Q198] + [.G1185]*[.Q199] + [.G1186]*[.Q200] + [.G1187]*[.Q201] + [.G1188]*[.Q202] + [.G1189]*[.Q203] + [.G1190]*[.Q204] + [.G1191]*[.Q205] + [.G1192]*[.Q206] + [.G1193]*[.Q207] + [.G1194]*[.Q208] + [.G1195]*[.Q209] + [.G1196]*[.Q210] )" office:value-type="float" office:value="-0.999769755239833" calcext:value-type="float">
            <text:p>-0.999769755239833</text:p>
          </table:table-cell>
          <table:table-cell table:number-columns-repeated="13"/>
        </table:table-row>
        <table:table-row table:style-name="ro1">
          <table:table-cell office:value-type="float" office:value="971.645" calcext:value-type="float">
            <text:p>971.645</text:p>
          </table:table-cell>
          <table:table-cell table:number-columns-repeated="3"/>
          <table:table-cell table:formula="of:=[.$C$4] + ([.$C$5] - [.$C$4]) * (([.A1187] - [.$C$1]) / ([.$C$2] - [.$C$1]))" office:value-type="float" office:value="-0.485819836084997" calcext:value-type="float">
            <text:p>-0.485819836084997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176]*[.Q211] + [.G1177]*[.Q212] + [.G1178]*[.Q213] + [.G1179]*[.Q214] + [.G1180]*[.Q215] + [.G1181]*[.Q216] + [.G1182]*[.Q217] + [.G1183]*[.Q218] + [.G1184]*[.Q219] + [.G1185]*[.Q220] + [.G1186]*[.Q221] + [.G1187]*[.Q222] + [.G1188]*[.Q223] + [.G1189]*[.Q224] + [.G1190]*[.Q225] + [.G1191]*[.Q226] + [.G1192]*[.Q227] + [.G1193]*[.Q228] + [.G1194]*[.Q229] + [.G1195]*[.Q230] + [.G1196]*[.Q231] )" office:value-type="float" office:value="-0.997883401563028" calcext:value-type="float">
            <text:p>-0.997883401563028</text:p>
          </table:table-cell>
          <table:table-cell table:number-columns-repeated="13"/>
        </table:table-row>
        <table:table-row table:style-name="ro1">
          <table:table-cell office:value-type="float" office:value="954.84375" calcext:value-type="float">
            <text:p>954.84375</text:p>
          </table:table-cell>
          <table:table-cell table:number-columns-repeated="3"/>
          <table:table-cell table:formula="of:=[.$C$4] + ([.$C$5] - [.$C$4]) * (([.A1188] - [.$C$1]) / ([.$C$2] - [.$C$1]))" office:value-type="float" office:value="-0.486095882283464" calcext:value-type="float">
            <text:p>-0.486095882283464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176]*[.Q232] + [.G1177]*[.Q233] + [.G1178]*[.Q234] + [.G1179]*[.Q235] + [.G1180]*[.Q236] + [.G1181]*[.Q237] + [.G1182]*[.Q238] + [.G1183]*[.Q239] + [.G1184]*[.Q240] + [.G1185]*[.Q241] + [.G1186]*[.Q242] + [.G1187]*[.Q243] + [.G1188]*[.Q244] + [.G1189]*[.Q245] + [.G1190]*[.Q246] + [.G1191]*[.Q247] + [.G1192]*[.Q248] + [.G1193]*[.Q249] + [.G1194]*[.Q250] + [.G1195]*[.Q251] + [.G1196]*[.Q252] )" office:value-type="float" office:value="-0.999943725114146" calcext:value-type="float">
            <text:p>-0.999943725114146</text:p>
          </table:table-cell>
          <table:table-cell table:number-columns-repeated="13"/>
        </table:table-row>
        <table:table-row table:style-name="ro1">
          <table:table-cell office:value-type="float" office:value="952.455" calcext:value-type="float">
            <text:p>952.455</text:p>
          </table:table-cell>
          <table:table-cell table:number-columns-repeated="3"/>
          <table:table-cell table:formula="of:=[.$C$4] + ([.$C$5] - [.$C$4]) * (([.A1189] - [.$C$1]) / ([.$C$2] - [.$C$1]))" office:value-type="float" office:value="-0.486135129682115" calcext:value-type="float">
            <text:p>-0.486135129682115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176]*[.Q253] + [.G1177]*[.Q254] + [.G1178]*[.Q255] + [.G1179]*[.Q256] + [.G1180]*[.Q257] + [.G1181]*[.Q258] + [.G1182]*[.Q259] + [.G1183]*[.Q260] + [.G1184]*[.Q261] + [.G1185]*[.Q262] + [.G1186]*[.Q263] + [.G1187]*[.Q264] + [.G1188]*[.Q265] + [.G1189]*[.Q266] + [.G1190]*[.Q267] + [.G1191]*[.Q268] + [.G1192]*[.Q269] + [.G1193]*[.Q270] + [.G1194]*[.Q271] + [.G1195]*[.Q272] + [.G1196]*[.Q273] )" office:value-type="float" office:value="-0.99998616115189" calcext:value-type="float">
            <text:p>-0.99998616115189</text:p>
          </table:table-cell>
          <table:table-cell table:number-columns-repeated="13"/>
        </table:table-row>
        <table:table-row table:style-name="ro1">
          <table:table-cell office:value-type="float" office:value="964.325" calcext:value-type="float">
            <text:p>964.325</text:p>
          </table:table-cell>
          <table:table-cell table:number-columns-repeated="3"/>
          <table:table-cell table:formula="of:=[.$C$4] + ([.$C$5] - [.$C$4]) * (([.A1190] - [.$C$1]) / ([.$C$2] - [.$C$1]))" office:value-type="float" office:value="-0.48594010440865" calcext:value-type="float">
            <text:p>-0.48594010440865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176]*[.Q274] + [.G1177]*[.Q275] + [.G1178]*[.Q276] + [.G1179]*[.Q277] + [.G1180]*[.Q278] + [.G1181]*[.Q279] + [.G1182]*[.Q280] + [.G1183]*[.Q281] + [.G1184]*[.Q282] + [.G1185]*[.Q283] + [.G1186]*[.Q284] + [.G1187]*[.Q285] + [.G1188]*[.Q286] + [.G1189]*[.Q287] + [.G1190]*[.Q288] + [.G1191]*[.Q289] + [.G1192]*[.Q290] + [.G1193]*[.Q291] + [.G1194]*[.Q292] + [.G1195]*[.Q293] + [.G1196]*[.Q294] )" office:value-type="float" office:value="-0.99993962700693" calcext:value-type="float">
            <text:p>-0.99993962700693</text:p>
          </table:table-cell>
          <table:table-cell table:number-columns-repeated="13"/>
        </table:table-row>
        <table:table-row table:style-name="ro1">
          <table:table-cell office:value-type="float" office:value="1009.97375" calcext:value-type="float">
            <text:p>1009.97375</text:p>
          </table:table-cell>
          <table:table-cell table:number-columns-repeated="3"/>
          <table:table-cell table:formula="of:=[.$C$4] + ([.$C$5] - [.$C$4]) * (([.A1191] - [.$C$1]) / ([.$C$2] - [.$C$1]))" office:value-type="float" office:value="-0.485190090933327" calcext:value-type="float">
            <text:p>-0.485190090933327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176]*[.Q295] + [.G1177]*[.Q296] + [.G1178]*[.Q297] + [.G1179]*[.Q298] + [.G1180]*[.Q299] + [.G1181]*[.Q300] + [.G1182]*[.Q301] + [.G1183]*[.Q302] + [.G1184]*[.Q303] + [.G1185]*[.Q304] + [.G1186]*[.Q305] + [.G1187]*[.Q306] + [.G1188]*[.Q307] + [.G1189]*[.Q308] + [.G1190]*[.Q309] + [.G1191]*[.Q310] + [.G1192]*[.Q311] + [.G1193]*[.Q312] + [.G1194]*[.Q313] + [.G1195]*[.Q314] + [.G1196]*[.Q315] )" office:value-type="float" office:value="-0.999643143322329" calcext:value-type="float">
            <text:p>-0.999643143322329</text:p>
          </table:table-cell>
          <table:table-cell table:number-columns-repeated="13"/>
        </table:table-row>
        <table:table-row table:style-name="ro1">
          <table:table-cell office:value-type="float" office:value="1028.33375" calcext:value-type="float">
            <text:p>1028.33375</text:p>
          </table:table-cell>
          <table:table-cell table:number-columns-repeated="3"/>
          <table:table-cell table:formula="of:=[.$C$4] + ([.$C$5] - [.$C$4]) * (([.A1192] - [.$C$1]) / ([.$C$2] - [.$C$1]))" office:value-type="float" office:value="-0.484888434318262" calcext:value-type="float">
            <text:p>-0.484888434318262</text:p>
          </table:table-cell>
          <table:table-cell/>
          <table:table-cell table:style-name="ce15" office:value-type="float" office:value="-0.483718849351581" calcext:value-type="float">
            <text:p>-0.483718849351581</text:p>
          </table:table-cell>
          <table:table-cell table:style-name="ce17" table:formula="of:=TANH( [.G1176]*[.Q316] + [.G1177]*[.Q317] + [.G1178]*[.Q318] + [.G1179]*[.Q319] + [.G1180]*[.Q320] + [.G1181]*[.Q321] + [.G1182]*[.Q322] + [.G1183]*[.Q323] + [.G1184]*[.Q324] + [.G1185]*[.Q325] + [.G1186]*[.Q326] + [.G1187]*[.Q327] + [.G1188]*[.Q328] + [.G1189]*[.Q329] + [.G1190]*[.Q330] + [.G1191]*[.Q331] + [.G1192]*[.Q332] + [.G1193]*[.Q333] + [.G1194]*[.Q334] + [.G1195]*[.Q335] + [.G1196]*[.Q336] )" office:value-type="float" office:value="-0.997123047806439" calcext:value-type="float">
            <text:p>-0.997123047806439</text:p>
          </table:table-cell>
          <table:table-cell table:number-columns-repeated="13"/>
        </table:table-row>
        <table:table-row table:style-name="ro1">
          <table:table-cell office:value-type="float" office:value="1047.09999" calcext:value-type="float">
            <text:p>1047.09999</text:p>
          </table:table-cell>
          <table:table-cell table:number-columns-repeated="3"/>
          <table:table-cell table:formula="of:=[.$C$4] + ([.$C$5] - [.$C$4]) * (([.A1193] - [.$C$1]) / ([.$C$2] - [.$C$1]))" office:value-type="float" office:value="-0.484580103139836" calcext:value-type="float">
            <text:p>-0.484580103139836</text:p>
          </table:table-cell>
          <table:table-cell/>
          <table:table-cell table:style-name="ce15" office:value-type="float" office:value="-0.485028814561628" calcext:value-type="float">
            <text:p>-0.485028814561628</text:p>
          </table:table-cell>
          <table:table-cell table:style-name="ce17" table:formula="of:=TANH( [.G1176]*[.Q337] + [.G1177]*[.Q338] + [.G1178]*[.Q339] + [.G1179]*[.Q340] + [.G1180]*[.Q341] + [.G1181]*[.Q342] + [.G1182]*[.Q343] + [.G1183]*[.Q344] + [.G1184]*[.Q345] + [.G1185]*[.Q346] + [.G1186]*[.Q347] + [.G1187]*[.Q348] + [.G1188]*[.Q349] + [.G1189]*[.Q350] + [.G1190]*[.Q351] + [.G1191]*[.Q352] + [.G1192]*[.Q353] + [.G1193]*[.Q354] + [.G1194]*[.Q355] + [.G1195]*[.Q356] + [.G1196]*[.Q357] )" office:value-type="float" office:value="-0.999451493236988" calcext:value-type="float">
            <text:p>-0.999451493236988</text:p>
          </table:table-cell>
          <table:table-cell table:number-columns-repeated="13"/>
        </table:table-row>
        <table:table-row table:style-name="ro1">
          <table:table-cell office:value-type="float" office:value="1140.385" calcext:value-type="float">
            <text:p>1140.385</text:p>
          </table:table-cell>
          <table:table-cell table:number-columns-repeated="3"/>
          <table:table-cell table:formula="of:=[.$C$4] + ([.$C$5] - [.$C$4]) * (([.A1194] - [.$C$1]) / ([.$C$2] - [.$C$1]))" office:value-type="float" office:value="-0.483047421203404" calcext:value-type="float">
            <text:p>-0.483047421203404</text:p>
          </table:table-cell>
          <table:table-cell/>
          <table:table-cell table:style-name="ce15" office:value-type="float" office:value="-0.48488003443022" calcext:value-type="float">
            <text:p>-0.48488003443022</text:p>
          </table:table-cell>
          <table:table-cell table:style-name="ce17" table:formula="of:=TANH( [.G1176]*[.Q358] + [.G1177]*[.Q359] + [.G1178]*[.Q360] + [.G1179]*[.Q361] + [.G1180]*[.Q362] + [.G1181]*[.Q363] + [.G1182]*[.Q364] + [.G1183]*[.Q365] + [.G1184]*[.Q366] + [.G1185]*[.Q367] + [.G1186]*[.Q368] + [.G1187]*[.Q369] + [.G1188]*[.Q370] + [.G1189]*[.Q371] + [.G1190]*[.Q372] + [.G1191]*[.Q373] + [.G1192]*[.Q374] + [.G1193]*[.Q375] + [.G1194]*[.Q376] + [.G1195]*[.Q377] + [.G1196]*[.Q378] )" office:value-type="float" office:value="-0.998716556893035" calcext:value-type="float">
            <text:p>-0.998716556893035</text:p>
          </table:table-cell>
          <table:table-cell table:number-columns-repeated="13"/>
        </table:table-row>
        <table:table-row table:style-name="ro1">
          <table:table-cell office:value-type="float" office:value="985.93875" calcext:value-type="float">
            <text:p>985.93875</text:p>
          </table:table-cell>
          <table:table-cell table:number-columns-repeated="3"/>
          <table:table-cell table:formula="of:=[.$C$4] + ([.$C$5] - [.$C$4]) * (([.A1195] - [.$C$1]) / ([.$C$2] - [.$C$1]))" office:value-type="float" office:value="-0.48558498835942" calcext:value-type="float">
            <text:p>-0.48558498835942</text:p>
          </table:table-cell>
          <table:table-cell/>
          <table:table-cell table:style-name="ce15" office:value-type="float" office:value="-0.484182744320632" calcext:value-type="float">
            <text:p>-0.484182744320632</text:p>
          </table:table-cell>
          <table:table-cell table:style-name="ce17" table:formula="of:=TANH( [.G1176]*[.Q379] + [.G1177]*[.Q380] + [.G1178]*[.Q381] + [.G1179]*[.Q382] + [.G1180]*[.Q383] + [.G1181]*[.Q384] + [.G1182]*[.Q385] + [.G1183]*[.Q386] + [.G1184]*[.Q387] + [.G1185]*[.Q388] + [.G1186]*[.Q389] + [.G1187]*[.Q390] + [.G1188]*[.Q391] + [.G1189]*[.Q392] + [.G1190]*[.Q393] + [.G1191]*[.Q394] + [.G1192]*[.Q395] + [.G1193]*[.Q396] + [.G1194]*[.Q397] + [.G1195]*[.Q398] + [.G1196]*[.Q399] )" office:value-type="float" office:value="-0.999667055350677" calcext:value-type="float">
            <text:p>-0.999667055350677</text:p>
          </table:table-cell>
          <table:table-cell table:number-columns-repeated="13"/>
        </table:table-row>
        <table:table-row table:style-name="ro1">
          <table:table-cell office:value-type="float" office:value="837.83625" calcext:value-type="float">
            <text:p>837.83625</text:p>
          </table:table-cell>
          <table:table-cell table:number-columns-repeated="3"/>
          <table:table-cell table:formula="of:=[.$C$4] + ([.$C$5] - [.$C$4]) * (([.A1196] - [.$C$1]) / ([.$C$2] - [.$C$1]))" office:value-type="float" office:value="-0.488018327075795" calcext:value-type="float">
            <text:p>-0.488018327075795</text:p>
          </table:table-cell>
          <table:table-cell/>
          <table:table-cell table:style-name="ce15" office:value-type="float" office:value="-0.483064741320719" calcext:value-type="float">
            <text:p>-0.483064741320719</text:p>
          </table:table-cell>
          <table:table-cell table:style-name="ce17" table:formula="of:=TANH( [.G1176]*[.Q400] + [.G1177]*[.Q401] + [.G1178]*[.Q402] + [.G1179]*[.Q403] + [.G1180]*[.Q404] + [.G1181]*[.Q405] + [.G1182]*[.Q406] + [.G1183]*[.Q407] + [.G1184]*[.Q408] + [.G1185]*[.Q409] + [.G1186]*[.Q410] + [.G1187]*[.Q411] + [.G1188]*[.Q412] + [.G1189]*[.Q413] + [.G1190]*[.Q414] + [.G1191]*[.Q415] + [.G1192]*[.Q416] + [.G1193]*[.Q417] + [.G1194]*[.Q418] + [.G1195]*[.Q419] + [.G1196]*[.Q420] )" office:value-type="float" office:value="-0.999689157364239" calcext:value-type="float">
            <text:p>-0.999689157364239</text:p>
          </table:table-cell>
          <table:table-cell table:number-columns-repeated="13"/>
        </table:table-row>
        <table:table-row table:style-name="ro1">
          <table:table-cell office:value-type="float" office:value="923.52375" calcext:value-type="float">
            <text:p>923.52375</text:p>
          </table:table-cell>
          <table:table-cell table:number-columns-repeated="3"/>
          <table:table-cell table:formula="of:=[.$C$4] + ([.$C$5] - [.$C$4]) * (([.A1197] - [.$C$1]) / ([.$C$2] - [.$C$1]))" office:value-type="float" office:value="-0.486610472979751" calcext:value-type="float">
            <text:p>-0.486610472979751</text:p>
          </table:table-cell>
          <table:table-cell table:number-columns-repeated="2"/>
          <table:table-cell table:style-name="ce17" table:formula="of:=TANH( [.G1176]*[.Q421] + [.G1177]*[.Q422] + [.G1178]*[.Q423] + [.G1179]*[.Q424] + [.G1180]*[.Q425] + [.G1181]*[.Q426] + [.G1182]*[.Q427] + [.G1183]*[.Q428] + [.G1184]*[.Q429] + [.G1185]*[.Q430] + [.G1186]*[.Q431] + [.G1187]*[.Q432] + [.G1188]*[.Q433] + [.G1189]*[.Q434] + [.G1190]*[.Q435] + [.G1191]*[.Q436] + [.G1192]*[.Q437] + [.G1193]*[.Q438] + [.G1194]*[.Q439] + [.G1195]*[.Q440] + [.G1196]*[.Q441] )" office:value-type="float" office:value="-0.999532434057909" calcext:value-type="float">
            <text:p>-0.999532434057909</text:p>
          </table:table-cell>
          <table:table-cell table:number-columns-repeated="13"/>
        </table:table-row>
        <table:table-row table:style-name="ro1">
          <table:table-cell office:value-type="float" office:value="889.33875" calcext:value-type="float">
            <text:p>889.33875</text:p>
          </table:table-cell>
          <table:table-cell table:number-columns-repeated="3"/>
          <table:table-cell table:formula="of:=[.$C$4] + ([.$C$5] - [.$C$4]) * (([.A1198] - [.$C$1]) / ([.$C$2] - [.$C$1]))" office:value-type="float" office:value="-0.487172135909271" calcext:value-type="float">
            <text:p>-0.487172135909271</text:p>
          </table:table-cell>
          <table:table-cell table:number-columns-repeated="2"/>
          <table:table-cell table:style-name="ce17" table:formula="of:=TANH( [.G1176]*[.Q442] + [.G1177]*[.Q443] + [.G1178]*[.Q444] + [.G1179]*[.Q445] + [.G1180]*[.Q446] + [.G1181]*[.Q447] + [.G1182]*[.Q448] + [.G1183]*[.Q449] + [.G1184]*[.Q450] + [.G1185]*[.Q451] + [.G1186]*[.Q452] + [.G1187]*[.Q453] + [.G1188]*[.Q454] + [.G1189]*[.Q455] + [.G1190]*[.Q456] + [.G1191]*[.Q457] + [.G1192]*[.Q458] + [.G1193]*[.Q459] + [.G1194]*[.Q460] + [.G1195]*[.Q461] + [.G1196]*[.Q462] )" office:value-type="float" office:value="-0.999232632433327" calcext:value-type="float">
            <text:p>-0.999232632433327</text:p>
          </table:table-cell>
          <table:table-cell table:number-columns-repeated="13"/>
        </table:table-row>
        <table:table-row table:style-name="ro1">
          <table:table-cell office:value-type="float" office:value="905.22625" calcext:value-type="float">
            <text:p>905.22625</text:p>
          </table:table-cell>
          <table:table-cell table:number-columns-repeated="3"/>
          <table:table-cell table:formula="of:=[.$C$4] + ([.$C$5] - [.$C$4]) * (([.A1199] - [.$C$1]) / ([.$C$2] - [.$C$1]))" office:value-type="float" office:value="-0.486911102713637" calcext:value-type="float">
            <text:p>-0.486911102713637</text:p>
          </table:table-cell>
          <table:table-cell table:number-columns-repeated="2"/>
          <table:table-cell table:style-name="ce17" table:formula="of:=TANH( [.G1176]*[.Q463] + [.G1177]*[.Q464] + [.G1178]*[.Q465] + [.G1179]*[.Q466] + [.G1180]*[.Q467] + [.G1181]*[.Q468] + [.G1182]*[.Q469] + [.G1183]*[.Q470] + [.G1184]*[.Q471] + [.G1185]*[.Q472] + [.G1186]*[.Q473] + [.G1187]*[.Q474] + [.G1188]*[.Q475] + [.G1189]*[.Q476] + [.G1190]*[.Q477] + [.G1191]*[.Q478] + [.G1192]*[.Q479] + [.G1193]*[.Q480] + [.G1194]*[.Q481] + [.G1195]*[.Q482] + [.G1196]*[.Q483] )" office:value-type="float" office:value="-0.999518094954948" calcext:value-type="float">
            <text:p>-0.999518094954948</text:p>
          </table:table-cell>
          <table:table-cell table:number-columns-repeated="13"/>
        </table:table-row>
        <table:table-row table:style-name="ro1">
          <table:table-cell office:value-type="float" office:value="910.60625" calcext:value-type="float">
            <text:p>910.60625</text:p>
          </table:table-cell>
          <table:table-cell table:number-columns-repeated="3"/>
          <table:table-cell table:formula="of:=[.$C$4] + ([.$C$5] - [.$C$4]) * (([.A1200] - [.$C$1]) / ([.$C$2] - [.$C$1]))" office:value-type="float" office:value="-0.486822708781772" calcext:value-type="float">
            <text:p>-0.486822708781772</text:p>
          </table:table-cell>
          <table:table-cell table:number-columns-repeated="16"/>
        </table:table-row>
        <table:table-row table:style-name="ro1">
          <table:table-cell office:value-type="float" office:value="772.66125" calcext:value-type="float">
            <text:p>772.66125</text:p>
          </table:table-cell>
          <table:table-cell table:number-columns-repeated="3"/>
          <table:table-cell table:formula="of:=[.$C$4] + ([.$C$5] - [.$C$4]) * (([.A1201] - [.$C$1]) / ([.$C$2] - [.$C$1]))" office:value-type="float" office:value="-0.489089158768979" calcext:value-type="float">
            <text:p>-0.48908915876897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84.89375" calcext:value-type="float">
            <text:p>784.89375</text:p>
          </table:table-cell>
          <table:table-cell table:number-columns-repeated="3"/>
          <table:table-cell table:formula="of:=[.$C$4] + ([.$C$5] - [.$C$4]) * (([.A1202] - [.$C$1]) / ([.$C$2] - [.$C$1]))" office:value-type="float" office:value="-0.488888177584677" calcext:value-type="float">
            <text:p>-0.488888177584677</text:p>
          </table:table-cell>
          <table:table-cell/>
          <table:table-cell table:style-name="ce15" office:value-type="float" office:value="-0.494599222442976" calcext:value-type="float">
            <text:p>-0.494599222442976</text:p>
          </table:table-cell>
          <table:table-cell table:style-name="ce17" table:formula="of:=TANH( [.G1201]*[.Q1] + [.G1202]*[.Q2] + [.G1203]*[.Q3] + [.G1204]*[.Q4] + [.G1205]*[.Q5] + [.G1206]*[.Q6] + [.G1207]*[.Q7] + [.G1208]*[.Q8] + [.G1209]*[.Q9] + [.G1210]*[.Q10] + [.G1211]*[.Q11] + [.G1212]*[.Q12] + [.G1213]*[.Q13] + [.G1214]*[.Q14] + [.G1215]*[.Q15] + [.G1216]*[.Q16] + [.G1217]*[.Q17] + [.G1218]*[.Q18] + [.G1219]*[.Q19] + [.G1220]*[.Q20] + [.G1221]*[.Q21] )" office:value-type="float" office:value="-0.99978708910609" calcext:value-type="float">
            <text:p>-0.99978708910609</text:p>
          </table:table-cell>
          <table:table-cell table:style-name="ce19" table:formula="of:=TANH( [.H1201]*[.S1] + [.H1202]*[.S2] + [.H1203]*[.S3] + [.H1204]*[.S4] + [.H1205]*[.S5] + [.H1206]*[.S6] + [.H1207]*[.S7] + [.H1208]*[.S8] + [.H1209]*[.S9] + [.H1210]*[.S10] + [.H1211]*[.S11] + [.H1212]*[.S12] + [.H1213]*[.S13] + [.H1214]*[.S14] + [.H1215]*[.S15] + [.H1216]*[.S16] + [.H1217]*[.S17] + [.H1218]*[.S18] + [.H1219]*[.S19] + [.H1220]*[.S20] + [.H1221]*[.S21] + [.H1222]*[.S22] + [.H1223]*[.S23] + [.H1224]*[.S24] )" office:value-type="float" office:value="-0.999999999372413" calcext:value-type="float">
            <text:p>-0.999999999372413</text:p>
          </table:table-cell>
          <table:table-cell table:style-name="ce20" office:value-type="float" office:value="-0.489306542778176" calcext:value-type="float">
            <text:p>-0.489306542778176</text:p>
          </table:table-cell>
          <table:table-cell table:style-name="ce21" table:formula="of:= ([.J1202]-[.I1202]) * ([.J1202]-[.I1202])" office:value-type="float" office:value="0.26080780660817" calcext:value-type="float">
            <text:p>0.26080780660817</text:p>
          </table:table-cell>
          <table:table-cell table:number-columns-repeated="10"/>
        </table:table-row>
        <table:table-row table:style-name="ro1">
          <table:table-cell office:value-type="float" office:value="820.68875" calcext:value-type="float">
            <text:p>820.68875</text:p>
          </table:table-cell>
          <table:table-cell table:number-columns-repeated="3"/>
          <table:table-cell table:formula="of:=[.$C$4] + ([.$C$5] - [.$C$4]) * (([.A1203] - [.$C$1]) / ([.$C$2] - [.$C$1]))" office:value-type="float" office:value="-0.488300062195992" calcext:value-type="float">
            <text:p>-0.488300062195992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201]*[.Q22] + [.G1202]*[.Q23] + [.G1203]*[.Q24] + [.G1204]*[.Q25] + [.G1205]*[.Q26] + [.G1206]*[.Q27] + [.G1207]*[.Q28] + [.G1208]*[.Q29] + [.G1209]*[.Q30] + [.G1210]*[.Q31] + [.G1211]*[.Q32] + [.G1212]*[.Q33] + [.G1213]*[.Q34] + [.G1214]*[.Q35] + [.G1215]*[.Q36] + [.G1216]*[.Q37] + [.G1217]*[.Q38] + [.G1218]*[.Q39] + [.G1219]*[.Q40] + [.G1220]*[.Q41] + [.G1221]*[.Q42] )" office:value-type="float" office:value="-0.998270779367857" calcext:value-type="float">
            <text:p>-0.998270779367857</text:p>
          </table:table-cell>
          <table:table-cell table:style-name="ce19" table:formula="of:=TANH( [.H1201]*[.S25] + [.H1202]*[.S26] + [.H1203]*[.S27] + [.H1204]*[.S28] + [.H1205]*[.S29] + [.H1206]*[.S30] + [.H1207]*[.S31] + [.H1208]*[.S32] + [.H1209]*[.S33] + [.H1210]*[.S34] + [.H1211]*[.S35] + [.H1212]*[.S36] + [.H1213]*[.S37] + [.H1214]*[.S38] + [.H1215]*[.S39] + [.H1216]*[.S40] + [.H1217]*[.S41] + [.H1218]*[.S42] + [.H1219]*[.S43] + [.H1220]*[.S44] + [.H1221]*[.S45] + [.H1222]*[.S46] + [.H1223]*[.S47] + [.H1224]*[.S48] )" office:value-type="float" office:value="-0.999999996069159" calcext:value-type="float">
            <text:p>-0.999999996069159</text:p>
          </table:table-cell>
          <table:table-cell table:style-name="ce20" office:value-type="float" office:value="-0.490450412997131" calcext:value-type="float">
            <text:p>-0.490450412997131</text:p>
          </table:table-cell>
          <table:table-cell table:style-name="ce21" table:formula="of:= ([.J1203]-[.I1203]) * ([.J1203]-[.I1203])" office:value-type="float" office:value="0.259640777608878" calcext:value-type="float">
            <text:p>0.259640777608878</text:p>
          </table:table-cell>
          <table:table-cell table:number-columns-repeated="10"/>
        </table:table-row>
        <table:table-row table:style-name="ro1">
          <table:table-cell office:value-type="float" office:value="821.19625" calcext:value-type="float">
            <text:p>821.19625</text:p>
          </table:table-cell>
          <table:table-cell table:number-columns-repeated="3"/>
          <table:table-cell table:formula="of:=[.$C$4] + ([.$C$5] - [.$C$4]) * (([.A1204] - [.$C$1]) / ([.$C$2] - [.$C$1]))" office:value-type="float" office:value="-0.488291723920821" calcext:value-type="float">
            <text:p>-0.488291723920821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201]*[.Q43] + [.G1202]*[.Q44] + [.G1203]*[.Q45] + [.G1204]*[.Q46] + [.G1205]*[.Q47] + [.G1206]*[.Q48] + [.G1207]*[.Q49] + [.G1208]*[.Q50] + [.G1209]*[.Q51] + [.G1210]*[.Q52] + [.G1211]*[.Q53] + [.G1212]*[.Q54] + [.G1213]*[.Q55] + [.G1214]*[.Q56] + [.G1215]*[.Q57] + [.G1216]*[.Q58] + [.G1217]*[.Q59] + [.G1218]*[.Q60] + [.G1219]*[.Q61] + [.G1220]*[.Q62] + [.G1221]*[.Q63] )" office:value-type="float" office:value="-0.999743718349505" calcext:value-type="float">
            <text:p>-0.999743718349505</text:p>
          </table:table-cell>
          <table:table-cell table:style-name="ce19" table:formula="of:=TANH( [.H1201]*[.S49] + [.H1202]*[.S50] + [.H1203]*[.S51] + [.H1204]*[.S52] + [.H1205]*[.S53] + [.H1206]*[.S54] + [.H1207]*[.S55] + [.H1208]*[.S56] + [.H1209]*[.S57] + [.H1210]*[.S58] + [.H1211]*[.S59] + [.H1212]*[.S60] + [.H1213]*[.S61] + [.H1214]*[.S62] + [.H1215]*[.S63] + [.H1216]*[.S64] + [.H1217]*[.S65] + [.H1218]*[.S66] + [.H1219]*[.S67] + [.H1220]*[.S68] + [.H1221]*[.S69] + [.H1222]*[.S70] + [.H1223]*[.S71] + [.H1224]*[.S72] )" office:value-type="float" office:value="-0.999999972527561" calcext:value-type="float">
            <text:p>-0.999999972527561</text:p>
          </table:table-cell>
          <table:table-cell table:style-name="ce20" office:value-type="float" office:value="-0.487952550653719" calcext:value-type="float">
            <text:p>-0.487952550653719</text:p>
          </table:table-cell>
          <table:table-cell table:style-name="ce21" table:formula="of:= ([.J1204]-[.I1204]) * ([.J1204]-[.I1204])" office:value-type="float" office:value="0.262192562247648" calcext:value-type="float">
            <text:p>0.262192562247648</text:p>
          </table:table-cell>
          <table:table-cell table:number-columns-repeated="10"/>
        </table:table-row>
        <table:table-row table:style-name="ro1">
          <table:table-cell office:value-type="float" office:value="830.74" calcext:value-type="float">
            <text:p>830.74</text:p>
          </table:table-cell>
          <table:table-cell table:number-columns-repeated="3"/>
          <table:table-cell table:formula="of:=[.$C$4] + ([.$C$5] - [.$C$4]) * (([.A1205] - [.$C$1]) / ([.$C$2] - [.$C$1]))" office:value-type="float" office:value="-0.488134919164828" calcext:value-type="float">
            <text:p>-0.488134919164828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201]*[.Q64] + [.G1202]*[.Q65] + [.G1203]*[.Q66] + [.G1204]*[.Q67] + [.G1205]*[.Q68] + [.G1206]*[.Q69] + [.G1207]*[.Q70] + [.G1208]*[.Q71] + [.G1209]*[.Q72] + [.G1210]*[.Q73] + [.G1211]*[.Q74] + [.G1212]*[.Q75] + [.G1213]*[.Q76] + [.G1214]*[.Q77] + [.G1215]*[.Q78] + [.G1216]*[.Q79] + [.G1217]*[.Q80] + [.G1218]*[.Q81] + [.G1219]*[.Q82] + [.G1220]*[.Q83] + [.G1221]*[.Q84] )" office:value-type="float" office:value="-0.999700465763183" calcext:value-type="float">
            <text:p>-0.999700465763183</text:p>
          </table:table-cell>
          <table:table-cell table:number-columns-repeated="13"/>
        </table:table-row>
        <table:table-row table:style-name="ro1">
          <table:table-cell office:value-type="float" office:value="848.58125" calcext:value-type="float">
            <text:p>848.58125</text:p>
          </table:table-cell>
          <table:table-cell table:number-columns-repeated="3"/>
          <table:table-cell table:formula="of:=[.$C$4] + ([.$C$5] - [.$C$4]) * (([.A1206] - [.$C$1]) / ([.$C$2] - [.$C$1]))" office:value-type="float" office:value="-0.487841785663547" calcext:value-type="float">
            <text:p>-0.487841785663547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201]*[.Q85] + [.G1202]*[.Q86] + [.G1203]*[.Q87] + [.G1204]*[.Q88] + [.G1205]*[.Q89] + [.G1206]*[.Q90] + [.G1207]*[.Q91] + [.G1208]*[.Q92] + [.G1209]*[.Q93] + [.G1210]*[.Q94] + [.G1211]*[.Q95] + [.G1212]*[.Q96] + [.G1213]*[.Q97] + [.G1214]*[.Q98] + [.G1215]*[.Q99] + [.G1216]*[.Q100] + [.G1217]*[.Q101] + [.G1218]*[.Q102] + [.G1219]*[.Q103] + [.G1220]*[.Q104] + [.G1221]*[.Q105] )" office:value-type="float" office:value="-0.998198756162356" calcext:value-type="float">
            <text:p>-0.998198756162356</text:p>
          </table:table-cell>
          <table:table-cell table:number-columns-repeated="13"/>
        </table:table-row>
        <table:table-row table:style-name="ro1">
          <table:table-cell office:value-type="float" office:value="890.29375" calcext:value-type="float">
            <text:p>890.29375</text:p>
          </table:table-cell>
          <table:table-cell table:number-columns-repeated="3"/>
          <table:table-cell table:formula="of:=[.$C$4] + ([.$C$5] - [.$C$4]) * (([.A1207] - [.$C$1]) / ([.$C$2] - [.$C$1]))" office:value-type="float" office:value="-0.48715644516486" calcext:value-type="float">
            <text:p>-0.48715644516486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201]*[.Q106] + [.G1202]*[.Q107] + [.G1203]*[.Q108] + [.G1204]*[.Q109] + [.G1205]*[.Q110] + [.G1206]*[.Q111] + [.G1207]*[.Q112] + [.G1208]*[.Q113] + [.G1209]*[.Q114] + [.G1210]*[.Q115] + [.G1211]*[.Q116] + [.G1212]*[.Q117] + [.G1213]*[.Q118] + [.G1214]*[.Q119] + [.G1215]*[.Q120] + [.G1216]*[.Q121] + [.G1217]*[.Q122] + [.G1218]*[.Q123] + [.G1219]*[.Q124] + [.G1220]*[.Q125] + [.G1221]*[.Q126] )" office:value-type="float" office:value="-0.999499826695247" calcext:value-type="float">
            <text:p>-0.999499826695247</text:p>
          </table:table-cell>
          <table:table-cell table:number-columns-repeated="13"/>
        </table:table-row>
        <table:table-row table:style-name="ro1">
          <table:table-cell office:value-type="float" office:value="888.0625" calcext:value-type="float">
            <text:p>888.0625</text:p>
          </table:table-cell>
          <table:table-cell table:number-columns-repeated="3"/>
          <table:table-cell table:formula="of:=[.$C$4] + ([.$C$5] - [.$C$4]) * (([.A1208] - [.$C$1]) / ([.$C$2] - [.$C$1]))" office:value-type="float" office:value="-0.487193104822941" calcext:value-type="float">
            <text:p>-0.487193104822941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201]*[.Q127] + [.G1202]*[.Q128] + [.G1203]*[.Q129] + [.G1204]*[.Q130] + [.G1205]*[.Q131] + [.G1206]*[.Q132] + [.G1207]*[.Q133] + [.G1208]*[.Q134] + [.G1209]*[.Q135] + [.G1210]*[.Q136] + [.G1211]*[.Q137] + [.G1212]*[.Q138] + [.G1213]*[.Q139] + [.G1214]*[.Q140] + [.G1215]*[.Q141] + [.G1216]*[.Q142] + [.G1217]*[.Q143] + [.G1218]*[.Q144] + [.G1219]*[.Q145] + [.G1220]*[.Q146] + [.G1221]*[.Q147] )" office:value-type="float" office:value="-0.999807093213701" calcext:value-type="float">
            <text:p>-0.999807093213701</text:p>
          </table:table-cell>
          <table:table-cell table:number-columns-repeated="13"/>
        </table:table-row>
        <table:table-row table:style-name="ro1">
          <table:table-cell office:value-type="float" office:value="896.16375" calcext:value-type="float">
            <text:p>896.16375</text:p>
          </table:table-cell>
          <table:table-cell table:number-columns-repeated="3"/>
          <table:table-cell table:formula="of:=[.$C$4] + ([.$C$5] - [.$C$4]) * (([.A1209] - [.$C$1]) / ([.$C$2] - [.$C$1]))" office:value-type="float" office:value="-0.487060000484554" calcext:value-type="float">
            <text:p>-0.487060000484554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201]*[.Q148] + [.G1202]*[.Q149] + [.G1203]*[.Q150] + [.G1204]*[.Q151] + [.G1205]*[.Q152] + [.G1206]*[.Q153] + [.G1207]*[.Q154] + [.G1208]*[.Q155] + [.G1209]*[.Q156] + [.G1210]*[.Q157] + [.G1211]*[.Q158] + [.G1212]*[.Q159] + [.G1213]*[.Q160] + [.G1214]*[.Q161] + [.G1215]*[.Q162] + [.G1216]*[.Q163] + [.G1217]*[.Q164] + [.G1218]*[.Q165] + [.G1219]*[.Q166] + [.G1220]*[.Q167] + [.G1221]*[.Q168] )" office:value-type="float" office:value="-0.999369278584208" calcext:value-type="float">
            <text:p>-0.999369278584208</text:p>
          </table:table-cell>
          <table:table-cell table:number-columns-repeated="13"/>
        </table:table-row>
        <table:table-row table:style-name="ro1">
          <table:table-cell office:value-type="float" office:value="920.58875" calcext:value-type="float">
            <text:p>920.58875</text:p>
          </table:table-cell>
          <table:table-cell table:number-columns-repeated="3"/>
          <table:table-cell table:formula="of:=[.$C$4] + ([.$C$5] - [.$C$4]) * (([.A1210] - [.$C$1]) / ([.$C$2] - [.$C$1]))" office:value-type="float" office:value="-0.486658695319904" calcext:value-type="float">
            <text:p>-0.486658695319904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201]*[.Q169] + [.G1202]*[.Q170] + [.G1203]*[.Q171] + [.G1204]*[.Q172] + [.G1205]*[.Q173] + [.G1206]*[.Q174] + [.G1207]*[.Q175] + [.G1208]*[.Q176] + [.G1209]*[.Q177] + [.G1210]*[.Q178] + [.G1211]*[.Q179] + [.G1212]*[.Q180] + [.G1213]*[.Q181] + [.G1214]*[.Q182] + [.G1215]*[.Q183] + [.G1216]*[.Q184] + [.G1217]*[.Q185] + [.G1218]*[.Q186] + [.G1219]*[.Q187] + [.G1220]*[.Q188] + [.G1221]*[.Q189] )" office:value-type="float" office:value="-0.999866812209337" calcext:value-type="float">
            <text:p>-0.999866812209337</text:p>
          </table:table-cell>
          <table:table-cell table:number-columns-repeated="13"/>
        </table:table-row>
        <table:table-row table:style-name="ro1">
          <table:table-cell office:value-type="float" office:value="934.7775" calcext:value-type="float">
            <text:p>934.7775</text:p>
          </table:table-cell>
          <table:table-cell table:number-columns-repeated="3"/>
          <table:table-cell table:formula="of:=[.$C$4] + ([.$C$5] - [.$C$4]) * (([.A1211] - [.$C$1]) / ([.$C$2] - [.$C$1]))" office:value-type="float" office:value="-0.486425572754708" calcext:value-type="float">
            <text:p>-0.486425572754708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201]*[.Q190] + [.G1202]*[.Q191] + [.G1203]*[.Q192] + [.G1204]*[.Q193] + [.G1205]*[.Q194] + [.G1206]*[.Q195] + [.G1207]*[.Q196] + [.G1208]*[.Q197] + [.G1209]*[.Q198] + [.G1210]*[.Q199] + [.G1211]*[.Q200] + [.G1212]*[.Q201] + [.G1213]*[.Q202] + [.G1214]*[.Q203] + [.G1215]*[.Q204] + [.G1216]*[.Q205] + [.G1217]*[.Q206] + [.G1218]*[.Q207] + [.G1219]*[.Q208] + [.G1220]*[.Q209] + [.G1221]*[.Q210] )" office:value-type="float" office:value="-0.999766659728983" calcext:value-type="float">
            <text:p>-0.999766659728983</text:p>
          </table:table-cell>
          <table:table-cell table:number-columns-repeated="13"/>
        </table:table-row>
        <table:table-row table:style-name="ro1">
          <table:table-cell office:value-type="float" office:value="920.365" calcext:value-type="float">
            <text:p>920.365</text:p>
          </table:table-cell>
          <table:table-cell table:number-columns-repeated="3"/>
          <table:table-cell table:formula="of:=[.$C$4] + ([.$C$5] - [.$C$4]) * (([.A1212] - [.$C$1]) / ([.$C$2] - [.$C$1]))" office:value-type="float" office:value="-0.486662371554524" calcext:value-type="float">
            <text:p>-0.486662371554524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201]*[.Q211] + [.G1202]*[.Q212] + [.G1203]*[.Q213] + [.G1204]*[.Q214] + [.G1205]*[.Q215] + [.G1206]*[.Q216] + [.G1207]*[.Q217] + [.G1208]*[.Q218] + [.G1209]*[.Q219] + [.G1210]*[.Q220] + [.G1211]*[.Q221] + [.G1212]*[.Q222] + [.G1213]*[.Q223] + [.G1214]*[.Q224] + [.G1215]*[.Q225] + [.G1216]*[.Q226] + [.G1217]*[.Q227] + [.G1218]*[.Q228] + [.G1219]*[.Q229] + [.G1220]*[.Q230] + [.G1221]*[.Q231] )" office:value-type="float" office:value="-0.997866797903483" calcext:value-type="float">
            <text:p>-0.997866797903483</text:p>
          </table:table-cell>
          <table:table-cell table:number-columns-repeated="13"/>
        </table:table-row>
        <table:table-row table:style-name="ro1">
          <table:table-cell office:value-type="float" office:value="912.2125" calcext:value-type="float">
            <text:p>912.2125</text:p>
          </table:table-cell>
          <table:table-cell table:number-columns-repeated="3"/>
          <table:table-cell table:formula="of:=[.$C$4] + ([.$C$5] - [.$C$4]) * (([.A1213] - [.$C$1]) / ([.$C$2] - [.$C$1]))" office:value-type="float" office:value="-0.486796317935478" calcext:value-type="float">
            <text:p>-0.486796317935478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201]*[.Q232] + [.G1202]*[.Q233] + [.G1203]*[.Q234] + [.G1204]*[.Q235] + [.G1205]*[.Q236] + [.G1206]*[.Q237] + [.G1207]*[.Q238] + [.G1208]*[.Q239] + [.G1209]*[.Q240] + [.G1210]*[.Q241] + [.G1211]*[.Q242] + [.G1212]*[.Q243] + [.G1213]*[.Q244] + [.G1214]*[.Q245] + [.G1215]*[.Q246] + [.G1216]*[.Q247] + [.G1217]*[.Q248] + [.G1218]*[.Q249] + [.G1219]*[.Q250] + [.G1220]*[.Q251] + [.G1221]*[.Q252] )" office:value-type="float" office:value="-0.999943064244066" calcext:value-type="float">
            <text:p>-0.999943064244066</text:p>
          </table:table-cell>
          <table:table-cell table:number-columns-repeated="13"/>
        </table:table-row>
        <table:table-row table:style-name="ro1">
          <table:table-cell office:value-type="float" office:value="898.55" calcext:value-type="float">
            <text:p>898.55</text:p>
          </table:table-cell>
          <table:table-cell table:number-columns-repeated="3"/>
          <table:table-cell table:formula="of:=[.$C$4] + ([.$C$5] - [.$C$4]) * (([.A1214] - [.$C$1]) / ([.$C$2] - [.$C$1]))" office:value-type="float" office:value="-0.487020794161149" calcext:value-type="float">
            <text:p>-0.487020794161149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201]*[.Q253] + [.G1202]*[.Q254] + [.G1203]*[.Q255] + [.G1204]*[.Q256] + [.G1205]*[.Q257] + [.G1206]*[.Q258] + [.G1207]*[.Q259] + [.G1208]*[.Q260] + [.G1209]*[.Q261] + [.G1210]*[.Q262] + [.G1211]*[.Q263] + [.G1212]*[.Q264] + [.G1213]*[.Q265] + [.G1214]*[.Q266] + [.G1215]*[.Q267] + [.G1216]*[.Q268] + [.G1217]*[.Q269] + [.G1218]*[.Q270] + [.G1219]*[.Q271] + [.G1220]*[.Q272] + [.G1221]*[.Q273] )" office:value-type="float" office:value="-0.999986022402306" calcext:value-type="float">
            <text:p>-0.999986022402306</text:p>
          </table:table-cell>
          <table:table-cell table:number-columns-repeated="13"/>
        </table:table-row>
        <table:table-row table:style-name="ro1">
          <table:table-cell office:value-type="float" office:value="901.05" calcext:value-type="float">
            <text:p>901.05</text:p>
          </table:table-cell>
          <table:table-cell table:number-columns-repeated="3"/>
          <table:table-cell table:formula="of:=[.$C$4] + ([.$C$5] - [.$C$4]) * (([.A1215] - [.$C$1]) / ([.$C$2] - [.$C$1]))" office:value-type="float" office:value="-0.486979718914" calcext:value-type="float">
            <text:p>-0.486979718914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201]*[.Q274] + [.G1202]*[.Q275] + [.G1203]*[.Q276] + [.G1204]*[.Q277] + [.G1205]*[.Q278] + [.G1206]*[.Q279] + [.G1207]*[.Q280] + [.G1208]*[.Q281] + [.G1209]*[.Q282] + [.G1210]*[.Q283] + [.G1211]*[.Q284] + [.G1212]*[.Q285] + [.G1213]*[.Q286] + [.G1214]*[.Q287] + [.G1215]*[.Q288] + [.G1216]*[.Q289] + [.G1217]*[.Q290] + [.G1218]*[.Q291] + [.G1219]*[.Q292] + [.G1220]*[.Q293] + [.G1221]*[.Q294] )" office:value-type="float" office:value="-0.999939036034419" calcext:value-type="float">
            <text:p>-0.999939036034419</text:p>
          </table:table-cell>
          <table:table-cell table:number-columns-repeated="13"/>
        </table:table-row>
        <table:table-row table:style-name="ro1">
          <table:table-cell office:value-type="float" office:value="912.84375" calcext:value-type="float">
            <text:p>912.84375</text:p>
          </table:table-cell>
          <table:table-cell table:number-columns-repeated="3"/>
          <table:table-cell table:formula="of:=[.$C$4] + ([.$C$5] - [.$C$4]) * (([.A1216] - [.$C$1]) / ([.$C$2] - [.$C$1]))" office:value-type="float" office:value="-0.486785946435573" calcext:value-type="float">
            <text:p>-0.486785946435573</text:p>
          </table:table-cell>
          <table:table-cell/>
          <table:table-cell table:style-name="ce15" office:value-type="float" office:value="-0.483718849351581" calcext:value-type="float">
            <text:p>-0.483718849351581</text:p>
          </table:table-cell>
          <table:table-cell table:style-name="ce17" table:formula="of:=TANH( [.G1201]*[.Q295] + [.G1202]*[.Q296] + [.G1203]*[.Q297] + [.G1204]*[.Q298] + [.G1205]*[.Q299] + [.G1206]*[.Q300] + [.G1207]*[.Q301] + [.G1208]*[.Q302] + [.G1209]*[.Q303] + [.G1210]*[.Q304] + [.G1211]*[.Q305] + [.G1212]*[.Q306] + [.G1213]*[.Q307] + [.G1214]*[.Q308] + [.G1215]*[.Q309] + [.G1216]*[.Q310] + [.G1217]*[.Q311] + [.G1218]*[.Q312] + [.G1219]*[.Q313] + [.G1220]*[.Q314] + [.G1221]*[.Q315] )" office:value-type="float" office:value="-0.999640189194622" calcext:value-type="float">
            <text:p>-0.999640189194622</text:p>
          </table:table-cell>
          <table:table-cell table:number-columns-repeated="13"/>
        </table:table-row>
        <table:table-row table:style-name="ro1">
          <table:table-cell office:value-type="float" office:value="919.795" calcext:value-type="float">
            <text:p>919.795</text:p>
          </table:table-cell>
          <table:table-cell table:number-columns-repeated="3"/>
          <table:table-cell table:formula="of:=[.$C$4] + ([.$C$5] - [.$C$4]) * (([.A1217] - [.$C$1]) / ([.$C$2] - [.$C$1]))" office:value-type="float" office:value="-0.486671736710874" calcext:value-type="float">
            <text:p>-0.486671736710874</text:p>
          </table:table-cell>
          <table:table-cell/>
          <table:table-cell table:style-name="ce15" office:value-type="float" office:value="-0.485028814561628" calcext:value-type="float">
            <text:p>-0.485028814561628</text:p>
          </table:table-cell>
          <table:table-cell table:style-name="ce17" table:formula="of:=TANH( [.G1201]*[.Q316] + [.G1202]*[.Q317] + [.G1203]*[.Q318] + [.G1204]*[.Q319] + [.G1205]*[.Q320] + [.G1206]*[.Q321] + [.G1207]*[.Q322] + [.G1208]*[.Q323] + [.G1209]*[.Q324] + [.G1210]*[.Q325] + [.G1211]*[.Q326] + [.G1212]*[.Q327] + [.G1213]*[.Q328] + [.G1214]*[.Q329] + [.G1215]*[.Q330] + [.G1216]*[.Q331] + [.G1217]*[.Q332] + [.G1218]*[.Q333] + [.G1219]*[.Q334] + [.G1220]*[.Q335] + [.G1221]*[.Q336] )" office:value-type="float" office:value="-0.997087672720194" calcext:value-type="float">
            <text:p>-0.997087672720194</text:p>
          </table:table-cell>
          <table:table-cell table:number-columns-repeated="13"/>
        </table:table-row>
        <table:table-row table:style-name="ro1">
          <table:table-cell office:value-type="float" office:value="920.82875" calcext:value-type="float">
            <text:p>920.82875</text:p>
          </table:table-cell>
          <table:table-cell table:number-columns-repeated="3"/>
          <table:table-cell table:formula="of:=[.$C$4] + ([.$C$5] - [.$C$4]) * (([.A1218] - [.$C$1]) / ([.$C$2] - [.$C$1]))" office:value-type="float" office:value="-0.486654752096178" calcext:value-type="float">
            <text:p>-0.486654752096178</text:p>
          </table:table-cell>
          <table:table-cell/>
          <table:table-cell table:style-name="ce15" office:value-type="float" office:value="-0.48488003443022" calcext:value-type="float">
            <text:p>-0.48488003443022</text:p>
          </table:table-cell>
          <table:table-cell table:style-name="ce17" table:formula="of:=TANH( [.G1201]*[.Q337] + [.G1202]*[.Q338] + [.G1203]*[.Q339] + [.G1204]*[.Q340] + [.G1205]*[.Q341] + [.G1206]*[.Q342] + [.G1207]*[.Q343] + [.G1208]*[.Q344] + [.G1209]*[.Q345] + [.G1210]*[.Q346] + [.G1211]*[.Q347] + [.G1212]*[.Q348] + [.G1213]*[.Q349] + [.G1214]*[.Q350] + [.G1215]*[.Q351] + [.G1216]*[.Q352] + [.G1217]*[.Q353] + [.G1218]*[.Q354] + [.G1219]*[.Q355] + [.G1220]*[.Q356] + [.G1221]*[.Q357] )" office:value-type="float" office:value="-0.999442778257918" calcext:value-type="float">
            <text:p>-0.999442778257918</text:p>
          </table:table-cell>
          <table:table-cell table:number-columns-repeated="13"/>
        </table:table-row>
        <table:table-row table:style-name="ro1">
          <table:table-cell office:value-type="float" office:value="916.91125" calcext:value-type="float">
            <text:p>916.91125</text:p>
          </table:table-cell>
          <table:table-cell table:number-columns-repeated="3"/>
          <table:table-cell table:formula="of:=[.$C$4] + ([.$C$5] - [.$C$4]) * (([.A1219] - [.$C$1]) / ([.$C$2] - [.$C$1]))" office:value-type="float" office:value="-0.486719117008461" calcext:value-type="float">
            <text:p>-0.486719117008461</text:p>
          </table:table-cell>
          <table:table-cell/>
          <table:table-cell table:style-name="ce15" office:value-type="float" office:value="-0.484182744320632" calcext:value-type="float">
            <text:p>-0.484182744320632</text:p>
          </table:table-cell>
          <table:table-cell table:style-name="ce17" table:formula="of:=TANH( [.G1201]*[.Q358] + [.G1202]*[.Q359] + [.G1203]*[.Q360] + [.G1204]*[.Q361] + [.G1205]*[.Q362] + [.G1206]*[.Q363] + [.G1207]*[.Q364] + [.G1208]*[.Q365] + [.G1209]*[.Q366] + [.G1210]*[.Q367] + [.G1211]*[.Q368] + [.G1212]*[.Q369] + [.G1213]*[.Q370] + [.G1214]*[.Q371] + [.G1215]*[.Q372] + [.G1216]*[.Q373] + [.G1217]*[.Q374] + [.G1218]*[.Q375] + [.G1219]*[.Q376] + [.G1220]*[.Q377] + [.G1221]*[.Q378] )" office:value-type="float" office:value="-0.998702985354246" calcext:value-type="float">
            <text:p>-0.998702985354246</text:p>
          </table:table-cell>
          <table:table-cell table:number-columns-repeated="13"/>
        </table:table-row>
        <table:table-row table:style-name="ro1">
          <table:table-cell office:value-type="float" office:value="921.35125" calcext:value-type="float">
            <text:p>921.35125</text:p>
          </table:table-cell>
          <table:table-cell table:number-columns-repeated="3"/>
          <table:table-cell table:formula="of:=[.$C$4] + ([.$C$5] - [.$C$4]) * (([.A1220] - [.$C$1]) / ([.$C$2] - [.$C$1]))" office:value-type="float" office:value="-0.486646167369524" calcext:value-type="float">
            <text:p>-0.486646167369524</text:p>
          </table:table-cell>
          <table:table-cell/>
          <table:table-cell table:style-name="ce15" office:value-type="float" office:value="-0.483064741320719" calcext:value-type="float">
            <text:p>-0.483064741320719</text:p>
          </table:table-cell>
          <table:table-cell table:style-name="ce17" table:formula="of:=TANH( [.G1201]*[.Q379] + [.G1202]*[.Q380] + [.G1203]*[.Q381] + [.G1204]*[.Q382] + [.G1205]*[.Q383] + [.G1206]*[.Q384] + [.G1207]*[.Q385] + [.G1208]*[.Q386] + [.G1209]*[.Q387] + [.G1210]*[.Q388] + [.G1211]*[.Q389] + [.G1212]*[.Q390] + [.G1213]*[.Q391] + [.G1214]*[.Q392] + [.G1215]*[.Q393] + [.G1216]*[.Q394] + [.G1217]*[.Q395] + [.G1218]*[.Q396] + [.G1219]*[.Q397] + [.G1220]*[.Q398] + [.G1221]*[.Q399] )" office:value-type="float" office:value="-0.999664316455667" calcext:value-type="float">
            <text:p>-0.999664316455667</text:p>
          </table:table-cell>
          <table:table-cell table:number-columns-repeated="13"/>
        </table:table-row>
        <table:table-row table:style-name="ro1">
          <table:table-cell office:value-type="float" office:value="973.065" calcext:value-type="float">
            <text:p>973.065</text:p>
          </table:table-cell>
          <table:table-cell table:number-columns-repeated="3"/>
          <table:table-cell table:formula="of:=[.$C$4] + ([.$C$5] - [.$C$4]) * (([.A1221] - [.$C$1]) / ([.$C$2] - [.$C$1]))" office:value-type="float" office:value="-0.485796505344616" calcext:value-type="float">
            <text:p>-0.485796505344616</text:p>
          </table:table-cell>
          <table:table-cell/>
          <table:table-cell table:style-name="ce15" office:value-type="float" office:value="-0.48527811387356" calcext:value-type="float">
            <text:p>-0.48527811387356</text:p>
          </table:table-cell>
          <table:table-cell table:style-name="ce17" table:formula="of:=TANH( [.G1201]*[.Q400] + [.G1202]*[.Q401] + [.G1203]*[.Q402] + [.G1204]*[.Q403] + [.G1205]*[.Q404] + [.G1206]*[.Q405] + [.G1207]*[.Q406] + [.G1208]*[.Q407] + [.G1209]*[.Q408] + [.G1210]*[.Q409] + [.G1211]*[.Q410] + [.G1212]*[.Q411] + [.G1213]*[.Q412] + [.G1214]*[.Q413] + [.G1215]*[.Q414] + [.G1216]*[.Q415] + [.G1217]*[.Q416] + [.G1218]*[.Q417] + [.G1219]*[.Q418] + [.G1220]*[.Q419] + [.G1221]*[.Q420] )" office:value-type="float" office:value="-0.99968665753286" calcext:value-type="float">
            <text:p>-0.99968665753286</text:p>
          </table:table-cell>
          <table:table-cell table:number-columns-repeated="13"/>
        </table:table-row>
        <table:table-row table:style-name="ro1">
          <table:table-cell office:value-type="float" office:value="982.8275" calcext:value-type="float">
            <text:p>982.8275</text:p>
          </table:table-cell>
          <table:table-cell table:number-columns-repeated="3"/>
          <table:table-cell table:formula="of:=[.$C$4] + ([.$C$5] - [.$C$4]) * (([.A1222] - [.$C$1]) / ([.$C$2] - [.$C$1]))" office:value-type="float" office:value="-0.485636106504498" calcext:value-type="float">
            <text:p>-0.485636106504498</text:p>
          </table:table-cell>
          <table:table-cell table:number-columns-repeated="2"/>
          <table:table-cell table:style-name="ce17" table:formula="of:=TANH( [.G1201]*[.Q421] + [.G1202]*[.Q422] + [.G1203]*[.Q423] + [.G1204]*[.Q424] + [.G1205]*[.Q425] + [.G1206]*[.Q426] + [.G1207]*[.Q427] + [.G1208]*[.Q428] + [.G1209]*[.Q429] + [.G1210]*[.Q430] + [.G1211]*[.Q431] + [.G1212]*[.Q432] + [.G1213]*[.Q433] + [.G1214]*[.Q434] + [.G1215]*[.Q435] + [.G1216]*[.Q436] + [.G1217]*[.Q437] + [.G1218]*[.Q438] + [.G1219]*[.Q439] + [.G1220]*[.Q440] + [.G1221]*[.Q441] )" office:value-type="float" office:value="-0.999527579144426" calcext:value-type="float">
            <text:p>-0.999527579144426</text:p>
          </table:table-cell>
          <table:table-cell table:number-columns-repeated="13"/>
        </table:table-row>
        <table:table-row table:style-name="ro1">
          <table:table-cell office:value-type="float" office:value="1020.09" calcext:value-type="float">
            <text:p>1020.09</text:p>
          </table:table-cell>
          <table:table-cell table:number-columns-repeated="3"/>
          <table:table-cell table:formula="of:=[.$C$4] + ([.$C$5] - [.$C$4]) * (([.A1223] - [.$C$1]) / ([.$C$2] - [.$C$1]))" office:value-type="float" office:value="-0.485023879945737" calcext:value-type="float">
            <text:p>-0.485023879945737</text:p>
          </table:table-cell>
          <table:table-cell table:number-columns-repeated="2"/>
          <table:table-cell table:style-name="ce17" table:formula="of:=TANH( [.G1201]*[.Q442] + [.G1202]*[.Q443] + [.G1203]*[.Q444] + [.G1204]*[.Q445] + [.G1205]*[.Q446] + [.G1206]*[.Q447] + [.G1207]*[.Q448] + [.G1208]*[.Q449] + [.G1209]*[.Q450] + [.G1210]*[.Q451] + [.G1211]*[.Q452] + [.G1212]*[.Q453] + [.G1213]*[.Q454] + [.G1214]*[.Q455] + [.G1215]*[.Q456] + [.G1216]*[.Q457] + [.G1217]*[.Q458] + [.G1218]*[.Q459] + [.G1219]*[.Q460] + [.G1220]*[.Q461] + [.G1221]*[.Q462] )" office:value-type="float" office:value="-0.999224865606793" calcext:value-type="float">
            <text:p>-0.999224865606793</text:p>
          </table:table-cell>
          <table:table-cell table:number-columns-repeated="13"/>
        </table:table-row>
        <table:table-row table:style-name="ro1">
          <table:table-cell office:value-type="float" office:value="1011.215" calcext:value-type="float">
            <text:p>1011.215</text:p>
          </table:table-cell>
          <table:table-cell table:number-columns-repeated="3"/>
          <table:table-cell table:formula="of:=[.$C$4] + ([.$C$5] - [.$C$4]) * (([.A1224] - [.$C$1]) / ([.$C$2] - [.$C$1]))" office:value-type="float" office:value="-0.485169697073117" calcext:value-type="float">
            <text:p>-0.485169697073117</text:p>
          </table:table-cell>
          <table:table-cell table:number-columns-repeated="2"/>
          <table:table-cell table:style-name="ce17" table:formula="of:=TANH( [.G1201]*[.Q463] + [.G1202]*[.Q464] + [.G1203]*[.Q465] + [.G1204]*[.Q466] + [.G1205]*[.Q467] + [.G1206]*[.Q468] + [.G1207]*[.Q469] + [.G1208]*[.Q470] + [.G1209]*[.Q471] + [.G1210]*[.Q472] + [.G1211]*[.Q473] + [.G1212]*[.Q474] + [.G1213]*[.Q475] + [.G1214]*[.Q476] + [.G1215]*[.Q477] + [.G1216]*[.Q478] + [.G1217]*[.Q479] + [.G1218]*[.Q480] + [.G1219]*[.Q481] + [.G1220]*[.Q482] + [.G1221]*[.Q483] )" office:value-type="float" office:value="-0.999514404828438" calcext:value-type="float">
            <text:p>-0.999514404828438</text:p>
          </table:table-cell>
          <table:table-cell table:number-columns-repeated="13"/>
        </table:table-row>
        <table:table-row table:style-name="ro1">
          <table:table-cell office:value-type="float" office:value="1029.40124" calcext:value-type="float">
            <text:p>1029.40124</text:p>
          </table:table-cell>
          <table:table-cell table:number-columns-repeated="3"/>
          <table:table-cell table:formula="of:=[.$C$4] + ([.$C$5] - [.$C$4]) * (([.A1225] - [.$C$1]) / ([.$C$2] - [.$C$1]))" office:value-type="float" office:value="-0.48487089535203" calcext:value-type="float">
            <text:p>-0.48487089535203</text:p>
          </table:table-cell>
          <table:table-cell table:number-columns-repeated="16"/>
        </table:table-row>
        <table:table-row table:style-name="ro1">
          <table:table-cell office:value-type="float" office:value="1019.3125" calcext:value-type="float">
            <text:p>1019.3125</text:p>
          </table:table-cell>
          <table:table-cell table:number-columns-repeated="3"/>
          <table:table-cell table:formula="of:=[.$C$4] + ([.$C$5] - [.$C$4]) * (([.A1226] - [.$C$1]) / ([.$C$2] - [.$C$1]))" office:value-type="float" office:value="-0.4850366543476" calcext:value-type="float">
            <text:p>-0.485036654347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29.40875" calcext:value-type="float">
            <text:p>1029.40875</text:p>
          </table:table-cell>
          <table:table-cell table:number-columns-repeated="3"/>
          <table:table-cell table:formula="of:=[.$C$4] + ([.$C$5] - [.$C$4]) * (([.A1227] - [.$C$1]) / ([.$C$2] - [.$C$1]))" office:value-type="float" office:value="-0.484870771961988" calcext:value-type="float">
            <text:p>-0.484870771961988</text:p>
          </table:table-cell>
          <table:table-cell/>
          <table:table-cell table:style-name="ce15" office:value-type="float" office:value="-0.493394809938538" calcext:value-type="float">
            <text:p>-0.493394809938538</text:p>
          </table:table-cell>
          <table:table-cell table:style-name="ce17" table:formula="of:=TANH( [.G1226]*[.Q1] + [.G1227]*[.Q2] + [.G1228]*[.Q3] + [.G1229]*[.Q4] + [.G1230]*[.Q5] + [.G1231]*[.Q6] + [.G1232]*[.Q7] + [.G1233]*[.Q8] + [.G1234]*[.Q9] + [.G1235]*[.Q10] + [.G1236]*[.Q11] + [.G1237]*[.Q12] + [.G1238]*[.Q13] + [.G1239]*[.Q14] + [.G1240]*[.Q15] + [.G1241]*[.Q16] + [.G1242]*[.Q17] + [.G1243]*[.Q18] + [.G1244]*[.Q19] + [.G1245]*[.Q20] + [.G1246]*[.Q21] )" office:value-type="float" office:value="-0.99978662331177" calcext:value-type="float">
            <text:p>-0.99978662331177</text:p>
          </table:table-cell>
          <table:table-cell table:style-name="ce19" table:formula="of:=TANH( [.H1226]*[.S1] + [.H1227]*[.S2] + [.H1228]*[.S3] + [.H1229]*[.S4] + [.H1230]*[.S5] + [.H1231]*[.S6] + [.H1232]*[.S7] + [.H1233]*[.S8] + [.H1234]*[.S9] + [.H1235]*[.S10] + [.H1236]*[.S11] + [.H1237]*[.S12] + [.H1238]*[.S13] + [.H1239]*[.S14] + [.H1240]*[.S15] + [.H1241]*[.S16] + [.H1242]*[.S17] + [.H1243]*[.S18] + [.H1244]*[.S19] + [.H1245]*[.S20] + [.H1246]*[.S21] + [.H1247]*[.S22] + [.H1248]*[.S23] + [.H1249]*[.S24] )" office:value-type="float" office:value="-0.999999999372349" calcext:value-type="float">
            <text:p>-0.999999999372349</text:p>
          </table:table-cell>
          <table:table-cell table:style-name="ce20" office:value-type="float" office:value="-0.490450412997131" calcext:value-type="float">
            <text:p>-0.490450412997131</text:p>
          </table:table-cell>
          <table:table-cell table:style-name="ce21" table:formula="of:= ([.J1227]-[.I1227]) * ([.J1227]-[.I1227])" office:value-type="float" office:value="0.259640780975156" calcext:value-type="float">
            <text:p>0.259640780975156</text:p>
          </table:table-cell>
          <table:table-cell table:number-columns-repeated="10"/>
        </table:table-row>
        <table:table-row table:style-name="ro1">
          <table:table-cell office:value-type="float" office:value="1067.70875" calcext:value-type="float">
            <text:p>1067.70875</text:p>
          </table:table-cell>
          <table:table-cell table:number-columns-repeated="3"/>
          <table:table-cell table:formula="of:=[.$C$4] + ([.$C$5] - [.$C$4]) * (([.A1228] - [.$C$1]) / ([.$C$2] - [.$C$1]))" office:value-type="float" office:value="-0.48424149917566" calcext:value-type="float">
            <text:p>-0.48424149917566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226]*[.Q22] + [.G1227]*[.Q23] + [.G1228]*[.Q24] + [.G1229]*[.Q25] + [.G1230]*[.Q26] + [.G1231]*[.Q27] + [.G1232]*[.Q28] + [.G1233]*[.Q29] + [.G1234]*[.Q30] + [.G1235]*[.Q31] + [.G1236]*[.Q32] + [.G1237]*[.Q33] + [.G1238]*[.Q34] + [.G1239]*[.Q35] + [.G1240]*[.Q36] + [.G1241]*[.Q37] + [.G1242]*[.Q38] + [.G1243]*[.Q39] + [.G1244]*[.Q40] + [.G1245]*[.Q41] + [.G1246]*[.Q42] )" office:value-type="float" office:value="-0.998263833102962" calcext:value-type="float">
            <text:p>-0.998263833102962</text:p>
          </table:table-cell>
          <table:table-cell table:style-name="ce19" table:formula="of:=TANH( [.H1226]*[.S25] + [.H1227]*[.S26] + [.H1228]*[.S27] + [.H1229]*[.S28] + [.H1230]*[.S29] + [.H1231]*[.S30] + [.H1232]*[.S31] + [.H1233]*[.S32] + [.H1234]*[.S33] + [.H1235]*[.S34] + [.H1236]*[.S35] + [.H1237]*[.S36] + [.H1238]*[.S37] + [.H1239]*[.S38] + [.H1240]*[.S39] + [.H1241]*[.S40] + [.H1242]*[.S41] + [.H1243]*[.S42] + [.H1244]*[.S43] + [.H1245]*[.S44] + [.H1246]*[.S45] + [.H1247]*[.S46] + [.H1248]*[.S47] + [.H1249]*[.S48] )" office:value-type="float" office:value="-0.999999996068675" calcext:value-type="float">
            <text:p>-0.999999996068675</text:p>
          </table:table-cell>
          <table:table-cell table:style-name="ce20" office:value-type="float" office:value="-0.487952550653719" calcext:value-type="float">
            <text:p>-0.487952550653719</text:p>
          </table:table-cell>
          <table:table-cell table:style-name="ce21" table:formula="of:= ([.J1228]-[.I1228]) * ([.J1228]-[.I1228])" office:value-type="float" office:value="0.262192586355982" calcext:value-type="float">
            <text:p>0.262192586355982</text:p>
          </table:table-cell>
          <table:table-cell table:number-columns-repeated="10"/>
        </table:table-row>
        <table:table-row table:style-name="ro1">
          <table:table-cell office:value-type="float" office:value="1072.205" calcext:value-type="float">
            <text:p>1072.205</text:p>
          </table:table-cell>
          <table:table-cell table:number-columns-repeated="3"/>
          <table:table-cell table:formula="of:=[.$C$4] + ([.$C$5] - [.$C$4]) * (([.A1229] - [.$C$1]) / ([.$C$2] - [.$C$1]))" office:value-type="float" office:value="-0.484167625343661" calcext:value-type="float">
            <text:p>-0.484167625343661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226]*[.Q43] + [.G1227]*[.Q44] + [.G1228]*[.Q45] + [.G1229]*[.Q46] + [.G1230]*[.Q47] + [.G1231]*[.Q48] + [.G1232]*[.Q49] + [.G1233]*[.Q50] + [.G1234]*[.Q51] + [.G1235]*[.Q52] + [.G1236]*[.Q53] + [.G1237]*[.Q54] + [.G1238]*[.Q55] + [.G1239]*[.Q56] + [.G1240]*[.Q57] + [.G1241]*[.Q58] + [.G1242]*[.Q59] + [.G1243]*[.Q60] + [.G1244]*[.Q61] + [.G1245]*[.Q62] + [.G1246]*[.Q63] )" office:value-type="float" office:value="-0.999744440893062" calcext:value-type="float">
            <text:p>-0.999744440893062</text:p>
          </table:table-cell>
          <table:table-cell table:style-name="ce19" table:formula="of:=TANH( [.H1226]*[.S49] + [.H1227]*[.S50] + [.H1228]*[.S51] + [.H1229]*[.S52] + [.H1230]*[.S53] + [.H1231]*[.S54] + [.H1232]*[.S55] + [.H1233]*[.S56] + [.H1234]*[.S57] + [.H1235]*[.S58] + [.H1236]*[.S59] + [.H1237]*[.S60] + [.H1238]*[.S61] + [.H1239]*[.S62] + [.H1240]*[.S63] + [.H1241]*[.S64] + [.H1242]*[.S65] + [.H1243]*[.S66] + [.H1244]*[.S67] + [.H1245]*[.S68] + [.H1246]*[.S69] + [.H1247]*[.S70] + [.H1248]*[.S71] + [.H1249]*[.S72] )" office:value-type="float" office:value="-0.999999972524721" calcext:value-type="float">
            <text:p>-0.999999972524721</text:p>
          </table:table-cell>
          <table:table-cell table:style-name="ce20" office:value-type="float" office:value="-0.486721339343633" calcext:value-type="float">
            <text:p>-0.486721339343633</text:p>
          </table:table-cell>
          <table:table-cell table:style-name="ce21" table:formula="of:= ([.J1229]-[.I1229]) * ([.J1229]-[.I1229])" office:value-type="float" office:value="0.263454955280246" calcext:value-type="float">
            <text:p>0.263454955280246</text:p>
          </table:table-cell>
          <table:table-cell table:number-columns-repeated="10"/>
        </table:table-row>
        <table:table-row table:style-name="ro1">
          <table:table-cell office:value-type="float" office:value="974.95875" calcext:value-type="float">
            <text:p>974.95875</text:p>
          </table:table-cell>
          <table:table-cell table:number-columns-repeated="3"/>
          <table:table-cell table:formula="of:=[.$C$4] + ([.$C$5] - [.$C$4]) * (([.A1230] - [.$C$1]) / ([.$C$2] - [.$C$1]))" office:value-type="float" office:value="-0.4857653908449" calcext:value-type="float">
            <text:p>-0.4857653908449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226]*[.Q64] + [.G1227]*[.Q65] + [.G1228]*[.Q66] + [.G1229]*[.Q67] + [.G1230]*[.Q68] + [.G1231]*[.Q69] + [.G1232]*[.Q70] + [.G1233]*[.Q71] + [.G1234]*[.Q72] + [.G1235]*[.Q73] + [.G1236]*[.Q74] + [.G1237]*[.Q75] + [.G1238]*[.Q76] + [.G1239]*[.Q77] + [.G1240]*[.Q78] + [.G1241]*[.Q79] + [.G1242]*[.Q80] + [.G1243]*[.Q81] + [.G1244]*[.Q82] + [.G1245]*[.Q83] + [.G1246]*[.Q84] )" office:value-type="float" office:value="-0.999699146969686" calcext:value-type="float">
            <text:p>-0.999699146969686</text:p>
          </table:table-cell>
          <table:table-cell table:number-columns-repeated="13"/>
        </table:table-row>
        <table:table-row table:style-name="ro1">
          <table:table-cell office:value-type="float" office:value="997.2275" calcext:value-type="float">
            <text:p>997.2275</text:p>
          </table:table-cell>
          <table:table-cell table:number-columns-repeated="3"/>
          <table:table-cell table:formula="of:=[.$C$4] + ([.$C$5] - [.$C$4]) * (([.A1231] - [.$C$1]) / ([.$C$2] - [.$C$1]))" office:value-type="float" office:value="-0.485399513080918" calcext:value-type="float">
            <text:p>-0.485399513080918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226]*[.Q85] + [.G1227]*[.Q86] + [.G1228]*[.Q87] + [.G1229]*[.Q88] + [.G1230]*[.Q89] + [.G1231]*[.Q90] + [.G1232]*[.Q91] + [.G1233]*[.Q92] + [.G1234]*[.Q93] + [.G1235]*[.Q94] + [.G1236]*[.Q95] + [.G1237]*[.Q96] + [.G1238]*[.Q97] + [.G1239]*[.Q98] + [.G1240]*[.Q99] + [.G1241]*[.Q100] + [.G1242]*[.Q101] + [.G1243]*[.Q102] + [.G1244]*[.Q103] + [.G1245]*[.Q104] + [.G1246]*[.Q105] )" office:value-type="float" office:value="-0.998191143313735" calcext:value-type="float">
            <text:p>-0.998191143313735</text:p>
          </table:table-cell>
          <table:table-cell table:number-columns-repeated="13"/>
        </table:table-row>
        <table:table-row table:style-name="ro1">
          <table:table-cell office:value-type="float" office:value="1004.71375" calcext:value-type="float">
            <text:p>1004.71375</text:p>
          </table:table-cell>
          <table:table-cell table:number-columns-repeated="3"/>
          <table:table-cell table:formula="of:=[.$C$4] + ([.$C$5] - [.$C$4]) * (([.A1232] - [.$C$1]) / ([.$C$2] - [.$C$1]))" office:value-type="float" office:value="-0.485276513253329" calcext:value-type="float">
            <text:p>-0.485276513253329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226]*[.Q106] + [.G1227]*[.Q107] + [.G1228]*[.Q108] + [.G1229]*[.Q109] + [.G1230]*[.Q110] + [.G1231]*[.Q111] + [.G1232]*[.Q112] + [.G1233]*[.Q113] + [.G1234]*[.Q114] + [.G1235]*[.Q115] + [.G1236]*[.Q116] + [.G1237]*[.Q117] + [.G1238]*[.Q118] + [.G1239]*[.Q119] + [.G1240]*[.Q120] + [.G1241]*[.Q121] + [.G1242]*[.Q122] + [.G1243]*[.Q123] + [.G1244]*[.Q124] + [.G1245]*[.Q125] + [.G1246]*[.Q126] )" office:value-type="float" office:value="-0.999497394787899" calcext:value-type="float">
            <text:p>-0.999497394787899</text:p>
          </table:table-cell>
          <table:table-cell table:number-columns-repeated="13"/>
        </table:table-row>
        <table:table-row table:style-name="ro1">
          <table:table-cell office:value-type="float" office:value="1004.85375" calcext:value-type="float">
            <text:p>1004.85375</text:p>
          </table:table-cell>
          <table:table-cell table:number-columns-repeated="3"/>
          <table:table-cell table:formula="of:=[.$C$4] + ([.$C$5] - [.$C$4]) * (([.A1233] - [.$C$1]) / ([.$C$2] - [.$C$1]))" office:value-type="float" office:value="-0.485274213039488" calcext:value-type="float">
            <text:p>-0.485274213039488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226]*[.Q127] + [.G1227]*[.Q128] + [.G1228]*[.Q129] + [.G1229]*[.Q130] + [.G1230]*[.Q131] + [.G1231]*[.Q132] + [.G1232]*[.Q133] + [.G1233]*[.Q134] + [.G1234]*[.Q135] + [.G1235]*[.Q136] + [.G1236]*[.Q137] + [.G1237]*[.Q138] + [.G1238]*[.Q139] + [.G1239]*[.Q140] + [.G1240]*[.Q141] + [.G1241]*[.Q142] + [.G1242]*[.Q143] + [.G1243]*[.Q144] + [.G1244]*[.Q145] + [.G1245]*[.Q146] + [.G1246]*[.Q147] )" office:value-type="float" office:value="-0.999804826167687" calcext:value-type="float">
            <text:p>-0.999804826167687</text:p>
          </table:table-cell>
          <table:table-cell table:number-columns-repeated="13"/>
        </table:table-row>
        <table:table-row table:style-name="ro1">
          <table:table-cell office:value-type="float" office:value="994.58" calcext:value-type="float">
            <text:p>994.58</text:p>
          </table:table-cell>
          <table:table-cell table:number-columns-repeated="3"/>
          <table:table-cell table:formula="of:=[.$C$4] + ([.$C$5] - [.$C$4]) * (([.A1234] - [.$C$1]) / ([.$C$2] - [.$C$1]))" office:value-type="float" office:value="-0.485443011767649" calcext:value-type="float">
            <text:p>-0.485443011767649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226]*[.Q148] + [.G1227]*[.Q149] + [.G1228]*[.Q150] + [.G1229]*[.Q151] + [.G1230]*[.Q152] + [.G1231]*[.Q153] + [.G1232]*[.Q154] + [.G1233]*[.Q155] + [.G1234]*[.Q156] + [.G1235]*[.Q157] + [.G1236]*[.Q158] + [.G1237]*[.Q159] + [.G1238]*[.Q160] + [.G1239]*[.Q161] + [.G1240]*[.Q162] + [.G1241]*[.Q163] + [.G1242]*[.Q164] + [.G1243]*[.Q165] + [.G1244]*[.Q166] + [.G1245]*[.Q167] + [.G1246]*[.Q168] )" office:value-type="float" office:value="-0.99936525172212" calcext:value-type="float">
            <text:p>-0.99936525172212</text:p>
          </table:table-cell>
          <table:table-cell table:number-columns-repeated="13"/>
        </table:table-row>
        <table:table-row table:style-name="ro1">
          <table:table-cell office:value-type="float" office:value="1003.59" calcext:value-type="float">
            <text:p>1003.59</text:p>
          </table:table-cell>
          <table:table-cell table:number-columns-repeated="3"/>
          <table:table-cell table:formula="of:=[.$C$4] + ([.$C$5] - [.$C$4]) * (([.A1235] - [.$C$1]) / ([.$C$2] - [.$C$1]))" office:value-type="float" office:value="-0.485294976576922" calcext:value-type="float">
            <text:p>-0.485294976576922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226]*[.Q169] + [.G1227]*[.Q170] + [.G1228]*[.Q171] + [.G1229]*[.Q172] + [.G1230]*[.Q173] + [.G1231]*[.Q174] + [.G1232]*[.Q175] + [.G1233]*[.Q176] + [.G1234]*[.Q177] + [.G1235]*[.Q178] + [.G1236]*[.Q179] + [.G1237]*[.Q180] + [.G1238]*[.Q181] + [.G1239]*[.Q182] + [.G1240]*[.Q183] + [.G1241]*[.Q184] + [.G1242]*[.Q185] + [.G1243]*[.Q186] + [.G1244]*[.Q187] + [.G1245]*[.Q188] + [.G1246]*[.Q189] )" office:value-type="float" office:value="-0.999866937732262" calcext:value-type="float">
            <text:p>-0.999866937732262</text:p>
          </table:table-cell>
          <table:table-cell table:number-columns-repeated="13"/>
        </table:table-row>
        <table:table-row table:style-name="ro1">
          <table:table-cell office:value-type="float" office:value="1018.41125" calcext:value-type="float">
            <text:p>1018.41125</text:p>
          </table:table-cell>
          <table:table-cell table:number-columns-repeated="3"/>
          <table:table-cell table:formula="of:=[.$C$4] + ([.$C$5] - [.$C$4]) * (([.A1236] - [.$C$1]) / ([.$C$2] - [.$C$1]))" office:value-type="float" office:value="-0.485051461974198" calcext:value-type="float">
            <text:p>-0.485051461974198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226]*[.Q190] + [.G1227]*[.Q191] + [.G1228]*[.Q192] + [.G1229]*[.Q193] + [.G1230]*[.Q194] + [.G1231]*[.Q195] + [.G1232]*[.Q196] + [.G1233]*[.Q197] + [.G1234]*[.Q198] + [.G1235]*[.Q199] + [.G1236]*[.Q200] + [.G1237]*[.Q201] + [.G1238]*[.Q202] + [.G1239]*[.Q203] + [.G1240]*[.Q204] + [.G1241]*[.Q205] + [.G1242]*[.Q206] + [.G1243]*[.Q207] + [.G1244]*[.Q208] + [.G1245]*[.Q209] + [.G1246]*[.Q210] )" office:value-type="float" office:value="-0.99976539308331" calcext:value-type="float">
            <text:p>-0.99976539308331</text:p>
          </table:table-cell>
          <table:table-cell table:number-columns-repeated="13"/>
        </table:table-row>
        <table:table-row table:style-name="ro1">
          <table:table-cell office:value-type="float" office:value="1038.86625" calcext:value-type="float">
            <text:p>1038.86625</text:p>
          </table:table-cell>
          <table:table-cell table:number-columns-repeated="3"/>
          <table:table-cell table:formula="of:=[.$C$4] + ([.$C$5] - [.$C$4]) * (([.A1237] - [.$C$1]) / ([.$C$2] - [.$C$1]))" office:value-type="float" office:value="-0.484715384302022" calcext:value-type="float">
            <text:p>-0.484715384302022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226]*[.Q211] + [.G1227]*[.Q212] + [.G1228]*[.Q213] + [.G1229]*[.Q214] + [.G1230]*[.Q215] + [.G1231]*[.Q216] + [.G1232]*[.Q217] + [.G1233]*[.Q218] + [.G1234]*[.Q219] + [.G1235]*[.Q220] + [.G1236]*[.Q221] + [.G1237]*[.Q222] + [.G1238]*[.Q223] + [.G1239]*[.Q224] + [.G1240]*[.Q225] + [.G1241]*[.Q226] + [.G1242]*[.Q227] + [.G1243]*[.Q228] + [.G1244]*[.Q229] + [.G1245]*[.Q230] + [.G1246]*[.Q231] )" office:value-type="float" office:value="-0.997847141043304" calcext:value-type="float">
            <text:p>-0.997847141043304</text:p>
          </table:table-cell>
          <table:table-cell table:number-columns-repeated="13"/>
        </table:table-row>
        <table:table-row table:style-name="ro1">
          <table:table-cell office:value-type="float" office:value="1058.315" calcext:value-type="float">
            <text:p>1058.315</text:p>
          </table:table-cell>
          <table:table-cell table:number-columns-repeated="3"/>
          <table:table-cell table:formula="of:=[.$C$4] + ([.$C$5] - [.$C$4]) * (([.A1238] - [.$C$1]) / ([.$C$2] - [.$C$1]))" office:value-type="float" office:value="-0.484395839416823" calcext:value-type="float">
            <text:p>-0.484395839416823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226]*[.Q232] + [.G1227]*[.Q233] + [.G1228]*[.Q234] + [.G1229]*[.Q235] + [.G1230]*[.Q236] + [.G1231]*[.Q237] + [.G1232]*[.Q238] + [.G1233]*[.Q239] + [.G1234]*[.Q240] + [.G1235]*[.Q241] + [.G1236]*[.Q242] + [.G1237]*[.Q243] + [.G1238]*[.Q244] + [.G1239]*[.Q245] + [.G1240]*[.Q246] + [.G1241]*[.Q247] + [.G1242]*[.Q248] + [.G1243]*[.Q249] + [.G1244]*[.Q250] + [.G1245]*[.Q251] + [.G1246]*[.Q252] )" office:value-type="float" office:value="-0.999942729030013" calcext:value-type="float">
            <text:p>-0.999942729030013</text:p>
          </table:table-cell>
          <table:table-cell table:number-columns-repeated="13"/>
        </table:table-row>
        <table:table-row table:style-name="ro1">
          <table:table-cell office:value-type="float" office:value="1052.84375" calcext:value-type="float">
            <text:p>1052.84375</text:p>
          </table:table-cell>
          <table:table-cell table:number-columns-repeated="3"/>
          <table:table-cell table:formula="of:=[.$C$4] + ([.$C$5] - [.$C$4]) * (([.A1239] - [.$C$1]) / ([.$C$2] - [.$C$1]))" office:value-type="float" office:value="-0.48448573259521" calcext:value-type="float">
            <text:p>-0.48448573259521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226]*[.Q253] + [.G1227]*[.Q254] + [.G1228]*[.Q255] + [.G1229]*[.Q256] + [.G1230]*[.Q257] + [.G1231]*[.Q258] + [.G1232]*[.Q259] + [.G1233]*[.Q260] + [.G1234]*[.Q261] + [.G1235]*[.Q262] + [.G1236]*[.Q263] + [.G1237]*[.Q264] + [.G1238]*[.Q265] + [.G1239]*[.Q266] + [.G1240]*[.Q267] + [.G1241]*[.Q268] + [.G1242]*[.Q269] + [.G1243]*[.Q270] + [.G1244]*[.Q271] + [.G1245]*[.Q272] + [.G1246]*[.Q273] )" office:value-type="float" office:value="-0.999985899381183" calcext:value-type="float">
            <text:p>-0.999985899381183</text:p>
          </table:table-cell>
          <table:table-cell table:number-columns-repeated="13"/>
        </table:table-row>
        <table:table-row table:style-name="ro1">
          <table:table-cell office:value-type="float" office:value="1046.66249" calcext:value-type="float">
            <text:p>1046.66249</text:p>
          </table:table-cell>
          <table:table-cell table:number-columns-repeated="3"/>
          <table:table-cell table:formula="of:=[.$C$4] + ([.$C$5] - [.$C$4]) * (([.A1240] - [.$C$1]) / ([.$C$2] - [.$C$1]))" office:value-type="float" office:value="-0.484587291308087" calcext:value-type="float">
            <text:p>-0.484587291308087</text:p>
          </table:table-cell>
          <table:table-cell/>
          <table:table-cell table:style-name="ce15" office:value-type="float" office:value="-0.483718849351581" calcext:value-type="float">
            <text:p>-0.483718849351581</text:p>
          </table:table-cell>
          <table:table-cell table:style-name="ce17" table:formula="of:=TANH( [.G1226]*[.Q274] + [.G1227]*[.Q275] + [.G1228]*[.Q276] + [.G1229]*[.Q277] + [.G1230]*[.Q278] + [.G1231]*[.Q279] + [.G1232]*[.Q280] + [.G1233]*[.Q281] + [.G1234]*[.Q282] + [.G1235]*[.Q283] + [.G1236]*[.Q284] + [.G1237]*[.Q285] + [.G1238]*[.Q286] + [.G1239]*[.Q287] + [.G1240]*[.Q288] + [.G1241]*[.Q289] + [.G1242]*[.Q290] + [.G1243]*[.Q291] + [.G1244]*[.Q292] + [.G1245]*[.Q293] + [.G1246]*[.Q294] )" office:value-type="float" office:value="-0.999938739077884" calcext:value-type="float">
            <text:p>-0.999938739077884</text:p>
          </table:table-cell>
          <table:table-cell table:number-columns-repeated="13"/>
        </table:table-row>
        <table:table-row table:style-name="ro1">
          <table:table-cell office:value-type="float" office:value="1079.5825" calcext:value-type="float">
            <text:p>1079.5825</text:p>
          </table:table-cell>
          <table:table-cell table:number-columns-repeated="3"/>
          <table:table-cell table:formula="of:=[.$C$4] + ([.$C$5] - [.$C$4]) * (([.A1241] - [.$C$1]) / ([.$C$2] - [.$C$1]))" office:value-type="float" office:value="-0.484046412289324" calcext:value-type="float">
            <text:p>-0.484046412289324</text:p>
          </table:table-cell>
          <table:table-cell/>
          <table:table-cell table:style-name="ce15" office:value-type="float" office:value="-0.485028814561628" calcext:value-type="float">
            <text:p>-0.485028814561628</text:p>
          </table:table-cell>
          <table:table-cell table:style-name="ce17" table:formula="of:=TANH( [.G1226]*[.Q295] + [.G1227]*[.Q296] + [.G1228]*[.Q297] + [.G1229]*[.Q298] + [.G1230]*[.Q299] + [.G1231]*[.Q300] + [.G1232]*[.Q301] + [.G1233]*[.Q302] + [.G1234]*[.Q303] + [.G1235]*[.Q304] + [.G1236]*[.Q305] + [.G1237]*[.Q306] + [.G1238]*[.Q307] + [.G1239]*[.Q308] + [.G1240]*[.Q309] + [.G1241]*[.Q310] + [.G1242]*[.Q311] + [.G1243]*[.Q312] + [.G1244]*[.Q313] + [.G1245]*[.Q314] + [.G1246]*[.Q315] )" office:value-type="float" office:value="-0.999638545690958" calcext:value-type="float">
            <text:p>-0.999638545690958</text:p>
          </table:table-cell>
          <table:table-cell table:number-columns-repeated="13"/>
        </table:table-row>
        <table:table-row table:style-name="ro1">
          <table:table-cell office:value-type="float" office:value="1112.86375" calcext:value-type="float">
            <text:p>1112.86375</text:p>
          </table:table-cell>
          <table:table-cell table:number-columns-repeated="3"/>
          <table:table-cell table:formula="of:=[.$C$4] + ([.$C$5] - [.$C$4]) * (([.A1242] - [.$C$1]) / ([.$C$2] - [.$C$1]))" office:value-type="float" office:value="-0.483499598061648" calcext:value-type="float">
            <text:p>-0.483499598061648</text:p>
          </table:table-cell>
          <table:table-cell/>
          <table:table-cell table:style-name="ce15" office:value-type="float" office:value="-0.48488003443022" calcext:value-type="float">
            <text:p>-0.48488003443022</text:p>
          </table:table-cell>
          <table:table-cell table:style-name="ce17" table:formula="of:=TANH( [.G1226]*[.Q316] + [.G1227]*[.Q317] + [.G1228]*[.Q318] + [.G1229]*[.Q319] + [.G1230]*[.Q320] + [.G1231]*[.Q321] + [.G1232]*[.Q322] + [.G1233]*[.Q323] + [.G1234]*[.Q324] + [.G1235]*[.Q325] + [.G1236]*[.Q326] + [.G1237]*[.Q327] + [.G1238]*[.Q328] + [.G1239]*[.Q329] + [.G1240]*[.Q330] + [.G1241]*[.Q331] + [.G1242]*[.Q332] + [.G1243]*[.Q333] + [.G1244]*[.Q334] + [.G1245]*[.Q335] + [.G1246]*[.Q336] )" office:value-type="float" office:value="-0.997064609754305" calcext:value-type="float">
            <text:p>-0.997064609754305</text:p>
          </table:table-cell>
          <table:table-cell table:number-columns-repeated="13"/>
        </table:table-row>
        <table:table-row table:style-name="ro1">
          <table:table-cell office:value-type="float" office:value="1122.515" calcext:value-type="float">
            <text:p>1122.515</text:p>
          </table:table-cell>
          <table:table-cell table:number-columns-repeated="3"/>
          <table:table-cell table:formula="of:=[.$C$4] + ([.$C$5] - [.$C$4]) * (([.A1243] - [.$C$1]) / ([.$C$2] - [.$C$1]))" office:value-type="float" office:value="-0.483341027070028" calcext:value-type="float">
            <text:p>-0.483341027070028</text:p>
          </table:table-cell>
          <table:table-cell/>
          <table:table-cell table:style-name="ce15" office:value-type="float" office:value="-0.484182744320632" calcext:value-type="float">
            <text:p>-0.484182744320632</text:p>
          </table:table-cell>
          <table:table-cell table:style-name="ce17" table:formula="of:=TANH( [.G1226]*[.Q337] + [.G1227]*[.Q338] + [.G1228]*[.Q339] + [.G1229]*[.Q340] + [.G1230]*[.Q341] + [.G1231]*[.Q342] + [.G1232]*[.Q343] + [.G1233]*[.Q344] + [.G1234]*[.Q345] + [.G1235]*[.Q346] + [.G1236]*[.Q347] + [.G1237]*[.Q348] + [.G1238]*[.Q349] + [.G1239]*[.Q350] + [.G1240]*[.Q351] + [.G1241]*[.Q352] + [.G1242]*[.Q353] + [.G1243]*[.Q354] + [.G1244]*[.Q355] + [.G1245]*[.Q356] + [.G1246]*[.Q357] )" office:value-type="float" office:value="-0.99943998084112" calcext:value-type="float">
            <text:p>-0.99943998084112</text:p>
          </table:table-cell>
          <table:table-cell table:number-columns-repeated="13"/>
        </table:table-row>
        <table:table-row table:style-name="ro1">
          <table:table-cell office:value-type="float" office:value="1193.501" calcext:value-type="float">
            <text:p>1193.501</text:p>
          </table:table-cell>
          <table:table-cell table:number-columns-repeated="3"/>
          <table:table-cell table:formula="of:=[.$C$4] + ([.$C$5] - [.$C$4]) * (([.A1244] - [.$C$1]) / ([.$C$2] - [.$C$1]))" office:value-type="float" office:value="-0.482174720072371" calcext:value-type="float">
            <text:p>-0.482174720072371</text:p>
          </table:table-cell>
          <table:table-cell/>
          <table:table-cell table:style-name="ce15" office:value-type="float" office:value="-0.483064741320719" calcext:value-type="float">
            <text:p>-0.483064741320719</text:p>
          </table:table-cell>
          <table:table-cell table:style-name="ce17" table:formula="of:=TANH( [.G1226]*[.Q358] + [.G1227]*[.Q359] + [.G1228]*[.Q360] + [.G1229]*[.Q361] + [.G1230]*[.Q362] + [.G1231]*[.Q363] + [.G1232]*[.Q364] + [.G1233]*[.Q365] + [.G1234]*[.Q366] + [.G1235]*[.Q367] + [.G1236]*[.Q368] + [.G1237]*[.Q369] + [.G1238]*[.Q370] + [.G1239]*[.Q371] + [.G1240]*[.Q372] + [.G1241]*[.Q373] + [.G1242]*[.Q374] + [.G1243]*[.Q375] + [.G1244]*[.Q376] + [.G1245]*[.Q377] + [.G1246]*[.Q378] )" office:value-type="float" office:value="-0.998694420032061" calcext:value-type="float">
            <text:p>-0.998694420032061</text:p>
          </table:table-cell>
          <table:table-cell table:number-columns-repeated="13"/>
        </table:table-row>
        <table:table-row table:style-name="ro1">
          <table:table-cell office:value-type="float" office:value="1182.429" calcext:value-type="float">
            <text:p>1182.429</text:p>
          </table:table-cell>
          <table:table-cell table:number-columns-repeated="3"/>
          <table:table-cell table:formula="of:=[.$C$4] + ([.$C$5] - [.$C$4]) * (([.A1245] - [.$C$1]) / ([.$C$2] - [.$C$1]))" office:value-type="float" office:value="-0.482356634126946" calcext:value-type="float">
            <text:p>-0.482356634126946</text:p>
          </table:table-cell>
          <table:table-cell/>
          <table:table-cell table:style-name="ce15" office:value-type="float" office:value="-0.48527811387356" calcext:value-type="float">
            <text:p>-0.48527811387356</text:p>
          </table:table-cell>
          <table:table-cell table:style-name="ce17" table:formula="of:=TANH( [.G1226]*[.Q379] + [.G1227]*[.Q380] + [.G1228]*[.Q381] + [.G1229]*[.Q382] + [.G1230]*[.Q383] + [.G1231]*[.Q384] + [.G1232]*[.Q385] + [.G1233]*[.Q386] + [.G1234]*[.Q387] + [.G1235]*[.Q388] + [.G1236]*[.Q389] + [.G1237]*[.Q390] + [.G1238]*[.Q391] + [.G1239]*[.Q392] + [.G1240]*[.Q393] + [.G1241]*[.Q394] + [.G1242]*[.Q395] + [.G1243]*[.Q396] + [.G1244]*[.Q397] + [.G1245]*[.Q398] + [.G1246]*[.Q399] )" office:value-type="float" office:value="-0.999661999357851" calcext:value-type="float">
            <text:p>-0.999661999357851</text:p>
          </table:table-cell>
          <table:table-cell table:number-columns-repeated="13"/>
        </table:table-row>
        <table:table-row table:style-name="ro1">
          <table:table-cell office:value-type="float" office:value="1139.848" calcext:value-type="float">
            <text:p>1139.848</text:p>
          </table:table-cell>
          <table:table-cell table:number-columns-repeated="3"/>
          <table:table-cell table:formula="of:=[.$C$4] + ([.$C$5] - [.$C$4]) * (([.A1246] - [.$C$1]) / ([.$C$2] - [.$C$1]))" office:value-type="float" office:value="-0.483056244166492" calcext:value-type="float">
            <text:p>-0.483056244166492</text:p>
          </table:table-cell>
          <table:table-cell/>
          <table:table-cell table:style-name="ce15" office:value-type="float" office:value="-0.489306542778176" calcext:value-type="float">
            <text:p>-0.489306542778176</text:p>
          </table:table-cell>
          <table:table-cell table:style-name="ce17" table:formula="of:=TANH( [.G1226]*[.Q400] + [.G1227]*[.Q401] + [.G1228]*[.Q402] + [.G1229]*[.Q403] + [.G1230]*[.Q404] + [.G1231]*[.Q405] + [.G1232]*[.Q406] + [.G1233]*[.Q407] + [.G1234]*[.Q408] + [.G1235]*[.Q409] + [.G1236]*[.Q410] + [.G1237]*[.Q411] + [.G1238]*[.Q412] + [.G1239]*[.Q413] + [.G1240]*[.Q414] + [.G1241]*[.Q415] + [.G1242]*[.Q416] + [.G1243]*[.Q417] + [.G1244]*[.Q418] + [.G1245]*[.Q419] + [.G1246]*[.Q420] )" office:value-type="float" office:value="-0.999686213047586" calcext:value-type="float">
            <text:p>-0.999686213047586</text:p>
          </table:table-cell>
          <table:table-cell table:number-columns-repeated="13"/>
        </table:table-row>
        <table:table-row table:style-name="ro1">
          <table:table-cell office:value-type="float" office:value="1189.366" calcext:value-type="float">
            <text:p>1189.366</text:p>
          </table:table-cell>
          <table:table-cell table:number-columns-repeated="3"/>
          <table:table-cell table:formula="of:=[.$C$4] + ([.$C$5] - [.$C$4]) * (([.A1247] - [.$C$1]) / ([.$C$2] - [.$C$1]))" office:value-type="float" office:value="-0.482242658531156" calcext:value-type="float">
            <text:p>-0.482242658531156</text:p>
          </table:table-cell>
          <table:table-cell table:number-columns-repeated="2"/>
          <table:table-cell table:style-name="ce17" table:formula="of:=TANH( [.G1226]*[.Q421] + [.G1227]*[.Q422] + [.G1228]*[.Q423] + [.G1229]*[.Q424] + [.G1230]*[.Q425] + [.G1231]*[.Q426] + [.G1232]*[.Q427] + [.G1233]*[.Q428] + [.G1234]*[.Q429] + [.G1235]*[.Q430] + [.G1236]*[.Q431] + [.G1237]*[.Q432] + [.G1238]*[.Q433] + [.G1239]*[.Q434] + [.G1240]*[.Q435] + [.G1241]*[.Q436] + [.G1242]*[.Q437] + [.G1243]*[.Q438] + [.G1244]*[.Q439] + [.G1245]*[.Q440] + [.G1246]*[.Q441] )" office:value-type="float" office:value="-0.999524525598182" calcext:value-type="float">
            <text:p>-0.999524525598182</text:p>
          </table:table-cell>
          <table:table-cell table:number-columns-repeated="13"/>
        </table:table-row>
        <table:table-row table:style-name="ro1">
          <table:table-cell office:value-type="float" office:value="1189.94699" calcext:value-type="float">
            <text:p>1189.94699</text:p>
          </table:table-cell>
          <table:table-cell table:number-columns-repeated="3"/>
          <table:table-cell table:formula="of:=[.$C$4] + ([.$C$5] - [.$C$4]) * (([.A1248] - [.$C$1]) / ([.$C$2] - [.$C$1]))" office:value-type="float" office:value="-0.482233112808019" calcext:value-type="float">
            <text:p>-0.482233112808019</text:p>
          </table:table-cell>
          <table:table-cell table:number-columns-repeated="2"/>
          <table:table-cell table:style-name="ce17" table:formula="of:=TANH( [.G1226]*[.Q442] + [.G1227]*[.Q443] + [.G1228]*[.Q444] + [.G1229]*[.Q445] + [.G1230]*[.Q446] + [.G1231]*[.Q447] + [.G1232]*[.Q448] + [.G1233]*[.Q449] + [.G1234]*[.Q450] + [.G1235]*[.Q451] + [.G1236]*[.Q452] + [.G1237]*[.Q453] + [.G1238]*[.Q454] + [.G1239]*[.Q455] + [.G1240]*[.Q456] + [.G1241]*[.Q457] + [.G1242]*[.Q458] + [.G1243]*[.Q459] + [.G1244]*[.Q460] + [.G1245]*[.Q461] + [.G1246]*[.Q462] )" office:value-type="float" office:value="-0.999215626504499" calcext:value-type="float">
            <text:p>-0.999215626504499</text:p>
          </table:table-cell>
          <table:table-cell table:number-columns-repeated="13"/>
        </table:table-row>
        <table:table-row table:style-name="ro1">
          <table:table-cell office:value-type="float" office:value="1193.611" calcext:value-type="float">
            <text:p>1193.611</text:p>
          </table:table-cell>
          <table:table-cell table:number-columns-repeated="3"/>
          <table:table-cell table:formula="of:=[.$C$4] + ([.$C$5] - [.$C$4]) * (([.A1249] - [.$C$1]) / ([.$C$2] - [.$C$1]))" office:value-type="float" office:value="-0.482172912761496" calcext:value-type="float">
            <text:p>-0.482172912761496</text:p>
          </table:table-cell>
          <table:table-cell table:number-columns-repeated="2"/>
          <table:table-cell table:style-name="ce17" table:formula="of:=TANH( [.G1226]*[.Q463] + [.G1227]*[.Q464] + [.G1228]*[.Q465] + [.G1229]*[.Q466] + [.G1230]*[.Q467] + [.G1231]*[.Q468] + [.G1232]*[.Q469] + [.G1233]*[.Q470] + [.G1234]*[.Q471] + [.G1235]*[.Q472] + [.G1236]*[.Q473] + [.G1237]*[.Q474] + [.G1238]*[.Q475] + [.G1239]*[.Q476] + [.G1240]*[.Q477] + [.G1241]*[.Q478] + [.G1242]*[.Q479] + [.G1243]*[.Q480] + [.G1244]*[.Q481] + [.G1245]*[.Q482] + [.G1246]*[.Q483] )" office:value-type="float" office:value="-0.999511884601095" calcext:value-type="float">
            <text:p>-0.999511884601095</text:p>
          </table:table-cell>
          <table:table-cell table:number-columns-repeated="13"/>
        </table:table-row>
        <table:table-row table:style-name="ro1">
          <table:table-cell office:value-type="float" office:value="1221.05" calcext:value-type="float">
            <text:p>1221.05</text:p>
          </table:table-cell>
          <table:table-cell table:number-columns-repeated="3"/>
          <table:table-cell table:formula="of:=[.$C$4] + ([.$C$5] - [.$C$4]) * (([.A1250] - [.$C$1]) / ([.$C$2] - [.$C$1]))" office:value-type="float" office:value="-0.481722087278884" calcext:value-type="float">
            <text:p>-0.481722087278884</text:p>
          </table:table-cell>
          <table:table-cell table:number-columns-repeated="16"/>
        </table:table-row>
        <table:table-row table:style-name="ro1">
          <table:table-cell office:value-type="float" office:value="1269.776" calcext:value-type="float">
            <text:p>1269.776</text:p>
          </table:table-cell>
          <table:table-cell table:number-columns-repeated="3"/>
          <table:table-cell table:formula="of:=[.$C$4] + ([.$C$5] - [.$C$4]) * (([.A1251] - [.$C$1]) / ([.$C$2] - [.$C$1]))" office:value-type="float" office:value="-0.480921514281844" calcext:value-type="float">
            <text:p>-0.48092151428184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85.376" calcext:value-type="float">
            <text:p>1285.376</text:p>
          </table:table-cell>
          <table:table-cell table:number-columns-repeated="3"/>
          <table:table-cell table:formula="of:=[.$C$4] + ([.$C$5] - [.$C$4]) * (([.A1252] - [.$C$1]) / ([.$C$2] - [.$C$1]))" office:value-type="float" office:value="-0.480665204739632" calcext:value-type="float">
            <text:p>-0.480665204739632</text:p>
          </table:table-cell>
          <table:table-cell/>
          <table:table-cell table:style-name="ce15" office:value-type="float" office:value="-0.49038732141751" calcext:value-type="float">
            <text:p>-0.49038732141751</text:p>
          </table:table-cell>
          <table:table-cell table:style-name="ce17" table:formula="of:=TANH( [.G1251]*[.Q1] + [.G1252]*[.Q2] + [.G1253]*[.Q3] + [.G1254]*[.Q4] + [.G1255]*[.Q5] + [.G1256]*[.Q6] + [.G1257]*[.Q7] + [.G1258]*[.Q8] + [.G1259]*[.Q9] + [.G1260]*[.Q10] + [.G1261]*[.Q11] + [.G1262]*[.Q12] + [.G1263]*[.Q13] + [.G1264]*[.Q14] + [.G1265]*[.Q15] + [.G1266]*[.Q16] + [.G1267]*[.Q17] + [.G1268]*[.Q18] + [.G1269]*[.Q19] + [.G1270]*[.Q20] + [.G1271]*[.Q21] )" office:value-type="float" office:value="-0.999787507917475" calcext:value-type="float">
            <text:p>-0.999787507917475</text:p>
          </table:table-cell>
          <table:table-cell table:style-name="ce19" table:formula="of:=TANH( [.H1251]*[.S1] + [.H1252]*[.S2] + [.H1253]*[.S3] + [.H1254]*[.S4] + [.H1255]*[.S5] + [.H1256]*[.S6] + [.H1257]*[.S7] + [.H1258]*[.S8] + [.H1259]*[.S9] + [.H1260]*[.S10] + [.H1261]*[.S11] + [.H1262]*[.S12] + [.H1263]*[.S13] + [.H1264]*[.S14] + [.H1265]*[.S15] + [.H1266]*[.S16] + [.H1267]*[.S17] + [.H1268]*[.S18] + [.H1269]*[.S19] + [.H1270]*[.S20] + [.H1271]*[.S21] + [.H1272]*[.S22] + [.H1273]*[.S23] + [.H1274]*[.S24] )" office:value-type="float" office:value="-0.999999999372319" calcext:value-type="float">
            <text:p>-0.999999999372319</text:p>
          </table:table-cell>
          <table:table-cell table:style-name="ce20" office:value-type="float" office:value="-0.487952550653719" calcext:value-type="float">
            <text:p>-0.487952550653719</text:p>
          </table:table-cell>
          <table:table-cell table:style-name="ce21" table:formula="of:= ([.J1252]-[.I1252]) * ([.J1252]-[.I1252])" office:value-type="float" office:value="0.262192589739227" calcext:value-type="float">
            <text:p>0.262192589739227</text:p>
          </table:table-cell>
          <table:table-cell table:number-columns-repeated="10"/>
        </table:table-row>
        <table:table-row table:style-name="ro1">
          <table:table-cell office:value-type="float" office:value="1260.668" calcext:value-type="float">
            <text:p>1260.668</text:p>
          </table:table-cell>
          <table:table-cell table:number-columns-repeated="3"/>
          <table:table-cell table:formula="of:=[.$C$4] + ([.$C$5] - [.$C$4]) * (([.A1253] - [.$C$1]) / ([.$C$2] - [.$C$1]))" office:value-type="float" office:value="-0.481071159622258" calcext:value-type="float">
            <text:p>-0.481071159622258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251]*[.Q22] + [.G1252]*[.Q23] + [.G1253]*[.Q24] + [.G1254]*[.Q25] + [.G1255]*[.Q26] + [.G1256]*[.Q27] + [.G1257]*[.Q28] + [.G1258]*[.Q29] + [.G1259]*[.Q30] + [.G1260]*[.Q31] + [.G1261]*[.Q32] + [.G1262]*[.Q33] + [.G1263]*[.Q34] + [.G1264]*[.Q35] + [.G1265]*[.Q36] + [.G1266]*[.Q37] + [.G1267]*[.Q38] + [.G1268]*[.Q39] + [.G1269]*[.Q40] + [.G1270]*[.Q41] + [.G1271]*[.Q42] )" office:value-type="float" office:value="-0.998260881104056" calcext:value-type="float">
            <text:p>-0.998260881104056</text:p>
          </table:table-cell>
          <table:table-cell table:style-name="ce19" table:formula="of:=TANH( [.H1251]*[.S25] + [.H1252]*[.S26] + [.H1253]*[.S27] + [.H1254]*[.S28] + [.H1255]*[.S29] + [.H1256]*[.S30] + [.H1257]*[.S31] + [.H1258]*[.S32] + [.H1259]*[.S33] + [.H1260]*[.S34] + [.H1261]*[.S35] + [.H1262]*[.S36] + [.H1263]*[.S37] + [.H1264]*[.S38] + [.H1265]*[.S39] + [.H1266]*[.S40] + [.H1267]*[.S41] + [.H1268]*[.S42] + [.H1269]*[.S43] + [.H1270]*[.S44] + [.H1271]*[.S45] + [.H1272]*[.S46] + [.H1273]*[.S47] + [.H1274]*[.S48] )" office:value-type="float" office:value="-0.999999996068393" calcext:value-type="float">
            <text:p>-0.999999996068393</text:p>
          </table:table-cell>
          <table:table-cell table:style-name="ce20" office:value-type="float" office:value="-0.486721339343633" calcext:value-type="float">
            <text:p>-0.486721339343633</text:p>
          </table:table-cell>
          <table:table-cell table:style-name="ce21" table:formula="of:= ([.J1253]-[.I1253]) * ([.J1253]-[.I1253])" office:value-type="float" office:value="0.263454979449174" calcext:value-type="float">
            <text:p>0.263454979449174</text:p>
          </table:table-cell>
          <table:table-cell table:number-columns-repeated="10"/>
        </table:table-row>
        <table:table-row table:style-name="ro1">
          <table:table-cell office:value-type="float" office:value="1273.24699" calcext:value-type="float">
            <text:p>1273.24699</text:p>
          </table:table-cell>
          <table:table-cell table:number-columns-repeated="3"/>
          <table:table-cell table:formula="of:=[.$C$4] + ([.$C$5] - [.$C$4]) * (([.A1254] - [.$C$1]) / ([.$C$2] - [.$C$1]))" office:value-type="float" office:value="-0.480864485573003" calcext:value-type="float">
            <text:p>-0.480864485573003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251]*[.Q43] + [.G1252]*[.Q44] + [.G1253]*[.Q45] + [.G1254]*[.Q46] + [.G1255]*[.Q47] + [.G1256]*[.Q48] + [.G1257]*[.Q49] + [.G1258]*[.Q50] + [.G1259]*[.Q51] + [.G1260]*[.Q52] + [.G1261]*[.Q53] + [.G1262]*[.Q54] + [.G1263]*[.Q55] + [.G1264]*[.Q56] + [.G1265]*[.Q57] + [.G1266]*[.Q58] + [.G1267]*[.Q59] + [.G1268]*[.Q60] + [.G1269]*[.Q61] + [.G1270]*[.Q62] + [.G1271]*[.Q63] )" office:value-type="float" office:value="-0.99974330973704" calcext:value-type="float">
            <text:p>-0.99974330973704</text:p>
          </table:table-cell>
          <table:table-cell table:style-name="ce19" table:formula="of:=TANH( [.H1251]*[.S49] + [.H1252]*[.S50] + [.H1253]*[.S51] + [.H1254]*[.S52] + [.H1255]*[.S53] + [.H1256]*[.S54] + [.H1257]*[.S55] + [.H1258]*[.S56] + [.H1259]*[.S57] + [.H1260]*[.S58] + [.H1261]*[.S59] + [.H1262]*[.S60] + [.H1263]*[.S61] + [.H1264]*[.S62] + [.H1265]*[.S63] + [.H1266]*[.S64] + [.H1267]*[.S65] + [.H1268]*[.S66] + [.H1269]*[.S67] + [.H1270]*[.S68] + [.H1271]*[.S69] + [.H1272]*[.S70] + [.H1273]*[.S71] + [.H1274]*[.S72] )" office:value-type="float" office:value="-0.999999972522878" calcext:value-type="float">
            <text:p>-0.999999972522878</text:p>
          </table:table-cell>
          <table:table-cell table:style-name="ce20" office:value-type="float" office:value="-0.485889110968023" calcext:value-type="float">
            <text:p>-0.485889110968023</text:p>
          </table:table-cell>
          <table:table-cell table:style-name="ce21" table:formula="of:= ([.J1254]-[.I1254]) * ([.J1254]-[.I1254])" office:value-type="float" office:value="0.264309977968675" calcext:value-type="float">
            <text:p>0.264309977968675</text:p>
          </table:table-cell>
          <table:table-cell table:number-columns-repeated="10"/>
        </table:table-row>
        <table:table-row table:style-name="ro1">
          <table:table-cell office:value-type="float" office:value="1280.30499" calcext:value-type="float">
            <text:p>1280.30499</text:p>
          </table:table-cell>
          <table:table-cell table:number-columns-repeated="3"/>
          <table:table-cell table:formula="of:=[.$C$4] + ([.$C$5] - [.$C$4]) * (([.A1255] - [.$C$1]) / ([.$C$2] - [.$C$1]))" office:value-type="float" office:value="-0.480748521935251" calcext:value-type="float">
            <text:p>-0.480748521935251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251]*[.Q64] + [.G1252]*[.Q65] + [.G1253]*[.Q66] + [.G1254]*[.Q67] + [.G1255]*[.Q68] + [.G1256]*[.Q69] + [.G1257]*[.Q70] + [.G1258]*[.Q71] + [.G1259]*[.Q72] + [.G1260]*[.Q73] + [.G1261]*[.Q74] + [.G1262]*[.Q75] + [.G1263]*[.Q76] + [.G1264]*[.Q77] + [.G1265]*[.Q78] + [.G1266]*[.Q79] + [.G1267]*[.Q80] + [.G1268]*[.Q81] + [.G1269]*[.Q82] + [.G1270]*[.Q83] + [.G1271]*[.Q84] )" office:value-type="float" office:value="-0.999698537006267" calcext:value-type="float">
            <text:p>-0.999698537006267</text:p>
          </table:table-cell>
          <table:table-cell table:number-columns-repeated="13"/>
        </table:table-row>
        <table:table-row table:style-name="ro1">
          <table:table-cell office:value-type="float" office:value="1206.357" calcext:value-type="float">
            <text:p>1206.357</text:p>
          </table:table-cell>
          <table:table-cell table:number-columns-repeated="3"/>
          <table:table-cell table:formula="of:=[.$C$4] + ([.$C$5] - [.$C$4]) * (([.A1256] - [.$C$1]) / ([.$C$2] - [.$C$1]))" office:value-type="float" office:value="-0.48196349472143" calcext:value-type="float">
            <text:p>-0.48196349472143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251]*[.Q85] + [.G1252]*[.Q86] + [.G1253]*[.Q87] + [.G1254]*[.Q88] + [.G1255]*[.Q89] + [.G1256]*[.Q90] + [.G1257]*[.Q91] + [.G1258]*[.Q92] + [.G1259]*[.Q93] + [.G1260]*[.Q94] + [.G1261]*[.Q95] + [.G1262]*[.Q96] + [.G1263]*[.Q97] + [.G1264]*[.Q98] + [.G1265]*[.Q99] + [.G1266]*[.Q100] + [.G1267]*[.Q101] + [.G1268]*[.Q102] + [.G1269]*[.Q103] + [.G1270]*[.Q104] + [.G1271]*[.Q105] )" office:value-type="float" office:value="-0.998187662846343" calcext:value-type="float">
            <text:p>-0.998187662846343</text:p>
          </table:table-cell>
          <table:table-cell table:number-columns-repeated="13"/>
        </table:table-row>
        <table:table-row table:style-name="ro1">
          <table:table-cell office:value-type="float" office:value="1153.06" calcext:value-type="float">
            <text:p>1153.06</text:p>
          </table:table-cell>
          <table:table-cell table:number-columns-repeated="3"/>
          <table:table-cell table:formula="of:=[.$C$4] + ([.$C$5] - [.$C$4]) * (([.A1257] - [.$C$1]) / ([.$C$2] - [.$C$1]))" office:value-type="float" office:value="-0.482839169700357" calcext:value-type="float">
            <text:p>-0.482839169700357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251]*[.Q106] + [.G1252]*[.Q107] + [.G1253]*[.Q108] + [.G1254]*[.Q109] + [.G1255]*[.Q110] + [.G1256]*[.Q111] + [.G1257]*[.Q112] + [.G1258]*[.Q113] + [.G1259]*[.Q114] + [.G1260]*[.Q115] + [.G1261]*[.Q116] + [.G1262]*[.Q117] + [.G1263]*[.Q118] + [.G1264]*[.Q119] + [.G1265]*[.Q120] + [.G1266]*[.Q121] + [.G1267]*[.Q122] + [.G1268]*[.Q123] + [.G1269]*[.Q124] + [.G1270]*[.Q125] + [.G1271]*[.Q126] )" office:value-type="float" office:value="-0.999491541073052" calcext:value-type="float">
            <text:p>-0.999491541073052</text:p>
          </table:table-cell>
          <table:table-cell table:number-columns-repeated="13"/>
        </table:table-row>
        <table:table-row table:style-name="ro1">
          <table:table-cell office:value-type="float" office:value="1200.557" calcext:value-type="float">
            <text:p>1200.557</text:p>
          </table:table-cell>
          <table:table-cell table:number-columns-repeated="3"/>
          <table:table-cell table:formula="of:=[.$C$4] + ([.$C$5] - [.$C$4]) * (([.A1258] - [.$C$1]) / ([.$C$2] - [.$C$1]))" office:value-type="float" office:value="-0.482058789294816" calcext:value-type="float">
            <text:p>-0.482058789294816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251]*[.Q127] + [.G1252]*[.Q128] + [.G1253]*[.Q129] + [.G1254]*[.Q130] + [.G1255]*[.Q131] + [.G1256]*[.Q132] + [.G1257]*[.Q133] + [.G1258]*[.Q134] + [.G1259]*[.Q135] + [.G1260]*[.Q136] + [.G1261]*[.Q137] + [.G1262]*[.Q138] + [.G1263]*[.Q139] + [.G1264]*[.Q140] + [.G1265]*[.Q141] + [.G1266]*[.Q142] + [.G1267]*[.Q143] + [.G1268]*[.Q144] + [.G1269]*[.Q145] + [.G1270]*[.Q146] + [.G1271]*[.Q147] )" office:value-type="float" office:value="-0.999803705291059" calcext:value-type="float">
            <text:p>-0.999803705291059</text:p>
          </table:table-cell>
          <table:table-cell table:number-columns-repeated="13"/>
        </table:table-row>
        <table:table-row table:style-name="ro1">
          <table:table-cell office:value-type="float" office:value="1147.625" calcext:value-type="float">
            <text:p>1147.625</text:p>
          </table:table-cell>
          <table:table-cell table:number-columns-repeated="3"/>
          <table:table-cell table:formula="of:=[.$C$4] + ([.$C$5] - [.$C$4]) * (([.A1259] - [.$C$1]) / ([.$C$2] - [.$C$1]))" office:value-type="float" office:value="-0.48292846728766" calcext:value-type="float">
            <text:p>-0.48292846728766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251]*[.Q148] + [.G1252]*[.Q149] + [.G1253]*[.Q150] + [.G1254]*[.Q151] + [.G1255]*[.Q152] + [.G1256]*[.Q153] + [.G1257]*[.Q154] + [.G1258]*[.Q155] + [.G1259]*[.Q156] + [.G1260]*[.Q157] + [.G1261]*[.Q158] + [.G1262]*[.Q159] + [.G1263]*[.Q160] + [.G1264]*[.Q161] + [.G1265]*[.Q162] + [.G1266]*[.Q163] + [.G1267]*[.Q164] + [.G1268]*[.Q165] + [.G1269]*[.Q166] + [.G1270]*[.Q167] + [.G1271]*[.Q168] )" office:value-type="float" office:value="-0.999364555665892" calcext:value-type="float">
            <text:p>-0.999364555665892</text:p>
          </table:table-cell>
          <table:table-cell table:number-columns-repeated="13"/>
        </table:table-row>
        <table:table-row table:style-name="ro1">
          <table:table-cell office:value-type="float" office:value="1186.351" calcext:value-type="float">
            <text:p>1186.351</text:p>
          </table:table-cell>
          <table:table-cell table:number-columns-repeated="3"/>
          <table:table-cell table:formula="of:=[.$C$4] + ([.$C$5] - [.$C$4]) * (([.A1260] - [.$C$1]) / ([.$C$2] - [.$C$1]))" office:value-type="float" office:value="-0.482292195279218" calcext:value-type="float">
            <text:p>-0.482292195279218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251]*[.Q169] + [.G1252]*[.Q170] + [.G1253]*[.Q171] + [.G1254]*[.Q172] + [.G1255]*[.Q173] + [.G1256]*[.Q174] + [.G1257]*[.Q175] + [.G1258]*[.Q176] + [.G1259]*[.Q177] + [.G1260]*[.Q178] + [.G1261]*[.Q179] + [.G1262]*[.Q180] + [.G1263]*[.Q181] + [.G1264]*[.Q182] + [.G1265]*[.Q183] + [.G1266]*[.Q184] + [.G1267]*[.Q185] + [.G1268]*[.Q186] + [.G1269]*[.Q187] + [.G1270]*[.Q188] + [.G1271]*[.Q189] )" office:value-type="float" office:value="-0.999867643981813" calcext:value-type="float">
            <text:p>-0.999867643981813</text:p>
          </table:table-cell>
          <table:table-cell table:number-columns-repeated="13"/>
        </table:table-row>
        <table:table-row table:style-name="ro1">
          <table:table-cell office:value-type="float" office:value="1235.553" calcext:value-type="float">
            <text:p>1235.553</text:p>
          </table:table-cell>
          <table:table-cell table:number-columns-repeated="3"/>
          <table:table-cell table:formula="of:=[.$C$4] + ([.$C$5] - [.$C$4]) * (([.A1261] - [.$C$1]) / ([.$C$2] - [.$C$1]))" office:value-type="float" office:value="-0.481483801555121" calcext:value-type="float">
            <text:p>-0.481483801555121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251]*[.Q190] + [.G1252]*[.Q191] + [.G1253]*[.Q192] + [.G1254]*[.Q193] + [.G1255]*[.Q194] + [.G1256]*[.Q195] + [.G1257]*[.Q196] + [.G1258]*[.Q197] + [.G1259]*[.Q198] + [.G1260]*[.Q199] + [.G1261]*[.Q200] + [.G1262]*[.Q201] + [.G1263]*[.Q202] + [.G1264]*[.Q203] + [.G1265]*[.Q204] + [.G1266]*[.Q205] + [.G1267]*[.Q206] + [.G1268]*[.Q207] + [.G1269]*[.Q208] + [.G1270]*[.Q209] + [.G1271]*[.Q210] )" office:value-type="float" office:value="-0.999763574717356" calcext:value-type="float">
            <text:p>-0.999763574717356</text:p>
          </table:table-cell>
          <table:table-cell table:number-columns-repeated="13"/>
        </table:table-row>
        <table:table-row table:style-name="ro1">
          <table:table-cell office:value-type="float" office:value="1242.806" calcext:value-type="float">
            <text:p>1242.806</text:p>
          </table:table-cell>
          <table:table-cell table:number-columns-repeated="3"/>
          <table:table-cell table:formula="of:=[.$C$4] + ([.$C$5] - [.$C$4]) * (([.A1262] - [.$C$1]) / ([.$C$2] - [.$C$1]))" office:value-type="float" office:value="-0.481364634048091" calcext:value-type="float">
            <text:p>-0.481364634048091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251]*[.Q211] + [.G1252]*[.Q212] + [.G1253]*[.Q213] + [.G1254]*[.Q214] + [.G1255]*[.Q215] + [.G1256]*[.Q216] + [.G1257]*[.Q217] + [.G1258]*[.Q218] + [.G1259]*[.Q219] + [.G1260]*[.Q220] + [.G1261]*[.Q221] + [.G1262]*[.Q222] + [.G1263]*[.Q223] + [.G1264]*[.Q224] + [.G1265]*[.Q225] + [.G1266]*[.Q226] + [.G1267]*[.Q227] + [.G1268]*[.Q228] + [.G1269]*[.Q229] + [.G1270]*[.Q230] + [.G1271]*[.Q231] )" office:value-type="float" office:value="-0.997835142060669" calcext:value-type="float">
            <text:p>-0.997835142060669</text:p>
          </table:table-cell>
          <table:table-cell table:number-columns-repeated="13"/>
        </table:table-row>
        <table:table-row table:style-name="ro1">
          <table:table-cell office:value-type="float" office:value="1245.892" calcext:value-type="float">
            <text:p>1245.892</text:p>
          </table:table-cell>
          <table:table-cell table:number-columns-repeated="3"/>
          <table:table-cell table:formula="of:=[.$C$4] + ([.$C$5] - [.$C$4]) * (([.A1263] - [.$C$1]) / ([.$C$2] - [.$C$1]))" office:value-type="float" office:value="-0.48131393076301" calcext:value-type="float">
            <text:p>-0.48131393076301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251]*[.Q232] + [.G1252]*[.Q233] + [.G1253]*[.Q234] + [.G1254]*[.Q235] + [.G1255]*[.Q236] + [.G1256]*[.Q237] + [.G1257]*[.Q238] + [.G1258]*[.Q239] + [.G1259]*[.Q240] + [.G1260]*[.Q241] + [.G1261]*[.Q242] + [.G1262]*[.Q243] + [.G1263]*[.Q244] + [.G1264]*[.Q245] + [.G1265]*[.Q246] + [.G1266]*[.Q247] + [.G1267]*[.Q248] + [.G1268]*[.Q249] + [.G1269]*[.Q250] + [.G1270]*[.Q251] + [.G1271]*[.Q252] )" office:value-type="float" office:value="-0.999942511224773" calcext:value-type="float">
            <text:p>-0.999942511224773</text:p>
          </table:table-cell>
          <table:table-cell table:number-columns-repeated="13"/>
        </table:table-row>
        <table:table-row table:style-name="ro1">
          <table:table-cell office:value-type="float" office:value="1247.67099" calcext:value-type="float">
            <text:p>1247.67099</text:p>
          </table:table-cell>
          <table:table-cell table:number-columns-repeated="3"/>
          <table:table-cell table:formula="of:=[.$C$4] + ([.$C$5] - [.$C$4]) * (([.A1264] - [.$C$1]) / ([.$C$2] - [.$C$1]))" office:value-type="float" office:value="-0.48128470178144" calcext:value-type="float">
            <text:p>-0.48128470178144</text:p>
          </table:table-cell>
          <table:table-cell/>
          <table:table-cell table:style-name="ce15" office:value-type="float" office:value="-0.483718849351581" calcext:value-type="float">
            <text:p>-0.483718849351581</text:p>
          </table:table-cell>
          <table:table-cell table:style-name="ce17" table:formula="of:=TANH( [.G1251]*[.Q253] + [.G1252]*[.Q254] + [.G1253]*[.Q255] + [.G1254]*[.Q256] + [.G1255]*[.Q257] + [.G1256]*[.Q258] + [.G1257]*[.Q259] + [.G1258]*[.Q260] + [.G1259]*[.Q261] + [.G1260]*[.Q262] + [.G1261]*[.Q263] + [.G1262]*[.Q264] + [.G1263]*[.Q265] + [.G1264]*[.Q266] + [.G1265]*[.Q267] + [.G1266]*[.Q268] + [.G1267]*[.Q269] + [.G1268]*[.Q270] + [.G1269]*[.Q271] + [.G1270]*[.Q272] + [.G1271]*[.Q273] )" office:value-type="float" office:value="-0.999985809474607" calcext:value-type="float">
            <text:p>-0.999985809474607</text:p>
          </table:table-cell>
          <table:table-cell table:number-columns-repeated="13"/>
        </table:table-row>
        <table:table-row table:style-name="ro1">
          <table:table-cell office:value-type="float" office:value="1126.08199" calcext:value-type="float">
            <text:p>1126.08199</text:p>
          </table:table-cell>
          <table:table-cell table:number-columns-repeated="3"/>
          <table:table-cell table:formula="of:=[.$C$4] + ([.$C$5] - [.$C$4]) * (([.A1265] - [.$C$1]) / ([.$C$2] - [.$C$1]))" office:value-type="float" office:value="-0.483282421071696" calcext:value-type="float">
            <text:p>-0.483282421071696</text:p>
          </table:table-cell>
          <table:table-cell/>
          <table:table-cell table:style-name="ce15" office:value-type="float" office:value="-0.485028814561628" calcext:value-type="float">
            <text:p>-0.485028814561628</text:p>
          </table:table-cell>
          <table:table-cell table:style-name="ce17" table:formula="of:=TANH( [.G1251]*[.Q274] + [.G1252]*[.Q275] + [.G1253]*[.Q276] + [.G1254]*[.Q277] + [.G1255]*[.Q278] + [.G1256]*[.Q279] + [.G1257]*[.Q280] + [.G1258]*[.Q281] + [.G1259]*[.Q282] + [.G1260]*[.Q283] + [.G1261]*[.Q284] + [.G1262]*[.Q285] + [.G1263]*[.Q286] + [.G1264]*[.Q287] + [.G1265]*[.Q288] + [.G1266]*[.Q289] + [.G1267]*[.Q290] + [.G1268]*[.Q291] + [.G1269]*[.Q292] + [.G1270]*[.Q293] + [.G1271]*[.Q294] )" office:value-type="float" office:value="-0.999938465011972" calcext:value-type="float">
            <text:p>-0.999938465011972</text:p>
          </table:table-cell>
          <table:table-cell table:number-columns-repeated="13"/>
        </table:table-row>
        <table:table-row table:style-name="ro1">
          <table:table-cell office:value-type="float" office:value="1062.07" calcext:value-type="float">
            <text:p>1062.07</text:p>
          </table:table-cell>
          <table:table-cell table:number-columns-repeated="3"/>
          <table:table-cell table:formula="of:=[.$C$4] + ([.$C$5] - [.$C$4]) * (([.A1266] - [.$C$1]) / ([.$C$2] - [.$C$1]))" office:value-type="float" office:value="-0.484334144395605" calcext:value-type="float">
            <text:p>-0.484334144395605</text:p>
          </table:table-cell>
          <table:table-cell/>
          <table:table-cell table:style-name="ce15" office:value-type="float" office:value="-0.48488003443022" calcext:value-type="float">
            <text:p>-0.48488003443022</text:p>
          </table:table-cell>
          <table:table-cell table:style-name="ce17" table:formula="of:=TANH( [.G1251]*[.Q295] + [.G1252]*[.Q296] + [.G1253]*[.Q297] + [.G1254]*[.Q298] + [.G1255]*[.Q299] + [.G1256]*[.Q300] + [.G1257]*[.Q301] + [.G1258]*[.Q302] + [.G1259]*[.Q303] + [.G1260]*[.Q304] + [.G1261]*[.Q305] + [.G1262]*[.Q306] + [.G1263]*[.Q307] + [.G1264]*[.Q308] + [.G1265]*[.Q309] + [.G1266]*[.Q310] + [.G1267]*[.Q311] + [.G1268]*[.Q312] + [.G1269]*[.Q313] + [.G1270]*[.Q314] + [.G1271]*[.Q315] )" office:value-type="float" office:value="-0.999635547611347" calcext:value-type="float">
            <text:p>-0.999635547611347</text:p>
          </table:table-cell>
          <table:table-cell table:number-columns-repeated="13"/>
        </table:table-row>
        <table:table-row table:style-name="ro1">
          <table:table-cell office:value-type="float" office:value="1000.24599" calcext:value-type="float">
            <text:p>1000.24599</text:p>
          </table:table-cell>
          <table:table-cell table:number-columns-repeated="3"/>
          <table:table-cell table:formula="of:=[.$C$4] + ([.$C$5] - [.$C$4]) * (([.A1267] - [.$C$1]) / ([.$C$2] - [.$C$1]))" office:value-type="float" office:value="-0.48534991899181" calcext:value-type="float">
            <text:p>-0.48534991899181</text:p>
          </table:table-cell>
          <table:table-cell/>
          <table:table-cell table:style-name="ce15" office:value-type="float" office:value="-0.484182744320632" calcext:value-type="float">
            <text:p>-0.484182744320632</text:p>
          </table:table-cell>
          <table:table-cell table:style-name="ce17" table:formula="of:=TANH( [.G1251]*[.Q316] + [.G1252]*[.Q317] + [.G1253]*[.Q318] + [.G1254]*[.Q319] + [.G1255]*[.Q320] + [.G1256]*[.Q321] + [.G1257]*[.Q322] + [.G1258]*[.Q323] + [.G1259]*[.Q324] + [.G1260]*[.Q325] + [.G1261]*[.Q326] + [.G1262]*[.Q327] + [.G1263]*[.Q328] + [.G1264]*[.Q329] + [.G1265]*[.Q330] + [.G1266]*[.Q331] + [.G1267]*[.Q332] + [.G1268]*[.Q333] + [.G1269]*[.Q334] + [.G1270]*[.Q335] + [.G1271]*[.Q336] )" office:value-type="float" office:value="-0.997051294519015" calcext:value-type="float">
            <text:p>-0.997051294519015</text:p>
          </table:table-cell>
          <table:table-cell table:number-columns-repeated="13"/>
        </table:table-row>
        <table:table-row table:style-name="ro1">
          <table:table-cell office:value-type="float" office:value="1036.226" calcext:value-type="float">
            <text:p>1036.226</text:p>
          </table:table-cell>
          <table:table-cell table:number-columns-repeated="3"/>
          <table:table-cell table:formula="of:=[.$C$4] + ([.$C$5] - [.$C$4]) * (([.A1268] - [.$C$1]) / ([.$C$2] - [.$C$1]))" office:value-type="float" office:value="-0.484758763870536" calcext:value-type="float">
            <text:p>-0.484758763870536</text:p>
          </table:table-cell>
          <table:table-cell/>
          <table:table-cell table:style-name="ce15" office:value-type="float" office:value="-0.483064741320719" calcext:value-type="float">
            <text:p>-0.483064741320719</text:p>
          </table:table-cell>
          <table:table-cell table:style-name="ce17" table:formula="of:=TANH( [.G1251]*[.Q337] + [.G1252]*[.Q338] + [.G1253]*[.Q339] + [.G1254]*[.Q340] + [.G1255]*[.Q341] + [.G1256]*[.Q342] + [.G1257]*[.Q343] + [.G1258]*[.Q344] + [.G1259]*[.Q345] + [.G1260]*[.Q346] + [.G1261]*[.Q347] + [.G1262]*[.Q348] + [.G1263]*[.Q349] + [.G1264]*[.Q350] + [.G1265]*[.Q351] + [.G1266]*[.Q352] + [.G1267]*[.Q353] + [.G1268]*[.Q354] + [.G1269]*[.Q355] + [.G1270]*[.Q356] + [.G1271]*[.Q357] )" office:value-type="float" office:value="-0.999440342883354" calcext:value-type="float">
            <text:p>-0.999440342883354</text:p>
          </table:table-cell>
          <table:table-cell table:number-columns-repeated="13"/>
        </table:table-row>
        <table:table-row table:style-name="ro1">
          <table:table-cell office:value-type="float" office:value="1065.481" calcext:value-type="float">
            <text:p>1065.481</text:p>
          </table:table-cell>
          <table:table-cell table:number-columns-repeated="3"/>
          <table:table-cell table:formula="of:=[.$C$4] + ([.$C$5] - [.$C$4]) * (([.A1269] - [.$C$1]) / ([.$C$2] - [.$C$1]))" office:value-type="float" office:value="-0.484278101328394" calcext:value-type="float">
            <text:p>-0.484278101328394</text:p>
          </table:table-cell>
          <table:table-cell/>
          <table:table-cell table:style-name="ce15" office:value-type="float" office:value="-0.48527811387356" calcext:value-type="float">
            <text:p>-0.48527811387356</text:p>
          </table:table-cell>
          <table:table-cell table:style-name="ce17" table:formula="of:=TANH( [.G1251]*[.Q358] + [.G1252]*[.Q359] + [.G1253]*[.Q360] + [.G1254]*[.Q361] + [.G1255]*[.Q362] + [.G1256]*[.Q363] + [.G1257]*[.Q364] + [.G1258]*[.Q365] + [.G1259]*[.Q366] + [.G1260]*[.Q367] + [.G1261]*[.Q368] + [.G1262]*[.Q369] + [.G1263]*[.Q370] + [.G1264]*[.Q371] + [.G1265]*[.Q372] + [.G1266]*[.Q373] + [.G1267]*[.Q374] + [.G1268]*[.Q375] + [.G1269]*[.Q376] + [.G1270]*[.Q377] + [.G1271]*[.Q378] )" office:value-type="float" office:value="-0.998697759581022" calcext:value-type="float">
            <text:p>-0.998697759581022</text:p>
          </table:table-cell>
          <table:table-cell table:number-columns-repeated="13"/>
        </table:table-row>
        <table:table-row table:style-name="ro1">
          <table:table-cell office:value-type="float" office:value="1091.333" calcext:value-type="float">
            <text:p>1091.333</text:p>
          </table:table-cell>
          <table:table-cell table:number-columns-repeated="3"/>
          <table:table-cell table:formula="of:=[.$C$4] + ([.$C$5] - [.$C$4]) * (([.A1270] - [.$C$1]) / ([.$C$2] - [.$C$1]))" office:value-type="float" office:value="-0.483853350412672" calcext:value-type="float">
            <text:p>-0.483853350412672</text:p>
          </table:table-cell>
          <table:table-cell/>
          <table:table-cell table:style-name="ce15" office:value-type="float" office:value="-0.489306542778176" calcext:value-type="float">
            <text:p>-0.489306542778176</text:p>
          </table:table-cell>
          <table:table-cell table:style-name="ce17" table:formula="of:=TANH( [.G1251]*[.Q379] + [.G1252]*[.Q380] + [.G1253]*[.Q381] + [.G1254]*[.Q382] + [.G1255]*[.Q383] + [.G1256]*[.Q384] + [.G1257]*[.Q385] + [.G1258]*[.Q386] + [.G1259]*[.Q387] + [.G1260]*[.Q388] + [.G1261]*[.Q389] + [.G1262]*[.Q390] + [.G1263]*[.Q391] + [.G1264]*[.Q392] + [.G1265]*[.Q393] + [.G1266]*[.Q394] + [.G1267]*[.Q395] + [.G1268]*[.Q396] + [.G1269]*[.Q397] + [.G1270]*[.Q398] + [.G1271]*[.Q399] )" office:value-type="float" office:value="-0.999662730534058" calcext:value-type="float">
            <text:p>-0.999662730534058</text:p>
          </table:table-cell>
          <table:table-cell table:number-columns-repeated="13"/>
        </table:table-row>
        <table:table-row table:style-name="ro1">
          <table:table-cell office:value-type="float" office:value="1036.099" calcext:value-type="float">
            <text:p>1036.099</text:p>
          </table:table-cell>
          <table:table-cell table:number-columns-repeated="3"/>
          <table:table-cell table:formula="of:=[.$C$4] + ([.$C$5] - [.$C$4]) * (([.A1271] - [.$C$1]) / ([.$C$2] - [.$C$1]))" office:value-type="float" office:value="-0.484760850493091" calcext:value-type="float">
            <text:p>-0.484760850493091</text:p>
          </table:table-cell>
          <table:table-cell/>
          <table:table-cell table:style-name="ce15" office:value-type="float" office:value="-0.490450412997131" calcext:value-type="float">
            <text:p>-0.490450412997131</text:p>
          </table:table-cell>
          <table:table-cell table:style-name="ce17" table:formula="of:=TANH( [.G1251]*[.Q400] + [.G1252]*[.Q401] + [.G1253]*[.Q402] + [.G1254]*[.Q403] + [.G1255]*[.Q404] + [.G1256]*[.Q405] + [.G1257]*[.Q406] + [.G1258]*[.Q407] + [.G1259]*[.Q408] + [.G1260]*[.Q409] + [.G1261]*[.Q410] + [.G1262]*[.Q411] + [.G1263]*[.Q412] + [.G1264]*[.Q413] + [.G1265]*[.Q414] + [.G1266]*[.Q415] + [.G1267]*[.Q416] + [.G1268]*[.Q417] + [.G1269]*[.Q418] + [.G1270]*[.Q419] + [.G1271]*[.Q420] )" office:value-type="float" office:value="-0.999684023128025" calcext:value-type="float">
            <text:p>-0.999684023128025</text:p>
          </table:table-cell>
          <table:table-cell table:number-columns-repeated="13"/>
        </table:table-row>
        <table:table-row table:style-name="ro1">
          <table:table-cell office:value-type="float" office:value="1013.844" calcext:value-type="float">
            <text:p>1013.844</text:p>
          </table:table-cell>
          <table:table-cell table:number-columns-repeated="3"/>
          <table:table-cell table:formula="of:=[.$C$4] + ([.$C$5] - [.$C$4]) * (([.A1272] - [.$C$1]) / ([.$C$2] - [.$C$1]))" office:value-type="float" office:value="-0.485126502343215" calcext:value-type="float">
            <text:p>-0.485126502343215</text:p>
          </table:table-cell>
          <table:table-cell table:number-columns-repeated="2"/>
          <table:table-cell table:style-name="ce17" table:formula="of:=TANH( [.G1251]*[.Q421] + [.G1252]*[.Q422] + [.G1253]*[.Q423] + [.G1254]*[.Q424] + [.G1255]*[.Q425] + [.G1256]*[.Q426] + [.G1257]*[.Q427] + [.G1258]*[.Q428] + [.G1259]*[.Q429] + [.G1260]*[.Q430] + [.G1261]*[.Q431] + [.G1262]*[.Q432] + [.G1263]*[.Q433] + [.G1264]*[.Q434] + [.G1265]*[.Q435] + [.G1266]*[.Q436] + [.G1267]*[.Q437] + [.G1268]*[.Q438] + [.G1269]*[.Q439] + [.G1270]*[.Q440] + [.G1271]*[.Q441] )" office:value-type="float" office:value="-0.999521805948988" calcext:value-type="float">
            <text:p>-0.999521805948988</text:p>
          </table:table-cell>
          <table:table-cell table:number-columns-repeated="13"/>
        </table:table-row>
        <table:table-row table:style-name="ro1">
          <table:table-cell office:value-type="float" office:value="921.808" calcext:value-type="float">
            <text:p>921.808</text:p>
          </table:table-cell>
          <table:table-cell table:number-columns-repeated="3"/>
          <table:table-cell table:formula="of:=[.$C$4] + ([.$C$5] - [.$C$4]) * (([.A1273] - [.$C$1]) / ([.$C$2] - [.$C$1]))" office:value-type="float" office:value="-0.48663866292187" calcext:value-type="float">
            <text:p>-0.48663866292187</text:p>
          </table:table-cell>
          <table:table-cell table:number-columns-repeated="2"/>
          <table:table-cell table:style-name="ce17" table:formula="of:=TANH( [.G1251]*[.Q442] + [.G1252]*[.Q443] + [.G1253]*[.Q444] + [.G1254]*[.Q445] + [.G1255]*[.Q446] + [.G1256]*[.Q447] + [.G1257]*[.Q448] + [.G1258]*[.Q449] + [.G1259]*[.Q450] + [.G1260]*[.Q451] + [.G1261]*[.Q452] + [.G1262]*[.Q453] + [.G1263]*[.Q454] + [.G1264]*[.Q455] + [.G1265]*[.Q456] + [.G1266]*[.Q457] + [.G1267]*[.Q458] + [.G1268]*[.Q459] + [.G1269]*[.Q460] + [.G1270]*[.Q461] + [.G1271]*[.Q462] )" office:value-type="float" office:value="-0.999208041466004" calcext:value-type="float">
            <text:p>-0.999208041466004</text:p>
          </table:table-cell>
          <table:table-cell table:number-columns-repeated="13"/>
        </table:table-row>
        <table:table-row table:style-name="ro1">
          <table:table-cell office:value-type="float" office:value="962.508" calcext:value-type="float">
            <text:p>962.508</text:p>
          </table:table-cell>
          <table:table-cell table:number-columns-repeated="3"/>
          <table:table-cell table:formula="of:=[.$C$4] + ([.$C$5] - [.$C$4]) * (([.A1274] - [.$C$1]) / ([.$C$2] - [.$C$1]))" office:value-type="float" office:value="-0.485969957898278" calcext:value-type="float">
            <text:p>-0.485969957898278</text:p>
          </table:table-cell>
          <table:table-cell table:number-columns-repeated="2"/>
          <table:table-cell table:style-name="ce17" table:formula="of:=TANH( [.G1251]*[.Q463] + [.G1252]*[.Q464] + [.G1253]*[.Q465] + [.G1254]*[.Q466] + [.G1255]*[.Q467] + [.G1256]*[.Q468] + [.G1257]*[.Q469] + [.G1258]*[.Q470] + [.G1259]*[.Q471] + [.G1260]*[.Q472] + [.G1261]*[.Q473] + [.G1262]*[.Q474] + [.G1263]*[.Q475] + [.G1264]*[.Q476] + [.G1265]*[.Q477] + [.G1266]*[.Q478] + [.G1267]*[.Q479] + [.G1268]*[.Q480] + [.G1269]*[.Q481] + [.G1270]*[.Q482] + [.G1271]*[.Q483] )" office:value-type="float" office:value="-0.999509693877255" calcext:value-type="float">
            <text:p>-0.999509693877255</text:p>
          </table:table-cell>
          <table:table-cell table:number-columns-repeated="13"/>
        </table:table-row>
        <table:table-row table:style-name="ro1">
          <table:table-cell office:value-type="float" office:value="968.293" calcext:value-type="float">
            <text:p>968.293</text:p>
          </table:table-cell>
          <table:table-cell table:number-columns-repeated="3"/>
          <table:table-cell table:formula="of:=[.$C$4] + ([.$C$5] - [.$C$4]) * (([.A1275] - [.$C$1]) / ([.$C$2] - [.$C$1]))" office:value-type="float" office:value="-0.485874909776375" calcext:value-type="float">
            <text:p>-0.485874909776375</text:p>
          </table:table-cell>
          <table:table-cell table:number-columns-repeated="16"/>
        </table:table-row>
        <table:table-row table:style-name="ro1">
          <table:table-cell office:value-type="float" office:value="1035.32199" calcext:value-type="float">
            <text:p>1035.32199</text:p>
          </table:table-cell>
          <table:table-cell table:number-columns-repeated="3"/>
          <table:table-cell table:formula="of:=[.$C$4] + ([.$C$5] - [.$C$4]) * (([.A1276] - [.$C$1]) / ([.$C$2] - [.$C$1]))" office:value-type="float" office:value="-0.484773616844206" calcext:value-type="float">
            <text:p>-0.48477361684420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11.969" calcext:value-type="float">
            <text:p>1011.969</text:p>
          </table:table-cell>
          <table:table-cell table:number-columns-repeated="3"/>
          <table:table-cell table:formula="of:=[.$C$4] + ([.$C$5] - [.$C$4]) * (([.A1277] - [.$C$1]) / ([.$C$2] - [.$C$1]))" office:value-type="float" office:value="-0.485157308778577" calcext:value-type="float">
            <text:p>-0.485157308778577</text:p>
          </table:table-cell>
          <table:table-cell/>
          <table:table-cell table:style-name="ce15" office:value-type="float" office:value="-0.493050763832716" calcext:value-type="float">
            <text:p>-0.493050763832716</text:p>
          </table:table-cell>
          <table:table-cell table:style-name="ce17" table:formula="of:=TANH( [.G1276]*[.Q1] + [.G1277]*[.Q2] + [.G1278]*[.Q3] + [.G1279]*[.Q4] + [.G1280]*[.Q5] + [.G1281]*[.Q6] + [.G1282]*[.Q7] + [.G1283]*[.Q8] + [.G1284]*[.Q9] + [.G1285]*[.Q10] + [.G1286]*[.Q11] + [.G1287]*[.Q12] + [.G1288]*[.Q13] + [.G1289]*[.Q14] + [.G1290]*[.Q15] + [.G1291]*[.Q16] + [.G1292]*[.Q17] + [.G1293]*[.Q18] + [.G1294]*[.Q19] + [.G1295]*[.Q20] + [.G1296]*[.Q21] )" office:value-type="float" office:value="-0.999787578227802" calcext:value-type="float">
            <text:p>-0.999787578227802</text:p>
          </table:table-cell>
          <table:table-cell table:style-name="ce19" table:formula="of:=TANH( [.H1276]*[.S1] + [.H1277]*[.S2] + [.H1278]*[.S3] + [.H1279]*[.S4] + [.H1280]*[.S5] + [.H1281]*[.S6] + [.H1282]*[.S7] + [.H1283]*[.S8] + [.H1284]*[.S9] + [.H1285]*[.S10] + [.H1286]*[.S11] + [.H1287]*[.S12] + [.H1288]*[.S13] + [.H1289]*[.S14] + [.H1290]*[.S15] + [.H1291]*[.S16] + [.H1292]*[.S17] + [.H1293]*[.S18] + [.H1294]*[.S19] + [.H1295]*[.S20] + [.H1296]*[.S21] + [.H1297]*[.S22] + [.H1298]*[.S23] + [.H1299]*[.S24] )" office:value-type="float" office:value="-0.999999999372274" calcext:value-type="float">
            <text:p>-0.999999999372274</text:p>
          </table:table-cell>
          <table:table-cell table:style-name="ce20" office:value-type="float" office:value="-0.486721339343633" calcext:value-type="float">
            <text:p>-0.486721339343633</text:p>
          </table:table-cell>
          <table:table-cell table:style-name="ce21" table:formula="of:= ([.J1277]-[.I1277]) * ([.J1277]-[.I1277])" office:value-type="float" office:value="0.263454982840797" calcext:value-type="float">
            <text:p>0.263454982840797</text:p>
          </table:table-cell>
          <table:table-cell table:number-columns-repeated="10"/>
        </table:table-row>
        <table:table-row table:style-name="ro1">
          <table:table-cell office:value-type="float" office:value="1041.374" calcext:value-type="float">
            <text:p>1041.374</text:p>
          </table:table-cell>
          <table:table-cell table:number-columns-repeated="3"/>
          <table:table-cell table:formula="of:=[.$C$4] + ([.$C$5] - [.$C$4]) * (([.A1278] - [.$C$1]) / ([.$C$2] - [.$C$1]))" office:value-type="float" office:value="-0.484674181721606" calcext:value-type="float">
            <text:p>-0.484674181721606</text:p>
          </table:table-cell>
          <table:table-cell/>
          <table:table-cell table:style-name="ce15" office:value-type="float" office:value="-0.492341418959595" calcext:value-type="float">
            <text:p>-0.492341418959595</text:p>
          </table:table-cell>
          <table:table-cell table:style-name="ce17" table:formula="of:=TANH( [.G1276]*[.Q22] + [.G1277]*[.Q23] + [.G1278]*[.Q24] + [.G1279]*[.Q25] + [.G1280]*[.Q26] + [.G1281]*[.Q27] + [.G1282]*[.Q28] + [.G1283]*[.Q29] + [.G1284]*[.Q30] + [.G1285]*[.Q31] + [.G1286]*[.Q32] + [.G1287]*[.Q33] + [.G1288]*[.Q34] + [.G1289]*[.Q35] + [.G1290]*[.Q36] + [.G1291]*[.Q37] + [.G1292]*[.Q38] + [.G1293]*[.Q39] + [.G1294]*[.Q40] + [.G1295]*[.Q41] + [.G1296]*[.Q42] )" office:value-type="float" office:value="-0.998253270120982" calcext:value-type="float">
            <text:p>-0.998253270120982</text:p>
          </table:table-cell>
          <table:table-cell table:style-name="ce19" table:formula="of:=TANH( [.H1276]*[.S25] + [.H1277]*[.S26] + [.H1278]*[.S27] + [.H1279]*[.S28] + [.H1280]*[.S29] + [.H1281]*[.S30] + [.H1282]*[.S31] + [.H1283]*[.S32] + [.H1284]*[.S33] + [.H1285]*[.S34] + [.H1286]*[.S35] + [.H1287]*[.S36] + [.H1288]*[.S37] + [.H1289]*[.S38] + [.H1290]*[.S39] + [.H1291]*[.S40] + [.H1292]*[.S41] + [.H1293]*[.S42] + [.H1294]*[.S43] + [.H1295]*[.S44] + [.H1296]*[.S45] + [.H1297]*[.S46] + [.H1298]*[.S47] + [.H1299]*[.S48] )" office:value-type="float" office:value="-0.999999996068262" calcext:value-type="float">
            <text:p>-0.999999996068262</text:p>
          </table:table-cell>
          <table:table-cell table:style-name="ce20" office:value-type="float" office:value="-0.485889110968023" calcext:value-type="float">
            <text:p>-0.485889110968023</text:p>
          </table:table-cell>
          <table:table-cell table:style-name="ce21" table:formula="of:= ([.J1278]-[.I1278]) * ([.J1278]-[.I1278])" office:value-type="float" office:value="0.264310002178551" calcext:value-type="float">
            <text:p>0.264310002178551</text:p>
          </table:table-cell>
          <table:table-cell table:number-columns-repeated="10"/>
        </table:table-row>
        <table:table-row table:style-name="ro1">
          <table:table-cell office:value-type="float" office:value="1048.86299" calcext:value-type="float">
            <text:p>1048.86299</text:p>
          </table:table-cell>
          <table:table-cell table:number-columns-repeated="3"/>
          <table:table-cell table:formula="of:=[.$C$4] + ([.$C$5] - [.$C$4]) * (([.A1279] - [.$C$1]) / ([.$C$2] - [.$C$1]))" office:value-type="float" office:value="-0.484551136875546" calcext:value-type="float">
            <text:p>-0.484551136875546</text:p>
          </table:table-cell>
          <table:table-cell/>
          <table:table-cell table:style-name="ce15" office:value-type="float" office:value="-0.490589740235462" calcext:value-type="float">
            <text:p>-0.490589740235462</text:p>
          </table:table-cell>
          <table:table-cell table:style-name="ce17" table:formula="of:=TANH( [.G1276]*[.Q43] + [.G1277]*[.Q44] + [.G1278]*[.Q45] + [.G1279]*[.Q46] + [.G1280]*[.Q47] + [.G1281]*[.Q48] + [.G1282]*[.Q49] + [.G1283]*[.Q50] + [.G1284]*[.Q51] + [.G1285]*[.Q52] + [.G1286]*[.Q53] + [.G1287]*[.Q54] + [.G1288]*[.Q55] + [.G1289]*[.Q56] + [.G1290]*[.Q57] + [.G1291]*[.Q58] + [.G1292]*[.Q59] + [.G1293]*[.Q60] + [.G1294]*[.Q61] + [.G1295]*[.Q62] + [.G1296]*[.Q63] )" office:value-type="float" office:value="-0.999742499380328" calcext:value-type="float">
            <text:p>-0.999742499380328</text:p>
          </table:table-cell>
          <table:table-cell table:style-name="ce19" table:formula="of:=TANH( [.H1276]*[.S49] + [.H1277]*[.S50] + [.H1278]*[.S51] + [.H1279]*[.S52] + [.H1280]*[.S53] + [.H1281]*[.S54] + [.H1282]*[.S55] + [.H1283]*[.S56] + [.H1284]*[.S57] + [.H1285]*[.S58] + [.H1286]*[.S59] + [.H1287]*[.S60] + [.H1288]*[.S61] + [.H1289]*[.S62] + [.H1290]*[.S63] + [.H1291]*[.S64] + [.H1292]*[.S65] + [.H1293]*[.S66] + [.H1294]*[.S67] + [.H1295]*[.S68] + [.H1296]*[.S69] + [.H1297]*[.S70] + [.H1298]*[.S71] + [.H1299]*[.S72] )" office:value-type="float" office:value="-0.999999972521765" calcext:value-type="float">
            <text:p>-0.999999972521765</text:p>
          </table:table-cell>
          <table:table-cell table:style-name="ce20" office:value-type="float" office:value="-0.487550828657462" calcext:value-type="float">
            <text:p>-0.487550828657462</text:p>
          </table:table-cell>
          <table:table-cell table:style-name="ce21" table:formula="of:= ([.J1279]-[.I1279]) * ([.J1279]-[.I1279])" office:value-type="float" office:value="0.262604125047257" calcext:value-type="float">
            <text:p>0.262604125047257</text:p>
          </table:table-cell>
          <table:table-cell table:number-columns-repeated="10"/>
        </table:table-row>
        <table:table-row table:style-name="ro1">
          <table:table-cell office:value-type="float" office:value="1077.557" calcext:value-type="float">
            <text:p>1077.557</text:p>
          </table:table-cell>
          <table:table-cell table:number-columns-repeated="3"/>
          <table:table-cell table:formula="of:=[.$C$4] + ([.$C$5] - [.$C$4]) * (([.A1280] - [.$C$1]) / ([.$C$2] - [.$C$1]))" office:value-type="float" office:value="-0.484079691454564" calcext:value-type="float">
            <text:p>-0.484079691454564</text:p>
          </table:table-cell>
          <table:table-cell/>
          <table:table-cell table:style-name="ce15" office:value-type="float" office:value="-0.489064205556335" calcext:value-type="float">
            <text:p>-0.489064205556335</text:p>
          </table:table-cell>
          <table:table-cell table:style-name="ce17" table:formula="of:=TANH( [.G1276]*[.Q64] + [.G1277]*[.Q65] + [.G1278]*[.Q66] + [.G1279]*[.Q67] + [.G1280]*[.Q68] + [.G1281]*[.Q69] + [.G1282]*[.Q70] + [.G1283]*[.Q71] + [.G1284]*[.Q72] + [.G1285]*[.Q73] + [.G1286]*[.Q74] + [.G1287]*[.Q75] + [.G1288]*[.Q76] + [.G1289]*[.Q77] + [.G1290]*[.Q78] + [.G1291]*[.Q79] + [.G1292]*[.Q80] + [.G1293]*[.Q81] + [.G1294]*[.Q82] + [.G1295]*[.Q83] + [.G1296]*[.Q84] )" office:value-type="float" office:value="-0.999697843118403" calcext:value-type="float">
            <text:p>-0.999697843118403</text:p>
          </table:table-cell>
          <table:table-cell table:number-columns-repeated="13"/>
        </table:table-row>
        <table:table-row table:style-name="ro1">
          <table:table-cell office:value-type="float" office:value="1082.37" calcext:value-type="float">
            <text:p>1082.37</text:p>
          </table:table-cell>
          <table:table-cell table:number-columns-repeated="3"/>
          <table:table-cell table:formula="of:=[.$C$4] + ([.$C$5] - [.$C$4]) * (([.A1281] - [.$C$1]) / ([.$C$2] - [.$C$1]))" office:value-type="float" office:value="-0.484000613388752" calcext:value-type="float">
            <text:p>-0.484000613388752</text:p>
          </table:table-cell>
          <table:table-cell/>
          <table:table-cell table:style-name="ce15" office:value-type="float" office:value="-0.48952402257485" calcext:value-type="float">
            <text:p>-0.48952402257485</text:p>
          </table:table-cell>
          <table:table-cell table:style-name="ce17" table:formula="of:=TANH( [.G1276]*[.Q85] + [.G1277]*[.Q86] + [.G1278]*[.Q87] + [.G1279]*[.Q88] + [.G1280]*[.Q89] + [.G1281]*[.Q90] + [.G1282]*[.Q91] + [.G1283]*[.Q92] + [.G1284]*[.Q93] + [.G1285]*[.Q94] + [.G1286]*[.Q95] + [.G1287]*[.Q96] + [.G1288]*[.Q97] + [.G1289]*[.Q98] + [.G1290]*[.Q99] + [.G1291]*[.Q100] + [.G1292]*[.Q101] + [.G1293]*[.Q102] + [.G1294]*[.Q103] + [.G1295]*[.Q104] + [.G1296]*[.Q105] )" office:value-type="float" office:value="-0.998180467556181" calcext:value-type="float">
            <text:p>-0.998180467556181</text:p>
          </table:table-cell>
          <table:table-cell table:number-columns-repeated="13"/>
        </table:table-row>
        <table:table-row table:style-name="ro1">
          <table:table-cell office:value-type="float" office:value="1140.037" calcext:value-type="float">
            <text:p>1140.037</text:p>
          </table:table-cell>
          <table:table-cell table:number-columns-repeated="3"/>
          <table:table-cell table:formula="of:=[.$C$4] + ([.$C$5] - [.$C$4]) * (([.A1282] - [.$C$1]) / ([.$C$2] - [.$C$1]))" office:value-type="float" office:value="-0.483053138877808" calcext:value-type="float">
            <text:p>-0.483053138877808</text:p>
          </table:table-cell>
          <table:table-cell/>
          <table:table-cell table:style-name="ce15" office:value-type="float" office:value="-0.489151819058505" calcext:value-type="float">
            <text:p>-0.489151819058505</text:p>
          </table:table-cell>
          <table:table-cell table:style-name="ce17" table:formula="of:=TANH( [.G1276]*[.Q106] + [.G1277]*[.Q107] + [.G1278]*[.Q108] + [.G1279]*[.Q109] + [.G1280]*[.Q110] + [.G1281]*[.Q111] + [.G1282]*[.Q112] + [.G1283]*[.Q113] + [.G1284]*[.Q114] + [.G1285]*[.Q115] + [.G1286]*[.Q116] + [.G1287]*[.Q117] + [.G1288]*[.Q118] + [.G1289]*[.Q119] + [.G1290]*[.Q120] + [.G1291]*[.Q121] + [.G1292]*[.Q122] + [.G1293]*[.Q123] + [.G1294]*[.Q124] + [.G1295]*[.Q125] + [.G1296]*[.Q126] )" office:value-type="float" office:value="-0.999486199753068" calcext:value-type="float">
            <text:p>-0.999486199753068</text:p>
          </table:table-cell>
          <table:table-cell table:number-columns-repeated="13"/>
        </table:table-row>
        <table:table-row table:style-name="ro1">
          <table:table-cell office:value-type="float" office:value="1148.092" calcext:value-type="float">
            <text:p>1148.092</text:p>
          </table:table-cell>
          <table:table-cell table:number-columns-repeated="3"/>
          <table:table-cell table:formula="of:=[.$C$4] + ([.$C$5] - [.$C$4]) * (([.A1283] - [.$C$1]) / ([.$C$2] - [.$C$1]))" office:value-type="float" office:value="-0.482920794431492" calcext:value-type="float">
            <text:p>-0.482920794431492</text:p>
          </table:table-cell>
          <table:table-cell/>
          <table:table-cell table:style-name="ce15" office:value-type="float" office:value="-0.488814718612675" calcext:value-type="float">
            <text:p>-0.488814718612675</text:p>
          </table:table-cell>
          <table:table-cell table:style-name="ce17" table:formula="of:=TANH( [.G1276]*[.Q127] + [.G1277]*[.Q128] + [.G1278]*[.Q129] + [.G1279]*[.Q130] + [.G1280]*[.Q131] + [.G1281]*[.Q132] + [.G1282]*[.Q133] + [.G1283]*[.Q134] + [.G1284]*[.Q135] + [.G1285]*[.Q136] + [.G1286]*[.Q137] + [.G1287]*[.Q138] + [.G1288]*[.Q139] + [.G1289]*[.Q140] + [.G1290]*[.Q141] + [.G1291]*[.Q142] + [.G1292]*[.Q143] + [.G1293]*[.Q144] + [.G1294]*[.Q145] + [.G1295]*[.Q146] + [.G1296]*[.Q147] )" office:value-type="float" office:value="-0.999803549087326" calcext:value-type="float">
            <text:p>-0.999803549087326</text:p>
          </table:table-cell>
          <table:table-cell table:number-columns-repeated="13"/>
        </table:table-row>
        <table:table-row table:style-name="ro1">
          <table:table-cell office:value-type="float" office:value="1139.86" calcext:value-type="float">
            <text:p>1139.86</text:p>
          </table:table-cell>
          <table:table-cell table:number-columns-repeated="3"/>
          <table:table-cell table:formula="of:=[.$C$4] + ([.$C$5] - [.$C$4]) * (([.A1284] - [.$C$1]) / ([.$C$2] - [.$C$1]))" office:value-type="float" office:value="-0.483056047005306" calcext:value-type="float">
            <text:p>-0.483056047005306</text:p>
          </table:table-cell>
          <table:table-cell/>
          <table:table-cell table:style-name="ce15" office:value-type="float" office:value="-0.487108999146878" calcext:value-type="float">
            <text:p>-0.487108999146878</text:p>
          </table:table-cell>
          <table:table-cell table:style-name="ce17" table:formula="of:=TANH( [.G1276]*[.Q148] + [.G1277]*[.Q149] + [.G1278]*[.Q150] + [.G1279]*[.Q151] + [.G1280]*[.Q152] + [.G1281]*[.Q153] + [.G1282]*[.Q154] + [.G1283]*[.Q155] + [.G1284]*[.Q156] + [.G1285]*[.Q157] + [.G1286]*[.Q158] + [.G1287]*[.Q159] + [.G1288]*[.Q160] + [.G1289]*[.Q161] + [.G1290]*[.Q162] + [.G1291]*[.Q163] + [.G1292]*[.Q164] + [.G1293]*[.Q165] + [.G1294]*[.Q166] + [.G1295]*[.Q167] + [.G1296]*[.Q168] )" office:value-type="float" office:value="-0.99936321133966" calcext:value-type="float">
            <text:p>-0.99936321133966</text:p>
          </table:table-cell>
          <table:table-cell table:number-columns-repeated="13"/>
        </table:table-row>
        <table:table-row table:style-name="ro1">
          <table:table-cell office:value-type="float" office:value="1150.685" calcext:value-type="float">
            <text:p>1150.685</text:p>
          </table:table-cell>
          <table:table-cell table:number-columns-repeated="3"/>
          <table:table-cell table:formula="of:=[.$C$4] + ([.$C$5] - [.$C$4]) * (([.A1285] - [.$C$1]) / ([.$C$2] - [.$C$1]))" office:value-type="float" office:value="-0.482878191185149" calcext:value-type="float">
            <text:p>-0.482878191185149</text:p>
          </table:table-cell>
          <table:table-cell/>
          <table:table-cell table:style-name="ce15" office:value-type="float" office:value="-0.486432514471476" calcext:value-type="float">
            <text:p>-0.486432514471476</text:p>
          </table:table-cell>
          <table:table-cell table:style-name="ce17" table:formula="of:=TANH( [.G1276]*[.Q169] + [.G1277]*[.Q170] + [.G1278]*[.Q171] + [.G1279]*[.Q172] + [.G1280]*[.Q173] + [.G1281]*[.Q174] + [.G1282]*[.Q175] + [.G1283]*[.Q176] + [.G1284]*[.Q177] + [.G1285]*[.Q178] + [.G1286]*[.Q179] + [.G1287]*[.Q180] + [.G1288]*[.Q181] + [.G1289]*[.Q182] + [.G1290]*[.Q183] + [.G1291]*[.Q184] + [.G1292]*[.Q185] + [.G1293]*[.Q186] + [.G1294]*[.Q187] + [.G1295]*[.Q188] + [.G1296]*[.Q189] )" office:value-type="float" office:value="-0.99986708148079" calcext:value-type="float">
            <text:p>-0.99986708148079</text:p>
          </table:table-cell>
          <table:table-cell table:number-columns-repeated="13"/>
        </table:table-row>
        <table:table-row table:style-name="ro1">
          <table:table-cell office:value-type="float" office:value="1177.284" calcext:value-type="float">
            <text:p>1177.284</text:p>
          </table:table-cell>
          <table:table-cell table:number-columns-repeated="3"/>
          <table:table-cell table:formula="of:=[.$C$4] + ([.$C$5] - [.$C$4]) * (([.A1286] - [.$C$1]) / ([.$C$2] - [.$C$1]))" office:value-type="float" office:value="-0.482441166985579" calcext:value-type="float">
            <text:p>-0.482441166985579</text:p>
          </table:table-cell>
          <table:table-cell/>
          <table:table-cell table:style-name="ce15" office:value-type="float" office:value="-0.484230749783481" calcext:value-type="float">
            <text:p>-0.484230749783481</text:p>
          </table:table-cell>
          <table:table-cell table:style-name="ce17" table:formula="of:=TANH( [.G1276]*[.Q190] + [.G1277]*[.Q191] + [.G1278]*[.Q192] + [.G1279]*[.Q193] + [.G1280]*[.Q194] + [.G1281]*[.Q195] + [.G1282]*[.Q196] + [.G1283]*[.Q197] + [.G1284]*[.Q198] + [.G1285]*[.Q199] + [.G1286]*[.Q200] + [.G1287]*[.Q201] + [.G1288]*[.Q202] + [.G1289]*[.Q203] + [.G1290]*[.Q204] + [.G1291]*[.Q205] + [.G1292]*[.Q206] + [.G1293]*[.Q207] + [.G1294]*[.Q208] + [.G1295]*[.Q209] + [.G1296]*[.Q210] )" office:value-type="float" office:value="-0.999762271547334" calcext:value-type="float">
            <text:p>-0.999762271547334</text:p>
          </table:table-cell>
          <table:table-cell table:number-columns-repeated="13"/>
        </table:table-row>
        <table:table-row table:style-name="ro1">
          <table:table-cell office:value-type="float" office:value="1196.896" calcext:value-type="float">
            <text:p>1196.896</text:p>
          </table:table-cell>
          <table:table-cell table:number-columns-repeated="3"/>
          <table:table-cell table:formula="of:=[.$C$4] + ([.$C$5] - [.$C$4]) * (([.A1287] - [.$C$1]) / ([.$C$2] - [.$C$1]))" office:value-type="float" office:value="-0.482118939886742" calcext:value-type="float">
            <text:p>-0.482118939886742</text:p>
          </table:table-cell>
          <table:table-cell/>
          <table:table-cell table:style-name="ce15" office:value-type="float" office:value="-0.482808512285992" calcext:value-type="float">
            <text:p>-0.482808512285992</text:p>
          </table:table-cell>
          <table:table-cell table:style-name="ce17" table:formula="of:=TANH( [.G1276]*[.Q211] + [.G1277]*[.Q212] + [.G1278]*[.Q213] + [.G1279]*[.Q214] + [.G1280]*[.Q215] + [.G1281]*[.Q216] + [.G1282]*[.Q217] + [.G1283]*[.Q218] + [.G1284]*[.Q219] + [.G1285]*[.Q220] + [.G1286]*[.Q221] + [.G1287]*[.Q222] + [.G1288]*[.Q223] + [.G1289]*[.Q224] + [.G1290]*[.Q225] + [.G1291]*[.Q226] + [.G1292]*[.Q227] + [.G1293]*[.Q228] + [.G1294]*[.Q229] + [.G1295]*[.Q230] + [.G1296]*[.Q231] )" office:value-type="float" office:value="-0.997824155949899" calcext:value-type="float">
            <text:p>-0.997824155949899</text:p>
          </table:table-cell>
          <table:table-cell table:number-columns-repeated="13"/>
        </table:table-row>
        <table:table-row table:style-name="ro1">
          <table:table-cell office:value-type="float" office:value="1187.03299" calcext:value-type="float">
            <text:p>1187.03299</text:p>
          </table:table-cell>
          <table:table-cell table:number-columns-repeated="3"/>
          <table:table-cell table:formula="of:=[.$C$4] + ([.$C$5] - [.$C$4]) * (([.A1288] - [.$C$1]) / ([.$C$2] - [.$C$1]))" office:value-type="float" office:value="-0.482280990116096" calcext:value-type="float">
            <text:p>-0.482280990116096</text:p>
          </table:table-cell>
          <table:table-cell/>
          <table:table-cell table:style-name="ce15" office:value-type="float" office:value="-0.483718849351581" calcext:value-type="float">
            <text:p>-0.483718849351581</text:p>
          </table:table-cell>
          <table:table-cell table:style-name="ce17" table:formula="of:=TANH( [.G1276]*[.Q232] + [.G1277]*[.Q233] + [.G1278]*[.Q234] + [.G1279]*[.Q235] + [.G1280]*[.Q236] + [.G1281]*[.Q237] + [.G1282]*[.Q238] + [.G1283]*[.Q239] + [.G1284]*[.Q240] + [.G1285]*[.Q241] + [.G1286]*[.Q242] + [.G1287]*[.Q243] + [.G1288]*[.Q244] + [.G1289]*[.Q245] + [.G1290]*[.Q246] + [.G1291]*[.Q247] + [.G1292]*[.Q248] + [.G1293]*[.Q249] + [.G1294]*[.Q250] + [.G1295]*[.Q251] + [.G1296]*[.Q252] )" office:value-type="float" office:value="-0.999942449282501" calcext:value-type="float">
            <text:p>-0.999942449282501</text:p>
          </table:table-cell>
          <table:table-cell table:number-columns-repeated="13"/>
        </table:table-row>
        <table:table-row table:style-name="ro1">
          <table:table-cell office:value-type="float" office:value="1213.801" calcext:value-type="float">
            <text:p>1213.801</text:p>
          </table:table-cell>
          <table:table-cell table:number-columns-repeated="3"/>
          <table:table-cell table:formula="of:=[.$C$4] + ([.$C$5] - [.$C$4]) * (([.A1289] - [.$C$1]) / ([.$C$2] - [.$C$1]))" office:value-type="float" office:value="-0.481841189065518" calcext:value-type="float">
            <text:p>-0.481841189065518</text:p>
          </table:table-cell>
          <table:table-cell/>
          <table:table-cell table:style-name="ce15" office:value-type="float" office:value="-0.485028814561628" calcext:value-type="float">
            <text:p>-0.485028814561628</text:p>
          </table:table-cell>
          <table:table-cell table:style-name="ce17" table:formula="of:=TANH( [.G1276]*[.Q253] + [.G1277]*[.Q254] + [.G1278]*[.Q255] + [.G1279]*[.Q256] + [.G1280]*[.Q257] + [.G1281]*[.Q258] + [.G1282]*[.Q259] + [.G1283]*[.Q260] + [.G1284]*[.Q261] + [.G1285]*[.Q262] + [.G1286]*[.Q263] + [.G1287]*[.Q264] + [.G1288]*[.Q265] + [.G1289]*[.Q266] + [.G1290]*[.Q267] + [.G1291]*[.Q268] + [.G1292]*[.Q269] + [.G1293]*[.Q270] + [.G1294]*[.Q271] + [.G1295]*[.Q272] + [.G1296]*[.Q273] )" office:value-type="float" office:value="-0.999985759012705" calcext:value-type="float">
            <text:p>-0.999985759012705</text:p>
          </table:table-cell>
          <table:table-cell table:number-columns-repeated="13"/>
        </table:table-row>
        <table:table-row table:style-name="ro1">
          <table:table-cell office:value-type="float" office:value="1206.74" calcext:value-type="float">
            <text:p>1206.74</text:p>
          </table:table-cell>
          <table:table-cell table:number-columns-repeated="3"/>
          <table:table-cell table:formula="of:=[.$C$4] + ([.$C$5] - [.$C$4]) * (([.A1290] - [.$C$1]) / ([.$C$2] - [.$C$1]))" office:value-type="float" office:value="-0.481957201993566" calcext:value-type="float">
            <text:p>-0.481957201993566</text:p>
          </table:table-cell>
          <table:table-cell/>
          <table:table-cell table:style-name="ce15" office:value-type="float" office:value="-0.48488003443022" calcext:value-type="float">
            <text:p>-0.48488003443022</text:p>
          </table:table-cell>
          <table:table-cell table:style-name="ce17" table:formula="of:=TANH( [.G1276]*[.Q274] + [.G1277]*[.Q275] + [.G1278]*[.Q276] + [.G1279]*[.Q277] + [.G1280]*[.Q278] + [.G1281]*[.Q279] + [.G1282]*[.Q280] + [.G1283]*[.Q281] + [.G1284]*[.Q282] + [.G1285]*[.Q283] + [.G1286]*[.Q284] + [.G1287]*[.Q285] + [.G1288]*[.Q286] + [.G1289]*[.Q287] + [.G1290]*[.Q288] + [.G1291]*[.Q289] + [.G1292]*[.Q290] + [.G1293]*[.Q291] + [.G1294]*[.Q292] + [.G1295]*[.Q293] + [.G1296]*[.Q294] )" office:value-type="float" office:value="-0.999937864153567" calcext:value-type="float">
            <text:p>-0.999937864153567</text:p>
          </table:table-cell>
          <table:table-cell table:number-columns-repeated="13"/>
        </table:table-row>
        <table:table-row table:style-name="ro1">
          <table:table-cell office:value-type="float" office:value="1226.896" calcext:value-type="float">
            <text:p>1226.896</text:p>
          </table:table-cell>
          <table:table-cell table:number-columns-repeated="3"/>
          <table:table-cell table:formula="of:=[.$C$4] + ([.$C$5] - [.$C$4]) * (([.A1291] - [.$C$1]) / ([.$C$2] - [.$C$1]))" office:value-type="float" office:value="-0.48162603692095" calcext:value-type="float">
            <text:p>-0.48162603692095</text:p>
          </table:table-cell>
          <table:table-cell/>
          <table:table-cell table:style-name="ce15" office:value-type="float" office:value="-0.484182744320632" calcext:value-type="float">
            <text:p>-0.484182744320632</text:p>
          </table:table-cell>
          <table:table-cell table:style-name="ce17" table:formula="of:=TANH( [.G1276]*[.Q295] + [.G1277]*[.Q296] + [.G1278]*[.Q297] + [.G1279]*[.Q298] + [.G1280]*[.Q299] + [.G1281]*[.Q300] + [.G1282]*[.Q301] + [.G1283]*[.Q302] + [.G1284]*[.Q303] + [.G1285]*[.Q304] + [.G1286]*[.Q305] + [.G1287]*[.Q306] + [.G1288]*[.Q307] + [.G1289]*[.Q308] + [.G1290]*[.Q309] + [.G1291]*[.Q310] + [.G1292]*[.Q311] + [.G1293]*[.Q312] + [.G1294]*[.Q313] + [.G1295]*[.Q314] + [.G1296]*[.Q315] )" office:value-type="float" office:value="-0.999634548805111" calcext:value-type="float">
            <text:p>-0.999634548805111</text:p>
          </table:table-cell>
          <table:table-cell table:number-columns-repeated="13"/>
        </table:table-row>
        <table:table-row table:style-name="ro1">
          <table:table-cell office:value-type="float" office:value="1216.269" calcext:value-type="float">
            <text:p>1216.269</text:p>
          </table:table-cell>
          <table:table-cell table:number-columns-repeated="3"/>
          <table:table-cell table:formula="of:=[.$C$4] + ([.$C$5] - [.$C$4]) * (([.A1292] - [.$C$1]) / ([.$C$2] - [.$C$1]))" office:value-type="float" office:value="-0.481800639581532" calcext:value-type="float">
            <text:p>-0.481800639581532</text:p>
          </table:table-cell>
          <table:table-cell/>
          <table:table-cell table:style-name="ce15" office:value-type="float" office:value="-0.483064741320719" calcext:value-type="float">
            <text:p>-0.483064741320719</text:p>
          </table:table-cell>
          <table:table-cell table:style-name="ce17" table:formula="of:=TANH( [.G1276]*[.Q316] + [.G1277]*[.Q317] + [.G1278]*[.Q318] + [.G1279]*[.Q319] + [.G1280]*[.Q320] + [.G1281]*[.Q321] + [.G1282]*[.Q322] + [.G1283]*[.Q323] + [.G1284]*[.Q324] + [.G1285]*[.Q325] + [.G1286]*[.Q326] + [.G1287]*[.Q327] + [.G1288]*[.Q328] + [.G1289]*[.Q329] + [.G1290]*[.Q330] + [.G1291]*[.Q331] + [.G1292]*[.Q332] + [.G1293]*[.Q333] + [.G1294]*[.Q334] + [.G1295]*[.Q335] + [.G1296]*[.Q336] )" office:value-type="float" office:value="-0.997060940407041" calcext:value-type="float">
            <text:p>-0.997060940407041</text:p>
          </table:table-cell>
          <table:table-cell table:number-columns-repeated="13"/>
        </table:table-row>
        <table:table-row table:style-name="ro1">
          <table:table-cell office:value-type="float" office:value="1187.136" calcext:value-type="float">
            <text:p>1187.136</text:p>
          </table:table-cell>
          <table:table-cell table:number-columns-repeated="3"/>
          <table:table-cell table:formula="of:=[.$C$4] + ([.$C$5] - [.$C$4]) * (([.A1293] - [.$C$1]) / ([.$C$2] - [.$C$1]))" office:value-type="float" office:value="-0.482279297651613" calcext:value-type="float">
            <text:p>-0.482279297651613</text:p>
          </table:table-cell>
          <table:table-cell/>
          <table:table-cell table:style-name="ce15" office:value-type="float" office:value="-0.48527811387356" calcext:value-type="float">
            <text:p>-0.48527811387356</text:p>
          </table:table-cell>
          <table:table-cell table:style-name="ce17" table:formula="of:=TANH( [.G1276]*[.Q337] + [.G1277]*[.Q338] + [.G1278]*[.Q339] + [.G1279]*[.Q340] + [.G1280]*[.Q341] + [.G1281]*[.Q342] + [.G1282]*[.Q343] + [.G1283]*[.Q344] + [.G1284]*[.Q345] + [.G1285]*[.Q346] + [.G1286]*[.Q347] + [.G1287]*[.Q348] + [.G1288]*[.Q349] + [.G1289]*[.Q350] + [.G1290]*[.Q351] + [.G1291]*[.Q352] + [.G1292]*[.Q353] + [.G1293]*[.Q354] + [.G1294]*[.Q355] + [.G1295]*[.Q356] + [.G1296]*[.Q357] )" office:value-type="float" office:value="-0.999441033084746" calcext:value-type="float">
            <text:p>-0.999441033084746</text:p>
          </table:table-cell>
          <table:table-cell table:number-columns-repeated="13"/>
        </table:table-row>
        <table:table-row table:style-name="ro1">
          <table:table-cell office:value-type="float" office:value="1186.10899" calcext:value-type="float">
            <text:p>1186.10899</text:p>
          </table:table-cell>
          <table:table-cell table:number-columns-repeated="3"/>
          <table:table-cell table:formula="of:=[.$C$4] + ([.$C$5] - [.$C$4]) * (([.A1294] - [.$C$1]) / ([.$C$2] - [.$C$1]))" office:value-type="float" office:value="-0.482296171527443" calcext:value-type="float">
            <text:p>-0.482296171527443</text:p>
          </table:table-cell>
          <table:table-cell/>
          <table:table-cell table:style-name="ce15" office:value-type="float" office:value="-0.489306542778176" calcext:value-type="float">
            <text:p>-0.489306542778176</text:p>
          </table:table-cell>
          <table:table-cell table:style-name="ce17" table:formula="of:=TANH( [.G1276]*[.Q358] + [.G1277]*[.Q359] + [.G1278]*[.Q360] + [.G1279]*[.Q361] + [.G1280]*[.Q362] + [.G1281]*[.Q363] + [.G1282]*[.Q364] + [.G1283]*[.Q365] + [.G1284]*[.Q366] + [.G1285]*[.Q367] + [.G1286]*[.Q368] + [.G1287]*[.Q369] + [.G1288]*[.Q370] + [.G1289]*[.Q371] + [.G1290]*[.Q372] + [.G1291]*[.Q373] + [.G1292]*[.Q374] + [.G1293]*[.Q375] + [.G1294]*[.Q376] + [.G1295]*[.Q377] + [.G1296]*[.Q378] )" office:value-type="float" office:value="-0.998690004453212" calcext:value-type="float">
            <text:p>-0.998690004453212</text:p>
          </table:table-cell>
          <table:table-cell table:number-columns-repeated="13"/>
        </table:table-row>
        <table:table-row table:style-name="ro1">
          <table:table-cell office:value-type="float" office:value="1189.55" calcext:value-type="float">
            <text:p>1189.55</text:p>
          </table:table-cell>
          <table:table-cell table:number-columns-repeated="3"/>
          <table:table-cell table:formula="of:=[.$C$4] + ([.$C$5] - [.$C$4]) * (([.A1295] - [.$C$1]) / ([.$C$2] - [.$C$1]))" office:value-type="float" office:value="-0.482239635392965" calcext:value-type="float">
            <text:p>-0.482239635392965</text:p>
          </table:table-cell>
          <table:table-cell/>
          <table:table-cell table:style-name="ce15" office:value-type="float" office:value="-0.490450412997131" calcext:value-type="float">
            <text:p>-0.490450412997131</text:p>
          </table:table-cell>
          <table:table-cell table:style-name="ce17" table:formula="of:=TANH( [.G1276]*[.Q379] + [.G1277]*[.Q380] + [.G1278]*[.Q381] + [.G1279]*[.Q382] + [.G1280]*[.Q383] + [.G1281]*[.Q384] + [.G1282]*[.Q385] + [.G1283]*[.Q386] + [.G1284]*[.Q387] + [.G1285]*[.Q388] + [.G1286]*[.Q389] + [.G1287]*[.Q390] + [.G1288]*[.Q391] + [.G1289]*[.Q392] + [.G1290]*[.Q393] + [.G1291]*[.Q394] + [.G1292]*[.Q395] + [.G1293]*[.Q396] + [.G1294]*[.Q397] + [.G1295]*[.Q398] + [.G1296]*[.Q399] )" office:value-type="float" office:value="-0.999664705531854" calcext:value-type="float">
            <text:p>-0.999664705531854</text:p>
          </table:table-cell>
          <table:table-cell table:number-columns-repeated="13"/>
        </table:table-row>
        <table:table-row table:style-name="ro1">
          <table:table-cell office:value-type="float" office:value="1184.2" calcext:value-type="float">
            <text:p>1184.2</text:p>
          </table:table-cell>
          <table:table-cell table:number-columns-repeated="3"/>
          <table:table-cell table:formula="of:=[.$C$4] + ([.$C$5] - [.$C$4]) * (([.A1296] - [.$C$1]) / ([.$C$2] - [.$C$1]))" office:value-type="float" office:value="-0.482327536421865" calcext:value-type="float">
            <text:p>-0.482327536421865</text:p>
          </table:table-cell>
          <table:table-cell/>
          <table:table-cell table:style-name="ce15" office:value-type="float" office:value="-0.487952550653719" calcext:value-type="float">
            <text:p>-0.487952550653719</text:p>
          </table:table-cell>
          <table:table-cell table:style-name="ce17" table:formula="of:=TANH( [.G1276]*[.Q400] + [.G1277]*[.Q401] + [.G1278]*[.Q402] + [.G1279]*[.Q403] + [.G1280]*[.Q404] + [.G1281]*[.Q405] + [.G1282]*[.Q406] + [.G1283]*[.Q407] + [.G1284]*[.Q408] + [.G1285]*[.Q409] + [.G1286]*[.Q410] + [.G1287]*[.Q411] + [.G1288]*[.Q412] + [.G1289]*[.Q413] + [.G1290]*[.Q414] + [.G1291]*[.Q415] + [.G1292]*[.Q416] + [.G1293]*[.Q417] + [.G1294]*[.Q418] + [.G1295]*[.Q419] + [.G1296]*[.Q420] )" office:value-type="float" office:value="-0.999681168561838" calcext:value-type="float">
            <text:p>-0.999681168561838</text:p>
          </table:table-cell>
          <table:table-cell table:number-columns-repeated="13"/>
        </table:table-row>
        <table:table-row table:style-name="ro1">
          <table:table-cell office:value-type="float" office:value="1211.73799" calcext:value-type="float">
            <text:p>1211.73799</text:p>
          </table:table-cell>
          <table:table-cell table:number-columns-repeated="3"/>
          <table:table-cell table:formula="of:=[.$C$4] + ([.$C$5] - [.$C$4]) * (([.A1297] - [.$C$1]) / ([.$C$2] - [.$C$1]))" office:value-type="float" office:value="-0.481875084523766" calcext:value-type="float">
            <text:p>-0.481875084523766</text:p>
          </table:table-cell>
          <table:table-cell table:number-columns-repeated="2"/>
          <table:table-cell table:style-name="ce17" table:formula="of:=TANH( [.G1276]*[.Q421] + [.G1277]*[.Q422] + [.G1278]*[.Q423] + [.G1279]*[.Q424] + [.G1280]*[.Q425] + [.G1281]*[.Q426] + [.G1282]*[.Q427] + [.G1283]*[.Q428] + [.G1284]*[.Q429] + [.G1285]*[.Q430] + [.G1286]*[.Q431] + [.G1287]*[.Q432] + [.G1288]*[.Q433] + [.G1289]*[.Q434] + [.G1290]*[.Q435] + [.G1291]*[.Q436] + [.G1292]*[.Q437] + [.G1293]*[.Q438] + [.G1294]*[.Q439] + [.G1295]*[.Q440] + [.G1296]*[.Q441] )" office:value-type="float" office:value="-0.999517118313877" calcext:value-type="float">
            <text:p>-0.999517118313877</text:p>
          </table:table-cell>
          <table:table-cell table:number-columns-repeated="13"/>
        </table:table-row>
        <table:table-row table:style-name="ro1">
          <table:table-cell office:value-type="float" office:value="1218.666" calcext:value-type="float">
            <text:p>1218.666</text:p>
          </table:table-cell>
          <table:table-cell table:number-columns-repeated="3"/>
          <table:table-cell table:formula="of:=[.$C$4] + ([.$C$5] - [.$C$4]) * (([.A1298] - [.$C$1]) / ([.$C$2] - [.$C$1]))" office:value-type="float" office:value="-0.481761256634565" calcext:value-type="float">
            <text:p>-0.481761256634565</text:p>
          </table:table-cell>
          <table:table-cell table:number-columns-repeated="2"/>
          <table:table-cell table:style-name="ce17" table:formula="of:=TANH( [.G1276]*[.Q442] + [.G1277]*[.Q443] + [.G1278]*[.Q444] + [.G1279]*[.Q445] + [.G1280]*[.Q446] + [.G1281]*[.Q447] + [.G1282]*[.Q448] + [.G1283]*[.Q449] + [.G1284]*[.Q450] + [.G1285]*[.Q451] + [.G1286]*[.Q452] + [.G1287]*[.Q453] + [.G1288]*[.Q454] + [.G1289]*[.Q455] + [.G1290]*[.Q456] + [.G1291]*[.Q457] + [.G1292]*[.Q458] + [.G1293]*[.Q459] + [.G1294]*[.Q460] + [.G1295]*[.Q461] + [.G1296]*[.Q462] )" office:value-type="float" office:value="-0.999204127298184" calcext:value-type="float">
            <text:p>-0.999204127298184</text:p>
          </table:table-cell>
          <table:table-cell table:number-columns-repeated="13"/>
        </table:table-row>
        <table:table-row table:style-name="ro1">
          <table:table-cell office:value-type="float" office:value="1227.981" calcext:value-type="float">
            <text:p>1227.981</text:p>
          </table:table-cell>
          <table:table-cell table:number-columns-repeated="3"/>
          <table:table-cell table:formula="of:=[.$C$4] + ([.$C$5] - [.$C$4]) * (([.A1299] - [.$C$1]) / ([.$C$2] - [.$C$1]))" office:value-type="float" office:value="-0.481608210263687" calcext:value-type="float">
            <text:p>-0.481608210263687</text:p>
          </table:table-cell>
          <table:table-cell table:number-columns-repeated="2"/>
          <table:table-cell table:style-name="ce17" table:formula="of:=TANH( [.G1276]*[.Q463] + [.G1277]*[.Q464] + [.G1278]*[.Q465] + [.G1279]*[.Q466] + [.G1280]*[.Q467] + [.G1281]*[.Q468] + [.G1282]*[.Q469] + [.G1283]*[.Q470] + [.G1284]*[.Q471] + [.G1285]*[.Q472] + [.G1286]*[.Q473] + [.G1287]*[.Q474] + [.G1288]*[.Q475] + [.G1289]*[.Q476] + [.G1290]*[.Q477] + [.G1291]*[.Q478] + [.G1292]*[.Q479] + [.G1293]*[.Q480] + [.G1294]*[.Q481] + [.G1295]*[.Q482] + [.G1296]*[.Q483] )" office:value-type="float" office:value="-0.999504794011015" calcext:value-type="float">
            <text:p>-0.999504794011015</text:p>
          </table:table-cell>
          <table:table-cell table:number-columns-repeated="13"/>
        </table:table-row>
        <table:table-row table:style-name="ro1">
          <table:table-cell office:value-type="float" office:value="1261.702" calcext:value-type="float">
            <text:p>1261.702</text:p>
          </table:table-cell>
          <table:table-cell table:number-columns-repeated="3"/>
          <table:table-cell table:formula="of:=[.$C$4] + ([.$C$5] - [.$C$4]) * (([.A1300] - [.$C$1]) / ([.$C$2] - [.$C$1]))" office:value-type="float" office:value="-0.481054170900038" calcext:value-type="float">
            <text:p>-0.481054170900038</text:p>
          </table:table-cell>
          <table:table-cell table:number-columns-repeated="16"/>
        </table:table-row>
        <table:table-row table:style-name="ro1">
          <table:table-cell office:value-type="float" office:value="1255.25125" calcext:value-type="float">
            <text:p>1255.25125</text:p>
          </table:table-cell>
          <table:table-cell table:number-columns-repeated="3"/>
          <table:table-cell table:formula="of:=[.$C$4] + ([.$C$5] - [.$C$4]) * (([.A1301] - [.$C$1]) / ([.$C$2] - [.$C$1]))" office:value-type="float" office:value="-0.481160157360257" calcext:value-type="float">
            <text:p>-0.481160157360257</text:p>
          </table:table-cell>
          <table:table-cell table:number-columns-repeated="16"/>
        </table:table-row>
        <table:table-row table:style-name="ro1">
          <table:table-cell office:value-type="float" office:value="1232.7575" calcext:value-type="float">
            <text:p>1232.7575</text:p>
          </table:table-cell>
          <table:table-cell table:number-columns-repeated="3"/>
          <table:table-cell table:formula="of:=[.$C$4] + ([.$C$5] - [.$C$4]) * (([.A1302] - [.$C$1]) / ([.$C$2] - [.$C$1]))" office:value-type="float" office:value="-0.481529731896483" calcext:value-type="float">
            <text:p>-0.481529731896483</text:p>
          </table:table-cell>
          <table:table-cell table:number-columns-repeated="16"/>
        </table:table-row>
        <table:table-row table:style-name="ro1">
          <table:table-cell office:value-type="float" office:value="1243.43" calcext:value-type="float">
            <text:p>1243.43</text:p>
          </table:table-cell>
          <table:table-cell table:number-columns-repeated="3"/>
          <table:table-cell table:formula="of:=[.$C$4] + ([.$C$5] - [.$C$4]) * (([.A1303] - [.$C$1]) / ([.$C$2] - [.$C$1]))" office:value-type="float" office:value="-0.481354381666403" calcext:value-type="float">
            <text:p>-0.481354381666403</text:p>
          </table:table-cell>
          <table:table-cell table:number-columns-repeated="16"/>
        </table:table-row>
        <table:table-row table:style-name="ro1">
          <table:table-cell office:value-type="float" office:value="1251.5775" calcext:value-type="float">
            <text:p>1251.5775</text:p>
          </table:table-cell>
          <table:table-cell table:number-columns-repeated="3"/>
          <table:table-cell table:formula="of:=[.$C$4] + ([.$C$5] - [.$C$4]) * (([.A1304] - [.$C$1]) / ([.$C$2] - [.$C$1]))" office:value-type="float" office:value="-0.481220517435943" calcext:value-type="float">
            <text:p>-0.481220517435943</text:p>
          </table:table-cell>
          <table:table-cell table:number-columns-repeated="16"/>
        </table:table-row>
        <table:table-row table:style-name="ro1">
          <table:table-cell office:value-type="float" office:value="1269.69625" calcext:value-type="float">
            <text:p>1269.69625</text:p>
          </table:table-cell>
          <table:table-cell table:number-columns-repeated="3"/>
          <table:table-cell table:formula="of:=[.$C$4] + ([.$C$5] - [.$C$4]) * (([.A1305] - [.$C$1]) / ([.$C$2] - [.$C$1]))" office:value-type="float" office:value="-0.480922824582228" calcext:value-type="float">
            <text:p>-0.480922824582228</text:p>
          </table:table-cell>
          <table:table-cell table:number-columns-repeated="16"/>
        </table:table-row>
        <table:table-row table:style-name="ro1">
          <table:table-cell office:value-type="float" office:value="1289.7475" calcext:value-type="float">
            <text:p>1289.7475</text:p>
          </table:table-cell>
          <table:table-cell table:number-columns-repeated="3"/>
          <table:table-cell table:formula="of:=[.$C$4] + ([.$C$5] - [.$C$4]) * (([.A1306] - [.$C$1]) / ([.$C$2] - [.$C$1]))" office:value-type="float" office:value="-0.480593380562467" calcext:value-type="float">
            <text:p>-0.480593380562467</text:p>
          </table:table-cell>
          <table:table-cell table:number-columns-repeated="16"/>
        </table:table-row>
        <table:table-row table:style-name="ro1">
          <table:table-cell office:value-type="float" office:value="1335.825" calcext:value-type="float">
            <text:p>1335.825</text:p>
          </table:table-cell>
          <table:table-cell table:number-columns-repeated="3"/>
          <table:table-cell table:formula="of:=[.$C$4] + ([.$C$5] - [.$C$4]) * (([.A1307] - [.$C$1]) / ([.$C$2] - [.$C$1]))" office:value-type="float" office:value="-0.479836322682257" calcext:value-type="float">
            <text:p>-0.479836322682257</text:p>
          </table:table-cell>
          <table:table-cell table:number-columns-repeated="16"/>
        </table:table-row>
        <table:table-row table:style-name="ro1">
          <table:table-cell office:value-type="float" office:value="1319.7" calcext:value-type="float">
            <text:p>1319.7</text:p>
          </table:table-cell>
          <table:table-cell table:number-columns-repeated="3"/>
          <table:table-cell table:formula="of:=[.$C$4] + ([.$C$5] - [.$C$4]) * (([.A1308] - [.$C$1]) / ([.$C$2] - [.$C$1]))" office:value-type="float" office:value="-0.48010125802637" calcext:value-type="float">
            <text:p>-0.48010125802637</text:p>
          </table:table-cell>
          <table:table-cell table:number-columns-repeated="16"/>
        </table:table-row>
        <table:table-row table:style-name="ro1">
          <table:table-cell office:value-type="float" office:value="1311.58874" calcext:value-type="float">
            <text:p>1311.58874</text:p>
          </table:table-cell>
          <table:table-cell table:number-columns-repeated="3"/>
          <table:table-cell table:formula="of:=[.$C$4] + ([.$C$5] - [.$C$4]) * (([.A1309] - [.$C$1]) / ([.$C$2] - [.$C$1]))" office:value-type="float" office:value="-0.480234526830047" calcext:value-type="float">
            <text:p>-0.480234526830047</text:p>
          </table:table-cell>
          <table:table-cell table:number-columns-repeated="16"/>
        </table:table-row>
        <table:table-row table:style-name="ro1">
          <table:table-cell office:value-type="float" office:value="1370.79" calcext:value-type="float">
            <text:p>1370.79</text:p>
          </table:table-cell>
          <table:table-cell table:number-columns-repeated="3"/>
          <table:table-cell table:formula="of:=[.$C$4] + ([.$C$5] - [.$C$4]) * (([.A1310] - [.$C$1]) / ([.$C$2] - [.$C$1]))" office:value-type="float" office:value="-0.479261844275626" calcext:value-type="float">
            <text:p>-0.479261844275626</text:p>
          </table:table-cell>
          <table:table-cell table:number-columns-repeated="16"/>
        </table:table-row>
        <table:table-row table:style-name="ro1">
          <table:table-cell office:value-type="float" office:value="1416.61" calcext:value-type="float">
            <text:p>1416.61</text:p>
          </table:table-cell>
          <table:table-cell table:number-columns-repeated="3"/>
          <table:table-cell table:formula="of:=[.$C$4] + ([.$C$5] - [.$C$4]) * (([.A1311] - [.$C$1]) / ([.$C$2] - [.$C$1]))" office:value-type="float" office:value="-0.478509017145873" calcext:value-type="float">
            <text:p>-0.478509017145873</text:p>
          </table:table-cell>
          <table:table-cell table:number-columns-repeated="16"/>
        </table:table-row>
        <table:table-row table:style-name="ro1">
          <table:table-cell office:value-type="float" office:value="1448.88625" calcext:value-type="float">
            <text:p>1448.88625</text:p>
          </table:table-cell>
          <table:table-cell table:number-columns-repeated="3"/>
          <table:table-cell table:formula="of:=[.$C$4] + ([.$C$5] - [.$C$4]) * (([.A1312] - [.$C$1]) / ([.$C$2] - [.$C$1]))" office:value-type="float" office:value="-0.477978715167551" calcext:value-type="float">
            <text:p>-0.477978715167551</text:p>
          </table:table-cell>
          <table:table-cell table:number-columns-repeated="16"/>
        </table:table-row>
        <table:table-row table:style-name="ro1">
          <table:table-cell office:value-type="float" office:value="1506.7725" calcext:value-type="float">
            <text:p>1506.7725</text:p>
          </table:table-cell>
          <table:table-cell table:number-columns-repeated="3"/>
          <table:table-cell table:formula="of:=[.$C$4] + ([.$C$5] - [.$C$4]) * (([.A1313] - [.$C$1]) / ([.$C$2] - [.$C$1]))" office:value-type="float" office:value="-0.477027638357432" calcext:value-type="float">
            <text:p>-0.477027638357432</text:p>
          </table:table-cell>
          <table:table-cell table:number-columns-repeated="16"/>
        </table:table-row>
        <table:table-row table:style-name="ro1">
          <table:table-cell office:value-type="float" office:value="1543.31" calcext:value-type="float">
            <text:p>1543.31</text:p>
          </table:table-cell>
          <table:table-cell table:number-columns-repeated="3"/>
          <table:table-cell table:formula="of:=[.$C$4] + ([.$C$5] - [.$C$4]) * (([.A1314] - [.$C$1]) / ([.$C$2] - [.$C$1]))" office:value-type="float" office:value="-0.476427323620344" calcext:value-type="float">
            <text:p>-0.476427323620344</text:p>
          </table:table-cell>
          <table:table-cell table:number-columns-repeated="16"/>
        </table:table-row>
        <table:table-row table:style-name="ro1">
          <table:table-cell office:value-type="float" office:value="1536.1525" calcext:value-type="float">
            <text:p>1536.1525</text:p>
          </table:table-cell>
          <table:table-cell table:number-columns-repeated="3"/>
          <table:table-cell table:formula="of:=[.$C$4] + ([.$C$5] - [.$C$4]) * (([.A1315] - [.$C$1]) / ([.$C$2] - [.$C$1]))" office:value-type="float" office:value="-0.476544922052933" calcext:value-type="float">
            <text:p>-0.476544922052933</text:p>
          </table:table-cell>
          <table:table-cell table:number-columns-repeated="16"/>
        </table:table-row>
        <table:table-row table:style-name="ro1">
          <table:table-cell office:value-type="float" office:value="1554.6025" calcext:value-type="float">
            <text:p>1554.6025</text:p>
          </table:table-cell>
          <table:table-cell table:number-columns-repeated="3"/>
          <table:table-cell table:formula="of:=[.$C$4] + ([.$C$5] - [.$C$4]) * (([.A1316] - [.$C$1]) / ([.$C$2] - [.$C$1]))" office:value-type="float" office:value="-0.476241786728971" calcext:value-type="float">
            <text:p>-0.476241786728971</text:p>
          </table:table-cell>
          <table:table-cell table:number-columns-repeated="16"/>
        </table:table-row>
        <table:table-row table:style-name="ro1">
          <table:table-cell office:value-type="float" office:value="1564.065" calcext:value-type="float">
            <text:p>1564.065</text:p>
          </table:table-cell>
          <table:table-cell table:number-columns-repeated="3"/>
          <table:table-cell table:formula="of:=[.$C$4] + ([.$C$5] - [.$C$4]) * (([.A1317] - [.$C$1]) / ([.$C$2] - [.$C$1]))" office:value-type="float" office:value="-0.47608631691851" calcext:value-type="float">
            <text:p>-0.47608631691851</text:p>
          </table:table-cell>
          <table:table-cell table:number-columns-repeated="16"/>
        </table:table-row>
        <table:table-row table:style-name="ro1">
          <table:table-cell office:value-type="float" office:value="1644.72875" calcext:value-type="float">
            <text:p>1644.72875</text:p>
          </table:table-cell>
          <table:table-cell table:number-columns-repeated="3"/>
          <table:table-cell table:formula="of:=[.$C$4] + ([.$C$5] - [.$C$4]) * (([.A1318] - [.$C$1]) / ([.$C$2] - [.$C$1]))" office:value-type="float" office:value="-0.474761003531613" calcext:value-type="float">
            <text:p>-0.474761003531613</text:p>
          </table:table-cell>
          <table:table-cell table:number-columns-repeated="16"/>
        </table:table-row>
        <table:table-row table:style-name="ro1">
          <table:table-cell office:value-type="float" office:value="1695.83125" calcext:value-type="float">
            <text:p>1695.83125</text:p>
          </table:table-cell>
          <table:table-cell table:number-columns-repeated="3"/>
          <table:table-cell table:formula="of:=[.$C$4] + ([.$C$5] - [.$C$4]) * (([.A1319] - [.$C$1]) / ([.$C$2] - [.$C$1]))" office:value-type="float" office:value="-0.473921384404633" calcext:value-type="float">
            <text:p>-0.473921384404633</text:p>
          </table:table-cell>
          <table:table-cell table:number-columns-repeated="16"/>
        </table:table-row>
        <table:table-row table:style-name="ro1">
          <table:table-cell office:value-type="float" office:value="1748.35375" calcext:value-type="float">
            <text:p>1748.35375</text:p>
          </table:table-cell>
          <table:table-cell table:number-columns-repeated="3"/>
          <table:table-cell table:formula="of:=[.$C$4] + ([.$C$5] - [.$C$4]) * (([.A1320] - [.$C$1]) / ([.$C$2] - [.$C$1]))" office:value-type="float" office:value="-0.473058434537273" calcext:value-type="float">
            <text:p>-0.473058434537273</text:p>
          </table:table-cell>
          <table:table-cell table:number-columns-repeated="16"/>
        </table:table-row>
        <table:table-row table:style-name="ro1">
          <table:table-cell office:value-type="float" office:value="1774.52" calcext:value-type="float">
            <text:p>1774.52</text:p>
          </table:table-cell>
          <table:table-cell table:number-columns-repeated="3"/>
          <table:table-cell table:formula="of:=[.$C$4] + ([.$C$5] - [.$C$4]) * (([.A1321] - [.$C$1]) / ([.$C$2] - [.$C$1]))" office:value-type="float" office:value="-0.472628520462984" calcext:value-type="float">
            <text:p>-0.472628520462984</text:p>
          </table:table-cell>
          <table:table-cell table:number-columns-repeated="16"/>
        </table:table-row>
        <table:table-row table:style-name="ro1">
          <table:table-cell office:value-type="float" office:value="1634.6075" calcext:value-type="float">
            <text:p>1634.6075</text:p>
          </table:table-cell>
          <table:table-cell table:number-columns-repeated="3"/>
          <table:table-cell table:formula="of:=[.$C$4] + ([.$C$5] - [.$C$4]) * (([.A1322] - [.$C$1]) / ([.$C$2] - [.$C$1]))" office:value-type="float" office:value="-0.474927296669697" calcext:value-type="float">
            <text:p>-0.474927296669697</text:p>
          </table:table-cell>
          <table:table-cell table:number-columns-repeated="16"/>
        </table:table-row>
        <table:table-row table:style-name="ro1">
          <table:table-cell office:value-type="float" office:value="1774.805" calcext:value-type="float">
            <text:p>1774.805</text:p>
          </table:table-cell>
          <table:table-cell table:number-columns-repeated="3"/>
          <table:table-cell table:formula="of:=[.$C$4] + ([.$C$5] - [.$C$4]) * (([.A1323] - [.$C$1]) / ([.$C$2] - [.$C$1]))" office:value-type="float" office:value="-0.472623837884809" calcext:value-type="float">
            <text:p>-0.472623837884809</text:p>
          </table:table-cell>
          <table:table-cell table:number-columns-repeated="16"/>
        </table:table-row>
        <table:table-row table:style-name="ro1">
          <table:table-cell office:value-type="float" office:value="1747.04375" calcext:value-type="float">
            <text:p>1747.04375</text:p>
          </table:table-cell>
          <table:table-cell table:number-columns-repeated="3"/>
          <table:table-cell table:formula="of:=[.$C$4] + ([.$C$5] - [.$C$4]) * (([.A1324] - [.$C$1]) / ([.$C$2] - [.$C$1]))" office:value-type="float" office:value="-0.473079957966779" calcext:value-type="float">
            <text:p>-0.473079957966779</text:p>
          </table:table-cell>
          <table:table-cell table:number-columns-repeated="16"/>
        </table:table-row>
        <table:table-row table:style-name="ro1">
          <table:table-cell office:value-type="float" office:value="1665.0325" calcext:value-type="float">
            <text:p>1665.0325</text:p>
          </table:table-cell>
          <table:table-cell table:number-columns-repeated="3"/>
          <table:table-cell table:formula="of:=[.$C$4] + ([.$C$5] - [.$C$4]) * (([.A1325] - [.$C$1]) / ([.$C$2] - [.$C$1]))" office:value-type="float" office:value="-0.47442741091189" calcext:value-type="float">
            <text:p>-0.47442741091189</text:p>
          </table:table-cell>
          <table:table-cell table:number-columns-repeated="16"/>
        </table:table-row>
        <table:table-row table:style-name="ro1">
          <table:table-cell office:value-type="float" office:value="1744.44125" calcext:value-type="float">
            <text:p>1744.44125</text:p>
          </table:table-cell>
          <table:table-cell table:number-columns-repeated="3"/>
          <table:table-cell table:formula="of:=[.$C$4] + ([.$C$5] - [.$C$4]) * (([.A1326] - [.$C$1]) / ([.$C$2] - [.$C$1]))" office:value-type="float" office:value="-0.473122717299061" calcext:value-type="float">
            <text:p>-0.473122717299061</text:p>
          </table:table-cell>
          <table:table-cell table:number-columns-repeated="16"/>
        </table:table-row>
        <table:table-row table:style-name="ro1">
          <table:table-cell office:value-type="float" office:value="1796.89625" calcext:value-type="float">
            <text:p>1796.89625</text:p>
          </table:table-cell>
          <table:table-cell table:number-columns-repeated="3"/>
          <table:table-cell table:formula="of:=[.$C$4] + ([.$C$5] - [.$C$4]) * (([.A1327] - [.$C$1]) / ([.$C$2] - [.$C$1]))" office:value-type="float" office:value="-0.472260876463374" calcext:value-type="float">
            <text:p>-0.472260876463374</text:p>
          </table:table-cell>
          <table:table-cell table:number-columns-repeated="16"/>
        </table:table-row>
        <table:table-row table:style-name="ro1">
          <table:table-cell office:value-type="float" office:value="1913.13875" calcext:value-type="float">
            <text:p>1913.13875</text:p>
          </table:table-cell>
          <table:table-cell table:number-columns-repeated="3"/>
          <table:table-cell table:formula="of:=[.$C$4] + ([.$C$5] - [.$C$4]) * (([.A1328] - [.$C$1]) / ([.$C$2] - [.$C$1]))" office:value-type="float" office:value="-0.47035100069667" calcext:value-type="float">
            <text:p>-0.47035100069667</text:p>
          </table:table-cell>
          <table:table-cell table:number-columns-repeated="16"/>
        </table:table-row>
        <table:table-row table:style-name="ro1">
          <table:table-cell office:value-type="float" office:value="1983.97875" calcext:value-type="float">
            <text:p>1983.97875</text:p>
          </table:table-cell>
          <table:table-cell table:number-columns-repeated="3"/>
          <table:table-cell table:formula="of:=[.$C$4] + ([.$C$5] - [.$C$4]) * (([.A1329] - [.$C$1]) / ([.$C$2] - [.$C$1]))" office:value-type="float" office:value="-0.469187092493447" calcext:value-type="float">
            <text:p>-0.469187092493447</text:p>
          </table:table-cell>
          <table:table-cell table:number-columns-repeated="16"/>
        </table:table-row>
        <table:table-row table:style-name="ro1">
          <table:table-cell office:value-type="float" office:value="2074.69625" calcext:value-type="float">
            <text:p>2074.69625</text:p>
          </table:table-cell>
          <table:table-cell table:number-columns-repeated="3"/>
          <table:table-cell table:formula="of:=[.$C$4] + ([.$C$5] - [.$C$4]) * (([.A1330] - [.$C$1]) / ([.$C$2] - [.$C$1]))" office:value-type="float" office:value="-0.467696595000138" calcext:value-type="float">
            <text:p>-0.467696595000138</text:p>
          </table:table-cell>
          <table:table-cell table:number-columns-repeated="16"/>
        </table:table-row>
        <table:table-row table:style-name="ro1">
          <table:table-cell office:value-type="float" office:value="2114.98875" calcext:value-type="float">
            <text:p>2114.98875</text:p>
          </table:table-cell>
          <table:table-cell table:number-columns-repeated="3"/>
          <table:table-cell table:formula="of:=[.$C$4] + ([.$C$5] - [.$C$4]) * (([.A1331] - [.$C$1]) / ([.$C$2] - [.$C$1]))" office:value-type="float" office:value="-0.467034585241832" calcext:value-type="float">
            <text:p>-0.467034585241832</text:p>
          </table:table-cell>
          <table:table-cell table:number-columns-repeated="16"/>
        </table:table-row>
        <table:table-row table:style-name="ro1">
          <table:table-cell office:value-type="float" office:value="2196.66874" calcext:value-type="float">
            <text:p>2196.66874</text:p>
          </table:table-cell>
          <table:table-cell table:number-columns-repeated="3"/>
          <table:table-cell table:formula="of:=[.$C$4] + ([.$C$5] - [.$C$4]) * (([.A1332] - [.$C$1]) / ([.$C$2] - [.$C$1]))" office:value-type="float" office:value="-0.46569257493127" calcext:value-type="float">
            <text:p>-0.46569257493127</text:p>
          </table:table-cell>
          <table:table-cell table:number-columns-repeated="16"/>
        </table:table-row>
        <table:table-row table:style-name="ro1">
          <table:table-cell office:value-type="float" office:value="2348.55249" calcext:value-type="float">
            <text:p>2348.55249</text:p>
          </table:table-cell>
          <table:table-cell table:number-columns-repeated="3"/>
          <table:table-cell table:formula="of:=[.$C$4] + ([.$C$5] - [.$C$4]) * (([.A1333] - [.$C$1]) / ([.$C$2] - [.$C$1]))" office:value-type="float" office:value="-0.463197109903582" calcext:value-type="float">
            <text:p>-0.463197109903582</text:p>
          </table:table-cell>
          <table:table-cell table:number-columns-repeated="16"/>
        </table:table-row>
        <table:table-row table:style-name="ro1">
          <table:table-cell office:value-type="float" office:value="2581.85375" calcext:value-type="float">
            <text:p>2581.85375</text:p>
          </table:table-cell>
          <table:table-cell table:number-columns-repeated="3"/>
          <table:table-cell table:formula="of:=[.$C$4] + ([.$C$5] - [.$C$4]) * (([.A1334] - [.$C$1]) / ([.$C$2] - [.$C$1]))" office:value-type="float" office:value="-0.45936394713768" calcext:value-type="float">
            <text:p>-0.45936394713768</text:p>
          </table:table-cell>
          <table:table-cell table:number-columns-repeated="16"/>
        </table:table-row>
        <table:table-row table:style-name="ro1">
          <table:table-cell office:value-type="float" office:value="2460.95375" calcext:value-type="float">
            <text:p>2460.95375</text:p>
          </table:table-cell>
          <table:table-cell table:number-columns-repeated="3"/>
          <table:table-cell table:formula="of:=[.$C$4] + ([.$C$5] - [.$C$4]) * (([.A1335] - [.$C$1]) / ([.$C$2] - [.$C$1]))" office:value-type="float" office:value="-0.461350346089823" calcext:value-type="float">
            <text:p>-0.461350346089823</text:p>
          </table:table-cell>
          <table:table-cell table:number-columns-repeated="16"/>
        </table:table-row>
        <table:table-row table:style-name="ro1">
          <table:table-cell office:value-type="float" office:value="2232.2875" calcext:value-type="float">
            <text:p>2232.2875</text:p>
          </table:table-cell>
          <table:table-cell table:number-columns-repeated="3"/>
          <table:table-cell table:formula="of:=[.$C$4] + ([.$C$5] - [.$C$4]) * (([.A1336] - [.$C$1]) / ([.$C$2] - [.$C$1]))" office:value-type="float" office:value="-0.465107355183208" calcext:value-type="float">
            <text:p>-0.465107355183208</text:p>
          </table:table-cell>
          <table:table-cell table:number-columns-repeated="16"/>
        </table:table-row>
        <table:table-row table:style-name="ro1">
          <table:table-cell office:value-type="float" office:value="2234.83374" calcext:value-type="float">
            <text:p>2234.83374</text:p>
          </table:table-cell>
          <table:table-cell table:number-columns-repeated="3"/>
          <table:table-cell table:formula="of:=[.$C$4] + ([.$C$5] - [.$C$4]) * (([.A1337] - [.$C$1]) / ([.$C$2] - [.$C$1]))" office:value-type="float" office:value="-0.465065520208288" calcext:value-type="float">
            <text:p>-0.465065520208288</text:p>
          </table:table-cell>
          <table:table-cell table:number-columns-repeated="16"/>
        </table:table-row>
        <table:table-row table:style-name="ro1">
          <table:table-cell office:value-type="float" office:value="2195.785" calcext:value-type="float">
            <text:p>2195.785</text:p>
          </table:table-cell>
          <table:table-cell table:number-columns-repeated="3"/>
          <table:table-cell table:formula="of:=[.$C$4] + ([.$C$5] - [.$C$4]) * (([.A1338] - [.$C$1]) / ([.$C$2] - [.$C$1]))" office:value-type="float" office:value="-0.465707094866836" calcext:value-type="float">
            <text:p>-0.465707094866836</text:p>
          </table:table-cell>
          <table:table-cell table:number-columns-repeated="16"/>
        </table:table-row>
        <table:table-row table:style-name="ro1">
          <table:table-cell office:value-type="float" office:value="2315.73625" calcext:value-type="float">
            <text:p>2315.73625</text:p>
          </table:table-cell>
          <table:table-cell table:number-columns-repeated="3"/>
          <table:table-cell table:formula="of:=[.$C$4] + ([.$C$5] - [.$C$4]) * (([.A1339] - [.$C$1]) / ([.$C$2] - [.$C$1]))" office:value-type="float" office:value="-0.463736283970987" calcext:value-type="float">
            <text:p>-0.463736283970987</text:p>
          </table:table-cell>
          <table:table-cell table:number-columns-repeated="16"/>
        </table:table-row>
        <table:table-row table:style-name="ro1">
          <table:table-cell office:value-type="float" office:value="2170.98124" calcext:value-type="float">
            <text:p>2170.98124</text:p>
          </table:table-cell>
          <table:table-cell table:number-columns-repeated="3"/>
          <table:table-cell table:formula="of:=[.$C$4] + ([.$C$5] - [.$C$4]) * (([.A1340] - [.$C$1]) / ([.$C$2] - [.$C$1]))" office:value-type="float" office:value="-0.466114623095729" calcext:value-type="float">
            <text:p>-0.466114623095729</text:p>
          </table:table-cell>
          <table:table-cell table:number-columns-repeated="16"/>
        </table:table-row>
        <table:table-row table:style-name="ro1">
          <table:table-cell office:value-type="float" office:value="2402.125" calcext:value-type="float">
            <text:p>2402.125</text:p>
          </table:table-cell>
          <table:table-cell table:number-columns-repeated="3"/>
          <table:table-cell table:formula="of:=[.$C$4] + ([.$C$5] - [.$C$4]) * (([.A1341] - [.$C$1]) / ([.$C$2] - [.$C$1]))" office:value-type="float" office:value="-0.462316908268117" calcext:value-type="float">
            <text:p>-0.462316908268117</text:p>
          </table:table-cell>
          <table:table-cell table:number-columns-repeated="16"/>
        </table:table-row>
        <table:table-row table:style-name="ro1">
          <table:table-cell office:value-type="float" office:value="2477.1725" calcext:value-type="float">
            <text:p>2477.1725</text:p>
          </table:table-cell>
          <table:table-cell table:number-columns-repeated="3"/>
          <table:table-cell table:formula="of:=[.$C$4] + ([.$C$5] - [.$C$4]) * (([.A1342] - [.$C$1]) / ([.$C$2] - [.$C$1]))" office:value-type="float" office:value="-0.461083870423941" calcext:value-type="float">
            <text:p>-0.461083870423941</text:p>
          </table:table-cell>
          <table:table-cell table:number-columns-repeated="16"/>
        </table:table-row>
        <table:table-row table:style-name="ro1">
          <table:table-cell office:value-type="float" office:value="2475.2975" calcext:value-type="float">
            <text:p>2475.2975</text:p>
          </table:table-cell>
          <table:table-cell table:number-columns-repeated="3"/>
          <table:table-cell table:formula="of:=[.$C$4] + ([.$C$5] - [.$C$4]) * (([.A1343] - [.$C$1]) / ([.$C$2] - [.$C$1]))" office:value-type="float" office:value="-0.461114676859303" calcext:value-type="float">
            <text:p>-0.461114676859303</text:p>
          </table:table-cell>
          <table:table-cell table:number-columns-repeated="16"/>
        </table:table-row>
        <table:table-row table:style-name="ro1">
          <table:table-cell office:value-type="float" office:value="2526.31125" calcext:value-type="float">
            <text:p>2526.31125</text:p>
          </table:table-cell>
          <table:table-cell table:number-columns-repeated="3"/>
          <table:table-cell table:formula="of:=[.$C$4] + ([.$C$5] - [.$C$4]) * (([.A1344] - [.$C$1]) / ([.$C$2] - [.$C$1]))" office:value-type="float" office:value="-0.460276515903597" calcext:value-type="float">
            <text:p>-0.460276515903597</text:p>
          </table:table-cell>
          <table:table-cell table:number-columns-repeated="16"/>
        </table:table-row>
        <table:table-row table:style-name="ro1">
          <table:table-cell office:value-type="float" office:value="2605.125" calcext:value-type="float">
            <text:p>2605.125</text:p>
          </table:table-cell>
          <table:table-cell table:number-columns-repeated="3"/>
          <table:table-cell table:formula="of:=[.$C$4] + ([.$C$5] - [.$C$4]) * (([.A1345] - [.$C$1]) / ([.$C$2] - [.$C$1]))" office:value-type="float" office:value="-0.45898159819959" calcext:value-type="float">
            <text:p>-0.45898159819959</text:p>
          </table:table-cell>
          <table:table-cell table:number-columns-repeated="16"/>
        </table:table-row>
        <table:table-row table:style-name="ro1">
          <table:table-cell office:value-type="float" office:value="2855.03" calcext:value-type="float">
            <text:p>2855.03</text:p>
          </table:table-cell>
          <table:table-cell table:number-columns-repeated="3"/>
          <table:table-cell table:formula="of:=[.$C$4] + ([.$C$5] - [.$C$4]) * (([.A1346] - [.$C$1]) / ([.$C$2] - [.$C$1]))" office:value-type="float" office:value="-0.454875634344047" calcext:value-type="float">
            <text:p>-0.454875634344047</text:p>
          </table:table-cell>
          <table:table-cell table:number-columns-repeated="16"/>
        </table:table-row>
        <table:table-row table:style-name="ro1">
          <table:table-cell office:value-type="float" office:value="2900.8525" calcext:value-type="float">
            <text:p>2900.8525</text:p>
          </table:table-cell>
          <table:table-cell table:number-columns-repeated="3"/>
          <table:table-cell table:formula="of:=[.$C$4] + ([.$C$5] - [.$C$4]) * (([.A1347] - [.$C$1]) / ([.$C$2] - [.$C$1]))" office:value-type="float" office:value="-0.454122766139047" calcext:value-type="float">
            <text:p>-0.454122766139047</text:p>
          </table:table-cell>
          <table:table-cell table:number-columns-repeated="16"/>
        </table:table-row>
        <table:table-row table:style-name="ro1">
          <table:table-cell office:value-type="float" office:value="2737.9025" calcext:value-type="float">
            <text:p>2737.9025</text:p>
          </table:table-cell>
          <table:table-cell table:number-columns-repeated="3"/>
          <table:table-cell table:formula="of:=[.$C$4] + ([.$C$5] - [.$C$4]) * (([.A1348] - [.$C$1]) / ([.$C$2] - [.$C$1]))" office:value-type="float" office:value="-0.456800050748241" calcext:value-type="float">
            <text:p>-0.456800050748241</text:p>
          </table:table-cell>
          <table:table-cell table:number-columns-repeated="16"/>
        </table:table-row>
        <table:table-row table:style-name="ro1">
          <table:table-cell office:value-type="float" office:value="2826.03875" calcext:value-type="float">
            <text:p>2826.03875</text:p>
          </table:table-cell>
          <table:table-cell table:number-columns-repeated="3"/>
          <table:table-cell table:formula="of:=[.$C$4] + ([.$C$5] - [.$C$4]) * (([.A1349] - [.$C$1]) / ([.$C$2] - [.$C$1]))" office:value-type="float" office:value="-0.455351963447615" calcext:value-type="float">
            <text:p>-0.455351963447615</text:p>
          </table:table-cell>
          <table:table-cell table:number-columns-repeated="16"/>
        </table:table-row>
        <table:table-row table:style-name="ro1">
          <table:table-cell office:value-type="float" office:value="2846.00625" calcext:value-type="float">
            <text:p>2846.00625</text:p>
          </table:table-cell>
          <table:table-cell table:number-columns-repeated="3"/>
          <table:table-cell table:formula="of:=[.$C$4] + ([.$C$5] - [.$C$4]) * (([.A1350] - [.$C$1]) / ([.$C$2] - [.$C$1]))" office:value-type="float" office:value="-0.455023895448633" calcext:value-type="float">
            <text:p>-0.455023895448633</text:p>
          </table:table-cell>
          <table:table-cell table:number-columns-repeated="16"/>
        </table:table-row>
        <table:table-row table:style-name="ro1">
          <table:table-cell office:value-type="float" office:value="2910.33625" calcext:value-type="float">
            <text:p>2910.33625</text:p>
          </table:table-cell>
          <table:table-cell table:number-columns-repeated="3"/>
          <table:table-cell table:formula="of:=[.$C$4] + ([.$C$5] - [.$C$4]) * (([.A1351] - [.$C$1]) / ([.$C$2] - [.$C$1]))" office:value-type="float" office:value="-0.453966947188986" calcext:value-type="float">
            <text:p>-0.453966947188986</text:p>
          </table:table-cell>
          <table:table-cell table:number-columns-repeated="16"/>
        </table:table-row>
        <table:table-row table:style-name="ro1">
          <table:table-cell office:value-type="float" office:value="3007.0125" calcext:value-type="float">
            <text:p>3007.0125</text:p>
          </table:table-cell>
          <table:table-cell table:number-columns-repeated="3"/>
          <table:table-cell table:formula="of:=[.$C$4] + ([.$C$5] - [.$C$4]) * (([.A1352] - [.$C$1]) / ([.$C$2] - [.$C$1]))" office:value-type="float" office:value="-0.452378546844097" calcext:value-type="float">
            <text:p>-0.452378546844097</text:p>
          </table:table-cell>
          <table:table-cell table:number-columns-repeated="16"/>
        </table:table-row>
        <table:table-row table:style-name="ro1">
          <table:table-cell office:value-type="float" office:value="2697.0775" calcext:value-type="float">
            <text:p>2697.0775</text:p>
          </table:table-cell>
          <table:table-cell table:number-columns-repeated="3"/>
          <table:table-cell table:formula="of:=[.$C$4] + ([.$C$5] - [.$C$4]) * (([.A1353] - [.$C$1]) / ([.$C$2] - [.$C$1]))" office:value-type="float" office:value="-0.45747080953419" calcext:value-type="float">
            <text:p>-0.45747080953419</text:p>
          </table:table-cell>
          <table:table-cell table:number-columns-repeated="16"/>
        </table:table-row>
        <table:table-row table:style-name="ro1">
          <table:table-cell office:value-type="float" office:value="2780.1825" calcext:value-type="float">
            <text:p>2780.1825</text:p>
          </table:table-cell>
          <table:table-cell table:number-columns-repeated="3"/>
          <table:table-cell table:formula="of:=[.$C$4] + ([.$C$5] - [.$C$4]) * (([.A1354] - [.$C$1]) / ([.$C$2] - [.$C$1]))" office:value-type="float" office:value="-0.456105386168452" calcext:value-type="float">
            <text:p>-0.456105386168452</text:p>
          </table:table-cell>
          <table:table-cell table:number-columns-repeated="16"/>
        </table:table-row>
        <table:table-row table:style-name="ro1">
          <table:table-cell office:value-type="float" office:value="2518.54875" calcext:value-type="float">
            <text:p>2518.54875</text:p>
          </table:table-cell>
          <table:table-cell table:number-columns-repeated="3"/>
          <table:table-cell table:formula="of:=[.$C$4] + ([.$C$5] - [.$C$4]) * (([.A1355] - [.$C$1]) / ([.$C$2] - [.$C$1]))" office:value-type="float" office:value="-0.460404054545996" calcext:value-type="float">
            <text:p>-0.460404054545996</text:p>
          </table:table-cell>
          <table:table-cell table:number-columns-repeated="16"/>
        </table:table-row>
        <table:table-row table:style-name="ro1">
          <table:table-cell office:value-type="float" office:value="2438.61749" calcext:value-type="float">
            <text:p>2438.61749</text:p>
          </table:table-cell>
          <table:table-cell table:number-columns-repeated="3"/>
          <table:table-cell table:formula="of:=[.$C$4] + ([.$C$5] - [.$C$4]) * (([.A1356] - [.$C$1]) / ([.$C$2] - [.$C$1]))" office:value-type="float" office:value="-0.461717333049779" calcext:value-type="float">
            <text:p>-0.461717333049779</text:p>
          </table:table-cell>
          <table:table-cell table:number-columns-repeated="16"/>
        </table:table-row>
        <table:table-row table:style-name="ro1">
          <table:table-cell office:value-type="float" office:value="2520.78375" calcext:value-type="float">
            <text:p>2520.78375</text:p>
          </table:table-cell>
          <table:table-cell table:number-columns-repeated="3"/>
          <table:table-cell table:formula="of:=[.$C$4] + ([.$C$5] - [.$C$4]) * (([.A1357] - [.$C$1]) / ([.$C$2] - [.$C$1]))" office:value-type="float" office:value="-0.460367333275044" calcext:value-type="float">
            <text:p>-0.460367333275044</text:p>
          </table:table-cell>
          <table:table-cell table:number-columns-repeated="16"/>
        </table:table-row>
        <table:table-row table:style-name="ro1">
          <table:table-cell office:value-type="float" office:value="2680.1025" calcext:value-type="float">
            <text:p>2680.1025</text:p>
          </table:table-cell>
          <table:table-cell table:number-columns-repeated="3"/>
          <table:table-cell table:formula="of:=[.$C$4] + ([.$C$5] - [.$C$4]) * (([.A1358] - [.$C$1]) / ([.$C$2] - [.$C$1]))" office:value-type="float" office:value="-0.457749710462334" calcext:value-type="float">
            <text:p>-0.457749710462334</text:p>
          </table:table-cell>
          <table:table-cell table:number-columns-repeated="16"/>
        </table:table-row>
        <table:table-row table:style-name="ro1">
          <table:table-cell office:value-type="float" office:value="2611.67999" calcext:value-type="float">
            <text:p>2611.67999</text:p>
          </table:table-cell>
          <table:table-cell table:number-columns-repeated="3"/>
          <table:table-cell table:formula="of:=[.$C$4] + ([.$C$5] - [.$C$4]) * (([.A1359] - [.$C$1]) / ([.$C$2] - [.$C$1]))" office:value-type="float" office:value="-0.458873899065866" calcext:value-type="float">
            <text:p>-0.458873899065866</text:p>
          </table:table-cell>
          <table:table-cell table:number-columns-repeated="16"/>
        </table:table-row>
        <table:table-row table:style-name="ro1">
          <table:table-cell office:value-type="float" office:value="2667.5475" calcext:value-type="float">
            <text:p>2667.5475</text:p>
          </table:table-cell>
          <table:table-cell table:number-columns-repeated="3"/>
          <table:table-cell table:formula="of:=[.$C$4] + ([.$C$5] - [.$C$4]) * (([.A1360] - [.$C$1]) / ([.$C$2] - [.$C$1]))" office:value-type="float" office:value="-0.457955990353518" calcext:value-type="float">
            <text:p>-0.457955990353518</text:p>
          </table:table-cell>
          <table:table-cell table:number-columns-repeated="16"/>
        </table:table-row>
        <table:table-row table:style-name="ro1">
          <table:table-cell office:value-type="float" office:value="2805.0975" calcext:value-type="float">
            <text:p>2805.0975</text:p>
          </table:table-cell>
          <table:table-cell table:number-columns-repeated="3"/>
          <table:table-cell table:formula="of:=[.$C$4] + ([.$C$5] - [.$C$4]) * (([.A1361] - [.$C$1]) / ([.$C$2] - [.$C$1]))" office:value-type="float" office:value="-0.455696030255361" calcext:value-type="float">
            <text:p>-0.455696030255361</text:p>
          </table:table-cell>
          <table:table-cell table:number-columns-repeated="16"/>
        </table:table-row>
        <table:table-row table:style-name="ro1">
          <table:table-cell office:value-type="float" office:value="2702.00375" calcext:value-type="float">
            <text:p>2702.00375</text:p>
          </table:table-cell>
          <table:table-cell table:number-columns-repeated="3"/>
          <table:table-cell table:formula="of:=[.$C$4] + ([.$C$5] - [.$C$4]) * (([.A1362] - [.$C$1]) / ([.$C$2] - [.$C$1]))" office:value-type="float" office:value="-0.457389870759682" calcext:value-type="float">
            <text:p>-0.457389870759682</text:p>
          </table:table-cell>
          <table:table-cell table:number-columns-repeated="16"/>
        </table:table-row>
        <table:table-row table:style-name="ro1">
          <table:table-cell office:value-type="float" office:value="2763.29125" calcext:value-type="float">
            <text:p>2763.29125</text:p>
          </table:table-cell>
          <table:table-cell table:number-columns-repeated="3"/>
          <table:table-cell table:formula="of:=[.$C$4] + ([.$C$5] - [.$C$4]) * (([.A1363] - [.$C$1]) / ([.$C$2] - [.$C$1]))" office:value-type="float" office:value="-0.456382911075816" calcext:value-type="float">
            <text:p>-0.456382911075816</text:p>
          </table:table-cell>
          <table:table-cell table:number-columns-repeated="16"/>
        </table:table-row>
        <table:table-row table:style-name="ro1">
          <table:table-cell office:value-type="float" office:value="2740.5925" calcext:value-type="float">
            <text:p>2740.5925</text:p>
          </table:table-cell>
          <table:table-cell table:number-columns-repeated="3"/>
          <table:table-cell table:formula="of:=[.$C$4] + ([.$C$5] - [.$C$4]) * (([.A1364] - [.$C$1]) / ([.$C$2] - [.$C$1]))" office:value-type="float" office:value="-0.456755853782309" calcext:value-type="float">
            <text:p>-0.456755853782309</text:p>
          </table:table-cell>
          <table:table-cell table:number-columns-repeated="16"/>
        </table:table-row>
        <table:table-row table:style-name="ro1">
          <table:table-cell office:value-type="float" office:value="2598.15875" calcext:value-type="float">
            <text:p>2598.15875</text:p>
          </table:table-cell>
          <table:table-cell table:number-columns-repeated="3"/>
          <table:table-cell table:formula="of:=[.$C$4] + ([.$C$5] - [.$C$4]) * (([.A1365] - [.$C$1]) / ([.$C$2] - [.$C$1]))" office:value-type="float" office:value="-0.459096054375772" calcext:value-type="float">
            <text:p>-0.459096054375772</text:p>
          </table:table-cell>
          <table:table-cell table:number-columns-repeated="16"/>
        </table:table-row>
        <table:table-row table:style-name="ro1">
          <table:table-cell office:value-type="float" office:value="2630.59499" calcext:value-type="float">
            <text:p>2630.59499</text:p>
          </table:table-cell>
          <table:table-cell table:number-columns-repeated="3"/>
          <table:table-cell table:formula="of:=[.$C$4] + ([.$C$5] - [.$C$4]) * (([.A1366] - [.$C$1]) / ([.$C$2] - [.$C$1]))" office:value-type="float" office:value="-0.458563123745934" calcext:value-type="float">
            <text:p>-0.458563123745934</text:p>
          </table:table-cell>
          <table:table-cell table:number-columns-repeated="16"/>
        </table:table-row>
        <table:table-row table:style-name="ro1">
          <table:table-cell office:value-type="float" office:value="2513.42999" calcext:value-type="float">
            <text:p>2513.42999</text:p>
          </table:table-cell>
          <table:table-cell table:number-columns-repeated="3"/>
          <table:table-cell table:formula="of:=[.$C$4] + ([.$C$5] - [.$C$4]) * (([.A1367] - [.$C$1]) / ([.$C$2] - [.$C$1]))" office:value-type="float" office:value="-0.460488156278835" calcext:value-type="float">
            <text:p>-0.460488156278835</text:p>
          </table:table-cell>
          <table:table-cell table:number-columns-repeated="16"/>
        </table:table-row>
        <table:table-row table:style-name="ro1">
          <table:table-cell office:value-type="float" office:value="2556.1675" calcext:value-type="float">
            <text:p>2556.1675</text:p>
          </table:table-cell>
          <table:table-cell table:number-columns-repeated="3"/>
          <table:table-cell table:formula="of:=[.$C$4] + ([.$C$5] - [.$C$4]) * (([.A1368] - [.$C$1]) / ([.$C$2] - [.$C$1]))" office:value-type="float" office:value="-0.459785974764516" calcext:value-type="float">
            <text:p>-0.459785974764516</text:p>
          </table:table-cell>
          <table:table-cell table:number-columns-repeated="16"/>
        </table:table-row>
        <table:table-row table:style-name="ro1">
          <table:table-cell office:value-type="float" office:value="2591.2675" calcext:value-type="float">
            <text:p>2591.2675</text:p>
          </table:table-cell>
          <table:table-cell table:number-columns-repeated="3"/>
          <table:table-cell table:formula="of:=[.$C$4] + ([.$C$5] - [.$C$4]) * (([.A1369] - [.$C$1]) / ([.$C$2] - [.$C$1]))" office:value-type="float" office:value="-0.459209278294539" calcext:value-type="float">
            <text:p>-0.459209278294539</text:p>
          </table:table-cell>
          <table:table-cell table:number-columns-repeated="16"/>
        </table:table-row>
        <table:table-row table:style-name="ro1">
          <table:table-cell office:value-type="float" office:value="2547.3225" calcext:value-type="float">
            <text:p>2547.3225</text:p>
          </table:table-cell>
          <table:table-cell table:number-columns-repeated="3"/>
          <table:table-cell table:formula="of:=[.$C$4] + ([.$C$5] - [.$C$4]) * (([.A1370] - [.$C$1]) / ([.$C$2] - [.$C$1]))" office:value-type="float" office:value="-0.45993129898893" calcext:value-type="float">
            <text:p>-0.45993129898893</text:p>
          </table:table-cell>
          <table:table-cell table:number-columns-repeated="16"/>
        </table:table-row>
        <table:table-row table:style-name="ro1">
          <table:table-cell office:value-type="float" office:value="2479.05499" calcext:value-type="float">
            <text:p>2479.05499</text:p>
          </table:table-cell>
          <table:table-cell table:number-columns-repeated="3"/>
          <table:table-cell table:formula="of:=[.$C$4] + ([.$C$5] - [.$C$4]) * (([.A1371] - [.$C$1]) / ([.$C$2] - [.$C$1]))" office:value-type="float" office:value="-0.461052940927139" calcext:value-type="float">
            <text:p>-0.461052940927139</text:p>
          </table:table-cell>
          <table:table-cell table:number-columns-repeated="16"/>
        </table:table-row>
        <table:table-row table:style-name="ro1">
          <table:table-cell office:value-type="float" office:value="2424.69875" calcext:value-type="float">
            <text:p>2424.69875</text:p>
          </table:table-cell>
          <table:table-cell table:number-columns-repeated="3"/>
          <table:table-cell table:formula="of:=[.$C$4] + ([.$C$5] - [.$C$4]) * (([.A1372] - [.$C$1]) / ([.$C$2] - [.$C$1]))" office:value-type="float" office:value="-0.461946019323982" calcext:value-type="float">
            <text:p>-0.461946019323982</text:p>
          </table:table-cell>
          <table:table-cell table:number-columns-repeated="16"/>
        </table:table-row>
        <table:table-row table:style-name="ro1">
          <table:table-cell office:value-type="float" office:value="2513.74125" calcext:value-type="float">
            <text:p>2513.74125</text:p>
          </table:table-cell>
          <table:table-cell table:number-columns-repeated="3"/>
          <table:table-cell table:formula="of:=[.$C$4] + ([.$C$5] - [.$C$4]) * (([.A1373] - [.$C$1]) / ([.$C$2] - [.$C$1]))" office:value-type="float" office:value="-0.460483042246264" calcext:value-type="float">
            <text:p>-0.460483042246264</text:p>
          </table:table-cell>
          <table:table-cell table:number-columns-repeated="16"/>
        </table:table-row>
        <table:table-row table:style-name="ro1">
          <table:table-cell office:value-type="float" office:value="2640.06125" calcext:value-type="float">
            <text:p>2640.06125</text:p>
          </table:table-cell>
          <table:table-cell table:number-columns-repeated="3"/>
          <table:table-cell table:formula="of:=[.$C$4] + ([.$C$5] - [.$C$4]) * (([.A1374] - [.$C$1]) / ([.$C$2] - [.$C$1]))" office:value-type="float" office:value="-0.458407592158302" calcext:value-type="float">
            <text:p>-0.458407592158302</text:p>
          </table:table-cell>
          <table:table-cell table:number-columns-repeated="16"/>
        </table:table-row>
        <table:table-row table:style-name="ro1">
          <table:table-cell office:value-type="float" office:value="2588.67875" calcext:value-type="float">
            <text:p>2588.67875</text:p>
          </table:table-cell>
          <table:table-cell table:number-columns-repeated="3"/>
          <table:table-cell table:formula="of:=[.$C$4] + ([.$C$5] - [.$C$4]) * (([.A1375] - [.$C$1]) / ([.$C$2] - [.$C$1]))" office:value-type="float" office:value="-0.459251811712962" calcext:value-type="float">
            <text:p>-0.459251811712962</text:p>
          </table:table-cell>
          <table:table-cell table:number-columns-repeated="16"/>
        </table:table-row>
        <table:table-row table:style-name="ro1">
          <table:table-cell office:value-type="float" office:value="2634.17375" calcext:value-type="float">
            <text:p>2634.17375</text:p>
          </table:table-cell>
          <table:table-cell table:number-columns-repeated="3"/>
          <table:table-cell table:formula="of:=[.$C$4] + ([.$C$5] - [.$C$4]) * (([.A1376] - [.$C$1]) / ([.$C$2] - [.$C$1]))" office:value-type="float" office:value="-0.458504324365338" calcext:value-type="float">
            <text:p>-0.458504324365338</text:p>
          </table:table-cell>
          <table:table-cell table:number-columns-repeated="16"/>
        </table:table-row>
        <table:table-row table:style-name="ro1">
          <table:table-cell office:value-type="float" office:value="2598.57" calcext:value-type="float">
            <text:p>2598.57</text:p>
          </table:table-cell>
          <table:table-cell table:number-columns-repeated="3"/>
          <table:table-cell table:formula="of:=[.$C$4] + ([.$C$5] - [.$C$4]) * (([.A1377] - [.$C$1]) / ([.$C$2] - [.$C$1]))" office:value-type="float" office:value="-0.459089297497616" calcext:value-type="float">
            <text:p>-0.459089297497616</text:p>
          </table:table-cell>
          <table:table-cell table:number-columns-repeated="16"/>
        </table:table-row>
        <table:table-row table:style-name="ro1">
          <table:table-cell office:value-type="float" office:value="2514.3625" calcext:value-type="float">
            <text:p>2514.3625</text:p>
          </table:table-cell>
          <table:table-cell table:number-columns-repeated="3"/>
          <table:table-cell table:formula="of:=[.$C$4] + ([.$C$5] - [.$C$4]) * (([.A1378] - [.$C$1]) / ([.$C$2] - [.$C$1]))" office:value-type="float" office:value="-0.460472835047347" calcext:value-type="float">
            <text:p>-0.460472835047347</text:p>
          </table:table-cell>
          <table:table-cell table:number-columns-repeated="16"/>
        </table:table-row>
        <table:table-row table:style-name="ro1">
          <table:table-cell office:value-type="float" office:value="2586.0425" calcext:value-type="float">
            <text:p>2586.0425</text:p>
          </table:table-cell>
          <table:table-cell table:number-columns-repeated="3"/>
          <table:table-cell table:formula="of:=[.$C$4] + ([.$C$5] - [.$C$4]) * (([.A1379] - [.$C$1]) / ([.$C$2] - [.$C$1]))" office:value-type="float" office:value="-0.459295125561081" calcext:value-type="float">
            <text:p>-0.459295125561081</text:p>
          </table:table-cell>
          <table:table-cell table:number-columns-repeated="16"/>
        </table:table-row>
        <table:table-row table:style-name="ro1">
          <table:table-cell office:value-type="float" office:value="2524.12624" calcext:value-type="float">
            <text:p>2524.12624</text:p>
          </table:table-cell>
          <table:table-cell table:number-columns-repeated="3"/>
          <table:table-cell table:formula="of:=[.$C$4] + ([.$C$5] - [.$C$4]) * (([.A1380] - [.$C$1]) / ([.$C$2] - [.$C$1]))" office:value-type="float" office:value="-0.460312415833907" calcext:value-type="float">
            <text:p>-0.460312415833907</text:p>
          </table:table-cell>
          <table:table-cell table:number-columns-repeated="16"/>
        </table:table-row>
        <table:table-row table:style-name="ro1">
          <table:table-cell office:value-type="float" office:value="2352.265" calcext:value-type="float">
            <text:p>2352.265</text:p>
          </table:table-cell>
          <table:table-cell table:number-columns-repeated="3"/>
          <table:table-cell table:formula="of:=[.$C$4] + ([.$C$5] - [.$C$4]) * (([.A1381] - [.$C$1]) / ([.$C$2] - [.$C$1]))" office:value-type="float" office:value="-0.463136112997264" calcext:value-type="float">
            <text:p>-0.463136112997264</text:p>
          </table:table-cell>
          <table:table-cell table:number-columns-repeated="16"/>
        </table:table-row>
        <table:table-row table:style-name="ro1">
          <table:table-cell office:value-type="float" office:value="2292.91375" calcext:value-type="float">
            <text:p>2292.91375</text:p>
          </table:table-cell>
          <table:table-cell table:number-columns-repeated="3"/>
          <table:table-cell table:formula="of:=[.$C$4] + ([.$C$5] - [.$C$4]) * (([.A1382] - [.$C$1]) / ([.$C$2] - [.$C$1]))" office:value-type="float" office:value="-0.464111259902213" calcext:value-type="float">
            <text:p>-0.464111259902213</text:p>
          </table:table-cell>
          <table:table-cell table:number-columns-repeated="16"/>
        </table:table-row>
        <table:table-row table:style-name="ro1">
          <table:table-cell office:value-type="float" office:value="2437.55375" calcext:value-type="float">
            <text:p>2437.55375</text:p>
          </table:table-cell>
          <table:table-cell table:number-columns-repeated="3"/>
          <table:table-cell table:formula="of:=[.$C$4] + ([.$C$5] - [.$C$4]) * (([.A1383] - [.$C$1]) / ([.$C$2] - [.$C$1]))" office:value-type="float" office:value="-0.46173481040314" calcext:value-type="float">
            <text:p>-0.46173481040314</text:p>
          </table:table-cell>
          <table:table-cell table:number-columns-repeated="16"/>
        </table:table-row>
        <table:table-row table:style-name="ro1">
          <table:table-cell office:value-type="float" office:value="2337.67875" calcext:value-type="float">
            <text:p>2337.67875</text:p>
          </table:table-cell>
          <table:table-cell table:number-columns-repeated="3"/>
          <table:table-cell table:formula="of:=[.$C$4] + ([.$C$5] - [.$C$4]) * (([.A1384] - [.$C$1]) / ([.$C$2] - [.$C$1]))" office:value-type="float" office:value="-0.463375766526757" calcext:value-type="float">
            <text:p>-0.463375766526757</text:p>
          </table:table-cell>
          <table:table-cell table:number-columns-repeated="16"/>
        </table:table-row>
        <table:table-row table:style-name="ro1">
          <table:table-cell office:value-type="float" office:value="2109.37375" calcext:value-type="float">
            <text:p>2109.37375</text:p>
          </table:table-cell>
          <table:table-cell table:number-columns-repeated="3"/>
          <table:table-cell table:formula="of:=[.$C$4] + ([.$C$5] - [.$C$4]) * (([.A1385] - [.$C$1]) / ([.$C$2] - [.$C$1]))" office:value-type="float" office:value="-0.46712684024693" calcext:value-type="float">
            <text:p>-0.46712684024693</text:p>
          </table:table-cell>
          <table:table-cell table:number-columns-repeated="16"/>
        </table:table-row>
        <table:table-row table:style-name="ro1">
          <table:table-cell office:value-type="float" office:value="2045.5725" calcext:value-type="float">
            <text:p>2045.5725</text:p>
          </table:table-cell>
          <table:table-cell table:number-columns-repeated="3"/>
          <table:table-cell table:formula="of:=[.$C$4] + ([.$C$5] - [.$C$4]) * (([.A1386] - [.$C$1]) / ([.$C$2] - [.$C$1]))" office:value-type="float" office:value="-0.468175101091804" calcext:value-type="float">
            <text:p>-0.468175101091804</text:p>
          </table:table-cell>
          <table:table-cell table:number-columns-repeated="16"/>
        </table:table-row>
        <table:table-row table:style-name="ro1">
          <table:table-cell office:value-type="float" office:value="1986.9425" calcext:value-type="float">
            <text:p>1986.9425</text:p>
          </table:table-cell>
          <table:table-cell table:number-columns-repeated="3"/>
          <table:table-cell table:formula="of:=[.$C$4] + ([.$C$5] - [.$C$4]) * (([.A1387] - [.$C$1]) / ([.$C$2] - [.$C$1]))" office:value-type="float" office:value="-0.469138397787951" calcext:value-type="float">
            <text:p>-0.469138397787951</text:p>
          </table:table-cell>
          <table:table-cell table:number-columns-repeated="16"/>
        </table:table-row>
        <table:table-row table:style-name="ro1">
          <table:table-cell office:value-type="float" office:value="2189.23999" calcext:value-type="float">
            <text:p>2189.23999</text:p>
          </table:table-cell>
          <table:table-cell table:number-columns-repeated="3"/>
          <table:table-cell table:formula="of:=[.$C$4] + ([.$C$5] - [.$C$4]) * (([.A1388] - [.$C$1]) / ([.$C$2] - [.$C$1]))" office:value-type="float" office:value="-0.465814630028174" calcext:value-type="float">
            <text:p>-0.465814630028174</text:p>
          </table:table-cell>
          <table:table-cell table:number-columns-repeated="16"/>
        </table:table-row>
        <table:table-row table:style-name="ro1">
          <table:table-cell office:value-type="float" office:value="2354.8925" calcext:value-type="float">
            <text:p>2354.8925</text:p>
          </table:table-cell>
          <table:table-cell table:number-columns-repeated="3"/>
          <table:table-cell table:formula="of:=[.$C$4] + ([.$C$5] - [.$C$4]) * (([.A1389] - [.$C$1]) / ([.$C$2] - [.$C$1]))" office:value-type="float" office:value="-0.46309294291251" calcext:value-type="float">
            <text:p>-0.46309294291251</text:p>
          </table:table-cell>
          <table:table-cell table:number-columns-repeated="16"/>
        </table:table-row>
        <table:table-row table:style-name="ro1">
          <table:table-cell office:value-type="float" office:value="2349.355" calcext:value-type="float">
            <text:p>2349.355</text:p>
          </table:table-cell>
          <table:table-cell table:number-columns-repeated="3"/>
          <table:table-cell table:formula="of:=[.$C$4] + ([.$C$5] - [.$C$4]) * (([.A1390] - [.$C$1]) / ([.$C$2] - [.$C$1]))" office:value-type="float" office:value="-0.463183924584946" calcext:value-type="float">
            <text:p>-0.463183924584946</text:p>
          </table:table-cell>
          <table:table-cell table:number-columns-repeated="16"/>
        </table:table-row>
        <table:table-row table:style-name="ro1">
          <table:table-cell office:value-type="float" office:value="2740.56875" calcext:value-type="float">
            <text:p>2740.56875</text:p>
          </table:table-cell>
          <table:table-cell table:number-columns-repeated="3"/>
          <table:table-cell table:formula="of:=[.$C$4] + ([.$C$5] - [.$C$4]) * (([.A1391] - [.$C$1]) / ([.$C$2] - [.$C$1]))" office:value-type="float" office:value="-0.456756243997157" calcext:value-type="float">
            <text:p>-0.456756243997157</text:p>
          </table:table-cell>
          <table:table-cell table:number-columns-repeated="16"/>
        </table:table-row>
        <table:table-row table:style-name="ro1">
          <table:table-cell office:value-type="float" office:value="2738.775" calcext:value-type="float">
            <text:p>2738.775</text:p>
          </table:table-cell>
          <table:table-cell table:number-columns-repeated="3"/>
          <table:table-cell table:formula="of:=[.$C$4] + ([.$C$5] - [.$C$4]) * (([.A1392] - [.$C$1]) / ([.$C$2] - [.$C$1]))" office:value-type="float" office:value="-0.456785715486986" calcext:value-type="float">
            <text:p>-0.456785715486986</text:p>
          </table:table-cell>
          <table:table-cell table:number-columns-repeated="16"/>
        </table:table-row>
        <table:table-row table:style-name="ro1">
          <table:table-cell office:value-type="float" office:value="2831.67875" calcext:value-type="float">
            <text:p>2831.67875</text:p>
          </table:table-cell>
          <table:table-cell table:number-columns-repeated="3"/>
          <table:table-cell table:formula="of:=[.$C$4] + ([.$C$5] - [.$C$4]) * (([.A1393] - [.$C$1]) / ([.$C$2] - [.$C$1]))" office:value-type="float" office:value="-0.455259297690046" calcext:value-type="float">
            <text:p>-0.455259297690046</text:p>
          </table:table-cell>
          <table:table-cell table:number-columns-repeated="16"/>
        </table:table-row>
        <table:table-row table:style-name="ro1">
          <table:table-cell office:value-type="float" office:value="2772.3675" calcext:value-type="float">
            <text:p>2772.3675</text:p>
          </table:table-cell>
          <table:table-cell table:number-columns-repeated="3"/>
          <table:table-cell table:formula="of:=[.$C$4] + ([.$C$5] - [.$C$4]) * (([.A1394] - [.$C$1]) / ([.$C$2] - [.$C$1]))" office:value-type="float" office:value="-0.456233787391041" calcext:value-type="float">
            <text:p>-0.456233787391041</text:p>
          </table:table-cell>
          <table:table-cell table:number-columns-repeated="16"/>
        </table:table-row>
        <table:table-row table:style-name="ro1">
          <table:table-cell office:value-type="float" office:value="2768.8025" calcext:value-type="float">
            <text:p>2768.8025</text:p>
          </table:table-cell>
          <table:table-cell table:number-columns-repeated="3"/>
          <table:table-cell table:formula="of:=[.$C$4] + ([.$C$5] - [.$C$4]) * (([.A1395] - [.$C$1]) / ([.$C$2] - [.$C$1]))" office:value-type="float" office:value="-0.456292360693475" calcext:value-type="float">
            <text:p>-0.456292360693475</text:p>
          </table:table-cell>
          <table:table-cell table:number-columns-repeated="16"/>
        </table:table-row>
        <table:table-row table:style-name="ro1">
          <table:table-cell office:value-type="float" office:value="2540.20874" calcext:value-type="float">
            <text:p>2540.20874</text:p>
          </table:table-cell>
          <table:table-cell table:number-columns-repeated="3"/>
          <table:table-cell table:formula="of:=[.$C$4] + ([.$C$5] - [.$C$4]) * (([.A1396] - [.$C$1]) / ([.$C$2] - [.$C$1]))" office:value-type="float" office:value="-0.460048178768995" calcext:value-type="float">
            <text:p>-0.460048178768995</text:p>
          </table:table-cell>
          <table:table-cell table:number-columns-repeated="16"/>
        </table:table-row>
        <table:table-row table:style-name="ro1">
          <table:table-cell office:value-type="float" office:value="2570.195" calcext:value-type="float">
            <text:p>2570.195</text:p>
          </table:table-cell>
          <table:table-cell table:number-columns-repeated="3"/>
          <table:table-cell table:formula="of:=[.$C$4] + ([.$C$5] - [.$C$4]) * (([.A1397] - [.$C$1]) / ([.$C$2] - [.$C$1]))" office:value-type="float" office:value="-0.459555501552761" calcext:value-type="float">
            <text:p>-0.459555501552761</text:p>
          </table:table-cell>
          <table:table-cell table:number-columns-repeated="16"/>
        </table:table-row>
        <table:table-row table:style-name="ro1">
          <table:table-cell office:value-type="float" office:value="2699.72125" calcext:value-type="float">
            <text:p>2699.72125</text:p>
          </table:table-cell>
          <table:table-cell table:number-columns-repeated="3"/>
          <table:table-cell table:formula="of:=[.$C$4] + ([.$C$5] - [.$C$4]) * (([.A1398] - [.$C$1]) / ([.$C$2] - [.$C$1]))" office:value-type="float" office:value="-0.45742737246033" calcext:value-type="float">
            <text:p>-0.45742737246033</text:p>
          </table:table-cell>
          <table:table-cell table:number-columns-repeated="16"/>
        </table:table-row>
        <table:table-row table:style-name="ro1">
          <table:table-cell office:value-type="float" office:value="2719.69" calcext:value-type="float">
            <text:p>2719.69</text:p>
          </table:table-cell>
          <table:table-cell table:number-columns-repeated="3"/>
          <table:table-cell table:formula="of:=[.$C$4] + ([.$C$5] - [.$C$4]) * (([.A1399] - [.$C$1]) / ([.$C$2] - [.$C$1]))" office:value-type="float" office:value="-0.457099283923724" calcext:value-type="float">
            <text:p>-0.457099283923724</text:p>
          </table:table-cell>
          <table:table-cell table:number-columns-repeated="16"/>
        </table:table-row>
        <table:table-row table:style-name="ro1">
          <table:table-cell office:value-type="float" office:value="2714.70375" calcext:value-type="float">
            <text:p>2714.70375</text:p>
          </table:table-cell>
          <table:table-cell table:number-columns-repeated="3"/>
          <table:table-cell table:formula="of:=[.$C$4] + ([.$C$5] - [.$C$4]) * (([.A1400] - [.$C$1]) / ([.$C$2] - [.$C$1]))" office:value-type="float" office:value="-0.457181208504164" calcext:value-type="float">
            <text:p>-0.457181208504164</text:p>
          </table:table-cell>
          <table:table-cell table:number-columns-repeated="16"/>
        </table:table-row>
        <table:table-row table:style-name="ro1">
          <table:table-cell office:value-type="float" office:value="2718.6175" calcext:value-type="float">
            <text:p>2718.6175</text:p>
          </table:table-cell>
          <table:table-cell table:number-columns-repeated="3"/>
          <table:table-cell table:formula="of:=[.$C$4] + ([.$C$5] - [.$C$4]) * (([.A1401] - [.$C$1]) / ([.$C$2] - [.$C$1]))" office:value-type="float" office:value="-0.457116905204751" calcext:value-type="float">
            <text:p>-0.457116905204751</text:p>
          </table:table-cell>
          <table:table-cell table:number-columns-repeated="16"/>
        </table:table-row>
        <table:table-row table:style-name="ro1">
          <table:table-cell office:value-type="float" office:value="2867.65375" calcext:value-type="float">
            <text:p>2867.65375</text:p>
          </table:table-cell>
          <table:table-cell table:number-columns-repeated="3"/>
          <table:table-cell table:formula="of:=[.$C$4] + ([.$C$5] - [.$C$4]) * (([.A1402] - [.$C$1]) / ([.$C$2] - [.$C$1]))" office:value-type="float" office:value="-0.454668224883567" calcext:value-type="float">
            <text:p>-0.454668224883567</text:p>
          </table:table-cell>
          <table:table-cell table:number-columns-repeated="16"/>
        </table:table-row>
        <table:table-row table:style-name="ro1">
          <table:table-cell office:value-type="float" office:value="2739.70875" calcext:value-type="float">
            <text:p>2739.70875</text:p>
          </table:table-cell>
          <table:table-cell table:number-columns-repeated="3"/>
          <table:table-cell table:formula="of:=[.$C$4] + ([.$C$5] - [.$C$4]) * (([.A1403] - [.$C$1]) / ([.$C$2] - [.$C$1]))" office:value-type="float" office:value="-0.456770373882176" calcext:value-type="float">
            <text:p>-0.456770373882176</text:p>
          </table:table-cell>
          <table:table-cell table:number-columns-repeated="16"/>
        </table:table-row>
        <table:table-row table:style-name="ro1">
          <table:table-cell office:value-type="float" office:value="2740.07125" calcext:value-type="float">
            <text:p>2740.07125</text:p>
          </table:table-cell>
          <table:table-cell table:number-columns-repeated="3"/>
          <table:table-cell table:formula="of:=[.$C$4] + ([.$C$5] - [.$C$4]) * (([.A1404] - [.$C$1]) / ([.$C$2] - [.$C$1]))" office:value-type="float" office:value="-0.456764417971339" calcext:value-type="float">
            <text:p>-0.456764417971339</text:p>
          </table:table-cell>
          <table:table-cell table:number-columns-repeated="16"/>
        </table:table-row>
        <table:table-row table:style-name="ro1">
          <table:table-cell office:value-type="float" office:value="2811.71" calcext:value-type="float">
            <text:p>2811.71</text:p>
          </table:table-cell>
          <table:table-cell table:number-columns-repeated="3"/>
          <table:table-cell table:formula="of:=[.$C$4] + ([.$C$5] - [.$C$4]) * (([.A1405] - [.$C$1]) / ([.$C$2] - [.$C$1]))" office:value-type="float" office:value="-0.455587386226651" calcext:value-type="float">
            <text:p>-0.455587386226651</text:p>
          </table:table-cell>
          <table:table-cell table:number-columns-repeated="16"/>
        </table:table-row>
        <table:table-row table:style-name="ro1">
          <table:table-cell office:value-type="float" office:value="3123.41125" calcext:value-type="float">
            <text:p>3123.41125</text:p>
          </table:table-cell>
          <table:table-cell table:number-columns-repeated="3"/>
          <table:table-cell table:formula="of:=[.$C$4] + ([.$C$5] - [.$C$4]) * (([.A1406] - [.$C$1]) / ([.$C$2] - [.$C$1]))" office:value-type="float" office:value="-0.450466103874447" calcext:value-type="float">
            <text:p>-0.450466103874447</text:p>
          </table:table-cell>
          <table:table-cell table:number-columns-repeated="16"/>
        </table:table-row>
        <table:table-row table:style-name="ro1">
          <table:table-cell office:value-type="float" office:value="3254.71" calcext:value-type="float">
            <text:p>3254.71</text:p>
          </table:table-cell>
          <table:table-cell table:number-columns-repeated="3"/>
          <table:table-cell table:formula="of:=[.$C$4] + ([.$C$5] - [.$C$4]) * (([.A1407] - [.$C$1]) / ([.$C$2] - [.$C$1]))" office:value-type="float" office:value="-0.448308852431787" calcext:value-type="float">
            <text:p>-0.448308852431787</text:p>
          </table:table-cell>
          <table:table-cell table:number-columns-repeated="16"/>
        </table:table-row>
        <table:table-row table:style-name="ro1">
          <table:table-cell office:value-type="float" office:value="3274.6375" calcext:value-type="float">
            <text:p>3274.6375</text:p>
          </table:table-cell>
          <table:table-cell table:number-columns-repeated="3"/>
          <table:table-cell table:formula="of:=[.$C$4] + ([.$C$5] - [.$C$4]) * (([.A1408] - [.$C$1]) / ([.$C$2] - [.$C$1]))" office:value-type="float" office:value="-0.447981441636759" calcext:value-type="float">
            <text:p>-0.447981441636759</text:p>
          </table:table-cell>
          <table:table-cell table:number-columns-repeated="16"/>
        </table:table-row>
        <table:table-row table:style-name="ro1">
          <table:table-cell office:value-type="float" office:value="3474.7625" calcext:value-type="float">
            <text:p>3474.7625</text:p>
          </table:table-cell>
          <table:table-cell table:number-columns-repeated="3"/>
          <table:table-cell table:formula="of:=[.$C$4] + ([.$C$5] - [.$C$4]) * (([.A1409] - [.$C$1]) / ([.$C$2] - [.$C$1]))" office:value-type="float" office:value="-0.444693368102454" calcext:value-type="float">
            <text:p>-0.444693368102454</text:p>
          </table:table-cell>
          <table:table-cell table:number-columns-repeated="16"/>
        </table:table-row>
        <table:table-row table:style-name="ro1">
          <table:table-cell office:value-type="float" office:value="3416.185" calcext:value-type="float">
            <text:p>3416.185</text:p>
          </table:table-cell>
          <table:table-cell table:number-columns-repeated="3"/>
          <table:table-cell table:formula="of:=[.$C$4] + ([.$C$5] - [.$C$4]) * (([.A1410] - [.$C$1]) / ([.$C$2] - [.$C$1]))" office:value-type="float" office:value="-0.44565580221841" calcext:value-type="float">
            <text:p>-0.44565580221841</text:p>
          </table:table-cell>
          <table:table-cell table:number-columns-repeated="16"/>
        </table:table-row>
        <table:table-row table:style-name="ro1">
          <table:table-cell office:value-type="float" office:value="3364.41125" calcext:value-type="float">
            <text:p>3364.41125</text:p>
          </table:table-cell>
          <table:table-cell table:number-columns-repeated="3"/>
          <table:table-cell table:formula="of:=[.$C$4] + ([.$C$5] - [.$C$4]) * (([.A1411] - [.$C$1]) / ([.$C$2] - [.$C$1]))" office:value-type="float" office:value="-0.44650645004925" calcext:value-type="float">
            <text:p>-0.44650645004925</text:p>
          </table:table-cell>
          <table:table-cell table:number-columns-repeated="16"/>
        </table:table-row>
        <table:table-row table:style-name="ro1">
          <table:table-cell office:value-type="float" office:value="3451.8525" calcext:value-type="float">
            <text:p>3451.8525</text:p>
          </table:table-cell>
          <table:table-cell table:number-columns-repeated="3"/>
          <table:table-cell table:formula="of:=[.$C$4] + ([.$C$5] - [.$C$4]) * (([.A1412] - [.$C$1]) / ([.$C$2] - [.$C$1]))" office:value-type="float" office:value="-0.445069781667331" calcext:value-type="float">
            <text:p>-0.445069781667331</text:p>
          </table:table-cell>
          <table:table-cell table:number-columns-repeated="16"/>
        </table:table-row>
        <table:table-row table:style-name="ro1">
          <table:table-cell office:value-type="float" office:value="3705.43" calcext:value-type="float">
            <text:p>3705.43</text:p>
          </table:table-cell>
          <table:table-cell table:number-columns-repeated="3"/>
          <table:table-cell table:formula="of:=[.$C$4] + ([.$C$5] - [.$C$4]) * (([.A1413] - [.$C$1]) / ([.$C$2] - [.$C$1]))" office:value-type="float" office:value="-0.440903478273725" calcext:value-type="float">
            <text:p>-0.440903478273725</text:p>
          </table:table-cell>
          <table:table-cell table:number-columns-repeated="16"/>
        </table:table-row>
        <table:table-row table:style-name="ro1">
          <table:table-cell office:value-type="float" office:value="4104.015" calcext:value-type="float">
            <text:p>4104.015</text:p>
          </table:table-cell>
          <table:table-cell table:number-columns-repeated="3"/>
          <table:table-cell table:formula="of:=[.$C$4] + ([.$C$5] - [.$C$4]) * (([.A1414] - [.$C$1]) / ([.$C$2] - [.$C$1]))" office:value-type="float" office:value="-0.434354687319716" calcext:value-type="float">
            <text:p>-0.434354687319716</text:p>
          </table:table-cell>
          <table:table-cell table:number-columns-repeated="16"/>
        </table:table-row>
        <table:table-row table:style-name="ro1">
          <table:table-cell office:value-type="float" office:value="4036.7575" calcext:value-type="float">
            <text:p>4036.7575</text:p>
          </table:table-cell>
          <table:table-cell table:number-columns-repeated="3"/>
          <table:table-cell table:formula="of:=[.$C$4] + ([.$C$5] - [.$C$4]) * (([.A1415] - [.$C$1]) / ([.$C$2] - [.$C$1]))" office:value-type="float" office:value="-0.435459734693775" calcext:value-type="float">
            <text:p>-0.435459734693775</text:p>
          </table:table-cell>
          <table:table-cell table:number-columns-repeated="16"/>
        </table:table-row>
        <table:table-row table:style-name="ro1">
          <table:table-cell office:value-type="float" office:value="4462.67625" calcext:value-type="float">
            <text:p>4462.67625</text:p>
          </table:table-cell>
          <table:table-cell table:number-columns-repeated="3"/>
          <table:table-cell table:formula="of:=[.$C$4] + ([.$C$5] - [.$C$4]) * (([.A1416] - [.$C$1]) / ([.$C$2] - [.$C$1]))" office:value-type="float" office:value="-0.428461847525059" calcext:value-type="float">
            <text:p>-0.428461847525059</text:p>
          </table:table-cell>
          <table:table-cell table:number-columns-repeated="16"/>
        </table:table-row>
        <table:table-row table:style-name="ro1">
          <table:table-cell office:value-type="float" office:value="4118.9025" calcext:value-type="float">
            <text:p>4118.9025</text:p>
          </table:table-cell>
          <table:table-cell table:number-columns-repeated="3"/>
          <table:table-cell table:formula="of:=[.$C$4] + ([.$C$5] - [.$C$4]) * (([.A1417] - [.$C$1]) / ([.$C$2] - [.$C$1]))" office:value-type="float" office:value="-0.434110084222942" calcext:value-type="float">
            <text:p>-0.434110084222942</text:p>
          </table:table-cell>
          <table:table-cell table:number-columns-repeated="16"/>
        </table:table-row>
        <table:table-row table:style-name="ro1">
          <table:table-cell office:value-type="float" office:value="4322.42125" calcext:value-type="float">
            <text:p>4322.42125</text:p>
          </table:table-cell>
          <table:table-cell table:number-columns-repeated="3"/>
          <table:table-cell table:formula="of:=[.$C$4] + ([.$C$5] - [.$C$4]) * (([.A1418] - [.$C$1]) / ([.$C$2] - [.$C$1]))" office:value-type="float" office:value="-0.430766251040631" calcext:value-type="float">
            <text:p>-0.430766251040631</text:p>
          </table:table-cell>
          <table:table-cell table:number-columns-repeated="16"/>
        </table:table-row>
        <table:table-row table:style-name="ro1">
          <table:table-cell office:value-type="float" office:value="4311.685" calcext:value-type="float">
            <text:p>4311.685</text:p>
          </table:table-cell>
          <table:table-cell table:number-columns-repeated="3"/>
          <table:table-cell table:formula="of:=[.$C$4] + ([.$C$5] - [.$C$4]) * (([.A1419] - [.$C$1]) / ([.$C$2] - [.$C$1]))" office:value-type="float" office:value="-0.430942648689514" calcext:value-type="float">
            <text:p>-0.430942648689514</text:p>
          </table:table-cell>
          <table:table-cell table:number-columns-repeated="16"/>
        </table:table-row>
        <table:table-row table:style-name="ro1">
          <table:table-cell office:value-type="float" office:value="4180.23875" calcext:value-type="float">
            <text:p>4180.23875</text:p>
          </table:table-cell>
          <table:table-cell table:number-columns-repeated="3"/>
          <table:table-cell table:formula="of:=[.$C$4] + ([.$C$5] - [.$C$4]) * (([.A1420] - [.$C$1]) / ([.$C$2] - [.$C$1]))" office:value-type="float" office:value="-0.433102323571756" calcext:value-type="float">
            <text:p>-0.433102323571756</text:p>
          </table:table-cell>
          <table:table-cell table:number-columns-repeated="16"/>
        </table:table-row>
        <table:table-row table:style-name="ro1">
          <table:table-cell office:value-type="float" office:value="4139.38125" calcext:value-type="float">
            <text:p>4139.38125</text:p>
          </table:table-cell>
          <table:table-cell table:number-columns-repeated="3"/>
          <table:table-cell table:formula="of:=[.$C$4] + ([.$C$5] - [.$C$4]) * (([.A1421] - [.$C$1]) / ([.$C$2] - [.$C$1]))" office:value-type="float" office:value="-0.433773616335918" calcext:value-type="float">
            <text:p>-0.433773616335918</text:p>
          </table:table-cell>
          <table:table-cell table:number-columns-repeated="16"/>
        </table:table-row>
        <table:table-row table:style-name="ro1">
          <table:table-cell office:value-type="float" office:value="4110.94125" calcext:value-type="float">
            <text:p>4110.94125</text:p>
          </table:table-cell>
          <table:table-cell table:number-columns-repeated="3"/>
          <table:table-cell table:formula="of:=[.$C$4] + ([.$C$5] - [.$C$4]) * (([.A1422] - [.$C$1]) / ([.$C$2] - [.$C$1]))" office:value-type="float" office:value="-0.434240888347489" calcext:value-type="float">
            <text:p>-0.434240888347489</text:p>
          </table:table-cell>
          <table:table-cell table:number-columns-repeated="16"/>
        </table:table-row>
        <table:table-row table:style-name="ro1">
          <table:table-cell office:value-type="float" office:value="3911.27625" calcext:value-type="float">
            <text:p>3911.27625</text:p>
          </table:table-cell>
          <table:table-cell table:number-columns-repeated="3"/>
          <table:table-cell table:formula="of:=[.$C$4] + ([.$C$5] - [.$C$4]) * (([.A1423] - [.$C$1]) / ([.$C$2] - [.$C$1]))" office:value-type="float" office:value="-0.437521404036319" calcext:value-type="float">
            <text:p>-0.437521404036319</text:p>
          </table:table-cell>
          <table:table-cell table:number-columns-repeated="16"/>
        </table:table-row>
        <table:table-row table:style-name="ro1">
          <table:table-cell office:value-type="float" office:value="4162.79249" calcext:value-type="float">
            <text:p>4162.79249</text:p>
          </table:table-cell>
          <table:table-cell table:number-columns-repeated="3"/>
          <table:table-cell table:formula="of:=[.$C$4] + ([.$C$5] - [.$C$4]) * (([.A1424] - [.$C$1]) / ([.$C$2] - [.$C$1]))" office:value-type="float" office:value="-0.433388967348289" calcext:value-type="float">
            <text:p>-0.433388967348289</text:p>
          </table:table-cell>
          <table:table-cell table:number-columns-repeated="16"/>
        </table:table-row>
        <table:table-row table:style-name="ro1">
          <table:table-cell office:value-type="float" office:value="4178.75625" calcext:value-type="float">
            <text:p>4178.75625</text:p>
          </table:table-cell>
          <table:table-cell table:number-columns-repeated="3"/>
          <table:table-cell table:formula="of:=[.$C$4] + ([.$C$5] - [.$C$4]) * (([.A1425] - [.$C$1]) / ([.$C$2] - [.$C$1]))" office:value-type="float" office:value="-0.433126681193316" calcext:value-type="float">
            <text:p>-0.433126681193316</text:p>
          </table:table-cell>
          <table:table-cell table:number-columns-repeated="16"/>
        </table:table-row>
        <table:table-row table:style-name="ro1">
          <table:table-cell office:value-type="float" office:value="4396.03125" calcext:value-type="float">
            <text:p>4396.03125</text:p>
          </table:table-cell>
          <table:table-cell table:number-columns-repeated="3"/>
          <table:table-cell table:formula="of:=[.$C$4] + ([.$C$5] - [.$C$4]) * (([.A1426] - [.$C$1]) / ([.$C$2] - [.$C$1]))" office:value-type="float" office:value="-0.429556831463566" calcext:value-type="float">
            <text:p>-0.429556831463566</text:p>
          </table:table-cell>
          <table:table-cell table:number-columns-repeated="16"/>
        </table:table-row>
        <table:table-row table:style-name="ro1">
          <table:table-cell office:value-type="float" office:value="4359.9025" calcext:value-type="float">
            <text:p>4359.9025</text:p>
          </table:table-cell>
          <table:table-cell table:number-columns-repeated="3"/>
          <table:table-cell table:formula="of:=[.$C$4] + ([.$C$5] - [.$C$4]) * (([.A1427] - [.$C$1]) / ([.$C$2] - [.$C$1]))" office:value-type="float" office:value="-0.430150430397745" calcext:value-type="float">
            <text:p>-0.430150430397745</text:p>
          </table:table-cell>
          <table:table-cell table:number-columns-repeated="16"/>
        </table:table-row>
        <table:table-row table:style-name="ro1">
          <table:table-cell office:value-type="float" office:value="4381.39625" calcext:value-type="float">
            <text:p>4381.39625</text:p>
          </table:table-cell>
          <table:table-cell table:number-columns-repeated="3"/>
          <table:table-cell table:formula="of:=[.$C$4] + ([.$C$5] - [.$C$4]) * (([.A1428] - [.$C$1]) / ([.$C$2] - [.$C$1]))" office:value-type="float" office:value="-0.429797285960378" calcext:value-type="float">
            <text:p>-0.429797285960378</text:p>
          </table:table-cell>
          <table:table-cell table:number-columns-repeated="16"/>
        </table:table-row>
        <table:table-row table:style-name="ro1">
          <table:table-cell office:value-type="float" office:value="4340.46" calcext:value-type="float">
            <text:p>4340.46</text:p>
          </table:table-cell>
          <table:table-cell table:number-columns-repeated="3"/>
          <table:table-cell table:formula="of:=[.$C$4] + ([.$C$5] - [.$C$4]) * (([.A1429] - [.$C$1]) / ([.$C$2] - [.$C$1]))" office:value-type="float" office:value="-0.430469872594825" calcext:value-type="float">
            <text:p>-0.430469872594825</text:p>
          </table:table-cell>
          <table:table-cell table:number-columns-repeated="16"/>
        </table:table-row>
        <table:table-row table:style-name="ro1">
          <table:table-cell office:value-type="float" office:value="4442.6575" calcext:value-type="float">
            <text:p>4442.6575</text:p>
          </table:table-cell>
          <table:table-cell table:number-columns-repeated="3"/>
          <table:table-cell table:formula="of:=[.$C$4] + ([.$C$5] - [.$C$4]) * (([.A1430] - [.$C$1]) / ([.$C$2] - [.$C$1]))" office:value-type="float" office:value="-0.428790757566607" calcext:value-type="float">
            <text:p>-0.428790757566607</text:p>
          </table:table-cell>
          <table:table-cell table:number-columns-repeated="16"/>
        </table:table-row>
        <table:table-row table:style-name="ro1">
          <table:table-cell office:value-type="float" office:value="4664.64375" calcext:value-type="float">
            <text:p>4664.64375</text:p>
          </table:table-cell>
          <table:table-cell table:number-columns-repeated="3"/>
          <table:table-cell table:formula="of:=[.$C$4] + ([.$C$5] - [.$C$4]) * (([.A1431] - [.$C$1]) / ([.$C$2] - [.$C$1]))" office:value-type="float" office:value="-0.425143501533604" calcext:value-type="float">
            <text:p>-0.425143501533604</text:p>
          </table:table-cell>
          <table:table-cell table:number-columns-repeated="16"/>
        </table:table-row>
        <table:table-row table:style-name="ro1">
          <table:table-cell office:value-type="float" office:value="4676.1425" calcext:value-type="float">
            <text:p>4676.1425</text:p>
          </table:table-cell>
          <table:table-cell table:number-columns-repeated="3"/>
          <table:table-cell table:formula="of:=[.$C$4] + ([.$C$5] - [.$C$4]) * (([.A1432] - [.$C$1]) / ([.$C$2] - [.$C$1]))" office:value-type="float" office:value="-0.424954575934341" calcext:value-type="float">
            <text:p>-0.424954575934341</text:p>
          </table:table-cell>
          <table:table-cell table:number-columns-repeated="16"/>
        </table:table-row>
        <table:table-row table:style-name="ro1">
          <table:table-cell office:value-type="float" office:value="4783.17" calcext:value-type="float">
            <text:p>4783.17</text:p>
          </table:table-cell>
          <table:table-cell table:number-columns-repeated="3"/>
          <table:table-cell table:formula="of:=[.$C$4] + ([.$C$5] - [.$C$4]) * (([.A1433] - [.$C$1]) / ([.$C$2] - [.$C$1]))" office:value-type="float" office:value="-0.42319610352863" calcext:value-type="float">
            <text:p>-0.42319610352863</text:p>
          </table:table-cell>
          <table:table-cell table:number-columns-repeated="16"/>
        </table:table-row>
        <table:table-row table:style-name="ro1">
          <table:table-cell office:value-type="float" office:value="4864.285" calcext:value-type="float">
            <text:p>4864.285</text:p>
          </table:table-cell>
          <table:table-cell table:number-columns-repeated="3"/>
          <table:table-cell table:formula="of:=[.$C$4] + ([.$C$5] - [.$C$4]) * (([.A1434] - [.$C$1]) / ([.$C$2] - [.$C$1]))" office:value-type="float" office:value="-0.421863376059622" calcext:value-type="float">
            <text:p>-0.421863376059622</text:p>
          </table:table-cell>
          <table:table-cell table:number-columns-repeated="16"/>
        </table:table-row>
        <table:table-row table:style-name="ro1">
          <table:table-cell office:value-type="float" office:value="4672.56875" calcext:value-type="float">
            <text:p>4672.56875</text:p>
          </table:table-cell>
          <table:table-cell table:number-columns-repeated="3"/>
          <table:table-cell table:formula="of:=[.$C$4] + ([.$C$5] - [.$C$4]) * (([.A1435] - [.$C$1]) / ([.$C$2] - [.$C$1]))" office:value-type="float" office:value="-0.425013293000141" calcext:value-type="float">
            <text:p>-0.425013293000141</text:p>
          </table:table-cell>
          <table:table-cell table:number-columns-repeated="16"/>
        </table:table-row>
        <table:table-row table:style-name="ro1">
          <table:table-cell office:value-type="float" office:value="4593.1825" calcext:value-type="float">
            <text:p>4593.1825</text:p>
          </table:table-cell>
          <table:table-cell table:number-columns-repeated="3"/>
          <table:table-cell table:formula="of:=[.$C$4] + ([.$C$5] - [.$C$4]) * (([.A1436] - [.$C$1]) / ([.$C$2] - [.$C$1]))" office:value-type="float" office:value="-0.426317616935745" calcext:value-type="float">
            <text:p>-0.426317616935745</text:p>
          </table:table-cell>
          <table:table-cell table:number-columns-repeated="16"/>
        </table:table-row>
        <table:table-row table:style-name="ro1">
          <table:table-cell office:value-type="float" office:value="4160.535" calcext:value-type="float">
            <text:p>4160.535</text:p>
          </table:table-cell>
          <table:table-cell table:number-columns-repeated="3"/>
          <table:table-cell table:formula="of:=[.$C$4] + ([.$C$5] - [.$C$4]) * (([.A1437] - [.$C$1]) / ([.$C$2] - [.$C$1]))" office:value-type="float" office:value="-0.433426058132164" calcext:value-type="float">
            <text:p>-0.433426058132164</text:p>
          </table:table-cell>
          <table:table-cell table:number-columns-repeated="16"/>
        </table:table-row>
        <table:table-row table:style-name="ro1">
          <table:table-cell office:value-type="float" office:value="4517.57" calcext:value-type="float">
            <text:p>4517.57</text:p>
          </table:table-cell>
          <table:table-cell table:number-columns-repeated="3"/>
          <table:table-cell table:formula="of:=[.$C$4] + ([.$C$5] - [.$C$4]) * (([.A1438] - [.$C$1]) / ([.$C$2] - [.$C$1]))" office:value-type="float" office:value="-0.427559937785777" calcext:value-type="float">
            <text:p>-0.427559937785777</text:p>
          </table:table-cell>
          <table:table-cell table:number-columns-repeated="16"/>
        </table:table-row>
        <table:table-row table:style-name="ro1">
          <table:table-cell office:value-type="float" office:value="4543.1025" calcext:value-type="float">
            <text:p>4543.1025</text:p>
          </table:table-cell>
          <table:table-cell table:number-columns-repeated="3"/>
          <table:table-cell table:formula="of:=[.$C$4] + ([.$C$5] - [.$C$4]) * (([.A1439] - [.$C$1]) / ([.$C$2] - [.$C$1]))" office:value-type="float" office:value="-0.427140436286641" calcext:value-type="float">
            <text:p>-0.427140436286641</text:p>
          </table:table-cell>
          <table:table-cell table:number-columns-repeated="16"/>
        </table:table-row>
        <table:table-row table:style-name="ro1">
          <table:table-cell office:value-type="float" office:value="4628.6025" calcext:value-type="float">
            <text:p>4628.6025</text:p>
          </table:table-cell>
          <table:table-cell table:number-columns-repeated="3"/>
          <table:table-cell table:formula="of:=[.$C$4] + ([.$C$5] - [.$C$4]) * (([.A1440] - [.$C$1]) / ([.$C$2] - [.$C$1]))" office:value-type="float" office:value="-0.425735662834133" calcext:value-type="float">
            <text:p>-0.425735662834133</text:p>
          </table:table-cell>
          <table:table-cell table:number-columns-repeated="16"/>
        </table:table-row>
        <table:table-row table:style-name="ro1">
          <table:table-cell office:value-type="float" office:value="4280.975" calcext:value-type="float">
            <text:p>4280.975</text:p>
          </table:table-cell>
          <table:table-cell table:number-columns-repeated="3"/>
          <table:table-cell table:formula="of:=[.$C$4] + ([.$C$5] - [.$C$4]) * (([.A1441] - [.$C$1]) / ([.$C$2] - [.$C$1]))" office:value-type="float" office:value="-0.431447217025497" calcext:value-type="float">
            <text:p>-0.431447217025497</text:p>
          </table:table-cell>
          <table:table-cell table:number-columns-repeated="16"/>
        </table:table-row>
        <table:table-row table:style-name="ro1">
          <table:table-cell office:value-type="float" office:value="4194.21875" calcext:value-type="float">
            <text:p>4194.21875</text:p>
          </table:table-cell>
          <table:table-cell table:number-columns-repeated="3"/>
          <table:table-cell table:formula="of:=[.$C$4] + ([.$C$5] - [.$C$4]) * (([.A1442] - [.$C$1]) / ([.$C$2] - [.$C$1]))" office:value-type="float" office:value="-0.432872630789697" calcext:value-type="float">
            <text:p>-0.432872630789697</text:p>
          </table:table-cell>
          <table:table-cell table:number-columns-repeated="16"/>
        </table:table-row>
        <table:table-row table:style-name="ro1">
          <table:table-cell office:value-type="float" office:value="4307.82625" calcext:value-type="float">
            <text:p>4307.82625</text:p>
          </table:table-cell>
          <table:table-cell table:number-columns-repeated="3"/>
          <table:table-cell table:formula="of:=[.$C$4] + ([.$C$5] - [.$C$4]) * (([.A1443] - [.$C$1]) / ([.$C$2] - [.$C$1]))" office:value-type="float" office:value="-0.431006048333489" calcext:value-type="float">
            <text:p>-0.431006048333489</text:p>
          </table:table-cell>
          <table:table-cell table:number-columns-repeated="16"/>
        </table:table-row>
        <table:table-row table:style-name="ro1">
          <table:table-cell office:value-type="float" office:value="4295.76124" calcext:value-type="float">
            <text:p>4295.76124</text:p>
          </table:table-cell>
          <table:table-cell table:number-columns-repeated="3"/>
          <table:table-cell table:formula="of:=[.$C$4] + ([.$C$5] - [.$C$4]) * (([.A1444] - [.$C$1]) / ([.$C$2] - [.$C$1]))" office:value-type="float" office:value="-0.431204277640533" calcext:value-type="float">
            <text:p>-0.431204277640533</text:p>
          </table:table-cell>
          <table:table-cell table:number-columns-repeated="16"/>
        </table:table-row>
        <table:table-row table:style-name="ro1">
          <table:table-cell office:value-type="float" office:value="3944.58375" calcext:value-type="float">
            <text:p>3944.58375</text:p>
          </table:table-cell>
          <table:table-cell table:number-columns-repeated="3"/>
          <table:table-cell table:formula="of:=[.$C$4] + ([.$C$5] - [.$C$4]) * (([.A1445] - [.$C$1]) / ([.$C$2] - [.$C$1]))" office:value-type="float" office:value="-0.436974158518548" calcext:value-type="float">
            <text:p>-0.436974158518548</text:p>
          </table:table-cell>
          <table:table-cell table:number-columns-repeated="16"/>
        </table:table-row>
        <table:table-row table:style-name="ro1">
          <table:table-cell office:value-type="float" office:value="3817.0575" calcext:value-type="float">
            <text:p>3817.0575</text:p>
          </table:table-cell>
          <table:table-cell table:number-columns-repeated="3"/>
          <table:table-cell table:formula="of:=[.$C$4] + ([.$C$5] - [.$C$4]) * (([.A1446] - [.$C$1]) / ([.$C$2] - [.$C$1]))" office:value-type="float" office:value="-0.43906942741326" calcext:value-type="float">
            <text:p>-0.43906942741326</text:p>
          </table:table-cell>
          <table:table-cell table:number-columns-repeated="16"/>
        </table:table-row>
        <table:table-row table:style-name="ro1">
          <table:table-cell office:value-type="float" office:value="3358.10875" calcext:value-type="float">
            <text:p>3358.10875</text:p>
          </table:table-cell>
          <table:table-cell table:number-columns-repeated="3"/>
          <table:table-cell table:formula="of:=[.$C$4] + ([.$C$5] - [.$C$4]) * (([.A1447] - [.$C$1]) / ([.$C$2] - [.$C$1]))" office:value-type="float" office:value="-0.446610000747313" calcext:value-type="float">
            <text:p>-0.446610000747313</text:p>
          </table:table-cell>
          <table:table-cell table:number-columns-repeated="16"/>
        </table:table-row>
        <table:table-row table:style-name="ro1">
          <table:table-cell office:value-type="float" office:value="3772.68375" calcext:value-type="float">
            <text:p>3772.68375</text:p>
          </table:table-cell>
          <table:table-cell table:number-columns-repeated="3"/>
          <table:table-cell table:formula="of:=[.$C$4] + ([.$C$5] - [.$C$4]) * (([.A1448] - [.$C$1]) / ([.$C$2] - [.$C$1]))" office:value-type="float" office:value="-0.439798492512537" calcext:value-type="float">
            <text:p>-0.439798492512537</text:p>
          </table:table-cell>
          <table:table-cell table:number-columns-repeated="16"/>
        </table:table-row>
        <table:table-row table:style-name="ro1">
          <table:table-cell office:value-type="float" office:value="3608.595" calcext:value-type="float">
            <text:p>3608.595</text:p>
          </table:table-cell>
          <table:table-cell table:number-columns-repeated="3"/>
          <table:table-cell table:formula="of:=[.$C$4] + ([.$C$5] - [.$C$4]) * (([.A1449] - [.$C$1]) / ([.$C$2] - [.$C$1]))" office:value-type="float" office:value="-0.442494486896808" calcext:value-type="float">
            <text:p>-0.442494486896808</text:p>
          </table:table-cell>
          <table:table-cell table:number-columns-repeated="16"/>
        </table:table-row>
        <table:table-row table:style-name="ro1">
          <table:table-cell office:value-type="float" office:value="3764.6175" calcext:value-type="float">
            <text:p>3764.6175</text:p>
          </table:table-cell>
          <table:table-cell table:number-columns-repeated="3"/>
          <table:table-cell table:formula="of:=[.$C$4] + ([.$C$5] - [.$C$4]) * (([.A1450] - [.$C$1]) / ([.$C$2] - [.$C$1]))" office:value-type="float" office:value="-0.439931021797464" calcext:value-type="float">
            <text:p>-0.439931021797464</text:p>
          </table:table-cell>
          <table:table-cell table:number-columns-repeated="16"/>
        </table:table-row>
        <table:table-row table:style-name="ro1">
          <table:table-cell office:value-type="float" office:value="3976.3875" calcext:value-type="float">
            <text:p>3976.3875</text:p>
          </table:table-cell>
          <table:table-cell table:number-columns-repeated="3"/>
          <table:table-cell table:formula="of:=[.$C$4] + ([.$C$5] - [.$C$4]) * (([.A1451] - [.$C$1]) / ([.$C$2] - [.$C$1]))" office:value-type="float" office:value="-0.436451619761937" calcext:value-type="float">
            <text:p>-0.436451619761937</text:p>
          </table:table-cell>
          <table:table-cell table:number-columns-repeated="16"/>
        </table:table-row>
        <table:table-row table:style-name="ro1">
          <table:table-cell office:value-type="float" office:value="3863.18625" calcext:value-type="float">
            <text:p>3863.18625</text:p>
          </table:table-cell>
          <table:table-cell table:number-columns-repeated="3"/>
          <table:table-cell table:formula="of:=[.$C$4] + ([.$C$5] - [.$C$4]) * (([.A1452] - [.$C$1]) / ([.$C$2] - [.$C$1]))" office:value-type="float" office:value="-0.438311527490484" calcext:value-type="float">
            <text:p>-0.438311527490484</text:p>
          </table:table-cell>
          <table:table-cell table:number-columns-repeated="16"/>
        </table:table-row>
        <table:table-row table:style-name="ro1">
          <table:table-cell office:value-type="float" office:value="3827.685" calcext:value-type="float">
            <text:p>3827.685</text:p>
          </table:table-cell>
          <table:table-cell table:number-columns-repeated="3"/>
          <table:table-cell table:formula="of:=[.$C$4] + ([.$C$5] - [.$C$4]) * (([.A1453] - [.$C$1]) / ([.$C$2] - [.$C$1]))" office:value-type="float" office:value="-0.438894816537628" calcext:value-type="float">
            <text:p>-0.438894816537628</text:p>
          </table:table-cell>
          <table:table-cell table:number-columns-repeated="16"/>
        </table:table-row>
        <table:table-row table:style-name="ro1">
          <table:table-cell office:value-type="float" office:value="3690.99125" calcext:value-type="float">
            <text:p>3690.99125</text:p>
          </table:table-cell>
          <table:table-cell table:number-columns-repeated="3"/>
          <table:table-cell table:formula="of:=[.$C$4] + ([.$C$5] - [.$C$4]) * (([.A1454] - [.$C$1]) / ([.$C$2] - [.$C$1]))" office:value-type="float" office:value="-0.441140708363636" calcext:value-type="float">
            <text:p>-0.441140708363636</text:p>
          </table:table-cell>
          <table:table-cell table:number-columns-repeated="16"/>
        </table:table-row>
        <table:table-row table:style-name="ro1">
          <table:table-cell office:value-type="float" office:value="3612.1625" calcext:value-type="float">
            <text:p>3612.1625</text:p>
          </table:table-cell>
          <table:table-cell table:number-columns-repeated="3"/>
          <table:table-cell table:formula="of:=[.$C$4] + ([.$C$5] - [.$C$4]) * (([.A1455] - [.$C$1]) / ([.$C$2] - [.$C$1]))" office:value-type="float" office:value="-0.442435872519126" calcext:value-type="float">
            <text:p>-0.442435872519126</text:p>
          </table:table-cell>
          <table:table-cell table:number-columns-repeated="16"/>
        </table:table-row>
        <table:table-row table:style-name="ro1">
          <table:table-cell office:value-type="float" office:value="3772.8475" calcext:value-type="float">
            <text:p>3772.8475</text:p>
          </table:table-cell>
          <table:table-cell table:number-columns-repeated="3"/>
          <table:table-cell table:formula="of:=[.$C$4] + ([.$C$5] - [.$C$4]) * (([.A1456] - [.$C$1]) / ([.$C$2] - [.$C$1]))" office:value-type="float" office:value="-0.439795802083849" calcext:value-type="float">
            <text:p>-0.439795802083849</text:p>
          </table:table-cell>
          <table:table-cell table:number-columns-repeated="16"/>
        </table:table-row>
        <table:table-row table:style-name="ro1">
          <table:table-cell office:value-type="float" office:value="3753.435" calcext:value-type="float">
            <text:p>3753.435</text:p>
          </table:table-cell>
          <table:table-cell table:number-columns-repeated="3"/>
          <table:table-cell table:formula="of:=[.$C$4] + ([.$C$5] - [.$C$4]) * (([.A1457] - [.$C$1]) / ([.$C$2] - [.$C$1]))" office:value-type="float" office:value="-0.440114751377964" calcext:value-type="float">
            <text:p>-0.440114751377964</text:p>
          </table:table-cell>
          <table:table-cell table:number-columns-repeated="16"/>
        </table:table-row>
        <table:table-row table:style-name="ro1">
          <table:table-cell office:value-type="float" office:value="3920.99125" calcext:value-type="float">
            <text:p>3920.99125</text:p>
          </table:table-cell>
          <table:table-cell table:number-columns-repeated="3"/>
          <table:table-cell table:formula="of:=[.$C$4] + ([.$C$5] - [.$C$4]) * (([.A1458] - [.$C$1]) / ([.$C$2] - [.$C$1]))" office:value-type="float" office:value="-0.437361785625896" calcext:value-type="float">
            <text:p>-0.437361785625896</text:p>
          </table:table-cell>
          <table:table-cell table:number-columns-repeated="16"/>
        </table:table-row>
        <table:table-row table:style-name="ro1">
          <table:table-cell office:value-type="float" office:value="3939.515" calcext:value-type="float">
            <text:p>3939.515</text:p>
          </table:table-cell>
          <table:table-cell table:number-columns-repeated="3"/>
          <table:table-cell table:formula="of:=[.$C$4] + ([.$C$5] - [.$C$4]) * (([.A1459] - [.$C$1]) / ([.$C$2] - [.$C$1]))" office:value-type="float" office:value="-0.437057438582143" calcext:value-type="float">
            <text:p>-0.437057438582143</text:p>
          </table:table-cell>
          <table:table-cell table:number-columns-repeated="16"/>
        </table:table-row>
        <table:table-row table:style-name="ro1">
          <table:table-cell office:value-type="float" office:value="4220.28" calcext:value-type="float">
            <text:p>4220.28</text:p>
          </table:table-cell>
          <table:table-cell table:number-columns-repeated="3"/>
          <table:table-cell table:formula="of:=[.$C$4] + ([.$C$5] - [.$C$4]) * (([.A1460] - [.$C$1]) / ([.$C$2] - [.$C$1]))" office:value-type="float" office:value="-0.432444441875789" calcext:value-type="float">
            <text:p>-0.432444441875789</text:p>
          </table:table-cell>
          <table:table-cell table:number-columns-repeated="16"/>
        </table:table-row>
        <table:table-row table:style-name="ro1">
          <table:table-cell office:value-type="float" office:value="4062.20375" calcext:value-type="float">
            <text:p>4062.20375</text:p>
          </table:table-cell>
          <table:table-cell table:number-columns-repeated="3"/>
          <table:table-cell table:formula="of:=[.$C$4] + ([.$C$5] - [.$C$4]) * (([.A1461] - [.$C$1]) / ([.$C$2] - [.$C$1]))" office:value-type="float" office:value="-0.435041650290665" calcext:value-type="float">
            <text:p>-0.435041650290665</text:p>
          </table:table-cell>
          <table:table-cell table:number-columns-repeated="16"/>
        </table:table-row>
        <table:table-row table:style-name="ro1">
          <table:table-cell office:value-type="float" office:value="4207.825" calcext:value-type="float">
            <text:p>4207.825</text:p>
          </table:table-cell>
          <table:table-cell table:number-columns-repeated="3"/>
          <table:table-cell table:formula="of:=[.$C$4] + ([.$C$5] - [.$C$4]) * (([.A1462] - [.$C$1]) / ([.$C$2] - [.$C$1]))" office:value-type="float" office:value="-0.432649078757087" calcext:value-type="float">
            <text:p>-0.432649078757087</text:p>
          </table:table-cell>
          <table:table-cell table:number-columns-repeated="16"/>
        </table:table-row>
        <table:table-row table:style-name="ro1">
          <table:table-cell office:value-type="float" office:value="4300.55125" calcext:value-type="float">
            <text:p>4300.55125</text:p>
          </table:table-cell>
          <table:table-cell table:number-columns-repeated="3"/>
          <table:table-cell table:formula="of:=[.$C$4] + ([.$C$5] - [.$C$4]) * (([.A1463] - [.$C$1]) / ([.$C$2] - [.$C$1]))" office:value-type="float" office:value="-0.431125577302694" calcext:value-type="float">
            <text:p>-0.431125577302694</text:p>
          </table:table-cell>
          <table:table-cell table:number-columns-repeated="16"/>
        </table:table-row>
        <table:table-row table:style-name="ro1">
          <table:table-cell office:value-type="float" office:value="4414.1775" calcext:value-type="float">
            <text:p>4414.1775</text:p>
          </table:table-cell>
          <table:table-cell table:number-columns-repeated="3"/>
          <table:table-cell table:formula="of:=[.$C$4] + ([.$C$5] - [.$C$4]) * (([.A1464] - [.$C$1]) / ([.$C$2] - [.$C$1]))" office:value-type="float" office:value="-0.429258686782132" calcext:value-type="float">
            <text:p>-0.429258686782132</text:p>
          </table:table-cell>
          <table:table-cell table:number-columns-repeated="16"/>
        </table:table-row>
        <table:table-row table:style-name="ro1">
          <table:table-cell office:value-type="float" office:value="4424.4725" calcext:value-type="float">
            <text:p>4424.4725</text:p>
          </table:table-cell>
          <table:table-cell table:number-columns-repeated="3"/>
          <table:table-cell table:formula="of:=[.$C$4] + ([.$C$5] - [.$C$4]) * (([.A1465] - [.$C$1]) / ([.$C$2] - [.$C$1]))" office:value-type="float" office:value="-0.429089538914371" calcext:value-type="float">
            <text:p>-0.429089538914371</text:p>
          </table:table-cell>
          <table:table-cell table:number-columns-repeated="16"/>
        </table:table-row>
        <table:table-row table:style-name="ro1">
          <table:table-cell office:value-type="float" office:value="4307.555" calcext:value-type="float">
            <text:p>4307.555</text:p>
          </table:table-cell>
          <table:table-cell table:number-columns-repeated="3"/>
          <table:table-cell table:formula="of:=[.$C$4] + ([.$C$5] - [.$C$4]) * (([.A1466] - [.$C$1]) / ([.$C$2] - [.$C$1]))" office:value-type="float" office:value="-0.431010504997805" calcext:value-type="float">
            <text:p>-0.431010504997805</text:p>
          </table:table-cell>
          <table:table-cell table:number-columns-repeated="16"/>
        </table:table-row>
        <table:table-row table:style-name="ro1">
          <table:table-cell office:value-type="float" office:value="4186.78374" calcext:value-type="float">
            <text:p>4186.78374</text:p>
          </table:table-cell>
          <table:table-cell table:number-columns-repeated="3"/>
          <table:table-cell table:formula="of:=[.$C$4] + ([.$C$5] - [.$C$4]) * (([.A1467] - [.$C$1]) / ([.$C$2] - [.$C$1]))" office:value-type="float" office:value="-0.43299478873902" calcext:value-type="float">
            <text:p>-0.43299478873902</text:p>
          </table:table-cell>
          <table:table-cell table:number-columns-repeated="16"/>
        </table:table-row>
        <table:table-row table:style-name="ro1">
          <table:table-cell office:value-type="float" office:value="4325.23625" calcext:value-type="float">
            <text:p>4325.23625</text:p>
          </table:table-cell>
          <table:table-cell table:number-columns-repeated="3"/>
          <table:table-cell table:formula="of:=[.$C$4] + ([.$C$5] - [.$C$4]) * (([.A1468] - [.$C$1]) / ([.$C$2] - [.$C$1]))" office:value-type="float" office:value="-0.430720000312341" calcext:value-type="float">
            <text:p>-0.430720000312341</text:p>
          </table:table-cell>
          <table:table-cell table:number-columns-repeated="16"/>
        </table:table-row>
        <table:table-row table:style-name="ro1">
          <table:table-cell office:value-type="float" office:value="4370.16875" calcext:value-type="float">
            <text:p>4370.16875</text:p>
          </table:table-cell>
          <table:table-cell table:number-columns-repeated="3"/>
          <table:table-cell table:formula="of:=[.$C$4] + ([.$C$5] - [.$C$4]) * (([.A1469] - [.$C$1]) / ([.$C$2] - [.$C$1]))" office:value-type="float" office:value="-0.429981754895326" calcext:value-type="float">
            <text:p>-0.429981754895326</text:p>
          </table:table-cell>
          <table:table-cell table:number-columns-repeated="16"/>
        </table:table-row>
        <table:table-row table:style-name="ro1">
          <table:table-cell office:value-type="float" office:value="4446.17249" calcext:value-type="float">
            <text:p>4446.17249</text:p>
          </table:table-cell>
          <table:table-cell table:number-columns-repeated="3"/>
          <table:table-cell table:formula="of:=[.$C$4] + ([.$C$5] - [.$C$4]) * (([.A1470] - [.$C$1]) / ([.$C$2] - [.$C$1]))" office:value-type="float" office:value="-0.428733005933416" calcext:value-type="float">
            <text:p>-0.428733005933416</text:p>
          </table:table-cell>
          <table:table-cell table:number-columns-repeated="16"/>
        </table:table-row>
        <table:table-row table:style-name="ro1">
          <table:table-cell office:value-type="float" office:value="4624.34875" calcext:value-type="float">
            <text:p>4624.34875</text:p>
          </table:table-cell>
          <table:table-cell table:number-columns-repeated="3"/>
          <table:table-cell table:formula="of:=[.$C$4] + ([.$C$5] - [.$C$4]) * (([.A1471] - [.$C$1]) / ([.$C$2] - [.$C$1]))" office:value-type="float" office:value="-0.425805552367157" calcext:value-type="float">
            <text:p>-0.425805552367157</text:p>
          </table:table-cell>
          <table:table-cell table:number-columns-repeated="16"/>
        </table:table-row>
        <table:table-row table:style-name="ro1">
          <table:table-cell office:value-type="float" office:value="4789.30125" calcext:value-type="float">
            <text:p>4789.30125</text:p>
          </table:table-cell>
          <table:table-cell table:number-columns-repeated="3"/>
          <table:table-cell table:formula="of:=[.$C$4] + ([.$C$5] - [.$C$4]) * (([.A1472] - [.$C$1]) / ([.$C$2] - [.$C$1]))" office:value-type="float" office:value="-0.423095366484996" calcext:value-type="float">
            <text:p>-0.423095366484996</text:p>
          </table:table-cell>
          <table:table-cell table:number-columns-repeated="16"/>
        </table:table-row>
        <table:table-row table:style-name="ro1">
          <table:table-cell office:value-type="float" office:value="4741.70875" calcext:value-type="float">
            <text:p>4741.70875</text:p>
          </table:table-cell>
          <table:table-cell table:number-columns-repeated="3"/>
          <table:table-cell table:formula="of:=[.$C$4] + ([.$C$5] - [.$C$4]) * (([.A1473] - [.$C$1]) / ([.$C$2] - [.$C$1]))" office:value-type="float" office:value="-0.423877315964978" calcext:value-type="float">
            <text:p>-0.423877315964978</text:p>
          </table:table-cell>
          <table:table-cell table:number-columns-repeated="16"/>
        </table:table-row>
        <table:table-row table:style-name="ro1">
          <table:table-cell office:value-type="float" office:value="4858.60499" calcext:value-type="float">
            <text:p>4858.60499</text:p>
          </table:table-cell>
          <table:table-cell table:number-columns-repeated="3"/>
          <table:table-cell table:formula="of:=[.$C$4] + ([.$C$5] - [.$C$4]) * (([.A1474] - [.$C$1]) / ([.$C$2] - [.$C$1]))" office:value-type="float" office:value="-0.421956699185447" calcext:value-type="float">
            <text:p>-0.421956699185447</text:p>
          </table:table-cell>
          <table:table-cell table:number-columns-repeated="16"/>
        </table:table-row>
        <table:table-row table:style-name="ro1">
          <table:table-cell office:value-type="float" office:value="5728.5475" calcext:value-type="float">
            <text:p>5728.5475</text:p>
          </table:table-cell>
          <table:table-cell table:number-columns-repeated="3"/>
          <table:table-cell table:formula="of:=[.$C$4] + ([.$C$5] - [.$C$4]) * (([.A1475] - [.$C$1]) / ([.$C$2] - [.$C$1]))" office:value-type="float" office:value="-0.407663457743857" calcext:value-type="float">
            <text:p>-0.407663457743857</text:p>
          </table:table-cell>
          <table:table-cell table:number-columns-repeated="16"/>
        </table:table-row>
        <table:table-row table:style-name="ro1">
          <table:table-cell office:value-type="float" office:value="5666.97875" calcext:value-type="float">
            <text:p>5666.97875</text:p>
          </table:table-cell>
          <table:table-cell table:number-columns-repeated="3"/>
          <table:table-cell table:formula="of:=[.$C$4] + ([.$C$5] - [.$C$4]) * (([.A1476] - [.$C$1]) / ([.$C$2] - [.$C$1]))" office:value-type="float" office:value="-0.408675038393028" calcext:value-type="float">
            <text:p>-0.408675038393028</text:p>
          </table:table-cell>
          <table:table-cell table:number-columns-repeated="16"/>
        </table:table-row>
        <table:table-row table:style-name="ro1">
          <table:table-cell office:value-type="float" office:value="5779.07375" calcext:value-type="float">
            <text:p>5779.07375</text:p>
          </table:table-cell>
          <table:table-cell table:number-columns-repeated="3"/>
          <table:table-cell table:formula="of:=[.$C$4] + ([.$C$5] - [.$C$4]) * (([.A1477] - [.$C$1]) / ([.$C$2] - [.$C$1]))" office:value-type="float" office:value="-0.406833306461345" calcext:value-type="float">
            <text:p>-0.406833306461345</text:p>
          </table:table-cell>
          <table:table-cell table:number-columns-repeated="16"/>
        </table:table-row>
        <table:table-row table:style-name="ro1">
          <table:table-cell office:value-type="float" office:value="5607.01" calcext:value-type="float">
            <text:p>5607.01</text:p>
          </table:table-cell>
          <table:table-cell table:number-columns-repeated="3"/>
          <table:table-cell table:formula="of:=[.$C$4] + ([.$C$5] - [.$C$4]) * (([.A1478] - [.$C$1]) / ([.$C$2] - [.$C$1]))" office:value-type="float" office:value="-0.409660330884023" calcext:value-type="float">
            <text:p>-0.409660330884023</text:p>
          </table:table-cell>
          <table:table-cell table:number-columns-repeated="16"/>
        </table:table-row>
        <table:table-row table:style-name="ro1">
          <table:table-cell office:value-type="float" office:value="5643.55375" calcext:value-type="float">
            <text:p>5643.55375</text:p>
          </table:table-cell>
          <table:table-cell table:number-columns-repeated="3"/>
          <table:table-cell table:formula="of:=[.$C$4] + ([.$C$5] - [.$C$4]) * (([.A1479] - [.$C$1]) / ([.$C$2] - [.$C$1]))" office:value-type="float" office:value="-0.409059913458817" calcext:value-type="float">
            <text:p>-0.409059913458817</text:p>
          </table:table-cell>
          <table:table-cell table:number-columns-repeated="16"/>
        </table:table-row>
        <table:table-row table:style-name="ro1">
          <table:table-cell office:value-type="float" office:value="5495.03875" calcext:value-type="float">
            <text:p>5495.03875</text:p>
          </table:table-cell>
          <table:table-cell table:number-columns-repeated="3"/>
          <table:table-cell table:formula="of:=[.$C$4] + ([.$C$5] - [.$C$4]) * (([.A1480] - [.$C$1]) / ([.$C$2] - [.$C$1]))" office:value-type="float" office:value="-0.411500029590971" calcext:value-type="float">
            <text:p>-0.411500029590971</text:p>
          </table:table-cell>
          <table:table-cell table:number-columns-repeated="16"/>
        </table:table-row>
        <table:table-row table:style-name="ro1">
          <table:table-cell office:value-type="float" office:value="5627.08625" calcext:value-type="float">
            <text:p>5627.08625</text:p>
          </table:table-cell>
          <table:table-cell table:number-columns-repeated="3"/>
          <table:table-cell table:formula="of:=[.$C$4] + ([.$C$5] - [.$C$4]) * (([.A1481] - [.$C$1]) / ([.$C$2] - [.$C$1]))" office:value-type="float" office:value="-0.40933047611179" calcext:value-type="float">
            <text:p>-0.40933047611179</text:p>
          </table:table-cell>
          <table:table-cell table:number-columns-repeated="16"/>
        </table:table-row>
        <table:table-row table:style-name="ro1">
          <table:table-cell office:value-type="float" office:value="5686.52625" calcext:value-type="float">
            <text:p>5686.52625</text:p>
          </table:table-cell>
          <table:table-cell table:number-columns-repeated="3"/>
          <table:table-cell table:formula="of:=[.$C$4] + ([.$C$5] - [.$C$4]) * (([.A1482] - [.$C$1]) / ([.$C$2] - [.$C$1]))" office:value-type="float" office:value="-0.408353871035567" calcext:value-type="float">
            <text:p>-0.408353871035567</text:p>
          </table:table-cell>
          <table:table-cell table:number-columns-repeated="16"/>
        </table:table-row>
        <table:table-row table:style-name="ro1">
          <table:table-cell office:value-type="float" office:value="6098.115" calcext:value-type="float">
            <text:p>6098.115</text:p>
          </table:table-cell>
          <table:table-cell table:number-columns-repeated="3"/>
          <table:table-cell table:formula="of:=[.$C$4] + ([.$C$5] - [.$C$4]) * (([.A1483] - [.$C$1]) / ([.$C$2] - [.$C$1]))" office:value-type="float" office:value="-0.401591427183511" calcext:value-type="float">
            <text:p>-0.401591427183511</text:p>
          </table:table-cell>
          <table:table-cell table:number-columns-repeated="16"/>
        </table:table-row>
        <table:table-row table:style-name="ro1">
          <table:table-cell office:value-type="float" office:value="5949.07875" calcext:value-type="float">
            <text:p>5949.07875</text:p>
          </table:table-cell>
          <table:table-cell table:number-columns-repeated="3"/>
          <table:table-cell table:formula="of:=[.$C$4] + ([.$C$5] - [.$C$4]) * (([.A1484] - [.$C$1]) / ([.$C$2] - [.$C$1]))" office:value-type="float" office:value="-0.404040107504695" calcext:value-type="float">
            <text:p>-0.404040107504695</text:p>
          </table:table-cell>
          <table:table-cell table:number-columns-repeated="16"/>
        </table:table-row>
        <table:table-row table:style-name="ro1">
          <table:table-cell office:value-type="float" office:value="5969.795" calcext:value-type="float">
            <text:p>5969.795</text:p>
          </table:table-cell>
          <table:table-cell table:number-columns-repeated="3"/>
          <table:table-cell table:formula="of:=[.$C$4] + ([.$C$5] - [.$C$4]) * (([.A1485] - [.$C$1]) / ([.$C$2] - [.$C$1]))" office:value-type="float" office:value="-0.403699737469192" calcext:value-type="float">
            <text:p>-0.403699737469192</text:p>
          </table:table-cell>
          <table:table-cell table:number-columns-repeated="16"/>
        </table:table-row>
        <table:table-row table:style-name="ro1">
          <table:table-cell office:value-type="float" office:value="5649.005" calcext:value-type="float">
            <text:p>5649.005</text:p>
          </table:table-cell>
          <table:table-cell table:number-columns-repeated="3"/>
          <table:table-cell table:formula="of:=[.$C$4] + ([.$C$5] - [.$C$4]) * (([.A1486] - [.$C$1]) / ([.$C$2] - [.$C$1]))" office:value-type="float" office:value="-0.408970348882408" calcext:value-type="float">
            <text:p>-0.408970348882408</text:p>
          </table:table-cell>
          <table:table-cell table:number-columns-repeated="16"/>
        </table:table-row>
        <table:table-row table:style-name="ro1">
          <table:table-cell office:value-type="float" office:value="5550.85875" calcext:value-type="float">
            <text:p>5550.85875</text:p>
          </table:table-cell>
          <table:table-cell table:number-columns-repeated="3"/>
          <table:table-cell table:formula="of:=[.$C$4] + ([.$C$5] - [.$C$4]) * (([.A1487] - [.$C$1]) / ([.$C$2] - [.$C$1]))" office:value-type="float" office:value="-0.410582901472621" calcext:value-type="float">
            <text:p>-0.410582901472621</text:p>
          </table:table-cell>
          <table:table-cell table:number-columns-repeated="16"/>
        </table:table-row>
        <table:table-row table:style-name="ro1">
          <table:table-cell office:value-type="float" office:value="5776.87875" calcext:value-type="float">
            <text:p>5776.87875</text:p>
          </table:table-cell>
          <table:table-cell table:number-columns-repeated="3"/>
          <table:table-cell table:formula="of:=[.$C$4] + ([.$C$5] - [.$C$4]) * (([.A1488] - [.$C$1]) / ([.$C$2] - [.$C$1]))" office:value-type="float" office:value="-0.406869370528342" calcext:value-type="float">
            <text:p>-0.406869370528342</text:p>
          </table:table-cell>
          <table:table-cell table:number-columns-repeated="16"/>
        </table:table-row>
        <table:table-row table:style-name="ro1">
          <table:table-cell office:value-type="float" office:value="5923.70625" calcext:value-type="float">
            <text:p>5923.70625</text:p>
          </table:table-cell>
          <table:table-cell table:number-columns-repeated="3"/>
          <table:table-cell table:formula="of:=[.$C$4] + ([.$C$5] - [.$C$4]) * (([.A1489] - [.$C$1]) / ([.$C$2] - [.$C$1]))" office:value-type="float" office:value="-0.404456980188014" calcext:value-type="float">
            <text:p>-0.404456980188014</text:p>
          </table:table-cell>
          <table:table-cell table:number-columns-repeated="16"/>
        </table:table-row>
        <table:table-row table:style-name="ro1">
          <table:table-cell office:value-type="float" office:value="5737.1025" calcext:value-type="float">
            <text:p>5737.1025</text:p>
          </table:table-cell>
          <table:table-cell table:number-columns-repeated="3"/>
          <table:table-cell table:formula="of:=[.$C$4] + ([.$C$5] - [.$C$4]) * (([.A1490] - [.$C$1]) / ([.$C$2] - [.$C$1]))" office:value-type="float" office:value="-0.407522898248112" calcext:value-type="float">
            <text:p>-0.407522898248112</text:p>
          </table:table-cell>
          <table:table-cell table:number-columns-repeated="16"/>
        </table:table-row>
        <table:table-row table:style-name="ro1">
          <table:table-cell office:value-type="float" office:value="5741.7225" calcext:value-type="float">
            <text:p>5741.7225</text:p>
          </table:table-cell>
          <table:table-cell table:number-columns-repeated="3"/>
          <table:table-cell table:formula="of:=[.$C$4] + ([.$C$5] - [.$C$4]) * (([.A1491] - [.$C$1]) / ([.$C$2] - [.$C$1]))" office:value-type="float" office:value="-0.40744699119138" calcext:value-type="float">
            <text:p>-0.40744699119138</text:p>
          </table:table-cell>
          <table:table-cell table:number-columns-repeated="16"/>
        </table:table-row>
        <table:table-row table:style-name="ro1">
          <table:table-cell office:value-type="float" office:value="6151.325" calcext:value-type="float">
            <text:p>6151.325</text:p>
          </table:table-cell>
          <table:table-cell table:number-columns-repeated="3"/>
          <table:table-cell table:formula="of:=[.$C$4] + ([.$C$5] - [.$C$4]) * (([.A1492] - [.$C$1]) / ([.$C$2] - [.$C$1]))" office:value-type="float" office:value="-0.400717181623184" calcext:value-type="float">
            <text:p>-0.400717181623184</text:p>
          </table:table-cell>
          <table:table-cell table:number-columns-repeated="16"/>
        </table:table-row>
        <table:table-row table:style-name="ro1">
          <table:table-cell office:value-type="float" office:value="6130.56375" calcext:value-type="float">
            <text:p>6130.56375</text:p>
          </table:table-cell>
          <table:table-cell table:number-columns-repeated="3"/>
          <table:table-cell table:formula="of:=[.$C$4] + ([.$C$5] - [.$C$4]) * (([.A1493] - [.$C$1]) / ([.$C$2] - [.$C$1]))" office:value-type="float" office:value="-0.401058291013136" calcext:value-type="float">
            <text:p>-0.401058291013136</text:p>
          </table:table-cell>
          <table:table-cell table:number-columns-repeated="16"/>
        </table:table-row>
        <table:table-row table:style-name="ro1">
          <table:table-cell office:value-type="float" office:value="6424.515" calcext:value-type="float">
            <text:p>6424.515</text:p>
          </table:table-cell>
          <table:table-cell table:number-columns-repeated="3"/>
          <table:table-cell table:formula="of:=[.$C$4] + ([.$C$5] - [.$C$4]) * (([.A1494] - [.$C$1]) / ([.$C$2] - [.$C$1]))" office:value-type="float" office:value="-0.396228642915692" calcext:value-type="float">
            <text:p>-0.396228642915692</text:p>
          </table:table-cell>
          <table:table-cell table:number-columns-repeated="16"/>
        </table:table-row>
        <table:table-row table:style-name="ro1">
          <table:table-cell office:value-type="float" office:value="6879.365" calcext:value-type="float">
            <text:p>6879.365</text:p>
          </table:table-cell>
          <table:table-cell table:number-columns-repeated="3"/>
          <table:table-cell table:formula="of:=[.$C$4] + ([.$C$5] - [.$C$4]) * (([.A1495] - [.$C$1]) / ([.$C$2] - [.$C$1]))" office:value-type="float" office:value="-0.388755412449339" calcext:value-type="float">
            <text:p>-0.388755412449339</text:p>
          </table:table-cell>
          <table:table-cell table:number-columns-repeated="16"/>
        </table:table-row>
        <table:table-row table:style-name="ro1">
          <table:table-cell office:value-type="float" office:value="7199.2375" calcext:value-type="float">
            <text:p>7199.2375</text:p>
          </table:table-cell>
          <table:table-cell table:number-columns-repeated="3"/>
          <table:table-cell table:formula="of:=[.$C$4] + ([.$C$5] - [.$C$4]) * (([.A1496] - [.$C$1]) / ([.$C$2] - [.$C$1]))" office:value-type="float" office:value="-0.383499875651828" calcext:value-type="float">
            <text:p>-0.383499875651828</text:p>
          </table:table-cell>
          <table:table-cell table:number-columns-repeated="16"/>
        </table:table-row>
        <table:table-row table:style-name="ro1">
          <table:table-cell office:value-type="float" office:value="7210.46875" calcext:value-type="float">
            <text:p>7210.46875</text:p>
          </table:table-cell>
          <table:table-cell table:number-columns-repeated="3"/>
          <table:table-cell table:formula="of:=[.$C$4] + ([.$C$5] - [.$C$4]) * (([.A1497] - [.$C$1]) / ([.$C$2] - [.$C$1]))" office:value-type="float" office:value="-0.383315345104009" calcext:value-type="float">
            <text:p>-0.383315345104009</text:p>
          </table:table-cell>
          <table:table-cell table:number-columns-repeated="16"/>
        </table:table-row>
        <table:table-row table:style-name="ro1">
          <table:table-cell office:value-type="float" office:value="7376.7425" calcext:value-type="float">
            <text:p>7376.7425</text:p>
          </table:table-cell>
          <table:table-cell table:number-columns-repeated="3"/>
          <table:table-cell table:formula="of:=[.$C$4] + ([.$C$5] - [.$C$4]) * (([.A1498] - [.$C$1]) / ([.$C$2] - [.$C$1]))" office:value-type="float" office:value="-0.38058345095373" calcext:value-type="float">
            <text:p>-0.38058345095373</text:p>
          </table:table-cell>
          <table:table-cell table:number-columns-repeated="16"/>
        </table:table-row>
        <table:table-row table:style-name="ro1">
          <table:table-cell office:value-type="float" office:value="7231.93" calcext:value-type="float">
            <text:p>7231.93</text:p>
          </table:table-cell>
          <table:table-cell table:number-columns-repeated="3"/>
          <table:table-cell table:formula="of:=[.$C$4] + ([.$C$5] - [.$C$4]) * (([.A1499] - [.$C$1]) / ([.$C$2] - [.$C$1]))" office:value-type="float" office:value="-0.382962734644856" calcext:value-type="float">
            <text:p>-0.382962734644856</text:p>
          </table:table-cell>
          <table:table-cell table:number-columns-repeated="16"/>
        </table:table-row>
        <table:table-row table:style-name="ro1">
          <table:table-cell office:value-type="float" office:value="7123.89375" calcext:value-type="float">
            <text:p>7123.89375</text:p>
          </table:table-cell>
          <table:table-cell table:number-columns-repeated="3"/>
          <table:table-cell table:formula="of:=[.$C$4] + ([.$C$5] - [.$C$4]) * (([.A1500] - [.$C$1]) / ([.$C$2] - [.$C$1]))" office:value-type="float" office:value="-0.384737780912791" calcext:value-type="float">
            <text:p>-0.384737780912791</text:p>
          </table:table-cell>
          <table:table-cell table:number-columns-repeated="16"/>
        </table:table-row>
        <table:table-row table:style-name="ro1">
          <table:table-cell office:value-type="float" office:value="7356.50625" calcext:value-type="float">
            <text:p>7356.50625</text:p>
          </table:table-cell>
          <table:table-cell table:number-columns-repeated="3"/>
          <table:table-cell table:formula="of:=[.$C$4] + ([.$C$5] - [.$C$4]) * (([.A1501] - [.$C$1]) / ([.$C$2] - [.$C$1]))" office:value-type="float" office:value="-0.38091593454178" calcext:value-type="float">
            <text:p>-0.38091593454178</text:p>
          </table:table-cell>
          <table:table-cell table:number-columns-repeated="16"/>
        </table:table-row>
        <table:table-row table:style-name="ro1">
          <table:table-cell office:value-type="float" office:value="7342.82375" calcext:value-type="float">
            <text:p>7342.82375</text:p>
          </table:table-cell>
          <table:table-cell table:number-columns-repeated="3"/>
          <table:table-cell table:formula="of:=[.$C$4] + ([.$C$5] - [.$C$4]) * (([.A1502] - [.$C$1]) / ([.$C$2] - [.$C$1]))" office:value-type="float" office:value="-0.381140739369428" calcext:value-type="float">
            <text:p>-0.381140739369428</text:p>
          </table:table-cell>
          <table:table-cell table:number-columns-repeated="16"/>
        </table:table-row>
        <table:table-row table:style-name="ro1">
          <table:table-cell office:value-type="float" office:value="7250.77" calcext:value-type="float">
            <text:p>7250.77</text:p>
          </table:table-cell>
          <table:table-cell table:number-columns-repeated="3"/>
          <table:table-cell table:formula="of:=[.$C$4] + ([.$C$5] - [.$C$4]) * (([.A1503] - [.$C$1]) / ([.$C$2] - [.$C$1]))" office:value-type="float" office:value="-0.382653191582338" calcext:value-type="float">
            <text:p>-0.382653191582338</text:p>
          </table:table-cell>
          <table:table-cell table:number-columns-repeated="16"/>
        </table:table-row>
        <table:table-row table:style-name="ro1">
          <table:table-cell office:value-type="float" office:value="6773.695" calcext:value-type="float">
            <text:p>6773.695</text:p>
          </table:table-cell>
          <table:table-cell table:number-columns-repeated="3"/>
          <table:table-cell table:formula="of:=[.$C$4] + ([.$C$5] - [.$C$4]) * (([.A1504] - [.$C$1]) / ([.$C$2] - [.$C$1]))" office:value-type="float" office:value="-0.390491580995848" calcext:value-type="float">
            <text:p>-0.390491580995848</text:p>
          </table:table-cell>
          <table:table-cell table:number-columns-repeated="16"/>
        </table:table-row>
        <table:table-row table:style-name="ro1">
          <table:table-cell office:value-type="float" office:value="6075.30125" calcext:value-type="float">
            <text:p>6075.30125</text:p>
          </table:table-cell>
          <table:table-cell table:number-columns-repeated="3"/>
          <table:table-cell table:formula="of:=[.$C$4] + ([.$C$5] - [.$C$4]) * (([.A1505] - [.$C$1]) / ([.$C$2] - [.$C$1]))" office:value-type="float" office:value="-0.401966259351372" calcext:value-type="float">
            <text:p>-0.401966259351372</text:p>
          </table:table-cell>
          <table:table-cell table:number-columns-repeated="16"/>
        </table:table-row>
        <table:table-row table:style-name="ro1">
          <table:table-cell office:value-type="float" office:value="5969.13" calcext:value-type="float">
            <text:p>5969.13</text:p>
          </table:table-cell>
          <table:table-cell table:number-columns-repeated="3"/>
          <table:table-cell table:formula="of:=[.$C$4] + ([.$C$5] - [.$C$4]) * (([.A1506] - [.$C$1]) / ([.$C$2] - [.$C$1]))" office:value-type="float" office:value="-0.403710663484934" calcext:value-type="float">
            <text:p>-0.403710663484934</text:p>
          </table:table-cell>
          <table:table-cell table:number-columns-repeated="16"/>
        </table:table-row>
        <table:table-row table:style-name="ro1">
          <table:table-cell office:value-type="float" office:value="6666.27125" calcext:value-type="float">
            <text:p>6666.27125</text:p>
          </table:table-cell>
          <table:table-cell table:number-columns-repeated="3"/>
          <table:table-cell table:formula="of:=[.$C$4] + ([.$C$5] - [.$C$4]) * (([.A1507] - [.$C$1]) / ([.$C$2] - [.$C$1]))" office:value-type="float" office:value="-0.392256563828232" calcext:value-type="float">
            <text:p>-0.392256563828232</text:p>
          </table:table-cell>
          <table:table-cell table:number-columns-repeated="16"/>
        </table:table-row>
        <table:table-row table:style-name="ro1">
          <table:table-cell office:value-type="float" office:value="6867.42625" calcext:value-type="float">
            <text:p>6867.42625</text:p>
          </table:table-cell>
          <table:table-cell table:number-columns-repeated="3"/>
          <table:table-cell table:formula="of:=[.$C$4] + ([.$C$5] - [.$C$4]) * (([.A1508] - [.$C$1]) / ([.$C$2] - [.$C$1]))" office:value-type="float" office:value="-0.388951567292101" calcext:value-type="float">
            <text:p>-0.388951567292101</text:p>
          </table:table-cell>
          <table:table-cell table:number-columns-repeated="16"/>
        </table:table-row>
        <table:table-row table:style-name="ro1">
          <table:table-cell office:value-type="float" office:value="7259.3" calcext:value-type="float">
            <text:p>7259.3</text:p>
          </table:table-cell>
          <table:table-cell table:number-columns-repeated="3"/>
          <table:table-cell table:formula="of:=[.$C$4] + ([.$C$5] - [.$C$4]) * (([.A1509] - [.$C$1]) / ([.$C$2] - [.$C$1]))" office:value-type="float" office:value="-0.382513042839064" calcext:value-type="float">
            <text:p>-0.382513042839064</text:p>
          </table:table-cell>
          <table:table-cell table:number-columns-repeated="16"/>
        </table:table-row>
        <table:table-row table:style-name="ro1">
          <table:table-cell office:value-type="float" office:value="7924.1825" calcext:value-type="float">
            <text:p>7924.1825</text:p>
          </table:table-cell>
          <table:table-cell table:number-columns-repeated="3"/>
          <table:table-cell table:formula="of:=[.$C$4] + ([.$C$5] - [.$C$4]) * (([.A1510] - [.$C$1]) / ([.$C$2] - [.$C$1]))" office:value-type="float" office:value="-0.371588957633954" calcext:value-type="float">
            <text:p>-0.371588957633954</text:p>
          </table:table-cell>
          <table:table-cell table:number-columns-repeated="16"/>
        </table:table-row>
        <table:table-row table:style-name="ro1">
          <table:table-cell office:value-type="float" office:value="7598.2775" calcext:value-type="float">
            <text:p>7598.2775</text:p>
          </table:table-cell>
          <table:table-cell table:number-columns-repeated="3"/>
          <table:table-cell table:formula="of:=[.$C$4] + ([.$C$5] - [.$C$4]) * (([.A1511] - [.$C$1]) / ([.$C$2] - [.$C$1]))" office:value-type="float" office:value="-0.376943609002837" calcext:value-type="float">
            <text:p>-0.376943609002837</text:p>
          </table:table-cell>
          <table:table-cell table:number-columns-repeated="16"/>
        </table:table-row>
        <table:table-row table:style-name="ro1">
          <table:table-cell office:value-type="float" office:value="7787.45625" calcext:value-type="float">
            <text:p>7787.45625</text:p>
          </table:table-cell>
          <table:table-cell table:number-columns-repeated="3"/>
          <table:table-cell table:formula="of:=[.$C$4] + ([.$C$5] - [.$C$4]) * (([.A1512] - [.$C$1]) / ([.$C$2] - [.$C$1]))" office:value-type="float" office:value="-0.373835383438175" calcext:value-type="float">
            <text:p>-0.373835383438175</text:p>
          </table:table-cell>
          <table:table-cell table:number-columns-repeated="16"/>
        </table:table-row>
        <table:table-row table:style-name="ro1">
          <table:table-cell office:value-type="float" office:value="7954.7675" calcext:value-type="float">
            <text:p>7954.7675</text:p>
          </table:table-cell>
          <table:table-cell table:number-columns-repeated="3"/>
          <table:table-cell table:formula="of:=[.$C$4] + ([.$C$5] - [.$C$4]) * (([.A1513] - [.$C$1]) / ([.$C$2] - [.$C$1]))" office:value-type="float" office:value="-0.371086443060329" calcext:value-type="float">
            <text:p>-0.371086443060329</text:p>
          </table:table-cell>
          <table:table-cell table:number-columns-repeated="16"/>
        </table:table-row>
        <table:table-row table:style-name="ro1">
          <table:table-cell office:value-type="float" office:value="7879.06" calcext:value-type="float">
            <text:p>7879.06</text:p>
          </table:table-cell>
          <table:table-cell table:number-columns-repeated="3"/>
          <table:table-cell table:formula="of:=[.$C$4] + ([.$C$5] - [.$C$4]) * (([.A1514] - [.$C$1]) / ([.$C$2] - [.$C$1]))" office:value-type="float" office:value="-0.372330324769753" calcext:value-type="float">
            <text:p>-0.372330324769753</text:p>
          </table:table-cell>
          <table:table-cell table:number-columns-repeated="16"/>
        </table:table-row>
        <table:table-row table:style-name="ro1">
          <table:table-cell office:value-type="float" office:value="8150.6325" calcext:value-type="float">
            <text:p>8150.6325</text:p>
          </table:table-cell>
          <table:table-cell table:number-columns-repeated="3"/>
          <table:table-cell table:formula="of:=[.$C$4] + ([.$C$5] - [.$C$4]) * (([.A1515] - [.$C$1]) / ([.$C$2] - [.$C$1]))" office:value-type="float" office:value="-0.367868361747166" calcext:value-type="float">
            <text:p>-0.367868361747166</text:p>
          </table:table-cell>
          <table:table-cell table:number-columns-repeated="16"/>
        </table:table-row>
        <table:table-row table:style-name="ro1">
          <table:table-cell office:value-type="float" office:value="8208.75375" calcext:value-type="float">
            <text:p>8208.75375</text:p>
          </table:table-cell>
          <table:table-cell table:number-columns-repeated="3"/>
          <table:table-cell table:formula="of:=[.$C$4] + ([.$C$5] - [.$C$4]) * (([.A1516] - [.$C$1]) / ([.$C$2] - [.$C$1]))" office:value-type="float" office:value="-0.366913423863815" calcext:value-type="float">
            <text:p>-0.366913423863815</text:p>
          </table:table-cell>
          <table:table-cell table:number-columns-repeated="16"/>
        </table:table-row>
        <table:table-row table:style-name="ro1">
          <table:table-cell office:value-type="float" office:value="8094.445" calcext:value-type="float">
            <text:p>8094.445</text:p>
          </table:table-cell>
          <table:table-cell table:number-columns-repeated="3"/>
          <table:table-cell table:formula="of:=[.$C$4] + ([.$C$5] - [.$C$4]) * (([.A1517] - [.$C$1]) / ([.$C$2] - [.$C$1]))" office:value-type="float" office:value="-0.368791527926848" calcext:value-type="float">
            <text:p>-0.368791527926848</text:p>
          </table:table-cell>
          <table:table-cell table:number-columns-repeated="16"/>
        </table:table-row>
        <table:table-row table:style-name="ro1">
          <table:table-cell office:value-type="float" office:value="8190.87125" calcext:value-type="float">
            <text:p>8190.87125</text:p>
          </table:table-cell>
          <table:table-cell table:number-columns-repeated="3"/>
          <table:table-cell table:formula="of:=[.$C$4] + ([.$C$5] - [.$C$4]) * (([.A1518] - [.$C$1]) / ([.$C$2] - [.$C$1]))" office:value-type="float" office:value="-0.367207235106674" calcext:value-type="float">
            <text:p>-0.367207235106674</text:p>
          </table:table-cell>
          <table:table-cell table:number-columns-repeated="16"/>
        </table:table-row>
        <table:table-row table:style-name="ro1">
          <table:table-cell office:value-type="float" office:value="8851.305" calcext:value-type="float">
            <text:p>8851.305</text:p>
          </table:table-cell>
          <table:table-cell table:number-columns-repeated="3"/>
          <table:table-cell table:formula="of:=[.$C$4] + ([.$C$5] - [.$C$4]) * (([.A1519] - [.$C$1]) / ([.$C$2] - [.$C$1]))" office:value-type="float" office:value="-0.356356243303866" calcext:value-type="float">
            <text:p>-0.356356243303866</text:p>
          </table:table-cell>
          <table:table-cell table:number-columns-repeated="16"/>
        </table:table-row>
        <table:table-row table:style-name="ro1">
          <table:table-cell office:value-type="float" office:value="9573.9675" calcext:value-type="float">
            <text:p>9573.9675</text:p>
          </table:table-cell>
          <table:table-cell table:number-columns-repeated="3"/>
          <table:table-cell table:formula="of:=[.$C$4] + ([.$C$5] - [.$C$4]) * (([.A1520] - [.$C$1]) / ([.$C$2] - [.$C$1]))" office:value-type="float" office:value="-0.34448282698664" calcext:value-type="float">
            <text:p>-0.34448282698664</text:p>
          </table:table-cell>
          <table:table-cell table:number-columns-repeated="16"/>
        </table:table-row>
        <table:table-row table:style-name="ro1">
          <table:table-cell office:value-type="float" office:value="9713.09625" calcext:value-type="float">
            <text:p>9713.09625</text:p>
          </table:table-cell>
          <table:table-cell table:number-columns-repeated="3"/>
          <table:table-cell table:formula="of:=[.$C$4] + ([.$C$5] - [.$C$4]) * (([.A1521] - [.$C$1]) / ([.$C$2] - [.$C$1]))" office:value-type="float" office:value="-0.342196927869908" calcext:value-type="float">
            <text:p>-0.342196927869908</text:p>
          </table:table-cell>
          <table:table-cell table:number-columns-repeated="16"/>
        </table:table-row>
        <table:table-row table:style-name="ro1">
          <table:table-cell office:value-type="float" office:value="10295.6225" calcext:value-type="float">
            <text:p>10295.6225</text:p>
          </table:table-cell>
          <table:table-cell table:number-columns-repeated="3"/>
          <table:table-cell table:formula="of:=[.$C$4] + ([.$C$5] - [.$C$4]) * (([.A1522] - [.$C$1]) / ([.$C$2] - [.$C$1]))" office:value-type="float" office:value="-0.332625963994015" calcext:value-type="float">
            <text:p>-0.332625963994015</text:p>
          </table:table-cell>
          <table:table-cell table:number-columns-repeated="16"/>
        </table:table-row>
        <table:table-row table:style-name="ro1">
          <table:table-cell office:value-type="float" office:value="10542.6625" calcext:value-type="float">
            <text:p>10542.6625</text:p>
          </table:table-cell>
          <table:table-cell table:number-columns-repeated="3"/>
          <table:table-cell table:formula="of:=[.$C$4] + ([.$C$5] - [.$C$4]) * (([.A1523] - [.$C$1]) / ([.$C$2] - [.$C$1]))" office:value-type="float" office:value="-0.328567072371705" calcext:value-type="float">
            <text:p>-0.328567072371705</text:p>
          </table:table-cell>
          <table:table-cell table:number-columns-repeated="16"/>
        </table:table-row>
        <table:table-row table:style-name="ro1">
          <table:table-cell office:value-type="float" office:value="9706.10375" calcext:value-type="float">
            <text:p>9706.10375</text:p>
          </table:table-cell>
          <table:table-cell table:number-columns-repeated="3"/>
          <table:table-cell table:formula="of:=[.$C$4] + ([.$C$5] - [.$C$4]) * (([.A1524] - [.$C$1]) / ([.$C$2] - [.$C$1]))" office:value-type="float" office:value="-0.342311815336184" calcext:value-type="float">
            <text:p>-0.342311815336184</text:p>
          </table:table-cell>
          <table:table-cell table:number-columns-repeated="16"/>
        </table:table-row>
        <table:table-row table:style-name="ro1">
          <table:table-cell office:value-type="float" office:value="10923.20125" calcext:value-type="float">
            <text:p>10923.20125</text:p>
          </table:table-cell>
          <table:table-cell table:number-columns-repeated="3"/>
          <table:table-cell table:formula="of:=[.$C$4] + ([.$C$5] - [.$C$4]) * (([.A1525] - [.$C$1]) / ([.$C$2] - [.$C$1]))" office:value-type="float" office:value="-0.322314783089243" calcext:value-type="float">
            <text:p>-0.322314783089243</text:p>
          </table:table-cell>
          <table:table-cell table:number-columns-repeated="16"/>
        </table:table-row>
        <table:table-row table:style-name="ro1">
          <table:table-cell office:value-type="float" office:value="10973.54375" calcext:value-type="float">
            <text:p>10973.54375</text:p>
          </table:table-cell>
          <table:table-cell table:number-columns-repeated="3"/>
          <table:table-cell table:formula="of:=[.$C$4] + ([.$C$5] - [.$C$4]) * (([.A1526] - [.$C$1]) / ([.$C$2] - [.$C$1]))" office:value-type="float" office:value="-0.321487650837397" calcext:value-type="float">
            <text:p>-0.321487650837397</text:p>
          </table:table-cell>
          <table:table-cell table:number-columns-repeated="16"/>
        </table:table-row>
        <table:table-row table:style-name="ro1">
          <table:table-cell office:value-type="float" office:value="11382.20875" calcext:value-type="float">
            <text:p>11382.20875</text:p>
          </table:table-cell>
          <table:table-cell table:number-columns-repeated="3"/>
          <table:table-cell table:formula="of:=[.$C$4] + ([.$C$5] - [.$C$4]) * (([.A1527] - [.$C$1]) / ([.$C$2] - [.$C$1]))" office:value-type="float" office:value="-0.314773244486882" calcext:value-type="float">
            <text:p>-0.314773244486882</text:p>
          </table:table-cell>
          <table:table-cell table:number-columns-repeated="16"/>
        </table:table-row>
        <table:table-row table:style-name="ro1">
          <table:table-cell office:value-type="float" office:value="11597.23125" calcext:value-type="float">
            <text:p>11597.23125</text:p>
          </table:table-cell>
          <table:table-cell table:number-columns-repeated="3"/>
          <table:table-cell table:formula="of:=[.$C$4] + ([.$C$5] - [.$C$4]) * (([.A1528] - [.$C$1]) / ([.$C$2] - [.$C$1]))" office:value-type="float" office:value="-0.311240403554813" calcext:value-type="float">
            <text:p>-0.311240403554813</text:p>
          </table:table-cell>
          <table:table-cell table:number-columns-repeated="16"/>
        </table:table-row>
        <table:table-row table:style-name="ro1">
          <table:table-cell office:value-type="float" office:value="12230.365" calcext:value-type="float">
            <text:p>12230.365</text:p>
          </table:table-cell>
          <table:table-cell table:number-columns-repeated="3"/>
          <table:table-cell table:formula="of:=[.$C$4] + ([.$C$5] - [.$C$4]) * (([.A1529] - [.$C$1]) / ([.$C$2] - [.$C$1]))" office:value-type="float" office:value="-0.300837953450876" calcext:value-type="float">
            <text:p>-0.300837953450876</text:p>
          </table:table-cell>
          <table:table-cell table:number-columns-repeated="16"/>
        </table:table-row>
        <table:table-row table:style-name="ro1">
          <table:table-cell office:value-type="float" office:value="13734.52" calcext:value-type="float">
            <text:p>13734.52</text:p>
          </table:table-cell>
          <table:table-cell table:number-columns-repeated="3"/>
          <table:table-cell table:formula="of:=[.$C$4] + ([.$C$5] - [.$C$4]) * (([.A1530] - [.$C$1]) / ([.$C$2] - [.$C$1]))" office:value-type="float" office:value="-0.276124538100505" calcext:value-type="float">
            <text:p>-0.276124538100505</text:p>
          </table:table-cell>
          <table:table-cell table:number-columns-repeated="16"/>
        </table:table-row>
        <table:table-row table:style-name="ro1">
          <table:table-cell office:value-type="float" office:value="16403.42125" calcext:value-type="float">
            <text:p>16403.42125</text:p>
          </table:table-cell>
          <table:table-cell table:number-columns-repeated="3"/>
          <table:table-cell table:formula="of:=[.$C$4] + ([.$C$5] - [.$C$4]) * (([.A1531] - [.$C$1]) / ([.$C$2] - [.$C$1]))" office:value-type="float" office:value="-0.232274226716124" calcext:value-type="float">
            <text:p>-0.232274226716124</text:p>
          </table:table-cell>
          <table:table-cell table:number-columns-repeated="16"/>
        </table:table-row>
        <table:table-row table:style-name="ro1">
          <table:table-cell office:value-type="float" office:value="15732.1" calcext:value-type="float">
            <text:p>15732.1</text:p>
          </table:table-cell>
          <table:table-cell table:number-columns-repeated="3"/>
          <table:table-cell table:formula="of:=[.$C$4] + ([.$C$5] - [.$C$4]) * (([.A1532] - [.$C$1]) / ([.$C$2] - [.$C$1]))" office:value-type="float" office:value="-0.243304101220268" calcext:value-type="float">
            <text:p>-0.243304101220268</text:p>
          </table:table-cell>
          <table:table-cell table:number-columns-repeated="16"/>
        </table:table-row>
        <table:table-row table:style-name="ro1">
          <table:table-cell office:value-type="float" office:value="13152.52875" calcext:value-type="float">
            <text:p>13152.52875</text:p>
          </table:table-cell>
          <table:table-cell table:number-columns-repeated="3"/>
          <table:table-cell table:formula="of:=[.$C$4] + ([.$C$5] - [.$C$4]) * (([.A1533] - [.$C$1]) / ([.$C$2] - [.$C$1]))" office:value-type="float" office:value="-0.285686711873508" calcext:value-type="float">
            <text:p>-0.285686711873508</text:p>
          </table:table-cell>
          <table:table-cell table:number-columns-repeated="16"/>
        </table:table-row>
        <table:table-row table:style-name="ro1">
          <table:table-cell office:value-type="float" office:value="16299.2975" calcext:value-type="float">
            <text:p>16299.2975</text:p>
          </table:table-cell>
          <table:table-cell table:number-columns-repeated="3"/>
          <table:table-cell table:formula="of:=[.$C$4] + ([.$C$5] - [.$C$4]) * (([.A1534] - [.$C$1]) / ([.$C$2] - [.$C$1]))" office:value-type="float" office:value="-0.233984990222271" calcext:value-type="float">
            <text:p>-0.233984990222271</text:p>
          </table:table-cell>
          <table:table-cell table:number-columns-repeated="16"/>
        </table:table-row>
        <table:table-row table:style-name="ro1">
          <table:table-cell office:value-type="float" office:value="16374.8975" calcext:value-type="float">
            <text:p>16374.8975</text:p>
          </table:table-cell>
          <table:table-cell table:number-columns-repeated="3"/>
          <table:table-cell table:formula="of:=[.$C$4] + ([.$C$5] - [.$C$4]) * (([.A1535] - [.$C$1]) / ([.$C$2] - [.$C$1]))" office:value-type="float" office:value="-0.232742874748475" calcext:value-type="float">
            <text:p>-0.232742874748475</text:p>
          </table:table-cell>
          <table:table-cell table:number-columns-repeated="16"/>
        </table:table-row>
        <table:table-row table:style-name="ro1">
          <table:table-cell office:value-type="float" office:value="16678.28749" calcext:value-type="float">
            <text:p>16678.28749</text:p>
          </table:table-cell>
          <table:table-cell table:number-columns-repeated="3"/>
          <table:table-cell table:formula="of:=[.$C$4] + ([.$C$5] - [.$C$4]) * (([.A1536] - [.$C$1]) / ([.$C$2] - [.$C$1]))" office:value-type="float" office:value="-0.22775814721972" calcext:value-type="float">
            <text:p>-0.22775814721972</text:p>
          </table:table-cell>
          <table:table-cell table:number-columns-repeated="16"/>
        </table:table-row>
        <table:table-row table:style-name="ro1">
          <table:table-cell office:value-type="float" office:value="16246.13875" calcext:value-type="float">
            <text:p>16246.13875</text:p>
          </table:table-cell>
          <table:table-cell table:number-columns-repeated="3"/>
          <table:table-cell table:formula="of:=[.$C$4] + ([.$C$5] - [.$C$4]) * (([.A1537] - [.$C$1]) / ([.$C$2] - [.$C$1]))" office:value-type="float" office:value="-0.234858393740031" calcext:value-type="float">
            <text:p>-0.234858393740031</text:p>
          </table:table-cell>
          <table:table-cell table:number-columns-repeated="16"/>
        </table:table-row>
        <table:table-row table:style-name="ro1">
          <table:table-cell office:value-type="float" office:value="17221.65125" calcext:value-type="float">
            <text:p>17221.65125</text:p>
          </table:table-cell>
          <table:table-cell table:number-columns-repeated="3"/>
          <table:table-cell table:formula="of:=[.$C$4] + ([.$C$5] - [.$C$4]) * (([.A1538] - [.$C$1]) / ([.$C$2] - [.$C$1]))" office:value-type="float" office:value="-0.21883062692612" calcext:value-type="float">
            <text:p>-0.21883062692612</text:p>
          </table:table-cell>
          <table:table-cell table:number-columns-repeated="16"/>
        </table:table-row>
        <table:table-row table:style-name="ro1">
          <table:table-cell office:value-type="float" office:value="17436.5975" calcext:value-type="float">
            <text:p>17436.5975</text:p>
          </table:table-cell>
          <table:table-cell table:number-columns-repeated="3"/>
          <table:table-cell table:formula="of:=[.$C$4] + ([.$C$5] - [.$C$4]) * (([.A1539] - [.$C$1]) / ([.$C$2] - [.$C$1]))" office:value-type="float" office:value="-0.21529903878909" calcext:value-type="float">
            <text:p>-0.21529903878909</text:p>
          </table:table-cell>
          <table:table-cell table:number-columns-repeated="16"/>
        </table:table-row>
        <table:table-row table:style-name="ro1">
          <table:table-cell office:value-type="float" office:value="19166.97874" calcext:value-type="float">
            <text:p>19166.97874</text:p>
          </table:table-cell>
          <table:table-cell table:number-columns-repeated="3"/>
          <table:table-cell table:formula="of:=[.$C$4] + ([.$C$5] - [.$C$4]) * (([.A1540] - [.$C$1]) / ([.$C$2] - [.$C$1]))" office:value-type="float" office:value="-0.186868703950852" calcext:value-type="float">
            <text:p>-0.186868703950852</text:p>
          </table:table-cell>
          <table:table-cell table:number-columns-repeated="16"/>
        </table:table-row>
        <table:table-row table:style-name="ro1">
          <table:table-cell office:value-type="float" office:value="18640.2625" calcext:value-type="float">
            <text:p>18640.2625</text:p>
          </table:table-cell>
          <table:table-cell table:number-columns-repeated="3"/>
          <table:table-cell table:formula="of:=[.$C$4] + ([.$C$5] - [.$C$4]) * (([.A1541] - [.$C$1]) / ([.$C$2] - [.$C$1]))" office:value-type="float" office:value="-0.195522703845082" calcext:value-type="float">
            <text:p>-0.195522703845082</text:p>
          </table:table-cell>
          <table:table-cell table:number-columns-repeated="16"/>
        </table:table-row>
        <table:table-row table:style-name="ro1">
          <table:table-cell office:value-type="float" office:value="18984.7675" calcext:value-type="float">
            <text:p>18984.7675</text:p>
          </table:table-cell>
          <table:table-cell table:number-columns-repeated="3"/>
          <table:table-cell table:formula="of:=[.$C$4] + ([.$C$5] - [.$C$4]) * (([.A1542] - [.$C$1]) / ([.$C$2] - [.$C$1]))" office:value-type="float" office:value="-0.189862452637408" calcext:value-type="float">
            <text:p>-0.189862452637408</text:p>
          </table:table-cell>
          <table:table-cell table:number-columns-repeated="16"/>
        </table:table-row>
        <table:table-row table:style-name="ro1">
          <table:table-cell office:value-type="float" office:value="16862.57125" calcext:value-type="float">
            <text:p>16862.57125</text:p>
          </table:table-cell>
          <table:table-cell table:number-columns-repeated="3"/>
          <table:table-cell table:formula="of:=[.$C$4] + ([.$C$5] - [.$C$4]) * (([.A1543] - [.$C$1]) / ([.$C$2] - [.$C$1]))" office:value-type="float" office:value="-0.224730346824675" calcext:value-type="float">
            <text:p>-0.224730346824675</text:p>
          </table:table-cell>
          <table:table-cell table:number-columns-repeated="16"/>
        </table:table-row>
        <table:table-row table:style-name="ro1">
          <table:table-cell office:value-type="float" office:value="16925.0175" calcext:value-type="float">
            <text:p>16925.0175</text:p>
          </table:table-cell>
          <table:table-cell table:number-columns-repeated="3"/>
          <table:table-cell table:formula="of:=[.$C$4] + ([.$C$5] - [.$C$4]) * (([.A1544] - [.$C$1]) / ([.$C$2] - [.$C$1]))" office:value-type="float" office:value="-0.223704348763755" calcext:value-type="float">
            <text:p>-0.223704348763755</text:p>
          </table:table-cell>
          <table:table-cell table:number-columns-repeated="16"/>
        </table:table-row>
        <table:table-row table:style-name="ro1">
          <table:table-cell office:value-type="float" office:value="14182.46499" calcext:value-type="float">
            <text:p>14182.46499</text:p>
          </table:table-cell>
          <table:table-cell table:number-columns-repeated="3"/>
          <table:table-cell table:formula="of:=[.$C$4] + ([.$C$5] - [.$C$4]) * (([.A1545] - [.$C$1]) / ([.$C$2] - [.$C$1]))" office:value-type="float" office:value="-0.26876475763108" calcext:value-type="float">
            <text:p>-0.26876475763108</text:p>
          </table:table-cell>
          <table:table-cell table:number-columns-repeated="16"/>
        </table:table-row>
        <table:table-row table:style-name="ro1">
          <table:table-cell office:value-type="float" office:value="14694.5825" calcext:value-type="float">
            <text:p>14694.5825</text:p>
          </table:table-cell>
          <table:table-cell table:number-columns-repeated="3"/>
          <table:table-cell table:formula="of:=[.$C$4] + ([.$C$5] - [.$C$4]) * (([.A1546] - [.$C$1]) / ([.$C$2] - [.$C$1]))" office:value-type="float" office:value="-0.260350616313977" calcext:value-type="float">
            <text:p>-0.260350616313977</text:p>
          </table:table-cell>
          <table:table-cell table:number-columns-repeated="16"/>
        </table:table-row>
        <table:table-row table:style-name="ro1">
          <table:table-cell office:value-type="float" office:value="14103.21875" calcext:value-type="float">
            <text:p>14103.21875</text:p>
          </table:table-cell>
          <table:table-cell table:number-columns-repeated="3"/>
          <table:table-cell table:formula="of:=[.$C$4] + ([.$C$5] - [.$C$4]) * (([.A1547] - [.$C$1]) / ([.$C$2] - [.$C$1]))" office:value-type="float" office:value="-0.270066781188543" calcext:value-type="float">
            <text:p>-0.270066781188543</text:p>
          </table:table-cell>
          <table:table-cell table:number-columns-repeated="16"/>
        </table:table-row>
        <table:table-row table:style-name="ro1">
          <table:table-cell office:value-type="float" office:value="13387.34875" calcext:value-type="float">
            <text:p>13387.34875</text:p>
          </table:table-cell>
          <table:table-cell table:number-columns-repeated="3"/>
          <table:table-cell table:formula="of:=[.$C$4] + ([.$C$5] - [.$C$4]) * (([.A1548] - [.$C$1]) / ([.$C$2] - [.$C$1]))" office:value-type="float" office:value="-0.281828596059264" calcext:value-type="float">
            <text:p>-0.281828596059264</text:p>
          </table:table-cell>
          <table:table-cell table:number-columns-repeated="16"/>
        </table:table-row>
        <table:table-row table:style-name="ro1">
          <table:table-cell office:value-type="float" office:value="14652.3675" calcext:value-type="float">
            <text:p>14652.3675</text:p>
          </table:table-cell>
          <table:table-cell table:number-columns-repeated="3"/>
          <table:table-cell table:formula="of:=[.$C$4] + ([.$C$5] - [.$C$4]) * (([.A1549] - [.$C$1]) / ([.$C$2] - [.$C$1]))" office:value-type="float" office:value="-0.261044212937341" calcext:value-type="float">
            <text:p>-0.261044212937341</text:p>
          </table:table-cell>
          <table:table-cell table:number-columns-repeated="16"/>
        </table:table-row>
        <table:table-row table:style-name="ro1">
          <table:table-cell office:value-type="float" office:value="15846.07375" calcext:value-type="float">
            <text:p>15846.07375</text:p>
          </table:table-cell>
          <table:table-cell table:number-columns-repeated="3"/>
          <table:table-cell table:formula="of:=[.$C$4] + ([.$C$5] - [.$C$4]) * (([.A1550] - [.$C$1]) / ([.$C$2] - [.$C$1]))" office:value-type="float" office:value="-0.241431501240353" calcext:value-type="float">
            <text:p>-0.241431501240353</text:p>
          </table:table-cell>
          <table:table-cell table:number-columns-repeated="16"/>
        </table:table-row>
        <table:table-row table:style-name="ro1">
          <table:table-cell office:value-type="float" office:value="14362.40375" calcext:value-type="float">
            <text:p>14362.40375</text:p>
          </table:table-cell>
          <table:table-cell table:number-columns-repeated="3"/>
          <table:table-cell table:formula="of:=[.$C$4] + ([.$C$5] - [.$C$4]) * (([.A1551] - [.$C$1]) / ([.$C$2] - [.$C$1]))" office:value-type="float" office:value="-0.265808346015582" calcext:value-type="float">
            <text:p>-0.265808346015582</text:p>
          </table:table-cell>
          <table:table-cell table:number-columns-repeated="16"/>
        </table:table-row>
        <table:table-row table:style-name="ro1">
          <table:table-cell office:value-type="float" office:value="14867.5725" calcext:value-type="float">
            <text:p>14867.5725</text:p>
          </table:table-cell>
          <table:table-cell table:number-columns-repeated="3"/>
          <table:table-cell table:formula="of:=[.$C$4] + ([.$C$5] - [.$C$4]) * (([.A1552] - [.$C$1]) / ([.$C$2] - [.$C$1]))" office:value-type="float" office:value="-0.257508373512231" calcext:value-type="float">
            <text:p>-0.257508373512231</text:p>
          </table:table-cell>
          <table:table-cell table:number-columns-repeated="16"/>
        </table:table-row>
        <table:table-row table:style-name="ro1">
          <table:table-cell office:value-type="float" office:value="13643.695" calcext:value-type="float">
            <text:p>13643.695</text:p>
          </table:table-cell>
          <table:table-cell table:number-columns-repeated="3"/>
          <table:table-cell table:formula="of:=[.$C$4] + ([.$C$5] - [.$C$4]) * (([.A1553] - [.$C$1]) / ([.$C$2] - [.$C$1]))" office:value-type="float" office:value="-0.277616801829441" calcext:value-type="float">
            <text:p>-0.277616801829441</text:p>
          </table:table-cell>
          <table:table-cell table:number-columns-repeated="16"/>
        </table:table-row>
        <table:table-row table:style-name="ro1">
          <table:table-cell office:value-type="float" office:value="13062.145" calcext:value-type="float">
            <text:p>13062.145</text:p>
          </table:table-cell>
          <table:table-cell table:number-columns-repeated="3"/>
          <table:table-cell table:formula="of:=[.$C$4] + ([.$C$5] - [.$C$4]) * (([.A1554] - [.$C$1]) / ([.$C$2] - [.$C$1]))" office:value-type="float" office:value="-0.287171725821322" calcext:value-type="float">
            <text:p>-0.287171725821322</text:p>
          </table:table-cell>
          <table:table-cell table:number-columns-repeated="16"/>
        </table:table-row>
        <table:table-row table:style-name="ro1">
          <table:table-cell office:value-type="float" office:value="13439.4175" calcext:value-type="float">
            <text:p>13439.4175</text:p>
          </table:table-cell>
          <table:table-cell table:number-columns-repeated="3"/>
          <table:table-cell table:formula="of:=[.$C$4] + ([.$C$5] - [.$C$4]) * (([.A1555] - [.$C$1]) / ([.$C$2] - [.$C$1]))" office:value-type="float" office:value="-0.280973101349261" calcext:value-type="float">
            <text:p>-0.280973101349261</text:p>
          </table:table-cell>
          <table:table-cell table:number-columns-repeated="16"/>
        </table:table-row>
        <table:table-row table:style-name="ro1">
          <table:table-cell office:value-type="float" office:value="13337.62125" calcext:value-type="float">
            <text:p>13337.62125</text:p>
          </table:table-cell>
          <table:table-cell table:number-columns-repeated="3"/>
          <table:table-cell table:formula="of:=[.$C$4] + ([.$C$5] - [.$C$4]) * (([.A1556] - [.$C$1]) / ([.$C$2] - [.$C$1]))" office:value-type="float" office:value="-0.282645623800312" calcext:value-type="float">
            <text:p>-0.282645623800312</text:p>
          </table:table-cell>
          <table:table-cell table:number-columns-repeated="16"/>
        </table:table-row>
        <table:table-row table:style-name="ro1">
          <table:table-cell office:value-type="float" office:value="14881.545" calcext:value-type="float">
            <text:p>14881.545</text:p>
          </table:table-cell>
          <table:table-cell table:number-columns-repeated="3"/>
          <table:table-cell table:formula="of:=[.$C$4] + ([.$C$5] - [.$C$4]) * (([.A1557] - [.$C$1]) / ([.$C$2] - [.$C$1]))" office:value-type="float" office:value="-0.257278803955913" calcext:value-type="float">
            <text:p>-0.257278803955913</text:p>
          </table:table-cell>
          <table:table-cell table:number-columns-repeated="16"/>
        </table:table-row>
        <table:table-row table:style-name="ro1">
          <table:table-cell office:value-type="float" office:value="15104.45" calcext:value-type="float">
            <text:p>15104.45</text:p>
          </table:table-cell>
          <table:table-cell table:number-columns-repeated="3"/>
          <table:table-cell table:formula="of:=[.$C$4] + ([.$C$5] - [.$C$4]) * (([.A1558] - [.$C$1]) / ([.$C$2] - [.$C$1]))" office:value-type="float" office:value="-0.253616452769583" calcext:value-type="float">
            <text:p>-0.253616452769583</text:p>
          </table:table-cell>
          <table:table-cell table:number-columns-repeated="16"/>
        </table:table-row>
        <table:table-row table:style-name="ro1">
          <table:table-cell office:value-type="float" office:value="14953.8525" calcext:value-type="float">
            <text:p>14953.8525</text:p>
          </table:table-cell>
          <table:table-cell table:number-columns-repeated="3"/>
          <table:table-cell table:formula="of:=[.$C$4] + ([.$C$5] - [.$C$4]) * (([.A1559] - [.$C$1]) / ([.$C$2] - [.$C$1]))" office:value-type="float" office:value="-0.256090784582613" calcext:value-type="float">
            <text:p>-0.256090784582613</text:p>
          </table:table-cell>
          <table:table-cell table:number-columns-repeated="16"/>
        </table:table-row>
        <table:table-row table:style-name="ro1">
          <table:table-cell office:value-type="float" office:value="16576.69625" calcext:value-type="float">
            <text:p>16576.69625</text:p>
          </table:table-cell>
          <table:table-cell table:number-columns-repeated="3"/>
          <table:table-cell table:formula="of:=[.$C$4] + ([.$C$5] - [.$C$4]) * (([.A1560] - [.$C$1]) / ([.$C$2] - [.$C$1]))" office:value-type="float" office:value="-0.229427301336203" calcext:value-type="float">
            <text:p>-0.229427301336203</text:p>
          </table:table-cell>
          <table:table-cell table:number-columns-repeated="16"/>
        </table:table-row>
        <table:table-row table:style-name="ro1">
          <table:table-cell office:value-type="float" office:value="16735.10625" calcext:value-type="float">
            <text:p>16735.10625</text:p>
          </table:table-cell>
          <table:table-cell table:number-columns-repeated="3"/>
          <table:table-cell table:formula="of:=[.$C$4] + ([.$C$5] - [.$C$4]) * (([.A1561] - [.$C$1]) / ([.$C$2] - [.$C$1]))" office:value-type="float" office:value="-0.226824609375832" calcext:value-type="float">
            <text:p>-0.226824609375832</text:p>
          </table:table-cell>
          <table:table-cell table:number-columns-repeated="16"/>
        </table:table-row>
        <table:table-row table:style-name="ro1">
          <table:table-cell office:value-type="float" office:value="15632.41125" calcext:value-type="float">
            <text:p>15632.41125</text:p>
          </table:table-cell>
          <table:table-cell table:number-columns-repeated="3"/>
          <table:table-cell table:formula="of:=[.$C$4] + ([.$C$5] - [.$C$4]) * (([.A1562] - [.$C$1]) / ([.$C$2] - [.$C$1]))" office:value-type="float" office:value="-0.244941997237972" calcext:value-type="float">
            <text:p>-0.244941997237972</text:p>
          </table:table-cell>
          <table:table-cell table:number-columns-repeated="16"/>
        </table:table-row>
        <table:table-row table:style-name="ro1">
          <table:table-cell office:value-type="float" office:value="15242.93625" calcext:value-type="float">
            <text:p>15242.93625</text:p>
          </table:table-cell>
          <table:table-cell table:number-columns-repeated="3"/>
          <table:table-cell table:formula="of:=[.$C$4] + ([.$C$5] - [.$C$4]) * (([.A1563] - [.$C$1]) / ([.$C$2] - [.$C$1]))" office:value-type="float" office:value="-0.251341109991368" calcext:value-type="float">
            <text:p>-0.251341109991368</text:p>
          </table:table-cell>
          <table:table-cell table:number-columns-repeated="16"/>
        </table:table-row>
        <table:table-row table:style-name="ro1">
          <table:table-cell office:value-type="float" office:value="14122.825" calcext:value-type="float">
            <text:p>14122.825</text:p>
          </table:table-cell>
          <table:table-cell table:number-columns-repeated="3"/>
          <table:table-cell table:formula="of:=[.$C$4] + ([.$C$5] - [.$C$4]) * (([.A1564] - [.$C$1]) / ([.$C$2] - [.$C$1]))" office:value-type="float" office:value="-0.269744648562774" calcext:value-type="float">
            <text:p>-0.269744648562774</text:p>
          </table:table-cell>
          <table:table-cell table:number-columns-repeated="16"/>
        </table:table-row>
        <table:table-row table:style-name="ro1">
          <table:table-cell office:value-type="float" office:value="13269.5975" calcext:value-type="float">
            <text:p>13269.5975</text:p>
          </table:table-cell>
          <table:table-cell table:number-columns-repeated="3"/>
          <table:table-cell table:formula="of:=[.$C$4] + ([.$C$5] - [.$C$4]) * (([.A1565] - [.$C$1]) / ([.$C$2] - [.$C$1]))" office:value-type="float" office:value="-0.283763260737622" calcext:value-type="float">
            <text:p>-0.283763260737622</text:p>
          </table:table-cell>
          <table:table-cell table:number-columns-repeated="16"/>
        </table:table-row>
        <table:table-row table:style-name="ro1">
          <table:table-cell office:value-type="float" office:value="13633.36375" calcext:value-type="float">
            <text:p>13633.36375</text:p>
          </table:table-cell>
          <table:table-cell table:number-columns-repeated="3"/>
          <table:table-cell table:formula="of:=[.$C$4] + ([.$C$5] - [.$C$4]) * (([.A1566] - [.$C$1]) / ([.$C$2] - [.$C$1]))" office:value-type="float" office:value="-0.277786545288286" calcext:value-type="float">
            <text:p>-0.277786545288286</text:p>
          </table:table-cell>
          <table:table-cell table:number-columns-repeated="16"/>
        </table:table-row>
        <table:table-row table:style-name="ro1">
          <table:table-cell office:value-type="float" office:value="14165.90625" calcext:value-type="float">
            <text:p>14165.90625</text:p>
          </table:table-cell>
          <table:table-cell table:number-columns-repeated="3"/>
          <table:table-cell table:formula="of:=[.$C$4] + ([.$C$5] - [.$C$4]) * (([.A1567] - [.$C$1]) / ([.$C$2] - [.$C$1]))" office:value-type="float" office:value="-0.269036819366273" calcext:value-type="float">
            <text:p>-0.269036819366273</text:p>
          </table:table-cell>
          <table:table-cell table:number-columns-repeated="16"/>
        </table:table-row>
        <table:table-row table:style-name="ro1">
          <table:table-cell office:value-type="float" office:value="14217.3625" calcext:value-type="float">
            <text:p>14217.3625</text:p>
          </table:table-cell>
          <table:table-cell table:number-columns-repeated="3"/>
          <table:table-cell table:formula="of:=[.$C$4] + ([.$C$5] - [.$C$4]) * (([.A1568] - [.$C$1]) / ([.$C$2] - [.$C$1]))" office:value-type="float" office:value="-0.268191388091822" calcext:value-type="float">
            <text:p>-0.268191388091822</text:p>
          </table:table-cell>
          <table:table-cell table:number-columns-repeated="16"/>
        </table:table-row>
        <table:table-row table:style-name="ro1">
          <table:table-cell office:value-type="float" office:value="13519.92625" calcext:value-type="float">
            <text:p>13519.92625</text:p>
          </table:table-cell>
          <table:table-cell table:number-columns-repeated="3"/>
          <table:table-cell table:formula="of:=[.$C$4] + ([.$C$5] - [.$C$4]) * (([.A1569] - [.$C$1]) / ([.$C$2] - [.$C$1]))" office:value-type="float" office:value="-0.279650334627687" calcext:value-type="float">
            <text:p>-0.279650334627687</text:p>
          </table:table-cell>
          <table:table-cell table:number-columns-repeated="16"/>
        </table:table-row>
        <table:table-row table:style-name="ro1">
          <table:table-cell office:value-type="float" office:value="12915.11625" calcext:value-type="float">
            <text:p>12915.11625</text:p>
          </table:table-cell>
          <table:table-cell table:number-columns-repeated="3"/>
          <table:table-cell table:formula="of:=[.$C$4] + ([.$C$5] - [.$C$4]) * (([.A1570] - [.$C$1]) / ([.$C$2] - [.$C$1]))" office:value-type="float" office:value="-0.289587422719046" calcext:value-type="float">
            <text:p>-0.289587422719046</text:p>
          </table:table-cell>
          <table:table-cell table:number-columns-repeated="16"/>
        </table:table-row>
        <table:table-row table:style-name="ro1">
          <table:table-cell office:value-type="float" office:value="10870.16875" calcext:value-type="float">
            <text:p>10870.16875</text:p>
          </table:table-cell>
          <table:table-cell table:number-columns-repeated="3"/>
          <table:table-cell table:formula="of:=[.$C$4] + ([.$C$5] - [.$C$4]) * (([.A1571] - [.$C$1]) / ([.$C$2] - [.$C$1]))" office:value-type="float" office:value="-0.323186112307022" calcext:value-type="float">
            <text:p>-0.323186112307022</text:p>
          </table:table-cell>
          <table:table-cell table:number-columns-repeated="16"/>
        </table:table-row>
        <table:table-row table:style-name="ro1">
          <table:table-cell office:value-type="float" office:value="11340.65" calcext:value-type="float">
            <text:p>11340.65</text:p>
          </table:table-cell>
          <table:table-cell table:number-columns-repeated="3"/>
          <table:table-cell table:formula="of:=[.$C$4] + ([.$C$5] - [.$C$4]) * (([.A1572] - [.$C$1]) / ([.$C$2] - [.$C$1]))" office:value-type="float" office:value="-0.315456058857869" calcext:value-type="float">
            <text:p>-0.315456058857869</text:p>
          </table:table-cell>
          <table:table-cell table:number-columns-repeated="16"/>
        </table:table-row>
        <table:table-row table:style-name="ro1">
          <table:table-cell office:value-type="float" office:value="11137.36875" calcext:value-type="float">
            <text:p>11137.36875</text:p>
          </table:table-cell>
          <table:table-cell table:number-columns-repeated="3"/>
          <table:table-cell table:formula="of:=[.$C$4] + ([.$C$5] - [.$C$4]) * (([.A1573] - [.$C$1]) / ([.$C$2] - [.$C$1]))" office:value-type="float" office:value="-0.3187959898917" calcext:value-type="float">
            <text:p>-0.3187959898917</text:p>
          </table:table-cell>
          <table:table-cell table:number-columns-repeated="16"/>
        </table:table-row>
        <table:table-row table:style-name="ro1">
          <table:table-cell office:value-type="float" office:value="11742.94125" calcext:value-type="float">
            <text:p>11742.94125</text:p>
          </table:table-cell>
          <table:table-cell table:number-columns-repeated="3"/>
          <table:table-cell table:formula="of:=[.$C$4] + ([.$C$5] - [.$C$4]) * (([.A1574] - [.$C$1]) / ([.$C$2] - [.$C$1]))" office:value-type="float" office:value="-0.308846373849961" calcext:value-type="float">
            <text:p>-0.308846373849961</text:p>
          </table:table-cell>
          <table:table-cell table:number-columns-repeated="16"/>
        </table:table-row>
        <table:table-row table:style-name="ro1">
          <table:table-cell office:value-type="float" office:value="12486.06625" calcext:value-type="float">
            <text:p>12486.06625</text:p>
          </table:table-cell>
          <table:table-cell table:number-columns-repeated="3"/>
          <table:table-cell table:formula="of:=[.$C$4] + ([.$C$5] - [.$C$4]) * (([.A1575] - [.$C$1]) / ([.$C$2] - [.$C$1]))" office:value-type="float" office:value="-0.296636756634817" calcext:value-type="float">
            <text:p>-0.296636756634817</text:p>
          </table:table-cell>
          <table:table-cell table:number-columns-repeated="16"/>
        </table:table-row>
        <table:table-row table:style-name="ro1">
          <table:table-cell office:value-type="float" office:value="11508.62" calcext:value-type="float">
            <text:p>11508.62</text:p>
          </table:table-cell>
          <table:table-cell table:number-columns-repeated="3"/>
          <table:table-cell table:formula="of:=[.$C$4] + ([.$C$5] - [.$C$4]) * (([.A1576] - [.$C$1]) / ([.$C$2] - [.$C$1]))" office:value-type="float" office:value="-0.312696295152398" calcext:value-type="float">
            <text:p>-0.312696295152398</text:p>
          </table:table-cell>
          <table:table-cell table:number-columns-repeated="16"/>
        </table:table-row>
        <table:table-row table:style-name="ro1">
          <table:table-cell office:value-type="float" office:value="10872.9025" calcext:value-type="float">
            <text:p>10872.9025</text:p>
          </table:table-cell>
          <table:table-cell table:number-columns-repeated="3"/>
          <table:table-cell table:formula="of:=[.$C$4] + ([.$C$5] - [.$C$4]) * (([.A1577] - [.$C$1]) / ([.$C$2] - [.$C$1]))" office:value-type="float" office:value="-0.323141196524265" calcext:value-type="float">
            <text:p>-0.323141196524265</text:p>
          </table:table-cell>
          <table:table-cell table:number-columns-repeated="16"/>
        </table:table-row>
        <table:table-row table:style-name="ro1">
          <table:table-cell office:value-type="float" office:value="10830.9275" calcext:value-type="float">
            <text:p>10830.9275</text:p>
          </table:table-cell>
          <table:table-cell table:number-columns-repeated="3"/>
          <table:table-cell table:formula="of:=[.$C$4] + ([.$C$5] - [.$C$4]) * (([.A1578] - [.$C$1]) / ([.$C$2] - [.$C$1]))" office:value-type="float" office:value="-0.323830849923902" calcext:value-type="float">
            <text:p>-0.323830849923902</text:p>
          </table:table-cell>
          <table:table-cell table:number-columns-repeated="16"/>
        </table:table-row>
        <table:table-row table:style-name="ro1">
          <table:table-cell office:value-type="float" office:value="11629.375" calcext:value-type="float">
            <text:p>11629.375</text:p>
          </table:table-cell>
          <table:table-cell table:number-columns-repeated="3"/>
          <table:table-cell table:formula="of:=[.$C$4] + ([.$C$5] - [.$C$4]) * (([.A1579] - [.$C$1]) / ([.$C$2] - [.$C$1]))" office:value-type="float" office:value="-0.310712278564591" calcext:value-type="float">
            <text:p>-0.310712278564591</text:p>
          </table:table-cell>
          <table:table-cell table:number-columns-repeated="16"/>
        </table:table-row>
        <table:table-row table:style-name="ro1">
          <table:table-cell office:value-type="float" office:value="11524.345" calcext:value-type="float">
            <text:p>11524.345</text:p>
          </table:table-cell>
          <table:table-cell table:number-columns-repeated="3"/>
          <table:table-cell table:formula="of:=[.$C$4] + ([.$C$5] - [.$C$4]) * (([.A1580] - [.$C$1]) / ([.$C$2] - [.$C$1]))" office:value-type="float" office:value="-0.312437931847829" calcext:value-type="float">
            <text:p>-0.312437931847829</text:p>
          </table:table-cell>
          <table:table-cell table:number-columns-repeated="16"/>
        </table:table-row>
        <table:table-row table:style-name="ro1">
          <table:table-cell office:value-type="float" office:value="11005.615" calcext:value-type="float">
            <text:p>11005.615</text:p>
          </table:table-cell>
          <table:table-cell table:number-columns-repeated="3"/>
          <table:table-cell table:formula="of:=[.$C$4] + ([.$C$5] - [.$C$4]) * (([.A1581] - [.$C$1]) / ([.$C$2] - [.$C$1]))" office:value-type="float" office:value="-0.320960717029341" calcext:value-type="float">
            <text:p>-0.320960717029341</text:p>
          </table:table-cell>
          <table:table-cell table:number-columns-repeated="16"/>
        </table:table-row>
        <table:table-row table:style-name="ro1">
          <table:table-cell office:value-type="float" office:value="11452.23" calcext:value-type="float">
            <text:p>11452.23</text:p>
          </table:table-cell>
          <table:table-cell table:number-columns-repeated="3"/>
          <table:table-cell table:formula="of:=[.$C$4] + ([.$C$5] - [.$C$4]) * (([.A1582] - [.$C$1]) / ([.$C$2] - [.$C$1]))" office:value-type="float" office:value="-0.313622788427099" calcext:value-type="float">
            <text:p>-0.313622788427099</text:p>
          </table:table-cell>
          <table:table-cell table:number-columns-repeated="16"/>
        </table:table-row>
        <table:table-row table:style-name="ro1">
          <table:table-cell office:value-type="float" office:value="11412.79375" calcext:value-type="float">
            <text:p>11412.79375</text:p>
          </table:table-cell>
          <table:table-cell table:number-columns-repeated="3"/>
          <table:table-cell table:formula="of:=[.$C$4] + ([.$C$5] - [.$C$4]) * (([.A1583] - [.$C$1]) / ([.$C$2] - [.$C$1]))" office:value-type="float" office:value="-0.314270729913256" calcext:value-type="float">
            <text:p>-0.314270729913256</text:p>
          </table:table-cell>
          <table:table-cell table:number-columns-repeated="16"/>
        </table:table-row>
        <table:table-row table:style-name="ro1">
          <table:table-cell office:value-type="float" office:value="10917.15125" calcext:value-type="float">
            <text:p>10917.15125</text:p>
          </table:table-cell>
          <table:table-cell table:number-columns-repeated="3"/>
          <table:table-cell table:formula="of:=[.$C$4] + ([.$C$5] - [.$C$4]) * (([.A1584] - [.$C$1]) / ([.$C$2] - [.$C$1]))" office:value-type="float" office:value="-0.322414185187345" calcext:value-type="float">
            <text:p>-0.322414185187345</text:p>
          </table:table-cell>
          <table:table-cell table:number-columns-repeated="16"/>
        </table:table-row>
        <table:table-row table:style-name="ro1">
          <table:table-cell office:value-type="float" office:value="9914.4725" calcext:value-type="float">
            <text:p>9914.4725</text:p>
          </table:table-cell>
          <table:table-cell table:number-columns-repeated="3"/>
          <table:table-cell table:formula="of:=[.$C$4] + ([.$C$5] - [.$C$4]) * (([.A1585] - [.$C$1]) / ([.$C$2] - [.$C$1]))" office:value-type="float" office:value="-0.338888296174404" calcext:value-type="float">
            <text:p>-0.338888296174404</text:p>
          </table:table-cell>
          <table:table-cell table:number-columns-repeated="16"/>
        </table:table-row>
        <table:table-row table:style-name="ro1">
          <table:table-cell office:value-type="float" office:value="9970.30875" calcext:value-type="float">
            <text:p>9970.30875</text:p>
          </table:table-cell>
          <table:table-cell table:number-columns-repeated="3"/>
          <table:table-cell table:formula="of:=[.$C$4] + ([.$C$5] - [.$C$4]) * (([.A1586] - [.$C$1]) / ([.$C$2] - [.$C$1]))" office:value-type="float" office:value="-0.337970901066947" calcext:value-type="float">
            <text:p>-0.337970901066947</text:p>
          </table:table-cell>
          <table:table-cell table:number-columns-repeated="16"/>
        </table:table-row>
        <table:table-row table:style-name="ro1">
          <table:table-cell office:value-type="float" office:value="8715.59499" calcext:value-type="float">
            <text:p>8715.59499</text:p>
          </table:table-cell>
          <table:table-cell table:number-columns-repeated="3"/>
          <table:table-cell table:formula="of:=[.$C$4] + ([.$C$5] - [.$C$4]) * (([.A1587] - [.$C$1]) / ([.$C$2] - [.$C$1]))" office:value-type="float" office:value="-0.358585972184422" calcext:value-type="float">
            <text:p>-0.358585972184422</text:p>
          </table:table-cell>
          <table:table-cell table:number-columns-repeated="16"/>
        </table:table-row>
        <table:table-row table:style-name="ro1">
          <table:table-cell office:value-type="float" office:value="8285.50124" calcext:value-type="float">
            <text:p>8285.50124</text:p>
          </table:table-cell>
          <table:table-cell table:number-columns-repeated="3"/>
          <table:table-cell table:formula="of:=[.$C$4] + ([.$C$5] - [.$C$4]) * (([.A1588] - [.$C$1]) / ([.$C$2] - [.$C$1]))" office:value-type="float" office:value="-0.365652455015878" calcext:value-type="float">
            <text:p>-0.365652455015878</text:p>
          </table:table-cell>
          <table:table-cell table:number-columns-repeated="16"/>
        </table:table-row>
        <table:table-row table:style-name="ro1">
          <table:table-cell office:value-type="float" office:value="9192.045" calcext:value-type="float">
            <text:p>9192.045</text:p>
          </table:table-cell>
          <table:table-cell table:number-columns-repeated="3"/>
          <table:table-cell table:formula="of:=[.$C$4] + ([.$C$5] - [.$C$4]) * (([.A1589] - [.$C$1]) / ([.$C$2] - [.$C$1]))" office:value-type="float" office:value="-0.350757851418398" calcext:value-type="float">
            <text:p>-0.350757851418398</text:p>
          </table:table-cell>
          <table:table-cell table:number-columns-repeated="16"/>
        </table:table-row>
        <table:table-row table:style-name="ro1">
          <table:table-cell office:value-type="float" office:value="8136.39" calcext:value-type="float">
            <text:p>8136.39</text:p>
          </table:table-cell>
          <table:table-cell table:number-columns-repeated="3"/>
          <table:table-cell table:formula="of:=[.$C$4] + ([.$C$5] - [.$C$4]) * (([.A1590] - [.$C$1]) / ([.$C$2] - [.$C$1]))" office:value-type="float" office:value="-0.368102367430176" calcext:value-type="float">
            <text:p>-0.368102367430176</text:p>
          </table:table-cell>
          <table:table-cell table:number-columns-repeated="16"/>
        </table:table-row>
        <table:table-row table:style-name="ro1">
          <table:table-cell office:value-type="float" office:value="6332.37" calcext:value-type="float">
            <text:p>6332.37</text:p>
          </table:table-cell>
          <table:table-cell table:number-columns-repeated="3"/>
          <table:table-cell table:formula="of:=[.$C$4] + ([.$C$5] - [.$C$4]) * (([.A1591] - [.$C$1]) / ([.$C$2] - [.$C$1]))" office:value-type="float" office:value="-0.397742594375122" calcext:value-type="float">
            <text:p>-0.397742594375122</text:p>
          </table:table-cell>
          <table:table-cell table:number-columns-repeated="16"/>
        </table:table-row>
        <table:table-row table:style-name="ro1">
          <table:table-cell office:value-type="float" office:value="7270.5075" calcext:value-type="float">
            <text:p>7270.5075</text:p>
          </table:table-cell>
          <table:table-cell table:number-columns-repeated="3"/>
          <table:table-cell table:formula="of:=[.$C$4] + ([.$C$5] - [.$C$4]) * (([.A1592] - [.$C$1]) / ([.$C$2] - [.$C$1]))" office:value-type="float" office:value="-0.382328902506094" calcext:value-type="float">
            <text:p>-0.382328902506094</text:p>
          </table:table-cell>
          <table:table-cell table:number-columns-repeated="16"/>
        </table:table-row>
        <table:table-row table:style-name="ro1">
          <table:table-cell office:value-type="float" office:value="7987.28125" calcext:value-type="float">
            <text:p>7987.28125</text:p>
          </table:table-cell>
          <table:table-cell table:number-columns-repeated="3"/>
          <table:table-cell table:formula="of:=[.$C$4] + ([.$C$5] - [.$C$4]) * (([.A1593] - [.$C$1]) / ([.$C$2] - [.$C$1]))" office:value-type="float" office:value="-0.370552238933528" calcext:value-type="float">
            <text:p>-0.370552238933528</text:p>
          </table:table-cell>
          <table:table-cell table:number-columns-repeated="16"/>
        </table:table-row>
        <table:table-row table:style-name="ro1">
          <table:table-cell office:value-type="float" office:value="8086.7725" calcext:value-type="float">
            <text:p>8086.7725</text:p>
          </table:table-cell>
          <table:table-cell table:number-columns-repeated="3"/>
          <table:table-cell table:formula="of:=[.$C$4] + ([.$C$5] - [.$C$4]) * (([.A1594] - [.$C$1]) / ([.$C$2] - [.$C$1]))" office:value-type="float" office:value="-0.368917587860349" calcext:value-type="float">
            <text:p>-0.368917587860349</text:p>
          </table:table-cell>
          <table:table-cell table:number-columns-repeated="16"/>
        </table:table-row>
        <table:table-row table:style-name="ro1">
          <table:table-cell office:value-type="float" office:value="8930.13875" calcext:value-type="float">
            <text:p>8930.13875</text:p>
          </table:table-cell>
          <table:table-cell table:number-columns-repeated="3"/>
          <table:table-cell table:formula="of:=[.$C$4] + ([.$C$5] - [.$C$4]) * (([.A1595] - [.$C$1]) / ([.$C$2] - [.$C$1]))" office:value-type="float" office:value="-0.355060996997882" calcext:value-type="float">
            <text:p>-0.355060996997882</text:p>
          </table:table-cell>
          <table:table-cell table:number-columns-repeated="16"/>
        </table:table-row>
        <table:table-row table:style-name="ro1">
          <table:table-cell office:value-type="float" office:value="8045.44" calcext:value-type="float">
            <text:p>8045.44</text:p>
          </table:table-cell>
          <table:table-cell table:number-columns-repeated="3"/>
          <table:table-cell table:formula="of:=[.$C$4] + ([.$C$5] - [.$C$4]) * (([.A1596] - [.$C$1]) / ([.$C$2] - [.$C$1]))" office:value-type="float" office:value="-0.369596684921469" calcext:value-type="float">
            <text:p>-0.369596684921469</text:p>
          </table:table-cell>
          <table:table-cell table:number-columns-repeated="16"/>
        </table:table-row>
        <table:table-row table:style-name="ro1">
          <table:table-cell office:value-type="float" office:value="8478.92499" calcext:value-type="float">
            <text:p>8478.92499</text:p>
          </table:table-cell>
          <table:table-cell table:number-columns-repeated="3"/>
          <table:table-cell table:formula="of:=[.$C$4] + ([.$C$5] - [.$C$4]) * (([.A1597] - [.$C$1]) / ([.$C$2] - [.$C$1]))" office:value-type="float" office:value="-0.362474483681556" calcext:value-type="float">
            <text:p>-0.362474483681556</text:p>
          </table:table-cell>
          <table:table-cell table:number-columns-repeated="16"/>
        </table:table-row>
        <table:table-row table:style-name="ro1">
          <table:table-cell office:value-type="float" office:value="8766.8525" calcext:value-type="float">
            <text:p>8766.8525</text:p>
          </table:table-cell>
          <table:table-cell table:number-columns-repeated="3"/>
          <table:table-cell table:formula="of:=[.$C$4] + ([.$C$5] - [.$C$4]) * (([.A1598] - [.$C$1]) / ([.$C$2] - [.$C$1]))" office:value-type="float" office:value="-0.357743806227818" calcext:value-type="float">
            <text:p>-0.357743806227818</text:p>
          </table:table-cell>
          <table:table-cell table:number-columns-repeated="16"/>
        </table:table-row>
        <table:table-row table:style-name="ro1">
          <table:table-cell office:value-type="float" office:value="8693.2525" calcext:value-type="float">
            <text:p>8693.2525</text:p>
          </table:table-cell>
          <table:table-cell table:number-columns-repeated="3"/>
          <table:table-cell table:formula="of:=[.$C$4] + ([.$C$5] - [.$C$4]) * (([.A1599] - [.$C$1]) / ([.$C$2] - [.$C$1]))" office:value-type="float" office:value="-0.358953061503895" calcext:value-type="float">
            <text:p>-0.358953061503895</text:p>
          </table:table-cell>
          <table:table-cell table:number-columns-repeated="16"/>
        </table:table-row>
        <table:table-row table:style-name="ro1">
          <table:table-cell office:value-type="float" office:value="9659.2875" calcext:value-type="float">
            <text:p>9659.2875</text:p>
          </table:table-cell>
          <table:table-cell table:number-columns-repeated="3"/>
          <table:table-cell table:formula="of:=[.$C$4] + ([.$C$5] - [.$C$4]) * (([.A1600] - [.$C$1]) / ([.$C$2] - [.$C$1]))" office:value-type="float" office:value="-0.343081010951927" calcext:value-type="float">
            <text:p>-0.343081010951927</text:p>
          </table:table-cell>
          <table:table-cell table:number-columns-repeated="16"/>
        </table:table-row>
        <table:table-row table:style-name="ro1">
          <table:table-cell office:value-type="float" office:value="10110.83875" calcext:value-type="float">
            <text:p>10110.83875</text:p>
          </table:table-cell>
          <table:table-cell table:number-columns-repeated="3"/>
          <table:table-cell table:formula="of:=[.$C$4] + ([.$C$5] - [.$C$4]) * (([.A1601] - [.$C$1]) / ([.$C$2] - [.$C$1]))" office:value-type="float" office:value="-0.335661979274188" calcext:value-type="float">
            <text:p>-0.335661979274188</text:p>
          </table:table-cell>
          <table:table-cell table:number-columns-repeated="16"/>
        </table:table-row>
        <table:table-row table:style-name="ro1">
          <table:table-cell office:value-type="float" office:value="10474.77125" calcext:value-type="float">
            <text:p>10474.77125</text:p>
          </table:table-cell>
          <table:table-cell table:number-columns-repeated="3"/>
          <table:table-cell table:formula="of:=[.$C$4] + ([.$C$5] - [.$C$4]) * (([.A1602] - [.$C$1]) / ([.$C$2] - [.$C$1]))" office:value-type="float" office:value="-0.329682532320916" calcext:value-type="float">
            <text:p>-0.329682532320916</text:p>
          </table:table-cell>
          <table:table-cell table:number-columns-repeated="16"/>
        </table:table-row>
        <table:table-row table:style-name="ro1">
          <table:table-cell office:value-type="float" office:value="10855.9375" calcext:value-type="float">
            <text:p>10855.9375</text:p>
          </table:table-cell>
          <table:table-cell table:number-columns-repeated="3"/>
          <table:table-cell table:formula="of:=[.$C$4] + ([.$C$5] - [.$C$4]) * (([.A1603] - [.$C$1]) / ([.$C$2] - [.$C$1]))" office:value-type="float" office:value="-0.32341993315142" calcext:value-type="float">
            <text:p>-0.32341993315142</text:p>
          </table:table-cell>
          <table:table-cell table:number-columns-repeated="16"/>
        </table:table-row>
        <table:table-row table:style-name="ro1">
          <table:table-cell office:value-type="float" office:value="10537.00625" calcext:value-type="float">
            <text:p>10537.00625</text:p>
          </table:table-cell>
          <table:table-cell table:number-columns-repeated="3"/>
          <table:table-cell table:formula="of:=[.$C$4] + ([.$C$5] - [.$C$4]) * (([.A1604] - [.$C$1]) / ([.$C$2] - [.$C$1]))" office:value-type="float" office:value="-0.32866000511838" calcext:value-type="float">
            <text:p>-0.32866000511838</text:p>
          </table:table-cell>
          <table:table-cell table:number-columns-repeated="16"/>
        </table:table-row>
        <table:table-row table:style-name="ro1">
          <table:table-cell office:value-type="float" office:value="11416.03875" calcext:value-type="float">
            <text:p>11416.03875</text:p>
          </table:table-cell>
          <table:table-cell table:number-columns-repeated="3"/>
          <table:table-cell table:formula="of:=[.$C$4] + ([.$C$5] - [.$C$4]) * (([.A1605] - [.$C$1]) / ([.$C$2] - [.$C$1]))" office:value-type="float" office:value="-0.314217414242457" calcext:value-type="float">
            <text:p>-0.314217414242457</text:p>
          </table:table-cell>
          <table:table-cell table:number-columns-repeated="16"/>
        </table:table-row>
        <table:table-row table:style-name="ro1">
          <table:table-cell office:value-type="float" office:value="10928.02" calcext:value-type="float">
            <text:p>10928.02</text:p>
          </table:table-cell>
          <table:table-cell table:number-columns-repeated="3"/>
          <table:table-cell table:formula="of:=[.$C$4] + ([.$C$5] - [.$C$4]) * (([.A1606] - [.$C$1]) / ([.$C$2] - [.$C$1]))" office:value-type="float" office:value="-0.322235610550363" calcext:value-type="float">
            <text:p>-0.322235610550363</text:p>
          </table:table-cell>
          <table:table-cell table:number-columns-repeated="16"/>
        </table:table-row>
        <table:table-row table:style-name="ro1">
          <table:table-cell office:value-type="float" office:value="10727.9525" calcext:value-type="float">
            <text:p>10727.9525</text:p>
          </table:table-cell>
          <table:table-cell table:number-columns-repeated="3"/>
          <table:table-cell table:formula="of:=[.$C$4] + ([.$C$5] - [.$C$4]) * (([.A1607] - [.$C$1]) / ([.$C$2] - [.$C$1]))" office:value-type="float" office:value="-0.325522739353984" calcext:value-type="float">
            <text:p>-0.325522739353984</text:p>
          </table:table-cell>
          <table:table-cell table:number-columns-repeated="16"/>
        </table:table-row>
        <table:table-row table:style-name="ro1">
          <table:table-cell office:value-type="float" office:value="9809.72125" calcext:value-type="float">
            <text:p>9809.72125</text:p>
          </table:table-cell>
          <table:table-cell table:number-columns-repeated="3"/>
          <table:table-cell table:formula="of:=[.$C$4] + ([.$C$5] - [.$C$4]) * (([.A1608] - [.$C$1]) / ([.$C$2] - [.$C$1]))" office:value-type="float" office:value="-0.340609369567585" calcext:value-type="float">
            <text:p>-0.340609369567585</text:p>
          </table:table-cell>
          <table:table-cell table:number-columns-repeated="16"/>
        </table:table-row>
        <table:table-row table:style-name="ro1">
          <table:table-cell office:value-type="float" office:value="10412.36875" calcext:value-type="float">
            <text:p>10412.36875</text:p>
          </table:table-cell>
          <table:table-cell table:number-columns-repeated="3"/>
          <table:table-cell table:formula="of:=[.$C$4] + ([.$C$5] - [.$C$4]) * (([.A1609] - [.$C$1]) / ([.$C$2] - [.$C$1]))" office:value-type="float" office:value="-0.330707811565011" calcext:value-type="float">
            <text:p>-0.330707811565011</text:p>
          </table:table-cell>
          <table:table-cell table:number-columns-repeated="16"/>
        </table:table-row>
        <table:table-row table:style-name="ro1">
          <table:table-cell office:value-type="float" office:value="9585.285" calcext:value-type="float">
            <text:p>9585.285</text:p>
          </table:table-cell>
          <table:table-cell table:number-columns-repeated="3"/>
          <table:table-cell table:formula="of:=[.$C$4] + ([.$C$5] - [.$C$4]) * (([.A1610] - [.$C$1]) / ([.$C$2] - [.$C$1]))" office:value-type="float" office:value="-0.344296879342795" calcext:value-type="float">
            <text:p>-0.344296879342795</text:p>
          </table:table-cell>
          <table:table-cell table:number-columns-repeated="16"/>
        </table:table-row>
        <table:table-row table:style-name="ro1">
          <table:table-cell office:value-type="float" office:value="9627.71625" calcext:value-type="float">
            <text:p>9627.71625</text:p>
          </table:table-cell>
          <table:table-cell table:number-columns-repeated="3"/>
          <table:table-cell table:formula="of:=[.$C$4] + ([.$C$5] - [.$C$4]) * (([.A1611] - [.$C$1]) / ([.$C$2] - [.$C$1]))" office:value-type="float" office:value="-0.343599729710552" calcext:value-type="float">
            <text:p>-0.343599729710552</text:p>
          </table:table-cell>
          <table:table-cell table:number-columns-repeated="16"/>
        </table:table-row>
        <table:table-row table:style-name="ro1">
          <table:table-cell office:value-type="float" office:value="10272.9025" calcext:value-type="float">
            <text:p>10272.9025</text:p>
          </table:table-cell>
          <table:table-cell table:number-columns-repeated="3"/>
          <table:table-cell table:formula="of:=[.$C$4] + ([.$C$5] - [.$C$4]) * (([.A1612] - [.$C$1]) / ([.$C$2] - [.$C$1]))" office:value-type="float" office:value="-0.332999255840108" calcext:value-type="float">
            <text:p>-0.332999255840108</text:p>
          </table:table-cell>
          <table:table-cell table:number-columns-repeated="16"/>
        </table:table-row>
        <table:table-row table:style-name="ro1">
          <table:table-cell office:value-type="float" office:value="10903.01875" calcext:value-type="float">
            <text:p>10903.01875</text:p>
          </table:table-cell>
          <table:table-cell table:number-columns-repeated="3"/>
          <table:table-cell table:formula="of:=[.$C$4] + ([.$C$5] - [.$C$4]) * (([.A1613] - [.$C$1]) / ([.$C$2] - [.$C$1]))" office:value-type="float" office:value="-0.32264638355948" calcext:value-type="float">
            <text:p>-0.32264638355948</text:p>
          </table:table-cell>
          <table:table-cell table:number-columns-repeated="16"/>
        </table:table-row>
        <table:table-row table:style-name="ro1">
          <table:table-cell office:value-type="float" office:value="10352.04625" calcext:value-type="float">
            <text:p>10352.04625</text:p>
          </table:table-cell>
          <table:table-cell table:number-columns-repeated="3"/>
          <table:table-cell table:formula="of:=[.$C$4] + ([.$C$5] - [.$C$4]) * (([.A1614] - [.$C$1]) / ([.$C$2] - [.$C$1]))" office:value-type="float" office:value="-0.331698916203477" calcext:value-type="float">
            <text:p>-0.331698916203477</text:p>
          </table:table-cell>
          <table:table-cell table:number-columns-repeated="16"/>
        </table:table-row>
        <table:table-row table:style-name="ro1">
          <table:table-cell office:value-type="float" office:value="11100.2925" calcext:value-type="float">
            <text:p>11100.2925</text:p>
          </table:table-cell>
          <table:table-cell table:number-columns-repeated="3"/>
          <table:table-cell table:formula="of:=[.$C$4] + ([.$C$5] - [.$C$4]) * (([.A1615] - [.$C$1]) / ([.$C$2] - [.$C$1]))" office:value-type="float" office:value="-0.319405156344548" calcext:value-type="float">
            <text:p>-0.319405156344548</text:p>
          </table:table-cell>
          <table:table-cell table:number-columns-repeated="16"/>
        </table:table-row>
        <table:table-row table:style-name="ro1">
          <table:table-cell office:value-type="float" office:value="11305.1225" calcext:value-type="float">
            <text:p>11305.1225</text:p>
          </table:table-cell>
          <table:table-cell table:number-columns-repeated="3"/>
          <table:table-cell table:formula="of:=[.$C$4] + ([.$C$5] - [.$C$4]) * (([.A1616] - [.$C$1]) / ([.$C$2] - [.$C$1]))" office:value-type="float" office:value="-0.316039779195108" calcext:value-type="float">
            <text:p>-0.316039779195108</text:p>
          </table:table-cell>
          <table:table-cell table:number-columns-repeated="16"/>
        </table:table-row>
        <table:table-row table:style-name="ro1">
          <table:table-cell office:value-type="float" office:value="11171.8175" calcext:value-type="float">
            <text:p>11171.8175</text:p>
          </table:table-cell>
          <table:table-cell table:number-columns-repeated="3"/>
          <table:table-cell table:formula="of:=[.$C$4] + ([.$C$5] - [.$C$4]) * (([.A1617] - [.$C$1]) / ([.$C$2] - [.$C$1]))" office:value-type="float" office:value="-0.318229993523606" calcext:value-type="float">
            <text:p>-0.318229993523606</text:p>
          </table:table-cell>
          <table:table-cell table:number-columns-repeated="16"/>
        </table:table-row>
        <table:table-row table:style-name="ro1">
          <table:table-cell office:value-type="float" office:value="11558.475" calcext:value-type="float">
            <text:p>11558.475</text:p>
          </table:table-cell>
          <table:table-cell table:number-columns-repeated="3"/>
          <table:table-cell table:formula="of:=[.$C$4] + ([.$C$5] - [.$C$4]) * (([.A1618] - [.$C$1]) / ([.$C$2] - [.$C$1]))" office:value-type="float" office:value="-0.311877172573746" calcext:value-type="float">
            <text:p>-0.311877172573746</text:p>
          </table:table-cell>
          <table:table-cell table:number-columns-repeated="16"/>
        </table:table-row>
        <table:table-row table:style-name="ro1">
          <table:table-cell office:value-type="float" office:value="11246.7475" calcext:value-type="float">
            <text:p>11246.7475</text:p>
          </table:table-cell>
          <table:table-cell table:number-columns-repeated="3"/>
          <table:table-cell table:formula="of:=[.$C$4] + ([.$C$5] - [.$C$4]) * (([.A1619] - [.$C$1]) / ([.$C$2] - [.$C$1]))" office:value-type="float" office:value="-0.316998886216045" calcext:value-type="float">
            <text:p>-0.316998886216045</text:p>
          </table:table-cell>
          <table:table-cell table:number-columns-repeated="16"/>
        </table:table-row>
        <table:table-row table:style-name="ro1">
          <table:table-cell office:value-type="float" office:value="10735.88625" calcext:value-type="float">
            <text:p>10735.88625</text:p>
          </table:table-cell>
          <table:table-cell table:number-columns-repeated="3"/>
          <table:table-cell table:formula="of:=[.$C$4] + ([.$C$5] - [.$C$4]) * (([.A1620] - [.$C$1]) / ([.$C$2] - [.$C$1]))" office:value-type="float" office:value="-0.325392387057155" calcext:value-type="float">
            <text:p>-0.325392387057155</text:p>
          </table:table-cell>
          <table:table-cell table:number-columns-repeated="16"/>
        </table:table-row>
        <table:table-row table:style-name="ro1">
          <table:table-cell office:value-type="float" office:value="9552.75875" calcext:value-type="float">
            <text:p>9552.75875</text:p>
          </table:table-cell>
          <table:table-cell table:number-columns-repeated="3"/>
          <table:table-cell table:formula="of:=[.$C$4] + ([.$C$5] - [.$C$4]) * (([.A1621] - [.$C$1]) / ([.$C$2] - [.$C$1]))" office:value-type="float" office:value="-0.344831288845831" calcext:value-type="float">
            <text:p>-0.344831288845831</text:p>
          </table:table-cell>
          <table:table-cell table:number-columns-repeated="16"/>
        </table:table-row>
        <table:table-row table:style-name="ro1">
          <table:table-cell office:value-type="float" office:value="8980.19249" calcext:value-type="float">
            <text:p>8980.19249</text:p>
          </table:table-cell>
          <table:table-cell table:number-columns-repeated="3"/>
          <table:table-cell table:formula="of:=[.$C$4] + ([.$C$5] - [.$C$4]) * (([.A1622] - [.$C$1]) / ([.$C$2] - [.$C$1]))" office:value-type="float" office:value="-0.354238609101382" calcext:value-type="float">
            <text:p>-0.354238609101382</text:p>
          </table:table-cell>
          <table:table-cell table:number-columns-repeated="16"/>
        </table:table-row>
        <table:table-row table:style-name="ro1">
          <table:table-cell office:value-type="float" office:value="9251.2925" calcext:value-type="float">
            <text:p>9251.2925</text:p>
          </table:table-cell>
          <table:table-cell table:number-columns-repeated="3"/>
          <table:table-cell table:formula="of:=[.$C$4] + ([.$C$5] - [.$C$4]) * (([.A1623] - [.$C$1]) / ([.$C$2] - [.$C$1]))" office:value-type="float" office:value="-0.349784409136206" calcext:value-type="float">
            <text:p>-0.349784409136206</text:p>
          </table:table-cell>
          <table:table-cell table:number-columns-repeated="16"/>
        </table:table-row>
        <table:table-row table:style-name="ro1">
          <table:table-cell office:value-type="float" office:value="8680.6075" calcext:value-type="float">
            <text:p>8680.6075</text:p>
          </table:table-cell>
          <table:table-cell table:number-columns-repeated="3"/>
          <table:table-cell table:formula="of:=[.$C$4] + ([.$C$5] - [.$C$4]) * (([.A1624] - [.$C$1]) / ([.$C$2] - [.$C$1]))" office:value-type="float" office:value="-0.359160820103976" calcext:value-type="float">
            <text:p>-0.359160820103976</text:p>
          </table:table-cell>
          <table:table-cell table:number-columns-repeated="16"/>
        </table:table-row>
        <table:table-row table:style-name="ro1">
          <table:table-cell office:value-type="float" office:value="9433.47374" calcext:value-type="float">
            <text:p>9433.47374</text:p>
          </table:table-cell>
          <table:table-cell table:number-columns-repeated="3"/>
          <table:table-cell table:formula="of:=[.$C$4] + ([.$C$5] - [.$C$4]) * (([.A1625] - [.$C$1]) / ([.$C$2] - [.$C$1]))" office:value-type="float" office:value="-0.346791153352616" calcext:value-type="float">
            <text:p>-0.346791153352616</text:p>
          </table:table-cell>
          <table:table-cell table:number-columns-repeated="16"/>
        </table:table-row>
        <table:table-row table:style-name="ro1">
          <table:table-cell office:value-type="float" office:value="9047.5125" calcext:value-type="float">
            <text:p>9047.5125</text:p>
          </table:table-cell>
          <table:table-cell table:number-columns-repeated="3"/>
          <table:table-cell table:formula="of:=[.$C$4] + ([.$C$5] - [.$C$4]) * (([.A1626] - [.$C$1]) / ([.$C$2] - [.$C$1]))" office:value-type="float" office:value="-0.353132534681843" calcext:value-type="float">
            <text:p>-0.353132534681843</text:p>
          </table:table-cell>
          <table:table-cell table:number-columns-repeated="16"/>
        </table:table-row>
        <table:table-row table:style-name="ro1">
          <table:table-cell office:value-type="float" office:value="9260.70875" calcext:value-type="float">
            <text:p>9260.70875</text:p>
          </table:table-cell>
          <table:table-cell table:number-columns-repeated="3"/>
          <table:table-cell table:formula="of:=[.$C$4] + ([.$C$5] - [.$C$4]) * (([.A1627] - [.$C$1]) / ([.$C$2] - [.$C$1]))" office:value-type="float" office:value="-0.349629699217818" calcext:value-type="float">
            <text:p>-0.349629699217818</text:p>
          </table:table-cell>
          <table:table-cell table:number-columns-repeated="16"/>
        </table:table-row>
        <table:table-row table:style-name="ro1">
          <table:table-cell office:value-type="float" office:value="7895.98875" calcext:value-type="float">
            <text:p>7895.98875</text:p>
          </table:table-cell>
          <table:table-cell table:number-columns-repeated="3"/>
          <table:table-cell table:formula="of:=[.$C$4] + ([.$C$5] - [.$C$4]) * (([.A1628] - [.$C$1]) / ([.$C$2] - [.$C$1]))" office:value-type="float" office:value="-0.372052183733681" calcext:value-type="float">
            <text:p>-0.372052183733681</text:p>
          </table:table-cell>
          <table:table-cell table:number-columns-repeated="16"/>
        </table:table-row>
        <table:table-row table:style-name="ro1">
          <table:table-cell office:value-type="float" office:value="8039.6025" calcext:value-type="float">
            <text:p>8039.6025</text:p>
          </table:table-cell>
          <table:table-cell table:number-columns-repeated="3"/>
          <table:table-cell table:formula="of:=[.$C$4] + ([.$C$5] - [.$C$4]) * (([.A1629] - [.$C$1]) / ([.$C$2] - [.$C$1]))" office:value-type="float" office:value="-0.369692595623563" calcext:value-type="float">
            <text:p>-0.369692595623563</text:p>
          </table:table-cell>
          <table:table-cell table:number-columns-repeated="16"/>
        </table:table-row>
        <table:table-row table:style-name="ro1">
          <table:table-cell office:value-type="float" office:value="8206.555" calcext:value-type="float">
            <text:p>8206.555</text:p>
          </table:table-cell>
          <table:table-cell table:number-columns-repeated="3"/>
          <table:table-cell table:formula="of:=[.$C$4] + ([.$C$5] - [.$C$4]) * (([.A1630] - [.$C$1]) / ([.$C$2] - [.$C$1]))" office:value-type="float" office:value="-0.366949549543682" calcext:value-type="float">
            <text:p>-0.366949549543682</text:p>
          </table:table-cell>
          <table:table-cell table:number-columns-repeated="16"/>
        </table:table-row>
        <table:table-row table:style-name="ro1">
          <table:table-cell office:value-type="float" office:value="7667.99" calcext:value-type="float">
            <text:p>7667.99</text:p>
          </table:table-cell>
          <table:table-cell table:number-columns-repeated="3"/>
          <table:table-cell table:formula="of:=[.$C$4] + ([.$C$5] - [.$C$4]) * (([.A1631] - [.$C$1]) / ([.$C$2] - [.$C$1]))" office:value-type="float" office:value="-0.375798225736078" calcext:value-type="float">
            <text:p>-0.375798225736078</text:p>
          </table:table-cell>
          <table:table-cell table:number-columns-repeated="16"/>
        </table:table-row>
        <table:table-row table:style-name="ro1">
          <table:table-cell office:value-type="float" office:value="8189.49125" calcext:value-type="float">
            <text:p>8189.49125</text:p>
          </table:table-cell>
          <table:table-cell table:number-columns-repeated="3"/>
          <table:table-cell table:formula="of:=[.$C$4] + ([.$C$5] - [.$C$4]) * (([.A1632] - [.$C$1]) / ([.$C$2] - [.$C$1]))" office:value-type="float" office:value="-0.3672299086431" calcext:value-type="float">
            <text:p>-0.3672299086431</text:p>
          </table:table-cell>
          <table:table-cell table:number-columns-repeated="16"/>
        </table:table-row>
        <table:table-row table:style-name="ro1">
          <table:table-cell office:value-type="float" office:value="8597.3375" calcext:value-type="float">
            <text:p>8597.3375</text:p>
          </table:table-cell>
          <table:table-cell table:number-columns-repeated="3"/>
          <table:table-cell table:formula="of:=[.$C$4] + ([.$C$5] - [.$C$4]) * (([.A1633] - [.$C$1]) / ([.$C$2] - [.$C$1]))" office:value-type="float" office:value="-0.360528954436026" calcext:value-type="float">
            <text:p>-0.360528954436026</text:p>
          </table:table-cell>
          <table:table-cell table:number-columns-repeated="16"/>
        </table:table-row>
        <table:table-row table:style-name="ro1">
          <table:table-cell office:value-type="float" office:value="9028.2975" calcext:value-type="float">
            <text:p>9028.2975</text:p>
          </table:table-cell>
          <table:table-cell table:number-columns-repeated="3"/>
          <table:table-cell table:formula="of:=[.$C$4] + ([.$C$5] - [.$C$4]) * (([.A1634] - [.$C$1]) / ([.$C$2] - [.$C$1]))" office:value-type="float" office:value="-0.353448239031433" calcext:value-type="float">
            <text:p>-0.353448239031433</text:p>
          </table:table-cell>
          <table:table-cell table:number-columns-repeated="16"/>
        </table:table-row>
        <table:table-row table:style-name="ro1">
          <table:table-cell office:value-type="float" office:value="9023.7175" calcext:value-type="float">
            <text:p>9023.7175</text:p>
          </table:table-cell>
          <table:table-cell table:number-columns-repeated="3"/>
          <table:table-cell table:formula="of:=[.$C$4] + ([.$C$5] - [.$C$4]) * (([.A1635] - [.$C$1]) / ([.$C$2] - [.$C$1]))" office:value-type="float" office:value="-0.353523488884211" calcext:value-type="float">
            <text:p>-0.353523488884211</text:p>
          </table:table-cell>
          <table:table-cell table:number-columns-repeated="16"/>
        </table:table-row>
        <table:table-row table:style-name="ro1">
          <table:table-cell office:value-type="float" office:value="8411.6525" calcext:value-type="float">
            <text:p>8411.6525</text:p>
          </table:table-cell>
          <table:table-cell table:number-columns-repeated="3"/>
          <table:table-cell table:formula="of:=[.$C$4] + ([.$C$5] - [.$C$4]) * (([.A1636] - [.$C$1]) / ([.$C$2] - [.$C$1]))" office:value-type="float" office:value="-0.363579777342797" calcext:value-type="float">
            <text:p>-0.363579777342797</text:p>
          </table:table-cell>
          <table:table-cell table:number-columns-repeated="16"/>
        </table:table-row>
        <table:table-row table:style-name="ro1">
          <table:table-cell office:value-type="float" office:value="8881.98625" calcext:value-type="float">
            <text:p>8881.98625</text:p>
          </table:table-cell>
          <table:table-cell table:number-columns-repeated="3"/>
          <table:table-cell table:formula="of:=[.$C$4] + ([.$C$5] - [.$C$4]) * (([.A1637] - [.$C$1]) / ([.$C$2] - [.$C$1]))" office:value-type="float" office:value="-0.355852147333225" calcext:value-type="float">
            <text:p>-0.355852147333225</text:p>
          </table:table-cell>
          <table:table-cell table:number-columns-repeated="16"/>
        </table:table-row>
        <table:table-row table:style-name="ro1">
          <table:table-cell office:value-type="float" office:value="8548.8125" calcext:value-type="float">
            <text:p>8548.8125</text:p>
          </table:table-cell>
          <table:table-cell table:number-columns-repeated="3"/>
          <table:table-cell table:formula="of:=[.$C$4] + ([.$C$5] - [.$C$4]) * (([.A1638] - [.$C$1]) / ([.$C$2] - [.$C$1]))" office:value-type="float" office:value="-0.361326224983195" calcext:value-type="float">
            <text:p>-0.361326224983195</text:p>
          </table:table-cell>
          <table:table-cell table:number-columns-repeated="16"/>
        </table:table-row>
        <table:table-row table:style-name="ro1">
          <table:table-cell office:value-type="float" office:value="8429.33124" calcext:value-type="float">
            <text:p>8429.33124</text:p>
          </table:table-cell>
          <table:table-cell table:number-columns-repeated="3"/>
          <table:table-cell table:formula="of:=[.$C$4] + ([.$C$5] - [.$C$4]) * (([.A1639] - [.$C$1]) / ([.$C$2] - [.$C$1]))" office:value-type="float" office:value="-0.363289313896882" calcext:value-type="float">
            <text:p>-0.363289313896882</text:p>
          </table:table-cell>
          <table:table-cell table:number-columns-repeated="16"/>
        </table:table-row>
        <table:table-row table:style-name="ro1">
          <table:table-cell office:value-type="float" office:value="7854.6375" calcext:value-type="float">
            <text:p>7854.6375</text:p>
          </table:table-cell>
          <table:table-cell table:number-columns-repeated="3"/>
          <table:table-cell table:formula="of:=[.$C$4] + ([.$C$5] - [.$C$4]) * (([.A1640] - [.$C$1]) / ([.$C$2] - [.$C$1]))" office:value-type="float" office:value="-0.372731588859155" calcext:value-type="float">
            <text:p>-0.372731588859155</text:p>
          </table:table-cell>
          <table:table-cell table:number-columns-repeated="16"/>
        </table:table-row>
        <table:table-row table:style-name="ro1">
          <table:table-cell office:value-type="float" office:value="7863.255" calcext:value-type="float">
            <text:p>7863.255</text:p>
          </table:table-cell>
          <table:table-cell table:number-columns-repeated="3"/>
          <table:table-cell table:formula="of:=[.$C$4] + ([.$C$5] - [.$C$4]) * (([.A1641] - [.$C$1]) / ([.$C$2] - [.$C$1]))" office:value-type="float" office:value="-0.372590002482231" calcext:value-type="float">
            <text:p>-0.372590002482231</text:p>
          </table:table-cell>
          <table:table-cell table:number-columns-repeated="16"/>
        </table:table-row>
        <table:table-row table:style-name="ro1">
          <table:table-cell office:value-type="float" office:value="7866.36" calcext:value-type="float">
            <text:p>7866.36</text:p>
          </table:table-cell>
          <table:table-cell table:number-columns-repeated="3"/>
          <table:table-cell table:formula="of:=[.$C$4] + ([.$C$5] - [.$C$4]) * (([.A1642] - [.$C$1]) / ([.$C$2] - [.$C$1]))" office:value-type="float" office:value="-0.372538987025271" calcext:value-type="float">
            <text:p>-0.372538987025271</text:p>
          </table:table-cell>
          <table:table-cell table:number-columns-repeated="16"/>
        </table:table-row>
        <table:table-row table:style-name="ro1">
          <table:table-cell office:value-type="float" office:value="6861.325" calcext:value-type="float">
            <text:p>6861.325</text:p>
          </table:table-cell>
          <table:table-cell table:number-columns-repeated="3"/>
          <table:table-cell table:formula="of:=[.$C$4] + ([.$C$5] - [.$C$4]) * (([.A1643] - [.$C$1]) / ([.$C$2] - [.$C$1]))" office:value-type="float" office:value="-0.389051811432769" calcext:value-type="float">
            <text:p>-0.389051811432769</text:p>
          </table:table-cell>
          <table:table-cell table:number-columns-repeated="16"/>
        </table:table-row>
        <table:table-row table:style-name="ro1">
          <table:table-cell office:value-type="float" office:value="6970.36375" calcext:value-type="float">
            <text:p>6970.36375</text:p>
          </table:table-cell>
          <table:table-cell table:number-columns-repeated="3"/>
          <table:table-cell table:formula="of:=[.$C$4] + ([.$C$5] - [.$C$4]) * (([.A1644] - [.$C$1]) / ([.$C$2] - [.$C$1]))" office:value-type="float" office:value="-0.387260293990727" calcext:value-type="float">
            <text:p>-0.387260293990727</text:p>
          </table:table-cell>
          <table:table-cell table:number-columns-repeated="16"/>
        </table:table-row>
        <table:table-row table:style-name="ro1">
          <table:table-cell office:value-type="float" office:value="6926.875" calcext:value-type="float">
            <text:p>6926.875</text:p>
          </table:table-cell>
          <table:table-cell table:number-columns-repeated="3"/>
          <table:table-cell table:formula="of:=[.$C$4] + ([.$C$5] - [.$C$4]) * (([.A1645] - [.$C$1]) / ([.$C$2] - [.$C$1]))" office:value-type="float" office:value="-0.387974818452513" calcext:value-type="float">
            <text:p>-0.387974818452513</text:p>
          </table:table-cell>
          <table:table-cell table:number-columns-repeated="16"/>
        </table:table-row>
        <table:table-row table:style-name="ro1">
          <table:table-cell office:value-type="float" office:value="6986.835" calcext:value-type="float">
            <text:p>6986.835</text:p>
          </table:table-cell>
          <table:table-cell table:number-columns-repeated="3"/>
          <table:table-cell table:formula="of:=[.$C$4] + ([.$C$5] - [.$C$4]) * (([.A1646] - [.$C$1]) / ([.$C$2] - [.$C$1]))" office:value-type="float" office:value="-0.386989669724883" calcext:value-type="float">
            <text:p>-0.386989669724883</text:p>
          </table:table-cell>
          <table:table-cell table:number-columns-repeated="16"/>
        </table:table-row>
        <table:table-row table:style-name="ro1">
          <table:table-cell office:value-type="float" office:value="7182.12" calcext:value-type="float">
            <text:p>7182.12</text:p>
          </table:table-cell>
          <table:table-cell table:number-columns-repeated="3"/>
          <table:table-cell table:formula="of:=[.$C$4] + ([.$C$5] - [.$C$4]) * (([.A1647] - [.$C$1]) / ([.$C$2] - [.$C$1]))" office:value-type="float" office:value="-0.383781117869059" calcext:value-type="float">
            <text:p>-0.383781117869059</text:p>
          </table:table-cell>
          <table:table-cell table:number-columns-repeated="16"/>
        </table:table-row>
        <table:table-row table:style-name="ro1">
          <table:table-cell office:value-type="float" office:value="7295.89" calcext:value-type="float">
            <text:p>7295.89</text:p>
          </table:table-cell>
          <table:table-cell table:number-columns-repeated="3"/>
          <table:table-cell table:formula="of:=[.$C$4] + ([.$C$5] - [.$C$4]) * (([.A1648] - [.$C$1]) / ([.$C$2] - [.$C$1]))" office:value-type="float" office:value="-0.381911865521787" calcext:value-type="float">
            <text:p>-0.381911865521787</text:p>
          </table:table-cell>
          <table:table-cell table:number-columns-repeated="16"/>
        </table:table-row>
        <table:table-row table:style-name="ro1">
          <table:table-cell office:value-type="float" office:value="6769.48375" calcext:value-type="float">
            <text:p>6769.48375</text:p>
          </table:table-cell>
          <table:table-cell table:number-columns-repeated="3"/>
          <table:table-cell table:formula="of:=[.$C$4] + ([.$C$5] - [.$C$4]) * (([.A1649] - [.$C$1]) / ([.$C$2] - [.$C$1]))" office:value-type="float" office:value="-0.390560772249671" calcext:value-type="float">
            <text:p>-0.390560772249671</text:p>
          </table:table-cell>
          <table:table-cell table:number-columns-repeated="16"/>
        </table:table-row>
        <table:table-row table:style-name="ro1">
          <table:table-cell office:value-type="float" office:value="6766.5925" calcext:value-type="float">
            <text:p>6766.5925</text:p>
          </table:table-cell>
          <table:table-cell table:number-columns-repeated="3"/>
          <table:table-cell table:formula="of:=[.$C$4] + ([.$C$5] - [.$C$4]) * (([.A1650] - [.$C$1]) / ([.$C$2] - [.$C$1]))" office:value-type="float" office:value="-0.390608275772999" calcext:value-type="float">
            <text:p>-0.390608275772999</text:p>
          </table:table-cell>
          <table:table-cell table:number-columns-repeated="16"/>
        </table:table-row>
        <table:table-row table:style-name="ro1">
          <table:table-cell office:value-type="float" office:value="6854.92125" calcext:value-type="float">
            <text:p>6854.92125</text:p>
          </table:table-cell>
          <table:table-cell table:number-columns-repeated="3"/>
          <table:table-cell table:formula="of:=[.$C$4] + ([.$C$5] - [.$C$4]) * (([.A1651] - [.$C$1]) / ([.$C$2] - [.$C$1]))" office:value-type="float" office:value="-0.389157025678342" calcext:value-type="float">
            <text:p>-0.389157025678342</text:p>
          </table:table-cell>
          <table:table-cell table:number-columns-repeated="16"/>
        </table:table-row>
        <table:table-row table:style-name="ro1">
          <table:table-cell office:value-type="float" office:value="6964.4325" calcext:value-type="float">
            <text:p>6964.4325</text:p>
          </table:table-cell>
          <table:table-cell table:number-columns-repeated="3"/>
          <table:table-cell table:formula="of:=[.$C$4] + ([.$C$5] - [.$C$4]) * (([.A1652] - [.$C$1]) / ([.$C$2] - [.$C$1]))" office:value-type="float" office:value="-0.387357745014589" calcext:value-type="float">
            <text:p>-0.387357745014589</text:p>
          </table:table-cell>
          <table:table-cell table:number-columns-repeated="16"/>
        </table:table-row>
        <table:table-row table:style-name="ro1">
          <table:table-cell office:value-type="float" office:value="7125.53875" calcext:value-type="float">
            <text:p>7125.53875</text:p>
          </table:table-cell>
          <table:table-cell table:number-columns-repeated="3"/>
          <table:table-cell table:formula="of:=[.$C$4] + ([.$C$5] - [.$C$4]) * (([.A1653] - [.$C$1]) / ([.$C$2] - [.$C$1]))" office:value-type="float" office:value="-0.384710753400167" calcext:value-type="float">
            <text:p>-0.384710753400167</text:p>
          </table:table-cell>
          <table:table-cell table:number-columns-repeated="16"/>
        </table:table-row>
        <table:table-row table:style-name="ro1">
          <table:table-cell office:value-type="float" office:value="6789.2675" calcext:value-type="float">
            <text:p>6789.2675</text:p>
          </table:table-cell>
          <table:table-cell table:number-columns-repeated="3"/>
          <table:table-cell table:formula="of:=[.$C$4] + ([.$C$5] - [.$C$4]) * (([.A1654] - [.$C$1]) / ([.$C$2] - [.$C$1]))" office:value-type="float" office:value="-0.390235723281355" calcext:value-type="float">
            <text:p>-0.390235723281355</text:p>
          </table:table-cell>
          <table:table-cell table:number-columns-repeated="16"/>
        </table:table-row>
        <table:table-row table:style-name="ro1">
          <table:table-cell office:value-type="float" office:value="6824.49375" calcext:value-type="float">
            <text:p>6824.49375</text:p>
          </table:table-cell>
          <table:table-cell table:number-columns-repeated="3"/>
          <table:table-cell table:formula="of:=[.$C$4] + ([.$C$5] - [.$C$4]) * (([.A1655] - [.$C$1]) / ([.$C$2] - [.$C$1]))" office:value-type="float" office:value="-0.389656952511397" calcext:value-type="float">
            <text:p>-0.389656952511397</text:p>
          </table:table-cell>
          <table:table-cell table:number-columns-repeated="16"/>
        </table:table-row>
        <table:table-row table:style-name="ro1">
          <table:table-cell office:value-type="float" office:value="6941.63875" calcext:value-type="float">
            <text:p>6941.63875</text:p>
          </table:table-cell>
          <table:table-cell table:number-columns-repeated="3"/>
          <table:table-cell table:formula="of:=[.$C$4] + ([.$C$5] - [.$C$4]) * (([.A1656] - [.$C$1]) / ([.$C$2] - [.$C$1]))" office:value-type="float" office:value="-0.387732248580473" calcext:value-type="float">
            <text:p>-0.387732248580473</text:p>
          </table:table-cell>
          <table:table-cell table:number-columns-repeated="16"/>
        </table:table-row>
        <table:table-row table:style-name="ro1">
          <table:table-cell office:value-type="float" office:value="7823.55875" calcext:value-type="float">
            <text:p>7823.55875</text:p>
          </table:table-cell>
          <table:table-cell table:number-columns-repeated="3"/>
          <table:table-cell table:formula="of:=[.$C$4] + ([.$C$5] - [.$C$4]) * (([.A1657] - [.$C$1]) / ([.$C$2] - [.$C$1]))" office:value-type="float" office:value="-0.373242215794092" calcext:value-type="float">
            <text:p>-0.373242215794092</text:p>
          </table:table-cell>
          <table:table-cell table:number-columns-repeated="16"/>
        </table:table-row>
        <table:table-row table:style-name="ro1">
          <table:table-cell office:value-type="float" office:value="8040.88125" calcext:value-type="float">
            <text:p>8040.88125</text:p>
          </table:table-cell>
          <table:table-cell table:number-columns-repeated="3"/>
          <table:table-cell table:formula="of:=[.$C$4] + ([.$C$5] - [.$C$4]) * (([.A1658] - [.$C$1]) / ([.$C$2] - [.$C$1]))" office:value-type="float" office:value="-0.369671585634646" calcext:value-type="float">
            <text:p>-0.369671585634646</text:p>
          </table:table-cell>
          <table:table-cell table:number-columns-repeated="16"/>
        </table:table-row>
        <table:table-row table:style-name="ro1">
          <table:table-cell office:value-type="float" office:value="8083.57375" calcext:value-type="float">
            <text:p>8083.57375</text:p>
          </table:table-cell>
          <table:table-cell table:number-columns-repeated="3"/>
          <table:table-cell table:formula="of:=[.$C$4] + ([.$C$5] - [.$C$4]) * (([.A1659] - [.$C$1]) / ([.$C$2] - [.$C$1]))" office:value-type="float" office:value="-0.368970143639077" calcext:value-type="float">
            <text:p>-0.368970143639077</text:p>
          </table:table-cell>
          <table:table-cell table:number-columns-repeated="16"/>
        </table:table-row>
        <table:table-row table:style-name="ro1">
          <table:table-cell office:value-type="float" office:value="8160.4125" calcext:value-type="float">
            <text:p>8160.4125</text:p>
          </table:table-cell>
          <table:table-cell table:number-columns-repeated="3"/>
          <table:table-cell table:formula="of:=[.$C$4] + ([.$C$5] - [.$C$4]) * (([.A1660] - [.$C$1]) / ([.$C$2] - [.$C$1]))" office:value-type="float" office:value="-0.367707675380318" calcext:value-type="float">
            <text:p>-0.367707675380318</text:p>
          </table:table-cell>
          <table:table-cell table:number-columns-repeated="16"/>
        </table:table-row>
        <table:table-row table:style-name="ro1">
          <table:table-cell office:value-type="float" office:value="8030.57" calcext:value-type="float">
            <text:p>8030.57</text:p>
          </table:table-cell>
          <table:table-cell table:number-columns-repeated="3"/>
          <table:table-cell table:formula="of:=[.$C$4] + ([.$C$5] - [.$C$4]) * (([.A1661] - [.$C$1]) / ([.$C$2] - [.$C$1]))" office:value-type="float" office:value="-0.369841000491514" calcext:value-type="float">
            <text:p>-0.369841000491514</text:p>
          </table:table-cell>
          <table:table-cell table:number-columns-repeated="16"/>
        </table:table-row>
        <table:table-row table:style-name="ro1">
          <table:table-cell office:value-type="float" office:value="7937.61" calcext:value-type="float">
            <text:p>7937.61</text:p>
          </table:table-cell>
          <table:table-cell table:number-columns-repeated="3"/>
          <table:table-cell table:formula="of:=[.$C$4] + ([.$C$5] - [.$C$4]) * (([.A1662] - [.$C$1]) / ([.$C$2] - [.$C$1]))" office:value-type="float" office:value="-0.371368342481515" calcext:value-type="float">
            <text:p>-0.371368342481515</text:p>
          </table:table-cell>
          <table:table-cell table:number-columns-repeated="16"/>
        </table:table-row>
        <table:table-row table:style-name="ro1">
          <table:table-cell office:value-type="float" office:value="8188.71875" calcext:value-type="float">
            <text:p>8188.71875</text:p>
          </table:table-cell>
          <table:table-cell table:number-columns-repeated="3"/>
          <table:table-cell table:formula="of:=[.$C$4] + ([.$C$5] - [.$C$4]) * (([.A1663] - [.$C$1]) / ([.$C$2] - [.$C$1]))" office:value-type="float" office:value="-0.367242600894469" calcext:value-type="float">
            <text:p>-0.367242600894469</text:p>
          </table:table-cell>
          <table:table-cell table:number-columns-repeated="16"/>
        </table:table-row>
        <table:table-row table:style-name="ro1">
          <table:table-cell office:value-type="float" office:value="8333.81374" calcext:value-type="float">
            <text:p>8333.81374</text:p>
          </table:table-cell>
          <table:table-cell table:number-columns-repeated="3"/>
          <table:table-cell table:formula="of:=[.$C$4] + ([.$C$5] - [.$C$4]) * (([.A1664] - [.$C$1]) / ([.$C$2] - [.$C$1]))" office:value-type="float" office:value="-0.364858675864717" calcext:value-type="float">
            <text:p>-0.364858675864717</text:p>
          </table:table-cell>
          <table:table-cell table:number-columns-repeated="16"/>
        </table:table-row>
        <table:table-row table:style-name="ro1">
          <table:table-cell office:value-type="float" office:value="8866.67" calcext:value-type="float">
            <text:p>8866.67</text:p>
          </table:table-cell>
          <table:table-cell table:number-columns-repeated="3"/>
          <table:table-cell table:formula="of:=[.$C$4] + ([.$C$5] - [.$C$4]) * (([.A1665] - [.$C$1]) / ([.$C$2] - [.$C$1]))" office:value-type="float" office:value="-0.356103794834886" calcext:value-type="float">
            <text:p>-0.356103794834886</text:p>
          </table:table-cell>
          <table:table-cell table:number-columns-repeated="16"/>
        </table:table-row>
        <table:table-row table:style-name="ro1">
          <table:table-cell office:value-type="float" office:value="8830.05875" calcext:value-type="float">
            <text:p>8830.05875</text:p>
          </table:table-cell>
          <table:table-cell table:number-columns-repeated="3"/>
          <table:table-cell table:formula="of:=[.$C$4] + ([.$C$5] - [.$C$4]) * (([.A1666] - [.$C$1]) / ([.$C$2] - [.$C$1]))" office:value-type="float" office:value="-0.356705321291764" calcext:value-type="float">
            <text:p>-0.356705321291764</text:p>
          </table:table-cell>
          <table:table-cell table:number-columns-repeated="16"/>
        </table:table-row>
        <table:table-row table:style-name="ro1">
          <table:table-cell office:value-type="float" office:value="8868.16124" calcext:value-type="float">
            <text:p>8868.16124</text:p>
          </table:table-cell>
          <table:table-cell table:number-columns-repeated="3"/>
          <table:table-cell table:formula="of:=[.$C$4] + ([.$C$5] - [.$C$4]) * (([.A1667] - [.$C$1]) / ([.$C$2] - [.$C$1]))" office:value-type="float" office:value="-0.356079293614262" calcext:value-type="float">
            <text:p>-0.356079293614262</text:p>
          </table:table-cell>
          <table:table-cell table:number-columns-repeated="16"/>
        </table:table-row>
        <table:table-row table:style-name="ro1">
          <table:table-cell office:value-type="float" office:value="9191.82" calcext:value-type="float">
            <text:p>9191.82</text:p>
          </table:table-cell>
          <table:table-cell table:number-columns-repeated="3"/>
          <table:table-cell table:formula="of:=[.$C$4] + ([.$C$5] - [.$C$4]) * (([.A1668] - [.$C$1]) / ([.$C$2] - [.$C$1]))" office:value-type="float" office:value="-0.350761548190642" calcext:value-type="float">
            <text:p>-0.350761548190642</text:p>
          </table:table-cell>
          <table:table-cell table:number-columns-repeated="16"/>
        </table:table-row>
        <table:table-row table:style-name="ro1">
          <table:table-cell office:value-type="float" office:value="9373.3025" calcext:value-type="float">
            <text:p>9373.3025</text:p>
          </table:table-cell>
          <table:table-cell table:number-columns-repeated="3"/>
          <table:table-cell table:formula="of:=[.$C$4] + ([.$C$5] - [.$C$4]) * (([.A1669] - [.$C$1]) / ([.$C$2] - [.$C$1]))" office:value-type="float" office:value="-0.347779772774329" calcext:value-type="float">
            <text:p>-0.347779772774329</text:p>
          </table:table-cell>
          <table:table-cell table:number-columns-repeated="16"/>
        </table:table-row>
        <table:table-row table:style-name="ro1">
          <table:table-cell office:value-type="float" office:value="8807.515" calcext:value-type="float">
            <text:p>8807.515</text:p>
          </table:table-cell>
          <table:table-cell table:number-columns-repeated="3"/>
          <table:table-cell table:formula="of:=[.$C$4] + ([.$C$5] - [.$C$4]) * (([.A1670] - [.$C$1]) / ([.$C$2] - [.$C$1]))" office:value-type="float" office:value="-0.357075717332934" calcext:value-type="float">
            <text:p>-0.357075717332934</text:p>
          </table:table-cell>
          <table:table-cell table:number-columns-repeated="16"/>
        </table:table-row>
        <table:table-row table:style-name="ro1">
          <table:table-cell office:value-type="float" office:value="9153.64125" calcext:value-type="float">
            <text:p>9153.64125</text:p>
          </table:table-cell>
          <table:table-cell table:number-columns-repeated="3"/>
          <table:table-cell table:formula="of:=[.$C$4] + ([.$C$5] - [.$C$4]) * (([.A1671] - [.$C$1]) / ([.$C$2] - [.$C$1]))" office:value-type="float" office:value="-0.351388828827483" calcext:value-type="float">
            <text:p>-0.351388828827483</text:p>
          </table:table-cell>
          <table:table-cell table:number-columns-repeated="16"/>
        </table:table-row>
        <table:table-row table:style-name="ro1">
          <table:table-cell office:value-type="float" office:value="9144.38375" calcext:value-type="float">
            <text:p>9144.38375</text:p>
          </table:table-cell>
          <table:table-cell table:number-columns-repeated="3"/>
          <table:table-cell table:formula="of:=[.$C$4] + ([.$C$5] - [.$C$4]) * (([.A1672] - [.$C$1]) / ([.$C$2] - [.$C$1]))" office:value-type="float" office:value="-0.351540930467677" calcext:value-type="float">
            <text:p>-0.351540930467677</text:p>
          </table:table-cell>
          <table:table-cell table:number-columns-repeated="16"/>
        </table:table-row>
        <table:table-row table:style-name="ro1">
          <table:table-cell office:value-type="float" office:value="9444.1425" calcext:value-type="float">
            <text:p>9444.1425</text:p>
          </table:table-cell>
          <table:table-cell table:number-columns-repeated="3"/>
          <table:table-cell table:formula="of:=[.$C$4] + ([.$C$5] - [.$C$4]) * (([.A1673] - [.$C$1]) / ([.$C$2] - [.$C$1]))" office:value-type="float" office:value="-0.346615864571105" calcext:value-type="float">
            <text:p>-0.346615864571105</text:p>
          </table:table-cell>
          <table:table-cell table:number-columns-repeated="16"/>
        </table:table-row>
        <table:table-row table:style-name="ro1">
          <table:table-cell office:value-type="float" office:value="9268.7175" calcext:value-type="float">
            <text:p>9268.7175</text:p>
          </table:table-cell>
          <table:table-cell table:number-columns-repeated="3"/>
          <table:table-cell table:formula="of:=[.$C$4] + ([.$C$5] - [.$C$4]) * (([.A1674] - [.$C$1]) / ([.$C$2] - [.$C$1]))" office:value-type="float" office:value="-0.349498114663575" calcext:value-type="float">
            <text:p>-0.349498114663575</text:p>
          </table:table-cell>
          <table:table-cell table:number-columns-repeated="16"/>
        </table:table-row>
        <table:table-row table:style-name="ro1">
          <table:table-cell office:value-type="float" office:value="8949.87624" calcext:value-type="float">
            <text:p>8949.87624</text:p>
          </table:table-cell>
          <table:table-cell table:number-columns-repeated="3"/>
          <table:table-cell table:formula="of:=[.$C$4] + ([.$C$5] - [.$C$4]) * (([.A1675] - [.$C$1]) / ([.$C$2] - [.$C$1]))" office:value-type="float" office:value="-0.354736708085939" calcext:value-type="float">
            <text:p>-0.354736708085939</text:p>
          </table:table-cell>
          <table:table-cell table:number-columns-repeated="16"/>
        </table:table-row>
        <table:table-row table:style-name="ro1">
          <table:table-cell office:value-type="float" office:value="9029.47875" calcext:value-type="float">
            <text:p>9029.47875</text:p>
          </table:table-cell>
          <table:table-cell table:number-columns-repeated="3"/>
          <table:table-cell table:formula="of:=[.$C$4] + ([.$C$5] - [.$C$4]) * (([.A1676] - [.$C$1]) / ([.$C$2] - [.$C$1]))" office:value-type="float" office:value="-0.353428830977155" calcext:value-type="float">
            <text:p>-0.353428830977155</text:p>
          </table:table-cell>
          <table:table-cell table:number-columns-repeated="16"/>
        </table:table-row>
        <table:table-row table:style-name="ro1">
          <table:table-cell office:value-type="float" office:value="9228.8525" calcext:value-type="float">
            <text:p>9228.8525</text:p>
          </table:table-cell>
          <table:table-cell table:number-columns-repeated="3"/>
          <table:table-cell table:formula="of:=[.$C$4] + ([.$C$5] - [.$C$4]) * (([.A1677] - [.$C$1]) / ([.$C$2] - [.$C$1]))" office:value-type="float" office:value="-0.350153100554618" calcext:value-type="float">
            <text:p>-0.350153100554618</text:p>
          </table:table-cell>
          <table:table-cell table:number-columns-repeated="16"/>
        </table:table-row>
        <table:table-row table:style-name="ro1">
          <table:table-cell office:value-type="float" office:value="9572.69875" calcext:value-type="float">
            <text:p>9572.69875</text:p>
          </table:table-cell>
          <table:table-cell table:number-columns-repeated="3"/>
          <table:table-cell table:formula="of:=[.$C$4] + ([.$C$5] - [.$C$4]) * (([.A1678] - [.$C$1]) / ([.$C$2] - [.$C$1]))" office:value-type="float" office:value="-0.344503672674568" calcext:value-type="float">
            <text:p>-0.344503672674568</text:p>
          </table:table-cell>
          <table:table-cell table:number-columns-repeated="16"/>
        </table:table-row>
        <table:table-row table:style-name="ro1">
          <table:table-cell office:value-type="float" office:value="9817.5975" calcext:value-type="float">
            <text:p>9817.5975</text:p>
          </table:table-cell>
          <table:table-cell table:number-columns-repeated="3"/>
          <table:table-cell table:formula="of:=[.$C$4] + ([.$C$5] - [.$C$4]) * (([.A1679] - [.$C$1]) / ([.$C$2] - [.$C$1]))" office:value-type="float" office:value="-0.340479962001441" calcext:value-type="float">
            <text:p>-0.340479962001441</text:p>
          </table:table-cell>
          <table:table-cell table:number-columns-repeated="16"/>
        </table:table-row>
        <table:table-row table:style-name="ro1">
          <table:table-cell office:value-type="float" office:value="9845.54375" calcext:value-type="float">
            <text:p>9845.54375</text:p>
          </table:table-cell>
          <table:table-cell table:number-columns-repeated="3"/>
          <table:table-cell table:formula="of:=[.$C$4] + ([.$C$5] - [.$C$4]) * (([.A1680] - [.$C$1]) / ([.$C$2] - [.$C$1]))" office:value-type="float" office:value="-0.340020802351182" calcext:value-type="float">
            <text:p>-0.340020802351182</text:p>
          </table:table-cell>
          <table:table-cell table:number-columns-repeated="16"/>
        </table:table-row>
        <table:table-row table:style-name="ro1">
          <table:table-cell office:value-type="float" office:value="9326.76125" calcext:value-type="float">
            <text:p>9326.76125</text:p>
          </table:table-cell>
          <table:table-cell table:number-columns-repeated="3"/>
          <table:table-cell table:formula="of:=[.$C$4] + ([.$C$5] - [.$C$4]) * (([.A1681] - [.$C$1]) / ([.$C$2] - [.$C$1]))" office:value-type="float" office:value="-0.348544450112885" calcext:value-type="float">
            <text:p>-0.348544450112885</text:p>
          </table:table-cell>
          <table:table-cell table:number-columns-repeated="16"/>
        </table:table-row>
        <table:table-row table:style-name="ro1">
          <table:table-cell office:value-type="float" office:value="9424.99124" calcext:value-type="float">
            <text:p>9424.99124</text:p>
          </table:table-cell>
          <table:table-cell table:number-columns-repeated="3"/>
          <table:table-cell table:formula="of:=[.$C$4] + ([.$C$5] - [.$C$4]) * (([.A1682] - [.$C$1]) / ([.$C$2] - [.$C$1]))" office:value-type="float" office:value="-0.346930521666194" calcext:value-type="float">
            <text:p>-0.346930521666194</text:p>
          </table:table-cell>
          <table:table-cell table:number-columns-repeated="16"/>
        </table:table-row>
        <table:table-row table:style-name="ro1">
          <table:table-cell office:value-type="float" office:value="9039.02875" calcext:value-type="float">
            <text:p>9039.02875</text:p>
          </table:table-cell>
          <table:table-cell table:number-columns-repeated="3"/>
          <table:table-cell table:formula="of:=[.$C$4] + ([.$C$5] - [.$C$4]) * (([.A1683] - [.$C$1]) / ([.$C$2] - [.$C$1]))" office:value-type="float" office:value="-0.353271923533045" calcext:value-type="float">
            <text:p>-0.353271923533045</text:p>
          </table:table-cell>
          <table:table-cell table:number-columns-repeated="16"/>
        </table:table-row>
        <table:table-row table:style-name="ro1">
          <table:table-cell office:value-type="float" office:value="9327.04999" calcext:value-type="float">
            <text:p>9327.04999</text:p>
          </table:table-cell>
          <table:table-cell table:number-columns-repeated="3"/>
          <table:table-cell table:formula="of:=[.$C$4] + ([.$C$5] - [.$C$4]) * (([.A1684] - [.$C$1]) / ([.$C$2] - [.$C$1]))" office:value-type="float" office:value="-0.34853970608614" calcext:value-type="float">
            <text:p>-0.34853970608614</text:p>
          </table:table-cell>
          <table:table-cell table:number-columns-repeated="16"/>
        </table:table-row>
        <table:table-row table:style-name="ro1">
          <table:table-cell office:value-type="float" office:value="8920.25625" calcext:value-type="float">
            <text:p>8920.25625</text:p>
          </table:table-cell>
          <table:table-cell table:number-columns-repeated="3"/>
          <table:table-cell table:formula="of:=[.$C$4] + ([.$C$5] - [.$C$4]) * (([.A1685] - [.$C$1]) / ([.$C$2] - [.$C$1]))" office:value-type="float" office:value="-0.355223367449863" calcext:value-type="float">
            <text:p>-0.355223367449863</text:p>
          </table:table-cell>
          <table:table-cell table:number-columns-repeated="16"/>
        </table:table-row>
        <table:table-row table:style-name="ro1">
          <table:table-cell office:value-type="float" office:value="8408.35875" calcext:value-type="float">
            <text:p>8408.35875</text:p>
          </table:table-cell>
          <table:table-cell table:number-columns-repeated="3"/>
          <table:table-cell table:formula="of:=[.$C$4] + ([.$C$5] - [.$C$4]) * (([.A1686] - [.$C$1]) / ([.$C$2] - [.$C$1]))" office:value-type="float" office:value="-0.363633893980916" calcext:value-type="float">
            <text:p>-0.363633893980916</text:p>
          </table:table-cell>
          <table:table-cell table:number-columns-repeated="16"/>
        </table:table-row>
        <table:table-row table:style-name="ro1">
          <table:table-cell office:value-type="float" office:value="8442.23875" calcext:value-type="float">
            <text:p>8442.23875</text:p>
          </table:table-cell>
          <table:table-cell table:number-columns-repeated="3"/>
          <table:table-cell table:formula="of:=[.$C$4] + ([.$C$5] - [.$C$4]) * (([.A1687] - [.$C$1]) / ([.$C$2] - [.$C$1]))" office:value-type="float" office:value="-0.363077242231548" calcext:value-type="float">
            <text:p>-0.363077242231548</text:p>
          </table:table-cell>
          <table:table-cell table:number-columns-repeated="16"/>
        </table:table-row>
        <table:table-row table:style-name="ro1">
          <table:table-cell office:value-type="float" office:value="8398.86249" calcext:value-type="float">
            <text:p>8398.86249</text:p>
          </table:table-cell>
          <table:table-cell table:number-columns-repeated="3"/>
          <table:table-cell table:formula="of:=[.$C$4] + ([.$C$5] - [.$C$4]) * (([.A1688] - [.$C$1]) / ([.$C$2] - [.$C$1]))" office:value-type="float" office:value="-0.363789918471514" calcext:value-type="float">
            <text:p>-0.363789918471514</text:p>
          </table:table-cell>
          <table:table-cell table:number-columns-repeated="16"/>
        </table:table-row>
        <table:table-row table:style-name="ro1">
          <table:table-cell office:value-type="float" office:value="8711.38875" calcext:value-type="float">
            <text:p>8711.38875</text:p>
          </table:table-cell>
          <table:table-cell table:number-columns-repeated="3"/>
          <table:table-cell table:formula="of:=[.$C$4] + ([.$C$5] - [.$C$4]) * (([.A1689] - [.$C$1]) / ([.$C$2] - [.$C$1]))" office:value-type="float" office:value="-0.35865508112345" calcext:value-type="float">
            <text:p>-0.35865508112345</text:p>
          </table:table-cell>
          <table:table-cell table:number-columns-repeated="16"/>
        </table:table-row>
        <table:table-row table:style-name="ro1">
          <table:table-cell office:value-type="float" office:value="8159.25625" calcext:value-type="float">
            <text:p>8159.25625</text:p>
          </table:table-cell>
          <table:table-cell table:number-columns-repeated="3"/>
          <table:table-cell table:formula="of:=[.$C$4] + ([.$C$5] - [.$C$4]) * (([.A1690] - [.$C$1]) / ([.$C$2] - [.$C$1]))" office:value-type="float" office:value="-0.367726672682125" calcext:value-type="float">
            <text:p>-0.367726672682125</text:p>
          </table:table-cell>
          <table:table-cell table:number-columns-repeated="16"/>
        </table:table-row>
        <table:table-row table:style-name="ro1">
          <table:table-cell office:value-type="float" office:value="8360.22875" calcext:value-type="float">
            <text:p>8360.22875</text:p>
          </table:table-cell>
          <table:table-cell table:number-columns-repeated="3"/>
          <table:table-cell table:formula="of:=[.$C$4] + ([.$C$5] - [.$C$4]) * (([.A1691] - [.$C$1]) / ([.$C$2] - [.$C$1]))" office:value-type="float" office:value="-0.364424674639036" calcext:value-type="float">
            <text:p>-0.364424674639036</text:p>
          </table:table-cell>
          <table:table-cell table:number-columns-repeated="16"/>
        </table:table-row>
        <table:table-row table:style-name="ro1">
          <table:table-cell office:value-type="float" office:value="7996.82125" calcext:value-type="float">
            <text:p>7996.82125</text:p>
          </table:table-cell>
          <table:table-cell table:number-columns-repeated="3"/>
          <table:table-cell table:formula="of:=[.$C$4] + ([.$C$5] - [.$C$4]) * (([.A1692] - [.$C$1]) / ([.$C$2] - [.$C$1]))" office:value-type="float" office:value="-0.370395495790406" calcext:value-type="float">
            <text:p>-0.370395495790406</text:p>
          </table:table-cell>
          <table:table-cell table:number-columns-repeated="16"/>
        </table:table-row>
        <table:table-row table:style-name="ro1">
          <table:table-cell office:value-type="float" office:value="8237.3425" calcext:value-type="float">
            <text:p>8237.3425</text:p>
          </table:table-cell>
          <table:table-cell table:number-columns-repeated="3"/>
          <table:table-cell table:formula="of:=[.$C$4] + ([.$C$5] - [.$C$4]) * (([.A1693] - [.$C$1]) / ([.$C$2] - [.$C$1]))" office:value-type="float" office:value="-0.366443707875038" calcext:value-type="float">
            <text:p>-0.366443707875038</text:p>
          </table:table-cell>
          <table:table-cell table:number-columns-repeated="16"/>
        </table:table-row>
        <table:table-row table:style-name="ro1">
          <table:table-cell office:value-type="float" office:value="8250.395" calcext:value-type="float">
            <text:p>8250.395</text:p>
          </table:table-cell>
          <table:table-cell table:number-columns-repeated="3"/>
          <table:table-cell table:formula="of:=[.$C$4] + ([.$C$5] - [.$C$4]) * (([.A1694] - [.$C$1]) / ([.$C$2] - [.$C$1]))" office:value-type="float" office:value="-0.366229254009672" calcext:value-type="float">
            <text:p>-0.366229254009672</text:p>
          </table:table-cell>
          <table:table-cell table:number-columns-repeated="16"/>
        </table:table-row>
        <table:table-row table:style-name="ro1">
          <table:table-cell office:value-type="float" office:value="8493.13125" calcext:value-type="float">
            <text:p>8493.13125</text:p>
          </table:table-cell>
          <table:table-cell table:number-columns-repeated="3"/>
          <table:table-cell table:formula="of:=[.$C$4] + ([.$C$5] - [.$C$4]) * (([.A1695] - [.$C$1]) / ([.$C$2] - [.$C$1]))" office:value-type="float" office:value="-0.362241073425329" calcext:value-type="float">
            <text:p>-0.362241073425329</text:p>
          </table:table-cell>
          <table:table-cell table:number-columns-repeated="16"/>
        </table:table-row>
        <table:table-row table:style-name="ro1">
          <table:table-cell office:value-type="float" office:value="8324.025" calcext:value-type="float">
            <text:p>8324.025</text:p>
          </table:table-cell>
          <table:table-cell table:number-columns-repeated="3"/>
          <table:table-cell table:formula="of:=[.$C$4] + ([.$C$5] - [.$C$4]) * (([.A1696] - [.$C$1]) / ([.$C$2] - [.$C$1]))" office:value-type="float" office:value="-0.365019505830629" calcext:value-type="float">
            <text:p>-0.365019505830629</text:p>
          </table:table-cell>
          <table:table-cell table:number-columns-repeated="16"/>
        </table:table-row>
        <table:table-row table:style-name="ro1">
          <table:table-cell office:value-type="float" office:value="7951.51375" calcext:value-type="float">
            <text:p>7951.51375</text:p>
          </table:table-cell>
          <table:table-cell table:number-columns-repeated="3"/>
          <table:table-cell table:formula="of:=[.$C$4] + ([.$C$5] - [.$C$4]) * (([.A1697] - [.$C$1]) / ([.$C$2] - [.$C$1]))" office:value-type="float" office:value="-0.371139902494494" calcext:value-type="float">
            <text:p>-0.371139902494494</text:p>
          </table:table-cell>
          <table:table-cell table:number-columns-repeated="16"/>
        </table:table-row>
        <table:table-row table:style-name="ro1">
          <table:table-cell office:value-type="float" office:value="7614.96375" calcext:value-type="float">
            <text:p>7614.96375</text:p>
          </table:table-cell>
          <table:table-cell table:number-columns-repeated="3"/>
          <table:table-cell table:formula="of:=[.$C$4] + ([.$C$5] - [.$C$4]) * (([.A1698] - [.$C$1]) / ([.$C$2] - [.$C$1]))" office:value-type="float" office:value="-0.376669452265739" calcext:value-type="float">
            <text:p>-0.376669452265739</text:p>
          </table:table-cell>
          <table:table-cell table:number-columns-repeated="16"/>
        </table:table-row>
        <table:table-row table:style-name="ro1">
          <table:table-cell office:value-type="float" office:value="7599.9525" calcext:value-type="float">
            <text:p>7599.9525</text:p>
          </table:table-cell>
          <table:table-cell table:number-columns-repeated="3"/>
          <table:table-cell table:formula="of:=[.$C$4] + ([.$C$5] - [.$C$4]) * (([.A1699] - [.$C$1]) / ([.$C$2] - [.$C$1]))" office:value-type="float" office:value="-0.376916088587247" calcext:value-type="float">
            <text:p>-0.376916088587247</text:p>
          </table:table-cell>
          <table:table-cell table:number-columns-repeated="16"/>
        </table:table-row>
        <table:table-row table:style-name="ro1">
          <table:table-cell office:value-type="float" office:value="7436.835" calcext:value-type="float">
            <text:p>7436.835</text:p>
          </table:table-cell>
          <table:table-cell table:number-columns-repeated="3"/>
          <table:table-cell table:formula="of:=[.$C$4] + ([.$C$5] - [.$C$4]) * (([.A1700] - [.$C$1]) / ([.$C$2] - [.$C$1]))" office:value-type="float" office:value="-0.379596125238001" calcext:value-type="float">
            <text:p>-0.379596125238001</text:p>
          </table:table-cell>
          <table:table-cell table:number-columns-repeated="16"/>
        </table:table-row>
        <table:table-row table:style-name="ro1">
          <table:table-cell office:value-type="float" office:value="7296.79625" calcext:value-type="float">
            <text:p>7296.79625</text:p>
          </table:table-cell>
          <table:table-cell table:number-columns-repeated="3"/>
          <table:table-cell table:formula="of:=[.$C$4] + ([.$C$5] - [.$C$4]) * (([.A1701] - [.$C$1]) / ([.$C$2] - [.$C$1]))" office:value-type="float" office:value="-0.381896975744695" calcext:value-type="float">
            <text:p>-0.381896975744695</text:p>
          </table:table-cell>
          <table:table-cell table:number-columns-repeated="16"/>
        </table:table-row>
        <table:table-row table:style-name="ro1">
          <table:table-cell office:value-type="float" office:value="7383.2175" calcext:value-type="float">
            <text:p>7383.2175</text:p>
          </table:table-cell>
          <table:table-cell table:number-columns-repeated="3"/>
          <table:table-cell table:formula="of:=[.$C$4] + ([.$C$5] - [.$C$4]) * (([.A1702] - [.$C$1]) / ([.$C$2] - [.$C$1]))" office:value-type="float" office:value="-0.380477066063613" calcext:value-type="float">
            <text:p>-0.380477066063613</text:p>
          </table:table-cell>
          <table:table-cell table:number-columns-repeated="16"/>
        </table:table-row>
        <table:table-row table:style-name="ro1">
          <table:table-cell office:value-type="float" office:value="7118.42375" calcext:value-type="float">
            <text:p>7118.42375</text:p>
          </table:table-cell>
          <table:table-cell table:number-columns-repeated="3"/>
          <table:table-cell table:formula="of:=[.$C$4] + ([.$C$5] - [.$C$4]) * (([.A1703] - [.$C$1]) / ([.$C$2] - [.$C$1]))" office:value-type="float" office:value="-0.384827653553554" calcext:value-type="float">
            <text:p>-0.384827653553554</text:p>
          </table:table-cell>
          <table:table-cell table:number-columns-repeated="16"/>
        </table:table-row>
        <table:table-row table:style-name="ro1">
          <table:table-cell office:value-type="float" office:value="7491.61125" calcext:value-type="float">
            <text:p>7491.61125</text:p>
          </table:table-cell>
          <table:table-cell table:number-columns-repeated="3"/>
          <table:table-cell table:formula="of:=[.$C$4] + ([.$C$5] - [.$C$4]) * (([.A1704] - [.$C$1]) / ([.$C$2] - [.$C$1]))" office:value-type="float" office:value="-0.378696146035335" calcext:value-type="float">
            <text:p>-0.378696146035335</text:p>
          </table:table-cell>
          <table:table-cell table:number-columns-repeated="16"/>
        </table:table-row>
        <table:table-row table:style-name="ro1">
          <table:table-cell office:value-type="float" office:value="7540.8105222724" calcext:value-type="float">
            <text:p>7540.8105222724</text:p>
          </table:table-cell>
          <table:table-cell table:number-columns-repeated="3"/>
          <table:table-cell table:formula="of:=[.$C$4] + ([.$C$5] - [.$C$4]) * (([.A1705] - [.$C$1]) / ([.$C$2] - [.$C$1]))" office:value-type="float" office:value="-0.377887797128072" calcext:value-type="float">
            <text:p>-0.377887797128072</text:p>
          </table:table-cell>
          <table:table-cell table:number-columns-repeated="16"/>
        </table:table-row>
        <table:table-row table:style-name="ro1">
          <table:table-cell office:value-type="float" office:value="7494.0654822749" calcext:value-type="float">
            <text:p>7494.0654822749</text:p>
          </table:table-cell>
          <table:table-cell table:number-columns-repeated="3"/>
          <table:table-cell table:formula="of:=[.$C$4] + ([.$C$5] - [.$C$4]) * (([.A1706] - [.$C$1]) / ([.$C$2] - [.$C$1]))" office:value-type="float" office:value="-0.378655822756434" calcext:value-type="float">
            <text:p>-0.378655822756434</text:p>
          </table:table-cell>
          <table:table-cell table:number-columns-repeated="16"/>
        </table:table-row>
        <table:table-row table:style-name="ro1">
          <table:table-cell office:value-type="float" office:value="7516.6125685348" calcext:value-type="float">
            <text:p>7516.6125685348</text:p>
          </table:table-cell>
          <table:table-cell table:number-columns-repeated="3"/>
          <table:table-cell table:formula="of:=[.$C$4] + ([.$C$5] - [.$C$4]) * (([.A1707] - [.$C$1]) / ([.$C$2] - [.$C$1]))" office:value-type="float" office:value="-0.378285371900184" calcext:value-type="float">
            <text:p>-0.378285371900184</text:p>
          </table:table-cell>
          <table:table-cell table:number-columns-repeated="16"/>
        </table:table-row>
        <table:table-row table:style-name="ro1">
          <table:table-cell office:value-type="float" office:value="7638.232021408" calcext:value-type="float">
            <text:p>7638.232021408</text:p>
          </table:table-cell>
          <table:table-cell table:number-columns-repeated="3"/>
          <table:table-cell table:formula="of:=[.$C$4] + ([.$C$5] - [.$C$4]) * (([.A1708] - [.$C$1]) / ([.$C$2] - [.$C$1]))" office:value-type="float" office:value="-0.37628715226621" calcext:value-type="float">
            <text:p>-0.37628715226621</text:p>
          </table:table-cell>
          <table:table-cell table:number-columns-repeated="16"/>
        </table:table-row>
        <table:table-row table:style-name="ro1">
          <table:table-cell office:value-type="float" office:value="7706.6398292592" calcext:value-type="float">
            <text:p>7706.6398292592</text:p>
          </table:table-cell>
          <table:table-cell table:number-columns-repeated="3"/>
          <table:table-cell table:formula="of:=[.$C$4] + ([.$C$5] - [.$C$4]) * (([.A1709] - [.$C$1]) / ([.$C$2] - [.$C$1]))" office:value-type="float" office:value="-0.375163205220437" calcext:value-type="float">
            <text:p>-0.375163205220437</text:p>
          </table:table-cell>
          <table:table-cell table:number-columns-repeated="16"/>
        </table:table-row>
        <table:table-row table:style-name="ro1">
          <table:table-cell office:value-type="float" office:value="7505.5892814697" calcext:value-type="float">
            <text:p>7505.5892814697</text:p>
          </table:table-cell>
          <table:table-cell table:number-columns-repeated="3"/>
          <table:table-cell table:formula="of:=[.$C$4] + ([.$C$5] - [.$C$4]) * (([.A1710] - [.$C$1]) / ([.$C$2] - [.$C$1]))" office:value-type="float" office:value="-0.378466485596423" calcext:value-type="float">
            <text:p>-0.378466485596423</text:p>
          </table:table-cell>
          <table:table-cell table:number-columns-repeated="16"/>
        </table:table-row>
        <table:table-row table:style-name="ro1">
          <table:table-cell office:value-type="float" office:value="7617.98" calcext:value-type="float">
            <text:p>7617.98</text:p>
          </table:table-cell>
          <table:table-cell table:number-columns-repeated="3"/>
          <table:table-cell table:formula="of:=[.$C$4] + ([.$C$5] - [.$C$4]) * (([.A1711] - [.$C$1]) / ([.$C$2] - [.$C$1]))" office:value-type="float" office:value="-0.376619894980053" calcext:value-type="float">
            <text:p>-0.376619894980053</text:p>
          </table:table-cell>
          <table:table-cell table:number-columns-repeated="16"/>
        </table:table-row>
        <table:table-row table:style-name="ro1">
          <table:table-cell office:value-type="float" office:value="7658.57" calcext:value-type="float">
            <text:p>7658.57</text:p>
          </table:table-cell>
          <table:table-cell table:number-columns-repeated="3"/>
          <table:table-cell table:formula="of:=[.$C$4] + ([.$C$5] - [.$C$4]) * (([.A1712] - [.$C$1]) / ([.$C$2] - [.$C$1]))" office:value-type="float" office:value="-0.375952997267337" calcext:value-type="float">
            <text:p>-0.375952997267337</text:p>
          </table:table-cell>
          <table:table-cell table:number-columns-repeated="16"/>
        </table:table-row>
        <table:table-row table:style-name="ro1">
          <table:table-cell office:value-type="float" office:value="7684.93" calcext:value-type="float">
            <text:p>7684.93</text:p>
          </table:table-cell>
          <table:table-cell table:number-columns-repeated="3"/>
          <table:table-cell table:formula="of:=[.$C$4] + ([.$C$5] - [.$C$4]) * (([.A1713] - [.$C$1]) / ([.$C$2] - [.$C$1]))" office:value-type="float" office:value="-0.375519899861394" calcext:value-type="float">
            <text:p>-0.375519899861394</text:p>
          </table:table-cell>
          <table:table-cell table:number-columns-repeated="16"/>
        </table:table-row>
        <table:table-row table:style-name="ro1">
          <table:table-cell office:value-type="float" office:value="7618.11" calcext:value-type="float">
            <text:p>7618.11</text:p>
          </table:table-cell>
          <table:table-cell table:number-columns-repeated="3"/>
          <table:table-cell table:formula="of:=[.$C$4] + ([.$C$5] - [.$C$4]) * (([.A1714] - [.$C$1]) / ([.$C$2] - [.$C$1]))" office:value-type="float" office:value="-0.376617759067202" calcext:value-type="float">
            <text:p>-0.376617759067202</text:p>
          </table:table-cell>
          <table:table-cell table:number-columns-repeated="16"/>
        </table:table-row>
        <table:table-row table:style-name="ro1">
          <table:table-cell office:value-type="float" office:value="7495.1" calcext:value-type="float">
            <text:p>7495.1</text:p>
          </table:table-cell>
          <table:table-cell table:number-columns-repeated="3"/>
          <table:table-cell table:formula="of:=[.$C$4] + ([.$C$5] - [.$C$4]) * (([.A1715] - [.$C$1]) / ([.$C$2] - [.$C$1]))" office:value-type="float" office:value="-0.378638825527938" calcext:value-type="float">
            <text:p>-0.378638825527938</text:p>
          </table:table-cell>
          <table:table-cell table:number-columns-repeated="16"/>
        </table:table-row>
        <table:table-row table:style-name="ro1">
          <table:table-cell office:value-type="float" office:value="6680.2168597016" calcext:value-type="float">
            <text:p>6680.2168597016</text:p>
          </table:table-cell>
          <table:table-cell table:number-columns-repeated="3"/>
          <table:table-cell table:formula="of:=[.$C$4] + ([.$C$5] - [.$C$4]) * (([.A1716] - [.$C$1]) / ([.$C$2] - [.$C$1]))" office:value-type="float" office:value="-0.392027436082175" calcext:value-type="float">
            <text:p>-0.392027436082175</text:p>
          </table:table-cell>
          <table:table-cell table:number-columns-repeated="16"/>
        </table:table-row>
        <table:table-row table:style-name="ro1">
          <table:table-cell office:value-type="float" office:value="6870.4103486233" calcext:value-type="float">
            <text:p>6870.4103486233</text:p>
          </table:table-cell>
          <table:table-cell table:number-columns-repeated="3"/>
          <table:table-cell table:formula="of:=[.$C$4] + ([.$C$5] - [.$C$4]) * (([.A1717] - [.$C$1]) / ([.$C$2] - [.$C$1]))" office:value-type="float" office:value="-0.388902538256713" calcext:value-type="float">
            <text:p>-0.388902538256713</text:p>
          </table:table-cell>
          <table:table-cell table:number-columns-repeated="16"/>
        </table:table-row>
        <table:table-row table:style-name="ro1">
          <table:table-cell office:value-type="float" office:value="6525.0963860433" calcext:value-type="float">
            <text:p>6525.0963860433</text:p>
          </table:table-cell>
          <table:table-cell table:number-columns-repeated="3"/>
          <table:table-cell table:formula="of:=[.$C$4] + ([.$C$5] - [.$C$4]) * (([.A1718] - [.$C$1]) / ([.$C$2] - [.$C$1]))" office:value-type="float" office:value="-0.394576080799551" calcext:value-type="float">
            <text:p>-0.394576080799551</text:p>
          </table:table-cell>
          <table:table-cell table:number-columns-repeated="16"/>
        </table:table-row>
        <table:table-row table:style-name="ro1">
          <table:table-cell office:value-type="float" office:value="6296.3268589945" calcext:value-type="float">
            <text:p>6296.3268589945</text:p>
          </table:table-cell>
          <table:table-cell table:number-columns-repeated="3"/>
          <table:table-cell table:formula="of:=[.$C$4] + ([.$C$5] - [.$C$4]) * (([.A1719] - [.$C$1]) / ([.$C$2] - [.$C$1]))" office:value-type="float" office:value="-0.398334786745058" calcext:value-type="float">
            <text:p>-0.398334786745058</text:p>
          </table:table-cell>
          <table:table-cell table:number-columns-repeated="16"/>
        </table:table-row>
        <table:table-row table:style-name="ro1">
          <table:table-cell office:value-type="float" office:value="6632.4461951216" calcext:value-type="float">
            <text:p>6632.4461951216</text:p>
          </table:table-cell>
          <table:table-cell table:number-columns-repeated="3"/>
          <table:table-cell table:formula="of:=[.$C$4] + ([.$C$5] - [.$C$4]) * (([.A1720] - [.$C$1]) / ([.$C$2] - [.$C$1]))" office:value-type="float" office:value="-0.39281231282382" calcext:value-type="float">
            <text:p>-0.39281231282382</text:p>
          </table:table-cell>
          <table:table-cell table:number-columns-repeated="16"/>
        </table:table-row>
        <table:table-row table:style-name="ro1">
          <table:table-cell office:value-type="float" office:value="6397.4411699333" calcext:value-type="float">
            <text:p>6397.4411699333</text:p>
          </table:table-cell>
          <table:table-cell table:number-columns-repeated="3"/>
          <table:table-cell table:formula="of:=[.$C$4] + ([.$C$5] - [.$C$4]) * (([.A1721] - [.$C$1]) / ([.$C$2] - [.$C$1]))" office:value-type="float" office:value="-0.396673468620199" calcext:value-type="float">
            <text:p>-0.396673468620199</text:p>
          </table:table-cell>
          <table:table-cell table:number-columns-repeated="16"/>
        </table:table-row>
        <table:table-row table:style-name="ro1">
          <table:table-cell office:value-type="float" office:value="6491.9683234448" calcext:value-type="float">
            <text:p>6491.9683234448</text:p>
          </table:table-cell>
          <table:table-cell table:number-columns-repeated="3"/>
          <table:table-cell table:formula="of:=[.$C$4] + ([.$C$5] - [.$C$4]) * (([.A1722] - [.$C$1]) / ([.$C$2] - [.$C$1]))" office:value-type="float" office:value="-0.395120378143076" calcext:value-type="float">
            <text:p>-0.395120378143076</text:p>
          </table:table-cell>
          <table:table-cell table:number-columns-repeated="16"/>
        </table:table-row>
        <table:table-row table:style-name="ro1">
          <table:table-cell office:value-type="float" office:value="6442.5285229109" calcext:value-type="float">
            <text:p>6442.5285229109</text:p>
          </table:table-cell>
          <table:table-cell table:number-columns-repeated="3"/>
          <table:table-cell table:formula="of:=[.$C$4] + ([.$C$5] - [.$C$4]) * (([.A1723] - [.$C$1]) / ([.$C$2] - [.$C$1]))" office:value-type="float" office:value="-0.395932678953453" calcext:value-type="float">
            <text:p>-0.395932678953453</text:p>
          </table:table-cell>
          <table:table-cell table:number-columns-repeated="16"/>
        </table:table-row>
        <table:table-row table:style-name="ro1">
          <table:table-cell office:value-type="float" office:value="6706.6267954514" calcext:value-type="float">
            <text:p>6706.6267954514</text:p>
          </table:table-cell>
          <table:table-cell table:number-columns-repeated="3"/>
          <table:table-cell table:formula="of:=[.$C$4] + ([.$C$5] - [.$C$4]) * (([.A1724] - [.$C$1]) / ([.$C$2] - [.$C$1]))" office:value-type="float" office:value="-0.391593518226927" calcext:value-type="float">
            <text:p>-0.391593518226927</text:p>
          </table:table-cell>
          <table:table-cell table:number-columns-repeated="16"/>
        </table:table-row>
        <table:table-row table:style-name="ro1">
          <table:table-cell office:value-type="float" office:value="6735.9369835741" calcext:value-type="float">
            <text:p>6735.9369835741</text:p>
          </table:table-cell>
          <table:table-cell table:number-columns-repeated="3"/>
          <table:table-cell table:formula="of:=[.$C$4] + ([.$C$5] - [.$C$4]) * (([.A1725] - [.$C$1]) / ([.$C$2] - [.$C$1]))" office:value-type="float" office:value="-0.391111948938473" calcext:value-type="float">
            <text:p>-0.391111948938473</text:p>
          </table:table-cell>
          <table:table-cell table:number-columns-repeated="16"/>
        </table:table-row>
        <table:table-row table:style-name="ro1">
          <table:table-cell office:value-type="float" office:value="6760.2550964816" calcext:value-type="float">
            <text:p>6760.2550964816</text:p>
          </table:table-cell>
          <table:table-cell table:number-columns-repeated="3"/>
          <table:table-cell table:formula="of:=[.$C$4] + ([.$C$5] - [.$C$4]) * (([.A1726] - [.$C$1]) / ([.$C$2] - [.$C$1]))" office:value-type="float" office:value="-0.390712399939321" calcext:value-type="float">
            <text:p>-0.390712399939321</text:p>
          </table:table-cell>
          <table:table-cell table:number-columns-repeated="16"/>
        </table:table-row>
        <table:table-row table:style-name="ro1">
          <table:table-cell office:value-type="float" office:value="6729.4986888553" calcext:value-type="float">
            <text:p>6729.4986888553</text:p>
          </table:table-cell>
          <table:table-cell table:number-columns-repeated="3"/>
          <table:table-cell table:formula="of:=[.$C$4] + ([.$C$5] - [.$C$4]) * (([.A1727] - [.$C$1]) / ([.$C$2] - [.$C$1]))" office:value-type="float" office:value="-0.391217730757191" calcext:value-type="float">
            <text:p>-0.391217730757191</text:p>
          </table:table-cell>
          <table:table-cell table:number-columns-repeated="16"/>
        </table:table-row>
        <table:table-row table:style-name="ro1">
          <table:table-cell office:value-type="float" office:value="6041.9260123058" calcext:value-type="float">
            <text:p>6041.9260123058</text:p>
          </table:table-cell>
          <table:table-cell table:number-columns-repeated="3"/>
          <table:table-cell table:formula="of:=[.$C$4] + ([.$C$5] - [.$C$4]) * (([.A1728] - [.$C$1]) / ([.$C$2] - [.$C$1]))" office:value-type="float" office:value="-0.402514617806155" calcext:value-type="float">
            <text:p>-0.402514617806155</text:p>
          </table:table-cell>
          <table:table-cell table:number-columns-repeated="16"/>
        </table:table-row>
        <table:table-row table:style-name="ro1">
          <table:table-cell office:value-type="float" office:value="6198.0403657754" calcext:value-type="float">
            <text:p>6198.0403657754</text:p>
          </table:table-cell>
          <table:table-cell table:number-columns-repeated="3"/>
          <table:table-cell table:formula="of:=[.$C$4] + ([.$C$5] - [.$C$4]) * (([.A1729] - [.$C$1]) / ([.$C$2] - [.$C$1]))" office:value-type="float" office:value="-0.399949643545225" calcext:value-type="float">
            <text:p>-0.399949643545225</text:p>
          </table:table-cell>
          <table:table-cell table:number-columns-repeated="16"/>
        </table:table-row>
        <table:table-row table:style-name="ro1">
          <table:table-cell office:value-type="float" office:value="6146.2798868388" calcext:value-type="float">
            <text:p>6146.2798868388</text:p>
          </table:table-cell>
          <table:table-cell table:number-columns-repeated="3"/>
          <table:table-cell table:formula="of:=[.$C$4] + ([.$C$5] - [.$C$4]) * (([.A1730] - [.$C$1]) / ([.$C$2] - [.$C$1]))" office:value-type="float" office:value="-0.400800073331181" calcext:value-type="float">
            <text:p>-0.400800073331181</text:p>
          </table:table-cell>
          <table:table-cell table:number-columns-repeated="16"/>
        </table:table-row>
        <table:table-row table:style-name="ro1">
          <table:table-cell office:value-type="float" office:value="6237.5096139827" calcext:value-type="float">
            <text:p>6237.5096139827</text:p>
          </table:table-cell>
          <table:table-cell table:number-columns-repeated="3"/>
          <table:table-cell table:formula="of:=[.$C$4] + ([.$C$5] - [.$C$4]) * (([.A1731] - [.$C$1]) / ([.$C$2] - [.$C$1]))" office:value-type="float" office:value="-0.39930115989526" calcext:value-type="float">
            <text:p>-0.39930115989526</text:p>
          </table:table-cell>
          <table:table-cell table:number-columns-repeated="16"/>
        </table:table-row>
        <table:table-row table:style-name="ro1">
          <table:table-cell office:value-type="float" office:value="6153.0254740168" calcext:value-type="float">
            <text:p>6153.0254740168</text:p>
          </table:table-cell>
          <table:table-cell table:number-columns-repeated="3"/>
          <table:table-cell table:formula="of:=[.$C$4] + ([.$C$5] - [.$C$4]) * (([.A1732] - [.$C$1]) / ([.$C$2] - [.$C$1]))" office:value-type="float" office:value="-0.400689242666979" calcext:value-type="float">
            <text:p>-0.400689242666979</text:p>
          </table:table-cell>
          <table:table-cell table:number-columns-repeated="16"/>
        </table:table-row>
        <table:table-row table:style-name="ro1">
          <table:table-cell office:value-type="float" office:value="6143.8517081013" calcext:value-type="float">
            <text:p>6143.8517081013</text:p>
          </table:table-cell>
          <table:table-cell table:number-columns-repeated="3"/>
          <table:table-cell table:formula="of:=[.$C$4] + ([.$C$5] - [.$C$4]) * (([.A1733] - [.$C$1]) / ([.$C$2] - [.$C$1]))" office:value-type="float" office:value="-0.400839968547887" calcext:value-type="float">
            <text:p>-0.400839968547887</text:p>
          </table:table-cell>
          <table:table-cell table:number-columns-repeated="16"/>
        </table:table-row>
        <table:table-row table:style-name="ro1">
          <table:table-cell office:value-type="float" office:value="5952.9886577123" calcext:value-type="float">
            <text:p>5952.9886577123</text:p>
          </table:table-cell>
          <table:table-cell table:number-columns-repeated="3"/>
          <table:table-cell table:formula="of:=[.$C$4] + ([.$C$5] - [.$C$4]) * (([.A1734] - [.$C$1]) / ([.$C$2] - [.$C$1]))" office:value-type="float" office:value="-0.40397586733445" calcext:value-type="float">
            <text:p>-0.40397586733445</text:p>
          </table:table-cell>
          <table:table-cell table:number-columns-repeated="16"/>
        </table:table-row>
        <table:table-row table:style-name="ro1">
          <table:table-cell office:value-type="float" office:value="6185.1036638459" calcext:value-type="float">
            <text:p>6185.1036638459</text:p>
          </table:table-cell>
          <table:table-cell table:number-columns-repeated="3"/>
          <table:table-cell table:formula="of:=[.$C$4] + ([.$C$5] - [.$C$4]) * (([.A1735] - [.$C$1]) / ([.$C$2] - [.$C$1]))" office:value-type="float" office:value="-0.400162194836846" calcext:value-type="float">
            <text:p>-0.400162194836846</text:p>
          </table:table-cell>
          <table:table-cell table:number-columns-repeated="16"/>
        </table:table-row>
        <table:table-row table:style-name="ro1">
          <table:table-cell office:value-type="float" office:value="6393.2233555441" calcext:value-type="float">
            <text:p>6393.2233555441</text:p>
          </table:table-cell>
          <table:table-cell table:number-columns-repeated="3"/>
          <table:table-cell table:formula="of:=[.$C$4] + ([.$C$5] - [.$C$4]) * (([.A1736] - [.$C$1]) / ([.$C$2] - [.$C$1]))" office:value-type="float" office:value="-0.396742767727586" calcext:value-type="float">
            <text:p>-0.396742767727586</text:p>
          </table:table-cell>
          <table:table-cell table:number-columns-repeated="16"/>
        </table:table-row>
        <table:table-row table:style-name="ro1">
          <table:table-cell office:value-type="float" office:value="6373.1849752001" calcext:value-type="float">
            <text:p>6373.1849752001</text:p>
          </table:table-cell>
          <table:table-cell table:number-columns-repeated="3"/>
          <table:table-cell table:formula="of:=[.$C$4] + ([.$C$5] - [.$C$4]) * (([.A1737] - [.$C$1]) / ([.$C$2] - [.$C$1]))" office:value-type="float" office:value="-0.397072000297627" calcext:value-type="float">
            <text:p>-0.397072000297627</text:p>
          </table:table-cell>
          <table:table-cell table:number-columns-repeated="16"/>
        </table:table-row>
        <table:table-row table:style-name="ro1">
          <table:table-cell office:value-type="float" office:value="6614.419252791" calcext:value-type="float">
            <text:p>6614.419252791</text:p>
          </table:table-cell>
          <table:table-cell table:number-columns-repeated="3"/>
          <table:table-cell table:formula="of:=[.$C$4] + ([.$C$5] - [.$C$4]) * (([.A1738] - [.$C$1]) / ([.$C$2] - [.$C$1]))" office:value-type="float" office:value="-0.393108497268451" calcext:value-type="float">
            <text:p>-0.393108497268451</text:p>
          </table:table-cell>
          <table:table-cell table:number-columns-repeated="16"/>
        </table:table-row>
        <table:table-row table:style-name="ro1">
          <table:table-cell office:value-type="float" office:value="6511.0200366196" calcext:value-type="float">
            <text:p>6511.0200366196</text:p>
          </table:table-cell>
          <table:table-cell table:number-columns-repeated="3"/>
          <table:table-cell table:formula="of:=[.$C$4] + ([.$C$5] - [.$C$4]) * (([.A1739] - [.$C$1]) / ([.$C$2] - [.$C$1]))" office:value-type="float" office:value="-0.394807356612166" calcext:value-type="float">
            <text:p>-0.394807356612166</text:p>
          </table:table-cell>
          <table:table-cell table:number-columns-repeated="16"/>
        </table:table-row>
        <table:table-row table:style-name="ro1">
          <table:table-cell office:value-type="float" office:value="6590.0033563433" calcext:value-type="float">
            <text:p>6590.0033563433</text:p>
          </table:table-cell>
          <table:table-cell table:number-columns-repeated="3"/>
          <table:table-cell table:formula="of:=[.$C$4] + ([.$C$5] - [.$C$4]) * (([.A1740] - [.$C$1]) / ([.$C$2] - [.$C$1]))" office:value-type="float" office:value="-0.393509652860836" calcext:value-type="float">
            <text:p>-0.393509652860836</text:p>
          </table:table-cell>
          <table:table-cell table:number-columns-repeated="16"/>
        </table:table-row>
        <table:table-row table:style-name="ro1">
          <table:table-cell office:value-type="float" office:value="6532.95" calcext:value-type="float">
            <text:p>6532.95</text:p>
          </table:table-cell>
          <table:table-cell table:number-columns-repeated="3"/>
          <table:table-cell table:formula="of:=[.$C$4] + ([.$C$5] - [.$C$4]) * (([.A1741] - [.$C$1]) / ([.$C$2] - [.$C$1]))" office:value-type="float" office:value="-0.394447045145836" calcext:value-type="float">
            <text:p>-0.394447045145836</text:p>
          </table:table-cell>
          <table:table-cell table:number-columns-repeated="16"/>
        </table:table-row>
        <table:table-row table:style-name="ro1">
          <table:table-cell office:value-type="float" office:value="6580.3146216111" calcext:value-type="float">
            <text:p>6580.3146216111</text:p>
          </table:table-cell>
          <table:table-cell table:number-columns-repeated="3"/>
          <table:table-cell table:formula="of:=[.$C$4] + ([.$C$5] - [.$C$4]) * (([.A1742] - [.$C$1]) / ([.$C$2] - [.$C$1]))" office:value-type="float" office:value="-0.393668839730311" calcext:value-type="float">
            <text:p>-0.393668839730311</text:p>
          </table:table-cell>
          <table:table-cell table:number-columns-repeated="16"/>
        </table:table-row>
        <table:table-row table:style-name="ro1">
          <table:table-cell office:value-type="float" office:value="6570.4271147528" calcext:value-type="float">
            <text:p>6570.4271147528</text:p>
          </table:table-cell>
          <table:table-cell table:number-columns-repeated="3"/>
          <table:table-cell table:formula="of:=[.$C$4] + ([.$C$5] - [.$C$4]) * (([.A1743] - [.$C$1]) / ([.$C$2] - [.$C$1]))" office:value-type="float" office:value="-0.39383129244547" calcext:value-type="float">
            <text:p>-0.39383129244547</text:p>
          </table:table-cell>
          <table:table-cell table:number-columns-repeated="16"/>
        </table:table-row>
        <table:table-row table:style-name="ro1">
          <table:table-cell office:value-type="float" office:value="6744.9886791598" calcext:value-type="float">
            <text:p>6744.9886791598</text:p>
          </table:table-cell>
          <table:table-cell table:number-columns-repeated="3"/>
          <table:table-cell table:formula="of:=[.$C$4] + ([.$C$5] - [.$C$4]) * (([.A1744] - [.$C$1]) / ([.$C$2] - [.$C$1]))" office:value-type="float" office:value="-0.390963228685152" calcext:value-type="float">
            <text:p>-0.390963228685152</text:p>
          </table:table-cell>
          <table:table-cell table:number-columns-repeated="16"/>
        </table:table-row>
        <table:table-row table:style-name="ro1">
          <table:table-cell office:value-type="float" office:value="6694.5308510904" calcext:value-type="float">
            <text:p>6694.5308510904</text:p>
          </table:table-cell>
          <table:table-cell table:number-columns-repeated="3"/>
          <table:table-cell table:formula="of:=[.$C$4] + ([.$C$5] - [.$C$4]) * (([.A1745] - [.$C$1]) / ([.$C$2] - [.$C$1]))" office:value-type="float" office:value="-0.39179225578858" calcext:value-type="float">
            <text:p>-0.39179225578858</text:p>
          </table:table-cell>
          <table:table-cell table:number-columns-repeated="16"/>
        </table:table-row>
        <table:table-row table:style-name="ro1">
          <table:table-cell office:value-type="float" office:value="6296.981692185" calcext:value-type="float">
            <text:p>6296.981692185</text:p>
          </table:table-cell>
          <table:table-cell table:number-columns-repeated="3"/>
          <table:table-cell table:formula="of:=[.$C$4] + ([.$C$5] - [.$C$4]) * (([.A1746] - [.$C$1]) / ([.$C$2] - [.$C$1]))" office:value-type="float" office:value="-0.398324027771002" calcext:value-type="float">
            <text:p>-0.398324027771002</text:p>
          </table:table-cell>
          <table:table-cell table:number-columns-repeated="16"/>
        </table:table-row>
        <table:table-row table:style-name="ro1">
          <table:table-cell office:value-type="float" office:value="6374.9745822869" calcext:value-type="float">
            <text:p>6374.9745822869</text:p>
          </table:table-cell>
          <table:table-cell table:number-columns-repeated="3"/>
          <table:table-cell table:formula="of:=[.$C$4] + ([.$C$5] - [.$C$4]) * (([.A1747] - [.$C$1]) / ([.$C$2] - [.$C$1]))" office:value-type="float" office:value="-0.397042596876271" calcext:value-type="float">
            <text:p>-0.397042596876271</text:p>
          </table:table-cell>
          <table:table-cell table:number-columns-repeated="16"/>
        </table:table-row>
        <table:table-row table:style-name="ro1">
          <table:table-cell office:value-type="float" office:value="6244.68" calcext:value-type="float">
            <text:p>6244.68</text:p>
          </table:table-cell>
          <table:table-cell table:number-columns-repeated="3"/>
          <table:table-cell table:formula="of:=[.$C$4] + ([.$C$5] - [.$C$4]) * (([.A1748] - [.$C$1]) / ([.$C$2] - [.$C$1]))" office:value-type="float" office:value="-0.399183349744133" calcext:value-type="float">
            <text:p>-0.399183349744133</text:p>
          </table:table-cell>
          <table:table-cell table:number-columns-repeated="16"/>
        </table:table-row>
        <table:table-row table:style-name="ro1">
          <table:table-cell office:value-type="float" office:value="6254.7990075078" calcext:value-type="float">
            <text:p>6254.7990075078</text:p>
          </table:table-cell>
          <table:table-cell table:number-columns-repeated="3"/>
          <table:table-cell table:formula="of:=[.$C$4] + ([.$C$5] - [.$C$4]) * (([.A1749] - [.$C$1]) / ([.$C$2] - [.$C$1]))" office:value-type="float" office:value="-0.399017093450417" calcext:value-type="float">
            <text:p>-0.399017093450417</text:p>
          </table:table-cell>
          <table:table-cell table:number-columns-repeated="16"/>
        </table:table-row>
        <table:table-row table:style-name="ro1">
          <table:table-cell office:value-type="float" office:value="6254.6781292371" calcext:value-type="float">
            <text:p>6254.6781292371</text:p>
          </table:table-cell>
          <table:table-cell table:number-columns-repeated="3"/>
          <table:table-cell table:formula="of:=[.$C$4] + ([.$C$5] - [.$C$4]) * (([.A1750] - [.$C$1]) / ([.$C$2] - [.$C$1]))" office:value-type="float" office:value="-0.399019079492355" calcext:value-type="float">
            <text:p>-0.399019079492355</text:p>
          </table:table-cell>
          <table:table-cell table:number-columns-repeated="16"/>
        </table:table-row>
        <table:table-row table:style-name="ro1">
          <table:table-cell office:value-type="float" office:value="6356.1088751698" calcext:value-type="float">
            <text:p>6356.1088751698</text:p>
          </table:table-cell>
          <table:table-cell table:number-columns-repeated="3"/>
          <table:table-cell table:formula="of:=[.$C$4] + ([.$C$5] - [.$C$4]) * (([.A1751] - [.$C$1]) / ([.$C$2] - [.$C$1]))" office:value-type="float" office:value="-0.397352562309264" calcext:value-type="float">
            <text:p>-0.397352562309264</text:p>
          </table:table-cell>
          <table:table-cell table:number-columns-repeated="16"/>
        </table:table-row>
        <table:table-row table:style-name="ro1">
          <table:table-cell office:value-type="float" office:value="6727.4563368665" calcext:value-type="float">
            <text:p>6727.4563368665</text:p>
          </table:table-cell>
          <table:table-cell table:number-columns-repeated="3"/>
          <table:table-cell table:formula="of:=[.$C$4] + ([.$C$5] - [.$C$4]) * (([.A1752] - [.$C$1]) / ([.$C$2] - [.$C$1]))" office:value-type="float" office:value="-0.391251286802274" calcext:value-type="float">
            <text:p>-0.391251286802274</text:p>
          </table:table-cell>
          <table:table-cell table:number-columns-repeated="16"/>
        </table:table-row>
        <table:table-row table:style-name="ro1">
          <table:table-cell office:value-type="float" office:value="7316.1477118699" calcext:value-type="float">
            <text:p>7316.1477118699</text:p>
          </table:table-cell>
          <table:table-cell table:number-columns-repeated="3"/>
          <table:table-cell table:formula="of:=[.$C$4] + ([.$C$5] - [.$C$4]) * (([.A1753] - [.$C$1]) / ([.$C$2] - [.$C$1]))" office:value-type="float" office:value="-0.381579029313092" calcext:value-type="float">
            <text:p>-0.381579029313092</text:p>
          </table:table-cell>
          <table:table-cell table:number-columns-repeated="16"/>
        </table:table-row>
        <table:table-row table:style-name="ro1">
          <table:table-cell office:value-type="float" office:value="7359.7370362237" calcext:value-type="float">
            <text:p>7359.7370362237</text:p>
          </table:table-cell>
          <table:table-cell table:number-columns-repeated="3"/>
          <table:table-cell table:formula="of:=[.$C$4] + ([.$C$5] - [.$C$4]) * (([.A1754] - [.$C$1]) / ([.$C$2] - [.$C$1]))" office:value-type="float" office:value="-0.38086285240473" calcext:value-type="float">
            <text:p>-0.38086285240473</text:p>
          </table:table-cell>
          <table:table-cell table:number-columns-repeated="16"/>
        </table:table-row>
        <table:table-row table:style-name="ro1">
          <table:table-cell office:value-type="float" office:value="7484.6396626807" calcext:value-type="float">
            <text:p>7484.6396626807</text:p>
          </table:table-cell>
          <table:table-cell table:number-columns-repeated="3"/>
          <table:table-cell table:formula="of:=[.$C$4] + ([.$C$5] - [.$C$4]) * (([.A1755] - [.$C$1]) / ([.$C$2] - [.$C$1]))" office:value-type="float" office:value="-0.3788106899042" calcext:value-type="float">
            <text:p>-0.3788106899042</text:p>
          </table:table-cell>
          <table:table-cell table:number-columns-repeated="16"/>
        </table:table-row>
        <table:table-row table:style-name="ro1">
          <table:table-cell office:value-type="float" office:value="7337.2820905188" calcext:value-type="float">
            <text:p>7337.2820905188</text:p>
          </table:table-cell>
          <table:table-cell table:number-columns-repeated="3"/>
          <table:table-cell table:formula="of:=[.$C$4] + ([.$C$5] - [.$C$4]) * (([.A1756] - [.$C$1]) / ([.$C$2] - [.$C$1]))" office:value-type="float" office:value="-0.381231789382552" calcext:value-type="float">
            <text:p>-0.381231789382552</text:p>
          </table:table-cell>
          <table:table-cell table:number-columns-repeated="16"/>
        </table:table-row>
        <table:table-row table:style-name="ro1">
          <table:table-cell office:value-type="float" office:value="7424.5035031436" calcext:value-type="float">
            <text:p>7424.5035031436</text:p>
          </table:table-cell>
          <table:table-cell table:number-columns-repeated="3"/>
          <table:table-cell table:formula="of:=[.$C$4] + ([.$C$5] - [.$C$4]) * (([.A1757] - [.$C$1]) / ([.$C$2] - [.$C$1]))" office:value-type="float" office:value="-0.37979873295044" calcext:value-type="float">
            <text:p>-0.37979873295044</text:p>
          </table:table-cell>
          <table:table-cell table:number-columns-repeated="16"/>
        </table:table-row>
        <table:table-row table:style-name="ro1">
          <table:table-cell office:value-type="float" office:value="7400.4646611346" calcext:value-type="float">
            <text:p>7400.4646611346</text:p>
          </table:table-cell>
          <table:table-cell table:number-columns-repeated="3"/>
          <table:table-cell table:formula="of:=[.$C$4] + ([.$C$5] - [.$C$4]) * (([.A1758] - [.$C$1]) / ([.$C$2] - [.$C$1]))" office:value-type="float" office:value="-0.380193693501121" calcext:value-type="float">
            <text:p>-0.380193693501121</text:p>
          </table:table-cell>
          <table:table-cell table:number-columns-repeated="16"/>
        </table:table-row>
        <table:table-row table:style-name="ro1">
          <table:table-cell office:value-type="float" office:value="7730.2481771742" calcext:value-type="float">
            <text:p>7730.2481771742</text:p>
          </table:table-cell>
          <table:table-cell table:number-columns-repeated="3"/>
          <table:table-cell table:formula="of:=[.$C$4] + ([.$C$5] - [.$C$4]) * (([.A1759] - [.$C$1]) / ([.$C$2] - [.$C$1]))" office:value-type="float" office:value="-0.374775317730279" calcext:value-type="float">
            <text:p>-0.374775317730279</text:p>
          </table:table-cell>
          <table:table-cell table:number-columns-repeated="16"/>
        </table:table-row>
        <table:table-row table:style-name="ro1">
          <table:table-cell office:value-type="float" office:value="8320.1599473233" calcext:value-type="float">
            <text:p>8320.1599473233</text:p>
          </table:table-cell>
          <table:table-cell table:number-columns-repeated="3"/>
          <table:table-cell table:formula="of:=[.$C$4] + ([.$C$5] - [.$C$4]) * (([.A1760] - [.$C$1]) / ([.$C$2] - [.$C$1]))" office:value-type="float" office:value="-0.365083009028205" calcext:value-type="float">
            <text:p>-0.365083009028205</text:p>
          </table:table-cell>
          <table:table-cell table:number-columns-repeated="16"/>
        </table:table-row>
        <table:table-row table:style-name="ro1">
          <table:table-cell office:value-type="float" office:value="8269.5323354969" calcext:value-type="float">
            <text:p>8269.5323354969</text:p>
          </table:table-cell>
          <table:table-cell table:number-columns-repeated="3"/>
          <table:table-cell table:formula="of:=[.$C$4] + ([.$C$5] - [.$C$4]) * (([.A1761] - [.$C$1]) / ([.$C$2] - [.$C$1]))" office:value-type="float" office:value="-0.365914825695545" calcext:value-type="float">
            <text:p>-0.365914825695545</text:p>
          </table:table-cell>
          <table:table-cell table:number-columns-repeated="16"/>
        </table:table-row>
        <table:table-row table:style-name="ro1">
          <table:table-cell office:value-type="float" office:value="7933.125250505" calcext:value-type="float">
            <text:p>7933.125250505</text:p>
          </table:table-cell>
          <table:table-cell table:number-columns-repeated="3"/>
          <table:table-cell table:formula="of:=[.$C$4] + ([.$C$5] - [.$C$4]) * (([.A1762] - [.$C$1]) / ([.$C$2] - [.$C$1]))" office:value-type="float" office:value="-0.371442027359079" calcext:value-type="float">
            <text:p>-0.371442027359079</text:p>
          </table:table-cell>
          <table:table-cell table:number-columns-repeated="16"/>
        </table:table-row>
        <table:table-row table:style-name="ro1">
          <table:table-cell office:value-type="float" office:value="8182.375003005" calcext:value-type="float">
            <text:p>8182.375003005</text:p>
          </table:table-cell>
          <table:table-cell table:number-columns-repeated="3"/>
          <table:table-cell table:formula="of:=[.$C$4] + ([.$C$5] - [.$C$4]) * (([.A1763] - [.$C$1]) / ([.$C$2] - [.$C$1]))" office:value-type="float" office:value="-0.367346829284738" calcext:value-type="float">
            <text:p>-0.367346829284738</text:p>
          </table:table-cell>
          <table:table-cell table:number-columns-repeated="16"/>
        </table:table-row>
        <table:table-row table:style-name="ro1">
          <table:table-cell office:value-type="float" office:value="8184.6960858239" calcext:value-type="float">
            <text:p>8184.6960858239</text:p>
          </table:table-cell>
          <table:table-cell table:number-columns-repeated="3"/>
          <table:table-cell table:formula="of:=[.$C$4] + ([.$C$5] - [.$C$4]) * (([.A1764] - [.$C$1]) / ([.$C$2] - [.$C$1]))" office:value-type="float" office:value="-0.367308693664562" calcext:value-type="float">
            <text:p>-0.367308693664562</text:p>
          </table:table-cell>
          <table:table-cell table:number-columns-repeated="16"/>
        </table:table-row>
        <table:table-row table:style-name="ro1">
          <table:table-cell office:value-type="float" office:value="8215.2159687792" calcext:value-type="float">
            <text:p>8215.2159687792</text:p>
          </table:table-cell>
          <table:table-cell table:number-columns-repeated="3"/>
          <table:table-cell table:formula="of:=[.$C$4] + ([.$C$5] - [.$C$4]) * (([.A1765] - [.$C$1]) / ([.$C$2] - [.$C$1]))" office:value-type="float" office:value="-0.366807248970419" calcext:value-type="float">
            <text:p>-0.366807248970419</text:p>
          </table:table-cell>
          <table:table-cell table:number-columns-repeated="16"/>
        </table:table-row>
        <table:table-row table:style-name="ro1">
          <table:table-cell office:value-type="float" office:value="8166.6883994459" calcext:value-type="float">
            <text:p>8166.6883994459</text:p>
          </table:table-cell>
          <table:table-cell table:number-columns-repeated="3"/>
          <table:table-cell table:formula="of:=[.$C$4] + ([.$C$5] - [.$C$4]) * (([.A1766] - [.$C$1]) / ([.$C$2] - [.$C$1]))" office:value-type="float" office:value="-0.367604561731988" calcext:value-type="float">
            <text:p>-0.367604561731988</text:p>
          </table:table-cell>
          <table:table-cell table:number-columns-repeated="16"/>
        </table:table-row>
        <table:table-row table:style-name="ro1">
          <table:table-cell office:value-type="float" office:value="7732.3472908783" calcext:value-type="float">
            <text:p>7732.3472908783</text:p>
          </table:table-cell>
          <table:table-cell table:number-columns-repeated="3"/>
          <table:table-cell table:formula="of:=[.$C$4] + ([.$C$5] - [.$C$4]) * (([.A1767] - [.$C$1]) / ([.$C$2] - [.$C$1]))" office:value-type="float" office:value="-0.374740829084602" calcext:value-type="float">
            <text:p>-0.374740829084602</text:p>
          </table:table-cell>
          <table:table-cell table:number-columns-repeated="16"/>
        </table:table-row>
        <table:table-row table:style-name="ro1">
          <table:table-cell office:value-type="float" office:value="7589.374917258" calcext:value-type="float">
            <text:p>7589.374917258</text:p>
          </table:table-cell>
          <table:table-cell table:number-columns-repeated="3"/>
          <table:table-cell table:formula="of:=[.$C$4] + ([.$C$5] - [.$C$4]) * (([.A1768] - [.$C$1]) / ([.$C$2] - [.$C$1]))" office:value-type="float" office:value="-0.377089879317395" calcext:value-type="float">
            <text:p>-0.377089879317395</text:p>
          </table:table-cell>
          <table:table-cell table:number-columns-repeated="16"/>
        </table:table-row>
        <table:table-row table:style-name="ro1">
          <table:table-cell office:value-type="float" office:value="7527.0403990273" calcext:value-type="float">
            <text:p>7527.0403990273</text:p>
          </table:table-cell>
          <table:table-cell table:number-columns-repeated="3"/>
          <table:table-cell table:formula="of:=[.$C$4] + ([.$C$5] - [.$C$4]) * (([.A1769] - [.$C$1]) / ([.$C$2] - [.$C$1]))" office:value-type="float" office:value="-0.3781140416143" calcext:value-type="float">
            <text:p>-0.3781140416143</text:p>
          </table:table-cell>
          <table:table-cell table:number-columns-repeated="16"/>
        </table:table-row>
        <table:table-row table:style-name="ro1">
          <table:table-cell office:value-type="float" office:value="7423.0750930062" calcext:value-type="float">
            <text:p>7423.0750930062</text:p>
          </table:table-cell>
          <table:table-cell table:number-columns-repeated="3"/>
          <table:table-cell table:formula="of:=[.$C$4] + ([.$C$5] - [.$C$4]) * (([.A1770] - [.$C$1]) / ([.$C$2] - [.$C$1]))" office:value-type="float" office:value="-0.37982220187021" calcext:value-type="float">
            <text:p>-0.37982220187021</text:p>
          </table:table-cell>
          <table:table-cell table:number-columns-repeated="16"/>
        </table:table-row>
        <table:table-row table:style-name="ro1">
          <table:table-cell office:value-type="float" office:value="7395.622456196" calcext:value-type="float">
            <text:p>7395.622456196</text:p>
          </table:table-cell>
          <table:table-cell table:number-columns-repeated="3"/>
          <table:table-cell table:formula="of:=[.$C$4] + ([.$C$5] - [.$C$4]) * (([.A1771] - [.$C$1]) / ([.$C$2] - [.$C$1]))" office:value-type="float" office:value="-0.380273251406962" calcext:value-type="float">
            <text:p>-0.380273251406962</text:p>
          </table:table-cell>
          <table:table-cell table:number-columns-repeated="16"/>
        </table:table-row>
        <table:table-row table:style-name="ro1">
          <table:table-cell office:value-type="float" office:value="7411.5152998302" calcext:value-type="float">
            <text:p>7411.5152998302</text:p>
          </table:table-cell>
          <table:table-cell table:number-columns-repeated="3"/>
          <table:table-cell table:formula="of:=[.$C$4] + ([.$C$5] - [.$C$4]) * (([.A1772] - [.$C$1]) / ([.$C$2] - [.$C$1]))" office:value-type="float" office:value="-0.38001213041489" calcext:value-type="float">
            <text:p>-0.38001213041489</text:p>
          </table:table-cell>
          <table:table-cell table:number-columns-repeated="16"/>
        </table:table-row>
        <table:table-row table:style-name="ro1">
          <table:table-cell office:value-type="float" office:value="7402.3366314849" calcext:value-type="float">
            <text:p>7402.3366314849</text:p>
          </table:table-cell>
          <table:table-cell table:number-columns-repeated="3"/>
          <table:table-cell table:formula="of:=[.$C$4] + ([.$C$5] - [.$C$4]) * (([.A1773] - [.$C$1]) / ([.$C$2] - [.$C$1]))" office:value-type="float" office:value="-0.380162936843204" calcext:value-type="float">
            <text:p>-0.380162936843204</text:p>
          </table:table-cell>
          <table:table-cell table:number-columns-repeated="16"/>
        </table:table-row>
        <table:table-row table:style-name="ro1">
          <table:table-cell office:value-type="float" office:value="6721.4350901721" calcext:value-type="float">
            <text:p>6721.4350901721</text:p>
          </table:table-cell>
          <table:table-cell table:number-columns-repeated="3"/>
          <table:table-cell table:formula="of:=[.$C$4] + ([.$C$5] - [.$C$4]) * (([.A1774] - [.$C$1]) / ([.$C$2] - [.$C$1]))" office:value-type="float" office:value="-0.391350216480722" calcext:value-type="float">
            <text:p>-0.391350216480722</text:p>
          </table:table-cell>
          <table:table-cell table:number-columns-repeated="16"/>
        </table:table-row>
        <table:table-row table:style-name="ro1">
          <table:table-cell office:value-type="float" office:value="6460.1536974665" calcext:value-type="float">
            <text:p>6460.1536974665</text:p>
          </table:table-cell>
          <table:table-cell table:number-columns-repeated="3"/>
          <table:table-cell table:formula="of:=[.$C$4] + ([.$C$5] - [.$C$4]) * (([.A1775] - [.$C$1]) / ([.$C$2] - [.$C$1]))" office:value-type="float" office:value="-0.395643095593085" calcext:value-type="float">
            <text:p>-0.395643095593085</text:p>
          </table:table-cell>
          <table:table-cell table:number-columns-repeated="16"/>
        </table:table-row>
        <table:table-row table:style-name="ro1">
          <table:table-cell office:value-type="float" office:value="6482.9687238409" calcext:value-type="float">
            <text:p>6482.9687238409</text:p>
          </table:table-cell>
          <table:table-cell table:number-columns-repeated="3"/>
          <table:table-cell table:formula="of:=[.$C$4] + ([.$C$5] - [.$C$4]) * (([.A1776] - [.$C$1]) / ([.$C$2] - [.$C$1]))" office:value-type="float" office:value="-0.395268242454266" calcext:value-type="float">
            <text:p>-0.395268242454266</text:p>
          </table:table-cell>
          <table:table-cell table:number-columns-repeated="16"/>
        </table:table-row>
        <table:table-row table:style-name="ro1">
          <table:table-cell office:value-type="float" office:value="6101.8564779009" calcext:value-type="float">
            <text:p>6101.8564779009</text:p>
          </table:table-cell>
          <table:table-cell table:number-columns-repeated="3"/>
          <table:table-cell table:formula="of:=[.$C$4] + ([.$C$5] - [.$C$4]) * (([.A1777] - [.$C$1]) / ([.$C$2] - [.$C$1]))" office:value-type="float" office:value="-0.401529954331717" calcext:value-type="float">
            <text:p>-0.401529954331717</text:p>
          </table:table-cell>
          <table:table-cell table:number-columns-repeated="16"/>
        </table:table-row>
        <table:table-row table:style-name="ro1">
          <table:table-cell office:value-type="float" office:value="6392.9727447014" calcext:value-type="float">
            <text:p>6392.9727447014</text:p>
          </table:table-cell>
          <table:table-cell table:number-columns-repeated="3"/>
          <table:table-cell table:formula="of:=[.$C$4] + ([.$C$5] - [.$C$4]) * (([.A1778] - [.$C$1]) / ([.$C$2] - [.$C$1]))" office:value-type="float" office:value="-0.396746885288507" calcext:value-type="float">
            <text:p>-0.396746885288507</text:p>
          </table:table-cell>
          <table:table-cell table:number-columns-repeated="16"/>
        </table:table-row>
        <table:table-row table:style-name="ro1">
          <table:table-cell office:value-type="float" office:value="6338.7389033859" calcext:value-type="float">
            <text:p>6338.7389033859</text:p>
          </table:table-cell>
          <table:table-cell table:number-columns-repeated="3"/>
          <table:table-cell table:formula="of:=[.$C$4] + ([.$C$5] - [.$C$4]) * (([.A1779] - [.$C$1]) / ([.$C$2] - [.$C$1]))" office:value-type="float" office:value="-0.397637952662864" calcext:value-type="float">
            <text:p>-0.397637952662864</text:p>
          </table:table-cell>
          <table:table-cell table:number-columns-repeated="16"/>
        </table:table-row>
        <table:table-row table:style-name="ro1">
          <table:table-cell office:value-type="float" office:value="6256.8440822464" calcext:value-type="float">
            <text:p>6256.8440822464</text:p>
          </table:table-cell>
          <table:table-cell table:number-columns-repeated="3"/>
          <table:table-cell table:formula="of:=[.$C$4] + ([.$C$5] - [.$C$4]) * (([.A1780] - [.$C$1]) / ([.$C$2] - [.$C$1]))" office:value-type="float" office:value="-0.398983492670287" calcext:value-type="float">
            <text:p>-0.398983492670287</text:p>
          </table:table-cell>
          <table:table-cell table:number-columns-repeated="16"/>
        </table:table-row>
        <table:table-row table:style-name="ro1">
          <table:table-cell office:value-type="float" office:value="6186.9712074961" calcext:value-type="float">
            <text:p>6186.9712074961</text:p>
          </table:table-cell>
          <table:table-cell table:number-columns-repeated="3"/>
          <table:table-cell table:formula="of:=[.$C$4] + ([.$C$5] - [.$C$4]) * (([.A1781] - [.$C$1]) / ([.$C$2] - [.$C$1]))" office:value-type="float" office:value="-0.400131510910048" calcext:value-type="float">
            <text:p>-0.400131510910048</text:p>
          </table:table-cell>
          <table:table-cell table:number-columns-repeated="16"/>
        </table:table-row>
        <table:table-row table:style-name="ro1">
          <table:table-cell office:value-type="float" office:value="6332.6068999537" calcext:value-type="float">
            <text:p>6332.6068999537</text:p>
          </table:table-cell>
          <table:table-cell table:number-columns-repeated="3"/>
          <table:table-cell table:formula="of:=[.$C$4] + ([.$C$5] - [.$C$4]) * (([.A1782] - [.$C$1]) / ([.$C$2] - [.$C$1]))" office:value-type="float" office:value="-0.397738702085463" calcext:value-type="float">
            <text:p>-0.397738702085463</text:p>
          </table:table-cell>
          <table:table-cell table:number-columns-repeated="16"/>
        </table:table-row>
        <table:table-row table:style-name="ro1">
          <table:table-cell office:value-type="float" office:value="6277.0417762545" calcext:value-type="float">
            <text:p>6277.0417762545</text:p>
          </table:table-cell>
          <table:table-cell table:number-columns-repeated="3"/>
          <table:table-cell table:formula="of:=[.$C$4] + ([.$C$5] - [.$C$4]) * (([.A1783] - [.$C$1]) / ([.$C$2] - [.$C$1]))" office:value-type="float" office:value="-0.398651642560995" calcext:value-type="float">
            <text:p>-0.398651642560995</text:p>
          </table:table-cell>
          <table:table-cell table:number-columns-repeated="16"/>
        </table:table-row>
        <table:table-row table:style-name="ro1">
          <table:table-cell office:value-type="float" office:value="6559.6938370996" calcext:value-type="float">
            <text:p>6559.6938370996</text:p>
          </table:table-cell>
          <table:table-cell table:number-columns-repeated="3"/>
          <table:table-cell table:formula="of:=[.$C$4] + ([.$C$5] - [.$C$4]) * (([.A1784] - [.$C$1]) / ([.$C$2] - [.$C$1]))" office:value-type="float" office:value="-0.394007641258401" calcext:value-type="float">
            <text:p>-0.394007641258401</text:p>
          </table:table-cell>
          <table:table-cell table:number-columns-repeated="16"/>
        </table:table-row>
        <table:table-row table:style-name="ro1">
          <table:table-cell office:value-type="float" office:value="6391.0862687126" calcext:value-type="float">
            <text:p>6391.0862687126</text:p>
          </table:table-cell>
          <table:table-cell table:number-columns-repeated="3"/>
          <table:table-cell table:formula="of:=[.$C$4] + ([.$C$5] - [.$C$4]) * (([.A1785] - [.$C$1]) / ([.$C$2] - [.$C$1]))" office:value-type="float" office:value="-0.396777880275499" calcext:value-type="float">
            <text:p>-0.396777880275499</text:p>
          </table:table-cell>
          <table:table-cell table:number-columns-repeated="16"/>
        </table:table-row>
        <table:table-row table:style-name="ro1">
          <table:table-cell office:value-type="float" office:value="6516.7725719977" calcext:value-type="float">
            <text:p>6516.7725719977</text:p>
          </table:table-cell>
          <table:table-cell table:number-columns-repeated="3"/>
          <table:table-cell table:formula="of:=[.$C$4] + ([.$C$5] - [.$C$4]) * (([.A1786] - [.$C$1]) / ([.$C$2] - [.$C$1]))" office:value-type="float" office:value="-0.39471284188721" calcext:value-type="float">
            <text:p>-0.39471284188721</text:p>
          </table:table-cell>
          <table:table-cell table:number-columns-repeated="16"/>
        </table:table-row>
        <table:table-row table:style-name="ro1">
          <table:table-cell office:value-type="float" office:value="6252.3288590532" calcext:value-type="float">
            <text:p>6252.3288590532</text:p>
          </table:table-cell>
          <table:table-cell table:number-columns-repeated="3"/>
          <table:table-cell table:formula="of:=[.$C$4] + ([.$C$5] - [.$C$4]) * (([.A1787] - [.$C$1]) / ([.$C$2] - [.$C$1]))" office:value-type="float" office:value="-0.399057678233725" calcext:value-type="float">
            <text:p>-0.399057678233725</text:p>
          </table:table-cell>
          <table:table-cell table:number-columns-repeated="16"/>
        </table:table-row>
        <table:table-row table:style-name="ro1">
          <table:table-cell office:value-type="float" office:value="6470.0745108827" calcext:value-type="float">
            <text:p>6470.0745108827</text:p>
          </table:table-cell>
          <table:table-cell table:number-columns-repeated="3"/>
          <table:table-cell table:formula="of:=[.$C$4] + ([.$C$5] - [.$C$4]) * (([.A1788] - [.$C$1]) / ([.$C$2] - [.$C$1]))" office:value-type="float" office:value="-0.395480095647888" calcext:value-type="float">
            <text:p>-0.395480095647888</text:p>
          </table:table-cell>
          <table:table-cell table:number-columns-repeated="16"/>
        </table:table-row>
        <table:table-row table:style-name="ro1">
          <table:table-cell office:value-type="float" office:value="6360.2169851987" calcext:value-type="float">
            <text:p>6360.2169851987</text:p>
          </table:table-cell>
          <table:table-cell table:number-columns-repeated="3"/>
          <table:table-cell table:formula="of:=[.$C$4] + ([.$C$5] - [.$C$4]) * (([.A1789] - [.$C$1]) / ([.$C$2] - [.$C$1]))" office:value-type="float" office:value="-0.397285065655362" calcext:value-type="float">
            <text:p>-0.397285065655362</text:p>
          </table:table-cell>
          <table:table-cell table:number-columns-repeated="16"/>
        </table:table-row>
        <table:table-row table:style-name="ro1">
          <table:table-cell office:value-type="float" office:value="6525.5266629003" calcext:value-type="float">
            <text:p>6525.5266629003</text:p>
          </table:table-cell>
          <table:table-cell table:number-columns-repeated="3"/>
          <table:table-cell table:formula="of:=[.$C$4] + ([.$C$5] - [.$C$4]) * (([.A1790] - [.$C$1]) / ([.$C$2] - [.$C$1]))" office:value-type="float" office:value="-0.394569011308253" calcext:value-type="float">
            <text:p>-0.394569011308253</text:p>
          </table:table-cell>
          <table:table-cell table:number-columns-repeated="16"/>
        </table:table-row>
        <table:table-row table:style-name="ro1">
          <table:table-cell office:value-type="float" office:value="6683.3545015052" calcext:value-type="float">
            <text:p>6683.3545015052</text:p>
          </table:table-cell>
          <table:table-cell table:number-columns-repeated="3"/>
          <table:table-cell table:formula="of:=[.$C$4] + ([.$C$5] - [.$C$4]) * (([.A1791] - [.$C$1]) / ([.$C$2] - [.$C$1]))" office:value-type="float" office:value="-0.391975884317156" calcext:value-type="float">
            <text:p>-0.391975884317156</text:p>
          </table:table-cell>
          <table:table-cell table:number-columns-repeated="16"/>
        </table:table-row>
        <table:table-row table:style-name="ro1">
          <table:table-cell office:value-type="float" office:value="6725.0323270063" calcext:value-type="float">
            <text:p>6725.0323270063</text:p>
          </table:table-cell>
          <table:table-cell table:number-columns-repeated="3"/>
          <table:table-cell table:formula="of:=[.$C$4] + ([.$C$5] - [.$C$4]) * (([.A1792] - [.$C$1]) / ([.$C$2] - [.$C$1]))" office:value-type="float" office:value="-0.391291113523914" calcext:value-type="float">
            <text:p>-0.391291113523914</text:p>
          </table:table-cell>
          <table:table-cell table:number-columns-repeated="16"/>
        </table:table-row>
        <table:table-row table:style-name="ro1">
          <table:table-cell office:value-type="float" office:value="6702.3919499644" calcext:value-type="float">
            <text:p>6702.3919499644</text:p>
          </table:table-cell>
          <table:table-cell table:number-columns-repeated="3"/>
          <table:table-cell table:formula="of:=[.$C$4] + ([.$C$5] - [.$C$4]) * (([.A1793] - [.$C$1]) / ([.$C$2] - [.$C$1]))" office:value-type="float" office:value="-0.391663097156934" calcext:value-type="float">
            <text:p>-0.391663097156934</text:p>
          </table:table-cell>
          <table:table-cell table:number-columns-repeated="16"/>
        </table:table-row>
        <table:table-row table:style-name="ro1">
          <table:table-cell office:value-type="float" office:value="6753.3104499758" calcext:value-type="float">
            <text:p>6753.3104499758</text:p>
          </table:table-cell>
          <table:table-cell table:number-columns-repeated="3"/>
          <table:table-cell table:formula="of:=[.$C$4] + ([.$C$5] - [.$C$4]) * (([.A1794] - [.$C$1]) / ([.$C$2] - [.$C$1]))" office:value-type="float" office:value="-0.390826501167957" calcext:value-type="float">
            <text:p>-0.390826501167957</text:p>
          </table:table-cell>
          <table:table-cell table:number-columns-repeated="16"/>
        </table:table-row>
        <table:table-row table:style-name="ro1">
          <table:table-cell office:value-type="float" office:value="7079.5406126455" calcext:value-type="float">
            <text:p>7079.5406126455</text:p>
          </table:table-cell>
          <table:table-cell table:number-columns-repeated="3"/>
          <table:table-cell table:formula="of:=[.$C$4] + ([.$C$5] - [.$C$4]) * (([.A1795] - [.$C$1]) / ([.$C$2] - [.$C$1]))" office:value-type="float" office:value="-0.385466507344265" calcext:value-type="float">
            <text:p>-0.385466507344265</text:p>
          </table:table-cell>
          <table:table-cell table:number-columns-repeated="16"/>
        </table:table-row>
        <table:table-row table:style-name="ro1">
          <table:table-cell office:value-type="float" office:value="7040.0750124576" calcext:value-type="float">
            <text:p>7040.0750124576</text:p>
          </table:table-cell>
          <table:table-cell table:number-columns-repeated="3"/>
          <table:table-cell table:formula="of:=[.$C$4] + ([.$C$5] - [.$C$4]) * (([.A1796] - [.$C$1]) / ([.$C$2] - [.$C$1]))" office:value-type="float" office:value="-0.386114931056911" calcext:value-type="float">
            <text:p>-0.386114931056911</text:p>
          </table:table-cell>
          <table:table-cell table:number-columns-repeated="16"/>
        </table:table-row>
        <table:table-row table:style-name="ro1">
          <table:table-cell office:value-type="float" office:value="6938.7629415769" calcext:value-type="float">
            <text:p>6938.7629415769</text:p>
          </table:table-cell>
          <table:table-cell table:number-columns-repeated="3"/>
          <table:table-cell table:formula="of:=[.$C$4] + ([.$C$5] - [.$C$4]) * (([.A1797] - [.$C$1]) / ([.$C$2] - [.$C$1]))" office:value-type="float" office:value="-0.387779498397166" calcext:value-type="float">
            <text:p>-0.387779498397166</text:p>
          </table:table-cell>
          <table:table-cell table:number-columns-repeated="16"/>
        </table:table-row>
        <table:table-row table:style-name="ro1">
          <table:table-cell office:value-type="float" office:value="7028.4473112812" calcext:value-type="float">
            <text:p>7028.4473112812</text:p>
          </table:table-cell>
          <table:table-cell table:number-columns-repeated="3"/>
          <table:table-cell table:formula="of:=[.$C$4] + ([.$C$5] - [.$C$4]) * (([.A1798] - [.$C$1]) / ([.$C$2] - [.$C$1]))" office:value-type="float" office:value="-0.386305975336751" calcext:value-type="float">
            <text:p>-0.386305975336751</text:p>
          </table:table-cell>
          <table:table-cell table:number-columns-repeated="16"/>
        </table:table-row>
        <table:table-row table:style-name="ro1">
          <table:table-cell office:value-type="float" office:value="7198.0579483792" calcext:value-type="float">
            <text:p>7198.0579483792</text:p>
          </table:table-cell>
          <table:table-cell table:number-columns-repeated="3"/>
          <table:table-cell table:formula="of:=[.$C$4] + ([.$C$5] - [.$C$4]) * (([.A1799] - [.$C$1]) / ([.$C$2] - [.$C$1]))" office:value-type="float" office:value="-0.383519255801568" calcext:value-type="float">
            <text:p>-0.383519255801568</text:p>
          </table:table-cell>
          <table:table-cell table:number-columns-repeated="16"/>
        </table:table-row>
        <table:table-row table:style-name="ro1">
          <table:table-cell office:value-type="float" office:value="7282.2317506289" calcext:value-type="float">
            <text:p>7282.2317506289</text:p>
          </table:table-cell>
          <table:table-cell table:number-columns-repeated="3"/>
          <table:table-cell table:formula="of:=[.$C$4] + ([.$C$5] - [.$C$4]) * (([.A1800] - [.$C$1]) / ([.$C$2] - [.$C$1]))" office:value-type="float" office:value="-0.382136271909205" calcext:value-type="float">
            <text:p>-0.382136271909205</text:p>
          </table:table-cell>
          <table:table-cell table:number-columns-repeated="16"/>
        </table:table-row>
        <table:table-row table:style-name="ro1">
          <table:table-cell office:value-type="float" office:value="7263.0672965937" calcext:value-type="float">
            <text:p>7263.0672965937</text:p>
          </table:table-cell>
          <table:table-cell table:number-columns-repeated="3"/>
          <table:table-cell table:formula="of:=[.$C$4] + ([.$C$5] - [.$C$4]) * (([.A1801] - [.$C$1]) / ([.$C$2] - [.$C$1]))" office:value-type="float" office:value="-0.382451145783596" calcext:value-type="float">
            <text:p>-0.382451145783596</text:p>
          </table:table-cell>
          <table:table-cell table:number-columns-repeated="16"/>
        </table:table-row>
        <table:table-row table:style-name="ro1">
          <table:table-cell office:value-type="float" office:value="7359.9743614374" calcext:value-type="float">
            <text:p>7359.9743614374</text:p>
          </table:table-cell>
          <table:table-cell table:number-columns-repeated="3"/>
          <table:table-cell table:formula="of:=[.$C$4] + ([.$C$5] - [.$C$4]) * (([.A1802] - [.$C$1]) / ([.$C$2] - [.$C$1]))" office:value-type="float" office:value="-0.380858953128007" calcext:value-type="float">
            <text:p>-0.380858953128007</text:p>
          </table:table-cell>
          <table:table-cell table:number-columns-repeated="16"/>
        </table:table-row>
        <table:table-row table:style-name="ro1">
          <table:table-cell office:value-type="float" office:value="6913.1150129363" calcext:value-type="float">
            <text:p>6913.1150129363</text:p>
          </table:table-cell>
          <table:table-cell table:number-columns-repeated="3"/>
          <table:table-cell table:formula="of:=[.$C$4] + ([.$C$5] - [.$C$4]) * (([.A1803] - [.$C$1]) / ([.$C$2] - [.$C$1]))" office:value-type="float" office:value="-0.388200896400279" calcext:value-type="float">
            <text:p>-0.388200896400279</text:p>
          </table:table-cell>
          <table:table-cell table:number-columns-repeated="16"/>
        </table:table-row>
        <table:table-row table:style-name="ro1">
          <table:table-cell office:value-type="float" office:value="6515.3934895131" calcext:value-type="float">
            <text:p>6515.3934895131</text:p>
          </table:table-cell>
          <table:table-cell table:number-columns-repeated="3"/>
          <table:table-cell table:formula="of:=[.$C$4] + ([.$C$5] - [.$C$4]) * (([.A1804] - [.$C$1]) / ([.$C$2] - [.$C$1]))" office:value-type="float" office:value="-0.394735500348768" calcext:value-type="float">
            <text:p>-0.394735500348768</text:p>
          </table:table-cell>
          <table:table-cell table:number-columns-repeated="16"/>
        </table:table-row>
        <table:table-row table:style-name="ro1">
          <table:table-cell office:value-type="float" office:value="6400.3352995888" calcext:value-type="float">
            <text:p>6400.3352995888</text:p>
          </table:table-cell>
          <table:table-cell table:number-columns-repeated="3"/>
          <table:table-cell table:formula="of:=[.$C$4] + ([.$C$5] - [.$C$4]) * (([.A1805] - [.$C$1]) / ([.$C$2] - [.$C$1]))" office:value-type="float" office:value="-0.396625917783847" calcext:value-type="float">
            <text:p>-0.396625917783847</text:p>
          </table:table-cell>
          <table:table-cell table:number-columns-repeated="16"/>
        </table:table-row>
        <table:table-row table:style-name="ro1">
          <table:table-cell office:value-type="float" office:value="6183.9777801483" calcext:value-type="float">
            <text:p>6183.9777801483</text:p>
          </table:table-cell>
          <table:table-cell table:number-columns-repeated="3"/>
          <table:table-cell table:formula="of:=[.$C$4] + ([.$C$5] - [.$C$4]) * (([.A1806] - [.$C$1]) / ([.$C$2] - [.$C$1]))" office:value-type="float" office:value="-0.400180693217302" calcext:value-type="float">
            <text:p>-0.400180693217302</text:p>
          </table:table-cell>
          <table:table-cell table:number-columns-repeated="16"/>
        </table:table-row>
        <table:table-row table:style-name="ro1">
          <table:table-cell office:value-type="float" office:value="6253.9358630803" calcext:value-type="float">
            <text:p>6253.9358630803</text:p>
          </table:table-cell>
          <table:table-cell table:number-columns-repeated="3"/>
          <table:table-cell table:formula="of:=[.$C$4] + ([.$C$5] - [.$C$4]) * (([.A1807] - [.$C$1]) / ([.$C$2] - [.$C$1]))" office:value-type="float" office:value="-0.399031274998691" calcext:value-type="float">
            <text:p>-0.399031274998691</text:p>
          </table:table-cell>
          <table:table-cell table:number-columns-repeated="16"/>
        </table:table-row>
        <table:table-row table:style-name="ro1">
          <table:table-cell office:value-type="float" office:value="6275.0862858054" calcext:value-type="float">
            <text:p>6275.0862858054</text:p>
          </table:table-cell>
          <table:table-cell table:number-columns-repeated="3"/>
          <table:table-cell table:formula="of:=[.$C$4] + ([.$C$5] - [.$C$4]) * (([.A1808] - [.$C$1]) / ([.$C$2] - [.$C$1]))" office:value-type="float" office:value="-0.398683771462393" calcext:value-type="float">
            <text:p>-0.398683771462393</text:p>
          </table:table-cell>
          <table:table-cell table:number-columns-repeated="16"/>
        </table:table-row>
        <table:table-row table:style-name="ro1">
          <table:table-cell office:value-type="float" office:value="6275.6679619637" calcext:value-type="float">
            <text:p>6275.6679619637</text:p>
          </table:table-cell>
          <table:table-cell table:number-columns-repeated="3"/>
          <table:table-cell table:formula="of:=[.$C$4] + ([.$C$5] - [.$C$4]) * (([.A1809] - [.$C$1]) / ([.$C$2] - [.$C$1]))" office:value-type="float" office:value="-0.398674214465608" calcext:value-type="float">
            <text:p>-0.398674214465608</text:p>
          </table:table-cell>
          <table:table-cell table:number-columns-repeated="16"/>
        </table:table-row>
        <table:table-row table:style-name="ro1">
          <table:table-cell office:value-type="float" office:value="6277.2328882184" calcext:value-type="float">
            <text:p>6277.2328882184</text:p>
          </table:table-cell>
          <table:table-cell table:number-columns-repeated="3"/>
          <table:table-cell table:formula="of:=[.$C$4] + ([.$C$5] - [.$C$4]) * (([.A1810] - [.$C$1]) / ([.$C$2] - [.$C$1]))" office:value-type="float" office:value="-0.398648502572535" calcext:value-type="float">
            <text:p>-0.398648502572535</text:p>
          </table:table-cell>
          <table:table-cell table:number-columns-repeated="16"/>
        </table:table-row>
        <table:table-row table:style-name="ro1">
          <table:table-cell office:value-type="float" office:value="6283.1844998379" calcext:value-type="float">
            <text:p>6283.1844998379</text:p>
          </table:table-cell>
          <table:table-cell table:number-columns-repeated="3"/>
          <table:table-cell table:formula="of:=[.$C$4] + ([.$C$5] - [.$C$4]) * (([.A1811] - [.$C$1]) / ([.$C$2] - [.$C$1]))" office:value-type="float" office:value="-0.398550717005251" calcext:value-type="float">
            <text:p>-0.398550717005251</text:p>
          </table:table-cell>
          <table:table-cell table:number-columns-repeated="16"/>
        </table:table-row>
        <table:table-row table:style-name="ro1">
          <table:table-cell office:value-type="float" office:value="6284.4863926488" calcext:value-type="float">
            <text:p>6284.4863926488</text:p>
          </table:table-cell>
          <table:table-cell table:number-columns-repeated="3"/>
          <table:table-cell table:formula="of:=[.$C$4] + ([.$C$5] - [.$C$4]) * (([.A1812] - [.$C$1]) / ([.$C$2] - [.$C$1]))" office:value-type="float" office:value="-0.398529326777664" calcext:value-type="float">
            <text:p>-0.398529326777664</text:p>
          </table:table-cell>
          <table:table-cell table:number-columns-repeated="16"/>
        </table:table-row>
        <table:table-row table:style-name="ro1">
          <table:table-cell office:value-type="float" office:value="6280.0413137918" calcext:value-type="float">
            <text:p>6280.0413137918</text:p>
          </table:table-cell>
          <table:table-cell table:number-columns-repeated="3"/>
          <table:table-cell table:formula="of:=[.$C$4] + ([.$C$5] - [.$C$4]) * (([.A1813] - [.$C$1]) / ([.$C$2] - [.$C$1]))" office:value-type="float" office:value="-0.398602359862723" calcext:value-type="float">
            <text:p>-0.398602359862723</text:p>
          </table:table-cell>
          <table:table-cell table:number-columns-repeated="16"/>
        </table:table-row>
        <table:table-row table:style-name="ro1">
          <table:table-cell office:value-type="float" office:value="6281.4093546956" calcext:value-type="float">
            <text:p>6281.4093546956</text:p>
          </table:table-cell>
          <table:table-cell table:number-columns-repeated="3"/>
          <table:table-cell table:formula="of:=[.$C$4] + ([.$C$5] - [.$C$4]) * (([.A1814] - [.$C$1]) / ([.$C$2] - [.$C$1]))" office:value-type="float" office:value="-0.39857988281543" calcext:value-type="float">
            <text:p>-0.39857988281543</text:p>
          </table:table-cell>
          <table:table-cell table:number-columns-repeated="16"/>
        </table:table-row>
        <table:table-row table:style-name="ro1">
          <table:table-cell office:value-type="float" office:value="6273.2200825647" calcext:value-type="float">
            <text:p>6273.2200825647</text:p>
          </table:table-cell>
          <table:table-cell table:number-columns-repeated="3"/>
          <table:table-cell table:formula="of:=[.$C$4] + ([.$C$5] - [.$C$4]) * (([.A1815] - [.$C$1]) / ([.$C$2] - [.$C$1]))" office:value-type="float" office:value="-0.39871443336613" calcext:value-type="float">
            <text:p>-0.39871443336613</text:p>
          </table:table-cell>
          <table:table-cell table:number-columns-repeated="16"/>
        </table:table-row>
        <table:table-row table:style-name="ro1">
          <table:table-cell office:value-type="float" office:value="6277.4841075341" calcext:value-type="float">
            <text:p>6277.4841075341</text:p>
          </table:table-cell>
          <table:table-cell table:number-columns-repeated="3"/>
          <table:table-cell table:formula="of:=[.$C$4] + ([.$C$5] - [.$C$4]) * (([.A1816] - [.$C$1]) / ([.$C$2] - [.$C$1]))" office:value-type="float" office:value="-0.398644375014342" calcext:value-type="float">
            <text:p>-0.398644375014342</text:p>
          </table:table-cell>
          <table:table-cell table:number-columns-repeated="16"/>
        </table:table-row>
        <table:table-row table:style-name="ro1">
          <table:table-cell office:value-type="float" office:value="6388.4" calcext:value-type="float">
            <text:p>6388.4</text:p>
          </table:table-cell>
          <table:table-cell table:number-columns-repeated="3"/>
          <table:table-cell table:formula="of:=[.$C$4] + ([.$C$5] - [.$C$4]) * (([.A1817] - [.$C$1]) / ([.$C$2] - [.$C$1]))" office:value-type="float" office:value="-0.396822015936011" calcext:value-type="float">
            <text:p>-0.396822015936011</text:p>
          </table:table-cell>
          <table:table-cell table:number-columns-repeated="16"/>
        </table:table-row>
        <table:table-row table:style-name="ro1">
          <table:table-cell office:value-type="float" office:value="6288.0700736307" calcext:value-type="float">
            <text:p>6288.0700736307</text:p>
          </table:table-cell>
          <table:table-cell table:number-columns-repeated="3"/>
          <table:table-cell table:formula="of:=[.$C$4] + ([.$C$5] - [.$C$4]) * (([.A1818] - [.$C$1]) / ([.$C$2] - [.$C$1]))" office:value-type="float" office:value="-0.398470446544849" calcext:value-type="float">
            <text:p>-0.398470446544849</text:p>
          </table:table-cell>
          <table:table-cell table:number-columns-repeated="16"/>
        </table:table-row>
        <table:table-row table:style-name="ro1">
          <table:table-cell office:value-type="float" office:value="6317.6999234045" calcext:value-type="float">
            <text:p>6317.6999234045</text:p>
          </table:table-cell>
          <table:table-cell table:number-columns-repeated="3"/>
          <table:table-cell table:formula="of:=[.$C$4] + ([.$C$5] - [.$C$4]) * (([.A1819] - [.$C$1]) / ([.$C$2] - [.$C$1]))" office:value-type="float" office:value="-0.397983625183866" calcext:value-type="float">
            <text:p>-0.397983625183866</text:p>
          </table:table-cell>
          <table:table-cell table:number-columns-repeated="16"/>
        </table:table-row>
        <table:table-row table:style-name="ro1">
          <table:table-cell office:value-type="float" office:value="6293.8364208374" calcext:value-type="float">
            <text:p>6293.8364208374</text:p>
          </table:table-cell>
          <table:table-cell table:number-columns-repeated="3"/>
          <table:table-cell table:formula="of:=[.$C$4] + ([.$C$5] - [.$C$4]) * (([.A1820] - [.$C$1]) / ([.$C$2] - [.$C$1]))" office:value-type="float" office:value="-0.398375704890184" calcext:value-type="float">
            <text:p>-0.398375704890184</text:p>
          </table:table-cell>
          <table:table-cell table:number-columns-repeated="16"/>
        </table:table-row>
        <table:table-row table:style-name="ro1">
          <table:table-cell office:value-type="float" office:value="6289.6206764534" calcext:value-type="float">
            <text:p>6289.6206764534</text:p>
          </table:table-cell>
          <table:table-cell table:number-columns-repeated="3"/>
          <table:table-cell table:formula="of:=[.$C$4] + ([.$C$5] - [.$C$4]) * (([.A1821] - [.$C$1]) / ([.$C$2] - [.$C$1]))" office:value-type="float" office:value="-0.39844496998718" calcext:value-type="float">
            <text:p>-0.39844496998718</text:p>
          </table:table-cell>
          <table:table-cell table:number-columns-repeated="16"/>
        </table:table-row>
        <table:table-row table:style-name="ro1">
          <table:table-cell office:value-type="float" office:value="6466.9945176657" calcext:value-type="float">
            <text:p>6466.9945176657</text:p>
          </table:table-cell>
          <table:table-cell table:number-columns-repeated="3"/>
          <table:table-cell table:formula="of:=[.$C$4] + ([.$C$5] - [.$C$4]) * (([.A1822] - [.$C$1]) / ([.$C$2] - [.$C$1]))" office:value-type="float" office:value="-0.39553070024093" calcext:value-type="float">
            <text:p>-0.39553070024093</text:p>
          </table:table-cell>
          <table:table-cell table:number-columns-repeated="16"/>
        </table:table-row>
        <table:table-row table:style-name="ro1">
          <table:table-cell office:value-type="float" office:value="6391.3859849297" calcext:value-type="float">
            <text:p>6391.3859849297</text:p>
          </table:table-cell>
          <table:table-cell table:number-columns-repeated="3"/>
          <table:table-cell table:formula="of:=[.$C$4] + ([.$C$5] - [.$C$4]) * (([.A1823] - [.$C$1]) / ([.$C$2] - [.$C$1]))" office:value-type="float" office:value="-0.396772955908423" calcext:value-type="float">
            <text:p>-0.396772955908423</text:p>
          </table:table-cell>
          <table:table-cell table:number-columns-repeated="16"/>
        </table:table-row>
        <table:table-row table:style-name="ro1">
          <table:table-cell office:value-type="float" office:value="6509.7770135253" calcext:value-type="float">
            <text:p>6509.7770135253</text:p>
          </table:table-cell>
          <table:table-cell table:number-columns-repeated="3"/>
          <table:table-cell table:formula="of:=[.$C$4] + ([.$C$5] - [.$C$4]) * (([.A1824] - [.$C$1]) / ([.$C$2] - [.$C$1]))" office:value-type="float" office:value="-0.394827779604491" calcext:value-type="float">
            <text:p>-0.394827779604491</text:p>
          </table:table-cell>
          <table:table-cell table:number-columns-repeated="16"/>
        </table:table-row>
        <table:table-row table:style-name="ro1">
          <table:table-cell office:value-type="float" office:value="6698.4167564183" calcext:value-type="float">
            <text:p>6698.4167564183</text:p>
          </table:table-cell>
          <table:table-cell table:number-columns-repeated="3"/>
          <table:table-cell table:formula="of:=[.$C$4] + ([.$C$5] - [.$C$4]) * (([.A1825] - [.$C$1]) / ([.$C$2] - [.$C$1]))" office:value-type="float" office:value="-0.391728409979883" calcext:value-type="float">
            <text:p>-0.391728409979883</text:p>
          </table:table-cell>
          <table:table-cell table:number-columns-repeated="16"/>
        </table:table-row>
        <table:table-row table:style-name="ro1">
          <table:table-cell office:value-type="float" office:value="6502.6869521812" calcext:value-type="float">
            <text:p>6502.6869521812</text:p>
          </table:table-cell>
          <table:table-cell table:number-columns-repeated="3"/>
          <table:table-cell table:formula="of:=[.$C$4] + ([.$C$5] - [.$C$4]) * (([.A1826] - [.$C$1]) / ([.$C$2] - [.$C$1]))" office:value-type="float" office:value="-0.394944270013296" calcext:value-type="float">
            <text:p>-0.394944270013296</text:p>
          </table:table-cell>
          <table:table-cell table:number-columns-repeated="16"/>
        </table:table-row>
        <table:table-row table:style-name="ro1">
          <table:table-cell office:value-type="float" office:value="6576.6160829094" calcext:value-type="float">
            <text:p>6576.6160829094</text:p>
          </table:table-cell>
          <table:table-cell table:number-columns-repeated="3"/>
          <table:table-cell table:formula="of:=[.$C$4] + ([.$C$5] - [.$C$4]) * (([.A1827] - [.$C$1]) / ([.$C$2] - [.$C$1]))" office:value-type="float" office:value="-0.393729607086817" calcext:value-type="float">
            <text:p>-0.393729607086817</text:p>
          </table:table-cell>
          <table:table-cell table:number-columns-repeated="16"/>
        </table:table-row>
        <table:table-row table:style-name="ro1">
          <table:table-cell office:value-type="float" office:value="6647.3878029401" calcext:value-type="float">
            <text:p>6647.3878029401</text:p>
          </table:table-cell>
          <table:table-cell table:number-columns-repeated="3"/>
          <table:table-cell table:formula="of:=[.$C$4] + ([.$C$5] - [.$C$4]) * (([.A1828] - [.$C$1]) / ([.$C$2] - [.$C$1]))" office:value-type="float" office:value="-0.392566820730239" calcext:value-type="float">
            <text:p>-0.392566820730239</text:p>
          </table:table-cell>
          <table:table-cell table:number-columns-repeated="16"/>
        </table:table-row>
        <table:table-row table:style-name="ro1">
          <table:table-cell office:value-type="float" office:value="6539.3227382808" calcext:value-type="float">
            <text:p>6539.3227382808</text:p>
          </table:table-cell>
          <table:table-cell table:number-columns-repeated="3"/>
          <table:table-cell table:formula="of:=[.$C$4] + ([.$C$5] - [.$C$4]) * (([.A1829] - [.$C$1]) / ([.$C$2] - [.$C$1]))" office:value-type="float" office:value="-0.394342340425875" calcext:value-type="float">
            <text:p>-0.394342340425875</text:p>
          </table:table-cell>
          <table:table-cell table:number-columns-repeated="16"/>
        </table:table-row>
        <table:table-row table:style-name="ro1">
          <table:table-cell office:value-type="float" office:value="6577.9971517849" calcext:value-type="float">
            <text:p>6577.9971517849</text:p>
          </table:table-cell>
          <table:table-cell table:number-columns-repeated="3"/>
          <table:table-cell table:formula="of:=[.$C$4] + ([.$C$5] - [.$C$4]) * (([.A1830] - [.$C$1]) / ([.$C$2] - [.$C$1]))" office:value-type="float" office:value="-0.39370691598866" calcext:value-type="float">
            <text:p>-0.39370691598866</text:p>
          </table:table-cell>
          <table:table-cell table:number-columns-repeated="16"/>
        </table:table-row>
        <table:table-row table:style-name="ro1">
          <table:table-cell office:value-type="float" office:value="6506.4544523329" calcext:value-type="float">
            <text:p>6506.4544523329</text:p>
          </table:table-cell>
          <table:table-cell table:number-columns-repeated="3"/>
          <table:table-cell table:formula="of:=[.$C$4] + ([.$C$5] - [.$C$4]) * (([.A1831] - [.$C$1]) / ([.$C$2] - [.$C$1]))" office:value-type="float" office:value="-0.394882369613349" calcext:value-type="float">
            <text:p>-0.394882369613349</text:p>
          </table:table-cell>
          <table:table-cell table:number-columns-repeated="16"/>
        </table:table-row>
        <table:table-row table:style-name="ro1">
          <table:table-cell office:value-type="float" office:value="6594.9357857858" calcext:value-type="float">
            <text:p>6594.9357857858</text:p>
          </table:table-cell>
          <table:table-cell table:number-columns-repeated="3"/>
          <table:table-cell table:formula="of:=[.$C$4] + ([.$C$5] - [.$C$4]) * (([.A1832] - [.$C$1]) / ([.$C$2] - [.$C$1]))" office:value-type="float" office:value="-0.393428612557477" calcext:value-type="float">
            <text:p>-0.393428612557477</text:p>
          </table:table-cell>
          <table:table-cell table:number-columns-repeated="16"/>
        </table:table-row>
        <table:table-row table:style-name="ro1">
          <table:table-cell office:value-type="float" office:value="6634.1342411636" calcext:value-type="float">
            <text:p>6634.1342411636</text:p>
          </table:table-cell>
          <table:table-cell table:number-columns-repeated="3"/>
          <table:table-cell table:formula="of:=[.$C$4] + ([.$C$5] - [.$C$4]) * (([.A1833] - [.$C$1]) / ([.$C$2] - [.$C$1]))" office:value-type="float" office:value="-0.39278457806047" calcext:value-type="float">
            <text:p>-0.39278457806047</text:p>
          </table:table-cell>
          <table:table-cell table:number-columns-repeated="16"/>
        </table:table-row>
        <table:table-row table:style-name="ro1">
          <table:table-cell office:value-type="float" office:value="6595.2603677099" calcext:value-type="float">
            <text:p>6595.2603677099</text:p>
          </table:table-cell>
          <table:table-cell table:number-columns-repeated="3"/>
          <table:table-cell table:formula="of:=[.$C$4] + ([.$C$5] - [.$C$4]) * (([.A1834] - [.$C$1]) / ([.$C$2] - [.$C$1]))" office:value-type="float" office:value="-0.393423279644376" calcext:value-type="float">
            <text:p>-0.393423279644376</text:p>
          </table:table-cell>
          <table:table-cell table:number-columns-repeated="16"/>
        </table:table-row>
        <table:table-row table:style-name="ro1">
          <table:table-cell office:value-type="float" office:value="6614.1037057674" calcext:value-type="float">
            <text:p>6614.1037057674</text:p>
          </table:table-cell>
          <table:table-cell table:number-columns-repeated="3"/>
          <table:table-cell table:formula="of:=[.$C$4] + ([.$C$5] - [.$C$4]) * (([.A1835] - [.$C$1]) / ([.$C$2] - [.$C$1]))" office:value-type="float" office:value="-0.393113681737243" calcext:value-type="float">
            <text:p>-0.393113681737243</text:p>
          </table:table-cell>
          <table:table-cell table:number-columns-repeated="16"/>
        </table:table-row>
        <table:table-row table:style-name="ro1">
          <table:table-cell office:value-type="float" office:value="6662.868499427" calcext:value-type="float">
            <text:p>6662.868499427</text:p>
          </table:table-cell>
          <table:table-cell table:number-columns-repeated="3"/>
          <table:table-cell table:formula="of:=[.$C$4] + ([.$C$5] - [.$C$4]) * (([.A1836] - [.$C$1]) / ([.$C$2] - [.$C$1]))" office:value-type="float" office:value="-0.392312471356541" calcext:value-type="float">
            <text:p>-0.392312471356541</text:p>
          </table:table-cell>
          <table:table-cell table:number-columns-repeated="16"/>
        </table:table-row>
        <table:table-row table:style-name="ro1">
          <table:table-cell office:value-type="float" office:value="6663.0209787939" calcext:value-type="float">
            <text:p>6663.0209787939</text:p>
          </table:table-cell>
          <table:table-cell table:number-columns-repeated="3"/>
          <table:table-cell table:formula="of:=[.$C$4] + ([.$C$5] - [.$C$4]) * (([.A1837] - [.$C$1]) / ([.$C$2] - [.$C$1]))" office:value-type="float" office:value="-0.392309966105469" calcext:value-type="float">
            <text:p>-0.392309966105469</text:p>
          </table:table-cell>
          <table:table-cell table:number-columns-repeated="16"/>
        </table:table-row>
        <table:table-row table:style-name="ro1">
          <table:table-cell office:value-type="float" office:value="6628.470052521" calcext:value-type="float">
            <text:p>6628.470052521</text:p>
          </table:table-cell>
          <table:table-cell table:number-columns-repeated="3"/>
          <table:table-cell table:formula="of:=[.$C$4] + ([.$C$5] - [.$C$4]) * (([.A1838] - [.$C$1]) / ([.$C$2] - [.$C$1]))" office:value-type="float" office:value="-0.392877641239828" calcext:value-type="float">
            <text:p>-0.392877641239828</text:p>
          </table:table-cell>
          <table:table-cell table:number-columns-repeated="16"/>
        </table:table-row>
        <table:table-row table:style-name="ro1">
          <table:table-cell office:value-type="float" office:value="6285.5063318981" calcext:value-type="float">
            <text:p>6285.5063318981</text:p>
          </table:table-cell>
          <table:table-cell table:number-columns-repeated="3"/>
          <table:table-cell table:formula="of:=[.$C$4] + ([.$C$5] - [.$C$4]) * (([.A1839] - [.$C$1]) / ([.$C$2] - [.$C$1]))" office:value-type="float" office:value="-0.398512569074967" calcext:value-type="float">
            <text:p>-0.398512569074967</text:p>
          </table:table-cell>
          <table:table-cell table:number-columns-repeated="16"/>
        </table:table-row>
        <table:table-row table:style-name="ro1">
          <table:table-cell office:value-type="float" office:value="6309.198440134" calcext:value-type="float">
            <text:p>6309.198440134</text:p>
          </table:table-cell>
          <table:table-cell table:number-columns-repeated="3"/>
          <table:table-cell table:formula="of:=[.$C$4] + ([.$C$5] - [.$C$4]) * (([.A1840] - [.$C$1]) / ([.$C$2] - [.$C$1]))" office:value-type="float" office:value="-0.398123305394455" calcext:value-type="float">
            <text:p>-0.398123305394455</text:p>
          </table:table-cell>
          <table:table-cell table:number-columns-repeated="16"/>
        </table:table-row>
        <table:table-row table:style-name="ro1">
          <table:table-cell office:value-type="float" office:value="6329.9770498309" calcext:value-type="float">
            <text:p>6329.9770498309</text:p>
          </table:table-cell>
          <table:table-cell table:number-columns-repeated="3"/>
          <table:table-cell table:formula="of:=[.$C$4] + ([.$C$5] - [.$C$4]) * (([.A1841] - [.$C$1]) / ([.$C$2] - [.$C$1]))" office:value-type="float" office:value="-0.397781910782967" calcext:value-type="float">
            <text:p>-0.397781910782967</text:p>
          </table:table-cell>
          <table:table-cell table:number-columns-repeated="16"/>
        </table:table-row>
        <table:table-row table:style-name="ro1">
          <table:table-cell office:value-type="float" office:value="6341.3807216161" calcext:value-type="float">
            <text:p>6341.3807216161</text:p>
          </table:table-cell>
          <table:table-cell table:number-columns-repeated="3"/>
          <table:table-cell table:formula="of:=[.$C$4] + ([.$C$5] - [.$C$4]) * (([.A1842] - [.$C$1]) / ([.$C$2] - [.$C$1]))" office:value-type="float" office:value="-0.397594547328172" calcext:value-type="float">
            <text:p>-0.397594547328172</text:p>
          </table:table-cell>
          <table:table-cell table:number-columns-repeated="16"/>
        </table:table-row>
        <table:table-row table:style-name="ro1">
          <table:table-cell office:value-type="float" office:value="6723.0975107775" calcext:value-type="float">
            <text:p>6723.0975107775</text:p>
          </table:table-cell>
          <table:table-cell table:number-columns-repeated="3"/>
          <table:table-cell table:formula="of:=[.$C$4] + ([.$C$5] - [.$C$4]) * (([.A1843] - [.$C$1]) / ([.$C$2] - [.$C$1]))" office:value-type="float" office:value="-0.391322902745828" calcext:value-type="float">
            <text:p>-0.391322902745828</text:p>
          </table:table-cell>
          <table:table-cell table:number-columns-repeated="16"/>
        </table:table-row>
        <table:table-row table:style-name="ro1">
          <table:table-cell office:value-type="float" office:value="6724.8331239937" calcext:value-type="float">
            <text:p>6724.8331239937</text:p>
          </table:table-cell>
          <table:table-cell table:number-columns-repeated="3"/>
          <table:table-cell table:formula="of:=[.$C$4] + ([.$C$5] - [.$C$4]) * (([.A1844] - [.$C$1]) / ([.$C$2] - [.$C$1]))" office:value-type="float" office:value="-0.391294386449104" calcext:value-type="float">
            <text:p>-0.391294386449104</text:p>
          </table:table-cell>
          <table:table-cell table:number-columns-repeated="16"/>
        </table:table-row>
        <table:table-row table:style-name="ro1">
          <table:table-cell office:value-type="float" office:value="6450.0646625031" calcext:value-type="float">
            <text:p>6450.0646625031</text:p>
          </table:table-cell>
          <table:table-cell table:number-columns-repeated="3"/>
          <table:table-cell table:formula="of:=[.$C$4] + ([.$C$5] - [.$C$4]) * (([.A1845] - [.$C$1]) / ([.$C$2] - [.$C$1]))" office:value-type="float" office:value="-0.395808859434933" calcext:value-type="float">
            <text:p>-0.395808859434933</text:p>
          </table:table-cell>
          <table:table-cell table:number-columns-repeated="16"/>
        </table:table-row>
        <table:table-row table:style-name="ro1">
          <table:table-cell office:value-type="float" office:value="6374.6488629396" calcext:value-type="float">
            <text:p>6374.6488629396</text:p>
          </table:table-cell>
          <table:table-cell table:number-columns-repeated="3"/>
          <table:table-cell table:formula="of:=[.$C$4] + ([.$C$5] - [.$C$4]) * (([.A1846] - [.$C$1]) / ([.$C$2] - [.$C$1]))" office:value-type="float" office:value="-0.397047948477347" calcext:value-type="float">
            <text:p>-0.397047948477347</text:p>
          </table:table-cell>
          <table:table-cell table:number-columns-repeated="16"/>
        </table:table-row>
        <table:table-row table:style-name="ro1">
          <table:table-cell office:value-type="float" office:value="6360.8354903216" calcext:value-type="float">
            <text:p>6360.8354903216</text:p>
          </table:table-cell>
          <table:table-cell table:number-columns-repeated="3"/>
          <table:table-cell table:formula="of:=[.$C$4] + ([.$C$5] - [.$C$4]) * (([.A1847] - [.$C$1]) / ([.$C$2] - [.$C$1]))" office:value-type="float" office:value="-0.397274903555048" calcext:value-type="float">
            <text:p>-0.397274903555048</text:p>
          </table:table-cell>
          <table:table-cell table:number-columns-repeated="16"/>
        </table:table-row>
        <table:table-row table:style-name="ro1">
          <table:table-cell office:value-type="float" office:value="6406.390391175" calcext:value-type="float">
            <text:p>6406.390391175</text:p>
          </table:table-cell>
          <table:table-cell table:number-columns-repeated="3"/>
          <table:table-cell table:formula="of:=[.$C$4] + ([.$C$5] - [.$C$4]) * (([.A1848] - [.$C$1]) / ([.$C$2] - [.$C$1]))" office:value-type="float" office:value="-0.396526432030481" calcext:value-type="float">
            <text:p>-0.396526432030481</text:p>
          </table:table-cell>
          <table:table-cell table:number-columns-repeated="16"/>
        </table:table-row>
        <table:table-row table:style-name="ro1">
          <table:table-cell office:value-type="float" office:value="6412.2043047102" calcext:value-type="float">
            <text:p>6412.2043047102</text:p>
          </table:table-cell>
          <table:table-cell table:number-columns-repeated="3"/>
          <table:table-cell table:formula="of:=[.$C$4] + ([.$C$5] - [.$C$4]) * (([.A1849] - [.$C$1]) / ([.$C$2] - [.$C$1]))" office:value-type="float" office:value="-0.396430908856335" calcext:value-type="float">
            <text:p>-0.396430908856335</text:p>
          </table:table-cell>
          <table:table-cell table:number-columns-repeated="16"/>
        </table:table-row>
        <table:table-row table:style-name="ro1">
          <table:table-cell office:value-type="float" office:value="6405.5655961579" calcext:value-type="float">
            <text:p>6405.5655961579</text:p>
          </table:table-cell>
          <table:table-cell table:number-columns-repeated="3"/>
          <table:table-cell table:formula="of:=[.$C$4] + ([.$C$5] - [.$C$4]) * (([.A1850] - [.$C$1]) / ([.$C$2] - [.$C$1]))" office:value-type="float" office:value="-0.396539983494151" calcext:value-type="float">
            <text:p>-0.396539983494151</text:p>
          </table:table-cell>
          <table:table-cell table:number-columns-repeated="16"/>
        </table:table-row>
        <table:table-row table:style-name="ro1">
          <table:table-cell office:value-type="float" office:value="6402.0225495307" calcext:value-type="float">
            <text:p>6402.0225495307</text:p>
          </table:table-cell>
          <table:table-cell table:number-columns-repeated="3"/>
          <table:table-cell table:formula="of:=[.$C$4] + ([.$C$5] - [.$C$4]) * (([.A1851] - [.$C$1]) / ([.$C$2] - [.$C$1]))" office:value-type="float" office:value="-0.3965981961005" calcext:value-type="float">
            <text:p>-0.3965981961005</text:p>
          </table:table-cell>
          <table:table-cell table:number-columns-repeated="16"/>
        </table:table-row>
        <table:table-row table:style-name="ro1">
          <table:table-cell office:value-type="float" office:value="6412.5660407915" calcext:value-type="float">
            <text:p>6412.5660407915</text:p>
          </table:table-cell>
          <table:table-cell table:number-columns-repeated="3"/>
          <table:table-cell table:formula="of:=[.$C$4] + ([.$C$5] - [.$C$4]) * (([.A1852] - [.$C$1]) / ([.$C$2] - [.$C$1]))" office:value-type="float" office:value="-0.396424965496758" calcext:value-type="float">
            <text:p>-0.396424965496758</text:p>
          </table:table-cell>
          <table:table-cell table:number-columns-repeated="16"/>
        </table:table-row>
        <table:table-row table:style-name="ro1">
          <table:table-cell office:value-type="float" office:value="6405.3365524345" calcext:value-type="float">
            <text:p>6405.3365524345</text:p>
          </table:table-cell>
          <table:table-cell table:number-columns-repeated="3"/>
          <table:table-cell table:formula="of:=[.$C$4] + ([.$C$5] - [.$C$4]) * (([.A1853] - [.$C$1]) / ([.$C$2] - [.$C$1]))" office:value-type="float" office:value="-0.396543746705169" calcext:value-type="float">
            <text:p>-0.396543746705169</text:p>
          </table:table-cell>
          <table:table-cell table:number-columns-repeated="16"/>
        </table:table-row>
        <table:table-row table:style-name="ro1">
          <table:table-cell office:value-type="float" office:value="6392.845687125" calcext:value-type="float">
            <text:p>6392.845687125</text:p>
          </table:table-cell>
          <table:table-cell table:number-columns-repeated="3"/>
          <table:table-cell table:formula="of:=[.$C$4] + ([.$C$5] - [.$C$4]) * (([.A1854] - [.$C$1]) / ([.$C$2] - [.$C$1]))" office:value-type="float" office:value="-0.396748972857048" calcext:value-type="float">
            <text:p>-0.396748972857048</text:p>
          </table:table-cell>
          <table:table-cell table:number-columns-repeated="16"/>
        </table:table-row>
        <table:table-row table:style-name="ro1">
          <table:table-cell office:value-type="float" office:value="6430.1504052633" calcext:value-type="float">
            <text:p>6430.1504052633</text:p>
          </table:table-cell>
          <table:table-cell table:number-columns-repeated="3"/>
          <table:table-cell table:formula="of:=[.$C$4] + ([.$C$5] - [.$C$4]) * (([.A1855] - [.$C$1]) / ([.$C$2] - [.$C$1]))" office:value-type="float" office:value="-0.396136052650101" calcext:value-type="float">
            <text:p>-0.396136052650101</text:p>
          </table:table-cell>
          <table:table-cell table:number-columns-repeated="16"/>
        </table:table-row>
        <table:table-row table:style-name="ro1">
          <table:table-cell office:value-type="float" office:value="6265.910149503" calcext:value-type="float">
            <text:p>6265.910149503</text:p>
          </table:table-cell>
          <table:table-cell table:number-columns-repeated="3"/>
          <table:table-cell table:formula="of:=[.$C$4] + ([.$C$5] - [.$C$4]) * (([.A1856] - [.$C$1]) / ([.$C$2] - [.$C$1]))" office:value-type="float" office:value="-0.398834536288992" calcext:value-type="float">
            <text:p>-0.398834536288992</text:p>
          </table:table-cell>
          <table:table-cell table:number-columns-repeated="16"/>
        </table:table-row>
        <table:table-row table:style-name="ro1">
          <table:table-cell office:value-type="float" office:value="6276.7346706838" calcext:value-type="float">
            <text:p>6276.7346706838</text:p>
          </table:table-cell>
          <table:table-cell table:number-columns-repeated="3"/>
          <table:table-cell table:formula="of:=[.$C$4] + ([.$C$5] - [.$C$4]) * (([.A1857] - [.$C$1]) / ([.$C$2] - [.$C$1]))" office:value-type="float" office:value="-0.398656688335882" calcext:value-type="float">
            <text:p>-0.398656688335882</text:p>
          </table:table-cell>
          <table:table-cell table:number-columns-repeated="16"/>
        </table:table-row>
        <table:table-row table:style-name="ro1">
          <table:table-cell office:value-type="float" office:value="6322.0936278344" calcext:value-type="float">
            <text:p>6322.0936278344</text:p>
          </table:table-cell>
          <table:table-cell table:number-columns-repeated="3"/>
          <table:table-cell table:formula="of:=[.$C$4] + ([.$C$5] - [.$C$4]) * (([.A1858] - [.$C$1]) / ([.$C$2] - [.$C$1]))" office:value-type="float" office:value="-0.397911436185723" calcext:value-type="float">
            <text:p>-0.397911436185723</text:p>
          </table:table-cell>
          <table:table-cell table:number-columns-repeated="16"/>
        </table:table-row>
        <table:table-row table:style-name="ro1">
          <table:table-cell office:value-type="float" office:value="6340.400655742" calcext:value-type="float">
            <text:p>6340.400655742</text:p>
          </table:table-cell>
          <table:table-cell table:number-columns-repeated="3"/>
          <table:table-cell table:formula="of:=[.$C$4] + ([.$C$5] - [.$C$4]) * (([.A1859] - [.$C$1]) / ([.$C$2] - [.$C$1]))" office:value-type="float" office:value="-0.397610649907373" calcext:value-type="float">
            <text:p>-0.397610649907373</text:p>
          </table:table-cell>
          <table:table-cell table:number-columns-repeated="16"/>
        </table:table-row>
        <table:table-row table:style-name="ro1">
          <table:table-cell office:value-type="float" office:value="6360.7198120431" calcext:value-type="float">
            <text:p>6360.7198120431</text:p>
          </table:table-cell>
          <table:table-cell table:number-columns-repeated="3"/>
          <table:table-cell table:formula="of:=[.$C$4] + ([.$C$5] - [.$C$4]) * (([.A1860] - [.$C$1]) / ([.$C$2] - [.$C$1]))" office:value-type="float" office:value="-0.397276804160599" calcext:value-type="float">
            <text:p>-0.397276804160599</text:p>
          </table:table-cell>
          <table:table-cell table:number-columns-repeated="16"/>
        </table:table-row>
        <table:table-row table:style-name="ro1">
          <table:table-cell office:value-type="float" office:value="6344.7389429933" calcext:value-type="float">
            <text:p>6344.7389429933</text:p>
          </table:table-cell>
          <table:table-cell table:number-columns-repeated="3"/>
          <table:table-cell table:formula="of:=[.$C$4] + ([.$C$5] - [.$C$4]) * (([.A1861] - [.$C$1]) / ([.$C$2] - [.$C$1]))" office:value-type="float" office:value="-0.397539371418952" calcext:value-type="float">
            <text:p>-0.397539371418952</text:p>
          </table:table-cell>
          <table:table-cell table:number-columns-repeated="16"/>
        </table:table-row>
        <table:table-row table:style-name="ro1">
          <table:table-cell office:value-type="float" office:value="6405.1403309472" calcext:value-type="float">
            <text:p>6405.1403309472</text:p>
          </table:table-cell>
          <table:table-cell table:number-columns-repeated="3"/>
          <table:table-cell table:formula="of:=[.$C$4] + ([.$C$5] - [.$C$4]) * (([.A1862] - [.$C$1]) / ([.$C$2] - [.$C$1]))" office:value-type="float" office:value="-0.396546970643604" calcext:value-type="float">
            <text:p>-0.396546970643604</text:p>
          </table:table-cell>
          <table:table-cell table:number-columns-repeated="16"/>
        </table:table-row>
        <table:table-row table:style-name="ro1">
          <table:table-cell office:value-type="float" office:value="6404.3771748271" calcext:value-type="float">
            <text:p>6404.3771748271</text:p>
          </table:table-cell>
          <table:table-cell table:number-columns-repeated="3"/>
          <table:table-cell table:formula="of:=[.$C$4] + ([.$C$5] - [.$C$4]) * (([.A1863] - [.$C$1]) / ([.$C$2] - [.$C$1]))" office:value-type="float" office:value="-0.396559509374103" calcext:value-type="float">
            <text:p>-0.396559509374103</text:p>
          </table:table-cell>
          <table:table-cell table:number-columns-repeated="16"/>
        </table:table-row>
        <table:table-row table:style-name="ro1">
          <table:table-cell office:value-type="float" office:value="6426.6552217602" calcext:value-type="float">
            <text:p>6426.6552217602</text:p>
          </table:table-cell>
          <table:table-cell table:number-columns-repeated="3"/>
          <table:table-cell table:formula="of:=[.$C$4] + ([.$C$5] - [.$C$4]) * (([.A1864] - [.$C$1]) / ([.$C$2] - [.$C$1]))" office:value-type="float" office:value="-0.39619347886059" calcext:value-type="float">
            <text:p>-0.39619347886059</text:p>
          </table:table-cell>
          <table:table-cell table:number-columns-repeated="16"/>
        </table:table-row>
        <table:table-row table:style-name="ro1">
          <table:table-cell office:value-type="float" office:value="6518.3360881926" calcext:value-type="float">
            <text:p>6518.3360881926</text:p>
          </table:table-cell>
          <table:table-cell table:number-columns-repeated="3"/>
          <table:table-cell table:formula="of:=[.$C$4] + ([.$C$5] - [.$C$4]) * (([.A1865] - [.$C$1]) / ([.$C$2] - [.$C$1]))" office:value-type="float" office:value="-0.394687153161559" calcext:value-type="float">
            <text:p>-0.394687153161559</text:p>
          </table:table-cell>
          <table:table-cell table:number-columns-repeated="16"/>
        </table:table-row>
        <table:table-row table:style-name="ro1">
          <table:table-cell office:value-type="float" office:value="6412.5239995551" calcext:value-type="float">
            <text:p>6412.5239995551</text:p>
          </table:table-cell>
          <table:table-cell table:number-columns-repeated="3"/>
          <table:table-cell table:formula="of:=[.$C$4] + ([.$C$5] - [.$C$4]) * (([.A1866] - [.$C$1]) / ([.$C$2] - [.$C$1]))" office:value-type="float" office:value="-0.396425656238429" calcext:value-type="float">
            <text:p>-0.396425656238429</text:p>
          </table:table-cell>
          <table:table-cell table:number-columns-repeated="16"/>
        </table:table-row>
        <table:table-row table:style-name="ro1">
          <table:table-cell office:value-type="float" office:value="6338.7818947324" calcext:value-type="float">
            <text:p>6338.7818947324</text:p>
          </table:table-cell>
          <table:table-cell table:number-columns-repeated="3"/>
          <table:table-cell table:formula="of:=[.$C$4] + ([.$C$5] - [.$C$4]) * (([.A1867] - [.$C$1]) / ([.$C$2] - [.$C$1]))" office:value-type="float" office:value="-0.397637246310791" calcext:value-type="float">
            <text:p>-0.397637246310791</text:p>
          </table:table-cell>
          <table:table-cell table:number-columns-repeated="16"/>
        </table:table-row>
        <table:table-row table:style-name="ro1">
          <table:table-cell office:value-type="float" office:value="6360.005433977" calcext:value-type="float">
            <text:p>6360.005433977</text:p>
          </table:table-cell>
          <table:table-cell table:number-columns-repeated="3"/>
          <table:table-cell table:formula="of:=[.$C$4] + ([.$C$5] - [.$C$4]) * (([.A1868] - [.$C$1]) / ([.$C$2] - [.$C$1]))" office:value-type="float" office:value="-0.397288541462848" calcext:value-type="float">
            <text:p>-0.397288541462848</text:p>
          </table:table-cell>
          <table:table-cell table:number-columns-repeated="16"/>
        </table:table-row>
        <table:table-row table:style-name="ro1">
          <table:table-cell office:value-type="float" office:value="6370.273273137" calcext:value-type="float">
            <text:p>6370.273273137</text:p>
          </table:table-cell>
          <table:table-cell table:number-columns-repeated="3"/>
          <table:table-cell table:formula="of:=[.$C$4] + ([.$C$5] - [.$C$4]) * (([.A1869] - [.$C$1]) / ([.$C$2] - [.$C$1]))" office:value-type="float" office:value="-0.397119839850374" calcext:value-type="float">
            <text:p>-0.397119839850374</text:p>
          </table:table-cell>
          <table:table-cell table:number-columns-repeated="16"/>
        </table:table-row>
        <table:table-row table:style-name="ro1">
          <table:table-cell office:value-type="float" office:value="6327.1546966981" calcext:value-type="float">
            <text:p>6327.1546966981</text:p>
          </table:table-cell>
          <table:table-cell table:number-columns-repeated="3"/>
          <table:table-cell table:formula="of:=[.$C$4] + ([.$C$5] - [.$C$4]) * (([.A1870] - [.$C$1]) / ([.$C$2] - [.$C$1]))" office:value-type="float" office:value="-0.397828282323956" calcext:value-type="float">
            <text:p>-0.397828282323956</text:p>
          </table:table-cell>
          <table:table-cell table:number-columns-repeated="16"/>
        </table:table-row>
        <table:table-row table:style-name="ro1">
          <table:table-cell office:value-type="float" office:value="6281.6044107763" calcext:value-type="float">
            <text:p>6281.6044107763</text:p>
          </table:table-cell>
          <table:table-cell table:number-columns-repeated="3"/>
          <table:table-cell table:formula="of:=[.$C$4] + ([.$C$5] - [.$C$4]) * (([.A1871] - [.$C$1]) / ([.$C$2] - [.$C$1]))" office:value-type="float" office:value="-0.398576678024741" calcext:value-type="float">
            <text:p>-0.398576678024741</text:p>
          </table:table-cell>
          <table:table-cell table:number-columns-repeated="16"/>
        </table:table-row>
        <table:table-row table:style-name="ro1">
          <table:table-cell office:value-type="float" office:value="5524.764808932" calcext:value-type="float">
            <text:p>5524.764808932</text:p>
          </table:table-cell>
          <table:table-cell table:number-columns-repeated="3"/>
          <table:table-cell table:formula="of:=[.$C$4] + ([.$C$5] - [.$C$4]) * (([.A1872] - [.$C$1]) / ([.$C$2] - [.$C$1]))" office:value-type="float" office:value="-0.411011627504008" calcext:value-type="float">
            <text:p>-0.411011627504008</text:p>
          </table:table-cell>
          <table:table-cell table:number-columns-repeated="16"/>
        </table:table-row>
        <table:table-row table:style-name="ro1">
          <table:table-cell office:value-type="float" office:value="5573.0171532108" calcext:value-type="float">
            <text:p>5573.0171532108</text:p>
          </table:table-cell>
          <table:table-cell table:number-columns-repeated="3"/>
          <table:table-cell table:formula="of:=[.$C$4] + ([.$C$5] - [.$C$4]) * (([.A1873] - [.$C$1]) / ([.$C$2] - [.$C$1]))" office:value-type="float" office:value="-0.410218836717293" calcext:value-type="float">
            <text:p>-0.410218836717293</text:p>
          </table:table-cell>
          <table:table-cell table:number-columns-repeated="16"/>
        </table:table-row>
        <table:table-row table:style-name="ro1">
          <table:table-cell office:value-type="float" office:value="5513.4238604307" calcext:value-type="float">
            <text:p>5513.4238604307</text:p>
          </table:table-cell>
          <table:table-cell table:number-columns-repeated="3"/>
          <table:table-cell table:formula="of:=[.$C$4] + ([.$C$5] - [.$C$4]) * (([.A1874] - [.$C$1]) / ([.$C$2] - [.$C$1]))" office:value-type="float" office:value="-0.411197960409048" calcext:value-type="float">
            <text:p>-0.411197960409048</text:p>
          </table:table-cell>
          <table:table-cell table:number-columns-repeated="16"/>
        </table:table-row>
        <table:table-row table:style-name="ro1">
          <table:table-cell office:value-type="float" office:value="5497.3677842212" calcext:value-type="float">
            <text:p>5497.3677842212</text:p>
          </table:table-cell>
          <table:table-cell table:number-columns-repeated="3"/>
          <table:table-cell table:formula="of:=[.$C$4] + ([.$C$5] - [.$C$4]) * (([.A1875] - [.$C$1]) / ([.$C$2] - [.$C$1]))" office:value-type="float" office:value="-0.411461763328469" calcext:value-type="float">
            <text:p>-0.411461763328469</text:p>
          </table:table-cell>
          <table:table-cell table:number-columns-repeated="16"/>
        </table:table-row>
        <table:table-row table:style-name="ro1">
          <table:table-cell office:value-type="float" office:value="5553.014746716" calcext:value-type="float">
            <text:p>5553.014746716</text:p>
          </table:table-cell>
          <table:table-cell table:number-columns-repeated="3"/>
          <table:table-cell table:formula="of:=[.$C$4] + ([.$C$5] - [.$C$4]) * (([.A1876] - [.$C$1]) / ([.$C$2] - [.$C$1]))" office:value-type="float" office:value="-0.410547478233436" calcext:value-type="float">
            <text:p>-0.410547478233436</text:p>
          </table:table-cell>
          <table:table-cell table:number-columns-repeated="16"/>
        </table:table-row>
        <table:table-row table:style-name="ro1">
          <table:table-cell office:value-type="float" office:value="4744.6198406513" calcext:value-type="float">
            <text:p>4744.6198406513</text:p>
          </table:table-cell>
          <table:table-cell table:number-columns-repeated="3"/>
          <table:table-cell table:formula="of:=[.$C$4] + ([.$C$5] - [.$C$4]) * (([.A1877] - [.$C$1]) / ([.$C$2] - [.$C$1]))" office:value-type="float" office:value="-0.423829486457788" calcext:value-type="float">
            <text:p>-0.423829486457788</text:p>
          </table:table-cell>
          <table:table-cell table:number-columns-repeated="16"/>
        </table:table-row>
        <table:table-row table:style-name="ro1">
          <table:table-cell office:value-type="float" office:value="4364.7415489787" calcext:value-type="float">
            <text:p>4364.7415489787</text:p>
          </table:table-cell>
          <table:table-cell table:number-columns-repeated="3"/>
          <table:table-cell table:formula="of:=[.$C$4] + ([.$C$5] - [.$C$4]) * (([.A1878] - [.$C$1]) / ([.$C$2] - [.$C$1]))" office:value-type="float" office:value="-0.430070924344638" calcext:value-type="float">
            <text:p>-0.430070924344638</text:p>
          </table:table-cell>
          <table:table-cell table:number-columns-repeated="16"/>
        </table:table-row>
        <table:table-row table:style-name="ro1">
          <table:table-cell office:value-type="float" office:value="4476.2272441122" calcext:value-type="float">
            <text:p>4476.2272441122</text:p>
          </table:table-cell>
          <table:table-cell table:number-columns-repeated="3"/>
          <table:table-cell table:formula="of:=[.$C$4] + ([.$C$5] - [.$C$4]) * (([.A1879] - [.$C$1]) / ([.$C$2] - [.$C$1]))" office:value-type="float" office:value="-0.428239203352147" calcext:value-type="float">
            <text:p>-0.428239203352147</text:p>
          </table:table-cell>
          <table:table-cell table:number-columns-repeated="16"/>
        </table:table-row>
        <table:table-row table:style-name="ro1">
          <table:table-cell office:value-type="float" office:value="4405.744487254" calcext:value-type="float">
            <text:p>4405.744487254</text:p>
          </table:table-cell>
          <table:table-cell table:number-columns-repeated="3"/>
          <table:table-cell table:formula="of:=[.$C$4] + ([.$C$5] - [.$C$4]) * (([.A1880] - [.$C$1]) / ([.$C$2] - [.$C$1]))" office:value-type="float" office:value="-0.429397242015235" calcext:value-type="float">
            <text:p>-0.429397242015235</text:p>
          </table:table-cell>
          <table:table-cell table:number-columns-repeated="16"/>
        </table:table-row>
        <table:table-row table:style-name="ro1">
          <table:table-cell office:value-type="float" office:value="4329.9254247354" calcext:value-type="float">
            <text:p>4329.9254247354</text:p>
          </table:table-cell>
          <table:table-cell table:number-columns-repeated="3"/>
          <table:table-cell table:formula="of:=[.$C$4] + ([.$C$5] - [.$C$4]) * (([.A1881] - [.$C$1]) / ([.$C$2] - [.$C$1]))" office:value-type="float" office:value="-0.430642956707868" calcext:value-type="float">
            <text:p>-0.430642956707868</text:p>
          </table:table-cell>
          <table:table-cell table:number-columns-repeated="16"/>
        </table:table-row>
        <table:table-row table:style-name="ro1">
          <table:table-cell office:value-type="float" office:value="3788.2890885374" calcext:value-type="float">
            <text:p>3788.2890885374</text:p>
          </table:table-cell>
          <table:table-cell table:number-columns-repeated="3"/>
          <table:table-cell table:formula="of:=[.$C$4] + ([.$C$5] - [.$C$4]) * (([.A1882] - [.$C$1]) / ([.$C$2] - [.$C$1]))" office:value-type="float" office:value="-0.439542095257628" calcext:value-type="float">
            <text:p>-0.439542095257628</text:p>
          </table:table-cell>
          <table:table-cell table:number-columns-repeated="16"/>
        </table:table-row>
        <table:table-row table:style-name="ro1">
          <table:table-cell office:value-type="float" office:value="3951.2115204756" calcext:value-type="float">
            <text:p>3951.2115204756</text:p>
          </table:table-cell>
          <table:table-cell table:number-columns-repeated="3"/>
          <table:table-cell table:formula="of:=[.$C$4] + ([.$C$5] - [.$C$4]) * (([.A1883] - [.$C$1]) / ([.$C$2] - [.$C$1]))" office:value-type="float" office:value="-0.436865263594414" calcext:value-type="float">
            <text:p>-0.436865263594414</text:p>
          </table:table-cell>
          <table:table-cell table:number-columns-repeated="16"/>
        </table:table-row>
        <table:table-row table:style-name="ro1">
          <table:table-cell office:value-type="float" office:value="3640.9379250251" calcext:value-type="float">
            <text:p>3640.9379250251</text:p>
          </table:table-cell>
          <table:table-cell table:number-columns-repeated="3"/>
          <table:table-cell table:formula="of:=[.$C$4] + ([.$C$5] - [.$C$4]) * (([.A1884] - [.$C$1]) / ([.$C$2] - [.$C$1]))" office:value-type="float" office:value="-0.441963089441233" calcext:value-type="float">
            <text:p>-0.441963089441233</text:p>
          </table:table-cell>
          <table:table-cell table:number-columns-repeated="16"/>
        </table:table-row>
        <table:table-row table:style-name="ro1">
          <table:table-cell office:value-type="float" office:value="3792.1959942366" calcext:value-type="float">
            <text:p>3792.1959942366</text:p>
          </table:table-cell>
          <table:table-cell table:number-columns-repeated="3"/>
          <table:table-cell table:formula="of:=[.$C$4] + ([.$C$5] - [.$C$4]) * (([.A1885] - [.$C$1]) / ([.$C$2] - [.$C$1]))" office:value-type="float" office:value="-0.439477904410754" calcext:value-type="float">
            <text:p>-0.439477904410754</text:p>
          </table:table-cell>
          <table:table-cell table:number-columns-repeated="16"/>
        </table:table-row>
        <table:table-row table:style-name="ro1">
          <table:table-cell office:value-type="float" office:value="4220.3233352743" calcext:value-type="float">
            <text:p>4220.3233352743</text:p>
          </table:table-cell>
          <table:table-cell table:number-columns-repeated="3"/>
          <table:table-cell table:formula="of:=[.$C$4] + ([.$C$5] - [.$C$4]) * (([.A1886] - [.$C$1]) / ([.$C$2] - [.$C$1]))" office:value-type="float" office:value="-0.432443729872948" calcext:value-type="float">
            <text:p>-0.432443729872948</text:p>
          </table:table-cell>
          <table:table-cell table:number-columns-repeated="16"/>
        </table:table-row>
        <table:table-row table:style-name="ro1">
          <table:table-cell office:value-type="float" office:value="4241.7446996734" calcext:value-type="float">
            <text:p>4241.7446996734</text:p>
          </table:table-cell>
          <table:table-cell table:number-columns-repeated="3"/>
          <table:table-cell table:formula="of:=[.$C$4] + ([.$C$5] - [.$C$4]) * (([.A1887] - [.$C$1]) / ([.$C$2] - [.$C$1]))" office:value-type="float" office:value="-0.43209177473816" calcext:value-type="float">
            <text:p>-0.43209177473816</text:p>
          </table:table-cell>
          <table:table-cell table:number-columns-repeated="16"/>
        </table:table-row>
        <table:table-row table:style-name="ro1">
          <table:table-cell office:value-type="float" office:value="3953.5214624664" calcext:value-type="float">
            <text:p>3953.5214624664</text:p>
          </table:table-cell>
          <table:table-cell table:number-columns-repeated="3"/>
          <table:table-cell table:formula="of:=[.$C$4] + ([.$C$5] - [.$C$4]) * (([.A1888] - [.$C$1]) / ([.$C$2] - [.$C$1]))" office:value-type="float" office:value="-0.436827311019145" calcext:value-type="float">
            <text:p>-0.436827311019145</text:p>
          </table:table-cell>
          <table:table-cell table:number-columns-repeated="16"/>
        </table:table-row>
        <table:table-row table:style-name="ro1">
          <table:table-cell office:value-type="float" office:value="4138.477059627" calcext:value-type="float">
            <text:p>4138.477059627</text:p>
          </table:table-cell>
          <table:table-cell table:number-columns-repeated="3"/>
          <table:table-cell table:formula="of:=[.$C$4] + ([.$C$5] - [.$C$4]) * (([.A1889] - [.$C$1]) / ([.$C$2] - [.$C$1]))" office:value-type="float" office:value="-0.433788472273134" calcext:value-type="float">
            <text:p>-0.433788472273134</text:p>
          </table:table-cell>
          <table:table-cell table:number-columns-repeated="16"/>
        </table:table-row>
        <table:table-row table:style-name="ro1">
          <table:table-cell office:value-type="float" office:value="4092.8511149115" calcext:value-type="float">
            <text:p>4092.8511149115</text:p>
          </table:table-cell>
          <table:table-cell table:number-columns-repeated="3"/>
          <table:table-cell table:formula="of:=[.$C$4] + ([.$C$5] - [.$C$4]) * (([.A1890] - [.$C$1]) / ([.$C$2] - [.$C$1]))" office:value-type="float" office:value="-0.434538111055379" calcext:value-type="float">
            <text:p>-0.434538111055379</text:p>
          </table:table-cell>
          <table:table-cell table:number-columns-repeated="16"/>
        </table:table-row>
        <table:table-row table:style-name="ro1">
          <table:table-cell office:value-type="float" office:value="3847.0204604306" calcext:value-type="float">
            <text:p>3847.0204604306</text:p>
          </table:table-cell>
          <table:table-cell table:number-columns-repeated="3"/>
          <table:table-cell table:formula="of:=[.$C$4] + ([.$C$5] - [.$C$4]) * (([.A1891] - [.$C$1]) / ([.$C$2] - [.$C$1]))" office:value-type="float" office:value="-0.438577133011254" calcext:value-type="float">
            <text:p>-0.438577133011254</text:p>
          </table:table-cell>
          <table:table-cell table:number-columns-repeated="16"/>
        </table:table-row>
        <table:table-row table:style-name="ro1">
          <table:table-cell office:value-type="float" office:value="3889.292261066" calcext:value-type="float">
            <text:p>3889.292261066</text:p>
          </table:table-cell>
          <table:table-cell table:number-columns-repeated="3"/>
          <table:table-cell table:formula="of:=[.$C$4] + ([.$C$5] - [.$C$4]) * (([.A1892] - [.$C$1]) / ([.$C$2] - [.$C$1]))" office:value-type="float" office:value="-0.437882603147836" calcext:value-type="float">
            <text:p>-0.437882603147836</text:p>
          </table:table-cell>
          <table:table-cell table:number-columns-repeated="16"/>
        </table:table-row>
        <table:table-row table:style-name="ro1">
          <table:table-cell office:value-type="float" office:value="3696.3514674753" calcext:value-type="float">
            <text:p>3696.3514674753</text:p>
          </table:table-cell>
          <table:table-cell table:number-columns-repeated="3"/>
          <table:table-cell table:formula="of:=[.$C$4] + ([.$C$5] - [.$C$4]) * (([.A1893] - [.$C$1]) / ([.$C$2] - [.$C$1]))" office:value-type="float" office:value="-0.441052639460607" calcext:value-type="float">
            <text:p>-0.441052639460607</text:p>
          </table:table-cell>
          <table:table-cell table:number-columns-repeated="16"/>
        </table:table-row>
        <table:table-row table:style-name="ro1">
          <table:table-cell office:value-type="float" office:value="3578.2072060032" calcext:value-type="float">
            <text:p>3578.2072060032</text:p>
          </table:table-cell>
          <table:table-cell table:number-columns-repeated="3"/>
          <table:table-cell table:formula="of:=[.$C$4] + ([.$C$5] - [.$C$4]) * (([.A1894] - [.$C$1]) / ([.$C$2] - [.$C$1]))" office:value-type="float" office:value="-0.442993761356305" calcext:value-type="float">
            <text:p>-0.442993761356305</text:p>
          </table:table-cell>
          <table:table-cell table:number-columns-repeated="16"/>
        </table:table-row>
        <table:table-row table:style-name="ro1">
          <table:table-cell office:value-type="float" office:value="3391.8781755963" calcext:value-type="float">
            <text:p>3391.8781755963</text:p>
          </table:table-cell>
          <table:table-cell table:number-columns-repeated="3"/>
          <table:table-cell table:formula="of:=[.$C$4] + ([.$C$5] - [.$C$4]) * (([.A1895] - [.$C$1]) / ([.$C$2] - [.$C$1]))" office:value-type="float" office:value="-0.44605516574633" calcext:value-type="float">
            <text:p>-0.44605516574633</text:p>
          </table:table-cell>
          <table:table-cell table:number-columns-repeated="16"/>
        </table:table-row>
        <table:table-row table:style-name="ro1">
          <table:table-cell office:value-type="float" office:value="3452.5884991144" calcext:value-type="float">
            <text:p>3452.5884991144</text:p>
          </table:table-cell>
          <table:table-cell table:number-columns-repeated="3"/>
          <table:table-cell table:formula="of:=[.$C$4] + ([.$C$5] - [.$C$4]) * (([.A1896] - [.$C$1]) / ([.$C$2] - [.$C$1]))" office:value-type="float" office:value="-0.44505768912912" calcext:value-type="float">
            <text:p>-0.44505768912912</text:p>
          </table:table-cell>
          <table:table-cell table:number-columns-repeated="16"/>
        </table:table-row>
        <table:table-row table:style-name="ro1">
          <table:table-cell office:value-type="float" office:value="3528.1202013162" calcext:value-type="float">
            <text:p>3528.1202013162</text:p>
          </table:table-cell>
          <table:table-cell table:number-columns-repeated="3"/>
          <table:table-cell table:formula="of:=[.$C$4] + ([.$C$5] - [.$C$4]) * (([.A1897] - [.$C$1]) / ([.$C$2] - [.$C$1]))" office:value-type="float" office:value="-0.4438166957949" calcext:value-type="float">
            <text:p>-0.4438166957949</text:p>
          </table:table-cell>
          <table:table-cell table:number-columns-repeated="16"/>
        </table:table-row>
        <table:table-row table:style-name="ro1">
          <table:table-cell office:value-type="float" office:value="3409.1628817491" calcext:value-type="float">
            <text:p>3409.1628817491</text:p>
          </table:table-cell>
          <table:table-cell table:number-columns-repeated="3"/>
          <table:table-cell table:formula="of:=[.$C$4] + ([.$C$5] - [.$C$4]) * (([.A1898] - [.$C$1]) / ([.$C$2] - [.$C$1]))" office:value-type="float" office:value="-0.445771176315478" calcext:value-type="float">
            <text:p>-0.445771176315478</text:p>
          </table:table-cell>
          <table:table-cell table:number-columns-repeated="16"/>
        </table:table-row>
        <table:table-row table:style-name="ro1">
          <table:table-cell office:value-type="float" office:value="3360.9561908129" calcext:value-type="float">
            <text:p>3360.9561908129</text:p>
          </table:table-cell>
          <table:table-cell table:number-columns-repeated="3"/>
          <table:table-cell table:formula="of:=[.$C$4] + ([.$C$5] - [.$C$4]) * (([.A1899] - [.$C$1]) / ([.$C$2] - [.$C$1]))" office:value-type="float" office:value="-0.44656321701326" calcext:value-type="float">
            <text:p>-0.44656321701326</text:p>
          </table:table-cell>
          <table:table-cell table:number-columns-repeated="16"/>
        </table:table-row>
        <table:table-row table:style-name="ro1">
          <table:table-cell office:value-type="float" office:value="3427.0497290106" calcext:value-type="float">
            <text:p>3427.0497290106</text:p>
          </table:table-cell>
          <table:table-cell table:number-columns-repeated="3"/>
          <table:table-cell table:formula="of:=[.$C$4] + ([.$C$5] - [.$C$4]) * (([.A1900] - [.$C$1]) / ([.$C$2] - [.$C$1]))" office:value-type="float" office:value="-0.445477293646682" calcext:value-type="float">
            <text:p>-0.445477293646682</text:p>
          </table:table-cell>
          <table:table-cell table:number-columns-repeated="16"/>
        </table:table-row>
        <table:table-row table:style-name="ro1">
          <table:table-cell office:value-type="float" office:value="3262.2716827669" calcext:value-type="float">
            <text:p>3262.2716827669</text:p>
          </table:table-cell>
          <table:table-cell table:number-columns-repeated="3"/>
          <table:table-cell table:formula="of:=[.$C$4] + ([.$C$5] - [.$C$4]) * (([.A1901] - [.$C$1]) / ([.$C$2] - [.$C$1]))" office:value-type="float" office:value="-0.448184613236381" calcext:value-type="float">
            <text:p>-0.448184613236381</text:p>
          </table:table-cell>
          <table:table-cell table:number-columns-repeated="16"/>
        </table:table-row>
        <table:table-row table:style-name="ro1">
          <table:table-cell office:value-type="float" office:value="3212.2071589501" calcext:value-type="float">
            <text:p>3212.2071589501</text:p>
          </table:table-cell>
          <table:table-cell table:number-columns-repeated="3"/>
          <table:table-cell table:formula="of:=[.$C$4] + ([.$C$5] - [.$C$4]) * (([.A1902] - [.$C$1]) / ([.$C$2] - [.$C$1]))" office:value-type="float" office:value="-0.449007178312056" calcext:value-type="float">
            <text:p>-0.449007178312056</text:p>
          </table:table-cell>
          <table:table-cell table:number-columns-repeated="16"/>
        </table:table-row>
        <table:table-row table:style-name="ro1">
          <table:table-cell office:value-type="float" office:value="3178.299354793" calcext:value-type="float">
            <text:p>3178.299354793</text:p>
          </table:table-cell>
          <table:table-cell table:number-columns-repeated="3"/>
          <table:table-cell table:formula="of:=[.$C$4] + ([.$C$5] - [.$C$4]) * (([.A1903] - [.$C$1]) / ([.$C$2] - [.$C$1]))" office:value-type="float" office:value="-0.449564286886474" calcext:value-type="float">
            <text:p>-0.449564286886474</text:p>
          </table:table-cell>
          <table:table-cell table:number-columns-repeated="16"/>
        </table:table-row>
        <table:table-row table:style-name="ro1">
          <table:table-cell office:value-type="float" office:value="3199.1762645654" calcext:value-type="float">
            <text:p>3199.1762645654</text:p>
          </table:table-cell>
          <table:table-cell table:number-columns-repeated="3"/>
          <table:table-cell table:formula="of:=[.$C$4] + ([.$C$5] - [.$C$4]) * (([.A1904] - [.$C$1]) / ([.$C$2] - [.$C$1]))" office:value-type="float" office:value="-0.449221277195028" calcext:value-type="float">
            <text:p>-0.449221277195028</text:p>
          </table:table-cell>
          <table:table-cell table:number-columns-repeated="16"/>
        </table:table-row>
        <table:table-row table:style-name="ro1">
          <table:table-cell office:value-type="float" office:value="3478.4609900005" calcext:value-type="float">
            <text:p>3478.4609900005</text:p>
          </table:table-cell>
          <table:table-cell table:number-columns-repeated="3"/>
          <table:table-cell table:formula="of:=[.$C$4] + ([.$C$5] - [.$C$4]) * (([.A1905] - [.$C$1]) / ([.$C$2] - [.$C$1]))" office:value-type="float" office:value="-0.444632601546114" calcext:value-type="float">
            <text:p>-0.444632601546114</text:p>
          </table:table-cell>
          <table:table-cell table:number-columns-repeated="16"/>
        </table:table-row>
        <table:table-row table:style-name="ro1">
          <table:table-cell office:value-type="float" office:value="3664.6588290579" calcext:value-type="float">
            <text:p>3664.6588290579</text:p>
          </table:table-cell>
          <table:table-cell table:number-columns-repeated="3"/>
          <table:table-cell table:formula="of:=[.$C$4] + ([.$C$5] - [.$C$4]) * (([.A1906] - [.$C$1]) / ([.$C$2] - [.$C$1]))" office:value-type="float" office:value="-0.441573352642931" calcext:value-type="float">
            <text:p>-0.441573352642931</text:p>
          </table:table-cell>
          <table:table-cell table:number-columns-repeated="16"/>
        </table:table-row>
        <table:table-row table:style-name="ro1">
          <table:table-cell office:value-type="float" office:value="3709.3235319539" calcext:value-type="float">
            <text:p>3709.3235319539</text:p>
          </table:table-cell>
          <table:table-cell table:number-columns-repeated="3"/>
          <table:table-cell table:formula="of:=[.$C$4] + ([.$C$5] - [.$C$4]) * (([.A1907] - [.$C$1]) / ([.$C$2] - [.$C$1]))" office:value-type="float" office:value="-0.440839507158809" calcext:value-type="float">
            <text:p>-0.440839507158809</text:p>
          </table:table-cell>
          <table:table-cell table:number-columns-repeated="16"/>
        </table:table-row>
        <table:table-row table:style-name="ro1">
          <table:table-cell office:value-type="float" office:value="4065.7736166509" calcext:value-type="float">
            <text:p>4065.7736166509</text:p>
          </table:table-cell>
          <table:table-cell table:number-columns-repeated="3"/>
          <table:table-cell table:formula="of:=[.$C$4] + ([.$C$5] - [.$C$4]) * (([.A1908] - [.$C$1]) / ([.$C$2] - [.$C$1]))" office:value-type="float" office:value="-0.434982997028675" calcext:value-type="float">
            <text:p>-0.434982997028675</text:p>
          </table:table-cell>
          <table:table-cell table:number-columns-repeated="16"/>
        </table:table-row>
        <table:table-row table:style-name="ro1">
          <table:table-cell office:value-type="float" office:value="3838.2303868152" calcext:value-type="float">
            <text:p>3838.2303868152</text:p>
          </table:table-cell>
          <table:table-cell table:number-columns-repeated="3"/>
          <table:table-cell table:formula="of:=[.$C$4] + ([.$C$5] - [.$C$4]) * (([.A1909] - [.$C$1]) / ([.$C$2] - [.$C$1]))" office:value-type="float" office:value="-0.43872155478974" calcext:value-type="float">
            <text:p>-0.43872155478974</text:p>
          </table:table-cell>
          <table:table-cell table:number-columns-repeated="16"/>
        </table:table-row>
        <table:table-row table:style-name="ro1">
          <table:table-cell office:value-type="float" office:value="3862.7263285159" calcext:value-type="float">
            <text:p>3862.7263285159</text:p>
          </table:table-cell>
          <table:table-cell table:number-columns-repeated="3"/>
          <table:table-cell table:formula="of:=[.$C$4] + ([.$C$5] - [.$C$4]) * (([.A1910] - [.$C$1]) / ([.$C$2] - [.$C$1]))" office:value-type="float" office:value="-0.438319084045935" calcext:value-type="float">
            <text:p>-0.438319084045935</text:p>
          </table:table-cell>
          <table:table-cell table:number-columns-repeated="16"/>
        </table:table-row>
        <table:table-row table:style-name="ro1">
          <table:table-cell office:value-type="float" office:value="3942.7377761177" calcext:value-type="float">
            <text:p>3942.7377761177</text:p>
          </table:table-cell>
          <table:table-cell table:number-columns-repeated="3"/>
          <table:table-cell table:formula="of:=[.$C$4] + ([.$C$5] - [.$C$4]) * (([.A1911] - [.$C$1]) / ([.$C$2] - [.$C$1]))" office:value-type="float" office:value="-0.437004488051927" calcext:value-type="float">
            <text:p>-0.437004488051927</text:p>
          </table:table-cell>
          <table:table-cell table:number-columns-repeated="16"/>
        </table:table-row>
        <table:table-row table:style-name="ro1">
          <table:table-cell office:value-type="float" office:value="4030.0034134892" calcext:value-type="float">
            <text:p>4030.0034134892</text:p>
          </table:table-cell>
          <table:table-cell table:number-columns-repeated="3"/>
          <table:table-cell table:formula="of:=[.$C$4] + ([.$C$5] - [.$C$4]) * (([.A1912] - [.$C$1]) / ([.$C$2] - [.$C$1]))" office:value-type="float" office:value="-0.435570705002855" calcext:value-type="float">
            <text:p>-0.435570705002855</text:p>
          </table:table-cell>
          <table:table-cell table:number-columns-repeated="16"/>
        </table:table-row>
        <table:table-row table:style-name="ro1">
          <table:table-cell office:value-type="float" office:value="3767.8721036119" calcext:value-type="float">
            <text:p>3767.8721036119</text:p>
          </table:table-cell>
          <table:table-cell table:number-columns-repeated="3"/>
          <table:table-cell table:formula="of:=[.$C$4] + ([.$C$5] - [.$C$4]) * (([.A1913] - [.$C$1]) / ([.$C$2] - [.$C$1]))" office:value-type="float" office:value="-0.439877548338372" calcext:value-type="float">
            <text:p>-0.439877548338372</text:p>
          </table:table-cell>
          <table:table-cell table:number-columns-repeated="16"/>
        </table:table-row>
        <table:table-row table:style-name="ro1">
          <table:table-cell office:value-type="float" office:value="3809.2952035809" calcext:value-type="float">
            <text:p>3809.2952035809</text:p>
          </table:table-cell>
          <table:table-cell table:number-columns-repeated="3"/>
          <table:table-cell table:formula="of:=[.$C$4] + ([.$C$5] - [.$C$4]) * (([.A1914] - [.$C$1]) / ([.$C$2] - [.$C$1]))" office:value-type="float" office:value="-0.439196962710804" calcext:value-type="float">
            <text:p>-0.439196962710804</text:p>
          </table:table-cell>
          <table:table-cell table:number-columns-repeated="16"/>
        </table:table-row>
        <table:table-row table:style-name="ro1">
          <table:table-cell office:value-type="float" office:value="3587.2353507323" calcext:value-type="float">
            <text:p>3587.2353507323</text:p>
          </table:table-cell>
          <table:table-cell table:number-columns-repeated="3"/>
          <table:table-cell table:formula="of:=[.$C$4] + ([.$C$5] - [.$C$4]) * (([.A1915] - [.$C$1]) / ([.$C$2] - [.$C$1]))" office:value-type="float" office:value="-0.442845428045886" calcext:value-type="float">
            <text:p>-0.442845428045886</text:p>
          </table:table-cell>
          <table:table-cell table:number-columns-repeated="16"/>
        </table:table-row>
        <table:table-row table:style-name="ro1">
          <table:table-cell office:value-type="float" office:value="3888.06" calcext:value-type="float">
            <text:p>3888.06</text:p>
          </table:table-cell>
          <table:table-cell table:number-columns-repeated="3"/>
          <table:table-cell table:formula="of:=[.$C$4] + ([.$C$5] - [.$C$4]) * (([.A1916] - [.$C$1]) / ([.$C$2] - [.$C$1]))" office:value-type="float" office:value="-0.437902849318971" calcext:value-type="float">
            <text:p>-0.437902849318971</text:p>
          </table:table-cell>
          <table:table-cell table:number-columns-repeated="16"/>
        </table:table-row>
        <table:table-row table:style-name="ro1">
          <table:table-cell office:value-type="float" office:value="3728.96" calcext:value-type="float">
            <text:p>3728.96</text:p>
          </table:table-cell>
          <table:table-cell table:number-columns-repeated="3"/>
          <table:table-cell table:formula="of:=[.$C$4] + ([.$C$5] - [.$C$4]) * (([.A1917] - [.$C$1]) / ([.$C$2] - [.$C$1]))" office:value-type="float" office:value="-0.440516878047556" calcext:value-type="float">
            <text:p>-0.440516878047556</text:p>
          </table:table-cell>
          <table:table-cell table:number-columns-repeated="16"/>
        </table:table-row>
        <table:table-row table:style-name="ro1">
          <table:table-cell office:value-type="float" office:value="3689.9723378682" calcext:value-type="float">
            <text:p>3689.9723378682</text:p>
          </table:table-cell>
          <table:table-cell table:number-columns-repeated="3"/>
          <table:table-cell table:formula="of:=[.$C$4] + ([.$C$5] - [.$C$4]) * (([.A1918] - [.$C$1]) / ([.$C$2] - [.$C$1]))" office:value-type="float" office:value="-0.441157449190691" calcext:value-type="float">
            <text:p>-0.441157449190691</text:p>
          </table:table-cell>
          <table:table-cell table:number-columns-repeated="16"/>
        </table:table-row>
        <table:table-row table:style-name="ro1">
          <table:table-cell office:value-type="float" office:value="3693.3300666654" calcext:value-type="float">
            <text:p>3693.3300666654</text:p>
          </table:table-cell>
          <table:table-cell table:number-columns-repeated="3"/>
          <table:table-cell table:formula="of:=[.$C$4] + ([.$C$5] - [.$C$4]) * (([.A1919] - [.$C$1]) / ([.$C$2] - [.$C$1]))" office:value-type="float" office:value="-0.441102281374609" calcext:value-type="float">
            <text:p>-0.441102281374609</text:p>
          </table:table-cell>
          <table:table-cell table:number-columns-repeated="16"/>
        </table:table-row>
        <table:table-row table:style-name="ro1">
          <table:table-cell office:value-type="float" office:value="3715.5643838661" calcext:value-type="float">
            <text:p>3715.5643838661</text:p>
          </table:table-cell>
          <table:table-cell table:number-columns-repeated="3"/>
          <table:table-cell table:formula="of:=[.$C$4] + ([.$C$5] - [.$C$4]) * (([.A1920] - [.$C$1]) / ([.$C$2] - [.$C$1]))" office:value-type="float" office:value="-0.440736969344923" calcext:value-type="float">
            <text:p>-0.440736969344923</text:p>
          </table:table-cell>
          <table:table-cell table:number-columns-repeated="16"/>
        </table:table-row>
        <table:table-row table:style-name="ro1">
          <table:table-cell office:value-type="float" office:value="3882.3036216798" calcext:value-type="float">
            <text:p>3882.3036216798</text:p>
          </table:table-cell>
          <table:table-cell table:number-columns-repeated="3"/>
          <table:table-cell table:formula="of:=[.$C$4] + ([.$C$5] - [.$C$4]) * (([.A1921] - [.$C$1]) / ([.$C$2] - [.$C$1]))" office:value-type="float" office:value="-0.437997427183846" calcext:value-type="float">
            <text:p>-0.437997427183846</text:p>
          </table:table-cell>
          <table:table-cell table:number-columns-repeated="16"/>
        </table:table-row>
        <table:table-row table:style-name="ro1">
          <table:table-cell office:value-type="float" office:value="3781.020705993" calcext:value-type="float">
            <text:p>3781.020705993</text:p>
          </table:table-cell>
          <table:table-cell table:number-columns-repeated="3"/>
          <table:table-cell table:formula="of:=[.$C$4] + ([.$C$5] - [.$C$4]) * (([.A1922] - [.$C$1]) / ([.$C$2] - [.$C$1]))" office:value-type="float" office:value="-0.439661515501383" calcext:value-type="float">
            <text:p>-0.439661515501383</text:p>
          </table:table-cell>
          <table:table-cell table:number-columns-repeated="16"/>
        </table:table-row>
        <table:table-row table:style-name="ro1">
          <table:table-cell office:value-type="float" office:value="3812.3811191955" calcext:value-type="float">
            <text:p>3812.3811191955</text:p>
          </table:table-cell>
          <table:table-cell table:number-columns-repeated="3"/>
          <table:table-cell table:formula="of:=[.$C$4] + ([.$C$5] - [.$C$4]) * (([.A1923] - [.$C$1]) / ([.$C$2] - [.$C$1]))" office:value-type="float" office:value="-0.439146260812183" calcext:value-type="float">
            <text:p>-0.439146260812183</text:p>
          </table:table-cell>
          <table:table-cell table:number-columns-repeated="16"/>
        </table:table-row>
        <table:table-row table:style-name="ro1">
          <table:table-cell office:value-type="float" office:value="3797.0340970819" calcext:value-type="float">
            <text:p>3797.0340970819</text:p>
          </table:table-cell>
          <table:table-cell table:number-columns-repeated="3"/>
          <table:table-cell table:formula="of:=[.$C$4] + ([.$C$5] - [.$C$4]) * (([.A1924] - [.$C$1]) / ([.$C$2] - [.$C$1]))" office:value-type="float" office:value="-0.439398413902712" calcext:value-type="float">
            <text:p>-0.439398413902712</text:p>
          </table:table-cell>
          <table:table-cell table:number-columns-repeated="16"/>
        </table:table-row>
        <table:table-row table:style-name="ro1">
          <table:table-cell office:value-type="float" office:value="4032.4591655851" calcext:value-type="float">
            <text:p>4032.4591655851</text:p>
          </table:table-cell>
          <table:table-cell table:number-columns-repeated="3"/>
          <table:table-cell table:formula="of:=[.$C$4] + ([.$C$5] - [.$C$4]) * (([.A1925] - [.$C$1]) / ([.$C$2] - [.$C$1]))" office:value-type="float" office:value="-0.435530356753144" calcext:value-type="float">
            <text:p>-0.435530356753144</text:p>
          </table:table-cell>
          <table:table-cell table:number-columns-repeated="16"/>
        </table:table-row>
        <table:table-row table:style-name="ro1">
          <table:table-cell office:value-type="float" office:value="3989.6317529072" calcext:value-type="float">
            <text:p>3989.6317529072</text:p>
          </table:table-cell>
          <table:table-cell table:number-columns-repeated="3"/>
          <table:table-cell table:formula="of:=[.$C$4] + ([.$C$5] - [.$C$4]) * (([.A1926] - [.$C$1]) / ([.$C$2] - [.$C$1]))" office:value-type="float" office:value="-0.436234015377349" calcext:value-type="float">
            <text:p>-0.436234015377349</text:p>
          </table:table-cell>
          <table:table-cell table:number-columns-repeated="16"/>
        </table:table-row>
        <table:table-row table:style-name="ro1">
          <table:table-cell office:value-type="float" office:value="3981.9382996592" calcext:value-type="float">
            <text:p>3981.9382996592</text:p>
          </table:table-cell>
          <table:table-cell table:number-columns-repeated="3"/>
          <table:table-cell table:formula="of:=[.$C$4] + ([.$C$5] - [.$C$4]) * (([.A1927] - [.$C$1]) / ([.$C$2] - [.$C$1]))" office:value-type="float" office:value="-0.436360419574786" calcext:value-type="float">
            <text:p>-0.436360419574786</text:p>
          </table:table-cell>
          <table:table-cell table:number-columns-repeated="16"/>
        </table:table-row>
        <table:table-row table:style-name="ro1">
          <table:table-cell office:value-type="float" office:value="3995.3251807214" calcext:value-type="float">
            <text:p>3995.3251807214</text:p>
          </table:table-cell>
          <table:table-cell table:number-columns-repeated="3"/>
          <table:table-cell table:formula="of:=[.$C$4] + ([.$C$5] - [.$C$4]) * (([.A1928] - [.$C$1]) / ([.$C$2] - [.$C$1]))" office:value-type="float" office:value="-0.436140471795511" calcext:value-type="float">
            <text:p>-0.436140471795511</text:p>
          </table:table-cell>
          <table:table-cell table:number-columns-repeated="16"/>
        </table:table-row>
        <table:table-row table:style-name="ro1">
          <table:table-cell office:value-type="float" office:value="3617.268962197" calcext:value-type="float">
            <text:p>3617.268962197</text:p>
          </table:table-cell>
          <table:table-cell table:number-columns-repeated="3"/>
          <table:table-cell table:formula="of:=[.$C$4] + ([.$C$5] - [.$C$4]) * (([.A1929] - [.$C$1]) / ([.$C$2] - [.$C$1]))" office:value-type="float" office:value="-0.442351972840406" calcext:value-type="float">
            <text:p>-0.442351972840406</text:p>
          </table:table-cell>
          <table:table-cell table:number-columns-repeated="16"/>
        </table:table-row>
        <table:table-row table:style-name="ro1">
          <table:table-cell office:value-type="float" office:value="3609.1295656008" calcext:value-type="float">
            <text:p>3609.1295656008</text:p>
          </table:table-cell>
          <table:table-cell table:number-columns-repeated="3"/>
          <table:table-cell table:formula="of:=[.$C$4] + ([.$C$5] - [.$C$4]) * (([.A1930] - [.$C$1]) / ([.$C$2] - [.$C$1]))" office:value-type="float" office:value="-0.44248570393114" calcext:value-type="float">
            <text:p>-0.44248570393114</text:p>
          </table:table-cell>
          <table:table-cell table:number-columns-repeated="16"/>
        </table:table-row>
        <table:table-row table:style-name="ro1">
          <table:table-cell office:value-type="float" office:value="3614.4208481332" calcext:value-type="float">
            <text:p>3614.4208481332</text:p>
          </table:table-cell>
          <table:table-cell table:number-columns-repeated="3"/>
          <table:table-cell table:formula="of:=[.$C$4] + ([.$C$5] - [.$C$4]) * (([.A1931] - [.$C$1]) / ([.$C$2] - [.$C$1]))" office:value-type="float" office:value="-0.442398767636038" calcext:value-type="float">
            <text:p>-0.442398767636038</text:p>
          </table:table-cell>
          <table:table-cell table:number-columns-repeated="16"/>
        </table:table-row>
        <table:table-row table:style-name="ro1">
          <table:table-cell office:value-type="float" office:value="3497.6696152725" calcext:value-type="float">
            <text:p>3497.6696152725</text:p>
          </table:table-cell>
          <table:table-cell table:number-columns-repeated="3"/>
          <table:table-cell table:formula="of:=[.$C$4] + ([.$C$5] - [.$C$4]) * (([.A1932] - [.$C$1]) / ([.$C$2] - [.$C$1]))" office:value-type="float" office:value="-0.444317001933935" calcext:value-type="float">
            <text:p>-0.444317001933935</text:p>
          </table:table-cell>
          <table:table-cell table:number-columns-repeated="16"/>
        </table:table-row>
        <table:table-row table:style-name="ro1">
          <table:table-cell office:value-type="float" office:value="3653.6803179504" calcext:value-type="float">
            <text:p>3653.6803179504</text:p>
          </table:table-cell>
          <table:table-cell table:number-columns-repeated="3"/>
          <table:table-cell table:formula="of:=[.$C$4] + ([.$C$5] - [.$C$4]) * (([.A1933] - [.$C$1]) / ([.$C$2] - [.$C$1]))" office:value-type="float" office:value="-0.44175373066576" calcext:value-type="float">
            <text:p>-0.44175373066576</text:p>
          </table:table-cell>
          <table:table-cell table:number-columns-repeated="16"/>
        </table:table-row>
        <table:table-row table:style-name="ro1">
          <table:table-cell office:value-type="float" office:value="3568.6826659047" calcext:value-type="float">
            <text:p>3568.6826659047</text:p>
          </table:table-cell>
          <table:table-cell table:number-columns-repeated="3"/>
          <table:table-cell table:formula="of:=[.$C$4] + ([.$C$5] - [.$C$4]) * (([.A1934] - [.$C$1]) / ([.$C$2] - [.$C$1]))" office:value-type="float" office:value="-0.443150250491717" calcext:value-type="float">
            <text:p>-0.443150250491717</text:p>
          </table:table-cell>
          <table:table-cell table:number-columns-repeated="16"/>
        </table:table-row>
        <table:table-row table:style-name="ro1">
          <table:table-cell office:value-type="float" office:value="3603.5516365649" calcext:value-type="float">
            <text:p>3603.5516365649</text:p>
          </table:table-cell>
          <table:table-cell table:number-columns-repeated="3"/>
          <table:table-cell table:formula="of:=[.$C$4] + ([.$C$5] - [.$C$4]) * (([.A1935] - [.$C$1]) / ([.$C$2] - [.$C$1]))" office:value-type="float" office:value="-0.442577349856632" calcext:value-type="float">
            <text:p>-0.442577349856632</text:p>
          </table:table-cell>
          <table:table-cell table:number-columns-repeated="16"/>
        </table:table-row>
        <table:table-row table:style-name="ro1">
          <table:table-cell office:value-type="float" office:value="3623.7175000563" calcext:value-type="float">
            <text:p>3623.7175000563</text:p>
          </table:table-cell>
          <table:table-cell table:number-columns-repeated="3"/>
          <table:table-cell table:formula="of:=[.$C$4] + ([.$C$5] - [.$C$4]) * (([.A1936] - [.$C$1]) / ([.$C$2] - [.$C$1]))" office:value-type="float" office:value="-0.442246022725877" calcext:value-type="float">
            <text:p>-0.442246022725877</text:p>
          </table:table-cell>
          <table:table-cell table:number-columns-repeated="16"/>
        </table:table-row>
        <table:table-row table:style-name="ro1">
          <table:table-cell office:value-type="float" office:value="3605.8551173227" calcext:value-type="float">
            <text:p>3605.8551173227</text:p>
          </table:table-cell>
          <table:table-cell table:number-columns-repeated="3"/>
          <table:table-cell table:formula="of:=[.$C$4] + ([.$C$5] - [.$C$4]) * (([.A1937] - [.$C$1]) / ([.$C$2] - [.$C$1]))" office:value-type="float" office:value="-0.44253950344006" calcext:value-type="float">
            <text:p>-0.44253950344006</text:p>
          </table:table-cell>
          <table:table-cell table:number-columns-repeated="16"/>
        </table:table-row>
        <table:table-row table:style-name="ro1">
          <table:table-cell office:value-type="float" office:value="3680.2847465733" calcext:value-type="float">
            <text:p>3680.2847465733</text:p>
          </table:table-cell>
          <table:table-cell table:number-columns-repeated="3"/>
          <table:table-cell table:formula="of:=[.$C$4] + ([.$C$5] - [.$C$4]) * (([.A1938] - [.$C$1]) / ([.$C$2] - [.$C$1]))" office:value-type="float" office:value="-0.441316617273379" calcext:value-type="float">
            <text:p>-0.441316617273379</text:p>
          </table:table-cell>
          <table:table-cell table:number-columns-repeated="16"/>
        </table:table-row>
        <table:table-row table:style-name="ro1">
          <table:table-cell office:value-type="float" office:value="3544.221815669" calcext:value-type="float">
            <text:p>3544.221815669</text:p>
          </table:table-cell>
          <table:table-cell table:number-columns-repeated="3"/>
          <table:table-cell table:formula="of:=[.$C$4] + ([.$C$5] - [.$C$4]) * (([.A1939] - [.$C$1]) / ([.$C$2] - [.$C$1]))" office:value-type="float" office:value="-0.443552144679283" calcext:value-type="float">
            <text:p>-0.443552144679283</text:p>
          </table:table-cell>
          <table:table-cell table:number-columns-repeated="16"/>
        </table:table-row>
        <table:table-row table:style-name="ro1">
          <table:table-cell office:value-type="float" office:value="3528.463928169" calcext:value-type="float">
            <text:p>3528.463928169</text:p>
          </table:table-cell>
          <table:table-cell table:number-columns-repeated="3"/>
          <table:table-cell table:formula="of:=[.$C$4] + ([.$C$5] - [.$C$4]) * (([.A1940] - [.$C$1]) / ([.$C$2] - [.$C$1]))" office:value-type="float" office:value="-0.443811048328728" calcext:value-type="float">
            <text:p>-0.443811048328728</text:p>
          </table:table-cell>
          <table:table-cell table:number-columns-repeated="16"/>
        </table:table-row>
        <table:table-row table:style-name="ro1">
          <table:table-cell office:value-type="float" office:value="3572.6889495791" calcext:value-type="float">
            <text:p>3572.6889495791</text:p>
          </table:table-cell>
          <table:table-cell table:number-columns-repeated="3"/>
          <table:table-cell table:formula="of:=[.$C$4] + ([.$C$5] - [.$C$4]) * (([.A1941] - [.$C$1]) / ([.$C$2] - [.$C$1]))" office:value-type="float" office:value="-0.443084426854886" calcext:value-type="float">
            <text:p>-0.443084426854886</text:p>
          </table:table-cell>
          <table:table-cell table:number-columns-repeated="16"/>
        </table:table-row>
        <table:table-row table:style-name="ro1">
          <table:table-cell office:value-type="float" office:value="3555.8619611779" calcext:value-type="float">
            <text:p>3555.8619611779</text:p>
          </table:table-cell>
          <table:table-cell table:number-columns-repeated="3"/>
          <table:table-cell table:formula="of:=[.$C$4] + ([.$C$5] - [.$C$4]) * (([.A1942] - [.$C$1]) / ([.$C$2] - [.$C$1]))" office:value-type="float" office:value="-0.44336089593783" calcext:value-type="float">
            <text:p>-0.44336089593783</text:p>
          </table:table-cell>
          <table:table-cell table:number-columns-repeated="16"/>
        </table:table-row>
        <table:table-row table:style-name="ro1">
          <table:table-cell office:value-type="float" office:value="3571.8088869481" calcext:value-type="float">
            <text:p>3571.8088869481</text:p>
          </table:table-cell>
          <table:table-cell table:number-columns-repeated="3"/>
          <table:table-cell table:formula="of:=[.$C$4] + ([.$C$5] - [.$C$4]) * (([.A1943] - [.$C$1]) / ([.$C$2] - [.$C$1]))" office:value-type="float" office:value="-0.443098886370916" calcext:value-type="float">
            <text:p>-0.443098886370916</text:p>
          </table:table-cell>
          <table:table-cell table:number-columns-repeated="16"/>
        </table:table-row>
        <table:table-row table:style-name="ro1">
          <table:table-cell office:value-type="float" office:value="3566.6662254659" calcext:value-type="float">
            <text:p>3566.6662254659</text:p>
          </table:table-cell>
          <table:table-cell table:number-columns-repeated="3"/>
          <table:table-cell table:formula="of:=[.$C$4] + ([.$C$5] - [.$C$4]) * (([.A1944] - [.$C$1]) / ([.$C$2] - [.$C$1]))" office:value-type="float" office:value="-0.443183380807471" calcext:value-type="float">
            <text:p>-0.443183380807471</text:p>
          </table:table-cell>
          <table:table-cell table:number-columns-repeated="16"/>
        </table:table-row>
        <table:table-row table:style-name="ro1">
          <table:table-cell office:value-type="float" office:value="3563.1602016498" calcext:value-type="float">
            <text:p>3563.1602016498</text:p>
          </table:table-cell>
          <table:table-cell table:number-columns-repeated="3"/>
          <table:table-cell table:formula="of:=[.$C$4] + ([.$C$5] - [.$C$4]) * (([.A1945] - [.$C$1]) / ([.$C$2] - [.$C$1]))" office:value-type="float" office:value="-0.443240985125374" calcext:value-type="float">
            <text:p>-0.443240985125374</text:p>
          </table:table-cell>
          <table:table-cell table:number-columns-repeated="16"/>
        </table:table-row>
        <table:table-row table:style-name="ro1">
          <table:table-cell office:value-type="float" office:value="3530.2037098414" calcext:value-type="float">
            <text:p>3530.2037098414</text:p>
          </table:table-cell>
          <table:table-cell table:number-columns-repeated="3"/>
          <table:table-cell table:formula="of:=[.$C$4] + ([.$C$5] - [.$C$4]) * (([.A1946] - [.$C$1]) / ([.$C$2] - [.$C$1]))" office:value-type="float" office:value="-0.443782463543856" calcext:value-type="float">
            <text:p>-0.443782463543856</text:p>
          </table:table-cell>
          <table:table-cell table:number-columns-repeated="16"/>
        </table:table-row>
        <table:table-row table:style-name="ro1">
          <table:table-cell office:value-type="float" office:value="3429.7077486011" calcext:value-type="float">
            <text:p>3429.7077486011</text:p>
          </table:table-cell>
          <table:table-cell table:number-columns-repeated="3"/>
          <table:table-cell table:formula="of:=[.$C$4] + ([.$C$5] - [.$C$4]) * (([.A1947] - [.$C$1]) / ([.$C$2] - [.$C$1]))" office:value-type="float" office:value="-0.445433622122039" calcext:value-type="float">
            <text:p>-0.445433622122039</text:p>
          </table:table-cell>
          <table:table-cell table:number-columns-repeated="16"/>
        </table:table-row>
        <table:table-row table:style-name="ro1">
          <table:table-cell office:value-type="float" office:value="3395.2247993224" calcext:value-type="float">
            <text:p>3395.2247993224</text:p>
          </table:table-cell>
          <table:table-cell table:number-columns-repeated="3"/>
          <table:table-cell table:formula="of:=[.$C$4] + ([.$C$5] - [.$C$4]) * (([.A1948] - [.$C$1]) / ([.$C$2] - [.$C$1]))" office:value-type="float" office:value="-0.446000180387663" calcext:value-type="float">
            <text:p>-0.446000180387663</text:p>
          </table:table-cell>
          <table:table-cell table:number-columns-repeated="16"/>
        </table:table-row>
        <table:table-row table:style-name="ro1">
          <table:table-cell office:value-type="float" office:value="3434.5218470937" calcext:value-type="float">
            <text:p>3434.5218470937</text:p>
          </table:table-cell>
          <table:table-cell table:number-columns-repeated="3"/>
          <table:table-cell table:formula="of:=[.$C$4] + ([.$C$5] - [.$C$4]) * (([.A1949] - [.$C$1]) / ([.$C$2] - [.$C$1]))" office:value-type="float" office:value="-0.445354526007885" calcext:value-type="float">
            <text:p>-0.445354526007885</text:p>
          </table:table-cell>
          <table:table-cell table:number-columns-repeated="16"/>
        </table:table-row>
        <table:table-row table:style-name="ro1">
          <table:table-cell office:value-type="float" office:value="3412.7222187981" calcext:value-type="float">
            <text:p>3412.7222187981</text:p>
          </table:table-cell>
          <table:table-cell table:number-columns-repeated="3"/>
          <table:table-cell table:formula="of:=[.$C$4] + ([.$C$5] - [.$C$4]) * (([.A1950] - [.$C$1]) / ([.$C$2] - [.$C$1]))" office:value-type="float" office:value="-0.445712696055887" calcext:value-type="float">
            <text:p>-0.445712696055887</text:p>
          </table:table-cell>
          <table:table-cell table:number-columns-repeated="16"/>
        </table:table-row>
        <table:table-row table:style-name="ro1">
          <table:table-cell office:value-type="float" office:value="3440.0768467245" calcext:value-type="float">
            <text:p>3440.0768467245</text:p>
          </table:table-cell>
          <table:table-cell table:number-columns-repeated="3"/>
          <table:table-cell table:formula="of:=[.$C$4] + ([.$C$5] - [.$C$4]) * (([.A1951] - [.$C$1]) / ([.$C$2] - [.$C$1]))" office:value-type="float" office:value="-0.445263256814785" calcext:value-type="float">
            <text:p>-0.445263256814785</text:p>
          </table:table-cell>
          <table:table-cell table:number-columns-repeated="16"/>
        </table:table-row>
        <table:table-row table:style-name="ro1">
          <table:table-cell office:value-type="float" office:value="3433.0448952612" calcext:value-type="float">
            <text:p>3433.0448952612</text:p>
          </table:table-cell>
          <table:table-cell table:number-columns-repeated="3"/>
          <table:table-cell table:formula="of:=[.$C$4] + ([.$C$5] - [.$C$4]) * (([.A1952] - [.$C$1]) / ([.$C$2] - [.$C$1]))" office:value-type="float" office:value="-0.445378792472504" calcext:value-type="float">
            <text:p>-0.445378792472504</text:p>
          </table:table-cell>
          <table:table-cell table:number-columns-repeated="16"/>
        </table:table-row>
        <table:table-row table:style-name="ro1">
          <table:table-cell office:value-type="float" office:value="3417.0229432502" calcext:value-type="float">
            <text:p>3417.0229432502</text:p>
          </table:table-cell>
          <table:table-cell table:number-columns-repeated="3"/>
          <table:table-cell table:formula="of:=[.$C$4] + ([.$C$5] - [.$C$4]) * (([.A1953] - [.$C$1]) / ([.$C$2] - [.$C$1]))" office:value-type="float" office:value="-0.445642034727971" calcext:value-type="float">
            <text:p>-0.445642034727971</text:p>
          </table:table-cell>
          <table:table-cell table:number-columns-repeated="16"/>
        </table:table-row>
        <table:table-row table:style-name="ro1">
          <table:table-cell office:value-type="float" office:value="3412.2303777078" calcext:value-type="float">
            <text:p>3412.2303777078</text:p>
          </table:table-cell>
          <table:table-cell table:number-columns-repeated="3"/>
          <table:table-cell table:formula="of:=[.$C$4] + ([.$C$5] - [.$C$4]) * (([.A1954] - [.$C$1]) / ([.$C$2] - [.$C$1]))" office:value-type="float" office:value="-0.445720777053624" calcext:value-type="float">
            <text:p>-0.445720777053624</text:p>
          </table:table-cell>
          <table:table-cell table:number-columns-repeated="16"/>
        </table:table-row>
        <table:table-row table:style-name="ro1">
          <table:table-cell office:value-type="float" office:value="3428.981334945" calcext:value-type="float">
            <text:p>3428.981334945</text:p>
          </table:table-cell>
          <table:table-cell table:number-columns-repeated="3"/>
          <table:table-cell table:formula="of:=[.$C$4] + ([.$C$5] - [.$C$4]) * (([.A1955] - [.$C$1]) / ([.$C$2] - [.$C$1]))" office:value-type="float" office:value="-0.445445557170222" calcext:value-type="float">
            <text:p>-0.445445557170222</text:p>
          </table:table-cell>
          <table:table-cell table:number-columns-repeated="16"/>
        </table:table-row>
        <table:table-row table:style-name="ro1">
          <table:table-cell office:value-type="float" office:value="3365.5294725506" calcext:value-type="float">
            <text:p>3365.5294725506</text:p>
          </table:table-cell>
          <table:table-cell table:number-columns-repeated="3"/>
          <table:table-cell table:formula="of:=[.$C$4] + ([.$C$5] - [.$C$4]) * (([.A1956] - [.$C$1]) / ([.$C$2] - [.$C$1]))" office:value-type="float" office:value="-0.446488077542196" calcext:value-type="float">
            <text:p>-0.446488077542196</text:p>
          </table:table-cell>
          <table:table-cell table:number-columns-repeated="16"/>
        </table:table-row>
        <table:table-row table:style-name="ro1">
          <table:table-cell office:value-type="float" office:value="3360.5344472195" calcext:value-type="float">
            <text:p>3360.5344472195</text:p>
          </table:table-cell>
          <table:table-cell table:number-columns-repeated="3"/>
          <table:table-cell table:formula="of:=[.$C$4] + ([.$C$5] - [.$C$4]) * (([.A1957] - [.$C$1]) / ([.$C$2] - [.$C$1]))" office:value-type="float" office:value="-0.446570146302193" calcext:value-type="float">
            <text:p>-0.446570146302193</text:p>
          </table:table-cell>
          <table:table-cell table:number-columns-repeated="16"/>
        </table:table-row>
        <table:table-row table:style-name="ro1">
          <table:table-cell office:value-type="float" office:value="3621.6273862828" calcext:value-type="float">
            <text:p>3621.6273862828</text:p>
          </table:table-cell>
          <table:table-cell table:number-columns-repeated="3"/>
          <table:table-cell table:formula="of:=[.$C$4] + ([.$C$5] - [.$C$4]) * (([.A1958] - [.$C$1]) / ([.$C$2] - [.$C$1]))" office:value-type="float" office:value="-0.442280363501803" calcext:value-type="float">
            <text:p>-0.442280363501803</text:p>
          </table:table-cell>
          <table:table-cell table:number-columns-repeated="16"/>
        </table:table-row>
        <table:table-row table:style-name="ro1">
          <table:table-cell office:value-type="float" office:value="3617.4645020652" calcext:value-type="float">
            <text:p>3617.4645020652</text:p>
          </table:table-cell>
          <table:table-cell table:number-columns-repeated="3"/>
          <table:table-cell table:formula="of:=[.$C$4] + ([.$C$5] - [.$C$4]) * (([.A1959] - [.$C$1]) / ([.$C$2] - [.$C$1]))" office:value-type="float" office:value="-0.44234876010104" calcext:value-type="float">
            <text:p>-0.44234876010104</text:p>
          </table:table-cell>
          <table:table-cell table:number-columns-repeated="16"/>
        </table:table-row>
        <table:table-row table:style-name="ro1">
          <table:table-cell office:value-type="float" office:value="3621.1736667164" calcext:value-type="float">
            <text:p>3621.1736667164</text:p>
          </table:table-cell>
          <table:table-cell table:number-columns-repeated="3"/>
          <table:table-cell table:formula="of:=[.$C$4] + ([.$C$5] - [.$C$4]) * (([.A1960] - [.$C$1]) / ([.$C$2] - [.$C$1]))" office:value-type="float" office:value="-0.442287818159134" calcext:value-type="float">
            <text:p>-0.442287818159134</text:p>
          </table:table-cell>
          <table:table-cell table:number-columns-repeated="16"/>
        </table:table-row>
        <table:table-row table:style-name="ro1">
          <table:table-cell office:value-type="float" office:value="3593.1832668492" calcext:value-type="float">
            <text:p>3593.1832668492</text:p>
          </table:table-cell>
          <table:table-cell table:number-columns-repeated="3"/>
          <table:table-cell table:formula="of:=[.$C$4] + ([.$C$5] - [.$C$4]) * (([.A1961] - [.$C$1]) / ([.$C$2] - [.$C$1]))" office:value-type="float" office:value="-0.442747703196076" calcext:value-type="float">
            <text:p>-0.442747703196076</text:p>
          </table:table-cell>
          <table:table-cell table:number-columns-repeated="16"/>
        </table:table-row>
        <table:table-row table:style-name="ro1">
          <table:table-cell office:value-type="float" office:value="3589.2241478165" calcext:value-type="float">
            <text:p>3589.2241478165</text:p>
          </table:table-cell>
          <table:table-cell table:number-columns-repeated="3"/>
          <table:table-cell table:formula="of:=[.$C$4] + ([.$C$5] - [.$C$4]) * (([.A1962] - [.$C$1]) / ([.$C$2] - [.$C$1]))" office:value-type="float" office:value="-0.44281275191318" calcext:value-type="float">
            <text:p>-0.44281275191318</text:p>
          </table:table-cell>
          <table:table-cell table:number-columns-repeated="16"/>
        </table:table-row>
        <table:table-row table:style-name="ro1">
          <table:table-cell office:value-type="float" office:value="3569.5548371285" calcext:value-type="float">
            <text:p>3569.5548371285</text:p>
          </table:table-cell>
          <table:table-cell table:number-columns-repeated="3"/>
          <table:table-cell table:formula="of:=[.$C$4] + ([.$C$5] - [.$C$4]) * (([.A1963] - [.$C$1]) / ([.$C$2] - [.$C$1]))" office:value-type="float" office:value="-0.443135920632287" calcext:value-type="float">
            <text:p>-0.443135920632287</text:p>
          </table:table-cell>
          <table:table-cell table:number-columns-repeated="16"/>
        </table:table-row>
        <table:table-row table:style-name="ro1">
          <table:table-cell office:value-type="float" office:value="3555.1994796906" calcext:value-type="float">
            <text:p>3555.1994796906</text:p>
          </table:table-cell>
          <table:table-cell table:number-columns-repeated="3"/>
          <table:table-cell table:formula="of:=[.$C$4] + ([.$C$5] - [.$C$4]) * (([.A1964] - [.$C$1]) / ([.$C$2] - [.$C$1]))" office:value-type="float" office:value="-0.443371780574159" calcext:value-type="float">
            <text:p>-0.443371780574159</text:p>
          </table:table-cell>
          <table:table-cell table:number-columns-repeated="16"/>
        </table:table-row>
        <table:table-row table:style-name="ro1">
          <table:table-cell office:value-type="float" office:value="3566.2371496053" calcext:value-type="float">
            <text:p>3566.2371496053</text:p>
          </table:table-cell>
          <table:table-cell table:number-columns-repeated="3"/>
          <table:table-cell table:formula="of:=[.$C$4] + ([.$C$5] - [.$C$4]) * (([.A1965] - [.$C$1]) / ([.$C$2] - [.$C$1]))" office:value-type="float" office:value="-0.443190430566279" calcext:value-type="float">
            <text:p>-0.443190430566279</text:p>
          </table:table-cell>
          <table:table-cell table:number-columns-repeated="16"/>
        </table:table-row>
        <table:table-row table:style-name="ro1">
          <table:table-cell office:value-type="float" office:value="3596.3886153738" calcext:value-type="float">
            <text:p>3596.3886153738</text:p>
          </table:table-cell>
          <table:table-cell table:number-columns-repeated="3"/>
          <table:table-cell table:formula="of:=[.$C$4] + ([.$C$5] - [.$C$4]) * (([.A1966] - [.$C$1]) / ([.$C$2] - [.$C$1]))" office:value-type="float" office:value="-0.442695039002937" calcext:value-type="float">
            <text:p>-0.442695039002937</text:p>
          </table:table-cell>
          <table:table-cell table:number-columns-repeated="16"/>
        </table:table-row>
        <table:table-row table:style-name="ro1">
          <table:table-cell office:value-type="float" office:value="3606.1329608472" calcext:value-type="float">
            <text:p>3606.1329608472</text:p>
          </table:table-cell>
          <table:table-cell table:number-columns-repeated="3"/>
          <table:table-cell table:formula="of:=[.$C$4] + ([.$C$5] - [.$C$4]) * (([.A1967] - [.$C$1]) / ([.$C$2] - [.$C$1]))" office:value-type="float" office:value="-0.442534938443485" calcext:value-type="float">
            <text:p>-0.442534938443485</text:p>
          </table:table-cell>
          <table:table-cell table:number-columns-repeated="16"/>
        </table:table-row>
        <table:table-row table:style-name="ro1">
          <table:table-cell office:value-type="float" office:value="3869.8341042032" calcext:value-type="float">
            <text:p>3869.8341042032</text:p>
          </table:table-cell>
          <table:table-cell table:number-columns-repeated="3"/>
          <table:table-cell table:formula="of:=[.$C$4] + ([.$C$5] - [.$C$4]) * (([.A1968] - [.$C$1]) / ([.$C$2] - [.$C$1]))" office:value-type="float" office:value="-0.43820230258872" calcext:value-type="float">
            <text:p>-0.43820230258872</text:p>
          </table:table-cell>
          <table:table-cell table:number-columns-repeated="16"/>
        </table:table-row>
        <table:table-row table:style-name="ro1">
          <table:table-cell office:value-type="float" office:value="3904.4656441042" calcext:value-type="float">
            <text:p>3904.4656441042</text:p>
          </table:table-cell>
          <table:table-cell table:number-columns-repeated="3"/>
          <table:table-cell table:formula="of:=[.$C$4] + ([.$C$5] - [.$C$4]) * (([.A1969] - [.$C$1]) / ([.$C$2] - [.$C$1]))" office:value-type="float" office:value="-0.437633302964481" calcext:value-type="float">
            <text:p>-0.437633302964481</text:p>
          </table:table-cell>
          <table:table-cell table:number-columns-repeated="16"/>
        </table:table-row>
        <table:table-row table:style-name="ro1">
          <table:table-cell office:value-type="float" office:value="3924.7398438411" calcext:value-type="float">
            <text:p>3924.7398438411</text:p>
          </table:table-cell>
          <table:table-cell table:number-columns-repeated="3"/>
          <table:table-cell table:formula="of:=[.$C$4] + ([.$C$5] - [.$C$4]) * (([.A1970] - [.$C$1]) / ([.$C$2] - [.$C$1]))" office:value-type="float" office:value="-0.437300195858502" calcext:value-type="float">
            <text:p>-0.437300195858502</text:p>
          </table:table-cell>
          <table:table-cell table:number-columns-repeated="16"/>
        </table:table-row>
        <table:table-row table:style-name="ro1">
          <table:table-cell office:value-type="float" office:value="3898.5078671278" calcext:value-type="float">
            <text:p>3898.5078671278</text:p>
          </table:table-cell>
          <table:table-cell table:number-columns-repeated="3"/>
          <table:table-cell table:formula="of:=[.$C$4] + ([.$C$5] - [.$C$4]) * (([.A1971] - [.$C$1]) / ([.$C$2] - [.$C$1]))" office:value-type="float" office:value="-0.437731189829188" calcext:value-type="float">
            <text:p>-0.437731189829188</text:p>
          </table:table-cell>
          <table:table-cell table:number-columns-repeated="16"/>
        </table:table-row>
        <table:table-row table:style-name="ro1">
          <table:table-cell office:value-type="float" office:value="3933.6061118916" calcext:value-type="float">
            <text:p>3933.6061118916</text:p>
          </table:table-cell>
          <table:table-cell table:number-columns-repeated="3"/>
          <table:table-cell table:formula="of:=[.$C$4] + ([.$C$5] - [.$C$4]) * (([.A1972] - [.$C$1]) / ([.$C$2] - [.$C$1]))" office:value-type="float" office:value="-0.437154522197915" calcext:value-type="float">
            <text:p>-0.437154522197915</text:p>
          </table:table-cell>
          <table:table-cell table:number-columns-repeated="16"/>
        </table:table-row>
        <table:table-row table:style-name="ro1">
          <table:table-cell office:value-type="float" office:value="4105.0951884909" calcext:value-type="float">
            <text:p>4105.0951884909</text:p>
          </table:table-cell>
          <table:table-cell table:number-columns-repeated="3"/>
          <table:table-cell table:formula="of:=[.$C$4] + ([.$C$5] - [.$C$4]) * (([.A1973] - [.$C$1]) / ([.$C$2] - [.$C$1]))" office:value-type="float" office:value="-0.434336939716023" calcext:value-type="float">
            <text:p>-0.434336939716023</text:p>
          </table:table-cell>
          <table:table-cell table:number-columns-repeated="16"/>
        </table:table-row>
        <table:table-row table:style-name="ro1">
          <table:table-cell office:value-type="float" office:value="3763.6221670583" calcext:value-type="float">
            <text:p>3763.6221670583</text:p>
          </table:table-cell>
          <table:table-cell table:number-columns-repeated="3"/>
          <table:table-cell table:formula="of:=[.$C$4] + ([.$C$5] - [.$C$4]) * (([.A1974] - [.$C$1]) / ([.$C$2] - [.$C$1]))" office:value-type="float" office:value="-0.439947375216095" calcext:value-type="float">
            <text:p>-0.439947375216095</text:p>
          </table:table-cell>
          <table:table-cell table:number-columns-repeated="16"/>
        </table:table-row>
        <table:table-row table:style-name="ro1">
          <table:table-cell office:value-type="float" office:value="3819.8793160372" calcext:value-type="float">
            <text:p>3819.8793160372</text:p>
          </table:table-cell>
          <table:table-cell table:number-columns-repeated="3"/>
          <table:table-cell table:formula="of:=[.$C$4] + ([.$C$5] - [.$C$4]) * (([.A1975] - [.$C$1]) / ([.$C$2] - [.$C$1]))" office:value-type="float" office:value="-0.439023064696805" calcext:value-type="float">
            <text:p>-0.439023064696805</text:p>
          </table:table-cell>
          <table:table-cell table:number-columns-repeated="16"/>
        </table:table-row>
        <table:table-row table:style-name="ro1">
          <table:table-cell office:value-type="float" office:value="3796.6372843084" calcext:value-type="float">
            <text:p>3796.6372843084</text:p>
          </table:table-cell>
          <table:table-cell table:number-columns-repeated="3"/>
          <table:table-cell table:formula="of:=[.$C$4] + ([.$C$5] - [.$C$4]) * (([.A1976] - [.$C$1]) / ([.$C$2] - [.$C$1]))" office:value-type="float" office:value="-0.43940493357581" calcext:value-type="float">
            <text:p>-0.43940493357581</text:p>
          </table:table-cell>
          <table:table-cell table:number-columns-repeated="16"/>
        </table:table-row>
        <table:table-row table:style-name="ro1">
          <table:table-cell office:value-type="float" office:value="3773.4414607526" calcext:value-type="float">
            <text:p>3773.4414607526</text:p>
          </table:table-cell>
          <table:table-cell table:number-columns-repeated="3"/>
          <table:table-cell table:formula="of:=[.$C$4] + ([.$C$5] - [.$C$4]) * (([.A1977] - [.$C$1]) / ([.$C$2] - [.$C$1]))" office:value-type="float" office:value="-0.439786043249965" calcext:value-type="float">
            <text:p>-0.439786043249965</text:p>
          </table:table-cell>
          <table:table-cell table:number-columns-repeated="16"/>
        </table:table-row>
        <table:table-row table:style-name="ro1">
          <table:table-cell office:value-type="float" office:value="3799.3670260062" calcext:value-type="float">
            <text:p>3799.3670260062</text:p>
          </table:table-cell>
          <table:table-cell table:number-columns-repeated="3"/>
          <table:table-cell table:formula="of:=[.$C$4] + ([.$C$5] - [.$C$4]) * (([.A1978] - [.$C$1]) / ([.$C$2] - [.$C$1]))" office:value-type="float" office:value="-0.439360083649853" calcext:value-type="float">
            <text:p>-0.439360083649853</text:p>
          </table:table-cell>
          <table:table-cell table:number-columns-repeated="16"/>
        </table:table-row>
        <table:table-row table:style-name="ro1">
          <table:table-cell office:value-type="float" office:value="3806.6915127875" calcext:value-type="float">
            <text:p>3806.6915127875</text:p>
          </table:table-cell>
          <table:table-cell table:number-columns-repeated="3"/>
          <table:table-cell table:formula="of:=[.$C$4] + ([.$C$5] - [.$C$4]) * (([.A1979] - [.$C$1]) / ([.$C$2] - [.$C$1]))" office:value-type="float" office:value="-0.43923974160794" calcext:value-type="float">
            <text:p>-0.43923974160794</text:p>
          </table:table-cell>
          <table:table-cell table:number-columns-repeated="16"/>
        </table:table-row>
        <table:table-row table:style-name="ro1">
          <table:table-cell office:value-type="float" office:value="3807.8457559152" calcext:value-type="float">
            <text:p>3807.8457559152</text:p>
          </table:table-cell>
          <table:table-cell table:number-columns-repeated="3"/>
          <table:table-cell table:formula="of:=[.$C$4] + ([.$C$5] - [.$C$4]) * (([.A1980] - [.$C$1]) / ([.$C$2] - [.$C$1]))" office:value-type="float" office:value="-0.439220777279244" calcext:value-type="float">
            <text:p>-0.439220777279244</text:p>
          </table:table-cell>
          <table:table-cell table:number-columns-repeated="16"/>
        </table:table-row>
        <table:table-row table:style-name="ro1">
          <table:table-cell office:value-type="float" office:value="3783.3550634445" calcext:value-type="float">
            <text:p>3783.3550634445</text:p>
          </table:table-cell>
          <table:table-cell table:number-columns-repeated="3"/>
          <table:table-cell table:formula="of:=[.$C$4] + ([.$C$5] - [.$C$4]) * (([.A1981] - [.$C$1]) / ([.$C$2] - [.$C$1]))" office:value-type="float" office:value="-0.439623161777681" calcext:value-type="float">
            <text:p>-0.439623161777681</text:p>
          </table:table-cell>
          <table:table-cell table:number-columns-repeated="16"/>
        </table:table-row>
        <table:table-row table:style-name="ro1">
          <table:table-cell office:value-type="float" office:value="3701.0498710337" calcext:value-type="float">
            <text:p>3701.0498710337</text:p>
          </table:table-cell>
          <table:table-cell table:number-columns-repeated="3"/>
          <table:table-cell table:formula="of:=[.$C$4] + ([.$C$5] - [.$C$4]) * (([.A1982] - [.$C$1]) / ([.$C$2] - [.$C$1]))" office:value-type="float" office:value="-0.44097544422566" calcext:value-type="float">
            <text:p>-0.44097544422566</text:p>
          </table:table-cell>
          <table:table-cell table:number-columns-repeated="16"/>
        </table:table-row>
        <table:table-row table:style-name="ro1">
          <table:table-cell office:value-type="float" office:value="3832.5924290751" calcext:value-type="float">
            <text:p>3832.5924290751</text:p>
          </table:table-cell>
          <table:table-cell table:number-columns-repeated="3"/>
          <table:table-cell table:formula="of:=[.$C$4] + ([.$C$5] - [.$C$4]) * (([.A1983] - [.$C$1]) / ([.$C$2] - [.$C$1]))" office:value-type="float" office:value="-0.438814186992777" calcext:value-type="float">
            <text:p>-0.438814186992777</text:p>
          </table:table-cell>
          <table:table-cell table:number-columns-repeated="16"/>
        </table:table-row>
        <table:table-row table:style-name="ro1">
          <table:table-cell office:value-type="float" office:value="3848.9563673107" calcext:value-type="float">
            <text:p>3848.9563673107</text:p>
          </table:table-cell>
          <table:table-cell table:number-columns-repeated="3"/>
          <table:table-cell table:formula="of:=[.$C$4] + ([.$C$5] - [.$C$4]) * (([.A1984] - [.$C$1]) / ([.$C$2] - [.$C$1]))" office:value-type="float" office:value="-0.438545325869831" calcext:value-type="float">
            <text:p>-0.438545325869831</text:p>
          </table:table-cell>
          <table:table-cell table:number-columns-repeated="16"/>
        </table:table-row>
        <table:table-row table:style-name="ro1">
          <table:table-cell office:value-type="float" office:value="3859.800616241" calcext:value-type="float">
            <text:p>3859.800616241</text:p>
          </table:table-cell>
          <table:table-cell table:number-columns-repeated="3"/>
          <table:table-cell table:formula="of:=[.$C$4] + ([.$C$5] - [.$C$4]) * (([.A1985] - [.$C$1]) / ([.$C$2] - [.$C$1]))" office:value-type="float" office:value="-0.438367153787847" calcext:value-type="float">
            <text:p>-0.438367153787847</text:p>
          </table:table-cell>
          <table:table-cell table:number-columns-repeated="16"/>
        </table:table-row>
        <table:table-row table:style-name="ro1">
          <table:table-cell office:value-type="float" office:value="3841.8871376912" calcext:value-type="float">
            <text:p>3841.8871376912</text:p>
          </table:table-cell>
          <table:table-cell table:number-columns-repeated="3"/>
          <table:table-cell table:formula="of:=[.$C$4] + ([.$C$5] - [.$C$4]) * (([.A1986] - [.$C$1]) / ([.$C$2] - [.$C$1]))" office:value-type="float" office:value="-0.438661474011342" calcext:value-type="float">
            <text:p>-0.438661474011342</text:p>
          </table:table-cell>
          <table:table-cell table:number-columns-repeated="16"/>
        </table:table-row>
        <table:table-row table:style-name="ro1">
          <table:table-cell office:value-type="float" office:value="3916.7561923023" calcext:value-type="float">
            <text:p>3916.7561923023</text:p>
          </table:table-cell>
          <table:table-cell table:number-columns-repeated="3"/>
          <table:table-cell table:formula="of:=[.$C$4] + ([.$C$5] - [.$C$4]) * (([.A1987] - [.$C$1]) / ([.$C$2] - [.$C$1]))" office:value-type="float" office:value="-0.437431368042546" calcext:value-type="float">
            <text:p>-0.437431368042546</text:p>
          </table:table-cell>
          <table:table-cell table:number-columns-repeated="16"/>
        </table:table-row>
        <table:table-row table:style-name="ro1">
          <table:table-cell office:value-type="float" office:value="3899.4592741125" calcext:value-type="float">
            <text:p>3899.4592741125</text:p>
          </table:table-cell>
          <table:table-cell table:number-columns-repeated="3"/>
          <table:table-cell table:formula="of:=[.$C$4] + ([.$C$5] - [.$C$4]) * (([.A1988] - [.$C$1]) / ([.$C$2] - [.$C$1]))" office:value-type="float" office:value="-0.437715558118373" calcext:value-type="float">
            <text:p>-0.437715558118373</text:p>
          </table:table-cell>
          <table:table-cell table:number-columns-repeated="16"/>
        </table:table-row>
        <table:table-row table:style-name="ro1">
          <table:table-cell office:value-type="float" office:value="3851.6238815417" calcext:value-type="float">
            <text:p>3851.6238815417</text:p>
          </table:table-cell>
          <table:table-cell table:number-columns-repeated="3"/>
          <table:table-cell table:formula="of:=[.$C$4] + ([.$C$5] - [.$C$4]) * (([.A1989] - [.$C$1]) / ([.$C$2] - [.$C$1]))" office:value-type="float" office:value="-0.438501498347306" calcext:value-type="float">
            <text:p>-0.438501498347306</text:p>
          </table:table-cell>
          <table:table-cell table:number-columns-repeated="16"/>
        </table:table-row>
        <table:table-row table:style-name="ro1">
          <table:table-cell office:value-type="float" office:value="3866.295956546" calcext:value-type="float">
            <text:p>3866.295956546</text:p>
          </table:table-cell>
          <table:table-cell table:number-columns-repeated="3"/>
          <table:table-cell table:formula="of:=[.$C$4] + ([.$C$5] - [.$C$4]) * (([.A1990] - [.$C$1]) / ([.$C$2] - [.$C$1]))" office:value-type="float" office:value="-0.438260434704508" calcext:value-type="float">
            <text:p>-0.438260434704508</text:p>
          </table:table-cell>
          <table:table-cell table:number-columns-repeated="16"/>
        </table:table-row>
        <table:table-row table:style-name="ro1">
          <table:table-cell office:value-type="float" office:value="3846.2744497219" calcext:value-type="float">
            <text:p>3846.2744497219</text:p>
          </table:table-cell>
          <table:table-cell table:number-columns-repeated="3"/>
          <table:table-cell table:formula="of:=[.$C$4] + ([.$C$5] - [.$C$4]) * (([.A1991] - [.$C$1]) / ([.$C$2] - [.$C$1]))" office:value-type="float" office:value="-0.438589390040949" calcext:value-type="float">
            <text:p>-0.438589390040949</text:p>
          </table:table-cell>
          <table:table-cell table:number-columns-repeated="16"/>
        </table:table-row>
        <table:table-row table:style-name="ro1">
          <table:table-cell office:value-type="float" office:value="3855.7443243866" calcext:value-type="float">
            <text:p>3855.7443243866</text:p>
          </table:table-cell>
          <table:table-cell table:number-columns-repeated="3"/>
          <table:table-cell table:formula="of:=[.$C$4] + ([.$C$5] - [.$C$4]) * (([.A1992] - [.$C$1]) / ([.$C$2] - [.$C$1]))" office:value-type="float" office:value="-0.438433799064019" calcext:value-type="float">
            <text:p>-0.438433799064019</text:p>
          </table:table-cell>
          <table:table-cell table:number-columns-repeated="16"/>
        </table:table-row>
        <table:table-row table:style-name="ro1">
          <table:table-cell office:value-type="float" office:value="3892.0522289395" calcext:value-type="float">
            <text:p>3892.0522289395</text:p>
          </table:table-cell>
          <table:table-cell table:number-columns-repeated="3"/>
          <table:table-cell table:formula="of:=[.$C$4] + ([.$C$5] - [.$C$4]) * (([.A1993] - [.$C$1]) / ([.$C$2] - [.$C$1]))" office:value-type="float" office:value="-0.437837256602824" calcext:value-type="float">
            <text:p>-0.437837256602824</text:p>
          </table:table-cell>
          <table:table-cell table:number-columns-repeated="16"/>
        </table:table-row>
        <table:table-row table:style-name="ro1">
          <table:table-cell office:value-type="float" office:value="3989.5366651403" calcext:value-type="float">
            <text:p>3989.5366651403</text:p>
          </table:table-cell>
          <table:table-cell table:number-columns-repeated="3"/>
          <table:table-cell table:formula="of:=[.$C$4] + ([.$C$5] - [.$C$4]) * (([.A1994] - [.$C$1]) / ([.$C$2] - [.$C$1]))" office:value-type="float" office:value="-0.436235577678759" calcext:value-type="float">
            <text:p>-0.436235577678759</text:p>
          </table:table-cell>
          <table:table-cell table:number-columns-repeated="16"/>
        </table:table-row>
        <table:table-row table:style-name="ro1">
          <table:table-cell office:value-type="float" office:value="3970.3835971649" calcext:value-type="float">
            <text:p>3970.3835971649</text:p>
          </table:table-cell>
          <table:table-cell table:number-columns-repeated="3"/>
          <table:table-cell table:formula="of:=[.$C$4] + ([.$C$5] - [.$C$4]) * (([.A1995] - [.$C$1]) / ([.$C$2] - [.$C$1]))" office:value-type="float" office:value="-0.436550264479062" calcext:value-type="float">
            <text:p>-0.436550264479062</text:p>
          </table:table-cell>
          <table:table-cell table:number-columns-repeated="16"/>
        </table:table-row>
        <table:table-row table:style-name="ro1">
          <table:table-cell office:value-type="float" office:value="3970.2819870686" calcext:value-type="float">
            <text:p>3970.2819870686</text:p>
          </table:table-cell>
          <table:table-cell table:number-columns-repeated="3"/>
          <table:table-cell table:formula="of:=[.$C$4] + ([.$C$5] - [.$C$4]) * (([.A1996] - [.$C$1]) / ([.$C$2] - [.$C$1]))" office:value-type="float" office:value="-0.43655193394299" calcext:value-type="float">
            <text:p>-0.43655193394299</text:p>
          </table:table-cell>
          <table:table-cell table:number-columns-repeated="16"/>
        </table:table-row>
        <table:table-row table:style-name="ro1">
          <table:table-cell office:value-type="float" office:value="3996.0370554516" calcext:value-type="float">
            <text:p>3996.0370554516</text:p>
          </table:table-cell>
          <table:table-cell table:number-columns-repeated="3"/>
          <table:table-cell table:formula="of:=[.$C$4] + ([.$C$5] - [.$C$4]) * (([.A1997] - [.$C$1]) / ([.$C$2] - [.$C$1]))" office:value-type="float" office:value="-0.436128775623318" calcext:value-type="float">
            <text:p>-0.436128775623318</text:p>
          </table:table-cell>
          <table:table-cell table:number-columns-repeated="16"/>
        </table:table-row>
        <table:table-row table:style-name="ro1">
          <table:table-cell office:value-type="float" office:value="4026.5886511868" calcext:value-type="float">
            <text:p>4026.5886511868</text:p>
          </table:table-cell>
          <table:table-cell table:number-columns-repeated="3"/>
          <table:table-cell table:formula="of:=[.$C$4] + ([.$C$5] - [.$C$4]) * (([.A1998] - [.$C$1]) / ([.$C$2] - [.$C$1]))" office:value-type="float" office:value="-0.435626809885066" calcext:value-type="float">
            <text:p>-0.435626809885066</text:p>
          </table:table-cell>
          <table:table-cell table:number-columns-repeated="16"/>
        </table:table-row>
        <table:table-row table:style-name="ro1">
          <table:table-cell office:value-type="float" office:value="3974.8112480503" calcext:value-type="float">
            <text:p>3974.8112480503</text:p>
          </table:table-cell>
          <table:table-cell table:number-columns-repeated="3"/>
          <table:table-cell table:formula="of:=[.$C$4] + ([.$C$5] - [.$C$4]) * (([.A1999] - [.$C$1]) / ([.$C$2] - [.$C$1]))" office:value-type="float" office:value="-0.436477517737299" calcext:value-type="float">
            <text:p>-0.436477517737299</text:p>
          </table:table-cell>
          <table:table-cell table:number-columns-repeated="16"/>
        </table:table-row>
        <table:table-row table:style-name="ro1">
          <table:table-cell office:value-type="float" office:value="3977.2760394493" calcext:value-type="float">
            <text:p>3977.2760394493</text:p>
          </table:table-cell>
          <table:table-cell table:number-columns-repeated="3"/>
          <table:table-cell table:formula="of:=[.$C$4] + ([.$C$5] - [.$C$4]) * (([.A2000] - [.$C$1]) / ([.$C$2] - [.$C$1]))" office:value-type="float" office:value="-0.436437020970945" calcext:value-type="float">
            <text:p>-0.436437020970945</text:p>
          </table:table-cell>
          <table:table-cell table:number-columns-repeated="16"/>
        </table:table-row>
        <table:table-row table:style-name="ro1">
          <table:table-cell office:value-type="float" office:value="3977.707443288" calcext:value-type="float">
            <text:p>3977.707443288</text:p>
          </table:table-cell>
          <table:table-cell table:number-columns-repeated="3"/>
          <table:table-cell table:formula="of:=[.$C$4] + ([.$C$5] - [.$C$4]) * (([.A2001] - [.$C$1]) / ([.$C$2] - [.$C$1]))" office:value-type="float" office:value="-0.436429932963226" calcext:value-type="float">
            <text:p>-0.436429932963226</text:p>
          </table:table-cell>
          <table:table-cell table:number-columns-repeated="16"/>
        </table:table-row>
        <table:table-row table:style-name="ro1">
          <table:table-cell office:value-type="float" office:value="3972.696581974" calcext:value-type="float">
            <text:p>3972.696581974</text:p>
          </table:table-cell>
          <table:table-cell table:number-columns-repeated="3"/>
          <table:table-cell table:formula="of:=[.$C$4] + ([.$C$5] - [.$C$4]) * (([.A2002] - [.$C$1]) / ([.$C$2] - [.$C$1]))" office:value-type="float" office:value="-0.436512261909988" calcext:value-type="float">
            <text:p>-0.436512261909988</text:p>
          </table:table-cell>
          <table:table-cell table:number-columns-repeated="16"/>
        </table:table-row>
        <table:table-row table:style-name="ro1">
          <table:table-cell office:value-type="float" office:value="3913.7817424775" calcext:value-type="float">
            <text:p>3913.7817424775</text:p>
          </table:table-cell>
          <table:table-cell table:number-columns-repeated="3"/>
          <table:table-cell table:formula="of:=[.$C$4] + ([.$C$5] - [.$C$4]) * (([.A2003] - [.$C$1]) / ([.$C$2] - [.$C$1]))" office:value-type="float" office:value="-0.437480238547221" calcext:value-type="float">
            <text:p>-0.437480238547221</text:p>
          </table:table-cell>
          <table:table-cell table:number-columns-repeated="16"/>
        </table:table-row>
        <table:table-row table:style-name="ro1">
          <table:table-cell office:value-type="float" office:value="3925.8653589823" calcext:value-type="float">
            <text:p>3925.8653589823</text:p>
          </table:table-cell>
          <table:table-cell table:number-columns-repeated="3"/>
          <table:table-cell table:formula="of:=[.$C$4] + ([.$C$5] - [.$C$4]) * (([.A2004] - [.$C$1]) / ([.$C$2] - [.$C$1]))" office:value-type="float" office:value="-0.437281703533464" calcext:value-type="float">
            <text:p>-0.437281703533464</text:p>
          </table:table-cell>
          <table:table-cell table:number-columns-repeated="16"/>
        </table:table-row>
        <table:table-row table:style-name="ro1">
          <table:table-cell office:value-type="float" office:value="4018.5905096995" calcext:value-type="float">
            <text:p>4018.5905096995</text:p>
          </table:table-cell>
          <table:table-cell table:number-columns-repeated="3"/>
          <table:table-cell table:formula="of:=[.$C$4] + ([.$C$5] - [.$C$4]) * (([.A2005] - [.$C$1]) / ([.$C$2] - [.$C$1]))" office:value-type="float" office:value="-0.435758220140396" calcext:value-type="float">
            <text:p>-0.435758220140396</text:p>
          </table:table-cell>
          <table:table-cell table:number-columns-repeated="16"/>
        </table:table-row>
        <table:table-row table:style-name="ro1">
          <table:table-cell office:value-type="float" office:value="4008.3710697461" calcext:value-type="float">
            <text:p>4008.3710697461</text:p>
          </table:table-cell>
          <table:table-cell table:number-columns-repeated="3"/>
          <table:table-cell table:formula="of:=[.$C$4] + ([.$C$5] - [.$C$4]) * (([.A2006] - [.$C$1]) / ([.$C$2] - [.$C$1]))" office:value-type="float" office:value="-0.435926126549122" calcext:value-type="float">
            <text:p>-0.435926126549122</text:p>
          </table:table-cell>
          <table:table-cell table:number-columns-repeated="16"/>
        </table:table-row>
        <table:table-row table:style-name="ro1">
          <table:table-cell office:value-type="float" office:value="4090.7504094242" calcext:value-type="float">
            <text:p>4090.7504094242</text:p>
          </table:table-cell>
          <table:table-cell table:number-columns-repeated="3"/>
          <table:table-cell table:formula="of:=[.$C$4] + ([.$C$5] - [.$C$4]) * (([.A2007] - [.$C$1]) / ([.$C$2] - [.$C$1]))" office:value-type="float" office:value="-0.434572625854211" calcext:value-type="float">
            <text:p>-0.434572625854211</text:p>
          </table:table-cell>
          <table:table-cell table:number-columns-repeated="16"/>
        </table:table-row>
        <table:table-row table:style-name="ro1">
          <table:table-cell office:value-type="float" office:value="4081.2216046987" calcext:value-type="float">
            <text:p>4081.2216046987</text:p>
          </table:table-cell>
          <table:table-cell table:number-columns-repeated="3"/>
          <table:table-cell table:formula="of:=[.$C$4] + ([.$C$5] - [.$C$4]) * (([.A2008] - [.$C$1]) / ([.$C$2] - [.$C$1]))" office:value-type="float" office:value="-0.434729185057866" calcext:value-type="float">
            <text:p>-0.434729185057866</text:p>
          </table:table-cell>
          <table:table-cell table:number-columns-repeated="16"/>
        </table:table-row>
        <table:table-row table:style-name="ro1">
          <table:table-cell office:value-type="float" office:value="4094.7047913777" calcext:value-type="float">
            <text:p>4094.7047913777</text:p>
          </table:table-cell>
          <table:table-cell table:number-columns-repeated="3"/>
          <table:table-cell table:formula="of:=[.$C$4] + ([.$C$5] - [.$C$4]) * (([.A2009] - [.$C$1]) / ([.$C$2] - [.$C$1]))" office:value-type="float" office:value="-0.434507654967785" calcext:value-type="float">
            <text:p>-0.434507654967785</text:p>
          </table:table-cell>
          <table:table-cell table:number-columns-repeated="16"/>
        </table:table-row>
        <table:table-row table:style-name="ro1">
          <table:table-cell office:value-type="float" office:value="4135.182904792" calcext:value-type="float">
            <text:p>4135.182904792</text:p>
          </table:table-cell>
          <table:table-cell table:number-columns-repeated="3"/>
          <table:table-cell table:formula="of:=[.$C$4] + ([.$C$5] - [.$C$4]) * (([.A2010] - [.$C$1]) / ([.$C$2] - [.$C$1]))" office:value-type="float" office:value="-0.433842595562733" calcext:value-type="float">
            <text:p>-0.433842595562733</text:p>
          </table:table-cell>
          <table:table-cell table:number-columns-repeated="16"/>
        </table:table-row>
        <table:table-row table:style-name="ro1">
          <table:table-cell office:value-type="float" office:value="4818.7735040301" calcext:value-type="float">
            <text:p>4818.7735040301</text:p>
          </table:table-cell>
          <table:table-cell table:number-columns-repeated="3"/>
          <table:table-cell table:formula="of:=[.$C$4] + ([.$C$5] - [.$C$4]) * (([.A2011] - [.$C$1]) / ([.$C$2] - [.$C$1]))" office:value-type="float" office:value="-0.422611134437662" calcext:value-type="float">
            <text:p>-0.422611134437662</text:p>
          </table:table-cell>
          <table:table-cell table:number-columns-repeated="16"/>
        </table:table-row>
        <table:table-row table:style-name="ro1">
          <table:table-cell office:value-type="float" office:value="4966.9016298723" calcext:value-type="float">
            <text:p>4966.9016298723</text:p>
          </table:table-cell>
          <table:table-cell table:number-columns-repeated="3"/>
          <table:table-cell table:formula="of:=[.$C$4] + ([.$C$5] - [.$C$4]) * (([.A2012] - [.$C$1]) / ([.$C$2] - [.$C$1]))" office:value-type="float" office:value="-0.420177374686167" calcext:value-type="float">
            <text:p>-0.420177374686167</text:p>
          </table:table-cell>
          <table:table-cell table:number-columns-repeated="16"/>
        </table:table-row>
        <table:table-row table:style-name="ro1">
          <table:table-cell office:value-type="float" office:value="4875.5961465511" calcext:value-type="float">
            <text:p>4875.5961465511</text:p>
          </table:table-cell>
          <table:table-cell table:number-columns-repeated="3"/>
          <table:table-cell table:formula="of:=[.$C$4] + ([.$C$5] - [.$C$4]) * (([.A2013] - [.$C$1]) / ([.$C$2] - [.$C$1]))" office:value-type="float" office:value="-0.421677532803571" calcext:value-type="float">
            <text:p>-0.421677532803571</text:p>
          </table:table-cell>
          <table:table-cell table:number-columns-repeated="16"/>
        </table:table-row>
        <table:table-row table:style-name="ro1">
          <table:table-cell office:value-type="float" office:value="5032.7912392522" calcext:value-type="float">
            <text:p>5032.7912392522</text:p>
          </table:table-cell>
          <table:table-cell table:number-columns-repeated="3"/>
          <table:table-cell table:formula="of:=[.$C$4] + ([.$C$5] - [.$C$4]) * (([.A2014] - [.$C$1]) / ([.$C$2] - [.$C$1]))" office:value-type="float" office:value="-0.419094801890226" calcext:value-type="float">
            <text:p>-0.419094801890226</text:p>
          </table:table-cell>
          <table:table-cell table:number-columns-repeated="16"/>
        </table:table-row>
        <table:table-row table:style-name="ro1">
          <table:table-cell office:value-type="float" office:value="5028.3202691679" calcext:value-type="float">
            <text:p>5028.3202691679</text:p>
          </table:table-cell>
          <table:table-cell table:number-columns-repeated="3"/>
          <table:table-cell table:formula="of:=[.$C$4] + ([.$C$5] - [.$C$4]) * (([.A2015] - [.$C$1]) / ([.$C$2] - [.$C$1]))" office:value-type="float" office:value="-0.41916826037071" calcext:value-type="float">
            <text:p>-0.41916826037071</text:p>
          </table:table-cell>
          <table:table-cell table:number-columns-repeated="16"/>
        </table:table-row>
        <table:table-row table:style-name="ro1">
          <table:table-cell office:value-type="float" office:value="5192.9290962064" calcext:value-type="float">
            <text:p>5192.9290962064</text:p>
          </table:table-cell>
          <table:table-cell table:number-columns-repeated="3"/>
          <table:table-cell table:formula="of:=[.$C$4] + ([.$C$5] - [.$C$4]) * (([.A2016] - [.$C$1]) / ([.$C$2] - [.$C$1]))" office:value-type="float" office:value="-0.416463721069282" calcext:value-type="float">
            <text:p>-0.416463721069282</text:p>
          </table:table-cell>
          <table:table-cell table:number-columns-repeated="16"/>
        </table:table-row>
        <table:table-row table:style-name="ro1">
          <table:table-cell office:value-type="float" office:value="5260.2003287856" calcext:value-type="float">
            <text:p>5260.2003287856</text:p>
          </table:table-cell>
          <table:table-cell table:number-columns-repeated="3"/>
          <table:table-cell table:formula="of:=[.$C$4] + ([.$C$5] - [.$C$4]) * (([.A2017] - [.$C$1]) / ([.$C$2] - [.$C$1]))" office:value-type="float" office:value="-0.415358448067589" calcext:value-type="float">
            <text:p>-0.415358448067589</text:p>
          </table:table-cell>
          <table:table-cell table:number-columns-repeated="16"/>
        </table:table-row>
        <table:table-row table:style-name="ro1">
          <table:table-cell office:value-type="float" office:value="5179.9966735738" calcext:value-type="float">
            <text:p>5179.9966735738</text:p>
          </table:table-cell>
          <table:table-cell table:number-columns-repeated="3"/>
          <table:table-cell table:formula="of:=[.$C$4] + ([.$C$5] - [.$C$4]) * (([.A2018] - [.$C$1]) / ([.$C$2] - [.$C$1]))" office:value-type="float" office:value="-0.416676202051631" calcext:value-type="float">
            <text:p>-0.416676202051631</text:p>
          </table:table-cell>
          <table:table-cell table:number-columns-repeated="16"/>
        </table:table-row>
        <table:table-row table:style-name="ro1">
          <table:table-cell office:value-type="float" office:value="5320.6135135987" calcext:value-type="float">
            <text:p>5320.6135135987</text:p>
          </table:table-cell>
          <table:table-cell table:number-columns-repeated="3"/>
          <table:table-cell table:formula="of:=[.$C$4] + ([.$C$5] - [.$C$4]) * (([.A2019] - [.$C$1]) / ([.$C$2] - [.$C$1]))" office:value-type="float" office:value="-0.414365853468678" calcext:value-type="float">
            <text:p>-0.414365853468678</text:p>
          </table:table-cell>
          <table:table-cell table:number-columns-repeated="16"/>
        </table:table-row>
        <table:table-row table:style-name="ro1">
          <table:table-cell office:value-type="float" office:value="5042.4023413794" calcext:value-type="float">
            <text:p>5042.4023413794</text:p>
          </table:table-cell>
          <table:table-cell table:number-columns-repeated="3"/>
          <table:table-cell table:formula="of:=[.$C$4] + ([.$C$5] - [.$C$4]) * (([.A2020] - [.$C$1]) / ([.$C$2] - [.$C$1]))" office:value-type="float" office:value="-0.418936890532125" calcext:value-type="float">
            <text:p>-0.418936890532125</text:p>
          </table:table-cell>
          <table:table-cell table:number-columns-repeated="16"/>
        </table:table-row>
        <table:table-row table:style-name="ro1">
          <table:table-cell office:value-type="float" office:value="5077.5211333771" calcext:value-type="float">
            <text:p>5077.5211333771</text:p>
          </table:table-cell>
          <table:table-cell table:number-columns-repeated="3"/>
          <table:table-cell table:formula="of:=[.$C$4] + ([.$C$5] - [.$C$4]) * (([.A2021] - [.$C$1]) / ([.$C$2] - [.$C$1]))" office:value-type="float" office:value="-0.418359885307768" calcext:value-type="float">
            <text:p>-0.418359885307768</text:p>
          </table:table-cell>
          <table:table-cell table:number-columns-repeated="16"/>
        </table:table-row>
        <table:table-row table:style-name="ro1">
          <table:table-cell office:value-type="float" office:value="5066.8774596534" calcext:value-type="float">
            <text:p>5066.8774596534</text:p>
          </table:table-cell>
          <table:table-cell table:number-columns-repeated="3"/>
          <table:table-cell table:formula="of:=[.$C$4] + ([.$C$5] - [.$C$4]) * (([.A2022] - [.$C$1]) / ([.$C$2] - [.$C$1]))" office:value-type="float" office:value="-0.418534761919279" calcext:value-type="float">
            <text:p>-0.418534761919279</text:p>
          </table:table-cell>
          <table:table-cell table:number-columns-repeated="16"/>
        </table:table-row>
        <table:table-row table:style-name="ro1">
          <table:table-cell office:value-type="float" office:value="5145.8703659694" calcext:value-type="float">
            <text:p>5145.8703659694</text:p>
          </table:table-cell>
          <table:table-cell table:number-columns-repeated="3"/>
          <table:table-cell table:formula="of:=[.$C$4] + ([.$C$5] - [.$C$4]) * (([.A2023] - [.$C$1]) / ([.$C$2] - [.$C$1]))" office:value-type="float" office:value="-0.417236900659289" calcext:value-type="float">
            <text:p>-0.417236900659289</text:p>
          </table:table-cell>
          <table:table-cell table:number-columns-repeated="16"/>
        </table:table-row>
        <table:table-row table:style-name="ro1">
          <table:table-cell office:value-type="float" office:value="5035.4607327922" calcext:value-type="float">
            <text:p>5035.4607327922</text:p>
          </table:table-cell>
          <table:table-cell table:number-columns-repeated="3"/>
          <table:table-cell table:formula="of:=[.$C$4] + ([.$C$5] - [.$C$4]) * (([.A2024] - [.$C$1]) / ([.$C$2] - [.$C$1]))" office:value-type="float" office:value="-0.419050941847458" calcext:value-type="float">
            <text:p>-0.419050941847458</text:p>
          </table:table-cell>
          <table:table-cell table:number-columns-repeated="16"/>
        </table:table-row>
        <table:table-row table:style-name="ro1">
          <table:table-cell office:value-type="float" office:value="5184.2044800119" calcext:value-type="float">
            <text:p>5184.2044800119</text:p>
          </table:table-cell>
          <table:table-cell table:number-columns-repeated="3"/>
          <table:table-cell table:formula="of:=[.$C$4] + ([.$C$5] - [.$C$4]) * (([.A2025] - [.$C$1]) / ([.$C$2] - [.$C$1]))" office:value-type="float" office:value="-0.416607067375871" calcext:value-type="float">
            <text:p>-0.416607067375871</text:p>
          </table:table-cell>
          <table:table-cell table:number-columns-repeated="16"/>
        </table:table-row>
        <table:table-row table:style-name="ro1">
          <table:table-cell office:value-type="float" office:value="5218.0798427466" calcext:value-type="float">
            <text:p>5218.0798427466</text:p>
          </table:table-cell>
          <table:table-cell table:number-columns-repeated="3"/>
          <table:table-cell table:formula="of:=[.$C$4] + ([.$C$5] - [.$C$4]) * (([.A2026] - [.$C$1]) / ([.$C$2] - [.$C$1]))" office:value-type="float" office:value="-0.41605049181723" calcext:value-type="float">
            <text:p>-0.41605049181723</text:p>
          </table:table-cell>
          <table:table-cell table:number-columns-repeated="16"/>
        </table:table-row>
        <table:table-row table:style-name="ro1">
          <table:table-cell office:value-type="float" office:value="5279.1814277" calcext:value-type="float">
            <text:p>5279.1814277</text:p>
          </table:table-cell>
          <table:table-cell table:number-columns-repeated="3"/>
          <table:table-cell table:formula="of:=[.$C$4] + ([.$C$5] - [.$C$4]) * (([.A2027] - [.$C$1]) / ([.$C$2] - [.$C$1]))" office:value-type="float" office:value="-0.415046586735959" calcext:value-type="float">
            <text:p>-0.415046586735959</text:p>
          </table:table-cell>
          <table:table-cell table:number-columns-repeated="16"/>
        </table:table-row>
        <table:table-row table:style-name="ro1">
          <table:table-cell office:value-type="float" office:value="5266.6612610884" calcext:value-type="float">
            <text:p>5266.6612610884</text:p>
          </table:table-cell>
          <table:table-cell table:number-columns-repeated="3"/>
          <table:table-cell table:formula="of:=[.$C$4] + ([.$C$5] - [.$C$4]) * (([.A2028] - [.$C$1]) / ([.$C$2] - [.$C$1]))" office:value-type="float" office:value="-0.415252294311128" calcext:value-type="float">
            <text:p>-0.415252294311128</text:p>
          </table:table-cell>
          <table:table-cell table:number-columns-repeated="16"/>
        </table:table-row>
        <table:table-row table:style-name="ro1">
          <table:table-cell office:value-type="float" office:value="5292.1483276552" calcext:value-type="float">
            <text:p>5292.1483276552</text:p>
          </table:table-cell>
          <table:table-cell table:number-columns-repeated="3"/>
          <table:table-cell table:formula="of:=[.$C$4] + ([.$C$5] - [.$C$4]) * (([.A2029] - [.$C$1]) / ([.$C$2] - [.$C$1]))" office:value-type="float" office:value="-0.414833539287791" calcext:value-type="float">
            <text:p>-0.414833539287791</text:p>
          </table:table-cell>
          <table:table-cell table:number-columns-repeated="16"/>
        </table:table-row>
        <table:table-row table:style-name="ro1">
          <table:table-cell office:value-type="float" office:value="5282.0882670752" calcext:value-type="float">
            <text:p>5282.0882670752</text:p>
          </table:table-cell>
          <table:table-cell table:number-columns-repeated="3"/>
          <table:table-cell table:formula="of:=[.$C$4] + ([.$C$5] - [.$C$4]) * (([.A2030] - [.$C$1]) / ([.$C$2] - [.$C$1]))" office:value-type="float" office:value="-0.414998827077655" calcext:value-type="float">
            <text:p>-0.414998827077655</text:p>
          </table:table-cell>
          <table:table-cell table:number-columns-repeated="16"/>
        </table:table-row>
        <table:table-row table:style-name="ro1">
          <table:table-cell office:value-type="float" office:value="5398.4334166027" calcext:value-type="float">
            <text:p>5398.4334166027</text:p>
          </table:table-cell>
          <table:table-cell table:number-columns-repeated="3"/>
          <table:table-cell table:formula="of:=[.$C$4] + ([.$C$5] - [.$C$4]) * (([.A2031] - [.$C$1]) / ([.$C$2] - [.$C$1]))" office:value-type="float" office:value="-0.413087264769067" calcext:value-type="float">
            <text:p>-0.413087264769067</text:p>
          </table:table-cell>
          <table:table-cell table:number-columns-repeated="16"/>
        </table:table-row>
        <table:table-row table:style-name="ro1">
          <table:table-cell office:value-type="float" office:value="5552.5194712993" calcext:value-type="float">
            <text:p>5552.5194712993</text:p>
          </table:table-cell>
          <table:table-cell table:number-columns-repeated="3"/>
          <table:table-cell table:formula="of:=[.$C$4] + ([.$C$5] - [.$C$4]) * (([.A2032] - [.$C$1]) / ([.$C$2] - [.$C$1]))" office:value-type="float" office:value="-0.410555615657495" calcext:value-type="float">
            <text:p>-0.410555615657495</text:p>
          </table:table-cell>
          <table:table-cell table:number-columns-repeated="16"/>
        </table:table-row>
        <table:table-row table:style-name="ro1">
          <table:table-cell office:value-type="float" office:value="5432.9910173679" calcext:value-type="float">
            <text:p>5432.9910173679</text:p>
          </table:table-cell>
          <table:table-cell table:number-columns-repeated="3"/>
          <table:table-cell table:formula="of:=[.$C$4] + ([.$C$5] - [.$C$4]) * (([.A2033] - [.$C$1]) / ([.$C$2] - [.$C$1]))" office:value-type="float" office:value="-0.412519479972139" calcext:value-type="float">
            <text:p>-0.412519479972139</text:p>
          </table:table-cell>
          <table:table-cell table:number-columns-repeated="16"/>
        </table:table-row>
        <table:table-row table:style-name="ro1">
          <table:table-cell office:value-type="float" office:value="5131.0616909647" calcext:value-type="float">
            <text:p>5131.0616909647</text:p>
          </table:table-cell>
          <table:table-cell table:number-columns-repeated="3"/>
          <table:table-cell table:formula="of:=[.$C$4] + ([.$C$5] - [.$C$4]) * (([.A2034] - [.$C$1]) / ([.$C$2] - [.$C$1]))" office:value-type="float" office:value="-0.417480208653598" calcext:value-type="float">
            <text:p>-0.417480208653598</text:p>
          </table:table-cell>
          <table:table-cell table:number-columns-repeated="16"/>
        </table:table-row>
        <table:table-row table:style-name="ro1">
          <table:table-cell office:value-type="float" office:value="5151.5744081971" calcext:value-type="float">
            <text:p>5151.5744081971</text:p>
          </table:table-cell>
          <table:table-cell table:number-columns-repeated="3"/>
          <table:table-cell table:formula="of:=[.$C$4] + ([.$C$5] - [.$C$4]) * (([.A2035] - [.$C$1]) / ([.$C$2] - [.$C$1]))" office:value-type="float" office:value="-0.417143182681588" calcext:value-type="float">
            <text:p>-0.417143182681588</text:p>
          </table:table-cell>
          <table:table-cell table:number-columns-repeated="16"/>
        </table:table-row>
        <table:table-row table:style-name="ro1">
          <table:table-cell office:value-type="float" office:value="5200.1930596118" calcext:value-type="float">
            <text:p>5200.1930596118</text:p>
          </table:table-cell>
          <table:table-cell table:number-columns-repeated="3"/>
          <table:table-cell table:formula="of:=[.$C$4] + ([.$C$5] - [.$C$4]) * (([.A2036] - [.$C$1]) / ([.$C$2] - [.$C$1]))" office:value-type="float" office:value="-0.416344373432417" calcext:value-type="float">
            <text:p>-0.416344373432417</text:p>
          </table:table-cell>
          <table:table-cell table:number-columns-repeated="16"/>
        </table:table-row>
        <table:table-row table:style-name="ro1">
          <table:table-cell office:value-type="float" office:value="5156.543027828" calcext:value-type="float">
            <text:p>5156.543027828</text:p>
          </table:table-cell>
          <table:table-cell table:number-columns-repeated="3"/>
          <table:table-cell table:formula="of:=[.$C$4] + ([.$C$5] - [.$C$4]) * (([.A2037] - [.$C$1]) / ([.$C$2] - [.$C$1]))" office:value-type="float" office:value="-0.417061547769856" calcext:value-type="float">
            <text:p>-0.417061547769856</text:p>
          </table:table-cell>
          <table:table-cell table:number-columns-repeated="16"/>
        </table:table-row>
        <table:table-row table:style-name="ro1">
          <table:table-cell office:value-type="float" office:value="5155.6172833984" calcext:value-type="float">
            <text:p>5155.6172833984</text:p>
          </table:table-cell>
          <table:table-cell table:number-columns-repeated="3"/>
          <table:table-cell table:formula="of:=[.$C$4] + ([.$C$5] - [.$C$4]) * (([.A2038] - [.$C$1]) / ([.$C$2] - [.$C$1]))" office:value-type="float" office:value="-0.417076757842353" calcext:value-type="float">
            <text:p>-0.417076757842353</text:p>
          </table:table-cell>
          <table:table-cell table:number-columns-repeated="16"/>
        </table:table-row>
        <table:table-row table:style-name="ro1">
          <table:table-cell office:value-type="float" office:value="5277.444450001" calcext:value-type="float">
            <text:p>5277.444450001</text:p>
          </table:table-cell>
          <table:table-cell table:number-columns-repeated="3"/>
          <table:table-cell table:formula="of:=[.$C$4] + ([.$C$5] - [.$C$4]) * (([.A2039] - [.$C$1]) / ([.$C$2] - [.$C$1]))" office:value-type="float" office:value="-0.415075125451271" calcext:value-type="float">
            <text:p>-0.415075125451271</text:p>
          </table:table-cell>
          <table:table-cell table:number-columns-repeated="16"/>
        </table:table-row>
        <table:table-row table:style-name="ro1">
          <table:table-cell office:value-type="float" office:value="5323.6392701182" calcext:value-type="float">
            <text:p>5323.6392701182</text:p>
          </table:table-cell>
          <table:table-cell table:number-columns-repeated="3"/>
          <table:table-cell table:formula="of:=[.$C$4] + ([.$C$5] - [.$C$4]) * (([.A2040] - [.$C$1]) / ([.$C$2] - [.$C$1]))" office:value-type="float" office:value="-0.414316139989937" calcext:value-type="float">
            <text:p>-0.414316139989937</text:p>
          </table:table-cell>
          <table:table-cell table:number-columns-repeated="16"/>
        </table:table-row>
        <table:table-row table:style-name="ro1">
          <table:table-cell office:value-type="float" office:value="5405.8781112193" calcext:value-type="float">
            <text:p>5405.8781112193</text:p>
          </table:table-cell>
          <table:table-cell table:number-columns-repeated="3"/>
          <table:table-cell table:formula="of:=[.$C$4] + ([.$C$5] - [.$C$4]) * (([.A2041] - [.$C$1]) / ([.$C$2] - [.$C$1]))" office:value-type="float" office:value="-0.412964947700536" calcext:value-type="float">
            <text:p>-0.412964947700536</text:p>
          </table:table-cell>
          <table:table-cell table:number-columns-repeated="16"/>
        </table:table-row>
        <table:table-row table:style-name="ro1">
          <table:table-cell office:value-type="float" office:value="5690.1475273592" calcext:value-type="float">
            <text:p>5690.1475273592</text:p>
          </table:table-cell>
          <table:table-cell table:number-columns-repeated="3"/>
          <table:table-cell table:formula="of:=[.$C$4] + ([.$C$5] - [.$C$4]) * (([.A2042] - [.$C$1]) / ([.$C$2] - [.$C$1]))" office:value-type="float" office:value="-0.408294373090557" calcext:value-type="float">
            <text:p>-0.408294373090557</text:p>
          </table:table-cell>
          <table:table-cell table:number-columns-repeated="16"/>
        </table:table-row>
        <table:table-row table:style-name="ro1">
          <table:table-cell office:value-type="float" office:value="5787.5985981407" calcext:value-type="float">
            <text:p>5787.5985981407</text:p>
          </table:table-cell>
          <table:table-cell table:number-columns-repeated="3"/>
          <table:table-cell table:formula="of:=[.$C$4] + ([.$C$5] - [.$C$4]) * (([.A2043] - [.$C$1]) / ([.$C$2] - [.$C$1]))" office:value-type="float" office:value="-0.406693242363629" calcext:value-type="float">
            <text:p>-0.406693242363629</text:p>
          </table:table-cell>
          <table:table-cell table:number-columns-repeated="16"/>
        </table:table-row>
        <table:table-row table:style-name="ro1">
          <table:table-cell office:value-type="float" office:value="5713.0349658693" calcext:value-type="float">
            <text:p>5713.0349658693</text:p>
          </table:table-cell>
          <table:table-cell table:number-columns-repeated="3"/>
          <table:table-cell table:formula="of:=[.$C$4] + ([.$C$5] - [.$C$4]) * (([.A2044] - [.$C$1]) / ([.$C$2] - [.$C$1]))" office:value-type="float" office:value="-0.40791833021319" calcext:value-type="float">
            <text:p>-0.40791833021319</text:p>
          </table:table-cell>
          <table:table-cell table:number-columns-repeated="16"/>
        </table:table-row>
        <table:table-row table:style-name="ro1">
          <table:table-cell office:value-type="float" office:value="5687.2598413585" calcext:value-type="float">
            <text:p>5687.2598413585</text:p>
          </table:table-cell>
          <table:table-cell table:number-columns-repeated="3"/>
          <table:table-cell table:formula="of:=[.$C$4] + ([.$C$5] - [.$C$4]) * (([.A2045] - [.$C$1]) / ([.$C$2] - [.$C$1]))" office:value-type="float" office:value="-0.408341818057024" calcext:value-type="float">
            <text:p>-0.408341818057024</text:p>
          </table:table-cell>
          <table:table-cell table:number-columns-repeated="16"/>
        </table:table-row>
        <table:table-row table:style-name="ro1">
          <table:table-cell office:value-type="float" office:value="5759.3750574463" calcext:value-type="float">
            <text:p>5759.3750574463</text:p>
          </table:table-cell>
          <table:table-cell table:number-columns-repeated="3"/>
          <table:table-cell table:formula="of:=[.$C$4] + ([.$C$5] - [.$C$4]) * (([.A2046] - [.$C$1]) / ([.$C$2] - [.$C$1]))" office:value-type="float" office:value="-0.40715695792741" calcext:value-type="float">
            <text:p>-0.40715695792741</text:p>
          </table:table-cell>
          <table:table-cell table:number-columns-repeated="16"/>
        </table:table-row>
        <table:table-row table:style-name="ro1">
          <table:table-cell office:value-type="float" office:value="5932.4462847078" calcext:value-type="float">
            <text:p>5932.4462847078</text:p>
          </table:table-cell>
          <table:table-cell table:number-columns-repeated="3"/>
          <table:table-cell table:formula="of:=[.$C$4] + ([.$C$5] - [.$C$4]) * (([.A2047] - [.$C$1]) / ([.$C$2] - [.$C$1]))" office:value-type="float" office:value="-0.404313380553727" calcext:value-type="float">
            <text:p>-0.404313380553727</text:p>
          </table:table-cell>
          <table:table-cell table:number-columns-repeated="16"/>
        </table:table-row>
        <table:table-row table:style-name="ro1">
          <table:table-cell office:value-type="float" office:value="6159.6895437717" calcext:value-type="float">
            <text:p>6159.6895437717</text:p>
          </table:table-cell>
          <table:table-cell table:number-columns-repeated="3"/>
          <table:table-cell table:formula="of:=[.$C$4] + ([.$C$5] - [.$C$4]) * (([.A2048] - [.$C$1]) / ([.$C$2] - [.$C$1]))" office:value-type="float" office:value="-0.400579751342098" calcext:value-type="float">
            <text:p>-0.400579751342098</text:p>
          </table:table-cell>
          <table:table-cell table:number-columns-repeated="16"/>
        </table:table-row>
        <table:table-row table:style-name="ro1">
          <table:table-cell office:value-type="float" office:value="6347.7067370066" calcext:value-type="float">
            <text:p>6347.7067370066</text:p>
          </table:table-cell>
          <table:table-cell table:number-columns-repeated="3"/>
          <table:table-cell table:formula="of:=[.$C$4] + ([.$C$5] - [.$C$4]) * (([.A2049] - [.$C$1]) / ([.$C$2] - [.$C$1]))" office:value-type="float" office:value="-0.397490610269918" calcext:value-type="float">
            <text:p>-0.397490610269918</text:p>
          </table:table-cell>
          <table:table-cell table:number-columns-repeated="16"/>
        </table:table-row>
        <table:table-row table:style-name="ro1">
          <table:table-cell office:value-type="float" office:value="7241.0236527485" calcext:value-type="float">
            <text:p>7241.0236527485</text:p>
          </table:table-cell>
          <table:table-cell table:number-columns-repeated="3"/>
          <table:table-cell table:formula="of:=[.$C$4] + ([.$C$5] - [.$C$4]) * (([.A2050] - [.$C$1]) / ([.$C$2] - [.$C$1]))" office:value-type="float" office:value="-0.382813325031202" calcext:value-type="float">
            <text:p>-0.382813325031202</text:p>
          </table:table-cell>
          <table:table-cell table:number-columns-repeated="16"/>
        </table:table-row>
        <table:table-row table:style-name="ro1">
          <table:table-cell office:value-type="float" office:value="6992.705887281" calcext:value-type="float">
            <text:p>6992.705887281</text:p>
          </table:table-cell>
          <table:table-cell table:number-columns-repeated="3"/>
          <table:table-cell table:formula="of:=[.$C$4] + ([.$C$5] - [.$C$4]) * (([.A2051] - [.$C$1]) / ([.$C$2] - [.$C$1]))" office:value-type="float" office:value="-0.386893210466462" calcext:value-type="float">
            <text:p>-0.386893210466462</text:p>
          </table:table-cell>
          <table:table-cell table:number-columns-repeated="16"/>
        </table:table-row>
        <table:table-row table:style-name="ro1">
          <table:table-cell office:value-type="float" office:value="7906.9464248717" calcext:value-type="float">
            <text:p>7906.9464248717</text:p>
          </table:table-cell>
          <table:table-cell table:number-columns-repeated="3"/>
          <table:table-cell table:formula="of:=[.$C$4] + ([.$C$5] - [.$C$4]) * (([.A2052] - [.$C$1]) / ([.$C$2] - [.$C$1]))" office:value-type="float" office:value="-0.371872148052266" calcext:value-type="float">
            <text:p>-0.371872148052266</text:p>
          </table:table-cell>
          <table:table-cell table:number-columns-repeated="16"/>
        </table:table-row>
        <table:table-row table:style-name="ro1">
          <table:table-cell office:value-type="float" office:value="7989.1277083975" calcext:value-type="float">
            <text:p>7989.1277083975</text:p>
          </table:table-cell>
          <table:table-cell table:number-columns-repeated="3"/>
          <table:table-cell table:formula="of:=[.$C$4] + ([.$C$5] - [.$C$4]) * (([.A2053] - [.$C$1]) / ([.$C$2] - [.$C$1]))" office:value-type="float" office:value="-0.370521901439517" calcext:value-type="float">
            <text:p>-0.370521901439517</text:p>
          </table:table-cell>
          <table:table-cell table:number-columns-repeated="16"/>
        </table:table-row>
        <table:table-row table:style-name="ro1">
          <table:table-cell office:value-type="float" office:value="8177.4535736638" calcext:value-type="float">
            <text:p>8177.4535736638</text:p>
          </table:table-cell>
          <table:table-cell table:number-columns-repeated="3"/>
          <table:table-cell table:formula="of:=[.$C$4] + ([.$C$5] - [.$C$4]) * (([.A2054] - [.$C$1]) / ([.$C$2] - [.$C$1]))" office:value-type="float" office:value="-0.367427688855346" calcext:value-type="float">
            <text:p>-0.367427688855346</text:p>
          </table:table-cell>
          <table:table-cell table:number-columns-repeated="16"/>
        </table:table-row>
        <table:table-row table:style-name="ro1">
          <table:table-cell office:value-type="float" office:value="7820.0765409497" calcext:value-type="float">
            <text:p>7820.0765409497</text:p>
          </table:table-cell>
          <table:table-cell table:number-columns-repeated="3"/>
          <table:table-cell table:formula="of:=[.$C$4] + ([.$C$5] - [.$C$4]) * (([.A2055] - [.$C$1]) / ([.$C$2] - [.$C$1]))" office:value-type="float" office:value="-0.373299428833038" calcext:value-type="float">
            <text:p>-0.373299428833038</text:p>
          </table:table-cell>
          <table:table-cell table:number-columns-repeated="16"/>
        </table:table-row>
        <table:table-row table:style-name="ro1">
          <table:table-cell office:value-type="float" office:value="7361.2576328893" calcext:value-type="float">
            <text:p>7361.2576328893</text:p>
          </table:table-cell>
          <table:table-cell table:number-columns-repeated="3"/>
          <table:table-cell table:formula="of:=[.$C$4] + ([.$C$5] - [.$C$4]) * (([.A2056] - [.$C$1]) / ([.$C$2] - [.$C$1]))" office:value-type="float" office:value="-0.380837868851188" calcext:value-type="float">
            <text:p>-0.380837868851188</text:p>
          </table:table-cell>
          <table:table-cell table:number-columns-repeated="16"/>
        </table:table-row>
        <table:table-row table:style-name="ro1">
          <table:table-cell office:value-type="float" office:value="7285.4214269558" calcext:value-type="float">
            <text:p>7285.4214269558</text:p>
          </table:table-cell>
          <table:table-cell table:number-columns-repeated="3"/>
          <table:table-cell table:formula="of:=[.$C$4] + ([.$C$5] - [.$C$4]) * (([.A2057] - [.$C$1]) / ([.$C$2] - [.$C$1]))" office:value-type="float" office:value="-0.382083865211823" calcext:value-type="float">
            <text:p>-0.382083865211823</text:p>
          </table:table-cell>
          <table:table-cell table:number-columns-repeated="16"/>
        </table:table-row>
        <table:table-row table:style-name="ro1">
          <table:table-cell office:value-type="float" office:value="8221.2654730703" calcext:value-type="float">
            <text:p>8221.2654730703</text:p>
          </table:table-cell>
          <table:table-cell table:number-columns-repeated="3"/>
          <table:table-cell table:formula="of:=[.$C$4] + ([.$C$5] - [.$C$4]) * (([.A2058] - [.$C$1]) / ([.$C$2] - [.$C$1]))" office:value-type="float" office:value="-0.366707855016864" calcext:value-type="float">
            <text:p>-0.366707855016864</text:p>
          </table:table-cell>
          <table:table-cell table:number-columns-repeated="16"/>
        </table:table-row>
        <table:table-row table:style-name="ro1">
          <table:table-cell office:value-type="float" office:value="7984.511102994" calcext:value-type="float">
            <text:p>7984.511102994</text:p>
          </table:table-cell>
          <table:table-cell table:number-columns-repeated="3"/>
          <table:table-cell table:formula="of:=[.$C$4] + ([.$C$5] - [.$C$4]) * (([.A2059] - [.$C$1]) / ([.$C$2] - [.$C$1]))" office:value-type="float" office:value="-0.370597752722693" calcext:value-type="float">
            <text:p>-0.370597752722693</text:p>
          </table:table-cell>
          <table:table-cell table:number-columns-repeated="16"/>
        </table:table-row>
        <table:table-row table:style-name="ro1">
          <table:table-cell office:value-type="float" office:value="7961.5198801948" calcext:value-type="float">
            <text:p>7961.5198801948</text:p>
          </table:table-cell>
          <table:table-cell table:number-columns-repeated="3"/>
          <table:table-cell table:formula="of:=[.$C$4] + ([.$C$5] - [.$C$4]) * (([.A2060] - [.$C$1]) / ([.$C$2] - [.$C$1]))" office:value-type="float" office:value="-0.37097550078619" calcext:value-type="float">
            <text:p>-0.37097550078619</text:p>
          </table:table-cell>
          <table:table-cell table:number-columns-repeated="16"/>
        </table:table-row>
        <table:table-row table:style-name="ro1">
          <table:table-cell office:value-type="float" office:value="7723.894266781" calcext:value-type="float">
            <text:p>7723.894266781</text:p>
          </table:table-cell>
          <table:table-cell table:number-columns-repeated="3"/>
          <table:table-cell table:formula="of:=[.$C$4] + ([.$C$5] - [.$C$4]) * (([.A2061] - [.$C$1]) / ([.$C$2] - [.$C$1]))" office:value-type="float" office:value="-0.374879713106185" calcext:value-type="float">
            <text:p>-0.374879713106185</text:p>
          </table:table-cell>
          <table:table-cell table:number-columns-repeated="16"/>
        </table:table-row>
        <table:table-row table:style-name="ro1">
          <table:table-cell office:value-type="float" office:value="7871.3758712149" calcext:value-type="float">
            <text:p>7871.3758712149</text:p>
          </table:table-cell>
          <table:table-cell table:number-columns-repeated="3"/>
          <table:table-cell table:formula="of:=[.$C$4] + ([.$C$5] - [.$C$4]) * (([.A2062] - [.$C$1]) / ([.$C$2] - [.$C$1]))" office:value-type="float" office:value="-0.372456575765343" calcext:value-type="float">
            <text:p>-0.372456575765343</text:p>
          </table:table-cell>
          <table:table-cell table:number-columns-repeated="16"/>
        </table:table-row>
        <table:table-row table:style-name="ro1">
          <table:table-cell office:value-type="float" office:value="7990.9198159167" calcext:value-type="float">
            <text:p>7990.9198159167</text:p>
          </table:table-cell>
          <table:table-cell table:number-columns-repeated="3"/>
          <table:table-cell table:formula="of:=[.$C$4] + ([.$C$5] - [.$C$4]) * (([.A2063] - [.$C$1]) / ([.$C$2] - [.$C$1]))" office:value-type="float" office:value="-0.370492456935809" calcext:value-type="float">
            <text:p>-0.370492456935809</text:p>
          </table:table-cell>
          <table:table-cell table:number-columns-repeated="16"/>
        </table:table-row>
        <table:table-row table:style-name="ro1">
          <table:table-cell office:value-type="float" office:value="8090.0465263258" calcext:value-type="float">
            <text:p>8090.0465263258</text:p>
          </table:table-cell>
          <table:table-cell table:number-columns-repeated="3"/>
          <table:table-cell table:formula="of:=[.$C$4] + ([.$C$5] - [.$C$4]) * (([.A2064] - [.$C$1]) / ([.$C$2] - [.$C$1]))" office:value-type="float" office:value="-0.368863795284147" calcext:value-type="float">
            <text:p>-0.368863795284147</text:p>
          </table:table-cell>
          <table:table-cell table:number-columns-repeated="16"/>
        </table:table-row>
        <table:table-row table:style-name="ro1">
          <table:table-cell office:value-type="float" office:value="8653.1518022683" calcext:value-type="float">
            <text:p>8653.1518022683</text:p>
          </table:table-cell>
          <table:table-cell table:number-columns-repeated="3"/>
          <table:table-cell table:formula="of:=[.$C$4] + ([.$C$5] - [.$C$4]) * (([.A2065] - [.$C$1]) / ([.$C$2] - [.$C$1]))" office:value-type="float" office:value="-0.359611919931971" calcext:value-type="float">
            <text:p>-0.359611919931971</text:p>
          </table:table-cell>
          <table:table-cell table:number-columns-repeated="16"/>
        </table:table-row>
        <table:table-row table:style-name="ro1">
          <table:table-cell office:value-type="float" office:value="8776.5657880978" calcext:value-type="float">
            <text:p>8776.5657880978</text:p>
          </table:table-cell>
          <table:table-cell table:number-columns-repeated="3"/>
          <table:table-cell table:formula="of:=[.$C$4] + ([.$C$5] - [.$C$4]) * (([.A2066] - [.$C$1]) / ([.$C$2] - [.$C$1]))" office:value-type="float" office:value="-0.357584215944118" calcext:value-type="float">
            <text:p>-0.357584215944118</text:p>
          </table:table-cell>
          <table:table-cell table:number-columns-repeated="16"/>
        </table:table-row>
        <table:table-row table:style-name="ro1">
          <table:table-cell office:value-type="float" office:value="8721.3476412347" calcext:value-type="float">
            <text:p>8721.3476412347</text:p>
          </table:table-cell>
          <table:table-cell table:number-columns-repeated="3"/>
          <table:table-cell table:formula="of:=[.$C$4] + ([.$C$5] - [.$C$4]) * (([.A2067] - [.$C$1]) / ([.$C$2] - [.$C$1]))" office:value-type="float" office:value="-0.35849145555593" calcext:value-type="float">
            <text:p>-0.35849145555593</text:p>
          </table:table-cell>
          <table:table-cell table:number-columns-repeated="16"/>
        </table:table-row>
        <table:table-row table:style-name="ro1">
          <table:table-cell office:value-type="float" office:value="8665.8396573792" calcext:value-type="float">
            <text:p>8665.8396573792</text:p>
          </table:table-cell>
          <table:table-cell table:number-columns-repeated="3"/>
          <table:table-cell table:formula="of:=[.$C$4] + ([.$C$5] - [.$C$4]) * (([.A2068] - [.$C$1]) / ([.$C$2] - [.$C$1]))" office:value-type="float" office:value="-0.359403457218181" calcext:value-type="float">
            <text:p>-0.359403457218181</text:p>
          </table:table-cell>
          <table:table-cell table:number-columns-repeated="16"/>
        </table:table-row>
        <table:table-row table:style-name="ro1">
          <table:table-cell office:value-type="float" office:value="8285.4963935396" calcext:value-type="float">
            <text:p>8285.4963935396</text:p>
          </table:table-cell>
          <table:table-cell table:number-columns-repeated="3"/>
          <table:table-cell table:formula="of:=[.$C$4] + ([.$C$5] - [.$C$4]) * (([.A2069] - [.$C$1]) / ([.$C$2] - [.$C$1]))" office:value-type="float" office:value="-0.365652534643701" calcext:value-type="float">
            <text:p>-0.365652534643701</text:p>
          </table:table-cell>
          <table:table-cell table:number-columns-repeated="16"/>
        </table:table-row>
        <table:table-row table:style-name="ro1">
          <table:table-cell office:value-type="float" office:value="8514.3959265461" calcext:value-type="float">
            <text:p>8514.3959265461</text:p>
          </table:table-cell>
          <table:table-cell table:number-columns-repeated="3"/>
          <table:table-cell table:formula="of:=[.$C$4] + ([.$C$5] - [.$C$4]) * (([.A2070] - [.$C$1]) / ([.$C$2] - [.$C$1]))" office:value-type="float" office:value="-0.361891692687456" calcext:value-type="float">
            <text:p>-0.361891692687456</text:p>
          </table:table-cell>
          <table:table-cell table:number-columns-repeated="16"/>
        </table:table-row>
        <table:table-row table:style-name="ro1">
          <table:table-cell office:value-type="float" office:value="8589.1696417012" calcext:value-type="float">
            <text:p>8589.1696417012</text:p>
          </table:table-cell>
          <table:table-cell table:number-columns-repeated="3"/>
          <table:table-cell table:formula="of:=[.$C$4] + ([.$C$5] - [.$C$4]) * (([.A2071] - [.$C$1]) / ([.$C$2] - [.$C$1]))" office:value-type="float" office:value="-0.360663153155348" calcext:value-type="float">
            <text:p>-0.360663153155348</text:p>
          </table:table-cell>
          <table:table-cell table:number-columns-repeated="16"/>
        </table:table-row>
        <table:table-row table:style-name="ro1">
          <table:table-cell office:value-type="float" office:value="8744.1092236193" calcext:value-type="float">
            <text:p>8744.1092236193</text:p>
          </table:table-cell>
          <table:table-cell table:number-columns-repeated="3"/>
          <table:table-cell table:formula="of:=[.$C$4] + ([.$C$5] - [.$C$4]) * (([.A2072] - [.$C$1]) / ([.$C$2] - [.$C$1]))" office:value-type="float" office:value="-0.358117480507147" calcext:value-type="float">
            <text:p>-0.358117480507147</text:p>
          </table:table-cell>
          <table:table-cell table:number-columns-repeated="16"/>
        </table:table-row>
        <table:table-row table:style-name="ro1">
          <table:table-cell office:value-type="float" office:value="8108.1595685263" calcext:value-type="float">
            <text:p>8108.1595685263</text:p>
          </table:table-cell>
          <table:table-cell table:number-columns-repeated="3"/>
          <table:table-cell table:formula="of:=[.$C$4] + ([.$C$5] - [.$C$4]) * (([.A2073] - [.$C$1]) / ([.$C$2] - [.$C$1]))" office:value-type="float" office:value="-0.368566196210142" calcext:value-type="float">
            <text:p>-0.368566196210142</text:p>
          </table:table-cell>
          <table:table-cell table:number-columns-repeated="16"/>
        </table:table-row>
        <table:table-row table:style-name="ro1">
          <table:table-cell office:value-type="float" office:value="7644.7987582348" calcext:value-type="float">
            <text:p>7644.7987582348</text:p>
          </table:table-cell>
          <table:table-cell table:number-columns-repeated="3"/>
          <table:table-cell table:formula="of:=[.$C$4] + ([.$C$5] - [.$C$4]) * (([.A2074] - [.$C$1]) / ([.$C$2] - [.$C$1]))" office:value-type="float" office:value="-0.37617926013096" calcext:value-type="float">
            <text:p>-0.37617926013096</text:p>
          </table:table-cell>
          <table:table-cell table:number-columns-repeated="16"/>
        </table:table-row>
        <table:table-row table:style-name="ro1">
          <table:table-cell office:value-type="float" office:value="7794.1959242062" calcext:value-type="float">
            <text:p>7794.1959242062</text:p>
          </table:table-cell>
          <table:table-cell table:number-columns-repeated="3"/>
          <table:table-cell table:formula="of:=[.$C$4] + ([.$C$5] - [.$C$4]) * (([.A2075] - [.$C$1]) / ([.$C$2] - [.$C$1]))" office:value-type="float" office:value="-0.373724649924685" calcext:value-type="float">
            <text:p>-0.373724649924685</text:p>
          </table:table-cell>
          <table:table-cell table:number-columns-repeated="16"/>
        </table:table-row>
        <table:table-row table:style-name="ro1">
          <table:table-cell office:value-type="float" office:value="7730.1859182601" calcext:value-type="float">
            <text:p>7730.1859182601</text:p>
          </table:table-cell>
          <table:table-cell table:number-columns-repeated="3"/>
          <table:table-cell table:formula="of:=[.$C$4] + ([.$C$5] - [.$C$4]) * (([.A2076] - [.$C$1]) / ([.$C$2] - [.$C$1]))" office:value-type="float" office:value="-0.374776340650392" calcext:value-type="float">
            <text:p>-0.374776340650392</text:p>
          </table:table-cell>
          <table:table-cell table:number-columns-repeated="16"/>
        </table:table-row>
        <table:table-row table:style-name="ro1">
          <table:table-cell office:value-type="float" office:value="8030.2338560247" calcext:value-type="float">
            <text:p>8030.2338560247</text:p>
          </table:table-cell>
          <table:table-cell table:number-columns-repeated="3"/>
          <table:table-cell table:formula="of:=[.$C$4] + ([.$C$5] - [.$C$4]) * (([.A2077] - [.$C$1]) / ([.$C$2] - [.$C$1]))" office:value-type="float" office:value="-0.369846523370259" calcext:value-type="float">
            <text:p>-0.369846523370259</text:p>
          </table:table-cell>
          <table:table-cell table:number-columns-repeated="16"/>
        </table:table-row>
        <table:table-row table:style-name="ro1">
          <table:table-cell office:value-type="float" office:value="7930.8922727102" calcext:value-type="float">
            <text:p>7930.8922727102</text:p>
          </table:table-cell>
          <table:table-cell table:number-columns-repeated="3"/>
          <table:table-cell table:formula="of:=[.$C$4] + ([.$C$5] - [.$C$4]) * (([.A2078] - [.$C$1]) / ([.$C$2] - [.$C$1]))" office:value-type="float" office:value="-0.371478715404999" calcext:value-type="float">
            <text:p>-0.371478715404999</text:p>
          </table:table-cell>
          <table:table-cell table:number-columns-repeated="16"/>
        </table:table-row>
        <table:table-row table:style-name="ro1">
          <table:table-cell office:value-type="float" office:value="7600.9225047785" calcext:value-type="float">
            <text:p>7600.9225047785</text:p>
          </table:table-cell>
          <table:table-cell table:number-columns-repeated="3"/>
          <table:table-cell table:formula="of:=[.$C$4] + ([.$C$5] - [.$C$4]) * (([.A2079] - [.$C$1]) / ([.$C$2] - [.$C$1]))" office:value-type="float" office:value="-0.376900151312842" calcext:value-type="float">
            <text:p>-0.376900151312842</text:p>
          </table:table-cell>
          <table:table-cell table:number-columns-repeated="16"/>
        </table:table-row>
        <table:table-row table:style-name="ro1">
          <table:table-cell office:value-type="float" office:value="8014.2309190982" calcext:value-type="float">
            <text:p>8014.2309190982</text:p>
          </table:table-cell>
          <table:table-cell table:number-columns-repeated="3"/>
          <table:table-cell table:formula="of:=[.$C$4] + ([.$C$5] - [.$C$4]) * (([.A2080] - [.$C$1]) / ([.$C$2] - [.$C$1]))" office:value-type="float" office:value="-0.370109453206007" calcext:value-type="float">
            <text:p>-0.370109453206007</text:p>
          </table:table-cell>
          <table:table-cell table:number-columns-repeated="16"/>
        </table:table-row>
        <table:table-row table:style-name="ro1">
          <table:table-cell office:value-type="float" office:value="7903.6146316397" calcext:value-type="float">
            <text:p>7903.6146316397</text:p>
          </table:table-cell>
          <table:table-cell table:number-columns-repeated="3"/>
          <table:table-cell table:formula="of:=[.$C$4] + ([.$C$5] - [.$C$4]) * (([.A2081] - [.$C$1]) / ([.$C$2] - [.$C$1]))" office:value-type="float" office:value="-0.371926889744448" calcext:value-type="float">
            <text:p>-0.371926889744448</text:p>
          </table:table-cell>
          <table:table-cell table:number-columns-repeated="16"/>
        </table:table-row>
        <table:table-row table:style-name="ro1">
          <table:table-cell office:value-type="float" office:value="8166.6682357284" calcext:value-type="float">
            <text:p>8166.6682357284</text:p>
          </table:table-cell>
          <table:table-cell table:number-columns-repeated="3"/>
          <table:table-cell table:formula="of:=[.$C$4] + ([.$C$5] - [.$C$4]) * (([.A2082] - [.$C$1]) / ([.$C$2] - [.$C$1]))" office:value-type="float" office:value="-0.36760489302386" calcext:value-type="float">
            <text:p>-0.36760489302386</text:p>
          </table:table-cell>
          <table:table-cell table:number-columns-repeated="16"/>
        </table:table-row>
        <table:table-row table:style-name="ro1">
          <table:table-cell office:value-type="float" office:value="8257.2776927416" calcext:value-type="float">
            <text:p>8257.2776927416</text:p>
          </table:table-cell>
          <table:table-cell table:number-columns-repeated="3"/>
          <table:table-cell table:formula="of:=[.$C$4] + ([.$C$5] - [.$C$4]) * (([.A2083] - [.$C$1]) / ([.$C$2] - [.$C$1]))" office:value-type="float" office:value="-0.366116170687506" calcext:value-type="float">
            <text:p>-0.366116170687506</text:p>
          </table:table-cell>
          <table:table-cell table:number-columns-repeated="16"/>
        </table:table-row>
        <table:table-row table:style-name="ro1">
          <table:table-cell office:value-type="float" office:value="8698.1445368264" calcext:value-type="float">
            <text:p>8698.1445368264</text:p>
          </table:table-cell>
          <table:table-cell table:number-columns-repeated="3"/>
          <table:table-cell table:formula="of:=[.$C$4] + ([.$C$5] - [.$C$4]) * (([.A2084] - [.$C$1]) / ([.$C$2] - [.$C$1]))" office:value-type="float" office:value="-0.358872684855211" calcext:value-type="float">
            <text:p>-0.358872684855211</text:p>
          </table:table-cell>
          <table:table-cell table:number-columns-repeated="16"/>
        </table:table-row>
        <table:table-row table:style-name="ro1">
          <table:table-cell office:value-type="float" office:value="8836.2496521451" calcext:value-type="float">
            <text:p>8836.2496521451</text:p>
          </table:table-cell>
          <table:table-cell table:number-columns-repeated="3"/>
          <table:table-cell table:formula="of:=[.$C$4] + ([.$C$5] - [.$C$4]) * (([.A2085] - [.$C$1]) / ([.$C$2] - [.$C$1]))" office:value-type="float" office:value="-0.356603604157489" calcext:value-type="float">
            <text:p>-0.356603604157489</text:p>
          </table:table-cell>
          <table:table-cell table:number-columns-repeated="16"/>
        </table:table-row>
        <table:table-row table:style-name="ro1">
          <table:table-cell office:value-type="float" office:value="9061.5935249702" calcext:value-type="float">
            <text:p>9061.5935249702</text:p>
          </table:table-cell>
          <table:table-cell table:number-columns-repeated="3"/>
          <table:table-cell table:formula="of:=[.$C$4] + ([.$C$5] - [.$C$4]) * (([.A2086] - [.$C$1]) / ([.$C$2] - [.$C$1]))" office:value-type="float" office:value="-0.352901182049537" calcext:value-type="float">
            <text:p>-0.352901182049537</text:p>
          </table:table-cell>
          <table:table-cell table:number-columns-repeated="16"/>
        </table:table-row>
        <table:table-row table:style-name="ro1">
          <table:table-cell office:value-type="float" office:value="9337.754058545" calcext:value-type="float">
            <text:p>9337.754058545</text:p>
          </table:table-cell>
          <table:table-cell table:number-columns-repeated="3"/>
          <table:table-cell table:formula="of:=[.$C$4] + ([.$C$5] - [.$C$4]) * (([.A2087] - [.$C$1]) / ([.$C$2] - [.$C$1]))" office:value-type="float" office:value="-0.348363837181744" calcext:value-type="float">
            <text:p>-0.348363837181744</text:p>
          </table:table-cell>
          <table:table-cell table:number-columns-repeated="16"/>
        </table:table-row>
        <table:table-row table:style-name="ro1">
          <table:table-cell office:value-type="float" office:value="9011.4696762403" calcext:value-type="float">
            <text:p>9011.4696762403</text:p>
          </table:table-cell>
          <table:table-cell table:number-columns-repeated="3"/>
          <table:table-cell table:formula="of:=[.$C$4] + ([.$C$5] - [.$C$4]) * (([.A2088] - [.$C$1]) / ([.$C$2] - [.$C$1]))" office:value-type="float" office:value="-0.3537247218394" calcext:value-type="float">
            <text:p>-0.3537247218394</text:p>
          </table:table-cell>
          <table:table-cell table:number-columns-repeated="16"/>
        </table:table-row>
        <table:table-row table:style-name="ro1">
          <table:table-cell office:value-type="float" office:value="9260.682723057" calcext:value-type="float">
            <text:p>9260.682723057</text:p>
          </table:table-cell>
          <table:table-cell table:number-columns-repeated="3"/>
          <table:table-cell table:formula="of:=[.$C$4] + ([.$C$5] - [.$C$4]) * (([.A2089] - [.$C$1]) / ([.$C$2] - [.$C$1]))" office:value-type="float" office:value="-0.349630126843064" calcext:value-type="float">
            <text:p>-0.349630126843064</text:p>
          </table:table-cell>
          <table:table-cell table:number-columns-repeated="16"/>
        </table:table-row>
        <table:table-row table:style-name="ro1">
          <table:table-cell office:value-type="float" office:value="9559.9006591147" calcext:value-type="float">
            <text:p>9559.9006591147</text:p>
          </table:table-cell>
          <table:table-cell table:number-columns-repeated="3"/>
          <table:table-cell table:formula="of:=[.$C$4] + ([.$C$5] - [.$C$4]) * (([.A2090] - [.$C$1]) / ([.$C$2] - [.$C$1]))" office:value-type="float" office:value="-0.344713946573029" calcext:value-type="float">
            <text:p>-0.344713946573029</text:p>
          </table:table-cell>
          <table:table-cell table:number-columns-repeated="16"/>
        </table:table-row>
        <table:table-row table:style-name="ro1">
          <table:table-cell office:value-type="float" office:value="10206.490342332" calcext:value-type="float">
            <text:p>10206.490342332</text:p>
          </table:table-cell>
          <table:table-cell table:number-columns-repeated="3"/>
          <table:table-cell table:formula="of:=[.$C$4] + ([.$C$5] - [.$C$4]) * (([.A2091] - [.$C$1]) / ([.$C$2] - [.$C$1]))" office:value-type="float" office:value="-0.334090414156082" calcext:value-type="float">
            <text:p>-0.334090414156082</text:p>
          </table:table-cell>
          <table:table-cell table:number-columns-repeated="16"/>
        </table:table-row>
        <table:table-row table:style-name="ro1">
          <table:table-cell office:value-type="float" office:value="10461.3904159387" calcext:value-type="float">
            <text:p>10461.3904159387</text:p>
          </table:table-cell>
          <table:table-cell table:number-columns-repeated="3"/>
          <table:table-cell table:formula="of:=[.$C$4] + ([.$C$5] - [.$C$4]) * (([.A2092] - [.$C$1]) / ([.$C$2] - [.$C$1]))" office:value-type="float" office:value="-0.329902380747369" calcext:value-type="float">
            <text:p>-0.329902380747369</text:p>
          </table:table-cell>
          <table:table-cell table:number-columns-repeated="16"/>
        </table:table-row>
        <table:table-row table:style-name="ro1">
          <table:table-cell office:value-type="float" office:value="10843.6017701213" calcext:value-type="float">
            <text:p>10843.6017701213</text:p>
          </table:table-cell>
          <table:table-cell table:number-columns-repeated="3"/>
          <table:table-cell table:formula="of:=[.$C$4] + ([.$C$5] - [.$C$4]) * (([.A2093] - [.$C$1]) / ([.$C$2] - [.$C$1]))" office:value-type="float" office:value="-0.323622610412834" calcext:value-type="float">
            <text:p>-0.323622610412834</text:p>
          </table:table-cell>
          <table:table-cell table:number-columns-repeated="16"/>
        </table:table-row>
        <table:table-row table:style-name="ro1">
          <table:table-cell office:value-type="float" office:value="10996.4532821709" calcext:value-type="float">
            <text:p>10996.4532821709</text:p>
          </table:table-cell>
          <table:table-cell table:number-columns-repeated="3"/>
          <table:table-cell table:formula="of:=[.$C$4] + ([.$C$5] - [.$C$4]) * (([.A2094] - [.$C$1]) / ([.$C$2] - [.$C$1]))" office:value-type="float" office:value="-0.321111244958999" calcext:value-type="float">
            <text:p>-0.321111244958999</text:p>
          </table:table-cell>
          <table:table-cell table:number-columns-repeated="16"/>
        </table:table-row>
        <table:table-row table:style-name="ro1">
          <table:table-cell office:value-type="float" office:value="11668.6658570188" calcext:value-type="float">
            <text:p>11668.6658570188</text:p>
          </table:table-cell>
          <table:table-cell table:number-columns-repeated="3"/>
          <table:table-cell table:formula="of:=[.$C$4] + ([.$C$5] - [.$C$4]) * (([.A2095] - [.$C$1]) / ([.$C$2] - [.$C$1]))" office:value-type="float" office:value="-0.310066725899488" calcext:value-type="float">
            <text:p>-0.310066725899488</text:p>
          </table:table-cell>
          <table:table-cell table:number-columns-repeated="16"/>
        </table:table-row>
        <table:table-row table:style-name="ro1">
          <table:table-cell office:value-type="float" office:value="12444.92234283" calcext:value-type="float">
            <text:p>12444.92234283</text:p>
          </table:table-cell>
          <table:table-cell table:number-columns-repeated="3"/>
          <table:table-cell table:formula="of:=[.$C$4] + ([.$C$5] - [.$C$4]) * (([.A2096] - [.$C$1]) / ([.$C$2] - [.$C$1]))" office:value-type="float" office:value="-0.297312755097096" calcext:value-type="float">
            <text:p>-0.297312755097096</text:p>
          </table:table-cell>
          <table:table-cell table:number-columns-repeated="16"/>
        </table:table-row>
        <table:table-row table:style-name="ro1">
          <table:table-cell office:value-type="float" office:value="11086.2357150219" calcext:value-type="float">
            <text:p>11086.2357150219</text:p>
          </table:table-cell>
          <table:table-cell table:number-columns-repeated="3"/>
          <table:table-cell table:formula="of:=[.$C$4] + ([.$C$5] - [.$C$4]) * (([.A2097] - [.$C$1]) / ([.$C$2] - [.$C$1]))" office:value-type="float" office:value="-0.319636110711389" calcext:value-type="float">
            <text:p>-0.319636110711389</text:p>
          </table:table-cell>
          <table:table-cell table:number-columns-repeated="16"/>
        </table:table-row>
        <table:table-row table:style-name="ro1">
          <table:table-cell office:value-type="float" office:value="12360.1870979135" calcext:value-type="float">
            <text:p>12360.1870979135</text:p>
          </table:table-cell>
          <table:table-cell table:number-columns-repeated="3"/>
          <table:table-cell table:formula="of:=[.$C$4] + ([.$C$5] - [.$C$4]) * (([.A2098] - [.$C$1]) / ([.$C$2] - [.$C$1]))" office:value-type="float" office:value="-0.298704963547978" calcext:value-type="float">
            <text:p>-0.298704963547978</text:p>
          </table:table-cell>
          <table:table-cell table:number-columns-repeated="16"/>
        </table:table-row>
        <table:table-row table:style-name="ro1">
          <table:table-cell office:value-type="float" office:value="12024.0945221636" calcext:value-type="float">
            <text:p>12024.0945221636</text:p>
          </table:table-cell>
          <table:table-cell table:number-columns-repeated="3"/>
          <table:table-cell table:formula="of:=[.$C$4] + ([.$C$5] - [.$C$4]) * (([.A2099] - [.$C$1]) / ([.$C$2] - [.$C$1]))" office:value-type="float" office:value="-0.304226997793574" calcext:value-type="float">
            <text:p>-0.304226997793574</text:p>
          </table:table-cell>
          <table:table-cell table:number-columns-repeated="16"/>
        </table:table-row>
        <table:table-row table:style-name="ro1">
          <table:table-cell office:value-type="float" office:value="10932.3074892823" calcext:value-type="float">
            <text:p>10932.3074892823</text:p>
          </table:table-cell>
          <table:table-cell table:number-columns-repeated="3"/>
          <table:table-cell table:formula="of:=[.$C$4] + ([.$C$5] - [.$C$4]) * (([.A2100] - [.$C$1]) / ([.$C$2] - [.$C$1]))" office:value-type="float" office:value="-0.322165166677595" calcext:value-type="float">
            <text:p>-0.322165166677595</text:p>
          </table:table-cell>
          <table:table-cell table:number-columns-repeated="16"/>
        </table:table-row>
        <table:table-row table:style-name="ro1">
          <table:table-cell office:value-type="float" office:value="10454.7118899557" calcext:value-type="float">
            <text:p>10454.7118899557</text:p>
          </table:table-cell>
          <table:table-cell table:number-columns-repeated="3"/>
          <table:table-cell table:formula="of:=[.$C$4] + ([.$C$5] - [.$C$4]) * (([.A2101] - [.$C$1]) / ([.$C$2] - [.$C$1]))" office:value-type="float" office:value="-0.330012109589507" calcext:value-type="float">
            <text:p>-0.330012109589507</text:p>
          </table:table-cell>
          <table:table-cell table:number-columns-repeated="16"/>
        </table:table-row>
        <table:table-row table:style-name="ro1">
          <table:table-cell office:value-type="float" office:value="10778.9100586114" calcext:value-type="float">
            <text:p>10778.9100586114</text:p>
          </table:table-cell>
          <table:table-cell table:number-columns-repeated="3"/>
          <table:table-cell table:formula="of:=[.$C$4] + ([.$C$5] - [.$C$4]) * (([.A2102] - [.$C$1]) / ([.$C$2] - [.$C$1]))" office:value-type="float" office:value="-0.324685501628347" calcext:value-type="float">
            <text:p>-0.324685501628347</text:p>
          </table:table-cell>
          <table:table-cell table:number-columns-repeated="16"/>
        </table:table-row>
        <table:table-row table:style-name="ro1">
          <table:table-cell office:value-type="float" office:value="11942.241317492" calcext:value-type="float">
            <text:p>11942.241317492</text:p>
          </table:table-cell>
          <table:table-cell table:number-columns-repeated="3"/>
          <table:table-cell table:formula="of:=[.$C$4] + ([.$C$5] - [.$C$4]) * (([.A2103] - [.$C$1]) / ([.$C$2] - [.$C$1]))" office:value-type="float" office:value="-0.305571854038315" calcext:value-type="float">
            <text:p>-0.305571854038315</text:p>
          </table:table-cell>
          <table:table-cell table:number-columns-repeated="16"/>
        </table:table-row>
        <table:table-row table:style-name="ro1">
          <table:table-cell office:value-type="float" office:value="11138.7710294887" calcext:value-type="float">
            <text:p>11138.7710294887</text:p>
          </table:table-cell>
          <table:table-cell table:number-columns-repeated="3"/>
          <table:table-cell table:formula="of:=[.$C$4] + ([.$C$5] - [.$C$4]) * (([.A2104] - [.$C$1]) / ([.$C$2] - [.$C$1]))" office:value-type="float" office:value="-0.318772950301072" calcext:value-type="float">
            <text:p>-0.318772950301072</text:p>
          </table:table-cell>
          <table:table-cell table:number-columns-repeated="16"/>
        </table:table-row>
        <table:table-row table:style-name="ro1">
          <table:table-cell office:value-type="float" office:value="10946.20856257" calcext:value-type="float">
            <text:p>10946.20856257</text:p>
          </table:table-cell>
          <table:table-cell table:number-columns-repeated="3"/>
          <table:table-cell table:formula="of:=[.$C$4] + ([.$C$5] - [.$C$4]) * (([.A2105] - [.$C$1]) / ([.$C$2] - [.$C$1]))" office:value-type="float" office:value="-0.321936770669221" calcext:value-type="float">
            <text:p>-0.321936770669221</text:p>
          </table:table-cell>
          <table:table-cell table:number-columns-repeated="16"/>
        </table:table-row>
        <table:table-row table:style-name="ro1">
          <table:table-cell office:value-type="float" office:value="11219.0495076997" calcext:value-type="float">
            <text:p>11219.0495076997</text:p>
          </table:table-cell>
          <table:table-cell table:number-columns-repeated="3"/>
          <table:table-cell table:formula="of:=[.$C$4] + ([.$C$5] - [.$C$4]) * (([.A2106] - [.$C$1]) / ([.$C$2] - [.$C$1]))" office:value-type="float" office:value="-0.317453966967756" calcext:value-type="float">
            <text:p>-0.317453966967756</text:p>
          </table:table-cell>
          <table:table-cell table:number-columns-repeated="16"/>
        </table:table-row>
        <table:table-row table:style-name="ro1">
          <table:table-cell office:value-type="float" office:value="11422.1411587568" calcext:value-type="float">
            <text:p>11422.1411587568</text:p>
          </table:table-cell>
          <table:table-cell table:number-columns-repeated="3"/>
          <table:table-cell table:formula="of:=[.$C$4] + ([.$C$5] - [.$C$4]) * (([.A2107] - [.$C$1]) / ([.$C$2] - [.$C$1]))" office:value-type="float" office:value="-0.3141171510633" calcext:value-type="float">
            <text:p>-0.3141171510633</text:p>
          </table:table-cell>
          <table:table-cell table:number-columns-repeated="16"/>
        </table:table-row>
        <table:table-row table:style-name="ro1">
          <table:table-cell office:value-type="float" office:value="12335.9915530625" calcext:value-type="float">
            <text:p>12335.9915530625</text:p>
          </table:table-cell>
          <table:table-cell table:number-columns-repeated="3"/>
          <table:table-cell table:formula="of:=[.$C$4] + ([.$C$5] - [.$C$4]) * (([.A2108] - [.$C$1]) / ([.$C$2] - [.$C$1]))" office:value-type="float" office:value="-0.299102498741846" calcext:value-type="float">
            <text:p>-0.299102498741846</text:p>
          </table:table-cell>
          <table:table-cell table:number-columns-repeated="16"/>
        </table:table-row>
        <table:table-row table:style-name="ro1">
          <table:table-cell office:value-type="float" office:value="12585.2419743944" calcext:value-type="float">
            <text:p>12585.2419743944</text:p>
          </table:table-cell>
          <table:table-cell table:number-columns-repeated="3"/>
          <table:table-cell table:formula="of:=[.$C$4] + ([.$C$5] - [.$C$4]) * (([.A2109] - [.$C$1]) / ([.$C$2] - [.$C$1]))" office:value-type="float" office:value="-0.295007289678531" calcext:value-type="float">
            <text:p>-0.295007289678531</text:p>
          </table:table-cell>
          <table:table-cell table:number-columns-repeated="16"/>
        </table:table-row>
        <table:table-row table:style-name="ro1">
          <table:table-cell office:value-type="float" office:value="12054.182805678" calcext:value-type="float">
            <text:p>12054.182805678</text:p>
          </table:table-cell>
          <table:table-cell table:number-columns-repeated="3"/>
          <table:table-cell table:formula="of:=[.$C$4] + ([.$C$5] - [.$C$4]) * (([.A2110] - [.$C$1]) / ([.$C$2] - [.$C$1]))" office:value-type="float" office:value="-0.303732644320912" calcext:value-type="float">
            <text:p>-0.303732644320912</text:p>
          </table:table-cell>
          <table:table-cell table:number-columns-repeated="16"/>
        </table:table-row>
        <table:table-row table:style-name="ro1">
          <table:table-cell office:value-type="float" office:value="11324.2018284256" calcext:value-type="float">
            <text:p>11324.2018284256</text:p>
          </table:table-cell>
          <table:table-cell table:number-columns-repeated="3"/>
          <table:table-cell table:formula="of:=[.$C$4] + ([.$C$5] - [.$C$4]) * (([.A2111] - [.$C$1]) / ([.$C$2] - [.$C$1]))" office:value-type="float" office:value="-0.315726303942898" calcext:value-type="float">
            <text:p>-0.315726303942898</text:p>
          </table:table-cell>
          <table:table-cell table:number-columns-repeated="16"/>
        </table:table-row>
        <table:table-row table:style-name="ro1">
          <table:table-cell office:value-type="float" office:value="11796.7721497272" calcext:value-type="float">
            <text:p>11796.7721497272</text:p>
          </table:table-cell>
          <table:table-cell table:number-columns-repeated="3"/>
          <table:table-cell table:formula="of:=[.$C$4] + ([.$C$5] - [.$C$4]) * (([.A2112] - [.$C$1]) / ([.$C$2] - [.$C$1]))" office:value-type="float" office:value="-0.307961926845734" calcext:value-type="float">
            <text:p>-0.307961926845734</text:p>
          </table:table-cell>
          <table:table-cell table:number-columns-repeated="16"/>
        </table:table-row>
        <table:table-row table:style-name="ro1">
          <table:table-cell office:value-type="float" office:value="11402.9673057725" calcext:value-type="float">
            <text:p>11402.9673057725</text:p>
          </table:table-cell>
          <table:table-cell table:number-columns-repeated="3"/>
          <table:table-cell table:formula="of:=[.$C$4] + ([.$C$5] - [.$C$4]) * (([.A2113] - [.$C$1]) / ([.$C$2] - [.$C$1]))" office:value-type="float" office:value="-0.314432179363354" calcext:value-type="float">
            <text:p>-0.314432179363354</text:p>
          </table:table-cell>
          <table:table-cell table:number-columns-repeated="16"/>
        </table:table-row>
        <table:table-row table:style-name="ro1">
          <table:table-cell office:value-type="float" office:value="10506.3482141274" calcext:value-type="float">
            <text:p>10506.3482141274</text:p>
          </table:table-cell>
          <table:table-cell table:number-columns-repeated="3"/>
          <table:table-cell table:formula="of:=[.$C$4] + ([.$C$5] - [.$C$4]) * (([.A2114] - [.$C$1]) / ([.$C$2] - [.$C$1]))" office:value-type="float" office:value="-0.329163719678612" calcext:value-type="float">
            <text:p>-0.329163719678612</text:p>
          </table:table-cell>
          <table:table-cell table:number-columns-repeated="16"/>
        </table:table-row>
        <table:table-row table:style-name="ro1">
          <table:table-cell office:value-type="float" office:value="10934.4726429778" calcext:value-type="float">
            <text:p>10934.4726429778</text:p>
          </table:table-cell>
          <table:table-cell table:number-columns-repeated="3"/>
          <table:table-cell table:formula="of:=[.$C$4] + ([.$C$5] - [.$C$4]) * (([.A2115] - [.$C$1]) / ([.$C$2] - [.$C$1]))" office:value-type="float" office:value="-0.322129592988331" calcext:value-type="float">
            <text:p>-0.322129592988331</text:p>
          </table:table-cell>
          <table:table-cell table:number-columns-repeated="16"/>
        </table:table-row>
        <table:table-row table:style-name="ro1">
          <table:table-cell office:value-type="float" office:value="9490.4381272323" calcext:value-type="float">
            <text:p>9490.4381272323</text:p>
          </table:table-cell>
          <table:table-cell table:number-columns-repeated="3"/>
          <table:table-cell table:formula="of:=[.$C$4] + ([.$C$5] - [.$C$4]) * (([.A2116] - [.$C$1]) / ([.$C$2] - [.$C$1]))" office:value-type="float" office:value="-0.345855222838905" calcext:value-type="float">
            <text:p>-0.345855222838905</text:p>
          </table:table-cell>
          <table:table-cell table:number-columns-repeated="16"/>
        </table:table-row>
        <table:table-row table:style-name="ro1">
          <table:table-cell office:value-type="float" office:value="9693.4865106171" calcext:value-type="float">
            <text:p>9693.4865106171</text:p>
          </table:table-cell>
          <table:table-cell table:number-columns-repeated="3"/>
          <table:table-cell table:formula="of:=[.$C$4] + ([.$C$5] - [.$C$4]) * (([.A2117] - [.$C$1]) / ([.$C$2] - [.$C$1]))" office:value-type="float" office:value="-0.342519117826582" calcext:value-type="float">
            <text:p>-0.342519117826582</text:p>
          </table:table-cell>
          <table:table-cell table:number-columns-repeated="16"/>
        </table:table-row>
        <table:table-row table:style-name="ro1">
          <table:table-cell office:value-type="float" office:value="10603.3431456849" calcext:value-type="float">
            <text:p>10603.3431456849</text:p>
          </table:table-cell>
          <table:table-cell table:number-columns-repeated="3"/>
          <table:table-cell table:formula="of:=[.$C$4] + ([.$C$5] - [.$C$4]) * (([.A2118] - [.$C$1]) / ([.$C$2] - [.$C$1]))" office:value-type="float" office:value="-0.327570083364229" calcext:value-type="float">
            <text:p>-0.327570083364229</text:p>
          </table:table-cell>
          <table:table-cell table:number-columns-repeated="16"/>
        </table:table-row>
        <table:table-row table:style-name="ro1">
          <table:table-cell office:value-type="float" office:value="10533.9632516606" calcext:value-type="float">
            <text:p>10533.9632516606</text:p>
          </table:table-cell>
          <table:table-cell table:number-columns-repeated="3"/>
          <table:table-cell table:formula="of:=[.$C$4] + ([.$C$5] - [.$C$4]) * (([.A2119] - [.$C$1]) / ([.$C$2] - [.$C$1]))" office:value-type="float" office:value="-0.328710001881926" calcext:value-type="float">
            <text:p>-0.328710001881926</text:p>
          </table:table-cell>
          <table:table-cell table:number-columns-repeated="16"/>
        </table:table-row>
        <table:table-row table:style-name="ro1">
          <table:table-cell office:value-type="float" office:value="11004.396573273" calcext:value-type="float">
            <text:p>11004.396573273</text:p>
          </table:table-cell>
          <table:table-cell table:number-columns-repeated="3"/>
          <table:table-cell table:formula="of:=[.$C$4] + ([.$C$5] - [.$C$4]) * (([.A2120] - [.$C$1]) / ([.$C$2] - [.$C$1]))" office:value-type="float" office:value="-0.320980735900919" calcext:value-type="float">
            <text:p>-0.320980735900919</text:p>
          </table:table-cell>
          <table:table-cell table:number-columns-repeated="16"/>
        </table:table-row>
        <table:table-row table:style-name="ro1">
          <table:table-cell office:value-type="float" office:value="10551.127853068" calcext:value-type="float">
            <text:p>10551.127853068</text:p>
          </table:table-cell>
          <table:table-cell table:number-columns-repeated="3"/>
          <table:table-cell table:formula="of:=[.$C$4] + ([.$C$5] - [.$C$4]) * (([.A2121] - [.$C$1]) / ([.$C$2] - [.$C$1]))" office:value-type="float" office:value="-0.328427985783915" calcext:value-type="float">
            <text:p>-0.328427985783915</text:p>
          </table:table-cell>
          <table:table-cell table:number-columns-repeated="16"/>
        </table:table-row>
        <table:table-row table:style-name="ro1">
          <table:table-cell office:value-type="float" office:value="10285.6348208302" calcext:value-type="float">
            <text:p>10285.6348208302</text:p>
          </table:table-cell>
          <table:table-cell table:number-columns-repeated="3"/>
          <table:table-cell table:formula="of:=[.$C$4] + ([.$C$5] - [.$C$4]) * (([.A2122] - [.$C$1]) / ([.$C$2] - [.$C$1]))" office:value-type="float" office:value="-0.332790062550154" calcext:value-type="float">
            <text:p>-0.332790062550154</text:p>
          </table:table-cell>
          <table:table-cell table:number-columns-repeated="16"/>
        </table:table-row>
        <table:table-row table:style-name="ro1">
          <table:table-cell office:value-type="float" office:value="9867.2650278599" calcext:value-type="float">
            <text:p>9867.2650278599</text:p>
          </table:table-cell>
          <table:table-cell table:number-columns-repeated="3"/>
          <table:table-cell table:formula="of:=[.$C$4] + ([.$C$5] - [.$C$4]) * (([.A2123] - [.$C$1]) / ([.$C$2] - [.$C$1]))" office:value-type="float" office:value="-0.339663919608584" calcext:value-type="float">
            <text:p>-0.339663919608584</text:p>
          </table:table-cell>
          <table:table-cell table:number-columns-repeated="16"/>
        </table:table-row>
        <table:table-row table:style-name="ro1">
          <table:table-cell office:value-type="float" office:value="9771.5048190312" calcext:value-type="float">
            <text:p>9771.5048190312</text:p>
          </table:table-cell>
          <table:table-cell table:number-columns-repeated="3"/>
          <table:table-cell table:formula="of:=[.$C$4] + ([.$C$5] - [.$C$4]) * (([.A2124] - [.$C$1]) / ([.$C$2] - [.$C$1]))" office:value-type="float" office:value="-0.341237269306469" calcext:value-type="float">
            <text:p>-0.341237269306469</text:p>
          </table:table-cell>
          <table:table-cell table:number-columns-repeated="16"/>
        </table:table-row>
        <table:table-row table:style-name="ro1">
          <table:table-cell office:value-type="float" office:value="9897.4134463384" calcext:value-type="float">
            <text:p>9897.4134463384</text:p>
          </table:table-cell>
          <table:table-cell table:number-columns-repeated="3"/>
          <table:table-cell table:formula="of:=[.$C$4] + ([.$C$5] - [.$C$4]) * (([.A2125] - [.$C$1]) / ([.$C$2] - [.$C$1]))" office:value-type="float" office:value="-0.339168578112518" calcext:value-type="float">
            <text:p>-0.339168578112518</text:p>
          </table:table-cell>
          <table:table-cell table:number-columns-repeated="16"/>
        </table:table-row>
        <table:table-row table:style-name="ro1">
          <table:table-cell office:value-type="float" office:value="9812.2066384441" calcext:value-type="float">
            <text:p>9812.2066384441</text:p>
          </table:table-cell>
          <table:table-cell table:number-columns-repeated="3"/>
          <table:table-cell table:formula="of:=[.$C$4] + ([.$C$5] - [.$C$4]) * (([.A2126] - [.$C$1]) / ([.$C$2] - [.$C$1]))" office:value-type="float" office:value="-0.340568534389744" calcext:value-type="float">
            <text:p>-0.340568534389744</text:p>
          </table:table-cell>
          <table:table-cell table:number-columns-repeated="16"/>
        </table:table-row>
        <table:table-row table:style-name="ro1">
          <table:table-cell office:value-type="float" office:value="9459.6742423727" calcext:value-type="float">
            <text:p>9459.6742423727</text:p>
          </table:table-cell>
          <table:table-cell table:number-columns-repeated="3"/>
          <table:table-cell table:formula="of:=[.$C$4] + ([.$C$5] - [.$C$4]) * (([.A2127] - [.$C$1]) / ([.$C$2] - [.$C$1]))" office:value-type="float" office:value="-0.346360676508458" calcext:value-type="float">
            <text:p>-0.346360676508458</text:p>
          </table:table-cell>
          <table:table-cell table:number-columns-repeated="16"/>
        </table:table-row>
        <table:table-row table:style-name="ro1">
          <table:table-cell office:value-type="float" office:value="9528.6934430847" calcext:value-type="float">
            <text:p>9528.6934430847</text:p>
          </table:table-cell>
          <table:table-cell table:number-columns-repeated="3"/>
          <table:table-cell table:formula="of:=[.$C$4] + ([.$C$5] - [.$C$4]) * (([.A2128] - [.$C$1]) / ([.$C$2] - [.$C$1]))" office:value-type="float" office:value="-0.345226684217539" calcext:value-type="float">
            <text:p>-0.345226684217539</text:p>
          </table:table-cell>
          <table:table-cell table:number-columns-repeated="16"/>
        </table:table-row>
        <table:table-row table:style-name="ro1">
          <table:table-cell office:value-type="float" office:value="9506.6980276749" calcext:value-type="float">
            <text:p>9506.6980276749</text:p>
          </table:table-cell>
          <table:table-cell table:number-columns-repeated="3"/>
          <table:table-cell table:formula="of:=[.$C$4] + ([.$C$5] - [.$C$4]) * (([.A2129] - [.$C$1]) / ([.$C$2] - [.$C$1]))" office:value-type="float" office:value="-0.345588071067183" calcext:value-type="float">
            <text:p>-0.345588071067183</text:p>
          </table:table-cell>
          <table:table-cell table:number-columns-repeated="16"/>
        </table:table-row>
        <table:table-row table:style-name="ro1">
          <table:table-cell office:value-type="float" office:value="9572.7384640587" calcext:value-type="float">
            <text:p>9572.7384640587</text:p>
          </table:table-cell>
          <table:table-cell table:number-columns-repeated="3"/>
          <table:table-cell table:formula="of:=[.$C$4] + ([.$C$5] - [.$C$4]) * (([.A2130] - [.$C$1]) / ([.$C$2] - [.$C$1]))" office:value-type="float" office:value="-0.344503020168657" calcext:value-type="float">
            <text:p>-0.344503020168657</text:p>
          </table:table-cell>
          <table:table-cell table:number-columns-repeated="16"/>
        </table:table-row>
        <table:table-row table:style-name="ro1">
          <table:table-cell office:value-type="float" office:value="10005.2892918685" calcext:value-type="float">
            <text:p>10005.2892918685</text:p>
          </table:table-cell>
          <table:table-cell table:number-columns-repeated="3"/>
          <table:table-cell table:formula="of:=[.$C$4] + ([.$C$5] - [.$C$4]) * (([.A2131] - [.$C$1]) / ([.$C$2] - [.$C$1]))" office:value-type="float" office:value="-0.33739616730588" calcext:value-type="float">
            <text:p>-0.33739616730588</text:p>
          </table:table-cell>
          <table:table-cell table:number-columns-repeated="16"/>
        </table:table-row>
        <table:table-row table:style-name="ro1">
          <table:table-cell office:value-type="float" office:value="10385.2129717491" calcext:value-type="float">
            <text:p>10385.2129717491</text:p>
          </table:table-cell>
          <table:table-cell table:number-columns-repeated="3"/>
          <table:table-cell table:formula="of:=[.$C$4] + ([.$C$5] - [.$C$4]) * (([.A2132] - [.$C$1]) / ([.$C$2] - [.$C$1]))" office:value-type="float" office:value="-0.331153983686286" calcext:value-type="float">
            <text:p>-0.331153983686286</text:p>
          </table:table-cell>
          <table:table-cell table:number-columns-repeated="16"/>
        </table:table-row>
        <table:table-row table:style-name="ro1">
          <table:table-cell office:value-type="float" office:value="10513.9147450743" calcext:value-type="float">
            <text:p>10513.9147450743</text:p>
          </table:table-cell>
          <table:table-cell table:number-columns-repeated="3"/>
          <table:table-cell table:formula="of:=[.$C$4] + ([.$C$5] - [.$C$4]) * (([.A2133] - [.$C$1]) / ([.$C$2] - [.$C$1]))" office:value-type="float" office:value="-0.329039400827129" calcext:value-type="float">
            <text:p>-0.329039400827129</text:p>
          </table:table-cell>
          <table:table-cell table:number-columns-repeated="16"/>
        </table:table-row>
        <table:table-row table:style-name="ro1">
          <table:table-cell office:value-type="float" office:value="10831.2503019415" calcext:value-type="float">
            <text:p>10831.2503019415</text:p>
          </table:table-cell>
          <table:table-cell table:number-columns-repeated="3"/>
          <table:table-cell table:formula="of:=[.$C$4] + ([.$C$5] - [.$C$4]) * (([.A2134] - [.$C$1]) / ([.$C$2] - [.$C$1]))" office:value-type="float" office:value="-0.323825546256091" calcext:value-type="float">
            <text:p>-0.323825546256091</text:p>
          </table:table-cell>
          <table:table-cell table:number-columns-repeated="16"/>
        </table:table-row>
        <table:table-row table:style-name="ro1">
          <table:table-cell office:value-type="float" office:value="10985.8308827386" calcext:value-type="float">
            <text:p>10985.8308827386</text:p>
          </table:table-cell>
          <table:table-cell table:number-columns-repeated="3"/>
          <table:table-cell table:formula="of:=[.$C$4] + ([.$C$5] - [.$C$4]) * (([.A2135] - [.$C$1]) / ([.$C$2] - [.$C$1]))" office:value-type="float" office:value="-0.321285772031799" calcext:value-type="float">
            <text:p>-0.321285772031799</text:p>
          </table:table-cell>
          <table:table-cell table:number-columns-repeated="16"/>
        </table:table-row>
        <table:table-row table:style-name="ro1">
          <table:table-cell office:value-type="float" office:value="11811.8035625011" calcext:value-type="float">
            <text:p>11811.8035625011</text:p>
          </table:table-cell>
          <table:table-cell table:number-columns-repeated="3"/>
          <table:table-cell table:formula="of:=[.$C$4] + ([.$C$5] - [.$C$4]) * (([.A2136] - [.$C$1]) / ([.$C$2] - [.$C$1]))" office:value-type="float" office:value="-0.307714959247857" calcext:value-type="float">
            <text:p>-0.307714959247857</text:p>
          </table:table-cell>
          <table:table-cell table:number-columns-repeated="16"/>
        </table:table-row>
        <table:table-row table:style-name="ro1">
          <table:table-cell office:value-type="float" office:value="11310.2216405931" calcext:value-type="float">
            <text:p>11310.2216405931</text:p>
          </table:table-cell>
          <table:table-cell table:number-columns-repeated="3"/>
          <table:table-cell table:formula="of:=[.$C$4] + ([.$C$5] - [.$C$4]) * (([.A2137] - [.$C$1]) / ([.$C$2] - [.$C$1]))" office:value-type="float" office:value="-0.315955999811064" calcext:value-type="float">
            <text:p>-0.315955999811064</text:p>
          </table:table-cell>
          <table:table-cell table:number-columns-repeated="16"/>
        </table:table-row>
        <table:table-row table:style-name="ro1">
          <table:table-cell office:value-type="float" office:value="11956.0228070619" calcext:value-type="float">
            <text:p>11956.0228070619</text:p>
          </table:table-cell>
          <table:table-cell table:number-columns-repeated="3"/>
          <table:table-cell table:formula="of:=[.$C$4] + ([.$C$5] - [.$C$4]) * (([.A2138] - [.$C$1]) / ([.$C$2] - [.$C$1]))" office:value-type="float" office:value="-0.305345422802247" calcext:value-type="float">
            <text:p>-0.305345422802247</text:p>
          </table:table-cell>
          <table:table-cell table:number-columns-repeated="16"/>
        </table:table-row>
        <table:table-row table:style-name="ro1">
          <table:table-cell office:value-type="float" office:value="11972.5929466786" calcext:value-type="float">
            <text:p>11972.5929466786</text:p>
          </table:table-cell>
          <table:table-cell table:number-columns-repeated="3"/>
          <table:table-cell table:formula="of:=[.$C$4] + ([.$C$5] - [.$C$4]) * (([.A2139] - [.$C$1]) / ([.$C$2] - [.$C$1]))" office:value-type="float" office:value="-0.305073173770225" calcext:value-type="float">
            <text:p>-0.305073173770225</text:p>
          </table:table-cell>
          <table:table-cell table:number-columns-repeated="16"/>
        </table:table-row>
        <table:table-row table:style-name="ro1">
          <table:table-cell office:value-type="float" office:value="11827.5745728427" calcext:value-type="float">
            <text:p>11827.5745728427</text:p>
          </table:table-cell>
          <table:table-cell table:number-columns-repeated="3"/>
          <table:table-cell table:formula="of:=[.$C$4] + ([.$C$5] - [.$C$4]) * (([.A2140] - [.$C$1]) / ([.$C$2] - [.$C$1]))" office:value-type="float" office:value="-0.307455839988827" calcext:value-type="float">
            <text:p>-0.307455839988827</text:p>
          </table:table-cell>
          <table:table-cell table:number-columns-repeated="16"/>
        </table:table-row>
        <table:table-row table:style-name="ro1">
          <table:table-cell office:value-type="float" office:value="11279.875538619" calcext:value-type="float">
            <text:p>11279.875538619</text:p>
          </table:table-cell>
          <table:table-cell table:number-columns-repeated="3"/>
          <table:table-cell table:formula="of:=[.$C$4] + ([.$C$5] - [.$C$4]) * (([.A2141] - [.$C$1]) / ([.$C$2] - [.$C$1]))" office:value-type="float" office:value="-0.316454589266506" calcext:value-type="float">
            <text:p>-0.316454589266506</text:p>
          </table:table-cell>
          <table:table-cell table:number-columns-repeated="16"/>
        </table:table-row>
        <table:table-row table:style-name="ro1">
          <table:table-cell office:value-type="float" office:value="11485.3640773925" calcext:value-type="float">
            <text:p>11485.3640773925</text:p>
          </table:table-cell>
          <table:table-cell table:number-columns-repeated="3"/>
          <table:table-cell table:formula="of:=[.$C$4] + ([.$C$5] - [.$C$4]) * (([.A2142] - [.$C$1]) / ([.$C$2] - [.$C$1]))" office:value-type="float" office:value="-0.313078392259914" calcext:value-type="float">
            <text:p>-0.313078392259914</text:p>
          </table:table-cell>
          <table:table-cell table:number-columns-repeated="16"/>
        </table:table-row>
        <table:table-row table:style-name="ro1">
          <table:table-cell office:value-type="float" office:value="11391.9638254355" calcext:value-type="float">
            <text:p>11391.9638254355</text:p>
          </table:table-cell>
          <table:table-cell table:number-columns-repeated="3"/>
          <table:table-cell table:formula="of:=[.$C$4] + ([.$C$5] - [.$C$4]) * (([.A2143] - [.$C$1]) / ([.$C$2] - [.$C$1]))" office:value-type="float" office:value="-0.314612967633092" calcext:value-type="float">
            <text:p>-0.314612967633092</text:p>
          </table:table-cell>
          <table:table-cell table:number-columns-repeated="16"/>
        </table:table-row>
        <table:table-row table:style-name="ro1">
          <table:table-cell office:value-type="float" office:value="10851.200469968" calcext:value-type="float">
            <text:p>10851.200469968</text:p>
          </table:table-cell>
          <table:table-cell table:number-columns-repeated="3"/>
          <table:table-cell table:formula="of:=[.$C$4] + ([.$C$5] - [.$C$4]) * (([.A2144] - [.$C$1]) / ([.$C$2] - [.$C$1]))" office:value-type="float" office:value="-0.323497763023147" calcext:value-type="float">
            <text:p>-0.323497763023147</text:p>
          </table:table-cell>
          <table:table-cell table:number-columns-repeated="16"/>
        </table:table-row>
        <table:table-row table:style-name="ro1">
          <table:table-cell office:value-type="float" office:value="10211.509511264" calcext:value-type="float">
            <text:p>10211.509511264</text:p>
          </table:table-cell>
          <table:table-cell table:number-columns-repeated="3"/>
          <table:table-cell table:formula="of:=[.$C$4] + ([.$C$5] - [.$C$4]) * (([.A2145] - [.$C$1]) / ([.$C$2] - [.$C$1]))" office:value-type="float" office:value="-0.334007948714335" calcext:value-type="float">
            <text:p>-0.334007948714335</text:p>
          </table:table-cell>
          <table:table-cell table:number-columns-repeated="16"/>
        </table:table-row>
        <table:table-row table:style-name="ro1">
          <table:table-cell office:value-type="float" office:value="10307.2597589846" calcext:value-type="float">
            <text:p>10307.2597589846</text:p>
          </table:table-cell>
          <table:table-cell table:number-columns-repeated="3"/>
          <table:table-cell table:formula="of:=[.$C$4] + ([.$C$5] - [.$C$4]) * (([.A2146] - [.$C$1]) / ([.$C$2] - [.$C$1]))" office:value-type="float" office:value="-0.332434762678441" calcext:value-type="float">
            <text:p>-0.332434762678441</text:p>
          </table:table-cell>
          <table:table-cell table:number-columns-repeated="16"/>
        </table:table-row>
        <table:table-row table:style-name="ro1">
          <table:table-cell office:value-type="float" office:value="10388.4580419409" calcext:value-type="float">
            <text:p>10388.4580419409</text:p>
          </table:table-cell>
          <table:table-cell table:number-columns-repeated="3"/>
          <table:table-cell table:formula="of:=[.$C$4] + ([.$C$5] - [.$C$4]) * (([.A2147] - [.$C$1]) / ([.$C$2] - [.$C$1]))" office:value-type="float" office:value="-0.331100666862228" calcext:value-type="float">
            <text:p>-0.331100666862228</text:p>
          </table:table-cell>
          <table:table-cell table:number-columns-repeated="16"/>
        </table:table-row>
        <table:table-row table:style-name="ro1">
          <table:table-cell office:value-type="float" office:value="10211.6709254074" calcext:value-type="float">
            <text:p>10211.6709254074</text:p>
          </table:table-cell>
          <table:table-cell table:number-columns-repeated="3"/>
          <table:table-cell table:formula="of:=[.$C$4] + ([.$C$5] - [.$C$4]) * (([.A2148] - [.$C$1]) / ([.$C$2] - [.$C$1]))" office:value-type="float" office:value="-0.334005296664002" calcext:value-type="float">
            <text:p>-0.334005296664002</text:p>
          </table:table-cell>
          <table:table-cell table:number-columns-repeated="16"/>
        </table:table-row>
        <table:table-row table:style-name="ro1">
          <table:table-cell office:value-type="float" office:value="10335.3744772756" calcext:value-type="float">
            <text:p>10335.3744772756</text:p>
          </table:table-cell>
          <table:table-cell table:number-columns-repeated="3"/>
          <table:table-cell table:formula="of:=[.$C$4] + ([.$C$5] - [.$C$4]) * (([.A2149] - [.$C$1]) / ([.$C$2] - [.$C$1]))" office:value-type="float" office:value="-0.331972835077506" calcext:value-type="float">
            <text:p>-0.331972835077506</text:p>
          </table:table-cell>
          <table:table-cell table:number-columns-repeated="16"/>
        </table:table-row>
        <table:table-row table:style-name="ro1">
          <table:table-cell office:value-type="float" office:value="10774.8242118954" calcext:value-type="float">
            <text:p>10774.8242118954</text:p>
          </table:table-cell>
          <table:table-cell table:number-columns-repeated="3"/>
          <table:table-cell table:formula="of:=[.$C$4] + ([.$C$5] - [.$C$4]) * (([.A2150] - [.$C$1]) / ([.$C$2] - [.$C$1]))" office:value-type="float" office:value="-0.324752632493817" calcext:value-type="float">
            <text:p>-0.324752632493817</text:p>
          </table:table-cell>
          <table:table-cell table:number-columns-repeated="16"/>
        </table:table-row>
        <table:table-row table:style-name="ro1">
          <table:table-cell office:value-type="float" office:value="10818.5226287878" calcext:value-type="float">
            <text:p>10818.5226287878</text:p>
          </table:table-cell>
          <table:table-cell table:number-columns-repeated="3"/>
          <table:table-cell table:formula="of:=[.$C$4] + ([.$C$5] - [.$C$4]) * (([.A2151] - [.$C$1]) / ([.$C$2] - [.$C$1]))" office:value-type="float" office:value="-0.324034663184261" calcext:value-type="float">
            <text:p>-0.324034663184261</text:p>
          </table:table-cell>
          <table:table-cell table:number-columns-repeated="16"/>
        </table:table-row>
        <table:table-row table:style-name="ro1">
          <table:table-cell office:value-type="float" office:value="10064.9310569138" calcext:value-type="float">
            <text:p>10064.9310569138</text:p>
          </table:table-cell>
          <table:table-cell table:number-columns-repeated="3"/>
          <table:table-cell table:formula="of:=[.$C$4] + ([.$C$5] - [.$C$4]) * (([.A2152] - [.$C$1]) / ([.$C$2] - [.$C$1]))" office:value-type="float" office:value="-0.336416247210017" calcext:value-type="float">
            <text:p>-0.336416247210017</text:p>
          </table:table-cell>
          <table:table-cell table:number-columns-repeated="16"/>
        </table:table-row>
        <table:table-row table:style-name="ro1">
          <table:table-cell office:value-type="float" office:value="10103.4428968157" calcext:value-type="float">
            <text:p>10103.4428968157</text:p>
          </table:table-cell>
          <table:table-cell table:number-columns-repeated="3"/>
          <table:table-cell table:formula="of:=[.$C$4] + ([.$C$5] - [.$C$4]) * (([.A2153] - [.$C$1]) / ([.$C$2] - [.$C$1]))" office:value-type="float" office:value="-0.335783493873158" calcext:value-type="float">
            <text:p>-0.335783493873158</text:p>
          </table:table-cell>
          <table:table-cell table:number-columns-repeated="16"/>
        </table:table-row>
        <table:table-row table:style-name="ro1">
          <table:table-cell office:value-type="float" office:value="10392.6163373387" calcext:value-type="float">
            <text:p>10392.6163373387</text:p>
          </table:table-cell>
          <table:table-cell table:number-columns-repeated="3"/>
          <table:table-cell table:formula="of:=[.$C$4] + ([.$C$5] - [.$C$4]) * (([.A2154] - [.$C$1]) / ([.$C$2] - [.$C$1]))" office:value-type="float" office:value="-0.331032345657754" calcext:value-type="float">
            <text:p>-0.331032345657754</text:p>
          </table:table-cell>
          <table:table-cell table:number-columns-repeated="16"/>
        </table:table-row>
        <table:table-row table:style-name="ro1">
          <table:table-cell office:value-type="float" office:value="10171.4901866522" calcext:value-type="float">
            <text:p>10171.4901866522</text:p>
          </table:table-cell>
          <table:table-cell table:number-columns-repeated="3"/>
          <table:table-cell table:formula="of:=[.$C$4] + ([.$C$5] - [.$C$4]) * (([.A2155] - [.$C$1]) / ([.$C$2] - [.$C$1]))" office:value-type="float" office:value="-0.334665470174007" calcext:value-type="float">
            <text:p>-0.334665470174007</text:p>
          </table:table-cell>
          <table:table-cell table:number-columns-repeated="16"/>
        </table:table-row>
        <table:table-row table:style-name="ro1">
          <table:table-cell office:value-type="float" office:value="10138.5708591703" calcext:value-type="float">
            <text:p>10138.5708591703</text:p>
          </table:table-cell>
          <table:table-cell table:number-columns-repeated="3"/>
          <table:table-cell table:formula="of:=[.$C$4] + ([.$C$5] - [.$C$4]) * (([.A2156] - [.$C$1]) / ([.$C$2] - [.$C$1]))" office:value-type="float" office:value="-0.335206337978931" calcext:value-type="float">
            <text:p>-0.335206337978931</text:p>
          </table:table-cell>
          <table:table-cell table:number-columns-repeated="16"/>
        </table:table-row>
        <table:table-row table:style-name="ro1">
          <table:table-cell office:value-type="float" office:value="10312.1968630254" calcext:value-type="float">
            <text:p>10312.1968630254</text:p>
          </table:table-cell>
          <table:table-cell table:number-columns-repeated="3"/>
          <table:table-cell table:formula="of:=[.$C$4] + ([.$C$5] - [.$C$4]) * (([.A2157] - [.$C$1]) / ([.$C$2] - [.$C$1]))" office:value-type="float" office:value="-0.33235364557097" calcext:value-type="float">
            <text:p>-0.33235364557097</text:p>
          </table:table-cell>
          <table:table-cell table:number-columns-repeated="16"/>
        </table:table-row>
        <table:table-row table:style-name="ro1">
          <table:table-cell office:value-type="float" office:value="10169.1427383499" calcext:value-type="float">
            <text:p>10169.1427383499</text:p>
          </table:table-cell>
          <table:table-cell table:number-columns-repeated="3"/>
          <table:table-cell table:formula="of:=[.$C$4] + ([.$C$5] - [.$C$4]) * (([.A2158] - [.$C$1]) / ([.$C$2] - [.$C$1]))" office:value-type="float" office:value="-0.334704038981682" calcext:value-type="float">
            <text:p>-0.334704038981682</text:p>
          </table:table-cell>
          <table:table-cell table:number-columns-repeated="16"/>
        </table:table-row>
        <table:table-row table:style-name="ro1">
          <table:table-cell office:value-type="float" office:value="9743.1587296904" calcext:value-type="float">
            <text:p>9743.1587296904</text:p>
          </table:table-cell>
          <table:table-cell table:number-columns-repeated="3"/>
          <table:table-cell table:formula="of:=[.$C$4] + ([.$C$5] - [.$C$4]) * (([.A2159] - [.$C$1]) / ([.$C$2] - [.$C$1]))" office:value-type="float" office:value="-0.341702998356626" calcext:value-type="float">
            <text:p>-0.341702998356626</text:p>
          </table:table-cell>
          <table:table-cell table:number-columns-repeated="16"/>
        </table:table-row>
        <table:table-row table:style-name="ro1">
          <table:table-cell office:value-type="float" office:value="9487.9600487016" calcext:value-type="float">
            <text:p>9487.9600487016</text:p>
          </table:table-cell>
          <table:table-cell table:number-columns-repeated="3"/>
          <table:table-cell table:formula="of:=[.$C$4] + ([.$C$5] - [.$C$4]) * (([.A2160] - [.$C$1]) / ([.$C$2] - [.$C$1]))" office:value-type="float" office:value="-0.345895937914146" calcext:value-type="float">
            <text:p>-0.345895937914146</text:p>
          </table:table-cell>
          <table:table-cell table:number-columns-repeated="16"/>
        </table:table-row>
        <table:table-row table:style-name="ro1">
          <table:table-cell office:value-type="float" office:value="9580.7613524785" calcext:value-type="float">
            <text:p>9580.7613524785</text:p>
          </table:table-cell>
          <table:table-cell table:number-columns-repeated="3"/>
          <table:table-cell table:formula="of:=[.$C$4] + ([.$C$5] - [.$C$4]) * (([.A2161] - [.$C$1]) / ([.$C$2] - [.$C$1]))" office:value-type="float" office:value="-0.344371203318779" calcext:value-type="float">
            <text:p>-0.344371203318779</text:p>
          </table:table-cell>
          <table:table-cell table:number-columns-repeated="16"/>
        </table:table-row>
        <table:table-row table:style-name="ro1">
          <table:table-cell office:value-type="float" office:value="9624.9799668178" calcext:value-type="float">
            <text:p>9624.9799668178</text:p>
          </table:table-cell>
          <table:table-cell table:number-columns-repeated="3"/>
          <table:table-cell table:formula="of:=[.$C$4] + ([.$C$5] - [.$C$4]) * (([.A2162] - [.$C$1]) / ([.$C$2] - [.$C$1]))" office:value-type="float" office:value="-0.343644687113744" calcext:value-type="float">
            <text:p>-0.343644687113744</text:p>
          </table:table-cell>
          <table:table-cell table:number-columns-repeated="16"/>
        </table:table-row>
        <table:table-row table:style-name="ro1">
          <table:table-cell office:value-type="float" office:value="9781.8643381081" calcext:value-type="float">
            <text:p>9781.8643381081</text:p>
          </table:table-cell>
          <table:table-cell table:number-columns-repeated="3"/>
          <table:table-cell table:formula="of:=[.$C$4] + ([.$C$5] - [.$C$4]) * (([.A2163] - [.$C$1]) / ([.$C$2] - [.$C$1]))" office:value-type="float" office:value="-0.341067061383896" calcext:value-type="float">
            <text:p>-0.341067061383896</text:p>
          </table:table-cell>
          <table:table-cell table:number-columns-repeated="16"/>
        </table:table-row>
        <table:table-row table:style-name="ro1">
          <table:table-cell office:value-type="float" office:value="10366.3738173131" calcext:value-type="float">
            <text:p>10366.3738173131</text:p>
          </table:table-cell>
          <table:table-cell table:number-columns-repeated="3"/>
          <table:table-cell table:formula="of:=[.$C$4] + ([.$C$5] - [.$C$4]) * (([.A2164] - [.$C$1]) / ([.$C$2] - [.$C$1]))" office:value-type="float" office:value="-0.331463512856104" calcext:value-type="float">
            <text:p>-0.331463512856104</text:p>
          </table:table-cell>
          <table:table-cell table:number-columns-repeated="16"/>
        </table:table-row>
        <table:table-row table:style-name="ro1">
          <table:table-cell office:value-type="float" office:value="10691.3185189859" calcext:value-type="float">
            <text:p>10691.3185189859</text:p>
          </table:table-cell>
          <table:table-cell table:number-columns-repeated="3"/>
          <table:table-cell table:formula="of:=[.$C$4] + ([.$C$5] - [.$C$4]) * (([.A2165] - [.$C$1]) / ([.$C$2] - [.$C$1]))" office:value-type="float" office:value="-0.326124639283671" calcext:value-type="float">
            <text:p>-0.326124639283671</text:p>
          </table:table-cell>
          <table:table-cell table:number-columns-repeated="16"/>
        </table:table-row>
        <table:table-row table:style-name="ro1">
          <table:table-cell office:value-type="float" office:value="10555.0623986939" calcext:value-type="float">
            <text:p>10555.0623986939</text:p>
          </table:table-cell>
          <table:table-cell table:number-columns-repeated="3"/>
          <table:table-cell table:formula="of:=[.$C$4] + ([.$C$5] - [.$C$4]) * (([.A2166] - [.$C$1]) / ([.$C$2] - [.$C$1]))" office:value-type="float" office:value="-0.328363340810313" calcext:value-type="float">
            <text:p>-0.328363340810313</text:p>
          </table:table-cell>
          <table:table-cell table:number-columns-repeated="16"/>
        </table:table-row>
        <table:table-row table:style-name="ro1">
          <table:table-cell office:value-type="float" office:value="10576.325191402" calcext:value-type="float">
            <text:p>10576.325191402</text:p>
          </table:table-cell>
          <table:table-cell table:number-columns-repeated="3"/>
          <table:table-cell table:formula="of:=[.$C$4] + ([.$C$5] - [.$C$4]) * (([.A2167] - [.$C$1]) / ([.$C$2] - [.$C$1]))" office:value-type="float" office:value="-0.328013991024085" calcext:value-type="float">
            <text:p>-0.328013991024085</text:p>
          </table:table-cell>
          <table:table-cell table:number-columns-repeated="16"/>
        </table:table-row>
        <table:table-row table:style-name="ro1">
          <table:table-cell office:value-type="float" office:value="10333.9990632916" calcext:value-type="float">
            <text:p>10333.9990632916</text:p>
          </table:table-cell>
          <table:table-cell table:number-columns-repeated="3"/>
          <table:table-cell table:formula="of:=[.$C$4] + ([.$C$5] - [.$C$4]) * (([.A2168] - [.$C$1]) / ([.$C$2] - [.$C$1]))" office:value-type="float" office:value="-0.331995433265237" calcext:value-type="float">
            <text:p>-0.331995433265237</text:p>
          </table:table-cell>
          <table:table-cell table:number-columns-repeated="16"/>
        </table:table-row>
        <table:table-row table:style-name="ro1">
          <table:table-cell office:value-type="float" office:value="10485.4097238908" calcext:value-type="float">
            <text:p>10485.4097238908</text:p>
          </table:table-cell>
          <table:table-cell table:number-columns-repeated="3"/>
          <table:table-cell table:formula="of:=[.$C$4] + ([.$C$5] - [.$C$4]) * (([.A2169] - [.$C$1]) / ([.$C$2] - [.$C$1]))" office:value-type="float" office:value="-0.329507741143173" calcext:value-type="float">
            <text:p>-0.329507741143173</text:p>
          </table:table-cell>
          <table:table-cell table:number-columns-repeated="16"/>
        </table:table-row>
        <table:table-row table:style-name="ro1">
          <table:table-cell office:value-type="float" office:value="10402.7679483575" calcext:value-type="float">
            <text:p>10402.7679483575</text:p>
          </table:table-cell>
          <table:table-cell table:number-columns-repeated="3"/>
          <table:table-cell table:formula="of:=[.$C$4] + ([.$C$5] - [.$C$4]) * (([.A2170] - [.$C$1]) / ([.$C$2] - [.$C$1]))" office:value-type="float" office:value="-0.33086555368513" calcext:value-type="float">
            <text:p>-0.33086555368513</text:p>
          </table:table-cell>
          <table:table-cell table:number-columns-repeated="16"/>
        </table:table-row>
        <table:table-row table:style-name="ro1">
          <table:table-cell office:value-type="float" office:value="10332.9372738617" calcext:value-type="float">
            <text:p>10332.9372738617</text:p>
          </table:table-cell>
          <table:table-cell table:number-columns-repeated="3"/>
          <table:table-cell table:formula="of:=[.$C$4] + ([.$C$5] - [.$C$4]) * (([.A2171] - [.$C$1]) / ([.$C$2] - [.$C$1]))" office:value-type="float" office:value="-0.332012878570538" calcext:value-type="float">
            <text:p>-0.332012878570538</text:p>
          </table:table-cell>
          <table:table-cell table:number-columns-repeated="16"/>
        </table:table-row>
        <table:table-row table:style-name="ro1">
          <table:table-cell office:value-type="float" office:value="10107.4950381242" calcext:value-type="float">
            <text:p>10107.4950381242</text:p>
          </table:table-cell>
          <table:table-cell table:number-columns-repeated="3"/>
          <table:table-cell table:formula="of:=[.$C$4] + ([.$C$5] - [.$C$4]) * (([.A2172] - [.$C$1]) / ([.$C$2] - [.$C$1]))" office:value-type="float" office:value="-0.335716916790866" calcext:value-type="float">
            <text:p>-0.335716916790866</text:p>
          </table:table-cell>
          <table:table-cell table:number-columns-repeated="16"/>
        </table:table-row>
        <table:table-row table:style-name="ro1">
          <table:table-cell office:value-type="float" office:value="10152.7606229694" calcext:value-type="float">
            <text:p>10152.7606229694</text:p>
          </table:table-cell>
          <table:table-cell table:number-columns-repeated="3"/>
          <table:table-cell table:formula="of:=[.$C$4] + ([.$C$5] - [.$C$4]) * (([.A2173] - [.$C$1]) / ([.$C$2] - [.$C$1]))" office:value-type="float" office:value="-0.334973198756915" calcext:value-type="float">
            <text:p>-0.334973198756915</text:p>
          </table:table-cell>
          <table:table-cell table:number-columns-repeated="16"/>
        </table:table-row>
        <table:table-row table:style-name="ro1">
          <table:table-cell office:value-type="float" office:value="10396.7622589643" calcext:value-type="float">
            <text:p>10396.7622589643</text:p>
          </table:table-cell>
          <table:table-cell table:number-columns-repeated="3"/>
          <table:table-cell table:formula="of:=[.$C$4] + ([.$C$5] - [.$C$4]) * (([.A2174] - [.$C$1]) / ([.$C$2] - [.$C$1]))" office:value-type="float" office:value="-0.330964227755581" calcext:value-type="float">
            <text:p>-0.330964227755581</text:p>
          </table:table-cell>
          <table:table-cell table:number-columns-repeated="16"/>
        </table:table-row>
        <table:table-row table:style-name="ro1">
          <table:table-cell office:value-type="float" office:value="10299.4945680727" calcext:value-type="float">
            <text:p>10299.4945680727</text:p>
          </table:table-cell>
          <table:table-cell table:number-columns-repeated="3"/>
          <table:table-cell table:formula="of:=[.$C$4] + ([.$C$5] - [.$C$4]) * (([.A2175] - [.$C$1]) / ([.$C$2] - [.$C$1]))" office:value-type="float" office:value="-0.332562345532788" calcext:value-type="float">
            <text:p>-0.332562345532788</text:p>
          </table:table-cell>
          <table:table-cell table:number-columns-repeated="16"/>
        </table:table-row>
        <table:table-row table:style-name="ro1">
          <table:table-cell office:value-type="float" office:value="10361.0856374306" calcext:value-type="float">
            <text:p>10361.0856374306</text:p>
          </table:table-cell>
          <table:table-cell table:number-columns-repeated="3"/>
          <table:table-cell table:formula="of:=[.$C$4] + ([.$C$5] - [.$C$4]) * (([.A2176] - [.$C$1]) / ([.$C$2] - [.$C$1]))" office:value-type="float" office:value="-0.331550398174361" calcext:value-type="float">
            <text:p>-0.331550398174361</text:p>
          </table:table-cell>
          <table:table-cell table:number-columns-repeated="16"/>
        </table:table-row>
        <table:table-row table:style-name="ro1">
          <table:table-cell office:value-type="float" office:value="10306.1484003644" calcext:value-type="float">
            <text:p>10306.1484003644</text:p>
          </table:table-cell>
          <table:table-cell table:number-columns-repeated="3"/>
          <table:table-cell table:formula="of:=[.$C$4] + ([.$C$5] - [.$C$4]) * (([.A2177] - [.$C$1]) / ([.$C$2] - [.$C$1]))" office:value-type="float" office:value="-0.33245302241044" calcext:value-type="float">
            <text:p>-0.33245302241044</text:p>
          </table:table-cell>
          <table:table-cell table:number-columns-repeated="16"/>
        </table:table-row>
        <table:table-row table:style-name="ro1">
          <table:table-cell office:value-type="float" office:value="10301.6612572095" calcext:value-type="float">
            <text:p>10301.6612572095</text:p>
          </table:table-cell>
          <table:table-cell table:number-columns-repeated="3"/>
          <table:table-cell table:formula="of:=[.$C$4] + ([.$C$5] - [.$C$4]) * (([.A2178] - [.$C$1]) / ([.$C$2] - [.$C$1]))" office:value-type="float" office:value="-0.332526746616073" calcext:value-type="float">
            <text:p>-0.332526746616073</text:p>
          </table:table-cell>
          <table:table-cell table:number-columns-repeated="16"/>
        </table:table-row>
        <table:table-row table:style-name="ro1">
          <table:table-cell office:value-type="float" office:value="10231.4130246146" calcext:value-type="float">
            <text:p>10231.4130246146</text:p>
          </table:table-cell>
          <table:table-cell table:number-columns-repeated="3"/>
          <table:table-cell table:formula="of:=[.$C$4] + ([.$C$5] - [.$C$4]) * (([.A2179] - [.$C$1]) / ([.$C$2] - [.$C$1]))" office:value-type="float" office:value="-0.333680932022329" calcext:value-type="float">
            <text:p>-0.333680932022329</text:p>
          </table:table-cell>
          <table:table-cell table:number-columns-repeated="16"/>
        </table:table-row>
        <table:table-row table:style-name="ro1">
          <table:table-cell office:value-type="float" office:value="10166.778772232" calcext:value-type="float">
            <text:p>10166.778772232</text:p>
          </table:table-cell>
          <table:table-cell table:number-columns-repeated="3"/>
          <table:table-cell table:formula="of:=[.$C$4] + ([.$C$5] - [.$C$4]) * (([.A2180] - [.$C$1]) / ([.$C$2] - [.$C$1]))" office:value-type="float" office:value="-0.3347428791787" calcext:value-type="float">
            <text:p>-0.3347428791787</text:p>
          </table:table-cell>
          <table:table-cell table:number-columns-repeated="16"/>
        </table:table-row>
        <table:table-row table:style-name="ro1">
          <table:table-cell office:value-type="float" office:value="10223.5070882201" calcext:value-type="float">
            <text:p>10223.5070882201</text:p>
          </table:table-cell>
          <table:table-cell table:number-columns-repeated="3"/>
          <table:table-cell table:formula="of:=[.$C$4] + ([.$C$5] - [.$C$4]) * (([.A2181] - [.$C$1]) / ([.$C$2] - [.$C$1]))" office:value-type="float" office:value="-0.333810827338869" calcext:value-type="float">
            <text:p>-0.333810827338869</text:p>
          </table:table-cell>
          <table:table-cell table:number-columns-repeated="16"/>
        </table:table-row>
        <table:table-row table:style-name="ro1">
          <table:table-cell office:value-type="float" office:value="10138.3575582109" calcext:value-type="float">
            <text:p>10138.3575582109</text:p>
          </table:table-cell>
          <table:table-cell table:number-columns-repeated="3"/>
          <table:table-cell table:formula="of:=[.$C$4] + ([.$C$5] - [.$C$4]) * (([.A2182] - [.$C$1]) / ([.$C$2] - [.$C$1]))" office:value-type="float" office:value="-0.335209842534781" calcext:value-type="float">
            <text:p>-0.335209842534781</text:p>
          </table:table-cell>
          <table:table-cell table:number-columns-repeated="16"/>
        </table:table-row>
        <table:table-row table:style-name="ro1">
          <table:table-cell office:value-type="float" office:value="9984.5188569016" calcext:value-type="float">
            <text:p>9984.5188569016</text:p>
          </table:table-cell>
          <table:table-cell table:number-columns-repeated="3"/>
          <table:table-cell table:formula="of:=[.$C$4] + ([.$C$5] - [.$C$4]) * (([.A2183] - [.$C$1]) / ([.$C$2] - [.$C$1]))" office:value-type="float" office:value="-0.337737427605746" calcext:value-type="float">
            <text:p>-0.337737427605746</text:p>
          </table:table-cell>
          <table:table-cell table:number-columns-repeated="16"/>
        </table:table-row>
        <table:table-row table:style-name="ro1">
          <table:table-cell office:value-type="float" office:value="10031.8668723599" calcext:value-type="float">
            <text:p>10031.8668723599</text:p>
          </table:table-cell>
          <table:table-cell table:number-columns-repeated="3"/>
          <table:table-cell table:formula="of:=[.$C$4] + ([.$C$5] - [.$C$4]) * (([.A2184] - [.$C$1]) / ([.$C$2] - [.$C$1]))" office:value-type="float" office:value="-0.336959495030954" calcext:value-type="float">
            <text:p>-0.336959495030954</text:p>
          </table:table-cell>
          <table:table-cell table:number-columns-repeated="16"/>
        </table:table-row>
        <table:table-row table:style-name="ro1">
          <table:table-cell office:value-type="float" office:value="9719.7042573091" calcext:value-type="float">
            <text:p>9719.7042573091</text:p>
          </table:table-cell>
          <table:table-cell table:number-columns-repeated="3"/>
          <table:table-cell table:formula="of:=[.$C$4] + ([.$C$5] - [.$C$4]) * (([.A2185] - [.$C$1]) / ([.$C$2] - [.$C$1]))" office:value-type="float" office:value="-0.342088357656553" calcext:value-type="float">
            <text:p>-0.342088357656553</text:p>
          </table:table-cell>
          <table:table-cell table:number-columns-repeated="16"/>
        </table:table-row>
        <table:table-row table:style-name="ro1">
          <table:table-cell office:value-type="float" office:value="8528.4647881237" calcext:value-type="float">
            <text:p>8528.4647881237</text:p>
          </table:table-cell>
          <table:table-cell table:number-columns-repeated="3"/>
          <table:table-cell table:formula="of:=[.$C$4] + ([.$C$5] - [.$C$4]) * (([.A2186] - [.$C$1]) / ([.$C$2] - [.$C$1]))" office:value-type="float" office:value="-0.361660539900892" calcext:value-type="float">
            <text:p>-0.361660539900892</text:p>
          </table:table-cell>
          <table:table-cell table:number-columns-repeated="16"/>
        </table:table-row>
        <table:table-row table:style-name="ro1">
          <table:table-cell office:value-type="float" office:value="8438.7164590239" calcext:value-type="float">
            <text:p>8438.7164590239</text:p>
          </table:table-cell>
          <table:table-cell table:number-columns-repeated="3"/>
          <table:table-cell table:formula="of:=[.$C$4] + ([.$C$5] - [.$C$4]) * (([.A2187] - [.$C$1]) / ([.$C$2] - [.$C$1]))" office:value-type="float" office:value="-0.363135113820499" calcext:value-type="float">
            <text:p>-0.363135113820499</text:p>
          </table:table-cell>
          <table:table-cell table:number-columns-repeated="16"/>
        </table:table-row>
        <table:table-row table:style-name="ro1">
          <table:table-cell office:value-type="float" office:value="8103.9015715921" calcext:value-type="float">
            <text:p>8103.9015715921</text:p>
          </table:table-cell>
          <table:table-cell table:number-columns-repeated="3"/>
          <table:table-cell table:formula="of:=[.$C$4] + ([.$C$5] - [.$C$4]) * (([.A2188] - [.$C$1]) / ([.$C$2] - [.$C$1]))" office:value-type="float" office:value="-0.368636155520715" calcext:value-type="float">
            <text:p>-0.368636155520715</text:p>
          </table:table-cell>
          <table:table-cell table:number-columns-repeated="16"/>
        </table:table-row>
        <table:table-row table:style-name="ro1">
          <table:table-cell office:value-type="float" office:value="8183.3160575171" calcext:value-type="float">
            <text:p>8183.3160575171</text:p>
          </table:table-cell>
          <table:table-cell table:number-columns-repeated="3"/>
          <table:table-cell table:formula="of:=[.$C$4] + ([.$C$5] - [.$C$4]) * (([.A2189] - [.$C$1]) / ([.$C$2] - [.$C$1]))" office:value-type="float" office:value="-0.367331367666072" calcext:value-type="float">
            <text:p>-0.367331367666072</text:p>
          </table:table-cell>
          <table:table-cell table:number-columns-repeated="16"/>
        </table:table-row>
        <table:table-row table:style-name="ro1">
          <table:table-cell office:value-type="float" office:value="8146.4229637683" calcext:value-type="float">
            <text:p>8146.4229637683</text:p>
          </table:table-cell>
          <table:table-cell table:number-columns-repeated="3"/>
          <table:table-cell table:formula="of:=[.$C$4] + ([.$C$5] - [.$C$4]) * (([.A2190] - [.$C$1]) / ([.$C$2] - [.$C$1]))" office:value-type="float" office:value="-0.367937524843607" calcext:value-type="float">
            <text:p>-0.367937524843607</text:p>
          </table:table-cell>
          <table:table-cell table:number-columns-repeated="16"/>
        </table:table-row>
        <table:table-row table:style-name="ro1">
          <table:table-cell office:value-type="float" office:value="8055.6941385794" calcext:value-type="float">
            <text:p>8055.6941385794</text:p>
          </table:table-cell>
          <table:table-cell table:number-columns-repeated="3"/>
          <table:table-cell table:formula="of:=[.$C$4] + ([.$C$5] - [.$C$4]) * (([.A2191] - [.$C$1]) / ([.$C$2] - [.$C$1]))" office:value-type="float" office:value="-0.369428208410888" calcext:value-type="float">
            <text:p>-0.369428208410888</text:p>
          </table:table-cell>
          <table:table-cell table:number-columns-repeated="16"/>
        </table:table-row>
        <table:table-row table:style-name="ro1">
          <table:table-cell office:value-type="float" office:value="8298.6247752408" calcext:value-type="float">
            <text:p>8298.6247752408</text:p>
          </table:table-cell>
          <table:table-cell table:number-columns-repeated="3"/>
          <table:table-cell table:formula="of:=[.$C$4] + ([.$C$5] - [.$C$4]) * (([.A2192] - [.$C$1]) / ([.$C$2] - [.$C$1]))" office:value-type="float" office:value="-0.365436834034482" calcext:value-type="float">
            <text:p>-0.365436834034482</text:p>
          </table:table-cell>
          <table:table-cell table:number-columns-repeated="16"/>
        </table:table-row>
        <table:table-row table:style-name="ro1">
          <table:table-cell office:value-type="float" office:value="8333.7102961953" calcext:value-type="float">
            <text:p>8333.7102961953</text:p>
          </table:table-cell>
          <table:table-cell table:number-columns-repeated="3"/>
          <table:table-cell table:formula="of:=[.$C$4] + ([.$C$5] - [.$C$4]) * (([.A2193] - [.$C$1]) / ([.$C$2] - [.$C$1]))" office:value-type="float" office:value="-0.364860375456654" calcext:value-type="float">
            <text:p>-0.364860375456654</text:p>
          </table:table-cell>
          <table:table-cell table:number-columns-repeated="16"/>
        </table:table-row>
        <table:table-row table:style-name="ro1">
          <table:table-cell office:value-type="float" office:value="8273.457418693" calcext:value-type="float">
            <text:p>8273.457418693</text:p>
          </table:table-cell>
          <table:table-cell table:number-columns-repeated="3"/>
          <table:table-cell table:formula="of:=[.$C$4] + ([.$C$5] - [.$C$4]) * (([.A2194] - [.$C$1]) / ([.$C$2] - [.$C$1]))" office:value-type="float" office:value="-0.365850336190601" calcext:value-type="float">
            <text:p>-0.365850336190601</text:p>
          </table:table-cell>
          <table:table-cell table:number-columns-repeated="16"/>
        </table:table-row>
        <table:table-row table:style-name="ro1">
          <table:table-cell office:value-type="float" office:value="8231.7862486842" calcext:value-type="float">
            <text:p>8231.7862486842</text:p>
          </table:table-cell>
          <table:table-cell table:number-columns-repeated="3"/>
          <table:table-cell table:formula="of:=[.$C$4] + ([.$C$5] - [.$C$4]) * (([.A2195] - [.$C$1]) / ([.$C$2] - [.$C$1]))" office:value-type="float" office:value="-0.366534997633446" calcext:value-type="float">
            <text:p>-0.366534997633446</text:p>
          </table:table-cell>
          <table:table-cell table:number-columns-repeated="16"/>
        </table:table-row>
        <table:table-row table:style-name="ro1">
          <table:table-cell office:value-type="float" office:value="8163.9014408188" calcext:value-type="float">
            <text:p>8163.9014408188</text:p>
          </table:table-cell>
          <table:table-cell table:number-columns-repeated="3"/>
          <table:table-cell table:formula="of:=[.$C$4] + ([.$C$5] - [.$C$4]) * (([.A2196] - [.$C$1]) / ([.$C$2] - [.$C$1]))" office:value-type="float" office:value="-0.367650351737749" calcext:value-type="float">
            <text:p>-0.367650351737749</text:p>
          </table:table-cell>
          <table:table-cell table:number-columns-repeated="16"/>
        </table:table-row>
        <table:table-row table:style-name="ro1">
          <table:table-cell office:value-type="float" office:value="8138.8334890181" calcext:value-type="float">
            <text:p>8138.8334890181</text:p>
          </table:table-cell>
          <table:table-cell table:number-columns-repeated="3"/>
          <table:table-cell table:formula="of:=[.$C$4] + ([.$C$5] - [.$C$4]) * (([.A2197] - [.$C$1]) / ([.$C$2] - [.$C$1]))" office:value-type="float" office:value="-0.368062220664046" calcext:value-type="float">
            <text:p>-0.368062220664046</text:p>
          </table:table-cell>
          <table:table-cell table:number-columns-repeated="16"/>
        </table:table-row>
        <table:table-row table:style-name="ro1">
          <table:table-cell office:value-type="float" office:value="7850.6845764281" calcext:value-type="float">
            <text:p>7850.6845764281</text:p>
          </table:table-cell>
          <table:table-cell table:number-columns-repeated="3"/>
          <table:table-cell table:formula="of:=[.$C$4] + ([.$C$5] - [.$C$4]) * (([.A2198] - [.$C$1]) / ([.$C$2] - [.$C$1]))" office:value-type="float" office:value="-0.372796535784226" calcext:value-type="float">
            <text:p>-0.372796535784226</text:p>
          </table:table-cell>
          <table:table-cell table:number-columns-repeated="16"/>
        </table:table-row>
        <table:table-row table:style-name="ro1">
          <table:table-cell office:value-type="float" office:value="8236.2058748116" calcext:value-type="float">
            <text:p>8236.2058748116</text:p>
          </table:table-cell>
          <table:table-cell table:number-columns-repeated="3"/>
          <table:table-cell table:formula="of:=[.$C$4] + ([.$C$5] - [.$C$4]) * (([.A2199] - [.$C$1]) / ([.$C$2] - [.$C$1]))" office:value-type="float" office:value="-0.36646238273925" calcext:value-type="float">
            <text:p>-0.36646238273925</text:p>
          </table:table-cell>
          <table:table-cell table:number-columns-repeated="16"/>
        </table:table-row>
        <table:table-row table:style-name="ro1">
          <table:table-cell office:value-type="float" office:value="8173.8388033611" calcext:value-type="float">
            <text:p>8173.8388033611</text:p>
          </table:table-cell>
          <table:table-cell table:number-columns-repeated="3"/>
          <table:table-cell table:formula="of:=[.$C$4] + ([.$C$5] - [.$C$4]) * (([.A2200] - [.$C$1]) / ([.$C$2] - [.$C$1]))" office:value-type="float" office:value="-0.367487079888774" calcext:value-type="float">
            <text:p>-0.367487079888774</text:p>
          </table:table-cell>
          <table:table-cell table:number-columns-repeated="16"/>
        </table:table-row>
        <table:table-row table:style-name="ro1">
          <table:table-cell office:value-type="float" office:value="8572.3823010202" calcext:value-type="float">
            <text:p>8572.3823010202</text:p>
          </table:table-cell>
          <table:table-cell table:number-columns-repeated="3"/>
          <table:table-cell table:formula="of:=[.$C$4] + ([.$C$5] - [.$C$4]) * (([.A2201] - [.$C$1]) / ([.$C$2] - [.$C$1]))" office:value-type="float" office:value="-0.360938970822329" calcext:value-type="float">
            <text:p>-0.360938970822329</text:p>
          </table:table-cell>
          <table:table-cell table:number-columns-repeated="16"/>
        </table:table-row>
        <table:table-row table:style-name="ro1">
          <table:table-cell office:value-type="float" office:value="8582.1481229343" calcext:value-type="float">
            <text:p>8582.1481229343</text:p>
          </table:table-cell>
          <table:table-cell table:number-columns-repeated="3"/>
          <table:table-cell table:formula="of:=[.$C$4] + ([.$C$5] - [.$C$4]) * (([.A2202] - [.$C$1]) / ([.$C$2] - [.$C$1]))" office:value-type="float" office:value="-0.360778517402834" calcext:value-type="float">
            <text:p>-0.360778517402834</text:p>
          </table:table-cell>
          <table:table-cell table:number-columns-repeated="16"/>
        </table:table-row>
        <table:table-row table:style-name="ro1">
          <table:table-cell office:value-type="float" office:value="8320.1681544832" calcext:value-type="float">
            <text:p>8320.1681544832</text:p>
          </table:table-cell>
          <table:table-cell table:number-columns-repeated="3"/>
          <table:table-cell table:formula="of:=[.$C$4] + ([.$C$5] - [.$C$4]) * (([.A2203] - [.$C$1]) / ([.$C$2] - [.$C$1]))" office:value-type="float" office:value="-0.365082874183757" calcext:value-type="float">
            <text:p>-0.365082874183757</text:p>
          </table:table-cell>
          <table:table-cell table:number-columns-repeated="16"/>
        </table:table-row>
        <table:table-row table:style-name="ro1">
          <table:table-cell office:value-type="float" office:value="8309.172912971" calcext:value-type="float">
            <text:p>8309.172912971</text:p>
          </table:table-cell>
          <table:table-cell table:number-columns-repeated="3"/>
          <table:table-cell table:formula="of:=[.$C$4] + ([.$C$5] - [.$C$4]) * (([.A2204] - [.$C$1]) / ([.$C$2] - [.$C$1]))" office:value-type="float" office:value="-0.365263527088789" calcext:value-type="float">
            <text:p>-0.365263527088789</text:p>
          </table:table-cell>
          <table:table-cell table:number-columns-repeated="16"/>
        </table:table-row>
        <table:table-row table:style-name="ro1">
          <table:table-cell office:value-type="float" office:value="8282.1815958386" calcext:value-type="float">
            <text:p>8282.1815958386</text:p>
          </table:table-cell>
          <table:table-cell table:number-columns-repeated="3"/>
          <table:table-cell table:formula="of:=[.$C$4] + ([.$C$5] - [.$C$4]) * (([.A2205] - [.$C$1]) / ([.$C$2] - [.$C$1]))" office:value-type="float" office:value="-0.365706997097629" calcext:value-type="float">
            <text:p>-0.365706997097629</text:p>
          </table:table-cell>
          <table:table-cell table:number-columns-repeated="16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3"/>
          <table:table-cell table:formula="of:=[.$C$4] + ([.$C$5] - [.$C$4]) * (([.A2206] - [.$C$1]) / ([.$C$2] - [.$C$1]))" office:value-type="float" office:value="-0.364510583518448" calcext:value-type="float">
            <text:p>-0.364510583518448</text:p>
          </table:table-cell>
          <table:table-cell table:number-columns-repeated="16"/>
        </table:table-row>
        <table:table-row table:style-name="ro1">
          <table:table-cell office:value-type="float" office:value="8166.3447732561" calcext:value-type="float">
            <text:p>8166.3447732561</text:p>
          </table:table-cell>
          <table:table-cell table:number-columns-repeated="3"/>
          <table:table-cell table:formula="of:=[.$C$4] + ([.$C$5] - [.$C$4]) * (([.A2207] - [.$C$1]) / ([.$C$2] - [.$C$1]))" office:value-type="float" office:value="-0.367610207544257" calcext:value-type="float">
            <text:p>-0.367610207544257</text:p>
          </table:table-cell>
          <table:table-cell table:number-columns-repeated="16"/>
        </table:table-row>
        <table:table-row table:style-name="ro1">
          <table:table-cell office:value-type="float" office:value="8003.8192612882" calcext:value-type="float">
            <text:p>8003.8192612882</text:p>
          </table:table-cell>
          <table:table-cell table:number-columns-repeated="3"/>
          <table:table-cell table:formula="of:=[.$C$4] + ([.$C$5] - [.$C$4]) * (([.A2208] - [.$C$1]) / ([.$C$2] - [.$C$1]))" office:value-type="float" office:value="-0.37028051777312" calcext:value-type="float">
            <text:p>-0.37028051777312</text:p>
          </table:table-cell>
          <table:table-cell table:number-columns-repeated="16"/>
        </table:table-row>
        <table:table-row table:style-name="ro1">
          <table:table-cell office:value-type="float" office:value="8058.0588747305" calcext:value-type="float">
            <text:p>8058.0588747305</text:p>
          </table:table-cell>
          <table:table-cell table:number-columns-repeated="3"/>
          <table:table-cell table:formula="of:=[.$C$4] + ([.$C$5] - [.$C$4]) * (([.A2209] - [.$C$1]) / ([.$C$2] - [.$C$1]))" office:value-type="float" office:value="-0.369389355562149" calcext:value-type="float">
            <text:p>-0.369389355562149</text:p>
          </table:table-cell>
          <table:table-cell table:number-columns-repeated="16"/>
        </table:table-row>
        <table:table-row table:style-name="ro1">
          <table:table-cell office:value-type="float" office:value="7956.8908024537" calcext:value-type="float">
            <text:p>7956.8908024537</text:p>
          </table:table-cell>
          <table:table-cell table:number-columns-repeated="3"/>
          <table:table-cell table:formula="of:=[.$C$4] + ([.$C$5] - [.$C$4]) * (([.A2210] - [.$C$1]) / ([.$C$2] - [.$C$1]))" office:value-type="float" office:value="-0.371051556991106" calcext:value-type="float">
            <text:p>-0.371051556991106</text:p>
          </table:table-cell>
          <table:table-cell table:number-columns-repeated="16"/>
        </table:table-row>
        <table:table-row table:style-name="ro1">
          <table:table-cell office:value-type="float" office:value="7943.3524118623" calcext:value-type="float">
            <text:p>7943.3524118623</text:p>
          </table:table-cell>
          <table:table-cell table:number-columns-repeated="3"/>
          <table:table-cell table:formula="of:=[.$C$4] + ([.$C$5] - [.$C$4]) * (([.A2211] - [.$C$1]) / ([.$C$2] - [.$C$1]))" office:value-type="float" office:value="-0.371273994086924" calcext:value-type="float">
            <text:p>-0.371273994086924</text:p>
          </table:table-cell>
          <table:table-cell table:number-columns-repeated="16"/>
        </table:table-row>
        <table:table-row table:style-name="ro1">
          <table:table-cell office:value-type="float" office:value="8233.7994675616" calcext:value-type="float">
            <text:p>8233.7994675616</text:p>
          </table:table-cell>
          <table:table-cell table:number-columns-repeated="3"/>
          <table:table-cell table:formula="of:=[.$C$4] + ([.$C$5] - [.$C$4]) * (([.A2212] - [.$C$1]) / ([.$C$2] - [.$C$1]))" office:value-type="float" office:value="-0.366501920248264" calcext:value-type="float">
            <text:p>-0.366501920248264</text:p>
          </table:table-cell>
          <table:table-cell table:number-columns-repeated="16"/>
        </table:table-row>
        <table:table-row table:style-name="ro1">
          <table:table-cell office:value-type="float" office:value="8200.2443815085" calcext:value-type="float">
            <text:p>8200.2443815085</text:p>
          </table:table-cell>
          <table:table-cell table:number-columns-repeated="3"/>
          <table:table-cell table:formula="of:=[.$C$4] + ([.$C$5] - [.$C$4]) * (([.A2213] - [.$C$1]) / ([.$C$2] - [.$C$1]))" office:value-type="float" office:value="-0.367053233629364" calcext:value-type="float">
            <text:p>-0.367053233629364</text:p>
          </table:table-cell>
          <table:table-cell table:number-columns-repeated="16"/>
        </table:table-row>
        <table:table-row table:style-name="ro1">
          <table:table-cell office:value-type="float" office:value="8027.2938149864" calcext:value-type="float">
            <text:p>8027.2938149864</text:p>
          </table:table-cell>
          <table:table-cell table:number-columns-repeated="3"/>
          <table:table-cell table:formula="of:=[.$C$4] + ([.$C$5] - [.$C$4]) * (([.A2214] - [.$C$1]) / ([.$C$2] - [.$C$1]))" office:value-type="float" office:value="-0.36989482853517" calcext:value-type="float">
            <text:p>-0.36989482853517</text:p>
          </table:table-cell>
          <table:table-cell table:number-columns-repeated="16"/>
        </table:table-row>
        <table:table-row table:style-name="ro1">
          <table:table-cell office:value-type="float" office:value="7420.4140343537" calcext:value-type="float">
            <text:p>7420.4140343537</text:p>
          </table:table-cell>
          <table:table-cell table:number-columns-repeated="3"/>
          <table:table-cell table:formula="of:=[.$C$4] + ([.$C$5] - [.$C$4]) * (([.A2215] - [.$C$1]) / ([.$C$2] - [.$C$1]))" office:value-type="float" office:value="-0.379865923326942" calcext:value-type="float">
            <text:p>-0.379865923326942</text:p>
          </table:table-cell>
          <table:table-cell table:number-columns-repeated="16"/>
        </table:table-row>
        <table:table-row table:style-name="ro1">
          <table:table-cell office:value-type="float" office:value="7421.5718045224" calcext:value-type="float">
            <text:p>7421.5718045224</text:p>
          </table:table-cell>
          <table:table-cell table:number-columns-repeated="3"/>
          <table:table-cell table:formula="of:=[.$C$4] + ([.$C$5] - [.$C$4]) * (([.A2216] - [.$C$1]) / ([.$C$2] - [.$C$1]))" office:value-type="float" office:value="-0.379846901048613" calcext:value-type="float">
            <text:p>-0.379846901048613</text:p>
          </table:table-cell>
          <table:table-cell table:number-columns-repeated="16"/>
        </table:table-row>
        <table:table-row table:style-name="ro1">
          <table:table-cell office:value-type="float" office:value="8591.236577377" calcext:value-type="float">
            <text:p>8591.236577377</text:p>
          </table:table-cell>
          <table:table-cell table:number-columns-repeated="3"/>
          <table:table-cell table:formula="of:=[.$C$4] + ([.$C$5] - [.$C$4]) * (([.A2217] - [.$C$1]) / ([.$C$2] - [.$C$1]))" office:value-type="float" office:value="-0.360629193197858" calcext:value-type="float">
            <text:p>-0.360629193197858</text:p>
          </table:table-cell>
          <table:table-cell table:number-columns-repeated="16"/>
        </table:table-row>
        <table:table-row table:style-name="ro1">
          <table:table-cell office:value-type="float" office:value="9259.5218725081" calcext:value-type="float">
            <text:p>9259.5218725081</text:p>
          </table:table-cell>
          <table:table-cell table:number-columns-repeated="3"/>
          <table:table-cell table:formula="of:=[.$C$4] + ([.$C$5] - [.$C$4]) * (([.A2218] - [.$C$1]) / ([.$C$2] - [.$C$1]))" office:value-type="float" office:value="-0.349649199732344" calcext:value-type="float">
            <text:p>-0.349649199732344</text:p>
          </table:table-cell>
          <table:table-cell table:number-columns-repeated="16"/>
        </table:table-row>
        <table:table-row table:style-name="ro1">
          <table:table-cell office:value-type="float" office:value="9578.3643867381" calcext:value-type="float">
            <text:p>9578.3643867381</text:p>
          </table:table-cell>
          <table:table-cell table:number-columns-repeated="3"/>
          <table:table-cell table:formula="of:=[.$C$4] + ([.$C$5] - [.$C$4]) * (([.A2219] - [.$C$1]) / ([.$C$2] - [.$C$1]))" office:value-type="float" office:value="-0.344410585702858" calcext:value-type="float">
            <text:p>-0.344410585702858</text:p>
          </table:table-cell>
          <table:table-cell table:number-columns-repeated="16"/>
        </table:table-row>
        <table:table-row table:style-name="ro1">
          <table:table-cell office:value-type="float" office:value="9228.0745024715" calcext:value-type="float">
            <text:p>9228.0745024715</text:p>
          </table:table-cell>
          <table:table-cell table:number-columns-repeated="3"/>
          <table:table-cell table:formula="of:=[.$C$4] + ([.$C$5] - [.$C$4]) * (([.A2220] - [.$C$1]) / ([.$C$2] - [.$C$1]))" office:value-type="float" office:value="-0.350165883130924" calcext:value-type="float">
            <text:p>-0.350165883130924</text:p>
          </table:table-cell>
          <table:table-cell table:number-columns-repeated="16"/>
        </table:table-row>
        <table:table-row table:style-name="ro1">
          <table:table-cell office:value-type="float" office:value="9455.7281976834" calcext:value-type="float">
            <text:p>9455.7281976834</text:p>
          </table:table-cell>
          <table:table-cell table:number-columns-repeated="3"/>
          <table:table-cell table:formula="of:=[.$C$4] + ([.$C$5] - [.$C$4]) * (([.A2221] - [.$C$1]) / ([.$C$2] - [.$C$1]))" office:value-type="float" office:value="-0.346425510412808" calcext:value-type="float">
            <text:p>-0.346425510412808</text:p>
          </table:table-cell>
          <table:table-cell table:number-columns-repeated="16"/>
        </table:table-row>
        <table:table-row table:style-name="ro1">
          <table:table-cell office:value-type="float" office:value="9225.9977687797" calcext:value-type="float">
            <text:p>9225.9977687797</text:p>
          </table:table-cell>
          <table:table-cell table:number-columns-repeated="3"/>
          <table:table-cell table:formula="of:=[.$C$4] + ([.$C$5] - [.$C$4]) * (([.A2222] - [.$C$1]) / ([.$C$2] - [.$C$1]))" office:value-type="float" office:value="-0.350200004070786" calcext:value-type="float">
            <text:p>-0.350200004070786</text:p>
          </table:table-cell>
          <table:table-cell table:number-columns-repeated="16"/>
        </table:table-row>
        <table:table-row table:style-name="ro1">
          <table:table-cell office:value-type="float" office:value="9131.417153149" calcext:value-type="float">
            <text:p>9131.417153149</text:p>
          </table:table-cell>
          <table:table-cell table:number-columns-repeated="3"/>
          <table:table-cell table:formula="of:=[.$C$4] + ([.$C$5] - [.$C$4]) * (([.A2223] - [.$C$1]) / ([.$C$2] - [.$C$1]))" office:value-type="float" office:value="-0.351753972935813" calcext:value-type="float">
            <text:p>-0.351753972935813</text:p>
          </table:table-cell>
          <table:table-cell table:number-columns-repeated="16"/>
        </table:table-row>
        <table:table-row table:style-name="ro1">
          <table:table-cell office:value-type="float" office:value="9230.4788579257" calcext:value-type="float">
            <text:p>9230.4788579257</text:p>
          </table:table-cell>
          <table:table-cell table:number-columns-repeated="3"/>
          <table:table-cell table:formula="of:=[.$C$4] + ([.$C$5] - [.$C$4]) * (([.A2224] - [.$C$1]) / ([.$C$2] - [.$C$1]))" office:value-type="float" office:value="-0.350126379333118" calcext:value-type="float">
            <text:p>-0.350126379333118</text:p>
          </table:table-cell>
          <table:table-cell table:number-columns-repeated="16"/>
        </table:table-row>
        <table:table-row table:style-name="ro1">
          <table:table-cell office:value-type="float" office:value="9290.8997939328" calcext:value-type="float">
            <text:p>9290.8997939328</text:p>
          </table:table-cell>
          <table:table-cell table:number-columns-repeated="3"/>
          <table:table-cell table:formula="of:=[.$C$4] + ([.$C$5] - [.$C$4]) * (([.A2225] - [.$C$1]) / ([.$C$2] - [.$C$1]))" office:value-type="float" office:value="-0.349133657381323" calcext:value-type="float">
            <text:p>-0.349133657381323</text:p>
          </table:table-cell>
          <table:table-cell table:number-columns-repeated="16"/>
        </table:table-row>
        <table:table-row table:style-name="ro1">
          <table:table-cell office:value-type="float" office:value="9203.82600676" calcext:value-type="float">
            <text:p>9203.82600676</text:p>
          </table:table-cell>
          <table:table-cell table:number-columns-repeated="3"/>
          <table:table-cell table:formula="of:=[.$C$4] + ([.$C$5] - [.$C$4]) * (([.A2226] - [.$C$1]) / ([.$C$2] - [.$C$1]))" office:value-type="float" office:value="-0.350564288312664" calcext:value-type="float">
            <text:p>-0.350564288312664</text:p>
          </table:table-cell>
          <table:table-cell table:number-columns-repeated="16"/>
        </table:table-row>
        <table:table-row table:style-name="ro1">
          <table:table-cell office:value-type="float" office:value="9404.3808704159" calcext:value-type="float">
            <text:p>9404.3808704159</text:p>
          </table:table-cell>
          <table:table-cell table:number-columns-repeated="3"/>
          <table:table-cell table:formula="of:=[.$C$4] + ([.$C$5] - [.$C$4]) * (([.A2227] - [.$C$1]) / ([.$C$2] - [.$C$1]))" office:value-type="float" office:value="-0.347269152075996" calcext:value-type="float">
            <text:p>-0.347269152075996</text:p>
          </table:table-cell>
          <table:table-cell table:number-columns-repeated="16"/>
        </table:table-row>
        <table:table-row table:style-name="ro1">
          <table:table-cell office:value-type="float" office:value="9326.5925312023" calcext:value-type="float">
            <text:p>9326.5925312023</text:p>
          </table:table-cell>
          <table:table-cell table:number-columns-repeated="3"/>
          <table:table-cell table:formula="of:=[.$C$4] + ([.$C$5] - [.$C$4]) * (([.A2228] - [.$C$1]) / ([.$C$2] - [.$C$1]))" office:value-type="float" office:value="-0.348547222179411" calcext:value-type="float">
            <text:p>-0.348547222179411</text:p>
          </table:table-cell>
          <table:table-cell table:number-columns-repeated="16"/>
        </table:table-row>
        <table:table-row table:style-name="ro1">
          <table:table-cell office:value-type="float" office:value="9331.2157964608" calcext:value-type="float">
            <text:p>9331.2157964608</text:p>
          </table:table-cell>
          <table:table-cell table:number-columns-repeated="3"/>
          <table:table-cell table:formula="of:=[.$C$4] + ([.$C$5] - [.$C$4]) * (([.A2229] - [.$C$1]) / ([.$C$2] - [.$C$1]))" office:value-type="float" office:value="-0.348471261474159" calcext:value-type="float">
            <text:p>-0.348471261474159</text:p>
          </table:table-cell>
          <table:table-cell table:number-columns-repeated="16"/>
        </table:table-row>
        <table:table-row table:style-name="ro1">
          <table:table-cell office:value-type="float" office:value="9205.6186057378" calcext:value-type="float">
            <text:p>9205.6186057378</text:p>
          </table:table-cell>
          <table:table-cell table:number-columns-repeated="3"/>
          <table:table-cell table:formula="of:=[.$C$4] + ([.$C$5] - [.$C$4]) * (([.A2230] - [.$C$1]) / ([.$C$2] - [.$C$1]))" office:value-type="float" office:value="-0.350534835734243" calcext:value-type="float">
            <text:p>-0.350534835734243</text:p>
          </table:table-cell>
          <table:table-cell table:number-columns-repeated="16"/>
        </table:table-row>
        <table:table-row table:style-name="ro1">
          <table:table-cell office:value-type="float" office:value="8794.3626098316" calcext:value-type="float">
            <text:p>8794.3626098316</text:p>
          </table:table-cell>
          <table:table-cell table:number-columns-repeated="3"/>
          <table:table-cell table:formula="of:=[.$C$4] + ([.$C$5] - [.$C$4]) * (([.A2231] - [.$C$1]) / ([.$C$2] - [.$C$1]))" office:value-type="float" office:value="-0.357291812403642" calcext:value-type="float">
            <text:p>-0.357291812403642</text:p>
          </table:table-cell>
          <table:table-cell table:number-columns-repeated="16"/>
        </table:table-row>
        <table:table-row table:style-name="ro1">
          <table:table-cell office:value-type="float" office:value="8798.0360673049" calcext:value-type="float">
            <text:p>8798.0360673049</text:p>
          </table:table-cell>
          <table:table-cell table:number-columns-repeated="3"/>
          <table:table-cell table:formula="of:=[.$C$4] + ([.$C$5] - [.$C$4]) * (([.A2232] - [.$C$1]) / ([.$C$2] - [.$C$1]))" office:value-type="float" office:value="-0.357231457134199" calcext:value-type="float">
            <text:p>-0.357231457134199</text:p>
          </table:table-cell>
          <table:table-cell table:number-columns-repeated="16"/>
        </table:table-row>
        <table:table-row table:style-name="ro1">
          <table:table-cell office:value-type="float" office:value="9081.1777328395" calcext:value-type="float">
            <text:p>9081.1777328395</text:p>
          </table:table-cell>
          <table:table-cell table:number-columns-repeated="3"/>
          <table:table-cell table:formula="of:=[.$C$4] + ([.$C$5] - [.$C$4]) * (([.A2233] - [.$C$1]) / ([.$C$2] - [.$C$1]))" office:value-type="float" office:value="-0.352579411578154" calcext:value-type="float">
            <text:p>-0.352579411578154</text:p>
          </table:table-cell>
          <table:table-cell table:number-columns-repeated="16"/>
        </table:table-row>
        <table:table-row table:style-name="ro1">
          <table:table-cell office:value-type="float" office:value="8711.5361529991" calcext:value-type="float">
            <text:p>8711.5361529991</text:p>
          </table:table-cell>
          <table:table-cell table:number-columns-repeated="3"/>
          <table:table-cell table:formula="of:=[.$C$4] + ([.$C$5] - [.$C$4]) * (([.A2234] - [.$C$1]) / ([.$C$2] - [.$C$1]))" office:value-type="float" office:value="-0.358652659277602" calcext:value-type="float">
            <text:p>-0.358652659277602</text:p>
          </table:table-cell>
          <table:table-cell table:number-columns-repeated="16"/>
        </table:table-row>
        <table:table-row table:style-name="ro1">
          <table:table-cell office:value-type="float" office:value="8760.8885463841" calcext:value-type="float">
            <text:p>8760.8885463841</text:p>
          </table:table-cell>
          <table:table-cell table:number-columns-repeated="3"/>
          <table:table-cell table:formula="of:=[.$C$4] + ([.$C$5] - [.$C$4]) * (([.A2235] - [.$C$1]) / ([.$C$2] - [.$C$1]))" office:value-type="float" office:value="-0.357841794575322" calcext:value-type="float">
            <text:p>-0.357841794575322</text:p>
          </table:table-cell>
          <table:table-cell table:number-columns-repeated="16"/>
        </table:table-row>
        <table:table-row table:style-name="ro1">
          <table:table-cell office:value-type="float" office:value="8758.5466419692" calcext:value-type="float">
            <text:p>8758.5466419692</text:p>
          </table:table-cell>
          <table:table-cell table:number-columns-repeated="3"/>
          <table:table-cell table:formula="of:=[.$C$4] + ([.$C$5] - [.$C$4]) * (([.A2236] - [.$C$1]) / ([.$C$2] - [.$C$1]))" office:value-type="float" office:value="-0.357880272296379" calcext:value-type="float">
            <text:p>-0.357880272296379</text:p>
          </table:table-cell>
          <table:table-cell table:number-columns-repeated="16"/>
        </table:table-row>
        <table:table-row table:style-name="ro1">
          <table:table-cell office:value-type="float" office:value="8656.9718583229" calcext:value-type="float">
            <text:p>8656.9718583229</text:p>
          </table:table-cell>
          <table:table-cell table:number-columns-repeated="3"/>
          <table:table-cell table:formula="of:=[.$C$4] + ([.$C$5] - [.$C$4]) * (([.A2237] - [.$C$1]) / ([.$C$2] - [.$C$1]))" office:value-type="float" office:value="-0.359549156033344" calcext:value-type="float">
            <text:p>-0.359549156033344</text:p>
          </table:table-cell>
          <table:table-cell table:number-columns-repeated="16"/>
        </table:table-row>
        <table:table-row table:style-name="ro1">
          <table:table-cell office:value-type="float" office:value="8500.6439356134" calcext:value-type="float">
            <text:p>8500.6439356134</text:p>
          </table:table-cell>
          <table:table-cell table:number-columns-repeated="3"/>
          <table:table-cell table:formula="of:=[.$C$4] + ([.$C$5] - [.$C$4]) * (([.A2238] - [.$C$1]) / ([.$C$2] - [.$C$1]))" office:value-type="float" office:value="-0.362117639257999" calcext:value-type="float">
            <text:p>-0.362117639257999</text:p>
          </table:table-cell>
          <table:table-cell table:number-columns-repeated="16"/>
        </table:table-row>
        <table:table-row table:style-name="ro1">
          <table:table-cell office:value-type="float" office:value="8469.2610145267" calcext:value-type="float">
            <text:p>8469.2610145267</text:p>
          </table:table-cell>
          <table:table-cell table:number-columns-repeated="3"/>
          <table:table-cell table:formula="of:=[.$C$4] + ([.$C$5] - [.$C$4]) * (([.A2239] - [.$C$1]) / ([.$C$2] - [.$C$1]))" office:value-type="float" office:value="-0.362633263753961" calcext:value-type="float">
            <text:p>-0.362633263753961</text:p>
          </table:table-cell>
          <table:table-cell table:number-columns-repeated="16"/>
        </table:table-row>
        <table:table-row table:style-name="ro1">
          <table:table-cell office:value-type="float" office:value="8500.6446029465" calcext:value-type="float">
            <text:p>8500.6446029465</text:p>
          </table:table-cell>
          <table:table-cell table:number-columns-repeated="3"/>
          <table:table-cell table:formula="of:=[.$C$4] + ([.$C$5] - [.$C$4]) * (([.A2240] - [.$C$1]) / ([.$C$2] - [.$C$1]))" office:value-type="float" office:value="-0.36211762829365" calcext:value-type="float">
            <text:p>-0.36211762829365</text:p>
          </table:table-cell>
          <table:table-cell table:number-columns-repeated="16"/>
        </table:table-row>
        <table:table-row table:style-name="ro1">
          <table:table-cell office:value-type="float" office:value="8205.8100433327" calcext:value-type="float">
            <text:p>8205.8100433327</text:p>
          </table:table-cell>
          <table:table-cell table:number-columns-repeated="3"/>
          <table:table-cell table:formula="of:=[.$C$4] + ([.$C$5] - [.$C$4]) * (([.A2241] - [.$C$1]) / ([.$C$2] - [.$C$1]))" office:value-type="float" office:value="-0.366961789255372" calcext:value-type="float">
            <text:p>-0.366961789255372</text:p>
          </table:table-cell>
          <table:table-cell table:number-columns-repeated="16"/>
        </table:table-row>
        <table:table-row table:style-name="ro1">
          <table:table-cell office:value-type="float" office:value="8119.4844439851" calcext:value-type="float">
            <text:p>8119.4844439851</text:p>
          </table:table-cell>
          <table:table-cell table:number-columns-repeated="3"/>
          <table:table-cell table:formula="of:=[.$C$4] + ([.$C$5] - [.$C$4]) * (([.A2242] - [.$C$1]) / ([.$C$2] - [.$C$1]))" office:value-type="float" office:value="-0.36838012738678" calcext:value-type="float">
            <text:p>-0.36838012738678</text:p>
          </table:table-cell>
          <table:table-cell table:number-columns-repeated="16"/>
        </table:table-row>
        <table:table-row table:style-name="ro1">
          <table:table-cell office:value-type="float" office:value="8074.8405612179" calcext:value-type="float">
            <text:p>8074.8405612179</text:p>
          </table:table-cell>
          <table:table-cell table:number-columns-repeated="3"/>
          <table:table-cell table:formula="of:=[.$C$4] + ([.$C$5] - [.$C$4]) * (([.A2243] - [.$C$1]) / ([.$C$2] - [.$C$1]))" office:value-type="float" office:value="-0.369113630794127" calcext:value-type="float">
            <text:p>-0.369113630794127</text:p>
          </table:table-cell>
          <table:table-cell table:number-columns-repeated="16"/>
        </table:table-row>
        <table:table-row table:style-name="ro1">
          <table:table-cell office:value-type="float" office:value="7618.5794132959" calcext:value-type="float">
            <text:p>7618.5794132959</text:p>
          </table:table-cell>
          <table:table-cell table:number-columns-repeated="3"/>
          <table:table-cell table:formula="of:=[.$C$4] + ([.$C$5] - [.$C$4]) * (([.A2244] - [.$C$1]) / ([.$C$2] - [.$C$1]))" office:value-type="float" office:value="-0.376610046560344" calcext:value-type="float">
            <text:p>-0.376610046560344</text:p>
          </table:table-cell>
          <table:table-cell table:number-columns-repeated="16"/>
        </table:table-row>
        <table:table-row table:style-name="ro1">
          <table:table-cell office:value-type="float" office:value="7262.127934238" calcext:value-type="float">
            <text:p>7262.127934238</text:p>
          </table:table-cell>
          <table:table-cell table:number-columns-repeated="3"/>
          <table:table-cell table:formula="of:=[.$C$4] + ([.$C$5] - [.$C$4]) * (([.A2245] - [.$C$1]) / ([.$C$2] - [.$C$1]))" office:value-type="float" office:value="-0.382466579599965" calcext:value-type="float">
            <text:p>-0.382466579599965</text:p>
          </table:table-cell>
          <table:table-cell table:number-columns-repeated="16"/>
        </table:table-row>
        <table:table-row table:style-name="ro1">
          <table:table-cell office:value-type="float" office:value="7303.4142651484" calcext:value-type="float">
            <text:p>7303.4142651484</text:p>
          </table:table-cell>
          <table:table-cell table:number-columns-repeated="3"/>
          <table:table-cell table:formula="of:=[.$C$4] + ([.$C$5] - [.$C$4]) * (([.A2246] - [.$C$1]) / ([.$C$2] - [.$C$1]))" office:value-type="float" office:value="-0.381788241101552" calcext:value-type="float">
            <text:p>-0.381788241101552</text:p>
          </table:table-cell>
          <table:table-cell table:number-columns-repeated="16"/>
        </table:table-row>
        <table:table-row table:style-name="ro1">
          <table:table-cell office:value-type="float" office:value="6894.6513544812" calcext:value-type="float">
            <text:p>6894.6513544812</text:p>
          </table:table-cell>
          <table:table-cell table:number-columns-repeated="3"/>
          <table:table-cell table:formula="of:=[.$C$4] + ([.$C$5] - [.$C$4]) * (([.A2247] - [.$C$1]) / ([.$C$2] - [.$C$1]))" office:value-type="float" office:value="-0.388504256134008" calcext:value-type="float">
            <text:p>-0.388504256134008</text:p>
          </table:table-cell>
          <table:table-cell table:number-columns-repeated="16"/>
        </table:table-row>
        <table:table-row table:style-name="ro1">
          <table:table-cell office:value-type="float" office:value="7211.8709827098" calcext:value-type="float">
            <text:p>7211.8709827098</text:p>
          </table:table-cell>
          <table:table-cell table:number-columns-repeated="3"/>
          <table:table-cell table:formula="of:=[.$C$4] + ([.$C$5] - [.$C$4]) * (([.A2248] - [.$C$1]) / ([.$C$2] - [.$C$1]))" office:value-type="float" office:value="-0.383292306281963" calcext:value-type="float">
            <text:p>-0.383292306281963</text:p>
          </table:table-cell>
          <table:table-cell table:number-columns-repeated="16"/>
        </table:table-row>
        <table:table-row table:style-name="ro1">
          <table:table-cell office:value-type="float" office:value="7141.0755085305" calcext:value-type="float">
            <text:p>7141.0755085305</text:p>
          </table:table-cell>
          <table:table-cell table:number-columns-repeated="3"/>
          <table:table-cell table:formula="of:=[.$C$4] + ([.$C$5] - [.$C$4]) * (([.A2249] - [.$C$1]) / ([.$C$2] - [.$C$1]))" office:value-type="float" office:value="-0.384455482921551" calcext:value-type="float">
            <text:p>-0.384455482921551</text:p>
          </table:table-cell>
          <table:table-cell table:number-columns-repeated="16"/>
        </table:table-row>
        <table:table-row table:style-name="ro1">
          <table:table-cell office:value-type="float" office:value="7523.4728866811" calcext:value-type="float">
            <text:p>7523.4728866811</text:p>
          </table:table-cell>
          <table:table-cell table:number-columns-repeated="3"/>
          <table:table-cell table:formula="of:=[.$C$4] + ([.$C$5] - [.$C$4]) * (([.A2250] - [.$C$1]) / ([.$C$2] - [.$C$1]))" office:value-type="float" office:value="-0.378172656194831" calcext:value-type="float">
            <text:p>-0.378172656194831</text:p>
          </table:table-cell>
          <table:table-cell table:number-columns-repeated="16"/>
        </table:table-row>
        <table:table-row table:style-name="ro1">
          <table:table-cell office:value-type="float" office:value="7390.2106561699" calcext:value-type="float">
            <text:p>7390.2106561699</text:p>
          </table:table-cell>
          <table:table-cell table:number-columns-repeated="3"/>
          <table:table-cell table:formula="of:=[.$C$4] + ([.$C$5] - [.$C$4]) * (([.A2251] - [.$C$1]) / ([.$C$2] - [.$C$1]))" office:value-type="float" office:value="-0.3803621678164" calcext:value-type="float">
            <text:p>-0.3803621678164</text:p>
          </table:table-cell>
          <table:table-cell table:number-columns-repeated="16"/>
        </table:table-row>
        <table:table-row table:style-name="ro1">
          <table:table-cell office:value-type="float" office:value="7748.3354868447" calcext:value-type="float">
            <text:p>7748.3354868447</text:p>
          </table:table-cell>
          <table:table-cell table:number-columns-repeated="3"/>
          <table:table-cell table:formula="of:=[.$C$4] + ([.$C$5] - [.$C$4]) * (([.A2252] - [.$C$1]) / ([.$C$2] - [.$C$1]))" office:value-type="float" office:value="-0.374478141444285" calcext:value-type="float">
            <text:p>-0.374478141444285</text:p>
          </table:table-cell>
          <table:table-cell table:number-columns-repeated="16"/>
        </table:table-row>
        <table:table-row table:style-name="ro1">
          <table:table-cell office:value-type="float" office:value="7542.2453443015" calcext:value-type="float">
            <text:p>7542.2453443015</text:p>
          </table:table-cell>
          <table:table-cell table:number-columns-repeated="3"/>
          <table:table-cell table:formula="of:=[.$C$4] + ([.$C$5] - [.$C$4]) * (([.A2253] - [.$C$1]) / ([.$C$2] - [.$C$1]))" office:value-type="float" office:value="-0.377864222860288" calcext:value-type="float">
            <text:p>-0.377864222860288</text:p>
          </table:table-cell>
          <table:table-cell table:number-columns-repeated="16"/>
        </table:table-row>
        <table:table-row table:style-name="ro1">
          <table:table-cell office:value-type="float" office:value="7381.9620050298" calcext:value-type="float">
            <text:p>7381.9620050298</text:p>
          </table:table-cell>
          <table:table-cell table:number-columns-repeated="3"/>
          <table:table-cell table:formula="of:=[.$C$4] + ([.$C$5] - [.$C$4]) * (([.A2254] - [.$C$1]) / ([.$C$2] - [.$C$1]))" office:value-type="float" office:value="-0.380497693970091" calcext:value-type="float">
            <text:p>-0.380497693970091</text:p>
          </table:table-cell>
          <table:table-cell table:number-columns-repeated="16"/>
        </table:table-row>
        <table:table-row table:style-name="ro1">
          <table:table-cell office:value-type="float" office:value="7315.4392033661" calcext:value-type="float">
            <text:p>7315.4392033661</text:p>
          </table:table-cell>
          <table:table-cell table:number-columns-repeated="3"/>
          <table:table-cell table:formula="of:=[.$C$4] + ([.$C$5] - [.$C$4]) * (([.A2255] - [.$C$1]) / ([.$C$2] - [.$C$1]))" office:value-type="float" office:value="-0.381590670177853" calcext:value-type="float">
            <text:p>-0.381590670177853</text:p>
          </table:table-cell>
          <table:table-cell table:number-columns-repeated="16"/>
        </table:table-row>
        <table:table-row table:style-name="ro1">
          <table:table-cell office:value-type="float" office:value="7315.3692744808" calcext:value-type="float">
            <text:p>7315.3692744808</text:p>
          </table:table-cell>
          <table:table-cell table:number-columns-repeated="3"/>
          <table:table-cell table:formula="of:=[.$C$4] + ([.$C$5] - [.$C$4]) * (([.A2256] - [.$C$1]) / ([.$C$2] - [.$C$1]))" office:value-type="float" office:value="-0.381591819116351" calcext:value-type="float">
            <text:p>-0.381591819116351</text:p>
          </table:table-cell>
          <table:table-cell table:number-columns-repeated="16"/>
        </table:table-row>
        <table:table-row table:style-name="ro1">
          <table:table-cell office:value-type="float" office:value="7213.7434159704" calcext:value-type="float">
            <text:p>7213.7434159704</text:p>
          </table:table-cell>
          <table:table-cell table:number-columns-repeated="3"/>
          <table:table-cell table:formula="of:=[.$C$4] + ([.$C$5] - [.$C$4]) * (([.A2257] - [.$C$1]) / ([.$C$2] - [.$C$1]))" office:value-type="float" office:value="-0.383261542018383" calcext:value-type="float">
            <text:p>-0.383261542018383</text:p>
          </table:table-cell>
          <table:table-cell table:number-columns-repeated="16"/>
        </table:table-row>
        <table:table-row table:style-name="ro1">
          <table:table-cell office:value-type="float" office:value="7392.9109372956" calcext:value-type="float">
            <text:p>7392.9109372956</text:p>
          </table:table-cell>
          <table:table-cell table:number-columns-repeated="3"/>
          <table:table-cell table:formula="of:=[.$C$4] + ([.$C$5] - [.$C$4]) * (([.A2258] - [.$C$1]) / ([.$C$2] - [.$C$1]))" office:value-type="float" office:value="-0.380317801930555" calcext:value-type="float">
            <text:p>-0.380317801930555</text:p>
          </table:table-cell>
          <table:table-cell table:number-columns-repeated="16"/>
        </table:table-row>
        <table:table-row table:style-name="ro1">
          <table:table-cell office:value-type="float" office:value="7511.8846051368" calcext:value-type="float">
            <text:p>7511.8846051368</text:p>
          </table:table-cell>
          <table:table-cell table:number-columns-repeated="3"/>
          <table:table-cell table:formula="of:=[.$C$4] + ([.$C$5] - [.$C$4]) * (([.A2259] - [.$C$1]) / ([.$C$2] - [.$C$1]))" office:value-type="float" office:value="-0.378363052806219" calcext:value-type="float">
            <text:p>-0.378363052806219</text:p>
          </table:table-cell>
          <table:table-cell table:number-columns-repeated="16"/>
        </table:table-row>
        <table:table-row table:style-name="ro1">
          <table:table-cell office:value-type="float" office:value="7532.1235130405" calcext:value-type="float">
            <text:p>7532.1235130405</text:p>
          </table:table-cell>
          <table:table-cell table:number-columns-repeated="3"/>
          <table:table-cell table:formula="of:=[.$C$4] + ([.$C$5] - [.$C$4]) * (([.A2260] - [.$C$1]) / ([.$C$2] - [.$C$1]))" office:value-type="float" office:value="-0.378030525548548" calcext:value-type="float">
            <text:p>-0.378030525548548</text:p>
          </table:table-cell>
          <table:table-cell table:number-columns-repeated="16"/>
        </table:table-row>
        <table:table-row table:style-name="ro1">
          <table:table-cell office:value-type="float" office:value="7550.2388152349" calcext:value-type="float">
            <text:p>7550.2388152349</text:p>
          </table:table-cell>
          <table:table-cell table:number-columns-repeated="3"/>
          <table:table-cell table:formula="of:=[.$C$4] + ([.$C$5] - [.$C$4]) * (([.A2261] - [.$C$1]) / ([.$C$2] - [.$C$1]))" office:value-type="float" office:value="-0.37773288934262" calcext:value-type="float">
            <text:p>-0.37773288934262</text:p>
          </table:table-cell>
          <table:table-cell table:number-columns-repeated="16"/>
        </table:table-row>
        <table:table-row table:style-name="ro1">
          <table:table-cell office:value-type="float" office:value="7333.0958889046" calcext:value-type="float">
            <text:p>7333.0958889046</text:p>
          </table:table-cell>
          <table:table-cell table:number-columns-repeated="3"/>
          <table:table-cell table:formula="of:=[.$C$4] + ([.$C$5] - [.$C$4]) * (([.A2262] - [.$C$1]) / ([.$C$2] - [.$C$1]))" office:value-type="float" office:value="-0.38130056908892" calcext:value-type="float">
            <text:p>-0.38130056908892</text:p>
          </table:table-cell>
          <table:table-cell table:number-columns-repeated="16"/>
        </table:table-row>
        <table:table-row table:style-name="ro1">
          <table:table-cell office:value-type="float" office:value="7240.0782270224" calcext:value-type="float">
            <text:p>7240.0782270224</text:p>
          </table:table-cell>
          <table:table-cell table:number-columns-repeated="3"/>
          <table:table-cell table:formula="of:=[.$C$4] + ([.$C$5] - [.$C$4]) * (([.A2263] - [.$C$1]) / ([.$C$2] - [.$C$1]))" office:value-type="float" office:value="-0.382828858469346" calcext:value-type="float">
            <text:p>-0.382828858469346</text:p>
          </table:table-cell>
          <table:table-cell table:number-columns-repeated="16"/>
        </table:table-row>
        <table:table-row table:style-name="ro1">
          <table:table-cell office:value-type="float" office:value="7203.9566063196" calcext:value-type="float">
            <text:p>7203.9566063196</text:p>
          </table:table-cell>
          <table:table-cell table:number-columns-repeated="3"/>
          <table:table-cell table:formula="of:=[.$C$4] + ([.$C$5] - [.$C$4]) * (([.A2264] - [.$C$1]) / ([.$C$2] - [.$C$1]))" office:value-type="float" office:value="-0.383422340268467" calcext:value-type="float">
            <text:p>-0.383422340268467</text:p>
          </table:table-cell>
          <table:table-cell table:number-columns-repeated="16"/>
        </table:table-row>
        <table:table-row table:style-name="ro1">
          <table:table-cell office:value-type="float" office:value="7188.0718951202" calcext:value-type="float">
            <text:p>7188.0718951202</text:p>
          </table:table-cell>
          <table:table-cell table:number-columns-repeated="3"/>
          <table:table-cell table:formula="of:=[.$C$4] + ([.$C$5] - [.$C$4]) * (([.A2265] - [.$C$1]) / ([.$C$2] - [.$C$1]))" office:value-type="float" office:value="-0.383683327643831" calcext:value-type="float">
            <text:p>-0.383683327643831</text:p>
          </table:table-cell>
          <table:table-cell table:number-columns-repeated="16"/>
        </table:table-row>
        <table:table-row table:style-name="ro1">
          <table:table-cell office:value-type="float" office:value="7238.9930894862" calcext:value-type="float">
            <text:p>7238.9930894862</text:p>
          </table:table-cell>
          <table:table-cell table:number-columns-repeated="3"/>
          <table:table-cell table:formula="of:=[.$C$4] + ([.$C$5] - [.$C$4]) * (([.A2266] - [.$C$1]) / ([.$C$2] - [.$C$1]))" office:value-type="float" office:value="-0.382846687386342" calcext:value-type="float">
            <text:p>-0.382846687386342</text:p>
          </table:table-cell>
          <table:table-cell table:number-columns-repeated="16"/>
        </table:table-row>
        <table:table-row table:style-name="ro1">
          <table:table-cell office:value-type="float" office:value="7087.0249577639" calcext:value-type="float">
            <text:p>7087.0249577639</text:p>
          </table:table-cell>
          <table:table-cell table:number-columns-repeated="3"/>
          <table:table-cell table:formula="of:=[.$C$4] + ([.$C$5] - [.$C$4]) * (([.A2267] - [.$C$1]) / ([.$C$2] - [.$C$1]))" office:value-type="float" office:value="-0.385343538814069" calcext:value-type="float">
            <text:p>-0.385343538814069</text:p>
          </table:table-cell>
          <table:table-cell table:number-columns-repeated="16"/>
        </table:table-row>
        <table:table-row table:style-name="ro1">
          <table:table-cell office:value-type="float" office:value="7112.5049767671" calcext:value-type="float">
            <text:p>7112.5049767671</text:p>
          </table:table-cell>
          <table:table-cell table:number-columns-repeated="3"/>
          <table:table-cell table:formula="of:=[.$C$4] + ([.$C$5] - [.$C$4]) * (([.A2268] - [.$C$1]) / ([.$C$2] - [.$C$1]))" office:value-type="float" office:value="-0.384924899582899" calcext:value-type="float">
            <text:p>-0.384924899582899</text:p>
          </table:table-cell>
          <table:table-cell table:number-columns-repeated="16"/>
        </table:table-row>
        <table:table-row table:style-name="ro1">
          <table:table-cell office:value-type="float" office:value="6884.6615535556" calcext:value-type="float">
            <text:p>6884.6615535556</text:p>
          </table:table-cell>
          <table:table-cell table:number-columns-repeated="3"/>
          <table:table-cell table:formula="of:=[.$C$4] + ([.$C$5] - [.$C$4]) * (([.A2269] - [.$C$1]) / ([.$C$2] - [.$C$1]))" office:value-type="float" office:value="-0.388668389550805" calcext:value-type="float">
            <text:p>-0.388668389550805</text:p>
          </table:table-cell>
          <table:table-cell table:number-columns-repeated="16"/>
        </table:table-row>
        <table:table-row table:style-name="ro1">
          <table:table-cell office:value-type="float" office:value="6584.0304242163" calcext:value-type="float">
            <text:p>6584.0304242163</text:p>
          </table:table-cell>
          <table:table-cell table:number-columns-repeated="3"/>
          <table:table-cell table:formula="of:=[.$C$4] + ([.$C$5] - [.$C$4]) * (([.A2270] - [.$C$1]) / ([.$C$2] - [.$C$1]))" office:value-type="float" office:value="-0.393607788726165" calcext:value-type="float">
            <text:p>-0.393607788726165</text:p>
          </table:table-cell>
          <table:table-cell table:number-columns-repeated="16"/>
        </table:table-row>
        <table:table-row table:style-name="ro1">
          <table:table-cell office:value-type="float" office:value="7285.1220444953" calcext:value-type="float">
            <text:p>7285.1220444953</text:p>
          </table:table-cell>
          <table:table-cell table:number-columns-repeated="3"/>
          <table:table-cell table:formula="of:=[.$C$4] + ([.$C$5] - [.$C$4]) * (([.A2271] - [.$C$1]) / ([.$C$2] - [.$C$1]))" office:value-type="float" office:value="-0.382088784095246" calcext:value-type="float">
            <text:p>-0.382088784095246</text:p>
          </table:table-cell>
          <table:table-cell table:number-columns-repeated="16"/>
        </table:table-row>
        <table:table-row table:style-name="ro1">
          <table:table-cell office:value-type="float" office:value="7147.5690010018" calcext:value-type="float">
            <text:p>7147.5690010018</text:p>
          </table:table-cell>
          <table:table-cell table:number-columns-repeated="3"/>
          <table:table-cell table:formula="of:=[.$C$4] + ([.$C$5] - [.$C$4]) * (([.A2272] - [.$C$1]) / ([.$C$2] - [.$C$1]))" office:value-type="float" office:value="-0.384348794198302" calcext:value-type="float">
            <text:p>-0.384348794198302</text:p>
          </table:table-cell>
          <table:table-cell table:number-columns-repeated="16"/>
        </table:table-row>
        <table:table-row table:style-name="ro1">
          <table:table-cell office:value-type="float" office:value="7155.2131745547" calcext:value-type="float">
            <text:p>7155.2131745547</text:p>
          </table:table-cell>
          <table:table-cell table:number-columns-repeated="3"/>
          <table:table-cell table:formula="of:=[.$C$4] + ([.$C$5] - [.$C$4]) * (([.A2273] - [.$C$1]) / ([.$C$2] - [.$C$1]))" office:value-type="float" office:value="-0.384223199671127" calcext:value-type="float">
            <text:p>-0.384223199671127</text:p>
          </table:table-cell>
          <table:table-cell table:number-columns-repeated="16"/>
        </table:table-row>
        <table:table-row table:style-name="ro1">
          <table:table-cell office:value-type="float" office:value="7286.3363101526" calcext:value-type="float">
            <text:p>7286.3363101526</text:p>
          </table:table-cell>
          <table:table-cell table:number-columns-repeated="3"/>
          <table:table-cell table:formula="of:=[.$C$4] + ([.$C$5] - [.$C$4]) * (([.A2274] - [.$C$1]) / ([.$C$2] - [.$C$1]))" office:value-type="float" office:value="-0.382068833590455" calcext:value-type="float">
            <text:p>-0.382068833590455</text:p>
          </table:table-cell>
          <table:table-cell table:number-columns-repeated="16"/>
        </table:table-row>
        <table:table-row table:style-name="ro1">
          <table:table-cell office:value-type="float" office:value="7236.9860862933" calcext:value-type="float">
            <text:p>7236.9860862933</text:p>
          </table:table-cell>
          <table:table-cell table:number-columns-repeated="3"/>
          <table:table-cell table:formula="of:=[.$C$4] + ([.$C$5] - [.$C$4]) * (([.A2275] - [.$C$1]) / ([.$C$2] - [.$C$1]))" office:value-type="float" office:value="-0.382879662647213" calcext:value-type="float">
            <text:p>-0.382879662647213</text:p>
          </table:table-cell>
          <table:table-cell table:number-columns-repeated="16"/>
        </table:table-row>
        <table:table-row table:style-name="ro1">
          <table:table-cell office:value-type="float" office:value="7166.1730451795" calcext:value-type="float">
            <text:p>7166.1730451795</text:p>
          </table:table-cell>
          <table:table-cell table:number-columns-repeated="3"/>
          <table:table-cell table:formula="of:=[.$C$4] + ([.$C$5] - [.$C$4]) * (([.A2276] - [.$C$1]) / ([.$C$2] - [.$C$1]))" office:value-type="float" office:value="-0.384043127913272" calcext:value-type="float">
            <text:p>-0.384043127913272</text:p>
          </table:table-cell>
          <table:table-cell table:number-columns-repeated="16"/>
        </table:table-row>
        <table:table-row table:style-name="ro1">
          <table:table-cell office:value-type="float" office:value="7235.6235815876" calcext:value-type="float">
            <text:p>7235.6235815876</text:p>
          </table:table-cell>
          <table:table-cell table:number-columns-repeated="3"/>
          <table:table-cell table:formula="of:=[.$C$4] + ([.$C$5] - [.$C$4]) * (([.A2277] - [.$C$1]) / ([.$C$2] - [.$C$1]))" office:value-type="float" office:value="-0.382902048734225" calcext:value-type="float">
            <text:p>-0.382902048734225</text:p>
          </table:table-cell>
          <table:table-cell table:number-columns-repeated="16"/>
        </table:table-row>
        <table:table-row table:style-name="ro1">
          <table:table-cell office:value-type="float" office:value="7212.8083613511" calcext:value-type="float">
            <text:p>7212.8083613511</text:p>
          </table:table-cell>
          <table:table-cell table:number-columns-repeated="3"/>
          <table:table-cell table:formula="of:=[.$C$4] + ([.$C$5] - [.$C$4]) * (([.A2278] - [.$C$1]) / ([.$C$2] - [.$C$1]))" office:value-type="float" office:value="-0.383276905058217" calcext:value-type="float">
            <text:p>-0.383276905058217</text:p>
          </table:table-cell>
          <table:table-cell table:number-columns-repeated="16"/>
        </table:table-row>
        <table:table-row table:style-name="ro1">
          <table:table-cell office:value-type="float" office:value="7183.7060825993" calcext:value-type="float">
            <text:p>7183.7060825993</text:p>
          </table:table-cell>
          <table:table-cell table:number-columns-repeated="3"/>
          <table:table-cell table:formula="of:=[.$C$4] + ([.$C$5] - [.$C$4]) * (([.A2279] - [.$C$1]) / ([.$C$2] - [.$C$1]))" office:value-type="float" office:value="-0.383755058375153" calcext:value-type="float">
            <text:p>-0.383755058375153</text:p>
          </table:table-cell>
          <table:table-cell table:number-columns-repeated="16"/>
        </table:table-row>
        <table:table-row table:style-name="ro1">
          <table:table-cell office:value-type="float" office:value="7227.2943882922" calcext:value-type="float">
            <text:p>7227.2943882922</text:p>
          </table:table-cell>
          <table:table-cell table:number-columns-repeated="3"/>
          <table:table-cell table:formula="of:=[.$C$4] + ([.$C$5] - [.$C$4]) * (([.A2280] - [.$C$1]) / ([.$C$2] - [.$C$1]))" office:value-type="float" office:value="-0.38303889820349" calcext:value-type="float">
            <text:p>-0.38303889820349</text:p>
          </table:table-cell>
          <table:table-cell table:number-columns-repeated="16"/>
        </table:table-row>
        <table:table-row table:style-name="ro1">
          <table:table-cell office:value-type="float" office:value="7315.1515481719" calcext:value-type="float">
            <text:p>7315.1515481719</text:p>
          </table:table-cell>
          <table:table-cell table:number-columns-repeated="3"/>
          <table:table-cell table:formula="of:=[.$C$4] + ([.$C$5] - [.$C$4]) * (([.A2281] - [.$C$1]) / ([.$C$2] - [.$C$1]))" office:value-type="float" office:value="-0.381595396381131" calcext:value-type="float">
            <text:p>-0.381595396381131</text:p>
          </table:table-cell>
          <table:table-cell table:number-columns-repeated="16"/>
        </table:table-row>
        <table:table-row table:style-name="ro1">
          <table:table-cell office:value-type="float" office:value="7379.1578812114" calcext:value-type="float">
            <text:p>7379.1578812114</text:p>
          </table:table-cell>
          <table:table-cell table:number-columns-repeated="3"/>
          <table:table-cell table:formula="of:=[.$C$4] + ([.$C$5] - [.$C$4]) * (([.A2282] - [.$C$1]) / ([.$C$2] - [.$C$1]))" office:value-type="float" office:value="-0.380543766001642" calcext:value-type="float">
            <text:p>-0.380543766001642</text:p>
          </table:table-cell>
          <table:table-cell table:number-columns-repeated="16"/>
        </table:table-row>
        <table:table-row table:style-name="ro1">
          <table:table-cell office:value-type="float" office:value="7251.2778875377" calcext:value-type="float">
            <text:p>7251.2778875377</text:p>
          </table:table-cell>
          <table:table-cell table:number-columns-repeated="3"/>
          <table:table-cell table:formula="of:=[.$C$4] + ([.$C$5] - [.$C$4]) * (([.A2283] - [.$C$1]) / ([.$C$2] - [.$C$1]))" office:value-type="float" office:value="-0.382644846939884" calcext:value-type="float">
            <text:p>-0.382644846939884</text:p>
          </table:table-cell>
          <table:table-cell table:number-columns-repeated="16"/>
        </table:table-row>
        <table:table-row table:style-name="ro1">
          <table:table-cell office:value-type="float" office:value="7179.9576886221" calcext:value-type="float">
            <text:p>7179.9576886221</text:p>
          </table:table-cell>
          <table:table-cell table:number-columns-repeated="3"/>
          <table:table-cell table:formula="of:=[.$C$4] + ([.$C$5] - [.$C$4]) * (([.A2284] - [.$C$1]) / ([.$C$2] - [.$C$1]))" office:value-type="float" office:value="-0.383816644858764" calcext:value-type="float">
            <text:p>-0.383816644858764</text:p>
          </table:table-cell>
          <table:table-cell table:number-columns-repeated="16"/>
        </table:table-row>
        <table:table-row table:style-name="ro1">
          <table:table-cell office:value-type="float" office:value="7174.712356544" calcext:value-type="float">
            <text:p>7174.712356544</text:p>
          </table:table-cell>
          <table:table-cell table:number-columns-repeated="3"/>
          <table:table-cell table:formula="of:=[.$C$4] + ([.$C$5] - [.$C$4]) * (([.A2285] - [.$C$1]) / ([.$C$2] - [.$C$1]))" office:value-type="float" office:value="-0.383902826183359" calcext:value-type="float">
            <text:p>-0.383902826183359</text:p>
          </table:table-cell>
          <table:table-cell table:number-columns-repeated="16"/>
        </table:table-row>
        <table:table-row table:style-name="ro1">
          <table:table-cell office:value-type="float" office:value="6955.4875796713" calcext:value-type="float">
            <text:p>6955.4875796713</text:p>
          </table:table-cell>
          <table:table-cell table:number-columns-repeated="3"/>
          <table:table-cell table:formula="of:=[.$C$4] + ([.$C$5] - [.$C$4]) * (([.A2286] - [.$C$1]) / ([.$C$2] - [.$C$1]))" office:value-type="float" office:value="-0.387504710939882" calcext:value-type="float">
            <text:p>-0.387504710939882</text:p>
          </table:table-cell>
          <table:table-cell table:number-columns-repeated="16"/>
        </table:table-row>
        <table:table-row table:style-name="ro1">
          <table:table-cell office:value-type="float" office:value="7291.2175035999" calcext:value-type="float">
            <text:p>7291.2175035999</text:p>
          </table:table-cell>
          <table:table-cell table:number-columns-repeated="3"/>
          <table:table-cell table:formula="of:=[.$C$4] + ([.$C$5] - [.$C$4]) * (([.A2287] - [.$C$1]) / ([.$C$2] - [.$C$1]))" office:value-type="float" office:value="-0.381988635099562" calcext:value-type="float">
            <text:p>-0.381988635099562</text:p>
          </table:table-cell>
          <table:table-cell table:number-columns-repeated="16"/>
        </table:table-row>
        <table:table-row table:style-name="ro1">
          <table:table-cell office:value-type="float" office:value="7337.421390676" calcext:value-type="float">
            <text:p>7337.421390676</text:p>
          </table:table-cell>
          <table:table-cell table:number-columns-repeated="3"/>
          <table:table-cell table:formula="of:=[.$C$4] + ([.$C$5] - [.$C$4]) * (([.A2288] - [.$C$1]) / ([.$C$2] - [.$C$1]))" office:value-type="float" office:value="-0.381229500667198" calcext:value-type="float">
            <text:p>-0.381229500667198</text:p>
          </table:table-cell>
          <table:table-cell table:number-columns-repeated="16"/>
        </table:table-row>
        <table:table-row table:style-name="ro1">
          <table:table-cell office:value-type="float" office:value="7351.5788898737" calcext:value-type="float">
            <text:p>7351.5788898737</text:p>
          </table:table-cell>
          <table:table-cell table:number-columns-repeated="3"/>
          <table:table-cell table:formula="of:=[.$C$4] + ([.$C$5] - [.$C$4]) * (([.A2289] - [.$C$1]) / ([.$C$2] - [.$C$1]))" office:value-type="float" office:value="-0.380996891555773" calcext:value-type="float">
            <text:p>-0.380996891555773</text:p>
          </table:table-cell>
          <table:table-cell table:number-columns-repeated="16"/>
        </table:table-row>
        <table:table-row table:style-name="ro1">
          <table:table-cell office:value-type="float" office:value="7714.9084837456" calcext:value-type="float">
            <text:p>7714.9084837456</text:p>
          </table:table-cell>
          <table:table-cell table:number-columns-repeated="3"/>
          <table:table-cell table:formula="of:=[.$C$4] + ([.$C$5] - [.$C$4]) * (([.A2290] - [.$C$1]) / ([.$C$2] - [.$C$1]))" office:value-type="float" office:value="-0.375027350409789" calcext:value-type="float">
            <text:p>-0.375027350409789</text:p>
          </table:table-cell>
          <table:table-cell table:number-columns-repeated="16"/>
        </table:table-row>
        <table:table-row table:style-name="ro1">
          <table:table-cell office:value-type="float" office:value="8046.8029434773" calcext:value-type="float">
            <text:p>8046.8029434773</text:p>
          </table:table-cell>
          <table:table-cell table:number-columns-repeated="3"/>
          <table:table-cell table:formula="of:=[.$C$4] + ([.$C$5] - [.$C$4]) * (([.A2291] - [.$C$1]) / ([.$C$2] - [.$C$1]))" office:value-type="float" office:value="-0.369574291625397" calcext:value-type="float">
            <text:p>-0.369574291625397</text:p>
          </table:table-cell>
          <table:table-cell table:number-columns-repeated="16"/>
        </table:table-row>
        <table:table-row table:style-name="ro1">
          <table:table-cell office:value-type="float" office:value="8046.1115292961" calcext:value-type="float">
            <text:p>8046.1115292961</text:p>
          </table:table-cell>
          <table:table-cell table:number-columns-repeated="3"/>
          <table:table-cell table:formula="of:=[.$C$4] + ([.$C$5] - [.$C$4]) * (([.A2292] - [.$C$1]) / ([.$C$2] - [.$C$1]))" office:value-type="float" office:value="-0.369585651628747" calcext:value-type="float">
            <text:p>-0.369585651628747</text:p>
          </table:table-cell>
          <table:table-cell table:number-columns-repeated="16"/>
        </table:table-row>
        <table:table-row table:style-name="ro1">
          <table:table-cell office:value-type="float" office:value="7808.7037326474" calcext:value-type="float">
            <text:p>7808.7037326474</text:p>
          </table:table-cell>
          <table:table-cell table:number-columns-repeated="3"/>
          <table:table-cell table:formula="of:=[.$C$4] + ([.$C$5] - [.$C$4]) * (([.A2293] - [.$C$1]) / ([.$C$2] - [.$C$1]))" office:value-type="float" office:value="-0.373486285197758" calcext:value-type="float">
            <text:p>-0.373486285197758</text:p>
          </table:table-cell>
          <table:table-cell table:number-columns-repeated="16"/>
        </table:table-row>
        <table:table-row table:style-name="ro1">
          <table:table-cell office:value-type="float" office:value="8195.4759992712" calcext:value-type="float">
            <text:p>8195.4759992712</text:p>
          </table:table-cell>
          <table:table-cell table:number-columns-repeated="3"/>
          <table:table-cell table:formula="of:=[.$C$4] + ([.$C$5] - [.$C$4]) * (([.A2294] - [.$C$1]) / ([.$C$2] - [.$C$1]))" office:value-type="float" office:value="-0.367131578620924" calcext:value-type="float">
            <text:p>-0.367131578620924</text:p>
          </table:table-cell>
          <table:table-cell table:number-columns-repeated="16"/>
        </table:table-row>
        <table:table-row table:style-name="ro1">
          <table:table-cell office:value-type="float" office:value="8080.2296143216" calcext:value-type="float">
            <text:p>8080.2296143216</text:p>
          </table:table-cell>
          <table:table-cell table:number-columns-repeated="3"/>
          <table:table-cell table:formula="of:=[.$C$4] + ([.$C$5] - [.$C$4]) * (([.A2295] - [.$C$1]) / ([.$C$2] - [.$C$1]))" office:value-type="float" office:value="-0.369025088118873" calcext:value-type="float">
            <text:p>-0.369025088118873</text:p>
          </table:table-cell>
          <table:table-cell table:number-columns-repeated="16"/>
        </table:table-row>
        <table:table-row table:style-name="ro1">
          <table:table-cell office:value-type="float" office:value="8150.8073363647" calcext:value-type="float">
            <text:p>8150.8073363647</text:p>
          </table:table-cell>
          <table:table-cell table:number-columns-repeated="3"/>
          <table:table-cell table:formula="of:=[.$C$4] + ([.$C$5] - [.$C$4]) * (([.A2296] - [.$C$1]) / ([.$C$2] - [.$C$1]))" office:value-type="float" office:value="-0.36786548916841" calcext:value-type="float">
            <text:p>-0.36786548916841</text:p>
          </table:table-cell>
          <table:table-cell table:number-columns-repeated="16"/>
        </table:table-row>
        <table:table-row table:style-name="ro1">
          <table:table-cell office:value-type="float" office:value="8110.5112347453" calcext:value-type="float">
            <text:p>8110.5112347453</text:p>
          </table:table-cell>
          <table:table-cell table:number-columns-repeated="3"/>
          <table:table-cell table:formula="of:=[.$C$4] + ([.$C$5] - [.$C$4]) * (([.A2297] - [.$C$1]) / ([.$C$2] - [.$C$1]))" office:value-type="float" office:value="-0.368527558101679" calcext:value-type="float">
            <text:p>-0.368527558101679</text:p>
          </table:table-cell>
          <table:table-cell table:number-columns-repeated="16"/>
        </table:table-row>
        <table:table-row table:style-name="ro1">
          <table:table-cell office:value-type="float" office:value="8735.1484173123" calcext:value-type="float">
            <text:p>8735.1484173123</text:p>
          </table:table-cell>
          <table:table-cell table:number-columns-repeated="3"/>
          <table:table-cell table:formula="of:=[.$C$4] + ([.$C$5] - [.$C$4]) * (([.A2298] - [.$C$1]) / ([.$C$2] - [.$C$1]))" office:value-type="float" office:value="-0.358264707440634" calcext:value-type="float">
            <text:p>-0.358264707440634</text:p>
          </table:table-cell>
          <table:table-cell table:number-columns-repeated="16"/>
        </table:table-row>
        <table:table-row table:style-name="ro1">
          <table:table-cell office:value-type="float" office:value="8825.385428024" calcext:value-type="float">
            <text:p>8825.385428024</text:p>
          </table:table-cell>
          <table:table-cell table:number-columns-repeated="3"/>
          <table:table-cell table:formula="of:=[.$C$4] + ([.$C$5] - [.$C$4]) * (([.A2299] - [.$C$1]) / ([.$C$2] - [.$C$1]))" office:value-type="float" office:value="-0.356782104433834" calcext:value-type="float">
            <text:p>-0.356782104433834</text:p>
          </table:table-cell>
          <table:table-cell table:number-columns-repeated="16"/>
        </table:table-row>
        <table:table-row table:style-name="ro1">
          <table:table-cell office:value-type="float" office:value="8711.6373107297" calcext:value-type="float">
            <text:p>8711.6373107297</text:p>
          </table:table-cell>
          <table:table-cell table:number-columns-repeated="3"/>
          <table:table-cell table:formula="of:=[.$C$4] + ([.$C$5] - [.$C$4]) * (([.A2300] - [.$C$1]) / ([.$C$2] - [.$C$1]))" office:value-type="float" office:value="-0.358650997246088" calcext:value-type="float">
            <text:p>-0.358650997246088</text:p>
          </table:table-cell>
          <table:table-cell table:number-columns-repeated="16"/>
        </table:table-row>
        <table:table-row table:style-name="ro1">
          <table:table-cell office:value-type="float" office:value="8925.3034863741" calcext:value-type="float">
            <text:p>8925.3034863741</text:p>
          </table:table-cell>
          <table:table-cell table:number-columns-repeated="3"/>
          <table:table-cell table:formula="of:=[.$C$4] + ([.$C$5] - [.$C$4]) * (([.A2301] - [.$C$1]) / ([.$C$2] - [.$C$1]))" office:value-type="float" office:value="-0.355140440857268" calcext:value-type="float">
            <text:p>-0.355140440857268</text:p>
          </table:table-cell>
          <table:table-cell table:number-columns-repeated="16"/>
        </table:table-row>
        <table:table-row table:style-name="ro1">
          <table:table-cell office:value-type="float" office:value="8939.8799944275" calcext:value-type="float">
            <text:p>8939.8799944275</text:p>
          </table:table-cell>
          <table:table-cell table:number-columns-repeated="3"/>
          <table:table-cell table:formula="of:=[.$C$4] + ([.$C$5] - [.$C$4]) * (([.A2302] - [.$C$1]) / ([.$C$2] - [.$C$1]))" office:value-type="float" office:value="-0.354900947388921" calcext:value-type="float">
            <text:p>-0.354900947388921</text:p>
          </table:table-cell>
          <table:table-cell table:number-columns-repeated="16"/>
        </table:table-row>
        <table:table-row table:style-name="ro1">
          <table:table-cell office:value-type="float" office:value="8638.1827126888" calcext:value-type="float">
            <text:p>8638.1827126888</text:p>
          </table:table-cell>
          <table:table-cell table:number-columns-repeated="3"/>
          <table:table-cell table:formula="of:=[.$C$4] + ([.$C$5] - [.$C$4]) * (([.A2303] - [.$C$1]) / ([.$C$2] - [.$C$1]))" office:value-type="float" office:value="-0.359857863553602" calcext:value-type="float">
            <text:p>-0.359857863553602</text:p>
          </table:table-cell>
          <table:table-cell table:number-columns-repeated="16"/>
        </table:table-row>
        <table:table-row table:style-name="ro1">
          <table:table-cell office:value-type="float" office:value="8652.6824688107" calcext:value-type="float">
            <text:p>8652.6824688107</text:p>
          </table:table-cell>
          <table:table-cell table:number-columns-repeated="3"/>
          <table:table-cell table:formula="of:=[.$C$4] + ([.$C$5] - [.$C$4]) * (([.A2304] - [.$C$1]) / ([.$C$2] - [.$C$1]))" office:value-type="float" office:value="-0.359619631127077" calcext:value-type="float">
            <text:p>-0.359619631127077</text:p>
          </table:table-cell>
          <table:table-cell table:number-columns-repeated="16"/>
        </table:table-row>
        <table:table-row table:style-name="ro1">
          <table:table-cell office:value-type="float" office:value="8708.8352221244" calcext:value-type="float">
            <text:p>8708.8352221244</text:p>
          </table:table-cell>
          <table:table-cell table:number-columns-repeated="3"/>
          <table:table-cell table:formula="of:=[.$C$4] + ([.$C$5] - [.$C$4]) * (([.A2305] - [.$C$1]) / ([.$C$2] - [.$C$1]))" office:value-type="float" office:value="-0.358697035838887" calcext:value-type="float">
            <text:p>-0.358697035838887</text:p>
          </table:table-cell>
          <table:table-cell table:number-columns-repeated="16"/>
        </table:table-row>
        <table:table-row table:style-name="ro1">
          <table:table-cell office:value-type="float" office:value="8635.074107528" calcext:value-type="float">
            <text:p>8635.074107528</text:p>
          </table:table-cell>
          <table:table-cell table:number-columns-repeated="3"/>
          <table:table-cell table:formula="of:=[.$C$4] + ([.$C$5] - [.$C$4]) * (([.A2306] - [.$C$1]) / ([.$C$2] - [.$C$1]))" office:value-type="float" office:value="-0.35990893824371" calcext:value-type="float">
            <text:p>-0.35990893824371</text:p>
          </table:table-cell>
          <table:table-cell table:number-columns-repeated="16"/>
        </table:table-row>
        <table:table-row table:style-name="ro1">
          <table:table-cell office:value-type="float" office:value="8381.5997737175" calcext:value-type="float">
            <text:p>8381.5997737175</text:p>
          </table:table-cell>
          <table:table-cell table:number-columns-repeated="3"/>
          <table:table-cell table:formula="of:=[.$C$4] + ([.$C$5] - [.$C$4]) * (([.A2307] - [.$C$1]) / ([.$C$2] - [.$C$1]))" office:value-type="float" office:value="-0.364073546606623" calcext:value-type="float">
            <text:p>-0.364073546606623</text:p>
          </table:table-cell>
          <table:table-cell table:number-columns-repeated="16"/>
        </table:table-row>
        <table:table-row table:style-name="ro1">
          <table:table-cell office:value-type="float" office:value="8451.2321285783" calcext:value-type="float">
            <text:p>8451.2321285783</text:p>
          </table:table-cell>
          <table:table-cell table:number-columns-repeated="3"/>
          <table:table-cell table:formula="of:=[.$C$4] + ([.$C$5] - [.$C$4]) * (([.A2308] - [.$C$1]) / ([.$C$2] - [.$C$1]))" office:value-type="float" office:value="-0.362929480132424" calcext:value-type="float">
            <text:p>-0.362929480132424</text:p>
          </table:table-cell>
          <table:table-cell table:number-columns-repeated="16"/>
        </table:table-row>
        <table:table-row table:style-name="ro1">
          <table:table-cell office:value-type="float" office:value="8347.5699512759" calcext:value-type="float">
            <text:p>8347.5699512759</text:p>
          </table:table-cell>
          <table:table-cell table:number-columns-repeated="3"/>
          <table:table-cell table:formula="of:=[.$C$4] + ([.$C$5] - [.$C$4]) * (([.A2309] - [.$C$1]) / ([.$C$2] - [.$C$1]))" office:value-type="float" office:value="-0.364632659953518" calcext:value-type="float">
            <text:p>-0.364632659953518</text:p>
          </table:table-cell>
          <table:table-cell table:number-columns-repeated="16"/>
        </table:table-row>
        <table:table-row table:style-name="ro1">
          <table:table-cell office:value-type="float" office:value="8562.307388095" calcext:value-type="float">
            <text:p>8562.307388095</text:p>
          </table:table-cell>
          <table:table-cell table:number-columns-repeated="3"/>
          <table:table-cell table:formula="of:=[.$C$4] + ([.$C$5] - [.$C$4]) * (([.A2310] - [.$C$1]) / ([.$C$2] - [.$C$1]))" office:value-type="float" office:value="-0.361104502637693" calcext:value-type="float">
            <text:p>-0.361104502637693</text:p>
          </table:table-cell>
          <table:table-cell table:number-columns-repeated="16"/>
        </table:table-row>
        <table:table-row table:style-name="ro1">
          <table:table-cell office:value-type="float" office:value="8877.7336172999" calcext:value-type="float">
            <text:p>8877.7336172999</text:p>
          </table:table-cell>
          <table:table-cell table:number-columns-repeated="3"/>
          <table:table-cell table:formula="of:=[.$C$4] + ([.$C$5] - [.$C$4]) * (([.A2311] - [.$C$1]) / ([.$C$2] - [.$C$1]))" office:value-type="float" office:value="-0.355922018508902" calcext:value-type="float">
            <text:p>-0.355922018508902</text:p>
          </table:table-cell>
          <table:table-cell table:number-columns-repeated="16"/>
        </table:table-row>
        <table:table-row table:style-name="ro1">
          <table:table-cell office:value-type="float" office:value="9131.1146528164" calcext:value-type="float">
            <text:p>9131.1146528164</text:p>
          </table:table-cell>
          <table:table-cell table:number-columns-repeated="3"/>
          <table:table-cell table:formula="of:=[.$C$4] + ([.$C$5] - [.$C$4]) * (([.A2312] - [.$C$1]) / ([.$C$2] - [.$C$1]))" office:value-type="float" office:value="-0.351758943046183" calcext:value-type="float">
            <text:p>-0.351758943046183</text:p>
          </table:table-cell>
          <table:table-cell table:number-columns-repeated="16"/>
        </table:table-row>
        <table:table-row table:style-name="ro1">
          <table:table-cell office:value-type="float" office:value="9288.5226462662" calcext:value-type="float">
            <text:p>9288.5226462662</text:p>
          </table:table-cell>
          <table:table-cell table:number-columns-repeated="3"/>
          <table:table-cell table:formula="of:=[.$C$4] + ([.$C$5] - [.$C$4]) * (([.A2313] - [.$C$1]) / ([.$C$2] - [.$C$1]))" office:value-type="float" office:value="-0.34917271415249" calcext:value-type="float">
            <text:p>-0.34917271415249</text:p>
          </table:table-cell>
          <table:table-cell table:number-columns-repeated="16"/>
        </table:table-row>
        <table:table-row table:style-name="ro1">
          <table:table-cell office:value-type="float" office:value="9548.5453758381" calcext:value-type="float">
            <text:p>9548.5453758381</text:p>
          </table:table-cell>
          <table:table-cell table:number-columns-repeated="3"/>
          <table:table-cell table:formula="of:=[.$C$4] + ([.$C$5] - [.$C$4]) * (([.A2314] - [.$C$1]) / ([.$C$2] - [.$C$1]))" office:value-type="float" office:value="-0.344900514999844" calcext:value-type="float">
            <text:p>-0.344900514999844</text:p>
          </table:table-cell>
          <table:table-cell table:number-columns-repeated="16"/>
        </table:table-row>
        <table:table-row table:style-name="ro1">
          <table:table-cell office:value-type="float" office:value="9388.8790704776" calcext:value-type="float">
            <text:p>9388.8790704776</text:p>
          </table:table-cell>
          <table:table-cell table:number-columns-repeated="3"/>
          <table:table-cell table:formula="of:=[.$C$4] + ([.$C$5] - [.$C$4]) * (([.A2315] - [.$C$1]) / ([.$C$2] - [.$C$1]))" office:value-type="float" office:value="-0.347523848181486" calcext:value-type="float">
            <text:p>-0.347523848181486</text:p>
          </table:table-cell>
          <table:table-cell table:number-columns-repeated="16"/>
        </table:table-row>
        <table:table-row table:style-name="ro1">
          <table:table-cell office:value-type="float" office:value="9375.2268312725" calcext:value-type="float">
            <text:p>9375.2268312725</text:p>
          </table:table-cell>
          <table:table-cell table:number-columns-repeated="3"/>
          <table:table-cell table:formula="of:=[.$C$4] + ([.$C$5] - [.$C$4]) * (([.A2316] - [.$C$1]) / ([.$C$2] - [.$C$1]))" office:value-type="float" office:value="-0.347748155821283" calcext:value-type="float">
            <text:p>-0.347748155821283</text:p>
          </table:table-cell>
          <table:table-cell table:number-columns-repeated="16"/>
        </table:table-row>
        <table:table-row table:style-name="ro1">
          <table:table-cell office:value-type="float" office:value="9385.2597687902" calcext:value-type="float">
            <text:p>9385.2597687902</text:p>
          </table:table-cell>
          <table:table-cell table:number-columns-repeated="3"/>
          <table:table-cell table:formula="of:=[.$C$4] + ([.$C$5] - [.$C$4]) * (([.A2317] - [.$C$1]) / ([.$C$2] - [.$C$1]))" office:value-type="float" office:value="-0.347583313666014" calcext:value-type="float">
            <text:p>-0.347583313666014</text:p>
          </table:table-cell>
          <table:table-cell table:number-columns-repeated="16"/>
        </table:table-row>
        <table:table-row table:style-name="ro1">
          <table:table-cell office:value-type="float" office:value="9286.2077761598" calcext:value-type="float">
            <text:p>9286.2077761598</text:p>
          </table:table-cell>
          <table:table-cell table:number-columns-repeated="3"/>
          <table:table-cell table:formula="of:=[.$C$4] + ([.$C$5] - [.$C$4]) * (([.A2318] - [.$C$1]) / ([.$C$2] - [.$C$1]))" office:value-type="float" office:value="-0.349210747697185" calcext:value-type="float">
            <text:p>-0.349210747697185</text:p>
          </table:table-cell>
          <table:table-cell table:number-columns-repeated="16"/>
        </table:table-row>
        <table:table-row table:style-name="ro1">
          <table:table-cell office:value-type="float" office:value="9177.8957937954" calcext:value-type="float">
            <text:p>9177.8957937954</text:p>
          </table:table-cell>
          <table:table-cell table:number-columns-repeated="3"/>
          <table:table-cell table:formula="of:=[.$C$4] + ([.$C$5] - [.$C$4]) * (([.A2319] - [.$C$1]) / ([.$C$2] - [.$C$1]))" office:value-type="float" office:value="-0.350990324275127" calcext:value-type="float">
            <text:p>-0.350990324275127</text:p>
          </table:table-cell>
          <table:table-cell table:number-columns-repeated="16"/>
        </table:table-row>
        <table:table-row table:style-name="ro1">
          <table:table-cell office:value-type="float" office:value="9600.4035851114" calcext:value-type="float">
            <text:p>9600.4035851114</text:p>
          </table:table-cell>
          <table:table-cell table:number-columns-repeated="3"/>
          <table:table-cell table:formula="of:=[.$C$4] + ([.$C$5] - [.$C$4]) * (([.A2320] - [.$C$1]) / ([.$C$2] - [.$C$1]))" office:value-type="float" office:value="-0.344048479494795" calcext:value-type="float">
            <text:p>-0.344048479494795</text:p>
          </table:table-cell>
          <table:table-cell table:number-columns-repeated="16"/>
        </table:table-row>
        <table:table-row table:style-name="ro1">
          <table:table-cell office:value-type="float" office:value="9681.3776995274" calcext:value-type="float">
            <text:p>9681.3776995274</text:p>
          </table:table-cell>
          <table:table-cell table:number-columns-repeated="3"/>
          <table:table-cell table:formula="of:=[.$C$4] + ([.$C$5] - [.$C$4]) * (([.A2321] - [.$C$1]) / ([.$C$2] - [.$C$1]))" office:value-type="float" office:value="-0.34271806678986" calcext:value-type="float">
            <text:p>-0.34271806678986</text:p>
          </table:table-cell>
          <table:table-cell table:number-columns-repeated="16"/>
        </table:table-row>
        <table:table-row table:style-name="ro1">
          <table:table-cell office:value-type="float" office:value="9795.343586045" calcext:value-type="float">
            <text:p>9795.343586045</text:p>
          </table:table-cell>
          <table:table-cell table:number-columns-repeated="3"/>
          <table:table-cell table:formula="of:=[.$C$4] + ([.$C$5] - [.$C$4]) * (([.A2322] - [.$C$1]) / ([.$C$2] - [.$C$1]))" office:value-type="float" office:value="-0.340845596007738" calcext:value-type="float">
            <text:p>-0.340845596007738</text:p>
          </table:table-cell>
          <table:table-cell table:number-columns-repeated="16"/>
        </table:table-row>
        <table:table-row table:style-name="ro1">
          <table:table-cell office:value-type="float" office:value="9900.6846345293" calcext:value-type="float">
            <text:p>9900.6846345293</text:p>
          </table:table-cell>
          <table:table-cell table:number-columns-repeated="3"/>
          <table:table-cell table:formula="of:=[.$C$4] + ([.$C$5] - [.$C$4]) * (([.A2323] - [.$C$1]) / ([.$C$2] - [.$C$1]))" office:value-type="float" office:value="-0.339114832167153" calcext:value-type="float">
            <text:p>-0.339114832167153</text:p>
          </table:table-cell>
          <table:table-cell table:number-columns-repeated="16"/>
        </table:table-row>
        <table:table-row table:style-name="ro1">
          <table:table-cell office:value-type="float" office:value="10132.7064787693" calcext:value-type="float">
            <text:p>10132.7064787693</text:p>
          </table:table-cell>
          <table:table-cell table:number-columns-repeated="3"/>
          <table:table-cell table:formula="of:=[.$C$4] + ([.$C$5] - [.$C$4]) * (([.A2324] - [.$C$1]) / ([.$C$2] - [.$C$1]))" office:value-type="float" office:value="-0.33530269032867" calcext:value-type="float">
            <text:p>-0.33530269032867</text:p>
          </table:table-cell>
          <table:table-cell table:number-columns-repeated="16"/>
        </table:table-row>
        <table:table-row table:style-name="ro1">
          <table:table-cell office:value-type="float" office:value="9851.6442542986" calcext:value-type="float">
            <text:p>9851.6442542986</text:p>
          </table:table-cell>
          <table:table-cell table:number-columns-repeated="3"/>
          <table:table-cell table:formula="of:=[.$C$4] + ([.$C$5] - [.$C$4]) * (([.A2325] - [.$C$1]) / ([.$C$2] - [.$C$1]))" office:value-type="float" office:value="-0.339920570462462" calcext:value-type="float">
            <text:p>-0.339920570462462</text:p>
          </table:table-cell>
          <table:table-cell table:number-columns-repeated="16"/>
        </table:table-row>
        <table:table-row table:style-name="ro1">
          <table:table-cell office:value-type="float" office:value="10236.7932647241" calcext:value-type="float">
            <text:p>10236.7932647241</text:p>
          </table:table-cell>
          <table:table-cell table:number-columns-repeated="3"/>
          <table:table-cell table:formula="of:=[.$C$4] + ([.$C$5] - [.$C$4]) * (([.A2326] - [.$C$1]) / ([.$C$2] - [.$C$1]))" office:value-type="float" office:value="-0.333592534145441" calcext:value-type="float">
            <text:p>-0.333592534145441</text:p>
          </table:table-cell>
          <table:table-cell table:number-columns-repeated="16"/>
        </table:table-row>
        <table:table-row table:style-name="ro1">
          <table:table-cell office:value-type="float" office:value="10364.2323800436" calcext:value-type="float">
            <text:p>10364.2323800436</text:p>
          </table:table-cell>
          <table:table-cell table:number-columns-repeated="3"/>
          <table:table-cell table:formula="of:=[.$C$4] + ([.$C$5] - [.$C$4]) * (([.A2327] - [.$C$1]) / ([.$C$2] - [.$C$1]))" office:value-type="float" office:value="-0.331498696882143" calcext:value-type="float">
            <text:p>-0.331498696882143</text:p>
          </table:table-cell>
          <table:table-cell table:number-columns-repeated="16"/>
        </table:table-row>
        <table:table-row table:style-name="ro1">
          <table:table-cell office:value-type="float" office:value="10234.467701605" calcext:value-type="float">
            <text:p>10234.467701605</text:p>
          </table:table-cell>
          <table:table-cell table:number-columns-repeated="3"/>
          <table:table-cell table:formula="of:=[.$C$4] + ([.$C$5] - [.$C$4]) * (([.A2328] - [.$C$1]) / ([.$C$2] - [.$C$1]))" office:value-type="float" office:value="-0.333630743377392" calcext:value-type="float">
            <text:p>-0.333630743377392</text:p>
          </table:table-cell>
          <table:table-cell table:number-columns-repeated="16"/>
        </table:table-row>
        <table:table-row table:style-name="ro1">
          <table:table-cell office:value-type="float" office:value="10367.5274787261" calcext:value-type="float">
            <text:p>10367.5274787261</text:p>
          </table:table-cell>
          <table:table-cell table:number-columns-repeated="3"/>
          <table:table-cell table:formula="of:=[.$C$4] + ([.$C$5] - [.$C$4]) * (([.A2329] - [.$C$1]) / ([.$C$2] - [.$C$1]))" office:value-type="float" office:value="-0.331444558085037" calcext:value-type="float">
            <text:p>-0.331444558085037</text:p>
          </table:table-cell>
          <table:table-cell table:number-columns-repeated="16"/>
        </table:table-row>
        <table:table-row table:style-name="ro1">
          <table:table-cell office:value-type="float" office:value="9926.3534545451" calcext:value-type="float">
            <text:p>9926.3534545451</text:p>
          </table:table-cell>
          <table:table-cell table:number-columns-repeated="3"/>
          <table:table-cell table:formula="of:=[.$C$4] + ([.$C$5] - [.$C$4]) * (([.A2330] - [.$C$1]) / ([.$C$2] - [.$C$1]))" office:value-type="float" office:value="-0.33869309091668" calcext:value-type="float">
            <text:p>-0.33869309091668</text:p>
          </table:table-cell>
          <table:table-cell table:number-columns-repeated="16"/>
        </table:table-row>
        <table:table-row table:style-name="ro1">
          <table:table-cell office:value-type="float" office:value="9933.9019334018" calcext:value-type="float">
            <text:p>9933.9019334018</text:p>
          </table:table-cell>
          <table:table-cell table:number-columns-repeated="3"/>
          <table:table-cell table:formula="of:=[.$C$4] + ([.$C$5] - [.$C$4]) * (([.A2331] - [.$C$1]) / ([.$C$2] - [.$C$1]))" office:value-type="float" office:value="-0.338569068662824" calcext:value-type="float">
            <text:p>-0.338569068662824</text:p>
          </table:table-cell>
          <table:table-cell table:number-columns-repeated="16"/>
        </table:table-row>
        <table:table-row table:style-name="ro1">
          <table:table-cell office:value-type="float" office:value="9636.6243453088" calcext:value-type="float">
            <text:p>9636.6243453088</text:p>
          </table:table-cell>
          <table:table-cell table:number-columns-repeated="3"/>
          <table:table-cell table:formula="of:=[.$C$4] + ([.$C$5] - [.$C$4]) * (([.A2332] - [.$C$1]) / ([.$C$2] - [.$C$1]))" office:value-type="float" office:value="-0.343453368823977" calcext:value-type="float">
            <text:p>-0.343453368823977</text:p>
          </table:table-cell>
          <table:table-cell table:number-columns-repeated="16"/>
        </table:table-row>
        <table:table-row table:style-name="ro1">
          <table:table-cell office:value-type="float" office:value="10190.007761341" calcext:value-type="float">
            <text:p>10190.007761341</text:p>
          </table:table-cell>
          <table:table-cell table:number-columns-repeated="3"/>
          <table:table-cell table:formula="of:=[.$C$4] + ([.$C$5] - [.$C$4]) * (([.A2333] - [.$C$1]) / ([.$C$2] - [.$C$1]))" office:value-type="float" office:value="-0.334361224591228" calcext:value-type="float">
            <text:p>-0.334361224591228</text:p>
          </table:table-cell>
          <table:table-cell table:number-columns-repeated="16"/>
        </table:table-row>
        <table:table-row table:style-name="ro1">
          <table:table-cell office:value-type="float" office:value="9608.9319696903" calcext:value-type="float">
            <text:p>9608.9319696903</text:p>
          </table:table-cell>
          <table:table-cell table:number-columns-repeated="3"/>
          <table:table-cell table:formula="of:=[.$C$4] + ([.$C$5] - [.$C$4]) * (([.A2334] - [.$C$1]) / ([.$C$2] - [.$C$1]))" office:value-type="float" office:value="-0.34390835729305" calcext:value-type="float">
            <text:p>-0.34390835729305</text:p>
          </table:table-cell>
          <table:table-cell table:number-columns-repeated="16"/>
        </table:table-row>
        <table:table-row table:style-name="ro1">
          <table:table-cell office:value-type="float" office:value="9631.4825593356" calcext:value-type="float">
            <text:p>9631.4825593356</text:p>
          </table:table-cell>
          <table:table-cell table:number-columns-repeated="3"/>
          <table:table-cell table:formula="of:=[.$C$4] + ([.$C$5] - [.$C$4]) * (([.A2335] - [.$C$1]) / ([.$C$2] - [.$C$1]))" office:value-type="float" office:value="-0.343537848875832" calcext:value-type="float">
            <text:p>-0.343537848875832</text:p>
          </table:table-cell>
          <table:table-cell table:number-columns-repeated="16"/>
        </table:table-row>
        <table:table-row table:style-name="ro1">
          <table:table-cell office:value-type="float" office:value="9696.5330638773" calcext:value-type="float">
            <text:p>9696.5330638773</text:p>
          </table:table-cell>
          <table:table-cell table:number-columns-repeated="3"/>
          <table:table-cell table:formula="of:=[.$C$4] + ([.$C$5] - [.$C$4]) * (([.A2336] - [.$C$1]) / ([.$C$2] - [.$C$1]))" office:value-type="float" office:value="-0.342469062655336" calcext:value-type="float">
            <text:p>-0.342469062655336</text:p>
          </table:table-cell>
          <table:table-cell table:number-columns-repeated="16"/>
        </table:table-row>
        <table:table-row table:style-name="ro1">
          <table:table-cell office:value-type="float" office:value="9689.0859922174" calcext:value-type="float">
            <text:p>9689.0859922174</text:p>
          </table:table-cell>
          <table:table-cell table:number-columns-repeated="3"/>
          <table:table-cell table:formula="of:=[.$C$4] + ([.$C$5] - [.$C$4]) * (([.A2337] - [.$C$1]) / ([.$C$2] - [.$C$1]))" office:value-type="float" office:value="-0.342591418778924" calcext:value-type="float">
            <text:p>-0.342591418778924</text:p>
          </table:table-cell>
          <table:table-cell table:number-columns-repeated="16"/>
        </table:table-row>
        <table:table-row table:style-name="ro1">
          <table:table-cell office:value-type="float" office:value="9921.0485615766" calcext:value-type="float">
            <text:p>9921.0485615766</text:p>
          </table:table-cell>
          <table:table-cell table:number-columns-repeated="3"/>
          <table:table-cell table:formula="of:=[.$C$4] + ([.$C$5] - [.$C$4]) * (([.A2338] - [.$C$1]) / ([.$C$2] - [.$C$1]))" office:value-type="float" office:value="-0.338780250832593" calcext:value-type="float">
            <text:p>-0.338780250832593</text:p>
          </table:table-cell>
          <table:table-cell table:number-columns-repeated="16"/>
        </table:table-row>
        <table:table-row table:style-name="ro1">
          <table:table-cell office:value-type="float" office:value="9640.4685621125" calcext:value-type="float">
            <text:p>9640.4685621125</text:p>
          </table:table-cell>
          <table:table-cell table:number-columns-repeated="3"/>
          <table:table-cell table:formula="of:=[.$C$4] + ([.$C$5] - [.$C$4]) * (([.A2339] - [.$C$1]) / ([.$C$2] - [.$C$1]))" office:value-type="float" office:value="-0.343390207961854" calcext:value-type="float">
            <text:p>-0.343390207961854</text:p>
          </table:table-cell>
          <table:table-cell table:number-columns-repeated="16"/>
        </table:table-row>
        <table:table-row table:style-name="ro1">
          <table:table-cell office:value-type="float" office:value="9392.868579469" calcext:value-type="float">
            <text:p>9392.868579469</text:p>
          </table:table-cell>
          <table:table-cell table:number-columns-repeated="3"/>
          <table:table-cell table:formula="of:=[.$C$4] + ([.$C$5] - [.$C$4]) * (([.A2340] - [.$C$1]) / ([.$C$2] - [.$C$1]))" office:value-type="float" office:value="-0.347458300154356" calcext:value-type="float">
            <text:p>-0.347458300154356</text:p>
          </table:table-cell>
          <table:table-cell table:number-columns-repeated="16"/>
        </table:table-row>
        <table:table-row table:style-name="ro1">
          <table:table-cell office:value-type="float" office:value="8790.3368531973" calcext:value-type="float">
            <text:p>8790.3368531973</text:p>
          </table:table-cell>
          <table:table-cell table:number-columns-repeated="3"/>
          <table:table-cell table:formula="of:=[.$C$4] + ([.$C$5] - [.$C$4]) * (([.A2341] - [.$C$1]) / ([.$C$2] - [.$C$1]))" office:value-type="float" office:value="-0.357357955983129" calcext:value-type="float">
            <text:p>-0.357357955983129</text:p>
          </table:table-cell>
          <table:table-cell table:number-columns-repeated="16"/>
        </table:table-row>
        <table:table-row table:style-name="ro1">
          <table:table-cell office:value-type="float" office:value="8818.1022690105" calcext:value-type="float">
            <text:p>8818.1022690105</text:p>
          </table:table-cell>
          <table:table-cell table:number-columns-repeated="3"/>
          <table:table-cell table:formula="of:=[.$C$4] + ([.$C$5] - [.$C$4]) * (([.A2342] - [.$C$1]) / ([.$C$2] - [.$C$1]))" office:value-type="float" office:value="-0.356901767456437" calcext:value-type="float">
            <text:p>-0.356901767456437</text:p>
          </table:table-cell>
          <table:table-cell table:number-columns-repeated="16"/>
        </table:table-row>
        <table:table-row table:style-name="ro1">
          <table:table-cell office:value-type="float" office:value="8778.4673162913" calcext:value-type="float">
            <text:p>8778.4673162913</text:p>
          </table:table-cell>
          <table:table-cell table:number-columns-repeated="3"/>
          <table:table-cell table:formula="of:=[.$C$4] + ([.$C$5] - [.$C$4]) * (([.A2343] - [.$C$1]) / ([.$C$2] - [.$C$1]))" office:value-type="float" office:value="-0.357552973647914" calcext:value-type="float">
            <text:p>-0.357552973647914</text:p>
          </table:table-cell>
          <table:table-cell table:number-columns-repeated="16"/>
        </table:table-row>
        <table:table-row table:style-name="ro1">
          <table:table-cell office:value-type="float" office:value="8639.5920809829" calcext:value-type="float">
            <text:p>8639.5920809829</text:p>
          </table:table-cell>
          <table:table-cell table:number-columns-repeated="3"/>
          <table:table-cell table:formula="of:=[.$C$4] + ([.$C$5] - [.$C$4]) * (([.A2344] - [.$C$1]) / ([.$C$2] - [.$C$1]))" office:value-type="float" office:value="-0.359834707493201" calcext:value-type="float">
            <text:p>-0.359834707493201</text:p>
          </table:table-cell>
          <table:table-cell table:number-columns-repeated="16"/>
        </table:table-row>
        <table:table-row table:style-name="ro1">
          <table:table-cell office:value-type="float" office:value="8549.0459988488" calcext:value-type="float">
            <text:p>8549.0459988488</text:p>
          </table:table-cell>
          <table:table-cell table:number-columns-repeated="3"/>
          <table:table-cell table:formula="of:=[.$C$4] + ([.$C$5] - [.$C$4]) * (([.A2345] - [.$C$1]) / ([.$C$2] - [.$C$1]))" office:value-type="float" office:value="-0.361322388574026" calcext:value-type="float">
            <text:p>-0.361322388574026</text:p>
          </table:table-cell>
          <table:table-cell table:number-columns-repeated="16"/>
        </table:table-row>
        <table:table-row table:style-name="ro1">
          <table:table-cell office:value-type="float" office:value="8916.7398900879" calcext:value-type="float">
            <text:p>8916.7398900879</text:p>
          </table:table-cell>
          <table:table-cell table:number-columns-repeated="3"/>
          <table:table-cell table:formula="of:=[.$C$4] + ([.$C$5] - [.$C$4]) * (([.A2346] - [.$C$1]) / ([.$C$2] - [.$C$1]))" office:value-type="float" office:value="-0.355281141590845" calcext:value-type="float">
            <text:p>-0.355281141590845</text:p>
          </table:table-cell>
          <table:table-cell table:number-columns-repeated="16"/>
        </table:table-row>
        <table:table-row table:style-name="ro1">
          <table:table-cell office:value-type="float" office:value="8791.112072677" calcext:value-type="float">
            <text:p>8791.112072677</text:p>
          </table:table-cell>
          <table:table-cell table:number-columns-repeated="3"/>
          <table:table-cell table:formula="of:=[.$C$4] + ([.$C$5] - [.$C$4]) * (([.A2347] - [.$C$1]) / ([.$C$2] - [.$C$1]))" office:value-type="float" office:value="-0.35734521905044" calcext:value-type="float">
            <text:p>-0.35734521905044</text:p>
          </table:table-cell>
          <table:table-cell table:number-columns-repeated="16"/>
        </table:table-row>
        <table:table-row table:style-name="ro1">
          <table:table-cell office:value-type="float" office:value="8756.9621160099" calcext:value-type="float">
            <text:p>8756.9621160099</text:p>
          </table:table-cell>
          <table:table-cell table:number-columns-repeated="3"/>
          <table:table-cell table:formula="of:=[.$C$4] + ([.$C$5] - [.$C$4]) * (([.A2348] - [.$C$1]) / ([.$C$2] - [.$C$1]))" office:value-type="float" office:value="-0.357906306214536" calcext:value-type="float">
            <text:p>-0.357906306214536</text:p>
          </table:table-cell>
          <table:table-cell table:number-columns-repeated="16"/>
        </table:table-row>
        <table:table-row table:style-name="ro1">
          <table:table-cell office:value-type="float" office:value="9073.1601342024" calcext:value-type="float">
            <text:p>9073.1601342024</text:p>
          </table:table-cell>
          <table:table-cell table:number-columns-repeated="3"/>
          <table:table-cell table:formula="of:=[.$C$4] + ([.$C$5] - [.$C$4]) * (([.A2349] - [.$C$1]) / ([.$C$2] - [.$C$1]))" office:value-type="float" office:value="-0.35271114151638" calcext:value-type="float">
            <text:p>-0.35271114151638</text:p>
          </table:table-cell>
          <table:table-cell table:number-columns-repeated="16"/>
        </table:table-row>
        <table:table-row table:style-name="ro1">
          <table:table-cell office:value-type="float" office:value="9126.8883175898" calcext:value-type="float">
            <text:p>9126.8883175898</text:p>
          </table:table-cell>
          <table:table-cell table:number-columns-repeated="3"/>
          <table:table-cell table:formula="of:=[.$C$4] + ([.$C$5] - [.$C$4]) * (([.A2350] - [.$C$1]) / ([.$C$2] - [.$C$1]))" office:value-type="float" office:value="-0.35182838215177" calcext:value-type="float">
            <text:p>-0.35182838215177</text:p>
          </table:table-cell>
          <table:table-cell table:number-columns-repeated="16"/>
        </table:table-row>
        <table:table-row table:style-name="ro1">
          <table:table-cell office:value-type="float" office:value="8925.217517945" calcext:value-type="float">
            <text:p>8925.217517945</text:p>
          </table:table-cell>
          <table:table-cell table:number-columns-repeated="3"/>
          <table:table-cell table:formula="of:=[.$C$4] + ([.$C$5] - [.$C$4]) * (([.A2351] - [.$C$1]) / ([.$C$2] - [.$C$1]))" office:value-type="float" office:value="-0.355141853327057" calcext:value-type="float">
            <text:p>-0.355141853327057</text:p>
          </table:table-cell>
          <table:table-cell table:number-columns-repeated="16"/>
        </table:table-row>
        <table:table-row table:style-name="ro1">
          <table:table-cell office:value-type="float" office:value="8166.313267607" calcext:value-type="float">
            <text:p>8166.313267607</text:p>
          </table:table-cell>
          <table:table-cell table:number-columns-repeated="3"/>
          <table:table-cell table:formula="of:=[.$C$4] + ([.$C$5] - [.$C$4]) * (([.A2352] - [.$C$1]) / ([.$C$2] - [.$C$1]))" office:value-type="float" office:value="-0.367610725185187" calcext:value-type="float">
            <text:p>-0.367610725185187</text:p>
          </table:table-cell>
          <table:table-cell table:number-columns-repeated="16"/>
        </table:table-row>
        <table:table-row table:style-name="ro1">
          <table:table-cell office:value-type="float" office:value="7939.2528230561" calcext:value-type="float">
            <text:p>7939.2528230561</text:p>
          </table:table-cell>
          <table:table-cell table:number-columns-repeated="3"/>
          <table:table-cell table:formula="of:=[.$C$4] + ([.$C$5] - [.$C$4]) * (([.A2353] - [.$C$1]) / ([.$C$2] - [.$C$1]))" office:value-type="float" office:value="-0.371341350736294" calcext:value-type="float">
            <text:p>-0.371341350736294</text:p>
          </table:table-cell>
          <table:table-cell table:number-columns-repeated="16"/>
        </table:table-row>
        <table:table-row table:style-name="ro1">
          <table:table-cell office:value-type="float" office:value="7959.2336539695" calcext:value-type="float">
            <text:p>7959.2336539695</text:p>
          </table:table-cell>
          <table:table-cell table:number-columns-repeated="3"/>
          <table:table-cell table:formula="of:=[.$C$4] + ([.$C$5] - [.$C$4]) * (([.A2354] - [.$C$1]) / ([.$C$2] - [.$C$1]))" office:value-type="float" office:value="-0.371013063709087" calcext:value-type="float">
            <text:p>-0.371013063709087</text:p>
          </table:table-cell>
          <table:table-cell table:number-columns-repeated="16"/>
        </table:table-row>
        <table:table-row table:style-name="ro1">
          <table:table-cell office:value-type="float" office:value="7954.4400079769" calcext:value-type="float">
            <text:p>7954.4400079769</text:p>
          </table:table-cell>
          <table:table-cell table:number-columns-repeated="3"/>
          <table:table-cell table:formula="of:=[.$C$4] + ([.$C$5] - [.$C$4]) * (([.A2355] - [.$C$1]) / ([.$C$2] - [.$C$1]))" office:value-type="float" office:value="-0.371091823786644" calcext:value-type="float">
            <text:p>-0.371091823786644</text:p>
          </table:table-cell>
          <table:table-cell table:number-columns-repeated="16"/>
        </table:table-row>
        <table:table-row table:style-name="ro1">
          <table:table-cell office:value-type="float" office:value="5803.7943141679" calcext:value-type="float">
            <text:p>5803.7943141679</text:p>
          </table:table-cell>
          <table:table-cell table:number-columns-repeated="3"/>
          <table:table-cell table:formula="of:=[.$C$4] + ([.$C$5] - [.$C$4]) * (([.A2356] - [.$C$1]) / ([.$C$2] - [.$C$1]))" office:value-type="float" office:value="-0.406427145148198" calcext:value-type="float">
            <text:p>-0.406427145148198</text:p>
          </table:table-cell>
          <table:table-cell table:number-columns-repeated="16"/>
        </table:table-row>
        <table:table-row table:style-name="ro1">
          <table:table-cell office:value-type="float" office:value="5672.6511129606" calcext:value-type="float">
            <text:p>5672.6511129606</text:p>
          </table:table-cell>
          <table:table-cell table:number-columns-repeated="3"/>
          <table:table-cell table:formula="of:=[.$C$4] + ([.$C$5] - [.$C$4]) * (([.A2357] - [.$C$1]) / ([.$C$2] - [.$C$1]))" office:value-type="float" office:value="-0.408581840908817" calcext:value-type="float">
            <text:p>-0.408581840908817</text:p>
          </table:table-cell>
          <table:table-cell table:number-columns-repeated="16"/>
        </table:table-row>
        <table:table-row table:style-name="ro1">
          <table:table-cell office:value-type="float" office:value="5304.1490746261" calcext:value-type="float">
            <text:p>5304.1490746261</text:p>
          </table:table-cell>
          <table:table-cell table:number-columns-repeated="3"/>
          <table:table-cell table:formula="of:=[.$C$4] + ([.$C$5] - [.$C$4]) * (([.A2358] - [.$C$1]) / ([.$C$2] - [.$C$1]))" office:value-type="float" office:value="-0.414636365828668" calcext:value-type="float">
            <text:p>-0.414636365828668</text:p>
          </table:table-cell>
          <table:table-cell table:number-columns-repeated="16"/>
        </table:table-row>
        <table:table-row table:style-name="ro1">
          <table:table-cell office:value-type="float" office:value="5359.5819953221" calcext:value-type="float">
            <text:p>5359.5819953221</text:p>
          </table:table-cell>
          <table:table-cell table:number-columns-repeated="3"/>
          <table:table-cell table:formula="of:=[.$C$4] + ([.$C$5] - [.$C$4]) * (([.A2359] - [.$C$1]) / ([.$C$2] - [.$C$1]))" office:value-type="float" office:value="-0.413725597461549" calcext:value-type="float">
            <text:p>-0.413725597461549</text:p>
          </table:table-cell>
          <table:table-cell table:number-columns-repeated="16"/>
        </table:table-row>
        <table:table-row table:style-name="ro1">
          <table:table-cell office:value-type="float" office:value="4944.6925087191" calcext:value-type="float">
            <text:p>4944.6925087191</text:p>
          </table:table-cell>
          <table:table-cell table:number-columns-repeated="3"/>
          <table:table-cell table:formula="of:=[.$C$4] + ([.$C$5] - [.$C$4]) * (([.A2360] - [.$C$1]) / ([.$C$2] - [.$C$1]))" office:value-type="float" office:value="-0.420542272742302" calcext:value-type="float">
            <text:p>-0.420542272742302</text:p>
          </table:table-cell>
          <table:table-cell table:number-columns-repeated="16"/>
        </table:table-row>
        <table:table-row table:style-name="ro1">
          <table:table-cell office:value-type="float" office:value="5465.555260981" calcext:value-type="float">
            <text:p>5465.555260981</text:p>
          </table:table-cell>
          <table:table-cell table:number-columns-repeated="3"/>
          <table:table-cell table:formula="of:=[.$C$4] + ([.$C$5] - [.$C$4]) * (([.A2361] - [.$C$1]) / ([.$C$2] - [.$C$1]))" office:value-type="float" office:value="-0.411984446230284" calcext:value-type="float">
            <text:p>-0.411984446230284</text:p>
          </table:table-cell>
          <table:table-cell table:number-columns-repeated="16"/>
        </table:table-row>
        <table:table-row table:style-name="ro1">
          <table:table-cell office:value-type="float" office:value="5363.8162302599" calcext:value-type="float">
            <text:p>5363.8162302599</text:p>
          </table:table-cell>
          <table:table-cell table:number-columns-repeated="3"/>
          <table:table-cell table:formula="of:=[.$C$4] + ([.$C$5] - [.$C$4]) * (([.A2362] - [.$C$1]) / ([.$C$2] - [.$C$1]))" office:value-type="float" office:value="-0.413656028562925" calcext:value-type="float">
            <text:p>-0.413656028562925</text:p>
          </table:table-cell>
          <table:table-cell table:number-columns-repeated="16"/>
        </table:table-row>
        <table:table-row table:style-name="ro1">
          <table:table-cell office:value-type="float" office:value="6301.1202913009" calcext:value-type="float">
            <text:p>6301.1202913009</text:p>
          </table:table-cell>
          <table:table-cell table:number-columns-repeated="3"/>
          <table:table-cell table:formula="of:=[.$C$4] + ([.$C$5] - [.$C$4]) * (([.A2363] - [.$C$1]) / ([.$C$2] - [.$C$1]))" office:value-type="float" office:value="-0.398256030178387" calcext:value-type="float">
            <text:p>-0.398256030178387</text:p>
          </table:table-cell>
          <table:table-cell table:number-columns-repeated="16"/>
        </table:table-row>
        <table:table-row table:style-name="ro1">
          <table:table-cell office:value-type="float" office:value="6176.205753566" calcext:value-type="float">
            <text:p>6176.205753566</text:p>
          </table:table-cell>
          <table:table-cell table:number-columns-repeated="3"/>
          <table:table-cell table:formula="of:=[.$C$4] + ([.$C$5] - [.$C$4]) * (([.A2364] - [.$C$1]) / ([.$C$2] - [.$C$1]))" office:value-type="float" office:value="-0.40030838838239" calcext:value-type="float">
            <text:p>-0.40030838838239</text:p>
          </table:table-cell>
          <table:table-cell table:number-columns-repeated="16"/>
        </table:table-row>
        <table:table-row table:style-name="ro1">
          <table:table-cell office:value-type="float" office:value="6187.042145894" calcext:value-type="float">
            <text:p>6187.042145894</text:p>
          </table:table-cell>
          <table:table-cell table:number-columns-repeated="3"/>
          <table:table-cell table:formula="of:=[.$C$4] + ([.$C$5] - [.$C$4]) * (([.A2365] - [.$C$1]) / ([.$C$2] - [.$C$1]))" office:value-type="float" office:value="-0.400130345385158" calcext:value-type="float">
            <text:p>-0.400130345385158</text:p>
          </table:table-cell>
          <table:table-cell table:number-columns-repeated="16"/>
        </table:table-row>
        <table:table-row table:style-name="ro1">
          <table:table-cell office:value-type="float" office:value="5829.352510533" calcext:value-type="float">
            <text:p>5829.352510533</text:p>
          </table:table-cell>
          <table:table-cell table:number-columns-repeated="3"/>
          <table:table-cell table:formula="of:=[.$C$4] + ([.$C$5] - [.$C$4]) * (([.A2366] - [.$C$1]) / ([.$C$2] - [.$C$1]))" office:value-type="float" office:value="-0.406007221455243" calcext:value-type="float">
            <text:p>-0.406007221455243</text:p>
          </table:table-cell>
          <table:table-cell table:number-columns-repeated="16"/>
        </table:table-row>
        <table:table-row table:style-name="ro1">
          <table:table-cell office:value-type="float" office:value="6455.4506497597" calcext:value-type="float">
            <text:p>6455.4506497597</text:p>
          </table:table-cell>
          <table:table-cell table:number-columns-repeated="3"/>
          <table:table-cell table:formula="of:=[.$C$4] + ([.$C$5] - [.$C$4]) * (([.A2367] - [.$C$1]) / ([.$C$2] - [.$C$1]))" office:value-type="float" office:value="-0.39572036713185" calcext:value-type="float">
            <text:p>-0.39572036713185</text:p>
          </table:table-cell>
          <table:table-cell table:number-columns-repeated="16"/>
        </table:table-row>
        <table:table-row table:style-name="ro1">
          <table:table-cell office:value-type="float" office:value="6784.3252039507" calcext:value-type="float">
            <text:p>6784.3252039507</text:p>
          </table:table-cell>
          <table:table-cell table:number-columns-repeated="3"/>
          <table:table-cell table:formula="of:=[.$C$4] + ([.$C$5] - [.$C$4]) * (([.A2368] - [.$C$1]) / ([.$C$2] - [.$C$1]))" office:value-type="float" office:value="-0.390316925694039" calcext:value-type="float">
            <text:p>-0.390316925694039</text:p>
          </table:table-cell>
          <table:table-cell table:number-columns-repeated="16"/>
        </table:table-row>
        <table:table-row table:style-name="ro1">
          <table:table-cell office:value-type="float" office:value="6697.9483199297" calcext:value-type="float">
            <text:p>6697.9483199297</text:p>
          </table:table-cell>
          <table:table-cell table:number-columns-repeated="3"/>
          <table:table-cell table:formula="of:=[.$C$4] + ([.$C$5] - [.$C$4]) * (([.A2369] - [.$C$1]) / ([.$C$2] - [.$C$1]))" office:value-type="float" office:value="-0.3917361064377" calcext:value-type="float">
            <text:p>-0.3917361064377</text:p>
          </table:table-cell>
          <table:table-cell table:number-columns-repeated="16"/>
        </table:table-row>
        <table:table-row table:style-name="ro1">
          <table:table-cell office:value-type="float" office:value="6718.0848719058" calcext:value-type="float">
            <text:p>6718.0848719058</text:p>
          </table:table-cell>
          <table:table-cell table:number-columns-repeated="3"/>
          <table:table-cell table:formula="of:=[.$C$4] + ([.$C$5] - [.$C$4]) * (([.A2370] - [.$C$1]) / ([.$C$2] - [.$C$1]))" office:value-type="float" office:value="-0.391405260898039" calcext:value-type="float">
            <text:p>-0.391405260898039</text:p>
          </table:table-cell>
          <table:table-cell table:number-columns-repeated="16"/>
        </table:table-row>
        <table:table-row table:style-name="ro1">
          <table:table-cell office:value-type="float" office:value="6682.780622083" calcext:value-type="float">
            <text:p>6682.780622083</text:p>
          </table:table-cell>
          <table:table-cell table:number-columns-repeated="3"/>
          <table:table-cell table:formula="of:=[.$C$4] + ([.$C$5] - [.$C$4]) * (([.A2371] - [.$C$1]) / ([.$C$2] - [.$C$1]))" office:value-type="float" office:value="-0.391985313212796" calcext:value-type="float">
            <text:p>-0.391985313212796</text:p>
          </table:table-cell>
          <table:table-cell table:number-columns-repeated="16"/>
        </table:table-row>
        <table:table-row table:style-name="ro1">
          <table:table-cell office:value-type="float" office:value="6229.4933199122" calcext:value-type="float">
            <text:p>6229.4933199122</text:p>
          </table:table-cell>
          <table:table-cell table:number-columns-repeated="3"/>
          <table:table-cell table:formula="of:=[.$C$4] + ([.$C$5] - [.$C$4]) * (([.A2372] - [.$C$1]) / ([.$C$2] - [.$C$1]))" office:value-type="float" office:value="-0.399432868399327" calcext:value-type="float">
            <text:p>-0.399432868399327</text:p>
          </table:table-cell>
          <table:table-cell table:number-columns-repeated="16"/>
        </table:table-row>
        <table:table-row table:style-name="ro1">
          <table:table-cell office:value-type="float" office:value="5879.8168356462" calcext:value-type="float">
            <text:p>5879.8168356462</text:p>
          </table:table-cell>
          <table:table-cell table:number-columns-repeated="3"/>
          <table:table-cell table:formula="of:=[.$C$4] + ([.$C$5] - [.$C$4]) * (([.A2373] - [.$C$1]) / ([.$C$2] - [.$C$1]))" office:value-type="float" office:value="-0.405178087604743" calcext:value-type="float">
            <text:p>-0.405178087604743</text:p>
          </table:table-cell>
          <table:table-cell table:number-columns-repeated="16"/>
        </table:table-row>
        <table:table-row table:style-name="ro1">
          <table:table-cell office:value-type="float" office:value="6483.6170416022" calcext:value-type="float">
            <text:p>6483.6170416022</text:p>
          </table:table-cell>
          <table:table-cell table:number-columns-repeated="3"/>
          <table:table-cell table:formula="of:=[.$C$4] + ([.$C$5] - [.$C$4]) * (([.A2374] - [.$C$1]) / ([.$C$2] - [.$C$1]))" office:value-type="float" office:value="-0.395257590529355" calcext:value-type="float">
            <text:p>-0.395257590529355</text:p>
          </table:table-cell>
          <table:table-cell table:number-columns-repeated="16"/>
        </table:table-row>
        <table:table-row table:style-name="ro1">
          <table:table-cell office:value-type="float" office:value="6446.4426671473" calcext:value-type="float">
            <text:p>6446.4426671473</text:p>
          </table:table-cell>
          <table:table-cell table:number-columns-repeated="3"/>
          <table:table-cell table:formula="of:=[.$C$4] + ([.$C$5] - [.$C$4]) * (([.A2375] - [.$C$1]) / ([.$C$2] - [.$C$1]))" office:value-type="float" office:value="-0.395868369176698" calcext:value-type="float">
            <text:p>-0.395868369176698</text:p>
          </table:table-cell>
          <table:table-cell table:number-columns-repeated="16"/>
        </table:table-row>
        <table:table-row table:style-name="ro1">
          <table:table-cell office:value-type="float" office:value="6537.6869903915" calcext:value-type="float">
            <text:p>6537.6869903915</text:p>
          </table:table-cell>
          <table:table-cell table:number-columns-repeated="3"/>
          <table:table-cell table:formula="of:=[.$C$4] + ([.$C$5] - [.$C$4]) * (([.A2376] - [.$C$1]) / ([.$C$2] - [.$C$1]))" office:value-type="float" office:value="-0.394369215925406" calcext:value-type="float">
            <text:p>-0.394369215925406</text:p>
          </table:table-cell>
          <table:table-cell table:number-columns-repeated="16"/>
        </table:table-row>
        <table:table-row table:style-name="ro1">
          <table:table-cell office:value-type="float" office:value="6796.9251957499" calcext:value-type="float">
            <text:p>6796.9251957499</text:p>
          </table:table-cell>
          <table:table-cell table:number-columns-repeated="3"/>
          <table:table-cell table:formula="of:=[.$C$4] + ([.$C$5] - [.$C$4]) * (([.A2377] - [.$C$1]) / ([.$C$2] - [.$C$1]))" office:value-type="float" office:value="-0.390109906583146" calcext:value-type="float">
            <text:p>-0.390109906583146</text:p>
          </table:table-cell>
          <table:table-cell table:number-columns-repeated="16"/>
        </table:table-row>
        <table:table-row table:style-name="ro1">
          <table:table-cell office:value-type="float" office:value="6772.0073009494" calcext:value-type="float">
            <text:p>6772.0073009494</text:p>
          </table:table-cell>
          <table:table-cell table:number-columns-repeated="3"/>
          <table:table-cell table:formula="of:=[.$C$4] + ([.$C$5] - [.$C$4]) * (([.A2378] - [.$C$1]) / ([.$C$2] - [.$C$1]))" office:value-type="float" office:value="-0.390519310058095" calcext:value-type="float">
            <text:p>-0.390519310058095</text:p>
          </table:table-cell>
          <table:table-cell table:number-columns-repeated="16"/>
        </table:table-row>
        <table:table-row table:style-name="ro1">
          <table:table-cell office:value-type="float" office:value="6873.720047521" calcext:value-type="float">
            <text:p>6873.720047521</text:p>
          </table:table-cell>
          <table:table-cell table:number-columns-repeated="3"/>
          <table:table-cell table:formula="of:=[.$C$4] + ([.$C$5] - [.$C$4]) * (([.A2379] - [.$C$1]) / ([.$C$2] - [.$C$1]))" office:value-type="float" office:value="-0.388848159576628" calcext:value-type="float">
            <text:p>-0.388848159576628</text:p>
          </table:table-cell>
          <table:table-cell table:number-columns-repeated="16"/>
        </table:table-row>
        <table:table-row table:style-name="ro1">
          <table:table-cell office:value-type="float" office:value="6809.0045677517" calcext:value-type="float">
            <text:p>6809.0045677517</text:p>
          </table:table-cell>
          <table:table-cell table:number-columns-repeated="3"/>
          <table:table-cell table:formula="of:=[.$C$4] + ([.$C$5] - [.$C$4]) * (([.A2380] - [.$C$1]) / ([.$C$2] - [.$C$1]))" office:value-type="float" office:value="-0.389911441306993" calcext:value-type="float">
            <text:p>-0.389911441306993</text:p>
          </table:table-cell>
          <table:table-cell table:number-columns-repeated="16"/>
        </table:table-row>
        <table:table-row table:style-name="ro1">
          <table:table-cell office:value-type="float" office:value="7277.7042816172" calcext:value-type="float">
            <text:p>7277.7042816172</text:p>
          </table:table-cell>
          <table:table-cell table:number-columns-repeated="3"/>
          <table:table-cell table:formula="of:=[.$C$4] + ([.$C$5] - [.$C$4]) * (([.A2381] - [.$C$1]) / ([.$C$2] - [.$C$1]))" office:value-type="float" office:value="-0.382210658672651" calcext:value-type="float">
            <text:p>-0.382210658672651</text:p>
          </table:table-cell>
          <table:table-cell table:number-columns-repeated="16"/>
        </table:table-row>
        <table:table-row table:style-name="ro1">
          <table:table-cell office:value-type="float" office:value="7175.6694181696" calcext:value-type="float">
            <text:p>7175.6694181696</text:p>
          </table:table-cell>
          <table:table-cell table:number-columns-repeated="3"/>
          <table:table-cell table:formula="of:=[.$C$4] + ([.$C$5] - [.$C$4]) * (([.A2382] - [.$C$1]) / ([.$C$2] - [.$C$1]))" office:value-type="float" office:value="-0.383887101566235" calcext:value-type="float">
            <text:p>-0.383887101566235</text:p>
          </table:table-cell>
          <table:table-cell table:number-columns-repeated="16"/>
        </table:table-row>
        <table:table-row table:style-name="ro1">
          <table:table-cell office:value-type="float" office:value="7366.9009606414" calcext:value-type="float">
            <text:p>7366.9009606414</text:p>
          </table:table-cell>
          <table:table-cell table:number-columns-repeated="3"/>
          <table:table-cell table:formula="of:=[.$C$4] + ([.$C$5] - [.$C$4]) * (([.A2383] - [.$C$1]) / ([.$C$2] - [.$C$1]))" office:value-type="float" office:value="-0.380745148418323" calcext:value-type="float">
            <text:p>-0.380745148418323</text:p>
          </table:table-cell>
          <table:table-cell table:number-columns-repeated="16"/>
        </table:table-row>
        <table:table-row table:style-name="ro1">
          <table:table-cell office:value-type="float" office:value="7321.8157461222" calcext:value-type="float">
            <text:p>7321.8157461222</text:p>
          </table:table-cell>
          <table:table-cell table:number-columns-repeated="3"/>
          <table:table-cell table:formula="of:=[.$C$4] + ([.$C$5] - [.$C$4]) * (([.A2384] - [.$C$1]) / ([.$C$2] - [.$C$1]))" office:value-type="float" office:value="-0.381485902949986" calcext:value-type="float">
            <text:p>-0.381485902949986</text:p>
          </table:table-cell>
          <table:table-cell table:number-columns-repeated="16"/>
        </table:table-row>
        <table:table-row table:style-name="ro1">
          <table:table-cell office:value-type="float" office:value="6872.1372659497" calcext:value-type="float">
            <text:p>6872.1372659497</text:p>
          </table:table-cell>
          <table:table-cell table:number-columns-repeated="3"/>
          <table:table-cell table:formula="of:=[.$C$4] + ([.$C$5] - [.$C$4]) * (([.A2385] - [.$C$1]) / ([.$C$2] - [.$C$1]))" office:value-type="float" office:value="-0.388874164834318" calcext:value-type="float">
            <text:p>-0.388874164834318</text:p>
          </table:table-cell>
          <table:table-cell table:number-columns-repeated="16"/>
        </table:table-row>
        <table:table-row table:style-name="ro1">
          <table:table-cell office:value-type="float" office:value="6873.8485549066" calcext:value-type="float">
            <text:p>6873.8485549066</text:p>
          </table:table-cell>
          <table:table-cell table:number-columns-repeated="3"/>
          <table:table-cell table:formula="of:=[.$C$4] + ([.$C$5] - [.$C$4]) * (([.A2386] - [.$C$1]) / ([.$C$2] - [.$C$1]))" office:value-type="float" office:value="-0.388846048187578" calcext:value-type="float">
            <text:p>-0.388846048187578</text:p>
          </table:table-cell>
          <table:table-cell table:number-columns-repeated="16"/>
        </table:table-row>
        <table:table-row table:style-name="ro1">
          <table:table-cell office:value-type="float" office:value="7043.4388929919" calcext:value-type="float">
            <text:p>7043.4388929919</text:p>
          </table:table-cell>
          <table:table-cell table:number-columns-repeated="3"/>
          <table:table-cell table:formula="of:=[.$C$4] + ([.$C$5] - [.$C$4]) * (([.A2387] - [.$C$1]) / ([.$C$2] - [.$C$1]))" office:value-type="float" office:value="-0.38605966216718" calcext:value-type="float">
            <text:p>-0.38605966216718</text:p>
          </table:table-cell>
          <table:table-cell table:number-columns-repeated="16"/>
        </table:table-row>
        <table:table-row table:style-name="ro1">
          <table:table-cell office:value-type="float" office:value="6889.8639781647" calcext:value-type="float">
            <text:p>6889.8639781647</text:p>
          </table:table-cell>
          <table:table-cell table:number-columns-repeated="3"/>
          <table:table-cell table:formula="of:=[.$C$4] + ([.$C$5] - [.$C$4]) * (([.A2388] - [.$C$1]) / ([.$C$2] - [.$C$1]))" office:value-type="float" office:value="-0.388582913200167" calcext:value-type="float">
            <text:p>-0.388582913200167</text:p>
          </table:table-cell>
          <table:table-cell table:number-columns-repeated="16"/>
        </table:table-row>
        <table:table-row table:style-name="ro1">
          <table:table-cell office:value-type="float" office:value="6887.5488979254" calcext:value-type="float">
            <text:p>6887.5488979254</text:p>
          </table:table-cell>
          <table:table-cell table:number-columns-repeated="3"/>
          <table:table-cell table:formula="of:=[.$C$4] + ([.$C$5] - [.$C$4]) * (([.A2389] - [.$C$1]) / ([.$C$2] - [.$C$1]))" office:value-type="float" office:value="-0.388620950197367" calcext:value-type="float">
            <text:p>-0.388620950197367</text:p>
          </table:table-cell>
          <table:table-cell table:number-columns-repeated="16"/>
        </table:table-row>
        <table:table-row table:style-name="ro1">
          <table:table-cell office:value-type="float" office:value="6628.9752825049" calcext:value-type="float">
            <text:p>6628.9752825049</text:p>
          </table:table-cell>
          <table:table-cell table:number-columns-repeated="3"/>
          <table:table-cell table:formula="of:=[.$C$4] + ([.$C$5] - [.$C$4]) * (([.A2390] - [.$C$1]) / ([.$C$2] - [.$C$1]))" office:value-type="float" office:value="-0.392869340261246" calcext:value-type="float">
            <text:p>-0.392869340261246</text:p>
          </table:table-cell>
          <table:table-cell table:number-columns-repeated="16"/>
        </table:table-row>
        <table:table-row table:style-name="ro1">
          <table:table-cell office:value-type="float" office:value="7162.5272306278" calcext:value-type="float">
            <text:p>7162.5272306278</text:p>
          </table:table-cell>
          <table:table-cell table:number-columns-repeated="3"/>
          <table:table-cell table:formula="of:=[.$C$4] + ([.$C$5] - [.$C$4]) * (([.A2391] - [.$C$1]) / ([.$C$2] - [.$C$1]))" office:value-type="float" office:value="-0.38410302900678" calcext:value-type="float">
            <text:p>-0.38410302900678</text:p>
          </table:table-cell>
          <table:table-cell table:number-columns-repeated="16"/>
        </table:table-row>
        <table:table-row table:style-name="ro1">
          <table:table-cell office:value-type="float" office:value="7065.0660857569" calcext:value-type="float">
            <text:p>7065.0660857569</text:p>
          </table:table-cell>
          <table:table-cell table:number-columns-repeated="3"/>
          <table:table-cell table:formula="of:=[.$C$4] + ([.$C$5] - [.$C$4]) * (([.A2392] - [.$C$1]) / ([.$C$2] - [.$C$1]))" office:value-type="float" office:value="-0.385704325251993" calcext:value-type="float">
            <text:p>-0.385704325251993</text:p>
          </table:table-cell>
          <table:table-cell table:number-columns-repeated="16"/>
        </table:table-row>
        <table:table-row table:style-name="ro1">
          <table:table-cell office:value-type="float" office:value="7277.1406537464" calcext:value-type="float">
            <text:p>7277.1406537464</text:p>
          </table:table-cell>
          <table:table-cell table:number-columns-repeated="3"/>
          <table:table-cell table:formula="of:=[.$C$4] + ([.$C$5] - [.$C$4]) * (([.A2393] - [.$C$1]) / ([.$C$2] - [.$C$1]))" office:value-type="float" office:value="-0.382219919134289" calcext:value-type="float">
            <text:p>-0.382219919134289</text:p>
          </table:table-cell>
          <table:table-cell table:number-columns-repeated="16"/>
        </table:table-row>
        <table:table-row table:style-name="ro1">
          <table:table-cell office:value-type="float" office:value="7185.8708309939" calcext:value-type="float">
            <text:p>7185.8708309939</text:p>
          </table:table-cell>
          <table:table-cell table:number-columns-repeated="3"/>
          <table:table-cell table:formula="of:=[.$C$4] + ([.$C$5] - [.$C$4]) * (([.A2394] - [.$C$1]) / ([.$C$2] - [.$C$1]))" office:value-type="float" office:value="-0.383719491345023" calcext:value-type="float">
            <text:p>-0.383719491345023</text:p>
          </table:table-cell>
          <table:table-cell table:number-columns-repeated="16"/>
        </table:table-row>
        <table:table-row table:style-name="ro1">
          <table:table-cell office:value-type="float" office:value="6856.1464256671" calcext:value-type="float">
            <text:p>6856.1464256671</text:p>
          </table:table-cell>
          <table:table-cell table:number-columns-repeated="3"/>
          <table:table-cell table:formula="of:=[.$C$4] + ([.$C$5] - [.$C$4]) * (([.A2395] - [.$C$1]) / ([.$C$2] - [.$C$1]))" office:value-type="float" office:value="-0.389136895921011" calcext:value-type="float">
            <text:p>-0.389136895921011</text:p>
          </table:table-cell>
          <table:table-cell table:number-columns-repeated="16"/>
        </table:table-row>
        <table:table-row table:style-name="ro1">
          <table:table-cell office:value-type="float" office:value="6904.4762213559" calcext:value-type="float">
            <text:p>6904.4762213559</text:p>
          </table:table-cell>
          <table:table-cell table:number-columns-repeated="3"/>
          <table:table-cell table:formula="of:=[.$C$4] + ([.$C$5] - [.$C$4]) * (([.A2396] - [.$C$1]) / ([.$C$2] - [.$C$1]))" office:value-type="float" office:value="-0.388342832599973" calcext:value-type="float">
            <text:p>-0.388342832599973</text:p>
          </table:table-cell>
          <table:table-cell table:number-columns-repeated="16"/>
        </table:table-row>
        <table:table-row table:style-name="ro1">
          <table:table-cell office:value-type="float" office:value="7118.3889150784" calcext:value-type="float">
            <text:p>7118.3889150784</text:p>
          </table:table-cell>
          <table:table-cell table:number-columns-repeated="3"/>
          <table:table-cell table:formula="of:=[.$C$4] + ([.$C$5] - [.$C$4]) * (([.A2397] - [.$C$1]) / ([.$C$2] - [.$C$1]))" office:value-type="float" office:value="-0.38482822589476" calcext:value-type="float">
            <text:p>-0.38482822589476</text:p>
          </table:table-cell>
          <table:table-cell table:number-columns-repeated="16"/>
        </table:table-row>
        <table:table-row table:style-name="ro1">
          <table:table-cell office:value-type="float" office:value="7556.0192600486" calcext:value-type="float">
            <text:p>7556.0192600486</text:p>
          </table:table-cell>
          <table:table-cell table:number-columns-repeated="3"/>
          <table:table-cell table:formula="of:=[.$C$4] + ([.$C$5] - [.$C$4]) * (([.A2398] - [.$C$1]) / ([.$C$2] - [.$C$1]))" office:value-type="float" office:value="-0.377637916062877" calcext:value-type="float">
            <text:p>-0.377637916062877</text:p>
          </table:table-cell>
          <table:table-cell table:number-columns-repeated="16"/>
        </table:table-row>
        <table:table-row table:style-name="ro1">
          <table:table-cell office:value-type="float" office:value="7497.8598814457" calcext:value-type="float">
            <text:p>7497.8598814457</text:p>
          </table:table-cell>
          <table:table-cell table:number-columns-repeated="3"/>
          <table:table-cell table:formula="of:=[.$C$4] + ([.$C$5] - [.$C$4]) * (([.A2399] - [.$C$1]) / ([.$C$2] - [.$C$1]))" office:value-type="float" office:value="-0.378593480402944" calcext:value-type="float">
            <text:p>-0.378593480402944</text:p>
          </table:table-cell>
          <table:table-cell table:number-columns-repeated="16"/>
        </table:table-row>
        <table:table-row table:style-name="ro1">
          <table:table-cell office:value-type="float" office:value="7542.3031009324" calcext:value-type="float">
            <text:p>7542.3031009324</text:p>
          </table:table-cell>
          <table:table-cell table:number-columns-repeated="3"/>
          <table:table-cell table:formula="of:=[.$C$4] + ([.$C$5] - [.$C$4]) * (([.A2400] - [.$C$1]) / ([.$C$2] - [.$C$1]))" office:value-type="float" office:value="-0.377863273913132" calcext:value-type="float">
            <text:p>-0.377863273913132</text:p>
          </table:table-cell>
          <table:table-cell table:number-columns-repeated="16"/>
        </table:table-row>
        <table:table-row table:style-name="ro1">
          <table:table-cell office:value-type="float" office:value="7624.8543379743" calcext:value-type="float">
            <text:p>7624.8543379743</text:p>
          </table:table-cell>
          <table:table-cell table:number-columns-repeated="3"/>
          <table:table-cell table:formula="of:=[.$C$4] + ([.$C$5] - [.$C$4]) * (([.A2401] - [.$C$1]) / ([.$C$2] - [.$C$1]))" office:value-type="float" office:value="-0.37650694892754" calcext:value-type="float">
            <text:p>-0.37650694892754</text:p>
          </table:table-cell>
          <table:table-cell table:number-columns-repeated="16"/>
        </table:table-row>
        <table:table-row table:style-name="ro1">
          <table:table-cell office:value-type="float" office:value="7788.5742294836" calcext:value-type="float">
            <text:p>7788.5742294836</text:p>
          </table:table-cell>
          <table:table-cell table:number-columns-repeated="3"/>
          <table:table-cell table:formula="of:=[.$C$4] + ([.$C$5] - [.$C$4]) * (([.A2402] - [.$C$1]) / ([.$C$2] - [.$C$1]))" office:value-type="float" office:value="-0.373817014924737" calcext:value-type="float">
            <text:p>-0.373817014924737</text:p>
          </table:table-cell>
          <table:table-cell table:number-columns-repeated="16"/>
        </table:table-row>
        <table:table-row table:style-name="ro1">
          <table:table-cell office:value-type="float" office:value="7761.7586189955" calcext:value-type="float">
            <text:p>7761.7586189955</text:p>
          </table:table-cell>
          <table:table-cell table:number-columns-repeated="3"/>
          <table:table-cell table:formula="of:=[.$C$4] + ([.$C$5] - [.$C$4]) * (([.A2403] - [.$C$1]) / ([.$C$2] - [.$C$1]))" office:value-type="float" office:value="-0.374257598056041" calcext:value-type="float">
            <text:p>-0.374257598056041</text:p>
          </table:table-cell>
          <table:table-cell table:number-columns-repeated="16"/>
        </table:table-row>
        <table:table-row table:style-name="ro1">
          <table:table-cell office:value-type="float" office:value="8768.0471796589" calcext:value-type="float">
            <text:p>8768.0471796589</text:p>
          </table:table-cell>
          <table:table-cell table:number-columns-repeated="3"/>
          <table:table-cell table:formula="of:=[.$C$4] + ([.$C$5] - [.$C$4]) * (([.A2404] - [.$C$1]) / ([.$C$2] - [.$C$1]))" office:value-type="float" office:value="-0.357724177522916" calcext:value-type="float">
            <text:p>-0.357724177522916</text:p>
          </table:table-cell>
          <table:table-cell table:number-columns-repeated="16"/>
        </table:table-row>
        <table:table-row table:style-name="ro1">
          <table:table-cell office:value-type="float" office:value="8767.6721431836" calcext:value-type="float">
            <text:p>8767.6721431836</text:p>
          </table:table-cell>
          <table:table-cell table:number-columns-repeated="3"/>
          <table:table-cell table:formula="of:=[.$C$4] + ([.$C$5] - [.$C$4]) * (([.A2405] - [.$C$1]) / ([.$C$2] - [.$C$1]))" office:value-type="float" office:value="-0.357730339409282" calcext:value-type="float">
            <text:p>-0.357730339409282</text:p>
          </table:table-cell>
          <table:table-cell table:number-columns-repeated="16"/>
        </table:table-row>
        <table:table-row table:style-name="ro1">
          <table:table-cell office:value-type="float" office:value="8850.7887561659" calcext:value-type="float">
            <text:p>8850.7887561659</text:p>
          </table:table-cell>
          <table:table-cell table:number-columns-repeated="3"/>
          <table:table-cell table:formula="of:=[.$C$4] + ([.$C$5] - [.$C$4]) * (([.A2406] - [.$C$1]) / ([.$C$2] - [.$C$1]))" office:value-type="float" office:value="-0.356364725241096" calcext:value-type="float">
            <text:p>-0.356364725241096</text:p>
          </table:table-cell>
          <table:table-cell table:number-columns-repeated="16"/>
        </table:table-row>
        <table:table-row table:style-name="ro1">
          <table:table-cell office:value-type="float" office:value="9002.3969164711" calcext:value-type="float">
            <text:p>9002.3969164711</text:p>
          </table:table-cell>
          <table:table-cell table:number-columns-repeated="3"/>
          <table:table-cell table:formula="of:=[.$C$4] + ([.$C$5] - [.$C$4]) * (([.A2407] - [.$C$1]) / ([.$C$2] - [.$C$1]))" office:value-type="float" office:value="-0.353873788179338" calcext:value-type="float">
            <text:p>-0.353873788179338</text:p>
          </table:table-cell>
          <table:table-cell table:number-columns-repeated="16"/>
        </table:table-row>
        <table:table-row table:style-name="ro1">
          <table:table-cell office:value-type="float" office:value="8904.5593937405" calcext:value-type="float">
            <text:p>8904.5593937405</text:p>
          </table:table-cell>
          <table:table-cell table:number-columns-repeated="3"/>
          <table:table-cell table:formula="of:=[.$C$4] + ([.$C$5] - [.$C$4]) * (([.A2408] - [.$C$1]) / ([.$C$2] - [.$C$1]))" office:value-type="float" office:value="-0.355481268349994" calcext:value-type="float">
            <text:p>-0.355481268349994</text:p>
          </table:table-cell>
          <table:table-cell table:number-columns-repeated="16"/>
        </table:table-row>
        <table:table-row table:style-name="ro1">
          <table:table-cell office:value-type="float" office:value="8887.5074730474" calcext:value-type="float">
            <text:p>8887.5074730474</text:p>
          </table:table-cell>
          <table:table-cell table:number-columns-repeated="3"/>
          <table:table-cell table:formula="of:=[.$C$4] + ([.$C$5] - [.$C$4]) * (([.A2409] - [.$C$1]) / ([.$C$2] - [.$C$1]))" office:value-type="float" office:value="-0.35576143309273" calcext:value-type="float">
            <text:p>-0.35576143309273</text:p>
          </table:table-cell>
          <table:table-cell table:number-columns-repeated="16"/>
        </table:table-row>
        <table:table-row table:style-name="ro1">
          <table:table-cell office:value-type="float" office:value="9032.1832265712" calcext:value-type="float">
            <text:p>9032.1832265712</text:p>
          </table:table-cell>
          <table:table-cell table:number-columns-repeated="3"/>
          <table:table-cell table:formula="of:=[.$C$4] + ([.$C$5] - [.$C$4]) * (([.A2410] - [.$C$1]) / ([.$C$2] - [.$C$1]))" office:value-type="float" office:value="-0.353384396159727" calcext:value-type="float">
            <text:p>-0.353384396159727</text:p>
          </table:table-cell>
          <table:table-cell table:number-columns-repeated="16"/>
        </table:table-row>
        <table:table-row table:style-name="ro1">
          <table:table-cell office:value-type="float" office:value="9371.6799704477" calcext:value-type="float">
            <text:p>9371.6799704477</text:p>
          </table:table-cell>
          <table:table-cell table:number-columns-repeated="3"/>
          <table:table-cell table:formula="of:=[.$C$4] + ([.$C$5] - [.$C$4]) * (([.A2411] - [.$C$1]) / ([.$C$2] - [.$C$1]))" office:value-type="float" office:value="-0.347806431095276" calcext:value-type="float">
            <text:p>-0.347806431095276</text:p>
          </table:table-cell>
          <table:table-cell table:number-columns-repeated="16"/>
        </table:table-row>
        <table:table-row table:style-name="ro1">
          <table:table-cell office:value-type="float" office:value="9903.8307542943" calcext:value-type="float">
            <text:p>9903.8307542943</text:p>
          </table:table-cell>
          <table:table-cell table:number-columns-repeated="3"/>
          <table:table-cell table:formula="of:=[.$C$4] + ([.$C$5] - [.$C$4]) * (([.A2412] - [.$C$1]) / ([.$C$2] - [.$C$1]))" office:value-type="float" office:value="-0.339063141108389" calcext:value-type="float">
            <text:p>-0.339063141108389</text:p>
          </table:table-cell>
          <table:table-cell table:number-columns-repeated="16"/>
        </table:table-row>
        <table:table-row table:style-name="ro1">
          <table:table-cell office:value-type="float" office:value="9917.2531744633" calcext:value-type="float">
            <text:p>9917.2531744633</text:p>
          </table:table-cell>
          <table:table-cell table:number-columns-repeated="3"/>
          <table:table-cell table:formula="of:=[.$C$4] + ([.$C$5] - [.$C$4]) * (([.A2413] - [.$C$1]) / ([.$C$2] - [.$C$1]))" office:value-type="float" office:value="-0.338842609418075" calcext:value-type="float">
            <text:p>-0.338842609418075</text:p>
          </table:table-cell>
          <table:table-cell table:number-columns-repeated="16"/>
        </table:table-row>
        <table:table-row table:style-name="ro1">
          <table:table-cell office:value-type="float" office:value="9616.3770636512" calcext:value-type="float">
            <text:p>9616.3770636512</text:p>
          </table:table-cell>
          <table:table-cell table:number-columns-repeated="3"/>
          <table:table-cell table:formula="of:=[.$C$4] + ([.$C$5] - [.$C$4]) * (([.A2414] - [.$C$1]) / ([.$C$2] - [.$C$1]))" office:value-type="float" office:value="-0.343786033663252" calcext:value-type="float">
            <text:p>-0.343786033663252</text:p>
          </table:table-cell>
          <table:table-cell table:number-columns-repeated="16"/>
        </table:table-row>
        <table:table-row table:style-name="ro1">
          <table:table-cell office:value-type="float" office:value="8733.6379434978" calcext:value-type="float">
            <text:p>8733.6379434978</text:p>
          </table:table-cell>
          <table:table-cell table:number-columns-repeated="3"/>
          <table:table-cell table:formula="of:=[.$C$4] + ([.$C$5] - [.$C$4]) * (([.A2415] - [.$C$1]) / ([.$C$2] - [.$C$1]))" office:value-type="float" office:value="-0.358289524674731" calcext:value-type="float">
            <text:p>-0.358289524674731</text:p>
          </table:table-cell>
          <table:table-cell table:number-columns-repeated="16"/>
        </table:table-row>
        <table:table-row table:style-name="ro1">
          <table:table-cell office:value-type="float" office:value="8608.1199369808" calcext:value-type="float">
            <text:p>8608.1199369808</text:p>
          </table:table-cell>
          <table:table-cell table:number-columns-repeated="3"/>
          <table:table-cell table:formula="of:=[.$C$4] + ([.$C$5] - [.$C$4]) * (([.A2416] - [.$C$1]) / ([.$C$2] - [.$C$1]))" office:value-type="float" office:value="-0.360351797930483" calcext:value-type="float">
            <text:p>-0.360351797930483</text:p>
          </table:table-cell>
          <table:table-cell table:number-columns-repeated="16"/>
        </table:table-row>
        <table:table-row table:style-name="ro1">
          <table:table-cell office:value-type="float" office:value="8823.7808313463" calcext:value-type="float">
            <text:p>8823.7808313463</text:p>
          </table:table-cell>
          <table:table-cell table:number-columns-repeated="3"/>
          <table:table-cell table:formula="of:=[.$C$4] + ([.$C$5] - [.$C$4]) * (([.A2417] - [.$C$1]) / ([.$C$2] - [.$C$1]))" office:value-type="float" office:value="-0.356808468115878" calcext:value-type="float">
            <text:p>-0.356808468115878</text:p>
          </table:table-cell>
          <table:table-cell table:number-columns-repeated="16"/>
        </table:table-row>
        <table:table-row table:style-name="ro1">
          <table:table-cell office:value-type="float" office:value="9330.9852680521" calcext:value-type="float">
            <text:p>9330.9852680521</text:p>
          </table:table-cell>
          <table:table-cell table:number-columns-repeated="3"/>
          <table:table-cell table:formula="of:=[.$C$4] + ([.$C$5] - [.$C$4]) * (([.A2418] - [.$C$1]) / ([.$C$2] - [.$C$1]))" office:value-type="float" office:value="-0.348475049078704" calcext:value-type="float">
            <text:p>-0.348475049078704</text:p>
          </table:table-cell>
          <table:table-cell table:number-columns-repeated="16"/>
        </table:table-row>
        <table:table-row table:style-name="ro1">
          <table:table-cell office:value-type="float" office:value="9795.2825564091" calcext:value-type="float">
            <text:p>9795.2825564091</text:p>
          </table:table-cell>
          <table:table-cell table:number-columns-repeated="3"/>
          <table:table-cell table:formula="of:=[.$C$4] + ([.$C$5] - [.$C$4]) * (([.A2419] - [.$C$1]) / ([.$C$2] - [.$C$1]))" office:value-type="float" office:value="-0.340846598730689" calcext:value-type="float">
            <text:p>-0.340846598730689</text:p>
          </table:table-cell>
          <table:table-cell table:number-columns-repeated="16"/>
        </table:table-row>
        <table:table-row table:style-name="ro1">
          <table:table-cell office:value-type="float" office:value="9362.6366461472" calcext:value-type="float">
            <text:p>9362.6366461472</text:p>
          </table:table-cell>
          <table:table-cell table:number-columns-repeated="3"/>
          <table:table-cell table:formula="of:=[.$C$4] + ([.$C$5] - [.$C$4]) * (([.A2420] - [.$C$1]) / ([.$C$2] - [.$C$1]))" office:value-type="float" office:value="-0.347955013807554" calcext:value-type="float">
            <text:p>-0.347955013807554</text:p>
          </table:table-cell>
          <table:table-cell table:number-columns-repeated="16"/>
        </table:table-row>
        <table:table-row table:style-name="ro1">
          <table:table-cell office:value-type="float" office:value="9418.913715302" calcext:value-type="float">
            <text:p>9418.913715302</text:p>
          </table:table-cell>
          <table:table-cell table:number-columns-repeated="3"/>
          <table:table-cell table:formula="of:=[.$C$4] + ([.$C$5] - [.$C$4]) * (([.A2421] - [.$C$1]) / ([.$C$2] - [.$C$1]))" office:value-type="float" office:value="-0.347030375997804" calcext:value-type="float">
            <text:p>-0.347030375997804</text:p>
          </table:table-cell>
          <table:table-cell table:number-columns-repeated="16"/>
        </table:table-row>
        <table:table-row table:style-name="ro1">
          <table:table-cell office:value-type="float" office:value="9673.8366316087" calcext:value-type="float">
            <text:p>9673.8366316087</text:p>
          </table:table-cell>
          <table:table-cell table:number-columns-repeated="3"/>
          <table:table-cell table:formula="of:=[.$C$4] + ([.$C$5] - [.$C$4]) * (([.A2422] - [.$C$1]) / ([.$C$2] - [.$C$1]))" office:value-type="float" office:value="-0.342841967281272" calcext:value-type="float">
            <text:p>-0.342841967281272</text:p>
          </table:table-cell>
          <table:table-cell table:number-columns-repeated="16"/>
        </table:table-row>
        <table:table-row table:style-name="ro1">
          <table:table-cell office:value-type="float" office:value="9723.3169934073" calcext:value-type="float">
            <text:p>9723.3169934073</text:p>
          </table:table-cell>
          <table:table-cell table:number-columns-repeated="3"/>
          <table:table-cell table:formula="of:=[.$C$4] + ([.$C$5] - [.$C$4]) * (([.A2423] - [.$C$1]) / ([.$C$2] - [.$C$1]))" office:value-type="float" office:value="-0.342029000045306" calcext:value-type="float">
            <text:p>-0.342029000045306</text:p>
          </table:table-cell>
          <table:table-cell table:number-columns-repeated="16"/>
        </table:table-row>
        <table:table-row table:style-name="ro1">
          <table:table-cell office:value-type="float" office:value="9719.2544893493" calcext:value-type="float">
            <text:p>9719.2544893493</text:p>
          </table:table-cell>
          <table:table-cell table:number-columns-repeated="3"/>
          <table:table-cell table:formula="of:=[.$C$4] + ([.$C$5] - [.$C$4]) * (([.A2424] - [.$C$1]) / ([.$C$2] - [.$C$1]))" office:value-type="float" office:value="-0.342095747388597" calcext:value-type="float">
            <text:p>-0.342095747388597</text:p>
          </table:table-cell>
          <table:table-cell table:number-columns-repeated="16"/>
        </table:table-row>
        <table:table-row table:style-name="ro1">
          <table:table-cell office:value-type="float" office:value="9540.2089222634" calcext:value-type="float">
            <text:p>9540.2089222634</text:p>
          </table:table-cell>
          <table:table-cell table:number-columns-repeated="3"/>
          <table:table-cell table:formula="of:=[.$C$4] + ([.$C$5] - [.$C$4]) * (([.A2425] - [.$C$1]) / ([.$C$2] - [.$C$1]))" office:value-type="float" office:value="-0.345037483756216" calcext:value-type="float">
            <text:p>-0.345037483756216</text:p>
          </table:table-cell>
          <table:table-cell table:number-columns-repeated="16"/>
        </table:table-row>
        <table:table-row table:style-name="ro1">
          <table:table-cell office:value-type="float" office:value="9139.8904009519" calcext:value-type="float">
            <text:p>9139.8904009519</text:p>
          </table:table-cell>
          <table:table-cell table:number-columns-repeated="3"/>
          <table:table-cell table:formula="of:=[.$C$4] + ([.$C$5] - [.$C$4]) * (([.A2426] - [.$C$1]) / ([.$C$2] - [.$C$1]))" office:value-type="float" office:value="-0.351614756636749" calcext:value-type="float">
            <text:p>-0.351614756636749</text:p>
          </table:table-cell>
          <table:table-cell table:number-columns-repeated="16"/>
        </table:table-row>
        <table:table-row table:style-name="ro1">
          <table:table-cell office:value-type="float" office:value="9192.8452548062" calcext:value-type="float">
            <text:p>9192.8452548062</text:p>
          </table:table-cell>
          <table:table-cell table:number-columns-repeated="3"/>
          <table:table-cell table:formula="of:=[.$C$4] + ([.$C$5] - [.$C$4]) * (([.A2427] - [.$C$1]) / ([.$C$2] - [.$C$1]))" office:value-type="float" office:value="-0.350744703152819" calcext:value-type="float">
            <text:p>-0.350744703152819</text:p>
          </table:table-cell>
          <table:table-cell table:number-columns-repeated="16"/>
        </table:table-row>
        <table:table-row table:style-name="ro1">
          <table:table-cell office:value-type="float" office:value="9219.7460361167" calcext:value-type="float">
            <text:p>9219.7460361167</text:p>
          </table:table-cell>
          <table:table-cell table:number-columns-repeated="3"/>
          <table:table-cell table:formula="of:=[.$C$4] + ([.$C$5] - [.$C$4]) * (([.A2428] - [.$C$1]) / ([.$C$2] - [.$C$1]))" office:value-type="float" office:value="-0.350302720656484" calcext:value-type="float">
            <text:p>-0.350302720656484</text:p>
          </table:table-cell>
          <table:table-cell table:number-columns-repeated="16"/>
        </table:table-row>
        <table:table-row table:style-name="ro1">
          <table:table-cell office:value-type="float" office:value="9048.6923718826" calcext:value-type="float">
            <text:p>9048.6923718826</text:p>
          </table:table-cell>
          <table:table-cell table:number-columns-repeated="3"/>
          <table:table-cell table:formula="of:=[.$C$4] + ([.$C$5] - [.$C$4]) * (([.A2429] - [.$C$1]) / ([.$C$2] - [.$C$1]))" office:value-type="float" office:value="-0.353113149270171" calcext:value-type="float">
            <text:p>-0.353113149270171</text:p>
          </table:table-cell>
          <table:table-cell table:number-columns-repeated="16"/>
        </table:table-row>
        <table:table-row table:style-name="ro1">
          <table:table-cell office:value-type="float" office:value="8905.7469216755" calcext:value-type="float">
            <text:p>8905.7469216755</text:p>
          </table:table-cell>
          <table:table-cell table:number-columns-repeated="3"/>
          <table:table-cell table:formula="of:=[.$C$4] + ([.$C$5] - [.$C$4]) * (([.A2430] - [.$C$1]) / ([.$C$2] - [.$C$1]))" office:value-type="float" office:value="-0.355461757148623" calcext:value-type="float">
            <text:p>-0.355461757148623</text:p>
          </table:table-cell>
          <table:table-cell table:number-columns-repeated="16"/>
        </table:table-row>
        <table:table-row table:style-name="ro1">
          <table:table-cell office:value-type="float" office:value="8835.7272237508" calcext:value-type="float">
            <text:p>8835.7272237508</text:p>
          </table:table-cell>
          <table:table-cell table:number-columns-repeated="3"/>
          <table:table-cell table:formula="of:=[.$C$4] + ([.$C$5] - [.$C$4]) * (([.A2431] - [.$C$1]) / ([.$C$2] - [.$C$1]))" office:value-type="float" office:value="-0.356612187707655" calcext:value-type="float">
            <text:p>-0.356612187707655</text:p>
          </table:table-cell>
          <table:table-cell table:number-columns-repeated="16"/>
        </table:table-row>
        <table:table-row table:style-name="ro1">
          <table:table-cell office:value-type="float" office:value="9113.1778359026" calcext:value-type="float">
            <text:p>9113.1778359026</text:p>
          </table:table-cell>
          <table:table-cell table:number-columns-repeated="3"/>
          <table:table-cell table:formula="of:=[.$C$4] + ([.$C$5] - [.$C$4]) * (([.A2432] - [.$C$1]) / ([.$C$2] - [.$C$1]))" office:value-type="float" office:value="-0.352053646721306" calcext:value-type="float">
            <text:p>-0.352053646721306</text:p>
          </table:table-cell>
          <table:table-cell table:number-columns-repeated="16"/>
        </table:table-row>
        <table:table-row table:style-name="ro1">
          <table:table-cell office:value-type="float" office:value="9507.5637917984" calcext:value-type="float">
            <text:p>9507.5637917984</text:p>
          </table:table-cell>
          <table:table-cell table:number-columns-repeated="3"/>
          <table:table-cell table:formula="of:=[.$C$4] + ([.$C$5] - [.$C$4]) * (([.A2433] - [.$C$1]) / ([.$C$2] - [.$C$1]))" office:value-type="float" office:value="-0.345573846477045" calcext:value-type="float">
            <text:p>-0.345573846477045</text:p>
          </table:table-cell>
          <table:table-cell table:number-columns-repeated="16"/>
        </table:table-row>
        <table:table-row table:style-name="ro1">
          <table:table-cell office:value-type="float" office:value="9434.033791627" calcext:value-type="float">
            <text:p>9434.033791627</text:p>
          </table:table-cell>
          <table:table-cell table:number-columns-repeated="3"/>
          <table:table-cell table:formula="of:=[.$C$4] + ([.$C$5] - [.$C$4]) * (([.A2434] - [.$C$1]) / ([.$C$2] - [.$C$1]))" office:value-type="float" office:value="-0.346781951649018" calcext:value-type="float">
            <text:p>-0.346781951649018</text:p>
          </table:table-cell>
          <table:table-cell table:number-columns-repeated="16"/>
        </table:table-row>
        <table:table-row table:style-name="ro1">
          <table:table-cell office:value-type="float" office:value="9688.5399317488" calcext:value-type="float">
            <text:p>9688.5399317488</text:p>
          </table:table-cell>
          <table:table-cell table:number-columns-repeated="3"/>
          <table:table-cell table:formula="of:=[.$C$4] + ([.$C$5] - [.$C$4]) * (([.A2435] - [.$C$1]) / ([.$C$2] - [.$C$1]))" office:value-type="float" office:value="-0.342600390606406" calcext:value-type="float">
            <text:p>-0.342600390606406</text:p>
          </table:table-cell>
          <table:table-cell table:number-columns-repeated="16"/>
        </table:table-row>
        <table:table-row table:style-name="ro1">
          <table:table-cell office:value-type="float" office:value="9427.2325353578" calcext:value-type="float">
            <text:p>9427.2325353578</text:p>
          </table:table-cell>
          <table:table-cell table:number-columns-repeated="3"/>
          <table:table-cell table:formula="of:=[.$C$4] + ([.$C$5] - [.$C$4]) * (([.A2436] - [.$C$1]) / ([.$C$2] - [.$C$1]))" office:value-type="float" office:value="-0.346893696961891" calcext:value-type="float">
            <text:p>-0.346893696961891</text:p>
          </table:table-cell>
          <table:table-cell table:number-columns-repeated="16"/>
        </table:table-row>
        <table:table-row table:style-name="ro1">
          <table:table-cell office:value-type="float" office:value="10268.231876664" calcext:value-type="float">
            <text:p>10268.231876664</text:p>
          </table:table-cell>
          <table:table-cell table:number-columns-repeated="3"/>
          <table:table-cell table:formula="of:=[.$C$4] + ([.$C$5] - [.$C$4]) * (([.A2437] - [.$C$1]) / ([.$C$2] - [.$C$1]))" office:value-type="float" office:value="-0.333075994643255" calcext:value-type="float">
            <text:p>-0.333075994643255</text:p>
          </table:table-cell>
          <table:table-cell table:number-columns-repeated="16"/>
        </table:table-row>
        <table:table-row table:style-name="ro1">
          <table:table-cell office:value-type="float" office:value="9516.3798280647" calcext:value-type="float">
            <text:p>9516.3798280647</text:p>
          </table:table-cell>
          <table:table-cell table:number-columns-repeated="3"/>
          <table:table-cell table:formula="of:=[.$C$4] + ([.$C$5] - [.$C$4]) * (([.A2438] - [.$C$1]) / ([.$C$2] - [.$C$1]))" office:value-type="float" office:value="-0.345428998129639" calcext:value-type="float">
            <text:p>-0.345428998129639</text:p>
          </table:table-cell>
          <table:table-cell table:number-columns-repeated="16"/>
        </table:table-row>
        <table:table-row table:style-name="ro1">
          <table:table-cell office:value-type="float" office:value="9667.0854019559" calcext:value-type="float">
            <text:p>9667.0854019559</text:p>
          </table:table-cell>
          <table:table-cell table:number-columns-repeated="3"/>
          <table:table-cell table:formula="of:=[.$C$4] + ([.$C$5] - [.$C$4]) * (([.A2439] - [.$C$1]) / ([.$C$2] - [.$C$1]))" office:value-type="float" office:value="-0.342952890651893" calcext:value-type="float">
            <text:p>-0.342952890651893</text:p>
          </table:table-cell>
          <table:table-cell table:number-columns-repeated="16"/>
        </table:table-row>
        <table:table-row table:style-name="ro1">
          <table:table-cell office:value-type="float" office:value="9811.8293775976" calcext:value-type="float">
            <text:p>9811.8293775976</text:p>
          </table:table-cell>
          <table:table-cell table:number-columns-repeated="3"/>
          <table:table-cell table:formula="of:=[.$C$4] + ([.$C$5] - [.$C$4]) * (([.A2440] - [.$C$1]) / ([.$C$2] - [.$C$1]))" office:value-type="float" office:value="-0.340574732822748" calcext:value-type="float">
            <text:p>-0.340574732822748</text:p>
          </table:table-cell>
          <table:table-cell table:number-columns-repeated="16"/>
        </table:table-row>
        <table:table-row table:style-name="ro1">
          <table:table-cell office:value-type="float" office:value="9659.0531176385" calcext:value-type="float">
            <text:p>9659.0531176385</text:p>
          </table:table-cell>
          <table:table-cell table:number-columns-repeated="3"/>
          <table:table-cell table:formula="of:=[.$C$4] + ([.$C$5] - [.$C$4]) * (([.A2441] - [.$C$1]) / ([.$C$2] - [.$C$1]))" office:value-type="float" office:value="-0.343084861877297" calcext:value-type="float">
            <text:p>-0.343084861877297</text:p>
          </table:table-cell>
          <table:table-cell table:number-columns-repeated="16"/>
        </table:table-row>
        <table:table-row table:style-name="ro1">
          <table:table-cell office:value-type="float" office:value="9677.050683736" calcext:value-type="float">
            <text:p>9677.050683736</text:p>
          </table:table-cell>
          <table:table-cell table:number-columns-repeated="3"/>
          <table:table-cell table:formula="of:=[.$C$4] + ([.$C$5] - [.$C$4]) * (([.A2442] - [.$C$1]) / ([.$C$2] - [.$C$1]))" office:value-type="float" office:value="-0.34278916008708" calcext:value-type="float">
            <text:p>-0.34278916008708</text:p>
          </table:table-cell>
          <table:table-cell table:number-columns-repeated="16"/>
        </table:table-row>
        <table:table-row table:style-name="ro1">
          <table:table-cell office:value-type="float" office:value="9737.4574466497" calcext:value-type="float">
            <text:p>9737.4574466497</text:p>
          </table:table-cell>
          <table:table-cell table:number-columns-repeated="3"/>
          <table:table-cell table:formula="of:=[.$C$4] + ([.$C$5] - [.$C$4]) * (([.A2443] - [.$C$1]) / ([.$C$2] - [.$C$1]))" office:value-type="float" office:value="-0.341796671000612" calcext:value-type="float">
            <text:p>-0.341796671000612</text:p>
          </table:table-cell>
          <table:table-cell table:number-columns-repeated="16"/>
        </table:table-row>
        <table:table-row table:style-name="ro1">
          <table:table-cell office:value-type="float" office:value="9790.073884068" calcext:value-type="float">
            <text:p>9790.073884068</text:p>
          </table:table-cell>
          <table:table-cell table:number-columns-repeated="3"/>
          <table:table-cell table:formula="of:=[.$C$4] + ([.$C$5] - [.$C$4]) * (([.A2444] - [.$C$1]) / ([.$C$2] - [.$C$1]))" office:value-type="float" office:value="-0.340932177732182" calcext:value-type="float">
            <text:p>-0.340932177732182</text:p>
          </table:table-cell>
          <table:table-cell table:number-columns-repeated="16"/>
        </table:table-row>
        <table:table-row table:style-name="ro1">
          <table:table-cell office:value-type="float" office:value="9787.914130709" calcext:value-type="float">
            <text:p>9787.914130709</text:p>
          </table:table-cell>
          <table:table-cell table:number-columns-repeated="3"/>
          <table:table-cell table:formula="of:=[.$C$4] + ([.$C$5] - [.$C$4]) * (([.A2445] - [.$C$1]) / ([.$C$2] - [.$C$1]))" office:value-type="float" office:value="-0.340967662693383" calcext:value-type="float">
            <text:p>-0.340967662693383</text:p>
          </table:table-cell>
          <table:table-cell table:number-columns-repeated="16"/>
        </table:table-row>
        <table:table-row table:style-name="ro1">
          <table:table-cell office:value-type="float" office:value="9875.0142135212" calcext:value-type="float">
            <text:p>9875.0142135212</text:p>
          </table:table-cell>
          <table:table-cell table:number-columns-repeated="3"/>
          <table:table-cell table:formula="of:=[.$C$4] + ([.$C$5] - [.$C$4]) * (([.A2446] - [.$C$1]) / ([.$C$2] - [.$C$1]))" office:value-type="float" office:value="-0.339536599722087" calcext:value-type="float">
            <text:p>-0.339536599722087</text:p>
          </table:table-cell>
          <table:table-cell table:number-columns-repeated="16"/>
        </table:table-row>
        <table:table-row table:style-name="ro1">
          <table:table-cell office:value-type="float" office:value="9261.4814437625" calcext:value-type="float">
            <text:p>9261.4814437625</text:p>
          </table:table-cell>
          <table:table-cell table:number-columns-repeated="3"/>
          <table:table-cell table:formula="of:=[.$C$4] + ([.$C$5] - [.$C$4]) * (([.A2447] - [.$C$1]) / ([.$C$2] - [.$C$1]))" office:value-type="float" office:value="-0.349617003782912" calcext:value-type="float">
            <text:p>-0.349617003782912</text:p>
          </table:table-cell>
          <table:table-cell table:number-columns-repeated="16"/>
        </table:table-row>
        <table:table-row table:style-name="ro1">
          <table:table-cell office:value-type="float" office:value="9464.0860788641" calcext:value-type="float">
            <text:p>9464.0860788641</text:p>
          </table:table-cell>
          <table:table-cell table:number-columns-repeated="3"/>
          <table:table-cell table:formula="of:=[.$C$4] + ([.$C$5] - [.$C$4]) * (([.A2448] - [.$C$1]) / ([.$C$2] - [.$C$1]))" office:value-type="float" office:value="-0.346288189598751" calcext:value-type="float">
            <text:p>-0.346288189598751</text:p>
          </table:table-cell>
          <table:table-cell table:number-columns-repeated="16"/>
        </table:table-row>
        <table:table-row table:style-name="ro1">
          <table:table-cell office:value-type="float" office:value="9458.6597530336" calcext:value-type="float">
            <text:p>9458.6597530336</text:p>
          </table:table-cell>
          <table:table-cell table:number-columns-repeated="3"/>
          <table:table-cell table:formula="of:=[.$C$4] + ([.$C$5] - [.$C$4]) * (([.A2449] - [.$C$1]) / ([.$C$2] - [.$C$1]))" office:value-type="float" office:value="-0.346377344668591" calcext:value-type="float">
            <text:p>-0.346377344668591</text:p>
          </table:table-cell>
          <table:table-cell table:number-columns-repeated="16"/>
        </table:table-row>
        <table:table-row table:style-name="ro1">
          <table:table-cell office:value-type="float" office:value="9351.6054773864" calcext:value-type="float">
            <text:p>9351.6054773864</text:p>
          </table:table-cell>
          <table:table-cell table:number-columns-repeated="3"/>
          <table:table-cell table:formula="of:=[.$C$4] + ([.$C$5] - [.$C$4]) * (([.A2450] - [.$C$1]) / ([.$C$2] - [.$C$1]))" office:value-type="float" office:value="-0.348136257000833" calcext:value-type="float">
            <text:p>-0.348136257000833</text:p>
          </table:table-cell>
          <table:table-cell table:number-columns-repeated="16"/>
        </table:table-row>
        <table:table-row table:style-name="ro1">
          <table:table-cell office:value-type="float" office:value="9442.0169879651" calcext:value-type="float">
            <text:p>9442.0169879651</text:p>
          </table:table-cell>
          <table:table-cell table:number-columns-repeated="3"/>
          <table:table-cell table:formula="of:=[.$C$4] + ([.$C$5] - [.$C$4]) * (([.A2451] - [.$C$1]) / ([.$C$2] - [.$C$1]))" office:value-type="float" office:value="-0.346650786943966" calcext:value-type="float">
            <text:p>-0.346650786943966</text:p>
          </table:table-cell>
          <table:table-cell table:number-columns-repeated="16"/>
        </table:table-row>
        <table:table-row table:style-name="ro1">
          <table:table-cell office:value-type="float" office:value="9510.6412664837" calcext:value-type="float">
            <text:p>9510.6412664837</text:p>
          </table:table-cell>
          <table:table-cell table:number-columns-repeated="3"/>
          <table:table-cell table:formula="of:=[.$C$4] + ([.$C$5] - [.$C$4]) * (([.A2452] - [.$C$1]) / ([.$C$2] - [.$C$1]))" office:value-type="float" office:value="-0.345523283263727" calcext:value-type="float">
            <text:p>-0.345523283263727</text:p>
          </table:table-cell>
          <table:table-cell table:number-columns-repeated="16"/>
        </table:table-row>
        <table:table-row table:style-name="ro1">
          <table:table-cell office:value-type="float" office:value="9457.4648370114" calcext:value-type="float">
            <text:p>9457.4648370114</text:p>
          </table:table-cell>
          <table:table-cell table:number-columns-repeated="3"/>
          <table:table-cell table:formula="of:=[.$C$4] + ([.$C$5] - [.$C$4]) * (([.A2453] - [.$C$1]) / ([.$C$2] - [.$C$1]))" office:value-type="float" office:value="-0.346396977256965" calcext:value-type="float">
            <text:p>-0.346396977256965</text:p>
          </table:table-cell>
          <table:table-cell table:number-columns-repeated="16"/>
        </table:table-row>
        <table:table-row table:style-name="ro1">
          <table:table-cell office:value-type="float" office:value="9398.6856028871" calcext:value-type="float">
            <text:p>9398.6856028871</text:p>
          </table:table-cell>
          <table:table-cell table:number-columns-repeated="3"/>
          <table:table-cell table:formula="of:=[.$C$4] + ([.$C$5] - [.$C$4]) * (([.A2454] - [.$C$1]) / ([.$C$2] - [.$C$1]))" office:value-type="float" office:value="-0.347362725884527" calcext:value-type="float">
            <text:p>-0.347362725884527</text:p>
          </table:table-cell>
          <table:table-cell table:number-columns-repeated="16"/>
        </table:table-row>
        <table:table-row table:style-name="ro1">
          <table:table-cell office:value-type="float" office:value="9278.4691460412" calcext:value-type="float">
            <text:p>9278.4691460412</text:p>
          </table:table-cell>
          <table:table-cell table:number-columns-repeated="3"/>
          <table:table-cell table:formula="of:=[.$C$4] + ([.$C$5] - [.$C$4]) * (([.A2455] - [.$C$1]) / ([.$C$2] - [.$C$1]))" office:value-type="float" office:value="-0.349337894155073" calcext:value-type="float">
            <text:p>-0.349337894155073</text:p>
          </table:table-cell>
          <table:table-cell table:number-columns-repeated="16"/>
        </table:table-row>
        <table:table-row table:style-name="ro1">
          <table:table-cell office:value-type="float" office:value="9353.0781871345" calcext:value-type="float">
            <text:p>9353.0781871345</text:p>
          </table:table-cell>
          <table:table-cell table:number-columns-repeated="3"/>
          <table:table-cell table:formula="of:=[.$C$4] + ([.$C$5] - [.$C$4]) * (([.A2456] - [.$C$1]) / ([.$C$2] - [.$C$1]))" office:value-type="float" office:value="-0.34811206023408" calcext:value-type="float">
            <text:p>-0.34811206023408</text:p>
          </table:table-cell>
          <table:table-cell table:number-columns-repeated="16"/>
        </table:table-row>
        <table:table-row table:style-name="ro1">
          <table:table-cell office:value-type="float" office:value="9288.603159701" calcext:value-type="float">
            <text:p>9288.603159701</text:p>
          </table:table-cell>
          <table:table-cell table:number-columns-repeated="3"/>
          <table:table-cell table:formula="of:=[.$C$4] + ([.$C$5] - [.$C$4]) * (([.A2457] - [.$C$1]) / ([.$C$2] - [.$C$1]))" office:value-type="float" office:value="-0.349171391308796" calcext:value-type="float">
            <text:p>-0.349171391308796</text:p>
          </table:table-cell>
          <table:table-cell table:number-columns-repeated="16"/>
        </table:table-row>
        <table:table-row table:style-name="ro1">
          <table:table-cell office:value-type="float" office:value="9680.9471289833" calcext:value-type="float">
            <text:p>9680.9471289833</text:p>
          </table:table-cell>
          <table:table-cell table:number-columns-repeated="3"/>
          <table:table-cell table:formula="of:=[.$C$4] + ([.$C$5] - [.$C$4]) * (([.A2458] - [.$C$1]) / ([.$C$2] - [.$C$1]))" office:value-type="float" office:value="-0.342725141106466" calcext:value-type="float">
            <text:p>-0.342725141106466</text:p>
          </table:table-cell>
          <table:table-cell table:number-columns-repeated="16"/>
        </table:table-row>
        <table:table-row table:style-name="ro1">
          <table:table-cell office:value-type="float" office:value="9609.680245524" calcext:value-type="float">
            <text:p>9609.680245524</text:p>
          </table:table-cell>
          <table:table-cell table:number-columns-repeated="3"/>
          <table:table-cell table:formula="of:=[.$C$4] + ([.$C$5] - [.$C$4]) * (([.A2459] - [.$C$1]) / ([.$C$2] - [.$C$1]))" office:value-type="float" office:value="-0.343896063047128" calcext:value-type="float">
            <text:p>-0.343896063047128</text:p>
          </table:table-cell>
          <table:table-cell table:number-columns-repeated="16"/>
        </table:table-row>
        <table:table-row table:style-name="ro1">
          <table:table-cell office:value-type="float" office:value="9310.9896455256" calcext:value-type="float">
            <text:p>9310.9896455256</text:p>
          </table:table-cell>
          <table:table-cell table:number-columns-repeated="3"/>
          <table:table-cell table:formula="of:=[.$C$4] + ([.$C$5] - [.$C$4]) * (([.A2460] - [.$C$1]) / ([.$C$2] - [.$C$1]))" office:value-type="float" office:value="-0.348803579133576" calcext:value-type="float">
            <text:p>-0.348803579133576</text:p>
          </table:table-cell>
          <table:table-cell table:number-columns-repeated="16"/>
        </table:table-row>
        <table:table-row table:style-name="ro1">
          <table:table-cell office:value-type="float" office:value="9252.6847128695" calcext:value-type="float">
            <text:p>9252.6847128695</text:p>
          </table:table-cell>
          <table:table-cell table:number-columns-repeated="3"/>
          <table:table-cell table:formula="of:=[.$C$4] + ([.$C$5] - [.$C$4]) * (([.A2461] - [.$C$1]) / ([.$C$2] - [.$C$1]))" office:value-type="float" office:value="-0.349761534941126" calcext:value-type="float">
            <text:p>-0.349761534941126</text:p>
          </table:table-cell>
          <table:table-cell table:number-columns-repeated="16"/>
        </table:table-row>
        <table:table-row table:style-name="ro1">
          <table:table-cell office:value-type="float" office:value="9171.5540124669" calcext:value-type="float">
            <text:p>9171.5540124669</text:p>
          </table:table-cell>
          <table:table-cell table:number-columns-repeated="3"/>
          <table:table-cell table:formula="of:=[.$C$4] + ([.$C$5] - [.$C$4]) * (([.A2462] - [.$C$1]) / ([.$C$2] - [.$C$1]))" office:value-type="float" office:value="-0.351094520369301" calcext:value-type="float">
            <text:p>-0.351094520369301</text:p>
          </table:table-cell>
          <table:table-cell table:number-columns-repeated="16"/>
        </table:table-row>
        <table:table-row table:style-name="ro1">
          <table:table-cell office:value-type="float" office:value="9022.0121258159" calcext:value-type="float">
            <text:p>9022.0121258159</text:p>
          </table:table-cell>
          <table:table-cell table:number-columns-repeated="3"/>
          <table:table-cell table:formula="of:=[.$C$4] + ([.$C$5] - [.$C$4]) * (([.A2463] - [.$C$1]) / ([.$C$2] - [.$C$1]))" office:value-type="float" office:value="-0.353551508350649" calcext:value-type="float">
            <text:p>-0.353551508350649</text:p>
          </table:table-cell>
          <table:table-cell table:number-columns-repeated="16"/>
        </table:table-row>
        <table:table-row table:style-name="ro1">
          <table:table-cell office:value-type="float" office:value="9101.8777027488" calcext:value-type="float">
            <text:p>9101.8777027488</text:p>
          </table:table-cell>
          <table:table-cell table:number-columns-repeated="3"/>
          <table:table-cell table:formula="of:=[.$C$4] + ([.$C$5] - [.$C$4]) * (([.A2464] - [.$C$1]) / ([.$C$2] - [.$C$1]))" office:value-type="float" office:value="-0.352239309026151" calcext:value-type="float">
            <text:p>-0.352239309026151</text:p>
          </table:table-cell>
          <table:table-cell table:number-columns-repeated="16"/>
        </table:table-row>
        <table:table-row table:style-name="ro1">
          <table:table-cell office:value-type="float" office:value="9188.0374007629" calcext:value-type="float">
            <text:p>9188.0374007629</text:p>
          </table:table-cell>
          <table:table-cell table:number-columns-repeated="3"/>
          <table:table-cell table:formula="of:=[.$C$4] + ([.$C$5] - [.$C$4]) * (([.A2465] - [.$C$1]) / ([.$C$2] - [.$C$1]))" office:value-type="float" office:value="-0.350823696670054" calcext:value-type="float">
            <text:p>-0.350823696670054</text:p>
          </table:table-cell>
          <table:table-cell table:number-columns-repeated="16"/>
        </table:table-row>
        <table:table-row table:style-name="ro1">
          <table:table-cell office:value-type="float" office:value="9141.3482599688" calcext:value-type="float">
            <text:p>9141.3482599688</text:p>
          </table:table-cell>
          <table:table-cell table:number-columns-repeated="3"/>
          <table:table-cell table:formula="of:=[.$C$4] + ([.$C$5] - [.$C$4]) * (([.A2466] - [.$C$1]) / ([.$C$2] - [.$C$1]))" office:value-type="float" office:value="-0.351590803868977" calcext:value-type="float">
            <text:p>-0.351590803868977</text:p>
          </table:table-cell>
          <table:table-cell table:number-columns-repeated="16"/>
        </table:table-row>
        <table:table-row table:style-name="ro1">
          <table:table-cell office:value-type="float" office:value="9240.1696284865" calcext:value-type="float">
            <text:p>9240.1696284865</text:p>
          </table:table-cell>
          <table:table-cell table:number-columns-repeated="3"/>
          <table:table-cell table:formula="of:=[.$C$4] + ([.$C$5] - [.$C$4]) * (([.A2467] - [.$C$1]) / ([.$C$2] - [.$C$1]))" office:value-type="float" office:value="-0.349967159014777" calcext:value-type="float">
            <text:p>-0.349967159014777</text:p>
          </table:table-cell>
          <table:table-cell table:number-columns-repeated="16"/>
        </table:table-row>
        <table:table-row table:style-name="ro1">
          <table:table-cell office:value-type="float" office:value="9097.6836278241" calcext:value-type="float">
            <text:p>9097.6836278241</text:p>
          </table:table-cell>
          <table:table-cell table:number-columns-repeated="3"/>
          <table:table-cell table:formula="of:=[.$C$4] + ([.$C$5] - [.$C$4]) * (([.A2468] - [.$C$1]) / ([.$C$2] - [.$C$1]))" office:value-type="float" office:value="-0.352308218091789" calcext:value-type="float">
            <text:p>-0.352308218091789</text:p>
          </table:table-cell>
          <table:table-cell table:number-columns-repeated="16"/>
        </table:table-row>
        <table:table-row table:style-name="ro1">
          <table:table-cell office:value-type="float" office:value="9067.9374872454" calcext:value-type="float">
            <text:p>9067.9374872454</text:p>
          </table:table-cell>
          <table:table-cell table:number-columns-repeated="3"/>
          <table:table-cell table:formula="of:=[.$C$4] + ([.$C$5] - [.$C$4]) * (([.A2469] - [.$C$1]) / ([.$C$2] - [.$C$1]))" office:value-type="float" office:value="-0.352796950122193" calcext:value-type="float">
            <text:p>-0.352796950122193</text:p>
          </table:table-cell>
          <table:table-cell table:number-columns-repeated="16"/>
        </table:table-row>
        <table:table-row table:style-name="ro1">
          <table:table-cell office:value-type="float" office:value="9141.0750702453" calcext:value-type="float">
            <text:p>9141.0750702453</text:p>
          </table:table-cell>
          <table:table-cell table:number-columns-repeated="3"/>
          <table:table-cell table:formula="of:=[.$C$4] + ([.$C$5] - [.$C$4]) * (([.A2470] - [.$C$1]) / ([.$C$2] - [.$C$1]))" office:value-type="float" office:value="-0.351595292403142" calcext:value-type="float">
            <text:p>-0.351595292403142</text:p>
          </table:table-cell>
          <table:table-cell table:number-columns-repeated="16"/>
        </table:table-row>
        <table:table-row table:style-name="ro1">
          <table:table-cell office:value-type="float" office:value="9078.6141268178" calcext:value-type="float">
            <text:p>9078.6141268178</text:p>
          </table:table-cell>
          <table:table-cell table:number-columns-repeated="3"/>
          <table:table-cell table:formula="of:=[.$C$4] + ([.$C$5] - [.$C$4]) * (([.A2471] - [.$C$1]) / ([.$C$2] - [.$C$1]))" office:value-type="float" office:value="-0.352621531878528" calcext:value-type="float">
            <text:p>-0.352621531878528</text:p>
          </table:table-cell>
          <table:table-cell table:number-columns-repeated="16"/>
        </table:table-row>
        <table:table-row table:style-name="ro1">
          <table:table-cell office:value-type="float" office:value="9344.9876259665" calcext:value-type="float">
            <text:p>9344.9876259665</text:p>
          </table:table-cell>
          <table:table-cell table:number-columns-repeated="3"/>
          <table:table-cell table:formula="of:=[.$C$4] + ([.$C$5] - [.$C$4]) * (([.A2472] - [.$C$1]) / ([.$C$2] - [.$C$1]))" office:value-type="float" office:value="-0.348244988953901" calcext:value-type="float">
            <text:p>-0.348244988953901</text:p>
          </table:table-cell>
          <table:table-cell table:number-columns-repeated="16"/>
        </table:table-row>
        <table:table-row table:style-name="ro1">
          <table:table-cell office:value-type="float" office:value="9262.8052511081" calcext:value-type="float">
            <text:p>9262.8052511081</text:p>
          </table:table-cell>
          <table:table-cell table:number-columns-repeated="3"/>
          <table:table-cell table:formula="of:=[.$C$4] + ([.$C$5] - [.$C$4]) * (([.A2473] - [.$C$1]) / ([.$C$2] - [.$C$1]))" office:value-type="float" office:value="-0.349595253497352" calcext:value-type="float">
            <text:p>-0.349595253497352</text:p>
          </table:table-cell>
          <table:table-cell table:number-columns-repeated="16"/>
        </table:table-row>
        <table:table-row table:style-name="ro1">
          <table:table-cell office:value-type="float" office:value="9444.7281118768" calcext:value-type="float">
            <text:p>9444.7281118768</text:p>
          </table:table-cell>
          <table:table-cell table:number-columns-repeated="3"/>
          <table:table-cell table:formula="of:=[.$C$4] + ([.$C$5] - [.$C$4]) * (([.A2474] - [.$C$1]) / ([.$C$2] - [.$C$1]))" office:value-type="float" office:value="-0.346606242910076" calcext:value-type="float">
            <text:p>-0.346606242910076</text:p>
          </table:table-cell>
          <table:table-cell table:number-columns-repeated="16"/>
        </table:table-row>
        <table:table-row table:style-name="ro1">
          <table:table-cell office:value-type="float" office:value="9239.4733507852" calcext:value-type="float">
            <text:p>9239.4733507852</text:p>
          </table:table-cell>
          <table:table-cell table:number-columns-repeated="3"/>
          <table:table-cell table:formula="of:=[.$C$4] + ([.$C$5] - [.$C$4]) * (([.A2475] - [.$C$1]) / ([.$C$2] - [.$C$1]))" office:value-type="float" office:value="-0.349978598926243" calcext:value-type="float">
            <text:p>-0.349978598926243</text:p>
          </table:table-cell>
          <table:table-cell table:number-columns-repeated="16"/>
        </table:table-row>
        <table:table-row table:style-name="ro1">
          <table:table-cell office:value-type="float" office:value="9289.5800289992" calcext:value-type="float">
            <text:p>9289.5800289992</text:p>
          </table:table-cell>
          <table:table-cell table:number-columns-repeated="3"/>
          <table:table-cell table:formula="of:=[.$C$4] + ([.$C$5] - [.$C$4]) * (([.A2476] - [.$C$1]) / ([.$C$2] - [.$C$1]))" office:value-type="float" office:value="-0.349155341249654" calcext:value-type="float">
            <text:p>-0.349155341249654</text:p>
          </table:table-cell>
          <table:table-cell table:number-columns-repeated="16"/>
        </table:table-row>
        <table:table-row table:style-name="ro1">
          <table:table-cell office:value-type="float" office:value="9243.7662534181" calcext:value-type="float">
            <text:p>9243.7662534181</text:p>
          </table:table-cell>
          <table:table-cell table:number-columns-repeated="3"/>
          <table:table-cell table:formula="of:=[.$C$4] + ([.$C$5] - [.$C$4]) * (([.A2477] - [.$C$1]) / ([.$C$2] - [.$C$1]))" office:value-type="float" office:value="-0.349908066111589" calcext:value-type="float">
            <text:p>-0.349908066111589</text:p>
          </table:table-cell>
          <table:table-cell table:number-columns-repeated="16"/>
        </table:table-row>
        <table:table-row table:style-name="ro1">
          <table:table-cell office:value-type="float" office:value="9310.3950688791" calcext:value-type="float">
            <text:p>9310.3950688791</text:p>
          </table:table-cell>
          <table:table-cell table:number-columns-repeated="3"/>
          <table:table-cell table:formula="of:=[.$C$4] + ([.$C$5] - [.$C$4]) * (([.A2478] - [.$C$1]) / ([.$C$2] - [.$C$1]))" office:value-type="float" office:value="-0.348813348086658" calcext:value-type="float">
            <text:p>-0.348813348086658</text:p>
          </table:table-cell>
          <table:table-cell table:number-columns-repeated="16"/>
        </table:table-row>
        <table:table-row table:style-name="ro1">
          <table:table-cell office:value-type="float" office:value="9241.7637243217" calcext:value-type="float">
            <text:p>9241.7637243217</text:p>
          </table:table-cell>
          <table:table-cell table:number-columns-repeated="3"/>
          <table:table-cell table:formula="of:=[.$C$4] + ([.$C$5] - [.$C$4]) * (([.A2479] - [.$C$1]) / ([.$C$2] - [.$C$1]))" office:value-type="float" office:value="-0.349940967862613" calcext:value-type="float">
            <text:p>-0.349940967862613</text:p>
          </table:table-cell>
          <table:table-cell table:number-columns-repeated="16"/>
        </table:table-row>
        <table:table-row table:style-name="ro1">
          <table:table-cell office:value-type="float" office:value="9261.5114252243" calcext:value-type="float">
            <text:p>9261.5114252243</text:p>
          </table:table-cell>
          <table:table-cell table:number-columns-repeated="3"/>
          <table:table-cell table:formula="of:=[.$C$4] + ([.$C$5] - [.$C$4]) * (([.A2480] - [.$C$1]) / ([.$C$2] - [.$C$1]))" office:value-type="float" office:value="-0.34961651118453" calcext:value-type="float">
            <text:p>-0.34961651118453</text:p>
          </table:table-cell>
          <table:table-cell table:number-columns-repeated="16"/>
        </table:table-row>
        <table:table-row table:style-name="ro1">
          <table:table-cell office:value-type="float" office:value="9192.6236656576" calcext:value-type="float">
            <text:p>9192.6236656576</text:p>
          </table:table-cell>
          <table:table-cell table:number-columns-repeated="3"/>
          <table:table-cell table:formula="of:=[.$C$4] + ([.$C$5] - [.$C$4]) * (([.A2481] - [.$C$1]) / ([.$C$2] - [.$C$1]))" office:value-type="float" office:value="-0.350748343884437" calcext:value-type="float">
            <text:p>-0.350748343884437</text:p>
          </table:table-cell>
          <table:table-cell table:number-columns-repeated="16"/>
        </table:table-row>
        <table:table-row table:style-name="ro1">
          <table:table-cell office:value-type="float" office:value="9132.4547469077" calcext:value-type="float">
            <text:p>9132.4547469077</text:p>
          </table:table-cell>
          <table:table-cell table:number-columns-repeated="3"/>
          <table:table-cell table:formula="of:=[.$C$4] + ([.$C$5] - [.$C$4]) * (([.A2482] - [.$C$1]) / ([.$C$2] - [.$C$1]))" office:value-type="float" office:value="-0.351736925167782" calcext:value-type="float">
            <text:p>-0.351736925167782</text:p>
          </table:table-cell>
          <table:table-cell table:number-columns-repeated="16"/>
        </table:table-row>
        <table:table-row table:style-name="ro1">
          <table:table-cell office:value-type="float" office:value="9159.3692809037" calcext:value-type="float">
            <text:p>9159.3692809037</text:p>
          </table:table-cell>
          <table:table-cell table:number-columns-repeated="3"/>
          <table:table-cell table:formula="of:=[.$C$4] + ([.$C$5] - [.$C$4]) * (([.A2483] - [.$C$1]) / ([.$C$2] - [.$C$1]))" office:value-type="float" office:value="-0.351294716713464" calcext:value-type="float">
            <text:p>-0.351294716713464</text:p>
          </table:table-cell>
          <table:table-cell table:number-columns-repeated="16"/>
        </table:table-row>
        <table:table-row table:style-name="ro1">
          <table:table-cell office:value-type="float" office:value="9182.9144185743" calcext:value-type="float">
            <text:p>9182.9144185743</text:p>
          </table:table-cell>
          <table:table-cell table:number-columns-repeated="3"/>
          <table:table-cell table:formula="of:=[.$C$4] + ([.$C$5] - [.$C$4]) * (([.A2484] - [.$C$1]) / ([.$C$2] - [.$C$1]))" office:value-type="float" office:value="-0.350907867773869" calcext:value-type="float">
            <text:p>-0.350907867773869</text:p>
          </table:table-cell>
          <table:table-cell table:number-columns-repeated="16"/>
        </table:table-row>
        <table:table-row table:style-name="ro1">
          <table:table-cell office:value-type="float" office:value="9213.3585655462" calcext:value-type="float">
            <text:p>9213.3585655462</text:p>
          </table:table-cell>
          <table:table-cell table:number-columns-repeated="3"/>
          <table:table-cell table:formula="of:=[.$C$4] + ([.$C$5] - [.$C$4]) * (([.A2485] - [.$C$1]) / ([.$C$2] - [.$C$1]))" office:value-type="float" office:value="-0.350407667429421" calcext:value-type="float">
            <text:p>-0.350407667429421</text:p>
          </table:table-cell>
          <table:table-cell table:number-columns-repeated="16"/>
        </table:table-row>
        <table:table-row table:style-name="ro1">
          <table:table-cell office:value-type="float" office:value="9166.2982305916" calcext:value-type="float">
            <text:p>9166.2982305916</text:p>
          </table:table-cell>
          <table:table-cell table:number-columns-repeated="3"/>
          <table:table-cell table:formula="of:=[.$C$4] + ([.$C$5] - [.$C$4]) * (([.A2486] - [.$C$1]) / ([.$C$2] - [.$C$1]))" office:value-type="float" office:value="-0.351180873385097" calcext:value-type="float">
            <text:p>-0.351180873385097</text:p>
          </table:table-cell>
          <table:table-cell table:number-columns-repeated="16"/>
        </table:table-row>
        <table:table-row table:style-name="ro1">
          <table:table-cell office:value-type="float" office:value="9399.7302384002" calcext:value-type="float">
            <text:p>9399.7302384002</text:p>
          </table:table-cell>
          <table:table-cell table:number-columns-repeated="3"/>
          <table:table-cell table:formula="of:=[.$C$4] + ([.$C$5] - [.$C$4]) * (([.A2487] - [.$C$1]) / ([.$C$2] - [.$C$1]))" office:value-type="float" office:value="-0.347345562419775" calcext:value-type="float">
            <text:p>-0.347345562419775</text:p>
          </table:table-cell>
          <table:table-cell table:number-columns-repeated="16"/>
        </table:table-row>
        <table:table-row table:style-name="ro1">
          <table:table-cell office:value-type="float" office:value="9534.1162687428" calcext:value-type="float">
            <text:p>9534.1162687428</text:p>
          </table:table-cell>
          <table:table-cell table:number-columns-repeated="3"/>
          <table:table-cell table:formula="of:=[.$C$4] + ([.$C$5] - [.$C$4]) * (([.A2488] - [.$C$1]) / ([.$C$2] - [.$C$1]))" office:value-type="float" office:value="-0.345137586655878" calcext:value-type="float">
            <text:p>-0.345137586655878</text:p>
          </table:table-cell>
          <table:table-cell table:number-columns-repeated="16"/>
        </table:table-row>
        <table:table-row table:style-name="ro1">
          <table:table-cell office:value-type="float" office:value="9617.3894591667" calcext:value-type="float">
            <text:p>9617.3894591667</text:p>
          </table:table-cell>
          <table:table-cell table:number-columns-repeated="3"/>
          <table:table-cell table:formula="of:=[.$C$4] + ([.$C$5] - [.$C$4]) * (([.A2489] - [.$C$1]) / ([.$C$2] - [.$C$1]))" office:value-type="float" office:value="-0.343769399904847" calcext:value-type="float">
            <text:p>-0.343769399904847</text:p>
          </table:table-cell>
          <table:table-cell table:number-columns-repeated="16"/>
        </table:table-row>
        <table:table-row table:style-name="ro1">
          <table:table-cell office:value-type="float" office:value="9557.0653141715" calcext:value-type="float">
            <text:p>9557.0653141715</text:p>
          </table:table-cell>
          <table:table-cell table:number-columns-repeated="3"/>
          <table:table-cell table:formula="of:=[.$C$4] + ([.$C$5] - [.$C$4]) * (([.A2490] - [.$C$1]) / ([.$C$2] - [.$C$1]))" office:value-type="float" office:value="-0.344760531570747" calcext:value-type="float">
            <text:p>-0.344760531570747</text:p>
          </table:table-cell>
          <table:table-cell table:number-columns-repeated="16"/>
        </table:table-row>
        <table:table-row table:style-name="ro1">
          <table:table-cell office:value-type="float" office:value="9714.6851230125" calcext:value-type="float">
            <text:p>9714.6851230125</text:p>
          </table:table-cell>
          <table:table-cell table:number-columns-repeated="3"/>
          <table:table-cell table:formula="of:=[.$C$4] + ([.$C$5] - [.$C$4]) * (([.A2491] - [.$C$1]) / ([.$C$2] - [.$C$1]))" office:value-type="float" office:value="-0.342170822529237" calcext:value-type="float">
            <text:p>-0.342170822529237</text:p>
          </table:table-cell>
          <table:table-cell table:number-columns-repeated="16"/>
        </table:table-row>
        <table:table-row table:style-name="ro1">
          <table:table-cell office:value-type="float" office:value="9940.1115733741" calcext:value-type="float">
            <text:p>9940.1115733741</text:p>
          </table:table-cell>
          <table:table-cell table:number-columns-repeated="3"/>
          <table:table-cell table:formula="of:=[.$C$4] + ([.$C$5] - [.$C$4]) * (([.A2492] - [.$C$1]) / ([.$C$2] - [.$C$1]))" office:value-type="float" office:value="-0.338467043664196" calcext:value-type="float">
            <text:p>-0.338467043664196</text:p>
          </table:table-cell>
          <table:table-cell table:number-columns-repeated="16"/>
        </table:table-row>
        <table:table-row table:style-name="ro1">
          <table:table-cell office:value-type="float" office:value="11040.7904712931" calcext:value-type="float">
            <text:p>11040.7904712931</text:p>
          </table:table-cell>
          <table:table-cell table:number-columns-repeated="3"/>
          <table:table-cell table:formula="of:=[.$C$4] + ([.$C$5] - [.$C$4]) * (([.A2493] - [.$C$1]) / ([.$C$2] - [.$C$1]))" office:value-type="float" office:value="-0.320382780558558" calcext:value-type="float">
            <text:p>-0.320382780558558</text:p>
          </table:table-cell>
          <table:table-cell table:number-columns-repeated="16"/>
        </table:table-row>
        <table:table-row table:style-name="ro1">
          <table:table-cell office:value-type="float" office:value="10930.4527755009" calcext:value-type="float">
            <text:p>10930.4527755009</text:p>
          </table:table-cell>
          <table:table-cell table:number-columns-repeated="3"/>
          <table:table-cell table:formula="of:=[.$C$4] + ([.$C$5] - [.$C$4]) * (([.A2494] - [.$C$1]) / ([.$C$2] - [.$C$1]))" office:value-type="float" office:value="-0.322195639808379" calcext:value-type="float">
            <text:p>-0.322195639808379</text:p>
          </table:table-cell>
          <table:table-cell table:number-columns-repeated="16"/>
        </table:table-row>
        <table:table-row table:style-name="ro1">
          <table:table-cell office:value-type="float" office:value="11118.8885842583" calcext:value-type="float">
            <text:p>11118.8885842583</text:p>
          </table:table-cell>
          <table:table-cell table:number-columns-repeated="3"/>
          <table:table-cell table:formula="of:=[.$C$4] + ([.$C$5] - [.$C$4]) * (([.A2495] - [.$C$1]) / ([.$C$2] - [.$C$1]))" office:value-type="float" office:value="-0.319099620841781" calcext:value-type="float">
            <text:p>-0.319099620841781</text:p>
          </table:table-cell>
          <table:table-cell table:number-columns-repeated="16"/>
        </table:table-row>
        <table:table-row table:style-name="ro1">
          <table:table-cell office:value-type="float" office:value="11112.4211580953" calcext:value-type="float">
            <text:p>11112.4211580953</text:p>
          </table:table-cell>
          <table:table-cell table:number-columns-repeated="3"/>
          <table:table-cell table:formula="of:=[.$C$4] + ([.$C$5] - [.$C$4]) * (([.A2496] - [.$C$1]) / ([.$C$2] - [.$C$1]))" office:value-type="float" office:value="-0.319205881293007" calcext:value-type="float">
            <text:p>-0.319205881293007</text:p>
          </table:table-cell>
          <table:table-cell table:number-columns-repeated="16"/>
        </table:table-row>
        <table:table-row table:style-name="ro1">
          <table:table-cell office:value-type="float" office:value="11352.7150357317" calcext:value-type="float">
            <text:p>11352.7150357317</text:p>
          </table:table-cell>
          <table:table-cell table:number-columns-repeated="3"/>
          <table:table-cell table:formula="of:=[.$C$4] + ([.$C$5] - [.$C$4]) * (([.A2497] - [.$C$1]) / ([.$C$2] - [.$C$1]))" office:value-type="float" office:value="-0.315257829128051" calcext:value-type="float">
            <text:p>-0.315257829128051</text:p>
          </table:table-cell>
          <table:table-cell table:number-columns-repeated="16"/>
        </table:table-row>
        <table:table-row table:style-name="ro1">
          <table:table-cell office:value-type="float" office:value="11820.5129134748" calcext:value-type="float">
            <text:p>11820.5129134748</text:p>
          </table:table-cell>
          <table:table-cell table:number-columns-repeated="3"/>
          <table:table-cell table:formula="of:=[.$C$4] + ([.$C$5] - [.$C$4]) * (([.A2498] - [.$C$1]) / ([.$C$2] - [.$C$1]))" office:value-type="float" office:value="-0.307571863750355" calcext:value-type="float">
            <text:p>-0.307571863750355</text:p>
          </table:table-cell>
          <table:table-cell table:number-columns-repeated="16"/>
        </table:table-row>
        <table:table-row table:style-name="ro1">
          <table:table-cell office:value-type="float" office:value="11071.2671075218" calcext:value-type="float">
            <text:p>11071.2671075218</text:p>
          </table:table-cell>
          <table:table-cell table:number-columns-repeated="3"/>
          <table:table-cell table:formula="of:=[.$C$4] + ([.$C$5] - [.$C$4]) * (([.A2499] - [.$C$1]) / ([.$C$2] - [.$C$1]))" office:value-type="float" office:value="-0.319882046412408" calcext:value-type="float">
            <text:p>-0.319882046412408</text:p>
          </table:table-cell>
          <table:table-cell table:number-columns-repeated="16"/>
        </table:table-row>
        <table:table-row table:style-name="ro1">
          <table:table-cell office:value-type="float" office:value="11237.224514327" calcext:value-type="float">
            <text:p>11237.224514327</text:p>
          </table:table-cell>
          <table:table-cell table:number-columns-repeated="3"/>
          <table:table-cell table:formula="of:=[.$C$4] + ([.$C$5] - [.$C$4]) * (([.A2500] - [.$C$1]) / ([.$C$2] - [.$C$1]))" office:value-type="float" office:value="-0.317155349812093" calcext:value-type="float">
            <text:p>-0.317155349812093</text:p>
          </table:table-cell>
          <table:table-cell table:number-columns-repeated="16"/>
        </table:table-row>
        <table:table-row table:style-name="ro1">
          <table:table-cell office:value-type="float" office:value="11196.2874567594" calcext:value-type="float">
            <text:p>11196.2874567594</text:p>
          </table:table-cell>
          <table:table-cell table:number-columns-repeated="3"/>
          <table:table-cell table:formula="of:=[.$C$4] + ([.$C$5] - [.$C$4]) * (([.A2501] - [.$C$1]) / ([.$C$2] - [.$C$1]))" office:value-type="float" office:value="-0.317827949714955" calcext:value-type="float">
            <text:p>-0.317827949714955</text:p>
          </table:table-cell>
          <table:table-cell table:number-columns-repeated="16"/>
        </table:table-row>
        <table:table-row table:style-name="ro1">
          <table:table-cell office:value-type="float" office:value="11756.8948577037" calcext:value-type="float">
            <text:p>11756.8948577037</text:p>
          </table:table-cell>
          <table:table-cell table:number-columns-repeated="3"/>
          <table:table-cell table:formula="of:=[.$C$4] + ([.$C$5] - [.$C$4]) * (([.A2502] - [.$C$1]) / ([.$C$2] - [.$C$1]))" office:value-type="float" office:value="-0.308617114695939" calcext:value-type="float">
            <text:p>-0.308617114695939</text:p>
          </table:table-cell>
          <table:table-cell table:number-columns-repeated="16"/>
        </table:table-row>
        <table:table-row table:style-name="ro1">
          <table:table-cell office:value-type="float" office:value="11780.0440057381" calcext:value-type="float">
            <text:p>11780.0440057381</text:p>
          </table:table-cell>
          <table:table-cell table:number-columns-repeated="3"/>
          <table:table-cell table:formula="of:=[.$C$4] + ([.$C$5] - [.$C$4]) * (([.A2503] - [.$C$1]) / ([.$C$2] - [.$C$1]))" office:value-type="float" office:value="-0.308236771905215" calcext:value-type="float">
            <text:p>-0.308236771905215</text:p>
          </table:table-cell>
          <table:table-cell table:number-columns-repeated="16"/>
        </table:table-row>
        <table:table-row table:style-name="ro1">
          <table:table-cell office:value-type="float" office:value="11610.9086952199" calcext:value-type="float">
            <text:p>11610.9086952199</text:p>
          </table:table-cell>
          <table:table-cell table:number-columns-repeated="3"/>
          <table:table-cell table:formula="of:=[.$C$4] + ([.$C$5] - [.$C$4]) * (([.A2504] - [.$C$1]) / ([.$C$2] - [.$C$1]))" office:value-type="float" office:value="-0.311015681777702" calcext:value-type="float">
            <text:p>-0.311015681777702</text:p>
          </table:table-cell>
          <table:table-cell table:number-columns-repeated="16"/>
        </table:table-row>
        <table:table-row table:style-name="ro1">
          <table:table-cell office:value-type="float" office:value="11770.4509749131" calcext:value-type="float">
            <text:p>11770.4509749131</text:p>
          </table:table-cell>
          <table:table-cell table:number-columns-repeated="3"/>
          <table:table-cell table:formula="of:=[.$C$4] + ([.$C$5] - [.$C$4]) * (([.A2505] - [.$C$1]) / ([.$C$2] - [.$C$1]))" office:value-type="float" office:value="-0.308394386350034" calcext:value-type="float">
            <text:p>-0.308394386350034</text:p>
          </table:table-cell>
          <table:table-cell table:number-columns-repeated="16"/>
        </table:table-row>
        <table:table-row table:style-name="ro1">
          <table:table-cell office:value-type="float" office:value="11693.179446991" calcext:value-type="float">
            <text:p>11693.179446991</text:p>
          </table:table-cell>
          <table:table-cell table:number-columns-repeated="3"/>
          <table:table-cell table:formula="of:=[.$C$4] + ([.$C$5] - [.$C$4]) * (([.A2506] - [.$C$1]) / ([.$C$2] - [.$C$1]))" office:value-type="float" office:value="-0.309663965192837" calcext:value-type="float">
            <text:p>-0.309663965192837</text:p>
          </table:table-cell>
          <table:table-cell table:number-columns-repeated="16"/>
        </table:table-row>
        <table:table-row table:style-name="ro1">
          <table:table-cell office:value-type="float" office:value="11903.3334960484" calcext:value-type="float">
            <text:p>11903.3334960484</text:p>
          </table:table-cell>
          <table:table-cell table:number-columns-repeated="3"/>
          <table:table-cell table:formula="of:=[.$C$4] + ([.$C$5] - [.$C$4]) * (([.A2507] - [.$C$1]) / ([.$C$2] - [.$C$1]))" office:value-type="float" office:value="-0.30621111339105" calcext:value-type="float">
            <text:p>-0.30621111339105</text:p>
          </table:table-cell>
          <table:table-cell table:number-columns-repeated="16"/>
        </table:table-row>
        <table:table-row table:style-name="ro1">
          <table:table-cell office:value-type="float" office:value="11399.0684836049" calcext:value-type="float">
            <text:p>11399.0684836049</text:p>
          </table:table-cell>
          <table:table-cell table:number-columns-repeated="3"/>
          <table:table-cell table:formula="of:=[.$C$4] + ([.$C$5] - [.$C$4]) * (([.A2508] - [.$C$1]) / ([.$C$2] - [.$C$1]))" office:value-type="float" office:value="-0.314496237397004" calcext:value-type="float">
            <text:p>-0.314496237397004</text:p>
          </table:table-cell>
          <table:table-cell table:number-columns-repeated="16"/>
        </table:table-row>
        <table:table-row table:style-name="ro1">
          <table:table-cell office:value-type="float" office:value="11571.1026297982" calcext:value-type="float">
            <text:p>11571.1026297982</text:p>
          </table:table-cell>
          <table:table-cell table:number-columns-repeated="3"/>
          <table:table-cell table:formula="of:=[.$C$4] + ([.$C$5] - [.$C$4]) * (([.A2509] - [.$C$1]) / ([.$C$2] - [.$C$1]))" office:value-type="float" office:value="-0.311669699367797" calcext:value-type="float">
            <text:p>-0.311669699367797</text:p>
          </table:table-cell>
          <table:table-cell table:number-columns-repeated="16"/>
        </table:table-row>
        <table:table-row table:style-name="ro1">
          <table:table-cell office:value-type="float" office:value="11789.9595335822" calcext:value-type="float">
            <text:p>11789.9595335822</text:p>
          </table:table-cell>
          <table:table-cell table:number-columns-repeated="3"/>
          <table:table-cell table:formula="of:=[.$C$4] + ([.$C$5] - [.$C$4]) * (([.A2510] - [.$C$1]) / ([.$C$2] - [.$C$1]))" office:value-type="float" office:value="-0.30807385880249" calcext:value-type="float">
            <text:p>-0.30807385880249</text:p>
          </table:table-cell>
          <table:table-cell table:number-columns-repeated="16"/>
        </table:table-row>
        <table:table-row table:style-name="ro1">
          <table:table-cell office:value-type="float" office:value="11782.7855891469" calcext:value-type="float">
            <text:p>11782.7855891469</text:p>
          </table:table-cell>
          <table:table-cell table:number-columns-repeated="3"/>
          <table:table-cell table:formula="of:=[.$C$4] + ([.$C$5] - [.$C$4]) * (([.A2511] - [.$C$1]) / ([.$C$2] - [.$C$1]))" office:value-type="float" office:value="-0.308191727418776" calcext:value-type="float">
            <text:p>-0.308191727418776</text:p>
          </table:table-cell>
          <table:table-cell table:number-columns-repeated="16"/>
        </table:table-row>
        <table:table-row table:style-name="ro1">
          <table:table-cell office:value-type="float" office:value="11862.3874192118" calcext:value-type="float">
            <text:p>11862.3874192118</text:p>
          </table:table-cell>
          <table:table-cell table:number-columns-repeated="3"/>
          <table:table-cell table:formula="of:=[.$C$4] + ([.$C$5] - [.$C$4]) * (([.A2512] - [.$C$1]) / ([.$C$2] - [.$C$1]))" office:value-type="float" office:value="-0.306883861481394" calcext:value-type="float">
            <text:p>-0.306883861481394</text:p>
          </table:table-cell>
          <table:table-cell table:number-columns-repeated="16"/>
        </table:table-row>
        <table:table-row table:style-name="ro1">
          <table:table-cell office:value-type="float" office:value="11916.5802233749" calcext:value-type="float">
            <text:p>11916.5802233749</text:p>
          </table:table-cell>
          <table:table-cell table:number-columns-repeated="3"/>
          <table:table-cell table:formula="of:=[.$C$4] + ([.$C$5] - [.$C$4]) * (([.A2513] - [.$C$1]) / ([.$C$2] - [.$C$1]))" office:value-type="float" office:value="-0.305993468351508" calcext:value-type="float">
            <text:p>-0.305993468351508</text:p>
          </table:table-cell>
          <table:table-cell table:number-columns-repeated="16"/>
        </table:table-row>
        <table:table-row table:style-name="ro1">
          <table:table-cell office:value-type="float" office:value="12299.816206832" calcext:value-type="float">
            <text:p>12299.816206832</text:p>
          </table:table-cell>
          <table:table-cell table:number-columns-repeated="3"/>
          <table:table-cell table:formula="of:=[.$C$4] + ([.$C$5] - [.$C$4]) * (([.A2514] - [.$C$1]) / ([.$C$2] - [.$C$1]))" office:value-type="float" office:value="-0.299696863256698" calcext:value-type="float">
            <text:p>-0.299696863256698</text:p>
          </table:table-cell>
          <table:table-cell table:number-columns-repeated="16"/>
        </table:table-row>
        <table:table-row table:style-name="ro1">
          <table:table-cell office:value-type="float" office:value="11959.0293875851" calcext:value-type="float">
            <text:p>11959.0293875851</text:p>
          </table:table-cell>
          <table:table-cell table:number-columns-repeated="3"/>
          <table:table-cell table:formula="of:=[.$C$4] + ([.$C$5] - [.$C$4]) * (([.A2515] - [.$C$1]) / ([.$C$2] - [.$C$1]))" office:value-type="float" office:value="-0.305296024387021" calcext:value-type="float">
            <text:p>-0.305296024387021</text:p>
          </table:table-cell>
          <table:table-cell table:number-columns-repeated="16"/>
        </table:table-row>
        <table:table-row table:style-name="ro1">
          <table:table-cell office:value-type="float" office:value="11766.1831250181" calcext:value-type="float">
            <text:p>11766.1831250181</text:p>
          </table:table-cell>
          <table:table-cell table:number-columns-repeated="3"/>
          <table:table-cell table:formula="of:=[.$C$4] + ([.$C$5] - [.$C$4]) * (([.A2516] - [.$C$1]) / ([.$C$2] - [.$C$1]))" office:value-type="float" office:value="-0.308464507545728" calcext:value-type="float">
            <text:p>-0.308464507545728</text:p>
          </table:table-cell>
          <table:table-cell table:number-columns-repeated="16"/>
        </table:table-row>
        <table:table-row table:style-name="ro1">
          <table:table-cell office:value-type="float" office:value="11866.284009762" calcext:value-type="float">
            <text:p>11866.284009762</text:p>
          </table:table-cell>
          <table:table-cell table:number-columns-repeated="3"/>
          <table:table-cell table:formula="of:=[.$C$4] + ([.$C$5] - [.$C$4]) * (([.A2517] - [.$C$1]) / ([.$C$2] - [.$C$1]))" office:value-type="float" office:value="-0.306819840113438" calcext:value-type="float">
            <text:p>-0.306819840113438</text:p>
          </table:table-cell>
          <table:table-cell table:number-columns-repeated="16"/>
        </table:table-row>
        <table:table-row table:style-name="ro1">
          <table:table-cell office:value-type="float" office:value="11539.7172880236" calcext:value-type="float">
            <text:p>11539.7172880236</text:p>
          </table:table-cell>
          <table:table-cell table:number-columns-repeated="3"/>
          <table:table-cell table:formula="of:=[.$C$4] + ([.$C$5] - [.$C$4]) * (([.A2518] - [.$C$1]) / ([.$C$2] - [.$C$1]))" office:value-type="float" office:value="-0.312185363635901" calcext:value-type="float">
            <text:p>-0.312185363635901</text:p>
          </table:table-cell>
          <table:table-cell table:number-columns-repeated="16"/>
        </table:table-row>
        <table:table-row table:style-name="ro1">
          <table:table-cell office:value-type="float" office:value="11677.0582433558" calcext:value-type="float">
            <text:p>11677.0582433558</text:p>
          </table:table-cell>
          <table:table-cell table:number-columns-repeated="3"/>
          <table:table-cell table:formula="of:=[.$C$4] + ([.$C$5] - [.$C$4]) * (([.A2519] - [.$C$1]) / ([.$C$2] - [.$C$1]))" office:value-type="float" office:value="-0.309928838162302" calcext:value-type="float">
            <text:p>-0.309928838162302</text:p>
          </table:table-cell>
          <table:table-cell table:number-columns-repeated="16"/>
        </table:table-row>
        <table:table-row table:style-name="ro1">
          <table:table-cell office:value-type="float" office:value="11660.3968241197" calcext:value-type="float">
            <text:p>11660.3968241197</text:p>
          </table:table-cell>
          <table:table-cell table:number-columns-repeated="3"/>
          <table:table-cell table:formula="of:=[.$C$4] + ([.$C$5] - [.$C$4]) * (([.A2520] - [.$C$1]) / ([.$C$2] - [.$C$1]))" office:value-type="float" office:value="-0.310202586927494" calcext:value-type="float">
            <text:p>-0.310202586927494</text:p>
          </table:table-cell>
          <table:table-cell table:number-columns-repeated="16"/>
        </table:table-row>
        <table:table-row table:style-name="ro1">
          <table:table-cell office:value-type="float" office:value="11759.3613990679" calcext:value-type="float">
            <text:p>11759.3613990679</text:p>
          </table:table-cell>
          <table:table-cell table:number-columns-repeated="3"/>
          <table:table-cell table:formula="of:=[.$C$4] + ([.$C$5] - [.$C$4]) * (([.A2521] - [.$C$1]) / ([.$C$2] - [.$C$1]))" office:value-type="float" office:value="-0.308576589177483" calcext:value-type="float">
            <text:p>-0.308576589177483</text:p>
          </table:table-cell>
          <table:table-cell table:number-columns-repeated="16"/>
        </table:table-row>
        <table:table-row table:style-name="ro1">
          <table:table-cell office:value-type="float" office:value="11334.0357287587" calcext:value-type="float">
            <text:p>11334.0357287587</text:p>
          </table:table-cell>
          <table:table-cell table:number-columns-repeated="3"/>
          <table:table-cell table:formula="of:=[.$C$4] + ([.$C$5] - [.$C$4]) * (([.A2522] - [.$C$1]) / ([.$C$2] - [.$C$1]))" office:value-type="float" office:value="-0.315564731988248" calcext:value-type="float">
            <text:p>-0.315564731988248</text:p>
          </table:table-cell>
          <table:table-cell table:number-columns-repeated="16"/>
        </table:table-row>
        <table:table-row table:style-name="ro1">
          <table:table-cell office:value-type="float" office:value="11467.2906543538" calcext:value-type="float">
            <text:p>11467.2906543538</text:p>
          </table:table-cell>
          <table:table-cell table:number-columns-repeated="3"/>
          <table:table-cell table:formula="of:=[.$C$4] + ([.$C$5] - [.$C$4]) * (([.A2523] - [.$C$1]) / ([.$C$2] - [.$C$1]))" office:value-type="float" office:value="-0.313375340387174" calcext:value-type="float">
            <text:p>-0.313375340387174</text:p>
          </table:table-cell>
          <table:table-cell table:number-columns-repeated="16"/>
        </table:table-row>
        <table:table-row table:style-name="ro1">
          <table:table-cell office:value-type="float" office:value="11339.7480170355" calcext:value-type="float">
            <text:p>11339.7480170355</text:p>
          </table:table-cell>
          <table:table-cell table:number-columns-repeated="3"/>
          <table:table-cell table:formula="of:=[.$C$4] + ([.$C$5] - [.$C$4]) * (([.A2524] - [.$C$1]) / ([.$C$2] - [.$C$1]))" office:value-type="float" office:value="-0.315470878527145" calcext:value-type="float">
            <text:p>-0.315470878527145</text:p>
          </table:table-cell>
          <table:table-cell table:number-columns-repeated="16"/>
        </table:table-row>
        <table:table-row table:style-name="ro1">
          <table:table-cell office:value-type="float" office:value="11540.7286407004" calcext:value-type="float">
            <text:p>11540.7286407004</text:p>
          </table:table-cell>
          <table:table-cell table:number-columns-repeated="3"/>
          <table:table-cell table:formula="of:=[.$C$4] + ([.$C$5] - [.$C$4]) * (([.A2525] - [.$C$1]) / ([.$C$2] - [.$C$1]))" office:value-type="float" office:value="-0.312168747011439" calcext:value-type="float">
            <text:p>-0.312168747011439</text:p>
          </table:table-cell>
          <table:table-cell table:number-columns-repeated="16"/>
        </table:table-row>
        <table:table-row table:style-name="ro1">
          <table:table-cell office:value-type="float" office:value="11483.1287455262" calcext:value-type="float">
            <text:p>11483.1287455262</text:p>
          </table:table-cell>
          <table:table-cell table:number-columns-repeated="3"/>
          <table:table-cell table:formula="of:=[.$C$4] + ([.$C$5] - [.$C$4]) * (([.A2526] - [.$C$1]) / ([.$C$2] - [.$C$1]))" office:value-type="float" office:value="-0.313115118983462" calcext:value-type="float">
            <text:p>-0.313115118983462</text:p>
          </table:table-cell>
          <table:table-cell table:number-columns-repeated="16"/>
        </table:table-row>
        <table:table-row table:style-name="ro1">
          <table:table-cell office:value-type="float" office:value="11712.9726181329" calcext:value-type="float">
            <text:p>11712.9726181329</text:p>
          </table:table-cell>
          <table:table-cell table:number-columns-repeated="3"/>
          <table:table-cell table:formula="of:=[.$C$4] + ([.$C$5] - [.$C$4]) * (([.A2527] - [.$C$1]) / ([.$C$2] - [.$C$1]))" office:value-type="float" office:value="-0.309338761434228" calcext:value-type="float">
            <text:p>-0.309338761434228</text:p>
          </table:table-cell>
          <table:table-cell table:number-columns-repeated="16"/>
        </table:table-row>
        <table:table-row table:style-name="ro1">
          <table:table-cell office:value-type="float" office:value="11661.4273392082" calcext:value-type="float">
            <text:p>11661.4273392082</text:p>
          </table:table-cell>
          <table:table-cell table:number-columns-repeated="3"/>
          <table:table-cell table:formula="of:=[.$C$4] + ([.$C$5] - [.$C$4]) * (([.A2528] - [.$C$1]) / ([.$C$2] - [.$C$1]))" office:value-type="float" office:value="-0.310185655462714" calcext:value-type="float">
            <text:p>-0.310185655462714</text:p>
          </table:table-cell>
          <table:table-cell table:number-columns-repeated="16"/>
        </table:table-row>
        <table:table-row table:style-name="ro1">
          <table:table-cell office:value-type="float" office:value="11923.1996398265" calcext:value-type="float">
            <text:p>11923.1996398265</text:p>
          </table:table-cell>
          <table:table-cell table:number-columns-repeated="3"/>
          <table:table-cell table:formula="of:=[.$C$4] + ([.$C$5] - [.$C$4]) * (([.A2529] - [.$C$1]) / ([.$C$2] - [.$C$1]))" office:value-type="float" office:value="-0.305884710684814" calcext:value-type="float">
            <text:p>-0.305884710684814</text:p>
          </table:table-cell>
          <table:table-cell table:number-columns-repeated="16"/>
        </table:table-row>
        <table:table-row table:style-name="ro1">
          <table:table-cell office:value-type="float" office:value="11409.7263346148" calcext:value-type="float">
            <text:p>11409.7263346148</text:p>
          </table:table-cell>
          <table:table-cell table:number-columns-repeated="3"/>
          <table:table-cell table:formula="of:=[.$C$4] + ([.$C$5] - [.$C$4]) * (([.A2530] - [.$C$1]) / ([.$C$2] - [.$C$1]))" office:value-type="float" office:value="-0.314321127851279" calcext:value-type="float">
            <text:p>-0.314321127851279</text:p>
          </table:table-cell>
          <table:table-cell table:number-columns-repeated="16"/>
        </table:table-row>
        <table:table-row table:style-name="ro1">
          <table:table-cell office:value-type="float" office:value="10177.7216415213" calcext:value-type="float">
            <text:p>10177.7216415213</text:p>
          </table:table-cell>
          <table:table-cell table:number-columns-repeated="3"/>
          <table:table-cell table:formula="of:=[.$C$4] + ([.$C$5] - [.$C$4]) * (([.A2531] - [.$C$1]) / ([.$C$2] - [.$C$1]))" office:value-type="float" office:value="-0.334563086754468" calcext:value-type="float">
            <text:p>-0.334563086754468</text:p>
          </table:table-cell>
          <table:table-cell table:number-columns-repeated="16"/>
        </table:table-row>
        <table:table-row table:style-name="ro1">
          <table:table-cell office:value-type="float" office:value="10470.0266856065" calcext:value-type="float">
            <text:p>10470.0266856065</text:p>
          </table:table-cell>
          <table:table-cell table:number-columns-repeated="3"/>
          <table:table-cell table:formula="of:=[.$C$4] + ([.$C$5] - [.$C$4]) * (([.A2532] - [.$C$1]) / ([.$C$2] - [.$C$1]))" office:value-type="float" office:value="-0.329760485982948" calcext:value-type="float">
            <text:p>-0.329760485982948</text:p>
          </table:table-cell>
          <table:table-cell table:number-columns-repeated="16"/>
        </table:table-row>
        <table:table-row table:style-name="ro1">
          <table:table-cell office:value-type="float" office:value="10174.8634317217" calcext:value-type="float">
            <text:p>10174.8634317217</text:p>
          </table:table-cell>
          <table:table-cell table:number-columns-repeated="3"/>
          <table:table-cell table:formula="of:=[.$C$4] + ([.$C$5] - [.$C$4]) * (([.A2533] - [.$C$1]) / ([.$C$2] - [.$C$1]))" office:value-type="float" office:value="-0.334610047424037" calcext:value-type="float">
            <text:p>-0.334610047424037</text:p>
          </table:table-cell>
          <table:table-cell table:number-columns-repeated="16"/>
        </table:table-row>
        <table:table-row table:style-name="ro1">
          <table:table-cell office:value-type="float" office:value="10265.742989012" calcext:value-type="float">
            <text:p>10265.742989012</text:p>
          </table:table-cell>
          <table:table-cell table:number-columns-repeated="3"/>
          <table:table-cell table:formula="of:=[.$C$4] + ([.$C$5] - [.$C$4]) * (([.A2534] - [.$C$1]) / ([.$C$2] - [.$C$1]))" office:value-type="float" office:value="-0.333116887313428" calcext:value-type="float">
            <text:p>-0.333116887313428</text:p>
          </table:table-cell>
          <table:table-cell table:number-columns-repeated="16"/>
        </table:table-row>
        <table:table-row table:style-name="ro1">
          <table:table-cell office:value-type="float" office:value="10381.6768155354" calcext:value-type="float">
            <text:p>10381.6768155354</text:p>
          </table:table-cell>
          <table:table-cell table:number-columns-repeated="3"/>
          <table:table-cell table:formula="of:=[.$C$4] + ([.$C$5] - [.$C$4]) * (([.A2535] - [.$C$1]) / ([.$C$2] - [.$C$1]))" office:value-type="float" office:value="-0.331212083082461" calcext:value-type="float">
            <text:p>-0.331212083082461</text:p>
          </table:table-cell>
          <table:table-cell table:number-columns-repeated="16"/>
        </table:table-row>
        <table:table-row table:style-name="ro1">
          <table:table-cell office:value-type="float" office:value="10136.5608354675" calcext:value-type="float">
            <text:p>10136.5608354675</text:p>
          </table:table-cell>
          <table:table-cell table:number-columns-repeated="3"/>
          <table:table-cell table:formula="of:=[.$C$4] + ([.$C$5] - [.$C$4]) * (([.A2536] - [.$C$1]) / ([.$C$2] - [.$C$1]))" office:value-type="float" office:value="-0.335239362867078" calcext:value-type="float">
            <text:p>-0.335239362867078</text:p>
          </table:table-cell>
          <table:table-cell table:number-columns-repeated="16"/>
        </table:table-row>
        <table:table-row table:style-name="ro1">
          <table:table-cell office:value-type="float" office:value="10230.6355279248" calcext:value-type="float">
            <text:p>10230.6355279248</text:p>
          </table:table-cell>
          <table:table-cell table:number-columns-repeated="3"/>
          <table:table-cell table:formula="of:=[.$C$4] + ([.$C$5] - [.$C$4]) * (([.A2537] - [.$C$1]) / ([.$C$2] - [.$C$1]))" office:value-type="float" office:value="-0.333693706369805" calcext:value-type="float">
            <text:p>-0.333693706369805</text:p>
          </table:table-cell>
          <table:table-cell table:number-columns-repeated="16"/>
        </table:table-row>
        <table:table-row table:style-name="ro1">
          <table:table-cell office:value-type="float" office:value="10347.6612052229" calcext:value-type="float">
            <text:p>10347.6612052229</text:p>
          </table:table-cell>
          <table:table-cell table:number-columns-repeated="3"/>
          <table:table-cell table:formula="of:=[.$C$4] + ([.$C$5] - [.$C$4]) * (([.A2538] - [.$C$1]) / ([.$C$2] - [.$C$1]))" office:value-type="float" office:value="-0.33177096292267" calcext:value-type="float">
            <text:p>-0.33177096292267</text:p>
          </table:table-cell>
          <table:table-cell table:number-columns-repeated="16"/>
        </table:table-row>
        <table:table-row table:style-name="ro1">
          <table:table-cell office:value-type="float" office:value="10400.8554489956" calcext:value-type="float">
            <text:p>10400.8554489956</text:p>
          </table:table-cell>
          <table:table-cell table:number-columns-repeated="3"/>
          <table:table-cell table:formula="of:=[.$C$4] + ([.$C$5] - [.$C$4]) * (([.A2539] - [.$C$1]) / ([.$C$2] - [.$C$1]))" office:value-type="float" office:value="-0.330896976238715" calcext:value-type="float">
            <text:p>-0.330896976238715</text:p>
          </table:table-cell>
          <table:table-cell table:number-columns-repeated="16"/>
        </table:table-row>
        <table:table-row table:style-name="ro1">
          <table:table-cell office:value-type="float" office:value="10450.9495202941" calcext:value-type="float">
            <text:p>10450.9495202941</text:p>
          </table:table-cell>
          <table:table-cell table:number-columns-repeated="3"/>
          <table:table-cell table:formula="of:=[.$C$4] + ([.$C$5] - [.$C$4]) * (([.A2540] - [.$C$1]) / ([.$C$2] - [.$C$1]))" office:value-type="float" office:value="-0.330073925694994" calcext:value-type="float">
            <text:p>-0.330073925694994</text:p>
          </table:table-cell>
          <table:table-cell table:number-columns-repeated="16"/>
        </table:table-row>
        <table:table-row table:style-name="ro1">
          <table:table-cell office:value-type="float" office:value="10337.7125787577" calcext:value-type="float">
            <text:p>10337.7125787577</text:p>
          </table:table-cell>
          <table:table-cell table:number-columns-repeated="3"/>
          <table:table-cell table:formula="of:=[.$C$4] + ([.$C$5] - [.$C$4]) * (([.A2541] - [.$C$1]) / ([.$C$2] - [.$C$1]))" office:value-type="float" office:value="-0.331934419839011" calcext:value-type="float">
            <text:p>-0.331934419839011</text:p>
          </table:table-cell>
          <table:table-cell table:number-columns-repeated="16"/>
        </table:table-row>
        <table:table-row table:style-name="ro1">
          <table:table-cell office:value-type="float" office:value="10683.0029092306" calcext:value-type="float">
            <text:p>10683.0029092306</text:p>
          </table:table-cell>
          <table:table-cell table:number-columns-repeated="3"/>
          <table:table-cell table:formula="of:=[.$C$4] + ([.$C$5] - [.$C$4]) * (([.A2542] - [.$C$1]) / ([.$C$2] - [.$C$1]))" office:value-type="float" office:value="-0.32626126557403" calcext:value-type="float">
            <text:p>-0.32626126557403</text:p>
          </table:table-cell>
          <table:table-cell table:number-columns-repeated="16"/>
        </table:table-row>
        <table:table-row table:style-name="ro1">
          <table:table-cell office:value-type="float" office:value="10792.310232955" calcext:value-type="float">
            <text:p>10792.310232955</text:p>
          </table:table-cell>
          <table:table-cell table:number-columns-repeated="3"/>
          <table:table-cell table:formula="of:=[.$C$4] + ([.$C$5] - [.$C$4]) * (([.A2543] - [.$C$1]) / ([.$C$2] - [.$C$1]))" office:value-type="float" office:value="-0.324465335439144" calcext:value-type="float">
            <text:p>-0.324465335439144</text:p>
          </table:table-cell>
          <table:table-cell table:number-columns-repeated="16"/>
        </table:table-row>
        <table:table-row table:style-name="ro1">
          <table:table-cell office:value-type="float" office:value="10966.3864837182" calcext:value-type="float">
            <text:p>10966.3864837182</text:p>
          </table:table-cell>
          <table:table-cell table:number-columns-repeated="3"/>
          <table:table-cell table:formula="of:=[.$C$4] + ([.$C$5] - [.$C$4]) * (([.A2544] - [.$C$1]) / ([.$C$2] - [.$C$1]))" office:value-type="float" office:value="-0.321605245429972" calcext:value-type="float">
            <text:p>-0.321605245429972</text:p>
          </table:table-cell>
          <table:table-cell table:number-columns-repeated="16"/>
        </table:table-row>
        <table:table-row table:style-name="ro1">
          <table:table-cell office:value-type="float" office:value="10947.2313749917" calcext:value-type="float">
            <text:p>10947.2313749917</text:p>
          </table:table-cell>
          <table:table-cell table:number-columns-repeated="3"/>
          <table:table-cell table:formula="of:=[.$C$4] + ([.$C$5] - [.$C$4]) * (([.A2545] - [.$C$1]) / ([.$C$2] - [.$C$1]))" office:value-type="float" office:value="-0.321919965760018" calcext:value-type="float">
            <text:p>-0.321919965760018</text:p>
          </table:table-cell>
          <table:table-cell table:number-columns-repeated="16"/>
        </table:table-row>
        <table:table-row table:style-name="ro1">
          <table:table-cell office:value-type="float" office:value="10940.1344713816" calcext:value-type="float">
            <text:p>10940.1344713816</text:p>
          </table:table-cell>
          <table:table-cell table:number-columns-repeated="3"/>
          <table:table-cell table:formula="of:=[.$C$4] + ([.$C$5] - [.$C$4]) * (([.A2546] - [.$C$1]) / ([.$C$2] - [.$C$1]))" office:value-type="float" office:value="-0.32203656858793" calcext:value-type="float">
            <text:p>-0.32203656858793</text:p>
          </table:table-cell>
          <table:table-cell table:number-columns-repeated="16"/>
        </table:table-row>
        <table:table-row table:style-name="ro1">
          <table:table-cell office:value-type="float" office:value="11085.4290035282" calcext:value-type="float">
            <text:p>11085.4290035282</text:p>
          </table:table-cell>
          <table:table-cell table:number-columns-repeated="3"/>
          <table:table-cell table:formula="of:=[.$C$4] + ([.$C$5] - [.$C$4]) * (([.A2547] - [.$C$1]) / ([.$C$2] - [.$C$1]))" office:value-type="float" office:value="-0.319649365060982" calcext:value-type="float">
            <text:p>-0.319649365060982</text:p>
          </table:table-cell>
          <table:table-cell table:number-columns-repeated="16"/>
        </table:table-row>
        <table:table-row table:style-name="ro1">
          <table:table-cell office:value-type="float" office:value="10925.5107857605" calcext:value-type="float">
            <text:p>10925.5107857605</text:p>
          </table:table-cell>
          <table:table-cell table:number-columns-repeated="3"/>
          <table:table-cell table:formula="of:=[.$C$4] + ([.$C$5] - [.$C$4]) * (([.A2548] - [.$C$1]) / ([.$C$2] - [.$C$1]))" office:value-type="float" office:value="-0.322276837188378" calcext:value-type="float">
            <text:p>-0.322276837188378</text:p>
          </table:table-cell>
          <table:table-cell table:number-columns-repeated="16"/>
        </table:table-row>
        <table:table-row table:style-name="ro1">
          <table:table-cell office:value-type="float" office:value="10423.2715453539" calcext:value-type="float">
            <text:p>10423.2715453539</text:p>
          </table:table-cell>
          <table:table-cell table:number-columns-repeated="3"/>
          <table:table-cell table:formula="of:=[.$C$4] + ([.$C$5] - [.$C$4]) * (([.A2549] - [.$C$1]) / ([.$C$2] - [.$C$1]))" office:value-type="float" office:value="-0.330528677559499" calcext:value-type="float">
            <text:p>-0.330528677559499</text:p>
          </table:table-cell>
          <table:table-cell table:number-columns-repeated="16"/>
        </table:table-row>
        <table:table-row table:style-name="ro1">
          <table:table-cell office:value-type="float" office:value="10536.3172190874" calcext:value-type="float">
            <text:p>10536.3172190874</text:p>
          </table:table-cell>
          <table:table-cell table:number-columns-repeated="3"/>
          <table:table-cell table:formula="of:=[.$C$4] + ([.$C$5] - [.$C$4]) * (([.A2550] - [.$C$1]) / ([.$C$2] - [.$C$1]))" office:value-type="float" office:value="-0.328671325964391" calcext:value-type="float">
            <text:p>-0.328671325964391</text:p>
          </table:table-cell>
          <table:table-cell table:number-columns-repeated="16"/>
        </table:table-row>
        <table:table-row table:style-name="ro1">
          <table:table-cell office:value-type="float" office:value="10241.1658885228" calcext:value-type="float">
            <text:p>10241.1658885228</text:p>
          </table:table-cell>
          <table:table-cell table:number-columns-repeated="3"/>
          <table:table-cell table:formula="of:=[.$C$4] + ([.$C$5] - [.$C$4]) * (([.A2551] - [.$C$1]) / ([.$C$2] - [.$C$1]))" office:value-type="float" office:value="-0.333520691504151" calcext:value-type="float">
            <text:p>-0.333520691504151</text:p>
          </table:table-cell>
          <table:table-cell table:number-columns-repeated="16"/>
        </table:table-row>
        <table:table-row table:style-name="ro1">
          <table:table-cell office:value-type="float" office:value="10736.6523400888" calcext:value-type="float">
            <text:p>10736.6523400888</text:p>
          </table:table-cell>
          <table:table-cell table:number-columns-repeated="3"/>
          <table:table-cell table:formula="of:=[.$C$4] + ([.$C$5] - [.$C$4]) * (([.A2552] - [.$C$1]) / ([.$C$2] - [.$C$1]))" office:value-type="float" office:value="-0.325379800121261" calcext:value-type="float">
            <text:p>-0.325379800121261</text:p>
          </table:table-cell>
          <table:table-cell table:number-columns-repeated="16"/>
        </table:table-row>
        <table:table-row table:style-name="ro1">
          <table:table-cell office:value-type="float" office:value="10692.4642665144" calcext:value-type="float">
            <text:p>10692.4642665144</text:p>
          </table:table-cell>
          <table:table-cell table:number-columns-repeated="3"/>
          <table:table-cell table:formula="of:=[.$C$4] + ([.$C$5] - [.$C$4]) * (([.A2553] - [.$C$1]) / ([.$C$2] - [.$C$1]))" office:value-type="float" office:value="-0.32610581453851" calcext:value-type="float">
            <text:p>-0.32610581453851</text:p>
          </table:table-cell>
          <table:table-cell table:number-columns-repeated="16"/>
        </table:table-row>
        <table:table-row table:style-name="ro1">
          <table:table-cell office:value-type="float" office:value="10734.5012351537" calcext:value-type="float">
            <text:p>10734.5012351537</text:p>
          </table:table-cell>
          <table:table-cell table:number-columns-repeated="3"/>
          <table:table-cell table:formula="of:=[.$C$4] + ([.$C$5] - [.$C$4]) * (([.A2554] - [.$C$1]) / ([.$C$2] - [.$C$1]))" office:value-type="float" office:value="-0.325415142988002" calcext:value-type="float">
            <text:p>-0.325415142988002</text:p>
          </table:table-cell>
          <table:table-cell table:number-columns-repeated="16"/>
        </table:table-row>
        <table:table-row table:style-name="ro1">
          <table:table-cell office:value-type="float" office:value="10776.304357975" calcext:value-type="float">
            <text:p>10776.304357975</text:p>
          </table:table-cell>
          <table:table-cell table:number-columns-repeated="3"/>
          <table:table-cell table:formula="of:=[.$C$4] + ([.$C$5] - [.$C$4]) * (([.A2555] - [.$C$1]) / ([.$C$2] - [.$C$1]))" office:value-type="float" office:value="-0.324728313547402" calcext:value-type="float">
            <text:p>-0.324728313547402</text:p>
          </table:table-cell>
          <table:table-cell table:number-columns-repeated="16"/>
        </table:table-row>
        <table:table-row table:style-name="ro1">
          <table:table-cell office:value-type="float" office:value="10691.9785592244" calcext:value-type="float">
            <text:p>10691.9785592244</text:p>
          </table:table-cell>
          <table:table-cell table:number-columns-repeated="3"/>
          <table:table-cell table:formula="of:=[.$C$4] + ([.$C$5] - [.$C$4]) * (([.A2556] - [.$C$1]) / ([.$C$2] - [.$C$1]))" office:value-type="float" office:value="-0.326113794757301" calcext:value-type="float">
            <text:p>-0.326113794757301</text:p>
          </table:table-cell>
          <table:table-cell table:number-columns-repeated="16"/>
        </table:table-row>
        <table:table-row table:style-name="ro1">
          <table:table-cell office:value-type="float" office:value="10843.3882629583" calcext:value-type="float">
            <text:p>10843.3882629583</text:p>
          </table:table-cell>
          <table:table-cell table:number-columns-repeated="3"/>
          <table:table-cell table:formula="of:=[.$C$4] + ([.$C$5] - [.$C$4]) * (([.A2557] - [.$C$1]) / ([.$C$2] - [.$C$1]))" office:value-type="float" office:value="-0.323626118356629" calcext:value-type="float">
            <text:p>-0.323626118356629</text:p>
          </table:table-cell>
          <table:table-cell table:number-columns-repeated="16"/>
        </table:table-row>
        <table:table-row table:style-name="ro1">
          <table:table-cell office:value-type="float" office:value="10778.8984931299" calcext:value-type="float">
            <text:p>10778.8984931299</text:p>
          </table:table-cell>
          <table:table-cell table:number-columns-repeated="3"/>
          <table:table-cell table:formula="of:=[.$C$4] + ([.$C$5] - [.$C$4]) * (([.A2558] - [.$C$1]) / ([.$C$2] - [.$C$1]))" office:value-type="float" office:value="-0.324685691650352" calcext:value-type="float">
            <text:p>-0.324685691650352</text:p>
          </table:table-cell>
          <table:table-cell table:number-columns-repeated="16"/>
        </table:table-row>
        <table:table-row table:style-name="ro1">
          <table:table-cell office:value-type="float" office:value="10624.9107244657" calcext:value-type="float">
            <text:p>10624.9107244657</text:p>
          </table:table-cell>
          <table:table-cell table:number-columns-repeated="3"/>
          <table:table-cell table:formula="of:=[.$C$4] + ([.$C$5] - [.$C$4]) * (([.A2559] - [.$C$1]) / ([.$C$2] - [.$C$1]))" office:value-type="float" office:value="-0.327215725912695" calcext:value-type="float">
            <text:p>-0.327215725912695</text:p>
          </table:table-cell>
          <table:table-cell table:number-columns-repeated="16"/>
        </table:table-row>
        <table:table-row table:style-name="ro1">
          <table:table-cell office:value-type="float" office:value="10578.9195698628" calcext:value-type="float">
            <text:p>10578.9195698628</text:p>
          </table:table-cell>
          <table:table-cell table:number-columns-repeated="3"/>
          <table:table-cell table:formula="of:=[.$C$4] + ([.$C$5] - [.$C$4]) * (([.A2560] - [.$C$1]) / ([.$C$2] - [.$C$1]))" office:value-type="float" office:value="-0.327971365129494" calcext:value-type="float">
            <text:p>-0.327971365129494</text:p>
          </table:table-cell>
          <table:table-cell table:number-columns-repeated="16"/>
        </table:table-row>
        <table:table-row table:style-name="ro1">
          <table:table-cell office:value-type="float" office:value="10559.3146596647" calcext:value-type="float">
            <text:p>10559.3146596647</text:p>
          </table:table-cell>
          <table:table-cell table:number-columns-repeated="3"/>
          <table:table-cell table:formula="of:=[.$C$4] + ([.$C$5] - [.$C$4]) * (([.A2561] - [.$C$1]) / ([.$C$2] - [.$C$1]))" office:value-type="float" office:value="-0.328293475742185" calcext:value-type="float">
            <text:p>-0.328293475742185</text:p>
          </table:table-cell>
          <table:table-cell table:number-columns-repeated="16"/>
        </table:table-row>
        <table:table-row table:style-name="ro1">
          <table:table-cell office:value-type="float" office:value="10672.1654447003" calcext:value-type="float">
            <text:p>10672.1654447003</text:p>
          </table:table-cell>
          <table:table-cell table:number-columns-repeated="3"/>
          <table:table-cell table:formula="of:=[.$C$4] + ([.$C$5] - [.$C$4]) * (([.A2562] - [.$C$1]) / ([.$C$2] - [.$C$1]))" office:value-type="float" office:value="-0.326439326187651" calcext:value-type="float">
            <text:p>-0.326439326187651</text:p>
          </table:table-cell>
          <table:table-cell table:number-columns-repeated="16"/>
        </table:table-row>
        <table:table-row table:style-name="ro1">
          <table:table-cell office:value-type="float" office:value="10793.1520609928" calcext:value-type="float">
            <text:p>10793.1520609928</text:p>
          </table:table-cell>
          <table:table-cell table:number-columns-repeated="3"/>
          <table:table-cell table:formula="of:=[.$C$4] + ([.$C$5] - [.$C$4]) * (([.A2563] - [.$C$1]) / ([.$C$2] - [.$C$1]))" office:value-type="float" office:value="-0.32445150412126" calcext:value-type="float">
            <text:p>-0.32445150412126</text:p>
          </table:table-cell>
          <table:table-cell table:number-columns-repeated="16"/>
        </table:table-row>
        <table:table-row table:style-name="ro1">
          <table:table-cell office:value-type="float" office:value="10600.6607792141" calcext:value-type="float">
            <text:p>10600.6607792141</text:p>
          </table:table-cell>
          <table:table-cell table:number-columns-repeated="3"/>
          <table:table-cell table:formula="of:=[.$C$4] + ([.$C$5] - [.$C$4]) * (([.A2564] - [.$C$1]) / ([.$C$2] - [.$C$1]))" office:value-type="float" office:value="-0.327614154910522" calcext:value-type="float">
            <text:p>-0.327614154910522</text:p>
          </table:table-cell>
          <table:table-cell table:number-columns-repeated="16"/>
        </table:table-row>
        <table:table-row table:style-name="ro1">
          <table:table-cell office:value-type="float" office:value="10669.0700425233" calcext:value-type="float">
            <text:p>10669.0700425233</text:p>
          </table:table-cell>
          <table:table-cell table:number-columns-repeated="3"/>
          <table:table-cell table:formula="of:=[.$C$4] + ([.$C$5] - [.$C$4]) * (([.A2565] - [.$C$1]) / ([.$C$2] - [.$C$1]))" office:value-type="float" office:value="-0.32649018395143" calcext:value-type="float">
            <text:p>-0.32649018395143</text:p>
          </table:table-cell>
          <table:table-cell table:number-columns-repeated="16"/>
        </table:table-row>
        <table:table-row table:style-name="ro1">
          <table:table-cell office:value-type="float" office:value="10929.5926190082" calcext:value-type="float">
            <text:p>10929.5926190082</text:p>
          </table:table-cell>
          <table:table-cell table:number-columns-repeated="3"/>
          <table:table-cell table:formula="of:=[.$C$4] + ([.$C$5] - [.$C$4]) * (([.A2566] - [.$C$1]) / ([.$C$2] - [.$C$1]))" office:value-type="float" office:value="-0.322209772264589" calcext:value-type="float">
            <text:p>-0.322209772264589</text:p>
          </table:table-cell>
          <table:table-cell table:number-columns-repeated="16"/>
        </table:table-row>
        <table:table-row table:style-name="ro1">
          <table:table-cell office:value-type="float" office:value="11059.8135659572" calcext:value-type="float">
            <text:p>11059.8135659572</text:p>
          </table:table-cell>
          <table:table-cell table:number-columns-repeated="3"/>
          <table:table-cell table:formula="of:=[.$C$4] + ([.$C$5] - [.$C$4]) * (([.A2567] - [.$C$1]) / ([.$C$2] - [.$C$1]))" office:value-type="float" office:value="-0.320070229232609" calcext:value-type="float">
            <text:p>-0.320070229232609</text:p>
          </table:table-cell>
          <table:table-cell table:number-columns-repeated="16"/>
        </table:table-row>
        <table:table-row table:style-name="ro1">
          <table:table-cell office:value-type="float" office:value="11293.2070111851" calcext:value-type="float">
            <text:p>11293.2070111851</text:p>
          </table:table-cell>
          <table:table-cell table:number-columns-repeated="3"/>
          <table:table-cell table:formula="of:=[.$C$4] + ([.$C$5] - [.$C$4]) * (([.A2568] - [.$C$1]) / ([.$C$2] - [.$C$1]))" office:value-type="float" office:value="-0.316235551854299" calcext:value-type="float">
            <text:p>-0.316235551854299</text:p>
          </table:table-cell>
          <table:table-cell table:number-columns-repeated="16"/>
        </table:table-row>
        <table:table-row table:style-name="ro1">
          <table:table-cell office:value-type="float" office:value="11372.1099580183" calcext:value-type="float">
            <text:p>11372.1099580183</text:p>
          </table:table-cell>
          <table:table-cell table:number-columns-repeated="3"/>
          <table:table-cell table:formula="of:=[.$C$4] + ([.$C$5] - [.$C$4]) * (([.A2569] - [.$C$1]) / ([.$C$2] - [.$C$1]))" office:value-type="float" office:value="-0.314939168637505" calcext:value-type="float">
            <text:p>-0.314939168637505</text:p>
          </table:table-cell>
          <table:table-cell table:number-columns-repeated="16"/>
        </table:table-row>
        <table:table-row table:style-name="ro1">
          <table:table-cell office:value-type="float" office:value="11534.6095670768" calcext:value-type="float">
            <text:p>11534.6095670768</text:p>
          </table:table-cell>
          <table:table-cell table:number-columns-repeated="3"/>
          <table:table-cell table:formula="of:=[.$C$4] + ([.$C$5] - [.$C$4]) * (([.A2570] - [.$C$1]) / ([.$C$2] - [.$C$1]))" office:value-type="float" office:value="-0.312269283996005" calcext:value-type="float">
            <text:p>-0.312269283996005</text:p>
          </table:table-cell>
          <table:table-cell table:number-columns-repeated="16"/>
        </table:table-row>
        <table:table-row table:style-name="ro1">
          <table:table-cell office:value-type="float" office:value="11431.094043731" calcext:value-type="float">
            <text:p>11431.094043731</text:p>
          </table:table-cell>
          <table:table-cell table:number-columns-repeated="3"/>
          <table:table-cell table:formula="of:=[.$C$4] + ([.$C$5] - [.$C$4]) * (([.A2571] - [.$C$1]) / ([.$C$2] - [.$C$1]))" office:value-type="float" office:value="-0.313970054278094" calcext:value-type="float">
            <text:p>-0.313970054278094</text:p>
          </table:table-cell>
          <table:table-cell table:number-columns-repeated="16"/>
        </table:table-row>
        <table:table-row table:style-name="ro1">
          <table:table-cell office:value-type="float" office:value="11433.4575377533" calcext:value-type="float">
            <text:p>11433.4575377533</text:p>
          </table:table-cell>
          <table:table-cell table:number-columns-repeated="3"/>
          <table:table-cell table:formula="of:=[.$C$4] + ([.$C$5] - [.$C$4]) * (([.A2572] - [.$C$1]) / ([.$C$2] - [.$C$1]))" office:value-type="float" office:value="-0.313931221837653" calcext:value-type="float">
            <text:p>-0.313931221837653</text:p>
          </table:table-cell>
          <table:table-cell table:number-columns-repeated="16"/>
        </table:table-row>
        <table:table-row table:style-name="ro1">
          <table:table-cell office:value-type="float" office:value="11511.9021994873" calcext:value-type="float">
            <text:p>11511.9021994873</text:p>
          </table:table-cell>
          <table:table-cell table:number-columns-repeated="3"/>
          <table:table-cell table:formula="of:=[.$C$4] + ([.$C$5] - [.$C$4]) * (([.A2573] - [.$C$1]) / ([.$C$2] - [.$C$1]))" office:value-type="float" office:value="-0.312642368290345" calcext:value-type="float">
            <text:p>-0.312642368290345</text:p>
          </table:table-cell>
          <table:table-cell table:number-columns-repeated="16"/>
        </table:table-row>
        <table:table-row table:style-name="ro1">
          <table:table-cell office:value-type="float" office:value="11329.9947283176" calcext:value-type="float">
            <text:p>11329.9947283176</text:p>
          </table:table-cell>
          <table:table-cell table:number-columns-repeated="3"/>
          <table:table-cell table:formula="of:=[.$C$4] + ([.$C$5] - [.$C$4]) * (([.A2574] - [.$C$1]) / ([.$C$2] - [.$C$1]))" office:value-type="float" office:value="-0.315631126024988" calcext:value-type="float">
            <text:p>-0.315631126024988</text:p>
          </table:table-cell>
          <table:table-cell table:number-columns-repeated="16"/>
        </table:table-row>
        <table:table-row table:style-name="ro1">
          <table:table-cell office:value-type="float" office:value="11368.4123458737" calcext:value-type="float">
            <text:p>11368.4123458737</text:p>
          </table:table-cell>
          <table:table-cell table:number-columns-repeated="3"/>
          <table:table-cell table:formula="of:=[.$C$4] + ([.$C$5] - [.$C$4]) * (([.A2575] - [.$C$1]) / ([.$C$2] - [.$C$1]))" office:value-type="float" office:value="-0.314999920770586" calcext:value-type="float">
            <text:p>-0.314999920770586</text:p>
          </table:table-cell>
          <table:table-cell table:number-columns-repeated="16"/>
        </table:table-row>
        <table:table-row table:style-name="ro1">
          <table:table-cell office:value-type="float" office:value="11514.6450997633" calcext:value-type="float">
            <text:p>11514.6450997633</text:p>
          </table:table-cell>
          <table:table-cell table:number-columns-repeated="3"/>
          <table:table-cell table:formula="of:=[.$C$4] + ([.$C$5] - [.$C$4]) * (([.A2576] - [.$C$1]) / ([.$C$2] - [.$C$1]))" office:value-type="float" office:value="-0.312597302167648" calcext:value-type="float">
            <text:p>-0.312597302167648</text:p>
          </table:table-cell>
          <table:table-cell table:number-columns-repeated="16"/>
        </table:table-row>
        <table:table-row table:style-name="ro1">
          <table:table-cell office:value-type="float" office:value="11754.182025232" calcext:value-type="float">
            <text:p>11754.182025232</text:p>
          </table:table-cell>
          <table:table-cell table:number-columns-repeated="3"/>
          <table:table-cell table:formula="of:=[.$C$4] + ([.$C$5] - [.$C$4]) * (([.A2577] - [.$C$1]) / ([.$C$2] - [.$C$1]))" office:value-type="float" office:value="-0.308661686801639" calcext:value-type="float">
            <text:p>-0.308661686801639</text:p>
          </table:table-cell>
          <table:table-cell table:number-columns-repeated="16"/>
        </table:table-row>
        <table:table-row table:style-name="ro1">
          <table:table-cell office:value-type="float" office:value="11920.4113894318" calcext:value-type="float">
            <text:p>11920.4113894318</text:p>
          </table:table-cell>
          <table:table-cell table:number-columns-repeated="3"/>
          <table:table-cell table:formula="of:=[.$C$4] + ([.$C$5] - [.$C$4]) * (([.A2578] - [.$C$1]) / ([.$C$2] - [.$C$1]))" office:value-type="float" office:value="-0.305930521914445" calcext:value-type="float">
            <text:p>-0.305930521914445</text:p>
          </table:table-cell>
          <table:table-cell table:number-columns-repeated="16"/>
        </table:table-row>
        <table:table-row table:style-name="ro1">
          <table:table-cell office:value-type="float" office:value="12801.6880683713" calcext:value-type="float">
            <text:p>12801.6880683713</text:p>
          </table:table-cell>
          <table:table-cell table:number-columns-repeated="3"/>
          <table:table-cell table:formula="of:=[.$C$4] + ([.$C$5] - [.$C$4]) * (([.A2579] - [.$C$1]) / ([.$C$2] - [.$C$1]))" office:value-type="float" office:value="-0.291451058956686" calcext:value-type="float">
            <text:p>-0.291451058956686</text:p>
          </table:table-cell>
          <table:table-cell table:number-columns-repeated="16"/>
        </table:table-row>
        <table:table-row table:style-name="ro1">
          <table:table-cell office:value-type="float" office:value="12980.8801029984" calcext:value-type="float">
            <text:p>12980.8801029984</text:p>
          </table:table-cell>
          <table:table-cell table:number-columns-repeated="3"/>
          <table:table-cell table:formula="of:=[.$C$4] + ([.$C$5] - [.$C$4]) * (([.A2580] - [.$C$1]) / ([.$C$2] - [.$C$1]))" office:value-type="float" office:value="-0.288506916112885" calcext:value-type="float">
            <text:p>-0.288506916112885</text:p>
          </table:table-cell>
          <table:table-cell table:number-columns-repeated="16"/>
        </table:table-row>
        <table:table-row table:style-name="ro1">
          <table:table-cell office:value-type="float" office:value="12929.849401313" calcext:value-type="float">
            <text:p>12929.849401313</text:p>
          </table:table-cell>
          <table:table-cell table:number-columns-repeated="3"/>
          <table:table-cell table:formula="of:=[.$C$4] + ([.$C$5] - [.$C$4]) * (([.A2581] - [.$C$1]) / ([.$C$2] - [.$C$1]))" office:value-type="float" office:value="-0.289345355586458" calcext:value-type="float">
            <text:p>-0.289345355586458</text:p>
          </table:table-cell>
          <table:table-cell table:number-columns-repeated="16"/>
        </table:table-row>
        <table:table-row table:style-name="ro1">
          <table:table-cell office:value-type="float" office:value="13115.8335202351" calcext:value-type="float">
            <text:p>13115.8335202351</text:p>
          </table:table-cell>
          <table:table-cell table:number-columns-repeated="3"/>
          <table:table-cell table:formula="of:=[.$C$4] + ([.$C$5] - [.$C$4]) * (([.A2582] - [.$C$1]) / ([.$C$2] - [.$C$1]))" office:value-type="float" office:value="-0.286289618126227" calcext:value-type="float">
            <text:p>-0.286289618126227</text:p>
          </table:table-cell>
          <table:table-cell table:number-columns-repeated="16"/>
        </table:table-row>
        <table:table-row table:style-name="ro1">
          <table:table-cell office:value-type="float" office:value="13038.9155413432" calcext:value-type="float">
            <text:p>13038.9155413432</text:p>
          </table:table-cell>
          <table:table-cell table:number-columns-repeated="3"/>
          <table:table-cell table:formula="of:=[.$C$4] + ([.$C$5] - [.$C$4]) * (([.A2583] - [.$C$1]) / ([.$C$2] - [.$C$1]))" office:value-type="float" office:value="-0.287553388123512" calcext:value-type="float">
            <text:p>-0.287553388123512</text:p>
          </table:table-cell>
          <table:table-cell table:number-columns-repeated="16"/>
        </table:table-row>
        <table:table-row table:style-name="ro1">
          <table:table-cell office:value-type="float" office:value="13069.2361375308" calcext:value-type="float">
            <text:p>13069.2361375308</text:p>
          </table:table-cell>
          <table:table-cell table:number-columns-repeated="3"/>
          <table:table-cell table:formula="of:=[.$C$4] + ([.$C$5] - [.$C$4]) * (([.A2584] - [.$C$1]) / ([.$C$2] - [.$C$1]))" office:value-type="float" office:value="-0.287055217730663" calcext:value-type="float">
            <text:p>-0.287055217730663</text:p>
          </table:table-cell>
          <table:table-cell table:number-columns-repeated="16"/>
        </table:table-row>
        <table:table-row table:style-name="ro1">
          <table:table-cell office:value-type="float" office:value="13647.5729161687" calcext:value-type="float">
            <text:p>13647.5729161687</text:p>
          </table:table-cell>
          <table:table-cell table:number-columns-repeated="3"/>
          <table:table-cell table:formula="of:=[.$C$4] + ([.$C$5] - [.$C$4]) * (([.A2585] - [.$C$1]) / ([.$C$2] - [.$C$1]))" office:value-type="float" office:value="-0.27755308728342" calcext:value-type="float">
            <text:p>-0.27755308728342</text:p>
          </table:table-cell>
          <table:table-cell table:number-columns-repeated="16"/>
        </table:table-row>
        <table:table-row table:style-name="ro1">
          <table:table-cell office:value-type="float" office:value="13280.3655897563" calcext:value-type="float">
            <text:p>13280.3655897563</text:p>
          </table:table-cell>
          <table:table-cell table:number-columns-repeated="3"/>
          <table:table-cell table:formula="of:=[.$C$4] + ([.$C$5] - [.$C$4]) * (([.A2586] - [.$C$1]) / ([.$C$2] - [.$C$1]))" office:value-type="float" office:value="-0.283586339958396" calcext:value-type="float">
            <text:p>-0.283586339958396</text:p>
          </table:table-cell>
          <table:table-cell table:number-columns-repeated="16"/>
        </table:table-row>
        <table:table-row table:style-name="ro1">
          <table:table-cell office:value-type="float" office:value="13461.3835155182" calcext:value-type="float">
            <text:p>13461.3835155182</text:p>
          </table:table-cell>
          <table:table-cell table:number-columns-repeated="3"/>
          <table:table-cell table:formula="of:=[.$C$4] + ([.$C$5] - [.$C$4]) * (([.A2587] - [.$C$1]) / ([.$C$2] - [.$C$1]))" office:value-type="float" office:value="-0.280612197542743" calcext:value-type="float">
            <text:p>-0.280612197542743</text:p>
          </table:table-cell>
          <table:table-cell table:number-columns-repeated="16"/>
        </table:table-row>
        <table:table-row table:style-name="ro1">
          <table:table-cell office:value-type="float" office:value="13574.9272175126" calcext:value-type="float">
            <text:p>13574.9272175126</text:p>
          </table:table-cell>
          <table:table-cell table:number-columns-repeated="3"/>
          <table:table-cell table:formula="of:=[.$C$4] + ([.$C$5] - [.$C$4]) * (([.A2588] - [.$C$1]) / ([.$C$2] - [.$C$1]))" office:value-type="float" office:value="-0.278746663294074" calcext:value-type="float">
            <text:p>-0.278746663294074</text:p>
          </table:table-cell>
          <table:table-cell table:number-columns-repeated="16"/>
        </table:table-row>
        <table:table-row table:style-name="ro1">
          <table:table-cell office:value-type="float" office:value="13810.6419810949" calcext:value-type="float">
            <text:p>13810.6419810949</text:p>
          </table:table-cell>
          <table:table-cell table:number-columns-repeated="3"/>
          <table:table-cell table:formula="of:=[.$C$4] + ([.$C$5] - [.$C$4]) * (([.A2589] - [.$C$1]) / ([.$C$2] - [.$C$1]))" office:value-type="float" office:value="-0.274873846425717" calcext:value-type="float">
            <text:p>-0.274873846425717</text:p>
          </table:table-cell>
          <table:table-cell table:number-columns-repeated="16"/>
        </table:table-row>
        <table:table-row table:style-name="ro1">
          <table:table-cell office:value-type="float" office:value="13768.9567647471" calcext:value-type="float">
            <text:p>13768.9567647471</text:p>
          </table:table-cell>
          <table:table-cell table:number-columns-repeated="3"/>
          <table:table-cell table:formula="of:=[.$C$4] + ([.$C$5] - [.$C$4]) * (([.A2590] - [.$C$1]) / ([.$C$2] - [.$C$1]))" office:value-type="float" office:value="-0.275558738651301" calcext:value-type="float">
            <text:p>-0.275558738651301</text:p>
          </table:table-cell>
          <table:table-cell table:number-columns-repeated="16"/>
        </table:table-row>
        <table:table-row table:style-name="ro1">
          <table:table-cell office:value-type="float" office:value="13565.1306758904" calcext:value-type="float">
            <text:p>13565.1306758904</text:p>
          </table:table-cell>
          <table:table-cell table:number-columns-repeated="3"/>
          <table:table-cell table:formula="of:=[.$C$4] + ([.$C$5] - [.$C$4]) * (([.A2591] - [.$C$1]) / ([.$C$2] - [.$C$1]))" office:value-type="float" office:value="-0.27890762144141" calcext:value-type="float">
            <text:p>-0.27890762144141</text:p>
          </table:table-cell>
          <table:table-cell table:number-columns-repeated="16"/>
        </table:table-row>
        <table:table-row table:style-name="ro1">
          <table:table-cell office:value-type="float" office:value="14014.7348817962" calcext:value-type="float">
            <text:p>14014.7348817962</text:p>
          </table:table-cell>
          <table:table-cell table:number-columns-repeated="3"/>
          <table:table-cell table:formula="of:=[.$C$4] + ([.$C$5] - [.$C$4]) * (([.A2592] - [.$C$1]) / ([.$C$2] - [.$C$1]))" office:value-type="float" office:value="-0.271520579890624" calcext:value-type="float">
            <text:p>-0.271520579890624</text:p>
          </table:table-cell>
          <table:table-cell table:number-columns-repeated="16"/>
        </table:table-row>
        <table:table-row table:style-name="ro1">
          <table:table-cell office:value-type="float" office:value="14156.6086373512" calcext:value-type="float">
            <text:p>14156.6086373512</text:p>
          </table:table-cell>
          <table:table-cell table:number-columns-repeated="3"/>
          <table:table-cell table:formula="of:=[.$C$4] + ([.$C$5] - [.$C$4]) * (([.A2593] - [.$C$1]) / ([.$C$2] - [.$C$1]))" office:value-type="float" office:value="-0.269189580061253" calcext:value-type="float">
            <text:p>-0.269189580061253</text:p>
          </table:table-cell>
          <table:table-cell table:number-columns-repeated="16"/>
        </table:table-row>
        <table:table-row table:style-name="ro1">
          <table:table-cell office:value-type="float" office:value="15607.5054966298" calcext:value-type="float">
            <text:p>15607.5054966298</text:p>
          </table:table-cell>
          <table:table-cell table:number-columns-repeated="3"/>
          <table:table-cell table:formula="of:=[.$C$4] + ([.$C$5] - [.$C$4]) * (([.A2594] - [.$C$1]) / ([.$C$2] - [.$C$1]))" office:value-type="float" office:value="-0.24535120122802" calcext:value-type="float">
            <text:p>-0.24535120122802</text:p>
          </table:table-cell>
          <table:table-cell table:number-columns-repeated="16"/>
        </table:table-row>
        <table:table-row table:style-name="ro1">
          <table:table-cell office:value-type="float" office:value="15603.2585399726" calcext:value-type="float">
            <text:p>15603.2585399726</text:p>
          </table:table-cell>
          <table:table-cell table:number-columns-repeated="3"/>
          <table:table-cell table:formula="of:=[.$C$4] + ([.$C$5] - [.$C$4]) * (([.A2595] - [.$C$1]) / ([.$C$2] - [.$C$1]))" office:value-type="float" office:value="-0.245420979145751" calcext:value-type="float">
            <text:p>-0.245420979145751</text:p>
          </table:table-cell>
          <table:table-cell table:number-columns-repeated="16"/>
        </table:table-row>
        <table:table-row table:style-name="ro1">
          <table:table-cell office:value-type="float" office:value="14820.4364683332" calcext:value-type="float">
            <text:p>14820.4364683332</text:p>
          </table:table-cell>
          <table:table-cell table:number-columns-repeated="3"/>
          <table:table-cell table:formula="of:=[.$C$4] + ([.$C$5] - [.$C$4]) * (([.A2596] - [.$C$1]) / ([.$C$2] - [.$C$1]))" office:value-type="float" office:value="-0.258282823172372" calcext:value-type="float">
            <text:p>-0.258282823172372</text:p>
          </table:table-cell>
          <table:table-cell table:number-columns-repeated="16"/>
        </table:table-row>
        <table:table-row table:style-name="ro1">
          <table:table-cell office:value-type="float" office:value="15481.90607704" calcext:value-type="float">
            <text:p>15481.90607704</text:p>
          </table:table-cell>
          <table:table-cell table:number-columns-repeated="3"/>
          <table:table-cell table:formula="of:=[.$C$4] + ([.$C$5] - [.$C$4]) * (([.A2597] - [.$C$1]) / ([.$C$2] - [.$C$1]))" office:value-type="float" office:value="-0.247414812108607" calcext:value-type="float">
            <text:p>-0.247414812108607</text:p>
          </table:table-cell>
          <table:table-cell table:number-columns-repeated="16"/>
        </table:table-row>
        <table:table-row table:style-name="ro1">
          <table:table-cell office:value-type="float" office:value="15327.5883894758" calcext:value-type="float">
            <text:p>15327.5883894758</text:p>
          </table:table-cell>
          <table:table-cell table:number-columns-repeated="3"/>
          <table:table-cell table:formula="of:=[.$C$4] + ([.$C$5] - [.$C$4]) * (([.A2598] - [.$C$1]) / ([.$C$2] - [.$C$1]))" office:value-type="float" office:value="-0.249950266971093" calcext:value-type="float">
            <text:p>-0.249950266971093</text:p>
          </table:table-cell>
          <table:table-cell table:number-columns-repeated="16"/>
        </table:table-row>
        <table:table-row table:style-name="ro1">
          <table:table-cell office:value-type="float" office:value="15316.7490120132" calcext:value-type="float">
            <text:p>15316.7490120132</text:p>
          </table:table-cell>
          <table:table-cell table:number-columns-repeated="3"/>
          <table:table-cell table:formula="of:=[.$C$4] + ([.$C$5] - [.$C$4]) * (([.A2599] - [.$C$1]) / ([.$C$2] - [.$C$1]))" office:value-type="float" office:value="-0.250128359014381" calcext:value-type="float">
            <text:p>-0.250128359014381</text:p>
          </table:table-cell>
          <table:table-cell table:number-columns-repeated="16"/>
        </table:table-row>
        <table:table-row table:style-name="ro1">
          <table:table-cell office:value-type="float" office:value="15701.8651040755" calcext:value-type="float">
            <text:p>15701.8651040755</text:p>
          </table:table-cell>
          <table:table-cell table:number-columns-repeated="3"/>
          <table:table-cell table:formula="of:=[.$C$4] + ([.$C$5] - [.$C$4]) * (([.A2600] - [.$C$1]) / ([.$C$2] - [.$C$1]))" office:value-type="float" office:value="-0.243800863549321" calcext:value-type="float">
            <text:p>-0.243800863549321</text:p>
          </table:table-cell>
          <table:table-cell table:number-columns-repeated="16"/>
        </table:table-row>
        <table:table-row table:style-name="ro1">
          <table:table-cell office:value-type="float" office:value="16302.8428022629" calcext:value-type="float">
            <text:p>16302.8428022629</text:p>
          </table:table-cell>
          <table:table-cell table:number-columns-repeated="3"/>
          <table:table-cell table:formula="of:=[.$C$4] + ([.$C$5] - [.$C$4]) * (([.A2601] - [.$C$1]) / ([.$C$2] - [.$C$1]))" office:value-type="float" office:value="-0.233926740555604" calcext:value-type="float">
            <text:p>-0.233926740555604</text:p>
          </table:table-cell>
          <table:table-cell table:number-columns-repeated="16"/>
        </table:table-row>
        <table:table-row table:style-name="ro1">
          <table:table-cell office:value-type="float" office:value="16329.7988908906" calcext:value-type="float">
            <text:p>16329.7988908906</text:p>
          </table:table-cell>
          <table:table-cell table:number-columns-repeated="3"/>
          <table:table-cell table:formula="of:=[.$C$4] + ([.$C$5] - [.$C$4]) * (([.A2602] - [.$C$1]) / ([.$C$2] - [.$C$1]))" office:value-type="float" office:value="-0.233483849354579" calcext:value-type="float">
            <text:p>-0.233483849354579</text:p>
          </table:table-cell>
          <table:table-cell table:number-columns-repeated="16"/>
        </table:table-row>
        <table:table-row table:style-name="ro1">
          <table:table-cell office:value-type="float" office:value="16078.9700118578" calcext:value-type="float">
            <text:p>16078.9700118578</text:p>
          </table:table-cell>
          <table:table-cell table:number-columns-repeated="3"/>
          <table:table-cell table:formula="of:=[.$C$4] + ([.$C$5] - [.$C$4]) * (([.A2603] - [.$C$1]) / ([.$C$2] - [.$C$1]))" office:value-type="float" office:value="-0.237604992633965" calcext:value-type="float">
            <text:p>-0.237604992633965</text:p>
          </table:table-cell>
          <table:table-cell table:number-columns-repeated="16"/>
        </table:table-row>
        <table:table-row table:style-name="ro1">
          <table:table-cell office:value-type="float" office:value="15969.5160057601" calcext:value-type="float">
            <text:p>15969.5160057601</text:p>
          </table:table-cell>
          <table:table-cell table:number-columns-repeated="3"/>
          <table:table-cell table:formula="of:=[.$C$4] + ([.$C$5] - [.$C$4]) * (([.A2604] - [.$C$1]) / ([.$C$2] - [.$C$1]))" office:value-type="float" office:value="-0.239403332774745" calcext:value-type="float">
            <text:p>-0.239403332774745</text:p>
          </table:table-cell>
          <table:table-cell table:number-columns-repeated="16"/>
        </table:table-row>
        <table:table-row table:style-name="ro1">
          <table:table-cell office:value-type="float" office:value="16718.599655511" calcext:value-type="float">
            <text:p>16718.599655511</text:p>
          </table:table-cell>
          <table:table-cell table:number-columns-repeated="3"/>
          <table:table-cell table:formula="of:=[.$C$4] + ([.$C$5] - [.$C$4]) * (([.A2605] - [.$C$1]) / ([.$C$2] - [.$C$1]))" office:value-type="float" office:value="-0.227095814355124" calcext:value-type="float">
            <text:p>-0.227095814355124</text:p>
          </table:table-cell>
          <table:table-cell table:number-columns-repeated="16"/>
        </table:table-row>
        <table:table-row table:style-name="ro1">
          <table:table-cell office:value-type="float" office:value="17672.6528364115" calcext:value-type="float">
            <text:p>17672.6528364115</text:p>
          </table:table-cell>
          <table:table-cell table:number-columns-repeated="3"/>
          <table:table-cell table:formula="of:=[.$C$4] + ([.$C$5] - [.$C$4]) * (([.A2606] - [.$C$1]) / ([.$C$2] - [.$C$1]))" office:value-type="float" office:value="-0.21142062627548" calcext:value-type="float">
            <text:p>-0.21142062627548</text:p>
          </table:table-cell>
          <table:table-cell table:number-columns-repeated="16"/>
        </table:table-row>
        <table:table-row table:style-name="ro1">
          <table:table-cell office:value-type="float" office:value="17786.2125755205" calcext:value-type="float">
            <text:p>17786.2125755205</text:p>
          </table:table-cell>
          <table:table-cell table:number-columns-repeated="3"/>
          <table:table-cell table:formula="of:=[.$C$4] + ([.$C$5] - [.$C$4]) * (([.A2607] - [.$C$1]) / ([.$C$2] - [.$C$1]))" office:value-type="float" office:value="-0.209554828535433" calcext:value-type="float">
            <text:p>-0.209554828535433</text:p>
          </table:table-cell>
          <table:table-cell table:number-columns-repeated="16"/>
        </table:table-row>
        <table:table-row table:style-name="ro1">
          <table:table-cell office:value-type="float" office:value="17823.3433048082" calcext:value-type="float">
            <text:p>17823.3433048082</text:p>
          </table:table-cell>
          <table:table-cell table:number-columns-repeated="3"/>
          <table:table-cell table:formula="of:=[.$C$4] + ([.$C$5] - [.$C$4]) * (([.A2608] - [.$C$1]) / ([.$C$2] - [.$C$1]))" office:value-type="float" office:value="-0.208944766982502" calcext:value-type="float">
            <text:p>-0.208944766982502</text:p>
          </table:table-cell>
          <table:table-cell table:number-columns-repeated="16"/>
        </table:table-row>
        <table:table-row table:style-name="ro1">
          <table:table-cell office:value-type="float" office:value="18666.5802245562" calcext:value-type="float">
            <text:p>18666.5802245562</text:p>
          </table:table-cell>
          <table:table-cell table:number-columns-repeated="3"/>
          <table:table-cell table:formula="of:=[.$C$4] + ([.$C$5] - [.$C$4]) * (([.A2609] - [.$C$1]) / ([.$C$2] - [.$C$1]))" office:value-type="float" office:value="-0.19509030102886" calcext:value-type="float">
            <text:p>-0.19509030102886</text:p>
          </table:table-cell>
          <table:table-cell table:number-columns-repeated="16"/>
        </table:table-row>
        <table:table-row table:style-name="ro1">
          <table:table-cell office:value-type="float" office:value="18683.8472010104" calcext:value-type="float">
            <text:p>18683.8472010104</text:p>
          </table:table-cell>
          <table:table-cell table:number-columns-repeated="3"/>
          <table:table-cell table:formula="of:=[.$C$4] + ([.$C$5] - [.$C$4]) * (([.A2610] - [.$C$1]) / ([.$C$2] - [.$C$1]))" office:value-type="float" office:value="-0.194806602898709" calcext:value-type="float">
            <text:p>-0.194806602898709</text:p>
          </table:table-cell>
          <table:table-cell table:number-columns-repeated="16"/>
        </table:table-row>
        <table:table-row table:style-name="ro1">
          <table:table-cell office:value-type="float" office:value="18405.5557000806" calcext:value-type="float">
            <text:p>18405.5557000806</text:p>
          </table:table-cell>
          <table:table-cell table:number-columns-repeated="3"/>
          <table:table-cell table:formula="of:=[.$C$4] + ([.$C$5] - [.$C$4]) * (([.A2611] - [.$C$1]) / ([.$C$2] - [.$C$1]))" office:value-type="float" office:value="-0.199378959770811" calcext:value-type="float">
            <text:p>-0.199378959770811</text:p>
          </table:table-cell>
          <table:table-cell table:number-columns-repeated="16"/>
        </table:table-row>
        <table:table-row table:style-name="ro1">
          <table:table-cell office:value-type="float" office:value="18370.2196087254" calcext:value-type="float">
            <text:p>18370.2196087254</text:p>
          </table:table-cell>
          <table:table-cell table:number-columns-repeated="3"/>
          <table:table-cell table:formula="of:=[.$C$4] + ([.$C$5] - [.$C$4]) * (([.A2612] - [.$C$1]) / ([.$C$2] - [.$C$1]))" office:value-type="float" office:value="-0.199959535245094" calcext:value-type="float">
            <text:p>-0.199959535245094</text:p>
          </table:table-cell>
          <table:table-cell table:number-columns-repeated="16"/>
        </table:table-row>
        <table:table-row table:style-name="ro1">
          <table:table-cell office:value-type="float" office:value="19136.0829674867" calcext:value-type="float">
            <text:p>19136.0829674867</text:p>
          </table:table-cell>
          <table:table-cell table:number-columns-repeated="3"/>
          <table:table-cell table:formula="of:=[.$C$4] + ([.$C$5] - [.$C$4]) * (([.A2613] - [.$C$1]) / ([.$C$2] - [.$C$1]))" office:value-type="float" office:value="-0.187376324547594" calcext:value-type="float">
            <text:p>-0.187376324547594</text:p>
          </table:table-cell>
          <table:table-cell table:number-columns-repeated="16"/>
        </table:table-row>
        <table:table-row table:style-name="ro1">
          <table:table-cell office:value-type="float" office:value="18719.207158875" calcext:value-type="float">
            <text:p>18719.207158875</text:p>
          </table:table-cell>
          <table:table-cell table:number-columns-repeated="3"/>
          <table:table-cell table:formula="of:=[.$C$4] + ([.$C$5] - [.$C$4]) * (([.A2614] - [.$C$1]) / ([.$C$2] - [.$C$1]))" office:value-type="float" office:value="-0.194225635295317" calcext:value-type="float">
            <text:p>-0.194225635295317</text:p>
          </table:table-cell>
          <table:table-cell table:number-columns-repeated="16"/>
        </table:table-row>
        <table:table-row table:style-name="ro1">
          <table:table-cell office:value-type="float" office:value="17180.7187297796" calcext:value-type="float">
            <text:p>17180.7187297796</text:p>
          </table:table-cell>
          <table:table-cell table:number-columns-repeated="3"/>
          <table:table-cell table:formula="of:=[.$C$4] + ([.$C$5] - [.$C$4]) * (([.A2615] - [.$C$1]) / ([.$C$2] - [.$C$1]))" office:value-type="float" office:value="-0.219503152279919" calcext:value-type="float">
            <text:p>-0.219503152279919</text:p>
          </table:table-cell>
          <table:table-cell table:number-columns-repeated="16"/>
        </table:table-row>
        <table:table-row table:style-name="ro1">
          <table:table-cell office:value-type="float" office:value="17159.1094973637" calcext:value-type="float">
            <text:p>17159.1094973637</text:p>
          </table:table-cell>
          <table:table-cell table:number-columns-repeated="3"/>
          <table:table-cell table:formula="of:=[.$C$4] + ([.$C$5] - [.$C$4]) * (([.A2616] - [.$C$1]) / ([.$C$2] - [.$C$1]))" office:value-type="float" office:value="-0.219858194104796" calcext:value-type="float">
            <text:p>-0.219858194104796</text:p>
          </table:table-cell>
          <table:table-cell table:number-columns-repeated="16"/>
        </table:table-row>
        <table:table-row table:style-name="ro1">
          <table:table-cell office:value-type="float" office:value="17742.8230386514" calcext:value-type="float">
            <text:p>17742.8230386514</text:p>
          </table:table-cell>
          <table:table-cell table:number-columns-repeated="3"/>
          <table:table-cell table:formula="of:=[.$C$4] + ([.$C$5] - [.$C$4]) * (([.A2617] - [.$C$1]) / ([.$C$2] - [.$C$1]))" office:value-type="float" office:value="-0.21026772291567" calcext:value-type="float">
            <text:p>-0.21026772291567</text:p>
          </table:table-cell>
          <table:table-cell table:number-columns-repeated="16"/>
        </table:table-row>
        <table:table-row table:style-name="ro1">
          <table:table-cell office:value-type="float" office:value="18201.2772477534" calcext:value-type="float">
            <text:p>18201.2772477534</text:p>
          </table:table-cell>
          <table:table-cell table:number-columns-repeated="3"/>
          <table:table-cell table:formula="of:=[.$C$4] + ([.$C$5] - [.$C$4]) * (([.A2618] - [.$C$1]) / ([.$C$2] - [.$C$1]))" office:value-type="float" office:value="-0.202735274937461" calcext:value-type="float">
            <text:p>-0.202735274937461</text:p>
          </table:table-cell>
          <table:table-cell table:number-columns-repeated="16"/>
        </table:table-row>
        <table:table-row table:style-name="ro1">
          <table:table-cell office:value-type="float" office:value="19677.9898439462" calcext:value-type="float">
            <text:p>19677.9898439462</text:p>
          </table:table-cell>
          <table:table-cell table:number-columns-repeated="3"/>
          <table:table-cell table:formula="of:=[.$C$4] + ([.$C$5] - [.$C$4]) * (([.A2619] - [.$C$1]) / ([.$C$2] - [.$C$1]))" office:value-type="float" office:value="-0.178472740994592" calcext:value-type="float">
            <text:p>-0.178472740994592</text:p>
          </table:table-cell>
          <table:table-cell table:number-columns-repeated="16"/>
        </table:table-row>
        <table:table-row table:style-name="ro1">
          <table:table-cell office:value-type="float" office:value="18796.748641923" calcext:value-type="float">
            <text:p>18796.748641923</text:p>
          </table:table-cell>
          <table:table-cell table:number-columns-repeated="3"/>
          <table:table-cell table:formula="of:=[.$C$4] + ([.$C$5] - [.$C$4]) * (([.A2620] - [.$C$1]) / ([.$C$2] - [.$C$1]))" office:value-type="float" office:value="-0.192951621063108" calcext:value-type="float">
            <text:p>-0.192951621063108</text:p>
          </table:table-cell>
          <table:table-cell table:number-columns-repeated="16"/>
        </table:table-row>
        <table:table-row table:style-name="ro1">
          <table:table-cell office:value-type="float" office:value="19220.5901486291" calcext:value-type="float">
            <text:p>19220.5901486291</text:p>
          </table:table-cell>
          <table:table-cell table:number-columns-repeated="3"/>
          <table:table-cell table:formula="of:=[.$C$4] + ([.$C$5] - [.$C$4]) * (([.A2621] - [.$C$1]) / ([.$C$2] - [.$C$1]))" office:value-type="float" office:value="-0.185987863207066" calcext:value-type="float">
            <text:p>-0.185987863207066</text:p>
          </table:table-cell>
          <table:table-cell table:number-columns-repeated="16"/>
        </table:table-row>
        <table:table-row table:style-name="ro1">
          <table:table-cell office:value-type="float" office:value="19441.558803722" calcext:value-type="float">
            <text:p>19441.558803722</text:p>
          </table:table-cell>
          <table:table-cell table:number-columns-repeated="3"/>
          <table:table-cell table:formula="of:=[.$C$4] + ([.$C$5] - [.$C$4]) * (([.A2622] - [.$C$1]) / ([.$C$2] - [.$C$1]))" office:value-type="float" office:value="-0.182357326358986" calcext:value-type="float">
            <text:p>-0.182357326358986</text:p>
          </table:table-cell>
          <table:table-cell table:number-columns-repeated="16"/>
        </table:table-row>
        <table:table-row table:style-name="ro1">
          <table:table-cell office:value-type="float" office:value="18668.1585497632" calcext:value-type="float">
            <text:p>18668.1585497632</text:p>
          </table:table-cell>
          <table:table-cell table:number-columns-repeated="3"/>
          <table:table-cell table:formula="of:=[.$C$4] + ([.$C$5] - [.$C$4]) * (([.A2623] - [.$C$1]) / ([.$C$2] - [.$C$1]))" office:value-type="float" office:value="-0.195064368989677" calcext:value-type="float">
            <text:p>-0.195064368989677</text:p>
          </table:table-cell>
          <table:table-cell table:number-columns-repeated="16"/>
        </table:table-row>
        <table:table-row table:style-name="ro1">
          <table:table-cell office:value-type="float" office:value="19162.264456097" calcext:value-type="float">
            <text:p>19162.264456097</text:p>
          </table:table-cell>
          <table:table-cell table:number-columns-repeated="3"/>
          <table:table-cell table:formula="of:=[.$C$4] + ([.$C$5] - [.$C$4]) * (([.A2624] - [.$C$1]) / ([.$C$2] - [.$C$1]))" office:value-type="float" office:value="-0.186946160101431" calcext:value-type="float">
            <text:p>-0.186946160101431</text:p>
          </table:table-cell>
          <table:table-cell table:number-columns-repeated="16"/>
        </table:table-row>
        <table:table-row table:style-name="ro1">
          <table:table-cell office:value-type="float" office:value="19373.4452349264" calcext:value-type="float">
            <text:p>19373.4452349264</text:p>
          </table:table-cell>
          <table:table-cell table:number-columns-repeated="3"/>
          <table:table-cell table:formula="of:=[.$C$4] + ([.$C$5] - [.$C$4]) * (([.A2625] - [.$C$1]) / ([.$C$2] - [.$C$1]))" office:value-type="float" office:value="-0.183476439027988" calcext:value-type="float">
            <text:p>-0.183476439027988</text:p>
          </table:table-cell>
          <table:table-cell table:number-columns-repeated="16"/>
        </table:table-row>
        <table:table-row table:style-name="ro1">
          <table:table-cell office:value-type="float" office:value="19177.9261726507" calcext:value-type="float">
            <text:p>19177.9261726507</text:p>
          </table:table-cell>
          <table:table-cell table:number-columns-repeated="3"/>
          <table:table-cell table:formula="of:=[.$C$4] + ([.$C$5] - [.$C$4]) * (([.A2626] - [.$C$1]) / ([.$C$2] - [.$C$1]))" office:value-type="float" office:value="-0.186688836550141" calcext:value-type="float">
            <text:p>-0.186688836550141</text:p>
          </table:table-cell>
          <table:table-cell table:number-columns-repeated="16"/>
        </table:table-row>
        <table:table-row table:style-name="ro1">
          <table:table-cell office:value-type="float" office:value="18320.2331279773" calcext:value-type="float">
            <text:p>18320.2331279773</text:p>
          </table:table-cell>
          <table:table-cell table:number-columns-repeated="3"/>
          <table:table-cell table:formula="of:=[.$C$4] + ([.$C$5] - [.$C$4]) * (([.A2627] - [.$C$1]) / ([.$C$2] - [.$C$1]))" office:value-type="float" office:value="-0.200780818065435" calcext:value-type="float">
            <text:p>-0.200780818065435</text:p>
          </table:table-cell>
          <table:table-cell table:number-columns-repeated="16"/>
        </table:table-row>
        <table:table-row table:style-name="ro1">
          <table:table-cell office:value-type="float" office:value="18557.4529087425" calcext:value-type="float">
            <text:p>18557.4529087425</text:p>
          </table:table-cell>
          <table:table-cell table:number-columns-repeated="3"/>
          <table:table-cell table:formula="of:=[.$C$4] + ([.$C$5] - [.$C$4]) * (([.A2628] - [.$C$1]) / ([.$C$2] - [.$C$1]))" office:value-type="float" office:value="-0.196883273615977" calcext:value-type="float">
            <text:p>-0.196883273615977</text:p>
          </table:table-cell>
          <table:table-cell table:number-columns-repeated="16"/>
        </table:table-row>
        <table:table-row table:style-name="ro1">
          <table:table-cell office:value-type="float" office:value="18255.7737538125" calcext:value-type="float">
            <text:p>18255.7737538125</text:p>
          </table:table-cell>
          <table:table-cell table:number-columns-repeated="3"/>
          <table:table-cell table:formula="of:=[.$C$4] + ([.$C$5] - [.$C$4]) * (([.A2629] - [.$C$1]) / ([.$C$2] - [.$C$1]))" office:value-type="float" office:value="-0.2018398919554" calcext:value-type="float">
            <text:p>-0.2018398919554</text:p>
          </table:table-cell>
          <table:table-cell table:number-columns-repeated="16"/>
        </table:table-row>
        <table:table-row table:style-name="ro1">
          <table:table-cell office:value-type="float" office:value="18040.1706203685" calcext:value-type="float">
            <text:p>18040.1706203685</text:p>
          </table:table-cell>
          <table:table-cell table:number-columns-repeated="3"/>
          <table:table-cell table:formula="of:=[.$C$4] + ([.$C$5] - [.$C$4]) * (([.A2630] - [.$C$1]) / ([.$C$2] - [.$C$1]))" office:value-type="float" office:value="-0.205382272752354" calcext:value-type="float">
            <text:p>-0.205382272752354</text:p>
          </table:table-cell>
          <table:table-cell table:number-columns-repeated="16"/>
        </table:table-row>
        <table:table-row table:style-name="ro1">
          <table:table-cell office:value-type="float" office:value="18822.5099387013" calcext:value-type="float">
            <text:p>18822.5099387013</text:p>
          </table:table-cell>
          <table:table-cell table:number-columns-repeated="3"/>
          <table:table-cell table:formula="of:=[.$C$4] + ([.$C$5] - [.$C$4]) * (([.A2631] - [.$C$1]) / ([.$C$2] - [.$C$1]))" office:value-type="float" office:value="-0.192528360410286" calcext:value-type="float">
            <text:p>-0.192528360410286</text:p>
          </table:table-cell>
          <table:table-cell table:number-columns-repeated="16"/>
        </table:table-row>
        <table:table-row table:style-name="ro1">
          <table:table-cell office:value-type="float" office:value="19161.1384661758" calcext:value-type="float">
            <text:p>19161.1384661758</text:p>
          </table:table-cell>
          <table:table-cell table:number-columns-repeated="3"/>
          <table:table-cell table:formula="of:=[.$C$4] + ([.$C$5] - [.$C$4]) * (([.A2632] - [.$C$1]) / ([.$C$2] - [.$C$1]))" office:value-type="float" office:value="-0.186964660227152" calcext:value-type="float">
            <text:p>-0.186964660227152</text:p>
          </table:table-cell>
          <table:table-cell table:number-columns-repeated="16"/>
        </table:table-row>
        <table:table-row table:style-name="ro1">
          <table:table-cell office:value-type="float" office:value="19264.6703009515" calcext:value-type="float">
            <text:p>19264.6703009515</text:p>
          </table:table-cell>
          <table:table-cell table:number-columns-repeated="3"/>
          <table:table-cell table:formula="of:=[.$C$4] + ([.$C$5] - [.$C$4]) * (([.A2633] - [.$C$1]) / ([.$C$2] - [.$C$1]))" office:value-type="float" office:value="-0.185263621946657" calcext:value-type="float">
            <text:p>-0.185263621946657</text:p>
          </table:table-cell>
          <table:table-cell table:number-columns-repeated="16"/>
        </table:table-row>
        <table:table-row table:style-name="ro1">
          <table:table-cell office:value-type="float" office:value="19433.1413677812" calcext:value-type="float">
            <text:p>19433.1413677812</text:p>
          </table:table-cell>
          <table:table-cell table:number-columns-repeated="3"/>
          <table:table-cell table:formula="of:=[.$C$4] + ([.$C$5] - [.$C$4]) * (([.A2634] - [.$C$1]) / ([.$C$2] - [.$C$1]))" office:value-type="float" office:value="-0.182495625663639" calcext:value-type="float">
            <text:p>-0.182495625663639</text:p>
          </table:table-cell>
          <table:table-cell table:number-columns-repeated="16"/>
        </table:table-row>
        <table:table-row table:style-name="ro1">
          <table:table-cell office:value-type="float" office:value="21351.2548089696" calcext:value-type="float">
            <text:p>21351.2548089696</text:p>
          </table:table-cell>
          <table:table-cell table:number-columns-repeated="3"/>
          <table:table-cell table:formula="of:=[.$C$4] + ([.$C$5] - [.$C$4]) * (([.A2635] - [.$C$1]) / ([.$C$2] - [.$C$1]))" office:value-type="float" office:value="-0.150980832200719" calcext:value-type="float">
            <text:p>-0.150980832200719</text:p>
          </table:table-cell>
          <table:table-cell table:number-columns-repeated="16"/>
        </table:table-row>
        <table:table-row table:style-name="ro1">
          <table:table-cell office:value-type="float" office:value="22819.558895542" calcext:value-type="float">
            <text:p>22819.558895542</text:p>
          </table:table-cell>
          <table:table-cell table:number-columns-repeated="3"/>
          <table:table-cell table:formula="of:=[.$C$4] + ([.$C$5] - [.$C$4]) * (([.A2636] - [.$C$1]) / ([.$C$2] - [.$C$1]))" office:value-type="float" office:value="-0.126856450902176" calcext:value-type="float">
            <text:p>-0.126856450902176</text:p>
          </table:table-cell>
          <table:table-cell table:number-columns-repeated="16"/>
        </table:table-row>
        <table:table-row table:style-name="ro1">
          <table:table-cell office:value-type="float" office:value="23126.6067653983" calcext:value-type="float">
            <text:p>23126.6067653983</text:p>
          </table:table-cell>
          <table:table-cell table:number-columns-repeated="3"/>
          <table:table-cell table:formula="of:=[.$C$4] + ([.$C$5] - [.$C$4]) * (([.A2637] - [.$C$1]) / ([.$C$2] - [.$C$1]))" office:value-type="float" office:value="-0.121811624045765" calcext:value-type="float">
            <text:p>-0.121811624045765</text:p>
          </table:table-cell>
          <table:table-cell table:number-columns-repeated="16"/>
        </table:table-row>
        <table:table-row table:style-name="ro1">
          <table:table-cell office:value-type="float" office:value="23829.2848041264" calcext:value-type="float">
            <text:p>23829.2848041264</text:p>
          </table:table-cell>
          <table:table-cell table:number-columns-repeated="3"/>
          <table:table-cell table:formula="of:=[.$C$4] + ([.$C$5] - [.$C$4]) * (([.A2638] - [.$C$1]) / ([.$C$2] - [.$C$1]))" office:value-type="float" office:value="-0.110266554402895" calcext:value-type="float">
            <text:p>-0.110266554402895</text:p>
          </table:table-cell>
          <table:table-cell table:number-columns-repeated="16"/>
        </table:table-row>
        <table:table-row table:style-name="ro1">
          <table:table-cell office:value-type="float" office:value="23476.0874997189" calcext:value-type="float">
            <text:p>23476.0874997189</text:p>
          </table:table-cell>
          <table:table-cell table:number-columns-repeated="3"/>
          <table:table-cell table:formula="of:=[.$C$4] + ([.$C$5] - [.$C$4]) * (([.A2639] - [.$C$1]) / ([.$C$2] - [.$C$1]))" office:value-type="float" office:value="-0.116069621031303" calcext:value-type="float">
            <text:p>-0.116069621031303</text:p>
          </table:table-cell>
          <table:table-cell table:number-columns-repeated="16"/>
        </table:table-row>
        <table:table-row table:style-name="ro1">
          <table:table-cell office:value-type="float" office:value="22729.6592907496" calcext:value-type="float">
            <text:p>22729.6592907496</text:p>
          </table:table-cell>
          <table:table-cell table:number-columns-repeated="3"/>
          <table:table-cell table:formula="of:=[.$C$4] + ([.$C$5] - [.$C$4]) * (([.A2640] - [.$C$1]) / ([.$C$2] - [.$C$1]))" office:value-type="float" office:value="-0.128333510296367" calcext:value-type="float">
            <text:p>-0.128333510296367</text:p>
          </table:table-cell>
          <table:table-cell table:number-columns-repeated="16"/>
        </table:table-row>
        <table:table-row table:style-name="ro1">
          <table:table-cell office:value-type="float" office:value="23791.5652944679" calcext:value-type="float">
            <text:p>23791.5652944679</text:p>
          </table:table-cell>
          <table:table-cell table:number-columns-repeated="3"/>
          <table:table-cell table:formula="of:=[.$C$4] + ([.$C$5] - [.$C$4]) * (([.A2641] - [.$C$1]) / ([.$C$2] - [.$C$1]))" office:value-type="float" office:value="-0.110886289675525" calcext:value-type="float">
            <text:p>-0.110886289675525</text:p>
          </table:table-cell>
          <table:table-cell table:number-columns-repeated="16"/>
        </table:table-row>
        <table:table-row table:style-name="ro1">
          <table:table-cell office:value-type="float" office:value="23228.9090871597" calcext:value-type="float">
            <text:p>23228.9090871597</text:p>
          </table:table-cell>
          <table:table-cell table:number-columns-repeated="3"/>
          <table:table-cell table:formula="of:=[.$C$4] + ([.$C$5] - [.$C$4]) * (([.A2642] - [.$C$1]) / ([.$C$2] - [.$C$1]))" office:value-type="float" office:value="-0.120130786785644" calcext:value-type="float">
            <text:p>-0.120130786785644</text:p>
          </table:table-cell>
          <table:table-cell table:number-columns-repeated="16"/>
        </table:table-row>
        <table:table-row table:style-name="ro1">
          <table:table-cell office:value-type="float" office:value="23726.1909988895" calcext:value-type="float">
            <text:p>23726.1909988895</text:p>
          </table:table-cell>
          <table:table-cell table:number-columns-repeated="3"/>
          <table:table-cell table:formula="of:=[.$C$4] + ([.$C$5] - [.$C$4]) * (([.A2643] - [.$C$1]) / ([.$C$2] - [.$C$1]))" office:value-type="float" office:value="-0.111960395814764" calcext:value-type="float">
            <text:p>-0.111960395814764</text:p>
          </table:table-cell>
          <table:table-cell table:number-columns-repeated="16"/>
        </table:table-row>
        <table:table-row table:style-name="ro1">
          <table:table-cell office:value-type="float" office:value="24708.2067842365" calcext:value-type="float">
            <text:p>24708.2067842365</text:p>
          </table:table-cell>
          <table:table-cell table:number-columns-repeated="3"/>
          <table:table-cell table:formula="of:=[.$C$4] + ([.$C$5] - [.$C$4]) * (([.A2644] - [.$C$1]) / ([.$C$2] - [.$C$1]))" office:value-type="float" office:value="-0.0958257793796881" calcext:value-type="float">
            <text:p>-0.095825779379688</text:p>
          </table:table-cell>
          <table:table-cell table:number-columns-repeated="16"/>
        </table:table-row>
        <table:table-row table:style-name="ro1">
          <table:table-cell office:value-type="float" office:value="26447.7080723867" calcext:value-type="float">
            <text:p>26447.7080723867</text:p>
          </table:table-cell>
          <table:table-cell table:number-columns-repeated="3"/>
          <table:table-cell table:formula="of:=[.$C$4] + ([.$C$5] - [.$C$4]) * (([.A2645] - [.$C$1]) / ([.$C$2] - [.$C$1]))" office:value-type="float" office:value="-0.067245601248737" calcext:value-type="float">
            <text:p>-0.067245601248737</text:p>
          </table:table-cell>
          <table:table-cell table:number-columns-repeated="16"/>
        </table:table-row>
        <table:table-row table:style-name="ro1">
          <table:table-cell office:value-type="float" office:value="26226.0661304597" calcext:value-type="float">
            <text:p>26226.0661304597</text:p>
          </table:table-cell>
          <table:table-cell table:number-columns-repeated="3"/>
          <table:table-cell table:formula="of:=[.$C$4] + ([.$C$5] - [.$C$4]) * (([.A2646] - [.$C$1]) / ([.$C$2] - [.$C$1]))" office:value-type="float" office:value="-0.0708872002660621" calcext:value-type="float">
            <text:p>-0.070887200266062</text:p>
          </table:table-cell>
          <table:table-cell table:number-columns-repeated="16"/>
        </table:table-row>
        <table:table-row table:style-name="ro1">
          <table:table-cell office:value-type="float" office:value="27038.7356756303" calcext:value-type="float">
            <text:p>27038.7356756303</text:p>
          </table:table-cell>
          <table:table-cell table:number-columns-repeated="3"/>
          <table:table-cell table:formula="of:=[.$C$4] + ([.$C$5] - [.$C$4]) * (([.A2647] - [.$C$1]) / ([.$C$2] - [.$C$1]))" office:value-type="float" office:value="-0.05753495929861" calcext:value-type="float">
            <text:p>-0.05753495929861</text:p>
          </table:table-cell>
          <table:table-cell table:number-columns-repeated="16"/>
        </table:table-row>
        <table:table-row table:style-name="ro1">
          <table:table-cell office:value-type="float" office:value="27349.3272325944" calcext:value-type="float">
            <text:p>27349.3272325944</text:p>
          </table:table-cell>
          <table:table-cell table:number-columns-repeated="3"/>
          <table:table-cell table:formula="of:=[.$C$4] + ([.$C$5] - [.$C$4]) * (([.A2648] - [.$C$1]) / ([.$C$2] - [.$C$1]))" office:value-type="float" office:value="-0.0524319093126896" calcext:value-type="float">
            <text:p>-0.05243190931269</text:p>
          </table:table-cell>
          <table:table-cell table:number-columns-repeated="16"/>
        </table:table-row>
        <table:table-row table:style-name="ro1">
          <table:table-cell office:value-type="float" office:value="28872.8297746092" calcext:value-type="float">
            <text:p>28872.8297746092</text:p>
          </table:table-cell>
          <table:table-cell table:number-columns-repeated="3"/>
          <table:table-cell table:formula="of:=[.$C$4] + ([.$C$5] - [.$C$4]) * (([.A2649] - [.$C$1]) / ([.$C$2] - [.$C$1]))" office:value-type="float" office:value="-0.0274006119343227" calcext:value-type="float">
            <text:p>-0.027400611934323</text:p>
          </table:table-cell>
          <table:table-cell table:number-columns-repeated="16"/>
        </table:table-row>
        <table:table-row table:style-name="ro1">
          <table:table-cell office:value-type="float" office:value="28935.8109810492" calcext:value-type="float">
            <text:p>28935.8109810492</text:p>
          </table:table-cell>
          <table:table-cell table:number-columns-repeated="3"/>
          <table:table-cell table:formula="of:=[.$C$4] + ([.$C$5] - [.$C$4]) * (([.A2650] - [.$C$1]) / ([.$C$2] - [.$C$1]))" office:value-type="float" office:value="-0.0263658244862079" calcext:value-type="float">
            <text:p>-0.026365824486208</text:p>
          </table:table-cell>
          <table:table-cell table:number-columns-repeated="16"/>
        </table:table-row>
        <table:table-row table:style-name="ro1">
          <table:table-cell office:value-type="float" office:value="29353.6406079891" calcext:value-type="float">
            <text:p>29353.6406079891</text:p>
          </table:table-cell>
          <table:table-cell table:number-columns-repeated="3"/>
          <table:table-cell table:formula="of:=[.$C$4] + ([.$C$5] - [.$C$4]) * (([.A2651] - [.$C$1]) / ([.$C$2] - [.$C$1]))" office:value-type="float" office:value="-0.0195008424090575" calcext:value-type="float">
            <text:p>-0.019500842409058</text:p>
          </table:table-cell>
          <table:table-cell table:number-columns-repeated="16"/>
        </table:table-row>
        <table:table-row table:style-name="ro1">
          <table:table-cell office:value-type="float" office:value="32074.1066108681" calcext:value-type="float">
            <text:p>32074.1066108681</text:p>
          </table:table-cell>
          <table:table-cell table:number-columns-repeated="3"/>
          <table:table-cell table:formula="of:=[.$C$4] + ([.$C$5] - [.$C$4]) * (([.A2652] - [.$C$1]) / ([.$C$2] - [.$C$1]))" office:value-type="float" office:value="0.0251966829628035" calcext:value-type="float">
            <text:p>0.025196682962804</text:p>
          </table:table-cell>
          <table:table-cell table:number-columns-repeated="16"/>
        </table:table-row>
        <table:table-row table:style-name="ro1">
          <table:table-cell office:value-type="float" office:value="32788.5834526939" calcext:value-type="float">
            <text:p>32788.5834526939</text:p>
          </table:table-cell>
          <table:table-cell table:number-columns-repeated="3"/>
          <table:table-cell table:formula="of:=[.$C$4] + ([.$C$5] - [.$C$4]) * (([.A2653] - [.$C$1]) / ([.$C$2] - [.$C$1]))" office:value-type="float" office:value="0.0369356081069955" calcext:value-type="float">
            <text:p>0.036935608106996</text:p>
          </table:table-cell>
          <table:table-cell table:number-columns-repeated="16"/>
        </table:table-row>
        <table:table-row table:style-name="ro1">
          <table:table-cell office:value-type="float" office:value="31991.9268648971" calcext:value-type="float">
            <text:p>31991.9268648971</text:p>
          </table:table-cell>
          <table:table-cell table:number-columns-repeated="3"/>
          <table:table-cell table:formula="of:=[.$C$4] + ([.$C$5] - [.$C$4]) * (([.A2654] - [.$C$1]) / ([.$C$2] - [.$C$1]))" office:value-type="float" office:value="0.0238464616122317" calcext:value-type="float">
            <text:p>0.023846461612232</text:p>
          </table:table-cell>
          <table:table-cell table:number-columns-repeated="16"/>
        </table:table-row>
        <table:table-row table:style-name="ro1">
          <table:table-cell office:value-type="float" office:value="34001.3447644318" calcext:value-type="float">
            <text:p>34001.3447644318</text:p>
          </table:table-cell>
          <table:table-cell table:number-columns-repeated="3"/>
          <table:table-cell table:formula="of:=[.$C$4] + ([.$C$5] - [.$C$4]) * (([.A2655] - [.$C$1]) / ([.$C$2] - [.$C$1]))" office:value-type="float" office:value="0.056861396352116" calcext:value-type="float">
            <text:p>0.056861396352116</text:p>
          </table:table-cell>
          <table:table-cell table:number-columns-repeated="16"/>
        </table:table-row>
        <table:table-row table:style-name="ro1">
          <table:table-cell office:value-type="float" office:value="36806.4197553652" calcext:value-type="float">
            <text:p>36806.4197553652</text:p>
          </table:table-cell>
          <table:table-cell table:number-columns-repeated="3"/>
          <table:table-cell table:formula="of:=[.$C$4] + ([.$C$5] - [.$C$4]) * (([.A2656] - [.$C$1]) / ([.$C$2] - [.$C$1]))" office:value-type="float" office:value="0.102949055762133" calcext:value-type="float">
            <text:p>0.102949055762133</text:p>
          </table:table-cell>
          <table:table-cell table:number-columns-repeated="16"/>
        </table:table-row>
        <table:table-row table:style-name="ro1">
          <table:table-cell office:value-type="float" office:value="39420.800696056" calcext:value-type="float">
            <text:p>39420.800696056</text:p>
          </table:table-cell>
          <table:table-cell table:number-columns-repeated="3"/>
          <table:table-cell table:formula="of:=[.$C$4] + ([.$C$5] - [.$C$4]) * (([.A2657] - [.$C$1]) / ([.$C$2] - [.$C$1]))" office:value-type="float" office:value="0.145903593074701" calcext:value-type="float">
            <text:p>0.145903593074701</text:p>
          </table:table-cell>
          <table:table-cell table:number-columns-repeated="16"/>
        </table:table-row>
        <table:table-row table:style-name="ro1">
          <table:table-cell office:value-type="float" office:value="40558.1021230592" calcext:value-type="float">
            <text:p>40558.1021230592</text:p>
          </table:table-cell>
          <table:table-cell table:number-columns-repeated="3"/>
          <table:table-cell table:formula="of:=[.$C$4] + ([.$C$5] - [.$C$4]) * (([.A2658] - [.$C$1]) / ([.$C$2] - [.$C$1]))" office:value-type="float" office:value="0.164589567953685" calcext:value-type="float">
            <text:p>0.164589567953685</text:p>
          </table:table-cell>
          <table:table-cell table:number-columns-repeated="16"/>
        </table:table-row>
        <table:table-row table:style-name="ro1">
          <table:table-cell office:value-type="float" office:value="40096.333201718" calcext:value-type="float">
            <text:p>40096.333201718</text:p>
          </table:table-cell>
          <table:table-cell table:number-columns-repeated="3"/>
          <table:table-cell table:formula="of:=[.$C$4] + ([.$C$5] - [.$C$4]) * (([.A2659] - [.$C$1]) / ([.$C$2] - [.$C$1]))" office:value-type="float" office:value="0.157002658925694" calcext:value-type="float">
            <text:p>0.157002658925694</text:p>
          </table:table-cell>
          <table:table-cell table:number-columns-repeated="16"/>
        </table:table-row>
        <table:table-row table:style-name="ro1">
          <table:table-cell office:value-type="float" office:value="38132.535793776" calcext:value-type="float">
            <text:p>38132.535793776</text:p>
          </table:table-cell>
          <table:table-cell table:number-columns-repeated="3"/>
          <table:table-cell table:formula="of:=[.$C$4] + ([.$C$5] - [.$C$4]) * (([.A2660] - [.$C$1]) / ([.$C$2] - [.$C$1]))" office:value-type="float" office:value="0.124737273372708" calcext:value-type="float">
            <text:p>0.124737273372708</text:p>
          </table:table-cell>
          <table:table-cell table:number-columns-repeated="16"/>
        </table:table-row>
        <table:table-row table:style-name="ro1">
          <table:table-cell office:value-type="float" office:value="35432.8591449362" calcext:value-type="float">
            <text:p>35432.8591449362</text:p>
          </table:table-cell>
          <table:table-cell table:number-columns-repeated="3"/>
          <table:table-cell table:formula="of:=[.$C$4] + ([.$C$5] - [.$C$4]) * (([.A2661] - [.$C$1]) / ([.$C$2] - [.$C$1]))" office:value-type="float" office:value="0.0803813191429413" calcext:value-type="float">
            <text:p>0.080381319142941</text:p>
          </table:table-cell>
          <table:table-cell table:number-columns-repeated="16"/>
        </table:table-row>
        <table:table-row table:style-name="ro1">
          <table:table-cell office:value-type="float" office:value="34070.3256221573" calcext:value-type="float">
            <text:p>34070.3256221573</text:p>
          </table:table-cell>
          <table:table-cell table:number-columns-repeated="3"/>
          <table:table-cell table:formula="of:=[.$C$4] + ([.$C$5] - [.$C$4]) * (([.A2662] - [.$C$1]) / ([.$C$2] - [.$C$1]))" office:value-type="float" office:value="0.0579947586639755" calcext:value-type="float">
            <text:p>0.057994758663976</text:p>
          </table:table-cell>
          <table:table-cell table:number-columns-repeated="16"/>
        </table:table-row>
        <table:table-row table:style-name="ro1">
          <table:table-cell office:value-type="float" office:value="37373.1619606947" calcext:value-type="float">
            <text:p>37373.1619606947</text:p>
          </table:table-cell>
          <table:table-cell table:number-columns-repeated="3"/>
          <table:table-cell table:formula="of:=[.$C$4] + ([.$C$5] - [.$C$4]) * (([.A2663] - [.$C$1]) / ([.$C$2] - [.$C$1]))" office:value-type="float" office:value="0.112260686223683" calcext:value-type="float">
            <text:p>0.112260686223683</text:p>
          </table:table-cell>
          <table:table-cell table:number-columns-repeated="16"/>
        </table:table-row>
        <table:table-row table:style-name="ro1">
          <table:table-cell office:value-type="float" office:value="39127.6785205561" calcext:value-type="float">
            <text:p>39127.6785205561</text:p>
          </table:table-cell>
          <table:table-cell table:number-columns-repeated="3"/>
          <table:table-cell table:formula="of:=[.$C$4] + ([.$C$5] - [.$C$4]) * (([.A2664] - [.$C$1]) / ([.$C$2] - [.$C$1]))" office:value-type="float" office:value="0.141087566753256" calcext:value-type="float">
            <text:p>0.141087566753256</text:p>
          </table:table-cell>
          <table:table-cell table:number-columns-repeated="16"/>
        </table:table-row>
        <table:table-row table:style-name="ro1">
          <table:table-cell office:value-type="float" office:value="36752.7711846477" calcext:value-type="float">
            <text:p>36752.7711846477</text:p>
          </table:table-cell>
          <table:table-cell table:number-columns-repeated="3"/>
          <table:table-cell table:formula="of:=[.$C$4] + ([.$C$5] - [.$C$4]) * (([.A2665] - [.$C$1]) / ([.$C$2] - [.$C$1]))" office:value-type="float" office:value="0.102067604441561" calcext:value-type="float">
            <text:p>0.102067604441561</text:p>
          </table:table-cell>
          <table:table-cell table:number-columns-repeated="16"/>
        </table:table-row>
        <table:table-row table:style-name="ro1">
          <table:table-cell office:value-type="float" office:value="36016.7530890736" calcext:value-type="float">
            <text:p>36016.7530890736</text:p>
          </table:table-cell>
          <table:table-cell table:number-columns-repeated="3"/>
          <table:table-cell table:formula="of:=[.$C$4] + ([.$C$5] - [.$C$4]) * (([.A2666] - [.$C$1]) / ([.$C$2] - [.$C$1]))" office:value-type="float" office:value="0.0899747543687217" calcext:value-type="float">
            <text:p>0.089974754368722</text:p>
          </table:table-cell>
          <table:table-cell table:number-columns-repeated="16"/>
        </table:table-row>
        <table:table-row table:style-name="ro1">
          <table:table-cell office:value-type="float" office:value="35847.8334246585" calcext:value-type="float">
            <text:p>35847.8334246585</text:p>
          </table:table-cell>
          <table:table-cell table:number-columns-repeated="3"/>
          <table:table-cell table:formula="of:=[.$C$4] + ([.$C$5] - [.$C$4]) * (([.A2667] - [.$C$1]) / ([.$C$2] - [.$C$1]))" office:value-type="float" office:value="0.0871993875830277" calcext:value-type="float">
            <text:p>0.087199387583028</text:p>
          </table:table-cell>
          <table:table-cell table:number-columns-repeated="16"/>
        </table:table-row>
        <table:table-row table:style-name="ro1">
          <table:table-cell office:value-type="float" office:value="36639.9859124177" calcext:value-type="float">
            <text:p>36639.9859124177</text:p>
          </table:table-cell>
          <table:table-cell table:number-columns-repeated="3"/>
          <table:table-cell table:formula="of:=[.$C$4] + ([.$C$5] - [.$C$4]) * (([.A2668] - [.$C$1]) / ([.$C$2] - [.$C$1]))" office:value-type="float" office:value="0.1002145312689" calcext:value-type="float">
            <text:p>0.1002145312689</text:p>
          </table:table-cell>
          <table:table-cell table:number-columns-repeated="16"/>
        </table:table-row>
        <table:table-row table:style-name="ro1">
          <table:table-cell office:value-type="float" office:value="35909.4322470885" calcext:value-type="float">
            <text:p>35909.4322470885</text:p>
          </table:table-cell>
          <table:table-cell table:number-columns-repeated="3"/>
          <table:table-cell table:formula="of:=[.$C$4] + ([.$C$5] - [.$C$4]) * (([.A2669] - [.$C$1]) / ([.$C$2] - [.$C$1]))" office:value-type="float" office:value="0.0882114623251962" calcext:value-type="float">
            <text:p>0.088211462325196</text:p>
          </table:table-cell>
          <table:table-cell table:number-columns-repeated="16"/>
        </table:table-row>
        <table:table-row table:style-name="ro1">
          <table:table-cell office:value-type="float" office:value="35491.4239211366" calcext:value-type="float">
            <text:p>35491.4239211366</text:p>
          </table:table-cell>
          <table:table-cell table:number-columns-repeated="3"/>
          <table:table-cell table:formula="of:=[.$C$4] + ([.$C$5] - [.$C$4]) * (([.A2670] - [.$C$1]) / ([.$C$2] - [.$C$1]))" office:value-type="float" office:value="0.0813435442056124" calcext:value-type="float">
            <text:p>0.081343544205612</text:p>
          </table:table-cell>
          <table:table-cell table:number-columns-repeated="16"/>
        </table:table-row>
        <table:table-row table:style-name="ro1">
          <table:table-cell office:value-type="float" office:value="30844.8331515336" calcext:value-type="float">
            <text:p>30844.8331515336</text:p>
          </table:table-cell>
          <table:table-cell table:number-columns-repeated="3"/>
          <table:table-cell table:formula="of:=[.$C$4] + ([.$C$5] - [.$C$4]) * (([.A2671] - [.$C$1]) / ([.$C$2] - [.$C$1]))" office:value-type="float" office:value="0.00499959850028431" calcext:value-type="float">
            <text:p>0.004999598500284</text:p>
          </table:table-cell>
          <table:table-cell table:number-columns-repeated="16"/>
        </table:table-row>
        <table:table-row table:style-name="ro1">
          <table:table-cell office:value-type="float" office:value="33000.4466440014" calcext:value-type="float">
            <text:p>33000.4466440014</text:p>
          </table:table-cell>
          <table:table-cell table:number-columns-repeated="3"/>
          <table:table-cell table:formula="of:=[.$C$4] + ([.$C$5] - [.$C$4]) * (([.A2672] - [.$C$1]) / ([.$C$2] - [.$C$1]))" office:value-type="float" office:value="0.0404165412849176" calcext:value-type="float">
            <text:p>0.040416541284918</text:p>
          </table:table-cell>
          <table:table-cell table:number-columns-repeated="16"/>
        </table:table-row>
        <table:table-row table:style-name="ro1">
          <table:table-cell office:value-type="float" office:value="32107.3918172586" calcext:value-type="float">
            <text:p>32107.3918172586</text:p>
          </table:table-cell>
          <table:table-cell table:number-columns-repeated="3"/>
          <table:table-cell table:formula="of:=[.$C$4] + ([.$C$5] - [.$C$4]) * (([.A2673] - [.$C$1]) / ([.$C$2] - [.$C$1]))" office:value-type="float" office:value="0.0257435621943662" calcext:value-type="float">
            <text:p>0.025743562194366</text:p>
          </table:table-cell>
          <table:table-cell table:number-columns-repeated="16"/>
        </table:table-row>
        <table:table-row table:style-name="ro1">
          <table:table-cell office:value-type="float" office:value="32297.5041671983" calcext:value-type="float">
            <text:p>32297.5041671983</text:p>
          </table:table-cell>
          <table:table-cell table:number-columns-repeated="3"/>
          <table:table-cell table:formula="of:=[.$C$4] + ([.$C$5] - [.$C$4]) * (([.A2674] - [.$C$1]) / ([.$C$2] - [.$C$1]))" office:value-type="float" office:value="0.0288671268983328" calcext:value-type="float">
            <text:p>0.028867126898333</text:p>
          </table:table-cell>
          <table:table-cell table:number-columns-repeated="16"/>
        </table:table-row>
        <table:table-row table:style-name="ro1">
          <table:table-cell office:value-type="float" office:value="32270.825619776" calcext:value-type="float">
            <text:p>32270.825619776</text:p>
          </table:table-cell>
          <table:table-cell table:number-columns-repeated="3"/>
          <table:table-cell table:formula="of:=[.$C$4] + ([.$C$5] - [.$C$4]) * (([.A2675] - [.$C$1]) / ([.$C$2] - [.$C$1]))" office:value-type="float" office:value="0.0284287957267502" calcext:value-type="float">
            <text:p>0.02842879572675</text:p>
          </table:table-cell>
          <table:table-cell table:number-columns-repeated="16"/>
        </table:table-row>
        <table:table-row table:style-name="ro1">
          <table:table-cell office:value-type="float" office:value="32497.8484610587" calcext:value-type="float">
            <text:p>32497.8484610587</text:p>
          </table:table-cell>
          <table:table-cell table:number-columns-repeated="3"/>
          <table:table-cell table:formula="of:=[.$C$4] + ([.$C$5] - [.$C$4]) * (([.A2676] - [.$C$1]) / ([.$C$2] - [.$C$1]))" office:value-type="float" office:value="0.0321588034524438" calcext:value-type="float">
            <text:p>0.032158803452444</text:p>
          </table:table-cell>
          <table:table-cell table:number-columns-repeated="16"/>
        </table:table-row>
        <table:table-row table:style-name="ro1">
          <table:table-cell office:value-type="float" office:value="30426.0844006272" calcext:value-type="float">
            <text:p>30426.0844006272</text:p>
          </table:table-cell>
          <table:table-cell table:number-columns-repeated="3"/>
          <table:table-cell table:formula="of:=[.$C$4] + ([.$C$5] - [.$C$4]) * (([.A2677] - [.$C$1]) / ([.$C$2] - [.$C$1]))" office:value-type="float" office:value="-0.0018804848745001" calcext:value-type="float">
            <text:p>-0.0018804848745</text:p>
          </table:table-cell>
          <table:table-cell table:number-columns-repeated="16"/>
        </table:table-row>
        <table:table-row table:style-name="ro1">
          <table:table-cell office:value-type="float" office:value="33424.5955911396" calcext:value-type="float">
            <text:p>33424.5955911396</text:p>
          </table:table-cell>
          <table:table-cell table:number-columns-repeated="3"/>
          <table:table-cell table:formula="of:=[.$C$4] + ([.$C$5] - [.$C$4]) * (([.A2678] - [.$C$1]) / ([.$C$2] - [.$C$1]))" office:value-type="float" office:value="0.0473853504176523" calcext:value-type="float">
            <text:p>0.047385350417652</text:p>
          </table:table-cell>
          <table:table-cell table:number-columns-repeated="16"/>
        </table:table-row>
        <table:table-row table:style-name="ro1">
          <table:table-cell office:value-type="float" office:value="34265.3766577343" calcext:value-type="float">
            <text:p>34265.3766577343</text:p>
          </table:table-cell>
          <table:table-cell table:number-columns-repeated="3"/>
          <table:table-cell table:formula="of:=[.$C$4] + ([.$C$5] - [.$C$4]) * (([.A2679] - [.$C$1]) / ([.$C$2] - [.$C$1]))" office:value-type="float" office:value="0.0611994664612001" calcext:value-type="float">
            <text:p>0.0611994664612</text:p>
          </table:table-cell>
          <table:table-cell table:number-columns-repeated="16"/>
        </table:table-row>
        <table:table-row table:style-name="ro1">
          <table:table-cell office:value-type="float" office:value="34304.2345090189" calcext:value-type="float">
            <text:p>34304.2345090189</text:p>
          </table:table-cell>
          <table:table-cell table:number-columns-repeated="3"/>
          <table:table-cell table:formula="of:=[.$C$4] + ([.$C$5] - [.$C$4]) * (([.A2680] - [.$C$1]) / ([.$C$2] - [.$C$1]))" office:value-type="float" office:value="0.0618379047992831" calcext:value-type="float">
            <text:p>0.061837904799283</text:p>
          </table:table-cell>
          <table:table-cell table:number-columns-repeated="16"/>
        </table:table-row>
        <table:table-row table:style-name="ro1">
          <table:table-cell office:value-type="float" office:value="33138.7765051813" calcext:value-type="float">
            <text:p>33138.7765051813</text:p>
          </table:table-cell>
          <table:table-cell table:number-columns-repeated="3"/>
          <table:table-cell table:formula="of:=[.$C$4] + ([.$C$5] - [.$C$4]) * (([.A2681] - [.$C$1]) / ([.$C$2] - [.$C$1]))" office:value-type="float" office:value="0.0426893145793572" calcext:value-type="float">
            <text:p>0.042689314579357</text:p>
          </table:table-cell>
          <table:table-cell table:number-columns-repeated="16"/>
        </table:table-row>
        <table:table-row table:style-name="ro1">
          <table:table-cell office:value-type="float" office:value="33525.2882463337" calcext:value-type="float">
            <text:p>33525.2882463337</text:p>
          </table:table-cell>
          <table:table-cell table:number-columns-repeated="3"/>
          <table:table-cell table:formula="of:=[.$C$4] + ([.$C$5] - [.$C$4]) * (([.A2682] - [.$C$1]) / ([.$C$2] - [.$C$1]))" office:value-type="float" office:value="0.0490397406969411" calcext:value-type="float">
            <text:p>0.049039740696941</text:p>
          </table:table-cell>
          <table:table-cell table:number-columns-repeated="16"/>
        </table:table-row>
        <table:table-row table:style-name="ro1">
          <table:table-cell office:value-type="float" office:value="35519.7077694716" calcext:value-type="float">
            <text:p>35519.7077694716</text:p>
          </table:table-cell>
          <table:table-cell table:number-columns-repeated="3"/>
          <table:table-cell table:formula="of:=[.$C$4] + ([.$C$5] - [.$C$4]) * (([.A2683] - [.$C$1]) / ([.$C$2] - [.$C$1]))" office:value-type="float" office:value="0.0818082506298903" calcext:value-type="float">
            <text:p>0.08180825062989</text:p>
          </table:table-cell>
          <table:table-cell table:number-columns-repeated="16"/>
        </table:table-row>
        <table:table-row table:style-name="ro1">
          <table:table-cell office:value-type="float" office:value="37645.9456401468" calcext:value-type="float">
            <text:p>37645.9456401468</text:p>
          </table:table-cell>
          <table:table-cell table:number-columns-repeated="3"/>
          <table:table-cell table:formula="of:=[.$C$4] + ([.$C$5] - [.$C$4]) * (([.A2684] - [.$C$1]) / ([.$C$2] - [.$C$1]))" office:value-type="float" office:value="0.116742549044405" calcext:value-type="float">
            <text:p>0.116742549044405</text:p>
          </table:table-cell>
          <table:table-cell table:number-columns-repeated="16"/>
        </table:table-row>
        <table:table-row table:style-name="ro1">
          <table:table-cell office:value-type="float" office:value="36970.8122685505" calcext:value-type="float">
            <text:p>36970.8122685505</text:p>
          </table:table-cell>
          <table:table-cell table:number-columns-repeated="3"/>
          <table:table-cell table:formula="of:=[.$C$4] + ([.$C$5] - [.$C$4]) * (([.A2685] - [.$C$1]) / ([.$C$2] - [.$C$1]))" office:value-type="float" office:value="0.105650041005569" calcext:value-type="float">
            <text:p>0.105650041005569</text:p>
          </table:table-cell>
          <table:table-cell table:number-columns-repeated="16"/>
        </table:table-row>
        <table:table-row table:style-name="ro1">
          <table:table-cell office:value-type="float" office:value="38305.2753898303" calcext:value-type="float">
            <text:p>38305.2753898303</text:p>
          </table:table-cell>
          <table:table-cell table:number-columns-repeated="3"/>
          <table:table-cell table:formula="of:=[.$C$4] + ([.$C$5] - [.$C$4]) * (([.A2686] - [.$C$1]) / ([.$C$2] - [.$C$1]))" office:value-type="float" office:value="0.127575402012872" calcext:value-type="float">
            <text:p>0.127575402012872</text:p>
          </table:table-cell>
          <table:table-cell table:number-columns-repeated="16"/>
        </table:table-row>
        <table:table-row table:style-name="ro1">
          <table:table-cell office:value-type="float" office:value="39253.2277333162" calcext:value-type="float">
            <text:p>39253.2277333162</text:p>
          </table:table-cell>
          <table:table-cell table:number-columns-repeated="3"/>
          <table:table-cell table:formula="of:=[.$C$4] + ([.$C$5] - [.$C$4]) * (([.A2687] - [.$C$1]) / ([.$C$2] - [.$C$1]))" office:value-type="float" office:value="0.143150352730666" calcext:value-type="float">
            <text:p>0.143150352730666</text:p>
          </table:table-cell>
          <table:table-cell table:number-columns-repeated="16"/>
        </table:table-row>
        <table:table-row table:style-name="ro1">
          <table:table-cell office:value-type="float" office:value="38853.2994536403" calcext:value-type="float">
            <text:p>38853.2994536403</text:p>
          </table:table-cell>
          <table:table-cell table:number-columns-repeated="3"/>
          <table:table-cell table:formula="of:=[.$C$4] + ([.$C$5] - [.$C$4]) * (([.A2688] - [.$C$1]) / ([.$C$2] - [.$C$1]))" office:value-type="float" office:value="0.136579491558786" calcext:value-type="float">
            <text:p>0.136579491558786</text:p>
          </table:table-cell>
          <table:table-cell table:number-columns-repeated="16"/>
        </table:table-row>
        <table:table-row table:style-name="ro1">
          <table:table-cell office:value-type="float" office:value="46433.4896361302" calcext:value-type="float">
            <text:p>46433.4896361302</text:p>
          </table:table-cell>
          <table:table-cell table:number-columns-repeated="3"/>
          <table:table-cell table:formula="of:=[.$C$4] + ([.$C$5] - [.$C$4]) * (([.A2689] - [.$C$1]) / ([.$C$2] - [.$C$1]))" office:value-type="float" office:value="0.261122765632718" calcext:value-type="float">
            <text:p>0.261122765632718</text:p>
          </table:table-cell>
          <table:table-cell table:number-columns-repeated="16"/>
        </table:table-row>
        <table:table-row table:style-name="ro1">
          <table:table-cell office:value-type="float" office:value="46512.9905626574" calcext:value-type="float">
            <text:p>46512.9905626574</text:p>
          </table:table-cell>
          <table:table-cell table:number-columns-repeated="3"/>
          <table:table-cell table:formula="of:=[.$C$4] + ([.$C$5] - [.$C$4]) * (([.A2690] - [.$C$1]) / ([.$C$2] - [.$C$1]))" office:value-type="float" office:value="0.262428973715001" calcext:value-type="float">
            <text:p>0.262428973715001</text:p>
          </table:table-cell>
          <table:table-cell table:number-columns-repeated="16"/>
        </table:table-row>
        <table:table-row table:style-name="ro1">
          <table:table-cell office:value-type="float" office:value="44859.8476721646" calcext:value-type="float">
            <text:p>44859.8476721646</text:p>
          </table:table-cell>
          <table:table-cell table:number-columns-repeated="3"/>
          <table:table-cell table:formula="of:=[.$C$4] + ([.$C$5] - [.$C$4]) * (([.A2691] - [.$C$1]) / ([.$C$2] - [.$C$1]))" office:value-type="float" office:value="0.235267672594929" calcext:value-type="float">
            <text:p>0.235267672594929</text:p>
          </table:table-cell>
          <table:table-cell table:number-columns-repeated="16"/>
        </table:table-row>
        <table:table-row table:style-name="ro1">
          <table:table-cell office:value-type="float" office:value="47992.6229090107" calcext:value-type="float">
            <text:p>47992.6229090107</text:p>
          </table:table-cell>
          <table:table-cell table:number-columns-repeated="3"/>
          <table:table-cell table:formula="of:=[.$C$4] + ([.$C$5] - [.$C$4]) * (([.A2692] - [.$C$1]) / ([.$C$2] - [.$C$1]))" office:value-type="float" office:value="0.286739479441653" calcext:value-type="float">
            <text:p>0.286739479441653</text:p>
          </table:table-cell>
          <table:table-cell table:number-columns-repeated="16"/>
        </table:table-row>
        <table:table-row table:style-name="ro1">
          <table:table-cell office:value-type="float" office:value="47405.5571536702" calcext:value-type="float">
            <text:p>47405.5571536702</text:p>
          </table:table-cell>
          <table:table-cell table:number-columns-repeated="3"/>
          <table:table-cell table:formula="of:=[.$C$4] + ([.$C$5] - [.$C$4]) * (([.A2693] - [.$C$1]) / ([.$C$2] - [.$C$1]))" office:value-type="float" office:value="0.277093931044241" calcext:value-type="float">
            <text:p>0.277093931044241</text:p>
          </table:table-cell>
          <table:table-cell table:number-columns-repeated="16"/>
        </table:table-row>
        <table:table-row table:style-name="ro1">
          <table:table-cell office:value-type="float" office:value="47231.1333397211" calcext:value-type="float">
            <text:p>47231.1333397211</text:p>
          </table:table-cell>
          <table:table-cell table:number-columns-repeated="3"/>
          <table:table-cell table:formula="of:=[.$C$4] + ([.$C$5] - [.$C$4]) * (([.A2694] - [.$C$1]) / ([.$C$2] - [.$C$1]))" office:value-type="float" office:value="0.274228130537565" calcext:value-type="float">
            <text:p>0.274228130537565</text:p>
          </table:table-cell>
          <table:table-cell table:number-columns-repeated="16"/>
        </table:table-row>
        <table:table-row table:style-name="ro1">
          <table:table-cell office:value-type="float" office:value="48654.8307175884" calcext:value-type="float">
            <text:p>48654.8307175884</text:p>
          </table:table-cell>
          <table:table-cell table:number-columns-repeated="3"/>
          <table:table-cell table:formula="of:=[.$C$4] + ([.$C$5] - [.$C$4]) * (([.A2695] - [.$C$1]) / ([.$C$2] - [.$C$1]))" office:value-type="float" office:value="0.297619619202276" calcext:value-type="float">
            <text:p>0.297619619202276</text:p>
          </table:table-cell>
          <table:table-cell table:number-columns-repeated="16"/>
        </table:table-row>
        <table:table-row table:style-name="ro1">
          <table:table-cell office:value-type="float" office:value="47944.4849703385" calcext:value-type="float">
            <text:p>47944.4849703385</text:p>
          </table:table-cell>
          <table:table-cell table:number-columns-repeated="3"/>
          <table:table-cell table:formula="of:=[.$C$4] + ([.$C$5] - [.$C$4]) * (([.A2696] - [.$C$1]) / ([.$C$2] - [.$C$1]))" office:value-type="float" office:value="0.285948568350365" calcext:value-type="float">
            <text:p>0.285948568350365</text:p>
          </table:table-cell>
          <table:table-cell table:number-columns-repeated="16"/>
        </table:table-row>
        <table:table-row table:style-name="ro1">
          <table:table-cell office:value-type="float" office:value="49186.3338669074" calcext:value-type="float">
            <text:p>49186.3338669074</text:p>
          </table:table-cell>
          <table:table-cell table:number-columns-repeated="3"/>
          <table:table-cell table:formula="of:=[.$C$4] + ([.$C$5] - [.$C$4]) * (([.A2697] - [.$C$1]) / ([.$C$2] - [.$C$1]))" office:value-type="float" office:value="0.30635226848985" calcext:value-type="float">
            <text:p>0.30635226848985</text:p>
          </table:table-cell>
          <table:table-cell table:number-columns-repeated="16"/>
        </table:table-row>
        <table:table-row table:style-name="ro1">
          <table:table-cell office:value-type="float" office:value="52146.0033853347" calcext:value-type="float">
            <text:p>52146.0033853347</text:p>
          </table:table-cell>
          <table:table-cell table:number-columns-repeated="3"/>
          <table:table-cell table:formula="of:=[.$C$4] + ([.$C$5] - [.$C$4]) * (([.A2698] - [.$C$1]) / ([.$C$2] - [.$C$1]))" office:value-type="float" office:value="0.354979931269766" calcext:value-type="float">
            <text:p>0.354979931269766</text:p>
          </table:table-cell>
          <table:table-cell table:number-columns-repeated="16"/>
        </table:table-row>
        <table:table-row table:style-name="ro1">
          <table:table-cell office:value-type="float" office:value="51598.1437142228" calcext:value-type="float">
            <text:p>51598.1437142228</text:p>
          </table:table-cell>
          <table:table-cell table:number-columns-repeated="3"/>
          <table:table-cell table:formula="of:=[.$C$4] + ([.$C$5] - [.$C$4]) * (([.A2699] - [.$C$1]) / ([.$C$2] - [.$C$1]))" office:value-type="float" office:value="0.345978542712134" calcext:value-type="float">
            <text:p>0.345978542712134</text:p>
          </table:table-cell>
          <table:table-cell table:number-columns-repeated="16"/>
        </table:table-row>
        <table:table-row table:style-name="ro1">
          <table:table-cell office:value-type="float" office:value="55917.0391830706" calcext:value-type="float">
            <text:p>55917.0391830706</text:p>
          </table:table-cell>
          <table:table-cell table:number-columns-repeated="3"/>
          <table:table-cell table:formula="of:=[.$C$4] + ([.$C$5] - [.$C$4]) * (([.A2700] - [.$C$1]) / ([.$C$2] - [.$C$1]))" office:value-type="float" office:value="0.416938422230182" calcext:value-type="float">
            <text:p>0.416938422230182</text:p>
          </table:table-cell>
          <table:table-cell table:number-columns-repeated="16"/>
        </table:table-row>
        <table:table-row table:style-name="ro1">
          <table:table-cell office:value-type="float" office:value="55913.3514450919" calcext:value-type="float">
            <text:p>55913.3514450919</text:p>
          </table:table-cell>
          <table:table-cell table:number-columns-repeated="3"/>
          <table:table-cell table:formula="of:=[.$C$4] + ([.$C$5] - [.$C$4]) * (([.A2701] - [.$C$1]) / ([.$C$2] - [.$C$1]))" office:value-type="float" office:value="0.416877832330623" calcext:value-type="float">
            <text:p>0.416877832330623</text:p>
          </table:table-cell>
          <table:table-cell table:number-columns-repeated="16"/>
        </table:table-row>
        <table:table-row table:style-name="ro1">
          <table:table-cell office:value-type="float" office:value="57453.3580092292" calcext:value-type="float">
            <text:p>57453.3580092292</text:p>
          </table:table-cell>
          <table:table-cell table:number-columns-repeated="3"/>
          <table:table-cell table:formula="of:=[.$C$4] + ([.$C$5] - [.$C$4]) * (([.A2702] - [.$C$1]) / ([.$C$2] - [.$C$1]))" office:value-type="float" office:value="0.442180292424046" calcext:value-type="float">
            <text:p>0.442180292424046</text:p>
          </table:table-cell>
          <table:table-cell table:number-columns-repeated="16"/>
        </table:table-row>
        <table:table-row table:style-name="ro1">
          <table:table-cell office:value-type="float" office:value="54124.5390943883" calcext:value-type="float">
            <text:p>54124.5390943883</text:p>
          </table:table-cell>
          <table:table-cell table:number-columns-repeated="3"/>
          <table:table-cell table:formula="of:=[.$C$4] + ([.$C$5] - [.$C$4]) * (([.A2703] - [.$C$1]) / ([.$C$2] - [.$C$1]))" office:value-type="float" office:value="0.387487468567041" calcext:value-type="float">
            <text:p>0.387487468567041</text:p>
          </table:table-cell>
          <table:table-cell table:number-columns-repeated="16"/>
        </table:table-row>
        <table:table-row table:style-name="ro1">
          <table:table-cell office:value-type="float" office:value="48923.0350805835" calcext:value-type="float">
            <text:p>48923.0350805835</text:p>
          </table:table-cell>
          <table:table-cell table:number-columns-repeated="3"/>
          <table:table-cell table:formula="of:=[.$C$4] + ([.$C$5] - [.$C$4]) * (([.A2704] - [.$C$1]) / ([.$C$2] - [.$C$1]))" office:value-type="float" office:value="0.302026243400899" calcext:value-type="float">
            <text:p>0.302026243400899</text:p>
          </table:table-cell>
          <table:table-cell table:number-columns-repeated="16"/>
        </table:table-row>
        <table:table-row table:style-name="ro1">
          <table:table-cell office:value-type="float" office:value="49746.6516311104" calcext:value-type="float">
            <text:p>49746.6516311104</text:p>
          </table:table-cell>
          <table:table-cell table:number-columns-repeated="3"/>
          <table:table-cell table:formula="of:=[.$C$4] + ([.$C$5] - [.$C$4]) * (([.A2705] - [.$C$1]) / ([.$C$2] - [.$C$1]))" office:value-type="float" office:value="0.315558344748573" calcext:value-type="float">
            <text:p>0.315558344748573</text:p>
          </table:table-cell>
          <table:table-cell table:number-columns-repeated="16"/>
        </table:table-row>
        <table:table-row table:style-name="ro1">
          <table:table-cell office:value-type="float" office:value="47135.5517277445" calcext:value-type="float">
            <text:p>47135.5517277445</text:p>
          </table:table-cell>
          <table:table-cell table:number-columns-repeated="3"/>
          <table:table-cell table:formula="of:=[.$C$4] + ([.$C$5] - [.$C$4]) * (([.A2706] - [.$C$1]) / ([.$C$2] - [.$C$1]))" office:value-type="float" office:value="0.272657715203616" calcext:value-type="float">
            <text:p>0.272657715203616</text:p>
          </table:table-cell>
          <table:table-cell table:number-columns-repeated="16"/>
        </table:table-row>
        <table:table-row table:style-name="ro1">
          <table:table-cell office:value-type="float" office:value="46326.8240662604" calcext:value-type="float">
            <text:p>46326.8240662604</text:p>
          </table:table-cell>
          <table:table-cell table:number-columns-repeated="3"/>
          <table:table-cell table:formula="of:=[.$C$4] + ([.$C$5] - [.$C$4]) * (([.A2707] - [.$C$1]) / ([.$C$2] - [.$C$1]))" office:value-type="float" office:value="0.259370239774827" calcext:value-type="float">
            <text:p>0.259370239774827</text:p>
          </table:table-cell>
          <table:table-cell table:number-columns-repeated="16"/>
        </table:table-row>
        <table:table-row table:style-name="ro1">
          <table:table-cell office:value-type="float" office:value="46204.0585644331" calcext:value-type="float">
            <text:p>46204.0585644331</text:p>
          </table:table-cell>
          <table:table-cell table:number-columns-repeated="3"/>
          <table:table-cell table:formula="of:=[.$C$4] + ([.$C$5] - [.$C$4]) * (([.A2708] - [.$C$1]) / ([.$C$2] - [.$C$1]))" office:value-type="float" office:value="0.257353190443239" calcext:value-type="float">
            <text:p>0.257353190443239</text:p>
          </table:table-cell>
          <table:table-cell table:number-columns-repeated="16"/>
        </table:table-row>
        <table:table-row table:style-name="ro1">
          <table:table-cell office:value-type="float" office:value="45234.3687569565" calcext:value-type="float">
            <text:p>45234.3687569565</text:p>
          </table:table-cell>
          <table:table-cell table:number-columns-repeated="3"/>
          <table:table-cell table:formula="of:=[.$C$4] + ([.$C$5] - [.$C$4]) * (([.A2709] - [.$C$1]) / ([.$C$2] - [.$C$1]))" office:value-type="float" office:value="0.241421091043117" calcext:value-type="float">
            <text:p>0.241421091043117</text:p>
          </table:table-cell>
          <table:table-cell table:number-columns-repeated="16"/>
        </table:table-row>
        <table:table-row table:style-name="ro1">
          <table:table-cell office:value-type="float" office:value="49636.0214648134" calcext:value-type="float">
            <text:p>49636.0214648134</text:p>
          </table:table-cell>
          <table:table-cell table:number-columns-repeated="3"/>
          <table:table-cell table:formula="of:=[.$C$4] + ([.$C$5] - [.$C$4]) * (([.A2710] - [.$C$1]) / ([.$C$2] - [.$C$1]))" office:value-type="float" office:value="0.313740680179444" calcext:value-type="float">
            <text:p>0.313740680179444</text:p>
          </table:table-cell>
          <table:table-cell table:number-columns-repeated="16"/>
        </table:table-row>
        <table:table-row table:style-name="ro1">
          <table:table-cell office:value-type="float" office:value="48526.9903619638" calcext:value-type="float">
            <text:p>48526.9903619638</text:p>
          </table:table-cell>
          <table:table-cell table:number-columns-repeated="3"/>
          <table:table-cell table:formula="of:=[.$C$4] + ([.$C$5] - [.$C$4]) * (([.A2711] - [.$C$1]) / ([.$C$2] - [.$C$1]))" office:value-type="float" office:value="0.295519189521099" calcext:value-type="float">
            <text:p>0.295519189521099</text:p>
          </table:table-cell>
          <table:table-cell table:number-columns-repeated="16"/>
        </table:table-row>
        <table:table-row table:style-name="ro1">
          <table:table-cell office:value-type="float" office:value="50433.43614725" calcext:value-type="float">
            <text:p>50433.43614725</text:p>
          </table:table-cell>
          <table:table-cell table:number-columns-repeated="3"/>
          <table:table-cell table:formula="of:=[.$C$4] + ([.$C$5] - [.$C$4]) * (([.A2712] - [.$C$1]) / ([.$C$2] - [.$C$1]))" office:value-type="float" office:value="0.326842282244084" calcext:value-type="float">
            <text:p>0.326842282244084</text:p>
          </table:table-cell>
          <table:table-cell table:number-columns-repeated="16"/>
        </table:table-row>
        <table:table-row table:style-name="ro1">
          <table:table-cell office:value-type="float" office:value="48404.2136268243" calcext:value-type="float">
            <text:p>48404.2136268243</text:p>
          </table:table-cell>
          <table:table-cell table:number-columns-repeated="3"/>
          <table:table-cell table:formula="of:=[.$C$4] + ([.$C$5] - [.$C$4]) * (([.A2713] - [.$C$1]) / ([.$C$2] - [.$C$1]))" office:value-type="float" office:value="0.293501955625081" calcext:value-type="float">
            <text:p>0.293501955625081</text:p>
          </table:table-cell>
          <table:table-cell table:number-columns-repeated="16"/>
        </table:table-row>
        <table:table-row table:style-name="ro1">
          <table:table-cell office:value-type="float" office:value="48791.7905089441" calcext:value-type="float">
            <text:p>48791.7905089441</text:p>
          </table:table-cell>
          <table:table-cell table:number-columns-repeated="3"/>
          <table:table-cell table:formula="of:=[.$C$4] + ([.$C$5] - [.$C$4]) * (([.A2714] - [.$C$1]) / ([.$C$2] - [.$C$1]))" office:value-type="float" office:value="0.299869882114059" calcext:value-type="float">
            <text:p>0.299869882114059</text:p>
          </table:table-cell>
          <table:table-cell table:number-columns-repeated="16"/>
        </table:table-row>
        <table:table-row table:style-name="ro1">
          <table:table-cell office:value-type="float" office:value="48887.566413132" calcext:value-type="float">
            <text:p>48887.566413132</text:p>
          </table:table-cell>
          <table:table-cell table:number-columns-repeated="3"/>
          <table:table-cell table:formula="of:=[.$C$4] + ([.$C$5] - [.$C$4]) * (([.A2715] - [.$C$1]) / ([.$C$2] - [.$C$1]))" office:value-type="float" office:value="0.301443489688247" calcext:value-type="float">
            <text:p>0.301443489688247</text:p>
          </table:table-cell>
          <table:table-cell table:number-columns-repeated="16"/>
        </table:table-row>
        <table:table-row table:style-name="ro1">
          <table:table-cell office:value-type="float" office:value="50948.8807074493" calcext:value-type="float">
            <text:p>50948.8807074493</text:p>
          </table:table-cell>
          <table:table-cell table:number-columns-repeated="3"/>
          <table:table-cell table:formula="of:=[.$C$4] + ([.$C$5] - [.$C$4]) * (([.A2716] - [.$C$1]) / ([.$C$2] - [.$C$1]))" office:value-type="float" office:value="0.335311087324874" calcext:value-type="float">
            <text:p>0.335311087324874</text:p>
          </table:table-cell>
          <table:table-cell table:number-columns-repeated="16"/>
        </table:table-row>
        <table:table-row table:style-name="ro1">
          <table:table-cell office:value-type="float" office:value="52360.7481633466" calcext:value-type="float">
            <text:p>52360.7481633466</text:p>
          </table:table-cell>
          <table:table-cell table:number-columns-repeated="3"/>
          <table:table-cell table:formula="of:=[.$C$4] + ([.$C$5] - [.$C$4]) * (([.A2717] - [.$C$1]) / ([.$C$2] - [.$C$1]))" office:value-type="float" office:value="0.358508209202115" calcext:value-type="float">
            <text:p>0.358508209202115</text:p>
          </table:table-cell>
          <table:table-cell table:number-columns-repeated="16"/>
        </table:table-row>
        <table:table-row table:style-name="ro1">
          <table:table-cell office:value-type="float" office:value="54924.6865322271" calcext:value-type="float">
            <text:p>54924.6865322271</text:p>
          </table:table-cell>
          <table:table-cell table:number-columns-repeated="3"/>
          <table:table-cell table:formula="of:=[.$C$4] + ([.$C$5] - [.$C$4]) * (([.A2718] - [.$C$1]) / ([.$C$2] - [.$C$1]))" office:value-type="float" office:value="0.400633970073099" calcext:value-type="float">
            <text:p>0.400633970073099</text:p>
          </table:table-cell>
          <table:table-cell table:number-columns-repeated="16"/>
        </table:table-row>
        <table:table-row table:style-name="ro1">
          <table:table-cell office:value-type="float" office:value="55898.8648164963" calcext:value-type="float">
            <text:p>55898.8648164963</text:p>
          </table:table-cell>
          <table:table-cell table:number-columns-repeated="3"/>
          <table:table-cell table:formula="of:=[.$C$4] + ([.$C$5] - [.$C$4]) * (([.A2719] - [.$C$1]) / ([.$C$2] - [.$C$1]))" office:value-type="float" office:value="0.416639815590653" calcext:value-type="float">
            <text:p>0.416639815590653</text:p>
          </table:table-cell>
          <table:table-cell table:number-columns-repeated="16"/>
        </table:table-row>
        <table:table-row table:style-name="ro1">
          <table:table-cell office:value-type="float" office:value="57817.2702106193" calcext:value-type="float">
            <text:p>57817.2702106193</text:p>
          </table:table-cell>
          <table:table-cell table:number-columns-repeated="3"/>
          <table:table-cell table:formula="of:=[.$C$4] + ([.$C$5] - [.$C$4]) * (([.A2720] - [.$C$1]) / ([.$C$2] - [.$C$1]))" office:value-type="float" office:value="0.448159405869151" calcext:value-type="float">
            <text:p>0.448159405869151</text:p>
          </table:table-cell>
          <table:table-cell table:number-columns-repeated="16"/>
        </table:table-row>
        <table:table-row table:style-name="ro1">
          <table:table-cell office:value-type="float" office:value="57227.2334504064" calcext:value-type="float">
            <text:p>57227.2334504064</text:p>
          </table:table-cell>
          <table:table-cell table:number-columns-repeated="3"/>
          <table:table-cell table:formula="of:=[.$C$4] + ([.$C$5] - [.$C$4]) * (([.A2721] - [.$C$1]) / ([.$C$2] - [.$C$1]))" office:value-type="float" office:value="0.438465043567972" calcext:value-type="float">
            <text:p>0.438465043567972</text:p>
          </table:table-cell>
          <table:table-cell table:number-columns-repeated="16"/>
        </table:table-row>
        <table:table-row table:style-name="ro1">
          <table:table-cell office:value-type="float" office:value="60972.4912822272" calcext:value-type="float">
            <text:p>60972.4912822272</text:p>
          </table:table-cell>
          <table:table-cell table:number-columns-repeated="3"/>
          <table:table-cell table:formula="of:=[.$C$4] + ([.$C$5] - [.$C$4]) * (([.A2722] - [.$C$1]) / ([.$C$2] - [.$C$1]))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58962.4884645416" calcext:value-type="float">
            <text:p>58962.4884645416</text:p>
          </table:table-cell>
          <table:table-cell table:number-columns-repeated="3"/>
          <table:table-cell table:formula="of:=[.$C$4] + ([.$C$5] - [.$C$4]) * (([.A2723] - [.$C$1]) / ([.$C$2] - [.$C$1]))" office:value-type="float" office:value="0.466975454997072" calcext:value-type="float">
            <text:p>0.466975454997072</text:p>
          </table:table-cell>
          <table:table-cell table:number-columns-repeated="16"/>
        </table:table-row>
        <table:table-row table:style-name="ro1">
          <table:table-cell office:value-type="float" office:value="55668.6235320123" calcext:value-type="float">
            <text:p>55668.6235320123</text:p>
          </table:table-cell>
          <table:table-cell table:number-columns-repeated="3"/>
          <table:table-cell table:formula="of:=[.$C$4] + ([.$C$5] - [.$C$4]) * (([.A2724] - [.$C$1]) / ([.$C$2] - [.$C$1]))" office:value-type="float" office:value="0.412856928524988" calcext:value-type="float">
            <text:p>0.412856928524988</text:p>
          </table:table-cell>
          <table:table-cell table:number-columns-repeated="16"/>
        </table:table-row>
        <table:table-row table:style-name="ro1">
          <table:table-cell office:value-type="float" office:value="56908.5650181465" calcext:value-type="float">
            <text:p>56908.5650181465</text:p>
          </table:table-cell>
          <table:table-cell table:number-columns-repeated="3"/>
          <table:table-cell table:formula="of:=[.$C$4] + ([.$C$5] - [.$C$4]) * (([.A2725] - [.$C$1]) / ([.$C$2] - [.$C$1]))" office:value-type="float" office:value="0.433229289722464" calcext:value-type="float">
            <text:p>0.433229289722464</text:p>
          </table:table-cell>
          <table:table-cell table:number-columns-repeated="16"/>
        </table:table-row>
        <table:table-row table:style-name="ro1">
          <table:table-cell office:value-type="float" office:value="58883.0183569279" calcext:value-type="float">
            <text:p>58883.0183569279</text:p>
          </table:table-cell>
          <table:table-cell table:number-columns-repeated="3"/>
          <table:table-cell table:formula="of:=[.$C$4] + ([.$C$5] - [.$C$4]) * (([.A2726] - [.$C$1]) / ([.$C$2] - [.$C$1]))" office:value-type="float" office:value="0.465669753272584" calcext:value-type="float">
            <text:p>0.465669753272584</text:p>
          </table:table-cell>
          <table:table-cell table:number-columns-repeated="16"/>
        </table:table-row>
        <table:table-row table:style-name="ro1">
          <table:table-cell office:value-type="float" office:value="57661.4151760071" calcext:value-type="float">
            <text:p>57661.4151760071</text:p>
          </table:table-cell>
          <table:table-cell table:number-columns-repeated="3"/>
          <table:table-cell table:formula="of:=[.$C$4] + ([.$C$5] - [.$C$4]) * (([.A2727] - [.$C$1]) / ([.$C$2] - [.$C$1]))" office:value-type="float" office:value="0.445598692242684" calcext:value-type="float">
            <text:p>0.445598692242684</text:p>
          </table:table-cell>
          <table:table-cell table:number-columns-repeated="16"/>
        </table:table-row>
        <table:table-row table:style-name="ro1" table:number-rows-repeated="1045848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9:13:39.913496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3-20T15:01:36.121051026</meta:creation-date>
    <meta:generator>LibreOffice/7.0.5.2$MacOSX_X86_64 LibreOffice_project/64390860c6cd0aca4beafafcfd84613dd9dfb63a</meta:generator>
    <dc:date>2021-03-22T19:31:48.112204358</dc:date>
    <dc:creator>Todor Balabanov</dc:creator>
    <meta:editing-duration>PT3H13M17S</meta:editing-duration>
    <meta:editing-cycles>91</meta:editing-cycles>
    <meta:document-statistic meta:table-count="1" meta:cell-count="9012" meta:object-count="0"/>
  </office:meta>
</office:document-meta>
</file>